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1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9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0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1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ce22" style:family="table-cell" style:parent-style-name="Default" style:data-style-name="N0"/>
    <style:style style:name="ce2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7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9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udnosc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woj</text:p>
          </table:table-cell>
          <table:table-cell table:style-name="Default" office:value-type="string" calcext:value-type="string">
            <text:p>KOD</text:p>
          </table:table-cell>
          <table:table-cell office:value-type="string" calcext:value-type="string">
            <text:p>L2016</text:p>
          </table:table-cell>
          <table:table-cell office:value-type="string" calcext:value-type="string">
            <text:p>L2017</text:p>
          </table:table-cell>
          <table:table-cell office:value-type="string" calcext:value-type="string">
            <text:p>L2018</text:p>
          </table:table-cell>
          <table:table-cell office:value-type="string" calcext:value-type="string">
            <text:p>L2019</text:p>
          </table:table-cell>
          <table:table-cell office:value-type="string" calcext:value-type="string">
            <text:p>L2020</text:p>
          </table:table-cell>
          <table:table-cell office:value-type="string" calcext:value-type="string">
            <text:p>L2021</text:p>
          </table:table-cell>
          <table:table-cell table:number-columns-repeated="7"/>
        </table:table-row>
        <table:table-row table:style-name="ro1">
          <table:table-cell table:formula="of:=MID([.B2];1;2)" office:value-type="string" office:string-value="02" calcext:value-type="string">
            <text:p>02</text:p>
          </table:table-cell>
          <table:table-cell office:value-type="string" calcext:value-type="string">
            <text:p>0201</text:p>
          </table:table-cell>
          <table:table-cell office:value-type="float" office:value="90199" calcext:value-type="float">
            <text:p>90199</text:p>
          </table:table-cell>
          <table:table-cell office:value-type="float" office:value="90180" calcext:value-type="float">
            <text:p>90180</text:p>
          </table:table-cell>
          <table:table-cell office:value-type="float" office:value="90173" calcext:value-type="float">
            <text:p>90173</text:p>
          </table:table-cell>
          <table:table-cell office:value-type="float" office:value="90200" calcext:value-type="float">
            <text:p>90200</text:p>
          </table:table-cell>
          <table:table-cell office:value-type="float" office:value="90103" calcext:value-type="float">
            <text:p>90103</text:p>
          </table:table-cell>
          <table:table-cell office:value-type="float" office:value="89762" calcext:value-type="float">
            <text:p>89762</text:p>
          </table:table-cell>
          <table:table-cell table:number-columns-repeated="7"/>
        </table:table-row>
        <table:table-row table:style-name="ro1">
          <table:table-cell table:formula="of:=MID([.B3];1;2)" office:value-type="string" office:string-value="02" calcext:value-type="string">
            <text:p>02</text:p>
          </table:table-cell>
          <table:table-cell office:value-type="string" calcext:value-type="string">
            <text:p>0202</text:p>
          </table:table-cell>
          <table:table-cell office:value-type="float" office:value="103349" calcext:value-type="float">
            <text:p>103349</text:p>
          </table:table-cell>
          <table:table-cell office:value-type="float" office:value="102649" calcext:value-type="float">
            <text:p>102649</text:p>
          </table:table-cell>
          <table:table-cell office:value-type="float" office:value="102077" calcext:value-type="float">
            <text:p>102077</text:p>
          </table:table-cell>
          <table:table-cell office:value-type="float" office:value="101437" calcext:value-type="float">
            <text:p>101437</text:p>
          </table:table-cell>
          <table:table-cell office:value-type="float" office:value="100813" calcext:value-type="float">
            <text:p>100813</text:p>
          </table:table-cell>
          <table:table-cell office:value-type="float" office:value="99935" calcext:value-type="float">
            <text:p>99935</text:p>
          </table:table-cell>
          <table:table-cell table:number-columns-repeated="7"/>
        </table:table-row>
        <table:table-row table:style-name="ro1">
          <table:table-cell table:formula="of:=MID([.B4];1;2)" office:value-type="string" office:string-value="02" calcext:value-type="string">
            <text:p>02</text:p>
          </table:table-cell>
          <table:table-cell office:value-type="string" calcext:value-type="string">
            <text:p>0203</text:p>
          </table:table-cell>
          <table:table-cell office:value-type="float" office:value="90205" calcext:value-type="float">
            <text:p>90205</text:p>
          </table:table-cell>
          <table:table-cell office:value-type="float" office:value="89989" calcext:value-type="float">
            <text:p>89989</text:p>
          </table:table-cell>
          <table:table-cell office:value-type="float" office:value="89933" calcext:value-type="float">
            <text:p>89933</text:p>
          </table:table-cell>
          <table:table-cell office:value-type="float" office:value="89541" calcext:value-type="float">
            <text:p>89541</text:p>
          </table:table-cell>
          <table:table-cell office:value-type="float" office:value="89102" calcext:value-type="float">
            <text:p>89102</text:p>
          </table:table-cell>
          <table:table-cell office:value-type="float" office:value="88447" calcext:value-type="float">
            <text:p>88447</text:p>
          </table:table-cell>
          <table:table-cell table:number-columns-repeated="7"/>
        </table:table-row>
        <table:table-row table:style-name="ro1">
          <table:table-cell table:formula="of:=MID([.B5];1;2)" office:value-type="string" office:string-value="02" calcext:value-type="string">
            <text:p>02</text:p>
          </table:table-cell>
          <table:table-cell office:value-type="string" calcext:value-type="string">
            <text:p>0204</text:p>
          </table:table-cell>
          <table:table-cell office:value-type="float" office:value="35940" calcext:value-type="float">
            <text:p>35940</text:p>
          </table:table-cell>
          <table:table-cell office:value-type="float" office:value="35715" calcext:value-type="float">
            <text:p>35715</text:p>
          </table:table-cell>
          <table:table-cell office:value-type="float" office:value="35473" calcext:value-type="float">
            <text:p>35473</text:p>
          </table:table-cell>
          <table:table-cell office:value-type="float" office:value="35182" calcext:value-type="float">
            <text:p>35182</text:p>
          </table:table-cell>
          <table:table-cell office:value-type="float" office:value="34870" calcext:value-type="float">
            <text:p>34870</text:p>
          </table:table-cell>
          <table:table-cell office:value-type="float" office:value="34552" calcext:value-type="float">
            <text:p>34552</text:p>
          </table:table-cell>
          <table:table-cell table:number-columns-repeated="7"/>
        </table:table-row>
        <table:table-row table:style-name="ro1">
          <table:table-cell table:formula="of:=MID([.B6];1;2)" office:value-type="string" office:string-value="02" calcext:value-type="string">
            <text:p>02</text:p>
          </table:table-cell>
          <table:table-cell office:value-type="string" calcext:value-type="string">
            <text:p>0205</text:p>
          </table:table-cell>
          <table:table-cell office:value-type="float" office:value="51451" calcext:value-type="float">
            <text:p>51451</text:p>
          </table:table-cell>
          <table:table-cell office:value-type="float" office:value="51176" calcext:value-type="float">
            <text:p>51176</text:p>
          </table:table-cell>
          <table:table-cell office:value-type="float" office:value="50947" calcext:value-type="float">
            <text:p>50947</text:p>
          </table:table-cell>
          <table:table-cell office:value-type="float" office:value="50545" calcext:value-type="float">
            <text:p>50545</text:p>
          </table:table-cell>
          <table:table-cell office:value-type="float" office:value="50116" calcext:value-type="float">
            <text:p>50116</text:p>
          </table:table-cell>
          <table:table-cell office:value-type="float" office:value="49734" calcext:value-type="float">
            <text:p>49734</text:p>
          </table:table-cell>
          <table:table-cell table:number-columns-repeated="7"/>
        </table:table-row>
        <table:table-row table:style-name="ro1">
          <table:table-cell table:formula="of:=MID([.B7];1;2)" office:value-type="string" office:string-value="02" calcext:value-type="string">
            <text:p>02</text:p>
          </table:table-cell>
          <table:table-cell office:value-type="string" calcext:value-type="string">
            <text:p>0206</text:p>
          </table:table-cell>
          <table:table-cell office:value-type="float" office:value="64599" calcext:value-type="float">
            <text:p>64599</text:p>
          </table:table-cell>
          <table:table-cell office:value-type="float" office:value="64395" calcext:value-type="float">
            <text:p>64395</text:p>
          </table:table-cell>
          <table:table-cell office:value-type="float" office:value="64178" calcext:value-type="float">
            <text:p>64178</text:p>
          </table:table-cell>
          <table:table-cell office:value-type="float" office:value="63855" calcext:value-type="float">
            <text:p>63855</text:p>
          </table:table-cell>
          <table:table-cell office:value-type="float" office:value="63591" calcext:value-type="float">
            <text:p>63591</text:p>
          </table:table-cell>
          <table:table-cell office:value-type="float" office:value="42824" calcext:value-type="float">
            <text:p>42824</text:p>
          </table:table-cell>
          <table:table-cell table:number-columns-repeated="7"/>
        </table:table-row>
        <table:table-row table:style-name="ro1">
          <table:table-cell table:formula="of:=MID([.B8];1;2)" office:value-type="string" office:string-value="02" calcext:value-type="string">
            <text:p>02</text:p>
          </table:table-cell>
          <table:table-cell office:value-type="string" calcext:value-type="string">
            <text:p>0207</text:p>
          </table:table-cell>
          <table:table-cell office:value-type="float" office:value="44402" calcext:value-type="float">
            <text:p>44402</text:p>
          </table:table-cell>
          <table:table-cell office:value-type="float" office:value="44262" calcext:value-type="float">
            <text:p>44262</text:p>
          </table:table-cell>
          <table:table-cell office:value-type="float" office:value="43999" calcext:value-type="float">
            <text:p>43999</text:p>
          </table:table-cell>
          <table:table-cell office:value-type="float" office:value="43621" calcext:value-type="float">
            <text:p>43621</text:p>
          </table:table-cell>
          <table:table-cell office:value-type="float" office:value="43239" calcext:value-type="float">
            <text:p>43239</text:p>
          </table:table-cell>
          <table:table-cell office:value-type="float" office:value="63333" calcext:value-type="float">
            <text:p>63333</text:p>
          </table:table-cell>
          <table:table-cell table:number-columns-repeated="7"/>
        </table:table-row>
        <table:table-row table:style-name="ro1">
          <table:table-cell table:formula="of:=MID([.B9];1;2)" office:value-type="string" office:string-value="02" calcext:value-type="string">
            <text:p>02</text:p>
          </table:table-cell>
          <table:table-cell office:value-type="string" calcext:value-type="string">
            <text:p>0208</text:p>
          </table:table-cell>
          <table:table-cell office:value-type="float" office:value="162465" calcext:value-type="float">
            <text:p>162465</text:p>
          </table:table-cell>
          <table:table-cell office:value-type="float" office:value="161452" calcext:value-type="float">
            <text:p>161452</text:p>
          </table:table-cell>
          <table:table-cell office:value-type="float" office:value="160465" calcext:value-type="float">
            <text:p>160465</text:p>
          </table:table-cell>
          <table:table-cell office:value-type="float" office:value="159337" calcext:value-type="float">
            <text:p>159337</text:p>
          </table:table-cell>
          <table:table-cell office:value-type="float" office:value="157996" calcext:value-type="float">
            <text:p>157996</text:p>
          </table:table-cell>
          <table:table-cell office:value-type="float" office:value="156283" calcext:value-type="float">
            <text:p>156283</text:p>
          </table:table-cell>
          <table:table-cell table:number-columns-repeated="7"/>
        </table:table-row>
        <table:table-row table:style-name="ro1">
          <table:table-cell table:formula="of:=MID([.B10];1;2)" office:value-type="string" office:string-value="02" calcext:value-type="string">
            <text:p>02</text:p>
          </table:table-cell>
          <table:table-cell office:value-type="string" calcext:value-type="string">
            <text:p>0209</text:p>
          </table:table-cell>
          <table:table-cell office:value-type="float" office:value="55051" calcext:value-type="float">
            <text:p>55051</text:p>
          </table:table-cell>
          <table:table-cell office:value-type="float" office:value="55182" calcext:value-type="float">
            <text:p>55182</text:p>
          </table:table-cell>
          <table:table-cell office:value-type="float" office:value="55233" calcext:value-type="float">
            <text:p>55233</text:p>
          </table:table-cell>
          <table:table-cell office:value-type="float" office:value="55326" calcext:value-type="float">
            <text:p>55326</text:p>
          </table:table-cell>
          <table:table-cell office:value-type="float" office:value="55166" calcext:value-type="float">
            <text:p>55166</text:p>
          </table:table-cell>
          <table:table-cell office:value-type="float" office:value="55110" calcext:value-type="float">
            <text:p>55110</text:p>
          </table:table-cell>
          <table:table-cell table:number-columns-repeated="7"/>
        </table:table-row>
        <table:table-row table:style-name="ro1">
          <table:table-cell table:formula="of:=MID([.B11];1;2)" office:value-type="string" office:string-value="02" calcext:value-type="string">
            <text:p>02</text:p>
          </table:table-cell>
          <table:table-cell office:value-type="string" calcext:value-type="string">
            <text:p>0210</text:p>
          </table:table-cell>
          <table:table-cell office:value-type="float" office:value="55533" calcext:value-type="float">
            <text:p>55533</text:p>
          </table:table-cell>
          <table:table-cell office:value-type="float" office:value="55238" calcext:value-type="float">
            <text:p>55238</text:p>
          </table:table-cell>
          <table:table-cell office:value-type="float" office:value="54991" calcext:value-type="float">
            <text:p>54991</text:p>
          </table:table-cell>
          <table:table-cell office:value-type="float" office:value="54699" calcext:value-type="float">
            <text:p>54699</text:p>
          </table:table-cell>
          <table:table-cell office:value-type="float" office:value="54254" calcext:value-type="float">
            <text:p>54254</text:p>
          </table:table-cell>
          <table:table-cell office:value-type="float" office:value="53852" calcext:value-type="float">
            <text:p>53852</text:p>
          </table:table-cell>
          <table:table-cell table:number-columns-repeated="7"/>
        </table:table-row>
        <table:table-row table:style-name="ro1">
          <table:table-cell table:formula="of:=MID([.B12];1;2)" office:value-type="string" office:string-value="02" calcext:value-type="string">
            <text:p>02</text:p>
          </table:table-cell>
          <table:table-cell office:value-type="string" calcext:value-type="string">
            <text:p>0211</text:p>
          </table:table-cell>
          <table:table-cell office:value-type="float" office:value="106319" calcext:value-type="float">
            <text:p>106319</text:p>
          </table:table-cell>
          <table:table-cell office:value-type="float" office:value="106355" calcext:value-type="float">
            <text:p>106355</text:p>
          </table:table-cell>
          <table:table-cell office:value-type="float" office:value="106320" calcext:value-type="float">
            <text:p>106320</text:p>
          </table:table-cell>
          <table:table-cell office:value-type="float" office:value="106254" calcext:value-type="float">
            <text:p>106254</text:p>
          </table:table-cell>
          <table:table-cell office:value-type="float" office:value="106150" calcext:value-type="float">
            <text:p>106150</text:p>
          </table:table-cell>
          <table:table-cell office:value-type="float" office:value="105896" calcext:value-type="float">
            <text:p>105896</text:p>
          </table:table-cell>
          <table:table-cell table:number-columns-repeated="7"/>
        </table:table-row>
        <table:table-row table:style-name="ro1">
          <table:table-cell table:formula="of:=MID([.B13];1;2)" office:value-type="string" office:string-value="02" calcext:value-type="string">
            <text:p>02</text:p>
          </table:table-cell>
          <table:table-cell office:value-type="string" calcext:value-type="string">
            <text:p>0212</text:p>
          </table:table-cell>
          <table:table-cell office:value-type="float" office:value="46677" calcext:value-type="float">
            <text:p>46677</text:p>
          </table:table-cell>
          <table:table-cell office:value-type="float" office:value="46527" calcext:value-type="float">
            <text:p>46527</text:p>
          </table:table-cell>
          <table:table-cell office:value-type="float" office:value="46360" calcext:value-type="float">
            <text:p>46360</text:p>
          </table:table-cell>
          <table:table-cell office:value-type="float" office:value="46059" calcext:value-type="float">
            <text:p>46059</text:p>
          </table:table-cell>
          <table:table-cell office:value-type="float" office:value="45925" calcext:value-type="float">
            <text:p>45925</text:p>
          </table:table-cell>
          <table:table-cell office:value-type="float" office:value="45599" calcext:value-type="float">
            <text:p>45599</text:p>
          </table:table-cell>
          <table:table-cell table:number-columns-repeated="7"/>
        </table:table-row>
        <table:table-row table:style-name="ro1">
          <table:table-cell table:formula="of:=MID([.B14];1;2)" office:value-type="string" office:string-value="02" calcext:value-type="string">
            <text:p>02</text:p>
          </table:table-cell>
          <table:table-cell office:value-type="string" calcext:value-type="string">
            <text:p>0213</text:p>
          </table:table-cell>
          <table:table-cell office:value-type="float" office:value="37213" calcext:value-type="float">
            <text:p>37213</text:p>
          </table:table-cell>
          <table:table-cell office:value-type="float" office:value="37148" calcext:value-type="float">
            <text:p>37148</text:p>
          </table:table-cell>
          <table:table-cell office:value-type="float" office:value="37125" calcext:value-type="float">
            <text:p>37125</text:p>
          </table:table-cell>
          <table:table-cell office:value-type="float" office:value="37093" calcext:value-type="float">
            <text:p>37093</text:p>
          </table:table-cell>
          <table:table-cell office:value-type="float" office:value="36999" calcext:value-type="float">
            <text:p>36999</text:p>
          </table:table-cell>
          <table:table-cell office:value-type="float" office:value="36800" calcext:value-type="float">
            <text:p>36800</text:p>
          </table:table-cell>
          <table:table-cell table:number-columns-repeated="7"/>
        </table:table-row>
        <table:table-row table:style-name="ro1">
          <table:table-cell table:formula="of:=MID([.B15];1;2)" office:value-type="string" office:string-value="02" calcext:value-type="string">
            <text:p>02</text:p>
          </table:table-cell>
          <table:table-cell office:value-type="string" calcext:value-type="string">
            <text:p>0214</text:p>
          </table:table-cell>
          <table:table-cell office:value-type="float" office:value="106486" calcext:value-type="float">
            <text:p>106486</text:p>
          </table:table-cell>
          <table:table-cell office:value-type="float" office:value="106794" calcext:value-type="float">
            <text:p>106794</text:p>
          </table:table-cell>
          <table:table-cell office:value-type="float" office:value="106907" calcext:value-type="float">
            <text:p>106907</text:p>
          </table:table-cell>
          <table:table-cell office:value-type="float" office:value="107062" calcext:value-type="float">
            <text:p>107062</text:p>
          </table:table-cell>
          <table:table-cell office:value-type="float" office:value="107269" calcext:value-type="float">
            <text:p>107269</text:p>
          </table:table-cell>
          <table:table-cell office:value-type="float" office:value="107268" calcext:value-type="float">
            <text:p>107268</text:p>
          </table:table-cell>
          <table:table-cell table:number-columns-repeated="7"/>
        </table:table-row>
        <table:table-row table:style-name="ro1">
          <table:table-cell table:formula="of:=MID([.B16];1;2)" office:value-type="string" office:string-value="02" calcext:value-type="string">
            <text:p>02</text:p>
          </table:table-cell>
          <table:table-cell office:value-type="string" calcext:value-type="string">
            <text:p>0215</text:p>
          </table:table-cell>
          <table:table-cell office:value-type="float" office:value="76064" calcext:value-type="float">
            <text:p>76064</text:p>
          </table:table-cell>
          <table:table-cell office:value-type="float" office:value="76329" calcext:value-type="float">
            <text:p>76329</text:p>
          </table:table-cell>
          <table:table-cell office:value-type="float" office:value="76505" calcext:value-type="float">
            <text:p>76505</text:p>
          </table:table-cell>
          <table:table-cell office:value-type="float" office:value="76595" calcext:value-type="float">
            <text:p>76595</text:p>
          </table:table-cell>
          <table:table-cell office:value-type="float" office:value="76752" calcext:value-type="float">
            <text:p>76752</text:p>
          </table:table-cell>
          <table:table-cell office:value-type="float" office:value="76733" calcext:value-type="float">
            <text:p>76733</text:p>
          </table:table-cell>
          <table:table-cell table:number-columns-repeated="7"/>
        </table:table-row>
        <table:table-row table:style-name="ro1">
          <table:table-cell table:formula="of:=MID([.B17];1;2)" office:value-type="string" office:string-value="02" calcext:value-type="string">
            <text:p>02</text:p>
          </table:table-cell>
          <table:table-cell office:value-type="string" calcext:value-type="string">
            <text:p>0216</text:p>
          </table:table-cell>
          <table:table-cell office:value-type="float" office:value="63057" calcext:value-type="float">
            <text:p>63057</text:p>
          </table:table-cell>
          <table:table-cell office:value-type="float" office:value="63081" calcext:value-type="float">
            <text:p>63081</text:p>
          </table:table-cell>
          <table:table-cell office:value-type="float" office:value="63017" calcext:value-type="float">
            <text:p>63017</text:p>
          </table:table-cell>
          <table:table-cell office:value-type="float" office:value="62982" calcext:value-type="float">
            <text:p>62982</text:p>
          </table:table-cell>
          <table:table-cell office:value-type="float" office:value="63065" calcext:value-type="float">
            <text:p>63065</text:p>
          </table:table-cell>
          <table:table-cell office:value-type="float" office:value="62997" calcext:value-type="float">
            <text:p>62997</text:p>
          </table:table-cell>
          <table:table-cell table:number-columns-repeated="7"/>
        </table:table-row>
        <table:table-row table:style-name="ro1">
          <table:table-cell table:formula="of:=MID([.B18];1;2)" office:value-type="string" office:string-value="02" calcext:value-type="string">
            <text:p>02</text:p>
          </table:table-cell>
          <table:table-cell office:value-type="string" calcext:value-type="string">
            <text:p>0217</text:p>
          </table:table-cell>
          <table:table-cell office:value-type="float" office:value="44165" calcext:value-type="float">
            <text:p>44165</text:p>
          </table:table-cell>
          <table:table-cell office:value-type="float" office:value="44052" calcext:value-type="float">
            <text:p>44052</text:p>
          </table:table-cell>
          <table:table-cell office:value-type="float" office:value="44006" calcext:value-type="float">
            <text:p>44006</text:p>
          </table:table-cell>
          <table:table-cell office:value-type="float" office:value="43773" calcext:value-type="float">
            <text:p>43773</text:p>
          </table:table-cell>
          <table:table-cell office:value-type="float" office:value="43570" calcext:value-type="float">
            <text:p>43570</text:p>
          </table:table-cell>
          <table:table-cell office:value-type="float" office:value="43221" calcext:value-type="float">
            <text:p>43221</text:p>
          </table:table-cell>
          <table:table-cell table:number-columns-repeated="7"/>
        </table:table-row>
        <table:table-row table:style-name="ro1">
          <table:table-cell table:formula="of:=MID([.B19];1;2)" office:value-type="string" office:string-value="02" calcext:value-type="string">
            <text:p>02</text:p>
          </table:table-cell>
          <table:table-cell office:value-type="string" calcext:value-type="string">
            <text:p>0218</text:p>
          </table:table-cell>
          <table:table-cell office:value-type="float" office:value="52837" calcext:value-type="float">
            <text:p>52837</text:p>
          </table:table-cell>
          <table:table-cell office:value-type="float" office:value="53181" calcext:value-type="float">
            <text:p>53181</text:p>
          </table:table-cell>
          <table:table-cell office:value-type="float" office:value="53722" calcext:value-type="float">
            <text:p>53722</text:p>
          </table:table-cell>
          <table:table-cell office:value-type="float" office:value="54269" calcext:value-type="float">
            <text:p>54269</text:p>
          </table:table-cell>
          <table:table-cell office:value-type="float" office:value="55079" calcext:value-type="float">
            <text:p>55079</text:p>
          </table:table-cell>
          <table:table-cell office:value-type="float" office:value="55508" calcext:value-type="float">
            <text:p>55508</text:p>
          </table:table-cell>
          <table:table-cell table:number-columns-repeated="7"/>
        </table:table-row>
        <table:table-row table:style-name="ro1">
          <table:table-cell table:formula="of:=MID([.B20];1;2)" office:value-type="string" office:string-value="02" calcext:value-type="string">
            <text:p>02</text:p>
          </table:table-cell>
          <table:table-cell office:value-type="string" calcext:value-type="string">
            <text:p>0219</text:p>
          </table:table-cell>
          <table:table-cell office:value-type="float" office:value="159633" calcext:value-type="float">
            <text:p>159633</text:p>
          </table:table-cell>
          <table:table-cell office:value-type="float" office:value="158939" calcext:value-type="float">
            <text:p>158939</text:p>
          </table:table-cell>
          <table:table-cell office:value-type="float" office:value="158392" calcext:value-type="float">
            <text:p>158392</text:p>
          </table:table-cell>
          <table:table-cell office:value-type="float" office:value="157615" calcext:value-type="float">
            <text:p>157615</text:p>
          </table:table-cell>
          <table:table-cell office:value-type="float" office:value="156921" calcext:value-type="float">
            <text:p>156921</text:p>
          </table:table-cell>
          <table:table-cell office:value-type="float" office:value="156015" calcext:value-type="float">
            <text:p>156015</text:p>
          </table:table-cell>
          <table:table-cell table:number-columns-repeated="7"/>
        </table:table-row>
        <table:table-row table:style-name="ro1">
          <table:table-cell table:formula="of:=MID([.B21];1;2)" office:value-type="string" office:string-value="02" calcext:value-type="string">
            <text:p>02</text:p>
          </table:table-cell>
          <table:table-cell office:value-type="string" calcext:value-type="string">
            <text:p>0220</text:p>
          </table:table-cell>
          <table:table-cell office:value-type="float" office:value="83699" calcext:value-type="float">
            <text:p>83699</text:p>
          </table:table-cell>
          <table:table-cell office:value-type="float" office:value="84063" calcext:value-type="float">
            <text:p>84063</text:p>
          </table:table-cell>
          <table:table-cell office:value-type="float" office:value="84495" calcext:value-type="float">
            <text:p>84495</text:p>
          </table:table-cell>
          <table:table-cell office:value-type="float" office:value="84886" calcext:value-type="float">
            <text:p>84886</text:p>
          </table:table-cell>
          <table:table-cell office:value-type="float" office:value="85253" calcext:value-type="float">
            <text:p>85253</text:p>
          </table:table-cell>
          <table:table-cell office:value-type="float" office:value="85226" calcext:value-type="float">
            <text:p>85226</text:p>
          </table:table-cell>
          <table:table-cell table:number-columns-repeated="7"/>
        </table:table-row>
        <table:table-row table:style-name="ro1">
          <table:table-cell table:formula="of:=MID([.B22];1;2)" office:value-type="string" office:string-value="02" calcext:value-type="string">
            <text:p>02</text:p>
          </table:table-cell>
          <table:table-cell office:value-type="string" calcext:value-type="string">
            <text:p>0221</text:p>
          </table:table-cell>
          <table:table-cell office:value-type="float" office:value="57023" calcext:value-type="float">
            <text:p>57023</text:p>
          </table:table-cell>
          <table:table-cell office:value-type="float" office:value="56788" calcext:value-type="float">
            <text:p>56788</text:p>
          </table:table-cell>
          <table:table-cell office:value-type="float" office:value="56446" calcext:value-type="float">
            <text:p>56446</text:p>
          </table:table-cell>
          <table:table-cell office:value-type="float" office:value="56004" calcext:value-type="float">
            <text:p>56004</text:p>
          </table:table-cell>
          <table:table-cell office:value-type="float" office:value="55611" calcext:value-type="float">
            <text:p>55611</text:p>
          </table:table-cell>
          <table:table-cell office:value-type="float" office:value="55107" calcext:value-type="float">
            <text:p>55107</text:p>
          </table:table-cell>
          <table:table-cell table:number-columns-repeated="7"/>
        </table:table-row>
        <table:table-row table:style-name="ro1">
          <table:table-cell table:formula="of:=MID([.B23];1;2)" office:value-type="string" office:string-value="02" calcext:value-type="string">
            <text:p>02</text:p>
          </table:table-cell>
          <table:table-cell office:value-type="string" calcext:value-type="string">
            <text:p>0222</text:p>
          </table:table-cell>
          <table:table-cell office:value-type="float" office:value="47194" calcext:value-type="float">
            <text:p>47194</text:p>
          </table:table-cell>
          <table:table-cell office:value-type="float" office:value="47137" calcext:value-type="float">
            <text:p>47137</text:p>
          </table:table-cell>
          <table:table-cell office:value-type="float" office:value="47124" calcext:value-type="float">
            <text:p>47124</text:p>
          </table:table-cell>
          <table:table-cell office:value-type="float" office:value="47056" calcext:value-type="float">
            <text:p>47056</text:p>
          </table:table-cell>
          <table:table-cell office:value-type="float" office:value="46818" calcext:value-type="float">
            <text:p>46818</text:p>
          </table:table-cell>
          <table:table-cell office:value-type="float" office:value="46623" calcext:value-type="float">
            <text:p>46623</text:p>
          </table:table-cell>
          <table:table-cell table:number-columns-repeated="7"/>
        </table:table-row>
        <table:table-row table:style-name="ro1">
          <table:table-cell table:formula="of:=MID([.B24];1;2)" office:value-type="string" office:string-value="02" calcext:value-type="string">
            <text:p>02</text:p>
          </table:table-cell>
          <table:table-cell office:value-type="string" calcext:value-type="string">
            <text:p>0223</text:p>
          </table:table-cell>
          <table:table-cell office:value-type="float" office:value="134145" calcext:value-type="float">
            <text:p>134145</text:p>
          </table:table-cell>
          <table:table-cell office:value-type="float" office:value="137419" calcext:value-type="float">
            <text:p>137419</text:p>
          </table:table-cell>
          <table:table-cell office:value-type="float" office:value="141337" calcext:value-type="float">
            <text:p>141337</text:p>
          </table:table-cell>
          <table:table-cell office:value-type="float" office:value="146060" calcext:value-type="float">
            <text:p>146060</text:p>
          </table:table-cell>
          <table:table-cell office:value-type="float" office:value="151385" calcext:value-type="float">
            <text:p>151385</text:p>
          </table:table-cell>
          <table:table-cell office:value-type="float" office:value="156322" calcext:value-type="float">
            <text:p>156322</text:p>
          </table:table-cell>
          <table:table-cell table:number-columns-repeated="7"/>
        </table:table-row>
        <table:table-row table:style-name="ro1">
          <table:table-cell table:formula="of:=MID([.B25];1;2)" office:value-type="string" office:string-value="02" calcext:value-type="string">
            <text:p>02</text:p>
          </table:table-cell>
          <table:table-cell office:value-type="string" calcext:value-type="string">
            <text:p>0224</text:p>
          </table:table-cell>
          <table:table-cell office:value-type="float" office:value="66971" calcext:value-type="float">
            <text:p>66971</text:p>
          </table:table-cell>
          <table:table-cell office:value-type="float" office:value="66527" calcext:value-type="float">
            <text:p>66527</text:p>
          </table:table-cell>
          <table:table-cell office:value-type="float" office:value="66009" calcext:value-type="float">
            <text:p>66009</text:p>
          </table:table-cell>
          <table:table-cell office:value-type="float" office:value="65428" calcext:value-type="float">
            <text:p>65428</text:p>
          </table:table-cell>
          <table:table-cell office:value-type="float" office:value="64802" calcext:value-type="float">
            <text:p>64802</text:p>
          </table:table-cell>
          <table:table-cell office:value-type="float" office:value="64080" calcext:value-type="float">
            <text:p>64080</text:p>
          </table:table-cell>
          <table:table-cell table:number-columns-repeated="7"/>
        </table:table-row>
        <table:table-row table:style-name="ro1">
          <table:table-cell table:formula="of:=MID([.B26];1;2)" office:value-type="string" office:string-value="02" calcext:value-type="string">
            <text:p>02</text:p>
          </table:table-cell>
          <table:table-cell office:value-type="string" calcext:value-type="string">
            <text:p>0225</text:p>
          </table:table-cell>
          <table:table-cell office:value-type="float" office:value="91815" calcext:value-type="float">
            <text:p>91815</text:p>
          </table:table-cell>
          <table:table-cell office:value-type="float" office:value="91258" calcext:value-type="float">
            <text:p>91258</text:p>
          </table:table-cell>
          <table:table-cell office:value-type="float" office:value="90584" calcext:value-type="float">
            <text:p>90584</text:p>
          </table:table-cell>
          <table:table-cell office:value-type="float" office:value="90003" calcext:value-type="float">
            <text:p>90003</text:p>
          </table:table-cell>
          <table:table-cell office:value-type="float" office:value="89188" calcext:value-type="float">
            <text:p>89188</text:p>
          </table:table-cell>
          <table:table-cell office:value-type="float" office:value="88386" calcext:value-type="float">
            <text:p>88386</text:p>
          </table:table-cell>
          <table:table-cell table:number-columns-repeated="7"/>
        </table:table-row>
        <table:table-row table:style-name="ro1">
          <table:table-cell table:formula="of:=MID([.B27];1;2)" office:value-type="string" office:string-value="02" calcext:value-type="string">
            <text:p>02</text:p>
          </table:table-cell>
          <table:table-cell office:value-type="string" calcext:value-type="string">
            <text:p>0226</text:p>
          </table:table-cell>
          <table:table-cell office:value-type="float" office:value="44598" calcext:value-type="float">
            <text:p>44598</text:p>
          </table:table-cell>
          <table:table-cell office:value-type="float" office:value="44381" calcext:value-type="float">
            <text:p>44381</text:p>
          </table:table-cell>
          <table:table-cell office:value-type="float" office:value="44126" calcext:value-type="float">
            <text:p>44126</text:p>
          </table:table-cell>
          <table:table-cell office:value-type="float" office:value="43869" calcext:value-type="float">
            <text:p>43869</text:p>
          </table:table-cell>
          <table:table-cell office:value-type="float" office:value="43490" calcext:value-type="float">
            <text:p>43490</text:p>
          </table:table-cell>
          <table:table-cell office:value-type="float" office:value="43038" calcext:value-type="float">
            <text:p>43038</text:p>
          </table:table-cell>
          <table:table-cell table:number-columns-repeated="7"/>
        </table:table-row>
        <table:table-row table:style-name="ro1">
          <table:table-cell table:formula="of:=MID([.B28];1;2)" office:value-type="string" office:string-value="02" calcext:value-type="string">
            <text:p>02</text:p>
          </table:table-cell>
          <table:table-cell office:value-type="string" calcext:value-type="string">
            <text:p>0261</text:p>
          </table:table-cell>
          <table:table-cell office:value-type="float" office:value="81010" calcext:value-type="float">
            <text:p>81010</text:p>
          </table:table-cell>
          <table:table-cell office:value-type="float" office:value="80524" calcext:value-type="float">
            <text:p>80524</text:p>
          </table:table-cell>
          <table:table-cell office:value-type="float" office:value="80072" calcext:value-type="float">
            <text:p>80072</text:p>
          </table:table-cell>
          <table:table-cell office:value-type="float" office:value="79480" calcext:value-type="float">
            <text:p>79480</text:p>
          </table:table-cell>
          <table:table-cell office:value-type="float" office:value="79061" calcext:value-type="float">
            <text:p>79061</text:p>
          </table:table-cell>
          <table:table-cell office:value-type="float" office:value="78335" calcext:value-type="float">
            <text:p>78335</text:p>
          </table:table-cell>
          <table:table-cell table:number-columns-repeated="7"/>
        </table:table-row>
        <table:table-row table:style-name="ro1">
          <table:table-cell table:formula="of:=MID([.B29];1;2)" office:value-type="string" office:string-value="02" calcext:value-type="string">
            <text:p>02</text:p>
          </table:table-cell>
          <table:table-cell office:value-type="string" calcext:value-type="string">
            <text:p>0262</text:p>
          </table:table-cell>
          <table:table-cell office:value-type="float" office:value="100886" calcext:value-type="float">
            <text:p>100886</text:p>
          </table:table-cell>
          <table:table-cell office:value-type="float" office:value="100718" calcext:value-type="float">
            <text:p>100718</text:p>
          </table:table-cell>
          <table:table-cell office:value-type="float" office:value="100324" calcext:value-type="float">
            <text:p>100324</text:p>
          </table:table-cell>
          <table:table-cell office:value-type="float" office:value="99752" calcext:value-type="float">
            <text:p>99752</text:p>
          </table:table-cell>
          <table:table-cell office:value-type="float" office:value="99350" calcext:value-type="float">
            <text:p>99350</text:p>
          </table:table-cell>
          <table:table-cell office:value-type="float" office:value="98436" calcext:value-type="float">
            <text:p>98436</text:p>
          </table:table-cell>
          <table:table-cell table:number-columns-repeated="7"/>
        </table:table-row>
        <table:table-row table:style-name="ro1">
          <table:table-cell table:formula="of:=MID([.B30];1;2)" office:value-type="string" office:string-value="02" calcext:value-type="string">
            <text:p>02</text:p>
          </table:table-cell>
          <table:table-cell office:value-type="string" calcext:value-type="string">
            <text:p>0265</text:p>
          </table:table-cell>
          <table:table-cell office:value-type="float" office:value="115453" calcext:value-type="float">
            <text:p>115453</text:p>
          </table:table-cell>
          <table:table-cell office:value-type="float" office:value="114568" calcext:value-type="float">
            <text:p>114568</text:p>
          </table:table-cell>
          <table:table-cell office:value-type="float" office:value="113621" calcext:value-type="float">
            <text:p>113621</text:p>
          </table:table-cell>
          <table:table-cell office:value-type="float" office:value="112594" calcext:value-type="float">
            <text:p>112594</text:p>
          </table:table-cell>
          <table:table-cell office:value-type="float" office:value="111356" calcext:value-type="float">
            <text:p>111356</text:p>
          </table:table-cell>
          <table:table-cell office:value-type="float" office:value="109971" calcext:value-type="float">
            <text:p>109971</text:p>
          </table:table-cell>
          <table:table-cell table:number-columns-repeated="7"/>
        </table:table-row>
        <table:table-row table:style-name="ro1">
          <table:table-cell table:formula="of:=MID([.B31];1;2)" office:value-type="string" office:string-value="02" calcext:value-type="string">
            <text:p>02</text:p>
          </table:table-cell>
          <table:table-cell office:value-type="string" calcext:value-type="string">
            <text:p>0264</text:p>
          </table:table-cell>
          <table:table-cell office:value-type="float" office:value="635759" calcext:value-type="float">
            <text:p>635759</text:p>
          </table:table-cell>
          <table:table-cell office:value-type="float" office:value="637683" calcext:value-type="float">
            <text:p>637683</text:p>
          </table:table-cell>
          <table:table-cell office:value-type="float" office:value="638586" calcext:value-type="float">
            <text:p>638586</text:p>
          </table:table-cell>
          <table:table-cell office:value-type="float" office:value="640648" calcext:value-type="float">
            <text:p>640648</text:p>
          </table:table-cell>
          <table:table-cell office:value-type="float" office:value="642869" calcext:value-type="float">
            <text:p>642869</text:p>
          </table:table-cell>
          <table:table-cell office:value-type="float" office:value="641928" calcext:value-type="float">
            <text:p>641928</text:p>
          </table:table-cell>
          <table:table-cell table:number-columns-repeated="7"/>
        </table:table-row>
        <table:table-row table:style-name="ro1">
          <table:table-cell table:formula="of:=MID([.B32];1;2)" office:value-type="string" office:string-value="04" calcext:value-type="string">
            <text:p>04</text:p>
          </table:table-cell>
          <table:table-cell office:value-type="string" calcext:value-type="string">
            <text:p>0401</text:p>
          </table:table-cell>
          <table:table-cell office:value-type="float" office:value="55573" calcext:value-type="float">
            <text:p>55573</text:p>
          </table:table-cell>
          <table:table-cell office:value-type="float" office:value="55347" calcext:value-type="float">
            <text:p>55347</text:p>
          </table:table-cell>
          <table:table-cell office:value-type="float" office:value="55337" calcext:value-type="float">
            <text:p>55337</text:p>
          </table:table-cell>
          <table:table-cell office:value-type="float" office:value="55274" calcext:value-type="float">
            <text:p>55274</text:p>
          </table:table-cell>
          <table:table-cell office:value-type="float" office:value="55066" calcext:value-type="float">
            <text:p>55066</text:p>
          </table:table-cell>
          <table:table-cell office:value-type="float" office:value="54891" calcext:value-type="float">
            <text:p>54891</text:p>
          </table:table-cell>
          <table:table-cell table:number-columns-repeated="7"/>
        </table:table-row>
        <table:table-row table:style-name="ro1">
          <table:table-cell table:formula="of:=MID([.B33];1;2)" office:value-type="string" office:string-value="04" calcext:value-type="string">
            <text:p>04</text:p>
          </table:table-cell>
          <table:table-cell office:value-type="string" calcext:value-type="string">
            <text:p>0402</text:p>
          </table:table-cell>
          <table:table-cell office:value-type="float" office:value="78431" calcext:value-type="float">
            <text:p>78431</text:p>
          </table:table-cell>
          <table:table-cell office:value-type="float" office:value="78630" calcext:value-type="float">
            <text:p>78630</text:p>
          </table:table-cell>
          <table:table-cell office:value-type="float" office:value="78879" calcext:value-type="float">
            <text:p>78879</text:p>
          </table:table-cell>
          <table:table-cell office:value-type="float" office:value="78898" calcext:value-type="float">
            <text:p>78898</text:p>
          </table:table-cell>
          <table:table-cell office:value-type="float" office:value="79097" calcext:value-type="float">
            <text:p>79097</text:p>
          </table:table-cell>
          <table:table-cell office:value-type="float" office:value="79023" calcext:value-type="float">
            <text:p>79023</text:p>
          </table:table-cell>
          <table:table-cell table:number-columns-repeated="7"/>
        </table:table-row>
        <table:table-row table:style-name="ro1">
          <table:table-cell table:formula="of:=MID([.B34];1;2)" office:value-type="string" office:string-value="04" calcext:value-type="string">
            <text:p>04</text:p>
          </table:table-cell>
          <table:table-cell office:value-type="string" calcext:value-type="string">
            <text:p>0403</text:p>
          </table:table-cell>
          <table:table-cell office:value-type="float" office:value="112992" calcext:value-type="float">
            <text:p>112992</text:p>
          </table:table-cell>
          <table:table-cell office:value-type="float" office:value="114418" calcext:value-type="float">
            <text:p>114418</text:p>
          </table:table-cell>
          <table:table-cell office:value-type="float" office:value="115981" calcext:value-type="float">
            <text:p>115981</text:p>
          </table:table-cell>
          <table:table-cell office:value-type="float" office:value="117325" calcext:value-type="float">
            <text:p>117325</text:p>
          </table:table-cell>
          <table:table-cell office:value-type="float" office:value="118683" calcext:value-type="float">
            <text:p>118683</text:p>
          </table:table-cell>
          <table:table-cell office:value-type="float" office:value="120432" calcext:value-type="float">
            <text:p>120432</text:p>
          </table:table-cell>
          <table:table-cell table:number-columns-repeated="7"/>
        </table:table-row>
        <table:table-row table:style-name="ro1">
          <table:table-cell table:formula="of:=MID([.B35];1;2)" office:value-type="string" office:string-value="04" calcext:value-type="string">
            <text:p>04</text:p>
          </table:table-cell>
          <table:table-cell office:value-type="string" calcext:value-type="string">
            <text:p>0404</text:p>
          </table:table-cell>
          <table:table-cell office:value-type="float" office:value="52361" calcext:value-type="float">
            <text:p>52361</text:p>
          </table:table-cell>
          <table:table-cell office:value-type="float" office:value="52236" calcext:value-type="float">
            <text:p>52236</text:p>
          </table:table-cell>
          <table:table-cell office:value-type="float" office:value="52292" calcext:value-type="float">
            <text:p>52292</text:p>
          </table:table-cell>
          <table:table-cell office:value-type="float" office:value="52193" calcext:value-type="float">
            <text:p>52193</text:p>
          </table:table-cell>
          <table:table-cell office:value-type="float" office:value="51925" calcext:value-type="float">
            <text:p>51925</text:p>
          </table:table-cell>
          <table:table-cell office:value-type="float" office:value="51657" calcext:value-type="float">
            <text:p>51657</text:p>
          </table:table-cell>
          <table:table-cell table:number-columns-repeated="7"/>
        </table:table-row>
        <table:table-row table:style-name="ro1">
          <table:table-cell table:formula="of:=MID([.B36];1;2)" office:value-type="string" office:string-value="04" calcext:value-type="string">
            <text:p>04</text:p>
          </table:table-cell>
          <table:table-cell office:value-type="string" calcext:value-type="string">
            <text:p>0405</text:p>
          </table:table-cell>
          <table:table-cell office:value-type="float" office:value="45342" calcext:value-type="float">
            <text:p>45342</text:p>
          </table:table-cell>
          <table:table-cell office:value-type="float" office:value="45250" calcext:value-type="float">
            <text:p>45250</text:p>
          </table:table-cell>
          <table:table-cell office:value-type="float" office:value="45289" calcext:value-type="float">
            <text:p>45289</text:p>
          </table:table-cell>
          <table:table-cell office:value-type="float" office:value="45140" calcext:value-type="float">
            <text:p>45140</text:p>
          </table:table-cell>
          <table:table-cell office:value-type="float" office:value="45018" calcext:value-type="float">
            <text:p>45018</text:p>
          </table:table-cell>
          <table:table-cell office:value-type="float" office:value="44855" calcext:value-type="float">
            <text:p>44855</text:p>
          </table:table-cell>
          <table:table-cell table:number-columns-repeated="7"/>
        </table:table-row>
        <table:table-row table:style-name="ro1">
          <table:table-cell table:formula="of:=MID([.B37];1;2)" office:value-type="string" office:string-value="04" calcext:value-type="string">
            <text:p>04</text:p>
          </table:table-cell>
          <table:table-cell office:value-type="string" calcext:value-type="string">
            <text:p>0406</text:p>
          </table:table-cell>
          <table:table-cell office:value-type="float" office:value="40346" calcext:value-type="float">
            <text:p>40346</text:p>
          </table:table-cell>
          <table:table-cell office:value-type="float" office:value="40364" calcext:value-type="float">
            <text:p>40364</text:p>
          </table:table-cell>
          <table:table-cell office:value-type="float" office:value="40368" calcext:value-type="float">
            <text:p>40368</text:p>
          </table:table-cell>
          <table:table-cell office:value-type="float" office:value="40271" calcext:value-type="float">
            <text:p>40271</text:p>
          </table:table-cell>
          <table:table-cell office:value-type="float" office:value="40238" calcext:value-type="float">
            <text:p>40238</text:p>
          </table:table-cell>
          <table:table-cell office:value-type="float" office:value="40305" calcext:value-type="float">
            <text:p>40305</text:p>
          </table:table-cell>
          <table:table-cell table:number-columns-repeated="7"/>
        </table:table-row>
        <table:table-row table:style-name="ro1">
          <table:table-cell table:formula="of:=MID([.B38];1;2)" office:value-type="string" office:string-value="04" calcext:value-type="string">
            <text:p>04</text:p>
          </table:table-cell>
          <table:table-cell office:value-type="string" calcext:value-type="string">
            <text:p>0407</text:p>
          </table:table-cell>
          <table:table-cell office:value-type="float" office:value="162545" calcext:value-type="float">
            <text:p>162545</text:p>
          </table:table-cell>
          <table:table-cell office:value-type="float" office:value="162011" calcext:value-type="float">
            <text:p>162011</text:p>
          </table:table-cell>
          <table:table-cell office:value-type="float" office:value="161591" calcext:value-type="float">
            <text:p>161591</text:p>
          </table:table-cell>
          <table:table-cell office:value-type="float" office:value="160647" calcext:value-type="float">
            <text:p>160647</text:p>
          </table:table-cell>
          <table:table-cell office:value-type="float" office:value="159814" calcext:value-type="float">
            <text:p>159814</text:p>
          </table:table-cell>
          <table:table-cell office:value-type="float" office:value="158496" calcext:value-type="float">
            <text:p>158496</text:p>
          </table:table-cell>
          <table:table-cell table:number-columns-repeated="7"/>
        </table:table-row>
        <table:table-row table:style-name="ro1">
          <table:table-cell table:formula="of:=MID([.B39];1;2)" office:value-type="string" office:string-value="04" calcext:value-type="string">
            <text:p>04</text:p>
          </table:table-cell>
          <table:table-cell office:value-type="string" calcext:value-type="string">
            <text:p>0408</text:p>
          </table:table-cell>
          <table:table-cell office:value-type="float" office:value="66823" calcext:value-type="float">
            <text:p>66823</text:p>
          </table:table-cell>
          <table:table-cell office:value-type="float" office:value="66575" calcext:value-type="float">
            <text:p>66575</text:p>
          </table:table-cell>
          <table:table-cell office:value-type="float" office:value="66517" calcext:value-type="float">
            <text:p>66517</text:p>
          </table:table-cell>
          <table:table-cell office:value-type="float" office:value="66062" calcext:value-type="float">
            <text:p>66062</text:p>
          </table:table-cell>
          <table:table-cell office:value-type="float" office:value="65750" calcext:value-type="float">
            <text:p>65750</text:p>
          </table:table-cell>
          <table:table-cell office:value-type="float" office:value="65450" calcext:value-type="float">
            <text:p>65450</text:p>
          </table:table-cell>
          <table:table-cell table:number-columns-repeated="7"/>
        </table:table-row>
        <table:table-row table:style-name="ro1">
          <table:table-cell table:formula="of:=MID([.B40];1;2)" office:value-type="string" office:string-value="04" calcext:value-type="string">
            <text:p>04</text:p>
          </table:table-cell>
          <table:table-cell office:value-type="string" calcext:value-type="string">
            <text:p>0409</text:p>
          </table:table-cell>
          <table:table-cell office:value-type="float" office:value="46254" calcext:value-type="float">
            <text:p>46254</text:p>
          </table:table-cell>
          <table:table-cell office:value-type="float" office:value="46197" calcext:value-type="float">
            <text:p>46197</text:p>
          </table:table-cell>
          <table:table-cell office:value-type="float" office:value="46046" calcext:value-type="float">
            <text:p>46046</text:p>
          </table:table-cell>
          <table:table-cell office:value-type="float" office:value="45821" calcext:value-type="float">
            <text:p>45821</text:p>
          </table:table-cell>
          <table:table-cell office:value-type="float" office:value="45619" calcext:value-type="float">
            <text:p>45619</text:p>
          </table:table-cell>
          <table:table-cell office:value-type="float" office:value="45482" calcext:value-type="float">
            <text:p>45482</text:p>
          </table:table-cell>
          <table:table-cell table:number-columns-repeated="7"/>
        </table:table-row>
        <table:table-row table:style-name="ro1">
          <table:table-cell table:formula="of:=MID([.B41];1;2)" office:value-type="string" office:string-value="04" calcext:value-type="string">
            <text:p>04</text:p>
          </table:table-cell>
          <table:table-cell office:value-type="string" calcext:value-type="string">
            <text:p>0410</text:p>
          </table:table-cell>
          <table:table-cell office:value-type="float" office:value="86841" calcext:value-type="float">
            <text:p>86841</text:p>
          </table:table-cell>
          <table:table-cell office:value-type="float" office:value="86774" calcext:value-type="float">
            <text:p>86774</text:p>
          </table:table-cell>
          <table:table-cell office:value-type="float" office:value="86764" calcext:value-type="float">
            <text:p>86764</text:p>
          </table:table-cell>
          <table:table-cell office:value-type="float" office:value="86590" calcext:value-type="float">
            <text:p>86590</text:p>
          </table:table-cell>
          <table:table-cell office:value-type="float" office:value="86311" calcext:value-type="float">
            <text:p>86311</text:p>
          </table:table-cell>
          <table:table-cell office:value-type="float" office:value="86119" calcext:value-type="float">
            <text:p>86119</text:p>
          </table:table-cell>
          <table:table-cell table:number-columns-repeated="7"/>
        </table:table-row>
        <table:table-row table:style-name="ro1">
          <table:table-cell table:formula="of:=MID([.B42];1;2)" office:value-type="string" office:string-value="04" calcext:value-type="string">
            <text:p>04</text:p>
          </table:table-cell>
          <table:table-cell office:value-type="string" calcext:value-type="string">
            <text:p>0411</text:p>
          </table:table-cell>
          <table:table-cell office:value-type="float" office:value="41373" calcext:value-type="float">
            <text:p>41373</text:p>
          </table:table-cell>
          <table:table-cell office:value-type="float" office:value="41169" calcext:value-type="float">
            <text:p>41169</text:p>
          </table:table-cell>
          <table:table-cell office:value-type="float" office:value="40898" calcext:value-type="float">
            <text:p>40898</text:p>
          </table:table-cell>
          <table:table-cell office:value-type="float" office:value="40714" calcext:value-type="float">
            <text:p>40714</text:p>
          </table:table-cell>
          <table:table-cell office:value-type="float" office:value="40321" calcext:value-type="float">
            <text:p>40321</text:p>
          </table:table-cell>
          <table:table-cell office:value-type="float" office:value="40025" calcext:value-type="float">
            <text:p>40025</text:p>
          </table:table-cell>
          <table:table-cell table:number-columns-repeated="7"/>
        </table:table-row>
        <table:table-row table:style-name="ro1">
          <table:table-cell table:formula="of:=MID([.B43];1;2)" office:value-type="string" office:string-value="04" calcext:value-type="string">
            <text:p>04</text:p>
          </table:table-cell>
          <table:table-cell office:value-type="string" calcext:value-type="string">
            <text:p>0412</text:p>
          </table:table-cell>
          <table:table-cell office:value-type="float" office:value="44384" calcext:value-type="float">
            <text:p>44384</text:p>
          </table:table-cell>
          <table:table-cell office:value-type="float" office:value="44219" calcext:value-type="float">
            <text:p>44219</text:p>
          </table:table-cell>
          <table:table-cell office:value-type="float" office:value="44029" calcext:value-type="float">
            <text:p>44029</text:p>
          </table:table-cell>
          <table:table-cell office:value-type="float" office:value="43826" calcext:value-type="float">
            <text:p>43826</text:p>
          </table:table-cell>
          <table:table-cell office:value-type="float" office:value="43486" calcext:value-type="float">
            <text:p>43486</text:p>
          </table:table-cell>
          <table:table-cell office:value-type="float" office:value="43390" calcext:value-type="float">
            <text:p>43390</text:p>
          </table:table-cell>
          <table:table-cell table:number-columns-repeated="7"/>
        </table:table-row>
        <table:table-row table:style-name="ro1">
          <table:table-cell table:formula="of:=MID([.B44];1;2)" office:value-type="string" office:string-value="04" calcext:value-type="string">
            <text:p>04</text:p>
          </table:table-cell>
          <table:table-cell office:value-type="string" calcext:value-type="string">
            <text:p>0413</text:p>
          </table:table-cell>
          <table:table-cell office:value-type="float" office:value="41501" calcext:value-type="float">
            <text:p>41501</text:p>
          </table:table-cell>
          <table:table-cell office:value-type="float" office:value="41392" calcext:value-type="float">
            <text:p>41392</text:p>
          </table:table-cell>
          <table:table-cell office:value-type="float" office:value="41373" calcext:value-type="float">
            <text:p>41373</text:p>
          </table:table-cell>
          <table:table-cell office:value-type="float" office:value="41147" calcext:value-type="float">
            <text:p>41147</text:p>
          </table:table-cell>
          <table:table-cell office:value-type="float" office:value="41056" calcext:value-type="float">
            <text:p>41056</text:p>
          </table:table-cell>
          <table:table-cell office:value-type="float" office:value="40826" calcext:value-type="float">
            <text:p>40826</text:p>
          </table:table-cell>
          <table:table-cell table:number-columns-repeated="7"/>
        </table:table-row>
        <table:table-row table:style-name="ro1">
          <table:table-cell table:formula="of:=MID([.B45];1;2)" office:value-type="string" office:string-value="04" calcext:value-type="string">
            <text:p>04</text:p>
          </table:table-cell>
          <table:table-cell office:value-type="string" calcext:value-type="string">
            <text:p>0414</text:p>
          </table:table-cell>
          <table:table-cell office:value-type="float" office:value="99764" calcext:value-type="float">
            <text:p>99764</text:p>
          </table:table-cell>
          <table:table-cell office:value-type="float" office:value="99661" calcext:value-type="float">
            <text:p>99661</text:p>
          </table:table-cell>
          <table:table-cell office:value-type="float" office:value="99505" calcext:value-type="float">
            <text:p>99505</text:p>
          </table:table-cell>
          <table:table-cell office:value-type="float" office:value="99281" calcext:value-type="float">
            <text:p>99281</text:p>
          </table:table-cell>
          <table:table-cell office:value-type="float" office:value="98952" calcext:value-type="float">
            <text:p>98952</text:p>
          </table:table-cell>
          <table:table-cell office:value-type="float" office:value="98703" calcext:value-type="float">
            <text:p>98703</text:p>
          </table:table-cell>
          <table:table-cell table:number-columns-repeated="7"/>
        </table:table-row>
        <table:table-row table:style-name="ro1">
          <table:table-cell table:formula="of:=MID([.B46];1;2)" office:value-type="string" office:string-value="04" calcext:value-type="string">
            <text:p>04</text:p>
          </table:table-cell>
          <table:table-cell office:value-type="string" calcext:value-type="string">
            <text:p>0415</text:p>
          </table:table-cell>
          <table:table-cell office:value-type="float" office:value="103397" calcext:value-type="float">
            <text:p>103397</text:p>
          </table:table-cell>
          <table:table-cell office:value-type="float" office:value="104477" calcext:value-type="float">
            <text:p>104477</text:p>
          </table:table-cell>
          <table:table-cell office:value-type="float" office:value="105631" calcext:value-type="float">
            <text:p>105631</text:p>
          </table:table-cell>
          <table:table-cell office:value-type="float" office:value="106935" calcext:value-type="float">
            <text:p>106935</text:p>
          </table:table-cell>
          <table:table-cell office:value-type="float" office:value="108345" calcext:value-type="float">
            <text:p>108345</text:p>
          </table:table-cell>
          <table:table-cell office:value-type="float" office:value="109565" calcext:value-type="float">
            <text:p>109565</text:p>
          </table:table-cell>
          <table:table-cell table:number-columns-repeated="7"/>
        </table:table-row>
        <table:table-row table:style-name="ro1">
          <table:table-cell table:formula="of:=MID([.B47];1;2)" office:value-type="string" office:string-value="04" calcext:value-type="string">
            <text:p>04</text:p>
          </table:table-cell>
          <table:table-cell office:value-type="string" calcext:value-type="string">
            <text:p>0416</text:p>
          </table:table-cell>
          <table:table-cell office:value-type="float" office:value="48381" calcext:value-type="float">
            <text:p>48381</text:p>
          </table:table-cell>
          <table:table-cell office:value-type="float" office:value="48416" calcext:value-type="float">
            <text:p>48416</text:p>
          </table:table-cell>
          <table:table-cell office:value-type="float" office:value="48438" calcext:value-type="float">
            <text:p>48438</text:p>
          </table:table-cell>
          <table:table-cell office:value-type="float" office:value="48374" calcext:value-type="float">
            <text:p>48374</text:p>
          </table:table-cell>
          <table:table-cell office:value-type="float" office:value="48383" calcext:value-type="float">
            <text:p>48383</text:p>
          </table:table-cell>
          <table:table-cell office:value-type="float" office:value="48322" calcext:value-type="float">
            <text:p>48322</text:p>
          </table:table-cell>
          <table:table-cell table:number-columns-repeated="7"/>
        </table:table-row>
        <table:table-row table:style-name="ro1">
          <table:table-cell table:formula="of:=MID([.B48];1;2)" office:value-type="string" office:string-value="04" calcext:value-type="string">
            <text:p>04</text:p>
          </table:table-cell>
          <table:table-cell office:value-type="string" calcext:value-type="string">
            <text:p>0417</text:p>
          </table:table-cell>
          <table:table-cell office:value-type="float" office:value="34844" calcext:value-type="float">
            <text:p>34844</text:p>
          </table:table-cell>
          <table:table-cell office:value-type="float" office:value="34752" calcext:value-type="float">
            <text:p>34752</text:p>
          </table:table-cell>
          <table:table-cell office:value-type="float" office:value="34612" calcext:value-type="float">
            <text:p>34612</text:p>
          </table:table-cell>
          <table:table-cell office:value-type="float" office:value="34413" calcext:value-type="float">
            <text:p>34413</text:p>
          </table:table-cell>
          <table:table-cell office:value-type="float" office:value="34194" calcext:value-type="float">
            <text:p>34194</text:p>
          </table:table-cell>
          <table:table-cell office:value-type="float" office:value="34040" calcext:value-type="float">
            <text:p>34040</text:p>
          </table:table-cell>
          <table:table-cell table:number-columns-repeated="7"/>
        </table:table-row>
        <table:table-row table:style-name="ro1">
          <table:table-cell table:formula="of:=MID([.B49];1;2)" office:value-type="string" office:string-value="04" calcext:value-type="string">
            <text:p>04</text:p>
          </table:table-cell>
          <table:table-cell office:value-type="string" calcext:value-type="string">
            <text:p>0418</text:p>
          </table:table-cell>
          <table:table-cell office:value-type="float" office:value="86758" calcext:value-type="float">
            <text:p>86758</text:p>
          </table:table-cell>
          <table:table-cell office:value-type="float" office:value="86605" calcext:value-type="float">
            <text:p>86605</text:p>
          </table:table-cell>
          <table:table-cell office:value-type="float" office:value="86604" calcext:value-type="float">
            <text:p>86604</text:p>
          </table:table-cell>
          <table:table-cell office:value-type="float" office:value="86352" calcext:value-type="float">
            <text:p>86352</text:p>
          </table:table-cell>
          <table:table-cell office:value-type="float" office:value="86037" calcext:value-type="float">
            <text:p>86037</text:p>
          </table:table-cell>
          <table:table-cell office:value-type="float" office:value="85646" calcext:value-type="float">
            <text:p>85646</text:p>
          </table:table-cell>
          <table:table-cell table:number-columns-repeated="7"/>
        </table:table-row>
        <table:table-row table:style-name="ro1">
          <table:table-cell table:formula="of:=MID([.B50];1;2)" office:value-type="string" office:string-value="04" calcext:value-type="string">
            <text:p>04</text:p>
          </table:table-cell>
          <table:table-cell office:value-type="string" calcext:value-type="string">
            <text:p>0419</text:p>
          </table:table-cell>
          <table:table-cell office:value-type="float" office:value="70606" calcext:value-type="float">
            <text:p>70606</text:p>
          </table:table-cell>
          <table:table-cell office:value-type="float" office:value="70528" calcext:value-type="float">
            <text:p>70528</text:p>
          </table:table-cell>
          <table:table-cell office:value-type="float" office:value="70534" calcext:value-type="float">
            <text:p>70534</text:p>
          </table:table-cell>
          <table:table-cell office:value-type="float" office:value="70413" calcext:value-type="float">
            <text:p>70413</text:p>
          </table:table-cell>
          <table:table-cell office:value-type="float" office:value="70190" calcext:value-type="float">
            <text:p>70190</text:p>
          </table:table-cell>
          <table:table-cell office:value-type="float" office:value="69886" calcext:value-type="float">
            <text:p>69886</text:p>
          </table:table-cell>
          <table:table-cell table:number-columns-repeated="7"/>
        </table:table-row>
        <table:table-row table:style-name="ro1">
          <table:table-cell table:formula="of:=MID([.B51];1;2)" office:value-type="string" office:string-value="04" calcext:value-type="string">
            <text:p>04</text:p>
          </table:table-cell>
          <table:table-cell office:value-type="string" calcext:value-type="string">
            <text:p>0461</text:p>
          </table:table-cell>
          <table:table-cell office:value-type="float" office:value="355645" calcext:value-type="float">
            <text:p>355645</text:p>
          </table:table-cell>
          <table:table-cell office:value-type="float" office:value="353938" calcext:value-type="float">
            <text:p>353938</text:p>
          </table:table-cell>
          <table:table-cell office:value-type="float" office:value="352313" calcext:value-type="float">
            <text:p>352313</text:p>
          </table:table-cell>
          <table:table-cell office:value-type="float" office:value="350178" calcext:value-type="float">
            <text:p>350178</text:p>
          </table:table-cell>
          <table:table-cell office:value-type="float" office:value="348190" calcext:value-type="float">
            <text:p>348190</text:p>
          </table:table-cell>
          <table:table-cell office:value-type="float" office:value="344091" calcext:value-type="float">
            <text:p>344091</text:p>
          </table:table-cell>
          <table:table-cell table:number-columns-repeated="7"/>
        </table:table-row>
        <table:table-row table:style-name="ro1">
          <table:table-cell table:formula="of:=MID([.B52];1;2)" office:value-type="string" office:string-value="04" calcext:value-type="string">
            <text:p>04</text:p>
          </table:table-cell>
          <table:table-cell office:value-type="string" calcext:value-type="string">
            <text:p>0462</text:p>
          </table:table-cell>
          <table:table-cell office:value-type="float" office:value="96319" calcext:value-type="float">
            <text:p>96319</text:p>
          </table:table-cell>
          <table:table-cell office:value-type="float" office:value="95964" calcext:value-type="float">
            <text:p>95964</text:p>
          </table:table-cell>
          <table:table-cell office:value-type="float" office:value="95629" calcext:value-type="float">
            <text:p>95629</text:p>
          </table:table-cell>
          <table:table-cell office:value-type="float" office:value="95045" calcext:value-type="float">
            <text:p>95045</text:p>
          </table:table-cell>
          <table:table-cell office:value-type="float" office:value="94368" calcext:value-type="float">
            <text:p>94368</text:p>
          </table:table-cell>
          <table:table-cell office:value-type="float" office:value="93564" calcext:value-type="float">
            <text:p>93564</text:p>
          </table:table-cell>
          <table:table-cell table:number-columns-repeated="7"/>
        </table:table-row>
        <table:table-row table:style-name="ro1">
          <table:table-cell table:formula="of:=MID([.B53];1;2)" office:value-type="string" office:string-value="04" calcext:value-type="string">
            <text:p>04</text:p>
          </table:table-cell>
          <table:table-cell office:value-type="string" calcext:value-type="string">
            <text:p>0463</text:p>
          </table:table-cell>
          <table:table-cell office:value-type="float" office:value="202689" calcext:value-type="float">
            <text:p>202689</text:p>
          </table:table-cell>
          <table:table-cell office:value-type="float" office:value="202521" calcext:value-type="float">
            <text:p>202521</text:p>
          </table:table-cell>
          <table:table-cell office:value-type="float" office:value="202562" calcext:value-type="float">
            <text:p>202562</text:p>
          </table:table-cell>
          <table:table-cell office:value-type="float" office:value="202074" calcext:value-type="float">
            <text:p>202074</text:p>
          </table:table-cell>
          <table:table-cell office:value-type="float" office:value="201447" calcext:value-type="float">
            <text:p>201447</text:p>
          </table:table-cell>
          <table:table-cell office:value-type="float" office:value="198613" calcext:value-type="float">
            <text:p>198613</text:p>
          </table:table-cell>
          <table:table-cell table:number-columns-repeated="7"/>
        </table:table-row>
        <table:table-row table:style-name="ro1">
          <table:table-cell table:formula="of:=MID([.B54];1;2)" office:value-type="string" office:string-value="04" calcext:value-type="string">
            <text:p>04</text:p>
          </table:table-cell>
          <table:table-cell office:value-type="string" calcext:value-type="string">
            <text:p>0464</text:p>
          </table:table-cell>
          <table:table-cell office:value-type="float" office:value="113041" calcext:value-type="float">
            <text:p>113041</text:p>
          </table:table-cell>
          <table:table-cell office:value-type="float" office:value="112483" calcext:value-type="float">
            <text:p>112483</text:p>
          </table:table-cell>
          <table:table-cell office:value-type="float" office:value="111752" calcext:value-type="float">
            <text:p>111752</text:p>
          </table:table-cell>
          <table:table-cell office:value-type="float" office:value="110802" calcext:value-type="float">
            <text:p>110802</text:p>
          </table:table-cell>
          <table:table-cell office:value-type="float" office:value="109883" calcext:value-type="float">
            <text:p>109883</text:p>
          </table:table-cell>
          <table:table-cell office:value-type="float" office:value="108561" calcext:value-type="float">
            <text:p>108561</text:p>
          </table:table-cell>
          <table:table-cell table:number-columns-repeated="7"/>
        </table:table-row>
        <table:table-row table:style-name="ro1">
          <table:table-cell table:formula="of:=MID([.B55];1;2)" office:value-type="string" office:string-value="06" calcext:value-type="string">
            <text:p>06</text:p>
          </table:table-cell>
          <table:table-cell office:value-type="string" calcext:value-type="string">
            <text:p>0601</text:p>
          </table:table-cell>
          <table:table-cell office:value-type="float" office:value="112507" calcext:value-type="float">
            <text:p>112507</text:p>
          </table:table-cell>
          <table:table-cell office:value-type="float" office:value="112398" calcext:value-type="float">
            <text:p>112398</text:p>
          </table:table-cell>
          <table:table-cell office:value-type="float" office:value="111922" calcext:value-type="float">
            <text:p>111922</text:p>
          </table:table-cell>
          <table:table-cell office:value-type="float" office:value="111391" calcext:value-type="float">
            <text:p>111391</text:p>
          </table:table-cell>
          <table:table-cell office:value-type="float" office:value="110772" calcext:value-type="float">
            <text:p>110772</text:p>
          </table:table-cell>
          <table:table-cell office:value-type="float" office:value="109958" calcext:value-type="float">
            <text:p>109958</text:p>
          </table:table-cell>
          <table:table-cell table:number-columns-repeated="7"/>
        </table:table-row>
        <table:table-row table:style-name="ro1">
          <table:table-cell table:formula="of:=MID([.B56];1;2)" office:value-type="string" office:string-value="06" calcext:value-type="string">
            <text:p>06</text:p>
          </table:table-cell>
          <table:table-cell office:value-type="string" calcext:value-type="string">
            <text:p>0602</text:p>
          </table:table-cell>
          <table:table-cell office:value-type="float" office:value="102647" calcext:value-type="float">
            <text:p>102647</text:p>
          </table:table-cell>
          <table:table-cell office:value-type="float" office:value="102272" calcext:value-type="float">
            <text:p>102272</text:p>
          </table:table-cell>
          <table:table-cell office:value-type="float" office:value="101949" calcext:value-type="float">
            <text:p>101949</text:p>
          </table:table-cell>
          <table:table-cell office:value-type="float" office:value="101435" calcext:value-type="float">
            <text:p>101435</text:p>
          </table:table-cell>
          <table:table-cell office:value-type="float" office:value="100919" calcext:value-type="float">
            <text:p>100919</text:p>
          </table:table-cell>
          <table:table-cell office:value-type="float" office:value="100333" calcext:value-type="float">
            <text:p>100333</text:p>
          </table:table-cell>
          <table:table-cell table:number-columns-repeated="7"/>
        </table:table-row>
        <table:table-row table:style-name="ro1">
          <table:table-cell table:formula="of:=MID([.B57];1;2)" office:value-type="string" office:string-value="06" calcext:value-type="string">
            <text:p>06</text:p>
          </table:table-cell>
          <table:table-cell office:value-type="string" calcext:value-type="string">
            <text:p>0603</text:p>
          </table:table-cell>
          <table:table-cell office:value-type="float" office:value="79377" calcext:value-type="float">
            <text:p>79377</text:p>
          </table:table-cell>
          <table:table-cell office:value-type="float" office:value="79088" calcext:value-type="float">
            <text:p>79088</text:p>
          </table:table-cell>
          <table:table-cell office:value-type="float" office:value="78579" calcext:value-type="float">
            <text:p>78579</text:p>
          </table:table-cell>
          <table:table-cell office:value-type="float" office:value="78228" calcext:value-type="float">
            <text:p>78228</text:p>
          </table:table-cell>
          <table:table-cell office:value-type="float" office:value="78014" calcext:value-type="float">
            <text:p>78014</text:p>
          </table:table-cell>
          <table:table-cell office:value-type="float" office:value="77502" calcext:value-type="float">
            <text:p>77502</text:p>
          </table:table-cell>
          <table:table-cell table:number-columns-repeated="7"/>
        </table:table-row>
        <table:table-row table:style-name="ro1">
          <table:table-cell table:formula="of:=MID([.B58];1;2)" office:value-type="string" office:string-value="06" calcext:value-type="string">
            <text:p>06</text:p>
          </table:table-cell>
          <table:table-cell office:value-type="string" calcext:value-type="string">
            <text:p>0604</text:p>
          </table:table-cell>
          <table:table-cell office:value-type="float" office:value="65939" calcext:value-type="float">
            <text:p>65939</text:p>
          </table:table-cell>
          <table:table-cell office:value-type="float" office:value="65195" calcext:value-type="float">
            <text:p>65195</text:p>
          </table:table-cell>
          <table:table-cell office:value-type="float" office:value="64428" calcext:value-type="float">
            <text:p>64428</text:p>
          </table:table-cell>
          <table:table-cell office:value-type="float" office:value="63698" calcext:value-type="float">
            <text:p>63698</text:p>
          </table:table-cell>
          <table:table-cell office:value-type="float" office:value="62847" calcext:value-type="float">
            <text:p>62847</text:p>
          </table:table-cell>
          <table:table-cell office:value-type="float" office:value="62009" calcext:value-type="float">
            <text:p>62009</text:p>
          </table:table-cell>
          <table:table-cell table:number-columns-repeated="7"/>
        </table:table-row>
        <table:table-row table:style-name="ro1">
          <table:table-cell table:formula="of:=MID([.B59];1;2)" office:value-type="string" office:string-value="06" calcext:value-type="string">
            <text:p>06</text:p>
          </table:table-cell>
          <table:table-cell office:value-type="string" calcext:value-type="string">
            <text:p>0605</text:p>
          </table:table-cell>
          <table:table-cell office:value-type="float" office:value="46895" calcext:value-type="float">
            <text:p>46895</text:p>
          </table:table-cell>
          <table:table-cell office:value-type="float" office:value="46596" calcext:value-type="float">
            <text:p>46596</text:p>
          </table:table-cell>
          <table:table-cell office:value-type="float" office:value="46306" calcext:value-type="float">
            <text:p>46306</text:p>
          </table:table-cell>
          <table:table-cell office:value-type="float" office:value="46057" calcext:value-type="float">
            <text:p>46057</text:p>
          </table:table-cell>
          <table:table-cell office:value-type="float" office:value="45709" calcext:value-type="float">
            <text:p>45709</text:p>
          </table:table-cell>
          <table:table-cell office:value-type="float" office:value="45142" calcext:value-type="float">
            <text:p>45142</text:p>
          </table:table-cell>
          <table:table-cell table:number-columns-repeated="7"/>
        </table:table-row>
        <table:table-row table:style-name="ro1">
          <table:table-cell table:formula="of:=MID([.B60];1;2)" office:value-type="string" office:string-value="06" calcext:value-type="string">
            <text:p>06</text:p>
          </table:table-cell>
          <table:table-cell office:value-type="string" calcext:value-type="string">
            <text:p>0606</text:p>
          </table:table-cell>
          <table:table-cell office:value-type="float" office:value="65422" calcext:value-type="float">
            <text:p>65422</text:p>
          </table:table-cell>
          <table:table-cell office:value-type="float" office:value="64921" calcext:value-type="float">
            <text:p>64921</text:p>
          </table:table-cell>
          <table:table-cell office:value-type="float" office:value="64432" calcext:value-type="float">
            <text:p>64432</text:p>
          </table:table-cell>
          <table:table-cell office:value-type="float" office:value="63925" calcext:value-type="float">
            <text:p>63925</text:p>
          </table:table-cell>
          <table:table-cell office:value-type="float" office:value="63258" calcext:value-type="float">
            <text:p>63258</text:p>
          </table:table-cell>
          <table:table-cell office:value-type="float" office:value="62552" calcext:value-type="float">
            <text:p>62552</text:p>
          </table:table-cell>
          <table:table-cell table:number-columns-repeated="7"/>
        </table:table-row>
        <table:table-row table:style-name="ro1">
          <table:table-cell table:formula="of:=MID([.B61];1;2)" office:value-type="string" office:string-value="06" calcext:value-type="string">
            <text:p>06</text:p>
          </table:table-cell>
          <table:table-cell office:value-type="string" calcext:value-type="string">
            <text:p>0607</text:p>
          </table:table-cell>
          <table:table-cell office:value-type="float" office:value="97569" calcext:value-type="float">
            <text:p>97569</text:p>
          </table:table-cell>
          <table:table-cell office:value-type="float" office:value="97069" calcext:value-type="float">
            <text:p>97069</text:p>
          </table:table-cell>
          <table:table-cell office:value-type="float" office:value="96574" calcext:value-type="float">
            <text:p>96574</text:p>
          </table:table-cell>
          <table:table-cell office:value-type="float" office:value="96043" calcext:value-type="float">
            <text:p>96043</text:p>
          </table:table-cell>
          <table:table-cell office:value-type="float" office:value="95348" calcext:value-type="float">
            <text:p>95348</text:p>
          </table:table-cell>
          <table:table-cell office:value-type="float" office:value="94531" calcext:value-type="float">
            <text:p>94531</text:p>
          </table:table-cell>
          <table:table-cell table:number-columns-repeated="7"/>
        </table:table-row>
        <table:table-row table:style-name="ro1">
          <table:table-cell table:formula="of:=MID([.B62];1;2)" office:value-type="string" office:string-value="06" calcext:value-type="string">
            <text:p>06</text:p>
          </table:table-cell>
          <table:table-cell office:value-type="string" calcext:value-type="string">
            <text:p>0608</text:p>
          </table:table-cell>
          <table:table-cell office:value-type="float" office:value="89502" calcext:value-type="float">
            <text:p>89502</text:p>
          </table:table-cell>
          <table:table-cell office:value-type="float" office:value="89326" calcext:value-type="float">
            <text:p>89326</text:p>
          </table:table-cell>
          <table:table-cell office:value-type="float" office:value="89040" calcext:value-type="float">
            <text:p>89040</text:p>
          </table:table-cell>
          <table:table-cell office:value-type="float" office:value="88789" calcext:value-type="float">
            <text:p>88789</text:p>
          </table:table-cell>
          <table:table-cell office:value-type="float" office:value="88352" calcext:value-type="float">
            <text:p>88352</text:p>
          </table:table-cell>
          <table:table-cell office:value-type="float" office:value="87850" calcext:value-type="float">
            <text:p>87850</text:p>
          </table:table-cell>
          <table:table-cell table:number-columns-repeated="7"/>
        </table:table-row>
        <table:table-row table:style-name="ro1">
          <table:table-cell table:formula="of:=MID([.B63];1;2)" office:value-type="string" office:string-value="06" calcext:value-type="string">
            <text:p>06</text:p>
          </table:table-cell>
          <table:table-cell office:value-type="string" calcext:value-type="string">
            <text:p>0609</text:p>
          </table:table-cell>
          <table:table-cell office:value-type="float" office:value="151178" calcext:value-type="float">
            <text:p>151178</text:p>
          </table:table-cell>
          <table:table-cell office:value-type="float" office:value="152253" calcext:value-type="float">
            <text:p>152253</text:p>
          </table:table-cell>
          <table:table-cell office:value-type="float" office:value="153380" calcext:value-type="float">
            <text:p>153380</text:p>
          </table:table-cell>
          <table:table-cell office:value-type="float" office:value="154387" calcext:value-type="float">
            <text:p>154387</text:p>
          </table:table-cell>
          <table:table-cell office:value-type="float" office:value="155566" calcext:value-type="float">
            <text:p>155566</text:p>
          </table:table-cell>
          <table:table-cell office:value-type="float" office:value="156493" calcext:value-type="float">
            <text:p>156493</text:p>
          </table:table-cell>
          <table:table-cell table:number-columns-repeated="7"/>
        </table:table-row>
        <table:table-row table:style-name="ro1">
          <table:table-cell table:formula="of:=MID([.B64];1;2)" office:value-type="string" office:string-value="06" calcext:value-type="string">
            <text:p>06</text:p>
          </table:table-cell>
          <table:table-cell office:value-type="string" calcext:value-type="string">
            <text:p>0610</text:p>
          </table:table-cell>
          <table:table-cell office:value-type="float" office:value="57401" calcext:value-type="float">
            <text:p>57401</text:p>
          </table:table-cell>
          <table:table-cell office:value-type="float" office:value="57420" calcext:value-type="float">
            <text:p>57420</text:p>
          </table:table-cell>
          <table:table-cell office:value-type="float" office:value="57461" calcext:value-type="float">
            <text:p>57461</text:p>
          </table:table-cell>
          <table:table-cell office:value-type="float" office:value="57457" calcext:value-type="float">
            <text:p>57457</text:p>
          </table:table-cell>
          <table:table-cell office:value-type="float" office:value="57331" calcext:value-type="float">
            <text:p>57331</text:p>
          </table:table-cell>
          <table:table-cell office:value-type="float" office:value="57218" calcext:value-type="float">
            <text:p>57218</text:p>
          </table:table-cell>
          <table:table-cell table:number-columns-repeated="7"/>
        </table:table-row>
        <table:table-row table:style-name="ro1">
          <table:table-cell table:formula="of:=MID([.B65];1;2)" office:value-type="string" office:string-value="06" calcext:value-type="string">
            <text:p>06</text:p>
          </table:table-cell>
          <table:table-cell office:value-type="string" calcext:value-type="string">
            <text:p>0611</text:p>
          </table:table-cell>
          <table:table-cell office:value-type="float" office:value="108597" calcext:value-type="float">
            <text:p>108597</text:p>
          </table:table-cell>
          <table:table-cell office:value-type="float" office:value="108299" calcext:value-type="float">
            <text:p>108299</text:p>
          </table:table-cell>
          <table:table-cell office:value-type="float" office:value="107896" calcext:value-type="float">
            <text:p>107896</text:p>
          </table:table-cell>
          <table:table-cell office:value-type="float" office:value="107449" calcext:value-type="float">
            <text:p>107449</text:p>
          </table:table-cell>
          <table:table-cell office:value-type="float" office:value="106816" calcext:value-type="float">
            <text:p>106816</text:p>
          </table:table-cell>
          <table:table-cell office:value-type="float" office:value="106213" calcext:value-type="float">
            <text:p>106213</text:p>
          </table:table-cell>
          <table:table-cell table:number-columns-repeated="7"/>
        </table:table-row>
        <table:table-row table:style-name="ro1">
          <table:table-cell table:formula="of:=MID([.B66];1;2)" office:value-type="string" office:string-value="06" calcext:value-type="string">
            <text:p>06</text:p>
          </table:table-cell>
          <table:table-cell office:value-type="string" calcext:value-type="string">
            <text:p>0612</text:p>
          </table:table-cell>
          <table:table-cell office:value-type="float" office:value="60964" calcext:value-type="float">
            <text:p>60964</text:p>
          </table:table-cell>
          <table:table-cell office:value-type="float" office:value="60586" calcext:value-type="float">
            <text:p>60586</text:p>
          </table:table-cell>
          <table:table-cell office:value-type="float" office:value="60266" calcext:value-type="float">
            <text:p>60266</text:p>
          </table:table-cell>
          <table:table-cell office:value-type="float" office:value="59726" calcext:value-type="float">
            <text:p>59726</text:p>
          </table:table-cell>
          <table:table-cell office:value-type="float" office:value="59208" calcext:value-type="float">
            <text:p>59208</text:p>
          </table:table-cell>
          <table:table-cell office:value-type="float" office:value="58706" calcext:value-type="float">
            <text:p>58706</text:p>
          </table:table-cell>
          <table:table-cell table:number-columns-repeated="7"/>
        </table:table-row>
        <table:table-row table:style-name="ro1">
          <table:table-cell table:formula="of:=MID([.B67];1;2)" office:value-type="string" office:string-value="06" calcext:value-type="string">
            <text:p>06</text:p>
          </table:table-cell>
          <table:table-cell office:value-type="string" calcext:value-type="string">
            <text:p>0613</text:p>
          </table:table-cell>
          <table:table-cell office:value-type="float" office:value="35628" calcext:value-type="float">
            <text:p>35628</text:p>
          </table:table-cell>
          <table:table-cell office:value-type="float" office:value="35441" calcext:value-type="float">
            <text:p>35441</text:p>
          </table:table-cell>
          <table:table-cell office:value-type="float" office:value="35140" calcext:value-type="float">
            <text:p>35140</text:p>
          </table:table-cell>
          <table:table-cell office:value-type="float" office:value="34954" calcext:value-type="float">
            <text:p>34954</text:p>
          </table:table-cell>
          <table:table-cell office:value-type="float" office:value="34711" calcext:value-type="float">
            <text:p>34711</text:p>
          </table:table-cell>
          <table:table-cell office:value-type="float" office:value="34372" calcext:value-type="float">
            <text:p>34372</text:p>
          </table:table-cell>
          <table:table-cell table:number-columns-repeated="7"/>
        </table:table-row>
        <table:table-row table:style-name="ro1">
          <table:table-cell table:formula="of:=MID([.B68];1;2)" office:value-type="string" office:string-value="06" calcext:value-type="string">
            <text:p>06</text:p>
          </table:table-cell>
          <table:table-cell office:value-type="string" calcext:value-type="string">
            <text:p>0614</text:p>
          </table:table-cell>
          <table:table-cell office:value-type="float" office:value="115206" calcext:value-type="float">
            <text:p>115206</text:p>
          </table:table-cell>
          <table:table-cell office:value-type="float" office:value="114722" calcext:value-type="float">
            <text:p>114722</text:p>
          </table:table-cell>
          <table:table-cell office:value-type="float" office:value="114198" calcext:value-type="float">
            <text:p>114198</text:p>
          </table:table-cell>
          <table:table-cell office:value-type="float" office:value="113762" calcext:value-type="float">
            <text:p>113762</text:p>
          </table:table-cell>
          <table:table-cell office:value-type="float" office:value="113173" calcext:value-type="float">
            <text:p>113173</text:p>
          </table:table-cell>
          <table:table-cell office:value-type="float" office:value="112384" calcext:value-type="float">
            <text:p>112384</text:p>
          </table:table-cell>
          <table:table-cell table:number-columns-repeated="7"/>
        </table:table-row>
        <table:table-row table:style-name="ro1">
          <table:table-cell table:formula="of:=MID([.B69];1;2)" office:value-type="string" office:string-value="06" calcext:value-type="string">
            <text:p>06</text:p>
          </table:table-cell>
          <table:table-cell office:value-type="string" calcext:value-type="string">
            <text:p>0615</text:p>
          </table:table-cell>
          <table:table-cell office:value-type="float" office:value="60287" calcext:value-type="float">
            <text:p>60287</text:p>
          </table:table-cell>
          <table:table-cell office:value-type="float" office:value="59986" calcext:value-type="float">
            <text:p>59986</text:p>
          </table:table-cell>
          <table:table-cell office:value-type="float" office:value="59640" calcext:value-type="float">
            <text:p>59640</text:p>
          </table:table-cell>
          <table:table-cell office:value-type="float" office:value="59278" calcext:value-type="float">
            <text:p>59278</text:p>
          </table:table-cell>
          <table:table-cell office:value-type="float" office:value="58858" calcext:value-type="float">
            <text:p>58858</text:p>
          </table:table-cell>
          <table:table-cell office:value-type="float" office:value="58298" calcext:value-type="float">
            <text:p>58298</text:p>
          </table:table-cell>
          <table:table-cell table:number-columns-repeated="7"/>
        </table:table-row>
        <table:table-row table:style-name="ro1">
          <table:table-cell table:formula="of:=MID([.B70];1;2)" office:value-type="string" office:string-value="06" calcext:value-type="string">
            <text:p>06</text:p>
          </table:table-cell>
          <table:table-cell office:value-type="string" calcext:value-type="string">
            <text:p>0616</text:p>
          </table:table-cell>
          <table:table-cell office:value-type="float" office:value="57388" calcext:value-type="float">
            <text:p>57388</text:p>
          </table:table-cell>
          <table:table-cell office:value-type="float" office:value="57005" calcext:value-type="float">
            <text:p>57005</text:p>
          </table:table-cell>
          <table:table-cell office:value-type="float" office:value="56765" calcext:value-type="float">
            <text:p>56765</text:p>
          </table:table-cell>
          <table:table-cell office:value-type="float" office:value="56166" calcext:value-type="float">
            <text:p>56166</text:p>
          </table:table-cell>
          <table:table-cell office:value-type="float" office:value="55988" calcext:value-type="float">
            <text:p>55988</text:p>
          </table:table-cell>
          <table:table-cell office:value-type="float" office:value="55530" calcext:value-type="float">
            <text:p>55530</text:p>
          </table:table-cell>
          <table:table-cell table:number-columns-repeated="7"/>
        </table:table-row>
        <table:table-row table:style-name="ro1">
          <table:table-cell table:formula="of:=MID([.B71];1;2)" office:value-type="string" office:string-value="06" calcext:value-type="string">
            <text:p>06</text:p>
          </table:table-cell>
          <table:table-cell office:value-type="string" calcext:value-type="string">
            <text:p>0617</text:p>
          </table:table-cell>
          <table:table-cell office:value-type="float" office:value="72642" calcext:value-type="float">
            <text:p>72642</text:p>
          </table:table-cell>
          <table:table-cell office:value-type="float" office:value="72495" calcext:value-type="float">
            <text:p>72495</text:p>
          </table:table-cell>
          <table:table-cell office:value-type="float" office:value="72412" calcext:value-type="float">
            <text:p>72412</text:p>
          </table:table-cell>
          <table:table-cell office:value-type="float" office:value="72039" calcext:value-type="float">
            <text:p>72039</text:p>
          </table:table-cell>
          <table:table-cell office:value-type="float" office:value="71840" calcext:value-type="float">
            <text:p>71840</text:p>
          </table:table-cell>
          <table:table-cell office:value-type="float" office:value="71432" calcext:value-type="float">
            <text:p>71432</text:p>
          </table:table-cell>
          <table:table-cell table:number-columns-repeated="7"/>
        </table:table-row>
        <table:table-row table:style-name="ro1">
          <table:table-cell table:formula="of:=MID([.B72];1;2)" office:value-type="string" office:string-value="06" calcext:value-type="string">
            <text:p>06</text:p>
          </table:table-cell>
          <table:table-cell office:value-type="string" calcext:value-type="string">
            <text:p>0618</text:p>
          </table:table-cell>
          <table:table-cell office:value-type="float" office:value="85705" calcext:value-type="float">
            <text:p>85705</text:p>
          </table:table-cell>
          <table:table-cell office:value-type="float" office:value="85105" calcext:value-type="float">
            <text:p>85105</text:p>
          </table:table-cell>
          <table:table-cell office:value-type="float" office:value="84429" calcext:value-type="float">
            <text:p>84429</text:p>
          </table:table-cell>
          <table:table-cell office:value-type="float" office:value="83715" calcext:value-type="float">
            <text:p>83715</text:p>
          </table:table-cell>
          <table:table-cell office:value-type="float" office:value="82762" calcext:value-type="float">
            <text:p>82762</text:p>
          </table:table-cell>
          <table:table-cell office:value-type="float" office:value="81944" calcext:value-type="float">
            <text:p>81944</text:p>
          </table:table-cell>
          <table:table-cell table:number-columns-repeated="7"/>
        </table:table-row>
        <table:table-row table:style-name="ro1">
          <table:table-cell table:formula="of:=MID([.B73];1;2)" office:value-type="string" office:string-value="06" calcext:value-type="string">
            <text:p>06</text:p>
          </table:table-cell>
          <table:table-cell office:value-type="string" calcext:value-type="string">
            <text:p>0619</text:p>
          </table:table-cell>
          <table:table-cell office:value-type="float" office:value="39280" calcext:value-type="float">
            <text:p>39280</text:p>
          </table:table-cell>
          <table:table-cell office:value-type="float" office:value="39084" calcext:value-type="float">
            <text:p>39084</text:p>
          </table:table-cell>
          <table:table-cell office:value-type="float" office:value="38853" calcext:value-type="float">
            <text:p>38853</text:p>
          </table:table-cell>
          <table:table-cell office:value-type="float" office:value="38668" calcext:value-type="float">
            <text:p>38668</text:p>
          </table:table-cell>
          <table:table-cell office:value-type="float" office:value="38353" calcext:value-type="float">
            <text:p>38353</text:p>
          </table:table-cell>
          <table:table-cell office:value-type="float" office:value="37989" calcext:value-type="float">
            <text:p>37989</text:p>
          </table:table-cell>
          <table:table-cell table:number-columns-repeated="7"/>
        </table:table-row>
        <table:table-row table:style-name="ro1">
          <table:table-cell table:formula="of:=MID([.B74];1;2)" office:value-type="string" office:string-value="06" calcext:value-type="string">
            <text:p>06</text:p>
          </table:table-cell>
          <table:table-cell office:value-type="string" calcext:value-type="string">
            <text:p>0620</text:p>
          </table:table-cell>
          <table:table-cell office:value-type="float" office:value="108393" calcext:value-type="float">
            <text:p>108393</text:p>
          </table:table-cell>
          <table:table-cell office:value-type="float" office:value="107928" calcext:value-type="float">
            <text:p>107928</text:p>
          </table:table-cell>
          <table:table-cell office:value-type="float" office:value="107565" calcext:value-type="float">
            <text:p>107565</text:p>
          </table:table-cell>
          <table:table-cell office:value-type="float" office:value="106935" calcext:value-type="float">
            <text:p>106935</text:p>
          </table:table-cell>
          <table:table-cell office:value-type="float" office:value="106122" calcext:value-type="float">
            <text:p>106122</text:p>
          </table:table-cell>
          <table:table-cell office:value-type="float" office:value="105354" calcext:value-type="float">
            <text:p>105354</text:p>
          </table:table-cell>
          <table:table-cell table:number-columns-repeated="7"/>
        </table:table-row>
        <table:table-row table:style-name="ro1">
          <table:table-cell table:formula="of:=MID([.B75];1;2)" office:value-type="string" office:string-value="06" calcext:value-type="string">
            <text:p>06</text:p>
          </table:table-cell>
          <table:table-cell office:value-type="string" calcext:value-type="string">
            <text:p>0661</text:p>
          </table:table-cell>
          <table:table-cell office:value-type="float" office:value="57414" calcext:value-type="float">
            <text:p>57414</text:p>
          </table:table-cell>
          <table:table-cell office:value-type="float" office:value="57303" calcext:value-type="float">
            <text:p>57303</text:p>
          </table:table-cell>
          <table:table-cell office:value-type="float" office:value="57545" calcext:value-type="float">
            <text:p>57545</text:p>
          </table:table-cell>
          <table:table-cell office:value-type="float" office:value="57352" calcext:value-type="float">
            <text:p>57352</text:p>
          </table:table-cell>
          <table:table-cell office:value-type="float" office:value="57170" calcext:value-type="float">
            <text:p>57170</text:p>
          </table:table-cell>
          <table:table-cell office:value-type="float" office:value="56942" calcext:value-type="float">
            <text:p>56942</text:p>
          </table:table-cell>
          <table:table-cell table:number-columns-repeated="7"/>
        </table:table-row>
        <table:table-row table:style-name="ro1">
          <table:table-cell table:formula="of:=MID([.B76];1;2)" office:value-type="string" office:string-value="06" calcext:value-type="string">
            <text:p>06</text:p>
          </table:table-cell>
          <table:table-cell office:value-type="string" calcext:value-type="string">
            <text:p>0662</text:p>
          </table:table-cell>
          <table:table-cell office:value-type="float" office:value="64270" calcext:value-type="float">
            <text:p>64270</text:p>
          </table:table-cell>
          <table:table-cell office:value-type="float" office:value="63734" calcext:value-type="float">
            <text:p>63734</text:p>
          </table:table-cell>
          <table:table-cell office:value-type="float" office:value="63333" calcext:value-type="float">
            <text:p>63333</text:p>
          </table:table-cell>
          <table:table-cell office:value-type="float" office:value="62670" calcext:value-type="float">
            <text:p>62670</text:p>
          </table:table-cell>
          <table:table-cell office:value-type="float" office:value="61932" calcext:value-type="float">
            <text:p>61932</text:p>
          </table:table-cell>
          <table:table-cell office:value-type="float" office:value="61135" calcext:value-type="float">
            <text:p>61135</text:p>
          </table:table-cell>
          <table:table-cell table:number-columns-repeated="7"/>
        </table:table-row>
        <table:table-row table:style-name="ro1">
          <table:table-cell table:formula="of:=MID([.B77];1;2)" office:value-type="string" office:string-value="06" calcext:value-type="string">
            <text:p>06</text:p>
          </table:table-cell>
          <table:table-cell office:value-type="string" calcext:value-type="string">
            <text:p>0663</text:p>
          </table:table-cell>
          <table:table-cell office:value-type="float" office:value="340727" calcext:value-type="float">
            <text:p>340727</text:p>
          </table:table-cell>
          <table:table-cell office:value-type="float" office:value="340466" calcext:value-type="float">
            <text:p>340466</text:p>
          </table:table-cell>
          <table:table-cell office:value-type="float" office:value="339850" calcext:value-type="float">
            <text:p>339850</text:p>
          </table:table-cell>
          <table:table-cell office:value-type="float" office:value="339682" calcext:value-type="float">
            <text:p>339682</text:p>
          </table:table-cell>
          <table:table-cell office:value-type="float" office:value="339784" calcext:value-type="float">
            <text:p>339784</text:p>
          </table:table-cell>
          <table:table-cell office:value-type="float" office:value="338586" calcext:value-type="float">
            <text:p>338586</text:p>
          </table:table-cell>
          <table:table-cell table:number-columns-repeated="7"/>
        </table:table-row>
        <table:table-row table:style-name="ro1">
          <table:table-cell table:formula="of:=MID([.B78];1;2)" office:value-type="string" office:string-value="06" calcext:value-type="string">
            <text:p>06</text:p>
          </table:table-cell>
          <table:table-cell office:value-type="string" calcext:value-type="string">
            <text:p>0664</text:p>
          </table:table-cell>
          <table:table-cell office:value-type="float" office:value="64788" calcext:value-type="float">
            <text:p>64788</text:p>
          </table:table-cell>
          <table:table-cell office:value-type="float" office:value="64648" calcext:value-type="float">
            <text:p>64648</text:p>
          </table:table-cell>
          <table:table-cell office:value-type="float" office:value="64354" calcext:value-type="float">
            <text:p>64354</text:p>
          </table:table-cell>
          <table:table-cell office:value-type="float" office:value="63813" calcext:value-type="float">
            <text:p>63813</text:p>
          </table:table-cell>
          <table:table-cell office:value-type="float" office:value="63437" calcext:value-type="float">
            <text:p>63437</text:p>
          </table:table-cell>
          <table:table-cell office:value-type="float" office:value="62785" calcext:value-type="float">
            <text:p>62785</text:p>
          </table:table-cell>
          <table:table-cell table:number-columns-repeated="7"/>
        </table:table-row>
        <table:table-row table:style-name="ro1">
          <table:table-cell table:formula="of:=MID([.B79];1;2)" office:value-type="string" office:string-value="08" calcext:value-type="string">
            <text:p>08</text:p>
          </table:table-cell>
          <table:table-cell office:value-type="string" calcext:value-type="string">
            <text:p>0801</text:p>
          </table:table-cell>
          <table:table-cell office:value-type="float" office:value="70929" calcext:value-type="float">
            <text:p>70929</text:p>
          </table:table-cell>
          <table:table-cell office:value-type="float" office:value="71234" calcext:value-type="float">
            <text:p>71234</text:p>
          </table:table-cell>
          <table:table-cell office:value-type="float" office:value="71438" calcext:value-type="float">
            <text:p>71438</text:p>
          </table:table-cell>
          <table:table-cell office:value-type="float" office:value="71549" calcext:value-type="float">
            <text:p>71549</text:p>
          </table:table-cell>
          <table:table-cell office:value-type="float" office:value="71836" calcext:value-type="float">
            <text:p>71836</text:p>
          </table:table-cell>
          <table:table-cell office:value-type="float" office:value="72291" calcext:value-type="float">
            <text:p>72291</text:p>
          </table:table-cell>
          <table:table-cell table:number-columns-repeated="7"/>
        </table:table-row>
        <table:table-row table:style-name="ro1">
          <table:table-cell table:formula="of:=MID([.B80];1;2)" office:value-type="string" office:string-value="08" calcext:value-type="string">
            <text:p>08</text:p>
          </table:table-cell>
          <table:table-cell office:value-type="string" calcext:value-type="string">
            <text:p>0802</text:p>
          </table:table-cell>
          <table:table-cell office:value-type="float" office:value="55943" calcext:value-type="float">
            <text:p>55943</text:p>
          </table:table-cell>
          <table:table-cell office:value-type="float" office:value="55759" calcext:value-type="float">
            <text:p>55759</text:p>
          </table:table-cell>
          <table:table-cell office:value-type="float" office:value="55512" calcext:value-type="float">
            <text:p>55512</text:p>
          </table:table-cell>
          <table:table-cell office:value-type="float" office:value="55245" calcext:value-type="float">
            <text:p>55245</text:p>
          </table:table-cell>
          <table:table-cell office:value-type="float" office:value="54829" calcext:value-type="float">
            <text:p>54829</text:p>
          </table:table-cell>
          <table:table-cell office:value-type="float" office:value="54598" calcext:value-type="float">
            <text:p>54598</text:p>
          </table:table-cell>
          <table:table-cell table:number-columns-repeated="7"/>
        </table:table-row>
        <table:table-row table:style-name="ro1">
          <table:table-cell table:formula="of:=MID([.B81];1;2)" office:value-type="string" office:string-value="08" calcext:value-type="string">
            <text:p>08</text:p>
          </table:table-cell>
          <table:table-cell office:value-type="string" calcext:value-type="string">
            <text:p>0803</text:p>
          </table:table-cell>
          <table:table-cell office:value-type="float" office:value="58496" calcext:value-type="float">
            <text:p>58496</text:p>
          </table:table-cell>
          <table:table-cell office:value-type="float" office:value="58397" calcext:value-type="float">
            <text:p>58397</text:p>
          </table:table-cell>
          <table:table-cell office:value-type="float" office:value="58249" calcext:value-type="float">
            <text:p>58249</text:p>
          </table:table-cell>
          <table:table-cell office:value-type="float" office:value="58024" calcext:value-type="float">
            <text:p>58024</text:p>
          </table:table-cell>
          <table:table-cell office:value-type="float" office:value="57565" calcext:value-type="float">
            <text:p>57565</text:p>
          </table:table-cell>
          <table:table-cell office:value-type="float" office:value="57100" calcext:value-type="float">
            <text:p>57100</text:p>
          </table:table-cell>
          <table:table-cell table:number-columns-repeated="7"/>
        </table:table-row>
        <table:table-row table:style-name="ro1">
          <table:table-cell table:formula="of:=MID([.B82];1;2)" office:value-type="string" office:string-value="08" calcext:value-type="string">
            <text:p>08</text:p>
          </table:table-cell>
          <table:table-cell office:value-type="string" calcext:value-type="string">
            <text:p>0804</text:p>
          </table:table-cell>
          <table:table-cell office:value-type="float" office:value="87339" calcext:value-type="float">
            <text:p>87339</text:p>
          </table:table-cell>
          <table:table-cell office:value-type="float" office:value="87127" calcext:value-type="float">
            <text:p>87127</text:p>
          </table:table-cell>
          <table:table-cell office:value-type="float" office:value="86949" calcext:value-type="float">
            <text:p>86949</text:p>
          </table:table-cell>
          <table:table-cell office:value-type="float" office:value="86634" calcext:value-type="float">
            <text:p>86634</text:p>
          </table:table-cell>
          <table:table-cell office:value-type="float" office:value="86156" calcext:value-type="float">
            <text:p>86156</text:p>
          </table:table-cell>
          <table:table-cell office:value-type="float" office:value="85733" calcext:value-type="float">
            <text:p>85733</text:p>
          </table:table-cell>
          <table:table-cell table:number-columns-repeated="7"/>
        </table:table-row>
        <table:table-row table:style-name="ro1">
          <table:table-cell table:formula="of:=MID([.B83];1;2)" office:value-type="string" office:string-value="08" calcext:value-type="string">
            <text:p>08</text:p>
          </table:table-cell>
          <table:table-cell office:value-type="string" calcext:value-type="string">
            <text:p>0805</text:p>
          </table:table-cell>
          <table:table-cell office:value-type="float" office:value="47275" calcext:value-type="float">
            <text:p>47275</text:p>
          </table:table-cell>
          <table:table-cell office:value-type="float" office:value="47093" calcext:value-type="float">
            <text:p>47093</text:p>
          </table:table-cell>
          <table:table-cell office:value-type="float" office:value="47068" calcext:value-type="float">
            <text:p>47068</text:p>
          </table:table-cell>
          <table:table-cell office:value-type="float" office:value="47101" calcext:value-type="float">
            <text:p>47101</text:p>
          </table:table-cell>
          <table:table-cell office:value-type="float" office:value="46929" calcext:value-type="float">
            <text:p>46929</text:p>
          </table:table-cell>
          <table:table-cell office:value-type="float" office:value="46944" calcext:value-type="float">
            <text:p>46944</text:p>
          </table:table-cell>
          <table:table-cell table:number-columns-repeated="7"/>
        </table:table-row>
        <table:table-row table:style-name="ro1">
          <table:table-cell table:formula="of:=MID([.B84];1;2)" office:value-type="string" office:string-value="08" calcext:value-type="string">
            <text:p>08</text:p>
          </table:table-cell>
          <table:table-cell office:value-type="string" calcext:value-type="string">
            <text:p>0806</text:p>
          </table:table-cell>
          <table:table-cell office:value-type="float" office:value="50061" calcext:value-type="float">
            <text:p>50061</text:p>
          </table:table-cell>
          <table:table-cell office:value-type="float" office:value="49842" calcext:value-type="float">
            <text:p>49842</text:p>
          </table:table-cell>
          <table:table-cell office:value-type="float" office:value="49701" calcext:value-type="float">
            <text:p>49701</text:p>
          </table:table-cell>
          <table:table-cell office:value-type="float" office:value="49366" calcext:value-type="float">
            <text:p>49366</text:p>
          </table:table-cell>
          <table:table-cell office:value-type="float" office:value="49009" calcext:value-type="float">
            <text:p>49009</text:p>
          </table:table-cell>
          <table:table-cell office:value-type="float" office:value="48621" calcext:value-type="float">
            <text:p>48621</text:p>
          </table:table-cell>
          <table:table-cell table:number-columns-repeated="7"/>
        </table:table-row>
        <table:table-row table:style-name="ro1">
          <table:table-cell table:formula="of:=MID([.B85];1;2)" office:value-type="string" office:string-value="08" calcext:value-type="string">
            <text:p>08</text:p>
          </table:table-cell>
          <table:table-cell office:value-type="string" calcext:value-type="string">
            <text:p>0807</text:p>
          </table:table-cell>
          <table:table-cell office:value-type="float" office:value="35596" calcext:value-type="float">
            <text:p>35596</text:p>
          </table:table-cell>
          <table:table-cell office:value-type="float" office:value="35409" calcext:value-type="float">
            <text:p>35409</text:p>
          </table:table-cell>
          <table:table-cell office:value-type="float" office:value="35351" calcext:value-type="float">
            <text:p>35351</text:p>
          </table:table-cell>
          <table:table-cell office:value-type="float" office:value="35297" calcext:value-type="float">
            <text:p>35297</text:p>
          </table:table-cell>
          <table:table-cell office:value-type="float" office:value="35193" calcext:value-type="float">
            <text:p>35193</text:p>
          </table:table-cell>
          <table:table-cell office:value-type="float" office:value="35000" calcext:value-type="float">
            <text:p>35000</text:p>
          </table:table-cell>
          <table:table-cell table:number-columns-repeated="7"/>
        </table:table-row>
        <table:table-row table:style-name="ro1">
          <table:table-cell table:formula="of:=MID([.B86];1;2)" office:value-type="string" office:string-value="08" calcext:value-type="string">
            <text:p>08</text:p>
          </table:table-cell>
          <table:table-cell office:value-type="string" calcext:value-type="string">
            <text:p>0808</text:p>
          </table:table-cell>
          <table:table-cell office:value-type="float" office:value="56290" calcext:value-type="float">
            <text:p>56290</text:p>
          </table:table-cell>
          <table:table-cell office:value-type="float" office:value="56204" calcext:value-type="float">
            <text:p>56204</text:p>
          </table:table-cell>
          <table:table-cell office:value-type="float" office:value="56095" calcext:value-type="float">
            <text:p>56095</text:p>
          </table:table-cell>
          <table:table-cell office:value-type="float" office:value="55840" calcext:value-type="float">
            <text:p>55840</text:p>
          </table:table-cell>
          <table:table-cell office:value-type="float" office:value="55790" calcext:value-type="float">
            <text:p>55790</text:p>
          </table:table-cell>
          <table:table-cell office:value-type="float" office:value="55520" calcext:value-type="float">
            <text:p>55520</text:p>
          </table:table-cell>
          <table:table-cell table:number-columns-repeated="7"/>
        </table:table-row>
        <table:table-row table:style-name="ro1">
          <table:table-cell table:formula="of:=MID([.B87];1;2)" office:value-type="string" office:string-value="08" calcext:value-type="string">
            <text:p>08</text:p>
          </table:table-cell>
          <table:table-cell office:value-type="string" calcext:value-type="string">
            <text:p>0812</text:p>
          </table:table-cell>
          <table:table-cell office:value-type="float" office:value="39297" calcext:value-type="float">
            <text:p>39297</text:p>
          </table:table-cell>
          <table:table-cell office:value-type="float" office:value="39256" calcext:value-type="float">
            <text:p>39256</text:p>
          </table:table-cell>
          <table:table-cell office:value-type="float" office:value="39196" calcext:value-type="float">
            <text:p>39196</text:p>
          </table:table-cell>
          <table:table-cell office:value-type="float" office:value="39065" calcext:value-type="float">
            <text:p>39065</text:p>
          </table:table-cell>
          <table:table-cell office:value-type="float" office:value="38831" calcext:value-type="float">
            <text:p>38831</text:p>
          </table:table-cell>
          <table:table-cell office:value-type="float" office:value="38613" calcext:value-type="float">
            <text:p>38613</text:p>
          </table:table-cell>
          <table:table-cell table:number-columns-repeated="7"/>
        </table:table-row>
        <table:table-row table:style-name="ro1">
          <table:table-cell table:formula="of:=MID([.B88];1;2)" office:value-type="string" office:string-value="08" calcext:value-type="string">
            <text:p>08</text:p>
          </table:table-cell>
          <table:table-cell office:value-type="string" calcext:value-type="string">
            <text:p>0809</text:p>
          </table:table-cell>
          <table:table-cell office:value-type="float" office:value="75219" calcext:value-type="float">
            <text:p>75219</text:p>
          </table:table-cell>
          <table:table-cell office:value-type="float" office:value="75314" calcext:value-type="float">
            <text:p>75314</text:p>
          </table:table-cell>
          <table:table-cell office:value-type="float" office:value="75558" calcext:value-type="float">
            <text:p>75558</text:p>
          </table:table-cell>
          <table:table-cell office:value-type="float" office:value="75750" calcext:value-type="float">
            <text:p>75750</text:p>
          </table:table-cell>
          <table:table-cell office:value-type="float" office:value="75559" calcext:value-type="float">
            <text:p>75559</text:p>
          </table:table-cell>
          <table:table-cell office:value-type="float" office:value="75673" calcext:value-type="float">
            <text:p>75673</text:p>
          </table:table-cell>
          <table:table-cell table:number-columns-repeated="7"/>
        </table:table-row>
        <table:table-row table:style-name="ro1">
          <table:table-cell table:formula="of:=MID([.B89];1;2)" office:value-type="string" office:string-value="08" calcext:value-type="string">
            <text:p>08</text:p>
          </table:table-cell>
          <table:table-cell office:value-type="string" calcext:value-type="string">
            <text:p>0810</text:p>
          </table:table-cell>
          <table:table-cell office:value-type="float" office:value="81006" calcext:value-type="float">
            <text:p>81006</text:p>
          </table:table-cell>
          <table:table-cell office:value-type="float" office:value="80633" calcext:value-type="float">
            <text:p>80633</text:p>
          </table:table-cell>
          <table:table-cell office:value-type="float" office:value="80114" calcext:value-type="float">
            <text:p>80114</text:p>
          </table:table-cell>
          <table:table-cell office:value-type="float" office:value="79583" calcext:value-type="float">
            <text:p>79583</text:p>
          </table:table-cell>
          <table:table-cell office:value-type="float" office:value="78953" calcext:value-type="float">
            <text:p>78953</text:p>
          </table:table-cell>
          <table:table-cell office:value-type="float" office:value="78148" calcext:value-type="float">
            <text:p>78148</text:p>
          </table:table-cell>
          <table:table-cell table:number-columns-repeated="7"/>
        </table:table-row>
        <table:table-row table:style-name="ro1">
          <table:table-cell table:formula="of:=MID([.B90];1;2)" office:value-type="string" office:string-value="08" calcext:value-type="string">
            <text:p>08</text:p>
          </table:table-cell>
          <table:table-cell office:value-type="string" calcext:value-type="string">
            <text:p>0811</text:p>
          </table:table-cell>
          <table:table-cell office:value-type="float" office:value="98160" calcext:value-type="float">
            <text:p>98160</text:p>
          </table:table-cell>
          <table:table-cell office:value-type="float" office:value="97783" calcext:value-type="float">
            <text:p>97783</text:p>
          </table:table-cell>
          <table:table-cell office:value-type="float" office:value="97487" calcext:value-type="float">
            <text:p>97487</text:p>
          </table:table-cell>
          <table:table-cell office:value-type="float" office:value="96876" calcext:value-type="float">
            <text:p>96876</text:p>
          </table:table-cell>
          <table:table-cell office:value-type="float" office:value="96111" calcext:value-type="float">
            <text:p>96111</text:p>
          </table:table-cell>
          <table:table-cell office:value-type="float" office:value="95423" calcext:value-type="float">
            <text:p>95423</text:p>
          </table:table-cell>
          <table:table-cell table:number-columns-repeated="7"/>
        </table:table-row>
        <table:table-row table:style-name="ro1">
          <table:table-cell table:formula="of:=MID([.B91];1;2)" office:value-type="string" office:string-value="08" calcext:value-type="string">
            <text:p>08</text:p>
          </table:table-cell>
          <table:table-cell office:value-type="string" calcext:value-type="string">
            <text:p>0861</text:p>
          </table:table-cell>
          <table:table-cell office:value-type="float" office:value="123762" calcext:value-type="float">
            <text:p>123762</text:p>
          </table:table-cell>
          <table:table-cell office:value-type="float" office:value="123995" calcext:value-type="float">
            <text:p>123995</text:p>
          </table:table-cell>
          <table:table-cell office:value-type="float" office:value="124295" calcext:value-type="float">
            <text:p>124295</text:p>
          </table:table-cell>
          <table:table-cell office:value-type="float" office:value="123921" calcext:value-type="float">
            <text:p>123921</text:p>
          </table:table-cell>
          <table:table-cell office:value-type="float" office:value="123609" calcext:value-type="float">
            <text:p>123609</text:p>
          </table:table-cell>
          <table:table-cell office:value-type="float" office:value="122589" calcext:value-type="float">
            <text:p>122589</text:p>
          </table:table-cell>
          <table:table-cell table:number-columns-repeated="7"/>
        </table:table-row>
        <table:table-row table:style-name="ro1">
          <table:table-cell table:formula="of:=MID([.B92];1;2)" office:value-type="string" office:string-value="08" calcext:value-type="string">
            <text:p>08</text:p>
          </table:table-cell>
          <table:table-cell office:value-type="string" calcext:value-type="string">
            <text:p>0862</text:p>
          </table:table-cell>
          <table:table-cell office:value-type="float" office:value="138711" calcext:value-type="float">
            <text:p>138711</text:p>
          </table:table-cell>
          <table:table-cell office:value-type="float" office:value="139330" calcext:value-type="float">
            <text:p>139330</text:p>
          </table:table-cell>
          <table:table-cell office:value-type="float" office:value="139819" calcext:value-type="float">
            <text:p>139819</text:p>
          </table:table-cell>
          <table:table-cell office:value-type="float" office:value="140297" calcext:value-type="float">
            <text:p>140297</text:p>
          </table:table-cell>
          <table:table-cell office:value-type="float" office:value="141222" calcext:value-type="float">
            <text:p>141222</text:p>
          </table:table-cell>
          <table:table-cell office:value-type="float" office:value="140892" calcext:value-type="float">
            <text:p>140892</text:p>
          </table:table-cell>
          <table:table-cell table:number-columns-repeated="7"/>
        </table:table-row>
        <table:table-row table:style-name="ro1">
          <table:table-cell table:formula="of:=MID([.B93];1;2)" office:value-type="string" office:string-value="10" calcext:value-type="string">
            <text:p>10</text:p>
          </table:table-cell>
          <table:table-cell office:value-type="string" calcext:value-type="string">
            <text:p>1001</text:p>
          </table:table-cell>
          <table:table-cell office:value-type="float" office:value="112916" calcext:value-type="float">
            <text:p>112916</text:p>
          </table:table-cell>
          <table:table-cell office:value-type="float" office:value="113004" calcext:value-type="float">
            <text:p>113004</text:p>
          </table:table-cell>
          <table:table-cell office:value-type="float" office:value="113028" calcext:value-type="float">
            <text:p>113028</text:p>
          </table:table-cell>
          <table:table-cell office:value-type="float" office:value="112997" calcext:value-type="float">
            <text:p>112997</text:p>
          </table:table-cell>
          <table:table-cell office:value-type="float" office:value="112779" calcext:value-type="float">
            <text:p>112779</text:p>
          </table:table-cell>
          <table:table-cell office:value-type="float" office:value="112443" calcext:value-type="float">
            <text:p>112443</text:p>
          </table:table-cell>
          <table:table-cell table:number-columns-repeated="7"/>
        </table:table-row>
        <table:table-row table:style-name="ro1">
          <table:table-cell table:formula="of:=MID([.B94];1;2)" office:value-type="string" office:string-value="10" calcext:value-type="string">
            <text:p>10</text:p>
          </table:table-cell>
          <table:table-cell office:value-type="string" calcext:value-type="string">
            <text:p>1021</text:p>
          </table:table-cell>
          <table:table-cell office:value-type="float" office:value="30933" calcext:value-type="float">
            <text:p>30933</text:p>
          </table:table-cell>
          <table:table-cell office:value-type="float" office:value="30912" calcext:value-type="float">
            <text:p>30912</text:p>
          </table:table-cell>
          <table:table-cell office:value-type="float" office:value="30884" calcext:value-type="float">
            <text:p>30884</text:p>
          </table:table-cell>
          <table:table-cell office:value-type="float" office:value="30890" calcext:value-type="float">
            <text:p>30890</text:p>
          </table:table-cell>
          <table:table-cell office:value-type="float" office:value="30833" calcext:value-type="float">
            <text:p>30833</text:p>
          </table:table-cell>
          <table:table-cell office:value-type="float" office:value="30648" calcext:value-type="float">
            <text:p>30648</text:p>
          </table:table-cell>
          <table:table-cell table:number-columns-repeated="7"/>
        </table:table-row>
        <table:table-row table:style-name="ro1">
          <table:table-cell table:formula="of:=MID([.B95];1;2)" office:value-type="string" office:string-value="10" calcext:value-type="string">
            <text:p>10</text:p>
          </table:table-cell>
          <table:table-cell office:value-type="string" calcext:value-type="string">
            <text:p>1002</text:p>
          </table:table-cell>
          <table:table-cell office:value-type="float" office:value="99258" calcext:value-type="float">
            <text:p>99258</text:p>
          </table:table-cell>
          <table:table-cell office:value-type="float" office:value="98583" calcext:value-type="float">
            <text:p>98583</text:p>
          </table:table-cell>
          <table:table-cell office:value-type="float" office:value="98018" calcext:value-type="float">
            <text:p>98018</text:p>
          </table:table-cell>
          <table:table-cell office:value-type="float" office:value="97295" calcext:value-type="float">
            <text:p>97295</text:p>
          </table:table-cell>
          <table:table-cell office:value-type="float" office:value="96569" calcext:value-type="float">
            <text:p>96569</text:p>
          </table:table-cell>
          <table:table-cell office:value-type="float" office:value="95516" calcext:value-type="float">
            <text:p>95516</text:p>
          </table:table-cell>
          <table:table-cell table:number-columns-repeated="7"/>
        </table:table-row>
        <table:table-row table:style-name="ro1">
          <table:table-cell table:formula="of:=MID([.B96];1;2)" office:value-type="string" office:string-value="10" calcext:value-type="string">
            <text:p>10</text:p>
          </table:table-cell>
          <table:table-cell office:value-type="string" calcext:value-type="string">
            <text:p>1003</text:p>
          </table:table-cell>
          <table:table-cell office:value-type="float" office:value="50282" calcext:value-type="float">
            <text:p>50282</text:p>
          </table:table-cell>
          <table:table-cell office:value-type="float" office:value="50285" calcext:value-type="float">
            <text:p>50285</text:p>
          </table:table-cell>
          <table:table-cell office:value-type="float" office:value="50224" calcext:value-type="float">
            <text:p>50224</text:p>
          </table:table-cell>
          <table:table-cell office:value-type="float" office:value="50103" calcext:value-type="float">
            <text:p>50103</text:p>
          </table:table-cell>
          <table:table-cell office:value-type="float" office:value="49918" calcext:value-type="float">
            <text:p>49918</text:p>
          </table:table-cell>
          <table:table-cell office:value-type="float" office:value="49736" calcext:value-type="float">
            <text:p>49736</text:p>
          </table:table-cell>
          <table:table-cell table:number-columns-repeated="7"/>
        </table:table-row>
        <table:table-row table:style-name="ro1">
          <table:table-cell table:formula="of:=MID([.B97];1;2)" office:value-type="string" office:string-value="10" calcext:value-type="string">
            <text:p>10</text:p>
          </table:table-cell>
          <table:table-cell office:value-type="string" calcext:value-type="string">
            <text:p>1004</text:p>
          </table:table-cell>
          <table:table-cell office:value-type="float" office:value="51062" calcext:value-type="float">
            <text:p>51062</text:p>
          </table:table-cell>
          <table:table-cell office:value-type="float" office:value="50769" calcext:value-type="float">
            <text:p>50769</text:p>
          </table:table-cell>
          <table:table-cell office:value-type="float" office:value="50527" calcext:value-type="float">
            <text:p>50527</text:p>
          </table:table-cell>
          <table:table-cell office:value-type="float" office:value="50143" calcext:value-type="float">
            <text:p>50143</text:p>
          </table:table-cell>
          <table:table-cell office:value-type="float" office:value="49747" calcext:value-type="float">
            <text:p>49747</text:p>
          </table:table-cell>
          <table:table-cell office:value-type="float" office:value="49286" calcext:value-type="float">
            <text:p>49286</text:p>
          </table:table-cell>
          <table:table-cell table:number-columns-repeated="7"/>
        </table:table-row>
        <table:table-row table:style-name="ro1">
          <table:table-cell table:formula="of:=MID([.B98];1;2)" office:value-type="string" office:string-value="10" calcext:value-type="string">
            <text:p>10</text:p>
          </table:table-cell>
          <table:table-cell office:value-type="string" calcext:value-type="string">
            <text:p>1005</text:p>
          </table:table-cell>
          <table:table-cell office:value-type="float" office:value="79631" calcext:value-type="float">
            <text:p>79631</text:p>
          </table:table-cell>
          <table:table-cell office:value-type="float" office:value="79340" calcext:value-type="float">
            <text:p>79340</text:p>
          </table:table-cell>
          <table:table-cell office:value-type="float" office:value="78994" calcext:value-type="float">
            <text:p>78994</text:p>
          </table:table-cell>
          <table:table-cell office:value-type="float" office:value="78616" calcext:value-type="float">
            <text:p>78616</text:p>
          </table:table-cell>
          <table:table-cell office:value-type="float" office:value="78099" calcext:value-type="float">
            <text:p>78099</text:p>
          </table:table-cell>
          <table:table-cell office:value-type="float" office:value="77614" calcext:value-type="float">
            <text:p>77614</text:p>
          </table:table-cell>
          <table:table-cell table:number-columns-repeated="7"/>
        </table:table-row>
        <table:table-row table:style-name="ro1">
          <table:table-cell table:formula="of:=MID([.B99];1;2)" office:value-type="string" office:string-value="10" calcext:value-type="string">
            <text:p>10</text:p>
          </table:table-cell>
          <table:table-cell office:value-type="string" calcext:value-type="string">
            <text:p>1006</text:p>
          </table:table-cell>
          <table:table-cell office:value-type="float" office:value="70430" calcext:value-type="float">
            <text:p>70430</text:p>
          </table:table-cell>
          <table:table-cell office:value-type="float" office:value="70796" calcext:value-type="float">
            <text:p>70796</text:p>
          </table:table-cell>
          <table:table-cell office:value-type="float" office:value="71182" calcext:value-type="float">
            <text:p>71182</text:p>
          </table:table-cell>
          <table:table-cell office:value-type="float" office:value="71705" calcext:value-type="float">
            <text:p>71705</text:p>
          </table:table-cell>
          <table:table-cell office:value-type="float" office:value="72179" calcext:value-type="float">
            <text:p>72179</text:p>
          </table:table-cell>
          <table:table-cell office:value-type="float" office:value="72565" calcext:value-type="float">
            <text:p>72565</text:p>
          </table:table-cell>
          <table:table-cell table:number-columns-repeated="7"/>
        </table:table-row>
        <table:table-row table:style-name="ro1">
          <table:table-cell table:formula="of:=MID([.B100];1;2)" office:value-type="string" office:string-value="10" calcext:value-type="string">
            <text:p>10</text:p>
          </table:table-cell>
          <table:table-cell office:value-type="string" calcext:value-type="string">
            <text:p>1007</text:p>
          </table:table-cell>
          <table:table-cell office:value-type="float" office:value="77457" calcext:value-type="float">
            <text:p>77457</text:p>
          </table:table-cell>
          <table:table-cell office:value-type="float" office:value="77203" calcext:value-type="float">
            <text:p>77203</text:p>
          </table:table-cell>
          <table:table-cell office:value-type="float" office:value="76984" calcext:value-type="float">
            <text:p>76984</text:p>
          </table:table-cell>
          <table:table-cell office:value-type="float" office:value="76623" calcext:value-type="float">
            <text:p>76623</text:p>
          </table:table-cell>
          <table:table-cell office:value-type="float" office:value="76106" calcext:value-type="float">
            <text:p>76106</text:p>
          </table:table-cell>
          <table:table-cell office:value-type="float" office:value="75524" calcext:value-type="float">
            <text:p>75524</text:p>
          </table:table-cell>
          <table:table-cell table:number-columns-repeated="7"/>
        </table:table-row>
        <table:table-row table:style-name="ro1">
          <table:table-cell table:formula="of:=MID([.B101];1;2)" office:value-type="string" office:string-value="10" calcext:value-type="string">
            <text:p>10</text:p>
          </table:table-cell>
          <table:table-cell office:value-type="string" calcext:value-type="string">
            <text:p>1008</text:p>
          </table:table-cell>
          <table:table-cell office:value-type="float" office:value="119518" calcext:value-type="float">
            <text:p>119518</text:p>
          </table:table-cell>
          <table:table-cell office:value-type="float" office:value="119299" calcext:value-type="float">
            <text:p>119299</text:p>
          </table:table-cell>
          <table:table-cell office:value-type="float" office:value="119285" calcext:value-type="float">
            <text:p>119285</text:p>
          </table:table-cell>
          <table:table-cell office:value-type="float" office:value="119289" calcext:value-type="float">
            <text:p>119289</text:p>
          </table:table-cell>
          <table:table-cell office:value-type="float" office:value="119291" calcext:value-type="float">
            <text:p>119291</text:p>
          </table:table-cell>
          <table:table-cell office:value-type="float" office:value="118941" calcext:value-type="float">
            <text:p>118941</text:p>
          </table:table-cell>
          <table:table-cell table:number-columns-repeated="7"/>
        </table:table-row>
        <table:table-row table:style-name="ro1">
          <table:table-cell table:formula="of:=MID([.B102];1;2)" office:value-type="string" office:string-value="10" calcext:value-type="string">
            <text:p>10</text:p>
          </table:table-cell>
          <table:table-cell office:value-type="string" calcext:value-type="string">
            <text:p>1009</text:p>
          </table:table-cell>
          <table:table-cell office:value-type="float" office:value="52023" calcext:value-type="float">
            <text:p>52023</text:p>
          </table:table-cell>
          <table:table-cell office:value-type="float" office:value="52003" calcext:value-type="float">
            <text:p>52003</text:p>
          </table:table-cell>
          <table:table-cell office:value-type="float" office:value="51851" calcext:value-type="float">
            <text:p>51851</text:p>
          </table:table-cell>
          <table:table-cell office:value-type="float" office:value="51597" calcext:value-type="float">
            <text:p>51597</text:p>
          </table:table-cell>
          <table:table-cell office:value-type="float" office:value="51220" calcext:value-type="float">
            <text:p>51220</text:p>
          </table:table-cell>
          <table:table-cell office:value-type="float" office:value="50952" calcext:value-type="float">
            <text:p>50952</text:p>
          </table:table-cell>
          <table:table-cell table:number-columns-repeated="7"/>
        </table:table-row>
        <table:table-row table:style-name="ro1">
          <table:table-cell table:formula="of:=MID([.B103];1;2)" office:value-type="string" office:string-value="10" calcext:value-type="string">
            <text:p>10</text:p>
          </table:table-cell>
          <table:table-cell office:value-type="string" calcext:value-type="string">
            <text:p>1010</text:p>
          </table:table-cell>
          <table:table-cell office:value-type="float" office:value="91283" calcext:value-type="float">
            <text:p>91283</text:p>
          </table:table-cell>
          <table:table-cell office:value-type="float" office:value="91334" calcext:value-type="float">
            <text:p>91334</text:p>
          </table:table-cell>
          <table:table-cell office:value-type="float" office:value="91301" calcext:value-type="float">
            <text:p>91301</text:p>
          </table:table-cell>
          <table:table-cell office:value-type="float" office:value="91315" calcext:value-type="float">
            <text:p>91315</text:p>
          </table:table-cell>
          <table:table-cell office:value-type="float" office:value="91353" calcext:value-type="float">
            <text:p>91353</text:p>
          </table:table-cell>
          <table:table-cell office:value-type="float" office:value="91208" calcext:value-type="float">
            <text:p>91208</text:p>
          </table:table-cell>
          <table:table-cell table:number-columns-repeated="7"/>
        </table:table-row>
        <table:table-row table:style-name="ro1">
          <table:table-cell table:formula="of:=MID([.B104];1;2)" office:value-type="string" office:string-value="10" calcext:value-type="string">
            <text:p>10</text:p>
          </table:table-cell>
          <table:table-cell office:value-type="string" calcext:value-type="string">
            <text:p>1011</text:p>
          </table:table-cell>
          <table:table-cell office:value-type="float" office:value="41679" calcext:value-type="float">
            <text:p>41679</text:p>
          </table:table-cell>
          <table:table-cell office:value-type="float" office:value="41484" calcext:value-type="float">
            <text:p>41484</text:p>
          </table:table-cell>
          <table:table-cell office:value-type="float" office:value="41380" calcext:value-type="float">
            <text:p>41380</text:p>
          </table:table-cell>
          <table:table-cell office:value-type="float" office:value="41205" calcext:value-type="float">
            <text:p>41205</text:p>
          </table:table-cell>
          <table:table-cell office:value-type="float" office:value="41108" calcext:value-type="float">
            <text:p>41108</text:p>
          </table:table-cell>
          <table:table-cell office:value-type="float" office:value="40906" calcext:value-type="float">
            <text:p>40906</text:p>
          </table:table-cell>
          <table:table-cell table:number-columns-repeated="7"/>
        </table:table-row>
        <table:table-row table:style-name="ro1">
          <table:table-cell table:formula="of:=MID([.B105];1;2)" office:value-type="string" office:string-value="10" calcext:value-type="string">
            <text:p>10</text:p>
          </table:table-cell>
          <table:table-cell office:value-type="string" calcext:value-type="string">
            <text:p>1012</text:p>
          </table:table-cell>
          <table:table-cell office:value-type="float" office:value="115125" calcext:value-type="float">
            <text:p>115125</text:p>
          </table:table-cell>
          <table:table-cell office:value-type="float" office:value="114336" calcext:value-type="float">
            <text:p>114336</text:p>
          </table:table-cell>
          <table:table-cell office:value-type="float" office:value="113923" calcext:value-type="float">
            <text:p>113923</text:p>
          </table:table-cell>
          <table:table-cell office:value-type="float" office:value="113315" calcext:value-type="float">
            <text:p>113315</text:p>
          </table:table-cell>
          <table:table-cell office:value-type="float" office:value="112644" calcext:value-type="float">
            <text:p>112644</text:p>
          </table:table-cell>
          <table:table-cell office:value-type="float" office:value="111696" calcext:value-type="float">
            <text:p>111696</text:p>
          </table:table-cell>
          <table:table-cell table:number-columns-repeated="7"/>
        </table:table-row>
        <table:table-row table:style-name="ro1">
          <table:table-cell table:formula="of:=MID([.B106];1;2)" office:value-type="string" office:string-value="10" calcext:value-type="string">
            <text:p>10</text:p>
          </table:table-cell>
          <table:table-cell office:value-type="string" calcext:value-type="string">
            <text:p>1013</text:p>
          </table:table-cell>
          <table:table-cell office:value-type="float" office:value="49239" calcext:value-type="float">
            <text:p>49239</text:p>
          </table:table-cell>
          <table:table-cell office:value-type="float" office:value="49081" calcext:value-type="float">
            <text:p>49081</text:p>
          </table:table-cell>
          <table:table-cell office:value-type="float" office:value="48997" calcext:value-type="float">
            <text:p>48997</text:p>
          </table:table-cell>
          <table:table-cell office:value-type="float" office:value="48808" calcext:value-type="float">
            <text:p>48808</text:p>
          </table:table-cell>
          <table:table-cell office:value-type="float" office:value="48592" calcext:value-type="float">
            <text:p>48592</text:p>
          </table:table-cell>
          <table:table-cell office:value-type="float" office:value="48385" calcext:value-type="float">
            <text:p>48385</text:p>
          </table:table-cell>
          <table:table-cell table:number-columns-repeated="7"/>
        </table:table-row>
        <table:table-row table:style-name="ro1">
          <table:table-cell table:formula="of:=MID([.B107];1;2)" office:value-type="string" office:string-value="10" calcext:value-type="string">
            <text:p>10</text:p>
          </table:table-cell>
          <table:table-cell office:value-type="string" calcext:value-type="string">
            <text:p>1014</text:p>
          </table:table-cell>
          <table:table-cell office:value-type="float" office:value="119268" calcext:value-type="float">
            <text:p>119268</text:p>
          </table:table-cell>
          <table:table-cell office:value-type="float" office:value="119009" calcext:value-type="float">
            <text:p>119009</text:p>
          </table:table-cell>
          <table:table-cell office:value-type="float" office:value="118692" calcext:value-type="float">
            <text:p>118692</text:p>
          </table:table-cell>
          <table:table-cell office:value-type="float" office:value="118240" calcext:value-type="float">
            <text:p>118240</text:p>
          </table:table-cell>
          <table:table-cell office:value-type="float" office:value="117674" calcext:value-type="float">
            <text:p>117674</text:p>
          </table:table-cell>
          <table:table-cell office:value-type="float" office:value="116918" calcext:value-type="float">
            <text:p>116918</text:p>
          </table:table-cell>
          <table:table-cell table:number-columns-repeated="7"/>
        </table:table-row>
        <table:table-row table:style-name="ro1">
          <table:table-cell table:formula="of:=MID([.B108];1;2)" office:value-type="string" office:string-value="10" calcext:value-type="string">
            <text:p>10</text:p>
          </table:table-cell>
          <table:table-cell office:value-type="string" calcext:value-type="string">
            <text:p>1015</text:p>
          </table:table-cell>
          <table:table-cell office:value-type="float" office:value="38177" calcext:value-type="float">
            <text:p>38177</text:p>
          </table:table-cell>
          <table:table-cell office:value-type="float" office:value="38198" calcext:value-type="float">
            <text:p>38198</text:p>
          </table:table-cell>
          <table:table-cell office:value-type="float" office:value="38224" calcext:value-type="float">
            <text:p>38224</text:p>
          </table:table-cell>
          <table:table-cell office:value-type="float" office:value="38195" calcext:value-type="float">
            <text:p>38195</text:p>
          </table:table-cell>
          <table:table-cell office:value-type="float" office:value="38174" calcext:value-type="float">
            <text:p>38174</text:p>
          </table:table-cell>
          <table:table-cell office:value-type="float" office:value="38173" calcext:value-type="float">
            <text:p>38173</text:p>
          </table:table-cell>
          <table:table-cell table:number-columns-repeated="7"/>
        </table:table-row>
        <table:table-row table:style-name="ro1">
          <table:table-cell table:formula="of:=MID([.B109];1;2)" office:value-type="string" office:string-value="10" calcext:value-type="string">
            <text:p>10</text:p>
          </table:table-cell>
          <table:table-cell office:value-type="string" calcext:value-type="string">
            <text:p>1016</text:p>
          </table:table-cell>
          <table:table-cell office:value-type="float" office:value="118671" calcext:value-type="float">
            <text:p>118671</text:p>
          </table:table-cell>
          <table:table-cell office:value-type="float" office:value="118234" calcext:value-type="float">
            <text:p>118234</text:p>
          </table:table-cell>
          <table:table-cell office:value-type="float" office:value="117852" calcext:value-type="float">
            <text:p>117852</text:p>
          </table:table-cell>
          <table:table-cell office:value-type="float" office:value="117259" calcext:value-type="float">
            <text:p>117259</text:p>
          </table:table-cell>
          <table:table-cell office:value-type="float" office:value="116519" calcext:value-type="float">
            <text:p>116519</text:p>
          </table:table-cell>
          <table:table-cell office:value-type="float" office:value="115735" calcext:value-type="float">
            <text:p>115735</text:p>
          </table:table-cell>
          <table:table-cell table:number-columns-repeated="7"/>
        </table:table-row>
        <table:table-row table:style-name="ro1">
          <table:table-cell table:formula="of:=MID([.B110];1;2)" office:value-type="string" office:string-value="10" calcext:value-type="string">
            <text:p>10</text:p>
          </table:table-cell>
          <table:table-cell office:value-type="string" calcext:value-type="string">
            <text:p>1017</text:p>
          </table:table-cell>
          <table:table-cell office:value-type="float" office:value="77290" calcext:value-type="float">
            <text:p>77290</text:p>
          </table:table-cell>
          <table:table-cell office:value-type="float" office:value="77238" calcext:value-type="float">
            <text:p>77238</text:p>
          </table:table-cell>
          <table:table-cell office:value-type="float" office:value="77017" calcext:value-type="float">
            <text:p>77017</text:p>
          </table:table-cell>
          <table:table-cell office:value-type="float" office:value="76699" calcext:value-type="float">
            <text:p>76699</text:p>
          </table:table-cell>
          <table:table-cell office:value-type="float" office:value="76256" calcext:value-type="float">
            <text:p>76256</text:p>
          </table:table-cell>
          <table:table-cell office:value-type="float" office:value="75736" calcext:value-type="float">
            <text:p>75736</text:p>
          </table:table-cell>
          <table:table-cell table:number-columns-repeated="7"/>
        </table:table-row>
        <table:table-row table:style-name="ro1">
          <table:table-cell table:formula="of:=MID([.B111];1;2)" office:value-type="string" office:string-value="10" calcext:value-type="string">
            <text:p>10</text:p>
          </table:table-cell>
          <table:table-cell office:value-type="string" calcext:value-type="string">
            <text:p>1018</text:p>
          </table:table-cell>
          <table:table-cell office:value-type="float" office:value="42195" calcext:value-type="float">
            <text:p>42195</text:p>
          </table:table-cell>
          <table:table-cell office:value-type="float" office:value="42237" calcext:value-type="float">
            <text:p>42237</text:p>
          </table:table-cell>
          <table:table-cell office:value-type="float" office:value="42255" calcext:value-type="float">
            <text:p>42255</text:p>
          </table:table-cell>
          <table:table-cell office:value-type="float" office:value="42213" calcext:value-type="float">
            <text:p>42213</text:p>
          </table:table-cell>
          <table:table-cell office:value-type="float" office:value="42105" calcext:value-type="float">
            <text:p>42105</text:p>
          </table:table-cell>
          <table:table-cell office:value-type="float" office:value="41984" calcext:value-type="float">
            <text:p>41984</text:p>
          </table:table-cell>
          <table:table-cell table:number-columns-repeated="7"/>
        </table:table-row>
        <table:table-row table:style-name="ro1">
          <table:table-cell table:formula="of:=MID([.B112];1;2)" office:value-type="string" office:string-value="10" calcext:value-type="string">
            <text:p>10</text:p>
          </table:table-cell>
          <table:table-cell office:value-type="string" calcext:value-type="string">
            <text:p>1019</text:p>
          </table:table-cell>
          <table:table-cell office:value-type="float" office:value="67483" calcext:value-type="float">
            <text:p>67483</text:p>
          </table:table-cell>
          <table:table-cell office:value-type="float" office:value="67248" calcext:value-type="float">
            <text:p>67248</text:p>
          </table:table-cell>
          <table:table-cell office:value-type="float" office:value="67049" calcext:value-type="float">
            <text:p>67049</text:p>
          </table:table-cell>
          <table:table-cell office:value-type="float" office:value="66766" calcext:value-type="float">
            <text:p>66766</text:p>
          </table:table-cell>
          <table:table-cell office:value-type="float" office:value="66380" calcext:value-type="float">
            <text:p>66380</text:p>
          </table:table-cell>
          <table:table-cell office:value-type="float" office:value="66064" calcext:value-type="float">
            <text:p>66064</text:p>
          </table:table-cell>
          <table:table-cell table:number-columns-repeated="7"/>
        </table:table-row>
        <table:table-row table:style-name="ro1">
          <table:table-cell table:formula="of:=MID([.B113];1;2)" office:value-type="string" office:string-value="10" calcext:value-type="string">
            <text:p>10</text:p>
          </table:table-cell>
          <table:table-cell office:value-type="string" calcext:value-type="string">
            <text:p>1020</text:p>
          </table:table-cell>
          <table:table-cell office:value-type="float" office:value="165130" calcext:value-type="float">
            <text:p>165130</text:p>
          </table:table-cell>
          <table:table-cell office:value-type="float" office:value="165206" calcext:value-type="float">
            <text:p>165206</text:p>
          </table:table-cell>
          <table:table-cell office:value-type="float" office:value="165606" calcext:value-type="float">
            <text:p>165606</text:p>
          </table:table-cell>
          <table:table-cell office:value-type="float" office:value="165916" calcext:value-type="float">
            <text:p>165916</text:p>
          </table:table-cell>
          <table:table-cell office:value-type="float" office:value="166113" calcext:value-type="float">
            <text:p>166113</text:p>
          </table:table-cell>
          <table:table-cell office:value-type="float" office:value="165850" calcext:value-type="float">
            <text:p>165850</text:p>
          </table:table-cell>
          <table:table-cell table:number-columns-repeated="7"/>
        </table:table-row>
        <table:table-row table:style-name="ro1">
          <table:table-cell table:formula="of:=MID([.B114];1;2)" office:value-type="string" office:string-value="10" calcext:value-type="string">
            <text:p>10</text:p>
          </table:table-cell>
          <table:table-cell office:value-type="string" calcext:value-type="string">
            <text:p>1061</text:p>
          </table:table-cell>
          <table:table-cell office:value-type="float" office:value="700982" calcext:value-type="float">
            <text:p>700982</text:p>
          </table:table-cell>
          <table:table-cell office:value-type="float" office:value="696503" calcext:value-type="float">
            <text:p>696503</text:p>
          </table:table-cell>
          <table:table-cell office:value-type="float" office:value="690422" calcext:value-type="float">
            <text:p>690422</text:p>
          </table:table-cell>
          <table:table-cell office:value-type="float" office:value="685285" calcext:value-type="float">
            <text:p>685285</text:p>
          </table:table-cell>
          <table:table-cell office:value-type="float" office:value="679941" calcext:value-type="float">
            <text:p>679941</text:p>
          </table:table-cell>
          <table:table-cell office:value-type="float" office:value="672185" calcext:value-type="float">
            <text:p>672185</text:p>
          </table:table-cell>
          <table:table-cell table:number-columns-repeated="7"/>
        </table:table-row>
        <table:table-row table:style-name="ro1">
          <table:table-cell table:formula="of:=MID([.B115];1;2)" office:value-type="string" office:string-value="10" calcext:value-type="string">
            <text:p>10</text:p>
          </table:table-cell>
          <table:table-cell office:value-type="string" calcext:value-type="string">
            <text:p>1062</text:p>
          </table:table-cell>
          <table:table-cell office:value-type="float" office:value="75183" calcext:value-type="float">
            <text:p>75183</text:p>
          </table:table-cell>
          <table:table-cell office:value-type="float" office:value="74694" calcext:value-type="float">
            <text:p>74694</text:p>
          </table:table-cell>
          <table:table-cell office:value-type="float" office:value="74312" calcext:value-type="float">
            <text:p>74312</text:p>
          </table:table-cell>
          <table:table-cell office:value-type="float" office:value="73670" calcext:value-type="float">
            <text:p>73670</text:p>
          </table:table-cell>
          <table:table-cell office:value-type="float" office:value="73090" calcext:value-type="float">
            <text:p>73090</text:p>
          </table:table-cell>
          <table:table-cell office:value-type="float" office:value="72250" calcext:value-type="float">
            <text:p>72250</text:p>
          </table:table-cell>
          <table:table-cell table:number-columns-repeated="7"/>
        </table:table-row>
        <table:table-row table:style-name="ro1">
          <table:table-cell table:formula="of:=MID([.B116];1;2)" office:value-type="string" office:string-value="10" calcext:value-type="string">
            <text:p>10</text:p>
          </table:table-cell>
          <table:table-cell office:value-type="string" calcext:value-type="string">
            <text:p>1063</text:p>
          </table:table-cell>
          <table:table-cell office:value-type="float" office:value="48388" calcext:value-type="float">
            <text:p>48388</text:p>
          </table:table-cell>
          <table:table-cell office:value-type="float" office:value="48327" calcext:value-type="float">
            <text:p>48327</text:p>
          </table:table-cell>
          <table:table-cell office:value-type="float" office:value="48308" calcext:value-type="float">
            <text:p>48308</text:p>
          </table:table-cell>
          <table:table-cell office:value-type="float" office:value="48178" calcext:value-type="float">
            <text:p>48178</text:p>
          </table:table-cell>
          <table:table-cell office:value-type="float" office:value="48089" calcext:value-type="float">
            <text:p>48089</text:p>
          </table:table-cell>
          <table:table-cell office:value-type="float" office:value="47655" calcext:value-type="float">
            <text:p>47655</text:p>
          </table:table-cell>
          <table:table-cell table:number-columns-repeated="7"/>
        </table:table-row>
        <table:table-row table:style-name="ro1">
          <table:table-cell table:formula="of:=MID([.B117];1;2)" office:value-type="string" office:string-value="12" calcext:value-type="string">
            <text:p>12</text:p>
          </table:table-cell>
          <table:table-cell office:value-type="string" calcext:value-type="string">
            <text:p>1201</text:p>
          </table:table-cell>
          <table:table-cell office:value-type="float" office:value="105416" calcext:value-type="float">
            <text:p>105416</text:p>
          </table:table-cell>
          <table:table-cell office:value-type="float" office:value="105747" calcext:value-type="float">
            <text:p>105747</text:p>
          </table:table-cell>
          <table:table-cell office:value-type="float" office:value="106096" calcext:value-type="float">
            <text:p>106096</text:p>
          </table:table-cell>
          <table:table-cell office:value-type="float" office:value="106514" calcext:value-type="float">
            <text:p>106514</text:p>
          </table:table-cell>
          <table:table-cell office:value-type="float" office:value="106858" calcext:value-type="float">
            <text:p>106858</text:p>
          </table:table-cell>
          <table:table-cell office:value-type="float" office:value="106947" calcext:value-type="float">
            <text:p>106947</text:p>
          </table:table-cell>
          <table:table-cell table:number-columns-repeated="7"/>
        </table:table-row>
        <table:table-row table:style-name="ro1">
          <table:table-cell table:formula="of:=MID([.B118];1;2)" office:value-type="string" office:string-value="12" calcext:value-type="string">
            <text:p>12</text:p>
          </table:table-cell>
          <table:table-cell office:value-type="string" calcext:value-type="string">
            <text:p>1202</text:p>
          </table:table-cell>
          <table:table-cell office:value-type="float" office:value="92983" calcext:value-type="float">
            <text:p>92983</text:p>
          </table:table-cell>
          <table:table-cell office:value-type="float" office:value="93001" calcext:value-type="float">
            <text:p>93001</text:p>
          </table:table-cell>
          <table:table-cell office:value-type="float" office:value="93164" calcext:value-type="float">
            <text:p>93164</text:p>
          </table:table-cell>
          <table:table-cell office:value-type="float" office:value="93206" calcext:value-type="float">
            <text:p>93206</text:p>
          </table:table-cell>
          <table:table-cell office:value-type="float" office:value="93201" calcext:value-type="float">
            <text:p>93201</text:p>
          </table:table-cell>
          <table:table-cell office:value-type="float" office:value="93035" calcext:value-type="float">
            <text:p>93035</text:p>
          </table:table-cell>
          <table:table-cell table:number-columns-repeated="7"/>
        </table:table-row>
        <table:table-row table:style-name="ro1">
          <table:table-cell table:formula="of:=MID([.B119];1;2)" office:value-type="string" office:string-value="12" calcext:value-type="string">
            <text:p>12</text:p>
          </table:table-cell>
          <table:table-cell office:value-type="string" calcext:value-type="string">
            <text:p>1203</text:p>
          </table:table-cell>
          <table:table-cell office:value-type="float" office:value="126463" calcext:value-type="float">
            <text:p>126463</text:p>
          </table:table-cell>
          <table:table-cell office:value-type="float" office:value="126049" calcext:value-type="float">
            <text:p>126049</text:p>
          </table:table-cell>
          <table:table-cell office:value-type="float" office:value="125725" calcext:value-type="float">
            <text:p>125725</text:p>
          </table:table-cell>
          <table:table-cell office:value-type="float" office:value="125385" calcext:value-type="float">
            <text:p>125385</text:p>
          </table:table-cell>
          <table:table-cell office:value-type="float" office:value="124536" calcext:value-type="float">
            <text:p>124536</text:p>
          </table:table-cell>
          <table:table-cell office:value-type="float" office:value="123664" calcext:value-type="float">
            <text:p>123664</text:p>
          </table:table-cell>
          <table:table-cell table:number-columns-repeated="7"/>
        </table:table-row>
        <table:table-row table:style-name="ro1">
          <table:table-cell table:formula="of:=MID([.B120];1;2)" office:value-type="string" office:string-value="12" calcext:value-type="string">
            <text:p>12</text:p>
          </table:table-cell>
          <table:table-cell office:value-type="string" calcext:value-type="string">
            <text:p>1204</text:p>
          </table:table-cell>
          <table:table-cell office:value-type="float" office:value="59374" calcext:value-type="float">
            <text:p>59374</text:p>
          </table:table-cell>
          <table:table-cell office:value-type="float" office:value="59342" calcext:value-type="float">
            <text:p>59342</text:p>
          </table:table-cell>
          <table:table-cell office:value-type="float" office:value="59311" calcext:value-type="float">
            <text:p>59311</text:p>
          </table:table-cell>
          <table:table-cell office:value-type="float" office:value="59350" calcext:value-type="float">
            <text:p>59350</text:p>
          </table:table-cell>
          <table:table-cell office:value-type="float" office:value="59174" calcext:value-type="float">
            <text:p>59174</text:p>
          </table:table-cell>
          <table:table-cell office:value-type="float" office:value="58977" calcext:value-type="float">
            <text:p>58977</text:p>
          </table:table-cell>
          <table:table-cell table:number-columns-repeated="7"/>
        </table:table-row>
        <table:table-row table:style-name="ro1">
          <table:table-cell table:formula="of:=MID([.B121];1;2)" office:value-type="string" office:string-value="12" calcext:value-type="string">
            <text:p>12</text:p>
          </table:table-cell>
          <table:table-cell office:value-type="string" calcext:value-type="string">
            <text:p>1205</text:p>
          </table:table-cell>
          <table:table-cell office:value-type="float" office:value="109140" calcext:value-type="float">
            <text:p>109140</text:p>
          </table:table-cell>
          <table:table-cell office:value-type="float" office:value="109049" calcext:value-type="float">
            <text:p>109049</text:p>
          </table:table-cell>
          <table:table-cell office:value-type="float" office:value="109076" calcext:value-type="float">
            <text:p>109076</text:p>
          </table:table-cell>
          <table:table-cell office:value-type="float" office:value="109104" calcext:value-type="float">
            <text:p>109104</text:p>
          </table:table-cell>
          <table:table-cell office:value-type="float" office:value="108886" calcext:value-type="float">
            <text:p>108886</text:p>
          </table:table-cell>
          <table:table-cell office:value-type="float" office:value="108487" calcext:value-type="float">
            <text:p>108487</text:p>
          </table:table-cell>
          <table:table-cell table:number-columns-repeated="7"/>
        </table:table-row>
        <table:table-row table:style-name="ro1">
          <table:table-cell table:formula="of:=MID([.B122];1;2)" office:value-type="string" office:string-value="12" calcext:value-type="string">
            <text:p>12</text:p>
          </table:table-cell>
          <table:table-cell office:value-type="string" calcext:value-type="string">
            <text:p>1206</text:p>
          </table:table-cell>
          <table:table-cell office:value-type="float" office:value="270490" calcext:value-type="float">
            <text:p>270490</text:p>
          </table:table-cell>
          <table:table-cell office:value-type="float" office:value="272591" calcext:value-type="float">
            <text:p>272591</text:p>
          </table:table-cell>
          <table:table-cell office:value-type="float" office:value="274843" calcext:value-type="float">
            <text:p>274843</text:p>
          </table:table-cell>
          <table:table-cell office:value-type="float" office:value="277145" calcext:value-type="float">
            <text:p>277145</text:p>
          </table:table-cell>
          <table:table-cell office:value-type="float" office:value="279239" calcext:value-type="float">
            <text:p>279239</text:p>
          </table:table-cell>
          <table:table-cell office:value-type="float" office:value="281440" calcext:value-type="float">
            <text:p>281440</text:p>
          </table:table-cell>
          <table:table-cell table:number-columns-repeated="7"/>
        </table:table-row>
        <table:table-row table:style-name="ro1">
          <table:table-cell table:formula="of:=MID([.B123];1;2)" office:value-type="string" office:string-value="12" calcext:value-type="string">
            <text:p>12</text:p>
          </table:table-cell>
          <table:table-cell office:value-type="string" calcext:value-type="string">
            <text:p>1207</text:p>
          </table:table-cell>
          <table:table-cell office:value-type="float" office:value="129699" calcext:value-type="float">
            <text:p>129699</text:p>
          </table:table-cell>
          <table:table-cell office:value-type="float" office:value="130289" calcext:value-type="float">
            <text:p>130289</text:p>
          </table:table-cell>
          <table:table-cell office:value-type="float" office:value="130964" calcext:value-type="float">
            <text:p>130964</text:p>
          </table:table-cell>
          <table:table-cell office:value-type="float" office:value="131523" calcext:value-type="float">
            <text:p>131523</text:p>
          </table:table-cell>
          <table:table-cell office:value-type="float" office:value="131764" calcext:value-type="float">
            <text:p>131764</text:p>
          </table:table-cell>
          <table:table-cell office:value-type="float" office:value="132148" calcext:value-type="float">
            <text:p>132148</text:p>
          </table:table-cell>
          <table:table-cell table:number-columns-repeated="7"/>
        </table:table-row>
        <table:table-row table:style-name="ro1">
          <table:table-cell table:formula="of:=MID([.B124];1;2)" office:value-type="string" office:string-value="12" calcext:value-type="string">
            <text:p>12</text:p>
          </table:table-cell>
          <table:table-cell office:value-type="string" calcext:value-type="string">
            <text:p>1208</text:p>
          </table:table-cell>
          <table:table-cell office:value-type="float" office:value="49592" calcext:value-type="float">
            <text:p>49592</text:p>
          </table:table-cell>
          <table:table-cell office:value-type="float" office:value="49505" calcext:value-type="float">
            <text:p>49505</text:p>
          </table:table-cell>
          <table:table-cell office:value-type="float" office:value="49315" calcext:value-type="float">
            <text:p>49315</text:p>
          </table:table-cell>
          <table:table-cell office:value-type="float" office:value="49137" calcext:value-type="float">
            <text:p>49137</text:p>
          </table:table-cell>
          <table:table-cell office:value-type="float" office:value="48818" calcext:value-type="float">
            <text:p>48818</text:p>
          </table:table-cell>
          <table:table-cell office:value-type="float" office:value="48464" calcext:value-type="float">
            <text:p>48464</text:p>
          </table:table-cell>
          <table:table-cell table:number-columns-repeated="7"/>
        </table:table-row>
        <table:table-row table:style-name="ro1">
          <table:table-cell table:formula="of:=MID([.B125];1;2)" office:value-type="string" office:string-value="12" calcext:value-type="string">
            <text:p>12</text:p>
          </table:table-cell>
          <table:table-cell office:value-type="string" calcext:value-type="string">
            <text:p>1209</text:p>
          </table:table-cell>
          <table:table-cell office:value-type="float" office:value="125020" calcext:value-type="float">
            <text:p>125020</text:p>
          </table:table-cell>
          <table:table-cell office:value-type="float" office:value="125647" calcext:value-type="float">
            <text:p>125647</text:p>
          </table:table-cell>
          <table:table-cell office:value-type="float" office:value="126339" calcext:value-type="float">
            <text:p>126339</text:p>
          </table:table-cell>
          <table:table-cell office:value-type="float" office:value="127028" calcext:value-type="float">
            <text:p>127028</text:p>
          </table:table-cell>
          <table:table-cell office:value-type="float" office:value="127600" calcext:value-type="float">
            <text:p>127600</text:p>
          </table:table-cell>
          <table:table-cell office:value-type="float" office:value="127972" calcext:value-type="float">
            <text:p>127972</text:p>
          </table:table-cell>
          <table:table-cell table:number-columns-repeated="7"/>
        </table:table-row>
        <table:table-row table:style-name="ro1">
          <table:table-cell table:formula="of:=MID([.B126];1;2)" office:value-type="string" office:string-value="12" calcext:value-type="string">
            <text:p>12</text:p>
          </table:table-cell>
          <table:table-cell office:value-type="string" calcext:value-type="string">
            <text:p>1210</text:p>
          </table:table-cell>
          <table:table-cell office:value-type="float" office:value="212894" calcext:value-type="float">
            <text:p>212894</text:p>
          </table:table-cell>
          <table:table-cell office:value-type="float" office:value="213864" calcext:value-type="float">
            <text:p>213864</text:p>
          </table:table-cell>
          <table:table-cell office:value-type="float" office:value="214999" calcext:value-type="float">
            <text:p>214999</text:p>
          </table:table-cell>
          <table:table-cell office:value-type="float" office:value="216176" calcext:value-type="float">
            <text:p>216176</text:p>
          </table:table-cell>
          <table:table-cell office:value-type="float" office:value="216796" calcext:value-type="float">
            <text:p>216796</text:p>
          </table:table-cell>
          <table:table-cell office:value-type="float" office:value="217071" calcext:value-type="float">
            <text:p>217071</text:p>
          </table:table-cell>
          <table:table-cell table:number-columns-repeated="7"/>
        </table:table-row>
        <table:table-row table:style-name="ro1">
          <table:table-cell table:formula="of:=MID([.B127];1;2)" office:value-type="string" office:string-value="12" calcext:value-type="string">
            <text:p>12</text:p>
          </table:table-cell>
          <table:table-cell office:value-type="string" calcext:value-type="string">
            <text:p>1211</text:p>
          </table:table-cell>
          <table:table-cell office:value-type="float" office:value="190517" calcext:value-type="float">
            <text:p>190517</text:p>
          </table:table-cell>
          <table:table-cell office:value-type="float" office:value="190757" calcext:value-type="float">
            <text:p>190757</text:p>
          </table:table-cell>
          <table:table-cell office:value-type="float" office:value="191266" calcext:value-type="float">
            <text:p>191266</text:p>
          </table:table-cell>
          <table:table-cell office:value-type="float" office:value="191508" calcext:value-type="float">
            <text:p>191508</text:p>
          </table:table-cell>
          <table:table-cell office:value-type="float" office:value="191782" calcext:value-type="float">
            <text:p>191782</text:p>
          </table:table-cell>
          <table:table-cell office:value-type="float" office:value="191646" calcext:value-type="float">
            <text:p>191646</text:p>
          </table:table-cell>
          <table:table-cell table:number-columns-repeated="7"/>
        </table:table-row>
        <table:table-row table:style-name="ro1">
          <table:table-cell table:formula="of:=MID([.B128];1;2)" office:value-type="string" office:string-value="12" calcext:value-type="string">
            <text:p>12</text:p>
          </table:table-cell>
          <table:table-cell office:value-type="string" calcext:value-type="string">
            <text:p>1212</text:p>
          </table:table-cell>
          <table:table-cell office:value-type="float" office:value="113148" calcext:value-type="float">
            <text:p>113148</text:p>
          </table:table-cell>
          <table:table-cell office:value-type="float" office:value="112863" calcext:value-type="float">
            <text:p>112863</text:p>
          </table:table-cell>
          <table:table-cell office:value-type="float" office:value="112539" calcext:value-type="float">
            <text:p>112539</text:p>
          </table:table-cell>
          <table:table-cell office:value-type="float" office:value="112035" calcext:value-type="float">
            <text:p>112035</text:p>
          </table:table-cell>
          <table:table-cell office:value-type="float" office:value="111217" calcext:value-type="float">
            <text:p>111217</text:p>
          </table:table-cell>
          <table:table-cell office:value-type="float" office:value="110471" calcext:value-type="float">
            <text:p>110471</text:p>
          </table:table-cell>
          <table:table-cell table:number-columns-repeated="7"/>
        </table:table-row>
        <table:table-row table:style-name="ro1">
          <table:table-cell table:formula="of:=MID([.B129];1;2)" office:value-type="string" office:string-value="12" calcext:value-type="string">
            <text:p>12</text:p>
          </table:table-cell>
          <table:table-cell office:value-type="string" calcext:value-type="string">
            <text:p>1213</text:p>
          </table:table-cell>
          <table:table-cell office:value-type="float" office:value="154819" calcext:value-type="float">
            <text:p>154819</text:p>
          </table:table-cell>
          <table:table-cell office:value-type="float" office:value="154581" calcext:value-type="float">
            <text:p>154581</text:p>
          </table:table-cell>
          <table:table-cell office:value-type="float" office:value="154292" calcext:value-type="float">
            <text:p>154292</text:p>
          </table:table-cell>
          <table:table-cell office:value-type="float" office:value="153737" calcext:value-type="float">
            <text:p>153737</text:p>
          </table:table-cell>
          <table:table-cell office:value-type="float" office:value="153486" calcext:value-type="float">
            <text:p>153486</text:p>
          </table:table-cell>
          <table:table-cell office:value-type="float" office:value="152687" calcext:value-type="float">
            <text:p>152687</text:p>
          </table:table-cell>
          <table:table-cell table:number-columns-repeated="7"/>
        </table:table-row>
        <table:table-row table:style-name="ro1">
          <table:table-cell table:formula="of:=MID([.B130];1;2)" office:value-type="string" office:string-value="12" calcext:value-type="string">
            <text:p>12</text:p>
          </table:table-cell>
          <table:table-cell office:value-type="string" calcext:value-type="string">
            <text:p>1214</text:p>
          </table:table-cell>
          <table:table-cell office:value-type="float" office:value="43716" calcext:value-type="float">
            <text:p>43716</text:p>
          </table:table-cell>
          <table:table-cell office:value-type="float" office:value="43648" calcext:value-type="float">
            <text:p>43648</text:p>
          </table:table-cell>
          <table:table-cell office:value-type="float" office:value="43658" calcext:value-type="float">
            <text:p>43658</text:p>
          </table:table-cell>
          <table:table-cell office:value-type="float" office:value="43523" calcext:value-type="float">
            <text:p>43523</text:p>
          </table:table-cell>
          <table:table-cell office:value-type="float" office:value="43222" calcext:value-type="float">
            <text:p>43222</text:p>
          </table:table-cell>
          <table:table-cell office:value-type="float" office:value="43057" calcext:value-type="float">
            <text:p>43057</text:p>
          </table:table-cell>
          <table:table-cell table:number-columns-repeated="7"/>
        </table:table-row>
        <table:table-row table:style-name="ro1">
          <table:table-cell table:formula="of:=MID([.B131];1;2)" office:value-type="string" office:string-value="12" calcext:value-type="string">
            <text:p>12</text:p>
          </table:table-cell>
          <table:table-cell office:value-type="string" calcext:value-type="string">
            <text:p>1215</text:p>
          </table:table-cell>
          <table:table-cell office:value-type="float" office:value="84175" calcext:value-type="float">
            <text:p>84175</text:p>
          </table:table-cell>
          <table:table-cell office:value-type="float" office:value="84184" calcext:value-type="float">
            <text:p>84184</text:p>
          </table:table-cell>
          <table:table-cell office:value-type="float" office:value="84317" calcext:value-type="float">
            <text:p>84317</text:p>
          </table:table-cell>
          <table:table-cell office:value-type="float" office:value="84255" calcext:value-type="float">
            <text:p>84255</text:p>
          </table:table-cell>
          <table:table-cell office:value-type="float" office:value="84232" calcext:value-type="float">
            <text:p>84232</text:p>
          </table:table-cell>
          <table:table-cell office:value-type="float" office:value="83761" calcext:value-type="float">
            <text:p>83761</text:p>
          </table:table-cell>
          <table:table-cell table:number-columns-repeated="7"/>
        </table:table-row>
        <table:table-row table:style-name="ro1">
          <table:table-cell table:formula="of:=MID([.B132];1;2)" office:value-type="string" office:string-value="12" calcext:value-type="string">
            <text:p>12</text:p>
          </table:table-cell>
          <table:table-cell office:value-type="string" calcext:value-type="string">
            <text:p>1216</text:p>
          </table:table-cell>
          <table:table-cell office:value-type="float" office:value="200600" calcext:value-type="float">
            <text:p>200600</text:p>
          </table:table-cell>
          <table:table-cell office:value-type="float" office:value="200886" calcext:value-type="float">
            <text:p>200886</text:p>
          </table:table-cell>
          <table:table-cell office:value-type="float" office:value="201268" calcext:value-type="float">
            <text:p>201268</text:p>
          </table:table-cell>
          <table:table-cell office:value-type="float" office:value="201570" calcext:value-type="float">
            <text:p>201570</text:p>
          </table:table-cell>
          <table:table-cell office:value-type="float" office:value="201497" calcext:value-type="float">
            <text:p>201497</text:p>
          </table:table-cell>
          <table:table-cell office:value-type="float" office:value="201230" calcext:value-type="float">
            <text:p>201230</text:p>
          </table:table-cell>
          <table:table-cell table:number-columns-repeated="7"/>
        </table:table-row>
        <table:table-row table:style-name="ro1">
          <table:table-cell table:formula="of:=MID([.B133];1;2)" office:value-type="string" office:string-value="12" calcext:value-type="string">
            <text:p>12</text:p>
          </table:table-cell>
          <table:table-cell office:value-type="string" calcext:value-type="string">
            <text:p>1217</text:p>
          </table:table-cell>
          <table:table-cell office:value-type="float" office:value="67884" calcext:value-type="float">
            <text:p>67884</text:p>
          </table:table-cell>
          <table:table-cell office:value-type="float" office:value="67905" calcext:value-type="float">
            <text:p>67905</text:p>
          </table:table-cell>
          <table:table-cell office:value-type="float" office:value="68034" calcext:value-type="float">
            <text:p>68034</text:p>
          </table:table-cell>
          <table:table-cell office:value-type="float" office:value="68146" calcext:value-type="float">
            <text:p>68146</text:p>
          </table:table-cell>
          <table:table-cell office:value-type="float" office:value="68072" calcext:value-type="float">
            <text:p>68072</text:p>
          </table:table-cell>
          <table:table-cell office:value-type="float" office:value="68049" calcext:value-type="float">
            <text:p>68049</text:p>
          </table:table-cell>
          <table:table-cell table:number-columns-repeated="7"/>
        </table:table-row>
        <table:table-row table:style-name="ro1">
          <table:table-cell table:formula="of:=MID([.B134];1;2)" office:value-type="string" office:string-value="12" calcext:value-type="string">
            <text:p>12</text:p>
          </table:table-cell>
          <table:table-cell office:value-type="string" calcext:value-type="string">
            <text:p>1218</text:p>
          </table:table-cell>
          <table:table-cell office:value-type="float" office:value="159538" calcext:value-type="float">
            <text:p>159538</text:p>
          </table:table-cell>
          <table:table-cell office:value-type="float" office:value="159678" calcext:value-type="float">
            <text:p>159678</text:p>
          </table:table-cell>
          <table:table-cell office:value-type="float" office:value="159938" calcext:value-type="float">
            <text:p>159938</text:p>
          </table:table-cell>
          <table:table-cell office:value-type="float" office:value="160130" calcext:value-type="float">
            <text:p>160130</text:p>
          </table:table-cell>
          <table:table-cell office:value-type="float" office:value="160006" calcext:value-type="float">
            <text:p>160006</text:p>
          </table:table-cell>
          <table:table-cell office:value-type="float" office:value="159662" calcext:value-type="float">
            <text:p>159662</text:p>
          </table:table-cell>
          <table:table-cell table:number-columns-repeated="7"/>
        </table:table-row>
        <table:table-row table:style-name="ro1">
          <table:table-cell table:formula="of:=MID([.B135];1;2)" office:value-type="string" office:string-value="12" calcext:value-type="string">
            <text:p>12</text:p>
          </table:table-cell>
          <table:table-cell office:value-type="string" calcext:value-type="string">
            <text:p>1219</text:p>
          </table:table-cell>
          <table:table-cell office:value-type="float" office:value="121534" calcext:value-type="float">
            <text:p>121534</text:p>
          </table:table-cell>
          <table:table-cell office:value-type="float" office:value="123251" calcext:value-type="float">
            <text:p>123251</text:p>
          </table:table-cell>
          <table:table-cell office:value-type="float" office:value="125197" calcext:value-type="float">
            <text:p>125197</text:p>
          </table:table-cell>
          <table:table-cell office:value-type="float" office:value="127078" calcext:value-type="float">
            <text:p>127078</text:p>
          </table:table-cell>
          <table:table-cell office:value-type="float" office:value="129136" calcext:value-type="float">
            <text:p>129136</text:p>
          </table:table-cell>
          <table:table-cell office:value-type="float" office:value="130651" calcext:value-type="float">
            <text:p>130651</text:p>
          </table:table-cell>
          <table:table-cell table:number-columns-repeated="7"/>
        </table:table-row>
        <table:table-row table:style-name="ro1">
          <table:table-cell table:formula="of:=MID([.B136];1;2)" office:value-type="string" office:string-value="12" calcext:value-type="string">
            <text:p>12</text:p>
          </table:table-cell>
          <table:table-cell office:value-type="string" calcext:value-type="string">
            <text:p>1261</text:p>
          </table:table-cell>
          <table:table-cell office:value-type="float" office:value="761069" calcext:value-type="float">
            <text:p>761069</text:p>
          </table:table-cell>
          <table:table-cell office:value-type="float" office:value="765320" calcext:value-type="float">
            <text:p>765320</text:p>
          </table:table-cell>
          <table:table-cell office:value-type="float" office:value="767348" calcext:value-type="float">
            <text:p>767348</text:p>
          </table:table-cell>
          <table:table-cell office:value-type="float" office:value="771069" calcext:value-type="float">
            <text:p>771069</text:p>
          </table:table-cell>
          <table:table-cell office:value-type="float" office:value="779115" calcext:value-type="float">
            <text:p>779115</text:p>
          </table:table-cell>
          <table:table-cell office:value-type="float" office:value="779966" calcext:value-type="float">
            <text:p>779966</text:p>
          </table:table-cell>
          <table:table-cell table:number-columns-repeated="7"/>
        </table:table-row>
        <table:table-row table:style-name="ro1">
          <table:table-cell table:formula="of:=MID([.B137];1;2)" office:value-type="string" office:string-value="12" calcext:value-type="string">
            <text:p>12</text:p>
          </table:table-cell>
          <table:table-cell office:value-type="string" calcext:value-type="string">
            <text:p>1262</text:p>
          </table:table-cell>
          <table:table-cell office:value-type="float" office:value="83903" calcext:value-type="float">
            <text:p>83903</text:p>
          </table:table-cell>
          <table:table-cell office:value-type="float" office:value="83993" calcext:value-type="float">
            <text:p>83993</text:p>
          </table:table-cell>
          <table:table-cell office:value-type="float" office:value="84041" calcext:value-type="float">
            <text:p>84041</text:p>
          </table:table-cell>
          <table:table-cell office:value-type="float" office:value="83896" calcext:value-type="float">
            <text:p>83896</text:p>
          </table:table-cell>
          <table:table-cell office:value-type="float" office:value="83794" calcext:value-type="float">
            <text:p>83794</text:p>
          </table:table-cell>
          <table:table-cell office:value-type="float" office:value="83558" calcext:value-type="float">
            <text:p>83558</text:p>
          </table:table-cell>
          <table:table-cell table:number-columns-repeated="7"/>
        </table:table-row>
        <table:table-row table:style-name="ro1">
          <table:table-cell table:formula="of:=MID([.B138];1;2)" office:value-type="string" office:string-value="12" calcext:value-type="string">
            <text:p>12</text:p>
          </table:table-cell>
          <table:table-cell office:value-type="string" calcext:value-type="string">
            <text:p>1263</text:p>
          </table:table-cell>
          <table:table-cell office:value-type="float" office:value="110644" calcext:value-type="float">
            <text:p>110644</text:p>
          </table:table-cell>
          <table:table-cell office:value-type="float" office:value="110110" calcext:value-type="float">
            <text:p>110110</text:p>
          </table:table-cell>
          <table:table-cell office:value-type="float" office:value="109650" calcext:value-type="float">
            <text:p>109650</text:p>
          </table:table-cell>
          <table:table-cell office:value-type="float" office:value="109062" calcext:value-type="float">
            <text:p>109062</text:p>
          </table:table-cell>
          <table:table-cell office:value-type="float" office:value="108470" calcext:value-type="float">
            <text:p>108470</text:p>
          </table:table-cell>
          <table:table-cell office:value-type="float" office:value="107498" calcext:value-type="float">
            <text:p>107498</text:p>
          </table:table-cell>
          <table:table-cell table:number-columns-repeated="7"/>
        </table:table-row>
        <table:table-row table:style-name="ro1">
          <table:table-cell table:formula="of:=MID([.B139];1;2)" office:value-type="string" office:string-value="14" calcext:value-type="string">
            <text:p>14</text:p>
          </table:table-cell>
          <table:table-cell office:value-type="string" calcext:value-type="string">
            <text:p>1401</text:p>
          </table:table-cell>
          <table:table-cell office:value-type="float" office:value="33569" calcext:value-type="float">
            <text:p>33569</text:p>
          </table:table-cell>
          <table:table-cell office:value-type="float" office:value="33523" calcext:value-type="float">
            <text:p>33523</text:p>
          </table:table-cell>
          <table:table-cell office:value-type="float" office:value="33542" calcext:value-type="float">
            <text:p>33542</text:p>
          </table:table-cell>
          <table:table-cell office:value-type="float" office:value="33551" calcext:value-type="float">
            <text:p>33551</text:p>
          </table:table-cell>
          <table:table-cell office:value-type="float" office:value="33410" calcext:value-type="float">
            <text:p>33410</text:p>
          </table:table-cell>
          <table:table-cell office:value-type="float" office:value="33329" calcext:value-type="float">
            <text:p>33329</text:p>
          </table:table-cell>
          <table:table-cell table:number-columns-repeated="7"/>
        </table:table-row>
        <table:table-row table:style-name="ro1">
          <table:table-cell table:formula="of:=MID([.B140];1;2)" office:value-type="string" office:string-value="14" calcext:value-type="string">
            <text:p>14</text:p>
          </table:table-cell>
          <table:table-cell office:value-type="string" calcext:value-type="string">
            <text:p>1402</text:p>
          </table:table-cell>
          <table:table-cell office:value-type="float" office:value="90327" calcext:value-type="float">
            <text:p>90327</text:p>
          </table:table-cell>
          <table:table-cell office:value-type="float" office:value="90264" calcext:value-type="float">
            <text:p>90264</text:p>
          </table:table-cell>
          <table:table-cell office:value-type="float" office:value="89976" calcext:value-type="float">
            <text:p>89976</text:p>
          </table:table-cell>
          <table:table-cell office:value-type="float" office:value="89670" calcext:value-type="float">
            <text:p>89670</text:p>
          </table:table-cell>
          <table:table-cell office:value-type="float" office:value="89423" calcext:value-type="float">
            <text:p>89423</text:p>
          </table:table-cell>
          <table:table-cell office:value-type="float" office:value="88891" calcext:value-type="float">
            <text:p>88891</text:p>
          </table:table-cell>
          <table:table-cell table:number-columns-repeated="7"/>
        </table:table-row>
        <table:table-row table:style-name="ro1">
          <table:table-cell table:formula="of:=MID([.B141];1;2)" office:value-type="string" office:string-value="14" calcext:value-type="string">
            <text:p>14</text:p>
          </table:table-cell>
          <table:table-cell office:value-type="string" calcext:value-type="string">
            <text:p>1403</text:p>
          </table:table-cell>
          <table:table-cell office:value-type="float" office:value="108740" calcext:value-type="float">
            <text:p>108740</text:p>
          </table:table-cell>
          <table:table-cell office:value-type="float" office:value="108843" calcext:value-type="float">
            <text:p>108843</text:p>
          </table:table-cell>
          <table:table-cell office:value-type="float" office:value="108981" calcext:value-type="float">
            <text:p>108981</text:p>
          </table:table-cell>
          <table:table-cell office:value-type="float" office:value="108993" calcext:value-type="float">
            <text:p>108993</text:p>
          </table:table-cell>
          <table:table-cell office:value-type="float" office:value="108981" calcext:value-type="float">
            <text:p>108981</text:p>
          </table:table-cell>
          <table:table-cell office:value-type="float" office:value="108634" calcext:value-type="float">
            <text:p>108634</text:p>
          </table:table-cell>
          <table:table-cell table:number-columns-repeated="7"/>
        </table:table-row>
        <table:table-row table:style-name="ro1">
          <table:table-cell table:formula="of:=MID([.B142];1;2)" office:value-type="string" office:string-value="14" calcext:value-type="string">
            <text:p>14</text:p>
          </table:table-cell>
          <table:table-cell office:value-type="string" calcext:value-type="string">
            <text:p>1404</text:p>
          </table:table-cell>
          <table:table-cell office:value-type="float" office:value="45992" calcext:value-type="float">
            <text:p>45992</text:p>
          </table:table-cell>
          <table:table-cell office:value-type="float" office:value="45682" calcext:value-type="float">
            <text:p>45682</text:p>
          </table:table-cell>
          <table:table-cell office:value-type="float" office:value="45461" calcext:value-type="float">
            <text:p>45461</text:p>
          </table:table-cell>
          <table:table-cell office:value-type="float" office:value="45203" calcext:value-type="float">
            <text:p>45203</text:p>
          </table:table-cell>
          <table:table-cell office:value-type="float" office:value="44899" calcext:value-type="float">
            <text:p>44899</text:p>
          </table:table-cell>
          <table:table-cell office:value-type="float" office:value="44581" calcext:value-type="float">
            <text:p>44581</text:p>
          </table:table-cell>
          <table:table-cell table:number-columns-repeated="7"/>
        </table:table-row>
        <table:table-row table:style-name="ro1">
          <table:table-cell table:formula="of:=MID([.B143];1;2)" office:value-type="string" office:string-value="14" calcext:value-type="string">
            <text:p>14</text:p>
          </table:table-cell>
          <table:table-cell office:value-type="string" calcext:value-type="string">
            <text:p>1405</text:p>
          </table:table-cell>
          <table:table-cell office:value-type="float" office:value="90656" calcext:value-type="float">
            <text:p>90656</text:p>
          </table:table-cell>
          <table:table-cell office:value-type="float" office:value="91647" calcext:value-type="float">
            <text:p>91647</text:p>
          </table:table-cell>
          <table:table-cell office:value-type="float" office:value="92847" calcext:value-type="float">
            <text:p>92847</text:p>
          </table:table-cell>
          <table:table-cell office:value-type="float" office:value="94091" calcext:value-type="float">
            <text:p>94091</text:p>
          </table:table-cell>
          <table:table-cell office:value-type="float" office:value="95963" calcext:value-type="float">
            <text:p>95963</text:p>
          </table:table-cell>
          <table:table-cell office:value-type="float" office:value="97462" calcext:value-type="float">
            <text:p>97462</text:p>
          </table:table-cell>
          <table:table-cell table:number-columns-repeated="7"/>
        </table:table-row>
        <table:table-row table:style-name="ro1">
          <table:table-cell table:formula="of:=MID([.B144];1;2)" office:value-type="string" office:string-value="14" calcext:value-type="string">
            <text:p>14</text:p>
          </table:table-cell>
          <table:table-cell office:value-type="string" calcext:value-type="string">
            <text:p>1406</text:p>
          </table:table-cell>
          <table:table-cell office:value-type="float" office:value="98619" calcext:value-type="float">
            <text:p>98619</text:p>
          </table:table-cell>
          <table:table-cell office:value-type="float" office:value="98559" calcext:value-type="float">
            <text:p>98559</text:p>
          </table:table-cell>
          <table:table-cell office:value-type="float" office:value="98701" calcext:value-type="float">
            <text:p>98701</text:p>
          </table:table-cell>
          <table:table-cell office:value-type="float" office:value="98451" calcext:value-type="float">
            <text:p>98451</text:p>
          </table:table-cell>
          <table:table-cell office:value-type="float" office:value="98311" calcext:value-type="float">
            <text:p>98311</text:p>
          </table:table-cell>
          <table:table-cell office:value-type="float" office:value="97979" calcext:value-type="float">
            <text:p>97979</text:p>
          </table:table-cell>
          <table:table-cell table:number-columns-repeated="7"/>
        </table:table-row>
        <table:table-row table:style-name="ro1">
          <table:table-cell table:formula="of:=MID([.B145];1;2)" office:value-type="string" office:string-value="14" calcext:value-type="string">
            <text:p>14</text:p>
          </table:table-cell>
          <table:table-cell office:value-type="string" calcext:value-type="string">
            <text:p>1407</text:p>
          </table:table-cell>
          <table:table-cell office:value-type="float" office:value="61319" calcext:value-type="float">
            <text:p>61319</text:p>
          </table:table-cell>
          <table:table-cell office:value-type="float" office:value="61045" calcext:value-type="float">
            <text:p>61045</text:p>
          </table:table-cell>
          <table:table-cell office:value-type="float" office:value="60699" calcext:value-type="float">
            <text:p>60699</text:p>
          </table:table-cell>
          <table:table-cell office:value-type="float" office:value="60472" calcext:value-type="float">
            <text:p>60472</text:p>
          </table:table-cell>
          <table:table-cell office:value-type="float" office:value="59997" calcext:value-type="float">
            <text:p>59997</text:p>
          </table:table-cell>
          <table:table-cell office:value-type="float" office:value="59592" calcext:value-type="float">
            <text:p>59592</text:p>
          </table:table-cell>
          <table:table-cell table:number-columns-repeated="7"/>
        </table:table-row>
        <table:table-row table:style-name="ro1">
          <table:table-cell table:formula="of:=MID([.B146];1;2)" office:value-type="string" office:string-value="14" calcext:value-type="string">
            <text:p>14</text:p>
          </table:table-cell>
          <table:table-cell office:value-type="string" calcext:value-type="string">
            <text:p>1408</text:p>
          </table:table-cell>
          <table:table-cell office:value-type="float" office:value="113242" calcext:value-type="float">
            <text:p>113242</text:p>
          </table:table-cell>
          <table:table-cell office:value-type="float" office:value="114421" calcext:value-type="float">
            <text:p>114421</text:p>
          </table:table-cell>
          <table:table-cell office:value-type="float" office:value="115384" calcext:value-type="float">
            <text:p>115384</text:p>
          </table:table-cell>
          <table:table-cell office:value-type="float" office:value="116775" calcext:value-type="float">
            <text:p>116775</text:p>
          </table:table-cell>
          <table:table-cell office:value-type="float" office:value="118585" calcext:value-type="float">
            <text:p>118585</text:p>
          </table:table-cell>
          <table:table-cell office:value-type="float" office:value="119882" calcext:value-type="float">
            <text:p>119882</text:p>
          </table:table-cell>
          <table:table-cell table:number-columns-repeated="7"/>
        </table:table-row>
        <table:table-row table:style-name="ro1">
          <table:table-cell table:formula="of:=MID([.B147];1;2)" office:value-type="string" office:string-value="14" calcext:value-type="string">
            <text:p>14</text:p>
          </table:table-cell>
          <table:table-cell office:value-type="string" calcext:value-type="string">
            <text:p>1409</text:p>
          </table:table-cell>
          <table:table-cell office:value-type="float" office:value="35063" calcext:value-type="float">
            <text:p>35063</text:p>
          </table:table-cell>
          <table:table-cell office:value-type="float" office:value="34843" calcext:value-type="float">
            <text:p>34843</text:p>
          </table:table-cell>
          <table:table-cell office:value-type="float" office:value="34496" calcext:value-type="float">
            <text:p>34496</text:p>
          </table:table-cell>
          <table:table-cell office:value-type="float" office:value="34214" calcext:value-type="float">
            <text:p>34214</text:p>
          </table:table-cell>
          <table:table-cell office:value-type="float" office:value="33874" calcext:value-type="float">
            <text:p>33874</text:p>
          </table:table-cell>
          <table:table-cell office:value-type="float" office:value="33598" calcext:value-type="float">
            <text:p>33598</text:p>
          </table:table-cell>
          <table:table-cell table:number-columns-repeated="7"/>
        </table:table-row>
        <table:table-row table:style-name="ro1">
          <table:table-cell table:formula="of:=MID([.B148];1;2)" office:value-type="string" office:string-value="14" calcext:value-type="string">
            <text:p>14</text:p>
          </table:table-cell>
          <table:table-cell office:value-type="string" calcext:value-type="string">
            <text:p>1410</text:p>
          </table:table-cell>
          <table:table-cell office:value-type="float" office:value="31775" calcext:value-type="float">
            <text:p>31775</text:p>
          </table:table-cell>
          <table:table-cell office:value-type="float" office:value="31544" calcext:value-type="float">
            <text:p>31544</text:p>
          </table:table-cell>
          <table:table-cell office:value-type="float" office:value="31335" calcext:value-type="float">
            <text:p>31335</text:p>
          </table:table-cell>
          <table:table-cell office:value-type="float" office:value="31023" calcext:value-type="float">
            <text:p>31023</text:p>
          </table:table-cell>
          <table:table-cell office:value-type="float" office:value="30774" calcext:value-type="float">
            <text:p>30774</text:p>
          </table:table-cell>
          <table:table-cell office:value-type="float" office:value="30556" calcext:value-type="float">
            <text:p>30556</text:p>
          </table:table-cell>
          <table:table-cell table:number-columns-repeated="7"/>
        </table:table-row>
        <table:table-row table:style-name="ro1">
          <table:table-cell table:formula="of:=MID([.B149];1;2)" office:value-type="string" office:string-value="14" calcext:value-type="string">
            <text:p>14</text:p>
          </table:table-cell>
          <table:table-cell office:value-type="string" calcext:value-type="string">
            <text:p>1411</text:p>
          </table:table-cell>
          <table:table-cell office:value-type="float" office:value="46014" calcext:value-type="float">
            <text:p>46014</text:p>
          </table:table-cell>
          <table:table-cell office:value-type="float" office:value="45825" calcext:value-type="float">
            <text:p>45825</text:p>
          </table:table-cell>
          <table:table-cell office:value-type="float" office:value="45580" calcext:value-type="float">
            <text:p>45580</text:p>
          </table:table-cell>
          <table:table-cell office:value-type="float" office:value="45247" calcext:value-type="float">
            <text:p>45247</text:p>
          </table:table-cell>
          <table:table-cell office:value-type="float" office:value="44892" calcext:value-type="float">
            <text:p>44892</text:p>
          </table:table-cell>
          <table:table-cell office:value-type="float" office:value="44438" calcext:value-type="float">
            <text:p>44438</text:p>
          </table:table-cell>
          <table:table-cell table:number-columns-repeated="7"/>
        </table:table-row>
        <table:table-row table:style-name="ro1">
          <table:table-cell table:formula="of:=MID([.B150];1;2)" office:value-type="string" office:string-value="14" calcext:value-type="string">
            <text:p>14</text:p>
          </table:table-cell>
          <table:table-cell office:value-type="string" calcext:value-type="string">
            <text:p>1412</text:p>
          </table:table-cell>
          <table:table-cell office:value-type="float" office:value="151520" calcext:value-type="float">
            <text:p>151520</text:p>
          </table:table-cell>
          <table:table-cell office:value-type="float" office:value="152268" calcext:value-type="float">
            <text:p>152268</text:p>
          </table:table-cell>
          <table:table-cell office:value-type="float" office:value="152945" calcext:value-type="float">
            <text:p>152945</text:p>
          </table:table-cell>
          <table:table-cell office:value-type="float" office:value="153824" calcext:value-type="float">
            <text:p>153824</text:p>
          </table:table-cell>
          <table:table-cell office:value-type="float" office:value="154526" calcext:value-type="float">
            <text:p>154526</text:p>
          </table:table-cell>
          <table:table-cell office:value-type="float" office:value="154951" calcext:value-type="float">
            <text:p>154951</text:p>
          </table:table-cell>
          <table:table-cell table:number-columns-repeated="7"/>
        </table:table-row>
        <table:table-row table:style-name="ro1">
          <table:table-cell table:formula="of:=MID([.B151];1;2)" office:value-type="string" office:string-value="14" calcext:value-type="string">
            <text:p>14</text:p>
          </table:table-cell>
          <table:table-cell office:value-type="string" calcext:value-type="string">
            <text:p>1413</text:p>
          </table:table-cell>
          <table:table-cell office:value-type="float" office:value="73758" calcext:value-type="float">
            <text:p>73758</text:p>
          </table:table-cell>
          <table:table-cell office:value-type="float" office:value="73700" calcext:value-type="float">
            <text:p>73700</text:p>
          </table:table-cell>
          <table:table-cell office:value-type="float" office:value="73376" calcext:value-type="float">
            <text:p>73376</text:p>
          </table:table-cell>
          <table:table-cell office:value-type="float" office:value="73102" calcext:value-type="float">
            <text:p>73102</text:p>
          </table:table-cell>
          <table:table-cell office:value-type="float" office:value="72626" calcext:value-type="float">
            <text:p>72626</text:p>
          </table:table-cell>
          <table:table-cell office:value-type="float" office:value="72269" calcext:value-type="float">
            <text:p>72269</text:p>
          </table:table-cell>
          <table:table-cell table:number-columns-repeated="7"/>
        </table:table-row>
        <table:table-row table:style-name="ro1">
          <table:table-cell table:formula="of:=MID([.B152];1;2)" office:value-type="string" office:string-value="14" calcext:value-type="string">
            <text:p>14</text:p>
          </table:table-cell>
          <table:table-cell office:value-type="string" calcext:value-type="string">
            <text:p>1414</text:p>
          </table:table-cell>
          <table:table-cell office:value-type="float" office:value="78810" calcext:value-type="float">
            <text:p>78810</text:p>
          </table:table-cell>
          <table:table-cell office:value-type="float" office:value="79024" calcext:value-type="float">
            <text:p>79024</text:p>
          </table:table-cell>
          <table:table-cell office:value-type="float" office:value="79298" calcext:value-type="float">
            <text:p>79298</text:p>
          </table:table-cell>
          <table:table-cell office:value-type="float" office:value="79291" calcext:value-type="float">
            <text:p>79291</text:p>
          </table:table-cell>
          <table:table-cell office:value-type="float" office:value="79378" calcext:value-type="float">
            <text:p>79378</text:p>
          </table:table-cell>
          <table:table-cell office:value-type="float" office:value="79265" calcext:value-type="float">
            <text:p>79265</text:p>
          </table:table-cell>
          <table:table-cell table:number-columns-repeated="7"/>
        </table:table-row>
        <table:table-row table:style-name="ro1">
          <table:table-cell table:formula="of:=MID([.B153];1;2)" office:value-type="string" office:string-value="14" calcext:value-type="string">
            <text:p>14</text:p>
          </table:table-cell>
          <table:table-cell office:value-type="string" calcext:value-type="string">
            <text:p>1415</text:p>
          </table:table-cell>
          <table:table-cell office:value-type="float" office:value="88378" calcext:value-type="float">
            <text:p>88378</text:p>
          </table:table-cell>
          <table:table-cell office:value-type="float" office:value="88791" calcext:value-type="float">
            <text:p>88791</text:p>
          </table:table-cell>
          <table:table-cell office:value-type="float" office:value="88708" calcext:value-type="float">
            <text:p>88708</text:p>
          </table:table-cell>
          <table:table-cell office:value-type="float" office:value="88735" calcext:value-type="float">
            <text:p>88735</text:p>
          </table:table-cell>
          <table:table-cell office:value-type="float" office:value="88654" calcext:value-type="float">
            <text:p>88654</text:p>
          </table:table-cell>
          <table:table-cell office:value-type="float" office:value="88497" calcext:value-type="float">
            <text:p>88497</text:p>
          </table:table-cell>
          <table:table-cell table:number-columns-repeated="7"/>
        </table:table-row>
        <table:table-row table:style-name="ro1">
          <table:table-cell table:formula="of:=MID([.B154];1;2)" office:value-type="string" office:string-value="14" calcext:value-type="string">
            <text:p>14</text:p>
          </table:table-cell>
          <table:table-cell office:value-type="string" calcext:value-type="string">
            <text:p>1416</text:p>
          </table:table-cell>
          <table:table-cell office:value-type="float" office:value="73911" calcext:value-type="float">
            <text:p>73911</text:p>
          </table:table-cell>
          <table:table-cell office:value-type="float" office:value="73562" calcext:value-type="float">
            <text:p>73562</text:p>
          </table:table-cell>
          <table:table-cell office:value-type="float" office:value="73284" calcext:value-type="float">
            <text:p>73284</text:p>
          </table:table-cell>
          <table:table-cell office:value-type="float" office:value="72782" calcext:value-type="float">
            <text:p>72782</text:p>
          </table:table-cell>
          <table:table-cell office:value-type="float" office:value="72328" calcext:value-type="float">
            <text:p>72328</text:p>
          </table:table-cell>
          <table:table-cell office:value-type="float" office:value="71790" calcext:value-type="float">
            <text:p>71790</text:p>
          </table:table-cell>
          <table:table-cell table:number-columns-repeated="7"/>
        </table:table-row>
        <table:table-row table:style-name="ro1">
          <table:table-cell table:formula="of:=MID([.B155];1;2)" office:value-type="string" office:string-value="14" calcext:value-type="string">
            <text:p>14</text:p>
          </table:table-cell>
          <table:table-cell office:value-type="string" calcext:value-type="string">
            <text:p>1417</text:p>
          </table:table-cell>
          <table:table-cell office:value-type="float" office:value="123120" calcext:value-type="float">
            <text:p>123120</text:p>
          </table:table-cell>
          <table:table-cell office:value-type="float" office:value="123443" calcext:value-type="float">
            <text:p>123443</text:p>
          </table:table-cell>
          <table:table-cell office:value-type="float" office:value="123770" calcext:value-type="float">
            <text:p>123770</text:p>
          </table:table-cell>
          <table:table-cell office:value-type="float" office:value="124036" calcext:value-type="float">
            <text:p>124036</text:p>
          </table:table-cell>
          <table:table-cell office:value-type="float" office:value="124352" calcext:value-type="float">
            <text:p>124352</text:p>
          </table:table-cell>
          <table:table-cell office:value-type="float" office:value="124283" calcext:value-type="float">
            <text:p>124283</text:p>
          </table:table-cell>
          <table:table-cell table:number-columns-repeated="7"/>
        </table:table-row>
        <table:table-row table:style-name="ro1">
          <table:table-cell table:formula="of:=MID([.B156];1;2)" office:value-type="string" office:string-value="14" calcext:value-type="string">
            <text:p>14</text:p>
          </table:table-cell>
          <table:table-cell office:value-type="string" calcext:value-type="string">
            <text:p>1418</text:p>
          </table:table-cell>
          <table:table-cell office:value-type="float" office:value="177007" calcext:value-type="float">
            <text:p>177007</text:p>
          </table:table-cell>
          <table:table-cell office:value-type="float" office:value="179496" calcext:value-type="float">
            <text:p>179496</text:p>
          </table:table-cell>
          <table:table-cell office:value-type="float" office:value="182076" calcext:value-type="float">
            <text:p>182076</text:p>
          </table:table-cell>
          <table:table-cell office:value-type="float" office:value="184951" calcext:value-type="float">
            <text:p>184951</text:p>
          </table:table-cell>
          <table:table-cell office:value-type="float" office:value="188281" calcext:value-type="float">
            <text:p>188281</text:p>
          </table:table-cell>
          <table:table-cell office:value-type="float" office:value="190606" calcext:value-type="float">
            <text:p>190606</text:p>
          </table:table-cell>
          <table:table-cell table:number-columns-repeated="7"/>
        </table:table-row>
        <table:table-row table:style-name="ro1">
          <table:table-cell table:formula="of:=MID([.B157];1;2)" office:value-type="string" office:string-value="14" calcext:value-type="string">
            <text:p>14</text:p>
          </table:table-cell>
          <table:table-cell office:value-type="string" calcext:value-type="string">
            <text:p>1419</text:p>
          </table:table-cell>
          <table:table-cell office:value-type="float" office:value="111038" calcext:value-type="float">
            <text:p>111038</text:p>
          </table:table-cell>
          <table:table-cell office:value-type="float" office:value="111170" calcext:value-type="float">
            <text:p>111170</text:p>
          </table:table-cell>
          <table:table-cell office:value-type="float" office:value="111226" calcext:value-type="float">
            <text:p>111226</text:p>
          </table:table-cell>
          <table:table-cell office:value-type="float" office:value="111088" calcext:value-type="float">
            <text:p>111088</text:p>
          </table:table-cell>
          <table:table-cell office:value-type="float" office:value="110952" calcext:value-type="float">
            <text:p>110952</text:p>
          </table:table-cell>
          <table:table-cell office:value-type="float" office:value="110742" calcext:value-type="float">
            <text:p>110742</text:p>
          </table:table-cell>
          <table:table-cell table:number-columns-repeated="7"/>
        </table:table-row>
        <table:table-row table:style-name="ro1">
          <table:table-cell table:formula="of:=MID([.B158];1;2)" office:value-type="string" office:string-value="14" calcext:value-type="string">
            <text:p>14</text:p>
          </table:table-cell>
          <table:table-cell office:value-type="string" calcext:value-type="string">
            <text:p>1420</text:p>
          </table:table-cell>
          <table:table-cell office:value-type="float" office:value="88270" calcext:value-type="float">
            <text:p>88270</text:p>
          </table:table-cell>
          <table:table-cell office:value-type="float" office:value="87903" calcext:value-type="float">
            <text:p>87903</text:p>
          </table:table-cell>
          <table:table-cell office:value-type="float" office:value="87662" calcext:value-type="float">
            <text:p>87662</text:p>
          </table:table-cell>
          <table:table-cell office:value-type="float" office:value="87409" calcext:value-type="float">
            <text:p>87409</text:p>
          </table:table-cell>
          <table:table-cell office:value-type="float" office:value="87054" calcext:value-type="float">
            <text:p>87054</text:p>
          </table:table-cell>
          <table:table-cell office:value-type="float" office:value="86671" calcext:value-type="float">
            <text:p>86671</text:p>
          </table:table-cell>
          <table:table-cell table:number-columns-repeated="7"/>
        </table:table-row>
        <table:table-row table:style-name="ro1">
          <table:table-cell table:formula="of:=MID([.B159];1;2)" office:value-type="string" office:string-value="14" calcext:value-type="string">
            <text:p>14</text:p>
          </table:table-cell>
          <table:table-cell office:value-type="string" calcext:value-type="string">
            <text:p>1421</text:p>
          </table:table-cell>
          <table:table-cell office:value-type="float" office:value="160776" calcext:value-type="float">
            <text:p>160776</text:p>
          </table:table-cell>
          <table:table-cell office:value-type="float" office:value="161645" calcext:value-type="float">
            <text:p>161645</text:p>
          </table:table-cell>
          <table:table-cell office:value-type="float" office:value="162922" calcext:value-type="float">
            <text:p>162922</text:p>
          </table:table-cell>
          <table:table-cell office:value-type="float" office:value="164240" calcext:value-type="float">
            <text:p>164240</text:p>
          </table:table-cell>
          <table:table-cell office:value-type="float" office:value="165912" calcext:value-type="float">
            <text:p>165912</text:p>
          </table:table-cell>
          <table:table-cell office:value-type="float" office:value="166679" calcext:value-type="float">
            <text:p>166679</text:p>
          </table:table-cell>
          <table:table-cell table:number-columns-repeated="7"/>
        </table:table-row>
        <table:table-row table:style-name="ro1">
          <table:table-cell table:formula="of:=MID([.B160];1;2)" office:value-type="string" office:string-value="14" calcext:value-type="string">
            <text:p>14</text:p>
          </table:table-cell>
          <table:table-cell office:value-type="string" calcext:value-type="string">
            <text:p>1422</text:p>
          </table:table-cell>
          <table:table-cell office:value-type="float" office:value="53253" calcext:value-type="float">
            <text:p>53253</text:p>
          </table:table-cell>
          <table:table-cell office:value-type="float" office:value="53014" calcext:value-type="float">
            <text:p>53014</text:p>
          </table:table-cell>
          <table:table-cell office:value-type="float" office:value="52884" calcext:value-type="float">
            <text:p>52884</text:p>
          </table:table-cell>
          <table:table-cell office:value-type="float" office:value="52824" calcext:value-type="float">
            <text:p>52824</text:p>
          </table:table-cell>
          <table:table-cell office:value-type="float" office:value="52511" calcext:value-type="float">
            <text:p>52511</text:p>
          </table:table-cell>
          <table:table-cell office:value-type="float" office:value="52101" calcext:value-type="float">
            <text:p>52101</text:p>
          </table:table-cell>
          <table:table-cell table:number-columns-repeated="7"/>
        </table:table-row>
        <table:table-row table:style-name="ro1">
          <table:table-cell table:formula="of:=MID([.B161];1;2)" office:value-type="string" office:string-value="14" calcext:value-type="string">
            <text:p>14</text:p>
          </table:table-cell>
          <table:table-cell office:value-type="string" calcext:value-type="string">
            <text:p>1423</text:p>
          </table:table-cell>
          <table:table-cell office:value-type="float" office:value="42571" calcext:value-type="float">
            <text:p>42571</text:p>
          </table:table-cell>
          <table:table-cell office:value-type="float" office:value="42417" calcext:value-type="float">
            <text:p>42417</text:p>
          </table:table-cell>
          <table:table-cell office:value-type="float" office:value="42116" calcext:value-type="float">
            <text:p>42116</text:p>
          </table:table-cell>
          <table:table-cell office:value-type="float" office:value="41922" calcext:value-type="float">
            <text:p>41922</text:p>
          </table:table-cell>
          <table:table-cell office:value-type="float" office:value="41455" calcext:value-type="float">
            <text:p>41455</text:p>
          </table:table-cell>
          <table:table-cell office:value-type="float" office:value="41126" calcext:value-type="float">
            <text:p>41126</text:p>
          </table:table-cell>
          <table:table-cell table:number-columns-repeated="7"/>
        </table:table-row>
        <table:table-row table:style-name="ro1">
          <table:table-cell table:formula="of:=MID([.B162];1;2)" office:value-type="string" office:string-value="14" calcext:value-type="string">
            <text:p>14</text:p>
          </table:table-cell>
          <table:table-cell office:value-type="string" calcext:value-type="string">
            <text:p>1424</text:p>
          </table:table-cell>
          <table:table-cell office:value-type="float" office:value="51637" calcext:value-type="float">
            <text:p>51637</text:p>
          </table:table-cell>
          <table:table-cell office:value-type="float" office:value="51746" calcext:value-type="float">
            <text:p>51746</text:p>
          </table:table-cell>
          <table:table-cell office:value-type="float" office:value="51834" calcext:value-type="float">
            <text:p>51834</text:p>
          </table:table-cell>
          <table:table-cell office:value-type="float" office:value="51809" calcext:value-type="float">
            <text:p>51809</text:p>
          </table:table-cell>
          <table:table-cell office:value-type="float" office:value="51824" calcext:value-type="float">
            <text:p>51824</text:p>
          </table:table-cell>
          <table:table-cell office:value-type="float" office:value="51741" calcext:value-type="float">
            <text:p>51741</text:p>
          </table:table-cell>
          <table:table-cell table:number-columns-repeated="7"/>
        </table:table-row>
        <table:table-row table:style-name="ro1">
          <table:table-cell table:formula="of:=MID([.B163];1;2)" office:value-type="string" office:string-value="14" calcext:value-type="string">
            <text:p>14</text:p>
          </table:table-cell>
          <table:table-cell office:value-type="string" calcext:value-type="string">
            <text:p>1425</text:p>
          </table:table-cell>
          <table:table-cell office:value-type="float" office:value="151461" calcext:value-type="float">
            <text:p>151461</text:p>
          </table:table-cell>
          <table:table-cell office:value-type="float" office:value="151630" calcext:value-type="float">
            <text:p>151630</text:p>
          </table:table-cell>
          <table:table-cell office:value-type="float" office:value="151955" calcext:value-type="float">
            <text:p>151955</text:p>
          </table:table-cell>
          <table:table-cell office:value-type="float" office:value="152117" calcext:value-type="float">
            <text:p>152117</text:p>
          </table:table-cell>
          <table:table-cell office:value-type="float" office:value="152291" calcext:value-type="float">
            <text:p>152291</text:p>
          </table:table-cell>
          <table:table-cell office:value-type="float" office:value="152190" calcext:value-type="float">
            <text:p>152190</text:p>
          </table:table-cell>
          <table:table-cell table:number-columns-repeated="7"/>
        </table:table-row>
        <table:table-row table:style-name="ro1">
          <table:table-cell table:formula="of:=MID([.B164];1;2)" office:value-type="string" office:string-value="14" calcext:value-type="string">
            <text:p>14</text:p>
          </table:table-cell>
          <table:table-cell office:value-type="string" calcext:value-type="string">
            <text:p>1426</text:p>
          </table:table-cell>
          <table:table-cell office:value-type="float" office:value="81403" calcext:value-type="float">
            <text:p>81403</text:p>
          </table:table-cell>
          <table:table-cell office:value-type="float" office:value="81580" calcext:value-type="float">
            <text:p>81580</text:p>
          </table:table-cell>
          <table:table-cell office:value-type="float" office:value="81402" calcext:value-type="float">
            <text:p>81402</text:p>
          </table:table-cell>
          <table:table-cell office:value-type="float" office:value="81352" calcext:value-type="float">
            <text:p>81352</text:p>
          </table:table-cell>
          <table:table-cell office:value-type="float" office:value="81362" calcext:value-type="float">
            <text:p>81362</text:p>
          </table:table-cell>
          <table:table-cell office:value-type="float" office:value="81385" calcext:value-type="float">
            <text:p>81385</text:p>
          </table:table-cell>
          <table:table-cell table:number-columns-repeated="7"/>
        </table:table-row>
        <table:table-row table:style-name="ro1">
          <table:table-cell table:formula="of:=MID([.B165];1;2)" office:value-type="string" office:string-value="14" calcext:value-type="string">
            <text:p>14</text:p>
          </table:table-cell>
          <table:table-cell office:value-type="string" calcext:value-type="string">
            <text:p>1427</text:p>
          </table:table-cell>
          <table:table-cell office:value-type="float" office:value="52980" calcext:value-type="float">
            <text:p>52980</text:p>
          </table:table-cell>
          <table:table-cell office:value-type="float" office:value="52721" calcext:value-type="float">
            <text:p>52721</text:p>
          </table:table-cell>
          <table:table-cell office:value-type="float" office:value="52559" calcext:value-type="float">
            <text:p>52559</text:p>
          </table:table-cell>
          <table:table-cell office:value-type="float" office:value="52196" calcext:value-type="float">
            <text:p>52196</text:p>
          </table:table-cell>
          <table:table-cell office:value-type="float" office:value="51954" calcext:value-type="float">
            <text:p>51954</text:p>
          </table:table-cell>
          <table:table-cell office:value-type="float" office:value="51534" calcext:value-type="float">
            <text:p>51534</text:p>
          </table:table-cell>
          <table:table-cell table:number-columns-repeated="7"/>
        </table:table-row>
        <table:table-row table:style-name="ro1">
          <table:table-cell table:formula="of:=MID([.B166];1;2)" office:value-type="string" office:string-value="14" calcext:value-type="string">
            <text:p>14</text:p>
          </table:table-cell>
          <table:table-cell office:value-type="string" calcext:value-type="string">
            <text:p>1428</text:p>
          </table:table-cell>
          <table:table-cell office:value-type="float" office:value="85167" calcext:value-type="float">
            <text:p>85167</text:p>
          </table:table-cell>
          <table:table-cell table:number-columns-repeated="2" office:value-type="float" office:value="85175" calcext:value-type="float">
            <text:p>85175</text:p>
          </table:table-cell>
          <table:table-cell office:value-type="float" office:value="85105" calcext:value-type="float">
            <text:p>85105</text:p>
          </table:table-cell>
          <table:table-cell office:value-type="float" office:value="85045" calcext:value-type="float">
            <text:p>85045</text:p>
          </table:table-cell>
          <table:table-cell office:value-type="float" office:value="84804" calcext:value-type="float">
            <text:p>84804</text:p>
          </table:table-cell>
          <table:table-cell table:number-columns-repeated="7"/>
        </table:table-row>
        <table:table-row table:style-name="ro1">
          <table:table-cell table:formula="of:=MID([.B167];1;2)" office:value-type="string" office:string-value="14" calcext:value-type="string">
            <text:p>14</text:p>
          </table:table-cell>
          <table:table-cell office:value-type="string" calcext:value-type="string">
            <text:p>1429</text:p>
          </table:table-cell>
          <table:table-cell office:value-type="float" office:value="55152" calcext:value-type="float">
            <text:p>55152</text:p>
          </table:table-cell>
          <table:table-cell office:value-type="float" office:value="54874" calcext:value-type="float">
            <text:p>54874</text:p>
          </table:table-cell>
          <table:table-cell office:value-type="float" office:value="54604" calcext:value-type="float">
            <text:p>54604</text:p>
          </table:table-cell>
          <table:table-cell office:value-type="float" office:value="54217" calcext:value-type="float">
            <text:p>54217</text:p>
          </table:table-cell>
          <table:table-cell office:value-type="float" office:value="53804" calcext:value-type="float">
            <text:p>53804</text:p>
          </table:table-cell>
          <table:table-cell office:value-type="float" office:value="53294" calcext:value-type="float">
            <text:p>53294</text:p>
          </table:table-cell>
          <table:table-cell table:number-columns-repeated="7"/>
        </table:table-row>
        <table:table-row table:style-name="ro1">
          <table:table-cell table:formula="of:=MID([.B168];1;2)" office:value-type="string" office:string-value="14" calcext:value-type="string">
            <text:p>14</text:p>
          </table:table-cell>
          <table:table-cell office:value-type="string" calcext:value-type="string">
            <text:p>1430</text:p>
          </table:table-cell>
          <table:table-cell office:value-type="float" office:value="40241" calcext:value-type="float">
            <text:p>40241</text:p>
          </table:table-cell>
          <table:table-cell office:value-type="float" office:value="40075" calcext:value-type="float">
            <text:p>40075</text:p>
          </table:table-cell>
          <table:table-cell office:value-type="float" office:value="39938" calcext:value-type="float">
            <text:p>39938</text:p>
          </table:table-cell>
          <table:table-cell office:value-type="float" office:value="39864" calcext:value-type="float">
            <text:p>39864</text:p>
          </table:table-cell>
          <table:table-cell office:value-type="float" office:value="39672" calcext:value-type="float">
            <text:p>39672</text:p>
          </table:table-cell>
          <table:table-cell office:value-type="float" office:value="39340" calcext:value-type="float">
            <text:p>39340</text:p>
          </table:table-cell>
          <table:table-cell table:number-columns-repeated="7"/>
        </table:table-row>
        <table:table-row table:style-name="ro1">
          <table:table-cell table:formula="of:=MID([.B169];1;2)" office:value-type="string" office:string-value="14" calcext:value-type="string">
            <text:p>14</text:p>
          </table:table-cell>
          <table:table-cell office:value-type="string" calcext:value-type="string">
            <text:p>1432</text:p>
          </table:table-cell>
          <table:table-cell office:value-type="float" office:value="112957" calcext:value-type="float">
            <text:p>112957</text:p>
          </table:table-cell>
          <table:table-cell office:value-type="float" office:value="114079" calcext:value-type="float">
            <text:p>114079</text:p>
          </table:table-cell>
          <table:table-cell office:value-type="float" office:value="115466" calcext:value-type="float">
            <text:p>115466</text:p>
          </table:table-cell>
          <table:table-cell office:value-type="float" office:value="117007" calcext:value-type="float">
            <text:p>117007</text:p>
          </table:table-cell>
          <table:table-cell office:value-type="float" office:value="118613" calcext:value-type="float">
            <text:p>118613</text:p>
          </table:table-cell>
          <table:table-cell office:value-type="float" office:value="120144" calcext:value-type="float">
            <text:p>120144</text:p>
          </table:table-cell>
          <table:table-cell table:number-columns-repeated="7"/>
        </table:table-row>
        <table:table-row table:style-name="ro1">
          <table:table-cell table:formula="of:=MID([.B170];1;2)" office:value-type="string" office:string-value="14" calcext:value-type="string">
            <text:p>14</text:p>
          </table:table-cell>
          <table:table-cell office:value-type="string" calcext:value-type="string">
            <text:p>1433</text:p>
          </table:table-cell>
          <table:table-cell office:value-type="float" office:value="67005" calcext:value-type="float">
            <text:p>67005</text:p>
          </table:table-cell>
          <table:table-cell office:value-type="float" office:value="66825" calcext:value-type="float">
            <text:p>66825</text:p>
          </table:table-cell>
          <table:table-cell office:value-type="float" office:value="66508" calcext:value-type="float">
            <text:p>66508</text:p>
          </table:table-cell>
          <table:table-cell office:value-type="float" office:value="66174" calcext:value-type="float">
            <text:p>66174</text:p>
          </table:table-cell>
          <table:table-cell office:value-type="float" office:value="65822" calcext:value-type="float">
            <text:p>65822</text:p>
          </table:table-cell>
          <table:table-cell office:value-type="float" office:value="65410" calcext:value-type="float">
            <text:p>65410</text:p>
          </table:table-cell>
          <table:table-cell table:number-columns-repeated="7"/>
        </table:table-row>
        <table:table-row table:style-name="ro1">
          <table:table-cell table:formula="of:=MID([.B171];1;2)" office:value-type="string" office:string-value="14" calcext:value-type="string">
            <text:p>14</text:p>
          </table:table-cell>
          <table:table-cell office:value-type="string" calcext:value-type="string">
            <text:p>1434</text:p>
          </table:table-cell>
          <table:table-cell office:value-type="float" office:value="235043" calcext:value-type="float">
            <text:p>235043</text:p>
          </table:table-cell>
          <table:table-cell office:value-type="float" office:value="238478" calcext:value-type="float">
            <text:p>238478</text:p>
          </table:table-cell>
          <table:table-cell office:value-type="float" office:value="241890" calcext:value-type="float">
            <text:p>241890</text:p>
          </table:table-cell>
          <table:table-cell office:value-type="float" office:value="245357" calcext:value-type="float">
            <text:p>245357</text:p>
          </table:table-cell>
          <table:table-cell office:value-type="float" office:value="249299" calcext:value-type="float">
            <text:p>249299</text:p>
          </table:table-cell>
          <table:table-cell office:value-type="float" office:value="252408" calcext:value-type="float">
            <text:p>252408</text:p>
          </table:table-cell>
          <table:table-cell table:number-columns-repeated="7"/>
        </table:table-row>
        <table:table-row table:style-name="ro1">
          <table:table-cell table:formula="of:=MID([.B172];1;2)" office:value-type="string" office:string-value="14" calcext:value-type="string">
            <text:p>14</text:p>
          </table:table-cell>
          <table:table-cell office:value-type="string" calcext:value-type="string">
            <text:p>1435</text:p>
          </table:table-cell>
          <table:table-cell office:value-type="float" office:value="73951" calcext:value-type="float">
            <text:p>73951</text:p>
          </table:table-cell>
          <table:table-cell office:value-type="float" office:value="73994" calcext:value-type="float">
            <text:p>73994</text:p>
          </table:table-cell>
          <table:table-cell office:value-type="float" office:value="74020" calcext:value-type="float">
            <text:p>74020</text:p>
          </table:table-cell>
          <table:table-cell office:value-type="float" office:value="74065" calcext:value-type="float">
            <text:p>74065</text:p>
          </table:table-cell>
          <table:table-cell office:value-type="float" office:value="74220" calcext:value-type="float">
            <text:p>74220</text:p>
          </table:table-cell>
          <table:table-cell office:value-type="float" office:value="74210" calcext:value-type="float">
            <text:p>74210</text:p>
          </table:table-cell>
          <table:table-cell table:number-columns-repeated="7"/>
        </table:table-row>
        <table:table-row table:style-name="ro1">
          <table:table-cell table:formula="of:=MID([.B173];1;2)" office:value-type="string" office:string-value="14" calcext:value-type="string">
            <text:p>14</text:p>
          </table:table-cell>
          <table:table-cell office:value-type="string" calcext:value-type="string">
            <text:p>1436</text:p>
          </table:table-cell>
          <table:table-cell office:value-type="float" office:value="36761" calcext:value-type="float">
            <text:p>36761</text:p>
          </table:table-cell>
          <table:table-cell office:value-type="float" office:value="36693" calcext:value-type="float">
            <text:p>36693</text:p>
          </table:table-cell>
          <table:table-cell office:value-type="float" office:value="36606" calcext:value-type="float">
            <text:p>36606</text:p>
          </table:table-cell>
          <table:table-cell office:value-type="float" office:value="36328" calcext:value-type="float">
            <text:p>36328</text:p>
          </table:table-cell>
          <table:table-cell office:value-type="float" office:value="36166" calcext:value-type="float">
            <text:p>36166</text:p>
          </table:table-cell>
          <table:table-cell office:value-type="float" office:value="35875" calcext:value-type="float">
            <text:p>35875</text:p>
          </table:table-cell>
          <table:table-cell table:number-columns-repeated="7"/>
        </table:table-row>
        <table:table-row table:style-name="ro1">
          <table:table-cell table:formula="of:=MID([.B174];1;2)" office:value-type="string" office:string-value="14" calcext:value-type="string">
            <text:p>14</text:p>
          </table:table-cell>
          <table:table-cell office:value-type="string" calcext:value-type="string">
            <text:p>1437</text:p>
          </table:table-cell>
          <table:table-cell office:value-type="float" office:value="39736" calcext:value-type="float">
            <text:p>39736</text:p>
          </table:table-cell>
          <table:table-cell office:value-type="float" office:value="39586" calcext:value-type="float">
            <text:p>39586</text:p>
          </table:table-cell>
          <table:table-cell office:value-type="float" office:value="39263" calcext:value-type="float">
            <text:p>39263</text:p>
          </table:table-cell>
          <table:table-cell office:value-type="float" office:value="38944" calcext:value-type="float">
            <text:p>38944</text:p>
          </table:table-cell>
          <table:table-cell office:value-type="float" office:value="38515" calcext:value-type="float">
            <text:p>38515</text:p>
          </table:table-cell>
          <table:table-cell office:value-type="float" office:value="38202" calcext:value-type="float">
            <text:p>38202</text:p>
          </table:table-cell>
          <table:table-cell table:number-columns-repeated="7"/>
        </table:table-row>
        <table:table-row table:style-name="ro1">
          <table:table-cell table:formula="of:=MID([.B175];1;2)" office:value-type="string" office:string-value="14" calcext:value-type="string">
            <text:p>14</text:p>
          </table:table-cell>
          <table:table-cell office:value-type="string" calcext:value-type="string">
            <text:p>1438</text:p>
          </table:table-cell>
          <table:table-cell office:value-type="float" office:value="76138" calcext:value-type="float">
            <text:p>76138</text:p>
          </table:table-cell>
          <table:table-cell office:value-type="float" office:value="76164" calcext:value-type="float">
            <text:p>76164</text:p>
          </table:table-cell>
          <table:table-cell office:value-type="float" office:value="76056" calcext:value-type="float">
            <text:p>76056</text:p>
          </table:table-cell>
          <table:table-cell office:value-type="float" office:value="75848" calcext:value-type="float">
            <text:p>75848</text:p>
          </table:table-cell>
          <table:table-cell office:value-type="float" office:value="75749" calcext:value-type="float">
            <text:p>75749</text:p>
          </table:table-cell>
          <table:table-cell office:value-type="float" office:value="75370" calcext:value-type="float">
            <text:p>75370</text:p>
          </table:table-cell>
          <table:table-cell table:number-columns-repeated="7"/>
        </table:table-row>
        <table:table-row table:style-name="ro1">
          <table:table-cell table:formula="of:=MID([.B176];1;2)" office:value-type="string" office:string-value="14" calcext:value-type="string">
            <text:p>14</text:p>
          </table:table-cell>
          <table:table-cell office:value-type="string" calcext:value-type="string">
            <text:p>1461</text:p>
          </table:table-cell>
          <table:table-cell office:value-type="float" office:value="52571" calcext:value-type="float">
            <text:p>52571</text:p>
          </table:table-cell>
          <table:table-cell office:value-type="float" office:value="52337" calcext:value-type="float">
            <text:p>52337</text:p>
          </table:table-cell>
          <table:table-cell office:value-type="float" office:value="52451" calcext:value-type="float">
            <text:p>52451</text:p>
          </table:table-cell>
          <table:table-cell office:value-type="float" office:value="52262" calcext:value-type="float">
            <text:p>52262</text:p>
          </table:table-cell>
          <table:table-cell office:value-type="float" office:value="52055" calcext:value-type="float">
            <text:p>52055</text:p>
          </table:table-cell>
          <table:table-cell office:value-type="float" office:value="51656" calcext:value-type="float">
            <text:p>51656</text:p>
          </table:table-cell>
          <table:table-cell table:number-columns-repeated="7"/>
        </table:table-row>
        <table:table-row table:style-name="ro1">
          <table:table-cell table:formula="of:=MID([.B177];1;2)" office:value-type="string" office:string-value="14" calcext:value-type="string">
            <text:p>14</text:p>
          </table:table-cell>
          <table:table-cell office:value-type="string" calcext:value-type="string">
            <text:p>1462</text:p>
          </table:table-cell>
          <table:table-cell office:value-type="float" office:value="121731" calcext:value-type="float">
            <text:p>121731</text:p>
          </table:table-cell>
          <table:table-cell office:value-type="float" office:value="121295" calcext:value-type="float">
            <text:p>121295</text:p>
          </table:table-cell>
          <table:table-cell office:value-type="float" office:value="120787" calcext:value-type="float">
            <text:p>120787</text:p>
          </table:table-cell>
          <table:table-cell office:value-type="float" office:value="120000" calcext:value-type="float">
            <text:p>120000</text:p>
          </table:table-cell>
          <table:table-cell office:value-type="float" office:value="119425" calcext:value-type="float">
            <text:p>119425</text:p>
          </table:table-cell>
          <table:table-cell office:value-type="float" office:value="118268" calcext:value-type="float">
            <text:p>118268</text:p>
          </table:table-cell>
          <table:table-cell table:number-columns-repeated="7"/>
        </table:table-row>
        <table:table-row table:style-name="ro1">
          <table:table-cell table:formula="of:=MID([.B178];1;2)" office:value-type="string" office:string-value="14" calcext:value-type="string">
            <text:p>14</text:p>
          </table:table-cell>
          <table:table-cell office:value-type="string" calcext:value-type="string">
            <text:p>1463</text:p>
          </table:table-cell>
          <table:table-cell office:value-type="float" office:value="216159" calcext:value-type="float">
            <text:p>216159</text:p>
          </table:table-cell>
          <table:table-cell office:value-type="float" office:value="215020" calcext:value-type="float">
            <text:p>215020</text:p>
          </table:table-cell>
          <table:table-cell office:value-type="float" office:value="214566" calcext:value-type="float">
            <text:p>214566</text:p>
          </table:table-cell>
          <table:table-cell office:value-type="float" office:value="213029" calcext:value-type="float">
            <text:p>213029</text:p>
          </table:table-cell>
          <table:table-cell office:value-type="float" office:value="211371" calcext:value-type="float">
            <text:p>211371</text:p>
          </table:table-cell>
          <table:table-cell office:value-type="float" office:value="209296" calcext:value-type="float">
            <text:p>209296</text:p>
          </table:table-cell>
          <table:table-cell table:number-columns-repeated="7"/>
        </table:table-row>
        <table:table-row table:style-name="ro1">
          <table:table-cell table:formula="of:=MID([.B179];1;2)" office:value-type="string" office:string-value="14" calcext:value-type="string">
            <text:p>14</text:p>
          </table:table-cell>
          <table:table-cell office:value-type="string" calcext:value-type="string">
            <text:p>1464</text:p>
          </table:table-cell>
          <table:table-cell office:value-type="float" office:value="76942" calcext:value-type="float">
            <text:p>76942</text:p>
          </table:table-cell>
          <table:table-cell office:value-type="float" office:value="77020" calcext:value-type="float">
            <text:p>77020</text:p>
          </table:table-cell>
          <table:table-cell office:value-type="float" office:value="77653" calcext:value-type="float">
            <text:p>77653</text:p>
          </table:table-cell>
          <table:table-cell office:value-type="float" office:value="77872" calcext:value-type="float">
            <text:p>77872</text:p>
          </table:table-cell>
          <table:table-cell office:value-type="float" office:value="78185" calcext:value-type="float">
            <text:p>78185</text:p>
          </table:table-cell>
          <table:table-cell office:value-type="float" office:value="77813" calcext:value-type="float">
            <text:p>77813</text:p>
          </table:table-cell>
          <table:table-cell table:number-columns-repeated="7"/>
        </table:table-row>
        <table:table-row table:style-name="ro1">
          <table:table-cell table:formula="of:=MID([.B180];1;2)" office:value-type="string" office:string-value="14" calcext:value-type="string">
            <text:p>14</text:p>
          </table:table-cell>
          <table:table-cell office:value-type="string" calcext:value-type="string">
            <text:p>1465</text:p>
          </table:table-cell>
          <table:table-cell office:value-type="float" office:value="1744351" calcext:value-type="float">
            <text:p>1744351</text:p>
          </table:table-cell>
          <table:table-cell office:value-type="float" office:value="1753977" calcext:value-type="float">
            <text:p>1753977</text:p>
          </table:table-cell>
          <table:table-cell office:value-type="float" office:value="1764615" calcext:value-type="float">
            <text:p>1764615</text:p>
          </table:table-cell>
          <table:table-cell office:value-type="float" office:value="1777972" calcext:value-type="float">
            <text:p>1777972</text:p>
          </table:table-cell>
          <table:table-cell office:value-type="float" office:value="1790658" calcext:value-type="float">
            <text:p>1790658</text:p>
          </table:table-cell>
          <table:table-cell office:value-type="float" office:value="1794166" calcext:value-type="float">
            <text:p>1794166</text:p>
          </table:table-cell>
          <table:table-cell table:number-columns-repeated="7"/>
        </table:table-row>
        <table:table-row table:style-name="ro1">
          <table:table-cell table:formula="of:=MID([.B181];1;2)" office:value-type="string" office:string-value="16" calcext:value-type="string">
            <text:p>16</text:p>
          </table:table-cell>
          <table:table-cell office:value-type="string" calcext:value-type="string">
            <text:p>1601</text:p>
          </table:table-cell>
          <table:table-cell office:value-type="float" office:value="91191" calcext:value-type="float">
            <text:p>91191</text:p>
          </table:table-cell>
          <table:table-cell office:value-type="float" office:value="90771" calcext:value-type="float">
            <text:p>90771</text:p>
          </table:table-cell>
          <table:table-cell office:value-type="float" office:value="90493" calcext:value-type="float">
            <text:p>90493</text:p>
          </table:table-cell>
          <table:table-cell office:value-type="float" office:value="90275" calcext:value-type="float">
            <text:p>90275</text:p>
          </table:table-cell>
          <table:table-cell office:value-type="float" office:value="89804" calcext:value-type="float">
            <text:p>89804</text:p>
          </table:table-cell>
          <table:table-cell office:value-type="float" office:value="89282" calcext:value-type="float">
            <text:p>89282</text:p>
          </table:table-cell>
          <table:table-cell table:number-columns-repeated="7"/>
        </table:table-row>
        <table:table-row table:style-name="ro1">
          <table:table-cell table:formula="of:=MID([.B182];1;2)" office:value-type="string" office:string-value="16" calcext:value-type="string">
            <text:p>16</text:p>
          </table:table-cell>
          <table:table-cell office:value-type="string" calcext:value-type="string">
            <text:p>1602</text:p>
          </table:table-cell>
          <table:table-cell office:value-type="float" office:value="46892" calcext:value-type="float">
            <text:p>46892</text:p>
          </table:table-cell>
          <table:table-cell office:value-type="float" office:value="46445" calcext:value-type="float">
            <text:p>46445</text:p>
          </table:table-cell>
          <table:table-cell office:value-type="float" office:value="46209" calcext:value-type="float">
            <text:p>46209</text:p>
          </table:table-cell>
          <table:table-cell office:value-type="float" office:value="45883" calcext:value-type="float">
            <text:p>45883</text:p>
          </table:table-cell>
          <table:table-cell office:value-type="float" office:value="45552" calcext:value-type="float">
            <text:p>45552</text:p>
          </table:table-cell>
          <table:table-cell office:value-type="float" office:value="45015" calcext:value-type="float">
            <text:p>45015</text:p>
          </table:table-cell>
          <table:table-cell table:number-columns-repeated="7"/>
        </table:table-row>
        <table:table-row table:style-name="ro1">
          <table:table-cell table:formula="of:=MID([.B183];1;2)" office:value-type="string" office:string-value="16" calcext:value-type="string">
            <text:p>16</text:p>
          </table:table-cell>
          <table:table-cell office:value-type="string" calcext:value-type="string">
            <text:p>1603</text:p>
          </table:table-cell>
          <table:table-cell office:value-type="float" office:value="96139" calcext:value-type="float">
            <text:p>96139</text:p>
          </table:table-cell>
          <table:table-cell office:value-type="float" office:value="95750" calcext:value-type="float">
            <text:p>95750</text:p>
          </table:table-cell>
          <table:table-cell office:value-type="float" office:value="95236" calcext:value-type="float">
            <text:p>95236</text:p>
          </table:table-cell>
          <table:table-cell office:value-type="float" office:value="94487" calcext:value-type="float">
            <text:p>94487</text:p>
          </table:table-cell>
          <table:table-cell office:value-type="float" office:value="93880" calcext:value-type="float">
            <text:p>93880</text:p>
          </table:table-cell>
          <table:table-cell office:value-type="float" office:value="93001" calcext:value-type="float">
            <text:p>93001</text:p>
          </table:table-cell>
          <table:table-cell table:number-columns-repeated="7"/>
        </table:table-row>
        <table:table-row table:style-name="ro1">
          <table:table-cell table:formula="of:=MID([.B184];1;2)" office:value-type="string" office:string-value="16" calcext:value-type="string">
            <text:p>16</text:p>
          </table:table-cell>
          <table:table-cell office:value-type="string" calcext:value-type="string">
            <text:p>1604</text:p>
          </table:table-cell>
          <table:table-cell office:value-type="float" office:value="66707" calcext:value-type="float">
            <text:p>66707</text:p>
          </table:table-cell>
          <table:table-cell office:value-type="float" office:value="66446" calcext:value-type="float">
            <text:p>66446</text:p>
          </table:table-cell>
          <table:table-cell office:value-type="float" office:value="66189" calcext:value-type="float">
            <text:p>66189</text:p>
          </table:table-cell>
          <table:table-cell office:value-type="float" office:value="65837" calcext:value-type="float">
            <text:p>65837</text:p>
          </table:table-cell>
          <table:table-cell office:value-type="float" office:value="65470" calcext:value-type="float">
            <text:p>65470</text:p>
          </table:table-cell>
          <table:table-cell office:value-type="float" office:value="65026" calcext:value-type="float">
            <text:p>65026</text:p>
          </table:table-cell>
          <table:table-cell table:number-columns-repeated="7"/>
        </table:table-row>
        <table:table-row table:style-name="ro1">
          <table:table-cell table:formula="of:=MID([.B185];1;2)" office:value-type="string" office:string-value="16" calcext:value-type="string">
            <text:p>16</text:p>
          </table:table-cell>
          <table:table-cell office:value-type="string" calcext:value-type="string">
            <text:p>1605</text:p>
          </table:table-cell>
          <table:table-cell office:value-type="float" office:value="64599" calcext:value-type="float">
            <text:p>64599</text:p>
          </table:table-cell>
          <table:table-cell office:value-type="float" office:value="64373" calcext:value-type="float">
            <text:p>64373</text:p>
          </table:table-cell>
          <table:table-cell office:value-type="float" office:value="64227" calcext:value-type="float">
            <text:p>64227</text:p>
          </table:table-cell>
          <table:table-cell office:value-type="float" office:value="63942" calcext:value-type="float">
            <text:p>63942</text:p>
          </table:table-cell>
          <table:table-cell office:value-type="float" office:value="63747" calcext:value-type="float">
            <text:p>63747</text:p>
          </table:table-cell>
          <table:table-cell office:value-type="float" office:value="63196" calcext:value-type="float">
            <text:p>63196</text:p>
          </table:table-cell>
          <table:table-cell table:number-columns-repeated="7"/>
        </table:table-row>
        <table:table-row table:style-name="ro1">
          <table:table-cell table:formula="of:=MID([.B186];1;2)" office:value-type="string" office:string-value="16" calcext:value-type="string">
            <text:p>16</text:p>
          </table:table-cell>
          <table:table-cell office:value-type="string" calcext:value-type="string">
            <text:p>1606</text:p>
          </table:table-cell>
          <table:table-cell office:value-type="float" office:value="42615" calcext:value-type="float">
            <text:p>42615</text:p>
          </table:table-cell>
          <table:table-cell office:value-type="float" office:value="42707" calcext:value-type="float">
            <text:p>42707</text:p>
          </table:table-cell>
          <table:table-cell office:value-type="float" office:value="42677" calcext:value-type="float">
            <text:p>42677</text:p>
          </table:table-cell>
          <table:table-cell office:value-type="float" office:value="42688" calcext:value-type="float">
            <text:p>42688</text:p>
          </table:table-cell>
          <table:table-cell office:value-type="float" office:value="42634" calcext:value-type="float">
            <text:p>42634</text:p>
          </table:table-cell>
          <table:table-cell office:value-type="float" office:value="42543" calcext:value-type="float">
            <text:p>42543</text:p>
          </table:table-cell>
          <table:table-cell table:number-columns-repeated="7"/>
        </table:table-row>
        <table:table-row table:style-name="ro1">
          <table:table-cell table:formula="of:=MID([.B187];1;2)" office:value-type="string" office:string-value="16" calcext:value-type="string">
            <text:p>16</text:p>
          </table:table-cell>
          <table:table-cell office:value-type="string" calcext:value-type="string">
            <text:p>1607</text:p>
          </table:table-cell>
          <table:table-cell office:value-type="float" office:value="138969" calcext:value-type="float">
            <text:p>138969</text:p>
          </table:table-cell>
          <table:table-cell office:value-type="float" office:value="138369" calcext:value-type="float">
            <text:p>138369</text:p>
          </table:table-cell>
          <table:table-cell office:value-type="float" office:value="137819" calcext:value-type="float">
            <text:p>137819</text:p>
          </table:table-cell>
          <table:table-cell office:value-type="float" office:value="136946" calcext:value-type="float">
            <text:p>136946</text:p>
          </table:table-cell>
          <table:table-cell office:value-type="float" office:value="135948" calcext:value-type="float">
            <text:p>135948</text:p>
          </table:table-cell>
          <table:table-cell office:value-type="float" office:value="134864" calcext:value-type="float">
            <text:p>134864</text:p>
          </table:table-cell>
          <table:table-cell table:number-columns-repeated="7"/>
        </table:table-row>
        <table:table-row table:style-name="ro1">
          <table:table-cell table:formula="of:=MID([.B188];1;2)" office:value-type="string" office:string-value="16" calcext:value-type="string">
            <text:p>16</text:p>
          </table:table-cell>
          <table:table-cell office:value-type="string" calcext:value-type="string">
            <text:p>1608</text:p>
          </table:table-cell>
          <table:table-cell office:value-type="float" office:value="65306" calcext:value-type="float">
            <text:p>65306</text:p>
          </table:table-cell>
          <table:table-cell office:value-type="float" office:value="65101" calcext:value-type="float">
            <text:p>65101</text:p>
          </table:table-cell>
          <table:table-cell office:value-type="float" office:value="64848" calcext:value-type="float">
            <text:p>64848</text:p>
          </table:table-cell>
          <table:table-cell office:value-type="float" office:value="64602" calcext:value-type="float">
            <text:p>64602</text:p>
          </table:table-cell>
          <table:table-cell office:value-type="float" office:value="64293" calcext:value-type="float">
            <text:p>64293</text:p>
          </table:table-cell>
          <table:table-cell office:value-type="float" office:value="63788" calcext:value-type="float">
            <text:p>63788</text:p>
          </table:table-cell>
          <table:table-cell table:number-columns-repeated="7"/>
        </table:table-row>
        <table:table-row table:style-name="ro1">
          <table:table-cell table:formula="of:=MID([.B189];1;2)" office:value-type="string" office:string-value="16" calcext:value-type="string">
            <text:p>16</text:p>
          </table:table-cell>
          <table:table-cell office:value-type="string" calcext:value-type="string">
            <text:p>1609</text:p>
          </table:table-cell>
          <table:table-cell office:value-type="float" office:value="133048" calcext:value-type="float">
            <text:p>133048</text:p>
          </table:table-cell>
          <table:table-cell office:value-type="float" office:value="123839" calcext:value-type="float">
            <text:p>123839</text:p>
          </table:table-cell>
          <table:table-cell office:value-type="float" office:value="123612" calcext:value-type="float">
            <text:p>123612</text:p>
          </table:table-cell>
          <table:table-cell office:value-type="float" office:value="123520" calcext:value-type="float">
            <text:p>123520</text:p>
          </table:table-cell>
          <table:table-cell office:value-type="float" office:value="123726" calcext:value-type="float">
            <text:p>123726</text:p>
          </table:table-cell>
          <table:table-cell office:value-type="float" office:value="123532" calcext:value-type="float">
            <text:p>123532</text:p>
          </table:table-cell>
          <table:table-cell table:number-columns-repeated="7"/>
        </table:table-row>
        <table:table-row table:style-name="ro1">
          <table:table-cell table:formula="of:=MID([.B190];1;2)" office:value-type="string" office:string-value="16" calcext:value-type="string">
            <text:p>16</text:p>
          </table:table-cell>
          <table:table-cell office:value-type="string" calcext:value-type="string">
            <text:p>1610</text:p>
          </table:table-cell>
          <table:table-cell office:value-type="float" office:value="56174" calcext:value-type="float">
            <text:p>56174</text:p>
          </table:table-cell>
          <table:table-cell office:value-type="float" office:value="55915" calcext:value-type="float">
            <text:p>55915</text:p>
          </table:table-cell>
          <table:table-cell office:value-type="float" office:value="55748" calcext:value-type="float">
            <text:p>55748</text:p>
          </table:table-cell>
          <table:table-cell office:value-type="float" office:value="55524" calcext:value-type="float">
            <text:p>55524</text:p>
          </table:table-cell>
          <table:table-cell office:value-type="float" office:value="55237" calcext:value-type="float">
            <text:p>55237</text:p>
          </table:table-cell>
          <table:table-cell office:value-type="float" office:value="54765" calcext:value-type="float">
            <text:p>54765</text:p>
          </table:table-cell>
          <table:table-cell table:number-columns-repeated="7"/>
        </table:table-row>
        <table:table-row table:style-name="ro1">
          <table:table-cell table:formula="of:=MID([.B191];1;2)" office:value-type="string" office:string-value="16" calcext:value-type="string">
            <text:p>16</text:p>
          </table:table-cell>
          <table:table-cell office:value-type="string" calcext:value-type="string">
            <text:p>1611</text:p>
          </table:table-cell>
          <table:table-cell office:value-type="float" office:value="75440" calcext:value-type="float">
            <text:p>75440</text:p>
          </table:table-cell>
          <table:table-cell office:value-type="float" office:value="75277" calcext:value-type="float">
            <text:p>75277</text:p>
          </table:table-cell>
          <table:table-cell office:value-type="float" office:value="74871" calcext:value-type="float">
            <text:p>74871</text:p>
          </table:table-cell>
          <table:table-cell office:value-type="float" office:value="74665" calcext:value-type="float">
            <text:p>74665</text:p>
          </table:table-cell>
          <table:table-cell office:value-type="float" office:value="74300" calcext:value-type="float">
            <text:p>74300</text:p>
          </table:table-cell>
          <table:table-cell office:value-type="float" office:value="73923" calcext:value-type="float">
            <text:p>73923</text:p>
          </table:table-cell>
          <table:table-cell table:number-columns-repeated="7"/>
        </table:table-row>
        <table:table-row table:style-name="ro1">
          <table:table-cell table:formula="of:=MID([.B192];1;2)" office:value-type="string" office:string-value="16" calcext:value-type="string">
            <text:p>16</text:p>
          </table:table-cell>
          <table:table-cell office:value-type="string" calcext:value-type="string">
            <text:p>1661</text:p>
          </table:table-cell>
          <table:table-cell office:value-type="float" office:value="118931" calcext:value-type="float">
            <text:p>118931</text:p>
          </table:table-cell>
          <table:table-cell office:value-type="float" office:value="128043" calcext:value-type="float">
            <text:p>128043</text:p>
          </table:table-cell>
          <table:table-cell office:value-type="float" office:value="128140" calcext:value-type="float">
            <text:p>128140</text:p>
          </table:table-cell>
          <table:table-cell office:value-type="float" office:value="128137" calcext:value-type="float">
            <text:p>128137</text:p>
          </table:table-cell>
          <table:table-cell office:value-type="float" office:value="128035" calcext:value-type="float">
            <text:p>128035</text:p>
          </table:table-cell>
          <table:table-cell office:value-type="float" office:value="127839" calcext:value-type="float">
            <text:p>127839</text:p>
          </table:table-cell>
          <table:table-cell table:number-columns-repeated="7"/>
        </table:table-row>
        <table:table-row table:style-name="ro1">
          <table:table-cell table:formula="of:=MID([.B193];1;2)" office:value-type="string" office:string-value="18" calcext:value-type="string">
            <text:p>18</text:p>
          </table:table-cell>
          <table:table-cell office:value-type="string" calcext:value-type="string">
            <text:p>1801</text:p>
          </table:table-cell>
          <table:table-cell office:value-type="float" office:value="22072" calcext:value-type="float">
            <text:p>22072</text:p>
          </table:table-cell>
          <table:table-cell office:value-type="float" office:value="21990" calcext:value-type="float">
            <text:p>21990</text:p>
          </table:table-cell>
          <table:table-cell office:value-type="float" office:value="21891" calcext:value-type="float">
            <text:p>21891</text:p>
          </table:table-cell>
          <table:table-cell office:value-type="float" office:value="21879" calcext:value-type="float">
            <text:p>21879</text:p>
          </table:table-cell>
          <table:table-cell office:value-type="float" office:value="21664" calcext:value-type="float">
            <text:p>21664</text:p>
          </table:table-cell>
          <table:table-cell office:value-type="float" office:value="21489" calcext:value-type="float">
            <text:p>21489</text:p>
          </table:table-cell>
          <table:table-cell table:number-columns-repeated="7"/>
        </table:table-row>
        <table:table-row table:style-name="ro1">
          <table:table-cell table:formula="of:=MID([.B194];1;2)" office:value-type="string" office:string-value="18" calcext:value-type="string">
            <text:p>18</text:p>
          </table:table-cell>
          <table:table-cell office:value-type="string" calcext:value-type="string">
            <text:p>1802</text:p>
          </table:table-cell>
          <table:table-cell office:value-type="float" office:value="66112" calcext:value-type="float">
            <text:p>66112</text:p>
          </table:table-cell>
          <table:table-cell office:value-type="float" office:value="65990" calcext:value-type="float">
            <text:p>65990</text:p>
          </table:table-cell>
          <table:table-cell office:value-type="float" office:value="65938" calcext:value-type="float">
            <text:p>65938</text:p>
          </table:table-cell>
          <table:table-cell office:value-type="float" office:value="65713" calcext:value-type="float">
            <text:p>65713</text:p>
          </table:table-cell>
          <table:table-cell office:value-type="float" office:value="65567" calcext:value-type="float">
            <text:p>65567</text:p>
          </table:table-cell>
          <table:table-cell office:value-type="float" office:value="65373" calcext:value-type="float">
            <text:p>65373</text:p>
          </table:table-cell>
          <table:table-cell table:number-columns-repeated="7"/>
        </table:table-row>
        <table:table-row table:style-name="ro1">
          <table:table-cell table:formula="of:=MID([.B195];1;2)" office:value-type="string" office:string-value="18" calcext:value-type="string">
            <text:p>18</text:p>
          </table:table-cell>
          <table:table-cell office:value-type="string" calcext:value-type="string">
            <text:p>1803</text:p>
          </table:table-cell>
          <table:table-cell office:value-type="float" office:value="135293" calcext:value-type="float">
            <text:p>135293</text:p>
          </table:table-cell>
          <table:table-cell office:value-type="float" office:value="135336" calcext:value-type="float">
            <text:p>135336</text:p>
          </table:table-cell>
          <table:table-cell office:value-type="float" office:value="135479" calcext:value-type="float">
            <text:p>135479</text:p>
          </table:table-cell>
          <table:table-cell office:value-type="float" office:value="135471" calcext:value-type="float">
            <text:p>135471</text:p>
          </table:table-cell>
          <table:table-cell office:value-type="float" office:value="135299" calcext:value-type="float">
            <text:p>135299</text:p>
          </table:table-cell>
          <table:table-cell office:value-type="float" office:value="134991" calcext:value-type="float">
            <text:p>134991</text:p>
          </table:table-cell>
          <table:table-cell table:number-columns-repeated="7"/>
        </table:table-row>
        <table:table-row table:style-name="ro1">
          <table:table-cell table:formula="of:=MID([.B196];1;2)" office:value-type="string" office:string-value="18" calcext:value-type="string">
            <text:p>18</text:p>
          </table:table-cell>
          <table:table-cell office:value-type="string" calcext:value-type="string">
            <text:p>1804</text:p>
          </table:table-cell>
          <table:table-cell office:value-type="float" office:value="121508" calcext:value-type="float">
            <text:p>121508</text:p>
          </table:table-cell>
          <table:table-cell office:value-type="float" office:value="121299" calcext:value-type="float">
            <text:p>121299</text:p>
          </table:table-cell>
          <table:table-cell office:value-type="float" office:value="120980" calcext:value-type="float">
            <text:p>120980</text:p>
          </table:table-cell>
          <table:table-cell office:value-type="float" office:value="120714" calcext:value-type="float">
            <text:p>120714</text:p>
          </table:table-cell>
          <table:table-cell office:value-type="float" office:value="120247" calcext:value-type="float">
            <text:p>120247</text:p>
          </table:table-cell>
          <table:table-cell office:value-type="float" office:value="119727" calcext:value-type="float">
            <text:p>119727</text:p>
          </table:table-cell>
          <table:table-cell table:number-columns-repeated="7"/>
        </table:table-row>
        <table:table-row table:style-name="ro1">
          <table:table-cell table:formula="of:=MID([.B197];1;2)" office:value-type="string" office:string-value="18" calcext:value-type="string">
            <text:p>18</text:p>
          </table:table-cell>
          <table:table-cell office:value-type="string" calcext:value-type="string">
            <text:p>1805</text:p>
          </table:table-cell>
          <table:table-cell office:value-type="float" office:value="114773" calcext:value-type="float">
            <text:p>114773</text:p>
          </table:table-cell>
          <table:table-cell office:value-type="float" office:value="114533" calcext:value-type="float">
            <text:p>114533</text:p>
          </table:table-cell>
          <table:table-cell office:value-type="float" office:value="114156" calcext:value-type="float">
            <text:p>114156</text:p>
          </table:table-cell>
          <table:table-cell office:value-type="float" office:value="113962" calcext:value-type="float">
            <text:p>113962</text:p>
          </table:table-cell>
          <table:table-cell office:value-type="float" office:value="113450" calcext:value-type="float">
            <text:p>113450</text:p>
          </table:table-cell>
          <table:table-cell office:value-type="float" office:value="112863" calcext:value-type="float">
            <text:p>112863</text:p>
          </table:table-cell>
          <table:table-cell table:number-columns-repeated="7"/>
        </table:table-row>
        <table:table-row table:style-name="ro1">
          <table:table-cell table:formula="of:=MID([.B198];1;2)" office:value-type="string" office:string-value="18" calcext:value-type="string">
            <text:p>18</text:p>
          </table:table-cell>
          <table:table-cell office:value-type="string" calcext:value-type="string">
            <text:p>1806</text:p>
          </table:table-cell>
          <table:table-cell office:value-type="float" office:value="62513" calcext:value-type="float">
            <text:p>62513</text:p>
          </table:table-cell>
          <table:table-cell office:value-type="float" office:value="62472" calcext:value-type="float">
            <text:p>62472</text:p>
          </table:table-cell>
          <table:table-cell office:value-type="float" office:value="62401" calcext:value-type="float">
            <text:p>62401</text:p>
          </table:table-cell>
          <table:table-cell office:value-type="float" office:value="62476" calcext:value-type="float">
            <text:p>62476</text:p>
          </table:table-cell>
          <table:table-cell office:value-type="float" office:value="62246" calcext:value-type="float">
            <text:p>62246</text:p>
          </table:table-cell>
          <table:table-cell office:value-type="float" office:value="62039" calcext:value-type="float">
            <text:p>62039</text:p>
          </table:table-cell>
          <table:table-cell table:number-columns-repeated="7"/>
        </table:table-row>
        <table:table-row table:style-name="ro1">
          <table:table-cell table:formula="of:=MID([.B199];1;2)" office:value-type="string" office:string-value="18" calcext:value-type="string">
            <text:p>18</text:p>
          </table:table-cell>
          <table:table-cell office:value-type="string" calcext:value-type="string">
            <text:p>1807</text:p>
          </table:table-cell>
          <table:table-cell office:value-type="float" office:value="112117" calcext:value-type="float">
            <text:p>112117</text:p>
          </table:table-cell>
          <table:table-cell office:value-type="float" office:value="112399" calcext:value-type="float">
            <text:p>112399</text:p>
          </table:table-cell>
          <table:table-cell office:value-type="float" office:value="112481" calcext:value-type="float">
            <text:p>112481</text:p>
          </table:table-cell>
          <table:table-cell office:value-type="float" office:value="112414" calcext:value-type="float">
            <text:p>112414</text:p>
          </table:table-cell>
          <table:table-cell office:value-type="float" office:value="112283" calcext:value-type="float">
            <text:p>112283</text:p>
          </table:table-cell>
          <table:table-cell office:value-type="float" office:value="111901" calcext:value-type="float">
            <text:p>111901</text:p>
          </table:table-cell>
          <table:table-cell table:number-columns-repeated="7"/>
        </table:table-row>
        <table:table-row table:style-name="ro1">
          <table:table-cell table:formula="of:=MID([.B200];1;2)" office:value-type="string" office:string-value="18" calcext:value-type="string">
            <text:p>18</text:p>
          </table:table-cell>
          <table:table-cell office:value-type="string" calcext:value-type="string">
            <text:p>1821</text:p>
          </table:table-cell>
          <table:table-cell office:value-type="float" office:value="26747" calcext:value-type="float">
            <text:p>26747</text:p>
          </table:table-cell>
          <table:table-cell office:value-type="float" office:value="26691" calcext:value-type="float">
            <text:p>26691</text:p>
          </table:table-cell>
          <table:table-cell office:value-type="float" office:value="26606" calcext:value-type="float">
            <text:p>26606</text:p>
          </table:table-cell>
          <table:table-cell office:value-type="float" office:value="26562" calcext:value-type="float">
            <text:p>26562</text:p>
          </table:table-cell>
          <table:table-cell office:value-type="float" office:value="26441" calcext:value-type="float">
            <text:p>26441</text:p>
          </table:table-cell>
          <table:table-cell office:value-type="float" office:value="26375" calcext:value-type="float">
            <text:p>26375</text:p>
          </table:table-cell>
          <table:table-cell table:number-columns-repeated="7"/>
        </table:table-row>
        <table:table-row table:style-name="ro1">
          <table:table-cell table:formula="of:=MID([.B201];1;2)" office:value-type="string" office:string-value="18" calcext:value-type="string">
            <text:p>18</text:p>
          </table:table-cell>
          <table:table-cell office:value-type="string" calcext:value-type="string">
            <text:p>1808</text:p>
          </table:table-cell>
          <table:table-cell office:value-type="float" office:value="69701" calcext:value-type="float">
            <text:p>69701</text:p>
          </table:table-cell>
          <table:table-cell office:value-type="float" office:value="69663" calcext:value-type="float">
            <text:p>69663</text:p>
          </table:table-cell>
          <table:table-cell office:value-type="float" office:value="69641" calcext:value-type="float">
            <text:p>69641</text:p>
          </table:table-cell>
          <table:table-cell office:value-type="float" office:value="69562" calcext:value-type="float">
            <text:p>69562</text:p>
          </table:table-cell>
          <table:table-cell office:value-type="float" office:value="69370" calcext:value-type="float">
            <text:p>69370</text:p>
          </table:table-cell>
          <table:table-cell office:value-type="float" office:value="68996" calcext:value-type="float">
            <text:p>68996</text:p>
          </table:table-cell>
          <table:table-cell table:number-columns-repeated="7"/>
        </table:table-row>
        <table:table-row table:style-name="ro1">
          <table:table-cell table:formula="of:=MID([.B202];1;2)" office:value-type="string" office:string-value="18" calcext:value-type="string">
            <text:p>18</text:p>
          </table:table-cell>
          <table:table-cell office:value-type="string" calcext:value-type="string">
            <text:p>1809</text:p>
          </table:table-cell>
          <table:table-cell office:value-type="float" office:value="56536" calcext:value-type="float">
            <text:p>56536</text:p>
          </table:table-cell>
          <table:table-cell office:value-type="float" office:value="56352" calcext:value-type="float">
            <text:p>56352</text:p>
          </table:table-cell>
          <table:table-cell office:value-type="float" office:value="56086" calcext:value-type="float">
            <text:p>56086</text:p>
          </table:table-cell>
          <table:table-cell office:value-type="float" office:value="55652" calcext:value-type="float">
            <text:p>55652</text:p>
          </table:table-cell>
          <table:table-cell office:value-type="float" office:value="55217" calcext:value-type="float">
            <text:p>55217</text:p>
          </table:table-cell>
          <table:table-cell office:value-type="float" office:value="54711" calcext:value-type="float">
            <text:p>54711</text:p>
          </table:table-cell>
          <table:table-cell table:number-columns-repeated="7"/>
        </table:table-row>
        <table:table-row table:style-name="ro1">
          <table:table-cell table:formula="of:=MID([.B203];1;2)" office:value-type="string" office:string-value="18" calcext:value-type="string">
            <text:p>18</text:p>
          </table:table-cell>
          <table:table-cell office:value-type="string" calcext:value-type="string">
            <text:p>1810</text:p>
          </table:table-cell>
          <table:table-cell office:value-type="float" office:value="80201" calcext:value-type="float">
            <text:p>80201</text:p>
          </table:table-cell>
          <table:table-cell office:value-type="float" office:value="80464" calcext:value-type="float">
            <text:p>80464</text:p>
          </table:table-cell>
          <table:table-cell office:value-type="float" office:value="80741" calcext:value-type="float">
            <text:p>80741</text:p>
          </table:table-cell>
          <table:table-cell office:value-type="float" office:value="80834" calcext:value-type="float">
            <text:p>80834</text:p>
          </table:table-cell>
          <table:table-cell office:value-type="float" office:value="81049" calcext:value-type="float">
            <text:p>81049</text:p>
          </table:table-cell>
          <table:table-cell office:value-type="float" office:value="81226" calcext:value-type="float">
            <text:p>81226</text:p>
          </table:table-cell>
          <table:table-cell table:number-columns-repeated="7"/>
        </table:table-row>
        <table:table-row table:style-name="ro1">
          <table:table-cell table:formula="of:=MID([.B204];1;2)" office:value-type="string" office:string-value="18" calcext:value-type="string">
            <text:p>18</text:p>
          </table:table-cell>
          <table:table-cell office:value-type="string" calcext:value-type="string">
            <text:p>1811</text:p>
          </table:table-cell>
          <table:table-cell office:value-type="float" office:value="136263" calcext:value-type="float">
            <text:p>136263</text:p>
          </table:table-cell>
          <table:table-cell office:value-type="float" office:value="136315" calcext:value-type="float">
            <text:p>136315</text:p>
          </table:table-cell>
          <table:table-cell office:value-type="float" office:value="136666" calcext:value-type="float">
            <text:p>136666</text:p>
          </table:table-cell>
          <table:table-cell office:value-type="float" office:value="136673" calcext:value-type="float">
            <text:p>136673</text:p>
          </table:table-cell>
          <table:table-cell office:value-type="float" office:value="136660" calcext:value-type="float">
            <text:p>136660</text:p>
          </table:table-cell>
          <table:table-cell office:value-type="float" office:value="136441" calcext:value-type="float">
            <text:p>136441</text:p>
          </table:table-cell>
          <table:table-cell table:number-columns-repeated="7"/>
        </table:table-row>
        <table:table-row table:style-name="ro1">
          <table:table-cell table:formula="of:=MID([.B205];1;2)" office:value-type="string" office:string-value="18" calcext:value-type="string">
            <text:p>18</text:p>
          </table:table-cell>
          <table:table-cell office:value-type="string" calcext:value-type="string">
            <text:p>1812</text:p>
          </table:table-cell>
          <table:table-cell office:value-type="float" office:value="67178" calcext:value-type="float">
            <text:p>67178</text:p>
          </table:table-cell>
          <table:table-cell office:value-type="float" office:value="66911" calcext:value-type="float">
            <text:p>66911</text:p>
          </table:table-cell>
          <table:table-cell office:value-type="float" office:value="66917" calcext:value-type="float">
            <text:p>66917</text:p>
          </table:table-cell>
          <table:table-cell office:value-type="float" office:value="66843" calcext:value-type="float">
            <text:p>66843</text:p>
          </table:table-cell>
          <table:table-cell office:value-type="float" office:value="66589" calcext:value-type="float">
            <text:p>66589</text:p>
          </table:table-cell>
          <table:table-cell office:value-type="float" office:value="66221" calcext:value-type="float">
            <text:p>66221</text:p>
          </table:table-cell>
          <table:table-cell table:number-columns-repeated="7"/>
        </table:table-row>
        <table:table-row table:style-name="ro1">
          <table:table-cell table:formula="of:=MID([.B206];1;2)" office:value-type="string" office:string-value="18" calcext:value-type="string">
            <text:p>18</text:p>
          </table:table-cell>
          <table:table-cell office:value-type="string" calcext:value-type="string">
            <text:p>1813</text:p>
          </table:table-cell>
          <table:table-cell office:value-type="float" office:value="74315" calcext:value-type="float">
            <text:p>74315</text:p>
          </table:table-cell>
          <table:table-cell office:value-type="float" office:value="74360" calcext:value-type="float">
            <text:p>74360</text:p>
          </table:table-cell>
          <table:table-cell office:value-type="float" office:value="74440" calcext:value-type="float">
            <text:p>74440</text:p>
          </table:table-cell>
          <table:table-cell office:value-type="float" office:value="74398" calcext:value-type="float">
            <text:p>74398</text:p>
          </table:table-cell>
          <table:table-cell office:value-type="float" office:value="74061" calcext:value-type="float">
            <text:p>74061</text:p>
          </table:table-cell>
          <table:table-cell office:value-type="float" office:value="73919" calcext:value-type="float">
            <text:p>73919</text:p>
          </table:table-cell>
          <table:table-cell table:number-columns-repeated="7"/>
        </table:table-row>
        <table:table-row table:style-name="ro1">
          <table:table-cell table:formula="of:=MID([.B207];1;2)" office:value-type="string" office:string-value="18" calcext:value-type="string">
            <text:p>18</text:p>
          </table:table-cell>
          <table:table-cell office:value-type="string" calcext:value-type="string">
            <text:p>1814</text:p>
          </table:table-cell>
          <table:table-cell office:value-type="float" office:value="78869" calcext:value-type="float">
            <text:p>78869</text:p>
          </table:table-cell>
          <table:table-cell office:value-type="float" office:value="78735" calcext:value-type="float">
            <text:p>78735</text:p>
          </table:table-cell>
          <table:table-cell office:value-type="float" office:value="78644" calcext:value-type="float">
            <text:p>78644</text:p>
          </table:table-cell>
          <table:table-cell office:value-type="float" office:value="78458" calcext:value-type="float">
            <text:p>78458</text:p>
          </table:table-cell>
          <table:table-cell office:value-type="float" office:value="78362" calcext:value-type="float">
            <text:p>78362</text:p>
          </table:table-cell>
          <table:table-cell office:value-type="float" office:value="77979" calcext:value-type="float">
            <text:p>77979</text:p>
          </table:table-cell>
          <table:table-cell table:number-columns-repeated="7"/>
        </table:table-row>
        <table:table-row table:style-name="ro1">
          <table:table-cell table:formula="of:=MID([.B208];1;2)" office:value-type="string" office:string-value="18" calcext:value-type="string">
            <text:p>18</text:p>
          </table:table-cell>
          <table:table-cell office:value-type="string" calcext:value-type="string">
            <text:p>1815</text:p>
          </table:table-cell>
          <table:table-cell office:value-type="float" office:value="73756" calcext:value-type="float">
            <text:p>73756</text:p>
          </table:table-cell>
          <table:table-cell office:value-type="float" office:value="73956" calcext:value-type="float">
            <text:p>73956</text:p>
          </table:table-cell>
          <table:table-cell office:value-type="float" office:value="74198" calcext:value-type="float">
            <text:p>74198</text:p>
          </table:table-cell>
          <table:table-cell office:value-type="float" office:value="74374" calcext:value-type="float">
            <text:p>74374</text:p>
          </table:table-cell>
          <table:table-cell office:value-type="float" office:value="74515" calcext:value-type="float">
            <text:p>74515</text:p>
          </table:table-cell>
          <table:table-cell office:value-type="float" office:value="74573" calcext:value-type="float">
            <text:p>74573</text:p>
          </table:table-cell>
          <table:table-cell table:number-columns-repeated="7"/>
        </table:table-row>
        <table:table-row table:style-name="ro1">
          <table:table-cell table:formula="of:=MID([.B209];1;2)" office:value-type="string" office:string-value="18" calcext:value-type="string">
            <text:p>18</text:p>
          </table:table-cell>
          <table:table-cell office:value-type="string" calcext:value-type="string">
            <text:p>1816</text:p>
          </table:table-cell>
          <table:table-cell office:value-type="float" office:value="167342" calcext:value-type="float">
            <text:p>167342</text:p>
          </table:table-cell>
          <table:table-cell office:value-type="float" office:value="167738" calcext:value-type="float">
            <text:p>167738</text:p>
          </table:table-cell>
          <table:table-cell office:value-type="float" office:value="169165" calcext:value-type="float">
            <text:p>169165</text:p>
          </table:table-cell>
          <table:table-cell office:value-type="float" office:value="168167" calcext:value-type="float">
            <text:p>168167</text:p>
          </table:table-cell>
          <table:table-cell office:value-type="float" office:value="169438" calcext:value-type="float">
            <text:p>169438</text:p>
          </table:table-cell>
          <table:table-cell office:value-type="float" office:value="169325" calcext:value-type="float">
            <text:p>169325</text:p>
          </table:table-cell>
          <table:table-cell table:number-columns-repeated="7"/>
        </table:table-row>
        <table:table-row table:style-name="ro1">
          <table:table-cell table:formula="of:=MID([.B210];1;2)" office:value-type="string" office:string-value="18" calcext:value-type="string">
            <text:p>18</text:p>
          </table:table-cell>
          <table:table-cell office:value-type="string" calcext:value-type="string">
            <text:p>1817</text:p>
          </table:table-cell>
          <table:table-cell office:value-type="float" office:value="95645" calcext:value-type="float">
            <text:p>95645</text:p>
          </table:table-cell>
          <table:table-cell office:value-type="float" office:value="95279" calcext:value-type="float">
            <text:p>95279</text:p>
          </table:table-cell>
          <table:table-cell office:value-type="float" office:value="95035" calcext:value-type="float">
            <text:p>95035</text:p>
          </table:table-cell>
          <table:table-cell office:value-type="float" office:value="94758" calcext:value-type="float">
            <text:p>94758</text:p>
          </table:table-cell>
          <table:table-cell office:value-type="float" office:value="94385" calcext:value-type="float">
            <text:p>94385</text:p>
          </table:table-cell>
          <table:table-cell office:value-type="float" office:value="93818" calcext:value-type="float">
            <text:p>93818</text:p>
          </table:table-cell>
          <table:table-cell table:number-columns-repeated="7"/>
        </table:table-row>
        <table:table-row table:style-name="ro1">
          <table:table-cell table:formula="of:=MID([.B211];1;2)" office:value-type="string" office:string-value="18" calcext:value-type="string">
            <text:p>18</text:p>
          </table:table-cell>
          <table:table-cell office:value-type="string" calcext:value-type="string">
            <text:p>1818</text:p>
          </table:table-cell>
          <table:table-cell office:value-type="float" office:value="107946" calcext:value-type="float">
            <text:p>107946</text:p>
          </table:table-cell>
          <table:table-cell office:value-type="float" office:value="107576" calcext:value-type="float">
            <text:p>107576</text:p>
          </table:table-cell>
          <table:table-cell office:value-type="float" office:value="107138" calcext:value-type="float">
            <text:p>107138</text:p>
          </table:table-cell>
          <table:table-cell office:value-type="float" office:value="106619" calcext:value-type="float">
            <text:p>106619</text:p>
          </table:table-cell>
          <table:table-cell office:value-type="float" office:value="106037" calcext:value-type="float">
            <text:p>106037</text:p>
          </table:table-cell>
          <table:table-cell office:value-type="float" office:value="105431" calcext:value-type="float">
            <text:p>105431</text:p>
          </table:table-cell>
          <table:table-cell table:number-columns-repeated="7"/>
        </table:table-row>
        <table:table-row table:style-name="ro1">
          <table:table-cell table:formula="of:=MID([.B212];1;2)" office:value-type="string" office:string-value="18" calcext:value-type="string">
            <text:p>18</text:p>
          </table:table-cell>
          <table:table-cell office:value-type="string" calcext:value-type="string">
            <text:p>1819</text:p>
          </table:table-cell>
          <table:table-cell office:value-type="float" office:value="61852" calcext:value-type="float">
            <text:p>61852</text:p>
          </table:table-cell>
          <table:table-cell office:value-type="float" office:value="61781" calcext:value-type="float">
            <text:p>61781</text:p>
          </table:table-cell>
          <table:table-cell office:value-type="float" office:value="61690" calcext:value-type="float">
            <text:p>61690</text:p>
          </table:table-cell>
          <table:table-cell office:value-type="float" office:value="61558" calcext:value-type="float">
            <text:p>61558</text:p>
          </table:table-cell>
          <table:table-cell office:value-type="float" office:value="61386" calcext:value-type="float">
            <text:p>61386</text:p>
          </table:table-cell>
          <table:table-cell office:value-type="float" office:value="61161" calcext:value-type="float">
            <text:p>61161</text:p>
          </table:table-cell>
          <table:table-cell table:number-columns-repeated="7"/>
        </table:table-row>
        <table:table-row table:style-name="ro1">
          <table:table-cell table:formula="of:=MID([.B213];1;2)" office:value-type="string" office:string-value="18" calcext:value-type="string">
            <text:p>18</text:p>
          </table:table-cell>
          <table:table-cell office:value-type="string" calcext:value-type="string">
            <text:p>1820</text:p>
          </table:table-cell>
          <table:table-cell office:value-type="float" office:value="53711" calcext:value-type="float">
            <text:p>53711</text:p>
          </table:table-cell>
          <table:table-cell office:value-type="float" office:value="53481" calcext:value-type="float">
            <text:p>53481</text:p>
          </table:table-cell>
          <table:table-cell office:value-type="float" office:value="53388" calcext:value-type="float">
            <text:p>53388</text:p>
          </table:table-cell>
          <table:table-cell office:value-type="float" office:value="53236" calcext:value-type="float">
            <text:p>53236</text:p>
          </table:table-cell>
          <table:table-cell office:value-type="float" office:value="52965" calcext:value-type="float">
            <text:p>52965</text:p>
          </table:table-cell>
          <table:table-cell office:value-type="float" office:value="52720" calcext:value-type="float">
            <text:p>52720</text:p>
          </table:table-cell>
          <table:table-cell table:number-columns-repeated="7"/>
        </table:table-row>
        <table:table-row table:style-name="ro1">
          <table:table-cell table:formula="of:=MID([.B214];1;2)" office:value-type="string" office:string-value="18" calcext:value-type="string">
            <text:p>18</text:p>
          </table:table-cell>
          <table:table-cell office:value-type="string" calcext:value-type="string">
            <text:p>1861</text:p>
          </table:table-cell>
          <table:table-cell office:value-type="float" office:value="46775" calcext:value-type="float">
            <text:p>46775</text:p>
          </table:table-cell>
          <table:table-cell office:value-type="float" office:value="46565" calcext:value-type="float">
            <text:p>46565</text:p>
          </table:table-cell>
          <table:table-cell office:value-type="float" office:value="46600" calcext:value-type="float">
            <text:p>46600</text:p>
          </table:table-cell>
          <table:table-cell office:value-type="float" office:value="46511" calcext:value-type="float">
            <text:p>46511</text:p>
          </table:table-cell>
          <table:table-cell office:value-type="float" office:value="46291" calcext:value-type="float">
            <text:p>46291</text:p>
          </table:table-cell>
          <table:table-cell office:value-type="float" office:value="45948" calcext:value-type="float">
            <text:p>45948</text:p>
          </table:table-cell>
          <table:table-cell table:number-columns-repeated="7"/>
        </table:table-row>
        <table:table-row table:style-name="ro1">
          <table:table-cell table:formula="of:=MID([.B215];1;2)" office:value-type="string" office:string-value="18" calcext:value-type="string">
            <text:p>18</text:p>
          </table:table-cell>
          <table:table-cell office:value-type="string" calcext:value-type="string">
            <text:p>1862</text:p>
          </table:table-cell>
          <table:table-cell office:value-type="float" office:value="62720" calcext:value-type="float">
            <text:p>62720</text:p>
          </table:table-cell>
          <table:table-cell office:value-type="float" office:value="62154" calcext:value-type="float">
            <text:p>62154</text:p>
          </table:table-cell>
          <table:table-cell office:value-type="float" office:value="61808" calcext:value-type="float">
            <text:p>61808</text:p>
          </table:table-cell>
          <table:table-cell office:value-type="float" office:value="61251" calcext:value-type="float">
            <text:p>61251</text:p>
          </table:table-cell>
          <table:table-cell office:value-type="float" office:value="60689" calcext:value-type="float">
            <text:p>60689</text:p>
          </table:table-cell>
          <table:table-cell office:value-type="float" office:value="59779" calcext:value-type="float">
            <text:p>59779</text:p>
          </table:table-cell>
          <table:table-cell table:number-columns-repeated="7"/>
        </table:table-row>
        <table:table-row table:style-name="ro1">
          <table:table-cell table:formula="of:=MID([.B216];1;2)" office:value-type="string" office:string-value="18" calcext:value-type="string">
            <text:p>18</text:p>
          </table:table-cell>
          <table:table-cell office:value-type="string" calcext:value-type="string">
            <text:p>1863</text:p>
          </table:table-cell>
          <table:table-cell office:value-type="float" office:value="185896" calcext:value-type="float">
            <text:p>185896</text:p>
          </table:table-cell>
          <table:table-cell office:value-type="float" office:value="188021" calcext:value-type="float">
            <text:p>188021</text:p>
          </table:table-cell>
          <table:table-cell office:value-type="float" office:value="189662" calcext:value-type="float">
            <text:p>189662</text:p>
          </table:table-cell>
          <table:table-cell office:value-type="float" office:value="193883" calcext:value-type="float">
            <text:p>193883</text:p>
          </table:table-cell>
          <table:table-cell office:value-type="float" office:value="196208" calcext:value-type="float">
            <text:p>196208</text:p>
          </table:table-cell>
          <table:table-cell office:value-type="float" office:value="197863" calcext:value-type="float">
            <text:p>197863</text:p>
          </table:table-cell>
          <table:table-cell table:number-columns-repeated="7"/>
        </table:table-row>
        <table:table-row table:style-name="ro1">
          <table:table-cell table:formula="of:=MID([.B217];1;2)" office:value-type="string" office:string-value="18" calcext:value-type="string">
            <text:p>18</text:p>
          </table:table-cell>
          <table:table-cell office:value-type="string" calcext:value-type="string">
            <text:p>1864</text:p>
          </table:table-cell>
          <table:table-cell office:value-type="float" office:value="47816" calcext:value-type="float">
            <text:p>47816</text:p>
          </table:table-cell>
          <table:table-cell office:value-type="float" office:value="47595" calcext:value-type="float">
            <text:p>47595</text:p>
          </table:table-cell>
          <table:table-cell office:value-type="float" office:value="47387" calcext:value-type="float">
            <text:p>47387</text:p>
          </table:table-cell>
          <table:table-cell office:value-type="float" office:value="47047" calcext:value-type="float">
            <text:p>47047</text:p>
          </table:table-cell>
          <table:table-cell office:value-type="float" office:value="46745" calcext:value-type="float">
            <text:p>46745</text:p>
          </table:table-cell>
          <table:table-cell office:value-type="float" office:value="46360" calcext:value-type="float">
            <text:p>46360</text:p>
          </table:table-cell>
          <table:table-cell table:number-columns-repeated="7"/>
        </table:table-row>
        <table:table-row table:style-name="ro1">
          <table:table-cell table:formula="of:=MID([.B218];1;2)" office:value-type="string" office:string-value="20" calcext:value-type="string">
            <text:p>20</text:p>
          </table:table-cell>
          <table:table-cell office:value-type="string" calcext:value-type="string">
            <text:p>2001</text:p>
          </table:table-cell>
          <table:table-cell office:value-type="float" office:value="59103" calcext:value-type="float">
            <text:p>59103</text:p>
          </table:table-cell>
          <table:table-cell office:value-type="float" office:value="58905" calcext:value-type="float">
            <text:p>58905</text:p>
          </table:table-cell>
          <table:table-cell office:value-type="float" office:value="58669" calcext:value-type="float">
            <text:p>58669</text:p>
          </table:table-cell>
          <table:table-cell office:value-type="float" office:value="58367" calcext:value-type="float">
            <text:p>58367</text:p>
          </table:table-cell>
          <table:table-cell office:value-type="float" office:value="58068" calcext:value-type="float">
            <text:p>58068</text:p>
          </table:table-cell>
          <table:table-cell office:value-type="float" office:value="57651" calcext:value-type="float">
            <text:p>57651</text:p>
          </table:table-cell>
          <table:table-cell table:number-columns-repeated="7"/>
        </table:table-row>
        <table:table-row table:style-name="ro1">
          <table:table-cell table:formula="of:=MID([.B219];1;2)" office:value-type="string" office:string-value="20" calcext:value-type="string">
            <text:p>20</text:p>
          </table:table-cell>
          <table:table-cell office:value-type="string" calcext:value-type="string">
            <text:p>2002</text:p>
          </table:table-cell>
          <table:table-cell office:value-type="float" office:value="145517" calcext:value-type="float">
            <text:p>145517</text:p>
          </table:table-cell>
          <table:table-cell office:value-type="float" office:value="146254" calcext:value-type="float">
            <text:p>146254</text:p>
          </table:table-cell>
          <table:table-cell office:value-type="float" office:value="147002" calcext:value-type="float">
            <text:p>147002</text:p>
          </table:table-cell>
          <table:table-cell office:value-type="float" office:value="148145" calcext:value-type="float">
            <text:p>148145</text:p>
          </table:table-cell>
          <table:table-cell office:value-type="float" office:value="149611" calcext:value-type="float">
            <text:p>149611</text:p>
          </table:table-cell>
          <table:table-cell office:value-type="float" office:value="150845" calcext:value-type="float">
            <text:p>150845</text:p>
          </table:table-cell>
          <table:table-cell table:number-columns-repeated="7"/>
        </table:table-row>
        <table:table-row table:style-name="ro1">
          <table:table-cell table:formula="of:=MID([.B220];1;2)" office:value-type="string" office:string-value="20" calcext:value-type="string">
            <text:p>20</text:p>
          </table:table-cell>
          <table:table-cell office:value-type="string" calcext:value-type="string">
            <text:p>2003</text:p>
          </table:table-cell>
          <table:table-cell office:value-type="float" office:value="56562" calcext:value-type="float">
            <text:p>56562</text:p>
          </table:table-cell>
          <table:table-cell office:value-type="float" office:value="56075" calcext:value-type="float">
            <text:p>56075</text:p>
          </table:table-cell>
          <table:table-cell office:value-type="float" office:value="55427" calcext:value-type="float">
            <text:p>55427</text:p>
          </table:table-cell>
          <table:table-cell office:value-type="float" office:value="54863" calcext:value-type="float">
            <text:p>54863</text:p>
          </table:table-cell>
          <table:table-cell office:value-type="float" office:value="54353" calcext:value-type="float">
            <text:p>54353</text:p>
          </table:table-cell>
          <table:table-cell office:value-type="float" office:value="53695" calcext:value-type="float">
            <text:p>53695</text:p>
          </table:table-cell>
          <table:table-cell table:number-columns-repeated="7"/>
        </table:table-row>
        <table:table-row table:style-name="ro1">
          <table:table-cell table:formula="of:=MID([.B221];1;2)" office:value-type="string" office:string-value="20" calcext:value-type="string">
            <text:p>20</text:p>
          </table:table-cell>
          <table:table-cell office:value-type="string" calcext:value-type="string">
            <text:p>2004</text:p>
          </table:table-cell>
          <table:table-cell office:value-type="float" office:value="48357" calcext:value-type="float">
            <text:p>48357</text:p>
          </table:table-cell>
          <table:table-cell office:value-type="float" office:value="48041" calcext:value-type="float">
            <text:p>48041</text:p>
          </table:table-cell>
          <table:table-cell office:value-type="float" office:value="47781" calcext:value-type="float">
            <text:p>47781</text:p>
          </table:table-cell>
          <table:table-cell office:value-type="float" office:value="47518" calcext:value-type="float">
            <text:p>47518</text:p>
          </table:table-cell>
          <table:table-cell office:value-type="float" office:value="47210" calcext:value-type="float">
            <text:p>47210</text:p>
          </table:table-cell>
          <table:table-cell office:value-type="float" office:value="46792" calcext:value-type="float">
            <text:p>46792</text:p>
          </table:table-cell>
          <table:table-cell table:number-columns-repeated="7"/>
        </table:table-row>
        <table:table-row table:style-name="ro1">
          <table:table-cell table:formula="of:=MID([.B222];1;2)" office:value-type="string" office:string-value="20" calcext:value-type="string">
            <text:p>20</text:p>
          </table:table-cell>
          <table:table-cell office:value-type="string" calcext:value-type="string">
            <text:p>2005</text:p>
          </table:table-cell>
          <table:table-cell office:value-type="float" office:value="44567" calcext:value-type="float">
            <text:p>44567</text:p>
          </table:table-cell>
          <table:table-cell office:value-type="float" office:value="44146" calcext:value-type="float">
            <text:p>44146</text:p>
          </table:table-cell>
          <table:table-cell office:value-type="float" office:value="43745" calcext:value-type="float">
            <text:p>43745</text:p>
          </table:table-cell>
          <table:table-cell office:value-type="float" office:value="43143" calcext:value-type="float">
            <text:p>43143</text:p>
          </table:table-cell>
          <table:table-cell office:value-type="float" office:value="42610" calcext:value-type="float">
            <text:p>42610</text:p>
          </table:table-cell>
          <table:table-cell office:value-type="float" office:value="41991" calcext:value-type="float">
            <text:p>41991</text:p>
          </table:table-cell>
          <table:table-cell table:number-columns-repeated="7"/>
        </table:table-row>
        <table:table-row table:style-name="ro1">
          <table:table-cell table:formula="of:=MID([.B223];1;2)" office:value-type="string" office:string-value="20" calcext:value-type="string">
            <text:p>20</text:p>
          </table:table-cell>
          <table:table-cell office:value-type="string" calcext:value-type="string">
            <text:p>2006</text:p>
          </table:table-cell>
          <table:table-cell office:value-type="float" office:value="39162" calcext:value-type="float">
            <text:p>39162</text:p>
          </table:table-cell>
          <table:table-cell office:value-type="float" office:value="38995" calcext:value-type="float">
            <text:p>38995</text:p>
          </table:table-cell>
          <table:table-cell office:value-type="float" office:value="38748" calcext:value-type="float">
            <text:p>38748</text:p>
          </table:table-cell>
          <table:table-cell office:value-type="float" office:value="38396" calcext:value-type="float">
            <text:p>38396</text:p>
          </table:table-cell>
          <table:table-cell office:value-type="float" office:value="38057" calcext:value-type="float">
            <text:p>38057</text:p>
          </table:table-cell>
          <table:table-cell office:value-type="float" office:value="37887" calcext:value-type="float">
            <text:p>37887</text:p>
          </table:table-cell>
          <table:table-cell table:number-columns-repeated="7"/>
        </table:table-row>
        <table:table-row table:style-name="ro1">
          <table:table-cell table:formula="of:=MID([.B224];1;2)" office:value-type="string" office:string-value="20" calcext:value-type="string">
            <text:p>20</text:p>
          </table:table-cell>
          <table:table-cell office:value-type="string" calcext:value-type="string">
            <text:p>2007</text:p>
          </table:table-cell>
          <table:table-cell office:value-type="float" office:value="51439" calcext:value-type="float">
            <text:p>51439</text:p>
          </table:table-cell>
          <table:table-cell office:value-type="float" office:value="51305" calcext:value-type="float">
            <text:p>51305</text:p>
          </table:table-cell>
          <table:table-cell office:value-type="float" office:value="51084" calcext:value-type="float">
            <text:p>51084</text:p>
          </table:table-cell>
          <table:table-cell office:value-type="float" office:value="51000" calcext:value-type="float">
            <text:p>51000</text:p>
          </table:table-cell>
          <table:table-cell office:value-type="float" office:value="50943" calcext:value-type="float">
            <text:p>50943</text:p>
          </table:table-cell>
          <table:table-cell office:value-type="float" office:value="50819" calcext:value-type="float">
            <text:p>50819</text:p>
          </table:table-cell>
          <table:table-cell table:number-columns-repeated="7"/>
        </table:table-row>
        <table:table-row table:style-name="ro1">
          <table:table-cell table:formula="of:=MID([.B225];1;2)" office:value-type="string" office:string-value="20" calcext:value-type="string">
            <text:p>20</text:p>
          </table:table-cell>
          <table:table-cell office:value-type="string" calcext:value-type="string">
            <text:p>2008</text:p>
          </table:table-cell>
          <table:table-cell office:value-type="float" office:value="41544" calcext:value-type="float">
            <text:p>41544</text:p>
          </table:table-cell>
          <table:table-cell office:value-type="float" office:value="41254" calcext:value-type="float">
            <text:p>41254</text:p>
          </table:table-cell>
          <table:table-cell office:value-type="float" office:value="41011" calcext:value-type="float">
            <text:p>41011</text:p>
          </table:table-cell>
          <table:table-cell office:value-type="float" office:value="40712" calcext:value-type="float">
            <text:p>40712</text:p>
          </table:table-cell>
          <table:table-cell office:value-type="float" office:value="40412" calcext:value-type="float">
            <text:p>40412</text:p>
          </table:table-cell>
          <table:table-cell office:value-type="float" office:value="40070" calcext:value-type="float">
            <text:p>40070</text:p>
          </table:table-cell>
          <table:table-cell table:number-columns-repeated="7"/>
        </table:table-row>
        <table:table-row table:style-name="ro1">
          <table:table-cell table:formula="of:=MID([.B226];1;2)" office:value-type="string" office:string-value="20" calcext:value-type="string">
            <text:p>20</text:p>
          </table:table-cell>
          <table:table-cell office:value-type="string" calcext:value-type="string">
            <text:p>2009</text:p>
          </table:table-cell>
          <table:table-cell office:value-type="float" office:value="20606" calcext:value-type="float">
            <text:p>20606</text:p>
          </table:table-cell>
          <table:table-cell office:value-type="float" office:value="20417" calcext:value-type="float">
            <text:p>20417</text:p>
          </table:table-cell>
          <table:table-cell office:value-type="float" office:value="20270" calcext:value-type="float">
            <text:p>20270</text:p>
          </table:table-cell>
          <table:table-cell office:value-type="float" office:value="20092" calcext:value-type="float">
            <text:p>20092</text:p>
          </table:table-cell>
          <table:table-cell office:value-type="float" office:value="19914" calcext:value-type="float">
            <text:p>19914</text:p>
          </table:table-cell>
          <table:table-cell office:value-type="float" office:value="19689" calcext:value-type="float">
            <text:p>19689</text:p>
          </table:table-cell>
          <table:table-cell table:number-columns-repeated="7"/>
        </table:table-row>
        <table:table-row table:style-name="ro1">
          <table:table-cell table:formula="of:=MID([.B227];1;2)" office:value-type="string" office:string-value="20" calcext:value-type="string">
            <text:p>20</text:p>
          </table:table-cell>
          <table:table-cell office:value-type="string" calcext:value-type="string">
            <text:p>2010</text:p>
          </table:table-cell>
          <table:table-cell office:value-type="float" office:value="46072" calcext:value-type="float">
            <text:p>46072</text:p>
          </table:table-cell>
          <table:table-cell office:value-type="float" office:value="45538" calcext:value-type="float">
            <text:p>45538</text:p>
          </table:table-cell>
          <table:table-cell office:value-type="float" office:value="45191" calcext:value-type="float">
            <text:p>45191</text:p>
          </table:table-cell>
          <table:table-cell office:value-type="float" office:value="44689" calcext:value-type="float">
            <text:p>44689</text:p>
          </table:table-cell>
          <table:table-cell office:value-type="float" office:value="44193" calcext:value-type="float">
            <text:p>44193</text:p>
          </table:table-cell>
          <table:table-cell office:value-type="float" office:value="43618" calcext:value-type="float">
            <text:p>43618</text:p>
          </table:table-cell>
          <table:table-cell table:number-columns-repeated="7"/>
        </table:table-row>
        <table:table-row table:style-name="ro1">
          <table:table-cell table:formula="of:=MID([.B228];1;2)" office:value-type="string" office:string-value="20" calcext:value-type="string">
            <text:p>20</text:p>
          </table:table-cell>
          <table:table-cell office:value-type="string" calcext:value-type="string">
            <text:p>2011</text:p>
          </table:table-cell>
          <table:table-cell office:value-type="float" office:value="69375" calcext:value-type="float">
            <text:p>69375</text:p>
          </table:table-cell>
          <table:table-cell office:value-type="float" office:value="68664" calcext:value-type="float">
            <text:p>68664</text:p>
          </table:table-cell>
          <table:table-cell office:value-type="float" office:value="68188" calcext:value-type="float">
            <text:p>68188</text:p>
          </table:table-cell>
          <table:table-cell office:value-type="float" office:value="67466" calcext:value-type="float">
            <text:p>67466</text:p>
          </table:table-cell>
          <table:table-cell office:value-type="float" office:value="66686" calcext:value-type="float">
            <text:p>66686</text:p>
          </table:table-cell>
          <table:table-cell office:value-type="float" office:value="65883" calcext:value-type="float">
            <text:p>65883</text:p>
          </table:table-cell>
          <table:table-cell table:number-columns-repeated="7"/>
        </table:table-row>
        <table:table-row table:style-name="ro1">
          <table:table-cell table:formula="of:=MID([.B229];1;2)" office:value-type="string" office:string-value="20" calcext:value-type="string">
            <text:p>20</text:p>
          </table:table-cell>
          <table:table-cell office:value-type="string" calcext:value-type="string">
            <text:p>2012</text:p>
          </table:table-cell>
          <table:table-cell office:value-type="float" office:value="35932" calcext:value-type="float">
            <text:p>35932</text:p>
          </table:table-cell>
          <table:table-cell office:value-type="float" office:value="35929" calcext:value-type="float">
            <text:p>35929</text:p>
          </table:table-cell>
          <table:table-cell office:value-type="float" office:value="35955" calcext:value-type="float">
            <text:p>35955</text:p>
          </table:table-cell>
          <table:table-cell office:value-type="float" office:value="35792" calcext:value-type="float">
            <text:p>35792</text:p>
          </table:table-cell>
          <table:table-cell office:value-type="float" office:value="35674" calcext:value-type="float">
            <text:p>35674</text:p>
          </table:table-cell>
          <table:table-cell office:value-type="float" office:value="35577" calcext:value-type="float">
            <text:p>35577</text:p>
          </table:table-cell>
          <table:table-cell table:number-columns-repeated="7"/>
        </table:table-row>
        <table:table-row table:style-name="ro1">
          <table:table-cell table:formula="of:=MID([.B230];1;2)" office:value-type="string" office:string-value="20" calcext:value-type="string">
            <text:p>20</text:p>
          </table:table-cell>
          <table:table-cell office:value-type="string" calcext:value-type="string">
            <text:p>2013</text:p>
          </table:table-cell>
          <table:table-cell office:value-type="float" office:value="58177" calcext:value-type="float">
            <text:p>58177</text:p>
          </table:table-cell>
          <table:table-cell office:value-type="float" office:value="57903" calcext:value-type="float">
            <text:p>57903</text:p>
          </table:table-cell>
          <table:table-cell office:value-type="float" office:value="57516" calcext:value-type="float">
            <text:p>57516</text:p>
          </table:table-cell>
          <table:table-cell office:value-type="float" office:value="57248" calcext:value-type="float">
            <text:p>57248</text:p>
          </table:table-cell>
          <table:table-cell office:value-type="float" office:value="56860" calcext:value-type="float">
            <text:p>56860</text:p>
          </table:table-cell>
          <table:table-cell office:value-type="float" office:value="56408" calcext:value-type="float">
            <text:p>56408</text:p>
          </table:table-cell>
          <table:table-cell table:number-columns-repeated="7"/>
        </table:table-row>
        <table:table-row table:style-name="ro1">
          <table:table-cell table:formula="of:=MID([.B231];1;2)" office:value-type="string" office:string-value="20" calcext:value-type="string">
            <text:p>20</text:p>
          </table:table-cell>
          <table:table-cell office:value-type="string" calcext:value-type="string">
            <text:p>2014</text:p>
          </table:table-cell>
          <table:table-cell office:value-type="float" office:value="44299" calcext:value-type="float">
            <text:p>44299</text:p>
          </table:table-cell>
          <table:table-cell office:value-type="float" office:value="44143" calcext:value-type="float">
            <text:p>44143</text:p>
          </table:table-cell>
          <table:table-cell office:value-type="float" office:value="44027" calcext:value-type="float">
            <text:p>44027</text:p>
          </table:table-cell>
          <table:table-cell office:value-type="float" office:value="43816" calcext:value-type="float">
            <text:p>43816</text:p>
          </table:table-cell>
          <table:table-cell office:value-type="float" office:value="43505" calcext:value-type="float">
            <text:p>43505</text:p>
          </table:table-cell>
          <table:table-cell office:value-type="float" office:value="43191" calcext:value-type="float">
            <text:p>43191</text:p>
          </table:table-cell>
          <table:table-cell table:number-columns-repeated="7"/>
        </table:table-row>
        <table:table-row table:style-name="ro1">
          <table:table-cell table:formula="of:=MID([.B232];1;2)" office:value-type="string" office:string-value="20" calcext:value-type="string">
            <text:p>20</text:p>
          </table:table-cell>
          <table:table-cell office:value-type="string" calcext:value-type="string">
            <text:p>2061</text:p>
          </table:table-cell>
          <table:table-cell office:value-type="float" office:value="295981" calcext:value-type="float">
            <text:p>295981</text:p>
          </table:table-cell>
          <table:table-cell office:value-type="float" office:value="296628" calcext:value-type="float">
            <text:p>296628</text:p>
          </table:table-cell>
          <table:table-cell office:value-type="float" office:value="297288" calcext:value-type="float">
            <text:p>297288</text:p>
          </table:table-cell>
          <table:table-cell office:value-type="float" office:value="297459" calcext:value-type="float">
            <text:p>297459</text:p>
          </table:table-cell>
          <table:table-cell office:value-type="float" office:value="297554" calcext:value-type="float">
            <text:p>297554</text:p>
          </table:table-cell>
          <table:table-cell office:value-type="float" office:value="296958" calcext:value-type="float">
            <text:p>296958</text:p>
          </table:table-cell>
          <table:table-cell table:number-columns-repeated="7"/>
        </table:table-row>
        <table:table-row table:style-name="ro1">
          <table:table-cell table:formula="of:=MID([.B233];1;2)" office:value-type="string" office:string-value="20" calcext:value-type="string">
            <text:p>20</text:p>
          </table:table-cell>
          <table:table-cell office:value-type="string" calcext:value-type="string">
            <text:p>2062</text:p>
          </table:table-cell>
          <table:table-cell office:value-type="float" office:value="62737" calcext:value-type="float">
            <text:p>62737</text:p>
          </table:table-cell>
          <table:table-cell office:value-type="float" office:value="62802" calcext:value-type="float">
            <text:p>62802</text:p>
          </table:table-cell>
          <table:table-cell office:value-type="float" office:value="63092" calcext:value-type="float">
            <text:p>63092</text:p>
          </table:table-cell>
          <table:table-cell office:value-type="float" office:value="63000" calcext:value-type="float">
            <text:p>63000</text:p>
          </table:table-cell>
          <table:table-cell office:value-type="float" office:value="62945" calcext:value-type="float">
            <text:p>62945</text:p>
          </table:table-cell>
          <table:table-cell office:value-type="float" office:value="62573" calcext:value-type="float">
            <text:p>62573</text:p>
          </table:table-cell>
          <table:table-cell table:number-columns-repeated="7"/>
        </table:table-row>
        <table:table-row table:style-name="ro1">
          <table:table-cell table:formula="of:=MID([.B234];1;2)" office:value-type="string" office:string-value="20" calcext:value-type="string">
            <text:p>20</text:p>
          </table:table-cell>
          <table:table-cell office:value-type="string" calcext:value-type="string">
            <text:p>2063</text:p>
          </table:table-cell>
          <table:table-cell office:value-type="float" office:value="69370" calcext:value-type="float">
            <text:p>69370</text:p>
          </table:table-cell>
          <table:table-cell office:value-type="float" office:value="69626" calcext:value-type="float">
            <text:p>69626</text:p>
          </table:table-cell>
          <table:table-cell office:value-type="float" office:value="69554" calcext:value-type="float">
            <text:p>69554</text:p>
          </table:table-cell>
          <table:table-cell office:value-type="float" office:value="69827" calcext:value-type="float">
            <text:p>69827</text:p>
          </table:table-cell>
          <table:table-cell office:value-type="float" office:value="69758" calcext:value-type="float">
            <text:p>69758</text:p>
          </table:table-cell>
          <table:table-cell office:value-type="float" office:value="69639" calcext:value-type="float">
            <text:p>69639</text:p>
          </table:table-cell>
          <table:table-cell table:number-columns-repeated="7"/>
        </table:table-row>
        <table:table-row table:style-name="ro1">
          <table:table-cell table:formula="of:=MID([.B235];1;2)" office:value-type="string" office:string-value="22" calcext:value-type="string">
            <text:p>22</text:p>
          </table:table-cell>
          <table:table-cell office:value-type="string" calcext:value-type="string">
            <text:p>2201</text:p>
          </table:table-cell>
          <table:table-cell office:value-type="float" office:value="78780" calcext:value-type="float">
            <text:p>78780</text:p>
          </table:table-cell>
          <table:table-cell office:value-type="float" office:value="78834" calcext:value-type="float">
            <text:p>78834</text:p>
          </table:table-cell>
          <table:table-cell office:value-type="float" office:value="79134" calcext:value-type="float">
            <text:p>79134</text:p>
          </table:table-cell>
          <table:table-cell office:value-type="float" office:value="79299" calcext:value-type="float">
            <text:p>79299</text:p>
          </table:table-cell>
          <table:table-cell office:value-type="float" office:value="79198" calcext:value-type="float">
            <text:p>79198</text:p>
          </table:table-cell>
          <table:table-cell office:value-type="float" office:value="79114" calcext:value-type="float">
            <text:p>79114</text:p>
          </table:table-cell>
          <table:table-cell table:number-columns-repeated="7"/>
        </table:table-row>
        <table:table-row table:style-name="ro1">
          <table:table-cell table:formula="of:=MID([.B236];1;2)" office:value-type="string" office:string-value="22" calcext:value-type="string">
            <text:p>22</text:p>
          </table:table-cell>
          <table:table-cell office:value-type="string" calcext:value-type="string">
            <text:p>2202</text:p>
          </table:table-cell>
          <table:table-cell office:value-type="float" office:value="96627" calcext:value-type="float">
            <text:p>96627</text:p>
          </table:table-cell>
          <table:table-cell office:value-type="float" office:value="96952" calcext:value-type="float">
            <text:p>96952</text:p>
          </table:table-cell>
          <table:table-cell office:value-type="float" office:value="97251" calcext:value-type="float">
            <text:p>97251</text:p>
          </table:table-cell>
          <table:table-cell office:value-type="float" office:value="97551" calcext:value-type="float">
            <text:p>97551</text:p>
          </table:table-cell>
          <table:table-cell office:value-type="float" office:value="97645" calcext:value-type="float">
            <text:p>97645</text:p>
          </table:table-cell>
          <table:table-cell office:value-type="float" office:value="97661" calcext:value-type="float">
            <text:p>97661</text:p>
          </table:table-cell>
          <table:table-cell table:number-columns-repeated="7"/>
        </table:table-row>
        <table:table-row table:style-name="ro1">
          <table:table-cell table:formula="of:=MID([.B237];1;2)" office:value-type="string" office:string-value="22" calcext:value-type="string">
            <text:p>22</text:p>
          </table:table-cell>
          <table:table-cell office:value-type="string" calcext:value-type="string">
            <text:p>2203</text:p>
          </table:table-cell>
          <table:table-cell office:value-type="float" office:value="56887" calcext:value-type="float">
            <text:p>56887</text:p>
          </table:table-cell>
          <table:table-cell office:value-type="float" office:value="56782" calcext:value-type="float">
            <text:p>56782</text:p>
          </table:table-cell>
          <table:table-cell office:value-type="float" office:value="56678" calcext:value-type="float">
            <text:p>56678</text:p>
          </table:table-cell>
          <table:table-cell office:value-type="float" office:value="56370" calcext:value-type="float">
            <text:p>56370</text:p>
          </table:table-cell>
          <table:table-cell office:value-type="float" office:value="56085" calcext:value-type="float">
            <text:p>56085</text:p>
          </table:table-cell>
          <table:table-cell office:value-type="float" office:value="55835" calcext:value-type="float">
            <text:p>55835</text:p>
          </table:table-cell>
          <table:table-cell table:number-columns-repeated="7"/>
        </table:table-row>
        <table:table-row table:style-name="ro1">
          <table:table-cell table:formula="of:=MID([.B238];1;2)" office:value-type="string" office:string-value="22" calcext:value-type="string">
            <text:p>22</text:p>
          </table:table-cell>
          <table:table-cell office:value-type="string" calcext:value-type="string">
            <text:p>2204</text:p>
          </table:table-cell>
          <table:table-cell office:value-type="float" office:value="109394" calcext:value-type="float">
            <text:p>109394</text:p>
          </table:table-cell>
          <table:table-cell office:value-type="float" office:value="111675" calcext:value-type="float">
            <text:p>111675</text:p>
          </table:table-cell>
          <table:table-cell office:value-type="float" office:value="113983" calcext:value-type="float">
            <text:p>113983</text:p>
          </table:table-cell>
          <table:table-cell office:value-type="float" office:value="116199" calcext:value-type="float">
            <text:p>116199</text:p>
          </table:table-cell>
          <table:table-cell office:value-type="float" office:value="118489" calcext:value-type="float">
            <text:p>118489</text:p>
          </table:table-cell>
          <table:table-cell office:value-type="float" office:value="120327" calcext:value-type="float">
            <text:p>120327</text:p>
          </table:table-cell>
          <table:table-cell table:number-columns-repeated="7"/>
        </table:table-row>
        <table:table-row table:style-name="ro1">
          <table:table-cell table:formula="of:=MID([.B239];1;2)" office:value-type="string" office:string-value="22" calcext:value-type="string">
            <text:p>22</text:p>
          </table:table-cell>
          <table:table-cell office:value-type="string" calcext:value-type="string">
            <text:p>2205</text:p>
          </table:table-cell>
          <table:table-cell office:value-type="float" office:value="128925" calcext:value-type="float">
            <text:p>128925</text:p>
          </table:table-cell>
          <table:table-cell office:value-type="float" office:value="131071" calcext:value-type="float">
            <text:p>131071</text:p>
          </table:table-cell>
          <table:table-cell office:value-type="float" office:value="133841" calcext:value-type="float">
            <text:p>133841</text:p>
          </table:table-cell>
          <table:table-cell office:value-type="float" office:value="136619" calcext:value-type="float">
            <text:p>136619</text:p>
          </table:table-cell>
          <table:table-cell office:value-type="float" office:value="139397" calcext:value-type="float">
            <text:p>139397</text:p>
          </table:table-cell>
          <table:table-cell office:value-type="float" office:value="141892" calcext:value-type="float">
            <text:p>141892</text:p>
          </table:table-cell>
          <table:table-cell table:number-columns-repeated="7"/>
        </table:table-row>
        <table:table-row table:style-name="ro1">
          <table:table-cell table:formula="of:=MID([.B240];1;2)" office:value-type="string" office:string-value="22" calcext:value-type="string">
            <text:p>22</text:p>
          </table:table-cell>
          <table:table-cell office:value-type="string" calcext:value-type="string">
            <text:p>2206</text:p>
          </table:table-cell>
          <table:table-cell office:value-type="float" office:value="71624" calcext:value-type="float">
            <text:p>71624</text:p>
          </table:table-cell>
          <table:table-cell office:value-type="float" office:value="71771" calcext:value-type="float">
            <text:p>71771</text:p>
          </table:table-cell>
          <table:table-cell office:value-type="float" office:value="72311" calcext:value-type="float">
            <text:p>72311</text:p>
          </table:table-cell>
          <table:table-cell office:value-type="float" office:value="72528" calcext:value-type="float">
            <text:p>72528</text:p>
          </table:table-cell>
          <table:table-cell office:value-type="float" office:value="72688" calcext:value-type="float">
            <text:p>72688</text:p>
          </table:table-cell>
          <table:table-cell office:value-type="float" office:value="72923" calcext:value-type="float">
            <text:p>72923</text:p>
          </table:table-cell>
          <table:table-cell table:number-columns-repeated="7"/>
        </table:table-row>
        <table:table-row table:style-name="ro1">
          <table:table-cell table:formula="of:=MID([.B241];1;2)" office:value-type="string" office:string-value="22" calcext:value-type="string">
            <text:p>22</text:p>
          </table:table-cell>
          <table:table-cell office:value-type="string" calcext:value-type="string">
            <text:p>2207</text:p>
          </table:table-cell>
          <table:table-cell office:value-type="float" office:value="83464" calcext:value-type="float">
            <text:p>83464</text:p>
          </table:table-cell>
          <table:table-cell office:value-type="float" office:value="83495" calcext:value-type="float">
            <text:p>83495</text:p>
          </table:table-cell>
          <table:table-cell office:value-type="float" office:value="83423" calcext:value-type="float">
            <text:p>83423</text:p>
          </table:table-cell>
          <table:table-cell office:value-type="float" office:value="83291" calcext:value-type="float">
            <text:p>83291</text:p>
          </table:table-cell>
          <table:table-cell office:value-type="float" office:value="83174" calcext:value-type="float">
            <text:p>83174</text:p>
          </table:table-cell>
          <table:table-cell office:value-type="float" office:value="82963" calcext:value-type="float">
            <text:p>82963</text:p>
          </table:table-cell>
          <table:table-cell table:number-columns-repeated="7"/>
        </table:table-row>
        <table:table-row table:style-name="ro1">
          <table:table-cell table:formula="of:=MID([.B242];1;2)" office:value-type="string" office:string-value="22" calcext:value-type="string">
            <text:p>22</text:p>
          </table:table-cell>
          <table:table-cell office:value-type="string" calcext:value-type="string">
            <text:p>2208</text:p>
          </table:table-cell>
          <table:table-cell office:value-type="float" office:value="66187" calcext:value-type="float">
            <text:p>66187</text:p>
          </table:table-cell>
          <table:table-cell office:value-type="float" office:value="66177" calcext:value-type="float">
            <text:p>66177</text:p>
          </table:table-cell>
          <table:table-cell office:value-type="float" office:value="66333" calcext:value-type="float">
            <text:p>66333</text:p>
          </table:table-cell>
          <table:table-cell office:value-type="float" office:value="66280" calcext:value-type="float">
            <text:p>66280</text:p>
          </table:table-cell>
          <table:table-cell office:value-type="float" office:value="66115" calcext:value-type="float">
            <text:p>66115</text:p>
          </table:table-cell>
          <table:table-cell office:value-type="float" office:value="66083" calcext:value-type="float">
            <text:p>66083</text:p>
          </table:table-cell>
          <table:table-cell table:number-columns-repeated="7"/>
        </table:table-row>
        <table:table-row table:style-name="ro1">
          <table:table-cell table:formula="of:=MID([.B243];1;2)" office:value-type="string" office:string-value="22" calcext:value-type="string">
            <text:p>22</text:p>
          </table:table-cell>
          <table:table-cell office:value-type="string" calcext:value-type="string">
            <text:p>2209</text:p>
          </table:table-cell>
          <table:table-cell office:value-type="float" office:value="64311" calcext:value-type="float">
            <text:p>64311</text:p>
          </table:table-cell>
          <table:table-cell office:value-type="float" office:value="64011" calcext:value-type="float">
            <text:p>64011</text:p>
          </table:table-cell>
          <table:table-cell office:value-type="float" office:value="63911" calcext:value-type="float">
            <text:p>63911</text:p>
          </table:table-cell>
          <table:table-cell office:value-type="float" office:value="63748" calcext:value-type="float">
            <text:p>63748</text:p>
          </table:table-cell>
          <table:table-cell office:value-type="float" office:value="63470" calcext:value-type="float">
            <text:p>63470</text:p>
          </table:table-cell>
          <table:table-cell office:value-type="float" office:value="63204" calcext:value-type="float">
            <text:p>63204</text:p>
          </table:table-cell>
          <table:table-cell table:number-columns-repeated="7"/>
        </table:table-row>
        <table:table-row table:style-name="ro1">
          <table:table-cell table:formula="of:=MID([.B244];1;2)" office:value-type="string" office:string-value="22" calcext:value-type="string">
            <text:p>22</text:p>
          </table:table-cell>
          <table:table-cell office:value-type="string" calcext:value-type="string">
            <text:p>2210</text:p>
          </table:table-cell>
          <table:table-cell office:value-type="float" office:value="36154" calcext:value-type="float">
            <text:p>36154</text:p>
          </table:table-cell>
          <table:table-cell office:value-type="float" office:value="36018" calcext:value-type="float">
            <text:p>36018</text:p>
          </table:table-cell>
          <table:table-cell office:value-type="float" office:value="35891" calcext:value-type="float">
            <text:p>35891</text:p>
          </table:table-cell>
          <table:table-cell office:value-type="float" office:value="35746" calcext:value-type="float">
            <text:p>35746</text:p>
          </table:table-cell>
          <table:table-cell office:value-type="float" office:value="35580" calcext:value-type="float">
            <text:p>35580</text:p>
          </table:table-cell>
          <table:table-cell office:value-type="float" office:value="35438" calcext:value-type="float">
            <text:p>35438</text:p>
          </table:table-cell>
          <table:table-cell table:number-columns-repeated="7"/>
        </table:table-row>
        <table:table-row table:style-name="ro1">
          <table:table-cell table:formula="of:=MID([.B245];1;2)" office:value-type="string" office:string-value="22" calcext:value-type="string">
            <text:p>22</text:p>
          </table:table-cell>
          <table:table-cell office:value-type="string" calcext:value-type="string">
            <text:p>2211</text:p>
          </table:table-cell>
          <table:table-cell office:value-type="float" office:value="83080" calcext:value-type="float">
            <text:p>83080</text:p>
          </table:table-cell>
          <table:table-cell office:value-type="float" office:value="83752" calcext:value-type="float">
            <text:p>83752</text:p>
          </table:table-cell>
          <table:table-cell office:value-type="float" office:value="84687" calcext:value-type="float">
            <text:p>84687</text:p>
          </table:table-cell>
          <table:table-cell office:value-type="float" office:value="85726" calcext:value-type="float">
            <text:p>85726</text:p>
          </table:table-cell>
          <table:table-cell office:value-type="float" office:value="86684" calcext:value-type="float">
            <text:p>86684</text:p>
          </table:table-cell>
          <table:table-cell office:value-type="float" office:value="87568" calcext:value-type="float">
            <text:p>87568</text:p>
          </table:table-cell>
          <table:table-cell table:number-columns-repeated="7"/>
        </table:table-row>
        <table:table-row table:style-name="ro1">
          <table:table-cell table:formula="of:=MID([.B246];1;2)" office:value-type="string" office:string-value="22" calcext:value-type="string">
            <text:p>22</text:p>
          </table:table-cell>
          <table:table-cell office:value-type="string" calcext:value-type="string">
            <text:p>2212</text:p>
          </table:table-cell>
          <table:table-cell office:value-type="float" office:value="98140" calcext:value-type="float">
            <text:p>98140</text:p>
          </table:table-cell>
          <table:table-cell office:value-type="float" office:value="98501" calcext:value-type="float">
            <text:p>98501</text:p>
          </table:table-cell>
          <table:table-cell office:value-type="float" office:value="98737" calcext:value-type="float">
            <text:p>98737</text:p>
          </table:table-cell>
          <table:table-cell office:value-type="float" office:value="98816" calcext:value-type="float">
            <text:p>98816</text:p>
          </table:table-cell>
          <table:table-cell office:value-type="float" office:value="98686" calcext:value-type="float">
            <text:p>98686</text:p>
          </table:table-cell>
          <table:table-cell office:value-type="float" office:value="98832" calcext:value-type="float">
            <text:p>98832</text:p>
          </table:table-cell>
          <table:table-cell table:number-columns-repeated="7"/>
        </table:table-row>
        <table:table-row table:style-name="ro1">
          <table:table-cell table:formula="of:=MID([.B247];1;2)" office:value-type="string" office:string-value="22" calcext:value-type="string">
            <text:p>22</text:p>
          </table:table-cell>
          <table:table-cell office:value-type="string" calcext:value-type="string">
            <text:p>2213</text:p>
          </table:table-cell>
          <table:table-cell office:value-type="float" office:value="127289" calcext:value-type="float">
            <text:p>127289</text:p>
          </table:table-cell>
          <table:table-cell office:value-type="float" office:value="127502" calcext:value-type="float">
            <text:p>127502</text:p>
          </table:table-cell>
          <table:table-cell office:value-type="float" office:value="127868" calcext:value-type="float">
            <text:p>127868</text:p>
          </table:table-cell>
          <table:table-cell office:value-type="float" office:value="128004" calcext:value-type="float">
            <text:p>128004</text:p>
          </table:table-cell>
          <table:table-cell office:value-type="float" office:value="128186" calcext:value-type="float">
            <text:p>128186</text:p>
          </table:table-cell>
          <table:table-cell office:value-type="float" office:value="128210" calcext:value-type="float">
            <text:p>128210</text:p>
          </table:table-cell>
          <table:table-cell table:number-columns-repeated="7"/>
        </table:table-row>
        <table:table-row table:style-name="ro1">
          <table:table-cell table:formula="of:=MID([.B248];1;2)" office:value-type="string" office:string-value="22" calcext:value-type="string">
            <text:p>22</text:p>
          </table:table-cell>
          <table:table-cell office:value-type="string" calcext:value-type="string">
            <text:p>2216</text:p>
          </table:table-cell>
          <table:table-cell office:value-type="float" office:value="42377" calcext:value-type="float">
            <text:p>42377</text:p>
          </table:table-cell>
          <table:table-cell office:value-type="float" office:value="42250" calcext:value-type="float">
            <text:p>42250</text:p>
          </table:table-cell>
          <table:table-cell office:value-type="float" office:value="41946" calcext:value-type="float">
            <text:p>41946</text:p>
          </table:table-cell>
          <table:table-cell office:value-type="float" office:value="41569" calcext:value-type="float">
            <text:p>41569</text:p>
          </table:table-cell>
          <table:table-cell office:value-type="float" office:value="41302" calcext:value-type="float">
            <text:p>41302</text:p>
          </table:table-cell>
          <table:table-cell office:value-type="float" office:value="41104" calcext:value-type="float">
            <text:p>41104</text:p>
          </table:table-cell>
          <table:table-cell table:number-columns-repeated="7"/>
        </table:table-row>
        <table:table-row table:style-name="ro1">
          <table:table-cell table:formula="of:=MID([.B249];1;2)" office:value-type="string" office:string-value="22" calcext:value-type="string">
            <text:p>22</text:p>
          </table:table-cell>
          <table:table-cell office:value-type="string" calcext:value-type="string">
            <text:p>2214</text:p>
          </table:table-cell>
          <table:table-cell office:value-type="float" office:value="115610" calcext:value-type="float">
            <text:p>115610</text:p>
          </table:table-cell>
          <table:table-cell office:value-type="float" office:value="115836" calcext:value-type="float">
            <text:p>115836</text:p>
          </table:table-cell>
          <table:table-cell office:value-type="float" office:value="115896" calcext:value-type="float">
            <text:p>115896</text:p>
          </table:table-cell>
          <table:table-cell office:value-type="float" office:value="115876" calcext:value-type="float">
            <text:p>115876</text:p>
          </table:table-cell>
          <table:table-cell office:value-type="float" office:value="115728" calcext:value-type="float">
            <text:p>115728</text:p>
          </table:table-cell>
          <table:table-cell office:value-type="float" office:value="115220" calcext:value-type="float">
            <text:p>115220</text:p>
          </table:table-cell>
          <table:table-cell table:number-columns-repeated="7"/>
        </table:table-row>
        <table:table-row table:style-name="ro1">
          <table:table-cell table:formula="of:=MID([.B250];1;2)" office:value-type="string" office:string-value="22" calcext:value-type="string">
            <text:p>22</text:p>
          </table:table-cell>
          <table:table-cell office:value-type="string" calcext:value-type="string">
            <text:p>2215</text:p>
          </table:table-cell>
          <table:table-cell office:value-type="float" office:value="209407" calcext:value-type="float">
            <text:p>209407</text:p>
          </table:table-cell>
          <table:table-cell office:value-type="float" office:value="211455" calcext:value-type="float">
            <text:p>211455</text:p>
          </table:table-cell>
          <table:table-cell office:value-type="float" office:value="213803" calcext:value-type="float">
            <text:p>213803</text:p>
          </table:table-cell>
          <table:table-cell office:value-type="float" office:value="215908" calcext:value-type="float">
            <text:p>215908</text:p>
          </table:table-cell>
          <table:table-cell office:value-type="float" office:value="217846" calcext:value-type="float">
            <text:p>217846</text:p>
          </table:table-cell>
          <table:table-cell office:value-type="float" office:value="219457" calcext:value-type="float">
            <text:p>219457</text:p>
          </table:table-cell>
          <table:table-cell table:number-columns-repeated="7"/>
        </table:table-row>
        <table:table-row table:style-name="ro1">
          <table:table-cell table:formula="of:=MID([.B251];1;2)" office:value-type="string" office:string-value="22" calcext:value-type="string">
            <text:p>22</text:p>
          </table:table-cell>
          <table:table-cell office:value-type="string" calcext:value-type="string">
            <text:p>2261</text:p>
          </table:table-cell>
          <table:table-cell office:value-type="float" office:value="462249" calcext:value-type="float">
            <text:p>462249</text:p>
          </table:table-cell>
          <table:table-cell office:value-type="float" office:value="463754" calcext:value-type="float">
            <text:p>463754</text:p>
          </table:table-cell>
          <table:table-cell office:value-type="float" office:value="464254" calcext:value-type="float">
            <text:p>464254</text:p>
          </table:table-cell>
          <table:table-cell office:value-type="float" office:value="466631" calcext:value-type="float">
            <text:p>466631</text:p>
          </table:table-cell>
          <table:table-cell office:value-type="float" office:value="470907" calcext:value-type="float">
            <text:p>470907</text:p>
          </table:table-cell>
          <table:table-cell office:value-type="float" office:value="470805" calcext:value-type="float">
            <text:p>470805</text:p>
          </table:table-cell>
          <table:table-cell table:number-columns-repeated="7"/>
        </table:table-row>
        <table:table-row table:style-name="ro1">
          <table:table-cell table:formula="of:=MID([.B252];1;2)" office:value-type="string" office:string-value="22" calcext:value-type="string">
            <text:p>22</text:p>
          </table:table-cell>
          <table:table-cell office:value-type="string" calcext:value-type="string">
            <text:p>2262</text:p>
          </table:table-cell>
          <table:table-cell office:value-type="float" office:value="247478" calcext:value-type="float">
            <text:p>247478</text:p>
          </table:table-cell>
          <table:table-cell office:value-type="float" office:value="246991" calcext:value-type="float">
            <text:p>246991</text:p>
          </table:table-cell>
          <table:table-cell office:value-type="float" office:value="246306" calcext:value-type="float">
            <text:p>246306</text:p>
          </table:table-cell>
          <table:table-cell office:value-type="float" office:value="246309" calcext:value-type="float">
            <text:p>246309</text:p>
          </table:table-cell>
          <table:table-cell office:value-type="float" office:value="246348" calcext:value-type="float">
            <text:p>246348</text:p>
          </table:table-cell>
          <table:table-cell office:value-type="float" office:value="244969" calcext:value-type="float">
            <text:p>244969</text:p>
          </table:table-cell>
          <table:table-cell table:number-columns-repeated="7"/>
        </table:table-row>
        <table:table-row table:style-name="ro1">
          <table:table-cell table:formula="of:=MID([.B253];1;2)" office:value-type="string" office:string-value="22" calcext:value-type="string">
            <text:p>22</text:p>
          </table:table-cell>
          <table:table-cell office:value-type="string" calcext:value-type="string">
            <text:p>2263</text:p>
          </table:table-cell>
          <table:table-cell office:value-type="float" office:value="92496" calcext:value-type="float">
            <text:p>92496</text:p>
          </table:table-cell>
          <table:table-cell office:value-type="float" office:value="91935" calcext:value-type="float">
            <text:p>91935</text:p>
          </table:table-cell>
          <table:table-cell office:value-type="float" office:value="91465" calcext:value-type="float">
            <text:p>91465</text:p>
          </table:table-cell>
          <table:table-cell office:value-type="float" office:value="91007" calcext:value-type="float">
            <text:p>91007</text:p>
          </table:table-cell>
          <table:table-cell office:value-type="float" office:value="90681" calcext:value-type="float">
            <text:p>90681</text:p>
          </table:table-cell>
          <table:table-cell office:value-type="float" office:value="89780" calcext:value-type="float">
            <text:p>89780</text:p>
          </table:table-cell>
          <table:table-cell table:number-columns-repeated="7"/>
        </table:table-row>
        <table:table-row table:style-name="ro1">
          <table:table-cell table:formula="of:=MID([.B254];1;2)" office:value-type="string" office:string-value="22" calcext:value-type="string">
            <text:p>22</text:p>
          </table:table-cell>
          <table:table-cell office:value-type="string" calcext:value-type="string">
            <text:p>2264</text:p>
          </table:table-cell>
          <table:table-cell office:value-type="float" office:value="37231" calcext:value-type="float">
            <text:p>37231</text:p>
          </table:table-cell>
          <table:table-cell office:value-type="float" office:value="36849" calcext:value-type="float">
            <text:p>36849</text:p>
          </table:table-cell>
          <table:table-cell office:value-type="float" office:value="36533" calcext:value-type="float">
            <text:p>36533</text:p>
          </table:table-cell>
          <table:table-cell office:value-type="float" office:value="36046" calcext:value-type="float">
            <text:p>36046</text:p>
          </table:table-cell>
          <table:table-cell office:value-type="float" office:value="35719" calcext:value-type="float">
            <text:p>35719</text:p>
          </table:table-cell>
          <table:table-cell office:value-type="float" office:value="35286" calcext:value-type="float">
            <text:p>35286</text:p>
          </table:table-cell>
          <table:table-cell table:number-columns-repeated="7"/>
        </table:table-row>
        <table:table-row table:style-name="ro1">
          <table:table-cell table:formula="of:=MID([.B255];1;2)" office:value-type="string" office:string-value="24" calcext:value-type="string">
            <text:p>24</text:p>
          </table:table-cell>
          <table:table-cell office:value-type="string" calcext:value-type="string">
            <text:p>2401</text:p>
          </table:table-cell>
          <table:table-cell office:value-type="float" office:value="150103" calcext:value-type="float">
            <text:p>150103</text:p>
          </table:table-cell>
          <table:table-cell office:value-type="float" office:value="149720" calcext:value-type="float">
            <text:p>149720</text:p>
          </table:table-cell>
          <table:table-cell office:value-type="float" office:value="149316" calcext:value-type="float">
            <text:p>149316</text:p>
          </table:table-cell>
          <table:table-cell office:value-type="float" office:value="148762" calcext:value-type="float">
            <text:p>148762</text:p>
          </table:table-cell>
          <table:table-cell office:value-type="float" office:value="148089" calcext:value-type="float">
            <text:p>148089</text:p>
          </table:table-cell>
          <table:table-cell office:value-type="float" office:value="147259" calcext:value-type="float">
            <text:p>147259</text:p>
          </table:table-cell>
          <table:table-cell table:number-columns-repeated="7"/>
        </table:table-row>
        <table:table-row table:style-name="ro1">
          <table:table-cell table:formula="of:=MID([.B256];1;2)" office:value-type="string" office:string-value="24" calcext:value-type="string">
            <text:p>24</text:p>
          </table:table-cell>
          <table:table-cell office:value-type="string" calcext:value-type="string">
            <text:p>2402</text:p>
          </table:table-cell>
          <table:table-cell office:value-type="float" office:value="162128" calcext:value-type="float">
            <text:p>162128</text:p>
          </table:table-cell>
          <table:table-cell office:value-type="float" office:value="162926" calcext:value-type="float">
            <text:p>162926</text:p>
          </table:table-cell>
          <table:table-cell office:value-type="float" office:value="164003" calcext:value-type="float">
            <text:p>164003</text:p>
          </table:table-cell>
          <table:table-cell office:value-type="float" office:value="165000" calcext:value-type="float">
            <text:p>165000</text:p>
          </table:table-cell>
          <table:table-cell office:value-type="float" office:value="165960" calcext:value-type="float">
            <text:p>165960</text:p>
          </table:table-cell>
          <table:table-cell office:value-type="float" office:value="166348" calcext:value-type="float">
            <text:p>166348</text:p>
          </table:table-cell>
          <table:table-cell table:number-columns-repeated="7"/>
        </table:table-row>
        <table:table-row table:style-name="ro1">
          <table:table-cell table:formula="of:=MID([.B257];1;2)" office:value-type="string" office:string-value="24" calcext:value-type="string">
            <text:p>24</text:p>
          </table:table-cell>
          <table:table-cell office:value-type="string" calcext:value-type="string">
            <text:p>2414</text:p>
          </table:table-cell>
          <table:table-cell office:value-type="float" office:value="58973" calcext:value-type="float">
            <text:p>58973</text:p>
          </table:table-cell>
          <table:table-cell office:value-type="float" office:value="59154" calcext:value-type="float">
            <text:p>59154</text:p>
          </table:table-cell>
          <table:table-cell office:value-type="float" office:value="59550" calcext:value-type="float">
            <text:p>59550</text:p>
          </table:table-cell>
          <table:table-cell office:value-type="float" office:value="59760" calcext:value-type="float">
            <text:p>59760</text:p>
          </table:table-cell>
          <table:table-cell office:value-type="float" office:value="59776" calcext:value-type="float">
            <text:p>59776</text:p>
          </table:table-cell>
          <table:table-cell office:value-type="float" office:value="59823" calcext:value-type="float">
            <text:p>59823</text:p>
          </table:table-cell>
          <table:table-cell table:number-columns-repeated="7"/>
        </table:table-row>
        <table:table-row table:style-name="ro1">
          <table:table-cell table:formula="of:=MID([.B258];1;2)" office:value-type="string" office:string-value="24" calcext:value-type="string">
            <text:p>24</text:p>
          </table:table-cell>
          <table:table-cell office:value-type="string" calcext:value-type="string">
            <text:p>2403</text:p>
          </table:table-cell>
          <table:table-cell office:value-type="float" office:value="177562" calcext:value-type="float">
            <text:p>177562</text:p>
          </table:table-cell>
          <table:table-cell office:value-type="float" office:value="177863" calcext:value-type="float">
            <text:p>177863</text:p>
          </table:table-cell>
          <table:table-cell office:value-type="float" office:value="178251" calcext:value-type="float">
            <text:p>178251</text:p>
          </table:table-cell>
          <table:table-cell office:value-type="float" office:value="178139" calcext:value-type="float">
            <text:p>178139</text:p>
          </table:table-cell>
          <table:table-cell office:value-type="float" office:value="178191" calcext:value-type="float">
            <text:p>178191</text:p>
          </table:table-cell>
          <table:table-cell office:value-type="float" office:value="177536" calcext:value-type="float">
            <text:p>177536</text:p>
          </table:table-cell>
          <table:table-cell table:number-columns-repeated="7"/>
        </table:table-row>
        <table:table-row table:style-name="ro1">
          <table:table-cell table:formula="of:=MID([.B259];1;2)" office:value-type="string" office:string-value="24" calcext:value-type="string">
            <text:p>24</text:p>
          </table:table-cell>
          <table:table-cell office:value-type="string" calcext:value-type="string">
            <text:p>2404</text:p>
          </table:table-cell>
          <table:table-cell office:value-type="float" office:value="135633" calcext:value-type="float">
            <text:p>135633</text:p>
          </table:table-cell>
          <table:table-cell office:value-type="float" office:value="135611" calcext:value-type="float">
            <text:p>135611</text:p>
          </table:table-cell>
          <table:table-cell office:value-type="float" office:value="135227" calcext:value-type="float">
            <text:p>135227</text:p>
          </table:table-cell>
          <table:table-cell office:value-type="float" office:value="134919" calcext:value-type="float">
            <text:p>134919</text:p>
          </table:table-cell>
          <table:table-cell office:value-type="float" office:value="134555" calcext:value-type="float">
            <text:p>134555</text:p>
          </table:table-cell>
          <table:table-cell office:value-type="float" office:value="134106" calcext:value-type="float">
            <text:p>134106</text:p>
          </table:table-cell>
          <table:table-cell table:number-columns-repeated="7"/>
        </table:table-row>
        <table:table-row table:style-name="ro1">
          <table:table-cell table:formula="of:=MID([.B260];1;2)" office:value-type="string" office:string-value="24" calcext:value-type="string">
            <text:p>24</text:p>
          </table:table-cell>
          <table:table-cell office:value-type="string" calcext:value-type="string">
            <text:p>2405</text:p>
          </table:table-cell>
          <table:table-cell office:value-type="float" office:value="115179" calcext:value-type="float">
            <text:p>115179</text:p>
          </table:table-cell>
          <table:table-cell office:value-type="float" office:value="115360" calcext:value-type="float">
            <text:p>115360</text:p>
          </table:table-cell>
          <table:table-cell office:value-type="float" office:value="115647" calcext:value-type="float">
            <text:p>115647</text:p>
          </table:table-cell>
          <table:table-cell office:value-type="float" office:value="115558" calcext:value-type="float">
            <text:p>115558</text:p>
          </table:table-cell>
          <table:table-cell office:value-type="float" office:value="115528" calcext:value-type="float">
            <text:p>115528</text:p>
          </table:table-cell>
          <table:table-cell office:value-type="float" office:value="115416" calcext:value-type="float">
            <text:p>115416</text:p>
          </table:table-cell>
          <table:table-cell table:number-columns-repeated="7"/>
        </table:table-row>
        <table:table-row table:style-name="ro1">
          <table:table-cell table:formula="of:=MID([.B261];1;2)" office:value-type="string" office:string-value="24" calcext:value-type="string">
            <text:p>24</text:p>
          </table:table-cell>
          <table:table-cell office:value-type="string" calcext:value-type="string">
            <text:p>2406</text:p>
          </table:table-cell>
          <table:table-cell office:value-type="float" office:value="85256" calcext:value-type="float">
            <text:p>85256</text:p>
          </table:table-cell>
          <table:table-cell office:value-type="float" office:value="85180" calcext:value-type="float">
            <text:p>85180</text:p>
          </table:table-cell>
          <table:table-cell office:value-type="float" office:value="85094" calcext:value-type="float">
            <text:p>85094</text:p>
          </table:table-cell>
          <table:table-cell office:value-type="float" office:value="84924" calcext:value-type="float">
            <text:p>84924</text:p>
          </table:table-cell>
          <table:table-cell office:value-type="float" office:value="84591" calcext:value-type="float">
            <text:p>84591</text:p>
          </table:table-cell>
          <table:table-cell office:value-type="float" office:value="84330" calcext:value-type="float">
            <text:p>84330</text:p>
          </table:table-cell>
          <table:table-cell table:number-columns-repeated="7"/>
        </table:table-row>
        <table:table-row table:style-name="ro1">
          <table:table-cell table:formula="of:=MID([.B262];1;2)" office:value-type="string" office:string-value="24" calcext:value-type="string">
            <text:p>24</text:p>
          </table:table-cell>
          <table:table-cell office:value-type="string" calcext:value-type="string">
            <text:p>2407</text:p>
          </table:table-cell>
          <table:table-cell office:value-type="float" office:value="76951" calcext:value-type="float">
            <text:p>76951</text:p>
          </table:table-cell>
          <table:table-cell office:value-type="float" office:value="76837" calcext:value-type="float">
            <text:p>76837</text:p>
          </table:table-cell>
          <table:table-cell office:value-type="float" office:value="76768" calcext:value-type="float">
            <text:p>76768</text:p>
          </table:table-cell>
          <table:table-cell office:value-type="float" office:value="76593" calcext:value-type="float">
            <text:p>76593</text:p>
          </table:table-cell>
          <table:table-cell office:value-type="float" office:value="76451" calcext:value-type="float">
            <text:p>76451</text:p>
          </table:table-cell>
          <table:table-cell office:value-type="float" office:value="76109" calcext:value-type="float">
            <text:p>76109</text:p>
          </table:table-cell>
          <table:table-cell table:number-columns-repeated="7"/>
        </table:table-row>
        <table:table-row table:style-name="ro1">
          <table:table-cell table:formula="of:=MID([.B263];1;2)" office:value-type="string" office:string-value="24" calcext:value-type="string">
            <text:p>24</text:p>
          </table:table-cell>
          <table:table-cell office:value-type="string" calcext:value-type="string">
            <text:p>2408</text:p>
          </table:table-cell>
          <table:table-cell office:value-type="float" office:value="96473" calcext:value-type="float">
            <text:p>96473</text:p>
          </table:table-cell>
          <table:table-cell office:value-type="float" office:value="97039" calcext:value-type="float">
            <text:p>97039</text:p>
          </table:table-cell>
          <table:table-cell office:value-type="float" office:value="97689" calcext:value-type="float">
            <text:p>97689</text:p>
          </table:table-cell>
          <table:table-cell office:value-type="float" office:value="98373" calcext:value-type="float">
            <text:p>98373</text:p>
          </table:table-cell>
          <table:table-cell office:value-type="float" office:value="98990" calcext:value-type="float">
            <text:p>98990</text:p>
          </table:table-cell>
          <table:table-cell office:value-type="float" office:value="99202" calcext:value-type="float">
            <text:p>99202</text:p>
          </table:table-cell>
          <table:table-cell table:number-columns-repeated="7"/>
        </table:table-row>
        <table:table-row table:style-name="ro1">
          <table:table-cell table:formula="of:=MID([.B264];1;2)" office:value-type="string" office:string-value="24" calcext:value-type="string">
            <text:p>24</text:p>
          </table:table-cell>
          <table:table-cell office:value-type="string" calcext:value-type="string">
            <text:p>2409</text:p>
          </table:table-cell>
          <table:table-cell office:value-type="float" office:value="71784" calcext:value-type="float">
            <text:p>71784</text:p>
          </table:table-cell>
          <table:table-cell office:value-type="float" office:value="71670" calcext:value-type="float">
            <text:p>71670</text:p>
          </table:table-cell>
          <table:table-cell office:value-type="float" office:value="71396" calcext:value-type="float">
            <text:p>71396</text:p>
          </table:table-cell>
          <table:table-cell office:value-type="float" office:value="71119" calcext:value-type="float">
            <text:p>71119</text:p>
          </table:table-cell>
          <table:table-cell office:value-type="float" office:value="70880" calcext:value-type="float">
            <text:p>70880</text:p>
          </table:table-cell>
          <table:table-cell office:value-type="float" office:value="70486" calcext:value-type="float">
            <text:p>70486</text:p>
          </table:table-cell>
          <table:table-cell table:number-columns-repeated="7"/>
        </table:table-row>
        <table:table-row table:style-name="ro1">
          <table:table-cell table:formula="of:=MID([.B265];1;2)" office:value-type="string" office:string-value="24" calcext:value-type="string">
            <text:p>24</text:p>
          </table:table-cell>
          <table:table-cell office:value-type="string" calcext:value-type="string">
            <text:p>2410</text:p>
          </table:table-cell>
          <table:table-cell office:value-type="float" office:value="109836" calcext:value-type="float">
            <text:p>109836</text:p>
          </table:table-cell>
          <table:table-cell office:value-type="float" office:value="110215" calcext:value-type="float">
            <text:p>110215</text:p>
          </table:table-cell>
          <table:table-cell office:value-type="float" office:value="110626" calcext:value-type="float">
            <text:p>110626</text:p>
          </table:table-cell>
          <table:table-cell office:value-type="float" office:value="111202" calcext:value-type="float">
            <text:p>111202</text:p>
          </table:table-cell>
          <table:table-cell office:value-type="float" office:value="111539" calcext:value-type="float">
            <text:p>111539</text:p>
          </table:table-cell>
          <table:table-cell office:value-type="float" office:value="111814" calcext:value-type="float">
            <text:p>111814</text:p>
          </table:table-cell>
          <table:table-cell table:number-columns-repeated="7"/>
        </table:table-row>
        <table:table-row table:style-name="ro1">
          <table:table-cell table:formula="of:=MID([.B266];1;2)" office:value-type="string" office:string-value="24" calcext:value-type="string">
            <text:p>24</text:p>
          </table:table-cell>
          <table:table-cell office:value-type="string" calcext:value-type="string">
            <text:p>2411</text:p>
          </table:table-cell>
          <table:table-cell office:value-type="float" office:value="109161" calcext:value-type="float">
            <text:p>109161</text:p>
          </table:table-cell>
          <table:table-cell office:value-type="float" office:value="109111" calcext:value-type="float">
            <text:p>109111</text:p>
          </table:table-cell>
          <table:table-cell office:value-type="float" office:value="108918" calcext:value-type="float">
            <text:p>108918</text:p>
          </table:table-cell>
          <table:table-cell office:value-type="float" office:value="108513" calcext:value-type="float">
            <text:p>108513</text:p>
          </table:table-cell>
          <table:table-cell office:value-type="float" office:value="108211" calcext:value-type="float">
            <text:p>108211</text:p>
          </table:table-cell>
          <table:table-cell office:value-type="float" office:value="107410" calcext:value-type="float">
            <text:p>107410</text:p>
          </table:table-cell>
          <table:table-cell table:number-columns-repeated="7"/>
        </table:table-row>
        <table:table-row table:style-name="ro1">
          <table:table-cell table:formula="of:=MID([.B267];1;2)" office:value-type="string" office:string-value="24" calcext:value-type="string">
            <text:p>24</text:p>
          </table:table-cell>
          <table:table-cell office:value-type="string" calcext:value-type="string">
            <text:p>2412</text:p>
          </table:table-cell>
          <table:table-cell office:value-type="float" office:value="77431" calcext:value-type="float">
            <text:p>77431</text:p>
          </table:table-cell>
          <table:table-cell office:value-type="float" office:value="77703" calcext:value-type="float">
            <text:p>77703</text:p>
          </table:table-cell>
          <table:table-cell office:value-type="float" office:value="77942" calcext:value-type="float">
            <text:p>77942</text:p>
          </table:table-cell>
          <table:table-cell office:value-type="float" office:value="78104" calcext:value-type="float">
            <text:p>78104</text:p>
          </table:table-cell>
          <table:table-cell office:value-type="float" office:value="78213" calcext:value-type="float">
            <text:p>78213</text:p>
          </table:table-cell>
          <table:table-cell office:value-type="float" office:value="78166" calcext:value-type="float">
            <text:p>78166</text:p>
          </table:table-cell>
          <table:table-cell table:number-columns-repeated="7"/>
        </table:table-row>
        <table:table-row table:style-name="ro1">
          <table:table-cell table:formula="of:=MID([.B268];1;2)" office:value-type="string" office:string-value="24" calcext:value-type="string">
            <text:p>24</text:p>
          </table:table-cell>
          <table:table-cell office:value-type="string" calcext:value-type="string">
            <text:p>2413</text:p>
          </table:table-cell>
          <table:table-cell office:value-type="float" office:value="138837" calcext:value-type="float">
            <text:p>138837</text:p>
          </table:table-cell>
          <table:table-cell office:value-type="float" office:value="139079" calcext:value-type="float">
            <text:p>139079</text:p>
          </table:table-cell>
          <table:table-cell office:value-type="float" office:value="139300" calcext:value-type="float">
            <text:p>139300</text:p>
          </table:table-cell>
          <table:table-cell office:value-type="float" office:value="139833" calcext:value-type="float">
            <text:p>139833</text:p>
          </table:table-cell>
          <table:table-cell office:value-type="float" office:value="140519" calcext:value-type="float">
            <text:p>140519</text:p>
          </table:table-cell>
          <table:table-cell office:value-type="float" office:value="140780" calcext:value-type="float">
            <text:p>140780</text:p>
          </table:table-cell>
          <table:table-cell table:number-columns-repeated="7"/>
        </table:table-row>
        <table:table-row table:style-name="ro1">
          <table:table-cell table:formula="of:=MID([.B269];1;2)" office:value-type="string" office:string-value="24" calcext:value-type="string">
            <text:p>24</text:p>
          </table:table-cell>
          <table:table-cell office:value-type="string" calcext:value-type="string">
            <text:p>2415</text:p>
          </table:table-cell>
          <table:table-cell office:value-type="float" office:value="157831" calcext:value-type="float">
            <text:p>157831</text:p>
          </table:table-cell>
          <table:table-cell office:value-type="float" office:value="157886" calcext:value-type="float">
            <text:p>157886</text:p>
          </table:table-cell>
          <table:table-cell office:value-type="float" office:value="157767" calcext:value-type="float">
            <text:p>157767</text:p>
          </table:table-cell>
          <table:table-cell office:value-type="float" office:value="157616" calcext:value-type="float">
            <text:p>157616</text:p>
          </table:table-cell>
          <table:table-cell office:value-type="float" office:value="157088" calcext:value-type="float">
            <text:p>157088</text:p>
          </table:table-cell>
          <table:table-cell office:value-type="float" office:value="156579" calcext:value-type="float">
            <text:p>156579</text:p>
          </table:table-cell>
          <table:table-cell table:number-columns-repeated="7"/>
        </table:table-row>
        <table:table-row table:style-name="ro1">
          <table:table-cell table:formula="of:=MID([.B270];1;2)" office:value-type="string" office:string-value="24" calcext:value-type="string">
            <text:p>24</text:p>
          </table:table-cell>
          <table:table-cell office:value-type="string" calcext:value-type="string">
            <text:p>2416</text:p>
          </table:table-cell>
          <table:table-cell office:value-type="float" office:value="120270" calcext:value-type="float">
            <text:p>120270</text:p>
          </table:table-cell>
          <table:table-cell office:value-type="float" office:value="119750" calcext:value-type="float">
            <text:p>119750</text:p>
          </table:table-cell>
          <table:table-cell office:value-type="float" office:value="119101" calcext:value-type="float">
            <text:p>119101</text:p>
          </table:table-cell>
          <table:table-cell office:value-type="float" office:value="118434" calcext:value-type="float">
            <text:p>118434</text:p>
          </table:table-cell>
          <table:table-cell office:value-type="float" office:value="117624" calcext:value-type="float">
            <text:p>117624</text:p>
          </table:table-cell>
          <table:table-cell office:value-type="float" office:value="116672" calcext:value-type="float">
            <text:p>116672</text:p>
          </table:table-cell>
          <table:table-cell table:number-columns-repeated="7"/>
        </table:table-row>
        <table:table-row table:style-name="ro1">
          <table:table-cell table:formula="of:=MID([.B271];1;2)" office:value-type="string" office:string-value="24" calcext:value-type="string">
            <text:p>24</text:p>
          </table:table-cell>
          <table:table-cell office:value-type="string" calcext:value-type="string">
            <text:p>2417</text:p>
          </table:table-cell>
          <table:table-cell office:value-type="float" office:value="153047" calcext:value-type="float">
            <text:p>153047</text:p>
          </table:table-cell>
          <table:table-cell office:value-type="float" office:value="153197" calcext:value-type="float">
            <text:p>153197</text:p>
          </table:table-cell>
          <table:table-cell office:value-type="float" office:value="153187" calcext:value-type="float">
            <text:p>153187</text:p>
          </table:table-cell>
          <table:table-cell office:value-type="float" office:value="153226" calcext:value-type="float">
            <text:p>153226</text:p>
          </table:table-cell>
          <table:table-cell office:value-type="float" office:value="152756" calcext:value-type="float">
            <text:p>152756</text:p>
          </table:table-cell>
          <table:table-cell office:value-type="float" office:value="152199" calcext:value-type="float">
            <text:p>152199</text:p>
          </table:table-cell>
          <table:table-cell table:number-columns-repeated="7"/>
        </table:table-row>
        <table:table-row table:style-name="ro1">
          <table:table-cell table:formula="of:=MID([.B272];1;2)" office:value-type="string" office:string-value="24" calcext:value-type="string">
            <text:p>24</text:p>
          </table:table-cell>
          <table:table-cell office:value-type="string" calcext:value-type="string">
            <text:p>2461</text:p>
          </table:table-cell>
          <table:table-cell office:value-type="float" office:value="172591" calcext:value-type="float">
            <text:p>172591</text:p>
          </table:table-cell>
          <table:table-cell office:value-type="float" office:value="172030" calcext:value-type="float">
            <text:p>172030</text:p>
          </table:table-cell>
          <table:table-cell office:value-type="float" office:value="171505" calcext:value-type="float">
            <text:p>171505</text:p>
          </table:table-cell>
          <table:table-cell office:value-type="float" office:value="171259" calcext:value-type="float">
            <text:p>171259</text:p>
          </table:table-cell>
          <table:table-cell office:value-type="float" office:value="170663" calcext:value-type="float">
            <text:p>170663</text:p>
          </table:table-cell>
          <table:table-cell office:value-type="float" office:value="169756" calcext:value-type="float">
            <text:p>169756</text:p>
          </table:table-cell>
          <table:table-cell table:number-columns-repeated="7"/>
        </table:table-row>
        <table:table-row table:style-name="ro1">
          <table:table-cell table:formula="of:=MID([.B273];1;2)" office:value-type="string" office:string-value="24" calcext:value-type="string">
            <text:p>24</text:p>
          </table:table-cell>
          <table:table-cell office:value-type="string" calcext:value-type="string">
            <text:p>2462</text:p>
          </table:table-cell>
          <table:table-cell office:value-type="float" office:value="170761" calcext:value-type="float">
            <text:p>170761</text:p>
          </table:table-cell>
          <table:table-cell office:value-type="float" office:value="169617" calcext:value-type="float">
            <text:p>169617</text:p>
          </table:table-cell>
          <table:table-cell office:value-type="float" office:value="168394" calcext:value-type="float">
            <text:p>168394</text:p>
          </table:table-cell>
          <table:table-cell office:value-type="float" office:value="166795" calcext:value-type="float">
            <text:p>166795</text:p>
          </table:table-cell>
          <table:table-cell office:value-type="float" office:value="165263" calcext:value-type="float">
            <text:p>165263</text:p>
          </table:table-cell>
          <table:table-cell office:value-type="float" office:value="163255" calcext:value-type="float">
            <text:p>163255</text:p>
          </table:table-cell>
          <table:table-cell table:number-columns-repeated="7"/>
        </table:table-row>
        <table:table-row table:style-name="ro1">
          <table:table-cell table:formula="of:=MID([.B274];1;2)" office:value-type="string" office:string-value="24" calcext:value-type="string">
            <text:p>24</text:p>
          </table:table-cell>
          <table:table-cell office:value-type="string" calcext:value-type="string">
            <text:p>2463</text:p>
          </table:table-cell>
          <table:table-cell office:value-type="float" office:value="109757" calcext:value-type="float">
            <text:p>109757</text:p>
          </table:table-cell>
          <table:table-cell office:value-type="float" office:value="109398" calcext:value-type="float">
            <text:p>109398</text:p>
          </table:table-cell>
          <table:table-cell office:value-type="float" office:value="109021" calcext:value-type="float">
            <text:p>109021</text:p>
          </table:table-cell>
          <table:table-cell office:value-type="float" office:value="108434" calcext:value-type="float">
            <text:p>108434</text:p>
          </table:table-cell>
          <table:table-cell office:value-type="float" office:value="107807" calcext:value-type="float">
            <text:p>107807</text:p>
          </table:table-cell>
          <table:table-cell office:value-type="float" office:value="106846" calcext:value-type="float">
            <text:p>106846</text:p>
          </table:table-cell>
          <table:table-cell table:number-columns-repeated="7"/>
        </table:table-row>
        <table:table-row table:style-name="ro1">
          <table:table-cell table:formula="of:=MID([.B275];1;2)" office:value-type="string" office:string-value="24" calcext:value-type="string">
            <text:p>24</text:p>
          </table:table-cell>
          <table:table-cell office:value-type="string" calcext:value-type="string">
            <text:p>2464</text:p>
          </table:table-cell>
          <table:table-cell office:value-type="float" office:value="228179" calcext:value-type="float">
            <text:p>228179</text:p>
          </table:table-cell>
          <table:table-cell office:value-type="float" office:value="226225" calcext:value-type="float">
            <text:p>226225</text:p>
          </table:table-cell>
          <table:table-cell office:value-type="float" office:value="224376" calcext:value-type="float">
            <text:p>224376</text:p>
          </table:table-cell>
          <table:table-cell office:value-type="float" office:value="222292" calcext:value-type="float">
            <text:p>222292</text:p>
          </table:table-cell>
          <table:table-cell office:value-type="float" office:value="220433" calcext:value-type="float">
            <text:p>220433</text:p>
          </table:table-cell>
          <table:table-cell office:value-type="float" office:value="217530" calcext:value-type="float">
            <text:p>217530</text:p>
          </table:table-cell>
          <table:table-cell table:number-columns-repeated="7"/>
        </table:table-row>
        <table:table-row table:style-name="ro1">
          <table:table-cell table:formula="of:=MID([.B276];1;2)" office:value-type="string" office:string-value="24" calcext:value-type="string">
            <text:p>24</text:p>
          </table:table-cell>
          <table:table-cell office:value-type="string" calcext:value-type="string">
            <text:p>2465</text:p>
          </table:table-cell>
          <table:table-cell office:value-type="float" office:value="122712" calcext:value-type="float">
            <text:p>122712</text:p>
          </table:table-cell>
          <table:table-cell office:value-type="float" office:value="121802" calcext:value-type="float">
            <text:p>121802</text:p>
          </table:table-cell>
          <table:table-cell office:value-type="float" office:value="121121" calcext:value-type="float">
            <text:p>121121</text:p>
          </table:table-cell>
          <table:table-cell office:value-type="float" office:value="120259" calcext:value-type="float">
            <text:p>120259</text:p>
          </table:table-cell>
          <table:table-cell office:value-type="float" office:value="119373" calcext:value-type="float">
            <text:p>119373</text:p>
          </table:table-cell>
          <table:table-cell office:value-type="float" office:value="118285" calcext:value-type="float">
            <text:p>118285</text:p>
          </table:table-cell>
          <table:table-cell table:number-columns-repeated="7"/>
        </table:table-row>
        <table:table-row table:style-name="ro1">
          <table:table-cell table:formula="of:=MID([.B277];1;2)" office:value-type="string" office:string-value="24" calcext:value-type="string">
            <text:p>24</text:p>
          </table:table-cell>
          <table:table-cell office:value-type="string" calcext:value-type="string">
            <text:p>2466</text:p>
          </table:table-cell>
          <table:table-cell office:value-type="float" office:value="183392" calcext:value-type="float">
            <text:p>183392</text:p>
          </table:table-cell>
          <table:table-cell office:value-type="float" office:value="182156" calcext:value-type="float">
            <text:p>182156</text:p>
          </table:table-cell>
          <table:table-cell office:value-type="float" office:value="181309" calcext:value-type="float">
            <text:p>181309</text:p>
          </table:table-cell>
          <table:table-cell office:value-type="float" office:value="179806" calcext:value-type="float">
            <text:p>179806</text:p>
          </table:table-cell>
          <table:table-cell office:value-type="float" office:value="178603" calcext:value-type="float">
            <text:p>178603</text:p>
          </table:table-cell>
          <table:table-cell office:value-type="float" office:value="177049" calcext:value-type="float">
            <text:p>177049</text:p>
          </table:table-cell>
          <table:table-cell table:number-columns-repeated="7"/>
        </table:table-row>
        <table:table-row table:style-name="ro1">
          <table:table-cell table:formula="of:=MID([.B278];1;2)" office:value-type="string" office:string-value="24" calcext:value-type="string">
            <text:p>24</text:p>
          </table:table-cell>
          <table:table-cell office:value-type="string" calcext:value-type="string">
            <text:p>2467</text:p>
          </table:table-cell>
          <table:table-cell office:value-type="float" office:value="90283" calcext:value-type="float">
            <text:p>90283</text:p>
          </table:table-cell>
          <table:table-cell office:value-type="float" office:value="89883" calcext:value-type="float">
            <text:p>89883</text:p>
          </table:table-cell>
          <table:table-cell office:value-type="float" office:value="89590" calcext:value-type="float">
            <text:p>89590</text:p>
          </table:table-cell>
          <table:table-cell office:value-type="float" office:value="89128" calcext:value-type="float">
            <text:p>89128</text:p>
          </table:table-cell>
          <table:table-cell office:value-type="float" office:value="88743" calcext:value-type="float">
            <text:p>88743</text:p>
          </table:table-cell>
          <table:table-cell office:value-type="float" office:value="88038" calcext:value-type="float">
            <text:p>88038</text:p>
          </table:table-cell>
          <table:table-cell table:number-columns-repeated="7"/>
        </table:table-row>
        <table:table-row table:style-name="ro1">
          <table:table-cell table:formula="of:=MID([.B279];1;2)" office:value-type="string" office:string-value="24" calcext:value-type="string">
            <text:p>24</text:p>
          </table:table-cell>
          <table:table-cell office:value-type="string" calcext:value-type="string">
            <text:p>2468</text:p>
          </table:table-cell>
          <table:table-cell office:value-type="float" office:value="92847" calcext:value-type="float">
            <text:p>92847</text:p>
          </table:table-cell>
          <table:table-cell office:value-type="float" office:value="92473" calcext:value-type="float">
            <text:p>92473</text:p>
          </table:table-cell>
          <table:table-cell office:value-type="float" office:value="92090" calcext:value-type="float">
            <text:p>92090</text:p>
          </table:table-cell>
          <table:table-cell office:value-type="float" office:value="91563" calcext:value-type="float">
            <text:p>91563</text:p>
          </table:table-cell>
          <table:table-cell office:value-type="float" office:value="91115" calcext:value-type="float">
            <text:p>91115</text:p>
          </table:table-cell>
          <table:table-cell office:value-type="float" office:value="90368" calcext:value-type="float">
            <text:p>90368</text:p>
          </table:table-cell>
          <table:table-cell table:number-columns-repeated="7"/>
        </table:table-row>
        <table:table-row table:style-name="ro1">
          <table:table-cell table:formula="of:=MID([.B280];1;2)" office:value-type="string" office:string-value="24" calcext:value-type="string">
            <text:p>24</text:p>
          </table:table-cell>
          <table:table-cell office:value-type="string" calcext:value-type="string">
            <text:p>2469</text:p>
          </table:table-cell>
          <table:table-cell office:value-type="float" office:value="299910" calcext:value-type="float">
            <text:p>299910</text:p>
          </table:table-cell>
          <table:table-cell office:value-type="float" office:value="298111" calcext:value-type="float">
            <text:p>298111</text:p>
          </table:table-cell>
          <table:table-cell office:value-type="float" office:value="296262" calcext:value-type="float">
            <text:p>296262</text:p>
          </table:table-cell>
          <table:table-cell office:value-type="float" office:value="294510" calcext:value-type="float">
            <text:p>294510</text:p>
          </table:table-cell>
          <table:table-cell office:value-type="float" office:value="292774" calcext:value-type="float">
            <text:p>292774</text:p>
          </table:table-cell>
          <table:table-cell office:value-type="float" office:value="290553" calcext:value-type="float">
            <text:p>290553</text:p>
          </table:table-cell>
          <table:table-cell table:number-columns-repeated="7"/>
        </table:table-row>
        <table:table-row table:style-name="ro1">
          <table:table-cell table:formula="of:=MID([.B281];1;2)" office:value-type="string" office:string-value="24" calcext:value-type="string">
            <text:p>24</text:p>
          </table:table-cell>
          <table:table-cell office:value-type="string" calcext:value-type="string">
            <text:p>2470</text:p>
          </table:table-cell>
          <table:table-cell office:value-type="float" office:value="74851" calcext:value-type="float">
            <text:p>74851</text:p>
          </table:table-cell>
          <table:table-cell office:value-type="float" office:value="74592" calcext:value-type="float">
            <text:p>74592</text:p>
          </table:table-cell>
          <table:table-cell office:value-type="float" office:value="74647" calcext:value-type="float">
            <text:p>74647</text:p>
          </table:table-cell>
          <table:table-cell office:value-type="float" office:value="74586" calcext:value-type="float">
            <text:p>74586</text:p>
          </table:table-cell>
          <table:table-cell office:value-type="float" office:value="74618" calcext:value-type="float">
            <text:p>74618</text:p>
          </table:table-cell>
          <table:table-cell office:value-type="float" office:value="74559" calcext:value-type="float">
            <text:p>74559</text:p>
          </table:table-cell>
          <table:table-cell table:number-columns-repeated="7"/>
        </table:table-row>
        <table:table-row table:style-name="ro1">
          <table:table-cell table:formula="of:=MID([.B282];1;2)" office:value-type="string" office:string-value="24" calcext:value-type="string">
            <text:p>24</text:p>
          </table:table-cell>
          <table:table-cell office:value-type="string" calcext:value-type="string">
            <text:p>2471</text:p>
          </table:table-cell>
          <table:table-cell office:value-type="float" office:value="56374" calcext:value-type="float">
            <text:p>56374</text:p>
          </table:table-cell>
          <table:table-cell office:value-type="float" office:value="55954" calcext:value-type="float">
            <text:p>55954</text:p>
          </table:table-cell>
          <table:table-cell office:value-type="float" office:value="55652" calcext:value-type="float">
            <text:p>55652</text:p>
          </table:table-cell>
          <table:table-cell office:value-type="float" office:value="55299" calcext:value-type="float">
            <text:p>55299</text:p>
          </table:table-cell>
          <table:table-cell office:value-type="float" office:value="55030" calcext:value-type="float">
            <text:p>55030</text:p>
          </table:table-cell>
          <table:table-cell office:value-type="float" office:value="54702" calcext:value-type="float">
            <text:p>54702</text:p>
          </table:table-cell>
          <table:table-cell table:number-columns-repeated="7"/>
        </table:table-row>
        <table:table-row table:style-name="ro1">
          <table:table-cell table:formula="of:=MID([.B283];1;2)" office:value-type="string" office:string-value="24" calcext:value-type="string">
            <text:p>24</text:p>
          </table:table-cell>
          <table:table-cell office:value-type="string" calcext:value-type="string">
            <text:p>2472</text:p>
          </table:table-cell>
          <table:table-cell office:value-type="float" office:value="139844" calcext:value-type="float">
            <text:p>139844</text:p>
          </table:table-cell>
          <table:table-cell office:value-type="float" office:value="139125" calcext:value-type="float">
            <text:p>139125</text:p>
          </table:table-cell>
          <table:table-cell office:value-type="float" office:value="138578" calcext:value-type="float">
            <text:p>138578</text:p>
          </table:table-cell>
          <table:table-cell office:value-type="float" office:value="138000" calcext:value-type="float">
            <text:p>138000</text:p>
          </table:table-cell>
          <table:table-cell office:value-type="float" office:value="137360" calcext:value-type="float">
            <text:p>137360</text:p>
          </table:table-cell>
          <table:table-cell office:value-type="float" office:value="136423" calcext:value-type="float">
            <text:p>136423</text:p>
          </table:table-cell>
          <table:table-cell table:number-columns-repeated="7"/>
        </table:table-row>
        <table:table-row table:style-name="ro1">
          <table:table-cell table:formula="of:=MID([.B284];1;2)" office:value-type="string" office:string-value="24" calcext:value-type="string">
            <text:p>24</text:p>
          </table:table-cell>
          <table:table-cell office:value-type="string" calcext:value-type="string">
            <text:p>2473</text:p>
          </table:table-cell>
          <table:table-cell office:value-type="float" office:value="139595" calcext:value-type="float">
            <text:p>139595</text:p>
          </table:table-cell>
          <table:table-cell office:value-type="float" office:value="139252" calcext:value-type="float">
            <text:p>139252</text:p>
          </table:table-cell>
          <table:table-cell office:value-type="float" office:value="139129" calcext:value-type="float">
            <text:p>139129</text:p>
          </table:table-cell>
          <table:table-cell office:value-type="float" office:value="138696" calcext:value-type="float">
            <text:p>138696</text:p>
          </table:table-cell>
          <table:table-cell office:value-type="float" office:value="138098" calcext:value-type="float">
            <text:p>138098</text:p>
          </table:table-cell>
          <table:table-cell office:value-type="float" office:value="137128" calcext:value-type="float">
            <text:p>137128</text:p>
          </table:table-cell>
          <table:table-cell table:number-columns-repeated="7"/>
        </table:table-row>
        <table:table-row table:style-name="ro1">
          <table:table-cell table:formula="of:=MID([.B285];1;2)" office:value-type="string" office:string-value="24" calcext:value-type="string">
            <text:p>24</text:p>
          </table:table-cell>
          <table:table-cell office:value-type="string" calcext:value-type="string">
            <text:p>2474</text:p>
          </table:table-cell>
          <table:table-cell office:value-type="float" office:value="68231" calcext:value-type="float">
            <text:p>68231</text:p>
          </table:table-cell>
          <table:table-cell office:value-type="float" office:value="67905" calcext:value-type="float">
            <text:p>67905</text:p>
          </table:table-cell>
          <table:table-cell office:value-type="float" office:value="67523" calcext:value-type="float">
            <text:p>67523</text:p>
          </table:table-cell>
          <table:table-cell office:value-type="float" office:value="67154" calcext:value-type="float">
            <text:p>67154</text:p>
          </table:table-cell>
          <table:table-cell office:value-type="float" office:value="66841" calcext:value-type="float">
            <text:p>66841</text:p>
          </table:table-cell>
          <table:table-cell office:value-type="float" office:value="66270" calcext:value-type="float">
            <text:p>66270</text:p>
          </table:table-cell>
          <table:table-cell table:number-columns-repeated="7"/>
        </table:table-row>
        <table:table-row table:style-name="ro1">
          <table:table-cell table:formula="of:=MID([.B286];1;2)" office:value-type="string" office:string-value="24" calcext:value-type="string">
            <text:p>24</text:p>
          </table:table-cell>
          <table:table-cell office:value-type="string" calcext:value-type="string">
            <text:p>2475</text:p>
          </table:table-cell>
          <table:table-cell office:value-type="float" office:value="207381" calcext:value-type="float">
            <text:p>207381</text:p>
          </table:table-cell>
          <table:table-cell office:value-type="float" office:value="205873" calcext:value-type="float">
            <text:p>205873</text:p>
          </table:table-cell>
          <table:table-cell office:value-type="float" office:value="204013" calcext:value-type="float">
            <text:p>204013</text:p>
          </table:table-cell>
          <table:table-cell office:value-type="float" office:value="202036" calcext:value-type="float">
            <text:p>202036</text:p>
          </table:table-cell>
          <table:table-cell office:value-type="float" office:value="199974" calcext:value-type="float">
            <text:p>199974</text:p>
          </table:table-cell>
          <table:table-cell office:value-type="float" office:value="197586" calcext:value-type="float">
            <text:p>197586</text:p>
          </table:table-cell>
          <table:table-cell table:number-columns-repeated="7"/>
        </table:table-row>
        <table:table-row table:style-name="ro1">
          <table:table-cell table:formula="of:=MID([.B287];1;2)" office:value-type="string" office:string-value="24" calcext:value-type="string">
            <text:p>24</text:p>
          </table:table-cell>
          <table:table-cell office:value-type="string" calcext:value-type="string">
            <text:p>2476</text:p>
          </table:table-cell>
          <table:table-cell office:value-type="float" office:value="50970" calcext:value-type="float">
            <text:p>50970</text:p>
          </table:table-cell>
          <table:table-cell office:value-type="float" office:value="50644" calcext:value-type="float">
            <text:p>50644</text:p>
          </table:table-cell>
          <table:table-cell office:value-type="float" office:value="50385" calcext:value-type="float">
            <text:p>50385</text:p>
          </table:table-cell>
          <table:table-cell office:value-type="float" office:value="50012" calcext:value-type="float">
            <text:p>50012</text:p>
          </table:table-cell>
          <table:table-cell office:value-type="float" office:value="49557" calcext:value-type="float">
            <text:p>49557</text:p>
          </table:table-cell>
          <table:table-cell office:value-type="float" office:value="49108" calcext:value-type="float">
            <text:p>49108</text:p>
          </table:table-cell>
          <table:table-cell table:number-columns-repeated="7"/>
        </table:table-row>
        <table:table-row table:style-name="ro1">
          <table:table-cell table:formula="of:=MID([.B288];1;2)" office:value-type="string" office:string-value="24" calcext:value-type="string">
            <text:p>24</text:p>
          </table:table-cell>
          <table:table-cell office:value-type="string" calcext:value-type="string">
            <text:p>2477</text:p>
          </table:table-cell>
          <table:table-cell office:value-type="float" office:value="128444" calcext:value-type="float">
            <text:p>128444</text:p>
          </table:table-cell>
          <table:table-cell office:value-type="float" office:value="128351" calcext:value-type="float">
            <text:p>128351</text:p>
          </table:table-cell>
          <table:table-cell office:value-type="float" office:value="128211" calcext:value-type="float">
            <text:p>128211</text:p>
          </table:table-cell>
          <table:table-cell office:value-type="float" office:value="127831" calcext:value-type="float">
            <text:p>127831</text:p>
          </table:table-cell>
          <table:table-cell office:value-type="float" office:value="127590" calcext:value-type="float">
            <text:p>127590</text:p>
          </table:table-cell>
          <table:table-cell office:value-type="float" office:value="126871" calcext:value-type="float">
            <text:p>126871</text:p>
          </table:table-cell>
          <table:table-cell table:number-columns-repeated="7"/>
        </table:table-row>
        <table:table-row table:style-name="ro1">
          <table:table-cell table:formula="of:=MID([.B289];1;2)" office:value-type="string" office:string-value="24" calcext:value-type="string">
            <text:p>24</text:p>
          </table:table-cell>
          <table:table-cell office:value-type="string" calcext:value-type="string">
            <text:p>2478</text:p>
          </table:table-cell>
          <table:table-cell office:value-type="float" office:value="176327" calcext:value-type="float">
            <text:p>176327</text:p>
          </table:table-cell>
          <table:table-cell office:value-type="float" office:value="175459" calcext:value-type="float">
            <text:p>175459</text:p>
          </table:table-cell>
          <table:table-cell office:value-type="float" office:value="174349" calcext:value-type="float">
            <text:p>174349</text:p>
          </table:table-cell>
          <table:table-cell office:value-type="float" office:value="173374" calcext:value-type="float">
            <text:p>173374</text:p>
          </table:table-cell>
          <table:table-cell office:value-type="float" office:value="172360" calcext:value-type="float">
            <text:p>172360</text:p>
          </table:table-cell>
          <table:table-cell office:value-type="float" office:value="170924" calcext:value-type="float">
            <text:p>170924</text:p>
          </table:table-cell>
          <table:table-cell table:number-columns-repeated="7"/>
        </table:table-row>
        <table:table-row table:style-name="ro1">
          <table:table-cell table:formula="of:=MID([.B290];1;2)" office:value-type="string" office:string-value="24" calcext:value-type="string">
            <text:p>24</text:p>
          </table:table-cell>
          <table:table-cell office:value-type="string" calcext:value-type="string">
            <text:p>2479</text:p>
          </table:table-cell>
          <table:table-cell office:value-type="float" office:value="61945" calcext:value-type="float">
            <text:p>61945</text:p>
          </table:table-cell>
          <table:table-cell office:value-type="float" office:value="62013" calcext:value-type="float">
            <text:p>62013</text:p>
          </table:table-cell>
          <table:table-cell office:value-type="float" office:value="62243" calcext:value-type="float">
            <text:p>62243</text:p>
          </table:table-cell>
          <table:table-cell office:value-type="float" office:value="62456" calcext:value-type="float">
            <text:p>62456</text:p>
          </table:table-cell>
          <table:table-cell office:value-type="float" office:value="62472" calcext:value-type="float">
            <text:p>62472</text:p>
          </table:table-cell>
          <table:table-cell office:value-type="float" office:value="62844" calcext:value-type="float">
            <text:p>62844</text:p>
          </table:table-cell>
          <table:table-cell table:number-columns-repeated="7"/>
        </table:table-row>
        <table:table-row table:style-name="ro1">
          <table:table-cell table:formula="of:=MID([.B291];1;2)" office:value-type="string" office:string-value="26" calcext:value-type="string">
            <text:p>26</text:p>
          </table:table-cell>
          <table:table-cell office:value-type="string" calcext:value-type="string">
            <text:p>2601</text:p>
          </table:table-cell>
          <table:table-cell office:value-type="float" office:value="73068" calcext:value-type="float">
            <text:p>73068</text:p>
          </table:table-cell>
          <table:table-cell office:value-type="float" office:value="72779" calcext:value-type="float">
            <text:p>72779</text:p>
          </table:table-cell>
          <table:table-cell office:value-type="float" office:value="72323" calcext:value-type="float">
            <text:p>72323</text:p>
          </table:table-cell>
          <table:table-cell office:value-type="float" office:value="72058" calcext:value-type="float">
            <text:p>72058</text:p>
          </table:table-cell>
          <table:table-cell office:value-type="float" office:value="71596" calcext:value-type="float">
            <text:p>71596</text:p>
          </table:table-cell>
          <table:table-cell office:value-type="float" office:value="71125" calcext:value-type="float">
            <text:p>71125</text:p>
          </table:table-cell>
          <table:table-cell table:number-columns-repeated="7"/>
        </table:table-row>
        <table:table-row table:style-name="ro1">
          <table:table-cell table:formula="of:=MID([.B292];1;2)" office:value-type="string" office:string-value="26" calcext:value-type="string">
            <text:p>26</text:p>
          </table:table-cell>
          <table:table-cell office:value-type="string" calcext:value-type="string">
            <text:p>2602</text:p>
          </table:table-cell>
          <table:table-cell office:value-type="float" office:value="87141" calcext:value-type="float">
            <text:p>87141</text:p>
          </table:table-cell>
          <table:table-cell office:value-type="float" office:value="86886" calcext:value-type="float">
            <text:p>86886</text:p>
          </table:table-cell>
          <table:table-cell office:value-type="float" office:value="86560" calcext:value-type="float">
            <text:p>86560</text:p>
          </table:table-cell>
          <table:table-cell office:value-type="float" office:value="86076" calcext:value-type="float">
            <text:p>86076</text:p>
          </table:table-cell>
          <table:table-cell office:value-type="float" office:value="85379" calcext:value-type="float">
            <text:p>85379</text:p>
          </table:table-cell>
          <table:table-cell office:value-type="float" office:value="84908" calcext:value-type="float">
            <text:p>84908</text:p>
          </table:table-cell>
          <table:table-cell table:number-columns-repeated="7"/>
        </table:table-row>
        <table:table-row table:style-name="ro1">
          <table:table-cell table:formula="of:=MID([.B293];1;2)" office:value-type="string" office:string-value="26" calcext:value-type="string">
            <text:p>26</text:p>
          </table:table-cell>
          <table:table-cell office:value-type="string" calcext:value-type="string">
            <text:p>2603</text:p>
          </table:table-cell>
          <table:table-cell office:value-type="float" office:value="34449" calcext:value-type="float">
            <text:p>34449</text:p>
          </table:table-cell>
          <table:table-cell office:value-type="float" office:value="34273" calcext:value-type="float">
            <text:p>34273</text:p>
          </table:table-cell>
          <table:table-cell office:value-type="float" office:value="34049" calcext:value-type="float">
            <text:p>34049</text:p>
          </table:table-cell>
          <table:table-cell office:value-type="float" office:value="33851" calcext:value-type="float">
            <text:p>33851</text:p>
          </table:table-cell>
          <table:table-cell office:value-type="float" office:value="33619" calcext:value-type="float">
            <text:p>33619</text:p>
          </table:table-cell>
          <table:table-cell office:value-type="float" office:value="33340" calcext:value-type="float">
            <text:p>33340</text:p>
          </table:table-cell>
          <table:table-cell table:number-columns-repeated="7"/>
        </table:table-row>
        <table:table-row table:style-name="ro1">
          <table:table-cell table:formula="of:=MID([.B294];1;2)" office:value-type="string" office:string-value="26" calcext:value-type="string">
            <text:p>26</text:p>
          </table:table-cell>
          <table:table-cell office:value-type="string" calcext:value-type="string">
            <text:p>2604</text:p>
          </table:table-cell>
          <table:table-cell office:value-type="float" office:value="208526" calcext:value-type="float">
            <text:p>208526</text:p>
          </table:table-cell>
          <table:table-cell office:value-type="float" office:value="208977" calcext:value-type="float">
            <text:p>208977</text:p>
          </table:table-cell>
          <table:table-cell office:value-type="float" office:value="210102" calcext:value-type="float">
            <text:p>210102</text:p>
          </table:table-cell>
          <table:table-cell office:value-type="float" office:value="210694" calcext:value-type="float">
            <text:p>210694</text:p>
          </table:table-cell>
          <table:table-cell office:value-type="float" office:value="211259" calcext:value-type="float">
            <text:p>211259</text:p>
          </table:table-cell>
          <table:table-cell office:value-type="float" office:value="210992" calcext:value-type="float">
            <text:p>210992</text:p>
          </table:table-cell>
          <table:table-cell table:number-columns-repeated="7"/>
        </table:table-row>
        <table:table-row table:style-name="ro1">
          <table:table-cell table:formula="of:=MID([.B295];1;2)" office:value-type="string" office:string-value="26" calcext:value-type="string">
            <text:p>26</text:p>
          </table:table-cell>
          <table:table-cell office:value-type="string" calcext:value-type="string">
            <text:p>2605</text:p>
          </table:table-cell>
          <table:table-cell office:value-type="float" office:value="82336" calcext:value-type="float">
            <text:p>82336</text:p>
          </table:table-cell>
          <table:table-cell office:value-type="float" office:value="81902" calcext:value-type="float">
            <text:p>81902</text:p>
          </table:table-cell>
          <table:table-cell office:value-type="float" office:value="81315" calcext:value-type="float">
            <text:p>81315</text:p>
          </table:table-cell>
          <table:table-cell office:value-type="float" office:value="80648" calcext:value-type="float">
            <text:p>80648</text:p>
          </table:table-cell>
          <table:table-cell office:value-type="float" office:value="79858" calcext:value-type="float">
            <text:p>79858</text:p>
          </table:table-cell>
          <table:table-cell office:value-type="float" office:value="79072" calcext:value-type="float">
            <text:p>79072</text:p>
          </table:table-cell>
          <table:table-cell table:number-columns-repeated="7"/>
        </table:table-row>
        <table:table-row table:style-name="ro1">
          <table:table-cell table:formula="of:=MID([.B296];1;2)" office:value-type="string" office:string-value="26" calcext:value-type="string">
            <text:p>26</text:p>
          </table:table-cell>
          <table:table-cell office:value-type="string" calcext:value-type="string">
            <text:p>2606</text:p>
          </table:table-cell>
          <table:table-cell office:value-type="float" office:value="53821" calcext:value-type="float">
            <text:p>53821</text:p>
          </table:table-cell>
          <table:table-cell office:value-type="float" office:value="53361" calcext:value-type="float">
            <text:p>53361</text:p>
          </table:table-cell>
          <table:table-cell office:value-type="float" office:value="53028" calcext:value-type="float">
            <text:p>53028</text:p>
          </table:table-cell>
          <table:table-cell office:value-type="float" office:value="52577" calcext:value-type="float">
            <text:p>52577</text:p>
          </table:table-cell>
          <table:table-cell office:value-type="float" office:value="52089" calcext:value-type="float">
            <text:p>52089</text:p>
          </table:table-cell>
          <table:table-cell office:value-type="float" office:value="51525" calcext:value-type="float">
            <text:p>51525</text:p>
          </table:table-cell>
          <table:table-cell table:number-columns-repeated="7"/>
        </table:table-row>
        <table:table-row table:style-name="ro1">
          <table:table-cell table:formula="of:=MID([.B297];1;2)" office:value-type="string" office:string-value="26" calcext:value-type="string">
            <text:p>26</text:p>
          </table:table-cell>
          <table:table-cell office:value-type="string" calcext:value-type="string">
            <text:p>2607</text:p>
          </table:table-cell>
          <table:table-cell office:value-type="float" office:value="112417" calcext:value-type="float">
            <text:p>112417</text:p>
          </table:table-cell>
          <table:table-cell office:value-type="float" office:value="111984" calcext:value-type="float">
            <text:p>111984</text:p>
          </table:table-cell>
          <table:table-cell office:value-type="float" office:value="111111" calcext:value-type="float">
            <text:p>111111</text:p>
          </table:table-cell>
          <table:table-cell office:value-type="float" office:value="110127" calcext:value-type="float">
            <text:p>110127</text:p>
          </table:table-cell>
          <table:table-cell office:value-type="float" office:value="108964" calcext:value-type="float">
            <text:p>108964</text:p>
          </table:table-cell>
          <table:table-cell office:value-type="float" office:value="107711" calcext:value-type="float">
            <text:p>107711</text:p>
          </table:table-cell>
          <table:table-cell table:number-columns-repeated="7"/>
        </table:table-row>
        <table:table-row table:style-name="ro1">
          <table:table-cell table:formula="of:=MID([.B298];1;2)" office:value-type="string" office:string-value="26" calcext:value-type="string">
            <text:p>26</text:p>
          </table:table-cell>
          <table:table-cell office:value-type="string" calcext:value-type="string">
            <text:p>2608</text:p>
          </table:table-cell>
          <table:table-cell office:value-type="float" office:value="40081" calcext:value-type="float">
            <text:p>40081</text:p>
          </table:table-cell>
          <table:table-cell office:value-type="float" office:value="39838" calcext:value-type="float">
            <text:p>39838</text:p>
          </table:table-cell>
          <table:table-cell office:value-type="float" office:value="39497" calcext:value-type="float">
            <text:p>39497</text:p>
          </table:table-cell>
          <table:table-cell office:value-type="float" office:value="39271" calcext:value-type="float">
            <text:p>39271</text:p>
          </table:table-cell>
          <table:table-cell office:value-type="float" office:value="38926" calcext:value-type="float">
            <text:p>38926</text:p>
          </table:table-cell>
          <table:table-cell office:value-type="float" office:value="38487" calcext:value-type="float">
            <text:p>38487</text:p>
          </table:table-cell>
          <table:table-cell table:number-columns-repeated="7"/>
        </table:table-row>
        <table:table-row table:style-name="ro1">
          <table:table-cell table:formula="of:=MID([.B299];1;2)" office:value-type="string" office:string-value="26" calcext:value-type="string">
            <text:p>26</text:p>
          </table:table-cell>
          <table:table-cell office:value-type="string" calcext:value-type="string">
            <text:p>2609</text:p>
          </table:table-cell>
          <table:table-cell office:value-type="float" office:value="79266" calcext:value-type="float">
            <text:p>79266</text:p>
          </table:table-cell>
          <table:table-cell office:value-type="float" office:value="78858" calcext:value-type="float">
            <text:p>78858</text:p>
          </table:table-cell>
          <table:table-cell office:value-type="float" office:value="78405" calcext:value-type="float">
            <text:p>78405</text:p>
          </table:table-cell>
          <table:table-cell office:value-type="float" office:value="77773" calcext:value-type="float">
            <text:p>77773</text:p>
          </table:table-cell>
          <table:table-cell office:value-type="float" office:value="77017" calcext:value-type="float">
            <text:p>77017</text:p>
          </table:table-cell>
          <table:table-cell office:value-type="float" office:value="76346" calcext:value-type="float">
            <text:p>76346</text:p>
          </table:table-cell>
          <table:table-cell table:number-columns-repeated="7"/>
        </table:table-row>
        <table:table-row table:style-name="ro1">
          <table:table-cell table:formula="of:=MID([.B300];1;2)" office:value-type="string" office:string-value="26" calcext:value-type="string">
            <text:p>26</text:p>
          </table:table-cell>
          <table:table-cell office:value-type="string" calcext:value-type="string">
            <text:p>2610</text:p>
          </table:table-cell>
          <table:table-cell office:value-type="float" office:value="77039" calcext:value-type="float">
            <text:p>77039</text:p>
          </table:table-cell>
          <table:table-cell office:value-type="float" office:value="76384" calcext:value-type="float">
            <text:p>76384</text:p>
          </table:table-cell>
          <table:table-cell office:value-type="float" office:value="75673" calcext:value-type="float">
            <text:p>75673</text:p>
          </table:table-cell>
          <table:table-cell office:value-type="float" office:value="74817" calcext:value-type="float">
            <text:p>74817</text:p>
          </table:table-cell>
          <table:table-cell office:value-type="float" office:value="73991" calcext:value-type="float">
            <text:p>73991</text:p>
          </table:table-cell>
          <table:table-cell office:value-type="float" office:value="73163" calcext:value-type="float">
            <text:p>73163</text:p>
          </table:table-cell>
          <table:table-cell table:number-columns-repeated="7"/>
        </table:table-row>
        <table:table-row table:style-name="ro1">
          <table:table-cell table:formula="of:=MID([.B301];1;2)" office:value-type="string" office:string-value="26" calcext:value-type="string">
            <text:p>26</text:p>
          </table:table-cell>
          <table:table-cell office:value-type="string" calcext:value-type="string">
            <text:p>2611</text:p>
          </table:table-cell>
          <table:table-cell office:value-type="float" office:value="92032" calcext:value-type="float">
            <text:p>92032</text:p>
          </table:table-cell>
          <table:table-cell office:value-type="float" office:value="91449" calcext:value-type="float">
            <text:p>91449</text:p>
          </table:table-cell>
          <table:table-cell office:value-type="float" office:value="90888" calcext:value-type="float">
            <text:p>90888</text:p>
          </table:table-cell>
          <table:table-cell office:value-type="float" office:value="90377" calcext:value-type="float">
            <text:p>90377</text:p>
          </table:table-cell>
          <table:table-cell office:value-type="float" office:value="89576" calcext:value-type="float">
            <text:p>89576</text:p>
          </table:table-cell>
          <table:table-cell office:value-type="float" office:value="88549" calcext:value-type="float">
            <text:p>88549</text:p>
          </table:table-cell>
          <table:table-cell table:number-columns-repeated="7"/>
        </table:table-row>
        <table:table-row table:style-name="ro1">
          <table:table-cell table:formula="of:=MID([.B302];1;2)" office:value-type="string" office:string-value="26" calcext:value-type="string">
            <text:p>26</text:p>
          </table:table-cell>
          <table:table-cell office:value-type="string" calcext:value-type="string">
            <text:p>2612</text:p>
          </table:table-cell>
          <table:table-cell office:value-type="float" office:value="73036" calcext:value-type="float">
            <text:p>73036</text:p>
          </table:table-cell>
          <table:table-cell office:value-type="float" office:value="72797" calcext:value-type="float">
            <text:p>72797</text:p>
          </table:table-cell>
          <table:table-cell office:value-type="float" office:value="72456" calcext:value-type="float">
            <text:p>72456</text:p>
          </table:table-cell>
          <table:table-cell office:value-type="float" office:value="72167" calcext:value-type="float">
            <text:p>72167</text:p>
          </table:table-cell>
          <table:table-cell office:value-type="float" office:value="71776" calcext:value-type="float">
            <text:p>71776</text:p>
          </table:table-cell>
          <table:table-cell office:value-type="float" office:value="71250" calcext:value-type="float">
            <text:p>71250</text:p>
          </table:table-cell>
          <table:table-cell table:number-columns-repeated="7"/>
        </table:table-row>
        <table:table-row table:style-name="ro1">
          <table:table-cell table:formula="of:=MID([.B303];1;2)" office:value-type="string" office:string-value="26" calcext:value-type="string">
            <text:p>26</text:p>
          </table:table-cell>
          <table:table-cell office:value-type="string" calcext:value-type="string">
            <text:p>2613</text:p>
          </table:table-cell>
          <table:table-cell office:value-type="float" office:value="45921" calcext:value-type="float">
            <text:p>45921</text:p>
          </table:table-cell>
          <table:table-cell office:value-type="float" office:value="45708" calcext:value-type="float">
            <text:p>45708</text:p>
          </table:table-cell>
          <table:table-cell office:value-type="float" office:value="45521" calcext:value-type="float">
            <text:p>45521</text:p>
          </table:table-cell>
          <table:table-cell office:value-type="float" office:value="45336" calcext:value-type="float">
            <text:p>45336</text:p>
          </table:table-cell>
          <table:table-cell office:value-type="float" office:value="45059" calcext:value-type="float">
            <text:p>45059</text:p>
          </table:table-cell>
          <table:table-cell office:value-type="float" office:value="44743" calcext:value-type="float">
            <text:p>44743</text:p>
          </table:table-cell>
          <table:table-cell table:number-columns-repeated="7"/>
        </table:table-row>
        <table:table-row table:style-name="ro1">
          <table:table-cell table:formula="of:=MID([.B304];1;2)" office:value-type="string" office:string-value="26" calcext:value-type="string">
            <text:p>26</text:p>
          </table:table-cell>
          <table:table-cell office:value-type="string" calcext:value-type="string">
            <text:p>2661</text:p>
          </table:table-cell>
          <table:table-cell office:value-type="float" office:value="198046" calcext:value-type="float">
            <text:p>198046</text:p>
          </table:table-cell>
          <table:table-cell office:value-type="float" office:value="197704" calcext:value-type="float">
            <text:p>197704</text:p>
          </table:table-cell>
          <table:table-cell office:value-type="float" office:value="196804" calcext:value-type="float">
            <text:p>196804</text:p>
          </table:table-cell>
          <table:table-cell office:value-type="float" office:value="195774" calcext:value-type="float">
            <text:p>195774</text:p>
          </table:table-cell>
          <table:table-cell office:value-type="float" office:value="194852" calcext:value-type="float">
            <text:p>194852</text:p>
          </table:table-cell>
          <table:table-cell office:value-type="float" office:value="193415" calcext:value-type="float">
            <text:p>193415</text:p>
          </table:table-cell>
          <table:table-cell table:number-columns-repeated="7"/>
        </table:table-row>
        <table:table-row table:style-name="ro1">
          <table:table-cell table:formula="of:=MID([.B305];1;2)" office:value-type="string" office:string-value="28" calcext:value-type="string">
            <text:p>28</text:p>
          </table:table-cell>
          <table:table-cell office:value-type="string" calcext:value-type="string">
            <text:p>2801</text:p>
          </table:table-cell>
          <table:table-cell office:value-type="float" office:value="59378" calcext:value-type="float">
            <text:p>59378</text:p>
          </table:table-cell>
          <table:table-cell office:value-type="float" office:value="58884" calcext:value-type="float">
            <text:p>58884</text:p>
          </table:table-cell>
          <table:table-cell office:value-type="float" office:value="58435" calcext:value-type="float">
            <text:p>58435</text:p>
          </table:table-cell>
          <table:table-cell office:value-type="float" office:value="57916" calcext:value-type="float">
            <text:p>57916</text:p>
          </table:table-cell>
          <table:table-cell office:value-type="float" office:value="57231" calcext:value-type="float">
            <text:p>57231</text:p>
          </table:table-cell>
          <table:table-cell office:value-type="float" office:value="56562" calcext:value-type="float">
            <text:p>56562</text:p>
          </table:table-cell>
          <table:table-cell table:number-columns-repeated="7"/>
        </table:table-row>
        <table:table-row table:style-name="ro1">
          <table:table-cell table:formula="of:=MID([.B306];1;2)" office:value-type="string" office:string-value="28" calcext:value-type="string">
            <text:p>28</text:p>
          </table:table-cell>
          <table:table-cell office:value-type="string" calcext:value-type="string">
            <text:p>2802</text:p>
          </table:table-cell>
          <table:table-cell office:value-type="float" office:value="42208" calcext:value-type="float">
            <text:p>42208</text:p>
          </table:table-cell>
          <table:table-cell office:value-type="float" office:value="41954" calcext:value-type="float">
            <text:p>41954</text:p>
          </table:table-cell>
          <table:table-cell office:value-type="float" office:value="41675" calcext:value-type="float">
            <text:p>41675</text:p>
          </table:table-cell>
          <table:table-cell office:value-type="float" office:value="41391" calcext:value-type="float">
            <text:p>41391</text:p>
          </table:table-cell>
          <table:table-cell office:value-type="float" office:value="41034" calcext:value-type="float">
            <text:p>41034</text:p>
          </table:table-cell>
          <table:table-cell office:value-type="float" office:value="40776" calcext:value-type="float">
            <text:p>40776</text:p>
          </table:table-cell>
          <table:table-cell table:number-columns-repeated="7"/>
        </table:table-row>
        <table:table-row table:style-name="ro1">
          <table:table-cell table:formula="of:=MID([.B307];1;2)" office:value-type="string" office:string-value="28" calcext:value-type="string">
            <text:p>28</text:p>
          </table:table-cell>
          <table:table-cell office:value-type="string" calcext:value-type="string">
            <text:p>2803</text:p>
          </table:table-cell>
          <table:table-cell office:value-type="float" office:value="66113" calcext:value-type="float">
            <text:p>66113</text:p>
          </table:table-cell>
          <table:table-cell office:value-type="float" office:value="66011" calcext:value-type="float">
            <text:p>66011</text:p>
          </table:table-cell>
          <table:table-cell office:value-type="float" office:value="65772" calcext:value-type="float">
            <text:p>65772</text:p>
          </table:table-cell>
          <table:table-cell office:value-type="float" office:value="65442" calcext:value-type="float">
            <text:p>65442</text:p>
          </table:table-cell>
          <table:table-cell office:value-type="float" office:value="65139" calcext:value-type="float">
            <text:p>65139</text:p>
          </table:table-cell>
          <table:table-cell office:value-type="float" office:value="64768" calcext:value-type="float">
            <text:p>64768</text:p>
          </table:table-cell>
          <table:table-cell table:number-columns-repeated="7"/>
        </table:table-row>
        <table:table-row table:style-name="ro1">
          <table:table-cell table:formula="of:=MID([.B308];1;2)" office:value-type="string" office:string-value="28" calcext:value-type="string">
            <text:p>28</text:p>
          </table:table-cell>
          <table:table-cell office:value-type="string" calcext:value-type="string">
            <text:p>2804</text:p>
          </table:table-cell>
          <table:table-cell office:value-type="float" office:value="58220" calcext:value-type="float">
            <text:p>58220</text:p>
          </table:table-cell>
          <table:table-cell office:value-type="float" office:value="58094" calcext:value-type="float">
            <text:p>58094</text:p>
          </table:table-cell>
          <table:table-cell office:value-type="float" office:value="57955" calcext:value-type="float">
            <text:p>57955</text:p>
          </table:table-cell>
          <table:table-cell office:value-type="float" office:value="57549" calcext:value-type="float">
            <text:p>57549</text:p>
          </table:table-cell>
          <table:table-cell office:value-type="float" office:value="57211" calcext:value-type="float">
            <text:p>57211</text:p>
          </table:table-cell>
          <table:table-cell office:value-type="float" office:value="56986" calcext:value-type="float">
            <text:p>56986</text:p>
          </table:table-cell>
          <table:table-cell table:number-columns-repeated="7"/>
        </table:table-row>
        <table:table-row table:style-name="ro1">
          <table:table-cell table:formula="of:=MID([.B309];1;2)" office:value-type="string" office:string-value="28" calcext:value-type="string">
            <text:p>28</text:p>
          </table:table-cell>
          <table:table-cell office:value-type="string" calcext:value-type="string">
            <text:p>2805</text:p>
          </table:table-cell>
          <table:table-cell office:value-type="float" office:value="90080" calcext:value-type="float">
            <text:p>90080</text:p>
          </table:table-cell>
          <table:table-cell office:value-type="float" office:value="90584" calcext:value-type="float">
            <text:p>90584</text:p>
          </table:table-cell>
          <table:table-cell office:value-type="float" office:value="91022" calcext:value-type="float">
            <text:p>91022</text:p>
          </table:table-cell>
          <table:table-cell office:value-type="float" office:value="91359" calcext:value-type="float">
            <text:p>91359</text:p>
          </table:table-cell>
          <table:table-cell office:value-type="float" office:value="91560" calcext:value-type="float">
            <text:p>91560</text:p>
          </table:table-cell>
          <table:table-cell office:value-type="float" office:value="91395" calcext:value-type="float">
            <text:p>91395</text:p>
          </table:table-cell>
          <table:table-cell table:number-columns-repeated="7"/>
        </table:table-row>
        <table:table-row table:style-name="ro1">
          <table:table-cell table:formula="of:=MID([.B310];1;2)" office:value-type="string" office:string-value="28" calcext:value-type="string">
            <text:p>28</text:p>
          </table:table-cell>
          <table:table-cell office:value-type="string" calcext:value-type="string">
            <text:p>2806</text:p>
          </table:table-cell>
          <table:table-cell office:value-type="float" office:value="57286" calcext:value-type="float">
            <text:p>57286</text:p>
          </table:table-cell>
          <table:table-cell office:value-type="float" office:value="57141" calcext:value-type="float">
            <text:p>57141</text:p>
          </table:table-cell>
          <table:table-cell office:value-type="float" office:value="56922" calcext:value-type="float">
            <text:p>56922</text:p>
          </table:table-cell>
          <table:table-cell office:value-type="float" office:value="56754" calcext:value-type="float">
            <text:p>56754</text:p>
          </table:table-cell>
          <table:table-cell office:value-type="float" office:value="56565" calcext:value-type="float">
            <text:p>56565</text:p>
          </table:table-cell>
          <table:table-cell office:value-type="float" office:value="56227" calcext:value-type="float">
            <text:p>56227</text:p>
          </table:table-cell>
          <table:table-cell table:number-columns-repeated="7"/>
        </table:table-row>
        <table:table-row table:style-name="ro1">
          <table:table-cell table:formula="of:=MID([.B311];1;2)" office:value-type="string" office:string-value="28" calcext:value-type="string">
            <text:p>28</text:p>
          </table:table-cell>
          <table:table-cell office:value-type="string" calcext:value-type="string">
            <text:p>2818</text:p>
          </table:table-cell>
          <table:table-cell office:value-type="float" office:value="27280" calcext:value-type="float">
            <text:p>27280</text:p>
          </table:table-cell>
          <table:table-cell office:value-type="float" office:value="27167" calcext:value-type="float">
            <text:p>27167</text:p>
          </table:table-cell>
          <table:table-cell office:value-type="float" office:value="27062" calcext:value-type="float">
            <text:p>27062</text:p>
          </table:table-cell>
          <table:table-cell office:value-type="float" office:value="26908" calcext:value-type="float">
            <text:p>26908</text:p>
          </table:table-cell>
          <table:table-cell office:value-type="float" office:value="26689" calcext:value-type="float">
            <text:p>26689</text:p>
          </table:table-cell>
          <table:table-cell office:value-type="float" office:value="26489" calcext:value-type="float">
            <text:p>26489</text:p>
          </table:table-cell>
          <table:table-cell table:number-columns-repeated="7"/>
        </table:table-row>
        <table:table-row table:style-name="ro1">
          <table:table-cell table:formula="of:=MID([.B312];1;2)" office:value-type="string" office:string-value="28" calcext:value-type="string">
            <text:p>28</text:p>
          </table:table-cell>
          <table:table-cell office:value-type="string" calcext:value-type="string">
            <text:p>2807</text:p>
          </table:table-cell>
          <table:table-cell office:value-type="float" office:value="92795" calcext:value-type="float">
            <text:p>92795</text:p>
          </table:table-cell>
          <table:table-cell office:value-type="float" office:value="92791" calcext:value-type="float">
            <text:p>92791</text:p>
          </table:table-cell>
          <table:table-cell office:value-type="float" office:value="92811" calcext:value-type="float">
            <text:p>92811</text:p>
          </table:table-cell>
          <table:table-cell office:value-type="float" office:value="93020" calcext:value-type="float">
            <text:p>93020</text:p>
          </table:table-cell>
          <table:table-cell office:value-type="float" office:value="92879" calcext:value-type="float">
            <text:p>92879</text:p>
          </table:table-cell>
          <table:table-cell office:value-type="float" office:value="92644" calcext:value-type="float">
            <text:p>92644</text:p>
          </table:table-cell>
          <table:table-cell table:number-columns-repeated="7"/>
        </table:table-row>
        <table:table-row table:style-name="ro1">
          <table:table-cell table:formula="of:=MID([.B313];1;2)" office:value-type="string" office:string-value="28" calcext:value-type="string">
            <text:p>28</text:p>
          </table:table-cell>
          <table:table-cell office:value-type="string" calcext:value-type="string">
            <text:p>2808</text:p>
          </table:table-cell>
          <table:table-cell office:value-type="float" office:value="64450" calcext:value-type="float">
            <text:p>64450</text:p>
          </table:table-cell>
          <table:table-cell office:value-type="float" office:value="63969" calcext:value-type="float">
            <text:p>63969</text:p>
          </table:table-cell>
          <table:table-cell office:value-type="float" office:value="63470" calcext:value-type="float">
            <text:p>63470</text:p>
          </table:table-cell>
          <table:table-cell office:value-type="float" office:value="62924" calcext:value-type="float">
            <text:p>62924</text:p>
          </table:table-cell>
          <table:table-cell office:value-type="float" office:value="62283" calcext:value-type="float">
            <text:p>62283</text:p>
          </table:table-cell>
          <table:table-cell office:value-type="float" office:value="61772" calcext:value-type="float">
            <text:p>61772</text:p>
          </table:table-cell>
          <table:table-cell table:number-columns-repeated="7"/>
        </table:table-row>
        <table:table-row table:style-name="ro1">
          <table:table-cell table:formula="of:=MID([.B314];1;2)" office:value-type="string" office:string-value="28" calcext:value-type="string">
            <text:p>28</text:p>
          </table:table-cell>
          <table:table-cell office:value-type="string" calcext:value-type="string">
            <text:p>2809</text:p>
          </table:table-cell>
          <table:table-cell office:value-type="float" office:value="42266" calcext:value-type="float">
            <text:p>42266</text:p>
          </table:table-cell>
          <table:table-cell office:value-type="float" office:value="42039" calcext:value-type="float">
            <text:p>42039</text:p>
          </table:table-cell>
          <table:table-cell office:value-type="float" office:value="41840" calcext:value-type="float">
            <text:p>41840</text:p>
          </table:table-cell>
          <table:table-cell office:value-type="float" office:value="41512" calcext:value-type="float">
            <text:p>41512</text:p>
          </table:table-cell>
          <table:table-cell office:value-type="float" office:value="41180" calcext:value-type="float">
            <text:p>41180</text:p>
          </table:table-cell>
          <table:table-cell office:value-type="float" office:value="40852" calcext:value-type="float">
            <text:p>40852</text:p>
          </table:table-cell>
          <table:table-cell table:number-columns-repeated="7"/>
        </table:table-row>
        <table:table-row table:style-name="ro1">
          <table:table-cell table:formula="of:=MID([.B315];1;2)" office:value-type="string" office:string-value="28" calcext:value-type="string">
            <text:p>28</text:p>
          </table:table-cell>
          <table:table-cell office:value-type="string" calcext:value-type="string">
            <text:p>2810</text:p>
          </table:table-cell>
          <table:table-cell office:value-type="float" office:value="50696" calcext:value-type="float">
            <text:p>50696</text:p>
          </table:table-cell>
          <table:table-cell office:value-type="float" office:value="50507" calcext:value-type="float">
            <text:p>50507</text:p>
          </table:table-cell>
          <table:table-cell office:value-type="float" office:value="50381" calcext:value-type="float">
            <text:p>50381</text:p>
          </table:table-cell>
          <table:table-cell office:value-type="float" office:value="50080" calcext:value-type="float">
            <text:p>50080</text:p>
          </table:table-cell>
          <table:table-cell office:value-type="float" office:value="49762" calcext:value-type="float">
            <text:p>49762</text:p>
          </table:table-cell>
          <table:table-cell office:value-type="float" office:value="49439" calcext:value-type="float">
            <text:p>49439</text:p>
          </table:table-cell>
          <table:table-cell table:number-columns-repeated="7"/>
        </table:table-row>
        <table:table-row table:style-name="ro1">
          <table:table-cell table:formula="of:=MID([.B316];1;2)" office:value-type="string" office:string-value="28" calcext:value-type="string">
            <text:p>28</text:p>
          </table:table-cell>
          <table:table-cell office:value-type="string" calcext:value-type="string">
            <text:p>2811</text:p>
          </table:table-cell>
          <table:table-cell office:value-type="float" office:value="33658" calcext:value-type="float">
            <text:p>33658</text:p>
          </table:table-cell>
          <table:table-cell office:value-type="float" office:value="33432" calcext:value-type="float">
            <text:p>33432</text:p>
          </table:table-cell>
          <table:table-cell office:value-type="float" office:value="33239" calcext:value-type="float">
            <text:p>33239</text:p>
          </table:table-cell>
          <table:table-cell office:value-type="float" office:value="33068" calcext:value-type="float">
            <text:p>33068</text:p>
          </table:table-cell>
          <table:table-cell office:value-type="float" office:value="32857" calcext:value-type="float">
            <text:p>32857</text:p>
          </table:table-cell>
          <table:table-cell office:value-type="float" office:value="32638" calcext:value-type="float">
            <text:p>32638</text:p>
          </table:table-cell>
          <table:table-cell table:number-columns-repeated="7"/>
        </table:table-row>
        <table:table-row table:style-name="ro1">
          <table:table-cell table:formula="of:=MID([.B317];1;2)" office:value-type="string" office:string-value="28" calcext:value-type="string">
            <text:p>28</text:p>
          </table:table-cell>
          <table:table-cell office:value-type="string" calcext:value-type="string">
            <text:p>2812</text:p>
          </table:table-cell>
          <table:table-cell office:value-type="float" office:value="44321" calcext:value-type="float">
            <text:p>44321</text:p>
          </table:table-cell>
          <table:table-cell office:value-type="float" office:value="44166" calcext:value-type="float">
            <text:p>44166</text:p>
          </table:table-cell>
          <table:table-cell office:value-type="float" office:value="44104" calcext:value-type="float">
            <text:p>44104</text:p>
          </table:table-cell>
          <table:table-cell office:value-type="float" office:value="43997" calcext:value-type="float">
            <text:p>43997</text:p>
          </table:table-cell>
          <table:table-cell office:value-type="float" office:value="43822" calcext:value-type="float">
            <text:p>43822</text:p>
          </table:table-cell>
          <table:table-cell office:value-type="float" office:value="43721" calcext:value-type="float">
            <text:p>43721</text:p>
          </table:table-cell>
          <table:table-cell table:number-columns-repeated="7"/>
        </table:table-row>
        <table:table-row table:style-name="ro1">
          <table:table-cell table:formula="of:=MID([.B318];1;2)" office:value-type="string" office:string-value="28" calcext:value-type="string">
            <text:p>28</text:p>
          </table:table-cell>
          <table:table-cell office:value-type="string" calcext:value-type="string">
            <text:p>2813</text:p>
          </table:table-cell>
          <table:table-cell office:value-type="float" office:value="34745" calcext:value-type="float">
            <text:p>34745</text:p>
          </table:table-cell>
          <table:table-cell office:value-type="float" office:value="34593" calcext:value-type="float">
            <text:p>34593</text:p>
          </table:table-cell>
          <table:table-cell office:value-type="float" office:value="34600" calcext:value-type="float">
            <text:p>34600</text:p>
          </table:table-cell>
          <table:table-cell office:value-type="float" office:value="34433" calcext:value-type="float">
            <text:p>34433</text:p>
          </table:table-cell>
          <table:table-cell office:value-type="float" office:value="34148" calcext:value-type="float">
            <text:p>34148</text:p>
          </table:table-cell>
          <table:table-cell office:value-type="float" office:value="33993" calcext:value-type="float">
            <text:p>33993</text:p>
          </table:table-cell>
          <table:table-cell table:number-columns-repeated="7"/>
        </table:table-row>
        <table:table-row table:style-name="ro1">
          <table:table-cell table:formula="of:=MID([.B319];1;2)" office:value-type="string" office:string-value="28" calcext:value-type="string">
            <text:p>28</text:p>
          </table:table-cell>
          <table:table-cell office:value-type="string" calcext:value-type="string">
            <text:p>2814</text:p>
          </table:table-cell>
          <table:table-cell office:value-type="float" office:value="123479" calcext:value-type="float">
            <text:p>123479</text:p>
          </table:table-cell>
          <table:table-cell office:value-type="float" office:value="124205" calcext:value-type="float">
            <text:p>124205</text:p>
          </table:table-cell>
          <table:table-cell office:value-type="float" office:value="125220" calcext:value-type="float">
            <text:p>125220</text:p>
          </table:table-cell>
          <table:table-cell office:value-type="float" office:value="126018" calcext:value-type="float">
            <text:p>126018</text:p>
          </table:table-cell>
          <table:table-cell office:value-type="float" office:value="126781" calcext:value-type="float">
            <text:p>126781</text:p>
          </table:table-cell>
          <table:table-cell office:value-type="float" office:value="127544" calcext:value-type="float">
            <text:p>127544</text:p>
          </table:table-cell>
          <table:table-cell table:number-columns-repeated="7"/>
        </table:table-row>
        <table:table-row table:style-name="ro1">
          <table:table-cell table:formula="of:=MID([.B320];1;2)" office:value-type="string" office:string-value="28" calcext:value-type="string">
            <text:p>28</text:p>
          </table:table-cell>
          <table:table-cell office:value-type="string" calcext:value-type="string">
            <text:p>2815</text:p>
          </table:table-cell>
          <table:table-cell office:value-type="float" office:value="106023" calcext:value-type="float">
            <text:p>106023</text:p>
          </table:table-cell>
          <table:table-cell office:value-type="float" office:value="105607" calcext:value-type="float">
            <text:p>105607</text:p>
          </table:table-cell>
          <table:table-cell office:value-type="float" office:value="105318" calcext:value-type="float">
            <text:p>105318</text:p>
          </table:table-cell>
          <table:table-cell office:value-type="float" office:value="104780" calcext:value-type="float">
            <text:p>104780</text:p>
          </table:table-cell>
          <table:table-cell office:value-type="float" office:value="104151" calcext:value-type="float">
            <text:p>104151</text:p>
          </table:table-cell>
          <table:table-cell office:value-type="float" office:value="103492" calcext:value-type="float">
            <text:p>103492</text:p>
          </table:table-cell>
          <table:table-cell table:number-columns-repeated="7"/>
        </table:table-row>
        <table:table-row table:style-name="ro1">
          <table:table-cell table:formula="of:=MID([.B321];1;2)" office:value-type="string" office:string-value="28" calcext:value-type="string">
            <text:p>28</text:p>
          </table:table-cell>
          <table:table-cell office:value-type="string" calcext:value-type="string">
            <text:p>2816</text:p>
          </table:table-cell>
          <table:table-cell office:value-type="float" office:value="57570" calcext:value-type="float">
            <text:p>57570</text:p>
          </table:table-cell>
          <table:table-cell office:value-type="float" office:value="57295" calcext:value-type="float">
            <text:p>57295</text:p>
          </table:table-cell>
          <table:table-cell office:value-type="float" office:value="56933" calcext:value-type="float">
            <text:p>56933</text:p>
          </table:table-cell>
          <table:table-cell office:value-type="float" office:value="56570" calcext:value-type="float">
            <text:p>56570</text:p>
          </table:table-cell>
          <table:table-cell office:value-type="float" office:value="56135" calcext:value-type="float">
            <text:p>56135</text:p>
          </table:table-cell>
          <table:table-cell office:value-type="float" office:value="55833" calcext:value-type="float">
            <text:p>55833</text:p>
          </table:table-cell>
          <table:table-cell table:number-columns-repeated="7"/>
        </table:table-row>
        <table:table-row table:style-name="ro1">
          <table:table-cell table:formula="of:=MID([.B322];1;2)" office:value-type="string" office:string-value="28" calcext:value-type="string">
            <text:p>28</text:p>
          </table:table-cell>
          <table:table-cell office:value-type="string" calcext:value-type="string">
            <text:p>2817</text:p>
          </table:table-cell>
          <table:table-cell office:value-type="float" office:value="70570" calcext:value-type="float">
            <text:p>70570</text:p>
          </table:table-cell>
          <table:table-cell office:value-type="float" office:value="70466" calcext:value-type="float">
            <text:p>70466</text:p>
          </table:table-cell>
          <table:table-cell office:value-type="float" office:value="70153" calcext:value-type="float">
            <text:p>70153</text:p>
          </table:table-cell>
          <table:table-cell office:value-type="float" office:value="69885" calcext:value-type="float">
            <text:p>69885</text:p>
          </table:table-cell>
          <table:table-cell office:value-type="float" office:value="69376" calcext:value-type="float">
            <text:p>69376</text:p>
          </table:table-cell>
          <table:table-cell office:value-type="float" office:value="69089" calcext:value-type="float">
            <text:p>69089</text:p>
          </table:table-cell>
          <table:table-cell table:number-columns-repeated="7"/>
        </table:table-row>
        <table:table-row table:style-name="ro1">
          <table:table-cell table:formula="of:=MID([.B323];1;2)" office:value-type="string" office:string-value="28" calcext:value-type="string">
            <text:p>28</text:p>
          </table:table-cell>
          <table:table-cell office:value-type="string" calcext:value-type="string">
            <text:p>2819</text:p>
          </table:table-cell>
          <table:table-cell office:value-type="float" office:value="23451" calcext:value-type="float">
            <text:p>23451</text:p>
          </table:table-cell>
          <table:table-cell office:value-type="float" office:value="23278" calcext:value-type="float">
            <text:p>23278</text:p>
          </table:table-cell>
          <table:table-cell office:value-type="float" office:value="23068" calcext:value-type="float">
            <text:p>23068</text:p>
          </table:table-cell>
          <table:table-cell office:value-type="float" office:value="22873" calcext:value-type="float">
            <text:p>22873</text:p>
          </table:table-cell>
          <table:table-cell office:value-type="float" office:value="22638" calcext:value-type="float">
            <text:p>22638</text:p>
          </table:table-cell>
          <table:table-cell office:value-type="float" office:value="22444" calcext:value-type="float">
            <text:p>22444</text:p>
          </table:table-cell>
          <table:table-cell table:number-columns-repeated="7"/>
        </table:table-row>
        <table:table-row table:style-name="ro1">
          <table:table-cell table:formula="of:=MID([.B324];1;2)" office:value-type="string" office:string-value="28" calcext:value-type="string">
            <text:p>28</text:p>
          </table:table-cell>
          <table:table-cell office:value-type="string" calcext:value-type="string">
            <text:p>2861</text:p>
          </table:table-cell>
          <table:table-cell office:value-type="float" office:value="121642" calcext:value-type="float">
            <text:p>121642</text:p>
          </table:table-cell>
          <table:table-cell office:value-type="float" office:value="121191" calcext:value-type="float">
            <text:p>121191</text:p>
          </table:table-cell>
          <table:table-cell office:value-type="float" office:value="120895" calcext:value-type="float">
            <text:p>120895</text:p>
          </table:table-cell>
          <table:table-cell office:value-type="float" office:value="120142" calcext:value-type="float">
            <text:p>120142</text:p>
          </table:table-cell>
          <table:table-cell office:value-type="float" office:value="119317" calcext:value-type="float">
            <text:p>119317</text:p>
          </table:table-cell>
          <table:table-cell office:value-type="float" office:value="118582" calcext:value-type="float">
            <text:p>118582</text:p>
          </table:table-cell>
          <table:table-cell table:number-columns-repeated="7"/>
        </table:table-row>
        <table:table-row table:style-name="ro1">
          <table:table-cell table:formula="of:=MID([.B325];1;2)" office:value-type="string" office:string-value="28" calcext:value-type="string">
            <text:p>28</text:p>
          </table:table-cell>
          <table:table-cell office:value-type="string" calcext:value-type="string">
            <text:p>2862</text:p>
          </table:table-cell>
          <table:table-cell office:value-type="float" office:value="173444" calcext:value-type="float">
            <text:p>173444</text:p>
          </table:table-cell>
          <table:table-cell office:value-type="float" office:value="172993" calcext:value-type="float">
            <text:p>172993</text:p>
          </table:table-cell>
          <table:table-cell office:value-type="float" office:value="173070" calcext:value-type="float">
            <text:p>173070</text:p>
          </table:table-cell>
          <table:table-cell office:value-type="float" office:value="172362" calcext:value-type="float">
            <text:p>172362</text:p>
          </table:table-cell>
          <table:table-cell office:value-type="float" office:value="171979" calcext:value-type="float">
            <text:p>171979</text:p>
          </table:table-cell>
          <table:table-cell office:value-type="float" office:value="171249" calcext:value-type="float">
            <text:p>171249</text:p>
          </table:table-cell>
          <table:table-cell table:number-columns-repeated="7"/>
        </table:table-row>
        <table:table-row table:style-name="ro1">
          <table:table-cell table:formula="of:=MID([.B326];1;2)" office:value-type="string" office:string-value="30" calcext:value-type="string">
            <text:p>30</text:p>
          </table:table-cell>
          <table:table-cell office:value-type="string" calcext:value-type="string">
            <text:p>3001</text:p>
          </table:table-cell>
          <table:table-cell office:value-type="float" office:value="47534" calcext:value-type="float">
            <text:p>47534</text:p>
          </table:table-cell>
          <table:table-cell office:value-type="float" office:value="47415" calcext:value-type="float">
            <text:p>47415</text:p>
          </table:table-cell>
          <table:table-cell office:value-type="float" office:value="47341" calcext:value-type="float">
            <text:p>47341</text:p>
          </table:table-cell>
          <table:table-cell office:value-type="float" office:value="47229" calcext:value-type="float">
            <text:p>47229</text:p>
          </table:table-cell>
          <table:table-cell office:value-type="float" office:value="47055" calcext:value-type="float">
            <text:p>47055</text:p>
          </table:table-cell>
          <table:table-cell office:value-type="float" office:value="46824" calcext:value-type="float">
            <text:p>46824</text:p>
          </table:table-cell>
          <table:table-cell table:number-columns-repeated="7"/>
        </table:table-row>
        <table:table-row table:style-name="ro1">
          <table:table-cell table:formula="of:=MID([.B327];1;2)" office:value-type="string" office:string-value="30" calcext:value-type="string">
            <text:p>30</text:p>
          </table:table-cell>
          <table:table-cell office:value-type="string" calcext:value-type="string">
            <text:p>3002</text:p>
          </table:table-cell>
          <table:table-cell office:value-type="float" office:value="87890" calcext:value-type="float">
            <text:p>87890</text:p>
          </table:table-cell>
          <table:table-cell office:value-type="float" office:value="87885" calcext:value-type="float">
            <text:p>87885</text:p>
          </table:table-cell>
          <table:table-cell office:value-type="float" office:value="87570" calcext:value-type="float">
            <text:p>87570</text:p>
          </table:table-cell>
          <table:table-cell office:value-type="float" office:value="87420" calcext:value-type="float">
            <text:p>87420</text:p>
          </table:table-cell>
          <table:table-cell office:value-type="float" office:value="86990" calcext:value-type="float">
            <text:p>86990</text:p>
          </table:table-cell>
          <table:table-cell office:value-type="float" office:value="86590" calcext:value-type="float">
            <text:p>86590</text:p>
          </table:table-cell>
          <table:table-cell table:number-columns-repeated="7"/>
        </table:table-row>
        <table:table-row table:style-name="ro1">
          <table:table-cell table:formula="of:=MID([.B328];1;2)" office:value-type="string" office:string-value="30" calcext:value-type="string">
            <text:p>30</text:p>
          </table:table-cell>
          <table:table-cell office:value-type="string" calcext:value-type="string">
            <text:p>3003</text:p>
          </table:table-cell>
          <table:table-cell office:value-type="float" office:value="145085" calcext:value-type="float">
            <text:p>145085</text:p>
          </table:table-cell>
          <table:table-cell office:value-type="float" office:value="145211" calcext:value-type="float">
            <text:p>145211</text:p>
          </table:table-cell>
          <table:table-cell office:value-type="float" office:value="145333" calcext:value-type="float">
            <text:p>145333</text:p>
          </table:table-cell>
          <table:table-cell office:value-type="float" office:value="145317" calcext:value-type="float">
            <text:p>145317</text:p>
          </table:table-cell>
          <table:table-cell office:value-type="float" office:value="145418" calcext:value-type="float">
            <text:p>145418</text:p>
          </table:table-cell>
          <table:table-cell office:value-type="float" office:value="145068" calcext:value-type="float">
            <text:p>145068</text:p>
          </table:table-cell>
          <table:table-cell table:number-columns-repeated="7"/>
        </table:table-row>
        <table:table-row table:style-name="ro1">
          <table:table-cell table:formula="of:=MID([.B329];1;2)" office:value-type="string" office:string-value="30" calcext:value-type="string">
            <text:p>30</text:p>
          </table:table-cell>
          <table:table-cell office:value-type="string" calcext:value-type="string">
            <text:p>3004</text:p>
          </table:table-cell>
          <table:table-cell office:value-type="float" office:value="76230" calcext:value-type="float">
            <text:p>76230</text:p>
          </table:table-cell>
          <table:table-cell office:value-type="float" office:value="76093" calcext:value-type="float">
            <text:p>76093</text:p>
          </table:table-cell>
          <table:table-cell office:value-type="float" office:value="76087" calcext:value-type="float">
            <text:p>76087</text:p>
          </table:table-cell>
          <table:table-cell office:value-type="float" office:value="76011" calcext:value-type="float">
            <text:p>76011</text:p>
          </table:table-cell>
          <table:table-cell office:value-type="float" office:value="75908" calcext:value-type="float">
            <text:p>75908</text:p>
          </table:table-cell>
          <table:table-cell office:value-type="float" office:value="75732" calcext:value-type="float">
            <text:p>75732</text:p>
          </table:table-cell>
          <table:table-cell table:number-columns-repeated="7"/>
        </table:table-row>
        <table:table-row table:style-name="ro1">
          <table:table-cell table:formula="of:=MID([.B330];1;2)" office:value-type="string" office:string-value="30" calcext:value-type="string">
            <text:p>30</text:p>
          </table:table-cell>
          <table:table-cell office:value-type="string" calcext:value-type="string">
            <text:p>3005</text:p>
          </table:table-cell>
          <table:table-cell office:value-type="float" office:value="51426" calcext:value-type="float">
            <text:p>51426</text:p>
          </table:table-cell>
          <table:table-cell office:value-type="float" office:value="51423" calcext:value-type="float">
            <text:p>51423</text:p>
          </table:table-cell>
          <table:table-cell office:value-type="float" office:value="51701" calcext:value-type="float">
            <text:p>51701</text:p>
          </table:table-cell>
          <table:table-cell office:value-type="float" office:value="51972" calcext:value-type="float">
            <text:p>51972</text:p>
          </table:table-cell>
          <table:table-cell office:value-type="float" office:value="51893" calcext:value-type="float">
            <text:p>51893</text:p>
          </table:table-cell>
          <table:table-cell office:value-type="float" office:value="51929" calcext:value-type="float">
            <text:p>51929</text:p>
          </table:table-cell>
          <table:table-cell table:number-columns-repeated="7"/>
        </table:table-row>
        <table:table-row table:style-name="ro1">
          <table:table-cell table:formula="of:=MID([.B331];1;2)" office:value-type="string" office:string-value="30" calcext:value-type="string">
            <text:p>30</text:p>
          </table:table-cell>
          <table:table-cell office:value-type="string" calcext:value-type="string">
            <text:p>3006</text:p>
          </table:table-cell>
          <table:table-cell office:value-type="float" office:value="71790" calcext:value-type="float">
            <text:p>71790</text:p>
          </table:table-cell>
          <table:table-cell office:value-type="float" office:value="71738" calcext:value-type="float">
            <text:p>71738</text:p>
          </table:table-cell>
          <table:table-cell office:value-type="float" office:value="71741" calcext:value-type="float">
            <text:p>71741</text:p>
          </table:table-cell>
          <table:table-cell office:value-type="float" office:value="71686" calcext:value-type="float">
            <text:p>71686</text:p>
          </table:table-cell>
          <table:table-cell office:value-type="float" office:value="71563" calcext:value-type="float">
            <text:p>71563</text:p>
          </table:table-cell>
          <table:table-cell office:value-type="float" office:value="71425" calcext:value-type="float">
            <text:p>71425</text:p>
          </table:table-cell>
          <table:table-cell table:number-columns-repeated="7"/>
        </table:table-row>
        <table:table-row table:style-name="ro1">
          <table:table-cell table:formula="of:=MID([.B332];1;2)" office:value-type="string" office:string-value="30" calcext:value-type="string">
            <text:p>30</text:p>
          </table:table-cell>
          <table:table-cell office:value-type="string" calcext:value-type="string">
            <text:p>3007</text:p>
          </table:table-cell>
          <table:table-cell office:value-type="float" office:value="82838" calcext:value-type="float">
            <text:p>82838</text:p>
          </table:table-cell>
          <table:table-cell office:value-type="float" office:value="82905" calcext:value-type="float">
            <text:p>82905</text:p>
          </table:table-cell>
          <table:table-cell office:value-type="float" office:value="83124" calcext:value-type="float">
            <text:p>83124</text:p>
          </table:table-cell>
          <table:table-cell office:value-type="float" office:value="83030" calcext:value-type="float">
            <text:p>83030</text:p>
          </table:table-cell>
          <table:table-cell office:value-type="float" office:value="83026" calcext:value-type="float">
            <text:p>83026</text:p>
          </table:table-cell>
          <table:table-cell office:value-type="float" office:value="82911" calcext:value-type="float">
            <text:p>82911</text:p>
          </table:table-cell>
          <table:table-cell table:number-columns-repeated="7"/>
        </table:table-row>
        <table:table-row table:style-name="ro1">
          <table:table-cell table:formula="of:=MID([.B333];1;2)" office:value-type="string" office:string-value="30" calcext:value-type="string">
            <text:p>30</text:p>
          </table:table-cell>
          <table:table-cell office:value-type="string" calcext:value-type="string">
            <text:p>3008</text:p>
          </table:table-cell>
          <table:table-cell office:value-type="float" office:value="56427" calcext:value-type="float">
            <text:p>56427</text:p>
          </table:table-cell>
          <table:table-cell office:value-type="float" office:value="56458" calcext:value-type="float">
            <text:p>56458</text:p>
          </table:table-cell>
          <table:table-cell office:value-type="float" office:value="56394" calcext:value-type="float">
            <text:p>56394</text:p>
          </table:table-cell>
          <table:table-cell office:value-type="float" office:value="56486" calcext:value-type="float">
            <text:p>56486</text:p>
          </table:table-cell>
          <table:table-cell office:value-type="float" office:value="56451" calcext:value-type="float">
            <text:p>56451</text:p>
          </table:table-cell>
          <table:table-cell office:value-type="float" office:value="56298" calcext:value-type="float">
            <text:p>56298</text:p>
          </table:table-cell>
          <table:table-cell table:number-columns-repeated="7"/>
        </table:table-row>
        <table:table-row table:style-name="ro1">
          <table:table-cell table:formula="of:=MID([.B334];1;2)" office:value-type="string" office:string-value="30" calcext:value-type="string">
            <text:p>30</text:p>
          </table:table-cell>
          <table:table-cell office:value-type="string" calcext:value-type="string">
            <text:p>3009</text:p>
          </table:table-cell>
          <table:table-cell office:value-type="float" office:value="88399" calcext:value-type="float">
            <text:p>88399</text:p>
          </table:table-cell>
          <table:table-cell office:value-type="float" office:value="88125" calcext:value-type="float">
            <text:p>88125</text:p>
          </table:table-cell>
          <table:table-cell office:value-type="float" office:value="87790" calcext:value-type="float">
            <text:p>87790</text:p>
          </table:table-cell>
          <table:table-cell office:value-type="float" office:value="87216" calcext:value-type="float">
            <text:p>87216</text:p>
          </table:table-cell>
          <table:table-cell office:value-type="float" office:value="86727" calcext:value-type="float">
            <text:p>86727</text:p>
          </table:table-cell>
          <table:table-cell office:value-type="float" office:value="86108" calcext:value-type="float">
            <text:p>86108</text:p>
          </table:table-cell>
          <table:table-cell table:number-columns-repeated="7"/>
        </table:table-row>
        <table:table-row table:style-name="ro1">
          <table:table-cell table:formula="of:=MID([.B335];1;2)" office:value-type="string" office:string-value="30" calcext:value-type="string">
            <text:p>30</text:p>
          </table:table-cell>
          <table:table-cell office:value-type="string" calcext:value-type="string">
            <text:p>3010</text:p>
          </table:table-cell>
          <table:table-cell office:value-type="float" office:value="129273" calcext:value-type="float">
            <text:p>129273</text:p>
          </table:table-cell>
          <table:table-cell office:value-type="float" office:value="129475" calcext:value-type="float">
            <text:p>129475</text:p>
          </table:table-cell>
          <table:table-cell office:value-type="float" office:value="129715" calcext:value-type="float">
            <text:p>129715</text:p>
          </table:table-cell>
          <table:table-cell office:value-type="float" office:value="129966" calcext:value-type="float">
            <text:p>129966</text:p>
          </table:table-cell>
          <table:table-cell office:value-type="float" office:value="130053" calcext:value-type="float">
            <text:p>130053</text:p>
          </table:table-cell>
          <table:table-cell office:value-type="float" office:value="129904" calcext:value-type="float">
            <text:p>129904</text:p>
          </table:table-cell>
          <table:table-cell table:number-columns-repeated="7"/>
        </table:table-row>
        <table:table-row table:style-name="ro1">
          <table:table-cell table:formula="of:=MID([.B336];1;2)" office:value-type="string" office:string-value="30" calcext:value-type="string">
            <text:p>30</text:p>
          </table:table-cell>
          <table:table-cell office:value-type="string" calcext:value-type="string">
            <text:p>3011</text:p>
          </table:table-cell>
          <table:table-cell office:value-type="float" office:value="79028" calcext:value-type="float">
            <text:p>79028</text:p>
          </table:table-cell>
          <table:table-cell office:value-type="float" office:value="79263" calcext:value-type="float">
            <text:p>79263</text:p>
          </table:table-cell>
          <table:table-cell office:value-type="float" office:value="79253" calcext:value-type="float">
            <text:p>79253</text:p>
          </table:table-cell>
          <table:table-cell office:value-type="float" office:value="79230" calcext:value-type="float">
            <text:p>79230</text:p>
          </table:table-cell>
          <table:table-cell office:value-type="float" office:value="79183" calcext:value-type="float">
            <text:p>79183</text:p>
          </table:table-cell>
          <table:table-cell office:value-type="float" office:value="78866" calcext:value-type="float">
            <text:p>78866</text:p>
          </table:table-cell>
          <table:table-cell table:number-columns-repeated="7"/>
        </table:table-row>
        <table:table-row table:style-name="ro1">
          <table:table-cell table:formula="of:=MID([.B337];1;2)" office:value-type="string" office:string-value="30" calcext:value-type="string">
            <text:p>30</text:p>
          </table:table-cell>
          <table:table-cell office:value-type="string" calcext:value-type="string">
            <text:p>3012</text:p>
          </table:table-cell>
          <table:table-cell office:value-type="float" office:value="77664" calcext:value-type="float">
            <text:p>77664</text:p>
          </table:table-cell>
          <table:table-cell office:value-type="float" office:value="77764" calcext:value-type="float">
            <text:p>77764</text:p>
          </table:table-cell>
          <table:table-cell office:value-type="float" office:value="77720" calcext:value-type="float">
            <text:p>77720</text:p>
          </table:table-cell>
          <table:table-cell office:value-type="float" office:value="77488" calcext:value-type="float">
            <text:p>77488</text:p>
          </table:table-cell>
          <table:table-cell office:value-type="float" office:value="77274" calcext:value-type="float">
            <text:p>77274</text:p>
          </table:table-cell>
          <table:table-cell office:value-type="float" office:value="76998" calcext:value-type="float">
            <text:p>76998</text:p>
          </table:table-cell>
          <table:table-cell table:number-columns-repeated="7"/>
        </table:table-row>
        <table:table-row table:style-name="ro1">
          <table:table-cell table:formula="of:=MID([.B338];1;2)" office:value-type="string" office:string-value="30" calcext:value-type="string">
            <text:p>30</text:p>
          </table:table-cell>
          <table:table-cell office:value-type="string" calcext:value-type="string">
            <text:p>3013</text:p>
          </table:table-cell>
          <table:table-cell office:value-type="float" office:value="54767" calcext:value-type="float">
            <text:p>54767</text:p>
          </table:table-cell>
          <table:table-cell office:value-type="float" office:value="55391" calcext:value-type="float">
            <text:p>55391</text:p>
          </table:table-cell>
          <table:table-cell office:value-type="float" office:value="55883" calcext:value-type="float">
            <text:p>55883</text:p>
          </table:table-cell>
          <table:table-cell office:value-type="float" office:value="56485" calcext:value-type="float">
            <text:p>56485</text:p>
          </table:table-cell>
          <table:table-cell office:value-type="float" office:value="57201" calcext:value-type="float">
            <text:p>57201</text:p>
          </table:table-cell>
          <table:table-cell office:value-type="float" office:value="57911" calcext:value-type="float">
            <text:p>57911</text:p>
          </table:table-cell>
          <table:table-cell table:number-columns-repeated="7"/>
        </table:table-row>
        <table:table-row table:style-name="ro1">
          <table:table-cell table:formula="of:=MID([.B339];1;2)" office:value-type="string" office:string-value="30" calcext:value-type="string">
            <text:p>30</text:p>
          </table:table-cell>
          <table:table-cell office:value-type="string" calcext:value-type="string">
            <text:p>3014</text:p>
          </table:table-cell>
          <table:table-cell office:value-type="float" office:value="37084" calcext:value-type="float">
            <text:p>37084</text:p>
          </table:table-cell>
          <table:table-cell office:value-type="float" office:value="37080" calcext:value-type="float">
            <text:p>37080</text:p>
          </table:table-cell>
          <table:table-cell office:value-type="float" office:value="36987" calcext:value-type="float">
            <text:p>36987</text:p>
          </table:table-cell>
          <table:table-cell office:value-type="float" office:value="36982" calcext:value-type="float">
            <text:p>36982</text:p>
          </table:table-cell>
          <table:table-cell office:value-type="float" office:value="36751" calcext:value-type="float">
            <text:p>36751</text:p>
          </table:table-cell>
          <table:table-cell office:value-type="float" office:value="36633" calcext:value-type="float">
            <text:p>36633</text:p>
          </table:table-cell>
          <table:table-cell table:number-columns-repeated="7"/>
        </table:table-row>
        <table:table-row table:style-name="ro1">
          <table:table-cell table:formula="of:=MID([.B340];1;2)" office:value-type="string" office:string-value="30" calcext:value-type="string">
            <text:p>30</text:p>
          </table:table-cell>
          <table:table-cell office:value-type="string" calcext:value-type="string">
            <text:p>3015</text:p>
          </table:table-cell>
          <table:table-cell office:value-type="float" office:value="74725" calcext:value-type="float">
            <text:p>74725</text:p>
          </table:table-cell>
          <table:table-cell office:value-type="float" office:value="74901" calcext:value-type="float">
            <text:p>74901</text:p>
          </table:table-cell>
          <table:table-cell office:value-type="float" office:value="75164" calcext:value-type="float">
            <text:p>75164</text:p>
          </table:table-cell>
          <table:table-cell office:value-type="float" office:value="75363" calcext:value-type="float">
            <text:p>75363</text:p>
          </table:table-cell>
          <table:table-cell office:value-type="float" office:value="75543" calcext:value-type="float">
            <text:p>75543</text:p>
          </table:table-cell>
          <table:table-cell office:value-type="float" office:value="75576" calcext:value-type="float">
            <text:p>75576</text:p>
          </table:table-cell>
          <table:table-cell table:number-columns-repeated="7"/>
        </table:table-row>
        <table:table-row table:style-name="ro1">
          <table:table-cell table:formula="of:=MID([.B341];1;2)" office:value-type="string" office:string-value="30" calcext:value-type="string">
            <text:p>30</text:p>
          </table:table-cell>
          <table:table-cell office:value-type="string" calcext:value-type="string">
            <text:p>3016</text:p>
          </table:table-cell>
          <table:table-cell office:value-type="float" office:value="59501" calcext:value-type="float">
            <text:p>59501</text:p>
          </table:table-cell>
          <table:table-cell office:value-type="float" office:value="59626" calcext:value-type="float">
            <text:p>59626</text:p>
          </table:table-cell>
          <table:table-cell office:value-type="float" office:value="59726" calcext:value-type="float">
            <text:p>59726</text:p>
          </table:table-cell>
          <table:table-cell office:value-type="float" office:value="59858" calcext:value-type="float">
            <text:p>59858</text:p>
          </table:table-cell>
          <table:table-cell office:value-type="float" office:value="59825" calcext:value-type="float">
            <text:p>59825</text:p>
          </table:table-cell>
          <table:table-cell office:value-type="float" office:value="59821" calcext:value-type="float">
            <text:p>59821</text:p>
          </table:table-cell>
          <table:table-cell table:number-columns-repeated="7"/>
        </table:table-row>
        <table:table-row table:style-name="ro1">
          <table:table-cell table:formula="of:=MID([.B342];1;2)" office:value-type="string" office:string-value="30" calcext:value-type="string">
            <text:p>30</text:p>
          </table:table-cell>
          <table:table-cell office:value-type="string" calcext:value-type="string">
            <text:p>3017</text:p>
          </table:table-cell>
          <table:table-cell office:value-type="float" office:value="161435" calcext:value-type="float">
            <text:p>161435</text:p>
          </table:table-cell>
          <table:table-cell office:value-type="float" office:value="161574" calcext:value-type="float">
            <text:p>161574</text:p>
          </table:table-cell>
          <table:table-cell office:value-type="float" office:value="161763" calcext:value-type="float">
            <text:p>161763</text:p>
          </table:table-cell>
          <table:table-cell office:value-type="float" office:value="161519" calcext:value-type="float">
            <text:p>161519</text:p>
          </table:table-cell>
          <table:table-cell office:value-type="float" office:value="161581" calcext:value-type="float">
            <text:p>161581</text:p>
          </table:table-cell>
          <table:table-cell office:value-type="float" office:value="161357" calcext:value-type="float">
            <text:p>161357</text:p>
          </table:table-cell>
          <table:table-cell table:number-columns-repeated="7"/>
        </table:table-row>
        <table:table-row table:style-name="ro1">
          <table:table-cell table:formula="of:=MID([.B343];1;2)" office:value-type="string" office:string-value="30" calcext:value-type="string">
            <text:p>30</text:p>
          </table:table-cell>
          <table:table-cell office:value-type="string" calcext:value-type="string">
            <text:p>3018</text:p>
          </table:table-cell>
          <table:table-cell office:value-type="float" office:value="55409" calcext:value-type="float">
            <text:p>55409</text:p>
          </table:table-cell>
          <table:table-cell office:value-type="float" office:value="55391" calcext:value-type="float">
            <text:p>55391</text:p>
          </table:table-cell>
          <table:table-cell office:value-type="float" office:value="55479" calcext:value-type="float">
            <text:p>55479</text:p>
          </table:table-cell>
          <table:table-cell office:value-type="float" office:value="55403" calcext:value-type="float">
            <text:p>55403</text:p>
          </table:table-cell>
          <table:table-cell office:value-type="float" office:value="55500" calcext:value-type="float">
            <text:p>55500</text:p>
          </table:table-cell>
          <table:table-cell office:value-type="float" office:value="55265" calcext:value-type="float">
            <text:p>55265</text:p>
          </table:table-cell>
          <table:table-cell table:number-columns-repeated="7"/>
        </table:table-row>
        <table:table-row table:style-name="ro1">
          <table:table-cell table:formula="of:=MID([.B344];1;2)" office:value-type="string" office:string-value="30" calcext:value-type="string">
            <text:p>30</text:p>
          </table:table-cell>
          <table:table-cell office:value-type="string" calcext:value-type="string">
            <text:p>3019</text:p>
          </table:table-cell>
          <table:table-cell office:value-type="float" office:value="137570" calcext:value-type="float">
            <text:p>137570</text:p>
          </table:table-cell>
          <table:table-cell office:value-type="float" office:value="137382" calcext:value-type="float">
            <text:p>137382</text:p>
          </table:table-cell>
          <table:table-cell office:value-type="float" office:value="137104" calcext:value-type="float">
            <text:p>137104</text:p>
          </table:table-cell>
          <table:table-cell office:value-type="float" office:value="136621" calcext:value-type="float">
            <text:p>136621</text:p>
          </table:table-cell>
          <table:table-cell office:value-type="float" office:value="136112" calcext:value-type="float">
            <text:p>136112</text:p>
          </table:table-cell>
          <table:table-cell office:value-type="float" office:value="135477" calcext:value-type="float">
            <text:p>135477</text:p>
          </table:table-cell>
          <table:table-cell table:number-columns-repeated="7"/>
        </table:table-row>
        <table:table-row table:style-name="ro1">
          <table:table-cell table:formula="of:=MID([.B345];1;2)" office:value-type="string" office:string-value="30" calcext:value-type="string">
            <text:p>30</text:p>
          </table:table-cell>
          <table:table-cell office:value-type="string" calcext:value-type="string">
            <text:p>3020</text:p>
          </table:table-cell>
          <table:table-cell office:value-type="float" office:value="63252" calcext:value-type="float">
            <text:p>63252</text:p>
          </table:table-cell>
          <table:table-cell office:value-type="float" office:value="63212" calcext:value-type="float">
            <text:p>63212</text:p>
          </table:table-cell>
          <table:table-cell office:value-type="float" office:value="63218" calcext:value-type="float">
            <text:p>63218</text:p>
          </table:table-cell>
          <table:table-cell office:value-type="float" office:value="63147" calcext:value-type="float">
            <text:p>63147</text:p>
          </table:table-cell>
          <table:table-cell office:value-type="float" office:value="63014" calcext:value-type="float">
            <text:p>63014</text:p>
          </table:table-cell>
          <table:table-cell office:value-type="float" office:value="62763" calcext:value-type="float">
            <text:p>62763</text:p>
          </table:table-cell>
          <table:table-cell table:number-columns-repeated="7"/>
        </table:table-row>
        <table:table-row table:style-name="ro1">
          <table:table-cell table:formula="of:=MID([.B346];1;2)" office:value-type="string" office:string-value="30" calcext:value-type="string">
            <text:p>30</text:p>
          </table:table-cell>
          <table:table-cell office:value-type="string" calcext:value-type="string">
            <text:p>3021</text:p>
          </table:table-cell>
          <table:table-cell office:value-type="float" office:value="366037" calcext:value-type="float">
            <text:p>366037</text:p>
          </table:table-cell>
          <table:table-cell office:value-type="float" office:value="373570" calcext:value-type="float">
            <text:p>373570</text:p>
          </table:table-cell>
          <table:table-cell office:value-type="float" office:value="381630" calcext:value-type="float">
            <text:p>381630</text:p>
          </table:table-cell>
          <table:table-cell office:value-type="float" office:value="390308" calcext:value-type="float">
            <text:p>390308</text:p>
          </table:table-cell>
          <table:table-cell office:value-type="float" office:value="399272" calcext:value-type="float">
            <text:p>399272</text:p>
          </table:table-cell>
          <table:table-cell office:value-type="float" office:value="406590" calcext:value-type="float">
            <text:p>406590</text:p>
          </table:table-cell>
          <table:table-cell table:number-columns-repeated="7"/>
        </table:table-row>
        <table:table-row table:style-name="ro1">
          <table:table-cell table:formula="of:=MID([.B347];1;2)" office:value-type="string" office:string-value="30" calcext:value-type="string">
            <text:p>30</text:p>
          </table:table-cell>
          <table:table-cell office:value-type="string" calcext:value-type="string">
            <text:p>3022</text:p>
          </table:table-cell>
          <table:table-cell office:value-type="float" office:value="60294" calcext:value-type="float">
            <text:p>60294</text:p>
          </table:table-cell>
          <table:table-cell office:value-type="float" office:value="60356" calcext:value-type="float">
            <text:p>60356</text:p>
          </table:table-cell>
          <table:table-cell office:value-type="float" office:value="60409" calcext:value-type="float">
            <text:p>60409</text:p>
          </table:table-cell>
          <table:table-cell office:value-type="float" office:value="60405" calcext:value-type="float">
            <text:p>60405</text:p>
          </table:table-cell>
          <table:table-cell office:value-type="float" office:value="60262" calcext:value-type="float">
            <text:p>60262</text:p>
          </table:table-cell>
          <table:table-cell office:value-type="float" office:value="60188" calcext:value-type="float">
            <text:p>60188</text:p>
          </table:table-cell>
          <table:table-cell table:number-columns-repeated="7"/>
        </table:table-row>
        <table:table-row table:style-name="ro1">
          <table:table-cell table:formula="of:=MID([.B348];1;2)" office:value-type="string" office:string-value="30" calcext:value-type="string">
            <text:p>30</text:p>
          </table:table-cell>
          <table:table-cell office:value-type="string" calcext:value-type="string">
            <text:p>3023</text:p>
          </table:table-cell>
          <table:table-cell office:value-type="float" office:value="59591" calcext:value-type="float">
            <text:p>59591</text:p>
          </table:table-cell>
          <table:table-cell office:value-type="float" office:value="59617" calcext:value-type="float">
            <text:p>59617</text:p>
          </table:table-cell>
          <table:table-cell office:value-type="float" office:value="59576" calcext:value-type="float">
            <text:p>59576</text:p>
          </table:table-cell>
          <table:table-cell office:value-type="float" office:value="59371" calcext:value-type="float">
            <text:p>59371</text:p>
          </table:table-cell>
          <table:table-cell office:value-type="float" office:value="59077" calcext:value-type="float">
            <text:p>59077</text:p>
          </table:table-cell>
          <table:table-cell office:value-type="float" office:value="58959" calcext:value-type="float">
            <text:p>58959</text:p>
          </table:table-cell>
          <table:table-cell table:number-columns-repeated="7"/>
        </table:table-row>
        <table:table-row table:style-name="ro1">
          <table:table-cell table:formula="of:=MID([.B349];1;2)" office:value-type="string" office:string-value="30" calcext:value-type="string">
            <text:p>30</text:p>
          </table:table-cell>
          <table:table-cell office:value-type="string" calcext:value-type="string">
            <text:p>3024</text:p>
          </table:table-cell>
          <table:table-cell office:value-type="float" office:value="90133" calcext:value-type="float">
            <text:p>90133</text:p>
          </table:table-cell>
          <table:table-cell office:value-type="float" office:value="90417" calcext:value-type="float">
            <text:p>90417</text:p>
          </table:table-cell>
          <table:table-cell office:value-type="float" office:value="90920" calcext:value-type="float">
            <text:p>90920</text:p>
          </table:table-cell>
          <table:table-cell office:value-type="float" office:value="91185" calcext:value-type="float">
            <text:p>91185</text:p>
          </table:table-cell>
          <table:table-cell office:value-type="float" office:value="91664" calcext:value-type="float">
            <text:p>91664</text:p>
          </table:table-cell>
          <table:table-cell office:value-type="float" office:value="91745" calcext:value-type="float">
            <text:p>91745</text:p>
          </table:table-cell>
          <table:table-cell table:number-columns-repeated="7"/>
        </table:table-row>
        <table:table-row table:style-name="ro1">
          <table:table-cell table:formula="of:=MID([.B350];1;2)" office:value-type="string" office:string-value="30" calcext:value-type="string">
            <text:p>30</text:p>
          </table:table-cell>
          <table:table-cell office:value-type="string" calcext:value-type="string">
            <text:p>3025</text:p>
          </table:table-cell>
          <table:table-cell office:value-type="float" office:value="57429" calcext:value-type="float">
            <text:p>57429</text:p>
          </table:table-cell>
          <table:table-cell office:value-type="float" office:value="57691" calcext:value-type="float">
            <text:p>57691</text:p>
          </table:table-cell>
          <table:table-cell office:value-type="float" office:value="58155" calcext:value-type="float">
            <text:p>58155</text:p>
          </table:table-cell>
          <table:table-cell office:value-type="float" office:value="58456" calcext:value-type="float">
            <text:p>58456</text:p>
          </table:table-cell>
          <table:table-cell office:value-type="float" office:value="58879" calcext:value-type="float">
            <text:p>58879</text:p>
          </table:table-cell>
          <table:table-cell office:value-type="float" office:value="59149" calcext:value-type="float">
            <text:p>59149</text:p>
          </table:table-cell>
          <table:table-cell table:number-columns-repeated="7"/>
        </table:table-row>
        <table:table-row table:style-name="ro1">
          <table:table-cell table:formula="of:=MID([.B351];1;2)" office:value-type="string" office:string-value="30" calcext:value-type="string">
            <text:p>30</text:p>
          </table:table-cell>
          <table:table-cell office:value-type="string" calcext:value-type="string">
            <text:p>3026</text:p>
          </table:table-cell>
          <table:table-cell office:value-type="float" office:value="60907" calcext:value-type="float">
            <text:p>60907</text:p>
          </table:table-cell>
          <table:table-cell office:value-type="float" office:value="61106" calcext:value-type="float">
            <text:p>61106</text:p>
          </table:table-cell>
          <table:table-cell office:value-type="float" office:value="61229" calcext:value-type="float">
            <text:p>61229</text:p>
          </table:table-cell>
          <table:table-cell office:value-type="float" office:value="61325" calcext:value-type="float">
            <text:p>61325</text:p>
          </table:table-cell>
          <table:table-cell office:value-type="float" office:value="61425" calcext:value-type="float">
            <text:p>61425</text:p>
          </table:table-cell>
          <table:table-cell office:value-type="float" office:value="61492" calcext:value-type="float">
            <text:p>61492</text:p>
          </table:table-cell>
          <table:table-cell table:number-columns-repeated="7"/>
        </table:table-row>
        <table:table-row table:style-name="ro1">
          <table:table-cell table:formula="of:=MID([.B352];1;2)" office:value-type="string" office:string-value="30" calcext:value-type="string">
            <text:p>30</text:p>
          </table:table-cell>
          <table:table-cell office:value-type="string" calcext:value-type="string">
            <text:p>3027</text:p>
          </table:table-cell>
          <table:table-cell office:value-type="float" office:value="84366" calcext:value-type="float">
            <text:p>84366</text:p>
          </table:table-cell>
          <table:table-cell office:value-type="float" office:value="84297" calcext:value-type="float">
            <text:p>84297</text:p>
          </table:table-cell>
          <table:table-cell office:value-type="float" office:value="84267" calcext:value-type="float">
            <text:p>84267</text:p>
          </table:table-cell>
          <table:table-cell office:value-type="float" office:value="84101" calcext:value-type="float">
            <text:p>84101</text:p>
          </table:table-cell>
          <table:table-cell office:value-type="float" office:value="83894" calcext:value-type="float">
            <text:p>83894</text:p>
          </table:table-cell>
          <table:table-cell office:value-type="float" office:value="83599" calcext:value-type="float">
            <text:p>83599</text:p>
          </table:table-cell>
          <table:table-cell table:number-columns-repeated="7"/>
        </table:table-row>
        <table:table-row table:style-name="ro1">
          <table:table-cell table:formula="of:=MID([.B353];1;2)" office:value-type="string" office:string-value="30" calcext:value-type="string">
            <text:p>30</text:p>
          </table:table-cell>
          <table:table-cell office:value-type="string" calcext:value-type="string">
            <text:p>3028</text:p>
          </table:table-cell>
          <table:table-cell office:value-type="float" office:value="69900" calcext:value-type="float">
            <text:p>69900</text:p>
          </table:table-cell>
          <table:table-cell office:value-type="float" office:value="69960" calcext:value-type="float">
            <text:p>69960</text:p>
          </table:table-cell>
          <table:table-cell office:value-type="float" office:value="70212" calcext:value-type="float">
            <text:p>70212</text:p>
          </table:table-cell>
          <table:table-cell office:value-type="float" office:value="70274" calcext:value-type="float">
            <text:p>70274</text:p>
          </table:table-cell>
          <table:table-cell office:value-type="float" office:value="70233" calcext:value-type="float">
            <text:p>70233</text:p>
          </table:table-cell>
          <table:table-cell office:value-type="float" office:value="70096" calcext:value-type="float">
            <text:p>70096</text:p>
          </table:table-cell>
          <table:table-cell table:number-columns-repeated="7"/>
        </table:table-row>
        <table:table-row table:style-name="ro1">
          <table:table-cell table:formula="of:=MID([.B354];1;2)" office:value-type="string" office:string-value="30" calcext:value-type="string">
            <text:p>30</text:p>
          </table:table-cell>
          <table:table-cell office:value-type="string" calcext:value-type="string">
            <text:p>3029</text:p>
          </table:table-cell>
          <table:table-cell office:value-type="float" office:value="57012" calcext:value-type="float">
            <text:p>57012</text:p>
          </table:table-cell>
          <table:table-cell office:value-type="float" office:value="57270" calcext:value-type="float">
            <text:p>57270</text:p>
          </table:table-cell>
          <table:table-cell office:value-type="float" office:value="57289" calcext:value-type="float">
            <text:p>57289</text:p>
          </table:table-cell>
          <table:table-cell office:value-type="float" office:value="57326" calcext:value-type="float">
            <text:p>57326</text:p>
          </table:table-cell>
          <table:table-cell office:value-type="float" office:value="57446" calcext:value-type="float">
            <text:p>57446</text:p>
          </table:table-cell>
          <table:table-cell office:value-type="float" office:value="57431" calcext:value-type="float">
            <text:p>57431</text:p>
          </table:table-cell>
          <table:table-cell table:number-columns-repeated="7"/>
        </table:table-row>
        <table:table-row table:style-name="ro1">
          <table:table-cell table:formula="of:=MID([.B355];1;2)" office:value-type="string" office:string-value="30" calcext:value-type="string">
            <text:p>30</text:p>
          </table:table-cell>
          <table:table-cell office:value-type="string" calcext:value-type="string">
            <text:p>3030</text:p>
          </table:table-cell>
          <table:table-cell office:value-type="float" office:value="76956" calcext:value-type="float">
            <text:p>76956</text:p>
          </table:table-cell>
          <table:table-cell office:value-type="float" office:value="77073" calcext:value-type="float">
            <text:p>77073</text:p>
          </table:table-cell>
          <table:table-cell office:value-type="float" office:value="77361" calcext:value-type="float">
            <text:p>77361</text:p>
          </table:table-cell>
          <table:table-cell office:value-type="float" office:value="77667" calcext:value-type="float">
            <text:p>77667</text:p>
          </table:table-cell>
          <table:table-cell office:value-type="float" office:value="77994" calcext:value-type="float">
            <text:p>77994</text:p>
          </table:table-cell>
          <table:table-cell office:value-type="float" office:value="78037" calcext:value-type="float">
            <text:p>78037</text:p>
          </table:table-cell>
          <table:table-cell table:number-columns-repeated="7"/>
        </table:table-row>
        <table:table-row table:style-name="ro1">
          <table:table-cell table:formula="of:=MID([.B356];1;2)" office:value-type="string" office:string-value="30" calcext:value-type="string">
            <text:p>30</text:p>
          </table:table-cell>
          <table:table-cell office:value-type="string" calcext:value-type="string">
            <text:p>3031</text:p>
          </table:table-cell>
          <table:table-cell office:value-type="float" office:value="69781" calcext:value-type="float">
            <text:p>69781</text:p>
          </table:table-cell>
          <table:table-cell office:value-type="float" office:value="69834" calcext:value-type="float">
            <text:p>69834</text:p>
          </table:table-cell>
          <table:table-cell office:value-type="float" office:value="69780" calcext:value-type="float">
            <text:p>69780</text:p>
          </table:table-cell>
          <table:table-cell office:value-type="float" office:value="69606" calcext:value-type="float">
            <text:p>69606</text:p>
          </table:table-cell>
          <table:table-cell office:value-type="float" office:value="69433" calcext:value-type="float">
            <text:p>69433</text:p>
          </table:table-cell>
          <table:table-cell office:value-type="float" office:value="69161" calcext:value-type="float">
            <text:p>69161</text:p>
          </table:table-cell>
          <table:table-cell table:number-columns-repeated="7"/>
        </table:table-row>
        <table:table-row table:style-name="ro1">
          <table:table-cell table:formula="of:=MID([.B357];1;2)" office:value-type="string" office:string-value="30" calcext:value-type="string">
            <text:p>30</text:p>
          </table:table-cell>
          <table:table-cell office:value-type="string" calcext:value-type="string">
            <text:p>3061</text:p>
          </table:table-cell>
          <table:table-cell office:value-type="float" office:value="102808" calcext:value-type="float">
            <text:p>102808</text:p>
          </table:table-cell>
          <table:table-cell office:value-type="float" office:value="102249" calcext:value-type="float">
            <text:p>102249</text:p>
          </table:table-cell>
          <table:table-cell office:value-type="float" office:value="101625" calcext:value-type="float">
            <text:p>101625</text:p>
          </table:table-cell>
          <table:table-cell office:value-type="float" office:value="100975" calcext:value-type="float">
            <text:p>100975</text:p>
          </table:table-cell>
          <table:table-cell office:value-type="float" office:value="100246" calcext:value-type="float">
            <text:p>100246</text:p>
          </table:table-cell>
          <table:table-cell office:value-type="float" office:value="99106" calcext:value-type="float">
            <text:p>99106</text:p>
          </table:table-cell>
          <table:table-cell table:number-columns-repeated="7"/>
        </table:table-row>
        <table:table-row table:style-name="ro1">
          <table:table-cell table:formula="of:=MID([.B358];1;2)" office:value-type="string" office:string-value="30" calcext:value-type="string">
            <text:p>30</text:p>
          </table:table-cell>
          <table:table-cell office:value-type="string" calcext:value-type="string">
            <text:p>3062</text:p>
          </table:table-cell>
          <table:table-cell office:value-type="float" office:value="75875" calcext:value-type="float">
            <text:p>75875</text:p>
          </table:table-cell>
          <table:table-cell office:value-type="float" office:value="75342" calcext:value-type="float">
            <text:p>75342</text:p>
          </table:table-cell>
          <table:table-cell office:value-type="float" office:value="74834" calcext:value-type="float">
            <text:p>74834</text:p>
          </table:table-cell>
          <table:table-cell office:value-type="float" office:value="74151" calcext:value-type="float">
            <text:p>74151</text:p>
          </table:table-cell>
          <table:table-cell office:value-type="float" office:value="73522" calcext:value-type="float">
            <text:p>73522</text:p>
          </table:table-cell>
          <table:table-cell office:value-type="float" office:value="72539" calcext:value-type="float">
            <text:p>72539</text:p>
          </table:table-cell>
          <table:table-cell table:number-columns-repeated="7"/>
        </table:table-row>
        <table:table-row table:style-name="ro1">
          <table:table-cell table:formula="of:=MID([.B359];1;2)" office:value-type="string" office:string-value="30" calcext:value-type="string">
            <text:p>30</text:p>
          </table:table-cell>
          <table:table-cell office:value-type="string" calcext:value-type="string">
            <text:p>3063</text:p>
          </table:table-cell>
          <table:table-cell office:value-type="float" office:value="64559" calcext:value-type="float">
            <text:p>64559</text:p>
          </table:table-cell>
          <table:table-cell office:value-type="float" office:value="64159" calcext:value-type="float">
            <text:p>64159</text:p>
          </table:table-cell>
          <table:table-cell office:value-type="float" office:value="64197" calcext:value-type="float">
            <text:p>64197</text:p>
          </table:table-cell>
          <table:table-cell office:value-type="float" office:value="63952" calcext:value-type="float">
            <text:p>63952</text:p>
          </table:table-cell>
          <table:table-cell office:value-type="float" office:value="63505" calcext:value-type="float">
            <text:p>63505</text:p>
          </table:table-cell>
          <table:table-cell office:value-type="float" office:value="62854" calcext:value-type="float">
            <text:p>62854</text:p>
          </table:table-cell>
          <table:table-cell table:number-columns-repeated="7"/>
        </table:table-row>
        <table:table-row table:style-name="ro1">
          <table:table-cell table:formula="of:=MID([.B360];1;2)" office:value-type="string" office:string-value="30" calcext:value-type="string">
            <text:p>30</text:p>
          </table:table-cell>
          <table:table-cell office:value-type="string" calcext:value-type="string">
            <text:p>3064</text:p>
          </table:table-cell>
          <table:table-cell office:value-type="float" office:value="542348" calcext:value-type="float">
            <text:p>542348</text:p>
          </table:table-cell>
          <table:table-cell office:value-type="float" office:value="540372" calcext:value-type="float">
            <text:p>540372</text:p>
          </table:table-cell>
          <table:table-cell office:value-type="float" office:value="538633" calcext:value-type="float">
            <text:p>538633</text:p>
          </table:table-cell>
          <table:table-cell office:value-type="float" office:value="536438" calcext:value-type="float">
            <text:p>536438</text:p>
          </table:table-cell>
          <table:table-cell office:value-type="float" office:value="534813" calcext:value-type="float">
            <text:p>534813</text:p>
          </table:table-cell>
          <table:table-cell office:value-type="float" office:value="532048" calcext:value-type="float">
            <text:p>532048</text:p>
          </table:table-cell>
          <table:table-cell table:number-columns-repeated="7"/>
        </table:table-row>
        <table:table-row table:style-name="ro1">
          <table:table-cell table:formula="of:=MID([.B361];1;2)" office:value-type="string" office:string-value="32" calcext:value-type="string">
            <text:p>32</text:p>
          </table:table-cell>
          <table:table-cell office:value-type="string" calcext:value-type="string">
            <text:p>3201</text:p>
          </table:table-cell>
          <table:table-cell office:value-type="float" office:value="48448" calcext:value-type="float">
            <text:p>48448</text:p>
          </table:table-cell>
          <table:table-cell office:value-type="float" office:value="48254" calcext:value-type="float">
            <text:p>48254</text:p>
          </table:table-cell>
          <table:table-cell office:value-type="float" office:value="48041" calcext:value-type="float">
            <text:p>48041</text:p>
          </table:table-cell>
          <table:table-cell office:value-type="float" office:value="47846" calcext:value-type="float">
            <text:p>47846</text:p>
          </table:table-cell>
          <table:table-cell office:value-type="float" office:value="47560" calcext:value-type="float">
            <text:p>47560</text:p>
          </table:table-cell>
          <table:table-cell office:value-type="float" office:value="47304" calcext:value-type="float">
            <text:p>47304</text:p>
          </table:table-cell>
          <table:table-cell table:number-columns-repeated="7"/>
        </table:table-row>
        <table:table-row table:style-name="ro1">
          <table:table-cell table:formula="of:=MID([.B362];1;2)" office:value-type="string" office:string-value="32" calcext:value-type="string">
            <text:p>32</text:p>
          </table:table-cell>
          <table:table-cell office:value-type="string" calcext:value-type="string">
            <text:p>3202</text:p>
          </table:table-cell>
          <table:table-cell office:value-type="float" office:value="49474" calcext:value-type="float">
            <text:p>49474</text:p>
          </table:table-cell>
          <table:table-cell office:value-type="float" office:value="49220" calcext:value-type="float">
            <text:p>49220</text:p>
          </table:table-cell>
          <table:table-cell office:value-type="float" office:value="48906" calcext:value-type="float">
            <text:p>48906</text:p>
          </table:table-cell>
          <table:table-cell office:value-type="float" office:value="48602" calcext:value-type="float">
            <text:p>48602</text:p>
          </table:table-cell>
          <table:table-cell office:value-type="float" office:value="48243" calcext:value-type="float">
            <text:p>48243</text:p>
          </table:table-cell>
          <table:table-cell office:value-type="float" office:value="47970" calcext:value-type="float">
            <text:p>47970</text:p>
          </table:table-cell>
          <table:table-cell table:number-columns-repeated="7"/>
        </table:table-row>
        <table:table-row table:style-name="ro1">
          <table:table-cell table:formula="of:=MID([.B363];1;2)" office:value-type="string" office:string-value="32" calcext:value-type="string">
            <text:p>32</text:p>
          </table:table-cell>
          <table:table-cell office:value-type="string" calcext:value-type="string">
            <text:p>3203</text:p>
          </table:table-cell>
          <table:table-cell office:value-type="float" office:value="58062" calcext:value-type="float">
            <text:p>58062</text:p>
          </table:table-cell>
          <table:table-cell office:value-type="float" office:value="57979" calcext:value-type="float">
            <text:p>57979</text:p>
          </table:table-cell>
          <table:table-cell office:value-type="float" office:value="57729" calcext:value-type="float">
            <text:p>57729</text:p>
          </table:table-cell>
          <table:table-cell office:value-type="float" office:value="57397" calcext:value-type="float">
            <text:p>57397</text:p>
          </table:table-cell>
          <table:table-cell office:value-type="float" office:value="57015" calcext:value-type="float">
            <text:p>57015</text:p>
          </table:table-cell>
          <table:table-cell office:value-type="float" office:value="56482" calcext:value-type="float">
            <text:p>56482</text:p>
          </table:table-cell>
          <table:table-cell table:number-columns-repeated="7"/>
        </table:table-row>
        <table:table-row table:style-name="ro1">
          <table:table-cell table:formula="of:=MID([.B364];1;2)" office:value-type="string" office:string-value="32" calcext:value-type="string">
            <text:p>32</text:p>
          </table:table-cell>
          <table:table-cell office:value-type="string" calcext:value-type="string">
            <text:p>3204</text:p>
          </table:table-cell>
          <table:table-cell office:value-type="float" office:value="82355" calcext:value-type="float">
            <text:p>82355</text:p>
          </table:table-cell>
          <table:table-cell office:value-type="float" office:value="82474" calcext:value-type="float">
            <text:p>82474</text:p>
          </table:table-cell>
          <table:table-cell office:value-type="float" office:value="82567" calcext:value-type="float">
            <text:p>82567</text:p>
          </table:table-cell>
          <table:table-cell office:value-type="float" office:value="82540" calcext:value-type="float">
            <text:p>82540</text:p>
          </table:table-cell>
          <table:table-cell office:value-type="float" office:value="82421" calcext:value-type="float">
            <text:p>82421</text:p>
          </table:table-cell>
          <table:table-cell office:value-type="float" office:value="82310" calcext:value-type="float">
            <text:p>82310</text:p>
          </table:table-cell>
          <table:table-cell table:number-columns-repeated="7"/>
        </table:table-row>
        <table:table-row table:style-name="ro1">
          <table:table-cell table:formula="of:=MID([.B365];1;2)" office:value-type="string" office:string-value="32" calcext:value-type="string">
            <text:p>32</text:p>
          </table:table-cell>
          <table:table-cell office:value-type="string" calcext:value-type="string">
            <text:p>3205</text:p>
          </table:table-cell>
          <table:table-cell office:value-type="float" office:value="61371" calcext:value-type="float">
            <text:p>61371</text:p>
          </table:table-cell>
          <table:table-cell office:value-type="float" office:value="61160" calcext:value-type="float">
            <text:p>61160</text:p>
          </table:table-cell>
          <table:table-cell office:value-type="float" office:value="60885" calcext:value-type="float">
            <text:p>60885</text:p>
          </table:table-cell>
          <table:table-cell office:value-type="float" office:value="60617" calcext:value-type="float">
            <text:p>60617</text:p>
          </table:table-cell>
          <table:table-cell office:value-type="float" office:value="60277" calcext:value-type="float">
            <text:p>60277</text:p>
          </table:table-cell>
          <table:table-cell office:value-type="float" office:value="59844" calcext:value-type="float">
            <text:p>59844</text:p>
          </table:table-cell>
          <table:table-cell table:number-columns-repeated="7"/>
        </table:table-row>
        <table:table-row table:style-name="ro1">
          <table:table-cell table:formula="of:=MID([.B366];1;2)" office:value-type="string" office:string-value="32" calcext:value-type="string">
            <text:p>32</text:p>
          </table:table-cell>
          <table:table-cell office:value-type="string" calcext:value-type="string">
            <text:p>3206</text:p>
          </table:table-cell>
          <table:table-cell office:value-type="float" office:value="83461" calcext:value-type="float">
            <text:p>83461</text:p>
          </table:table-cell>
          <table:table-cell office:value-type="float" office:value="83249" calcext:value-type="float">
            <text:p>83249</text:p>
          </table:table-cell>
          <table:table-cell office:value-type="float" office:value="82951" calcext:value-type="float">
            <text:p>82951</text:p>
          </table:table-cell>
          <table:table-cell office:value-type="float" office:value="82530" calcext:value-type="float">
            <text:p>82530</text:p>
          </table:table-cell>
          <table:table-cell office:value-type="float" office:value="81882" calcext:value-type="float">
            <text:p>81882</text:p>
          </table:table-cell>
          <table:table-cell office:value-type="float" office:value="81289" calcext:value-type="float">
            <text:p>81289</text:p>
          </table:table-cell>
          <table:table-cell table:number-columns-repeated="7"/>
        </table:table-row>
        <table:table-row table:style-name="ro1">
          <table:table-cell table:formula="of:=MID([.B367];1;2)" office:value-type="string" office:string-value="32" calcext:value-type="string">
            <text:p>32</text:p>
          </table:table-cell>
          <table:table-cell office:value-type="string" calcext:value-type="string">
            <text:p>3207</text:p>
          </table:table-cell>
          <table:table-cell office:value-type="float" office:value="47494" calcext:value-type="float">
            <text:p>47494</text:p>
          </table:table-cell>
          <table:table-cell office:value-type="float" office:value="47296" calcext:value-type="float">
            <text:p>47296</text:p>
          </table:table-cell>
          <table:table-cell office:value-type="float" office:value="47281" calcext:value-type="float">
            <text:p>47281</text:p>
          </table:table-cell>
          <table:table-cell office:value-type="float" office:value="47227" calcext:value-type="float">
            <text:p>47227</text:p>
          </table:table-cell>
          <table:table-cell office:value-type="float" office:value="46999" calcext:value-type="float">
            <text:p>46999</text:p>
          </table:table-cell>
          <table:table-cell office:value-type="float" office:value="46692" calcext:value-type="float">
            <text:p>46692</text:p>
          </table:table-cell>
          <table:table-cell table:number-columns-repeated="7"/>
        </table:table-row>
        <table:table-row table:style-name="ro1">
          <table:table-cell table:formula="of:=MID([.B368];1;2)" office:value-type="string" office:string-value="32" calcext:value-type="string">
            <text:p>32</text:p>
          </table:table-cell>
          <table:table-cell office:value-type="string" calcext:value-type="string">
            <text:p>3208</text:p>
          </table:table-cell>
          <table:table-cell office:value-type="float" office:value="79516" calcext:value-type="float">
            <text:p>79516</text:p>
          </table:table-cell>
          <table:table-cell office:value-type="float" office:value="79450" calcext:value-type="float">
            <text:p>79450</text:p>
          </table:table-cell>
          <table:table-cell office:value-type="float" office:value="79596" calcext:value-type="float">
            <text:p>79596</text:p>
          </table:table-cell>
          <table:table-cell office:value-type="float" office:value="79547" calcext:value-type="float">
            <text:p>79547</text:p>
          </table:table-cell>
          <table:table-cell office:value-type="float" office:value="79438" calcext:value-type="float">
            <text:p>79438</text:p>
          </table:table-cell>
          <table:table-cell office:value-type="float" office:value="79300" calcext:value-type="float">
            <text:p>79300</text:p>
          </table:table-cell>
          <table:table-cell table:number-columns-repeated="7"/>
        </table:table-row>
        <table:table-row table:style-name="ro1">
          <table:table-cell table:formula="of:=MID([.B369];1;2)" office:value-type="string" office:string-value="32" calcext:value-type="string">
            <text:p>32</text:p>
          </table:table-cell>
          <table:table-cell office:value-type="string" calcext:value-type="string">
            <text:p>3209</text:p>
          </table:table-cell>
          <table:table-cell office:value-type="float" office:value="65844" calcext:value-type="float">
            <text:p>65844</text:p>
          </table:table-cell>
          <table:table-cell office:value-type="float" office:value="66071" calcext:value-type="float">
            <text:p>66071</text:p>
          </table:table-cell>
          <table:table-cell office:value-type="float" office:value="66269" calcext:value-type="float">
            <text:p>66269</text:p>
          </table:table-cell>
          <table:table-cell office:value-type="float" office:value="66355" calcext:value-type="float">
            <text:p>66355</text:p>
          </table:table-cell>
          <table:table-cell office:value-type="float" office:value="66480" calcext:value-type="float">
            <text:p>66480</text:p>
          </table:table-cell>
          <table:table-cell office:value-type="float" office:value="66505" calcext:value-type="float">
            <text:p>66505</text:p>
          </table:table-cell>
          <table:table-cell table:number-columns-repeated="7"/>
        </table:table-row>
        <table:table-row table:style-name="ro1">
          <table:table-cell table:formula="of:=MID([.B370];1;2)" office:value-type="string" office:string-value="32" calcext:value-type="string">
            <text:p>32</text:p>
          </table:table-cell>
          <table:table-cell office:value-type="string" calcext:value-type="string">
            <text:p>3218</text:p>
          </table:table-cell>
          <table:table-cell office:value-type="float" office:value="37691" calcext:value-type="float">
            <text:p>37691</text:p>
          </table:table-cell>
          <table:table-cell office:value-type="float" office:value="37638" calcext:value-type="float">
            <text:p>37638</text:p>
          </table:table-cell>
          <table:table-cell office:value-type="float" office:value="37401" calcext:value-type="float">
            <text:p>37401</text:p>
          </table:table-cell>
          <table:table-cell office:value-type="float" office:value="37104" calcext:value-type="float">
            <text:p>37104</text:p>
          </table:table-cell>
          <table:table-cell office:value-type="float" office:value="36696" calcext:value-type="float">
            <text:p>36696</text:p>
          </table:table-cell>
          <table:table-cell office:value-type="float" office:value="36486" calcext:value-type="float">
            <text:p>36486</text:p>
          </table:table-cell>
          <table:table-cell table:number-columns-repeated="7"/>
        </table:table-row>
        <table:table-row table:style-name="ro1">
          <table:table-cell table:formula="of:=MID([.B371];1;2)" office:value-type="string" office:string-value="32" calcext:value-type="string">
            <text:p>32</text:p>
          </table:table-cell>
          <table:table-cell office:value-type="string" calcext:value-type="string">
            <text:p>3210</text:p>
          </table:table-cell>
          <table:table-cell office:value-type="float" office:value="67140" calcext:value-type="float">
            <text:p>67140</text:p>
          </table:table-cell>
          <table:table-cell office:value-type="float" office:value="67016" calcext:value-type="float">
            <text:p>67016</text:p>
          </table:table-cell>
          <table:table-cell office:value-type="float" office:value="66648" calcext:value-type="float">
            <text:p>66648</text:p>
          </table:table-cell>
          <table:table-cell office:value-type="float" office:value="66264" calcext:value-type="float">
            <text:p>66264</text:p>
          </table:table-cell>
          <table:table-cell office:value-type="float" office:value="65638" calcext:value-type="float">
            <text:p>65638</text:p>
          </table:table-cell>
          <table:table-cell office:value-type="float" office:value="65373" calcext:value-type="float">
            <text:p>65373</text:p>
          </table:table-cell>
          <table:table-cell table:number-columns-repeated="7"/>
        </table:table-row>
        <table:table-row table:style-name="ro1">
          <table:table-cell table:formula="of:=MID([.B372];1;2)" office:value-type="string" office:string-value="32" calcext:value-type="string">
            <text:p>32</text:p>
          </table:table-cell>
          <table:table-cell office:value-type="string" calcext:value-type="string">
            <text:p>3211</text:p>
          </table:table-cell>
          <table:table-cell office:value-type="float" office:value="76247" calcext:value-type="float">
            <text:p>76247</text:p>
          </table:table-cell>
          <table:table-cell office:value-type="float" office:value="77201" calcext:value-type="float">
            <text:p>77201</text:p>
          </table:table-cell>
          <table:table-cell office:value-type="float" office:value="78333" calcext:value-type="float">
            <text:p>78333</text:p>
          </table:table-cell>
          <table:table-cell office:value-type="float" office:value="79476" calcext:value-type="float">
            <text:p>79476</text:p>
          </table:table-cell>
          <table:table-cell office:value-type="float" office:value="80652" calcext:value-type="float">
            <text:p>80652</text:p>
          </table:table-cell>
          <table:table-cell office:value-type="float" office:value="81584" calcext:value-type="float">
            <text:p>81584</text:p>
          </table:table-cell>
          <table:table-cell table:number-columns-repeated="7"/>
        </table:table-row>
        <table:table-row table:style-name="ro1">
          <table:table-cell table:formula="of:=MID([.B373];1;2)" office:value-type="string" office:string-value="32" calcext:value-type="string">
            <text:p>32</text:p>
          </table:table-cell>
          <table:table-cell office:value-type="string" calcext:value-type="string">
            <text:p>3212</text:p>
          </table:table-cell>
          <table:table-cell office:value-type="float" office:value="40211" calcext:value-type="float">
            <text:p>40211</text:p>
          </table:table-cell>
          <table:table-cell office:value-type="float" office:value="40055" calcext:value-type="float">
            <text:p>40055</text:p>
          </table:table-cell>
          <table:table-cell office:value-type="float" office:value="39873" calcext:value-type="float">
            <text:p>39873</text:p>
          </table:table-cell>
          <table:table-cell office:value-type="float" office:value="39639" calcext:value-type="float">
            <text:p>39639</text:p>
          </table:table-cell>
          <table:table-cell office:value-type="float" office:value="39336" calcext:value-type="float">
            <text:p>39336</text:p>
          </table:table-cell>
          <table:table-cell office:value-type="float" office:value="39202" calcext:value-type="float">
            <text:p>39202</text:p>
          </table:table-cell>
          <table:table-cell table:number-columns-repeated="7"/>
        </table:table-row>
        <table:table-row table:style-name="ro1">
          <table:table-cell table:formula="of:=MID([.B374];1;2)" office:value-type="string" office:string-value="32" calcext:value-type="string">
            <text:p>32</text:p>
          </table:table-cell>
          <table:table-cell office:value-type="string" calcext:value-type="string">
            <text:p>3213</text:p>
          </table:table-cell>
          <table:table-cell office:value-type="float" office:value="57188" calcext:value-type="float">
            <text:p>57188</text:p>
          </table:table-cell>
          <table:table-cell office:value-type="float" office:value="57033" calcext:value-type="float">
            <text:p>57033</text:p>
          </table:table-cell>
          <table:table-cell office:value-type="float" office:value="56764" calcext:value-type="float">
            <text:p>56764</text:p>
          </table:table-cell>
          <table:table-cell office:value-type="float" office:value="56409" calcext:value-type="float">
            <text:p>56409</text:p>
          </table:table-cell>
          <table:table-cell office:value-type="float" office:value="56134" calcext:value-type="float">
            <text:p>56134</text:p>
          </table:table-cell>
          <table:table-cell office:value-type="float" office:value="55777" calcext:value-type="float">
            <text:p>55777</text:p>
          </table:table-cell>
          <table:table-cell table:number-columns-repeated="7"/>
        </table:table-row>
        <table:table-row table:style-name="ro1">
          <table:table-cell table:formula="of:=MID([.B375];1;2)" office:value-type="string" office:string-value="32" calcext:value-type="string">
            <text:p>32</text:p>
          </table:table-cell>
          <table:table-cell office:value-type="string" calcext:value-type="string">
            <text:p>3214</text:p>
          </table:table-cell>
          <table:table-cell office:value-type="float" office:value="120422" calcext:value-type="float">
            <text:p>120422</text:p>
          </table:table-cell>
          <table:table-cell office:value-type="float" office:value="120235" calcext:value-type="float">
            <text:p>120235</text:p>
          </table:table-cell>
          <table:table-cell office:value-type="float" office:value="120091" calcext:value-type="float">
            <text:p>120091</text:p>
          </table:table-cell>
          <table:table-cell office:value-type="float" office:value="120112" calcext:value-type="float">
            <text:p>120112</text:p>
          </table:table-cell>
          <table:table-cell office:value-type="float" office:value="120186" calcext:value-type="float">
            <text:p>120186</text:p>
          </table:table-cell>
          <table:table-cell office:value-type="float" office:value="120132" calcext:value-type="float">
            <text:p>120132</text:p>
          </table:table-cell>
          <table:table-cell table:number-columns-repeated="7"/>
        </table:table-row>
        <table:table-row table:style-name="ro1">
          <table:table-cell table:formula="of:=MID([.B376];1;2)" office:value-type="string" office:string-value="32" calcext:value-type="string">
            <text:p>32</text:p>
          </table:table-cell>
          <table:table-cell office:value-type="string" calcext:value-type="string">
            <text:p>3215</text:p>
          </table:table-cell>
          <table:table-cell office:value-type="float" office:value="78578" calcext:value-type="float">
            <text:p>78578</text:p>
          </table:table-cell>
          <table:table-cell office:value-type="float" office:value="78430" calcext:value-type="float">
            <text:p>78430</text:p>
          </table:table-cell>
          <table:table-cell office:value-type="float" office:value="78232" calcext:value-type="float">
            <text:p>78232</text:p>
          </table:table-cell>
          <table:table-cell office:value-type="float" office:value="77965" calcext:value-type="float">
            <text:p>77965</text:p>
          </table:table-cell>
          <table:table-cell office:value-type="float" office:value="77630" calcext:value-type="float">
            <text:p>77630</text:p>
          </table:table-cell>
          <table:table-cell office:value-type="float" office:value="77258" calcext:value-type="float">
            <text:p>77258</text:p>
          </table:table-cell>
          <table:table-cell table:number-columns-repeated="7"/>
        </table:table-row>
        <table:table-row table:style-name="ro1">
          <table:table-cell table:formula="of:=MID([.B377];1;2)" office:value-type="string" office:string-value="32" calcext:value-type="string">
            <text:p>32</text:p>
          </table:table-cell>
          <table:table-cell office:value-type="string" calcext:value-type="string">
            <text:p>3216</text:p>
          </table:table-cell>
          <table:table-cell office:value-type="float" office:value="47994" calcext:value-type="float">
            <text:p>47994</text:p>
          </table:table-cell>
          <table:table-cell office:value-type="float" office:value="47727" calcext:value-type="float">
            <text:p>47727</text:p>
          </table:table-cell>
          <table:table-cell office:value-type="float" office:value="47643" calcext:value-type="float">
            <text:p>47643</text:p>
          </table:table-cell>
          <table:table-cell office:value-type="float" office:value="47242" calcext:value-type="float">
            <text:p>47242</text:p>
          </table:table-cell>
          <table:table-cell office:value-type="float" office:value="46724" calcext:value-type="float">
            <text:p>46724</text:p>
          </table:table-cell>
          <table:table-cell office:value-type="float" office:value="46394" calcext:value-type="float">
            <text:p>46394</text:p>
          </table:table-cell>
          <table:table-cell table:number-columns-repeated="7"/>
        </table:table-row>
        <table:table-row table:style-name="ro1">
          <table:table-cell table:formula="of:=MID([.B378];1;2)" office:value-type="string" office:string-value="32" calcext:value-type="string">
            <text:p>32</text:p>
          </table:table-cell>
          <table:table-cell office:value-type="string" calcext:value-type="string">
            <text:p>3217</text:p>
          </table:table-cell>
          <table:table-cell office:value-type="float" office:value="54207" calcext:value-type="float">
            <text:p>54207</text:p>
          </table:table-cell>
          <table:table-cell office:value-type="float" office:value="54013" calcext:value-type="float">
            <text:p>54013</text:p>
          </table:table-cell>
          <table:table-cell office:value-type="float" office:value="53738" calcext:value-type="float">
            <text:p>53738</text:p>
          </table:table-cell>
          <table:table-cell office:value-type="float" office:value="53462" calcext:value-type="float">
            <text:p>53462</text:p>
          </table:table-cell>
          <table:table-cell office:value-type="float" office:value="53039" calcext:value-type="float">
            <text:p>53039</text:p>
          </table:table-cell>
          <table:table-cell office:value-type="float" office:value="52707" calcext:value-type="float">
            <text:p>52707</text:p>
          </table:table-cell>
          <table:table-cell table:number-columns-repeated="7"/>
        </table:table-row>
        <table:table-row table:style-name="ro1">
          <table:table-cell table:formula="of:=MID([.B379];1;2)" office:value-type="string" office:string-value="32" calcext:value-type="string">
            <text:p>32</text:p>
          </table:table-cell>
          <table:table-cell office:value-type="string" calcext:value-type="string">
            <text:p>3261</text:p>
          </table:table-cell>
          <table:table-cell office:value-type="float" office:value="107970" calcext:value-type="float">
            <text:p>107970</text:p>
          </table:table-cell>
          <table:table-cell office:value-type="float" office:value="107680" calcext:value-type="float">
            <text:p>107680</text:p>
          </table:table-cell>
          <table:table-cell office:value-type="float" office:value="107670" calcext:value-type="float">
            <text:p>107670</text:p>
          </table:table-cell>
          <table:table-cell office:value-type="float" office:value="107321" calcext:value-type="float">
            <text:p>107321</text:p>
          </table:table-cell>
          <table:table-cell office:value-type="float" office:value="107048" calcext:value-type="float">
            <text:p>107048</text:p>
          </table:table-cell>
          <table:table-cell office:value-type="float" office:value="106235" calcext:value-type="float">
            <text:p>106235</text:p>
          </table:table-cell>
          <table:table-cell table:number-columns-repeated="7"/>
        </table:table-row>
        <table:table-row table:style-name="ro1">
          <table:table-cell table:formula="of:=MID([.B380];1;2)" office:value-type="string" office:string-value="32" calcext:value-type="string">
            <text:p>32</text:p>
          </table:table-cell>
          <table:table-cell office:value-type="string" calcext:value-type="string">
            <text:p>3262</text:p>
          </table:table-cell>
          <table:table-cell office:value-type="float" office:value="405657" calcext:value-type="float">
            <text:p>405657</text:p>
          </table:table-cell>
          <table:table-cell office:value-type="float" office:value="404878" calcext:value-type="float">
            <text:p>404878</text:p>
          </table:table-cell>
          <table:table-cell office:value-type="float" office:value="403883" calcext:value-type="float">
            <text:p>403883</text:p>
          </table:table-cell>
          <table:table-cell office:value-type="float" office:value="402465" calcext:value-type="float">
            <text:p>402465</text:p>
          </table:table-cell>
          <table:table-cell office:value-type="float" office:value="401907" calcext:value-type="float">
            <text:p>401907</text:p>
          </table:table-cell>
          <table:table-cell office:value-type="float" office:value="398255" calcext:value-type="float">
            <text:p>398255</text:p>
          </table:table-cell>
          <table:table-cell table:number-columns-repeated="7"/>
        </table:table-row>
        <table:table-row table:style-name="ro1">
          <table:table-cell table:formula="of:=MID([.B381];1;2)" office:value-type="string" office:string-value="32" calcext:value-type="string">
            <text:p>32</text:p>
          </table:table-cell>
          <table:table-cell office:value-type="string" calcext:value-type="string">
            <text:p>3263</text:p>
          </table:table-cell>
          <table:table-cell office:value-type="float" office:value="41152" calcext:value-type="float">
            <text:p>41152</text:p>
          </table:table-cell>
          <table:table-cell office:value-type="float" office:value="41115" calcext:value-type="float">
            <text:p>41115</text:p>
          </table:table-cell>
          <table:table-cell office:value-type="float" office:value="41032" calcext:value-type="float">
            <text:p>41032</text:p>
          </table:table-cell>
          <table:table-cell office:value-type="float" office:value="40910" calcext:value-type="float">
            <text:p>40910</text:p>
          </table:table-cell>
          <table:table-cell office:value-type="float" office:value="40888" calcext:value-type="float">
            <text:p>40888</text:p>
          </table:table-cell>
          <table:table-cell office:value-type="float" office:value="40948" calcext:value-type="float">
            <text:p>40948</text:p>
          </table:table-cell>
          <table:table-cell table:number-columns-repeated="7"/>
        </table:table-row>
      </table:table>
      <table:table table:name="Tabela przestawna_ludnosc_1" table:style-name="ta1">
        <table:shapes>
          <draw:frame draw:z-index="0" draw:style-name="gr1" draw:text-style-name="P1" svg:width="15.997cm" svg:height="9.005cm" svg:x="15.474cm" svg:y="9.482cm">
            <draw:object draw:notify-on-update-of-ranges="'Tabela przestawna_ludnosc_1'.J2:'Tabela przestawna_ludnosc_1'.J18 'Tabela przestawna_ludnosc_1'.K2:'Tabela przestawna_ludnosc_1'.K2 'Tabela przestawna_ludnosc_1'.K2:'Tabela przestawna_ludnosc_1'.K18 'Tabela przestawna_ludnosc_1'.L2:'Tabela przestawna_ludnosc_1'.L2 'Tabela przestawna_ludnosc_1'.L2:'Tabela przestawna_ludnosc_1'.L18 'Tabela przestawna_ludnosc_1'.M2:'Tabela przestawna_ludnosc_1'.M2 'Tabela przestawna_ludnosc_1'.M2:'Tabela przestawna_ludnosc_1'.M18 'Tabela przestawna_ludnosc_1'.N2:'Tabela przestawna_ludnosc_1'.N2 'Tabela przestawna_ludnosc_1'.N2:'Tabela przestawna_ludnosc_1'.N18 'Tabela przestawna_ludnosc_1'.O2:'Tabela przestawna_ludnosc_1'.O2 'Tabela przestawna_ludnosc_1'.O2:'Tabela przestawna_ludnosc_1'.O18 'Tabela przestawna_ludnosc_1'.P2:'Tabela przestawna_ludnosc_1'.P2 'Tabela przestawna_ludnosc_1'.P2:'Tabela przestawna_ludnosc_1'.P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5"/>
        <table:table-column table:style-name="co4" table:default-cell-style-name="ce10"/>
        <table:table-column table:style-name="co4" table:number-columns-repeated="4" table:default-cell-style-name="ce15"/>
        <table:table-column table:style-name="co4" table:default-cell-style-name="ce20"/>
        <table:table-column table:style-name="co4" table:number-columns-repeated="9" table:default-cell-style-name="Default"/>
        <table:table-row table:style-name="ro1">
          <table:table-cell table:style-name="ce2"/>
          <table:table-cell table:style-name="ce7" office:value-type="string" calcext:value-type="string">
            <text:p>Dane</text:p>
          </table:table-cell>
          <table:table-cell table:style-name="ce12" table:number-columns-repeated="4"/>
          <table:table-cell table:style-name="ce17"/>
          <table:table-cell table:number-columns-repeated="9"/>
        </table:table-row>
        <table:table-row table:style-name="ro1">
          <table:table-cell table:style-name="ce3" office:value-type="string" calcext:value-type="string">
            <text:p>woj</text:p>
          </table:table-cell>
          <table:table-cell table:style-name="ce8" office:value-type="string" calcext:value-type="string">
            <text:p>Suma - L2016</text:p>
          </table:table-cell>
          <table:table-cell table:style-name="ce13" office:value-type="string" calcext:value-type="string">
            <text:p>Suma - L2017</text:p>
          </table:table-cell>
          <table:table-cell table:style-name="ce13" office:value-type="string" calcext:value-type="string">
            <text:p>Suma - L2018</text:p>
          </table:table-cell>
          <table:table-cell table:style-name="ce13" office:value-type="string" calcext:value-type="string">
            <text:p>Suma - L2019</text:p>
          </table:table-cell>
          <table:table-cell table:style-name="ce13" office:value-type="string" calcext:value-type="string">
            <text:p>Suma - L2020</text:p>
          </table:table-cell>
          <table:table-cell table:style-name="ce18" office:value-type="string" calcext:value-type="string">
            <text:p>Suma - L2021</text:p>
          </table:table-cell>
          <table:table-cell table:number-columns-repeated="2"/>
          <table:table-cell office:value-type="string" calcext:value-type="string">
            <text:p>woj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table:style-name="ce4" office:value-type="string" calcext:value-type="string">
            <text:p>02</text:p>
          </table:table-cell>
          <table:table-cell table:style-name="ce9" office:value-type="float" office:value="2904198" calcext:value-type="float">
            <text:p>2904198</text:p>
          </table:table-cell>
          <table:table-cell table:style-name="ce14" office:value-type="float" office:value="2903710" calcext:value-type="float">
            <text:p>2903710</text:p>
          </table:table-cell>
          <table:table-cell table:style-name="ce14" office:value-type="float" office:value="2902547" calcext:value-type="float">
            <text:p>2902547</text:p>
          </table:table-cell>
          <table:table-cell table:style-name="ce14" office:value-type="float" office:value="2901225" calcext:value-type="float">
            <text:p>2901225</text:p>
          </table:table-cell>
          <table:table-cell table:style-name="ce14" office:value-type="float" office:value="2900163" calcext:value-type="float">
            <text:p>2900163</text:p>
          </table:table-cell>
          <table:table-cell table:style-name="ce19" office:value-type="float" office:value="2891321" calcext:value-type="float">
            <text:p>2891321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float" office:value="2904198" calcext:value-type="float">
            <text:p>2904198</text:p>
          </table:table-cell>
          <table:table-cell office:value-type="float" office:value="2903710" calcext:value-type="float">
            <text:p>2903710</text:p>
          </table:table-cell>
          <table:table-cell office:value-type="float" office:value="2902547" calcext:value-type="float">
            <text:p>2902547</text:p>
          </table:table-cell>
          <table:table-cell office:value-type="float" office:value="2901225" calcext:value-type="float">
            <text:p>2901225</text:p>
          </table:table-cell>
          <table:table-cell office:value-type="float" office:value="2900163" calcext:value-type="float">
            <text:p>2900163</text:p>
          </table:table-cell>
          <table:table-cell office:value-type="float" office:value="2891321" calcext:value-type="float">
            <text:p>2891321</text:p>
          </table:table-cell>
        </table:table-row>
        <table:table-row table:style-name="ro1">
          <table:table-cell office:value-type="string" calcext:value-type="string">
            <text:p>04</text:p>
          </table:table-cell>
          <table:table-cell office:value-type="float" office:value="2086210" calcext:value-type="float">
            <text:p>2086210</text:p>
          </table:table-cell>
          <table:table-cell office:value-type="float" office:value="2083927" calcext:value-type="float">
            <text:p>2083927</text:p>
          </table:table-cell>
          <table:table-cell office:value-type="float" office:value="2082944" calcext:value-type="float">
            <text:p>2082944</text:p>
          </table:table-cell>
          <table:table-cell office:value-type="float" office:value="2077775" calcext:value-type="float">
            <text:p>2077775</text:p>
          </table:table-cell>
          <table:table-cell office:value-type="float" office:value="2072373" calcext:value-type="float">
            <text:p>2072373</text:p>
          </table:table-cell>
          <table:table-cell office:value-type="float" office:value="2061942" calcext:value-type="float">
            <text:p>2061942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float" office:value="2086210" calcext:value-type="float">
            <text:p>2086210</text:p>
          </table:table-cell>
          <table:table-cell office:value-type="float" office:value="2083927" calcext:value-type="float">
            <text:p>2083927</text:p>
          </table:table-cell>
          <table:table-cell office:value-type="float" office:value="2082944" calcext:value-type="float">
            <text:p>2082944</text:p>
          </table:table-cell>
          <table:table-cell office:value-type="float" office:value="2077775" calcext:value-type="float">
            <text:p>2077775</text:p>
          </table:table-cell>
          <table:table-cell office:value-type="float" office:value="2072373" calcext:value-type="float">
            <text:p>2072373</text:p>
          </table:table-cell>
          <table:table-cell office:value-type="float" office:value="2061942" calcext:value-type="float">
            <text:p>2061942</text:p>
          </table:table-cell>
        </table:table-row>
        <table:table-row table:style-name="ro1">
          <table:table-cell office:value-type="string" calcext:value-type="string">
            <text:p>06</text:p>
          </table:table-cell>
          <table:table-cell office:value-type="float" office:value="2139726" calcext:value-type="float">
            <text:p>2139726</text:p>
          </table:table-cell>
          <table:table-cell office:value-type="float" office:value="2133340" calcext:value-type="float">
            <text:p>2133340</text:p>
          </table:table-cell>
          <table:table-cell office:value-type="float" office:value="2126317" calcext:value-type="float">
            <text:p>2126317</text:p>
          </table:table-cell>
          <table:table-cell office:value-type="float" office:value="2117619" calcext:value-type="float">
            <text:p>2117619</text:p>
          </table:table-cell>
          <table:table-cell office:value-type="float" office:value="2108270" calcext:value-type="float">
            <text:p>2108270</text:p>
          </table:table-cell>
          <table:table-cell office:value-type="float" office:value="2095258" calcext:value-type="float">
            <text:p>2095258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float" office:value="2139726" calcext:value-type="float">
            <text:p>2139726</text:p>
          </table:table-cell>
          <table:table-cell office:value-type="float" office:value="2133340" calcext:value-type="float">
            <text:p>2133340</text:p>
          </table:table-cell>
          <table:table-cell office:value-type="float" office:value="2126317" calcext:value-type="float">
            <text:p>2126317</text:p>
          </table:table-cell>
          <table:table-cell office:value-type="float" office:value="2117619" calcext:value-type="float">
            <text:p>2117619</text:p>
          </table:table-cell>
          <table:table-cell office:value-type="float" office:value="2108270" calcext:value-type="float">
            <text:p>2108270</text:p>
          </table:table-cell>
          <table:table-cell office:value-type="float" office:value="2095258" calcext:value-type="float">
            <text:p>2095258</text:p>
          </table:table-cell>
        </table:table-row>
        <table:table-row table:style-name="ro1">
          <table:table-cell office:value-type="string" calcext:value-type="string">
            <text:p>08</text:p>
          </table:table-cell>
          <table:table-cell office:value-type="float" office:value="1018084" calcext:value-type="float">
            <text:p>1018084</text:p>
          </table:table-cell>
          <table:table-cell office:value-type="float" office:value="1017376" calcext:value-type="float">
            <text:p>1017376</text:p>
          </table:table-cell>
          <table:table-cell office:value-type="float" office:value="1016832" calcext:value-type="float">
            <text:p>1016832</text:p>
          </table:table-cell>
          <table:table-cell office:value-type="float" office:value="1014548" calcext:value-type="float">
            <text:p>1014548</text:p>
          </table:table-cell>
          <table:table-cell office:value-type="float" office:value="1011592" calcext:value-type="float">
            <text:p>1011592</text:p>
          </table:table-cell>
          <table:table-cell office:value-type="float" office:value="1007145" calcext:value-type="float">
            <text:p>1007145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float" office:value="1018084" calcext:value-type="float">
            <text:p>1018084</text:p>
          </table:table-cell>
          <table:table-cell office:value-type="float" office:value="1017376" calcext:value-type="float">
            <text:p>1017376</text:p>
          </table:table-cell>
          <table:table-cell office:value-type="float" office:value="1016832" calcext:value-type="float">
            <text:p>1016832</text:p>
          </table:table-cell>
          <table:table-cell office:value-type="float" office:value="1014548" calcext:value-type="float">
            <text:p>1014548</text:p>
          </table:table-cell>
          <table:table-cell office:value-type="float" office:value="1011592" calcext:value-type="float">
            <text:p>1011592</text:p>
          </table:table-cell>
          <table:table-cell office:value-type="float" office:value="1007145" calcext:value-type="float">
            <text:p>1007145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2493603" calcext:value-type="float">
            <text:p>2493603</text:p>
          </table:table-cell>
          <table:table-cell office:value-type="float" office:value="2485323" calcext:value-type="float">
            <text:p>2485323</text:p>
          </table:table-cell>
          <table:table-cell office:value-type="float" office:value="2476315" calcext:value-type="float">
            <text:p>2476315</text:p>
          </table:table-cell>
          <table:table-cell office:value-type="float" office:value="2466322" calcext:value-type="float">
            <text:p>2466322</text:p>
          </table:table-cell>
          <table:table-cell office:value-type="float" office:value="2454779" calcext:value-type="float">
            <text:p>2454779</text:p>
          </table:table-cell>
          <table:table-cell office:value-type="float" office:value="2437970" calcext:value-type="float">
            <text:p>243797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float" office:value="2493603" calcext:value-type="float">
            <text:p>2493603</text:p>
          </table:table-cell>
          <table:table-cell office:value-type="float" office:value="2485323" calcext:value-type="float">
            <text:p>2485323</text:p>
          </table:table-cell>
          <table:table-cell office:value-type="float" office:value="2476315" calcext:value-type="float">
            <text:p>2476315</text:p>
          </table:table-cell>
          <table:table-cell office:value-type="float" office:value="2466322" calcext:value-type="float">
            <text:p>2466322</text:p>
          </table:table-cell>
          <table:table-cell office:value-type="float" office:value="2454779" calcext:value-type="float">
            <text:p>2454779</text:p>
          </table:table-cell>
          <table:table-cell office:value-type="float" office:value="2437970" calcext:value-type="float">
            <text:p>2437970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float" office:value="3372618" calcext:value-type="float">
            <text:p>3372618</text:p>
          </table:table-cell>
          <table:table-cell office:value-type="float" office:value="3382260" calcext:value-type="float">
            <text:p>3382260</text:p>
          </table:table-cell>
          <table:table-cell office:value-type="float" office:value="3391380" calcext:value-type="float">
            <text:p>3391380</text:p>
          </table:table-cell>
          <table:table-cell office:value-type="float" office:value="3400577" calcext:value-type="float">
            <text:p>3400577</text:p>
          </table:table-cell>
          <table:table-cell office:value-type="float" office:value="3410901" calcext:value-type="float">
            <text:p>3410901</text:p>
          </table:table-cell>
          <table:table-cell office:value-type="float" office:value="3410441" calcext:value-type="float">
            <text:p>3410441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float" office:value="3372618" calcext:value-type="float">
            <text:p>3372618</text:p>
          </table:table-cell>
          <table:table-cell office:value-type="float" office:value="3382260" calcext:value-type="float">
            <text:p>3382260</text:p>
          </table:table-cell>
          <table:table-cell office:value-type="float" office:value="3391380" calcext:value-type="float">
            <text:p>3391380</text:p>
          </table:table-cell>
          <table:table-cell office:value-type="float" office:value="3400577" calcext:value-type="float">
            <text:p>3400577</text:p>
          </table:table-cell>
          <table:table-cell office:value-type="float" office:value="3410901" calcext:value-type="float">
            <text:p>3410901</text:p>
          </table:table-cell>
          <table:table-cell office:value-type="float" office:value="3410441" calcext:value-type="float">
            <text:p>3410441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float" office:value="5349114" calcext:value-type="float">
            <text:p>5349114</text:p>
          </table:table-cell>
          <table:table-cell office:value-type="float" office:value="5365898" calcext:value-type="float">
            <text:p>5365898</text:p>
          </table:table-cell>
          <table:table-cell office:value-type="float" office:value="5384617" calcext:value-type="float">
            <text:p>5384617</text:p>
          </table:table-cell>
          <table:table-cell office:value-type="float" office:value="5403412" calcext:value-type="float">
            <text:p>5403412</text:p>
          </table:table-cell>
          <table:table-cell office:value-type="float" office:value="5423168" calcext:value-type="float">
            <text:p>5423168</text:p>
          </table:table-cell>
          <table:table-cell office:value-type="float" office:value="5425028" calcext:value-type="float">
            <text:p>5425028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float" office:value="5349114" calcext:value-type="float">
            <text:p>5349114</text:p>
          </table:table-cell>
          <table:table-cell office:value-type="float" office:value="5365898" calcext:value-type="float">
            <text:p>5365898</text:p>
          </table:table-cell>
          <table:table-cell office:value-type="float" office:value="5384617" calcext:value-type="float">
            <text:p>5384617</text:p>
          </table:table-cell>
          <table:table-cell office:value-type="float" office:value="5403412" calcext:value-type="float">
            <text:p>5403412</text:p>
          </table:table-cell>
          <table:table-cell office:value-type="float" office:value="5423168" calcext:value-type="float">
            <text:p>5423168</text:p>
          </table:table-cell>
          <table:table-cell office:value-type="float" office:value="5425028" calcext:value-type="float">
            <text:p>5425028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float" office:value="996011" calcext:value-type="float">
            <text:p>996011</text:p>
          </table:table-cell>
          <table:table-cell office:value-type="float" office:value="993036" calcext:value-type="float">
            <text:p>993036</text:p>
          </table:table-cell>
          <table:table-cell office:value-type="float" office:value="990069" calcext:value-type="float">
            <text:p>990069</text:p>
          </table:table-cell>
          <table:table-cell office:value-type="float" office:value="986506" calcext:value-type="float">
            <text:p>986506</text:p>
          </table:table-cell>
          <table:table-cell office:value-type="float" office:value="982626" calcext:value-type="float">
            <text:p>982626</text:p>
          </table:table-cell>
          <table:table-cell office:value-type="float" office:value="976774" calcext:value-type="float">
            <text:p>976774</text:p>
          </table:table-cell>
          <table:table-cell table:number-columns-repeated="2"/>
          <table:table-cell office:value-type="string" calcext:value-type="string">
            <text:p>16</text:p>
          </table:table-cell>
          <table:table-cell office:value-type="float" office:value="996011" calcext:value-type="float">
            <text:p>996011</text:p>
          </table:table-cell>
          <table:table-cell office:value-type="float" office:value="993036" calcext:value-type="float">
            <text:p>993036</text:p>
          </table:table-cell>
          <table:table-cell office:value-type="float" office:value="990069" calcext:value-type="float">
            <text:p>990069</text:p>
          </table:table-cell>
          <table:table-cell office:value-type="float" office:value="986506" calcext:value-type="float">
            <text:p>986506</text:p>
          </table:table-cell>
          <table:table-cell office:value-type="float" office:value="982626" calcext:value-type="float">
            <text:p>982626</text:p>
          </table:table-cell>
          <table:table-cell office:value-type="float" office:value="976774" calcext:value-type="float">
            <text:p>976774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float" office:value="2127657" calcext:value-type="float">
            <text:p>2127657</text:p>
          </table:table-cell>
          <table:table-cell office:value-type="float" office:value="2127656" calcext:value-type="float">
            <text:p>2127656</text:p>
          </table:table-cell>
          <table:table-cell office:value-type="float" office:value="2129138" calcext:value-type="float">
            <text:p>2129138</text:p>
          </table:table-cell>
          <table:table-cell office:value-type="float" office:value="2129015" calcext:value-type="float">
            <text:p>2129015</text:p>
          </table:table-cell>
          <table:table-cell office:value-type="float" office:value="2127164" calcext:value-type="float">
            <text:p>2127164</text:p>
          </table:table-cell>
          <table:table-cell office:value-type="float" office:value="2121229" calcext:value-type="float">
            <text:p>2121229</text:p>
          </table:table-cell>
          <table:table-cell table:number-columns-repeated="2"/>
          <table:table-cell office:value-type="string" calcext:value-type="string">
            <text:p>18</text:p>
          </table:table-cell>
          <table:table-cell office:value-type="float" office:value="2127657" calcext:value-type="float">
            <text:p>2127657</text:p>
          </table:table-cell>
          <table:table-cell office:value-type="float" office:value="2127656" calcext:value-type="float">
            <text:p>2127656</text:p>
          </table:table-cell>
          <table:table-cell office:value-type="float" office:value="2129138" calcext:value-type="float">
            <text:p>2129138</text:p>
          </table:table-cell>
          <table:table-cell office:value-type="float" office:value="2129015" calcext:value-type="float">
            <text:p>2129015</text:p>
          </table:table-cell>
          <table:table-cell office:value-type="float" office:value="2127164" calcext:value-type="float">
            <text:p>2127164</text:p>
          </table:table-cell>
          <table:table-cell office:value-type="float" office:value="2121229" calcext:value-type="float">
            <text:p>2121229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1188800" calcext:value-type="float">
            <text:p>1188800</text:p>
          </table:table-cell>
          <table:table-cell office:value-type="float" office:value="1186625" calcext:value-type="float">
            <text:p>1186625</text:p>
          </table:table-cell>
          <table:table-cell office:value-type="float" office:value="1184548" calcext:value-type="float">
            <text:p>1184548</text:p>
          </table:table-cell>
          <table:table-cell office:value-type="float" office:value="1181533" calcext:value-type="float">
            <text:p>1181533</text:p>
          </table:table-cell>
          <table:table-cell office:value-type="float" office:value="1178353" calcext:value-type="float">
            <text:p>1178353</text:p>
          </table:table-cell>
          <table:table-cell office:value-type="float" office:value="1173286" calcext:value-type="float">
            <text:p>1173286</text:p>
          </table:table-cell>
          <table:table-cell table:number-columns-repeated="2"/>
          <table:table-cell office:value-type="string" calcext:value-type="string">
            <text:p>20</text:p>
          </table:table-cell>
          <table:table-cell office:value-type="float" office:value="1188800" calcext:value-type="float">
            <text:p>1188800</text:p>
          </table:table-cell>
          <table:table-cell office:value-type="float" office:value="1186625" calcext:value-type="float">
            <text:p>1186625</text:p>
          </table:table-cell>
          <table:table-cell office:value-type="float" office:value="1184548" calcext:value-type="float">
            <text:p>1184548</text:p>
          </table:table-cell>
          <table:table-cell office:value-type="float" office:value="1181533" calcext:value-type="float">
            <text:p>1181533</text:p>
          </table:table-cell>
          <table:table-cell office:value-type="float" office:value="1178353" calcext:value-type="float">
            <text:p>1178353</text:p>
          </table:table-cell>
          <table:table-cell office:value-type="float" office:value="1173286" calcext:value-type="float">
            <text:p>1173286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float" office:value="2307710" calcext:value-type="float">
            <text:p>2307710</text:p>
          </table:table-cell>
          <table:table-cell office:value-type="float" office:value="2315611" calcext:value-type="float">
            <text:p>2315611</text:p>
          </table:table-cell>
          <table:table-cell office:value-type="float" office:value="2324251" calcext:value-type="float">
            <text:p>2324251</text:p>
          </table:table-cell>
          <table:table-cell office:value-type="float" office:value="2333523" calcext:value-type="float">
            <text:p>2333523</text:p>
          </table:table-cell>
          <table:table-cell office:value-type="float" office:value="2343928" calcext:value-type="float">
            <text:p>2343928</text:p>
          </table:table-cell>
          <table:table-cell office:value-type="float" office:value="2346671" calcext:value-type="float">
            <text:p>2346671</text:p>
          </table:table-cell>
          <table:table-cell table:number-columns-repeated="2"/>
          <table:table-cell office:value-type="string" calcext:value-type="string">
            <text:p>22</text:p>
          </table:table-cell>
          <table:table-cell office:value-type="float" office:value="2307710" calcext:value-type="float">
            <text:p>2307710</text:p>
          </table:table-cell>
          <table:table-cell office:value-type="float" office:value="2315611" calcext:value-type="float">
            <text:p>2315611</text:p>
          </table:table-cell>
          <table:table-cell office:value-type="float" office:value="2324251" calcext:value-type="float">
            <text:p>2324251</text:p>
          </table:table-cell>
          <table:table-cell office:value-type="float" office:value="2333523" calcext:value-type="float">
            <text:p>2333523</text:p>
          </table:table-cell>
          <table:table-cell office:value-type="float" office:value="2343928" calcext:value-type="float">
            <text:p>2343928</text:p>
          </table:table-cell>
          <table:table-cell office:value-type="float" office:value="2346671" calcext:value-type="float">
            <text:p>2346671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float" office:value="4570849" calcext:value-type="float">
            <text:p>4570849</text:p>
          </table:table-cell>
          <table:table-cell office:value-type="float" office:value="4559164" calcext:value-type="float">
            <text:p>4559164</text:p>
          </table:table-cell>
          <table:table-cell office:value-type="float" office:value="4548180" calcext:value-type="float">
            <text:p>4548180</text:p>
          </table:table-cell>
          <table:table-cell office:value-type="float" office:value="4533565" calcext:value-type="float">
            <text:p>4533565</text:p>
          </table:table-cell>
          <table:table-cell office:value-type="float" office:value="4517635" calcext:value-type="float">
            <text:p>4517635</text:p>
          </table:table-cell>
          <table:table-cell office:value-type="float" office:value="4492330" calcext:value-type="float">
            <text:p>4492330</text:p>
          </table:table-cell>
          <table:table-cell table:number-columns-repeated="2"/>
          <table:table-cell office:value-type="string" calcext:value-type="string">
            <text:p>24</text:p>
          </table:table-cell>
          <table:table-cell office:value-type="float" office:value="4570849" calcext:value-type="float">
            <text:p>4570849</text:p>
          </table:table-cell>
          <table:table-cell office:value-type="float" office:value="4559164" calcext:value-type="float">
            <text:p>4559164</text:p>
          </table:table-cell>
          <table:table-cell office:value-type="float" office:value="4548180" calcext:value-type="float">
            <text:p>4548180</text:p>
          </table:table-cell>
          <table:table-cell office:value-type="float" office:value="4533565" calcext:value-type="float">
            <text:p>4533565</text:p>
          </table:table-cell>
          <table:table-cell office:value-type="float" office:value="4517635" calcext:value-type="float">
            <text:p>4517635</text:p>
          </table:table-cell>
          <table:table-cell office:value-type="float" office:value="4492330" calcext:value-type="float">
            <text:p>4492330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float" office:value="1257179" calcext:value-type="float">
            <text:p>1257179</text:p>
          </table:table-cell>
          <table:table-cell office:value-type="float" office:value="1252900" calcext:value-type="float">
            <text:p>1252900</text:p>
          </table:table-cell>
          <table:table-cell office:value-type="float" office:value="1247732" calcext:value-type="float">
            <text:p>1247732</text:p>
          </table:table-cell>
          <table:table-cell office:value-type="float" office:value="1241546" calcext:value-type="float">
            <text:p>1241546</text:p>
          </table:table-cell>
          <table:table-cell office:value-type="float" office:value="1233961" calcext:value-type="float">
            <text:p>1233961</text:p>
          </table:table-cell>
          <table:table-cell office:value-type="float" office:value="1224626" calcext:value-type="float">
            <text:p>1224626</text:p>
          </table:table-cell>
          <table:table-cell table:number-columns-repeated="2"/>
          <table:table-cell office:value-type="string" calcext:value-type="string">
            <text:p>26</text:p>
          </table:table-cell>
          <table:table-cell office:value-type="float" office:value="1257179" calcext:value-type="float">
            <text:p>1257179</text:p>
          </table:table-cell>
          <table:table-cell office:value-type="float" office:value="1252900" calcext:value-type="float">
            <text:p>1252900</text:p>
          </table:table-cell>
          <table:table-cell office:value-type="float" office:value="1247732" calcext:value-type="float">
            <text:p>1247732</text:p>
          </table:table-cell>
          <table:table-cell office:value-type="float" office:value="1241546" calcext:value-type="float">
            <text:p>1241546</text:p>
          </table:table-cell>
          <table:table-cell office:value-type="float" office:value="1233961" calcext:value-type="float">
            <text:p>1233961</text:p>
          </table:table-cell>
          <table:table-cell office:value-type="float" office:value="1224626" calcext:value-type="float">
            <text:p>1224626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float" office:value="1439675" calcext:value-type="float">
            <text:p>1439675</text:p>
          </table:table-cell>
          <table:table-cell office:value-type="float" office:value="1436367" calcext:value-type="float">
            <text:p>1436367</text:p>
          </table:table-cell>
          <table:table-cell office:value-type="float" office:value="1433945" calcext:value-type="float">
            <text:p>1433945</text:p>
          </table:table-cell>
          <table:table-cell office:value-type="float" office:value="1428983" calcext:value-type="float">
            <text:p>1428983</text:p>
          </table:table-cell>
          <table:table-cell office:value-type="float" office:value="1422737" calcext:value-type="float">
            <text:p>1422737</text:p>
          </table:table-cell>
          <table:table-cell office:value-type="float" office:value="1416495" calcext:value-type="float">
            <text:p>1416495</text:p>
          </table:table-cell>
          <table:table-cell table:number-columns-repeated="2"/>
          <table:table-cell office:value-type="string" calcext:value-type="string">
            <text:p>28</text:p>
          </table:table-cell>
          <table:table-cell office:value-type="float" office:value="1439675" calcext:value-type="float">
            <text:p>1439675</text:p>
          </table:table-cell>
          <table:table-cell office:value-type="float" office:value="1436367" calcext:value-type="float">
            <text:p>1436367</text:p>
          </table:table-cell>
          <table:table-cell office:value-type="float" office:value="1433945" calcext:value-type="float">
            <text:p>1433945</text:p>
          </table:table-cell>
          <table:table-cell office:value-type="float" office:value="1428983" calcext:value-type="float">
            <text:p>1428983</text:p>
          </table:table-cell>
          <table:table-cell office:value-type="float" office:value="1422737" calcext:value-type="float">
            <text:p>1422737</text:p>
          </table:table-cell>
          <table:table-cell office:value-type="float" office:value="1416495" calcext:value-type="float">
            <text:p>1416495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float" office:value="3475323" calcext:value-type="float">
            <text:p>3475323</text:p>
          </table:table-cell>
          <table:table-cell office:value-type="float" office:value="3481625" calcext:value-type="float">
            <text:p>3481625</text:p>
          </table:table-cell>
          <table:table-cell office:value-type="float" office:value="3489210" calcext:value-type="float">
            <text:p>3489210</text:p>
          </table:table-cell>
          <table:table-cell office:value-type="float" office:value="3493969" calcext:value-type="float">
            <text:p>3493969</text:p>
          </table:table-cell>
          <table:table-cell office:value-type="float" office:value="3498733" calcext:value-type="float">
            <text:p>3498733</text:p>
          </table:table-cell>
          <table:table-cell office:value-type="float" office:value="3496450" calcext:value-type="float">
            <text:p>3496450</text:p>
          </table:table-cell>
          <table:table-cell table:number-columns-repeated="2"/>
          <table:table-cell office:value-type="string" calcext:value-type="string">
            <text:p>30</text:p>
          </table:table-cell>
          <table:table-cell office:value-type="float" office:value="3475323" calcext:value-type="float">
            <text:p>3475323</text:p>
          </table:table-cell>
          <table:table-cell office:value-type="float" office:value="3481625" calcext:value-type="float">
            <text:p>3481625</text:p>
          </table:table-cell>
          <table:table-cell office:value-type="float" office:value="3489210" calcext:value-type="float">
            <text:p>3489210</text:p>
          </table:table-cell>
          <table:table-cell office:value-type="float" office:value="3493969" calcext:value-type="float">
            <text:p>3493969</text:p>
          </table:table-cell>
          <table:table-cell office:value-type="float" office:value="3498733" calcext:value-type="float">
            <text:p>3498733</text:p>
          </table:table-cell>
          <table:table-cell office:value-type="float" office:value="3496450" calcext:value-type="float">
            <text:p>3496450</text:p>
          </table:table-cell>
        </table:table-row>
        <table:table-row table:style-name="ro1">
          <table:table-cell table:style-name="ce6" office:value-type="string" calcext:value-type="string">
            <text:p>32</text:p>
          </table:table-cell>
          <table:table-cell table:style-name="ce11" office:value-type="float" office:value="1710482" calcext:value-type="float">
            <text:p>1710482</text:p>
          </table:table-cell>
          <table:table-cell table:style-name="ce16" office:value-type="float" office:value="1708174" calcext:value-type="float">
            <text:p>1708174</text:p>
          </table:table-cell>
          <table:table-cell table:style-name="ce16" office:value-type="float" office:value="1705533" calcext:value-type="float">
            <text:p>1705533</text:p>
          </table:table-cell>
          <table:table-cell table:style-name="ce16" office:value-type="float" office:value="1701030" calcext:value-type="float">
            <text:p>1701030</text:p>
          </table:table-cell>
          <table:table-cell table:style-name="ce16" office:value-type="float" office:value="1696193" calcext:value-type="float">
            <text:p>1696193</text:p>
          </table:table-cell>
          <table:table-cell table:style-name="ce21" office:value-type="float" office:value="1688047" calcext:value-type="float">
            <text:p>1688047</text:p>
          </table:table-cell>
          <table:table-cell table:number-columns-repeated="2"/>
          <table:table-cell office:value-type="string" calcext:value-type="string">
            <text:p>32</text:p>
          </table:table-cell>
          <table:table-cell office:value-type="float" office:value="1710482" calcext:value-type="float">
            <text:p>1710482</text:p>
          </table:table-cell>
          <table:table-cell office:value-type="float" office:value="1708174" calcext:value-type="float">
            <text:p>1708174</text:p>
          </table:table-cell>
          <table:table-cell office:value-type="float" office:value="1705533" calcext:value-type="float">
            <text:p>1705533</text:p>
          </table:table-cell>
          <table:table-cell office:value-type="float" office:value="1701030" calcext:value-type="float">
            <text:p>1701030</text:p>
          </table:table-cell>
          <table:table-cell office:value-type="float" office:value="1696193" calcext:value-type="float">
            <text:p>1696193</text:p>
          </table:table-cell>
          <table:table-cell office:value-type="float" office:value="1688047" calcext:value-type="float">
            <text:p>1688047</text:p>
          </table:table-cell>
        </table:table-row>
      </table:table>
      <table:table table:name="Arkusz3" table:style-name="ta1">
        <table:table-column table:style-name="co3" table:default-cell-style-name="Default"/>
        <table:table-column table:style-name="co2" table:default-cell-style-name="ce22"/>
        <table:table-column table:style-name="co3" table:default-cell-style-name="Default"/>
        <table:table-column table:style-name="co3" table:default-cell-style-name="ce22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rawa?</text:p>
          </table:table-cell>
          <table:table-cell office:value-type="string" calcext:value-type="string">
            <text:p>KOD</text:p>
          </table:table-cell>
          <table:table-cell office:value-type="string" calcext:value-type="string">
            <text:p>L2021</text:p>
          </table:table-cell>
          <table:table-cell office:value-type="string" calcext:value-type="string">
            <text:p>powiat</text:p>
          </table:table-cell>
          <table:table-cell table:number-columns-repeated="3"/>
        </table:table-row>
        <table:table-row table:style-name="ro1">
          <table:table-cell table:formula="of:=IF([.D2]&gt;=60;1;0)" office:value-type="float" office:value="0" calcext:value-type="float">
            <text:p>0</text:p>
          </table:table-cell>
          <table:table-cell office:value-type="string" calcext:value-type="string">
            <text:p>0201</text:p>
          </table:table-cell>
          <table:table-cell office:value-type="float" office:value="89762" calcext:value-type="float">
            <text:p>89762</text:p>
          </table:table-cell>
          <table:table-cell table:formula="of:=TRUNC(MID([.B2];3;2) 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IF([.D3]&gt;=60;1;0)" office:value-type="float" office:value="0" calcext:value-type="float">
            <text:p>0</text:p>
          </table:table-cell>
          <table:table-cell office:value-type="string" calcext:value-type="string">
            <text:p>0202</text:p>
          </table:table-cell>
          <table:table-cell office:value-type="float" office:value="99935" calcext:value-type="float">
            <text:p>99935</text:p>
          </table:table-cell>
          <table:table-cell table:formula="of:=TRUNC(MID([.B3];3;2) 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IF([.D4]&gt;=60;1;0)" office:value-type="float" office:value="0" calcext:value-type="float">
            <text:p>0</text:p>
          </table:table-cell>
          <table:table-cell office:value-type="string" calcext:value-type="string">
            <text:p>0203</text:p>
          </table:table-cell>
          <table:table-cell office:value-type="float" office:value="88447" calcext:value-type="float">
            <text:p>88447</text:p>
          </table:table-cell>
          <table:table-cell table:formula="of:=TRUNC(MID([.B4];3;2) ;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IF([.D5]&gt;=60;1;0)" office:value-type="float" office:value="0" calcext:value-type="float">
            <text:p>0</text:p>
          </table:table-cell>
          <table:table-cell office:value-type="string" calcext:value-type="string">
            <text:p>0204</text:p>
          </table:table-cell>
          <table:table-cell office:value-type="float" office:value="34552" calcext:value-type="float">
            <text:p>34552</text:p>
          </table:table-cell>
          <table:table-cell table:formula="of:=TRUNC(MID([.B5];3;2) 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IF([.D6]&gt;=60;1;0)" office:value-type="float" office:value="0" calcext:value-type="float">
            <text:p>0</text:p>
          </table:table-cell>
          <table:table-cell office:value-type="string" calcext:value-type="string">
            <text:p>0205</text:p>
          </table:table-cell>
          <table:table-cell office:value-type="float" office:value="49734" calcext:value-type="float">
            <text:p>49734</text:p>
          </table:table-cell>
          <table:table-cell table:formula="of:=TRUNC(MID([.B6];3;2) 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IF([.D7]&gt;=60;1;0)" office:value-type="float" office:value="0" calcext:value-type="float">
            <text:p>0</text:p>
          </table:table-cell>
          <table:table-cell office:value-type="string" calcext:value-type="string">
            <text:p>0206</text:p>
          </table:table-cell>
          <table:table-cell office:value-type="float" office:value="42824" calcext:value-type="float">
            <text:p>42824</text:p>
          </table:table-cell>
          <table:table-cell table:formula="of:=TRUNC(MID([.B7];3;2) 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IF([.D8]&gt;=60;1;0)" office:value-type="float" office:value="0" calcext:value-type="float">
            <text:p>0</text:p>
          </table:table-cell>
          <table:table-cell office:value-type="string" calcext:value-type="string">
            <text:p>0207</text:p>
          </table:table-cell>
          <table:table-cell office:value-type="float" office:value="63333" calcext:value-type="float">
            <text:p>63333</text:p>
          </table:table-cell>
          <table:table-cell table:formula="of:=TRUNC(MID([.B8];3;2) ;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IF([.D9]&gt;=60;1;0)" office:value-type="float" office:value="0" calcext:value-type="float">
            <text:p>0</text:p>
          </table:table-cell>
          <table:table-cell office:value-type="string" calcext:value-type="string">
            <text:p>0208</text:p>
          </table:table-cell>
          <table:table-cell office:value-type="float" office:value="156283" calcext:value-type="float">
            <text:p>156283</text:p>
          </table:table-cell>
          <table:table-cell table:formula="of:=TRUNC(MID([.B9];3;2) ;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IF([.D10]&gt;=60;1;0)" office:value-type="float" office:value="0" calcext:value-type="float">
            <text:p>0</text:p>
          </table:table-cell>
          <table:table-cell office:value-type="string" calcext:value-type="string">
            <text:p>0209</text:p>
          </table:table-cell>
          <table:table-cell office:value-type="float" office:value="55110" calcext:value-type="float">
            <text:p>55110</text:p>
          </table:table-cell>
          <table:table-cell table:formula="of:=TRUNC(MID([.B10];3;2) 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IF([.D11]&gt;=60;1;0)" office:value-type="float" office:value="0" calcext:value-type="float">
            <text:p>0</text:p>
          </table:table-cell>
          <table:table-cell office:value-type="string" calcext:value-type="string">
            <text:p>0210</text:p>
          </table:table-cell>
          <table:table-cell office:value-type="float" office:value="53852" calcext:value-type="float">
            <text:p>53852</text:p>
          </table:table-cell>
          <table:table-cell table:formula="of:=TRUNC(MID([.B11];3;2) 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IF([.D12]&gt;=60;1;0)" office:value-type="float" office:value="0" calcext:value-type="float">
            <text:p>0</text:p>
          </table:table-cell>
          <table:table-cell office:value-type="string" calcext:value-type="string">
            <text:p>0211</text:p>
          </table:table-cell>
          <table:table-cell office:value-type="float" office:value="105896" calcext:value-type="float">
            <text:p>105896</text:p>
          </table:table-cell>
          <table:table-cell table:formula="of:=TRUNC(MID([.B12];3;2) 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IF([.D13]&gt;=60;1;0)" office:value-type="float" office:value="0" calcext:value-type="float">
            <text:p>0</text:p>
          </table:table-cell>
          <table:table-cell office:value-type="string" calcext:value-type="string">
            <text:p>0212</text:p>
          </table:table-cell>
          <table:table-cell office:value-type="float" office:value="45599" calcext:value-type="float">
            <text:p>45599</text:p>
          </table:table-cell>
          <table:table-cell table:formula="of:=TRUNC(MID([.B13];3;2) 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formula="of:=IF([.D14]&gt;=60;1;0)" office:value-type="float" office:value="0" calcext:value-type="float">
            <text:p>0</text:p>
          </table:table-cell>
          <table:table-cell office:value-type="string" calcext:value-type="string">
            <text:p>0213</text:p>
          </table:table-cell>
          <table:table-cell office:value-type="float" office:value="36800" calcext:value-type="float">
            <text:p>36800</text:p>
          </table:table-cell>
          <table:table-cell table:formula="of:=TRUNC(MID([.B14];3;2) ;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formula="of:=IF([.D15]&gt;=60;1;0)" office:value-type="float" office:value="0" calcext:value-type="float">
            <text:p>0</text:p>
          </table:table-cell>
          <table:table-cell office:value-type="string" calcext:value-type="string">
            <text:p>0214</text:p>
          </table:table-cell>
          <table:table-cell office:value-type="float" office:value="107268" calcext:value-type="float">
            <text:p>107268</text:p>
          </table:table-cell>
          <table:table-cell table:formula="of:=TRUNC(MID([.B15];3;2) ;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formula="of:=IF([.D16]&gt;=60;1;0)" office:value-type="float" office:value="0" calcext:value-type="float">
            <text:p>0</text:p>
          </table:table-cell>
          <table:table-cell office:value-type="string" calcext:value-type="string">
            <text:p>0215</text:p>
          </table:table-cell>
          <table:table-cell office:value-type="float" office:value="76733" calcext:value-type="float">
            <text:p>76733</text:p>
          </table:table-cell>
          <table:table-cell table:formula="of:=TRUNC(MID([.B16];3;2) ;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IF([.D17]&gt;=60;1;0)" office:value-type="float" office:value="0" calcext:value-type="float">
            <text:p>0</text:p>
          </table:table-cell>
          <table:table-cell office:value-type="string" calcext:value-type="string">
            <text:p>0216</text:p>
          </table:table-cell>
          <table:table-cell office:value-type="float" office:value="62997" calcext:value-type="float">
            <text:p>62997</text:p>
          </table:table-cell>
          <table:table-cell table:formula="of:=TRUNC(MID([.B17];3;2) ;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formula="of:=IF([.D18]&gt;=60;1;0)" office:value-type="float" office:value="0" calcext:value-type="float">
            <text:p>0</text:p>
          </table:table-cell>
          <table:table-cell office:value-type="string" calcext:value-type="string">
            <text:p>0217</text:p>
          </table:table-cell>
          <table:table-cell office:value-type="float" office:value="43221" calcext:value-type="float">
            <text:p>43221</text:p>
          </table:table-cell>
          <table:table-cell table:formula="of:=TRUNC(MID([.B18];3;2) ;0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formula="of:=IF([.D19]&gt;=60;1;0)" office:value-type="float" office:value="0" calcext:value-type="float">
            <text:p>0</text:p>
          </table:table-cell>
          <table:table-cell office:value-type="string" calcext:value-type="string">
            <text:p>0218</text:p>
          </table:table-cell>
          <table:table-cell office:value-type="float" office:value="55508" calcext:value-type="float">
            <text:p>55508</text:p>
          </table:table-cell>
          <table:table-cell table:formula="of:=TRUNC(MID([.B19];3;2) ;0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IF([.D20]&gt;=60;1;0)" office:value-type="float" office:value="0" calcext:value-type="float">
            <text:p>0</text:p>
          </table:table-cell>
          <table:table-cell office:value-type="string" calcext:value-type="string">
            <text:p>0219</text:p>
          </table:table-cell>
          <table:table-cell office:value-type="float" office:value="156015" calcext:value-type="float">
            <text:p>156015</text:p>
          </table:table-cell>
          <table:table-cell table:formula="of:=TRUNC(MID([.B20];3;2) ;0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formula="of:=IF([.D21]&gt;=60;1;0)" office:value-type="float" office:value="0" calcext:value-type="float">
            <text:p>0</text:p>
          </table:table-cell>
          <table:table-cell office:value-type="string" calcext:value-type="string">
            <text:p>0220</text:p>
          </table:table-cell>
          <table:table-cell office:value-type="float" office:value="85226" calcext:value-type="float">
            <text:p>85226</text:p>
          </table:table-cell>
          <table:table-cell table:formula="of:=TRUNC(MID([.B21];3;2) ;0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formula="of:=IF([.D22]&gt;=60;1;0)" office:value-type="float" office:value="0" calcext:value-type="float">
            <text:p>0</text:p>
          </table:table-cell>
          <table:table-cell office:value-type="string" calcext:value-type="string">
            <text:p>0221</text:p>
          </table:table-cell>
          <table:table-cell office:value-type="float" office:value="55107" calcext:value-type="float">
            <text:p>55107</text:p>
          </table:table-cell>
          <table:table-cell table:formula="of:=TRUNC(MID([.B22];3;2) ;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IF([.D23]&gt;=60;1;0)" office:value-type="float" office:value="0" calcext:value-type="float">
            <text:p>0</text:p>
          </table:table-cell>
          <table:table-cell office:value-type="string" calcext:value-type="string">
            <text:p>0222</text:p>
          </table:table-cell>
          <table:table-cell office:value-type="float" office:value="46623" calcext:value-type="float">
            <text:p>46623</text:p>
          </table:table-cell>
          <table:table-cell table:formula="of:=TRUNC(MID([.B23];3;2) ;0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formula="of:=IF([.D24]&gt;=60;1;0)" office:value-type="float" office:value="0" calcext:value-type="float">
            <text:p>0</text:p>
          </table:table-cell>
          <table:table-cell office:value-type="string" calcext:value-type="string">
            <text:p>0223</text:p>
          </table:table-cell>
          <table:table-cell office:value-type="float" office:value="156322" calcext:value-type="float">
            <text:p>156322</text:p>
          </table:table-cell>
          <table:table-cell table:formula="of:=TRUNC(MID([.B24];3;2) ;0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formula="of:=IF([.D25]&gt;=60;1;0)" office:value-type="float" office:value="0" calcext:value-type="float">
            <text:p>0</text:p>
          </table:table-cell>
          <table:table-cell office:value-type="string" calcext:value-type="string">
            <text:p>0224</text:p>
          </table:table-cell>
          <table:table-cell office:value-type="float" office:value="64080" calcext:value-type="float">
            <text:p>64080</text:p>
          </table:table-cell>
          <table:table-cell table:formula="of:=TRUNC(MID([.B25];3;2) ;0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formula="of:=IF([.D26]&gt;=60;1;0)" office:value-type="float" office:value="0" calcext:value-type="float">
            <text:p>0</text:p>
          </table:table-cell>
          <table:table-cell office:value-type="string" calcext:value-type="string">
            <text:p>0225</text:p>
          </table:table-cell>
          <table:table-cell office:value-type="float" office:value="88386" calcext:value-type="float">
            <text:p>88386</text:p>
          </table:table-cell>
          <table:table-cell table:formula="of:=TRUNC(MID([.B26];3;2) ;0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formula="of:=IF([.D27]&gt;=60;1;0)" office:value-type="float" office:value="0" calcext:value-type="float">
            <text:p>0</text:p>
          </table:table-cell>
          <table:table-cell office:value-type="string" calcext:value-type="string">
            <text:p>0226</text:p>
          </table:table-cell>
          <table:table-cell office:value-type="float" office:value="43038" calcext:value-type="float">
            <text:p>43038</text:p>
          </table:table-cell>
          <table:table-cell table:formula="of:=TRUNC(MID([.B27];3;2) ;0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formula="of:=IF([.D28]&gt;=60;1;0)" office:value-type="float" office:value="1" calcext:value-type="float">
            <text:p>1</text:p>
          </table:table-cell>
          <table:table-cell office:value-type="string" calcext:value-type="string">
            <text:p>0261</text:p>
          </table:table-cell>
          <table:table-cell office:value-type="float" office:value="78335" calcext:value-type="float">
            <text:p>78335</text:p>
          </table:table-cell>
          <table:table-cell table:formula="of:=TRUNC(MID([.B28];3;2) ;0)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table:formula="of:=IF([.D29]&gt;=60;1;0)" office:value-type="float" office:value="1" calcext:value-type="float">
            <text:p>1</text:p>
          </table:table-cell>
          <table:table-cell office:value-type="string" calcext:value-type="string">
            <text:p>0262</text:p>
          </table:table-cell>
          <table:table-cell office:value-type="float" office:value="98436" calcext:value-type="float">
            <text:p>98436</text:p>
          </table:table-cell>
          <table:table-cell table:formula="of:=TRUNC(MID([.B29];3;2) ;0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formula="of:=IF([.D30]&gt;=60;1;0)" office:value-type="float" office:value="1" calcext:value-type="float">
            <text:p>1</text:p>
          </table:table-cell>
          <table:table-cell office:value-type="string" calcext:value-type="string">
            <text:p>0265</text:p>
          </table:table-cell>
          <table:table-cell office:value-type="float" office:value="109971" calcext:value-type="float">
            <text:p>109971</text:p>
          </table:table-cell>
          <table:table-cell table:formula="of:=TRUNC(MID([.B30];3;2) ;0)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IF([.D31]&gt;=60;1;0)" office:value-type="float" office:value="1" calcext:value-type="float">
            <text:p>1</text:p>
          </table:table-cell>
          <table:table-cell office:value-type="string" calcext:value-type="string">
            <text:p>0264</text:p>
          </table:table-cell>
          <table:table-cell office:value-type="float" office:value="641928" calcext:value-type="float">
            <text:p>641928</text:p>
          </table:table-cell>
          <table:table-cell table:formula="of:=TRUNC(MID([.B31];3;2) ;0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formula="of:=IF([.D32]&gt;=60;1;0)" office:value-type="float" office:value="0" calcext:value-type="float">
            <text:p>0</text:p>
          </table:table-cell>
          <table:table-cell office:value-type="string" calcext:value-type="string">
            <text:p>0401</text:p>
          </table:table-cell>
          <table:table-cell office:value-type="float" office:value="54891" calcext:value-type="float">
            <text:p>54891</text:p>
          </table:table-cell>
          <table:table-cell table:formula="of:=TRUNC(MID([.B32];3;2) 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IF([.D33]&gt;=60;1;0)" office:value-type="float" office:value="0" calcext:value-type="float">
            <text:p>0</text:p>
          </table:table-cell>
          <table:table-cell office:value-type="string" calcext:value-type="string">
            <text:p>0402</text:p>
          </table:table-cell>
          <table:table-cell office:value-type="float" office:value="79023" calcext:value-type="float">
            <text:p>79023</text:p>
          </table:table-cell>
          <table:table-cell table:formula="of:=TRUNC(MID([.B33];3;2) 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IF([.D34]&gt;=60;1;0)" office:value-type="float" office:value="0" calcext:value-type="float">
            <text:p>0</text:p>
          </table:table-cell>
          <table:table-cell office:value-type="string" calcext:value-type="string">
            <text:p>0403</text:p>
          </table:table-cell>
          <table:table-cell office:value-type="float" office:value="120432" calcext:value-type="float">
            <text:p>120432</text:p>
          </table:table-cell>
          <table:table-cell table:formula="of:=TRUNC(MID([.B34];3;2) ;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IF([.D35]&gt;=60;1;0)" office:value-type="float" office:value="0" calcext:value-type="float">
            <text:p>0</text:p>
          </table:table-cell>
          <table:table-cell office:value-type="string" calcext:value-type="string">
            <text:p>0404</text:p>
          </table:table-cell>
          <table:table-cell office:value-type="float" office:value="51657" calcext:value-type="float">
            <text:p>51657</text:p>
          </table:table-cell>
          <table:table-cell table:formula="of:=TRUNC(MID([.B35];3;2) 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IF([.D36]&gt;=60;1;0)" office:value-type="float" office:value="0" calcext:value-type="float">
            <text:p>0</text:p>
          </table:table-cell>
          <table:table-cell office:value-type="string" calcext:value-type="string">
            <text:p>0405</text:p>
          </table:table-cell>
          <table:table-cell office:value-type="float" office:value="44855" calcext:value-type="float">
            <text:p>44855</text:p>
          </table:table-cell>
          <table:table-cell table:formula="of:=TRUNC(MID([.B36];3;2) 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IF([.D37]&gt;=60;1;0)" office:value-type="float" office:value="0" calcext:value-type="float">
            <text:p>0</text:p>
          </table:table-cell>
          <table:table-cell office:value-type="string" calcext:value-type="string">
            <text:p>0406</text:p>
          </table:table-cell>
          <table:table-cell office:value-type="float" office:value="40305" calcext:value-type="float">
            <text:p>40305</text:p>
          </table:table-cell>
          <table:table-cell table:formula="of:=TRUNC(MID([.B37];3;2) 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IF([.D38]&gt;=60;1;0)" office:value-type="float" office:value="0" calcext:value-type="float">
            <text:p>0</text:p>
          </table:table-cell>
          <table:table-cell office:value-type="string" calcext:value-type="string">
            <text:p>0407</text:p>
          </table:table-cell>
          <table:table-cell office:value-type="float" office:value="158496" calcext:value-type="float">
            <text:p>158496</text:p>
          </table:table-cell>
          <table:table-cell table:formula="of:=TRUNC(MID([.B38];3;2) ;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IF([.D39]&gt;=60;1;0)" office:value-type="float" office:value="0" calcext:value-type="float">
            <text:p>0</text:p>
          </table:table-cell>
          <table:table-cell office:value-type="string" calcext:value-type="string">
            <text:p>0408</text:p>
          </table:table-cell>
          <table:table-cell office:value-type="float" office:value="65450" calcext:value-type="float">
            <text:p>65450</text:p>
          </table:table-cell>
          <table:table-cell table:formula="of:=TRUNC(MID([.B39];3;2) ;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IF([.D40]&gt;=60;1;0)" office:value-type="float" office:value="0" calcext:value-type="float">
            <text:p>0</text:p>
          </table:table-cell>
          <table:table-cell office:value-type="string" calcext:value-type="string">
            <text:p>0409</text:p>
          </table:table-cell>
          <table:table-cell office:value-type="float" office:value="45482" calcext:value-type="float">
            <text:p>45482</text:p>
          </table:table-cell>
          <table:table-cell table:formula="of:=TRUNC(MID([.B40];3;2) 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IF([.D41]&gt;=60;1;0)" office:value-type="float" office:value="0" calcext:value-type="float">
            <text:p>0</text:p>
          </table:table-cell>
          <table:table-cell office:value-type="string" calcext:value-type="string">
            <text:p>0410</text:p>
          </table:table-cell>
          <table:table-cell office:value-type="float" office:value="86119" calcext:value-type="float">
            <text:p>86119</text:p>
          </table:table-cell>
          <table:table-cell table:formula="of:=TRUNC(MID([.B41];3;2) 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IF([.D42]&gt;=60;1;0)" office:value-type="float" office:value="0" calcext:value-type="float">
            <text:p>0</text:p>
          </table:table-cell>
          <table:table-cell office:value-type="string" calcext:value-type="string">
            <text:p>0411</text:p>
          </table:table-cell>
          <table:table-cell office:value-type="float" office:value="40025" calcext:value-type="float">
            <text:p>40025</text:p>
          </table:table-cell>
          <table:table-cell table:formula="of:=TRUNC(MID([.B42];3;2) 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IF([.D43]&gt;=60;1;0)" office:value-type="float" office:value="0" calcext:value-type="float">
            <text:p>0</text:p>
          </table:table-cell>
          <table:table-cell office:value-type="string" calcext:value-type="string">
            <text:p>0412</text:p>
          </table:table-cell>
          <table:table-cell office:value-type="float" office:value="43390" calcext:value-type="float">
            <text:p>43390</text:p>
          </table:table-cell>
          <table:table-cell table:formula="of:=TRUNC(MID([.B43];3;2) 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formula="of:=IF([.D44]&gt;=60;1;0)" office:value-type="float" office:value="0" calcext:value-type="float">
            <text:p>0</text:p>
          </table:table-cell>
          <table:table-cell office:value-type="string" calcext:value-type="string">
            <text:p>0413</text:p>
          </table:table-cell>
          <table:table-cell office:value-type="float" office:value="40826" calcext:value-type="float">
            <text:p>40826</text:p>
          </table:table-cell>
          <table:table-cell table:formula="of:=TRUNC(MID([.B44];3;2) ;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formula="of:=IF([.D45]&gt;=60;1;0)" office:value-type="float" office:value="0" calcext:value-type="float">
            <text:p>0</text:p>
          </table:table-cell>
          <table:table-cell office:value-type="string" calcext:value-type="string">
            <text:p>0414</text:p>
          </table:table-cell>
          <table:table-cell office:value-type="float" office:value="98703" calcext:value-type="float">
            <text:p>98703</text:p>
          </table:table-cell>
          <table:table-cell table:formula="of:=TRUNC(MID([.B45];3;2) ;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formula="of:=IF([.D46]&gt;=60;1;0)" office:value-type="float" office:value="0" calcext:value-type="float">
            <text:p>0</text:p>
          </table:table-cell>
          <table:table-cell office:value-type="string" calcext:value-type="string">
            <text:p>0415</text:p>
          </table:table-cell>
          <table:table-cell office:value-type="float" office:value="109565" calcext:value-type="float">
            <text:p>109565</text:p>
          </table:table-cell>
          <table:table-cell table:formula="of:=TRUNC(MID([.B46];3;2) ;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IF([.D47]&gt;=60;1;0)" office:value-type="float" office:value="0" calcext:value-type="float">
            <text:p>0</text:p>
          </table:table-cell>
          <table:table-cell office:value-type="string" calcext:value-type="string">
            <text:p>0416</text:p>
          </table:table-cell>
          <table:table-cell office:value-type="float" office:value="48322" calcext:value-type="float">
            <text:p>48322</text:p>
          </table:table-cell>
          <table:table-cell table:formula="of:=TRUNC(MID([.B47];3;2) ;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formula="of:=IF([.D48]&gt;=60;1;0)" office:value-type="float" office:value="0" calcext:value-type="float">
            <text:p>0</text:p>
          </table:table-cell>
          <table:table-cell office:value-type="string" calcext:value-type="string">
            <text:p>0417</text:p>
          </table:table-cell>
          <table:table-cell office:value-type="float" office:value="34040" calcext:value-type="float">
            <text:p>34040</text:p>
          </table:table-cell>
          <table:table-cell table:formula="of:=TRUNC(MID([.B48];3;2) ;0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formula="of:=IF([.D49]&gt;=60;1;0)" office:value-type="float" office:value="0" calcext:value-type="float">
            <text:p>0</text:p>
          </table:table-cell>
          <table:table-cell office:value-type="string" calcext:value-type="string">
            <text:p>0418</text:p>
          </table:table-cell>
          <table:table-cell office:value-type="float" office:value="85646" calcext:value-type="float">
            <text:p>85646</text:p>
          </table:table-cell>
          <table:table-cell table:formula="of:=TRUNC(MID([.B49];3;2) ;0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IF([.D50]&gt;=60;1;0)" office:value-type="float" office:value="0" calcext:value-type="float">
            <text:p>0</text:p>
          </table:table-cell>
          <table:table-cell office:value-type="string" calcext:value-type="string">
            <text:p>0419</text:p>
          </table:table-cell>
          <table:table-cell office:value-type="float" office:value="69886" calcext:value-type="float">
            <text:p>69886</text:p>
          </table:table-cell>
          <table:table-cell table:formula="of:=TRUNC(MID([.B50];3;2) ;0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formula="of:=IF([.D51]&gt;=60;1;0)" office:value-type="float" office:value="1" calcext:value-type="float">
            <text:p>1</text:p>
          </table:table-cell>
          <table:table-cell office:value-type="string" calcext:value-type="string">
            <text:p>0461</text:p>
          </table:table-cell>
          <table:table-cell office:value-type="float" office:value="344091" calcext:value-type="float">
            <text:p>344091</text:p>
          </table:table-cell>
          <table:table-cell table:formula="of:=TRUNC(MID([.B51];3;2) ;0)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table:formula="of:=IF([.D52]&gt;=60;1;0)" office:value-type="float" office:value="1" calcext:value-type="float">
            <text:p>1</text:p>
          </table:table-cell>
          <table:table-cell office:value-type="string" calcext:value-type="string">
            <text:p>0462</text:p>
          </table:table-cell>
          <table:table-cell office:value-type="float" office:value="93564" calcext:value-type="float">
            <text:p>93564</text:p>
          </table:table-cell>
          <table:table-cell table:formula="of:=TRUNC(MID([.B52];3;2) ;0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formula="of:=IF([.D53]&gt;=60;1;0)" office:value-type="float" office:value="1" calcext:value-type="float">
            <text:p>1</text:p>
          </table:table-cell>
          <table:table-cell office:value-type="string" calcext:value-type="string">
            <text:p>0463</text:p>
          </table:table-cell>
          <table:table-cell office:value-type="float" office:value="198613" calcext:value-type="float">
            <text:p>198613</text:p>
          </table:table-cell>
          <table:table-cell table:formula="of:=TRUNC(MID([.B53];3;2) ;0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formula="of:=IF([.D54]&gt;=60;1;0)" office:value-type="float" office:value="1" calcext:value-type="float">
            <text:p>1</text:p>
          </table:table-cell>
          <table:table-cell office:value-type="string" calcext:value-type="string">
            <text:p>0464</text:p>
          </table:table-cell>
          <table:table-cell office:value-type="float" office:value="108561" calcext:value-type="float">
            <text:p>108561</text:p>
          </table:table-cell>
          <table:table-cell table:formula="of:=TRUNC(MID([.B54];3;2) ;0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formula="of:=IF([.D55]&gt;=60;1;0)" office:value-type="float" office:value="0" calcext:value-type="float">
            <text:p>0</text:p>
          </table:table-cell>
          <table:table-cell office:value-type="string" calcext:value-type="string">
            <text:p>0601</text:p>
          </table:table-cell>
          <table:table-cell office:value-type="float" office:value="109958" calcext:value-type="float">
            <text:p>109958</text:p>
          </table:table-cell>
          <table:table-cell table:formula="of:=TRUNC(MID([.B55];3;2) 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IF([.D56]&gt;=60;1;0)" office:value-type="float" office:value="0" calcext:value-type="float">
            <text:p>0</text:p>
          </table:table-cell>
          <table:table-cell office:value-type="string" calcext:value-type="string">
            <text:p>0602</text:p>
          </table:table-cell>
          <table:table-cell office:value-type="float" office:value="100333" calcext:value-type="float">
            <text:p>100333</text:p>
          </table:table-cell>
          <table:table-cell table:formula="of:=TRUNC(MID([.B56];3;2) 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IF([.D57]&gt;=60;1;0)" office:value-type="float" office:value="0" calcext:value-type="float">
            <text:p>0</text:p>
          </table:table-cell>
          <table:table-cell office:value-type="string" calcext:value-type="string">
            <text:p>0603</text:p>
          </table:table-cell>
          <table:table-cell office:value-type="float" office:value="77502" calcext:value-type="float">
            <text:p>77502</text:p>
          </table:table-cell>
          <table:table-cell table:formula="of:=TRUNC(MID([.B57];3;2) ;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IF([.D58]&gt;=60;1;0)" office:value-type="float" office:value="0" calcext:value-type="float">
            <text:p>0</text:p>
          </table:table-cell>
          <table:table-cell office:value-type="string" calcext:value-type="string">
            <text:p>0604</text:p>
          </table:table-cell>
          <table:table-cell office:value-type="float" office:value="62009" calcext:value-type="float">
            <text:p>62009</text:p>
          </table:table-cell>
          <table:table-cell table:formula="of:=TRUNC(MID([.B58];3;2) 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IF([.D59]&gt;=60;1;0)" office:value-type="float" office:value="0" calcext:value-type="float">
            <text:p>0</text:p>
          </table:table-cell>
          <table:table-cell office:value-type="string" calcext:value-type="string">
            <text:p>0605</text:p>
          </table:table-cell>
          <table:table-cell office:value-type="float" office:value="45142" calcext:value-type="float">
            <text:p>45142</text:p>
          </table:table-cell>
          <table:table-cell table:formula="of:=TRUNC(MID([.B59];3;2) 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IF([.D60]&gt;=60;1;0)" office:value-type="float" office:value="0" calcext:value-type="float">
            <text:p>0</text:p>
          </table:table-cell>
          <table:table-cell office:value-type="string" calcext:value-type="string">
            <text:p>0606</text:p>
          </table:table-cell>
          <table:table-cell office:value-type="float" office:value="62552" calcext:value-type="float">
            <text:p>62552</text:p>
          </table:table-cell>
          <table:table-cell table:formula="of:=TRUNC(MID([.B60];3;2) 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IF([.D61]&gt;=60;1;0)" office:value-type="float" office:value="0" calcext:value-type="float">
            <text:p>0</text:p>
          </table:table-cell>
          <table:table-cell office:value-type="string" calcext:value-type="string">
            <text:p>0607</text:p>
          </table:table-cell>
          <table:table-cell office:value-type="float" office:value="94531" calcext:value-type="float">
            <text:p>94531</text:p>
          </table:table-cell>
          <table:table-cell table:formula="of:=TRUNC(MID([.B61];3;2) ;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IF([.D62]&gt;=60;1;0)" office:value-type="float" office:value="0" calcext:value-type="float">
            <text:p>0</text:p>
          </table:table-cell>
          <table:table-cell office:value-type="string" calcext:value-type="string">
            <text:p>0608</text:p>
          </table:table-cell>
          <table:table-cell office:value-type="float" office:value="87850" calcext:value-type="float">
            <text:p>87850</text:p>
          </table:table-cell>
          <table:table-cell table:formula="of:=TRUNC(MID([.B62];3;2) ;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IF([.D63]&gt;=60;1;0)" office:value-type="float" office:value="0" calcext:value-type="float">
            <text:p>0</text:p>
          </table:table-cell>
          <table:table-cell office:value-type="string" calcext:value-type="string">
            <text:p>0609</text:p>
          </table:table-cell>
          <table:table-cell office:value-type="float" office:value="156493" calcext:value-type="float">
            <text:p>156493</text:p>
          </table:table-cell>
          <table:table-cell table:formula="of:=TRUNC(MID([.B63];3;2) 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IF([.D64]&gt;=60;1;0)" office:value-type="float" office:value="0" calcext:value-type="float">
            <text:p>0</text:p>
          </table:table-cell>
          <table:table-cell office:value-type="string" calcext:value-type="string">
            <text:p>0610</text:p>
          </table:table-cell>
          <table:table-cell office:value-type="float" office:value="57218" calcext:value-type="float">
            <text:p>57218</text:p>
          </table:table-cell>
          <table:table-cell table:formula="of:=TRUNC(MID([.B64];3;2) 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IF([.D65]&gt;=60;1;0)" office:value-type="float" office:value="0" calcext:value-type="float">
            <text:p>0</text:p>
          </table:table-cell>
          <table:table-cell office:value-type="string" calcext:value-type="string">
            <text:p>0611</text:p>
          </table:table-cell>
          <table:table-cell office:value-type="float" office:value="106213" calcext:value-type="float">
            <text:p>106213</text:p>
          </table:table-cell>
          <table:table-cell table:formula="of:=TRUNC(MID([.B65];3;2) 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IF([.D66]&gt;=60;1;0)" office:value-type="float" office:value="0" calcext:value-type="float">
            <text:p>0</text:p>
          </table:table-cell>
          <table:table-cell office:value-type="string" calcext:value-type="string">
            <text:p>0612</text:p>
          </table:table-cell>
          <table:table-cell office:value-type="float" office:value="58706" calcext:value-type="float">
            <text:p>58706</text:p>
          </table:table-cell>
          <table:table-cell table:formula="of:=TRUNC(MID([.B66];3;2) 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formula="of:=IF([.D67]&gt;=60;1;0)" office:value-type="float" office:value="0" calcext:value-type="float">
            <text:p>0</text:p>
          </table:table-cell>
          <table:table-cell office:value-type="string" calcext:value-type="string">
            <text:p>0613</text:p>
          </table:table-cell>
          <table:table-cell office:value-type="float" office:value="34372" calcext:value-type="float">
            <text:p>34372</text:p>
          </table:table-cell>
          <table:table-cell table:formula="of:=TRUNC(MID([.B67];3;2) ;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formula="of:=IF([.D68]&gt;=60;1;0)" office:value-type="float" office:value="0" calcext:value-type="float">
            <text:p>0</text:p>
          </table:table-cell>
          <table:table-cell office:value-type="string" calcext:value-type="string">
            <text:p>0614</text:p>
          </table:table-cell>
          <table:table-cell office:value-type="float" office:value="112384" calcext:value-type="float">
            <text:p>112384</text:p>
          </table:table-cell>
          <table:table-cell table:formula="of:=TRUNC(MID([.B68];3;2) ;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formula="of:=IF([.D69]&gt;=60;1;0)" office:value-type="float" office:value="0" calcext:value-type="float">
            <text:p>0</text:p>
          </table:table-cell>
          <table:table-cell office:value-type="string" calcext:value-type="string">
            <text:p>0615</text:p>
          </table:table-cell>
          <table:table-cell office:value-type="float" office:value="58298" calcext:value-type="float">
            <text:p>58298</text:p>
          </table:table-cell>
          <table:table-cell table:formula="of:=TRUNC(MID([.B69];3;2) ;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IF([.D70]&gt;=60;1;0)" office:value-type="float" office:value="0" calcext:value-type="float">
            <text:p>0</text:p>
          </table:table-cell>
          <table:table-cell office:value-type="string" calcext:value-type="string">
            <text:p>0616</text:p>
          </table:table-cell>
          <table:table-cell office:value-type="float" office:value="55530" calcext:value-type="float">
            <text:p>55530</text:p>
          </table:table-cell>
          <table:table-cell table:formula="of:=TRUNC(MID([.B70];3;2) ;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formula="of:=IF([.D71]&gt;=60;1;0)" office:value-type="float" office:value="0" calcext:value-type="float">
            <text:p>0</text:p>
          </table:table-cell>
          <table:table-cell office:value-type="string" calcext:value-type="string">
            <text:p>0617</text:p>
          </table:table-cell>
          <table:table-cell office:value-type="float" office:value="71432" calcext:value-type="float">
            <text:p>71432</text:p>
          </table:table-cell>
          <table:table-cell table:formula="of:=TRUNC(MID([.B71];3;2) ;0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formula="of:=IF([.D72]&gt;=60;1;0)" office:value-type="float" office:value="0" calcext:value-type="float">
            <text:p>0</text:p>
          </table:table-cell>
          <table:table-cell office:value-type="string" calcext:value-type="string">
            <text:p>0618</text:p>
          </table:table-cell>
          <table:table-cell office:value-type="float" office:value="81944" calcext:value-type="float">
            <text:p>81944</text:p>
          </table:table-cell>
          <table:table-cell table:formula="of:=TRUNC(MID([.B72];3;2) ;0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IF([.D73]&gt;=60;1;0)" office:value-type="float" office:value="0" calcext:value-type="float">
            <text:p>0</text:p>
          </table:table-cell>
          <table:table-cell office:value-type="string" calcext:value-type="string">
            <text:p>0619</text:p>
          </table:table-cell>
          <table:table-cell office:value-type="float" office:value="37989" calcext:value-type="float">
            <text:p>37989</text:p>
          </table:table-cell>
          <table:table-cell table:formula="of:=TRUNC(MID([.B73];3;2) ;0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formula="of:=IF([.D74]&gt;=60;1;0)" office:value-type="float" office:value="0" calcext:value-type="float">
            <text:p>0</text:p>
          </table:table-cell>
          <table:table-cell office:value-type="string" calcext:value-type="string">
            <text:p>0620</text:p>
          </table:table-cell>
          <table:table-cell office:value-type="float" office:value="105354" calcext:value-type="float">
            <text:p>105354</text:p>
          </table:table-cell>
          <table:table-cell table:formula="of:=TRUNC(MID([.B74];3;2) ;0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formula="of:=IF([.D75]&gt;=60;1;0)" office:value-type="float" office:value="1" calcext:value-type="float">
            <text:p>1</text:p>
          </table:table-cell>
          <table:table-cell office:value-type="string" calcext:value-type="string">
            <text:p>0661</text:p>
          </table:table-cell>
          <table:table-cell office:value-type="float" office:value="56942" calcext:value-type="float">
            <text:p>56942</text:p>
          </table:table-cell>
          <table:table-cell table:formula="of:=TRUNC(MID([.B75];3;2) ;0)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table:formula="of:=IF([.D76]&gt;=60;1;0)" office:value-type="float" office:value="1" calcext:value-type="float">
            <text:p>1</text:p>
          </table:table-cell>
          <table:table-cell office:value-type="string" calcext:value-type="string">
            <text:p>0662</text:p>
          </table:table-cell>
          <table:table-cell office:value-type="float" office:value="61135" calcext:value-type="float">
            <text:p>61135</text:p>
          </table:table-cell>
          <table:table-cell table:formula="of:=TRUNC(MID([.B76];3;2) ;0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formula="of:=IF([.D77]&gt;=60;1;0)" office:value-type="float" office:value="1" calcext:value-type="float">
            <text:p>1</text:p>
          </table:table-cell>
          <table:table-cell office:value-type="string" calcext:value-type="string">
            <text:p>0663</text:p>
          </table:table-cell>
          <table:table-cell office:value-type="float" office:value="338586" calcext:value-type="float">
            <text:p>338586</text:p>
          </table:table-cell>
          <table:table-cell table:formula="of:=TRUNC(MID([.B77];3;2) ;0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formula="of:=IF([.D78]&gt;=60;1;0)" office:value-type="float" office:value="1" calcext:value-type="float">
            <text:p>1</text:p>
          </table:table-cell>
          <table:table-cell office:value-type="string" calcext:value-type="string">
            <text:p>0664</text:p>
          </table:table-cell>
          <table:table-cell office:value-type="float" office:value="62785" calcext:value-type="float">
            <text:p>62785</text:p>
          </table:table-cell>
          <table:table-cell table:formula="of:=TRUNC(MID([.B78];3;2) ;0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formula="of:=IF([.D79]&gt;=60;1;0)" office:value-type="float" office:value="0" calcext:value-type="float">
            <text:p>0</text:p>
          </table:table-cell>
          <table:table-cell office:value-type="string" calcext:value-type="string">
            <text:p>0801</text:p>
          </table:table-cell>
          <table:table-cell office:value-type="float" office:value="72291" calcext:value-type="float">
            <text:p>72291</text:p>
          </table:table-cell>
          <table:table-cell table:formula="of:=TRUNC(MID([.B79];3;2) 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IF([.D80]&gt;=60;1;0)" office:value-type="float" office:value="0" calcext:value-type="float">
            <text:p>0</text:p>
          </table:table-cell>
          <table:table-cell office:value-type="string" calcext:value-type="string">
            <text:p>0802</text:p>
          </table:table-cell>
          <table:table-cell office:value-type="float" office:value="54598" calcext:value-type="float">
            <text:p>54598</text:p>
          </table:table-cell>
          <table:table-cell table:formula="of:=TRUNC(MID([.B80];3;2) 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IF([.D81]&gt;=60;1;0)" office:value-type="float" office:value="0" calcext:value-type="float">
            <text:p>0</text:p>
          </table:table-cell>
          <table:table-cell office:value-type="string" calcext:value-type="string">
            <text:p>0803</text:p>
          </table:table-cell>
          <table:table-cell office:value-type="float" office:value="57100" calcext:value-type="float">
            <text:p>57100</text:p>
          </table:table-cell>
          <table:table-cell table:formula="of:=TRUNC(MID([.B81];3;2) ;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IF([.D82]&gt;=60;1;0)" office:value-type="float" office:value="0" calcext:value-type="float">
            <text:p>0</text:p>
          </table:table-cell>
          <table:table-cell office:value-type="string" calcext:value-type="string">
            <text:p>0804</text:p>
          </table:table-cell>
          <table:table-cell office:value-type="float" office:value="85733" calcext:value-type="float">
            <text:p>85733</text:p>
          </table:table-cell>
          <table:table-cell table:formula="of:=TRUNC(MID([.B82];3;2) 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IF([.D83]&gt;=60;1;0)" office:value-type="float" office:value="0" calcext:value-type="float">
            <text:p>0</text:p>
          </table:table-cell>
          <table:table-cell office:value-type="string" calcext:value-type="string">
            <text:p>0805</text:p>
          </table:table-cell>
          <table:table-cell office:value-type="float" office:value="46944" calcext:value-type="float">
            <text:p>46944</text:p>
          </table:table-cell>
          <table:table-cell table:formula="of:=TRUNC(MID([.B83];3;2) 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IF([.D84]&gt;=60;1;0)" office:value-type="float" office:value="0" calcext:value-type="float">
            <text:p>0</text:p>
          </table:table-cell>
          <table:table-cell office:value-type="string" calcext:value-type="string">
            <text:p>0806</text:p>
          </table:table-cell>
          <table:table-cell office:value-type="float" office:value="48621" calcext:value-type="float">
            <text:p>48621</text:p>
          </table:table-cell>
          <table:table-cell table:formula="of:=TRUNC(MID([.B84];3;2) 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IF([.D85]&gt;=60;1;0)" office:value-type="float" office:value="0" calcext:value-type="float">
            <text:p>0</text:p>
          </table:table-cell>
          <table:table-cell office:value-type="string" calcext:value-type="string">
            <text:p>0807</text:p>
          </table:table-cell>
          <table:table-cell office:value-type="float" office:value="35000" calcext:value-type="float">
            <text:p>35000</text:p>
          </table:table-cell>
          <table:table-cell table:formula="of:=TRUNC(MID([.B85];3;2) ;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IF([.D86]&gt;=60;1;0)" office:value-type="float" office:value="0" calcext:value-type="float">
            <text:p>0</text:p>
          </table:table-cell>
          <table:table-cell office:value-type="string" calcext:value-type="string">
            <text:p>0808</text:p>
          </table:table-cell>
          <table:table-cell office:value-type="float" office:value="55520" calcext:value-type="float">
            <text:p>55520</text:p>
          </table:table-cell>
          <table:table-cell table:formula="of:=TRUNC(MID([.B86];3;2) ;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IF([.D87]&gt;=60;1;0)" office:value-type="float" office:value="0" calcext:value-type="float">
            <text:p>0</text:p>
          </table:table-cell>
          <table:table-cell office:value-type="string" calcext:value-type="string">
            <text:p>0812</text:p>
          </table:table-cell>
          <table:table-cell office:value-type="float" office:value="38613" calcext:value-type="float">
            <text:p>38613</text:p>
          </table:table-cell>
          <table:table-cell table:formula="of:=TRUNC(MID([.B87];3;2) 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formula="of:=IF([.D88]&gt;=60;1;0)" office:value-type="float" office:value="0" calcext:value-type="float">
            <text:p>0</text:p>
          </table:table-cell>
          <table:table-cell office:value-type="string" calcext:value-type="string">
            <text:p>0809</text:p>
          </table:table-cell>
          <table:table-cell office:value-type="float" office:value="75673" calcext:value-type="float">
            <text:p>75673</text:p>
          </table:table-cell>
          <table:table-cell table:formula="of:=TRUNC(MID([.B88];3;2) 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IF([.D89]&gt;=60;1;0)" office:value-type="float" office:value="0" calcext:value-type="float">
            <text:p>0</text:p>
          </table:table-cell>
          <table:table-cell office:value-type="string" calcext:value-type="string">
            <text:p>0810</text:p>
          </table:table-cell>
          <table:table-cell office:value-type="float" office:value="78148" calcext:value-type="float">
            <text:p>78148</text:p>
          </table:table-cell>
          <table:table-cell table:formula="of:=TRUNC(MID([.B89];3;2) 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IF([.D90]&gt;=60;1;0)" office:value-type="float" office:value="0" calcext:value-type="float">
            <text:p>0</text:p>
          </table:table-cell>
          <table:table-cell office:value-type="string" calcext:value-type="string">
            <text:p>0811</text:p>
          </table:table-cell>
          <table:table-cell office:value-type="float" office:value="95423" calcext:value-type="float">
            <text:p>95423</text:p>
          </table:table-cell>
          <table:table-cell table:formula="of:=TRUNC(MID([.B90];3;2) 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IF([.D91]&gt;=60;1;0)" office:value-type="float" office:value="1" calcext:value-type="float">
            <text:p>1</text:p>
          </table:table-cell>
          <table:table-cell office:value-type="string" calcext:value-type="string">
            <text:p>0861</text:p>
          </table:table-cell>
          <table:table-cell office:value-type="float" office:value="122589" calcext:value-type="float">
            <text:p>122589</text:p>
          </table:table-cell>
          <table:table-cell table:formula="of:=TRUNC(MID([.B91];3;2) ;0)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table:formula="of:=IF([.D92]&gt;=60;1;0)" office:value-type="float" office:value="1" calcext:value-type="float">
            <text:p>1</text:p>
          </table:table-cell>
          <table:table-cell office:value-type="string" calcext:value-type="string">
            <text:p>0862</text:p>
          </table:table-cell>
          <table:table-cell office:value-type="float" office:value="140892" calcext:value-type="float">
            <text:p>140892</text:p>
          </table:table-cell>
          <table:table-cell table:formula="of:=TRUNC(MID([.B92];3;2) ;0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formula="of:=IF([.D93]&gt;=60;1;0)" office:value-type="float" office:value="0" calcext:value-type="float">
            <text:p>0</text:p>
          </table:table-cell>
          <table:table-cell office:value-type="string" calcext:value-type="string">
            <text:p>1001</text:p>
          </table:table-cell>
          <table:table-cell office:value-type="float" office:value="112443" calcext:value-type="float">
            <text:p>112443</text:p>
          </table:table-cell>
          <table:table-cell table:formula="of:=TRUNC(MID([.B93];3;2) 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IF([.D94]&gt;=60;1;0)" office:value-type="float" office:value="0" calcext:value-type="float">
            <text:p>0</text:p>
          </table:table-cell>
          <table:table-cell office:value-type="string" calcext:value-type="string">
            <text:p>1021</text:p>
          </table:table-cell>
          <table:table-cell office:value-type="float" office:value="30648" calcext:value-type="float">
            <text:p>30648</text:p>
          </table:table-cell>
          <table:table-cell table:formula="of:=TRUNC(MID([.B94];3;2) ;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IF([.D95]&gt;=60;1;0)" office:value-type="float" office:value="0" calcext:value-type="float">
            <text:p>0</text:p>
          </table:table-cell>
          <table:table-cell office:value-type="string" calcext:value-type="string">
            <text:p>1002</text:p>
          </table:table-cell>
          <table:table-cell office:value-type="float" office:value="95516" calcext:value-type="float">
            <text:p>95516</text:p>
          </table:table-cell>
          <table:table-cell table:formula="of:=TRUNC(MID([.B95];3;2) 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IF([.D96]&gt;=60;1;0)" office:value-type="float" office:value="0" calcext:value-type="float">
            <text:p>0</text:p>
          </table:table-cell>
          <table:table-cell office:value-type="string" calcext:value-type="string">
            <text:p>1003</text:p>
          </table:table-cell>
          <table:table-cell office:value-type="float" office:value="49736" calcext:value-type="float">
            <text:p>49736</text:p>
          </table:table-cell>
          <table:table-cell table:formula="of:=TRUNC(MID([.B96];3;2) ;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IF([.D97]&gt;=60;1;0)" office:value-type="float" office:value="0" calcext:value-type="float">
            <text:p>0</text:p>
          </table:table-cell>
          <table:table-cell office:value-type="string" calcext:value-type="string">
            <text:p>1004</text:p>
          </table:table-cell>
          <table:table-cell office:value-type="float" office:value="49286" calcext:value-type="float">
            <text:p>49286</text:p>
          </table:table-cell>
          <table:table-cell table:formula="of:=TRUNC(MID([.B97];3;2) 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IF([.D98]&gt;=60;1;0)" office:value-type="float" office:value="0" calcext:value-type="float">
            <text:p>0</text:p>
          </table:table-cell>
          <table:table-cell office:value-type="string" calcext:value-type="string">
            <text:p>1005</text:p>
          </table:table-cell>
          <table:table-cell office:value-type="float" office:value="77614" calcext:value-type="float">
            <text:p>77614</text:p>
          </table:table-cell>
          <table:table-cell table:formula="of:=TRUNC(MID([.B98];3;2) 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IF([.D99]&gt;=60;1;0)" office:value-type="float" office:value="0" calcext:value-type="float">
            <text:p>0</text:p>
          </table:table-cell>
          <table:table-cell office:value-type="string" calcext:value-type="string">
            <text:p>1006</text:p>
          </table:table-cell>
          <table:table-cell office:value-type="float" office:value="72565" calcext:value-type="float">
            <text:p>72565</text:p>
          </table:table-cell>
          <table:table-cell table:formula="of:=TRUNC(MID([.B99];3;2) 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IF([.D100]&gt;=60;1;0)" office:value-type="float" office:value="0" calcext:value-type="float">
            <text:p>0</text:p>
          </table:table-cell>
          <table:table-cell office:value-type="string" calcext:value-type="string">
            <text:p>1007</text:p>
          </table:table-cell>
          <table:table-cell office:value-type="float" office:value="75524" calcext:value-type="float">
            <text:p>75524</text:p>
          </table:table-cell>
          <table:table-cell table:formula="of:=TRUNC(MID([.B100];3;2) ;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IF([.D101]&gt;=60;1;0)" office:value-type="float" office:value="0" calcext:value-type="float">
            <text:p>0</text:p>
          </table:table-cell>
          <table:table-cell office:value-type="string" calcext:value-type="string">
            <text:p>1008</text:p>
          </table:table-cell>
          <table:table-cell office:value-type="float" office:value="118941" calcext:value-type="float">
            <text:p>118941</text:p>
          </table:table-cell>
          <table:table-cell table:formula="of:=TRUNC(MID([.B101];3;2) ;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IF([.D102]&gt;=60;1;0)" office:value-type="float" office:value="0" calcext:value-type="float">
            <text:p>0</text:p>
          </table:table-cell>
          <table:table-cell office:value-type="string" calcext:value-type="string">
            <text:p>1009</text:p>
          </table:table-cell>
          <table:table-cell office:value-type="float" office:value="50952" calcext:value-type="float">
            <text:p>50952</text:p>
          </table:table-cell>
          <table:table-cell table:formula="of:=TRUNC(MID([.B102];3;2) 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IF([.D103]&gt;=60;1;0)" office:value-type="float" office:value="0" calcext:value-type="float">
            <text:p>0</text:p>
          </table:table-cell>
          <table:table-cell office:value-type="string" calcext:value-type="string">
            <text:p>1010</text:p>
          </table:table-cell>
          <table:table-cell office:value-type="float" office:value="91208" calcext:value-type="float">
            <text:p>91208</text:p>
          </table:table-cell>
          <table:table-cell table:formula="of:=TRUNC(MID([.B103];3;2) 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IF([.D104]&gt;=60;1;0)" office:value-type="float" office:value="0" calcext:value-type="float">
            <text:p>0</text:p>
          </table:table-cell>
          <table:table-cell office:value-type="string" calcext:value-type="string">
            <text:p>1011</text:p>
          </table:table-cell>
          <table:table-cell office:value-type="float" office:value="40906" calcext:value-type="float">
            <text:p>40906</text:p>
          </table:table-cell>
          <table:table-cell table:formula="of:=TRUNC(MID([.B104];3;2) 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IF([.D105]&gt;=60;1;0)" office:value-type="float" office:value="0" calcext:value-type="float">
            <text:p>0</text:p>
          </table:table-cell>
          <table:table-cell office:value-type="string" calcext:value-type="string">
            <text:p>1012</text:p>
          </table:table-cell>
          <table:table-cell office:value-type="float" office:value="111696" calcext:value-type="float">
            <text:p>111696</text:p>
          </table:table-cell>
          <table:table-cell table:formula="of:=TRUNC(MID([.B105];3;2) 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formula="of:=IF([.D106]&gt;=60;1;0)" office:value-type="float" office:value="0" calcext:value-type="float">
            <text:p>0</text:p>
          </table:table-cell>
          <table:table-cell office:value-type="string" calcext:value-type="string">
            <text:p>1013</text:p>
          </table:table-cell>
          <table:table-cell office:value-type="float" office:value="48385" calcext:value-type="float">
            <text:p>48385</text:p>
          </table:table-cell>
          <table:table-cell table:formula="of:=TRUNC(MID([.B106];3;2) ;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formula="of:=IF([.D107]&gt;=60;1;0)" office:value-type="float" office:value="0" calcext:value-type="float">
            <text:p>0</text:p>
          </table:table-cell>
          <table:table-cell office:value-type="string" calcext:value-type="string">
            <text:p>1014</text:p>
          </table:table-cell>
          <table:table-cell office:value-type="float" office:value="116918" calcext:value-type="float">
            <text:p>116918</text:p>
          </table:table-cell>
          <table:table-cell table:formula="of:=TRUNC(MID([.B107];3;2) ;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formula="of:=IF([.D108]&gt;=60;1;0)" office:value-type="float" office:value="0" calcext:value-type="float">
            <text:p>0</text:p>
          </table:table-cell>
          <table:table-cell office:value-type="string" calcext:value-type="string">
            <text:p>1015</text:p>
          </table:table-cell>
          <table:table-cell office:value-type="float" office:value="38173" calcext:value-type="float">
            <text:p>38173</text:p>
          </table:table-cell>
          <table:table-cell table:formula="of:=TRUNC(MID([.B108];3;2) ;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IF([.D109]&gt;=60;1;0)" office:value-type="float" office:value="0" calcext:value-type="float">
            <text:p>0</text:p>
          </table:table-cell>
          <table:table-cell office:value-type="string" calcext:value-type="string">
            <text:p>1016</text:p>
          </table:table-cell>
          <table:table-cell office:value-type="float" office:value="115735" calcext:value-type="float">
            <text:p>115735</text:p>
          </table:table-cell>
          <table:table-cell table:formula="of:=TRUNC(MID([.B109];3;2) ;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formula="of:=IF([.D110]&gt;=60;1;0)" office:value-type="float" office:value="0" calcext:value-type="float">
            <text:p>0</text:p>
          </table:table-cell>
          <table:table-cell office:value-type="string" calcext:value-type="string">
            <text:p>1017</text:p>
          </table:table-cell>
          <table:table-cell office:value-type="float" office:value="75736" calcext:value-type="float">
            <text:p>75736</text:p>
          </table:table-cell>
          <table:table-cell table:formula="of:=TRUNC(MID([.B110];3;2) ;0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formula="of:=IF([.D111]&gt;=60;1;0)" office:value-type="float" office:value="0" calcext:value-type="float">
            <text:p>0</text:p>
          </table:table-cell>
          <table:table-cell office:value-type="string" calcext:value-type="string">
            <text:p>1018</text:p>
          </table:table-cell>
          <table:table-cell office:value-type="float" office:value="41984" calcext:value-type="float">
            <text:p>41984</text:p>
          </table:table-cell>
          <table:table-cell table:formula="of:=TRUNC(MID([.B111];3;2) ;0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IF([.D112]&gt;=60;1;0)" office:value-type="float" office:value="0" calcext:value-type="float">
            <text:p>0</text:p>
          </table:table-cell>
          <table:table-cell office:value-type="string" calcext:value-type="string">
            <text:p>1019</text:p>
          </table:table-cell>
          <table:table-cell office:value-type="float" office:value="66064" calcext:value-type="float">
            <text:p>66064</text:p>
          </table:table-cell>
          <table:table-cell table:formula="of:=TRUNC(MID([.B112];3;2) ;0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formula="of:=IF([.D113]&gt;=60;1;0)" office:value-type="float" office:value="0" calcext:value-type="float">
            <text:p>0</text:p>
          </table:table-cell>
          <table:table-cell office:value-type="string" calcext:value-type="string">
            <text:p>1020</text:p>
          </table:table-cell>
          <table:table-cell office:value-type="float" office:value="165850" calcext:value-type="float">
            <text:p>165850</text:p>
          </table:table-cell>
          <table:table-cell table:formula="of:=TRUNC(MID([.B113];3;2) ;0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formula="of:=IF([.D114]&gt;=60;1;0)" office:value-type="float" office:value="1" calcext:value-type="float">
            <text:p>1</text:p>
          </table:table-cell>
          <table:table-cell office:value-type="string" calcext:value-type="string">
            <text:p>1061</text:p>
          </table:table-cell>
          <table:table-cell office:value-type="float" office:value="672185" calcext:value-type="float">
            <text:p>672185</text:p>
          </table:table-cell>
          <table:table-cell table:formula="of:=TRUNC(MID([.B114];3;2) ;0)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table:formula="of:=IF([.D115]&gt;=60;1;0)" office:value-type="float" office:value="1" calcext:value-type="float">
            <text:p>1</text:p>
          </table:table-cell>
          <table:table-cell office:value-type="string" calcext:value-type="string">
            <text:p>1062</text:p>
          </table:table-cell>
          <table:table-cell office:value-type="float" office:value="72250" calcext:value-type="float">
            <text:p>72250</text:p>
          </table:table-cell>
          <table:table-cell table:formula="of:=TRUNC(MID([.B115];3;2) ;0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formula="of:=IF([.D116]&gt;=60;1;0)" office:value-type="float" office:value="1" calcext:value-type="float">
            <text:p>1</text:p>
          </table:table-cell>
          <table:table-cell office:value-type="string" calcext:value-type="string">
            <text:p>1063</text:p>
          </table:table-cell>
          <table:table-cell office:value-type="float" office:value="47655" calcext:value-type="float">
            <text:p>47655</text:p>
          </table:table-cell>
          <table:table-cell table:formula="of:=TRUNC(MID([.B116];3;2) ;0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formula="of:=IF([.D117]&gt;=60;1;0)" office:value-type="float" office:value="0" calcext:value-type="float">
            <text:p>0</text:p>
          </table:table-cell>
          <table:table-cell office:value-type="string" calcext:value-type="string">
            <text:p>1201</text:p>
          </table:table-cell>
          <table:table-cell office:value-type="float" office:value="106947" calcext:value-type="float">
            <text:p>106947</text:p>
          </table:table-cell>
          <table:table-cell table:formula="of:=TRUNC(MID([.B117];3;2) 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IF([.D118]&gt;=60;1;0)" office:value-type="float" office:value="0" calcext:value-type="float">
            <text:p>0</text:p>
          </table:table-cell>
          <table:table-cell office:value-type="string" calcext:value-type="string">
            <text:p>1202</text:p>
          </table:table-cell>
          <table:table-cell office:value-type="float" office:value="93035" calcext:value-type="float">
            <text:p>93035</text:p>
          </table:table-cell>
          <table:table-cell table:formula="of:=TRUNC(MID([.B118];3;2) 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IF([.D119]&gt;=60;1;0)" office:value-type="float" office:value="0" calcext:value-type="float">
            <text:p>0</text:p>
          </table:table-cell>
          <table:table-cell office:value-type="string" calcext:value-type="string">
            <text:p>1203</text:p>
          </table:table-cell>
          <table:table-cell office:value-type="float" office:value="123664" calcext:value-type="float">
            <text:p>123664</text:p>
          </table:table-cell>
          <table:table-cell table:formula="of:=TRUNC(MID([.B119];3;2) ;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IF([.D120]&gt;=60;1;0)" office:value-type="float" office:value="0" calcext:value-type="float">
            <text:p>0</text:p>
          </table:table-cell>
          <table:table-cell office:value-type="string" calcext:value-type="string">
            <text:p>1204</text:p>
          </table:table-cell>
          <table:table-cell office:value-type="float" office:value="58977" calcext:value-type="float">
            <text:p>58977</text:p>
          </table:table-cell>
          <table:table-cell table:formula="of:=TRUNC(MID([.B120];3;2) 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IF([.D121]&gt;=60;1;0)" office:value-type="float" office:value="0" calcext:value-type="float">
            <text:p>0</text:p>
          </table:table-cell>
          <table:table-cell office:value-type="string" calcext:value-type="string">
            <text:p>1205</text:p>
          </table:table-cell>
          <table:table-cell office:value-type="float" office:value="108487" calcext:value-type="float">
            <text:p>108487</text:p>
          </table:table-cell>
          <table:table-cell table:formula="of:=TRUNC(MID([.B121];3;2) 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IF([.D122]&gt;=60;1;0)" office:value-type="float" office:value="0" calcext:value-type="float">
            <text:p>0</text:p>
          </table:table-cell>
          <table:table-cell office:value-type="string" calcext:value-type="string">
            <text:p>1206</text:p>
          </table:table-cell>
          <table:table-cell office:value-type="float" office:value="281440" calcext:value-type="float">
            <text:p>281440</text:p>
          </table:table-cell>
          <table:table-cell table:formula="of:=TRUNC(MID([.B122];3;2) 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IF([.D123]&gt;=60;1;0)" office:value-type="float" office:value="0" calcext:value-type="float">
            <text:p>0</text:p>
          </table:table-cell>
          <table:table-cell office:value-type="string" calcext:value-type="string">
            <text:p>1207</text:p>
          </table:table-cell>
          <table:table-cell office:value-type="float" office:value="132148" calcext:value-type="float">
            <text:p>132148</text:p>
          </table:table-cell>
          <table:table-cell table:formula="of:=TRUNC(MID([.B123];3;2) ;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IF([.D124]&gt;=60;1;0)" office:value-type="float" office:value="0" calcext:value-type="float">
            <text:p>0</text:p>
          </table:table-cell>
          <table:table-cell office:value-type="string" calcext:value-type="string">
            <text:p>1208</text:p>
          </table:table-cell>
          <table:table-cell office:value-type="float" office:value="48464" calcext:value-type="float">
            <text:p>48464</text:p>
          </table:table-cell>
          <table:table-cell table:formula="of:=TRUNC(MID([.B124];3;2) ;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IF([.D125]&gt;=60;1;0)" office:value-type="float" office:value="0" calcext:value-type="float">
            <text:p>0</text:p>
          </table:table-cell>
          <table:table-cell office:value-type="string" calcext:value-type="string">
            <text:p>1209</text:p>
          </table:table-cell>
          <table:table-cell office:value-type="float" office:value="127972" calcext:value-type="float">
            <text:p>127972</text:p>
          </table:table-cell>
          <table:table-cell table:formula="of:=TRUNC(MID([.B125];3;2) 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IF([.D126]&gt;=60;1;0)" office:value-type="float" office:value="0" calcext:value-type="float">
            <text:p>0</text:p>
          </table:table-cell>
          <table:table-cell office:value-type="string" calcext:value-type="string">
            <text:p>1210</text:p>
          </table:table-cell>
          <table:table-cell office:value-type="float" office:value="217071" calcext:value-type="float">
            <text:p>217071</text:p>
          </table:table-cell>
          <table:table-cell table:formula="of:=TRUNC(MID([.B126];3;2) 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IF([.D127]&gt;=60;1;0)" office:value-type="float" office:value="0" calcext:value-type="float">
            <text:p>0</text:p>
          </table:table-cell>
          <table:table-cell office:value-type="string" calcext:value-type="string">
            <text:p>1211</text:p>
          </table:table-cell>
          <table:table-cell office:value-type="float" office:value="191646" calcext:value-type="float">
            <text:p>191646</text:p>
          </table:table-cell>
          <table:table-cell table:formula="of:=TRUNC(MID([.B127];3;2) 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IF([.D128]&gt;=60;1;0)" office:value-type="float" office:value="0" calcext:value-type="float">
            <text:p>0</text:p>
          </table:table-cell>
          <table:table-cell office:value-type="string" calcext:value-type="string">
            <text:p>1212</text:p>
          </table:table-cell>
          <table:table-cell office:value-type="float" office:value="110471" calcext:value-type="float">
            <text:p>110471</text:p>
          </table:table-cell>
          <table:table-cell table:formula="of:=TRUNC(MID([.B128];3;2) 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formula="of:=IF([.D129]&gt;=60;1;0)" office:value-type="float" office:value="0" calcext:value-type="float">
            <text:p>0</text:p>
          </table:table-cell>
          <table:table-cell office:value-type="string" calcext:value-type="string">
            <text:p>1213</text:p>
          </table:table-cell>
          <table:table-cell office:value-type="float" office:value="152687" calcext:value-type="float">
            <text:p>152687</text:p>
          </table:table-cell>
          <table:table-cell table:formula="of:=TRUNC(MID([.B129];3;2) ;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formula="of:=IF([.D130]&gt;=60;1;0)" office:value-type="float" office:value="0" calcext:value-type="float">
            <text:p>0</text:p>
          </table:table-cell>
          <table:table-cell office:value-type="string" calcext:value-type="string">
            <text:p>1214</text:p>
          </table:table-cell>
          <table:table-cell office:value-type="float" office:value="43057" calcext:value-type="float">
            <text:p>43057</text:p>
          </table:table-cell>
          <table:table-cell table:formula="of:=TRUNC(MID([.B130];3;2) ;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formula="of:=IF([.D131]&gt;=60;1;0)" office:value-type="float" office:value="0" calcext:value-type="float">
            <text:p>0</text:p>
          </table:table-cell>
          <table:table-cell office:value-type="string" calcext:value-type="string">
            <text:p>1215</text:p>
          </table:table-cell>
          <table:table-cell office:value-type="float" office:value="83761" calcext:value-type="float">
            <text:p>83761</text:p>
          </table:table-cell>
          <table:table-cell table:formula="of:=TRUNC(MID([.B131];3;2) ;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IF([.D132]&gt;=60;1;0)" office:value-type="float" office:value="0" calcext:value-type="float">
            <text:p>0</text:p>
          </table:table-cell>
          <table:table-cell office:value-type="string" calcext:value-type="string">
            <text:p>1216</text:p>
          </table:table-cell>
          <table:table-cell office:value-type="float" office:value="201230" calcext:value-type="float">
            <text:p>201230</text:p>
          </table:table-cell>
          <table:table-cell table:formula="of:=TRUNC(MID([.B132];3;2) ;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formula="of:=IF([.D133]&gt;=60;1;0)" office:value-type="float" office:value="0" calcext:value-type="float">
            <text:p>0</text:p>
          </table:table-cell>
          <table:table-cell office:value-type="string" calcext:value-type="string">
            <text:p>1217</text:p>
          </table:table-cell>
          <table:table-cell office:value-type="float" office:value="68049" calcext:value-type="float">
            <text:p>68049</text:p>
          </table:table-cell>
          <table:table-cell table:formula="of:=TRUNC(MID([.B133];3;2) ;0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formula="of:=IF([.D134]&gt;=60;1;0)" office:value-type="float" office:value="0" calcext:value-type="float">
            <text:p>0</text:p>
          </table:table-cell>
          <table:table-cell office:value-type="string" calcext:value-type="string">
            <text:p>1218</text:p>
          </table:table-cell>
          <table:table-cell office:value-type="float" office:value="159662" calcext:value-type="float">
            <text:p>159662</text:p>
          </table:table-cell>
          <table:table-cell table:formula="of:=TRUNC(MID([.B134];3;2) ;0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IF([.D135]&gt;=60;1;0)" office:value-type="float" office:value="0" calcext:value-type="float">
            <text:p>0</text:p>
          </table:table-cell>
          <table:table-cell office:value-type="string" calcext:value-type="string">
            <text:p>1219</text:p>
          </table:table-cell>
          <table:table-cell office:value-type="float" office:value="130651" calcext:value-type="float">
            <text:p>130651</text:p>
          </table:table-cell>
          <table:table-cell table:formula="of:=TRUNC(MID([.B135];3;2) ;0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formula="of:=IF([.D136]&gt;=60;1;0)" office:value-type="float" office:value="1" calcext:value-type="float">
            <text:p>1</text:p>
          </table:table-cell>
          <table:table-cell office:value-type="string" calcext:value-type="string">
            <text:p>1261</text:p>
          </table:table-cell>
          <table:table-cell office:value-type="float" office:value="779966" calcext:value-type="float">
            <text:p>779966</text:p>
          </table:table-cell>
          <table:table-cell table:formula="of:=TRUNC(MID([.B136];3;2) ;0)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table:formula="of:=IF([.D137]&gt;=60;1;0)" office:value-type="float" office:value="1" calcext:value-type="float">
            <text:p>1</text:p>
          </table:table-cell>
          <table:table-cell office:value-type="string" calcext:value-type="string">
            <text:p>1262</text:p>
          </table:table-cell>
          <table:table-cell office:value-type="float" office:value="83558" calcext:value-type="float">
            <text:p>83558</text:p>
          </table:table-cell>
          <table:table-cell table:formula="of:=TRUNC(MID([.B137];3;2) ;0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formula="of:=IF([.D138]&gt;=60;1;0)" office:value-type="float" office:value="1" calcext:value-type="float">
            <text:p>1</text:p>
          </table:table-cell>
          <table:table-cell office:value-type="string" calcext:value-type="string">
            <text:p>1263</text:p>
          </table:table-cell>
          <table:table-cell office:value-type="float" office:value="107498" calcext:value-type="float">
            <text:p>107498</text:p>
          </table:table-cell>
          <table:table-cell table:formula="of:=TRUNC(MID([.B138];3;2) ;0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formula="of:=IF([.D139]&gt;=60;1;0)" office:value-type="float" office:value="0" calcext:value-type="float">
            <text:p>0</text:p>
          </table:table-cell>
          <table:table-cell office:value-type="string" calcext:value-type="string">
            <text:p>1401</text:p>
          </table:table-cell>
          <table:table-cell office:value-type="float" office:value="33329" calcext:value-type="float">
            <text:p>33329</text:p>
          </table:table-cell>
          <table:table-cell table:formula="of:=TRUNC(MID([.B139];3;2) 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IF([.D140]&gt;=60;1;0)" office:value-type="float" office:value="0" calcext:value-type="float">
            <text:p>0</text:p>
          </table:table-cell>
          <table:table-cell office:value-type="string" calcext:value-type="string">
            <text:p>1402</text:p>
          </table:table-cell>
          <table:table-cell office:value-type="float" office:value="88891" calcext:value-type="float">
            <text:p>88891</text:p>
          </table:table-cell>
          <table:table-cell table:formula="of:=TRUNC(MID([.B140];3;2) 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IF([.D141]&gt;=60;1;0)" office:value-type="float" office:value="0" calcext:value-type="float">
            <text:p>0</text:p>
          </table:table-cell>
          <table:table-cell office:value-type="string" calcext:value-type="string">
            <text:p>1403</text:p>
          </table:table-cell>
          <table:table-cell office:value-type="float" office:value="108634" calcext:value-type="float">
            <text:p>108634</text:p>
          </table:table-cell>
          <table:table-cell table:formula="of:=TRUNC(MID([.B141];3;2) ;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IF([.D142]&gt;=60;1;0)" office:value-type="float" office:value="0" calcext:value-type="float">
            <text:p>0</text:p>
          </table:table-cell>
          <table:table-cell office:value-type="string" calcext:value-type="string">
            <text:p>1404</text:p>
          </table:table-cell>
          <table:table-cell office:value-type="float" office:value="44581" calcext:value-type="float">
            <text:p>44581</text:p>
          </table:table-cell>
          <table:table-cell table:formula="of:=TRUNC(MID([.B142];3;2) 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IF([.D143]&gt;=60;1;0)" office:value-type="float" office:value="0" calcext:value-type="float">
            <text:p>0</text:p>
          </table:table-cell>
          <table:table-cell office:value-type="string" calcext:value-type="string">
            <text:p>1405</text:p>
          </table:table-cell>
          <table:table-cell office:value-type="float" office:value="97462" calcext:value-type="float">
            <text:p>97462</text:p>
          </table:table-cell>
          <table:table-cell table:formula="of:=TRUNC(MID([.B143];3;2) 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IF([.D144]&gt;=60;1;0)" office:value-type="float" office:value="0" calcext:value-type="float">
            <text:p>0</text:p>
          </table:table-cell>
          <table:table-cell office:value-type="string" calcext:value-type="string">
            <text:p>1406</text:p>
          </table:table-cell>
          <table:table-cell office:value-type="float" office:value="97979" calcext:value-type="float">
            <text:p>97979</text:p>
          </table:table-cell>
          <table:table-cell table:formula="of:=TRUNC(MID([.B144];3;2) 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IF([.D145]&gt;=60;1;0)" office:value-type="float" office:value="0" calcext:value-type="float">
            <text:p>0</text:p>
          </table:table-cell>
          <table:table-cell office:value-type="string" calcext:value-type="string">
            <text:p>1407</text:p>
          </table:table-cell>
          <table:table-cell office:value-type="float" office:value="59592" calcext:value-type="float">
            <text:p>59592</text:p>
          </table:table-cell>
          <table:table-cell table:formula="of:=TRUNC(MID([.B145];3;2) ;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IF([.D146]&gt;=60;1;0)" office:value-type="float" office:value="0" calcext:value-type="float">
            <text:p>0</text:p>
          </table:table-cell>
          <table:table-cell office:value-type="string" calcext:value-type="string">
            <text:p>1408</text:p>
          </table:table-cell>
          <table:table-cell office:value-type="float" office:value="119882" calcext:value-type="float">
            <text:p>119882</text:p>
          </table:table-cell>
          <table:table-cell table:formula="of:=TRUNC(MID([.B146];3;2) ;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IF([.D147]&gt;=60;1;0)" office:value-type="float" office:value="0" calcext:value-type="float">
            <text:p>0</text:p>
          </table:table-cell>
          <table:table-cell office:value-type="string" calcext:value-type="string">
            <text:p>1409</text:p>
          </table:table-cell>
          <table:table-cell office:value-type="float" office:value="33598" calcext:value-type="float">
            <text:p>33598</text:p>
          </table:table-cell>
          <table:table-cell table:formula="of:=TRUNC(MID([.B147];3;2) 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IF([.D148]&gt;=60;1;0)" office:value-type="float" office:value="0" calcext:value-type="float">
            <text:p>0</text:p>
          </table:table-cell>
          <table:table-cell office:value-type="string" calcext:value-type="string">
            <text:p>1410</text:p>
          </table:table-cell>
          <table:table-cell office:value-type="float" office:value="30556" calcext:value-type="float">
            <text:p>30556</text:p>
          </table:table-cell>
          <table:table-cell table:formula="of:=TRUNC(MID([.B148];3;2) 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IF([.D149]&gt;=60;1;0)" office:value-type="float" office:value="0" calcext:value-type="float">
            <text:p>0</text:p>
          </table:table-cell>
          <table:table-cell office:value-type="string" calcext:value-type="string">
            <text:p>1411</text:p>
          </table:table-cell>
          <table:table-cell office:value-type="float" office:value="44438" calcext:value-type="float">
            <text:p>44438</text:p>
          </table:table-cell>
          <table:table-cell table:formula="of:=TRUNC(MID([.B149];3;2) 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IF([.D150]&gt;=60;1;0)" office:value-type="float" office:value="0" calcext:value-type="float">
            <text:p>0</text:p>
          </table:table-cell>
          <table:table-cell office:value-type="string" calcext:value-type="string">
            <text:p>1412</text:p>
          </table:table-cell>
          <table:table-cell office:value-type="float" office:value="154951" calcext:value-type="float">
            <text:p>154951</text:p>
          </table:table-cell>
          <table:table-cell table:formula="of:=TRUNC(MID([.B150];3;2) 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formula="of:=IF([.D151]&gt;=60;1;0)" office:value-type="float" office:value="0" calcext:value-type="float">
            <text:p>0</text:p>
          </table:table-cell>
          <table:table-cell office:value-type="string" calcext:value-type="string">
            <text:p>1413</text:p>
          </table:table-cell>
          <table:table-cell office:value-type="float" office:value="72269" calcext:value-type="float">
            <text:p>72269</text:p>
          </table:table-cell>
          <table:table-cell table:formula="of:=TRUNC(MID([.B151];3;2) ;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formula="of:=IF([.D152]&gt;=60;1;0)" office:value-type="float" office:value="0" calcext:value-type="float">
            <text:p>0</text:p>
          </table:table-cell>
          <table:table-cell office:value-type="string" calcext:value-type="string">
            <text:p>1414</text:p>
          </table:table-cell>
          <table:table-cell office:value-type="float" office:value="79265" calcext:value-type="float">
            <text:p>79265</text:p>
          </table:table-cell>
          <table:table-cell table:formula="of:=TRUNC(MID([.B152];3;2) ;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formula="of:=IF([.D153]&gt;=60;1;0)" office:value-type="float" office:value="0" calcext:value-type="float">
            <text:p>0</text:p>
          </table:table-cell>
          <table:table-cell office:value-type="string" calcext:value-type="string">
            <text:p>1415</text:p>
          </table:table-cell>
          <table:table-cell office:value-type="float" office:value="88497" calcext:value-type="float">
            <text:p>88497</text:p>
          </table:table-cell>
          <table:table-cell table:formula="of:=TRUNC(MID([.B153];3;2) ;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IF([.D154]&gt;=60;1;0)" office:value-type="float" office:value="0" calcext:value-type="float">
            <text:p>0</text:p>
          </table:table-cell>
          <table:table-cell office:value-type="string" calcext:value-type="string">
            <text:p>1416</text:p>
          </table:table-cell>
          <table:table-cell office:value-type="float" office:value="71790" calcext:value-type="float">
            <text:p>71790</text:p>
          </table:table-cell>
          <table:table-cell table:formula="of:=TRUNC(MID([.B154];3;2) ;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formula="of:=IF([.D155]&gt;=60;1;0)" office:value-type="float" office:value="0" calcext:value-type="float">
            <text:p>0</text:p>
          </table:table-cell>
          <table:table-cell office:value-type="string" calcext:value-type="string">
            <text:p>1417</text:p>
          </table:table-cell>
          <table:table-cell office:value-type="float" office:value="124283" calcext:value-type="float">
            <text:p>124283</text:p>
          </table:table-cell>
          <table:table-cell table:formula="of:=TRUNC(MID([.B155];3;2) ;0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formula="of:=IF([.D156]&gt;=60;1;0)" office:value-type="float" office:value="0" calcext:value-type="float">
            <text:p>0</text:p>
          </table:table-cell>
          <table:table-cell office:value-type="string" calcext:value-type="string">
            <text:p>1418</text:p>
          </table:table-cell>
          <table:table-cell office:value-type="float" office:value="190606" calcext:value-type="float">
            <text:p>190606</text:p>
          </table:table-cell>
          <table:table-cell table:formula="of:=TRUNC(MID([.B156];3;2) ;0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IF([.D157]&gt;=60;1;0)" office:value-type="float" office:value="0" calcext:value-type="float">
            <text:p>0</text:p>
          </table:table-cell>
          <table:table-cell office:value-type="string" calcext:value-type="string">
            <text:p>1419</text:p>
          </table:table-cell>
          <table:table-cell office:value-type="float" office:value="110742" calcext:value-type="float">
            <text:p>110742</text:p>
          </table:table-cell>
          <table:table-cell table:formula="of:=TRUNC(MID([.B157];3;2) ;0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formula="of:=IF([.D158]&gt;=60;1;0)" office:value-type="float" office:value="0" calcext:value-type="float">
            <text:p>0</text:p>
          </table:table-cell>
          <table:table-cell office:value-type="string" calcext:value-type="string">
            <text:p>1420</text:p>
          </table:table-cell>
          <table:table-cell office:value-type="float" office:value="86671" calcext:value-type="float">
            <text:p>86671</text:p>
          </table:table-cell>
          <table:table-cell table:formula="of:=TRUNC(MID([.B158];3;2) ;0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formula="of:=IF([.D159]&gt;=60;1;0)" office:value-type="float" office:value="0" calcext:value-type="float">
            <text:p>0</text:p>
          </table:table-cell>
          <table:table-cell office:value-type="string" calcext:value-type="string">
            <text:p>1421</text:p>
          </table:table-cell>
          <table:table-cell office:value-type="float" office:value="166679" calcext:value-type="float">
            <text:p>166679</text:p>
          </table:table-cell>
          <table:table-cell table:formula="of:=TRUNC(MID([.B159];3;2) ;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IF([.D160]&gt;=60;1;0)" office:value-type="float" office:value="0" calcext:value-type="float">
            <text:p>0</text:p>
          </table:table-cell>
          <table:table-cell office:value-type="string" calcext:value-type="string">
            <text:p>1422</text:p>
          </table:table-cell>
          <table:table-cell office:value-type="float" office:value="52101" calcext:value-type="float">
            <text:p>52101</text:p>
          </table:table-cell>
          <table:table-cell table:formula="of:=TRUNC(MID([.B160];3;2) ;0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formula="of:=IF([.D161]&gt;=60;1;0)" office:value-type="float" office:value="0" calcext:value-type="float">
            <text:p>0</text:p>
          </table:table-cell>
          <table:table-cell office:value-type="string" calcext:value-type="string">
            <text:p>1423</text:p>
          </table:table-cell>
          <table:table-cell office:value-type="float" office:value="41126" calcext:value-type="float">
            <text:p>41126</text:p>
          </table:table-cell>
          <table:table-cell table:formula="of:=TRUNC(MID([.B161];3;2) ;0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formula="of:=IF([.D162]&gt;=60;1;0)" office:value-type="float" office:value="0" calcext:value-type="float">
            <text:p>0</text:p>
          </table:table-cell>
          <table:table-cell office:value-type="string" calcext:value-type="string">
            <text:p>1424</text:p>
          </table:table-cell>
          <table:table-cell office:value-type="float" office:value="51741" calcext:value-type="float">
            <text:p>51741</text:p>
          </table:table-cell>
          <table:table-cell table:formula="of:=TRUNC(MID([.B162];3;2) ;0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formula="of:=IF([.D163]&gt;=60;1;0)" office:value-type="float" office:value="0" calcext:value-type="float">
            <text:p>0</text:p>
          </table:table-cell>
          <table:table-cell office:value-type="string" calcext:value-type="string">
            <text:p>1425</text:p>
          </table:table-cell>
          <table:table-cell office:value-type="float" office:value="152190" calcext:value-type="float">
            <text:p>152190</text:p>
          </table:table-cell>
          <table:table-cell table:formula="of:=TRUNC(MID([.B163];3;2) ;0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formula="of:=IF([.D164]&gt;=60;1;0)" office:value-type="float" office:value="0" calcext:value-type="float">
            <text:p>0</text:p>
          </table:table-cell>
          <table:table-cell office:value-type="string" calcext:value-type="string">
            <text:p>1426</text:p>
          </table:table-cell>
          <table:table-cell office:value-type="float" office:value="81385" calcext:value-type="float">
            <text:p>81385</text:p>
          </table:table-cell>
          <table:table-cell table:formula="of:=TRUNC(MID([.B164];3;2) ;0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formula="of:=IF([.D165]&gt;=60;1;0)" office:value-type="float" office:value="0" calcext:value-type="float">
            <text:p>0</text:p>
          </table:table-cell>
          <table:table-cell office:value-type="string" calcext:value-type="string">
            <text:p>1427</text:p>
          </table:table-cell>
          <table:table-cell office:value-type="float" office:value="51534" calcext:value-type="float">
            <text:p>51534</text:p>
          </table:table-cell>
          <table:table-cell table:formula="of:=TRUNC(MID([.B165];3;2) ;0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formula="of:=IF([.D166]&gt;=60;1;0)" office:value-type="float" office:value="0" calcext:value-type="float">
            <text:p>0</text:p>
          </table:table-cell>
          <table:table-cell office:value-type="string" calcext:value-type="string">
            <text:p>1428</text:p>
          </table:table-cell>
          <table:table-cell office:value-type="float" office:value="84804" calcext:value-type="float">
            <text:p>84804</text:p>
          </table:table-cell>
          <table:table-cell table:formula="of:=TRUNC(MID([.B166];3;2) ;0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formula="of:=IF([.D167]&gt;=60;1;0)" office:value-type="float" office:value="0" calcext:value-type="float">
            <text:p>0</text:p>
          </table:table-cell>
          <table:table-cell office:value-type="string" calcext:value-type="string">
            <text:p>1429</text:p>
          </table:table-cell>
          <table:table-cell office:value-type="float" office:value="53294" calcext:value-type="float">
            <text:p>53294</text:p>
          </table:table-cell>
          <table:table-cell table:formula="of:=TRUNC(MID([.B167];3;2) ;0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formula="of:=IF([.D168]&gt;=60;1;0)" office:value-type="float" office:value="0" calcext:value-type="float">
            <text:p>0</text:p>
          </table:table-cell>
          <table:table-cell office:value-type="string" calcext:value-type="string">
            <text:p>1430</text:p>
          </table:table-cell>
          <table:table-cell office:value-type="float" office:value="39340" calcext:value-type="float">
            <text:p>39340</text:p>
          </table:table-cell>
          <table:table-cell table:formula="of:=TRUNC(MID([.B168];3;2) ;0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formula="of:=IF([.D169]&gt;=60;1;0)" office:value-type="float" office:value="0" calcext:value-type="float">
            <text:p>0</text:p>
          </table:table-cell>
          <table:table-cell office:value-type="string" calcext:value-type="string">
            <text:p>1432</text:p>
          </table:table-cell>
          <table:table-cell office:value-type="float" office:value="120144" calcext:value-type="float">
            <text:p>120144</text:p>
          </table:table-cell>
          <table:table-cell table:formula="of:=TRUNC(MID([.B169];3;2) ;0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IF([.D170]&gt;=60;1;0)" office:value-type="float" office:value="0" calcext:value-type="float">
            <text:p>0</text:p>
          </table:table-cell>
          <table:table-cell office:value-type="string" calcext:value-type="string">
            <text:p>1433</text:p>
          </table:table-cell>
          <table:table-cell office:value-type="float" office:value="65410" calcext:value-type="float">
            <text:p>65410</text:p>
          </table:table-cell>
          <table:table-cell table:formula="of:=TRUNC(MID([.B170];3;2) ;0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formula="of:=IF([.D171]&gt;=60;1;0)" office:value-type="float" office:value="0" calcext:value-type="float">
            <text:p>0</text:p>
          </table:table-cell>
          <table:table-cell office:value-type="string" calcext:value-type="string">
            <text:p>1434</text:p>
          </table:table-cell>
          <table:table-cell office:value-type="float" office:value="252408" calcext:value-type="float">
            <text:p>252408</text:p>
          </table:table-cell>
          <table:table-cell table:formula="of:=TRUNC(MID([.B171];3;2) ;0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formula="of:=IF([.D172]&gt;=60;1;0)" office:value-type="float" office:value="0" calcext:value-type="float">
            <text:p>0</text:p>
          </table:table-cell>
          <table:table-cell office:value-type="string" calcext:value-type="string">
            <text:p>1435</text:p>
          </table:table-cell>
          <table:table-cell office:value-type="float" office:value="74210" calcext:value-type="float">
            <text:p>74210</text:p>
          </table:table-cell>
          <table:table-cell table:formula="of:=TRUNC(MID([.B172];3;2) ;0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formula="of:=IF([.D173]&gt;=60;1;0)" office:value-type="float" office:value="0" calcext:value-type="float">
            <text:p>0</text:p>
          </table:table-cell>
          <table:table-cell office:value-type="string" calcext:value-type="string">
            <text:p>1436</text:p>
          </table:table-cell>
          <table:table-cell office:value-type="float" office:value="35875" calcext:value-type="float">
            <text:p>35875</text:p>
          </table:table-cell>
          <table:table-cell table:formula="of:=TRUNC(MID([.B173];3;2) ;0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formula="of:=IF([.D174]&gt;=60;1;0)" office:value-type="float" office:value="0" calcext:value-type="float">
            <text:p>0</text:p>
          </table:table-cell>
          <table:table-cell office:value-type="string" calcext:value-type="string">
            <text:p>1437</text:p>
          </table:table-cell>
          <table:table-cell office:value-type="float" office:value="38202" calcext:value-type="float">
            <text:p>38202</text:p>
          </table:table-cell>
          <table:table-cell table:formula="of:=TRUNC(MID([.B174];3;2) ;0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formula="of:=IF([.D175]&gt;=60;1;0)" office:value-type="float" office:value="0" calcext:value-type="float">
            <text:p>0</text:p>
          </table:table-cell>
          <table:table-cell office:value-type="string" calcext:value-type="string">
            <text:p>1438</text:p>
          </table:table-cell>
          <table:table-cell office:value-type="float" office:value="75370" calcext:value-type="float">
            <text:p>75370</text:p>
          </table:table-cell>
          <table:table-cell table:formula="of:=TRUNC(MID([.B175];3;2) ;0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formula="of:=IF([.D176]&gt;=60;1;0)" office:value-type="float" office:value="1" calcext:value-type="float">
            <text:p>1</text:p>
          </table:table-cell>
          <table:table-cell office:value-type="string" calcext:value-type="string">
            <text:p>1461</text:p>
          </table:table-cell>
          <table:table-cell office:value-type="float" office:value="51656" calcext:value-type="float">
            <text:p>51656</text:p>
          </table:table-cell>
          <table:table-cell table:formula="of:=TRUNC(MID([.B176];3;2) ;0)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table:formula="of:=IF([.D177]&gt;=60;1;0)" office:value-type="float" office:value="1" calcext:value-type="float">
            <text:p>1</text:p>
          </table:table-cell>
          <table:table-cell office:value-type="string" calcext:value-type="string">
            <text:p>1462</text:p>
          </table:table-cell>
          <table:table-cell office:value-type="float" office:value="118268" calcext:value-type="float">
            <text:p>118268</text:p>
          </table:table-cell>
          <table:table-cell table:formula="of:=TRUNC(MID([.B177];3;2) ;0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formula="of:=IF([.D178]&gt;=60;1;0)" office:value-type="float" office:value="1" calcext:value-type="float">
            <text:p>1</text:p>
          </table:table-cell>
          <table:table-cell office:value-type="string" calcext:value-type="string">
            <text:p>1463</text:p>
          </table:table-cell>
          <table:table-cell office:value-type="float" office:value="209296" calcext:value-type="float">
            <text:p>209296</text:p>
          </table:table-cell>
          <table:table-cell table:formula="of:=TRUNC(MID([.B178];3;2) ;0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formula="of:=IF([.D179]&gt;=60;1;0)" office:value-type="float" office:value="1" calcext:value-type="float">
            <text:p>1</text:p>
          </table:table-cell>
          <table:table-cell office:value-type="string" calcext:value-type="string">
            <text:p>1464</text:p>
          </table:table-cell>
          <table:table-cell office:value-type="float" office:value="77813" calcext:value-type="float">
            <text:p>77813</text:p>
          </table:table-cell>
          <table:table-cell table:formula="of:=TRUNC(MID([.B179];3;2) ;0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formula="of:=IF([.D180]&gt;=60;1;0)" office:value-type="float" office:value="1" calcext:value-type="float">
            <text:p>1</text:p>
          </table:table-cell>
          <table:table-cell office:value-type="string" calcext:value-type="string">
            <text:p>1465</text:p>
          </table:table-cell>
          <table:table-cell office:value-type="float" office:value="1794166" calcext:value-type="float">
            <text:p>1794166</text:p>
          </table:table-cell>
          <table:table-cell table:formula="of:=TRUNC(MID([.B180];3;2) ;0)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IF([.D181]&gt;=60;1;0)" office:value-type="float" office:value="0" calcext:value-type="float">
            <text:p>0</text:p>
          </table:table-cell>
          <table:table-cell office:value-type="string" calcext:value-type="string">
            <text:p>1601</text:p>
          </table:table-cell>
          <table:table-cell office:value-type="float" office:value="89282" calcext:value-type="float">
            <text:p>89282</text:p>
          </table:table-cell>
          <table:table-cell table:formula="of:=TRUNC(MID([.B181];3;2) 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IF([.D182]&gt;=60;1;0)" office:value-type="float" office:value="0" calcext:value-type="float">
            <text:p>0</text:p>
          </table:table-cell>
          <table:table-cell office:value-type="string" calcext:value-type="string">
            <text:p>1602</text:p>
          </table:table-cell>
          <table:table-cell office:value-type="float" office:value="45015" calcext:value-type="float">
            <text:p>45015</text:p>
          </table:table-cell>
          <table:table-cell table:formula="of:=TRUNC(MID([.B182];3;2) 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IF([.D183]&gt;=60;1;0)" office:value-type="float" office:value="0" calcext:value-type="float">
            <text:p>0</text:p>
          </table:table-cell>
          <table:table-cell office:value-type="string" calcext:value-type="string">
            <text:p>1603</text:p>
          </table:table-cell>
          <table:table-cell office:value-type="float" office:value="93001" calcext:value-type="float">
            <text:p>93001</text:p>
          </table:table-cell>
          <table:table-cell table:formula="of:=TRUNC(MID([.B183];3;2) ;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IF([.D184]&gt;=60;1;0)" office:value-type="float" office:value="0" calcext:value-type="float">
            <text:p>0</text:p>
          </table:table-cell>
          <table:table-cell office:value-type="string" calcext:value-type="string">
            <text:p>1604</text:p>
          </table:table-cell>
          <table:table-cell office:value-type="float" office:value="65026" calcext:value-type="float">
            <text:p>65026</text:p>
          </table:table-cell>
          <table:table-cell table:formula="of:=TRUNC(MID([.B184];3;2) 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IF([.D185]&gt;=60;1;0)" office:value-type="float" office:value="0" calcext:value-type="float">
            <text:p>0</text:p>
          </table:table-cell>
          <table:table-cell office:value-type="string" calcext:value-type="string">
            <text:p>1605</text:p>
          </table:table-cell>
          <table:table-cell office:value-type="float" office:value="63196" calcext:value-type="float">
            <text:p>63196</text:p>
          </table:table-cell>
          <table:table-cell table:formula="of:=TRUNC(MID([.B185];3;2) 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IF([.D186]&gt;=60;1;0)" office:value-type="float" office:value="0" calcext:value-type="float">
            <text:p>0</text:p>
          </table:table-cell>
          <table:table-cell office:value-type="string" calcext:value-type="string">
            <text:p>1606</text:p>
          </table:table-cell>
          <table:table-cell office:value-type="float" office:value="42543" calcext:value-type="float">
            <text:p>42543</text:p>
          </table:table-cell>
          <table:table-cell table:formula="of:=TRUNC(MID([.B186];3;2) 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IF([.D187]&gt;=60;1;0)" office:value-type="float" office:value="0" calcext:value-type="float">
            <text:p>0</text:p>
          </table:table-cell>
          <table:table-cell office:value-type="string" calcext:value-type="string">
            <text:p>1607</text:p>
          </table:table-cell>
          <table:table-cell office:value-type="float" office:value="134864" calcext:value-type="float">
            <text:p>134864</text:p>
          </table:table-cell>
          <table:table-cell table:formula="of:=TRUNC(MID([.B187];3;2) ;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IF([.D188]&gt;=60;1;0)" office:value-type="float" office:value="0" calcext:value-type="float">
            <text:p>0</text:p>
          </table:table-cell>
          <table:table-cell office:value-type="string" calcext:value-type="string">
            <text:p>1608</text:p>
          </table:table-cell>
          <table:table-cell office:value-type="float" office:value="63788" calcext:value-type="float">
            <text:p>63788</text:p>
          </table:table-cell>
          <table:table-cell table:formula="of:=TRUNC(MID([.B188];3;2) ;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IF([.D189]&gt;=60;1;0)" office:value-type="float" office:value="0" calcext:value-type="float">
            <text:p>0</text:p>
          </table:table-cell>
          <table:table-cell office:value-type="string" calcext:value-type="string">
            <text:p>1609</text:p>
          </table:table-cell>
          <table:table-cell office:value-type="float" office:value="123532" calcext:value-type="float">
            <text:p>123532</text:p>
          </table:table-cell>
          <table:table-cell table:formula="of:=TRUNC(MID([.B189];3;2) 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IF([.D190]&gt;=60;1;0)" office:value-type="float" office:value="0" calcext:value-type="float">
            <text:p>0</text:p>
          </table:table-cell>
          <table:table-cell office:value-type="string" calcext:value-type="string">
            <text:p>1610</text:p>
          </table:table-cell>
          <table:table-cell office:value-type="float" office:value="54765" calcext:value-type="float">
            <text:p>54765</text:p>
          </table:table-cell>
          <table:table-cell table:formula="of:=TRUNC(MID([.B190];3;2) 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IF([.D191]&gt;=60;1;0)" office:value-type="float" office:value="0" calcext:value-type="float">
            <text:p>0</text:p>
          </table:table-cell>
          <table:table-cell office:value-type="string" calcext:value-type="string">
            <text:p>1611</text:p>
          </table:table-cell>
          <table:table-cell office:value-type="float" office:value="73923" calcext:value-type="float">
            <text:p>73923</text:p>
          </table:table-cell>
          <table:table-cell table:formula="of:=TRUNC(MID([.B191];3;2) 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IF([.D192]&gt;=60;1;0)" office:value-type="float" office:value="1" calcext:value-type="float">
            <text:p>1</text:p>
          </table:table-cell>
          <table:table-cell office:value-type="string" calcext:value-type="string">
            <text:p>1661</text:p>
          </table:table-cell>
          <table:table-cell office:value-type="float" office:value="127839" calcext:value-type="float">
            <text:p>127839</text:p>
          </table:table-cell>
          <table:table-cell table:formula="of:=TRUNC(MID([.B192];3;2) ;0)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table:formula="of:=IF([.D193]&gt;=60;1;0)" office:value-type="float" office:value="0" calcext:value-type="float">
            <text:p>0</text:p>
          </table:table-cell>
          <table:table-cell office:value-type="string" calcext:value-type="string">
            <text:p>1801</text:p>
          </table:table-cell>
          <table:table-cell office:value-type="float" office:value="21489" calcext:value-type="float">
            <text:p>21489</text:p>
          </table:table-cell>
          <table:table-cell table:formula="of:=TRUNC(MID([.B193];3;2) 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IF([.D194]&gt;=60;1;0)" office:value-type="float" office:value="0" calcext:value-type="float">
            <text:p>0</text:p>
          </table:table-cell>
          <table:table-cell office:value-type="string" calcext:value-type="string">
            <text:p>1802</text:p>
          </table:table-cell>
          <table:table-cell office:value-type="float" office:value="65373" calcext:value-type="float">
            <text:p>65373</text:p>
          </table:table-cell>
          <table:table-cell table:formula="of:=TRUNC(MID([.B194];3;2) 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IF([.D195]&gt;=60;1;0)" office:value-type="float" office:value="0" calcext:value-type="float">
            <text:p>0</text:p>
          </table:table-cell>
          <table:table-cell office:value-type="string" calcext:value-type="string">
            <text:p>1803</text:p>
          </table:table-cell>
          <table:table-cell office:value-type="float" office:value="134991" calcext:value-type="float">
            <text:p>134991</text:p>
          </table:table-cell>
          <table:table-cell table:formula="of:=TRUNC(MID([.B195];3;2) ;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IF([.D196]&gt;=60;1;0)" office:value-type="float" office:value="0" calcext:value-type="float">
            <text:p>0</text:p>
          </table:table-cell>
          <table:table-cell office:value-type="string" calcext:value-type="string">
            <text:p>1804</text:p>
          </table:table-cell>
          <table:table-cell office:value-type="float" office:value="119727" calcext:value-type="float">
            <text:p>119727</text:p>
          </table:table-cell>
          <table:table-cell table:formula="of:=TRUNC(MID([.B196];3;2) 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IF([.D197]&gt;=60;1;0)" office:value-type="float" office:value="0" calcext:value-type="float">
            <text:p>0</text:p>
          </table:table-cell>
          <table:table-cell office:value-type="string" calcext:value-type="string">
            <text:p>1805</text:p>
          </table:table-cell>
          <table:table-cell office:value-type="float" office:value="112863" calcext:value-type="float">
            <text:p>112863</text:p>
          </table:table-cell>
          <table:table-cell table:formula="of:=TRUNC(MID([.B197];3;2) 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IF([.D198]&gt;=60;1;0)" office:value-type="float" office:value="0" calcext:value-type="float">
            <text:p>0</text:p>
          </table:table-cell>
          <table:table-cell office:value-type="string" calcext:value-type="string">
            <text:p>1806</text:p>
          </table:table-cell>
          <table:table-cell office:value-type="float" office:value="62039" calcext:value-type="float">
            <text:p>62039</text:p>
          </table:table-cell>
          <table:table-cell table:formula="of:=TRUNC(MID([.B198];3;2) 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IF([.D199]&gt;=60;1;0)" office:value-type="float" office:value="0" calcext:value-type="float">
            <text:p>0</text:p>
          </table:table-cell>
          <table:table-cell office:value-type="string" calcext:value-type="string">
            <text:p>1807</text:p>
          </table:table-cell>
          <table:table-cell office:value-type="float" office:value="111901" calcext:value-type="float">
            <text:p>111901</text:p>
          </table:table-cell>
          <table:table-cell table:formula="of:=TRUNC(MID([.B199];3;2) ;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IF([.D200]&gt;=60;1;0)" office:value-type="float" office:value="0" calcext:value-type="float">
            <text:p>0</text:p>
          </table:table-cell>
          <table:table-cell office:value-type="string" calcext:value-type="string">
            <text:p>1821</text:p>
          </table:table-cell>
          <table:table-cell office:value-type="float" office:value="26375" calcext:value-type="float">
            <text:p>26375</text:p>
          </table:table-cell>
          <table:table-cell table:formula="of:=TRUNC(MID([.B200];3;2) ;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IF([.D201]&gt;=60;1;0)" office:value-type="float" office:value="0" calcext:value-type="float">
            <text:p>0</text:p>
          </table:table-cell>
          <table:table-cell office:value-type="string" calcext:value-type="string">
            <text:p>1808</text:p>
          </table:table-cell>
          <table:table-cell office:value-type="float" office:value="68996" calcext:value-type="float">
            <text:p>68996</text:p>
          </table:table-cell>
          <table:table-cell table:formula="of:=TRUNC(MID([.B201];3;2) ;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IF([.D202]&gt;=60;1;0)" office:value-type="float" office:value="0" calcext:value-type="float">
            <text:p>0</text:p>
          </table:table-cell>
          <table:table-cell office:value-type="string" calcext:value-type="string">
            <text:p>1809</text:p>
          </table:table-cell>
          <table:table-cell office:value-type="float" office:value="54711" calcext:value-type="float">
            <text:p>54711</text:p>
          </table:table-cell>
          <table:table-cell table:formula="of:=TRUNC(MID([.B202];3;2) 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IF([.D203]&gt;=60;1;0)" office:value-type="float" office:value="0" calcext:value-type="float">
            <text:p>0</text:p>
          </table:table-cell>
          <table:table-cell office:value-type="string" calcext:value-type="string">
            <text:p>1810</text:p>
          </table:table-cell>
          <table:table-cell office:value-type="float" office:value="81226" calcext:value-type="float">
            <text:p>81226</text:p>
          </table:table-cell>
          <table:table-cell table:formula="of:=TRUNC(MID([.B203];3;2) 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IF([.D204]&gt;=60;1;0)" office:value-type="float" office:value="0" calcext:value-type="float">
            <text:p>0</text:p>
          </table:table-cell>
          <table:table-cell office:value-type="string" calcext:value-type="string">
            <text:p>1811</text:p>
          </table:table-cell>
          <table:table-cell office:value-type="float" office:value="136441" calcext:value-type="float">
            <text:p>136441</text:p>
          </table:table-cell>
          <table:table-cell table:formula="of:=TRUNC(MID([.B204];3;2) 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IF([.D205]&gt;=60;1;0)" office:value-type="float" office:value="0" calcext:value-type="float">
            <text:p>0</text:p>
          </table:table-cell>
          <table:table-cell office:value-type="string" calcext:value-type="string">
            <text:p>1812</text:p>
          </table:table-cell>
          <table:table-cell office:value-type="float" office:value="66221" calcext:value-type="float">
            <text:p>66221</text:p>
          </table:table-cell>
          <table:table-cell table:formula="of:=TRUNC(MID([.B205];3;2) 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formula="of:=IF([.D206]&gt;=60;1;0)" office:value-type="float" office:value="0" calcext:value-type="float">
            <text:p>0</text:p>
          </table:table-cell>
          <table:table-cell office:value-type="string" calcext:value-type="string">
            <text:p>1813</text:p>
          </table:table-cell>
          <table:table-cell office:value-type="float" office:value="73919" calcext:value-type="float">
            <text:p>73919</text:p>
          </table:table-cell>
          <table:table-cell table:formula="of:=TRUNC(MID([.B206];3;2) ;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formula="of:=IF([.D207]&gt;=60;1;0)" office:value-type="float" office:value="0" calcext:value-type="float">
            <text:p>0</text:p>
          </table:table-cell>
          <table:table-cell office:value-type="string" calcext:value-type="string">
            <text:p>1814</text:p>
          </table:table-cell>
          <table:table-cell office:value-type="float" office:value="77979" calcext:value-type="float">
            <text:p>77979</text:p>
          </table:table-cell>
          <table:table-cell table:formula="of:=TRUNC(MID([.B207];3;2) ;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formula="of:=IF([.D208]&gt;=60;1;0)" office:value-type="float" office:value="0" calcext:value-type="float">
            <text:p>0</text:p>
          </table:table-cell>
          <table:table-cell office:value-type="string" calcext:value-type="string">
            <text:p>1815</text:p>
          </table:table-cell>
          <table:table-cell office:value-type="float" office:value="74573" calcext:value-type="float">
            <text:p>74573</text:p>
          </table:table-cell>
          <table:table-cell table:formula="of:=TRUNC(MID([.B208];3;2) ;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IF([.D209]&gt;=60;1;0)" office:value-type="float" office:value="0" calcext:value-type="float">
            <text:p>0</text:p>
          </table:table-cell>
          <table:table-cell office:value-type="string" calcext:value-type="string">
            <text:p>1816</text:p>
          </table:table-cell>
          <table:table-cell office:value-type="float" office:value="169325" calcext:value-type="float">
            <text:p>169325</text:p>
          </table:table-cell>
          <table:table-cell table:formula="of:=TRUNC(MID([.B209];3;2) ;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formula="of:=IF([.D210]&gt;=60;1;0)" office:value-type="float" office:value="0" calcext:value-type="float">
            <text:p>0</text:p>
          </table:table-cell>
          <table:table-cell office:value-type="string" calcext:value-type="string">
            <text:p>1817</text:p>
          </table:table-cell>
          <table:table-cell office:value-type="float" office:value="93818" calcext:value-type="float">
            <text:p>93818</text:p>
          </table:table-cell>
          <table:table-cell table:formula="of:=TRUNC(MID([.B210];3;2) ;0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formula="of:=IF([.D211]&gt;=60;1;0)" office:value-type="float" office:value="0" calcext:value-type="float">
            <text:p>0</text:p>
          </table:table-cell>
          <table:table-cell office:value-type="string" calcext:value-type="string">
            <text:p>1818</text:p>
          </table:table-cell>
          <table:table-cell office:value-type="float" office:value="105431" calcext:value-type="float">
            <text:p>105431</text:p>
          </table:table-cell>
          <table:table-cell table:formula="of:=TRUNC(MID([.B211];3;2) ;0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IF([.D212]&gt;=60;1;0)" office:value-type="float" office:value="0" calcext:value-type="float">
            <text:p>0</text:p>
          </table:table-cell>
          <table:table-cell office:value-type="string" calcext:value-type="string">
            <text:p>1819</text:p>
          </table:table-cell>
          <table:table-cell office:value-type="float" office:value="61161" calcext:value-type="float">
            <text:p>61161</text:p>
          </table:table-cell>
          <table:table-cell table:formula="of:=TRUNC(MID([.B212];3;2) ;0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formula="of:=IF([.D213]&gt;=60;1;0)" office:value-type="float" office:value="0" calcext:value-type="float">
            <text:p>0</text:p>
          </table:table-cell>
          <table:table-cell office:value-type="string" calcext:value-type="string">
            <text:p>1820</text:p>
          </table:table-cell>
          <table:table-cell office:value-type="float" office:value="52720" calcext:value-type="float">
            <text:p>52720</text:p>
          </table:table-cell>
          <table:table-cell table:formula="of:=TRUNC(MID([.B213];3;2) ;0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formula="of:=IF([.D214]&gt;=60;1;0)" office:value-type="float" office:value="1" calcext:value-type="float">
            <text:p>1</text:p>
          </table:table-cell>
          <table:table-cell office:value-type="string" calcext:value-type="string">
            <text:p>1861</text:p>
          </table:table-cell>
          <table:table-cell office:value-type="float" office:value="45948" calcext:value-type="float">
            <text:p>45948</text:p>
          </table:table-cell>
          <table:table-cell table:formula="of:=TRUNC(MID([.B214];3;2) ;0)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table:formula="of:=IF([.D215]&gt;=60;1;0)" office:value-type="float" office:value="1" calcext:value-type="float">
            <text:p>1</text:p>
          </table:table-cell>
          <table:table-cell office:value-type="string" calcext:value-type="string">
            <text:p>1862</text:p>
          </table:table-cell>
          <table:table-cell office:value-type="float" office:value="59779" calcext:value-type="float">
            <text:p>59779</text:p>
          </table:table-cell>
          <table:table-cell table:formula="of:=TRUNC(MID([.B215];3;2) ;0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formula="of:=IF([.D216]&gt;=60;1;0)" office:value-type="float" office:value="1" calcext:value-type="float">
            <text:p>1</text:p>
          </table:table-cell>
          <table:table-cell office:value-type="string" calcext:value-type="string">
            <text:p>1863</text:p>
          </table:table-cell>
          <table:table-cell office:value-type="float" office:value="197863" calcext:value-type="float">
            <text:p>197863</text:p>
          </table:table-cell>
          <table:table-cell table:formula="of:=TRUNC(MID([.B216];3;2) ;0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formula="of:=IF([.D217]&gt;=60;1;0)" office:value-type="float" office:value="1" calcext:value-type="float">
            <text:p>1</text:p>
          </table:table-cell>
          <table:table-cell office:value-type="string" calcext:value-type="string">
            <text:p>1864</text:p>
          </table:table-cell>
          <table:table-cell office:value-type="float" office:value="46360" calcext:value-type="float">
            <text:p>46360</text:p>
          </table:table-cell>
          <table:table-cell table:formula="of:=TRUNC(MID([.B217];3;2) ;0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formula="of:=IF([.D218]&gt;=60;1;0)" office:value-type="float" office:value="0" calcext:value-type="float">
            <text:p>0</text:p>
          </table:table-cell>
          <table:table-cell office:value-type="string" calcext:value-type="string">
            <text:p>2001</text:p>
          </table:table-cell>
          <table:table-cell office:value-type="float" office:value="57651" calcext:value-type="float">
            <text:p>57651</text:p>
          </table:table-cell>
          <table:table-cell table:formula="of:=TRUNC(MID([.B218];3;2) 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IF([.D219]&gt;=60;1;0)" office:value-type="float" office:value="0" calcext:value-type="float">
            <text:p>0</text:p>
          </table:table-cell>
          <table:table-cell office:value-type="string" calcext:value-type="string">
            <text:p>2002</text:p>
          </table:table-cell>
          <table:table-cell office:value-type="float" office:value="150845" calcext:value-type="float">
            <text:p>150845</text:p>
          </table:table-cell>
          <table:table-cell table:formula="of:=TRUNC(MID([.B219];3;2) 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IF([.D220]&gt;=60;1;0)" office:value-type="float" office:value="0" calcext:value-type="float">
            <text:p>0</text:p>
          </table:table-cell>
          <table:table-cell office:value-type="string" calcext:value-type="string">
            <text:p>2003</text:p>
          </table:table-cell>
          <table:table-cell office:value-type="float" office:value="53695" calcext:value-type="float">
            <text:p>53695</text:p>
          </table:table-cell>
          <table:table-cell table:formula="of:=TRUNC(MID([.B220];3;2) ;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IF([.D221]&gt;=60;1;0)" office:value-type="float" office:value="0" calcext:value-type="float">
            <text:p>0</text:p>
          </table:table-cell>
          <table:table-cell office:value-type="string" calcext:value-type="string">
            <text:p>2004</text:p>
          </table:table-cell>
          <table:table-cell office:value-type="float" office:value="46792" calcext:value-type="float">
            <text:p>46792</text:p>
          </table:table-cell>
          <table:table-cell table:formula="of:=TRUNC(MID([.B221];3;2) 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IF([.D222]&gt;=60;1;0)" office:value-type="float" office:value="0" calcext:value-type="float">
            <text:p>0</text:p>
          </table:table-cell>
          <table:table-cell office:value-type="string" calcext:value-type="string">
            <text:p>2005</text:p>
          </table:table-cell>
          <table:table-cell office:value-type="float" office:value="41991" calcext:value-type="float">
            <text:p>41991</text:p>
          </table:table-cell>
          <table:table-cell table:formula="of:=TRUNC(MID([.B222];3;2) 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IF([.D223]&gt;=60;1;0)" office:value-type="float" office:value="0" calcext:value-type="float">
            <text:p>0</text:p>
          </table:table-cell>
          <table:table-cell office:value-type="string" calcext:value-type="string">
            <text:p>2006</text:p>
          </table:table-cell>
          <table:table-cell office:value-type="float" office:value="37887" calcext:value-type="float">
            <text:p>37887</text:p>
          </table:table-cell>
          <table:table-cell table:formula="of:=TRUNC(MID([.B223];3;2) 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IF([.D224]&gt;=60;1;0)" office:value-type="float" office:value="0" calcext:value-type="float">
            <text:p>0</text:p>
          </table:table-cell>
          <table:table-cell office:value-type="string" calcext:value-type="string">
            <text:p>2007</text:p>
          </table:table-cell>
          <table:table-cell office:value-type="float" office:value="50819" calcext:value-type="float">
            <text:p>50819</text:p>
          </table:table-cell>
          <table:table-cell table:formula="of:=TRUNC(MID([.B224];3;2) ;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IF([.D225]&gt;=60;1;0)" office:value-type="float" office:value="0" calcext:value-type="float">
            <text:p>0</text:p>
          </table:table-cell>
          <table:table-cell office:value-type="string" calcext:value-type="string">
            <text:p>2008</text:p>
          </table:table-cell>
          <table:table-cell office:value-type="float" office:value="40070" calcext:value-type="float">
            <text:p>40070</text:p>
          </table:table-cell>
          <table:table-cell table:formula="of:=TRUNC(MID([.B225];3;2) ;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IF([.D226]&gt;=60;1;0)" office:value-type="float" office:value="0" calcext:value-type="float">
            <text:p>0</text:p>
          </table:table-cell>
          <table:table-cell office:value-type="string" calcext:value-type="string">
            <text:p>2009</text:p>
          </table:table-cell>
          <table:table-cell office:value-type="float" office:value="19689" calcext:value-type="float">
            <text:p>19689</text:p>
          </table:table-cell>
          <table:table-cell table:formula="of:=TRUNC(MID([.B226];3;2) 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IF([.D227]&gt;=60;1;0)" office:value-type="float" office:value="0" calcext:value-type="float">
            <text:p>0</text:p>
          </table:table-cell>
          <table:table-cell office:value-type="string" calcext:value-type="string">
            <text:p>2010</text:p>
          </table:table-cell>
          <table:table-cell office:value-type="float" office:value="43618" calcext:value-type="float">
            <text:p>43618</text:p>
          </table:table-cell>
          <table:table-cell table:formula="of:=TRUNC(MID([.B227];3;2) 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IF([.D228]&gt;=60;1;0)" office:value-type="float" office:value="0" calcext:value-type="float">
            <text:p>0</text:p>
          </table:table-cell>
          <table:table-cell office:value-type="string" calcext:value-type="string">
            <text:p>2011</text:p>
          </table:table-cell>
          <table:table-cell office:value-type="float" office:value="65883" calcext:value-type="float">
            <text:p>65883</text:p>
          </table:table-cell>
          <table:table-cell table:formula="of:=TRUNC(MID([.B228];3;2) 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IF([.D229]&gt;=60;1;0)" office:value-type="float" office:value="0" calcext:value-type="float">
            <text:p>0</text:p>
          </table:table-cell>
          <table:table-cell office:value-type="string" calcext:value-type="string">
            <text:p>2012</text:p>
          </table:table-cell>
          <table:table-cell office:value-type="float" office:value="35577" calcext:value-type="float">
            <text:p>35577</text:p>
          </table:table-cell>
          <table:table-cell table:formula="of:=TRUNC(MID([.B229];3;2) 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formula="of:=IF([.D230]&gt;=60;1;0)" office:value-type="float" office:value="0" calcext:value-type="float">
            <text:p>0</text:p>
          </table:table-cell>
          <table:table-cell office:value-type="string" calcext:value-type="string">
            <text:p>2013</text:p>
          </table:table-cell>
          <table:table-cell office:value-type="float" office:value="56408" calcext:value-type="float">
            <text:p>56408</text:p>
          </table:table-cell>
          <table:table-cell table:formula="of:=TRUNC(MID([.B230];3;2) ;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formula="of:=IF([.D231]&gt;=60;1;0)" office:value-type="float" office:value="0" calcext:value-type="float">
            <text:p>0</text:p>
          </table:table-cell>
          <table:table-cell office:value-type="string" calcext:value-type="string">
            <text:p>2014</text:p>
          </table:table-cell>
          <table:table-cell office:value-type="float" office:value="43191" calcext:value-type="float">
            <text:p>43191</text:p>
          </table:table-cell>
          <table:table-cell table:formula="of:=TRUNC(MID([.B231];3;2) ;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formula="of:=IF([.D232]&gt;=60;1;0)" office:value-type="float" office:value="1" calcext:value-type="float">
            <text:p>1</text:p>
          </table:table-cell>
          <table:table-cell office:value-type="string" calcext:value-type="string">
            <text:p>2061</text:p>
          </table:table-cell>
          <table:table-cell office:value-type="float" office:value="296958" calcext:value-type="float">
            <text:p>296958</text:p>
          </table:table-cell>
          <table:table-cell table:formula="of:=TRUNC(MID([.B232];3;2) ;0)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table:formula="of:=IF([.D233]&gt;=60;1;0)" office:value-type="float" office:value="1" calcext:value-type="float">
            <text:p>1</text:p>
          </table:table-cell>
          <table:table-cell office:value-type="string" calcext:value-type="string">
            <text:p>2062</text:p>
          </table:table-cell>
          <table:table-cell office:value-type="float" office:value="62573" calcext:value-type="float">
            <text:p>62573</text:p>
          </table:table-cell>
          <table:table-cell table:formula="of:=TRUNC(MID([.B233];3;2) ;0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formula="of:=IF([.D234]&gt;=60;1;0)" office:value-type="float" office:value="1" calcext:value-type="float">
            <text:p>1</text:p>
          </table:table-cell>
          <table:table-cell office:value-type="string" calcext:value-type="string">
            <text:p>2063</text:p>
          </table:table-cell>
          <table:table-cell office:value-type="float" office:value="69639" calcext:value-type="float">
            <text:p>69639</text:p>
          </table:table-cell>
          <table:table-cell table:formula="of:=TRUNC(MID([.B234];3;2) ;0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formula="of:=IF([.D235]&gt;=60;1;0)" office:value-type="float" office:value="0" calcext:value-type="float">
            <text:p>0</text:p>
          </table:table-cell>
          <table:table-cell office:value-type="string" calcext:value-type="string">
            <text:p>2201</text:p>
          </table:table-cell>
          <table:table-cell office:value-type="float" office:value="79114" calcext:value-type="float">
            <text:p>79114</text:p>
          </table:table-cell>
          <table:table-cell table:formula="of:=TRUNC(MID([.B235];3;2) 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IF([.D236]&gt;=60;1;0)" office:value-type="float" office:value="0" calcext:value-type="float">
            <text:p>0</text:p>
          </table:table-cell>
          <table:table-cell office:value-type="string" calcext:value-type="string">
            <text:p>2202</text:p>
          </table:table-cell>
          <table:table-cell office:value-type="float" office:value="97661" calcext:value-type="float">
            <text:p>97661</text:p>
          </table:table-cell>
          <table:table-cell table:formula="of:=TRUNC(MID([.B236];3;2) 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IF([.D237]&gt;=60;1;0)" office:value-type="float" office:value="0" calcext:value-type="float">
            <text:p>0</text:p>
          </table:table-cell>
          <table:table-cell office:value-type="string" calcext:value-type="string">
            <text:p>2203</text:p>
          </table:table-cell>
          <table:table-cell office:value-type="float" office:value="55835" calcext:value-type="float">
            <text:p>55835</text:p>
          </table:table-cell>
          <table:table-cell table:formula="of:=TRUNC(MID([.B237];3;2) ;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IF([.D238]&gt;=60;1;0)" office:value-type="float" office:value="0" calcext:value-type="float">
            <text:p>0</text:p>
          </table:table-cell>
          <table:table-cell office:value-type="string" calcext:value-type="string">
            <text:p>2204</text:p>
          </table:table-cell>
          <table:table-cell office:value-type="float" office:value="120327" calcext:value-type="float">
            <text:p>120327</text:p>
          </table:table-cell>
          <table:table-cell table:formula="of:=TRUNC(MID([.B238];3;2) 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IF([.D239]&gt;=60;1;0)" office:value-type="float" office:value="0" calcext:value-type="float">
            <text:p>0</text:p>
          </table:table-cell>
          <table:table-cell office:value-type="string" calcext:value-type="string">
            <text:p>2205</text:p>
          </table:table-cell>
          <table:table-cell office:value-type="float" office:value="141892" calcext:value-type="float">
            <text:p>141892</text:p>
          </table:table-cell>
          <table:table-cell table:formula="of:=TRUNC(MID([.B239];3;2) 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IF([.D240]&gt;=60;1;0)" office:value-type="float" office:value="0" calcext:value-type="float">
            <text:p>0</text:p>
          </table:table-cell>
          <table:table-cell office:value-type="string" calcext:value-type="string">
            <text:p>2206</text:p>
          </table:table-cell>
          <table:table-cell office:value-type="float" office:value="72923" calcext:value-type="float">
            <text:p>72923</text:p>
          </table:table-cell>
          <table:table-cell table:formula="of:=TRUNC(MID([.B240];3;2) 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IF([.D241]&gt;=60;1;0)" office:value-type="float" office:value="0" calcext:value-type="float">
            <text:p>0</text:p>
          </table:table-cell>
          <table:table-cell office:value-type="string" calcext:value-type="string">
            <text:p>2207</text:p>
          </table:table-cell>
          <table:table-cell office:value-type="float" office:value="82963" calcext:value-type="float">
            <text:p>82963</text:p>
          </table:table-cell>
          <table:table-cell table:formula="of:=TRUNC(MID([.B241];3;2) ;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IF([.D242]&gt;=60;1;0)" office:value-type="float" office:value="0" calcext:value-type="float">
            <text:p>0</text:p>
          </table:table-cell>
          <table:table-cell office:value-type="string" calcext:value-type="string">
            <text:p>2208</text:p>
          </table:table-cell>
          <table:table-cell office:value-type="float" office:value="66083" calcext:value-type="float">
            <text:p>66083</text:p>
          </table:table-cell>
          <table:table-cell table:formula="of:=TRUNC(MID([.B242];3;2) ;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IF([.D243]&gt;=60;1;0)" office:value-type="float" office:value="0" calcext:value-type="float">
            <text:p>0</text:p>
          </table:table-cell>
          <table:table-cell office:value-type="string" calcext:value-type="string">
            <text:p>2209</text:p>
          </table:table-cell>
          <table:table-cell office:value-type="float" office:value="63204" calcext:value-type="float">
            <text:p>63204</text:p>
          </table:table-cell>
          <table:table-cell table:formula="of:=TRUNC(MID([.B243];3;2) 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IF([.D244]&gt;=60;1;0)" office:value-type="float" office:value="0" calcext:value-type="float">
            <text:p>0</text:p>
          </table:table-cell>
          <table:table-cell office:value-type="string" calcext:value-type="string">
            <text:p>2210</text:p>
          </table:table-cell>
          <table:table-cell office:value-type="float" office:value="35438" calcext:value-type="float">
            <text:p>35438</text:p>
          </table:table-cell>
          <table:table-cell table:formula="of:=TRUNC(MID([.B244];3;2) 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IF([.D245]&gt;=60;1;0)" office:value-type="float" office:value="0" calcext:value-type="float">
            <text:p>0</text:p>
          </table:table-cell>
          <table:table-cell office:value-type="string" calcext:value-type="string">
            <text:p>2211</text:p>
          </table:table-cell>
          <table:table-cell office:value-type="float" office:value="87568" calcext:value-type="float">
            <text:p>87568</text:p>
          </table:table-cell>
          <table:table-cell table:formula="of:=TRUNC(MID([.B245];3;2) 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IF([.D246]&gt;=60;1;0)" office:value-type="float" office:value="0" calcext:value-type="float">
            <text:p>0</text:p>
          </table:table-cell>
          <table:table-cell office:value-type="string" calcext:value-type="string">
            <text:p>2212</text:p>
          </table:table-cell>
          <table:table-cell office:value-type="float" office:value="98832" calcext:value-type="float">
            <text:p>98832</text:p>
          </table:table-cell>
          <table:table-cell table:formula="of:=TRUNC(MID([.B246];3;2) 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formula="of:=IF([.D247]&gt;=60;1;0)" office:value-type="float" office:value="0" calcext:value-type="float">
            <text:p>0</text:p>
          </table:table-cell>
          <table:table-cell office:value-type="string" calcext:value-type="string">
            <text:p>2213</text:p>
          </table:table-cell>
          <table:table-cell office:value-type="float" office:value="128210" calcext:value-type="float">
            <text:p>128210</text:p>
          </table:table-cell>
          <table:table-cell table:formula="of:=TRUNC(MID([.B247];3;2) ;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formula="of:=IF([.D248]&gt;=60;1;0)" office:value-type="float" office:value="0" calcext:value-type="float">
            <text:p>0</text:p>
          </table:table-cell>
          <table:table-cell office:value-type="string" calcext:value-type="string">
            <text:p>2216</text:p>
          </table:table-cell>
          <table:table-cell office:value-type="float" office:value="41104" calcext:value-type="float">
            <text:p>41104</text:p>
          </table:table-cell>
          <table:table-cell table:formula="of:=TRUNC(MID([.B248];3;2) ;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formula="of:=IF([.D249]&gt;=60;1;0)" office:value-type="float" office:value="0" calcext:value-type="float">
            <text:p>0</text:p>
          </table:table-cell>
          <table:table-cell office:value-type="string" calcext:value-type="string">
            <text:p>2214</text:p>
          </table:table-cell>
          <table:table-cell office:value-type="float" office:value="115220" calcext:value-type="float">
            <text:p>115220</text:p>
          </table:table-cell>
          <table:table-cell table:formula="of:=TRUNC(MID([.B249];3;2) ;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formula="of:=IF([.D250]&gt;=60;1;0)" office:value-type="float" office:value="0" calcext:value-type="float">
            <text:p>0</text:p>
          </table:table-cell>
          <table:table-cell office:value-type="string" calcext:value-type="string">
            <text:p>2215</text:p>
          </table:table-cell>
          <table:table-cell office:value-type="float" office:value="219457" calcext:value-type="float">
            <text:p>219457</text:p>
          </table:table-cell>
          <table:table-cell table:formula="of:=TRUNC(MID([.B250];3;2) ;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IF([.D251]&gt;=60;1;0)" office:value-type="float" office:value="1" calcext:value-type="float">
            <text:p>1</text:p>
          </table:table-cell>
          <table:table-cell office:value-type="string" calcext:value-type="string">
            <text:p>2261</text:p>
          </table:table-cell>
          <table:table-cell office:value-type="float" office:value="470805" calcext:value-type="float">
            <text:p>470805</text:p>
          </table:table-cell>
          <table:table-cell table:formula="of:=TRUNC(MID([.B251];3;2) ;0)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table:formula="of:=IF([.D252]&gt;=60;1;0)" office:value-type="float" office:value="1" calcext:value-type="float">
            <text:p>1</text:p>
          </table:table-cell>
          <table:table-cell office:value-type="string" calcext:value-type="string">
            <text:p>2262</text:p>
          </table:table-cell>
          <table:table-cell office:value-type="float" office:value="244969" calcext:value-type="float">
            <text:p>244969</text:p>
          </table:table-cell>
          <table:table-cell table:formula="of:=TRUNC(MID([.B252];3;2) ;0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formula="of:=IF([.D253]&gt;=60;1;0)" office:value-type="float" office:value="1" calcext:value-type="float">
            <text:p>1</text:p>
          </table:table-cell>
          <table:table-cell office:value-type="string" calcext:value-type="string">
            <text:p>2263</text:p>
          </table:table-cell>
          <table:table-cell office:value-type="float" office:value="89780" calcext:value-type="float">
            <text:p>89780</text:p>
          </table:table-cell>
          <table:table-cell table:formula="of:=TRUNC(MID([.B253];3;2) ;0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formula="of:=IF([.D254]&gt;=60;1;0)" office:value-type="float" office:value="1" calcext:value-type="float">
            <text:p>1</text:p>
          </table:table-cell>
          <table:table-cell office:value-type="string" calcext:value-type="string">
            <text:p>2264</text:p>
          </table:table-cell>
          <table:table-cell office:value-type="float" office:value="35286" calcext:value-type="float">
            <text:p>35286</text:p>
          </table:table-cell>
          <table:table-cell table:formula="of:=TRUNC(MID([.B254];3;2) ;0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formula="of:=IF([.D255]&gt;=60;1;0)" office:value-type="float" office:value="0" calcext:value-type="float">
            <text:p>0</text:p>
          </table:table-cell>
          <table:table-cell office:value-type="string" calcext:value-type="string">
            <text:p>2401</text:p>
          </table:table-cell>
          <table:table-cell office:value-type="float" office:value="147259" calcext:value-type="float">
            <text:p>147259</text:p>
          </table:table-cell>
          <table:table-cell table:formula="of:=TRUNC(MID([.B255];3;2) 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IF([.D256]&gt;=60;1;0)" office:value-type="float" office:value="0" calcext:value-type="float">
            <text:p>0</text:p>
          </table:table-cell>
          <table:table-cell office:value-type="string" calcext:value-type="string">
            <text:p>2402</text:p>
          </table:table-cell>
          <table:table-cell office:value-type="float" office:value="166348" calcext:value-type="float">
            <text:p>166348</text:p>
          </table:table-cell>
          <table:table-cell table:formula="of:=TRUNC(MID([.B256];3;2) 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IF([.D257]&gt;=60;1;0)" office:value-type="float" office:value="0" calcext:value-type="float">
            <text:p>0</text:p>
          </table:table-cell>
          <table:table-cell office:value-type="string" calcext:value-type="string">
            <text:p>2414</text:p>
          </table:table-cell>
          <table:table-cell office:value-type="float" office:value="59823" calcext:value-type="float">
            <text:p>59823</text:p>
          </table:table-cell>
          <table:table-cell table:formula="of:=TRUNC(MID([.B257];3;2) ;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formula="of:=IF([.D258]&gt;=60;1;0)" office:value-type="float" office:value="0" calcext:value-type="float">
            <text:p>0</text:p>
          </table:table-cell>
          <table:table-cell office:value-type="string" calcext:value-type="string">
            <text:p>2403</text:p>
          </table:table-cell>
          <table:table-cell office:value-type="float" office:value="177536" calcext:value-type="float">
            <text:p>177536</text:p>
          </table:table-cell>
          <table:table-cell table:formula="of:=TRUNC(MID([.B258];3;2) ;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IF([.D259]&gt;=60;1;0)" office:value-type="float" office:value="0" calcext:value-type="float">
            <text:p>0</text:p>
          </table:table-cell>
          <table:table-cell office:value-type="string" calcext:value-type="string">
            <text:p>2404</text:p>
          </table:table-cell>
          <table:table-cell office:value-type="float" office:value="134106" calcext:value-type="float">
            <text:p>134106</text:p>
          </table:table-cell>
          <table:table-cell table:formula="of:=TRUNC(MID([.B259];3;2) 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IF([.D260]&gt;=60;1;0)" office:value-type="float" office:value="0" calcext:value-type="float">
            <text:p>0</text:p>
          </table:table-cell>
          <table:table-cell office:value-type="string" calcext:value-type="string">
            <text:p>2405</text:p>
          </table:table-cell>
          <table:table-cell office:value-type="float" office:value="115416" calcext:value-type="float">
            <text:p>115416</text:p>
          </table:table-cell>
          <table:table-cell table:formula="of:=TRUNC(MID([.B260];3;2) 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IF([.D261]&gt;=60;1;0)" office:value-type="float" office:value="0" calcext:value-type="float">
            <text:p>0</text:p>
          </table:table-cell>
          <table:table-cell office:value-type="string" calcext:value-type="string">
            <text:p>2406</text:p>
          </table:table-cell>
          <table:table-cell office:value-type="float" office:value="84330" calcext:value-type="float">
            <text:p>84330</text:p>
          </table:table-cell>
          <table:table-cell table:formula="of:=TRUNC(MID([.B261];3;2) 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IF([.D262]&gt;=60;1;0)" office:value-type="float" office:value="0" calcext:value-type="float">
            <text:p>0</text:p>
          </table:table-cell>
          <table:table-cell office:value-type="string" calcext:value-type="string">
            <text:p>2407</text:p>
          </table:table-cell>
          <table:table-cell office:value-type="float" office:value="76109" calcext:value-type="float">
            <text:p>76109</text:p>
          </table:table-cell>
          <table:table-cell table:formula="of:=TRUNC(MID([.B262];3;2) ;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IF([.D263]&gt;=60;1;0)" office:value-type="float" office:value="0" calcext:value-type="float">
            <text:p>0</text:p>
          </table:table-cell>
          <table:table-cell office:value-type="string" calcext:value-type="string">
            <text:p>2408</text:p>
          </table:table-cell>
          <table:table-cell office:value-type="float" office:value="99202" calcext:value-type="float">
            <text:p>99202</text:p>
          </table:table-cell>
          <table:table-cell table:formula="of:=TRUNC(MID([.B263];3;2) ;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IF([.D264]&gt;=60;1;0)" office:value-type="float" office:value="0" calcext:value-type="float">
            <text:p>0</text:p>
          </table:table-cell>
          <table:table-cell office:value-type="string" calcext:value-type="string">
            <text:p>2409</text:p>
          </table:table-cell>
          <table:table-cell office:value-type="float" office:value="70486" calcext:value-type="float">
            <text:p>70486</text:p>
          </table:table-cell>
          <table:table-cell table:formula="of:=TRUNC(MID([.B264];3;2) 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IF([.D265]&gt;=60;1;0)" office:value-type="float" office:value="0" calcext:value-type="float">
            <text:p>0</text:p>
          </table:table-cell>
          <table:table-cell office:value-type="string" calcext:value-type="string">
            <text:p>2410</text:p>
          </table:table-cell>
          <table:table-cell office:value-type="float" office:value="111814" calcext:value-type="float">
            <text:p>111814</text:p>
          </table:table-cell>
          <table:table-cell table:formula="of:=TRUNC(MID([.B265];3;2) 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IF([.D266]&gt;=60;1;0)" office:value-type="float" office:value="0" calcext:value-type="float">
            <text:p>0</text:p>
          </table:table-cell>
          <table:table-cell office:value-type="string" calcext:value-type="string">
            <text:p>2411</text:p>
          </table:table-cell>
          <table:table-cell office:value-type="float" office:value="107410" calcext:value-type="float">
            <text:p>107410</text:p>
          </table:table-cell>
          <table:table-cell table:formula="of:=TRUNC(MID([.B266];3;2) 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IF([.D267]&gt;=60;1;0)" office:value-type="float" office:value="0" calcext:value-type="float">
            <text:p>0</text:p>
          </table:table-cell>
          <table:table-cell office:value-type="string" calcext:value-type="string">
            <text:p>2412</text:p>
          </table:table-cell>
          <table:table-cell office:value-type="float" office:value="78166" calcext:value-type="float">
            <text:p>78166</text:p>
          </table:table-cell>
          <table:table-cell table:formula="of:=TRUNC(MID([.B267];3;2) 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formula="of:=IF([.D268]&gt;=60;1;0)" office:value-type="float" office:value="0" calcext:value-type="float">
            <text:p>0</text:p>
          </table:table-cell>
          <table:table-cell office:value-type="string" calcext:value-type="string">
            <text:p>2413</text:p>
          </table:table-cell>
          <table:table-cell office:value-type="float" office:value="140780" calcext:value-type="float">
            <text:p>140780</text:p>
          </table:table-cell>
          <table:table-cell table:formula="of:=TRUNC(MID([.B268];3;2) ;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formula="of:=IF([.D269]&gt;=60;1;0)" office:value-type="float" office:value="0" calcext:value-type="float">
            <text:p>0</text:p>
          </table:table-cell>
          <table:table-cell office:value-type="string" calcext:value-type="string">
            <text:p>2415</text:p>
          </table:table-cell>
          <table:table-cell office:value-type="float" office:value="156579" calcext:value-type="float">
            <text:p>156579</text:p>
          </table:table-cell>
          <table:table-cell table:formula="of:=TRUNC(MID([.B269];3;2) ;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IF([.D270]&gt;=60;1;0)" office:value-type="float" office:value="0" calcext:value-type="float">
            <text:p>0</text:p>
          </table:table-cell>
          <table:table-cell office:value-type="string" calcext:value-type="string">
            <text:p>2416</text:p>
          </table:table-cell>
          <table:table-cell office:value-type="float" office:value="116672" calcext:value-type="float">
            <text:p>116672</text:p>
          </table:table-cell>
          <table:table-cell table:formula="of:=TRUNC(MID([.B270];3;2) ;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formula="of:=IF([.D271]&gt;=60;1;0)" office:value-type="float" office:value="0" calcext:value-type="float">
            <text:p>0</text:p>
          </table:table-cell>
          <table:table-cell office:value-type="string" calcext:value-type="string">
            <text:p>2417</text:p>
          </table:table-cell>
          <table:table-cell office:value-type="float" office:value="152199" calcext:value-type="float">
            <text:p>152199</text:p>
          </table:table-cell>
          <table:table-cell table:formula="of:=TRUNC(MID([.B271];3;2) ;0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formula="of:=IF([.D272]&gt;=60;1;0)" office:value-type="float" office:value="1" calcext:value-type="float">
            <text:p>1</text:p>
          </table:table-cell>
          <table:table-cell office:value-type="string" calcext:value-type="string">
            <text:p>2461</text:p>
          </table:table-cell>
          <table:table-cell office:value-type="float" office:value="169756" calcext:value-type="float">
            <text:p>169756</text:p>
          </table:table-cell>
          <table:table-cell table:formula="of:=TRUNC(MID([.B272];3;2) ;0)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table:formula="of:=IF([.D273]&gt;=60;1;0)" office:value-type="float" office:value="1" calcext:value-type="float">
            <text:p>1</text:p>
          </table:table-cell>
          <table:table-cell office:value-type="string" calcext:value-type="string">
            <text:p>2462</text:p>
          </table:table-cell>
          <table:table-cell office:value-type="float" office:value="163255" calcext:value-type="float">
            <text:p>163255</text:p>
          </table:table-cell>
          <table:table-cell table:formula="of:=TRUNC(MID([.B273];3;2) ;0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formula="of:=IF([.D274]&gt;=60;1;0)" office:value-type="float" office:value="1" calcext:value-type="float">
            <text:p>1</text:p>
          </table:table-cell>
          <table:table-cell office:value-type="string" calcext:value-type="string">
            <text:p>2463</text:p>
          </table:table-cell>
          <table:table-cell office:value-type="float" office:value="106846" calcext:value-type="float">
            <text:p>106846</text:p>
          </table:table-cell>
          <table:table-cell table:formula="of:=TRUNC(MID([.B274];3;2) ;0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formula="of:=IF([.D275]&gt;=60;1;0)" office:value-type="float" office:value="1" calcext:value-type="float">
            <text:p>1</text:p>
          </table:table-cell>
          <table:table-cell office:value-type="string" calcext:value-type="string">
            <text:p>2464</text:p>
          </table:table-cell>
          <table:table-cell office:value-type="float" office:value="217530" calcext:value-type="float">
            <text:p>217530</text:p>
          </table:table-cell>
          <table:table-cell table:formula="of:=TRUNC(MID([.B275];3;2) ;0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formula="of:=IF([.D276]&gt;=60;1;0)" office:value-type="float" office:value="1" calcext:value-type="float">
            <text:p>1</text:p>
          </table:table-cell>
          <table:table-cell office:value-type="string" calcext:value-type="string">
            <text:p>2465</text:p>
          </table:table-cell>
          <table:table-cell office:value-type="float" office:value="118285" calcext:value-type="float">
            <text:p>118285</text:p>
          </table:table-cell>
          <table:table-cell table:formula="of:=TRUNC(MID([.B276];3;2) ;0)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IF([.D277]&gt;=60;1;0)" office:value-type="float" office:value="1" calcext:value-type="float">
            <text:p>1</text:p>
          </table:table-cell>
          <table:table-cell office:value-type="string" calcext:value-type="string">
            <text:p>2466</text:p>
          </table:table-cell>
          <table:table-cell office:value-type="float" office:value="177049" calcext:value-type="float">
            <text:p>177049</text:p>
          </table:table-cell>
          <table:table-cell table:formula="of:=TRUNC(MID([.B277];3;2) ;0)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table:formula="of:=IF([.D278]&gt;=60;1;0)" office:value-type="float" office:value="1" calcext:value-type="float">
            <text:p>1</text:p>
          </table:table-cell>
          <table:table-cell office:value-type="string" calcext:value-type="string">
            <text:p>2467</text:p>
          </table:table-cell>
          <table:table-cell office:value-type="float" office:value="88038" calcext:value-type="float">
            <text:p>88038</text:p>
          </table:table-cell>
          <table:table-cell table:formula="of:=TRUNC(MID([.B278];3;2) ;0)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table:formula="of:=IF([.D279]&gt;=60;1;0)" office:value-type="float" office:value="1" calcext:value-type="float">
            <text:p>1</text:p>
          </table:table-cell>
          <table:table-cell office:value-type="string" calcext:value-type="string">
            <text:p>2468</text:p>
          </table:table-cell>
          <table:table-cell office:value-type="float" office:value="90368" calcext:value-type="float">
            <text:p>90368</text:p>
          </table:table-cell>
          <table:table-cell table:formula="of:=TRUNC(MID([.B279];3;2) ;0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table:formula="of:=IF([.D280]&gt;=60;1;0)" office:value-type="float" office:value="1" calcext:value-type="float">
            <text:p>1</text:p>
          </table:table-cell>
          <table:table-cell office:value-type="string" calcext:value-type="string">
            <text:p>2469</text:p>
          </table:table-cell>
          <table:table-cell office:value-type="float" office:value="290553" calcext:value-type="float">
            <text:p>290553</text:p>
          </table:table-cell>
          <table:table-cell table:formula="of:=TRUNC(MID([.B280];3;2) ;0)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table:formula="of:=IF([.D281]&gt;=60;1;0)" office:value-type="float" office:value="1" calcext:value-type="float">
            <text:p>1</text:p>
          </table:table-cell>
          <table:table-cell office:value-type="string" calcext:value-type="string">
            <text:p>2470</text:p>
          </table:table-cell>
          <table:table-cell office:value-type="float" office:value="74559" calcext:value-type="float">
            <text:p>74559</text:p>
          </table:table-cell>
          <table:table-cell table:formula="of:=TRUNC(MID([.B281];3;2) ;0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formula="of:=IF([.D282]&gt;=60;1;0)" office:value-type="float" office:value="1" calcext:value-type="float">
            <text:p>1</text:p>
          </table:table-cell>
          <table:table-cell office:value-type="string" calcext:value-type="string">
            <text:p>2471</text:p>
          </table:table-cell>
          <table:table-cell office:value-type="float" office:value="54702" calcext:value-type="float">
            <text:p>54702</text:p>
          </table:table-cell>
          <table:table-cell table:formula="of:=TRUNC(MID([.B282];3;2) ;0)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table:formula="of:=IF([.D283]&gt;=60;1;0)" office:value-type="float" office:value="1" calcext:value-type="float">
            <text:p>1</text:p>
          </table:table-cell>
          <table:table-cell office:value-type="string" calcext:value-type="string">
            <text:p>2472</text:p>
          </table:table-cell>
          <table:table-cell office:value-type="float" office:value="136423" calcext:value-type="float">
            <text:p>136423</text:p>
          </table:table-cell>
          <table:table-cell table:formula="of:=TRUNC(MID([.B283];3;2) ;0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table:formula="of:=IF([.D284]&gt;=60;1;0)" office:value-type="float" office:value="1" calcext:value-type="float">
            <text:p>1</text:p>
          </table:table-cell>
          <table:table-cell office:value-type="string" calcext:value-type="string">
            <text:p>2473</text:p>
          </table:table-cell>
          <table:table-cell office:value-type="float" office:value="137128" calcext:value-type="float">
            <text:p>137128</text:p>
          </table:table-cell>
          <table:table-cell table:formula="of:=TRUNC(MID([.B284];3;2) ;0)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formula="of:=IF([.D285]&gt;=60;1;0)" office:value-type="float" office:value="1" calcext:value-type="float">
            <text:p>1</text:p>
          </table:table-cell>
          <table:table-cell office:value-type="string" calcext:value-type="string">
            <text:p>2474</text:p>
          </table:table-cell>
          <table:table-cell office:value-type="float" office:value="66270" calcext:value-type="float">
            <text:p>66270</text:p>
          </table:table-cell>
          <table:table-cell table:formula="of:=TRUNC(MID([.B285];3;2) ;0)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table:formula="of:=IF([.D286]&gt;=60;1;0)" office:value-type="float" office:value="1" calcext:value-type="float">
            <text:p>1</text:p>
          </table:table-cell>
          <table:table-cell office:value-type="string" calcext:value-type="string">
            <text:p>2475</text:p>
          </table:table-cell>
          <table:table-cell office:value-type="float" office:value="197586" calcext:value-type="float">
            <text:p>197586</text:p>
          </table:table-cell>
          <table:table-cell table:formula="of:=TRUNC(MID([.B286];3;2) ;0)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formula="of:=IF([.D287]&gt;=60;1;0)" office:value-type="float" office:value="1" calcext:value-type="float">
            <text:p>1</text:p>
          </table:table-cell>
          <table:table-cell office:value-type="string" calcext:value-type="string">
            <text:p>2476</text:p>
          </table:table-cell>
          <table:table-cell office:value-type="float" office:value="49108" calcext:value-type="float">
            <text:p>49108</text:p>
          </table:table-cell>
          <table:table-cell table:formula="of:=TRUNC(MID([.B287];3;2) ;0)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IF([.D288]&gt;=60;1;0)" office:value-type="float" office:value="1" calcext:value-type="float">
            <text:p>1</text:p>
          </table:table-cell>
          <table:table-cell office:value-type="string" calcext:value-type="string">
            <text:p>2477</text:p>
          </table:table-cell>
          <table:table-cell office:value-type="float" office:value="126871" calcext:value-type="float">
            <text:p>126871</text:p>
          </table:table-cell>
          <table:table-cell table:formula="of:=TRUNC(MID([.B288];3;2) ;0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table:formula="of:=IF([.D289]&gt;=60;1;0)" office:value-type="float" office:value="1" calcext:value-type="float">
            <text:p>1</text:p>
          </table:table-cell>
          <table:table-cell office:value-type="string" calcext:value-type="string">
            <text:p>2478</text:p>
          </table:table-cell>
          <table:table-cell office:value-type="float" office:value="170924" calcext:value-type="float">
            <text:p>170924</text:p>
          </table:table-cell>
          <table:table-cell table:formula="of:=TRUNC(MID([.B289];3;2) ;0)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table:formula="of:=IF([.D290]&gt;=60;1;0)" office:value-type="float" office:value="1" calcext:value-type="float">
            <text:p>1</text:p>
          </table:table-cell>
          <table:table-cell office:value-type="string" calcext:value-type="string">
            <text:p>2479</text:p>
          </table:table-cell>
          <table:table-cell office:value-type="float" office:value="62844" calcext:value-type="float">
            <text:p>62844</text:p>
          </table:table-cell>
          <table:table-cell table:formula="of:=TRUNC(MID([.B290];3;2) ;0)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table:formula="of:=IF([.D291]&gt;=60;1;0)" office:value-type="float" office:value="0" calcext:value-type="float">
            <text:p>0</text:p>
          </table:table-cell>
          <table:table-cell office:value-type="string" calcext:value-type="string">
            <text:p>2601</text:p>
          </table:table-cell>
          <table:table-cell office:value-type="float" office:value="71125" calcext:value-type="float">
            <text:p>71125</text:p>
          </table:table-cell>
          <table:table-cell table:formula="of:=TRUNC(MID([.B291];3;2) 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IF([.D292]&gt;=60;1;0)" office:value-type="float" office:value="0" calcext:value-type="float">
            <text:p>0</text:p>
          </table:table-cell>
          <table:table-cell office:value-type="string" calcext:value-type="string">
            <text:p>2602</text:p>
          </table:table-cell>
          <table:table-cell office:value-type="float" office:value="84908" calcext:value-type="float">
            <text:p>84908</text:p>
          </table:table-cell>
          <table:table-cell table:formula="of:=TRUNC(MID([.B292];3;2) 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IF([.D293]&gt;=60;1;0)" office:value-type="float" office:value="0" calcext:value-type="float">
            <text:p>0</text:p>
          </table:table-cell>
          <table:table-cell office:value-type="string" calcext:value-type="string">
            <text:p>2603</text:p>
          </table:table-cell>
          <table:table-cell office:value-type="float" office:value="33340" calcext:value-type="float">
            <text:p>33340</text:p>
          </table:table-cell>
          <table:table-cell table:formula="of:=TRUNC(MID([.B293];3;2) ;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IF([.D294]&gt;=60;1;0)" office:value-type="float" office:value="0" calcext:value-type="float">
            <text:p>0</text:p>
          </table:table-cell>
          <table:table-cell office:value-type="string" calcext:value-type="string">
            <text:p>2604</text:p>
          </table:table-cell>
          <table:table-cell office:value-type="float" office:value="210992" calcext:value-type="float">
            <text:p>210992</text:p>
          </table:table-cell>
          <table:table-cell table:formula="of:=TRUNC(MID([.B294];3;2) 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IF([.D295]&gt;=60;1;0)" office:value-type="float" office:value="0" calcext:value-type="float">
            <text:p>0</text:p>
          </table:table-cell>
          <table:table-cell office:value-type="string" calcext:value-type="string">
            <text:p>2605</text:p>
          </table:table-cell>
          <table:table-cell office:value-type="float" office:value="79072" calcext:value-type="float">
            <text:p>79072</text:p>
          </table:table-cell>
          <table:table-cell table:formula="of:=TRUNC(MID([.B295];3;2) 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IF([.D296]&gt;=60;1;0)" office:value-type="float" office:value="0" calcext:value-type="float">
            <text:p>0</text:p>
          </table:table-cell>
          <table:table-cell office:value-type="string" calcext:value-type="string">
            <text:p>2606</text:p>
          </table:table-cell>
          <table:table-cell office:value-type="float" office:value="51525" calcext:value-type="float">
            <text:p>51525</text:p>
          </table:table-cell>
          <table:table-cell table:formula="of:=TRUNC(MID([.B296];3;2) 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IF([.D297]&gt;=60;1;0)" office:value-type="float" office:value="0" calcext:value-type="float">
            <text:p>0</text:p>
          </table:table-cell>
          <table:table-cell office:value-type="string" calcext:value-type="string">
            <text:p>2607</text:p>
          </table:table-cell>
          <table:table-cell office:value-type="float" office:value="107711" calcext:value-type="float">
            <text:p>107711</text:p>
          </table:table-cell>
          <table:table-cell table:formula="of:=TRUNC(MID([.B297];3;2) ;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IF([.D298]&gt;=60;1;0)" office:value-type="float" office:value="0" calcext:value-type="float">
            <text:p>0</text:p>
          </table:table-cell>
          <table:table-cell office:value-type="string" calcext:value-type="string">
            <text:p>2608</text:p>
          </table:table-cell>
          <table:table-cell office:value-type="float" office:value="38487" calcext:value-type="float">
            <text:p>38487</text:p>
          </table:table-cell>
          <table:table-cell table:formula="of:=TRUNC(MID([.B298];3;2) ;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IF([.D299]&gt;=60;1;0)" office:value-type="float" office:value="0" calcext:value-type="float">
            <text:p>0</text:p>
          </table:table-cell>
          <table:table-cell office:value-type="string" calcext:value-type="string">
            <text:p>2609</text:p>
          </table:table-cell>
          <table:table-cell office:value-type="float" office:value="76346" calcext:value-type="float">
            <text:p>76346</text:p>
          </table:table-cell>
          <table:table-cell table:formula="of:=TRUNC(MID([.B299];3;2) 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IF([.D300]&gt;=60;1;0)" office:value-type="float" office:value="0" calcext:value-type="float">
            <text:p>0</text:p>
          </table:table-cell>
          <table:table-cell office:value-type="string" calcext:value-type="string">
            <text:p>2610</text:p>
          </table:table-cell>
          <table:table-cell office:value-type="float" office:value="73163" calcext:value-type="float">
            <text:p>73163</text:p>
          </table:table-cell>
          <table:table-cell table:formula="of:=TRUNC(MID([.B300];3;2) 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IF([.D301]&gt;=60;1;0)" office:value-type="float" office:value="0" calcext:value-type="float">
            <text:p>0</text:p>
          </table:table-cell>
          <table:table-cell office:value-type="string" calcext:value-type="string">
            <text:p>2611</text:p>
          </table:table-cell>
          <table:table-cell office:value-type="float" office:value="88549" calcext:value-type="float">
            <text:p>88549</text:p>
          </table:table-cell>
          <table:table-cell table:formula="of:=TRUNC(MID([.B301];3;2) 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IF([.D302]&gt;=60;1;0)" office:value-type="float" office:value="0" calcext:value-type="float">
            <text:p>0</text:p>
          </table:table-cell>
          <table:table-cell office:value-type="string" calcext:value-type="string">
            <text:p>2612</text:p>
          </table:table-cell>
          <table:table-cell office:value-type="float" office:value="71250" calcext:value-type="float">
            <text:p>71250</text:p>
          </table:table-cell>
          <table:table-cell table:formula="of:=TRUNC(MID([.B302];3;2) 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formula="of:=IF([.D303]&gt;=60;1;0)" office:value-type="float" office:value="0" calcext:value-type="float">
            <text:p>0</text:p>
          </table:table-cell>
          <table:table-cell office:value-type="string" calcext:value-type="string">
            <text:p>2613</text:p>
          </table:table-cell>
          <table:table-cell office:value-type="float" office:value="44743" calcext:value-type="float">
            <text:p>44743</text:p>
          </table:table-cell>
          <table:table-cell table:formula="of:=TRUNC(MID([.B303];3;2) ;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formula="of:=IF([.D304]&gt;=60;1;0)" office:value-type="float" office:value="1" calcext:value-type="float">
            <text:p>1</text:p>
          </table:table-cell>
          <table:table-cell office:value-type="string" calcext:value-type="string">
            <text:p>2661</text:p>
          </table:table-cell>
          <table:table-cell office:value-type="float" office:value="193415" calcext:value-type="float">
            <text:p>193415</text:p>
          </table:table-cell>
          <table:table-cell table:formula="of:=TRUNC(MID([.B304];3;2) ;0)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table:formula="of:=IF([.D305]&gt;=60;1;0)" office:value-type="float" office:value="0" calcext:value-type="float">
            <text:p>0</text:p>
          </table:table-cell>
          <table:table-cell office:value-type="string" calcext:value-type="string">
            <text:p>2801</text:p>
          </table:table-cell>
          <table:table-cell office:value-type="float" office:value="56562" calcext:value-type="float">
            <text:p>56562</text:p>
          </table:table-cell>
          <table:table-cell table:formula="of:=TRUNC(MID([.B305];3;2) 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IF([.D306]&gt;=60;1;0)" office:value-type="float" office:value="0" calcext:value-type="float">
            <text:p>0</text:p>
          </table:table-cell>
          <table:table-cell office:value-type="string" calcext:value-type="string">
            <text:p>2802</text:p>
          </table:table-cell>
          <table:table-cell office:value-type="float" office:value="40776" calcext:value-type="float">
            <text:p>40776</text:p>
          </table:table-cell>
          <table:table-cell table:formula="of:=TRUNC(MID([.B306];3;2) 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IF([.D307]&gt;=60;1;0)" office:value-type="float" office:value="0" calcext:value-type="float">
            <text:p>0</text:p>
          </table:table-cell>
          <table:table-cell office:value-type="string" calcext:value-type="string">
            <text:p>2803</text:p>
          </table:table-cell>
          <table:table-cell office:value-type="float" office:value="64768" calcext:value-type="float">
            <text:p>64768</text:p>
          </table:table-cell>
          <table:table-cell table:formula="of:=TRUNC(MID([.B307];3;2) ;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IF([.D308]&gt;=60;1;0)" office:value-type="float" office:value="0" calcext:value-type="float">
            <text:p>0</text:p>
          </table:table-cell>
          <table:table-cell office:value-type="string" calcext:value-type="string">
            <text:p>2804</text:p>
          </table:table-cell>
          <table:table-cell office:value-type="float" office:value="56986" calcext:value-type="float">
            <text:p>56986</text:p>
          </table:table-cell>
          <table:table-cell table:formula="of:=TRUNC(MID([.B308];3;2) 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IF([.D309]&gt;=60;1;0)" office:value-type="float" office:value="0" calcext:value-type="float">
            <text:p>0</text:p>
          </table:table-cell>
          <table:table-cell office:value-type="string" calcext:value-type="string">
            <text:p>2805</text:p>
          </table:table-cell>
          <table:table-cell office:value-type="float" office:value="91395" calcext:value-type="float">
            <text:p>91395</text:p>
          </table:table-cell>
          <table:table-cell table:formula="of:=TRUNC(MID([.B309];3;2) 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IF([.D310]&gt;=60;1;0)" office:value-type="float" office:value="0" calcext:value-type="float">
            <text:p>0</text:p>
          </table:table-cell>
          <table:table-cell office:value-type="string" calcext:value-type="string">
            <text:p>2806</text:p>
          </table:table-cell>
          <table:table-cell office:value-type="float" office:value="56227" calcext:value-type="float">
            <text:p>56227</text:p>
          </table:table-cell>
          <table:table-cell table:formula="of:=TRUNC(MID([.B310];3;2) 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IF([.D311]&gt;=60;1;0)" office:value-type="float" office:value="0" calcext:value-type="float">
            <text:p>0</text:p>
          </table:table-cell>
          <table:table-cell office:value-type="string" calcext:value-type="string">
            <text:p>2818</text:p>
          </table:table-cell>
          <table:table-cell office:value-type="float" office:value="26489" calcext:value-type="float">
            <text:p>26489</text:p>
          </table:table-cell>
          <table:table-cell table:formula="of:=TRUNC(MID([.B311];3;2) ;0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IF([.D312]&gt;=60;1;0)" office:value-type="float" office:value="0" calcext:value-type="float">
            <text:p>0</text:p>
          </table:table-cell>
          <table:table-cell office:value-type="string" calcext:value-type="string">
            <text:p>2807</text:p>
          </table:table-cell>
          <table:table-cell office:value-type="float" office:value="92644" calcext:value-type="float">
            <text:p>92644</text:p>
          </table:table-cell>
          <table:table-cell table:formula="of:=TRUNC(MID([.B312];3;2) ;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IF([.D313]&gt;=60;1;0)" office:value-type="float" office:value="0" calcext:value-type="float">
            <text:p>0</text:p>
          </table:table-cell>
          <table:table-cell office:value-type="string" calcext:value-type="string">
            <text:p>2808</text:p>
          </table:table-cell>
          <table:table-cell office:value-type="float" office:value="61772" calcext:value-type="float">
            <text:p>61772</text:p>
          </table:table-cell>
          <table:table-cell table:formula="of:=TRUNC(MID([.B313];3;2) ;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IF([.D314]&gt;=60;1;0)" office:value-type="float" office:value="0" calcext:value-type="float">
            <text:p>0</text:p>
          </table:table-cell>
          <table:table-cell office:value-type="string" calcext:value-type="string">
            <text:p>2809</text:p>
          </table:table-cell>
          <table:table-cell office:value-type="float" office:value="40852" calcext:value-type="float">
            <text:p>40852</text:p>
          </table:table-cell>
          <table:table-cell table:formula="of:=TRUNC(MID([.B314];3;2) 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IF([.D315]&gt;=60;1;0)" office:value-type="float" office:value="0" calcext:value-type="float">
            <text:p>0</text:p>
          </table:table-cell>
          <table:table-cell office:value-type="string" calcext:value-type="string">
            <text:p>2810</text:p>
          </table:table-cell>
          <table:table-cell office:value-type="float" office:value="49439" calcext:value-type="float">
            <text:p>49439</text:p>
          </table:table-cell>
          <table:table-cell table:formula="of:=TRUNC(MID([.B315];3;2) 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IF([.D316]&gt;=60;1;0)" office:value-type="float" office:value="0" calcext:value-type="float">
            <text:p>0</text:p>
          </table:table-cell>
          <table:table-cell office:value-type="string" calcext:value-type="string">
            <text:p>2811</text:p>
          </table:table-cell>
          <table:table-cell office:value-type="float" office:value="32638" calcext:value-type="float">
            <text:p>32638</text:p>
          </table:table-cell>
          <table:table-cell table:formula="of:=TRUNC(MID([.B316];3;2) 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IF([.D317]&gt;=60;1;0)" office:value-type="float" office:value="0" calcext:value-type="float">
            <text:p>0</text:p>
          </table:table-cell>
          <table:table-cell office:value-type="string" calcext:value-type="string">
            <text:p>2812</text:p>
          </table:table-cell>
          <table:table-cell office:value-type="float" office:value="43721" calcext:value-type="float">
            <text:p>43721</text:p>
          </table:table-cell>
          <table:table-cell table:formula="of:=TRUNC(MID([.B317];3;2) 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formula="of:=IF([.D318]&gt;=60;1;0)" office:value-type="float" office:value="0" calcext:value-type="float">
            <text:p>0</text:p>
          </table:table-cell>
          <table:table-cell office:value-type="string" calcext:value-type="string">
            <text:p>2813</text:p>
          </table:table-cell>
          <table:table-cell office:value-type="float" office:value="33993" calcext:value-type="float">
            <text:p>33993</text:p>
          </table:table-cell>
          <table:table-cell table:formula="of:=TRUNC(MID([.B318];3;2) ;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formula="of:=IF([.D319]&gt;=60;1;0)" office:value-type="float" office:value="0" calcext:value-type="float">
            <text:p>0</text:p>
          </table:table-cell>
          <table:table-cell office:value-type="string" calcext:value-type="string">
            <text:p>2814</text:p>
          </table:table-cell>
          <table:table-cell office:value-type="float" office:value="127544" calcext:value-type="float">
            <text:p>127544</text:p>
          </table:table-cell>
          <table:table-cell table:formula="of:=TRUNC(MID([.B319];3;2) ;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formula="of:=IF([.D320]&gt;=60;1;0)" office:value-type="float" office:value="0" calcext:value-type="float">
            <text:p>0</text:p>
          </table:table-cell>
          <table:table-cell office:value-type="string" calcext:value-type="string">
            <text:p>2815</text:p>
          </table:table-cell>
          <table:table-cell office:value-type="float" office:value="103492" calcext:value-type="float">
            <text:p>103492</text:p>
          </table:table-cell>
          <table:table-cell table:formula="of:=TRUNC(MID([.B320];3;2) ;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IF([.D321]&gt;=60;1;0)" office:value-type="float" office:value="0" calcext:value-type="float">
            <text:p>0</text:p>
          </table:table-cell>
          <table:table-cell office:value-type="string" calcext:value-type="string">
            <text:p>2816</text:p>
          </table:table-cell>
          <table:table-cell office:value-type="float" office:value="55833" calcext:value-type="float">
            <text:p>55833</text:p>
          </table:table-cell>
          <table:table-cell table:formula="of:=TRUNC(MID([.B321];3;2) ;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formula="of:=IF([.D322]&gt;=60;1;0)" office:value-type="float" office:value="0" calcext:value-type="float">
            <text:p>0</text:p>
          </table:table-cell>
          <table:table-cell office:value-type="string" calcext:value-type="string">
            <text:p>2817</text:p>
          </table:table-cell>
          <table:table-cell office:value-type="float" office:value="69089" calcext:value-type="float">
            <text:p>69089</text:p>
          </table:table-cell>
          <table:table-cell table:formula="of:=TRUNC(MID([.B322];3;2) ;0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formula="of:=IF([.D323]&gt;=60;1;0)" office:value-type="float" office:value="0" calcext:value-type="float">
            <text:p>0</text:p>
          </table:table-cell>
          <table:table-cell office:value-type="string" calcext:value-type="string">
            <text:p>2819</text:p>
          </table:table-cell>
          <table:table-cell office:value-type="float" office:value="22444" calcext:value-type="float">
            <text:p>22444</text:p>
          </table:table-cell>
          <table:table-cell table:formula="of:=TRUNC(MID([.B323];3;2) ;0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formula="of:=IF([.D324]&gt;=60;1;0)" office:value-type="float" office:value="1" calcext:value-type="float">
            <text:p>1</text:p>
          </table:table-cell>
          <table:table-cell office:value-type="string" calcext:value-type="string">
            <text:p>2861</text:p>
          </table:table-cell>
          <table:table-cell office:value-type="float" office:value="118582" calcext:value-type="float">
            <text:p>118582</text:p>
          </table:table-cell>
          <table:table-cell table:formula="of:=TRUNC(MID([.B324];3;2) ;0)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table:formula="of:=IF([.D325]&gt;=60;1;0)" office:value-type="float" office:value="1" calcext:value-type="float">
            <text:p>1</text:p>
          </table:table-cell>
          <table:table-cell office:value-type="string" calcext:value-type="string">
            <text:p>2862</text:p>
          </table:table-cell>
          <table:table-cell office:value-type="float" office:value="171249" calcext:value-type="float">
            <text:p>171249</text:p>
          </table:table-cell>
          <table:table-cell table:formula="of:=TRUNC(MID([.B325];3;2) ;0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formula="of:=IF([.D326]&gt;=60;1;0)" office:value-type="float" office:value="0" calcext:value-type="float">
            <text:p>0</text:p>
          </table:table-cell>
          <table:table-cell office:value-type="string" calcext:value-type="string">
            <text:p>3001</text:p>
          </table:table-cell>
          <table:table-cell office:value-type="float" office:value="46824" calcext:value-type="float">
            <text:p>46824</text:p>
          </table:table-cell>
          <table:table-cell table:formula="of:=TRUNC(MID([.B326];3;2) 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IF([.D327]&gt;=60;1;0)" office:value-type="float" office:value="0" calcext:value-type="float">
            <text:p>0</text:p>
          </table:table-cell>
          <table:table-cell office:value-type="string" calcext:value-type="string">
            <text:p>3002</text:p>
          </table:table-cell>
          <table:table-cell office:value-type="float" office:value="86590" calcext:value-type="float">
            <text:p>86590</text:p>
          </table:table-cell>
          <table:table-cell table:formula="of:=TRUNC(MID([.B327];3;2) 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IF([.D328]&gt;=60;1;0)" office:value-type="float" office:value="0" calcext:value-type="float">
            <text:p>0</text:p>
          </table:table-cell>
          <table:table-cell office:value-type="string" calcext:value-type="string">
            <text:p>3003</text:p>
          </table:table-cell>
          <table:table-cell office:value-type="float" office:value="145068" calcext:value-type="float">
            <text:p>145068</text:p>
          </table:table-cell>
          <table:table-cell table:formula="of:=TRUNC(MID([.B328];3;2) ;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IF([.D329]&gt;=60;1;0)" office:value-type="float" office:value="0" calcext:value-type="float">
            <text:p>0</text:p>
          </table:table-cell>
          <table:table-cell office:value-type="string" calcext:value-type="string">
            <text:p>3004</text:p>
          </table:table-cell>
          <table:table-cell office:value-type="float" office:value="75732" calcext:value-type="float">
            <text:p>75732</text:p>
          </table:table-cell>
          <table:table-cell table:formula="of:=TRUNC(MID([.B329];3;2) 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IF([.D330]&gt;=60;1;0)" office:value-type="float" office:value="0" calcext:value-type="float">
            <text:p>0</text:p>
          </table:table-cell>
          <table:table-cell office:value-type="string" calcext:value-type="string">
            <text:p>3005</text:p>
          </table:table-cell>
          <table:table-cell office:value-type="float" office:value="51929" calcext:value-type="float">
            <text:p>51929</text:p>
          </table:table-cell>
          <table:table-cell table:formula="of:=TRUNC(MID([.B330];3;2) 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IF([.D331]&gt;=60;1;0)" office:value-type="float" office:value="0" calcext:value-type="float">
            <text:p>0</text:p>
          </table:table-cell>
          <table:table-cell office:value-type="string" calcext:value-type="string">
            <text:p>3006</text:p>
          </table:table-cell>
          <table:table-cell office:value-type="float" office:value="71425" calcext:value-type="float">
            <text:p>71425</text:p>
          </table:table-cell>
          <table:table-cell table:formula="of:=TRUNC(MID([.B331];3;2) 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IF([.D332]&gt;=60;1;0)" office:value-type="float" office:value="0" calcext:value-type="float">
            <text:p>0</text:p>
          </table:table-cell>
          <table:table-cell office:value-type="string" calcext:value-type="string">
            <text:p>3007</text:p>
          </table:table-cell>
          <table:table-cell office:value-type="float" office:value="82911" calcext:value-type="float">
            <text:p>82911</text:p>
          </table:table-cell>
          <table:table-cell table:formula="of:=TRUNC(MID([.B332];3;2) ;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IF([.D333]&gt;=60;1;0)" office:value-type="float" office:value="0" calcext:value-type="float">
            <text:p>0</text:p>
          </table:table-cell>
          <table:table-cell office:value-type="string" calcext:value-type="string">
            <text:p>3008</text:p>
          </table:table-cell>
          <table:table-cell office:value-type="float" office:value="56298" calcext:value-type="float">
            <text:p>56298</text:p>
          </table:table-cell>
          <table:table-cell table:formula="of:=TRUNC(MID([.B333];3;2) ;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IF([.D334]&gt;=60;1;0)" office:value-type="float" office:value="0" calcext:value-type="float">
            <text:p>0</text:p>
          </table:table-cell>
          <table:table-cell office:value-type="string" calcext:value-type="string">
            <text:p>3009</text:p>
          </table:table-cell>
          <table:table-cell office:value-type="float" office:value="86108" calcext:value-type="float">
            <text:p>86108</text:p>
          </table:table-cell>
          <table:table-cell table:formula="of:=TRUNC(MID([.B334];3;2) 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IF([.D335]&gt;=60;1;0)" office:value-type="float" office:value="0" calcext:value-type="float">
            <text:p>0</text:p>
          </table:table-cell>
          <table:table-cell office:value-type="string" calcext:value-type="string">
            <text:p>3010</text:p>
          </table:table-cell>
          <table:table-cell office:value-type="float" office:value="129904" calcext:value-type="float">
            <text:p>129904</text:p>
          </table:table-cell>
          <table:table-cell table:formula="of:=TRUNC(MID([.B335];3;2) 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IF([.D336]&gt;=60;1;0)" office:value-type="float" office:value="0" calcext:value-type="float">
            <text:p>0</text:p>
          </table:table-cell>
          <table:table-cell office:value-type="string" calcext:value-type="string">
            <text:p>3011</text:p>
          </table:table-cell>
          <table:table-cell office:value-type="float" office:value="78866" calcext:value-type="float">
            <text:p>78866</text:p>
          </table:table-cell>
          <table:table-cell table:formula="of:=TRUNC(MID([.B336];3;2) 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IF([.D337]&gt;=60;1;0)" office:value-type="float" office:value="0" calcext:value-type="float">
            <text:p>0</text:p>
          </table:table-cell>
          <table:table-cell office:value-type="string" calcext:value-type="string">
            <text:p>3012</text:p>
          </table:table-cell>
          <table:table-cell office:value-type="float" office:value="76998" calcext:value-type="float">
            <text:p>76998</text:p>
          </table:table-cell>
          <table:table-cell table:formula="of:=TRUNC(MID([.B337];3;2) 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formula="of:=IF([.D338]&gt;=60;1;0)" office:value-type="float" office:value="0" calcext:value-type="float">
            <text:p>0</text:p>
          </table:table-cell>
          <table:table-cell office:value-type="string" calcext:value-type="string">
            <text:p>3013</text:p>
          </table:table-cell>
          <table:table-cell office:value-type="float" office:value="57911" calcext:value-type="float">
            <text:p>57911</text:p>
          </table:table-cell>
          <table:table-cell table:formula="of:=TRUNC(MID([.B338];3;2) ;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formula="of:=IF([.D339]&gt;=60;1;0)" office:value-type="float" office:value="0" calcext:value-type="float">
            <text:p>0</text:p>
          </table:table-cell>
          <table:table-cell office:value-type="string" calcext:value-type="string">
            <text:p>3014</text:p>
          </table:table-cell>
          <table:table-cell office:value-type="float" office:value="36633" calcext:value-type="float">
            <text:p>36633</text:p>
          </table:table-cell>
          <table:table-cell table:formula="of:=TRUNC(MID([.B339];3;2) ;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formula="of:=IF([.D340]&gt;=60;1;0)" office:value-type="float" office:value="0" calcext:value-type="float">
            <text:p>0</text:p>
          </table:table-cell>
          <table:table-cell office:value-type="string" calcext:value-type="string">
            <text:p>3015</text:p>
          </table:table-cell>
          <table:table-cell office:value-type="float" office:value="75576" calcext:value-type="float">
            <text:p>75576</text:p>
          </table:table-cell>
          <table:table-cell table:formula="of:=TRUNC(MID([.B340];3;2) ;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IF([.D341]&gt;=60;1;0)" office:value-type="float" office:value="0" calcext:value-type="float">
            <text:p>0</text:p>
          </table:table-cell>
          <table:table-cell office:value-type="string" calcext:value-type="string">
            <text:p>3016</text:p>
          </table:table-cell>
          <table:table-cell office:value-type="float" office:value="59821" calcext:value-type="float">
            <text:p>59821</text:p>
          </table:table-cell>
          <table:table-cell table:formula="of:=TRUNC(MID([.B341];3;2) ;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formula="of:=IF([.D342]&gt;=60;1;0)" office:value-type="float" office:value="0" calcext:value-type="float">
            <text:p>0</text:p>
          </table:table-cell>
          <table:table-cell office:value-type="string" calcext:value-type="string">
            <text:p>3017</text:p>
          </table:table-cell>
          <table:table-cell office:value-type="float" office:value="161357" calcext:value-type="float">
            <text:p>161357</text:p>
          </table:table-cell>
          <table:table-cell table:formula="of:=TRUNC(MID([.B342];3;2) ;0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formula="of:=IF([.D343]&gt;=60;1;0)" office:value-type="float" office:value="0" calcext:value-type="float">
            <text:p>0</text:p>
          </table:table-cell>
          <table:table-cell office:value-type="string" calcext:value-type="string">
            <text:p>3018</text:p>
          </table:table-cell>
          <table:table-cell office:value-type="float" office:value="55265" calcext:value-type="float">
            <text:p>55265</text:p>
          </table:table-cell>
          <table:table-cell table:formula="of:=TRUNC(MID([.B343];3;2) ;0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IF([.D344]&gt;=60;1;0)" office:value-type="float" office:value="0" calcext:value-type="float">
            <text:p>0</text:p>
          </table:table-cell>
          <table:table-cell office:value-type="string" calcext:value-type="string">
            <text:p>3019</text:p>
          </table:table-cell>
          <table:table-cell office:value-type="float" office:value="135477" calcext:value-type="float">
            <text:p>135477</text:p>
          </table:table-cell>
          <table:table-cell table:formula="of:=TRUNC(MID([.B344];3;2) ;0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formula="of:=IF([.D345]&gt;=60;1;0)" office:value-type="float" office:value="0" calcext:value-type="float">
            <text:p>0</text:p>
          </table:table-cell>
          <table:table-cell office:value-type="string" calcext:value-type="string">
            <text:p>3020</text:p>
          </table:table-cell>
          <table:table-cell office:value-type="float" office:value="62763" calcext:value-type="float">
            <text:p>62763</text:p>
          </table:table-cell>
          <table:table-cell table:formula="of:=TRUNC(MID([.B345];3;2) ;0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formula="of:=IF([.D346]&gt;=60;1;0)" office:value-type="float" office:value="0" calcext:value-type="float">
            <text:p>0</text:p>
          </table:table-cell>
          <table:table-cell office:value-type="string" calcext:value-type="string">
            <text:p>3021</text:p>
          </table:table-cell>
          <table:table-cell office:value-type="float" office:value="406590" calcext:value-type="float">
            <text:p>406590</text:p>
          </table:table-cell>
          <table:table-cell table:formula="of:=TRUNC(MID([.B346];3;2) ;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IF([.D347]&gt;=60;1;0)" office:value-type="float" office:value="0" calcext:value-type="float">
            <text:p>0</text:p>
          </table:table-cell>
          <table:table-cell office:value-type="string" calcext:value-type="string">
            <text:p>3022</text:p>
          </table:table-cell>
          <table:table-cell office:value-type="float" office:value="60188" calcext:value-type="float">
            <text:p>60188</text:p>
          </table:table-cell>
          <table:table-cell table:formula="of:=TRUNC(MID([.B347];3;2) ;0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formula="of:=IF([.D348]&gt;=60;1;0)" office:value-type="float" office:value="0" calcext:value-type="float">
            <text:p>0</text:p>
          </table:table-cell>
          <table:table-cell office:value-type="string" calcext:value-type="string">
            <text:p>3023</text:p>
          </table:table-cell>
          <table:table-cell office:value-type="float" office:value="58959" calcext:value-type="float">
            <text:p>58959</text:p>
          </table:table-cell>
          <table:table-cell table:formula="of:=TRUNC(MID([.B348];3;2) ;0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formula="of:=IF([.D349]&gt;=60;1;0)" office:value-type="float" office:value="0" calcext:value-type="float">
            <text:p>0</text:p>
          </table:table-cell>
          <table:table-cell office:value-type="string" calcext:value-type="string">
            <text:p>3024</text:p>
          </table:table-cell>
          <table:table-cell office:value-type="float" office:value="91745" calcext:value-type="float">
            <text:p>91745</text:p>
          </table:table-cell>
          <table:table-cell table:formula="of:=TRUNC(MID([.B349];3;2) ;0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formula="of:=IF([.D350]&gt;=60;1;0)" office:value-type="float" office:value="0" calcext:value-type="float">
            <text:p>0</text:p>
          </table:table-cell>
          <table:table-cell office:value-type="string" calcext:value-type="string">
            <text:p>3025</text:p>
          </table:table-cell>
          <table:table-cell office:value-type="float" office:value="59149" calcext:value-type="float">
            <text:p>59149</text:p>
          </table:table-cell>
          <table:table-cell table:formula="of:=TRUNC(MID([.B350];3;2) ;0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formula="of:=IF([.D351]&gt;=60;1;0)" office:value-type="float" office:value="0" calcext:value-type="float">
            <text:p>0</text:p>
          </table:table-cell>
          <table:table-cell office:value-type="string" calcext:value-type="string">
            <text:p>3026</text:p>
          </table:table-cell>
          <table:table-cell office:value-type="float" office:value="61492" calcext:value-type="float">
            <text:p>61492</text:p>
          </table:table-cell>
          <table:table-cell table:formula="of:=TRUNC(MID([.B351];3;2) ;0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formula="of:=IF([.D352]&gt;=60;1;0)" office:value-type="float" office:value="0" calcext:value-type="float">
            <text:p>0</text:p>
          </table:table-cell>
          <table:table-cell office:value-type="string" calcext:value-type="string">
            <text:p>3027</text:p>
          </table:table-cell>
          <table:table-cell office:value-type="float" office:value="83599" calcext:value-type="float">
            <text:p>83599</text:p>
          </table:table-cell>
          <table:table-cell table:formula="of:=TRUNC(MID([.B352];3;2) ;0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formula="of:=IF([.D353]&gt;=60;1;0)" office:value-type="float" office:value="0" calcext:value-type="float">
            <text:p>0</text:p>
          </table:table-cell>
          <table:table-cell office:value-type="string" calcext:value-type="string">
            <text:p>3028</text:p>
          </table:table-cell>
          <table:table-cell office:value-type="float" office:value="70096" calcext:value-type="float">
            <text:p>70096</text:p>
          </table:table-cell>
          <table:table-cell table:formula="of:=TRUNC(MID([.B353];3;2) ;0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formula="of:=IF([.D354]&gt;=60;1;0)" office:value-type="float" office:value="0" calcext:value-type="float">
            <text:p>0</text:p>
          </table:table-cell>
          <table:table-cell office:value-type="string" calcext:value-type="string">
            <text:p>3029</text:p>
          </table:table-cell>
          <table:table-cell office:value-type="float" office:value="57431" calcext:value-type="float">
            <text:p>57431</text:p>
          </table:table-cell>
          <table:table-cell table:formula="of:=TRUNC(MID([.B354];3;2) ;0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formula="of:=IF([.D355]&gt;=60;1;0)" office:value-type="float" office:value="0" calcext:value-type="float">
            <text:p>0</text:p>
          </table:table-cell>
          <table:table-cell office:value-type="string" calcext:value-type="string">
            <text:p>3030</text:p>
          </table:table-cell>
          <table:table-cell office:value-type="float" office:value="78037" calcext:value-type="float">
            <text:p>78037</text:p>
          </table:table-cell>
          <table:table-cell table:formula="of:=TRUNC(MID([.B355];3;2) ;0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formula="of:=IF([.D356]&gt;=60;1;0)" office:value-type="float" office:value="0" calcext:value-type="float">
            <text:p>0</text:p>
          </table:table-cell>
          <table:table-cell office:value-type="string" calcext:value-type="string">
            <text:p>3031</text:p>
          </table:table-cell>
          <table:table-cell office:value-type="float" office:value="69161" calcext:value-type="float">
            <text:p>69161</text:p>
          </table:table-cell>
          <table:table-cell table:formula="of:=TRUNC(MID([.B356];3;2) ;0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formula="of:=IF([.D357]&gt;=60;1;0)" office:value-type="float" office:value="1" calcext:value-type="float">
            <text:p>1</text:p>
          </table:table-cell>
          <table:table-cell office:value-type="string" calcext:value-type="string">
            <text:p>3061</text:p>
          </table:table-cell>
          <table:table-cell office:value-type="float" office:value="99106" calcext:value-type="float">
            <text:p>99106</text:p>
          </table:table-cell>
          <table:table-cell table:formula="of:=TRUNC(MID([.B357];3;2) ;0)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table:formula="of:=IF([.D358]&gt;=60;1;0)" office:value-type="float" office:value="1" calcext:value-type="float">
            <text:p>1</text:p>
          </table:table-cell>
          <table:table-cell office:value-type="string" calcext:value-type="string">
            <text:p>3062</text:p>
          </table:table-cell>
          <table:table-cell office:value-type="float" office:value="72539" calcext:value-type="float">
            <text:p>72539</text:p>
          </table:table-cell>
          <table:table-cell table:formula="of:=TRUNC(MID([.B358];3;2) ;0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formula="of:=IF([.D359]&gt;=60;1;0)" office:value-type="float" office:value="1" calcext:value-type="float">
            <text:p>1</text:p>
          </table:table-cell>
          <table:table-cell office:value-type="string" calcext:value-type="string">
            <text:p>3063</text:p>
          </table:table-cell>
          <table:table-cell office:value-type="float" office:value="62854" calcext:value-type="float">
            <text:p>62854</text:p>
          </table:table-cell>
          <table:table-cell table:formula="of:=TRUNC(MID([.B359];3;2) ;0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formula="of:=IF([.D360]&gt;=60;1;0)" office:value-type="float" office:value="1" calcext:value-type="float">
            <text:p>1</text:p>
          </table:table-cell>
          <table:table-cell office:value-type="string" calcext:value-type="string">
            <text:p>3064</text:p>
          </table:table-cell>
          <table:table-cell office:value-type="float" office:value="532048" calcext:value-type="float">
            <text:p>532048</text:p>
          </table:table-cell>
          <table:table-cell table:formula="of:=TRUNC(MID([.B360];3;2) ;0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formula="of:=IF([.D361]&gt;=60;1;0)" office:value-type="float" office:value="0" calcext:value-type="float">
            <text:p>0</text:p>
          </table:table-cell>
          <table:table-cell office:value-type="string" calcext:value-type="string">
            <text:p>3201</text:p>
          </table:table-cell>
          <table:table-cell office:value-type="float" office:value="47304" calcext:value-type="float">
            <text:p>47304</text:p>
          </table:table-cell>
          <table:table-cell table:formula="of:=TRUNC(MID([.B361];3;2) 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IF([.D362]&gt;=60;1;0)" office:value-type="float" office:value="0" calcext:value-type="float">
            <text:p>0</text:p>
          </table:table-cell>
          <table:table-cell office:value-type="string" calcext:value-type="string">
            <text:p>3202</text:p>
          </table:table-cell>
          <table:table-cell office:value-type="float" office:value="47970" calcext:value-type="float">
            <text:p>47970</text:p>
          </table:table-cell>
          <table:table-cell table:formula="of:=TRUNC(MID([.B362];3;2) ;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IF([.D363]&gt;=60;1;0)" office:value-type="float" office:value="0" calcext:value-type="float">
            <text:p>0</text:p>
          </table:table-cell>
          <table:table-cell office:value-type="string" calcext:value-type="string">
            <text:p>3203</text:p>
          </table:table-cell>
          <table:table-cell office:value-type="float" office:value="56482" calcext:value-type="float">
            <text:p>56482</text:p>
          </table:table-cell>
          <table:table-cell table:formula="of:=TRUNC(MID([.B363];3;2) ;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IF([.D364]&gt;=60;1;0)" office:value-type="float" office:value="0" calcext:value-type="float">
            <text:p>0</text:p>
          </table:table-cell>
          <table:table-cell office:value-type="string" calcext:value-type="string">
            <text:p>3204</text:p>
          </table:table-cell>
          <table:table-cell office:value-type="float" office:value="82310" calcext:value-type="float">
            <text:p>82310</text:p>
          </table:table-cell>
          <table:table-cell table:formula="of:=TRUNC(MID([.B364];3;2) 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IF([.D365]&gt;=60;1;0)" office:value-type="float" office:value="0" calcext:value-type="float">
            <text:p>0</text:p>
          </table:table-cell>
          <table:table-cell office:value-type="string" calcext:value-type="string">
            <text:p>3205</text:p>
          </table:table-cell>
          <table:table-cell office:value-type="float" office:value="59844" calcext:value-type="float">
            <text:p>59844</text:p>
          </table:table-cell>
          <table:table-cell table:formula="of:=TRUNC(MID([.B365];3;2) 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IF([.D366]&gt;=60;1;0)" office:value-type="float" office:value="0" calcext:value-type="float">
            <text:p>0</text:p>
          </table:table-cell>
          <table:table-cell office:value-type="string" calcext:value-type="string">
            <text:p>3206</text:p>
          </table:table-cell>
          <table:table-cell office:value-type="float" office:value="81289" calcext:value-type="float">
            <text:p>81289</text:p>
          </table:table-cell>
          <table:table-cell table:formula="of:=TRUNC(MID([.B366];3;2) 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IF([.D367]&gt;=60;1;0)" office:value-type="float" office:value="0" calcext:value-type="float">
            <text:p>0</text:p>
          </table:table-cell>
          <table:table-cell office:value-type="string" calcext:value-type="string">
            <text:p>3207</text:p>
          </table:table-cell>
          <table:table-cell office:value-type="float" office:value="46692" calcext:value-type="float">
            <text:p>46692</text:p>
          </table:table-cell>
          <table:table-cell table:formula="of:=TRUNC(MID([.B367];3;2) ;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IF([.D368]&gt;=60;1;0)" office:value-type="float" office:value="0" calcext:value-type="float">
            <text:p>0</text:p>
          </table:table-cell>
          <table:table-cell office:value-type="string" calcext:value-type="string">
            <text:p>3208</text:p>
          </table:table-cell>
          <table:table-cell office:value-type="float" office:value="79300" calcext:value-type="float">
            <text:p>79300</text:p>
          </table:table-cell>
          <table:table-cell table:formula="of:=TRUNC(MID([.B368];3;2) ;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IF([.D369]&gt;=60;1;0)" office:value-type="float" office:value="0" calcext:value-type="float">
            <text:p>0</text:p>
          </table:table-cell>
          <table:table-cell office:value-type="string" calcext:value-type="string">
            <text:p>3209</text:p>
          </table:table-cell>
          <table:table-cell office:value-type="float" office:value="66505" calcext:value-type="float">
            <text:p>66505</text:p>
          </table:table-cell>
          <table:table-cell table:formula="of:=TRUNC(MID([.B369];3;2) 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IF([.D370]&gt;=60;1;0)" office:value-type="float" office:value="0" calcext:value-type="float">
            <text:p>0</text:p>
          </table:table-cell>
          <table:table-cell office:value-type="string" calcext:value-type="string">
            <text:p>3218</text:p>
          </table:table-cell>
          <table:table-cell office:value-type="float" office:value="36486" calcext:value-type="float">
            <text:p>36486</text:p>
          </table:table-cell>
          <table:table-cell table:formula="of:=TRUNC(MID([.B370];3;2) ;0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IF([.D371]&gt;=60;1;0)" office:value-type="float" office:value="0" calcext:value-type="float">
            <text:p>0</text:p>
          </table:table-cell>
          <table:table-cell office:value-type="string" calcext:value-type="string">
            <text:p>3210</text:p>
          </table:table-cell>
          <table:table-cell office:value-type="float" office:value="65373" calcext:value-type="float">
            <text:p>65373</text:p>
          </table:table-cell>
          <table:table-cell table:formula="of:=TRUNC(MID([.B371];3;2) 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IF([.D372]&gt;=60;1;0)" office:value-type="float" office:value="0" calcext:value-type="float">
            <text:p>0</text:p>
          </table:table-cell>
          <table:table-cell office:value-type="string" calcext:value-type="string">
            <text:p>3211</text:p>
          </table:table-cell>
          <table:table-cell office:value-type="float" office:value="81584" calcext:value-type="float">
            <text:p>81584</text:p>
          </table:table-cell>
          <table:table-cell table:formula="of:=TRUNC(MID([.B372];3;2) 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IF([.D373]&gt;=60;1;0)" office:value-type="float" office:value="0" calcext:value-type="float">
            <text:p>0</text:p>
          </table:table-cell>
          <table:table-cell office:value-type="string" calcext:value-type="string">
            <text:p>3212</text:p>
          </table:table-cell>
          <table:table-cell office:value-type="float" office:value="39202" calcext:value-type="float">
            <text:p>39202</text:p>
          </table:table-cell>
          <table:table-cell table:formula="of:=TRUNC(MID([.B373];3;2) 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formula="of:=IF([.D374]&gt;=60;1;0)" office:value-type="float" office:value="0" calcext:value-type="float">
            <text:p>0</text:p>
          </table:table-cell>
          <table:table-cell office:value-type="string" calcext:value-type="string">
            <text:p>3213</text:p>
          </table:table-cell>
          <table:table-cell office:value-type="float" office:value="55777" calcext:value-type="float">
            <text:p>55777</text:p>
          </table:table-cell>
          <table:table-cell table:formula="of:=TRUNC(MID([.B374];3;2) ;0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formula="of:=IF([.D375]&gt;=60;1;0)" office:value-type="float" office:value="0" calcext:value-type="float">
            <text:p>0</text:p>
          </table:table-cell>
          <table:table-cell office:value-type="string" calcext:value-type="string">
            <text:p>3214</text:p>
          </table:table-cell>
          <table:table-cell office:value-type="float" office:value="120132" calcext:value-type="float">
            <text:p>120132</text:p>
          </table:table-cell>
          <table:table-cell table:formula="of:=TRUNC(MID([.B375];3;2) ;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formula="of:=IF([.D376]&gt;=60;1;0)" office:value-type="float" office:value="0" calcext:value-type="float">
            <text:p>0</text:p>
          </table:table-cell>
          <table:table-cell office:value-type="string" calcext:value-type="string">
            <text:p>3215</text:p>
          </table:table-cell>
          <table:table-cell office:value-type="float" office:value="77258" calcext:value-type="float">
            <text:p>77258</text:p>
          </table:table-cell>
          <table:table-cell table:formula="of:=TRUNC(MID([.B376];3;2) ;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IF([.D377]&gt;=60;1;0)" office:value-type="float" office:value="0" calcext:value-type="float">
            <text:p>0</text:p>
          </table:table-cell>
          <table:table-cell office:value-type="string" calcext:value-type="string">
            <text:p>3216</text:p>
          </table:table-cell>
          <table:table-cell office:value-type="float" office:value="46394" calcext:value-type="float">
            <text:p>46394</text:p>
          </table:table-cell>
          <table:table-cell table:formula="of:=TRUNC(MID([.B377];3;2) ;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formula="of:=IF([.D378]&gt;=60;1;0)" office:value-type="float" office:value="0" calcext:value-type="float">
            <text:p>0</text:p>
          </table:table-cell>
          <table:table-cell office:value-type="string" calcext:value-type="string">
            <text:p>3217</text:p>
          </table:table-cell>
          <table:table-cell office:value-type="float" office:value="52707" calcext:value-type="float">
            <text:p>52707</text:p>
          </table:table-cell>
          <table:table-cell table:formula="of:=TRUNC(MID([.B378];3;2) ;0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formula="of:=IF([.D379]&gt;=60;1;0)" office:value-type="float" office:value="1" calcext:value-type="float">
            <text:p>1</text:p>
          </table:table-cell>
          <table:table-cell office:value-type="string" calcext:value-type="string">
            <text:p>3261</text:p>
          </table:table-cell>
          <table:table-cell office:value-type="float" office:value="106235" calcext:value-type="float">
            <text:p>106235</text:p>
          </table:table-cell>
          <table:table-cell table:formula="of:=TRUNC(MID([.B379];3;2) ;0)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table:formula="of:=IF([.D380]&gt;=60;1;0)" office:value-type="float" office:value="1" calcext:value-type="float">
            <text:p>1</text:p>
          </table:table-cell>
          <table:table-cell office:value-type="string" calcext:value-type="string">
            <text:p>3262</text:p>
          </table:table-cell>
          <table:table-cell office:value-type="float" office:value="398255" calcext:value-type="float">
            <text:p>398255</text:p>
          </table:table-cell>
          <table:table-cell table:formula="of:=TRUNC(MID([.B380];3;2) ;0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formula="of:=IF([.D381]&gt;=60;1;0)" office:value-type="float" office:value="1" calcext:value-type="float">
            <text:p>1</text:p>
          </table:table-cell>
          <table:table-cell office:value-type="string" calcext:value-type="string">
            <text:p>3263</text:p>
          </table:table-cell>
          <table:table-cell office:value-type="float" office:value="40948" calcext:value-type="float">
            <text:p>40948</text:p>
          </table:table-cell>
          <table:table-cell table:formula="of:=TRUNC(MID([.B381];3;2) ;0)" office:value-type="float" office:value="63" calcext:value-type="float">
            <text:p>63</text:p>
          </table:table-cell>
          <table:table-cell table:number-columns-repeated="3"/>
        </table:table-row>
        <table:table-row table:style-name="ro1" table:number-rows-repeated="104819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abela przestawna_Arkusz3_1" table:style-name="ta1">
        <table:table-column table:style-name="co4" table:default-cell-style-name="ce23"/>
        <table:table-column table:style-name="co4" table:default-cell-style-name="ce25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Prawa?</text:p>
          </table:table-cell>
          <table:table-cell office:value-type="string" calcext:value-type="string">
            <text:p>Suma - L2021</text:p>
          </table:table-cell>
          <table:table-cell/>
          <table:table-cell office:value-type="string" calcext:value-type="string">
            <text:p>%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26" office:value-type="float" office:value="25753149" calcext:value-type="float">
            <text:p>25753149</text:p>
          </table:table-cell>
          <table:table-cell/>
          <table:table-cell table:formula="of:=ROUND(([.B3]*100)/[.B4];2)" office:value-type="float" office:value="32.7" calcext:value-type="float">
            <text:p>32,7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7" office:value-type="float" office:value="12511864" calcext:value-type="float">
            <text:p>12511864</text:p>
          </table:table-cell>
          <table:table-cell table:number-columns-repeated="2"/>
        </table:table-row>
        <table:table-row table:style-name="ro1">
          <table:table-cell table:style-name="ce24" office:value-type="string" calcext:value-type="string">
            <text:p>Razem Wynik</text:p>
          </table:table-cell>
          <table:table-cell table:style-name="ce28" office:value-type="float" office:value="38265013" calcext:value-type="float">
            <text:p>38265013</text:p>
          </table:table-cell>
          <table:table-cell table:number-columns-repeated="2"/>
        </table:table-row>
      </table:table>
      <table:table table:name="Arkusz5" table:style-name="ta1">
        <table:table-column table:style-name="co4" table:default-cell-style-name="ce1"/>
        <table:table-column table:style-name="co4" table:number-columns-repeated="6" table:default-cell-style-name="Default"/>
        <table:table-column table:style-name="co4" table:default-cell-style-name="ce22"/>
        <table:table-column table:style-name="co4" table:number-columns-repeated="2" table:default-cell-style-name="Default"/>
        <table:table-row table:style-name="ro1">
          <table:table-cell table:style-name="Default" office:value-type="string" calcext:value-type="string">
            <text:p>KOD</text:p>
          </table:table-cell>
          <table:table-cell office:value-type="string" calcext:value-type="string">
            <text:p>L2016</text:p>
          </table:table-cell>
          <table:table-cell office:value-type="string" calcext:value-type="string">
            <text:p>L2017</text:p>
          </table:table-cell>
          <table:table-cell office:value-type="string" calcext:value-type="string">
            <text:p>L2018</text:p>
          </table:table-cell>
          <table:table-cell office:value-type="string" calcext:value-type="string">
            <text:p>L2019</text:p>
          </table:table-cell>
          <table:table-cell office:value-type="string" calcext:value-type="string">
            <text:p>L2020</text:p>
          </table:table-cell>
          <table:table-cell office:value-type="string" calcext:value-type="string">
            <text:p>L2021</text:p>
          </table:table-cell>
          <table:table-cell table:style-name="ce29" office:value-type="string" calcext:value-type="string">
            <text:p>wylud</text:p>
          </table:table-cell>
          <table:table-cell/>
          <table:table-cell office:value-type="string" calcext:value-type="string">
            <text:p>wylud sum</text:p>
          </table:table-cell>
        </table:table-row>
        <table:table-row table:style-name="ro1">
          <table:table-cell office:value-type="string" calcext:value-type="string">
            <text:p>0201</text:p>
          </table:table-cell>
          <table:table-cell office:value-type="float" office:value="90199" calcext:value-type="float">
            <text:p>90199</text:p>
          </table:table-cell>
          <table:table-cell office:value-type="float" office:value="90180" calcext:value-type="float">
            <text:p>90180</text:p>
          </table:table-cell>
          <table:table-cell office:value-type="float" office:value="90173" calcext:value-type="float">
            <text:p>90173</text:p>
          </table:table-cell>
          <table:table-cell office:value-type="float" office:value="90200" calcext:value-type="float">
            <text:p>90200</text:p>
          </table:table-cell>
          <table:table-cell office:value-type="float" office:value="90103" calcext:value-type="float">
            <text:p>90103</text:p>
          </table:table-cell>
          <table:table-cell office:value-type="float" office:value="89762" calcext:value-type="float">
            <text:p>89762</text:p>
          </table:table-cell>
          <table:table-cell table:formula="of:=IF(AND([.B2]&gt;[.C2];[.C2]&gt;[.D2];[.D2]&gt;[.E2];[.E2]&gt;[.F2];[.F2]&gt;[.G2]);1;0)" office:value-type="float" office:value="0" calcext:value-type="float">
            <text:p>0</text:p>
          </table:table-cell>
          <table:table-cell/>
          <table:table-cell table:formula="of:=SUM([.H$1:.H$1048576])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0202</text:p>
          </table:table-cell>
          <table:table-cell office:value-type="float" office:value="103349" calcext:value-type="float">
            <text:p>103349</text:p>
          </table:table-cell>
          <table:table-cell office:value-type="float" office:value="102649" calcext:value-type="float">
            <text:p>102649</text:p>
          </table:table-cell>
          <table:table-cell office:value-type="float" office:value="102077" calcext:value-type="float">
            <text:p>102077</text:p>
          </table:table-cell>
          <table:table-cell office:value-type="float" office:value="101437" calcext:value-type="float">
            <text:p>101437</text:p>
          </table:table-cell>
          <table:table-cell office:value-type="float" office:value="100813" calcext:value-type="float">
            <text:p>100813</text:p>
          </table:table-cell>
          <table:table-cell office:value-type="float" office:value="99935" calcext:value-type="float">
            <text:p>99935</text:p>
          </table:table-cell>
          <table:table-cell table:formula="of:=IF(AND([.B3]&gt;[.C3];[.C3]&gt;[.D3];[.D3]&gt;[.E3];[.E3]&gt;[.F3];[.F3]&gt;[.G3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03</text:p>
          </table:table-cell>
          <table:table-cell office:value-type="float" office:value="90205" calcext:value-type="float">
            <text:p>90205</text:p>
          </table:table-cell>
          <table:table-cell office:value-type="float" office:value="89989" calcext:value-type="float">
            <text:p>89989</text:p>
          </table:table-cell>
          <table:table-cell office:value-type="float" office:value="89933" calcext:value-type="float">
            <text:p>89933</text:p>
          </table:table-cell>
          <table:table-cell office:value-type="float" office:value="89541" calcext:value-type="float">
            <text:p>89541</text:p>
          </table:table-cell>
          <table:table-cell office:value-type="float" office:value="89102" calcext:value-type="float">
            <text:p>89102</text:p>
          </table:table-cell>
          <table:table-cell office:value-type="float" office:value="88447" calcext:value-type="float">
            <text:p>88447</text:p>
          </table:table-cell>
          <table:table-cell table:formula="of:=IF(AND([.B4]&gt;[.C4];[.C4]&gt;[.D4];[.D4]&gt;[.E4];[.E4]&gt;[.F4];[.F4]&gt;[.G4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04</text:p>
          </table:table-cell>
          <table:table-cell office:value-type="float" office:value="35940" calcext:value-type="float">
            <text:p>35940</text:p>
          </table:table-cell>
          <table:table-cell office:value-type="float" office:value="35715" calcext:value-type="float">
            <text:p>35715</text:p>
          </table:table-cell>
          <table:table-cell office:value-type="float" office:value="35473" calcext:value-type="float">
            <text:p>35473</text:p>
          </table:table-cell>
          <table:table-cell office:value-type="float" office:value="35182" calcext:value-type="float">
            <text:p>35182</text:p>
          </table:table-cell>
          <table:table-cell office:value-type="float" office:value="34870" calcext:value-type="float">
            <text:p>34870</text:p>
          </table:table-cell>
          <table:table-cell office:value-type="float" office:value="34552" calcext:value-type="float">
            <text:p>34552</text:p>
          </table:table-cell>
          <table:table-cell table:formula="of:=IF(AND([.B5]&gt;[.C5];[.C5]&gt;[.D5];[.D5]&gt;[.E5];[.E5]&gt;[.F5];[.F5]&gt;[.G5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05</text:p>
          </table:table-cell>
          <table:table-cell office:value-type="float" office:value="51451" calcext:value-type="float">
            <text:p>51451</text:p>
          </table:table-cell>
          <table:table-cell office:value-type="float" office:value="51176" calcext:value-type="float">
            <text:p>51176</text:p>
          </table:table-cell>
          <table:table-cell office:value-type="float" office:value="50947" calcext:value-type="float">
            <text:p>50947</text:p>
          </table:table-cell>
          <table:table-cell office:value-type="float" office:value="50545" calcext:value-type="float">
            <text:p>50545</text:p>
          </table:table-cell>
          <table:table-cell office:value-type="float" office:value="50116" calcext:value-type="float">
            <text:p>50116</text:p>
          </table:table-cell>
          <table:table-cell office:value-type="float" office:value="49734" calcext:value-type="float">
            <text:p>49734</text:p>
          </table:table-cell>
          <table:table-cell table:formula="of:=IF(AND([.B6]&gt;[.C6];[.C6]&gt;[.D6];[.D6]&gt;[.E6];[.E6]&gt;[.F6];[.F6]&gt;[.G6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06</text:p>
          </table:table-cell>
          <table:table-cell office:value-type="float" office:value="64599" calcext:value-type="float">
            <text:p>64599</text:p>
          </table:table-cell>
          <table:table-cell office:value-type="float" office:value="64395" calcext:value-type="float">
            <text:p>64395</text:p>
          </table:table-cell>
          <table:table-cell office:value-type="float" office:value="64178" calcext:value-type="float">
            <text:p>64178</text:p>
          </table:table-cell>
          <table:table-cell office:value-type="float" office:value="63855" calcext:value-type="float">
            <text:p>63855</text:p>
          </table:table-cell>
          <table:table-cell office:value-type="float" office:value="63591" calcext:value-type="float">
            <text:p>63591</text:p>
          </table:table-cell>
          <table:table-cell office:value-type="float" office:value="42824" calcext:value-type="float">
            <text:p>42824</text:p>
          </table:table-cell>
          <table:table-cell table:formula="of:=IF(AND([.B7]&gt;[.C7];[.C7]&gt;[.D7];[.D7]&gt;[.E7];[.E7]&gt;[.F7];[.F7]&gt;[.G7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07</text:p>
          </table:table-cell>
          <table:table-cell office:value-type="float" office:value="44402" calcext:value-type="float">
            <text:p>44402</text:p>
          </table:table-cell>
          <table:table-cell office:value-type="float" office:value="44262" calcext:value-type="float">
            <text:p>44262</text:p>
          </table:table-cell>
          <table:table-cell office:value-type="float" office:value="43999" calcext:value-type="float">
            <text:p>43999</text:p>
          </table:table-cell>
          <table:table-cell office:value-type="float" office:value="43621" calcext:value-type="float">
            <text:p>43621</text:p>
          </table:table-cell>
          <table:table-cell office:value-type="float" office:value="43239" calcext:value-type="float">
            <text:p>43239</text:p>
          </table:table-cell>
          <table:table-cell office:value-type="float" office:value="63333" calcext:value-type="float">
            <text:p>63333</text:p>
          </table:table-cell>
          <table:table-cell table:formula="of:=IF(AND([.B8]&gt;[.C8];[.C8]&gt;[.D8];[.D8]&gt;[.E8];[.E8]&gt;[.F8];[.F8]&gt;[.G8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08</text:p>
          </table:table-cell>
          <table:table-cell office:value-type="float" office:value="162465" calcext:value-type="float">
            <text:p>162465</text:p>
          </table:table-cell>
          <table:table-cell office:value-type="float" office:value="161452" calcext:value-type="float">
            <text:p>161452</text:p>
          </table:table-cell>
          <table:table-cell office:value-type="float" office:value="160465" calcext:value-type="float">
            <text:p>160465</text:p>
          </table:table-cell>
          <table:table-cell office:value-type="float" office:value="159337" calcext:value-type="float">
            <text:p>159337</text:p>
          </table:table-cell>
          <table:table-cell office:value-type="float" office:value="157996" calcext:value-type="float">
            <text:p>157996</text:p>
          </table:table-cell>
          <table:table-cell office:value-type="float" office:value="156283" calcext:value-type="float">
            <text:p>156283</text:p>
          </table:table-cell>
          <table:table-cell table:formula="of:=IF(AND([.B9]&gt;[.C9];[.C9]&gt;[.D9];[.D9]&gt;[.E9];[.E9]&gt;[.F9];[.F9]&gt;[.G9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09</text:p>
          </table:table-cell>
          <table:table-cell office:value-type="float" office:value="55051" calcext:value-type="float">
            <text:p>55051</text:p>
          </table:table-cell>
          <table:table-cell office:value-type="float" office:value="55182" calcext:value-type="float">
            <text:p>55182</text:p>
          </table:table-cell>
          <table:table-cell office:value-type="float" office:value="55233" calcext:value-type="float">
            <text:p>55233</text:p>
          </table:table-cell>
          <table:table-cell office:value-type="float" office:value="55326" calcext:value-type="float">
            <text:p>55326</text:p>
          </table:table-cell>
          <table:table-cell office:value-type="float" office:value="55166" calcext:value-type="float">
            <text:p>55166</text:p>
          </table:table-cell>
          <table:table-cell office:value-type="float" office:value="55110" calcext:value-type="float">
            <text:p>55110</text:p>
          </table:table-cell>
          <table:table-cell table:formula="of:=IF(AND([.B10]&gt;[.C10];[.C10]&gt;[.D10];[.D10]&gt;[.E10];[.E10]&gt;[.F10];[.F10]&gt;[.G10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0</text:p>
          </table:table-cell>
          <table:table-cell office:value-type="float" office:value="55533" calcext:value-type="float">
            <text:p>55533</text:p>
          </table:table-cell>
          <table:table-cell office:value-type="float" office:value="55238" calcext:value-type="float">
            <text:p>55238</text:p>
          </table:table-cell>
          <table:table-cell office:value-type="float" office:value="54991" calcext:value-type="float">
            <text:p>54991</text:p>
          </table:table-cell>
          <table:table-cell office:value-type="float" office:value="54699" calcext:value-type="float">
            <text:p>54699</text:p>
          </table:table-cell>
          <table:table-cell office:value-type="float" office:value="54254" calcext:value-type="float">
            <text:p>54254</text:p>
          </table:table-cell>
          <table:table-cell office:value-type="float" office:value="53852" calcext:value-type="float">
            <text:p>53852</text:p>
          </table:table-cell>
          <table:table-cell table:formula="of:=IF(AND([.B11]&gt;[.C11];[.C11]&gt;[.D11];[.D11]&gt;[.E11];[.E11]&gt;[.F11];[.F11]&gt;[.G11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1</text:p>
          </table:table-cell>
          <table:table-cell office:value-type="float" office:value="106319" calcext:value-type="float">
            <text:p>106319</text:p>
          </table:table-cell>
          <table:table-cell office:value-type="float" office:value="106355" calcext:value-type="float">
            <text:p>106355</text:p>
          </table:table-cell>
          <table:table-cell office:value-type="float" office:value="106320" calcext:value-type="float">
            <text:p>106320</text:p>
          </table:table-cell>
          <table:table-cell office:value-type="float" office:value="106254" calcext:value-type="float">
            <text:p>106254</text:p>
          </table:table-cell>
          <table:table-cell office:value-type="float" office:value="106150" calcext:value-type="float">
            <text:p>106150</text:p>
          </table:table-cell>
          <table:table-cell office:value-type="float" office:value="105896" calcext:value-type="float">
            <text:p>105896</text:p>
          </table:table-cell>
          <table:table-cell table:formula="of:=IF(AND([.B12]&gt;[.C12];[.C12]&gt;[.D12];[.D12]&gt;[.E12];[.E12]&gt;[.F12];[.F12]&gt;[.G12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2</text:p>
          </table:table-cell>
          <table:table-cell office:value-type="float" office:value="46677" calcext:value-type="float">
            <text:p>46677</text:p>
          </table:table-cell>
          <table:table-cell office:value-type="float" office:value="46527" calcext:value-type="float">
            <text:p>46527</text:p>
          </table:table-cell>
          <table:table-cell office:value-type="float" office:value="46360" calcext:value-type="float">
            <text:p>46360</text:p>
          </table:table-cell>
          <table:table-cell office:value-type="float" office:value="46059" calcext:value-type="float">
            <text:p>46059</text:p>
          </table:table-cell>
          <table:table-cell office:value-type="float" office:value="45925" calcext:value-type="float">
            <text:p>45925</text:p>
          </table:table-cell>
          <table:table-cell office:value-type="float" office:value="45599" calcext:value-type="float">
            <text:p>45599</text:p>
          </table:table-cell>
          <table:table-cell table:formula="of:=IF(AND([.B13]&gt;[.C13];[.C13]&gt;[.D13];[.D13]&gt;[.E13];[.E13]&gt;[.F13];[.F13]&gt;[.G13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3</text:p>
          </table:table-cell>
          <table:table-cell office:value-type="float" office:value="37213" calcext:value-type="float">
            <text:p>37213</text:p>
          </table:table-cell>
          <table:table-cell office:value-type="float" office:value="37148" calcext:value-type="float">
            <text:p>37148</text:p>
          </table:table-cell>
          <table:table-cell office:value-type="float" office:value="37125" calcext:value-type="float">
            <text:p>37125</text:p>
          </table:table-cell>
          <table:table-cell office:value-type="float" office:value="37093" calcext:value-type="float">
            <text:p>37093</text:p>
          </table:table-cell>
          <table:table-cell office:value-type="float" office:value="36999" calcext:value-type="float">
            <text:p>36999</text:p>
          </table:table-cell>
          <table:table-cell office:value-type="float" office:value="36800" calcext:value-type="float">
            <text:p>36800</text:p>
          </table:table-cell>
          <table:table-cell table:formula="of:=IF(AND([.B14]&gt;[.C14];[.C14]&gt;[.D14];[.D14]&gt;[.E14];[.E14]&gt;[.F14];[.F14]&gt;[.G14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4</text:p>
          </table:table-cell>
          <table:table-cell office:value-type="float" office:value="106486" calcext:value-type="float">
            <text:p>106486</text:p>
          </table:table-cell>
          <table:table-cell office:value-type="float" office:value="106794" calcext:value-type="float">
            <text:p>106794</text:p>
          </table:table-cell>
          <table:table-cell office:value-type="float" office:value="106907" calcext:value-type="float">
            <text:p>106907</text:p>
          </table:table-cell>
          <table:table-cell office:value-type="float" office:value="107062" calcext:value-type="float">
            <text:p>107062</text:p>
          </table:table-cell>
          <table:table-cell office:value-type="float" office:value="107269" calcext:value-type="float">
            <text:p>107269</text:p>
          </table:table-cell>
          <table:table-cell office:value-type="float" office:value="107268" calcext:value-type="float">
            <text:p>107268</text:p>
          </table:table-cell>
          <table:table-cell table:formula="of:=IF(AND([.B15]&gt;[.C15];[.C15]&gt;[.D15];[.D15]&gt;[.E15];[.E15]&gt;[.F15];[.F15]&gt;[.G15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5</text:p>
          </table:table-cell>
          <table:table-cell office:value-type="float" office:value="76064" calcext:value-type="float">
            <text:p>76064</text:p>
          </table:table-cell>
          <table:table-cell office:value-type="float" office:value="76329" calcext:value-type="float">
            <text:p>76329</text:p>
          </table:table-cell>
          <table:table-cell office:value-type="float" office:value="76505" calcext:value-type="float">
            <text:p>76505</text:p>
          </table:table-cell>
          <table:table-cell office:value-type="float" office:value="76595" calcext:value-type="float">
            <text:p>76595</text:p>
          </table:table-cell>
          <table:table-cell office:value-type="float" office:value="76752" calcext:value-type="float">
            <text:p>76752</text:p>
          </table:table-cell>
          <table:table-cell office:value-type="float" office:value="76733" calcext:value-type="float">
            <text:p>76733</text:p>
          </table:table-cell>
          <table:table-cell table:formula="of:=IF(AND([.B16]&gt;[.C16];[.C16]&gt;[.D16];[.D16]&gt;[.E16];[.E16]&gt;[.F16];[.F16]&gt;[.G16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6</text:p>
          </table:table-cell>
          <table:table-cell office:value-type="float" office:value="63057" calcext:value-type="float">
            <text:p>63057</text:p>
          </table:table-cell>
          <table:table-cell office:value-type="float" office:value="63081" calcext:value-type="float">
            <text:p>63081</text:p>
          </table:table-cell>
          <table:table-cell office:value-type="float" office:value="63017" calcext:value-type="float">
            <text:p>63017</text:p>
          </table:table-cell>
          <table:table-cell office:value-type="float" office:value="62982" calcext:value-type="float">
            <text:p>62982</text:p>
          </table:table-cell>
          <table:table-cell office:value-type="float" office:value="63065" calcext:value-type="float">
            <text:p>63065</text:p>
          </table:table-cell>
          <table:table-cell office:value-type="float" office:value="62997" calcext:value-type="float">
            <text:p>62997</text:p>
          </table:table-cell>
          <table:table-cell table:formula="of:=IF(AND([.B17]&gt;[.C17];[.C17]&gt;[.D17];[.D17]&gt;[.E17];[.E17]&gt;[.F17];[.F17]&gt;[.G17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7</text:p>
          </table:table-cell>
          <table:table-cell office:value-type="float" office:value="44165" calcext:value-type="float">
            <text:p>44165</text:p>
          </table:table-cell>
          <table:table-cell office:value-type="float" office:value="44052" calcext:value-type="float">
            <text:p>44052</text:p>
          </table:table-cell>
          <table:table-cell office:value-type="float" office:value="44006" calcext:value-type="float">
            <text:p>44006</text:p>
          </table:table-cell>
          <table:table-cell office:value-type="float" office:value="43773" calcext:value-type="float">
            <text:p>43773</text:p>
          </table:table-cell>
          <table:table-cell office:value-type="float" office:value="43570" calcext:value-type="float">
            <text:p>43570</text:p>
          </table:table-cell>
          <table:table-cell office:value-type="float" office:value="43221" calcext:value-type="float">
            <text:p>43221</text:p>
          </table:table-cell>
          <table:table-cell table:formula="of:=IF(AND([.B18]&gt;[.C18];[.C18]&gt;[.D18];[.D18]&gt;[.E18];[.E18]&gt;[.F18];[.F18]&gt;[.G18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8</text:p>
          </table:table-cell>
          <table:table-cell office:value-type="float" office:value="52837" calcext:value-type="float">
            <text:p>52837</text:p>
          </table:table-cell>
          <table:table-cell office:value-type="float" office:value="53181" calcext:value-type="float">
            <text:p>53181</text:p>
          </table:table-cell>
          <table:table-cell office:value-type="float" office:value="53722" calcext:value-type="float">
            <text:p>53722</text:p>
          </table:table-cell>
          <table:table-cell office:value-type="float" office:value="54269" calcext:value-type="float">
            <text:p>54269</text:p>
          </table:table-cell>
          <table:table-cell office:value-type="float" office:value="55079" calcext:value-type="float">
            <text:p>55079</text:p>
          </table:table-cell>
          <table:table-cell office:value-type="float" office:value="55508" calcext:value-type="float">
            <text:p>55508</text:p>
          </table:table-cell>
          <table:table-cell table:formula="of:=IF(AND([.B19]&gt;[.C19];[.C19]&gt;[.D19];[.D19]&gt;[.E19];[.E19]&gt;[.F19];[.F19]&gt;[.G19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9</text:p>
          </table:table-cell>
          <table:table-cell office:value-type="float" office:value="159633" calcext:value-type="float">
            <text:p>159633</text:p>
          </table:table-cell>
          <table:table-cell office:value-type="float" office:value="158939" calcext:value-type="float">
            <text:p>158939</text:p>
          </table:table-cell>
          <table:table-cell office:value-type="float" office:value="158392" calcext:value-type="float">
            <text:p>158392</text:p>
          </table:table-cell>
          <table:table-cell office:value-type="float" office:value="157615" calcext:value-type="float">
            <text:p>157615</text:p>
          </table:table-cell>
          <table:table-cell office:value-type="float" office:value="156921" calcext:value-type="float">
            <text:p>156921</text:p>
          </table:table-cell>
          <table:table-cell office:value-type="float" office:value="156015" calcext:value-type="float">
            <text:p>156015</text:p>
          </table:table-cell>
          <table:table-cell table:formula="of:=IF(AND([.B20]&gt;[.C20];[.C20]&gt;[.D20];[.D20]&gt;[.E20];[.E20]&gt;[.F20];[.F20]&gt;[.G20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0</text:p>
          </table:table-cell>
          <table:table-cell office:value-type="float" office:value="83699" calcext:value-type="float">
            <text:p>83699</text:p>
          </table:table-cell>
          <table:table-cell office:value-type="float" office:value="84063" calcext:value-type="float">
            <text:p>84063</text:p>
          </table:table-cell>
          <table:table-cell office:value-type="float" office:value="84495" calcext:value-type="float">
            <text:p>84495</text:p>
          </table:table-cell>
          <table:table-cell office:value-type="float" office:value="84886" calcext:value-type="float">
            <text:p>84886</text:p>
          </table:table-cell>
          <table:table-cell office:value-type="float" office:value="85253" calcext:value-type="float">
            <text:p>85253</text:p>
          </table:table-cell>
          <table:table-cell office:value-type="float" office:value="85226" calcext:value-type="float">
            <text:p>85226</text:p>
          </table:table-cell>
          <table:table-cell table:formula="of:=IF(AND([.B21]&gt;[.C21];[.C21]&gt;[.D21];[.D21]&gt;[.E21];[.E21]&gt;[.F21];[.F21]&gt;[.G21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1</text:p>
          </table:table-cell>
          <table:table-cell office:value-type="float" office:value="57023" calcext:value-type="float">
            <text:p>57023</text:p>
          </table:table-cell>
          <table:table-cell office:value-type="float" office:value="56788" calcext:value-type="float">
            <text:p>56788</text:p>
          </table:table-cell>
          <table:table-cell office:value-type="float" office:value="56446" calcext:value-type="float">
            <text:p>56446</text:p>
          </table:table-cell>
          <table:table-cell office:value-type="float" office:value="56004" calcext:value-type="float">
            <text:p>56004</text:p>
          </table:table-cell>
          <table:table-cell office:value-type="float" office:value="55611" calcext:value-type="float">
            <text:p>55611</text:p>
          </table:table-cell>
          <table:table-cell office:value-type="float" office:value="55107" calcext:value-type="float">
            <text:p>55107</text:p>
          </table:table-cell>
          <table:table-cell table:formula="of:=IF(AND([.B22]&gt;[.C22];[.C22]&gt;[.D22];[.D22]&gt;[.E22];[.E22]&gt;[.F22];[.F22]&gt;[.G22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2</text:p>
          </table:table-cell>
          <table:table-cell office:value-type="float" office:value="47194" calcext:value-type="float">
            <text:p>47194</text:p>
          </table:table-cell>
          <table:table-cell office:value-type="float" office:value="47137" calcext:value-type="float">
            <text:p>47137</text:p>
          </table:table-cell>
          <table:table-cell office:value-type="float" office:value="47124" calcext:value-type="float">
            <text:p>47124</text:p>
          </table:table-cell>
          <table:table-cell office:value-type="float" office:value="47056" calcext:value-type="float">
            <text:p>47056</text:p>
          </table:table-cell>
          <table:table-cell office:value-type="float" office:value="46818" calcext:value-type="float">
            <text:p>46818</text:p>
          </table:table-cell>
          <table:table-cell office:value-type="float" office:value="46623" calcext:value-type="float">
            <text:p>46623</text:p>
          </table:table-cell>
          <table:table-cell table:formula="of:=IF(AND([.B23]&gt;[.C23];[.C23]&gt;[.D23];[.D23]&gt;[.E23];[.E23]&gt;[.F23];[.F23]&gt;[.G23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3</text:p>
          </table:table-cell>
          <table:table-cell office:value-type="float" office:value="134145" calcext:value-type="float">
            <text:p>134145</text:p>
          </table:table-cell>
          <table:table-cell office:value-type="float" office:value="137419" calcext:value-type="float">
            <text:p>137419</text:p>
          </table:table-cell>
          <table:table-cell office:value-type="float" office:value="141337" calcext:value-type="float">
            <text:p>141337</text:p>
          </table:table-cell>
          <table:table-cell office:value-type="float" office:value="146060" calcext:value-type="float">
            <text:p>146060</text:p>
          </table:table-cell>
          <table:table-cell office:value-type="float" office:value="151385" calcext:value-type="float">
            <text:p>151385</text:p>
          </table:table-cell>
          <table:table-cell office:value-type="float" office:value="156322" calcext:value-type="float">
            <text:p>156322</text:p>
          </table:table-cell>
          <table:table-cell table:formula="of:=IF(AND([.B24]&gt;[.C24];[.C24]&gt;[.D24];[.D24]&gt;[.E24];[.E24]&gt;[.F24];[.F24]&gt;[.G24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4</text:p>
          </table:table-cell>
          <table:table-cell office:value-type="float" office:value="66971" calcext:value-type="float">
            <text:p>66971</text:p>
          </table:table-cell>
          <table:table-cell office:value-type="float" office:value="66527" calcext:value-type="float">
            <text:p>66527</text:p>
          </table:table-cell>
          <table:table-cell office:value-type="float" office:value="66009" calcext:value-type="float">
            <text:p>66009</text:p>
          </table:table-cell>
          <table:table-cell office:value-type="float" office:value="65428" calcext:value-type="float">
            <text:p>65428</text:p>
          </table:table-cell>
          <table:table-cell office:value-type="float" office:value="64802" calcext:value-type="float">
            <text:p>64802</text:p>
          </table:table-cell>
          <table:table-cell office:value-type="float" office:value="64080" calcext:value-type="float">
            <text:p>64080</text:p>
          </table:table-cell>
          <table:table-cell table:formula="of:=IF(AND([.B25]&gt;[.C25];[.C25]&gt;[.D25];[.D25]&gt;[.E25];[.E25]&gt;[.F25];[.F25]&gt;[.G25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5</text:p>
          </table:table-cell>
          <table:table-cell office:value-type="float" office:value="91815" calcext:value-type="float">
            <text:p>91815</text:p>
          </table:table-cell>
          <table:table-cell office:value-type="float" office:value="91258" calcext:value-type="float">
            <text:p>91258</text:p>
          </table:table-cell>
          <table:table-cell office:value-type="float" office:value="90584" calcext:value-type="float">
            <text:p>90584</text:p>
          </table:table-cell>
          <table:table-cell office:value-type="float" office:value="90003" calcext:value-type="float">
            <text:p>90003</text:p>
          </table:table-cell>
          <table:table-cell office:value-type="float" office:value="89188" calcext:value-type="float">
            <text:p>89188</text:p>
          </table:table-cell>
          <table:table-cell office:value-type="float" office:value="88386" calcext:value-type="float">
            <text:p>88386</text:p>
          </table:table-cell>
          <table:table-cell table:formula="of:=IF(AND([.B26]&gt;[.C26];[.C26]&gt;[.D26];[.D26]&gt;[.E26];[.E26]&gt;[.F26];[.F26]&gt;[.G26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6</text:p>
          </table:table-cell>
          <table:table-cell office:value-type="float" office:value="44598" calcext:value-type="float">
            <text:p>44598</text:p>
          </table:table-cell>
          <table:table-cell office:value-type="float" office:value="44381" calcext:value-type="float">
            <text:p>44381</text:p>
          </table:table-cell>
          <table:table-cell office:value-type="float" office:value="44126" calcext:value-type="float">
            <text:p>44126</text:p>
          </table:table-cell>
          <table:table-cell office:value-type="float" office:value="43869" calcext:value-type="float">
            <text:p>43869</text:p>
          </table:table-cell>
          <table:table-cell office:value-type="float" office:value="43490" calcext:value-type="float">
            <text:p>43490</text:p>
          </table:table-cell>
          <table:table-cell office:value-type="float" office:value="43038" calcext:value-type="float">
            <text:p>43038</text:p>
          </table:table-cell>
          <table:table-cell table:formula="of:=IF(AND([.B27]&gt;[.C27];[.C27]&gt;[.D27];[.D27]&gt;[.E27];[.E27]&gt;[.F27];[.F27]&gt;[.G27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61</text:p>
          </table:table-cell>
          <table:table-cell office:value-type="float" office:value="81010" calcext:value-type="float">
            <text:p>81010</text:p>
          </table:table-cell>
          <table:table-cell office:value-type="float" office:value="80524" calcext:value-type="float">
            <text:p>80524</text:p>
          </table:table-cell>
          <table:table-cell office:value-type="float" office:value="80072" calcext:value-type="float">
            <text:p>80072</text:p>
          </table:table-cell>
          <table:table-cell office:value-type="float" office:value="79480" calcext:value-type="float">
            <text:p>79480</text:p>
          </table:table-cell>
          <table:table-cell office:value-type="float" office:value="79061" calcext:value-type="float">
            <text:p>79061</text:p>
          </table:table-cell>
          <table:table-cell office:value-type="float" office:value="78335" calcext:value-type="float">
            <text:p>78335</text:p>
          </table:table-cell>
          <table:table-cell table:formula="of:=IF(AND([.B28]&gt;[.C28];[.C28]&gt;[.D28];[.D28]&gt;[.E28];[.E28]&gt;[.F28];[.F28]&gt;[.G28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62</text:p>
          </table:table-cell>
          <table:table-cell office:value-type="float" office:value="100886" calcext:value-type="float">
            <text:p>100886</text:p>
          </table:table-cell>
          <table:table-cell office:value-type="float" office:value="100718" calcext:value-type="float">
            <text:p>100718</text:p>
          </table:table-cell>
          <table:table-cell office:value-type="float" office:value="100324" calcext:value-type="float">
            <text:p>100324</text:p>
          </table:table-cell>
          <table:table-cell office:value-type="float" office:value="99752" calcext:value-type="float">
            <text:p>99752</text:p>
          </table:table-cell>
          <table:table-cell office:value-type="float" office:value="99350" calcext:value-type="float">
            <text:p>99350</text:p>
          </table:table-cell>
          <table:table-cell office:value-type="float" office:value="98436" calcext:value-type="float">
            <text:p>98436</text:p>
          </table:table-cell>
          <table:table-cell table:formula="of:=IF(AND([.B29]&gt;[.C29];[.C29]&gt;[.D29];[.D29]&gt;[.E29];[.E29]&gt;[.F29];[.F29]&gt;[.G29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65</text:p>
          </table:table-cell>
          <table:table-cell office:value-type="float" office:value="115453" calcext:value-type="float">
            <text:p>115453</text:p>
          </table:table-cell>
          <table:table-cell office:value-type="float" office:value="114568" calcext:value-type="float">
            <text:p>114568</text:p>
          </table:table-cell>
          <table:table-cell office:value-type="float" office:value="113621" calcext:value-type="float">
            <text:p>113621</text:p>
          </table:table-cell>
          <table:table-cell office:value-type="float" office:value="112594" calcext:value-type="float">
            <text:p>112594</text:p>
          </table:table-cell>
          <table:table-cell office:value-type="float" office:value="111356" calcext:value-type="float">
            <text:p>111356</text:p>
          </table:table-cell>
          <table:table-cell office:value-type="float" office:value="109971" calcext:value-type="float">
            <text:p>109971</text:p>
          </table:table-cell>
          <table:table-cell table:formula="of:=IF(AND([.B30]&gt;[.C30];[.C30]&gt;[.D30];[.D30]&gt;[.E30];[.E30]&gt;[.F30];[.F30]&gt;[.G30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64</text:p>
          </table:table-cell>
          <table:table-cell office:value-type="float" office:value="635759" calcext:value-type="float">
            <text:p>635759</text:p>
          </table:table-cell>
          <table:table-cell office:value-type="float" office:value="637683" calcext:value-type="float">
            <text:p>637683</text:p>
          </table:table-cell>
          <table:table-cell office:value-type="float" office:value="638586" calcext:value-type="float">
            <text:p>638586</text:p>
          </table:table-cell>
          <table:table-cell office:value-type="float" office:value="640648" calcext:value-type="float">
            <text:p>640648</text:p>
          </table:table-cell>
          <table:table-cell office:value-type="float" office:value="642869" calcext:value-type="float">
            <text:p>642869</text:p>
          </table:table-cell>
          <table:table-cell office:value-type="float" office:value="641928" calcext:value-type="float">
            <text:p>641928</text:p>
          </table:table-cell>
          <table:table-cell table:formula="of:=IF(AND([.B31]&gt;[.C31];[.C31]&gt;[.D31];[.D31]&gt;[.E31];[.E31]&gt;[.F31];[.F31]&gt;[.G31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01</text:p>
          </table:table-cell>
          <table:table-cell office:value-type="float" office:value="55573" calcext:value-type="float">
            <text:p>55573</text:p>
          </table:table-cell>
          <table:table-cell office:value-type="float" office:value="55347" calcext:value-type="float">
            <text:p>55347</text:p>
          </table:table-cell>
          <table:table-cell office:value-type="float" office:value="55337" calcext:value-type="float">
            <text:p>55337</text:p>
          </table:table-cell>
          <table:table-cell office:value-type="float" office:value="55274" calcext:value-type="float">
            <text:p>55274</text:p>
          </table:table-cell>
          <table:table-cell office:value-type="float" office:value="55066" calcext:value-type="float">
            <text:p>55066</text:p>
          </table:table-cell>
          <table:table-cell office:value-type="float" office:value="54891" calcext:value-type="float">
            <text:p>54891</text:p>
          </table:table-cell>
          <table:table-cell table:formula="of:=IF(AND([.B32]&gt;[.C32];[.C32]&gt;[.D32];[.D32]&gt;[.E32];[.E32]&gt;[.F32];[.F32]&gt;[.G32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02</text:p>
          </table:table-cell>
          <table:table-cell office:value-type="float" office:value="78431" calcext:value-type="float">
            <text:p>78431</text:p>
          </table:table-cell>
          <table:table-cell office:value-type="float" office:value="78630" calcext:value-type="float">
            <text:p>78630</text:p>
          </table:table-cell>
          <table:table-cell office:value-type="float" office:value="78879" calcext:value-type="float">
            <text:p>78879</text:p>
          </table:table-cell>
          <table:table-cell office:value-type="float" office:value="78898" calcext:value-type="float">
            <text:p>78898</text:p>
          </table:table-cell>
          <table:table-cell office:value-type="float" office:value="79097" calcext:value-type="float">
            <text:p>79097</text:p>
          </table:table-cell>
          <table:table-cell office:value-type="float" office:value="79023" calcext:value-type="float">
            <text:p>79023</text:p>
          </table:table-cell>
          <table:table-cell table:formula="of:=IF(AND([.B33]&gt;[.C33];[.C33]&gt;[.D33];[.D33]&gt;[.E33];[.E33]&gt;[.F33];[.F33]&gt;[.G33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03</text:p>
          </table:table-cell>
          <table:table-cell office:value-type="float" office:value="112992" calcext:value-type="float">
            <text:p>112992</text:p>
          </table:table-cell>
          <table:table-cell office:value-type="float" office:value="114418" calcext:value-type="float">
            <text:p>114418</text:p>
          </table:table-cell>
          <table:table-cell office:value-type="float" office:value="115981" calcext:value-type="float">
            <text:p>115981</text:p>
          </table:table-cell>
          <table:table-cell office:value-type="float" office:value="117325" calcext:value-type="float">
            <text:p>117325</text:p>
          </table:table-cell>
          <table:table-cell office:value-type="float" office:value="118683" calcext:value-type="float">
            <text:p>118683</text:p>
          </table:table-cell>
          <table:table-cell office:value-type="float" office:value="120432" calcext:value-type="float">
            <text:p>120432</text:p>
          </table:table-cell>
          <table:table-cell table:formula="of:=IF(AND([.B34]&gt;[.C34];[.C34]&gt;[.D34];[.D34]&gt;[.E34];[.E34]&gt;[.F34];[.F34]&gt;[.G34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04</text:p>
          </table:table-cell>
          <table:table-cell office:value-type="float" office:value="52361" calcext:value-type="float">
            <text:p>52361</text:p>
          </table:table-cell>
          <table:table-cell office:value-type="float" office:value="52236" calcext:value-type="float">
            <text:p>52236</text:p>
          </table:table-cell>
          <table:table-cell office:value-type="float" office:value="52292" calcext:value-type="float">
            <text:p>52292</text:p>
          </table:table-cell>
          <table:table-cell office:value-type="float" office:value="52193" calcext:value-type="float">
            <text:p>52193</text:p>
          </table:table-cell>
          <table:table-cell office:value-type="float" office:value="51925" calcext:value-type="float">
            <text:p>51925</text:p>
          </table:table-cell>
          <table:table-cell office:value-type="float" office:value="51657" calcext:value-type="float">
            <text:p>51657</text:p>
          </table:table-cell>
          <table:table-cell table:formula="of:=IF(AND([.B35]&gt;[.C35];[.C35]&gt;[.D35];[.D35]&gt;[.E35];[.E35]&gt;[.F35];[.F35]&gt;[.G35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05</text:p>
          </table:table-cell>
          <table:table-cell office:value-type="float" office:value="45342" calcext:value-type="float">
            <text:p>45342</text:p>
          </table:table-cell>
          <table:table-cell office:value-type="float" office:value="45250" calcext:value-type="float">
            <text:p>45250</text:p>
          </table:table-cell>
          <table:table-cell office:value-type="float" office:value="45289" calcext:value-type="float">
            <text:p>45289</text:p>
          </table:table-cell>
          <table:table-cell office:value-type="float" office:value="45140" calcext:value-type="float">
            <text:p>45140</text:p>
          </table:table-cell>
          <table:table-cell office:value-type="float" office:value="45018" calcext:value-type="float">
            <text:p>45018</text:p>
          </table:table-cell>
          <table:table-cell office:value-type="float" office:value="44855" calcext:value-type="float">
            <text:p>44855</text:p>
          </table:table-cell>
          <table:table-cell table:formula="of:=IF(AND([.B36]&gt;[.C36];[.C36]&gt;[.D36];[.D36]&gt;[.E36];[.E36]&gt;[.F36];[.F36]&gt;[.G36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06</text:p>
          </table:table-cell>
          <table:table-cell office:value-type="float" office:value="40346" calcext:value-type="float">
            <text:p>40346</text:p>
          </table:table-cell>
          <table:table-cell office:value-type="float" office:value="40364" calcext:value-type="float">
            <text:p>40364</text:p>
          </table:table-cell>
          <table:table-cell office:value-type="float" office:value="40368" calcext:value-type="float">
            <text:p>40368</text:p>
          </table:table-cell>
          <table:table-cell office:value-type="float" office:value="40271" calcext:value-type="float">
            <text:p>40271</text:p>
          </table:table-cell>
          <table:table-cell office:value-type="float" office:value="40238" calcext:value-type="float">
            <text:p>40238</text:p>
          </table:table-cell>
          <table:table-cell office:value-type="float" office:value="40305" calcext:value-type="float">
            <text:p>40305</text:p>
          </table:table-cell>
          <table:table-cell table:formula="of:=IF(AND([.B37]&gt;[.C37];[.C37]&gt;[.D37];[.D37]&gt;[.E37];[.E37]&gt;[.F37];[.F37]&gt;[.G37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07</text:p>
          </table:table-cell>
          <table:table-cell office:value-type="float" office:value="162545" calcext:value-type="float">
            <text:p>162545</text:p>
          </table:table-cell>
          <table:table-cell office:value-type="float" office:value="162011" calcext:value-type="float">
            <text:p>162011</text:p>
          </table:table-cell>
          <table:table-cell office:value-type="float" office:value="161591" calcext:value-type="float">
            <text:p>161591</text:p>
          </table:table-cell>
          <table:table-cell office:value-type="float" office:value="160647" calcext:value-type="float">
            <text:p>160647</text:p>
          </table:table-cell>
          <table:table-cell office:value-type="float" office:value="159814" calcext:value-type="float">
            <text:p>159814</text:p>
          </table:table-cell>
          <table:table-cell office:value-type="float" office:value="158496" calcext:value-type="float">
            <text:p>158496</text:p>
          </table:table-cell>
          <table:table-cell table:formula="of:=IF(AND([.B38]&gt;[.C38];[.C38]&gt;[.D38];[.D38]&gt;[.E38];[.E38]&gt;[.F38];[.F38]&gt;[.G38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08</text:p>
          </table:table-cell>
          <table:table-cell office:value-type="float" office:value="66823" calcext:value-type="float">
            <text:p>66823</text:p>
          </table:table-cell>
          <table:table-cell office:value-type="float" office:value="66575" calcext:value-type="float">
            <text:p>66575</text:p>
          </table:table-cell>
          <table:table-cell office:value-type="float" office:value="66517" calcext:value-type="float">
            <text:p>66517</text:p>
          </table:table-cell>
          <table:table-cell office:value-type="float" office:value="66062" calcext:value-type="float">
            <text:p>66062</text:p>
          </table:table-cell>
          <table:table-cell office:value-type="float" office:value="65750" calcext:value-type="float">
            <text:p>65750</text:p>
          </table:table-cell>
          <table:table-cell office:value-type="float" office:value="65450" calcext:value-type="float">
            <text:p>65450</text:p>
          </table:table-cell>
          <table:table-cell table:formula="of:=IF(AND([.B39]&gt;[.C39];[.C39]&gt;[.D39];[.D39]&gt;[.E39];[.E39]&gt;[.F39];[.F39]&gt;[.G39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09</text:p>
          </table:table-cell>
          <table:table-cell office:value-type="float" office:value="46254" calcext:value-type="float">
            <text:p>46254</text:p>
          </table:table-cell>
          <table:table-cell office:value-type="float" office:value="46197" calcext:value-type="float">
            <text:p>46197</text:p>
          </table:table-cell>
          <table:table-cell office:value-type="float" office:value="46046" calcext:value-type="float">
            <text:p>46046</text:p>
          </table:table-cell>
          <table:table-cell office:value-type="float" office:value="45821" calcext:value-type="float">
            <text:p>45821</text:p>
          </table:table-cell>
          <table:table-cell office:value-type="float" office:value="45619" calcext:value-type="float">
            <text:p>45619</text:p>
          </table:table-cell>
          <table:table-cell office:value-type="float" office:value="45482" calcext:value-type="float">
            <text:p>45482</text:p>
          </table:table-cell>
          <table:table-cell table:formula="of:=IF(AND([.B40]&gt;[.C40];[.C40]&gt;[.D40];[.D40]&gt;[.E40];[.E40]&gt;[.F40];[.F40]&gt;[.G40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0</text:p>
          </table:table-cell>
          <table:table-cell office:value-type="float" office:value="86841" calcext:value-type="float">
            <text:p>86841</text:p>
          </table:table-cell>
          <table:table-cell office:value-type="float" office:value="86774" calcext:value-type="float">
            <text:p>86774</text:p>
          </table:table-cell>
          <table:table-cell office:value-type="float" office:value="86764" calcext:value-type="float">
            <text:p>86764</text:p>
          </table:table-cell>
          <table:table-cell office:value-type="float" office:value="86590" calcext:value-type="float">
            <text:p>86590</text:p>
          </table:table-cell>
          <table:table-cell office:value-type="float" office:value="86311" calcext:value-type="float">
            <text:p>86311</text:p>
          </table:table-cell>
          <table:table-cell office:value-type="float" office:value="86119" calcext:value-type="float">
            <text:p>86119</text:p>
          </table:table-cell>
          <table:table-cell table:formula="of:=IF(AND([.B41]&gt;[.C41];[.C41]&gt;[.D41];[.D41]&gt;[.E41];[.E41]&gt;[.F41];[.F41]&gt;[.G41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1</text:p>
          </table:table-cell>
          <table:table-cell office:value-type="float" office:value="41373" calcext:value-type="float">
            <text:p>41373</text:p>
          </table:table-cell>
          <table:table-cell office:value-type="float" office:value="41169" calcext:value-type="float">
            <text:p>41169</text:p>
          </table:table-cell>
          <table:table-cell office:value-type="float" office:value="40898" calcext:value-type="float">
            <text:p>40898</text:p>
          </table:table-cell>
          <table:table-cell office:value-type="float" office:value="40714" calcext:value-type="float">
            <text:p>40714</text:p>
          </table:table-cell>
          <table:table-cell office:value-type="float" office:value="40321" calcext:value-type="float">
            <text:p>40321</text:p>
          </table:table-cell>
          <table:table-cell office:value-type="float" office:value="40025" calcext:value-type="float">
            <text:p>40025</text:p>
          </table:table-cell>
          <table:table-cell table:formula="of:=IF(AND([.B42]&gt;[.C42];[.C42]&gt;[.D42];[.D42]&gt;[.E42];[.E42]&gt;[.F42];[.F42]&gt;[.G42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2</text:p>
          </table:table-cell>
          <table:table-cell office:value-type="float" office:value="44384" calcext:value-type="float">
            <text:p>44384</text:p>
          </table:table-cell>
          <table:table-cell office:value-type="float" office:value="44219" calcext:value-type="float">
            <text:p>44219</text:p>
          </table:table-cell>
          <table:table-cell office:value-type="float" office:value="44029" calcext:value-type="float">
            <text:p>44029</text:p>
          </table:table-cell>
          <table:table-cell office:value-type="float" office:value="43826" calcext:value-type="float">
            <text:p>43826</text:p>
          </table:table-cell>
          <table:table-cell office:value-type="float" office:value="43486" calcext:value-type="float">
            <text:p>43486</text:p>
          </table:table-cell>
          <table:table-cell office:value-type="float" office:value="43390" calcext:value-type="float">
            <text:p>43390</text:p>
          </table:table-cell>
          <table:table-cell table:formula="of:=IF(AND([.B43]&gt;[.C43];[.C43]&gt;[.D43];[.D43]&gt;[.E43];[.E43]&gt;[.F43];[.F43]&gt;[.G43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3</text:p>
          </table:table-cell>
          <table:table-cell office:value-type="float" office:value="41501" calcext:value-type="float">
            <text:p>41501</text:p>
          </table:table-cell>
          <table:table-cell office:value-type="float" office:value="41392" calcext:value-type="float">
            <text:p>41392</text:p>
          </table:table-cell>
          <table:table-cell office:value-type="float" office:value="41373" calcext:value-type="float">
            <text:p>41373</text:p>
          </table:table-cell>
          <table:table-cell office:value-type="float" office:value="41147" calcext:value-type="float">
            <text:p>41147</text:p>
          </table:table-cell>
          <table:table-cell office:value-type="float" office:value="41056" calcext:value-type="float">
            <text:p>41056</text:p>
          </table:table-cell>
          <table:table-cell office:value-type="float" office:value="40826" calcext:value-type="float">
            <text:p>40826</text:p>
          </table:table-cell>
          <table:table-cell table:formula="of:=IF(AND([.B44]&gt;[.C44];[.C44]&gt;[.D44];[.D44]&gt;[.E44];[.E44]&gt;[.F44];[.F44]&gt;[.G44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4</text:p>
          </table:table-cell>
          <table:table-cell office:value-type="float" office:value="99764" calcext:value-type="float">
            <text:p>99764</text:p>
          </table:table-cell>
          <table:table-cell office:value-type="float" office:value="99661" calcext:value-type="float">
            <text:p>99661</text:p>
          </table:table-cell>
          <table:table-cell office:value-type="float" office:value="99505" calcext:value-type="float">
            <text:p>99505</text:p>
          </table:table-cell>
          <table:table-cell office:value-type="float" office:value="99281" calcext:value-type="float">
            <text:p>99281</text:p>
          </table:table-cell>
          <table:table-cell office:value-type="float" office:value="98952" calcext:value-type="float">
            <text:p>98952</text:p>
          </table:table-cell>
          <table:table-cell office:value-type="float" office:value="98703" calcext:value-type="float">
            <text:p>98703</text:p>
          </table:table-cell>
          <table:table-cell table:formula="of:=IF(AND([.B45]&gt;[.C45];[.C45]&gt;[.D45];[.D45]&gt;[.E45];[.E45]&gt;[.F45];[.F45]&gt;[.G45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5</text:p>
          </table:table-cell>
          <table:table-cell office:value-type="float" office:value="103397" calcext:value-type="float">
            <text:p>103397</text:p>
          </table:table-cell>
          <table:table-cell office:value-type="float" office:value="104477" calcext:value-type="float">
            <text:p>104477</text:p>
          </table:table-cell>
          <table:table-cell office:value-type="float" office:value="105631" calcext:value-type="float">
            <text:p>105631</text:p>
          </table:table-cell>
          <table:table-cell office:value-type="float" office:value="106935" calcext:value-type="float">
            <text:p>106935</text:p>
          </table:table-cell>
          <table:table-cell office:value-type="float" office:value="108345" calcext:value-type="float">
            <text:p>108345</text:p>
          </table:table-cell>
          <table:table-cell office:value-type="float" office:value="109565" calcext:value-type="float">
            <text:p>109565</text:p>
          </table:table-cell>
          <table:table-cell table:formula="of:=IF(AND([.B46]&gt;[.C46];[.C46]&gt;[.D46];[.D46]&gt;[.E46];[.E46]&gt;[.F46];[.F46]&gt;[.G46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6</text:p>
          </table:table-cell>
          <table:table-cell office:value-type="float" office:value="48381" calcext:value-type="float">
            <text:p>48381</text:p>
          </table:table-cell>
          <table:table-cell office:value-type="float" office:value="48416" calcext:value-type="float">
            <text:p>48416</text:p>
          </table:table-cell>
          <table:table-cell office:value-type="float" office:value="48438" calcext:value-type="float">
            <text:p>48438</text:p>
          </table:table-cell>
          <table:table-cell office:value-type="float" office:value="48374" calcext:value-type="float">
            <text:p>48374</text:p>
          </table:table-cell>
          <table:table-cell office:value-type="float" office:value="48383" calcext:value-type="float">
            <text:p>48383</text:p>
          </table:table-cell>
          <table:table-cell office:value-type="float" office:value="48322" calcext:value-type="float">
            <text:p>48322</text:p>
          </table:table-cell>
          <table:table-cell table:formula="of:=IF(AND([.B47]&gt;[.C47];[.C47]&gt;[.D47];[.D47]&gt;[.E47];[.E47]&gt;[.F47];[.F47]&gt;[.G47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7</text:p>
          </table:table-cell>
          <table:table-cell office:value-type="float" office:value="34844" calcext:value-type="float">
            <text:p>34844</text:p>
          </table:table-cell>
          <table:table-cell office:value-type="float" office:value="34752" calcext:value-type="float">
            <text:p>34752</text:p>
          </table:table-cell>
          <table:table-cell office:value-type="float" office:value="34612" calcext:value-type="float">
            <text:p>34612</text:p>
          </table:table-cell>
          <table:table-cell office:value-type="float" office:value="34413" calcext:value-type="float">
            <text:p>34413</text:p>
          </table:table-cell>
          <table:table-cell office:value-type="float" office:value="34194" calcext:value-type="float">
            <text:p>34194</text:p>
          </table:table-cell>
          <table:table-cell office:value-type="float" office:value="34040" calcext:value-type="float">
            <text:p>34040</text:p>
          </table:table-cell>
          <table:table-cell table:formula="of:=IF(AND([.B48]&gt;[.C48];[.C48]&gt;[.D48];[.D48]&gt;[.E48];[.E48]&gt;[.F48];[.F48]&gt;[.G48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8</text:p>
          </table:table-cell>
          <table:table-cell office:value-type="float" office:value="86758" calcext:value-type="float">
            <text:p>86758</text:p>
          </table:table-cell>
          <table:table-cell office:value-type="float" office:value="86605" calcext:value-type="float">
            <text:p>86605</text:p>
          </table:table-cell>
          <table:table-cell office:value-type="float" office:value="86604" calcext:value-type="float">
            <text:p>86604</text:p>
          </table:table-cell>
          <table:table-cell office:value-type="float" office:value="86352" calcext:value-type="float">
            <text:p>86352</text:p>
          </table:table-cell>
          <table:table-cell office:value-type="float" office:value="86037" calcext:value-type="float">
            <text:p>86037</text:p>
          </table:table-cell>
          <table:table-cell office:value-type="float" office:value="85646" calcext:value-type="float">
            <text:p>85646</text:p>
          </table:table-cell>
          <table:table-cell table:formula="of:=IF(AND([.B49]&gt;[.C49];[.C49]&gt;[.D49];[.D49]&gt;[.E49];[.E49]&gt;[.F49];[.F49]&gt;[.G49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9</text:p>
          </table:table-cell>
          <table:table-cell office:value-type="float" office:value="70606" calcext:value-type="float">
            <text:p>70606</text:p>
          </table:table-cell>
          <table:table-cell office:value-type="float" office:value="70528" calcext:value-type="float">
            <text:p>70528</text:p>
          </table:table-cell>
          <table:table-cell office:value-type="float" office:value="70534" calcext:value-type="float">
            <text:p>70534</text:p>
          </table:table-cell>
          <table:table-cell office:value-type="float" office:value="70413" calcext:value-type="float">
            <text:p>70413</text:p>
          </table:table-cell>
          <table:table-cell office:value-type="float" office:value="70190" calcext:value-type="float">
            <text:p>70190</text:p>
          </table:table-cell>
          <table:table-cell office:value-type="float" office:value="69886" calcext:value-type="float">
            <text:p>69886</text:p>
          </table:table-cell>
          <table:table-cell table:formula="of:=IF(AND([.B50]&gt;[.C50];[.C50]&gt;[.D50];[.D50]&gt;[.E50];[.E50]&gt;[.F50];[.F50]&gt;[.G50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61</text:p>
          </table:table-cell>
          <table:table-cell office:value-type="float" office:value="355645" calcext:value-type="float">
            <text:p>355645</text:p>
          </table:table-cell>
          <table:table-cell office:value-type="float" office:value="353938" calcext:value-type="float">
            <text:p>353938</text:p>
          </table:table-cell>
          <table:table-cell office:value-type="float" office:value="352313" calcext:value-type="float">
            <text:p>352313</text:p>
          </table:table-cell>
          <table:table-cell office:value-type="float" office:value="350178" calcext:value-type="float">
            <text:p>350178</text:p>
          </table:table-cell>
          <table:table-cell office:value-type="float" office:value="348190" calcext:value-type="float">
            <text:p>348190</text:p>
          </table:table-cell>
          <table:table-cell office:value-type="float" office:value="344091" calcext:value-type="float">
            <text:p>344091</text:p>
          </table:table-cell>
          <table:table-cell table:formula="of:=IF(AND([.B51]&gt;[.C51];[.C51]&gt;[.D51];[.D51]&gt;[.E51];[.E51]&gt;[.F51];[.F51]&gt;[.G51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62</text:p>
          </table:table-cell>
          <table:table-cell office:value-type="float" office:value="96319" calcext:value-type="float">
            <text:p>96319</text:p>
          </table:table-cell>
          <table:table-cell office:value-type="float" office:value="95964" calcext:value-type="float">
            <text:p>95964</text:p>
          </table:table-cell>
          <table:table-cell office:value-type="float" office:value="95629" calcext:value-type="float">
            <text:p>95629</text:p>
          </table:table-cell>
          <table:table-cell office:value-type="float" office:value="95045" calcext:value-type="float">
            <text:p>95045</text:p>
          </table:table-cell>
          <table:table-cell office:value-type="float" office:value="94368" calcext:value-type="float">
            <text:p>94368</text:p>
          </table:table-cell>
          <table:table-cell office:value-type="float" office:value="93564" calcext:value-type="float">
            <text:p>93564</text:p>
          </table:table-cell>
          <table:table-cell table:formula="of:=IF(AND([.B52]&gt;[.C52];[.C52]&gt;[.D52];[.D52]&gt;[.E52];[.E52]&gt;[.F52];[.F52]&gt;[.G52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63</text:p>
          </table:table-cell>
          <table:table-cell office:value-type="float" office:value="202689" calcext:value-type="float">
            <text:p>202689</text:p>
          </table:table-cell>
          <table:table-cell office:value-type="float" office:value="202521" calcext:value-type="float">
            <text:p>202521</text:p>
          </table:table-cell>
          <table:table-cell office:value-type="float" office:value="202562" calcext:value-type="float">
            <text:p>202562</text:p>
          </table:table-cell>
          <table:table-cell office:value-type="float" office:value="202074" calcext:value-type="float">
            <text:p>202074</text:p>
          </table:table-cell>
          <table:table-cell office:value-type="float" office:value="201447" calcext:value-type="float">
            <text:p>201447</text:p>
          </table:table-cell>
          <table:table-cell office:value-type="float" office:value="198613" calcext:value-type="float">
            <text:p>198613</text:p>
          </table:table-cell>
          <table:table-cell table:formula="of:=IF(AND([.B53]&gt;[.C53];[.C53]&gt;[.D53];[.D53]&gt;[.E53];[.E53]&gt;[.F53];[.F53]&gt;[.G53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64</text:p>
          </table:table-cell>
          <table:table-cell office:value-type="float" office:value="113041" calcext:value-type="float">
            <text:p>113041</text:p>
          </table:table-cell>
          <table:table-cell office:value-type="float" office:value="112483" calcext:value-type="float">
            <text:p>112483</text:p>
          </table:table-cell>
          <table:table-cell office:value-type="float" office:value="111752" calcext:value-type="float">
            <text:p>111752</text:p>
          </table:table-cell>
          <table:table-cell office:value-type="float" office:value="110802" calcext:value-type="float">
            <text:p>110802</text:p>
          </table:table-cell>
          <table:table-cell office:value-type="float" office:value="109883" calcext:value-type="float">
            <text:p>109883</text:p>
          </table:table-cell>
          <table:table-cell office:value-type="float" office:value="108561" calcext:value-type="float">
            <text:p>108561</text:p>
          </table:table-cell>
          <table:table-cell table:formula="of:=IF(AND([.B54]&gt;[.C54];[.C54]&gt;[.D54];[.D54]&gt;[.E54];[.E54]&gt;[.F54];[.F54]&gt;[.G54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01</text:p>
          </table:table-cell>
          <table:table-cell office:value-type="float" office:value="112507" calcext:value-type="float">
            <text:p>112507</text:p>
          </table:table-cell>
          <table:table-cell office:value-type="float" office:value="112398" calcext:value-type="float">
            <text:p>112398</text:p>
          </table:table-cell>
          <table:table-cell office:value-type="float" office:value="111922" calcext:value-type="float">
            <text:p>111922</text:p>
          </table:table-cell>
          <table:table-cell office:value-type="float" office:value="111391" calcext:value-type="float">
            <text:p>111391</text:p>
          </table:table-cell>
          <table:table-cell office:value-type="float" office:value="110772" calcext:value-type="float">
            <text:p>110772</text:p>
          </table:table-cell>
          <table:table-cell office:value-type="float" office:value="109958" calcext:value-type="float">
            <text:p>109958</text:p>
          </table:table-cell>
          <table:table-cell table:formula="of:=IF(AND([.B55]&gt;[.C55];[.C55]&gt;[.D55];[.D55]&gt;[.E55];[.E55]&gt;[.F55];[.F55]&gt;[.G55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02</text:p>
          </table:table-cell>
          <table:table-cell office:value-type="float" office:value="102647" calcext:value-type="float">
            <text:p>102647</text:p>
          </table:table-cell>
          <table:table-cell office:value-type="float" office:value="102272" calcext:value-type="float">
            <text:p>102272</text:p>
          </table:table-cell>
          <table:table-cell office:value-type="float" office:value="101949" calcext:value-type="float">
            <text:p>101949</text:p>
          </table:table-cell>
          <table:table-cell office:value-type="float" office:value="101435" calcext:value-type="float">
            <text:p>101435</text:p>
          </table:table-cell>
          <table:table-cell office:value-type="float" office:value="100919" calcext:value-type="float">
            <text:p>100919</text:p>
          </table:table-cell>
          <table:table-cell office:value-type="float" office:value="100333" calcext:value-type="float">
            <text:p>100333</text:p>
          </table:table-cell>
          <table:table-cell table:formula="of:=IF(AND([.B56]&gt;[.C56];[.C56]&gt;[.D56];[.D56]&gt;[.E56];[.E56]&gt;[.F56];[.F56]&gt;[.G56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03</text:p>
          </table:table-cell>
          <table:table-cell office:value-type="float" office:value="79377" calcext:value-type="float">
            <text:p>79377</text:p>
          </table:table-cell>
          <table:table-cell office:value-type="float" office:value="79088" calcext:value-type="float">
            <text:p>79088</text:p>
          </table:table-cell>
          <table:table-cell office:value-type="float" office:value="78579" calcext:value-type="float">
            <text:p>78579</text:p>
          </table:table-cell>
          <table:table-cell office:value-type="float" office:value="78228" calcext:value-type="float">
            <text:p>78228</text:p>
          </table:table-cell>
          <table:table-cell office:value-type="float" office:value="78014" calcext:value-type="float">
            <text:p>78014</text:p>
          </table:table-cell>
          <table:table-cell office:value-type="float" office:value="77502" calcext:value-type="float">
            <text:p>77502</text:p>
          </table:table-cell>
          <table:table-cell table:formula="of:=IF(AND([.B57]&gt;[.C57];[.C57]&gt;[.D57];[.D57]&gt;[.E57];[.E57]&gt;[.F57];[.F57]&gt;[.G57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04</text:p>
          </table:table-cell>
          <table:table-cell office:value-type="float" office:value="65939" calcext:value-type="float">
            <text:p>65939</text:p>
          </table:table-cell>
          <table:table-cell office:value-type="float" office:value="65195" calcext:value-type="float">
            <text:p>65195</text:p>
          </table:table-cell>
          <table:table-cell office:value-type="float" office:value="64428" calcext:value-type="float">
            <text:p>64428</text:p>
          </table:table-cell>
          <table:table-cell office:value-type="float" office:value="63698" calcext:value-type="float">
            <text:p>63698</text:p>
          </table:table-cell>
          <table:table-cell office:value-type="float" office:value="62847" calcext:value-type="float">
            <text:p>62847</text:p>
          </table:table-cell>
          <table:table-cell office:value-type="float" office:value="62009" calcext:value-type="float">
            <text:p>62009</text:p>
          </table:table-cell>
          <table:table-cell table:formula="of:=IF(AND([.B58]&gt;[.C58];[.C58]&gt;[.D58];[.D58]&gt;[.E58];[.E58]&gt;[.F58];[.F58]&gt;[.G58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05</text:p>
          </table:table-cell>
          <table:table-cell office:value-type="float" office:value="46895" calcext:value-type="float">
            <text:p>46895</text:p>
          </table:table-cell>
          <table:table-cell office:value-type="float" office:value="46596" calcext:value-type="float">
            <text:p>46596</text:p>
          </table:table-cell>
          <table:table-cell office:value-type="float" office:value="46306" calcext:value-type="float">
            <text:p>46306</text:p>
          </table:table-cell>
          <table:table-cell office:value-type="float" office:value="46057" calcext:value-type="float">
            <text:p>46057</text:p>
          </table:table-cell>
          <table:table-cell office:value-type="float" office:value="45709" calcext:value-type="float">
            <text:p>45709</text:p>
          </table:table-cell>
          <table:table-cell office:value-type="float" office:value="45142" calcext:value-type="float">
            <text:p>45142</text:p>
          </table:table-cell>
          <table:table-cell table:formula="of:=IF(AND([.B59]&gt;[.C59];[.C59]&gt;[.D59];[.D59]&gt;[.E59];[.E59]&gt;[.F59];[.F59]&gt;[.G59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06</text:p>
          </table:table-cell>
          <table:table-cell office:value-type="float" office:value="65422" calcext:value-type="float">
            <text:p>65422</text:p>
          </table:table-cell>
          <table:table-cell office:value-type="float" office:value="64921" calcext:value-type="float">
            <text:p>64921</text:p>
          </table:table-cell>
          <table:table-cell office:value-type="float" office:value="64432" calcext:value-type="float">
            <text:p>64432</text:p>
          </table:table-cell>
          <table:table-cell office:value-type="float" office:value="63925" calcext:value-type="float">
            <text:p>63925</text:p>
          </table:table-cell>
          <table:table-cell office:value-type="float" office:value="63258" calcext:value-type="float">
            <text:p>63258</text:p>
          </table:table-cell>
          <table:table-cell office:value-type="float" office:value="62552" calcext:value-type="float">
            <text:p>62552</text:p>
          </table:table-cell>
          <table:table-cell table:formula="of:=IF(AND([.B60]&gt;[.C60];[.C60]&gt;[.D60];[.D60]&gt;[.E60];[.E60]&gt;[.F60];[.F60]&gt;[.G60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07</text:p>
          </table:table-cell>
          <table:table-cell office:value-type="float" office:value="97569" calcext:value-type="float">
            <text:p>97569</text:p>
          </table:table-cell>
          <table:table-cell office:value-type="float" office:value="97069" calcext:value-type="float">
            <text:p>97069</text:p>
          </table:table-cell>
          <table:table-cell office:value-type="float" office:value="96574" calcext:value-type="float">
            <text:p>96574</text:p>
          </table:table-cell>
          <table:table-cell office:value-type="float" office:value="96043" calcext:value-type="float">
            <text:p>96043</text:p>
          </table:table-cell>
          <table:table-cell office:value-type="float" office:value="95348" calcext:value-type="float">
            <text:p>95348</text:p>
          </table:table-cell>
          <table:table-cell office:value-type="float" office:value="94531" calcext:value-type="float">
            <text:p>94531</text:p>
          </table:table-cell>
          <table:table-cell table:formula="of:=IF(AND([.B61]&gt;[.C61];[.C61]&gt;[.D61];[.D61]&gt;[.E61];[.E61]&gt;[.F61];[.F61]&gt;[.G61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08</text:p>
          </table:table-cell>
          <table:table-cell office:value-type="float" office:value="89502" calcext:value-type="float">
            <text:p>89502</text:p>
          </table:table-cell>
          <table:table-cell office:value-type="float" office:value="89326" calcext:value-type="float">
            <text:p>89326</text:p>
          </table:table-cell>
          <table:table-cell office:value-type="float" office:value="89040" calcext:value-type="float">
            <text:p>89040</text:p>
          </table:table-cell>
          <table:table-cell office:value-type="float" office:value="88789" calcext:value-type="float">
            <text:p>88789</text:p>
          </table:table-cell>
          <table:table-cell office:value-type="float" office:value="88352" calcext:value-type="float">
            <text:p>88352</text:p>
          </table:table-cell>
          <table:table-cell office:value-type="float" office:value="87850" calcext:value-type="float">
            <text:p>87850</text:p>
          </table:table-cell>
          <table:table-cell table:formula="of:=IF(AND([.B62]&gt;[.C62];[.C62]&gt;[.D62];[.D62]&gt;[.E62];[.E62]&gt;[.F62];[.F62]&gt;[.G62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09</text:p>
          </table:table-cell>
          <table:table-cell office:value-type="float" office:value="151178" calcext:value-type="float">
            <text:p>151178</text:p>
          </table:table-cell>
          <table:table-cell office:value-type="float" office:value="152253" calcext:value-type="float">
            <text:p>152253</text:p>
          </table:table-cell>
          <table:table-cell office:value-type="float" office:value="153380" calcext:value-type="float">
            <text:p>153380</text:p>
          </table:table-cell>
          <table:table-cell office:value-type="float" office:value="154387" calcext:value-type="float">
            <text:p>154387</text:p>
          </table:table-cell>
          <table:table-cell office:value-type="float" office:value="155566" calcext:value-type="float">
            <text:p>155566</text:p>
          </table:table-cell>
          <table:table-cell office:value-type="float" office:value="156493" calcext:value-type="float">
            <text:p>156493</text:p>
          </table:table-cell>
          <table:table-cell table:formula="of:=IF(AND([.B63]&gt;[.C63];[.C63]&gt;[.D63];[.D63]&gt;[.E63];[.E63]&gt;[.F63];[.F63]&gt;[.G63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10</text:p>
          </table:table-cell>
          <table:table-cell office:value-type="float" office:value="57401" calcext:value-type="float">
            <text:p>57401</text:p>
          </table:table-cell>
          <table:table-cell office:value-type="float" office:value="57420" calcext:value-type="float">
            <text:p>57420</text:p>
          </table:table-cell>
          <table:table-cell office:value-type="float" office:value="57461" calcext:value-type="float">
            <text:p>57461</text:p>
          </table:table-cell>
          <table:table-cell office:value-type="float" office:value="57457" calcext:value-type="float">
            <text:p>57457</text:p>
          </table:table-cell>
          <table:table-cell office:value-type="float" office:value="57331" calcext:value-type="float">
            <text:p>57331</text:p>
          </table:table-cell>
          <table:table-cell office:value-type="float" office:value="57218" calcext:value-type="float">
            <text:p>57218</text:p>
          </table:table-cell>
          <table:table-cell table:formula="of:=IF(AND([.B64]&gt;[.C64];[.C64]&gt;[.D64];[.D64]&gt;[.E64];[.E64]&gt;[.F64];[.F64]&gt;[.G64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11</text:p>
          </table:table-cell>
          <table:table-cell office:value-type="float" office:value="108597" calcext:value-type="float">
            <text:p>108597</text:p>
          </table:table-cell>
          <table:table-cell office:value-type="float" office:value="108299" calcext:value-type="float">
            <text:p>108299</text:p>
          </table:table-cell>
          <table:table-cell office:value-type="float" office:value="107896" calcext:value-type="float">
            <text:p>107896</text:p>
          </table:table-cell>
          <table:table-cell office:value-type="float" office:value="107449" calcext:value-type="float">
            <text:p>107449</text:p>
          </table:table-cell>
          <table:table-cell office:value-type="float" office:value="106816" calcext:value-type="float">
            <text:p>106816</text:p>
          </table:table-cell>
          <table:table-cell office:value-type="float" office:value="106213" calcext:value-type="float">
            <text:p>106213</text:p>
          </table:table-cell>
          <table:table-cell table:formula="of:=IF(AND([.B65]&gt;[.C65];[.C65]&gt;[.D65];[.D65]&gt;[.E65];[.E65]&gt;[.F65];[.F65]&gt;[.G65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12</text:p>
          </table:table-cell>
          <table:table-cell office:value-type="float" office:value="60964" calcext:value-type="float">
            <text:p>60964</text:p>
          </table:table-cell>
          <table:table-cell office:value-type="float" office:value="60586" calcext:value-type="float">
            <text:p>60586</text:p>
          </table:table-cell>
          <table:table-cell office:value-type="float" office:value="60266" calcext:value-type="float">
            <text:p>60266</text:p>
          </table:table-cell>
          <table:table-cell office:value-type="float" office:value="59726" calcext:value-type="float">
            <text:p>59726</text:p>
          </table:table-cell>
          <table:table-cell office:value-type="float" office:value="59208" calcext:value-type="float">
            <text:p>59208</text:p>
          </table:table-cell>
          <table:table-cell office:value-type="float" office:value="58706" calcext:value-type="float">
            <text:p>58706</text:p>
          </table:table-cell>
          <table:table-cell table:formula="of:=IF(AND([.B66]&gt;[.C66];[.C66]&gt;[.D66];[.D66]&gt;[.E66];[.E66]&gt;[.F66];[.F66]&gt;[.G66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13</text:p>
          </table:table-cell>
          <table:table-cell office:value-type="float" office:value="35628" calcext:value-type="float">
            <text:p>35628</text:p>
          </table:table-cell>
          <table:table-cell office:value-type="float" office:value="35441" calcext:value-type="float">
            <text:p>35441</text:p>
          </table:table-cell>
          <table:table-cell office:value-type="float" office:value="35140" calcext:value-type="float">
            <text:p>35140</text:p>
          </table:table-cell>
          <table:table-cell office:value-type="float" office:value="34954" calcext:value-type="float">
            <text:p>34954</text:p>
          </table:table-cell>
          <table:table-cell office:value-type="float" office:value="34711" calcext:value-type="float">
            <text:p>34711</text:p>
          </table:table-cell>
          <table:table-cell office:value-type="float" office:value="34372" calcext:value-type="float">
            <text:p>34372</text:p>
          </table:table-cell>
          <table:table-cell table:formula="of:=IF(AND([.B67]&gt;[.C67];[.C67]&gt;[.D67];[.D67]&gt;[.E67];[.E67]&gt;[.F67];[.F67]&gt;[.G67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14</text:p>
          </table:table-cell>
          <table:table-cell office:value-type="float" office:value="115206" calcext:value-type="float">
            <text:p>115206</text:p>
          </table:table-cell>
          <table:table-cell office:value-type="float" office:value="114722" calcext:value-type="float">
            <text:p>114722</text:p>
          </table:table-cell>
          <table:table-cell office:value-type="float" office:value="114198" calcext:value-type="float">
            <text:p>114198</text:p>
          </table:table-cell>
          <table:table-cell office:value-type="float" office:value="113762" calcext:value-type="float">
            <text:p>113762</text:p>
          </table:table-cell>
          <table:table-cell office:value-type="float" office:value="113173" calcext:value-type="float">
            <text:p>113173</text:p>
          </table:table-cell>
          <table:table-cell office:value-type="float" office:value="112384" calcext:value-type="float">
            <text:p>112384</text:p>
          </table:table-cell>
          <table:table-cell table:formula="of:=IF(AND([.B68]&gt;[.C68];[.C68]&gt;[.D68];[.D68]&gt;[.E68];[.E68]&gt;[.F68];[.F68]&gt;[.G68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15</text:p>
          </table:table-cell>
          <table:table-cell office:value-type="float" office:value="60287" calcext:value-type="float">
            <text:p>60287</text:p>
          </table:table-cell>
          <table:table-cell office:value-type="float" office:value="59986" calcext:value-type="float">
            <text:p>59986</text:p>
          </table:table-cell>
          <table:table-cell office:value-type="float" office:value="59640" calcext:value-type="float">
            <text:p>59640</text:p>
          </table:table-cell>
          <table:table-cell office:value-type="float" office:value="59278" calcext:value-type="float">
            <text:p>59278</text:p>
          </table:table-cell>
          <table:table-cell office:value-type="float" office:value="58858" calcext:value-type="float">
            <text:p>58858</text:p>
          </table:table-cell>
          <table:table-cell office:value-type="float" office:value="58298" calcext:value-type="float">
            <text:p>58298</text:p>
          </table:table-cell>
          <table:table-cell table:formula="of:=IF(AND([.B69]&gt;[.C69];[.C69]&gt;[.D69];[.D69]&gt;[.E69];[.E69]&gt;[.F69];[.F69]&gt;[.G69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16</text:p>
          </table:table-cell>
          <table:table-cell office:value-type="float" office:value="57388" calcext:value-type="float">
            <text:p>57388</text:p>
          </table:table-cell>
          <table:table-cell office:value-type="float" office:value="57005" calcext:value-type="float">
            <text:p>57005</text:p>
          </table:table-cell>
          <table:table-cell office:value-type="float" office:value="56765" calcext:value-type="float">
            <text:p>56765</text:p>
          </table:table-cell>
          <table:table-cell office:value-type="float" office:value="56166" calcext:value-type="float">
            <text:p>56166</text:p>
          </table:table-cell>
          <table:table-cell office:value-type="float" office:value="55988" calcext:value-type="float">
            <text:p>55988</text:p>
          </table:table-cell>
          <table:table-cell office:value-type="float" office:value="55530" calcext:value-type="float">
            <text:p>55530</text:p>
          </table:table-cell>
          <table:table-cell table:formula="of:=IF(AND([.B70]&gt;[.C70];[.C70]&gt;[.D70];[.D70]&gt;[.E70];[.E70]&gt;[.F70];[.F70]&gt;[.G70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17</text:p>
          </table:table-cell>
          <table:table-cell office:value-type="float" office:value="72642" calcext:value-type="float">
            <text:p>72642</text:p>
          </table:table-cell>
          <table:table-cell office:value-type="float" office:value="72495" calcext:value-type="float">
            <text:p>72495</text:p>
          </table:table-cell>
          <table:table-cell office:value-type="float" office:value="72412" calcext:value-type="float">
            <text:p>72412</text:p>
          </table:table-cell>
          <table:table-cell office:value-type="float" office:value="72039" calcext:value-type="float">
            <text:p>72039</text:p>
          </table:table-cell>
          <table:table-cell office:value-type="float" office:value="71840" calcext:value-type="float">
            <text:p>71840</text:p>
          </table:table-cell>
          <table:table-cell office:value-type="float" office:value="71432" calcext:value-type="float">
            <text:p>71432</text:p>
          </table:table-cell>
          <table:table-cell table:formula="of:=IF(AND([.B71]&gt;[.C71];[.C71]&gt;[.D71];[.D71]&gt;[.E71];[.E71]&gt;[.F71];[.F71]&gt;[.G71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18</text:p>
          </table:table-cell>
          <table:table-cell office:value-type="float" office:value="85705" calcext:value-type="float">
            <text:p>85705</text:p>
          </table:table-cell>
          <table:table-cell office:value-type="float" office:value="85105" calcext:value-type="float">
            <text:p>85105</text:p>
          </table:table-cell>
          <table:table-cell office:value-type="float" office:value="84429" calcext:value-type="float">
            <text:p>84429</text:p>
          </table:table-cell>
          <table:table-cell office:value-type="float" office:value="83715" calcext:value-type="float">
            <text:p>83715</text:p>
          </table:table-cell>
          <table:table-cell office:value-type="float" office:value="82762" calcext:value-type="float">
            <text:p>82762</text:p>
          </table:table-cell>
          <table:table-cell office:value-type="float" office:value="81944" calcext:value-type="float">
            <text:p>81944</text:p>
          </table:table-cell>
          <table:table-cell table:formula="of:=IF(AND([.B72]&gt;[.C72];[.C72]&gt;[.D72];[.D72]&gt;[.E72];[.E72]&gt;[.F72];[.F72]&gt;[.G72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19</text:p>
          </table:table-cell>
          <table:table-cell office:value-type="float" office:value="39280" calcext:value-type="float">
            <text:p>39280</text:p>
          </table:table-cell>
          <table:table-cell office:value-type="float" office:value="39084" calcext:value-type="float">
            <text:p>39084</text:p>
          </table:table-cell>
          <table:table-cell office:value-type="float" office:value="38853" calcext:value-type="float">
            <text:p>38853</text:p>
          </table:table-cell>
          <table:table-cell office:value-type="float" office:value="38668" calcext:value-type="float">
            <text:p>38668</text:p>
          </table:table-cell>
          <table:table-cell office:value-type="float" office:value="38353" calcext:value-type="float">
            <text:p>38353</text:p>
          </table:table-cell>
          <table:table-cell office:value-type="float" office:value="37989" calcext:value-type="float">
            <text:p>37989</text:p>
          </table:table-cell>
          <table:table-cell table:formula="of:=IF(AND([.B73]&gt;[.C73];[.C73]&gt;[.D73];[.D73]&gt;[.E73];[.E73]&gt;[.F73];[.F73]&gt;[.G73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20</text:p>
          </table:table-cell>
          <table:table-cell office:value-type="float" office:value="108393" calcext:value-type="float">
            <text:p>108393</text:p>
          </table:table-cell>
          <table:table-cell office:value-type="float" office:value="107928" calcext:value-type="float">
            <text:p>107928</text:p>
          </table:table-cell>
          <table:table-cell office:value-type="float" office:value="107565" calcext:value-type="float">
            <text:p>107565</text:p>
          </table:table-cell>
          <table:table-cell office:value-type="float" office:value="106935" calcext:value-type="float">
            <text:p>106935</text:p>
          </table:table-cell>
          <table:table-cell office:value-type="float" office:value="106122" calcext:value-type="float">
            <text:p>106122</text:p>
          </table:table-cell>
          <table:table-cell office:value-type="float" office:value="105354" calcext:value-type="float">
            <text:p>105354</text:p>
          </table:table-cell>
          <table:table-cell table:formula="of:=IF(AND([.B74]&gt;[.C74];[.C74]&gt;[.D74];[.D74]&gt;[.E74];[.E74]&gt;[.F74];[.F74]&gt;[.G74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61</text:p>
          </table:table-cell>
          <table:table-cell office:value-type="float" office:value="57414" calcext:value-type="float">
            <text:p>57414</text:p>
          </table:table-cell>
          <table:table-cell office:value-type="float" office:value="57303" calcext:value-type="float">
            <text:p>57303</text:p>
          </table:table-cell>
          <table:table-cell office:value-type="float" office:value="57545" calcext:value-type="float">
            <text:p>57545</text:p>
          </table:table-cell>
          <table:table-cell office:value-type="float" office:value="57352" calcext:value-type="float">
            <text:p>57352</text:p>
          </table:table-cell>
          <table:table-cell office:value-type="float" office:value="57170" calcext:value-type="float">
            <text:p>57170</text:p>
          </table:table-cell>
          <table:table-cell office:value-type="float" office:value="56942" calcext:value-type="float">
            <text:p>56942</text:p>
          </table:table-cell>
          <table:table-cell table:formula="of:=IF(AND([.B75]&gt;[.C75];[.C75]&gt;[.D75];[.D75]&gt;[.E75];[.E75]&gt;[.F75];[.F75]&gt;[.G75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62</text:p>
          </table:table-cell>
          <table:table-cell office:value-type="float" office:value="64270" calcext:value-type="float">
            <text:p>64270</text:p>
          </table:table-cell>
          <table:table-cell office:value-type="float" office:value="63734" calcext:value-type="float">
            <text:p>63734</text:p>
          </table:table-cell>
          <table:table-cell office:value-type="float" office:value="63333" calcext:value-type="float">
            <text:p>63333</text:p>
          </table:table-cell>
          <table:table-cell office:value-type="float" office:value="62670" calcext:value-type="float">
            <text:p>62670</text:p>
          </table:table-cell>
          <table:table-cell office:value-type="float" office:value="61932" calcext:value-type="float">
            <text:p>61932</text:p>
          </table:table-cell>
          <table:table-cell office:value-type="float" office:value="61135" calcext:value-type="float">
            <text:p>61135</text:p>
          </table:table-cell>
          <table:table-cell table:formula="of:=IF(AND([.B76]&gt;[.C76];[.C76]&gt;[.D76];[.D76]&gt;[.E76];[.E76]&gt;[.F76];[.F76]&gt;[.G76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63</text:p>
          </table:table-cell>
          <table:table-cell office:value-type="float" office:value="340727" calcext:value-type="float">
            <text:p>340727</text:p>
          </table:table-cell>
          <table:table-cell office:value-type="float" office:value="340466" calcext:value-type="float">
            <text:p>340466</text:p>
          </table:table-cell>
          <table:table-cell office:value-type="float" office:value="339850" calcext:value-type="float">
            <text:p>339850</text:p>
          </table:table-cell>
          <table:table-cell office:value-type="float" office:value="339682" calcext:value-type="float">
            <text:p>339682</text:p>
          </table:table-cell>
          <table:table-cell office:value-type="float" office:value="339784" calcext:value-type="float">
            <text:p>339784</text:p>
          </table:table-cell>
          <table:table-cell office:value-type="float" office:value="338586" calcext:value-type="float">
            <text:p>338586</text:p>
          </table:table-cell>
          <table:table-cell table:formula="of:=IF(AND([.B77]&gt;[.C77];[.C77]&gt;[.D77];[.D77]&gt;[.E77];[.E77]&gt;[.F77];[.F77]&gt;[.G77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64</text:p>
          </table:table-cell>
          <table:table-cell office:value-type="float" office:value="64788" calcext:value-type="float">
            <text:p>64788</text:p>
          </table:table-cell>
          <table:table-cell office:value-type="float" office:value="64648" calcext:value-type="float">
            <text:p>64648</text:p>
          </table:table-cell>
          <table:table-cell office:value-type="float" office:value="64354" calcext:value-type="float">
            <text:p>64354</text:p>
          </table:table-cell>
          <table:table-cell office:value-type="float" office:value="63813" calcext:value-type="float">
            <text:p>63813</text:p>
          </table:table-cell>
          <table:table-cell office:value-type="float" office:value="63437" calcext:value-type="float">
            <text:p>63437</text:p>
          </table:table-cell>
          <table:table-cell office:value-type="float" office:value="62785" calcext:value-type="float">
            <text:p>62785</text:p>
          </table:table-cell>
          <table:table-cell table:formula="of:=IF(AND([.B78]&gt;[.C78];[.C78]&gt;[.D78];[.D78]&gt;[.E78];[.E78]&gt;[.F78];[.F78]&gt;[.G78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1</text:p>
          </table:table-cell>
          <table:table-cell office:value-type="float" office:value="70929" calcext:value-type="float">
            <text:p>70929</text:p>
          </table:table-cell>
          <table:table-cell office:value-type="float" office:value="71234" calcext:value-type="float">
            <text:p>71234</text:p>
          </table:table-cell>
          <table:table-cell office:value-type="float" office:value="71438" calcext:value-type="float">
            <text:p>71438</text:p>
          </table:table-cell>
          <table:table-cell office:value-type="float" office:value="71549" calcext:value-type="float">
            <text:p>71549</text:p>
          </table:table-cell>
          <table:table-cell office:value-type="float" office:value="71836" calcext:value-type="float">
            <text:p>71836</text:p>
          </table:table-cell>
          <table:table-cell office:value-type="float" office:value="72291" calcext:value-type="float">
            <text:p>72291</text:p>
          </table:table-cell>
          <table:table-cell table:formula="of:=IF(AND([.B79]&gt;[.C79];[.C79]&gt;[.D79];[.D79]&gt;[.E79];[.E79]&gt;[.F79];[.F79]&gt;[.G79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2</text:p>
          </table:table-cell>
          <table:table-cell office:value-type="float" office:value="55943" calcext:value-type="float">
            <text:p>55943</text:p>
          </table:table-cell>
          <table:table-cell office:value-type="float" office:value="55759" calcext:value-type="float">
            <text:p>55759</text:p>
          </table:table-cell>
          <table:table-cell office:value-type="float" office:value="55512" calcext:value-type="float">
            <text:p>55512</text:p>
          </table:table-cell>
          <table:table-cell office:value-type="float" office:value="55245" calcext:value-type="float">
            <text:p>55245</text:p>
          </table:table-cell>
          <table:table-cell office:value-type="float" office:value="54829" calcext:value-type="float">
            <text:p>54829</text:p>
          </table:table-cell>
          <table:table-cell office:value-type="float" office:value="54598" calcext:value-type="float">
            <text:p>54598</text:p>
          </table:table-cell>
          <table:table-cell table:formula="of:=IF(AND([.B80]&gt;[.C80];[.C80]&gt;[.D80];[.D80]&gt;[.E80];[.E80]&gt;[.F80];[.F80]&gt;[.G80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3</text:p>
          </table:table-cell>
          <table:table-cell office:value-type="float" office:value="58496" calcext:value-type="float">
            <text:p>58496</text:p>
          </table:table-cell>
          <table:table-cell office:value-type="float" office:value="58397" calcext:value-type="float">
            <text:p>58397</text:p>
          </table:table-cell>
          <table:table-cell office:value-type="float" office:value="58249" calcext:value-type="float">
            <text:p>58249</text:p>
          </table:table-cell>
          <table:table-cell office:value-type="float" office:value="58024" calcext:value-type="float">
            <text:p>58024</text:p>
          </table:table-cell>
          <table:table-cell office:value-type="float" office:value="57565" calcext:value-type="float">
            <text:p>57565</text:p>
          </table:table-cell>
          <table:table-cell office:value-type="float" office:value="57100" calcext:value-type="float">
            <text:p>57100</text:p>
          </table:table-cell>
          <table:table-cell table:formula="of:=IF(AND([.B81]&gt;[.C81];[.C81]&gt;[.D81];[.D81]&gt;[.E81];[.E81]&gt;[.F81];[.F81]&gt;[.G81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4</text:p>
          </table:table-cell>
          <table:table-cell office:value-type="float" office:value="87339" calcext:value-type="float">
            <text:p>87339</text:p>
          </table:table-cell>
          <table:table-cell office:value-type="float" office:value="87127" calcext:value-type="float">
            <text:p>87127</text:p>
          </table:table-cell>
          <table:table-cell office:value-type="float" office:value="86949" calcext:value-type="float">
            <text:p>86949</text:p>
          </table:table-cell>
          <table:table-cell office:value-type="float" office:value="86634" calcext:value-type="float">
            <text:p>86634</text:p>
          </table:table-cell>
          <table:table-cell office:value-type="float" office:value="86156" calcext:value-type="float">
            <text:p>86156</text:p>
          </table:table-cell>
          <table:table-cell office:value-type="float" office:value="85733" calcext:value-type="float">
            <text:p>85733</text:p>
          </table:table-cell>
          <table:table-cell table:formula="of:=IF(AND([.B82]&gt;[.C82];[.C82]&gt;[.D82];[.D82]&gt;[.E82];[.E82]&gt;[.F82];[.F82]&gt;[.G82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5</text:p>
          </table:table-cell>
          <table:table-cell office:value-type="float" office:value="47275" calcext:value-type="float">
            <text:p>47275</text:p>
          </table:table-cell>
          <table:table-cell office:value-type="float" office:value="47093" calcext:value-type="float">
            <text:p>47093</text:p>
          </table:table-cell>
          <table:table-cell office:value-type="float" office:value="47068" calcext:value-type="float">
            <text:p>47068</text:p>
          </table:table-cell>
          <table:table-cell office:value-type="float" office:value="47101" calcext:value-type="float">
            <text:p>47101</text:p>
          </table:table-cell>
          <table:table-cell office:value-type="float" office:value="46929" calcext:value-type="float">
            <text:p>46929</text:p>
          </table:table-cell>
          <table:table-cell office:value-type="float" office:value="46944" calcext:value-type="float">
            <text:p>46944</text:p>
          </table:table-cell>
          <table:table-cell table:formula="of:=IF(AND([.B83]&gt;[.C83];[.C83]&gt;[.D83];[.D83]&gt;[.E83];[.E83]&gt;[.F83];[.F83]&gt;[.G83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6</text:p>
          </table:table-cell>
          <table:table-cell office:value-type="float" office:value="50061" calcext:value-type="float">
            <text:p>50061</text:p>
          </table:table-cell>
          <table:table-cell office:value-type="float" office:value="49842" calcext:value-type="float">
            <text:p>49842</text:p>
          </table:table-cell>
          <table:table-cell office:value-type="float" office:value="49701" calcext:value-type="float">
            <text:p>49701</text:p>
          </table:table-cell>
          <table:table-cell office:value-type="float" office:value="49366" calcext:value-type="float">
            <text:p>49366</text:p>
          </table:table-cell>
          <table:table-cell office:value-type="float" office:value="49009" calcext:value-type="float">
            <text:p>49009</text:p>
          </table:table-cell>
          <table:table-cell office:value-type="float" office:value="48621" calcext:value-type="float">
            <text:p>48621</text:p>
          </table:table-cell>
          <table:table-cell table:formula="of:=IF(AND([.B84]&gt;[.C84];[.C84]&gt;[.D84];[.D84]&gt;[.E84];[.E84]&gt;[.F84];[.F84]&gt;[.G84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7</text:p>
          </table:table-cell>
          <table:table-cell office:value-type="float" office:value="35596" calcext:value-type="float">
            <text:p>35596</text:p>
          </table:table-cell>
          <table:table-cell office:value-type="float" office:value="35409" calcext:value-type="float">
            <text:p>35409</text:p>
          </table:table-cell>
          <table:table-cell office:value-type="float" office:value="35351" calcext:value-type="float">
            <text:p>35351</text:p>
          </table:table-cell>
          <table:table-cell office:value-type="float" office:value="35297" calcext:value-type="float">
            <text:p>35297</text:p>
          </table:table-cell>
          <table:table-cell office:value-type="float" office:value="35193" calcext:value-type="float">
            <text:p>35193</text:p>
          </table:table-cell>
          <table:table-cell office:value-type="float" office:value="35000" calcext:value-type="float">
            <text:p>35000</text:p>
          </table:table-cell>
          <table:table-cell table:formula="of:=IF(AND([.B85]&gt;[.C85];[.C85]&gt;[.D85];[.D85]&gt;[.E85];[.E85]&gt;[.F85];[.F85]&gt;[.G85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8</text:p>
          </table:table-cell>
          <table:table-cell office:value-type="float" office:value="56290" calcext:value-type="float">
            <text:p>56290</text:p>
          </table:table-cell>
          <table:table-cell office:value-type="float" office:value="56204" calcext:value-type="float">
            <text:p>56204</text:p>
          </table:table-cell>
          <table:table-cell office:value-type="float" office:value="56095" calcext:value-type="float">
            <text:p>56095</text:p>
          </table:table-cell>
          <table:table-cell office:value-type="float" office:value="55840" calcext:value-type="float">
            <text:p>55840</text:p>
          </table:table-cell>
          <table:table-cell office:value-type="float" office:value="55790" calcext:value-type="float">
            <text:p>55790</text:p>
          </table:table-cell>
          <table:table-cell office:value-type="float" office:value="55520" calcext:value-type="float">
            <text:p>55520</text:p>
          </table:table-cell>
          <table:table-cell table:formula="of:=IF(AND([.B86]&gt;[.C86];[.C86]&gt;[.D86];[.D86]&gt;[.E86];[.E86]&gt;[.F86];[.F86]&gt;[.G86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12</text:p>
          </table:table-cell>
          <table:table-cell office:value-type="float" office:value="39297" calcext:value-type="float">
            <text:p>39297</text:p>
          </table:table-cell>
          <table:table-cell office:value-type="float" office:value="39256" calcext:value-type="float">
            <text:p>39256</text:p>
          </table:table-cell>
          <table:table-cell office:value-type="float" office:value="39196" calcext:value-type="float">
            <text:p>39196</text:p>
          </table:table-cell>
          <table:table-cell office:value-type="float" office:value="39065" calcext:value-type="float">
            <text:p>39065</text:p>
          </table:table-cell>
          <table:table-cell office:value-type="float" office:value="38831" calcext:value-type="float">
            <text:p>38831</text:p>
          </table:table-cell>
          <table:table-cell office:value-type="float" office:value="38613" calcext:value-type="float">
            <text:p>38613</text:p>
          </table:table-cell>
          <table:table-cell table:formula="of:=IF(AND([.B87]&gt;[.C87];[.C87]&gt;[.D87];[.D87]&gt;[.E87];[.E87]&gt;[.F87];[.F87]&gt;[.G87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9</text:p>
          </table:table-cell>
          <table:table-cell office:value-type="float" office:value="75219" calcext:value-type="float">
            <text:p>75219</text:p>
          </table:table-cell>
          <table:table-cell office:value-type="float" office:value="75314" calcext:value-type="float">
            <text:p>75314</text:p>
          </table:table-cell>
          <table:table-cell office:value-type="float" office:value="75558" calcext:value-type="float">
            <text:p>75558</text:p>
          </table:table-cell>
          <table:table-cell office:value-type="float" office:value="75750" calcext:value-type="float">
            <text:p>75750</text:p>
          </table:table-cell>
          <table:table-cell office:value-type="float" office:value="75559" calcext:value-type="float">
            <text:p>75559</text:p>
          </table:table-cell>
          <table:table-cell office:value-type="float" office:value="75673" calcext:value-type="float">
            <text:p>75673</text:p>
          </table:table-cell>
          <table:table-cell table:formula="of:=IF(AND([.B88]&gt;[.C88];[.C88]&gt;[.D88];[.D88]&gt;[.E88];[.E88]&gt;[.F88];[.F88]&gt;[.G88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10</text:p>
          </table:table-cell>
          <table:table-cell office:value-type="float" office:value="81006" calcext:value-type="float">
            <text:p>81006</text:p>
          </table:table-cell>
          <table:table-cell office:value-type="float" office:value="80633" calcext:value-type="float">
            <text:p>80633</text:p>
          </table:table-cell>
          <table:table-cell office:value-type="float" office:value="80114" calcext:value-type="float">
            <text:p>80114</text:p>
          </table:table-cell>
          <table:table-cell office:value-type="float" office:value="79583" calcext:value-type="float">
            <text:p>79583</text:p>
          </table:table-cell>
          <table:table-cell office:value-type="float" office:value="78953" calcext:value-type="float">
            <text:p>78953</text:p>
          </table:table-cell>
          <table:table-cell office:value-type="float" office:value="78148" calcext:value-type="float">
            <text:p>78148</text:p>
          </table:table-cell>
          <table:table-cell table:formula="of:=IF(AND([.B89]&gt;[.C89];[.C89]&gt;[.D89];[.D89]&gt;[.E89];[.E89]&gt;[.F89];[.F89]&gt;[.G89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11</text:p>
          </table:table-cell>
          <table:table-cell office:value-type="float" office:value="98160" calcext:value-type="float">
            <text:p>98160</text:p>
          </table:table-cell>
          <table:table-cell office:value-type="float" office:value="97783" calcext:value-type="float">
            <text:p>97783</text:p>
          </table:table-cell>
          <table:table-cell office:value-type="float" office:value="97487" calcext:value-type="float">
            <text:p>97487</text:p>
          </table:table-cell>
          <table:table-cell office:value-type="float" office:value="96876" calcext:value-type="float">
            <text:p>96876</text:p>
          </table:table-cell>
          <table:table-cell office:value-type="float" office:value="96111" calcext:value-type="float">
            <text:p>96111</text:p>
          </table:table-cell>
          <table:table-cell office:value-type="float" office:value="95423" calcext:value-type="float">
            <text:p>95423</text:p>
          </table:table-cell>
          <table:table-cell table:formula="of:=IF(AND([.B90]&gt;[.C90];[.C90]&gt;[.D90];[.D90]&gt;[.E90];[.E90]&gt;[.F90];[.F90]&gt;[.G90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61</text:p>
          </table:table-cell>
          <table:table-cell office:value-type="float" office:value="123762" calcext:value-type="float">
            <text:p>123762</text:p>
          </table:table-cell>
          <table:table-cell office:value-type="float" office:value="123995" calcext:value-type="float">
            <text:p>123995</text:p>
          </table:table-cell>
          <table:table-cell office:value-type="float" office:value="124295" calcext:value-type="float">
            <text:p>124295</text:p>
          </table:table-cell>
          <table:table-cell office:value-type="float" office:value="123921" calcext:value-type="float">
            <text:p>123921</text:p>
          </table:table-cell>
          <table:table-cell office:value-type="float" office:value="123609" calcext:value-type="float">
            <text:p>123609</text:p>
          </table:table-cell>
          <table:table-cell office:value-type="float" office:value="122589" calcext:value-type="float">
            <text:p>122589</text:p>
          </table:table-cell>
          <table:table-cell table:formula="of:=IF(AND([.B91]&gt;[.C91];[.C91]&gt;[.D91];[.D91]&gt;[.E91];[.E91]&gt;[.F91];[.F91]&gt;[.G91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62</text:p>
          </table:table-cell>
          <table:table-cell office:value-type="float" office:value="138711" calcext:value-type="float">
            <text:p>138711</text:p>
          </table:table-cell>
          <table:table-cell office:value-type="float" office:value="139330" calcext:value-type="float">
            <text:p>139330</text:p>
          </table:table-cell>
          <table:table-cell office:value-type="float" office:value="139819" calcext:value-type="float">
            <text:p>139819</text:p>
          </table:table-cell>
          <table:table-cell office:value-type="float" office:value="140297" calcext:value-type="float">
            <text:p>140297</text:p>
          </table:table-cell>
          <table:table-cell office:value-type="float" office:value="141222" calcext:value-type="float">
            <text:p>141222</text:p>
          </table:table-cell>
          <table:table-cell office:value-type="float" office:value="140892" calcext:value-type="float">
            <text:p>140892</text:p>
          </table:table-cell>
          <table:table-cell table:formula="of:=IF(AND([.B92]&gt;[.C92];[.C92]&gt;[.D92];[.D92]&gt;[.E92];[.E92]&gt;[.F92];[.F92]&gt;[.G92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1</text:p>
          </table:table-cell>
          <table:table-cell office:value-type="float" office:value="112916" calcext:value-type="float">
            <text:p>112916</text:p>
          </table:table-cell>
          <table:table-cell office:value-type="float" office:value="113004" calcext:value-type="float">
            <text:p>113004</text:p>
          </table:table-cell>
          <table:table-cell office:value-type="float" office:value="113028" calcext:value-type="float">
            <text:p>113028</text:p>
          </table:table-cell>
          <table:table-cell office:value-type="float" office:value="112997" calcext:value-type="float">
            <text:p>112997</text:p>
          </table:table-cell>
          <table:table-cell office:value-type="float" office:value="112779" calcext:value-type="float">
            <text:p>112779</text:p>
          </table:table-cell>
          <table:table-cell office:value-type="float" office:value="112443" calcext:value-type="float">
            <text:p>112443</text:p>
          </table:table-cell>
          <table:table-cell table:formula="of:=IF(AND([.B93]&gt;[.C93];[.C93]&gt;[.D93];[.D93]&gt;[.E93];[.E93]&gt;[.F93];[.F93]&gt;[.G93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21</text:p>
          </table:table-cell>
          <table:table-cell office:value-type="float" office:value="30933" calcext:value-type="float">
            <text:p>30933</text:p>
          </table:table-cell>
          <table:table-cell office:value-type="float" office:value="30912" calcext:value-type="float">
            <text:p>30912</text:p>
          </table:table-cell>
          <table:table-cell office:value-type="float" office:value="30884" calcext:value-type="float">
            <text:p>30884</text:p>
          </table:table-cell>
          <table:table-cell office:value-type="float" office:value="30890" calcext:value-type="float">
            <text:p>30890</text:p>
          </table:table-cell>
          <table:table-cell office:value-type="float" office:value="30833" calcext:value-type="float">
            <text:p>30833</text:p>
          </table:table-cell>
          <table:table-cell office:value-type="float" office:value="30648" calcext:value-type="float">
            <text:p>30648</text:p>
          </table:table-cell>
          <table:table-cell table:formula="of:=IF(AND([.B94]&gt;[.C94];[.C94]&gt;[.D94];[.D94]&gt;[.E94];[.E94]&gt;[.F94];[.F94]&gt;[.G94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2</text:p>
          </table:table-cell>
          <table:table-cell office:value-type="float" office:value="99258" calcext:value-type="float">
            <text:p>99258</text:p>
          </table:table-cell>
          <table:table-cell office:value-type="float" office:value="98583" calcext:value-type="float">
            <text:p>98583</text:p>
          </table:table-cell>
          <table:table-cell office:value-type="float" office:value="98018" calcext:value-type="float">
            <text:p>98018</text:p>
          </table:table-cell>
          <table:table-cell office:value-type="float" office:value="97295" calcext:value-type="float">
            <text:p>97295</text:p>
          </table:table-cell>
          <table:table-cell office:value-type="float" office:value="96569" calcext:value-type="float">
            <text:p>96569</text:p>
          </table:table-cell>
          <table:table-cell office:value-type="float" office:value="95516" calcext:value-type="float">
            <text:p>95516</text:p>
          </table:table-cell>
          <table:table-cell table:formula="of:=IF(AND([.B95]&gt;[.C95];[.C95]&gt;[.D95];[.D95]&gt;[.E95];[.E95]&gt;[.F95];[.F95]&gt;[.G95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3</text:p>
          </table:table-cell>
          <table:table-cell office:value-type="float" office:value="50282" calcext:value-type="float">
            <text:p>50282</text:p>
          </table:table-cell>
          <table:table-cell office:value-type="float" office:value="50285" calcext:value-type="float">
            <text:p>50285</text:p>
          </table:table-cell>
          <table:table-cell office:value-type="float" office:value="50224" calcext:value-type="float">
            <text:p>50224</text:p>
          </table:table-cell>
          <table:table-cell office:value-type="float" office:value="50103" calcext:value-type="float">
            <text:p>50103</text:p>
          </table:table-cell>
          <table:table-cell office:value-type="float" office:value="49918" calcext:value-type="float">
            <text:p>49918</text:p>
          </table:table-cell>
          <table:table-cell office:value-type="float" office:value="49736" calcext:value-type="float">
            <text:p>49736</text:p>
          </table:table-cell>
          <table:table-cell table:formula="of:=IF(AND([.B96]&gt;[.C96];[.C96]&gt;[.D96];[.D96]&gt;[.E96];[.E96]&gt;[.F96];[.F96]&gt;[.G96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4</text:p>
          </table:table-cell>
          <table:table-cell office:value-type="float" office:value="51062" calcext:value-type="float">
            <text:p>51062</text:p>
          </table:table-cell>
          <table:table-cell office:value-type="float" office:value="50769" calcext:value-type="float">
            <text:p>50769</text:p>
          </table:table-cell>
          <table:table-cell office:value-type="float" office:value="50527" calcext:value-type="float">
            <text:p>50527</text:p>
          </table:table-cell>
          <table:table-cell office:value-type="float" office:value="50143" calcext:value-type="float">
            <text:p>50143</text:p>
          </table:table-cell>
          <table:table-cell office:value-type="float" office:value="49747" calcext:value-type="float">
            <text:p>49747</text:p>
          </table:table-cell>
          <table:table-cell office:value-type="float" office:value="49286" calcext:value-type="float">
            <text:p>49286</text:p>
          </table:table-cell>
          <table:table-cell table:formula="of:=IF(AND([.B97]&gt;[.C97];[.C97]&gt;[.D97];[.D97]&gt;[.E97];[.E97]&gt;[.F97];[.F97]&gt;[.G97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5</text:p>
          </table:table-cell>
          <table:table-cell office:value-type="float" office:value="79631" calcext:value-type="float">
            <text:p>79631</text:p>
          </table:table-cell>
          <table:table-cell office:value-type="float" office:value="79340" calcext:value-type="float">
            <text:p>79340</text:p>
          </table:table-cell>
          <table:table-cell office:value-type="float" office:value="78994" calcext:value-type="float">
            <text:p>78994</text:p>
          </table:table-cell>
          <table:table-cell office:value-type="float" office:value="78616" calcext:value-type="float">
            <text:p>78616</text:p>
          </table:table-cell>
          <table:table-cell office:value-type="float" office:value="78099" calcext:value-type="float">
            <text:p>78099</text:p>
          </table:table-cell>
          <table:table-cell office:value-type="float" office:value="77614" calcext:value-type="float">
            <text:p>77614</text:p>
          </table:table-cell>
          <table:table-cell table:formula="of:=IF(AND([.B98]&gt;[.C98];[.C98]&gt;[.D98];[.D98]&gt;[.E98];[.E98]&gt;[.F98];[.F98]&gt;[.G98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6</text:p>
          </table:table-cell>
          <table:table-cell office:value-type="float" office:value="70430" calcext:value-type="float">
            <text:p>70430</text:p>
          </table:table-cell>
          <table:table-cell office:value-type="float" office:value="70796" calcext:value-type="float">
            <text:p>70796</text:p>
          </table:table-cell>
          <table:table-cell office:value-type="float" office:value="71182" calcext:value-type="float">
            <text:p>71182</text:p>
          </table:table-cell>
          <table:table-cell office:value-type="float" office:value="71705" calcext:value-type="float">
            <text:p>71705</text:p>
          </table:table-cell>
          <table:table-cell office:value-type="float" office:value="72179" calcext:value-type="float">
            <text:p>72179</text:p>
          </table:table-cell>
          <table:table-cell office:value-type="float" office:value="72565" calcext:value-type="float">
            <text:p>72565</text:p>
          </table:table-cell>
          <table:table-cell table:formula="of:=IF(AND([.B99]&gt;[.C99];[.C99]&gt;[.D99];[.D99]&gt;[.E99];[.E99]&gt;[.F99];[.F99]&gt;[.G99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7</text:p>
          </table:table-cell>
          <table:table-cell office:value-type="float" office:value="77457" calcext:value-type="float">
            <text:p>77457</text:p>
          </table:table-cell>
          <table:table-cell office:value-type="float" office:value="77203" calcext:value-type="float">
            <text:p>77203</text:p>
          </table:table-cell>
          <table:table-cell office:value-type="float" office:value="76984" calcext:value-type="float">
            <text:p>76984</text:p>
          </table:table-cell>
          <table:table-cell office:value-type="float" office:value="76623" calcext:value-type="float">
            <text:p>76623</text:p>
          </table:table-cell>
          <table:table-cell office:value-type="float" office:value="76106" calcext:value-type="float">
            <text:p>76106</text:p>
          </table:table-cell>
          <table:table-cell office:value-type="float" office:value="75524" calcext:value-type="float">
            <text:p>75524</text:p>
          </table:table-cell>
          <table:table-cell table:formula="of:=IF(AND([.B100]&gt;[.C100];[.C100]&gt;[.D100];[.D100]&gt;[.E100];[.E100]&gt;[.F100];[.F100]&gt;[.G100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8</text:p>
          </table:table-cell>
          <table:table-cell office:value-type="float" office:value="119518" calcext:value-type="float">
            <text:p>119518</text:p>
          </table:table-cell>
          <table:table-cell office:value-type="float" office:value="119299" calcext:value-type="float">
            <text:p>119299</text:p>
          </table:table-cell>
          <table:table-cell office:value-type="float" office:value="119285" calcext:value-type="float">
            <text:p>119285</text:p>
          </table:table-cell>
          <table:table-cell office:value-type="float" office:value="119289" calcext:value-type="float">
            <text:p>119289</text:p>
          </table:table-cell>
          <table:table-cell office:value-type="float" office:value="119291" calcext:value-type="float">
            <text:p>119291</text:p>
          </table:table-cell>
          <table:table-cell office:value-type="float" office:value="118941" calcext:value-type="float">
            <text:p>118941</text:p>
          </table:table-cell>
          <table:table-cell table:formula="of:=IF(AND([.B101]&gt;[.C101];[.C101]&gt;[.D101];[.D101]&gt;[.E101];[.E101]&gt;[.F101];[.F101]&gt;[.G101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9</text:p>
          </table:table-cell>
          <table:table-cell office:value-type="float" office:value="52023" calcext:value-type="float">
            <text:p>52023</text:p>
          </table:table-cell>
          <table:table-cell office:value-type="float" office:value="52003" calcext:value-type="float">
            <text:p>52003</text:p>
          </table:table-cell>
          <table:table-cell office:value-type="float" office:value="51851" calcext:value-type="float">
            <text:p>51851</text:p>
          </table:table-cell>
          <table:table-cell office:value-type="float" office:value="51597" calcext:value-type="float">
            <text:p>51597</text:p>
          </table:table-cell>
          <table:table-cell office:value-type="float" office:value="51220" calcext:value-type="float">
            <text:p>51220</text:p>
          </table:table-cell>
          <table:table-cell office:value-type="float" office:value="50952" calcext:value-type="float">
            <text:p>50952</text:p>
          </table:table-cell>
          <table:table-cell table:formula="of:=IF(AND([.B102]&gt;[.C102];[.C102]&gt;[.D102];[.D102]&gt;[.E102];[.E102]&gt;[.F102];[.F102]&gt;[.G102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0</text:p>
          </table:table-cell>
          <table:table-cell office:value-type="float" office:value="91283" calcext:value-type="float">
            <text:p>91283</text:p>
          </table:table-cell>
          <table:table-cell office:value-type="float" office:value="91334" calcext:value-type="float">
            <text:p>91334</text:p>
          </table:table-cell>
          <table:table-cell office:value-type="float" office:value="91301" calcext:value-type="float">
            <text:p>91301</text:p>
          </table:table-cell>
          <table:table-cell office:value-type="float" office:value="91315" calcext:value-type="float">
            <text:p>91315</text:p>
          </table:table-cell>
          <table:table-cell office:value-type="float" office:value="91353" calcext:value-type="float">
            <text:p>91353</text:p>
          </table:table-cell>
          <table:table-cell office:value-type="float" office:value="91208" calcext:value-type="float">
            <text:p>91208</text:p>
          </table:table-cell>
          <table:table-cell table:formula="of:=IF(AND([.B103]&gt;[.C103];[.C103]&gt;[.D103];[.D103]&gt;[.E103];[.E103]&gt;[.F103];[.F103]&gt;[.G103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1</text:p>
          </table:table-cell>
          <table:table-cell office:value-type="float" office:value="41679" calcext:value-type="float">
            <text:p>41679</text:p>
          </table:table-cell>
          <table:table-cell office:value-type="float" office:value="41484" calcext:value-type="float">
            <text:p>41484</text:p>
          </table:table-cell>
          <table:table-cell office:value-type="float" office:value="41380" calcext:value-type="float">
            <text:p>41380</text:p>
          </table:table-cell>
          <table:table-cell office:value-type="float" office:value="41205" calcext:value-type="float">
            <text:p>41205</text:p>
          </table:table-cell>
          <table:table-cell office:value-type="float" office:value="41108" calcext:value-type="float">
            <text:p>41108</text:p>
          </table:table-cell>
          <table:table-cell office:value-type="float" office:value="40906" calcext:value-type="float">
            <text:p>40906</text:p>
          </table:table-cell>
          <table:table-cell table:formula="of:=IF(AND([.B104]&gt;[.C104];[.C104]&gt;[.D104];[.D104]&gt;[.E104];[.E104]&gt;[.F104];[.F104]&gt;[.G104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2</text:p>
          </table:table-cell>
          <table:table-cell office:value-type="float" office:value="115125" calcext:value-type="float">
            <text:p>115125</text:p>
          </table:table-cell>
          <table:table-cell office:value-type="float" office:value="114336" calcext:value-type="float">
            <text:p>114336</text:p>
          </table:table-cell>
          <table:table-cell office:value-type="float" office:value="113923" calcext:value-type="float">
            <text:p>113923</text:p>
          </table:table-cell>
          <table:table-cell office:value-type="float" office:value="113315" calcext:value-type="float">
            <text:p>113315</text:p>
          </table:table-cell>
          <table:table-cell office:value-type="float" office:value="112644" calcext:value-type="float">
            <text:p>112644</text:p>
          </table:table-cell>
          <table:table-cell office:value-type="float" office:value="111696" calcext:value-type="float">
            <text:p>111696</text:p>
          </table:table-cell>
          <table:table-cell table:formula="of:=IF(AND([.B105]&gt;[.C105];[.C105]&gt;[.D105];[.D105]&gt;[.E105];[.E105]&gt;[.F105];[.F105]&gt;[.G105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3</text:p>
          </table:table-cell>
          <table:table-cell office:value-type="float" office:value="49239" calcext:value-type="float">
            <text:p>49239</text:p>
          </table:table-cell>
          <table:table-cell office:value-type="float" office:value="49081" calcext:value-type="float">
            <text:p>49081</text:p>
          </table:table-cell>
          <table:table-cell office:value-type="float" office:value="48997" calcext:value-type="float">
            <text:p>48997</text:p>
          </table:table-cell>
          <table:table-cell office:value-type="float" office:value="48808" calcext:value-type="float">
            <text:p>48808</text:p>
          </table:table-cell>
          <table:table-cell office:value-type="float" office:value="48592" calcext:value-type="float">
            <text:p>48592</text:p>
          </table:table-cell>
          <table:table-cell office:value-type="float" office:value="48385" calcext:value-type="float">
            <text:p>48385</text:p>
          </table:table-cell>
          <table:table-cell table:formula="of:=IF(AND([.B106]&gt;[.C106];[.C106]&gt;[.D106];[.D106]&gt;[.E106];[.E106]&gt;[.F106];[.F106]&gt;[.G106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4</text:p>
          </table:table-cell>
          <table:table-cell office:value-type="float" office:value="119268" calcext:value-type="float">
            <text:p>119268</text:p>
          </table:table-cell>
          <table:table-cell office:value-type="float" office:value="119009" calcext:value-type="float">
            <text:p>119009</text:p>
          </table:table-cell>
          <table:table-cell office:value-type="float" office:value="118692" calcext:value-type="float">
            <text:p>118692</text:p>
          </table:table-cell>
          <table:table-cell office:value-type="float" office:value="118240" calcext:value-type="float">
            <text:p>118240</text:p>
          </table:table-cell>
          <table:table-cell office:value-type="float" office:value="117674" calcext:value-type="float">
            <text:p>117674</text:p>
          </table:table-cell>
          <table:table-cell office:value-type="float" office:value="116918" calcext:value-type="float">
            <text:p>116918</text:p>
          </table:table-cell>
          <table:table-cell table:formula="of:=IF(AND([.B107]&gt;[.C107];[.C107]&gt;[.D107];[.D107]&gt;[.E107];[.E107]&gt;[.F107];[.F107]&gt;[.G107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5</text:p>
          </table:table-cell>
          <table:table-cell office:value-type="float" office:value="38177" calcext:value-type="float">
            <text:p>38177</text:p>
          </table:table-cell>
          <table:table-cell office:value-type="float" office:value="38198" calcext:value-type="float">
            <text:p>38198</text:p>
          </table:table-cell>
          <table:table-cell office:value-type="float" office:value="38224" calcext:value-type="float">
            <text:p>38224</text:p>
          </table:table-cell>
          <table:table-cell office:value-type="float" office:value="38195" calcext:value-type="float">
            <text:p>38195</text:p>
          </table:table-cell>
          <table:table-cell office:value-type="float" office:value="38174" calcext:value-type="float">
            <text:p>38174</text:p>
          </table:table-cell>
          <table:table-cell office:value-type="float" office:value="38173" calcext:value-type="float">
            <text:p>38173</text:p>
          </table:table-cell>
          <table:table-cell table:formula="of:=IF(AND([.B108]&gt;[.C108];[.C108]&gt;[.D108];[.D108]&gt;[.E108];[.E108]&gt;[.F108];[.F108]&gt;[.G108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6</text:p>
          </table:table-cell>
          <table:table-cell office:value-type="float" office:value="118671" calcext:value-type="float">
            <text:p>118671</text:p>
          </table:table-cell>
          <table:table-cell office:value-type="float" office:value="118234" calcext:value-type="float">
            <text:p>118234</text:p>
          </table:table-cell>
          <table:table-cell office:value-type="float" office:value="117852" calcext:value-type="float">
            <text:p>117852</text:p>
          </table:table-cell>
          <table:table-cell office:value-type="float" office:value="117259" calcext:value-type="float">
            <text:p>117259</text:p>
          </table:table-cell>
          <table:table-cell office:value-type="float" office:value="116519" calcext:value-type="float">
            <text:p>116519</text:p>
          </table:table-cell>
          <table:table-cell office:value-type="float" office:value="115735" calcext:value-type="float">
            <text:p>115735</text:p>
          </table:table-cell>
          <table:table-cell table:formula="of:=IF(AND([.B109]&gt;[.C109];[.C109]&gt;[.D109];[.D109]&gt;[.E109];[.E109]&gt;[.F109];[.F109]&gt;[.G109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7</text:p>
          </table:table-cell>
          <table:table-cell office:value-type="float" office:value="77290" calcext:value-type="float">
            <text:p>77290</text:p>
          </table:table-cell>
          <table:table-cell office:value-type="float" office:value="77238" calcext:value-type="float">
            <text:p>77238</text:p>
          </table:table-cell>
          <table:table-cell office:value-type="float" office:value="77017" calcext:value-type="float">
            <text:p>77017</text:p>
          </table:table-cell>
          <table:table-cell office:value-type="float" office:value="76699" calcext:value-type="float">
            <text:p>76699</text:p>
          </table:table-cell>
          <table:table-cell office:value-type="float" office:value="76256" calcext:value-type="float">
            <text:p>76256</text:p>
          </table:table-cell>
          <table:table-cell office:value-type="float" office:value="75736" calcext:value-type="float">
            <text:p>75736</text:p>
          </table:table-cell>
          <table:table-cell table:formula="of:=IF(AND([.B110]&gt;[.C110];[.C110]&gt;[.D110];[.D110]&gt;[.E110];[.E110]&gt;[.F110];[.F110]&gt;[.G110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8</text:p>
          </table:table-cell>
          <table:table-cell office:value-type="float" office:value="42195" calcext:value-type="float">
            <text:p>42195</text:p>
          </table:table-cell>
          <table:table-cell office:value-type="float" office:value="42237" calcext:value-type="float">
            <text:p>42237</text:p>
          </table:table-cell>
          <table:table-cell office:value-type="float" office:value="42255" calcext:value-type="float">
            <text:p>42255</text:p>
          </table:table-cell>
          <table:table-cell office:value-type="float" office:value="42213" calcext:value-type="float">
            <text:p>42213</text:p>
          </table:table-cell>
          <table:table-cell office:value-type="float" office:value="42105" calcext:value-type="float">
            <text:p>42105</text:p>
          </table:table-cell>
          <table:table-cell office:value-type="float" office:value="41984" calcext:value-type="float">
            <text:p>41984</text:p>
          </table:table-cell>
          <table:table-cell table:formula="of:=IF(AND([.B111]&gt;[.C111];[.C111]&gt;[.D111];[.D111]&gt;[.E111];[.E111]&gt;[.F111];[.F111]&gt;[.G111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9</text:p>
          </table:table-cell>
          <table:table-cell office:value-type="float" office:value="67483" calcext:value-type="float">
            <text:p>67483</text:p>
          </table:table-cell>
          <table:table-cell office:value-type="float" office:value="67248" calcext:value-type="float">
            <text:p>67248</text:p>
          </table:table-cell>
          <table:table-cell office:value-type="float" office:value="67049" calcext:value-type="float">
            <text:p>67049</text:p>
          </table:table-cell>
          <table:table-cell office:value-type="float" office:value="66766" calcext:value-type="float">
            <text:p>66766</text:p>
          </table:table-cell>
          <table:table-cell office:value-type="float" office:value="66380" calcext:value-type="float">
            <text:p>66380</text:p>
          </table:table-cell>
          <table:table-cell office:value-type="float" office:value="66064" calcext:value-type="float">
            <text:p>66064</text:p>
          </table:table-cell>
          <table:table-cell table:formula="of:=IF(AND([.B112]&gt;[.C112];[.C112]&gt;[.D112];[.D112]&gt;[.E112];[.E112]&gt;[.F112];[.F112]&gt;[.G112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20</text:p>
          </table:table-cell>
          <table:table-cell office:value-type="float" office:value="165130" calcext:value-type="float">
            <text:p>165130</text:p>
          </table:table-cell>
          <table:table-cell office:value-type="float" office:value="165206" calcext:value-type="float">
            <text:p>165206</text:p>
          </table:table-cell>
          <table:table-cell office:value-type="float" office:value="165606" calcext:value-type="float">
            <text:p>165606</text:p>
          </table:table-cell>
          <table:table-cell office:value-type="float" office:value="165916" calcext:value-type="float">
            <text:p>165916</text:p>
          </table:table-cell>
          <table:table-cell office:value-type="float" office:value="166113" calcext:value-type="float">
            <text:p>166113</text:p>
          </table:table-cell>
          <table:table-cell office:value-type="float" office:value="165850" calcext:value-type="float">
            <text:p>165850</text:p>
          </table:table-cell>
          <table:table-cell table:formula="of:=IF(AND([.B113]&gt;[.C113];[.C113]&gt;[.D113];[.D113]&gt;[.E113];[.E113]&gt;[.F113];[.F113]&gt;[.G113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61</text:p>
          </table:table-cell>
          <table:table-cell office:value-type="float" office:value="700982" calcext:value-type="float">
            <text:p>700982</text:p>
          </table:table-cell>
          <table:table-cell office:value-type="float" office:value="696503" calcext:value-type="float">
            <text:p>696503</text:p>
          </table:table-cell>
          <table:table-cell office:value-type="float" office:value="690422" calcext:value-type="float">
            <text:p>690422</text:p>
          </table:table-cell>
          <table:table-cell office:value-type="float" office:value="685285" calcext:value-type="float">
            <text:p>685285</text:p>
          </table:table-cell>
          <table:table-cell office:value-type="float" office:value="679941" calcext:value-type="float">
            <text:p>679941</text:p>
          </table:table-cell>
          <table:table-cell office:value-type="float" office:value="672185" calcext:value-type="float">
            <text:p>672185</text:p>
          </table:table-cell>
          <table:table-cell table:formula="of:=IF(AND([.B114]&gt;[.C114];[.C114]&gt;[.D114];[.D114]&gt;[.E114];[.E114]&gt;[.F114];[.F114]&gt;[.G114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62</text:p>
          </table:table-cell>
          <table:table-cell office:value-type="float" office:value="75183" calcext:value-type="float">
            <text:p>75183</text:p>
          </table:table-cell>
          <table:table-cell office:value-type="float" office:value="74694" calcext:value-type="float">
            <text:p>74694</text:p>
          </table:table-cell>
          <table:table-cell office:value-type="float" office:value="74312" calcext:value-type="float">
            <text:p>74312</text:p>
          </table:table-cell>
          <table:table-cell office:value-type="float" office:value="73670" calcext:value-type="float">
            <text:p>73670</text:p>
          </table:table-cell>
          <table:table-cell office:value-type="float" office:value="73090" calcext:value-type="float">
            <text:p>73090</text:p>
          </table:table-cell>
          <table:table-cell office:value-type="float" office:value="72250" calcext:value-type="float">
            <text:p>72250</text:p>
          </table:table-cell>
          <table:table-cell table:formula="of:=IF(AND([.B115]&gt;[.C115];[.C115]&gt;[.D115];[.D115]&gt;[.E115];[.E115]&gt;[.F115];[.F115]&gt;[.G115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63</text:p>
          </table:table-cell>
          <table:table-cell office:value-type="float" office:value="48388" calcext:value-type="float">
            <text:p>48388</text:p>
          </table:table-cell>
          <table:table-cell office:value-type="float" office:value="48327" calcext:value-type="float">
            <text:p>48327</text:p>
          </table:table-cell>
          <table:table-cell office:value-type="float" office:value="48308" calcext:value-type="float">
            <text:p>48308</text:p>
          </table:table-cell>
          <table:table-cell office:value-type="float" office:value="48178" calcext:value-type="float">
            <text:p>48178</text:p>
          </table:table-cell>
          <table:table-cell office:value-type="float" office:value="48089" calcext:value-type="float">
            <text:p>48089</text:p>
          </table:table-cell>
          <table:table-cell office:value-type="float" office:value="47655" calcext:value-type="float">
            <text:p>47655</text:p>
          </table:table-cell>
          <table:table-cell table:formula="of:=IF(AND([.B116]&gt;[.C116];[.C116]&gt;[.D116];[.D116]&gt;[.E116];[.E116]&gt;[.F116];[.F116]&gt;[.G116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1</text:p>
          </table:table-cell>
          <table:table-cell office:value-type="float" office:value="105416" calcext:value-type="float">
            <text:p>105416</text:p>
          </table:table-cell>
          <table:table-cell office:value-type="float" office:value="105747" calcext:value-type="float">
            <text:p>105747</text:p>
          </table:table-cell>
          <table:table-cell office:value-type="float" office:value="106096" calcext:value-type="float">
            <text:p>106096</text:p>
          </table:table-cell>
          <table:table-cell office:value-type="float" office:value="106514" calcext:value-type="float">
            <text:p>106514</text:p>
          </table:table-cell>
          <table:table-cell office:value-type="float" office:value="106858" calcext:value-type="float">
            <text:p>106858</text:p>
          </table:table-cell>
          <table:table-cell office:value-type="float" office:value="106947" calcext:value-type="float">
            <text:p>106947</text:p>
          </table:table-cell>
          <table:table-cell table:formula="of:=IF(AND([.B117]&gt;[.C117];[.C117]&gt;[.D117];[.D117]&gt;[.E117];[.E117]&gt;[.F117];[.F117]&gt;[.G117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2</text:p>
          </table:table-cell>
          <table:table-cell office:value-type="float" office:value="92983" calcext:value-type="float">
            <text:p>92983</text:p>
          </table:table-cell>
          <table:table-cell office:value-type="float" office:value="93001" calcext:value-type="float">
            <text:p>93001</text:p>
          </table:table-cell>
          <table:table-cell office:value-type="float" office:value="93164" calcext:value-type="float">
            <text:p>93164</text:p>
          </table:table-cell>
          <table:table-cell office:value-type="float" office:value="93206" calcext:value-type="float">
            <text:p>93206</text:p>
          </table:table-cell>
          <table:table-cell office:value-type="float" office:value="93201" calcext:value-type="float">
            <text:p>93201</text:p>
          </table:table-cell>
          <table:table-cell office:value-type="float" office:value="93035" calcext:value-type="float">
            <text:p>93035</text:p>
          </table:table-cell>
          <table:table-cell table:formula="of:=IF(AND([.B118]&gt;[.C118];[.C118]&gt;[.D118];[.D118]&gt;[.E118];[.E118]&gt;[.F118];[.F118]&gt;[.G118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3</text:p>
          </table:table-cell>
          <table:table-cell office:value-type="float" office:value="126463" calcext:value-type="float">
            <text:p>126463</text:p>
          </table:table-cell>
          <table:table-cell office:value-type="float" office:value="126049" calcext:value-type="float">
            <text:p>126049</text:p>
          </table:table-cell>
          <table:table-cell office:value-type="float" office:value="125725" calcext:value-type="float">
            <text:p>125725</text:p>
          </table:table-cell>
          <table:table-cell office:value-type="float" office:value="125385" calcext:value-type="float">
            <text:p>125385</text:p>
          </table:table-cell>
          <table:table-cell office:value-type="float" office:value="124536" calcext:value-type="float">
            <text:p>124536</text:p>
          </table:table-cell>
          <table:table-cell office:value-type="float" office:value="123664" calcext:value-type="float">
            <text:p>123664</text:p>
          </table:table-cell>
          <table:table-cell table:formula="of:=IF(AND([.B119]&gt;[.C119];[.C119]&gt;[.D119];[.D119]&gt;[.E119];[.E119]&gt;[.F119];[.F119]&gt;[.G119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4</text:p>
          </table:table-cell>
          <table:table-cell office:value-type="float" office:value="59374" calcext:value-type="float">
            <text:p>59374</text:p>
          </table:table-cell>
          <table:table-cell office:value-type="float" office:value="59342" calcext:value-type="float">
            <text:p>59342</text:p>
          </table:table-cell>
          <table:table-cell office:value-type="float" office:value="59311" calcext:value-type="float">
            <text:p>59311</text:p>
          </table:table-cell>
          <table:table-cell office:value-type="float" office:value="59350" calcext:value-type="float">
            <text:p>59350</text:p>
          </table:table-cell>
          <table:table-cell office:value-type="float" office:value="59174" calcext:value-type="float">
            <text:p>59174</text:p>
          </table:table-cell>
          <table:table-cell office:value-type="float" office:value="58977" calcext:value-type="float">
            <text:p>58977</text:p>
          </table:table-cell>
          <table:table-cell table:formula="of:=IF(AND([.B120]&gt;[.C120];[.C120]&gt;[.D120];[.D120]&gt;[.E120];[.E120]&gt;[.F120];[.F120]&gt;[.G120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5</text:p>
          </table:table-cell>
          <table:table-cell office:value-type="float" office:value="109140" calcext:value-type="float">
            <text:p>109140</text:p>
          </table:table-cell>
          <table:table-cell office:value-type="float" office:value="109049" calcext:value-type="float">
            <text:p>109049</text:p>
          </table:table-cell>
          <table:table-cell office:value-type="float" office:value="109076" calcext:value-type="float">
            <text:p>109076</text:p>
          </table:table-cell>
          <table:table-cell office:value-type="float" office:value="109104" calcext:value-type="float">
            <text:p>109104</text:p>
          </table:table-cell>
          <table:table-cell office:value-type="float" office:value="108886" calcext:value-type="float">
            <text:p>108886</text:p>
          </table:table-cell>
          <table:table-cell office:value-type="float" office:value="108487" calcext:value-type="float">
            <text:p>108487</text:p>
          </table:table-cell>
          <table:table-cell table:formula="of:=IF(AND([.B121]&gt;[.C121];[.C121]&gt;[.D121];[.D121]&gt;[.E121];[.E121]&gt;[.F121];[.F121]&gt;[.G121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6</text:p>
          </table:table-cell>
          <table:table-cell office:value-type="float" office:value="270490" calcext:value-type="float">
            <text:p>270490</text:p>
          </table:table-cell>
          <table:table-cell office:value-type="float" office:value="272591" calcext:value-type="float">
            <text:p>272591</text:p>
          </table:table-cell>
          <table:table-cell office:value-type="float" office:value="274843" calcext:value-type="float">
            <text:p>274843</text:p>
          </table:table-cell>
          <table:table-cell office:value-type="float" office:value="277145" calcext:value-type="float">
            <text:p>277145</text:p>
          </table:table-cell>
          <table:table-cell office:value-type="float" office:value="279239" calcext:value-type="float">
            <text:p>279239</text:p>
          </table:table-cell>
          <table:table-cell office:value-type="float" office:value="281440" calcext:value-type="float">
            <text:p>281440</text:p>
          </table:table-cell>
          <table:table-cell table:formula="of:=IF(AND([.B122]&gt;[.C122];[.C122]&gt;[.D122];[.D122]&gt;[.E122];[.E122]&gt;[.F122];[.F122]&gt;[.G122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7</text:p>
          </table:table-cell>
          <table:table-cell office:value-type="float" office:value="129699" calcext:value-type="float">
            <text:p>129699</text:p>
          </table:table-cell>
          <table:table-cell office:value-type="float" office:value="130289" calcext:value-type="float">
            <text:p>130289</text:p>
          </table:table-cell>
          <table:table-cell office:value-type="float" office:value="130964" calcext:value-type="float">
            <text:p>130964</text:p>
          </table:table-cell>
          <table:table-cell office:value-type="float" office:value="131523" calcext:value-type="float">
            <text:p>131523</text:p>
          </table:table-cell>
          <table:table-cell office:value-type="float" office:value="131764" calcext:value-type="float">
            <text:p>131764</text:p>
          </table:table-cell>
          <table:table-cell office:value-type="float" office:value="132148" calcext:value-type="float">
            <text:p>132148</text:p>
          </table:table-cell>
          <table:table-cell table:formula="of:=IF(AND([.B123]&gt;[.C123];[.C123]&gt;[.D123];[.D123]&gt;[.E123];[.E123]&gt;[.F123];[.F123]&gt;[.G123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8</text:p>
          </table:table-cell>
          <table:table-cell office:value-type="float" office:value="49592" calcext:value-type="float">
            <text:p>49592</text:p>
          </table:table-cell>
          <table:table-cell office:value-type="float" office:value="49505" calcext:value-type="float">
            <text:p>49505</text:p>
          </table:table-cell>
          <table:table-cell office:value-type="float" office:value="49315" calcext:value-type="float">
            <text:p>49315</text:p>
          </table:table-cell>
          <table:table-cell office:value-type="float" office:value="49137" calcext:value-type="float">
            <text:p>49137</text:p>
          </table:table-cell>
          <table:table-cell office:value-type="float" office:value="48818" calcext:value-type="float">
            <text:p>48818</text:p>
          </table:table-cell>
          <table:table-cell office:value-type="float" office:value="48464" calcext:value-type="float">
            <text:p>48464</text:p>
          </table:table-cell>
          <table:table-cell table:formula="of:=IF(AND([.B124]&gt;[.C124];[.C124]&gt;[.D124];[.D124]&gt;[.E124];[.E124]&gt;[.F124];[.F124]&gt;[.G124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9</text:p>
          </table:table-cell>
          <table:table-cell office:value-type="float" office:value="125020" calcext:value-type="float">
            <text:p>125020</text:p>
          </table:table-cell>
          <table:table-cell office:value-type="float" office:value="125647" calcext:value-type="float">
            <text:p>125647</text:p>
          </table:table-cell>
          <table:table-cell office:value-type="float" office:value="126339" calcext:value-type="float">
            <text:p>126339</text:p>
          </table:table-cell>
          <table:table-cell office:value-type="float" office:value="127028" calcext:value-type="float">
            <text:p>127028</text:p>
          </table:table-cell>
          <table:table-cell office:value-type="float" office:value="127600" calcext:value-type="float">
            <text:p>127600</text:p>
          </table:table-cell>
          <table:table-cell office:value-type="float" office:value="127972" calcext:value-type="float">
            <text:p>127972</text:p>
          </table:table-cell>
          <table:table-cell table:formula="of:=IF(AND([.B125]&gt;[.C125];[.C125]&gt;[.D125];[.D125]&gt;[.E125];[.E125]&gt;[.F125];[.F125]&gt;[.G125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0</text:p>
          </table:table-cell>
          <table:table-cell office:value-type="float" office:value="212894" calcext:value-type="float">
            <text:p>212894</text:p>
          </table:table-cell>
          <table:table-cell office:value-type="float" office:value="213864" calcext:value-type="float">
            <text:p>213864</text:p>
          </table:table-cell>
          <table:table-cell office:value-type="float" office:value="214999" calcext:value-type="float">
            <text:p>214999</text:p>
          </table:table-cell>
          <table:table-cell office:value-type="float" office:value="216176" calcext:value-type="float">
            <text:p>216176</text:p>
          </table:table-cell>
          <table:table-cell office:value-type="float" office:value="216796" calcext:value-type="float">
            <text:p>216796</text:p>
          </table:table-cell>
          <table:table-cell office:value-type="float" office:value="217071" calcext:value-type="float">
            <text:p>217071</text:p>
          </table:table-cell>
          <table:table-cell table:formula="of:=IF(AND([.B126]&gt;[.C126];[.C126]&gt;[.D126];[.D126]&gt;[.E126];[.E126]&gt;[.F126];[.F126]&gt;[.G126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1</text:p>
          </table:table-cell>
          <table:table-cell office:value-type="float" office:value="190517" calcext:value-type="float">
            <text:p>190517</text:p>
          </table:table-cell>
          <table:table-cell office:value-type="float" office:value="190757" calcext:value-type="float">
            <text:p>190757</text:p>
          </table:table-cell>
          <table:table-cell office:value-type="float" office:value="191266" calcext:value-type="float">
            <text:p>191266</text:p>
          </table:table-cell>
          <table:table-cell office:value-type="float" office:value="191508" calcext:value-type="float">
            <text:p>191508</text:p>
          </table:table-cell>
          <table:table-cell office:value-type="float" office:value="191782" calcext:value-type="float">
            <text:p>191782</text:p>
          </table:table-cell>
          <table:table-cell office:value-type="float" office:value="191646" calcext:value-type="float">
            <text:p>191646</text:p>
          </table:table-cell>
          <table:table-cell table:formula="of:=IF(AND([.B127]&gt;[.C127];[.C127]&gt;[.D127];[.D127]&gt;[.E127];[.E127]&gt;[.F127];[.F127]&gt;[.G127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2</text:p>
          </table:table-cell>
          <table:table-cell office:value-type="float" office:value="113148" calcext:value-type="float">
            <text:p>113148</text:p>
          </table:table-cell>
          <table:table-cell office:value-type="float" office:value="112863" calcext:value-type="float">
            <text:p>112863</text:p>
          </table:table-cell>
          <table:table-cell office:value-type="float" office:value="112539" calcext:value-type="float">
            <text:p>112539</text:p>
          </table:table-cell>
          <table:table-cell office:value-type="float" office:value="112035" calcext:value-type="float">
            <text:p>112035</text:p>
          </table:table-cell>
          <table:table-cell office:value-type="float" office:value="111217" calcext:value-type="float">
            <text:p>111217</text:p>
          </table:table-cell>
          <table:table-cell office:value-type="float" office:value="110471" calcext:value-type="float">
            <text:p>110471</text:p>
          </table:table-cell>
          <table:table-cell table:formula="of:=IF(AND([.B128]&gt;[.C128];[.C128]&gt;[.D128];[.D128]&gt;[.E128];[.E128]&gt;[.F128];[.F128]&gt;[.G128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3</text:p>
          </table:table-cell>
          <table:table-cell office:value-type="float" office:value="154819" calcext:value-type="float">
            <text:p>154819</text:p>
          </table:table-cell>
          <table:table-cell office:value-type="float" office:value="154581" calcext:value-type="float">
            <text:p>154581</text:p>
          </table:table-cell>
          <table:table-cell office:value-type="float" office:value="154292" calcext:value-type="float">
            <text:p>154292</text:p>
          </table:table-cell>
          <table:table-cell office:value-type="float" office:value="153737" calcext:value-type="float">
            <text:p>153737</text:p>
          </table:table-cell>
          <table:table-cell office:value-type="float" office:value="153486" calcext:value-type="float">
            <text:p>153486</text:p>
          </table:table-cell>
          <table:table-cell office:value-type="float" office:value="152687" calcext:value-type="float">
            <text:p>152687</text:p>
          </table:table-cell>
          <table:table-cell table:formula="of:=IF(AND([.B129]&gt;[.C129];[.C129]&gt;[.D129];[.D129]&gt;[.E129];[.E129]&gt;[.F129];[.F129]&gt;[.G129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4</text:p>
          </table:table-cell>
          <table:table-cell office:value-type="float" office:value="43716" calcext:value-type="float">
            <text:p>43716</text:p>
          </table:table-cell>
          <table:table-cell office:value-type="float" office:value="43648" calcext:value-type="float">
            <text:p>43648</text:p>
          </table:table-cell>
          <table:table-cell office:value-type="float" office:value="43658" calcext:value-type="float">
            <text:p>43658</text:p>
          </table:table-cell>
          <table:table-cell office:value-type="float" office:value="43523" calcext:value-type="float">
            <text:p>43523</text:p>
          </table:table-cell>
          <table:table-cell office:value-type="float" office:value="43222" calcext:value-type="float">
            <text:p>43222</text:p>
          </table:table-cell>
          <table:table-cell office:value-type="float" office:value="43057" calcext:value-type="float">
            <text:p>43057</text:p>
          </table:table-cell>
          <table:table-cell table:formula="of:=IF(AND([.B130]&gt;[.C130];[.C130]&gt;[.D130];[.D130]&gt;[.E130];[.E130]&gt;[.F130];[.F130]&gt;[.G130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5</text:p>
          </table:table-cell>
          <table:table-cell office:value-type="float" office:value="84175" calcext:value-type="float">
            <text:p>84175</text:p>
          </table:table-cell>
          <table:table-cell office:value-type="float" office:value="84184" calcext:value-type="float">
            <text:p>84184</text:p>
          </table:table-cell>
          <table:table-cell office:value-type="float" office:value="84317" calcext:value-type="float">
            <text:p>84317</text:p>
          </table:table-cell>
          <table:table-cell office:value-type="float" office:value="84255" calcext:value-type="float">
            <text:p>84255</text:p>
          </table:table-cell>
          <table:table-cell office:value-type="float" office:value="84232" calcext:value-type="float">
            <text:p>84232</text:p>
          </table:table-cell>
          <table:table-cell office:value-type="float" office:value="83761" calcext:value-type="float">
            <text:p>83761</text:p>
          </table:table-cell>
          <table:table-cell table:formula="of:=IF(AND([.B131]&gt;[.C131];[.C131]&gt;[.D131];[.D131]&gt;[.E131];[.E131]&gt;[.F131];[.F131]&gt;[.G131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6</text:p>
          </table:table-cell>
          <table:table-cell office:value-type="float" office:value="200600" calcext:value-type="float">
            <text:p>200600</text:p>
          </table:table-cell>
          <table:table-cell office:value-type="float" office:value="200886" calcext:value-type="float">
            <text:p>200886</text:p>
          </table:table-cell>
          <table:table-cell office:value-type="float" office:value="201268" calcext:value-type="float">
            <text:p>201268</text:p>
          </table:table-cell>
          <table:table-cell office:value-type="float" office:value="201570" calcext:value-type="float">
            <text:p>201570</text:p>
          </table:table-cell>
          <table:table-cell office:value-type="float" office:value="201497" calcext:value-type="float">
            <text:p>201497</text:p>
          </table:table-cell>
          <table:table-cell office:value-type="float" office:value="201230" calcext:value-type="float">
            <text:p>201230</text:p>
          </table:table-cell>
          <table:table-cell table:formula="of:=IF(AND([.B132]&gt;[.C132];[.C132]&gt;[.D132];[.D132]&gt;[.E132];[.E132]&gt;[.F132];[.F132]&gt;[.G132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7</text:p>
          </table:table-cell>
          <table:table-cell office:value-type="float" office:value="67884" calcext:value-type="float">
            <text:p>67884</text:p>
          </table:table-cell>
          <table:table-cell office:value-type="float" office:value="67905" calcext:value-type="float">
            <text:p>67905</text:p>
          </table:table-cell>
          <table:table-cell office:value-type="float" office:value="68034" calcext:value-type="float">
            <text:p>68034</text:p>
          </table:table-cell>
          <table:table-cell office:value-type="float" office:value="68146" calcext:value-type="float">
            <text:p>68146</text:p>
          </table:table-cell>
          <table:table-cell office:value-type="float" office:value="68072" calcext:value-type="float">
            <text:p>68072</text:p>
          </table:table-cell>
          <table:table-cell office:value-type="float" office:value="68049" calcext:value-type="float">
            <text:p>68049</text:p>
          </table:table-cell>
          <table:table-cell table:formula="of:=IF(AND([.B133]&gt;[.C133];[.C133]&gt;[.D133];[.D133]&gt;[.E133];[.E133]&gt;[.F133];[.F133]&gt;[.G133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8</text:p>
          </table:table-cell>
          <table:table-cell office:value-type="float" office:value="159538" calcext:value-type="float">
            <text:p>159538</text:p>
          </table:table-cell>
          <table:table-cell office:value-type="float" office:value="159678" calcext:value-type="float">
            <text:p>159678</text:p>
          </table:table-cell>
          <table:table-cell office:value-type="float" office:value="159938" calcext:value-type="float">
            <text:p>159938</text:p>
          </table:table-cell>
          <table:table-cell office:value-type="float" office:value="160130" calcext:value-type="float">
            <text:p>160130</text:p>
          </table:table-cell>
          <table:table-cell office:value-type="float" office:value="160006" calcext:value-type="float">
            <text:p>160006</text:p>
          </table:table-cell>
          <table:table-cell office:value-type="float" office:value="159662" calcext:value-type="float">
            <text:p>159662</text:p>
          </table:table-cell>
          <table:table-cell table:formula="of:=IF(AND([.B134]&gt;[.C134];[.C134]&gt;[.D134];[.D134]&gt;[.E134];[.E134]&gt;[.F134];[.F134]&gt;[.G134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19</text:p>
          </table:table-cell>
          <table:table-cell office:value-type="float" office:value="121534" calcext:value-type="float">
            <text:p>121534</text:p>
          </table:table-cell>
          <table:table-cell office:value-type="float" office:value="123251" calcext:value-type="float">
            <text:p>123251</text:p>
          </table:table-cell>
          <table:table-cell office:value-type="float" office:value="125197" calcext:value-type="float">
            <text:p>125197</text:p>
          </table:table-cell>
          <table:table-cell office:value-type="float" office:value="127078" calcext:value-type="float">
            <text:p>127078</text:p>
          </table:table-cell>
          <table:table-cell office:value-type="float" office:value="129136" calcext:value-type="float">
            <text:p>129136</text:p>
          </table:table-cell>
          <table:table-cell office:value-type="float" office:value="130651" calcext:value-type="float">
            <text:p>130651</text:p>
          </table:table-cell>
          <table:table-cell table:formula="of:=IF(AND([.B135]&gt;[.C135];[.C135]&gt;[.D135];[.D135]&gt;[.E135];[.E135]&gt;[.F135];[.F135]&gt;[.G135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61</text:p>
          </table:table-cell>
          <table:table-cell office:value-type="float" office:value="761069" calcext:value-type="float">
            <text:p>761069</text:p>
          </table:table-cell>
          <table:table-cell office:value-type="float" office:value="765320" calcext:value-type="float">
            <text:p>765320</text:p>
          </table:table-cell>
          <table:table-cell office:value-type="float" office:value="767348" calcext:value-type="float">
            <text:p>767348</text:p>
          </table:table-cell>
          <table:table-cell office:value-type="float" office:value="771069" calcext:value-type="float">
            <text:p>771069</text:p>
          </table:table-cell>
          <table:table-cell office:value-type="float" office:value="779115" calcext:value-type="float">
            <text:p>779115</text:p>
          </table:table-cell>
          <table:table-cell office:value-type="float" office:value="779966" calcext:value-type="float">
            <text:p>779966</text:p>
          </table:table-cell>
          <table:table-cell table:formula="of:=IF(AND([.B136]&gt;[.C136];[.C136]&gt;[.D136];[.D136]&gt;[.E136];[.E136]&gt;[.F136];[.F136]&gt;[.G136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62</text:p>
          </table:table-cell>
          <table:table-cell office:value-type="float" office:value="83903" calcext:value-type="float">
            <text:p>83903</text:p>
          </table:table-cell>
          <table:table-cell office:value-type="float" office:value="83993" calcext:value-type="float">
            <text:p>83993</text:p>
          </table:table-cell>
          <table:table-cell office:value-type="float" office:value="84041" calcext:value-type="float">
            <text:p>84041</text:p>
          </table:table-cell>
          <table:table-cell office:value-type="float" office:value="83896" calcext:value-type="float">
            <text:p>83896</text:p>
          </table:table-cell>
          <table:table-cell office:value-type="float" office:value="83794" calcext:value-type="float">
            <text:p>83794</text:p>
          </table:table-cell>
          <table:table-cell office:value-type="float" office:value="83558" calcext:value-type="float">
            <text:p>83558</text:p>
          </table:table-cell>
          <table:table-cell table:formula="of:=IF(AND([.B137]&gt;[.C137];[.C137]&gt;[.D137];[.D137]&gt;[.E137];[.E137]&gt;[.F137];[.F137]&gt;[.G137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63</text:p>
          </table:table-cell>
          <table:table-cell office:value-type="float" office:value="110644" calcext:value-type="float">
            <text:p>110644</text:p>
          </table:table-cell>
          <table:table-cell office:value-type="float" office:value="110110" calcext:value-type="float">
            <text:p>110110</text:p>
          </table:table-cell>
          <table:table-cell office:value-type="float" office:value="109650" calcext:value-type="float">
            <text:p>109650</text:p>
          </table:table-cell>
          <table:table-cell office:value-type="float" office:value="109062" calcext:value-type="float">
            <text:p>109062</text:p>
          </table:table-cell>
          <table:table-cell office:value-type="float" office:value="108470" calcext:value-type="float">
            <text:p>108470</text:p>
          </table:table-cell>
          <table:table-cell office:value-type="float" office:value="107498" calcext:value-type="float">
            <text:p>107498</text:p>
          </table:table-cell>
          <table:table-cell table:formula="of:=IF(AND([.B138]&gt;[.C138];[.C138]&gt;[.D138];[.D138]&gt;[.E138];[.E138]&gt;[.F138];[.F138]&gt;[.G138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01</text:p>
          </table:table-cell>
          <table:table-cell office:value-type="float" office:value="33569" calcext:value-type="float">
            <text:p>33569</text:p>
          </table:table-cell>
          <table:table-cell office:value-type="float" office:value="33523" calcext:value-type="float">
            <text:p>33523</text:p>
          </table:table-cell>
          <table:table-cell office:value-type="float" office:value="33542" calcext:value-type="float">
            <text:p>33542</text:p>
          </table:table-cell>
          <table:table-cell office:value-type="float" office:value="33551" calcext:value-type="float">
            <text:p>33551</text:p>
          </table:table-cell>
          <table:table-cell office:value-type="float" office:value="33410" calcext:value-type="float">
            <text:p>33410</text:p>
          </table:table-cell>
          <table:table-cell office:value-type="float" office:value="33329" calcext:value-type="float">
            <text:p>33329</text:p>
          </table:table-cell>
          <table:table-cell table:formula="of:=IF(AND([.B139]&gt;[.C139];[.C139]&gt;[.D139];[.D139]&gt;[.E139];[.E139]&gt;[.F139];[.F139]&gt;[.G139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02</text:p>
          </table:table-cell>
          <table:table-cell office:value-type="float" office:value="90327" calcext:value-type="float">
            <text:p>90327</text:p>
          </table:table-cell>
          <table:table-cell office:value-type="float" office:value="90264" calcext:value-type="float">
            <text:p>90264</text:p>
          </table:table-cell>
          <table:table-cell office:value-type="float" office:value="89976" calcext:value-type="float">
            <text:p>89976</text:p>
          </table:table-cell>
          <table:table-cell office:value-type="float" office:value="89670" calcext:value-type="float">
            <text:p>89670</text:p>
          </table:table-cell>
          <table:table-cell office:value-type="float" office:value="89423" calcext:value-type="float">
            <text:p>89423</text:p>
          </table:table-cell>
          <table:table-cell office:value-type="float" office:value="88891" calcext:value-type="float">
            <text:p>88891</text:p>
          </table:table-cell>
          <table:table-cell table:formula="of:=IF(AND([.B140]&gt;[.C140];[.C140]&gt;[.D140];[.D140]&gt;[.E140];[.E140]&gt;[.F140];[.F140]&gt;[.G140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03</text:p>
          </table:table-cell>
          <table:table-cell office:value-type="float" office:value="108740" calcext:value-type="float">
            <text:p>108740</text:p>
          </table:table-cell>
          <table:table-cell office:value-type="float" office:value="108843" calcext:value-type="float">
            <text:p>108843</text:p>
          </table:table-cell>
          <table:table-cell office:value-type="float" office:value="108981" calcext:value-type="float">
            <text:p>108981</text:p>
          </table:table-cell>
          <table:table-cell office:value-type="float" office:value="108993" calcext:value-type="float">
            <text:p>108993</text:p>
          </table:table-cell>
          <table:table-cell office:value-type="float" office:value="108981" calcext:value-type="float">
            <text:p>108981</text:p>
          </table:table-cell>
          <table:table-cell office:value-type="float" office:value="108634" calcext:value-type="float">
            <text:p>108634</text:p>
          </table:table-cell>
          <table:table-cell table:formula="of:=IF(AND([.B141]&gt;[.C141];[.C141]&gt;[.D141];[.D141]&gt;[.E141];[.E141]&gt;[.F141];[.F141]&gt;[.G141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04</text:p>
          </table:table-cell>
          <table:table-cell office:value-type="float" office:value="45992" calcext:value-type="float">
            <text:p>45992</text:p>
          </table:table-cell>
          <table:table-cell office:value-type="float" office:value="45682" calcext:value-type="float">
            <text:p>45682</text:p>
          </table:table-cell>
          <table:table-cell office:value-type="float" office:value="45461" calcext:value-type="float">
            <text:p>45461</text:p>
          </table:table-cell>
          <table:table-cell office:value-type="float" office:value="45203" calcext:value-type="float">
            <text:p>45203</text:p>
          </table:table-cell>
          <table:table-cell office:value-type="float" office:value="44899" calcext:value-type="float">
            <text:p>44899</text:p>
          </table:table-cell>
          <table:table-cell office:value-type="float" office:value="44581" calcext:value-type="float">
            <text:p>44581</text:p>
          </table:table-cell>
          <table:table-cell table:formula="of:=IF(AND([.B142]&gt;[.C142];[.C142]&gt;[.D142];[.D142]&gt;[.E142];[.E142]&gt;[.F142];[.F142]&gt;[.G142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05</text:p>
          </table:table-cell>
          <table:table-cell office:value-type="float" office:value="90656" calcext:value-type="float">
            <text:p>90656</text:p>
          </table:table-cell>
          <table:table-cell office:value-type="float" office:value="91647" calcext:value-type="float">
            <text:p>91647</text:p>
          </table:table-cell>
          <table:table-cell office:value-type="float" office:value="92847" calcext:value-type="float">
            <text:p>92847</text:p>
          </table:table-cell>
          <table:table-cell office:value-type="float" office:value="94091" calcext:value-type="float">
            <text:p>94091</text:p>
          </table:table-cell>
          <table:table-cell office:value-type="float" office:value="95963" calcext:value-type="float">
            <text:p>95963</text:p>
          </table:table-cell>
          <table:table-cell office:value-type="float" office:value="97462" calcext:value-type="float">
            <text:p>97462</text:p>
          </table:table-cell>
          <table:table-cell table:formula="of:=IF(AND([.B143]&gt;[.C143];[.C143]&gt;[.D143];[.D143]&gt;[.E143];[.E143]&gt;[.F143];[.F143]&gt;[.G143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06</text:p>
          </table:table-cell>
          <table:table-cell office:value-type="float" office:value="98619" calcext:value-type="float">
            <text:p>98619</text:p>
          </table:table-cell>
          <table:table-cell office:value-type="float" office:value="98559" calcext:value-type="float">
            <text:p>98559</text:p>
          </table:table-cell>
          <table:table-cell office:value-type="float" office:value="98701" calcext:value-type="float">
            <text:p>98701</text:p>
          </table:table-cell>
          <table:table-cell office:value-type="float" office:value="98451" calcext:value-type="float">
            <text:p>98451</text:p>
          </table:table-cell>
          <table:table-cell office:value-type="float" office:value="98311" calcext:value-type="float">
            <text:p>98311</text:p>
          </table:table-cell>
          <table:table-cell office:value-type="float" office:value="97979" calcext:value-type="float">
            <text:p>97979</text:p>
          </table:table-cell>
          <table:table-cell table:formula="of:=IF(AND([.B144]&gt;[.C144];[.C144]&gt;[.D144];[.D144]&gt;[.E144];[.E144]&gt;[.F144];[.F144]&gt;[.G144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07</text:p>
          </table:table-cell>
          <table:table-cell office:value-type="float" office:value="61319" calcext:value-type="float">
            <text:p>61319</text:p>
          </table:table-cell>
          <table:table-cell office:value-type="float" office:value="61045" calcext:value-type="float">
            <text:p>61045</text:p>
          </table:table-cell>
          <table:table-cell office:value-type="float" office:value="60699" calcext:value-type="float">
            <text:p>60699</text:p>
          </table:table-cell>
          <table:table-cell office:value-type="float" office:value="60472" calcext:value-type="float">
            <text:p>60472</text:p>
          </table:table-cell>
          <table:table-cell office:value-type="float" office:value="59997" calcext:value-type="float">
            <text:p>59997</text:p>
          </table:table-cell>
          <table:table-cell office:value-type="float" office:value="59592" calcext:value-type="float">
            <text:p>59592</text:p>
          </table:table-cell>
          <table:table-cell table:formula="of:=IF(AND([.B145]&gt;[.C145];[.C145]&gt;[.D145];[.D145]&gt;[.E145];[.E145]&gt;[.F145];[.F145]&gt;[.G145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08</text:p>
          </table:table-cell>
          <table:table-cell office:value-type="float" office:value="113242" calcext:value-type="float">
            <text:p>113242</text:p>
          </table:table-cell>
          <table:table-cell office:value-type="float" office:value="114421" calcext:value-type="float">
            <text:p>114421</text:p>
          </table:table-cell>
          <table:table-cell office:value-type="float" office:value="115384" calcext:value-type="float">
            <text:p>115384</text:p>
          </table:table-cell>
          <table:table-cell office:value-type="float" office:value="116775" calcext:value-type="float">
            <text:p>116775</text:p>
          </table:table-cell>
          <table:table-cell office:value-type="float" office:value="118585" calcext:value-type="float">
            <text:p>118585</text:p>
          </table:table-cell>
          <table:table-cell office:value-type="float" office:value="119882" calcext:value-type="float">
            <text:p>119882</text:p>
          </table:table-cell>
          <table:table-cell table:formula="of:=IF(AND([.B146]&gt;[.C146];[.C146]&gt;[.D146];[.D146]&gt;[.E146];[.E146]&gt;[.F146];[.F146]&gt;[.G146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09</text:p>
          </table:table-cell>
          <table:table-cell office:value-type="float" office:value="35063" calcext:value-type="float">
            <text:p>35063</text:p>
          </table:table-cell>
          <table:table-cell office:value-type="float" office:value="34843" calcext:value-type="float">
            <text:p>34843</text:p>
          </table:table-cell>
          <table:table-cell office:value-type="float" office:value="34496" calcext:value-type="float">
            <text:p>34496</text:p>
          </table:table-cell>
          <table:table-cell office:value-type="float" office:value="34214" calcext:value-type="float">
            <text:p>34214</text:p>
          </table:table-cell>
          <table:table-cell office:value-type="float" office:value="33874" calcext:value-type="float">
            <text:p>33874</text:p>
          </table:table-cell>
          <table:table-cell office:value-type="float" office:value="33598" calcext:value-type="float">
            <text:p>33598</text:p>
          </table:table-cell>
          <table:table-cell table:formula="of:=IF(AND([.B147]&gt;[.C147];[.C147]&gt;[.D147];[.D147]&gt;[.E147];[.E147]&gt;[.F147];[.F147]&gt;[.G147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10</text:p>
          </table:table-cell>
          <table:table-cell office:value-type="float" office:value="31775" calcext:value-type="float">
            <text:p>31775</text:p>
          </table:table-cell>
          <table:table-cell office:value-type="float" office:value="31544" calcext:value-type="float">
            <text:p>31544</text:p>
          </table:table-cell>
          <table:table-cell office:value-type="float" office:value="31335" calcext:value-type="float">
            <text:p>31335</text:p>
          </table:table-cell>
          <table:table-cell office:value-type="float" office:value="31023" calcext:value-type="float">
            <text:p>31023</text:p>
          </table:table-cell>
          <table:table-cell office:value-type="float" office:value="30774" calcext:value-type="float">
            <text:p>30774</text:p>
          </table:table-cell>
          <table:table-cell office:value-type="float" office:value="30556" calcext:value-type="float">
            <text:p>30556</text:p>
          </table:table-cell>
          <table:table-cell table:formula="of:=IF(AND([.B148]&gt;[.C148];[.C148]&gt;[.D148];[.D148]&gt;[.E148];[.E148]&gt;[.F148];[.F148]&gt;[.G148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11</text:p>
          </table:table-cell>
          <table:table-cell office:value-type="float" office:value="46014" calcext:value-type="float">
            <text:p>46014</text:p>
          </table:table-cell>
          <table:table-cell office:value-type="float" office:value="45825" calcext:value-type="float">
            <text:p>45825</text:p>
          </table:table-cell>
          <table:table-cell office:value-type="float" office:value="45580" calcext:value-type="float">
            <text:p>45580</text:p>
          </table:table-cell>
          <table:table-cell office:value-type="float" office:value="45247" calcext:value-type="float">
            <text:p>45247</text:p>
          </table:table-cell>
          <table:table-cell office:value-type="float" office:value="44892" calcext:value-type="float">
            <text:p>44892</text:p>
          </table:table-cell>
          <table:table-cell office:value-type="float" office:value="44438" calcext:value-type="float">
            <text:p>44438</text:p>
          </table:table-cell>
          <table:table-cell table:formula="of:=IF(AND([.B149]&gt;[.C149];[.C149]&gt;[.D149];[.D149]&gt;[.E149];[.E149]&gt;[.F149];[.F149]&gt;[.G149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12</text:p>
          </table:table-cell>
          <table:table-cell office:value-type="float" office:value="151520" calcext:value-type="float">
            <text:p>151520</text:p>
          </table:table-cell>
          <table:table-cell office:value-type="float" office:value="152268" calcext:value-type="float">
            <text:p>152268</text:p>
          </table:table-cell>
          <table:table-cell office:value-type="float" office:value="152945" calcext:value-type="float">
            <text:p>152945</text:p>
          </table:table-cell>
          <table:table-cell office:value-type="float" office:value="153824" calcext:value-type="float">
            <text:p>153824</text:p>
          </table:table-cell>
          <table:table-cell office:value-type="float" office:value="154526" calcext:value-type="float">
            <text:p>154526</text:p>
          </table:table-cell>
          <table:table-cell office:value-type="float" office:value="154951" calcext:value-type="float">
            <text:p>154951</text:p>
          </table:table-cell>
          <table:table-cell table:formula="of:=IF(AND([.B150]&gt;[.C150];[.C150]&gt;[.D150];[.D150]&gt;[.E150];[.E150]&gt;[.F150];[.F150]&gt;[.G150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13</text:p>
          </table:table-cell>
          <table:table-cell office:value-type="float" office:value="73758" calcext:value-type="float">
            <text:p>73758</text:p>
          </table:table-cell>
          <table:table-cell office:value-type="float" office:value="73700" calcext:value-type="float">
            <text:p>73700</text:p>
          </table:table-cell>
          <table:table-cell office:value-type="float" office:value="73376" calcext:value-type="float">
            <text:p>73376</text:p>
          </table:table-cell>
          <table:table-cell office:value-type="float" office:value="73102" calcext:value-type="float">
            <text:p>73102</text:p>
          </table:table-cell>
          <table:table-cell office:value-type="float" office:value="72626" calcext:value-type="float">
            <text:p>72626</text:p>
          </table:table-cell>
          <table:table-cell office:value-type="float" office:value="72269" calcext:value-type="float">
            <text:p>72269</text:p>
          </table:table-cell>
          <table:table-cell table:formula="of:=IF(AND([.B151]&gt;[.C151];[.C151]&gt;[.D151];[.D151]&gt;[.E151];[.E151]&gt;[.F151];[.F151]&gt;[.G151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14</text:p>
          </table:table-cell>
          <table:table-cell office:value-type="float" office:value="78810" calcext:value-type="float">
            <text:p>78810</text:p>
          </table:table-cell>
          <table:table-cell office:value-type="float" office:value="79024" calcext:value-type="float">
            <text:p>79024</text:p>
          </table:table-cell>
          <table:table-cell office:value-type="float" office:value="79298" calcext:value-type="float">
            <text:p>79298</text:p>
          </table:table-cell>
          <table:table-cell office:value-type="float" office:value="79291" calcext:value-type="float">
            <text:p>79291</text:p>
          </table:table-cell>
          <table:table-cell office:value-type="float" office:value="79378" calcext:value-type="float">
            <text:p>79378</text:p>
          </table:table-cell>
          <table:table-cell office:value-type="float" office:value="79265" calcext:value-type="float">
            <text:p>79265</text:p>
          </table:table-cell>
          <table:table-cell table:formula="of:=IF(AND([.B152]&gt;[.C152];[.C152]&gt;[.D152];[.D152]&gt;[.E152];[.E152]&gt;[.F152];[.F152]&gt;[.G152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15</text:p>
          </table:table-cell>
          <table:table-cell office:value-type="float" office:value="88378" calcext:value-type="float">
            <text:p>88378</text:p>
          </table:table-cell>
          <table:table-cell office:value-type="float" office:value="88791" calcext:value-type="float">
            <text:p>88791</text:p>
          </table:table-cell>
          <table:table-cell office:value-type="float" office:value="88708" calcext:value-type="float">
            <text:p>88708</text:p>
          </table:table-cell>
          <table:table-cell office:value-type="float" office:value="88735" calcext:value-type="float">
            <text:p>88735</text:p>
          </table:table-cell>
          <table:table-cell office:value-type="float" office:value="88654" calcext:value-type="float">
            <text:p>88654</text:p>
          </table:table-cell>
          <table:table-cell office:value-type="float" office:value="88497" calcext:value-type="float">
            <text:p>88497</text:p>
          </table:table-cell>
          <table:table-cell table:formula="of:=IF(AND([.B153]&gt;[.C153];[.C153]&gt;[.D153];[.D153]&gt;[.E153];[.E153]&gt;[.F153];[.F153]&gt;[.G153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16</text:p>
          </table:table-cell>
          <table:table-cell office:value-type="float" office:value="73911" calcext:value-type="float">
            <text:p>73911</text:p>
          </table:table-cell>
          <table:table-cell office:value-type="float" office:value="73562" calcext:value-type="float">
            <text:p>73562</text:p>
          </table:table-cell>
          <table:table-cell office:value-type="float" office:value="73284" calcext:value-type="float">
            <text:p>73284</text:p>
          </table:table-cell>
          <table:table-cell office:value-type="float" office:value="72782" calcext:value-type="float">
            <text:p>72782</text:p>
          </table:table-cell>
          <table:table-cell office:value-type="float" office:value="72328" calcext:value-type="float">
            <text:p>72328</text:p>
          </table:table-cell>
          <table:table-cell office:value-type="float" office:value="71790" calcext:value-type="float">
            <text:p>71790</text:p>
          </table:table-cell>
          <table:table-cell table:formula="of:=IF(AND([.B154]&gt;[.C154];[.C154]&gt;[.D154];[.D154]&gt;[.E154];[.E154]&gt;[.F154];[.F154]&gt;[.G154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17</text:p>
          </table:table-cell>
          <table:table-cell office:value-type="float" office:value="123120" calcext:value-type="float">
            <text:p>123120</text:p>
          </table:table-cell>
          <table:table-cell office:value-type="float" office:value="123443" calcext:value-type="float">
            <text:p>123443</text:p>
          </table:table-cell>
          <table:table-cell office:value-type="float" office:value="123770" calcext:value-type="float">
            <text:p>123770</text:p>
          </table:table-cell>
          <table:table-cell office:value-type="float" office:value="124036" calcext:value-type="float">
            <text:p>124036</text:p>
          </table:table-cell>
          <table:table-cell office:value-type="float" office:value="124352" calcext:value-type="float">
            <text:p>124352</text:p>
          </table:table-cell>
          <table:table-cell office:value-type="float" office:value="124283" calcext:value-type="float">
            <text:p>124283</text:p>
          </table:table-cell>
          <table:table-cell table:formula="of:=IF(AND([.B155]&gt;[.C155];[.C155]&gt;[.D155];[.D155]&gt;[.E155];[.E155]&gt;[.F155];[.F155]&gt;[.G155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18</text:p>
          </table:table-cell>
          <table:table-cell office:value-type="float" office:value="177007" calcext:value-type="float">
            <text:p>177007</text:p>
          </table:table-cell>
          <table:table-cell office:value-type="float" office:value="179496" calcext:value-type="float">
            <text:p>179496</text:p>
          </table:table-cell>
          <table:table-cell office:value-type="float" office:value="182076" calcext:value-type="float">
            <text:p>182076</text:p>
          </table:table-cell>
          <table:table-cell office:value-type="float" office:value="184951" calcext:value-type="float">
            <text:p>184951</text:p>
          </table:table-cell>
          <table:table-cell office:value-type="float" office:value="188281" calcext:value-type="float">
            <text:p>188281</text:p>
          </table:table-cell>
          <table:table-cell office:value-type="float" office:value="190606" calcext:value-type="float">
            <text:p>190606</text:p>
          </table:table-cell>
          <table:table-cell table:formula="of:=IF(AND([.B156]&gt;[.C156];[.C156]&gt;[.D156];[.D156]&gt;[.E156];[.E156]&gt;[.F156];[.F156]&gt;[.G156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19</text:p>
          </table:table-cell>
          <table:table-cell office:value-type="float" office:value="111038" calcext:value-type="float">
            <text:p>111038</text:p>
          </table:table-cell>
          <table:table-cell office:value-type="float" office:value="111170" calcext:value-type="float">
            <text:p>111170</text:p>
          </table:table-cell>
          <table:table-cell office:value-type="float" office:value="111226" calcext:value-type="float">
            <text:p>111226</text:p>
          </table:table-cell>
          <table:table-cell office:value-type="float" office:value="111088" calcext:value-type="float">
            <text:p>111088</text:p>
          </table:table-cell>
          <table:table-cell office:value-type="float" office:value="110952" calcext:value-type="float">
            <text:p>110952</text:p>
          </table:table-cell>
          <table:table-cell office:value-type="float" office:value="110742" calcext:value-type="float">
            <text:p>110742</text:p>
          </table:table-cell>
          <table:table-cell table:formula="of:=IF(AND([.B157]&gt;[.C157];[.C157]&gt;[.D157];[.D157]&gt;[.E157];[.E157]&gt;[.F157];[.F157]&gt;[.G157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20</text:p>
          </table:table-cell>
          <table:table-cell office:value-type="float" office:value="88270" calcext:value-type="float">
            <text:p>88270</text:p>
          </table:table-cell>
          <table:table-cell office:value-type="float" office:value="87903" calcext:value-type="float">
            <text:p>87903</text:p>
          </table:table-cell>
          <table:table-cell office:value-type="float" office:value="87662" calcext:value-type="float">
            <text:p>87662</text:p>
          </table:table-cell>
          <table:table-cell office:value-type="float" office:value="87409" calcext:value-type="float">
            <text:p>87409</text:p>
          </table:table-cell>
          <table:table-cell office:value-type="float" office:value="87054" calcext:value-type="float">
            <text:p>87054</text:p>
          </table:table-cell>
          <table:table-cell office:value-type="float" office:value="86671" calcext:value-type="float">
            <text:p>86671</text:p>
          </table:table-cell>
          <table:table-cell table:formula="of:=IF(AND([.B158]&gt;[.C158];[.C158]&gt;[.D158];[.D158]&gt;[.E158];[.E158]&gt;[.F158];[.F158]&gt;[.G158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21</text:p>
          </table:table-cell>
          <table:table-cell office:value-type="float" office:value="160776" calcext:value-type="float">
            <text:p>160776</text:p>
          </table:table-cell>
          <table:table-cell office:value-type="float" office:value="161645" calcext:value-type="float">
            <text:p>161645</text:p>
          </table:table-cell>
          <table:table-cell office:value-type="float" office:value="162922" calcext:value-type="float">
            <text:p>162922</text:p>
          </table:table-cell>
          <table:table-cell office:value-type="float" office:value="164240" calcext:value-type="float">
            <text:p>164240</text:p>
          </table:table-cell>
          <table:table-cell office:value-type="float" office:value="165912" calcext:value-type="float">
            <text:p>165912</text:p>
          </table:table-cell>
          <table:table-cell office:value-type="float" office:value="166679" calcext:value-type="float">
            <text:p>166679</text:p>
          </table:table-cell>
          <table:table-cell table:formula="of:=IF(AND([.B159]&gt;[.C159];[.C159]&gt;[.D159];[.D159]&gt;[.E159];[.E159]&gt;[.F159];[.F159]&gt;[.G159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22</text:p>
          </table:table-cell>
          <table:table-cell office:value-type="float" office:value="53253" calcext:value-type="float">
            <text:p>53253</text:p>
          </table:table-cell>
          <table:table-cell office:value-type="float" office:value="53014" calcext:value-type="float">
            <text:p>53014</text:p>
          </table:table-cell>
          <table:table-cell office:value-type="float" office:value="52884" calcext:value-type="float">
            <text:p>52884</text:p>
          </table:table-cell>
          <table:table-cell office:value-type="float" office:value="52824" calcext:value-type="float">
            <text:p>52824</text:p>
          </table:table-cell>
          <table:table-cell office:value-type="float" office:value="52511" calcext:value-type="float">
            <text:p>52511</text:p>
          </table:table-cell>
          <table:table-cell office:value-type="float" office:value="52101" calcext:value-type="float">
            <text:p>52101</text:p>
          </table:table-cell>
          <table:table-cell table:formula="of:=IF(AND([.B160]&gt;[.C160];[.C160]&gt;[.D160];[.D160]&gt;[.E160];[.E160]&gt;[.F160];[.F160]&gt;[.G160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23</text:p>
          </table:table-cell>
          <table:table-cell office:value-type="float" office:value="42571" calcext:value-type="float">
            <text:p>42571</text:p>
          </table:table-cell>
          <table:table-cell office:value-type="float" office:value="42417" calcext:value-type="float">
            <text:p>42417</text:p>
          </table:table-cell>
          <table:table-cell office:value-type="float" office:value="42116" calcext:value-type="float">
            <text:p>42116</text:p>
          </table:table-cell>
          <table:table-cell office:value-type="float" office:value="41922" calcext:value-type="float">
            <text:p>41922</text:p>
          </table:table-cell>
          <table:table-cell office:value-type="float" office:value="41455" calcext:value-type="float">
            <text:p>41455</text:p>
          </table:table-cell>
          <table:table-cell office:value-type="float" office:value="41126" calcext:value-type="float">
            <text:p>41126</text:p>
          </table:table-cell>
          <table:table-cell table:formula="of:=IF(AND([.B161]&gt;[.C161];[.C161]&gt;[.D161];[.D161]&gt;[.E161];[.E161]&gt;[.F161];[.F161]&gt;[.G161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24</text:p>
          </table:table-cell>
          <table:table-cell office:value-type="float" office:value="51637" calcext:value-type="float">
            <text:p>51637</text:p>
          </table:table-cell>
          <table:table-cell office:value-type="float" office:value="51746" calcext:value-type="float">
            <text:p>51746</text:p>
          </table:table-cell>
          <table:table-cell office:value-type="float" office:value="51834" calcext:value-type="float">
            <text:p>51834</text:p>
          </table:table-cell>
          <table:table-cell office:value-type="float" office:value="51809" calcext:value-type="float">
            <text:p>51809</text:p>
          </table:table-cell>
          <table:table-cell office:value-type="float" office:value="51824" calcext:value-type="float">
            <text:p>51824</text:p>
          </table:table-cell>
          <table:table-cell office:value-type="float" office:value="51741" calcext:value-type="float">
            <text:p>51741</text:p>
          </table:table-cell>
          <table:table-cell table:formula="of:=IF(AND([.B162]&gt;[.C162];[.C162]&gt;[.D162];[.D162]&gt;[.E162];[.E162]&gt;[.F162];[.F162]&gt;[.G162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25</text:p>
          </table:table-cell>
          <table:table-cell office:value-type="float" office:value="151461" calcext:value-type="float">
            <text:p>151461</text:p>
          </table:table-cell>
          <table:table-cell office:value-type="float" office:value="151630" calcext:value-type="float">
            <text:p>151630</text:p>
          </table:table-cell>
          <table:table-cell office:value-type="float" office:value="151955" calcext:value-type="float">
            <text:p>151955</text:p>
          </table:table-cell>
          <table:table-cell office:value-type="float" office:value="152117" calcext:value-type="float">
            <text:p>152117</text:p>
          </table:table-cell>
          <table:table-cell office:value-type="float" office:value="152291" calcext:value-type="float">
            <text:p>152291</text:p>
          </table:table-cell>
          <table:table-cell office:value-type="float" office:value="152190" calcext:value-type="float">
            <text:p>152190</text:p>
          </table:table-cell>
          <table:table-cell table:formula="of:=IF(AND([.B163]&gt;[.C163];[.C163]&gt;[.D163];[.D163]&gt;[.E163];[.E163]&gt;[.F163];[.F163]&gt;[.G163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26</text:p>
          </table:table-cell>
          <table:table-cell office:value-type="float" office:value="81403" calcext:value-type="float">
            <text:p>81403</text:p>
          </table:table-cell>
          <table:table-cell office:value-type="float" office:value="81580" calcext:value-type="float">
            <text:p>81580</text:p>
          </table:table-cell>
          <table:table-cell office:value-type="float" office:value="81402" calcext:value-type="float">
            <text:p>81402</text:p>
          </table:table-cell>
          <table:table-cell office:value-type="float" office:value="81352" calcext:value-type="float">
            <text:p>81352</text:p>
          </table:table-cell>
          <table:table-cell office:value-type="float" office:value="81362" calcext:value-type="float">
            <text:p>81362</text:p>
          </table:table-cell>
          <table:table-cell office:value-type="float" office:value="81385" calcext:value-type="float">
            <text:p>81385</text:p>
          </table:table-cell>
          <table:table-cell table:formula="of:=IF(AND([.B164]&gt;[.C164];[.C164]&gt;[.D164];[.D164]&gt;[.E164];[.E164]&gt;[.F164];[.F164]&gt;[.G164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27</text:p>
          </table:table-cell>
          <table:table-cell office:value-type="float" office:value="52980" calcext:value-type="float">
            <text:p>52980</text:p>
          </table:table-cell>
          <table:table-cell office:value-type="float" office:value="52721" calcext:value-type="float">
            <text:p>52721</text:p>
          </table:table-cell>
          <table:table-cell office:value-type="float" office:value="52559" calcext:value-type="float">
            <text:p>52559</text:p>
          </table:table-cell>
          <table:table-cell office:value-type="float" office:value="52196" calcext:value-type="float">
            <text:p>52196</text:p>
          </table:table-cell>
          <table:table-cell office:value-type="float" office:value="51954" calcext:value-type="float">
            <text:p>51954</text:p>
          </table:table-cell>
          <table:table-cell office:value-type="float" office:value="51534" calcext:value-type="float">
            <text:p>51534</text:p>
          </table:table-cell>
          <table:table-cell table:formula="of:=IF(AND([.B165]&gt;[.C165];[.C165]&gt;[.D165];[.D165]&gt;[.E165];[.E165]&gt;[.F165];[.F165]&gt;[.G165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28</text:p>
          </table:table-cell>
          <table:table-cell office:value-type="float" office:value="85167" calcext:value-type="float">
            <text:p>85167</text:p>
          </table:table-cell>
          <table:table-cell table:number-columns-repeated="2" office:value-type="float" office:value="85175" calcext:value-type="float">
            <text:p>85175</text:p>
          </table:table-cell>
          <table:table-cell office:value-type="float" office:value="85105" calcext:value-type="float">
            <text:p>85105</text:p>
          </table:table-cell>
          <table:table-cell office:value-type="float" office:value="85045" calcext:value-type="float">
            <text:p>85045</text:p>
          </table:table-cell>
          <table:table-cell office:value-type="float" office:value="84804" calcext:value-type="float">
            <text:p>84804</text:p>
          </table:table-cell>
          <table:table-cell table:formula="of:=IF(AND([.B166]&gt;[.C166];[.C166]&gt;[.D166];[.D166]&gt;[.E166];[.E166]&gt;[.F166];[.F166]&gt;[.G166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29</text:p>
          </table:table-cell>
          <table:table-cell office:value-type="float" office:value="55152" calcext:value-type="float">
            <text:p>55152</text:p>
          </table:table-cell>
          <table:table-cell office:value-type="float" office:value="54874" calcext:value-type="float">
            <text:p>54874</text:p>
          </table:table-cell>
          <table:table-cell office:value-type="float" office:value="54604" calcext:value-type="float">
            <text:p>54604</text:p>
          </table:table-cell>
          <table:table-cell office:value-type="float" office:value="54217" calcext:value-type="float">
            <text:p>54217</text:p>
          </table:table-cell>
          <table:table-cell office:value-type="float" office:value="53804" calcext:value-type="float">
            <text:p>53804</text:p>
          </table:table-cell>
          <table:table-cell office:value-type="float" office:value="53294" calcext:value-type="float">
            <text:p>53294</text:p>
          </table:table-cell>
          <table:table-cell table:formula="of:=IF(AND([.B167]&gt;[.C167];[.C167]&gt;[.D167];[.D167]&gt;[.E167];[.E167]&gt;[.F167];[.F167]&gt;[.G167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0</text:p>
          </table:table-cell>
          <table:table-cell office:value-type="float" office:value="40241" calcext:value-type="float">
            <text:p>40241</text:p>
          </table:table-cell>
          <table:table-cell office:value-type="float" office:value="40075" calcext:value-type="float">
            <text:p>40075</text:p>
          </table:table-cell>
          <table:table-cell office:value-type="float" office:value="39938" calcext:value-type="float">
            <text:p>39938</text:p>
          </table:table-cell>
          <table:table-cell office:value-type="float" office:value="39864" calcext:value-type="float">
            <text:p>39864</text:p>
          </table:table-cell>
          <table:table-cell office:value-type="float" office:value="39672" calcext:value-type="float">
            <text:p>39672</text:p>
          </table:table-cell>
          <table:table-cell office:value-type="float" office:value="39340" calcext:value-type="float">
            <text:p>39340</text:p>
          </table:table-cell>
          <table:table-cell table:formula="of:=IF(AND([.B168]&gt;[.C168];[.C168]&gt;[.D168];[.D168]&gt;[.E168];[.E168]&gt;[.F168];[.F168]&gt;[.G168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2</text:p>
          </table:table-cell>
          <table:table-cell office:value-type="float" office:value="112957" calcext:value-type="float">
            <text:p>112957</text:p>
          </table:table-cell>
          <table:table-cell office:value-type="float" office:value="114079" calcext:value-type="float">
            <text:p>114079</text:p>
          </table:table-cell>
          <table:table-cell office:value-type="float" office:value="115466" calcext:value-type="float">
            <text:p>115466</text:p>
          </table:table-cell>
          <table:table-cell office:value-type="float" office:value="117007" calcext:value-type="float">
            <text:p>117007</text:p>
          </table:table-cell>
          <table:table-cell office:value-type="float" office:value="118613" calcext:value-type="float">
            <text:p>118613</text:p>
          </table:table-cell>
          <table:table-cell office:value-type="float" office:value="120144" calcext:value-type="float">
            <text:p>120144</text:p>
          </table:table-cell>
          <table:table-cell table:formula="of:=IF(AND([.B169]&gt;[.C169];[.C169]&gt;[.D169];[.D169]&gt;[.E169];[.E169]&gt;[.F169];[.F169]&gt;[.G169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3</text:p>
          </table:table-cell>
          <table:table-cell office:value-type="float" office:value="67005" calcext:value-type="float">
            <text:p>67005</text:p>
          </table:table-cell>
          <table:table-cell office:value-type="float" office:value="66825" calcext:value-type="float">
            <text:p>66825</text:p>
          </table:table-cell>
          <table:table-cell office:value-type="float" office:value="66508" calcext:value-type="float">
            <text:p>66508</text:p>
          </table:table-cell>
          <table:table-cell office:value-type="float" office:value="66174" calcext:value-type="float">
            <text:p>66174</text:p>
          </table:table-cell>
          <table:table-cell office:value-type="float" office:value="65822" calcext:value-type="float">
            <text:p>65822</text:p>
          </table:table-cell>
          <table:table-cell office:value-type="float" office:value="65410" calcext:value-type="float">
            <text:p>65410</text:p>
          </table:table-cell>
          <table:table-cell table:formula="of:=IF(AND([.B170]&gt;[.C170];[.C170]&gt;[.D170];[.D170]&gt;[.E170];[.E170]&gt;[.F170];[.F170]&gt;[.G170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4</text:p>
          </table:table-cell>
          <table:table-cell office:value-type="float" office:value="235043" calcext:value-type="float">
            <text:p>235043</text:p>
          </table:table-cell>
          <table:table-cell office:value-type="float" office:value="238478" calcext:value-type="float">
            <text:p>238478</text:p>
          </table:table-cell>
          <table:table-cell office:value-type="float" office:value="241890" calcext:value-type="float">
            <text:p>241890</text:p>
          </table:table-cell>
          <table:table-cell office:value-type="float" office:value="245357" calcext:value-type="float">
            <text:p>245357</text:p>
          </table:table-cell>
          <table:table-cell office:value-type="float" office:value="249299" calcext:value-type="float">
            <text:p>249299</text:p>
          </table:table-cell>
          <table:table-cell office:value-type="float" office:value="252408" calcext:value-type="float">
            <text:p>252408</text:p>
          </table:table-cell>
          <table:table-cell table:formula="of:=IF(AND([.B171]&gt;[.C171];[.C171]&gt;[.D171];[.D171]&gt;[.E171];[.E171]&gt;[.F171];[.F171]&gt;[.G171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5</text:p>
          </table:table-cell>
          <table:table-cell office:value-type="float" office:value="73951" calcext:value-type="float">
            <text:p>73951</text:p>
          </table:table-cell>
          <table:table-cell office:value-type="float" office:value="73994" calcext:value-type="float">
            <text:p>73994</text:p>
          </table:table-cell>
          <table:table-cell office:value-type="float" office:value="74020" calcext:value-type="float">
            <text:p>74020</text:p>
          </table:table-cell>
          <table:table-cell office:value-type="float" office:value="74065" calcext:value-type="float">
            <text:p>74065</text:p>
          </table:table-cell>
          <table:table-cell office:value-type="float" office:value="74220" calcext:value-type="float">
            <text:p>74220</text:p>
          </table:table-cell>
          <table:table-cell office:value-type="float" office:value="74210" calcext:value-type="float">
            <text:p>74210</text:p>
          </table:table-cell>
          <table:table-cell table:formula="of:=IF(AND([.B172]&gt;[.C172];[.C172]&gt;[.D172];[.D172]&gt;[.E172];[.E172]&gt;[.F172];[.F172]&gt;[.G172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6</text:p>
          </table:table-cell>
          <table:table-cell office:value-type="float" office:value="36761" calcext:value-type="float">
            <text:p>36761</text:p>
          </table:table-cell>
          <table:table-cell office:value-type="float" office:value="36693" calcext:value-type="float">
            <text:p>36693</text:p>
          </table:table-cell>
          <table:table-cell office:value-type="float" office:value="36606" calcext:value-type="float">
            <text:p>36606</text:p>
          </table:table-cell>
          <table:table-cell office:value-type="float" office:value="36328" calcext:value-type="float">
            <text:p>36328</text:p>
          </table:table-cell>
          <table:table-cell office:value-type="float" office:value="36166" calcext:value-type="float">
            <text:p>36166</text:p>
          </table:table-cell>
          <table:table-cell office:value-type="float" office:value="35875" calcext:value-type="float">
            <text:p>35875</text:p>
          </table:table-cell>
          <table:table-cell table:formula="of:=IF(AND([.B173]&gt;[.C173];[.C173]&gt;[.D173];[.D173]&gt;[.E173];[.E173]&gt;[.F173];[.F173]&gt;[.G173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7</text:p>
          </table:table-cell>
          <table:table-cell office:value-type="float" office:value="39736" calcext:value-type="float">
            <text:p>39736</text:p>
          </table:table-cell>
          <table:table-cell office:value-type="float" office:value="39586" calcext:value-type="float">
            <text:p>39586</text:p>
          </table:table-cell>
          <table:table-cell office:value-type="float" office:value="39263" calcext:value-type="float">
            <text:p>39263</text:p>
          </table:table-cell>
          <table:table-cell office:value-type="float" office:value="38944" calcext:value-type="float">
            <text:p>38944</text:p>
          </table:table-cell>
          <table:table-cell office:value-type="float" office:value="38515" calcext:value-type="float">
            <text:p>38515</text:p>
          </table:table-cell>
          <table:table-cell office:value-type="float" office:value="38202" calcext:value-type="float">
            <text:p>38202</text:p>
          </table:table-cell>
          <table:table-cell table:formula="of:=IF(AND([.B174]&gt;[.C174];[.C174]&gt;[.D174];[.D174]&gt;[.E174];[.E174]&gt;[.F174];[.F174]&gt;[.G174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38</text:p>
          </table:table-cell>
          <table:table-cell office:value-type="float" office:value="76138" calcext:value-type="float">
            <text:p>76138</text:p>
          </table:table-cell>
          <table:table-cell office:value-type="float" office:value="76164" calcext:value-type="float">
            <text:p>76164</text:p>
          </table:table-cell>
          <table:table-cell office:value-type="float" office:value="76056" calcext:value-type="float">
            <text:p>76056</text:p>
          </table:table-cell>
          <table:table-cell office:value-type="float" office:value="75848" calcext:value-type="float">
            <text:p>75848</text:p>
          </table:table-cell>
          <table:table-cell office:value-type="float" office:value="75749" calcext:value-type="float">
            <text:p>75749</text:p>
          </table:table-cell>
          <table:table-cell office:value-type="float" office:value="75370" calcext:value-type="float">
            <text:p>75370</text:p>
          </table:table-cell>
          <table:table-cell table:formula="of:=IF(AND([.B175]&gt;[.C175];[.C175]&gt;[.D175];[.D175]&gt;[.E175];[.E175]&gt;[.F175];[.F175]&gt;[.G175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61</text:p>
          </table:table-cell>
          <table:table-cell office:value-type="float" office:value="52571" calcext:value-type="float">
            <text:p>52571</text:p>
          </table:table-cell>
          <table:table-cell office:value-type="float" office:value="52337" calcext:value-type="float">
            <text:p>52337</text:p>
          </table:table-cell>
          <table:table-cell office:value-type="float" office:value="52451" calcext:value-type="float">
            <text:p>52451</text:p>
          </table:table-cell>
          <table:table-cell office:value-type="float" office:value="52262" calcext:value-type="float">
            <text:p>52262</text:p>
          </table:table-cell>
          <table:table-cell office:value-type="float" office:value="52055" calcext:value-type="float">
            <text:p>52055</text:p>
          </table:table-cell>
          <table:table-cell office:value-type="float" office:value="51656" calcext:value-type="float">
            <text:p>51656</text:p>
          </table:table-cell>
          <table:table-cell table:formula="of:=IF(AND([.B176]&gt;[.C176];[.C176]&gt;[.D176];[.D176]&gt;[.E176];[.E176]&gt;[.F176];[.F176]&gt;[.G176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62</text:p>
          </table:table-cell>
          <table:table-cell office:value-type="float" office:value="121731" calcext:value-type="float">
            <text:p>121731</text:p>
          </table:table-cell>
          <table:table-cell office:value-type="float" office:value="121295" calcext:value-type="float">
            <text:p>121295</text:p>
          </table:table-cell>
          <table:table-cell office:value-type="float" office:value="120787" calcext:value-type="float">
            <text:p>120787</text:p>
          </table:table-cell>
          <table:table-cell office:value-type="float" office:value="120000" calcext:value-type="float">
            <text:p>120000</text:p>
          </table:table-cell>
          <table:table-cell office:value-type="float" office:value="119425" calcext:value-type="float">
            <text:p>119425</text:p>
          </table:table-cell>
          <table:table-cell office:value-type="float" office:value="118268" calcext:value-type="float">
            <text:p>118268</text:p>
          </table:table-cell>
          <table:table-cell table:formula="of:=IF(AND([.B177]&gt;[.C177];[.C177]&gt;[.D177];[.D177]&gt;[.E177];[.E177]&gt;[.F177];[.F177]&gt;[.G177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63</text:p>
          </table:table-cell>
          <table:table-cell office:value-type="float" office:value="216159" calcext:value-type="float">
            <text:p>216159</text:p>
          </table:table-cell>
          <table:table-cell office:value-type="float" office:value="215020" calcext:value-type="float">
            <text:p>215020</text:p>
          </table:table-cell>
          <table:table-cell office:value-type="float" office:value="214566" calcext:value-type="float">
            <text:p>214566</text:p>
          </table:table-cell>
          <table:table-cell office:value-type="float" office:value="213029" calcext:value-type="float">
            <text:p>213029</text:p>
          </table:table-cell>
          <table:table-cell office:value-type="float" office:value="211371" calcext:value-type="float">
            <text:p>211371</text:p>
          </table:table-cell>
          <table:table-cell office:value-type="float" office:value="209296" calcext:value-type="float">
            <text:p>209296</text:p>
          </table:table-cell>
          <table:table-cell table:formula="of:=IF(AND([.B178]&gt;[.C178];[.C178]&gt;[.D178];[.D178]&gt;[.E178];[.E178]&gt;[.F178];[.F178]&gt;[.G178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64</text:p>
          </table:table-cell>
          <table:table-cell office:value-type="float" office:value="76942" calcext:value-type="float">
            <text:p>76942</text:p>
          </table:table-cell>
          <table:table-cell office:value-type="float" office:value="77020" calcext:value-type="float">
            <text:p>77020</text:p>
          </table:table-cell>
          <table:table-cell office:value-type="float" office:value="77653" calcext:value-type="float">
            <text:p>77653</text:p>
          </table:table-cell>
          <table:table-cell office:value-type="float" office:value="77872" calcext:value-type="float">
            <text:p>77872</text:p>
          </table:table-cell>
          <table:table-cell office:value-type="float" office:value="78185" calcext:value-type="float">
            <text:p>78185</text:p>
          </table:table-cell>
          <table:table-cell office:value-type="float" office:value="77813" calcext:value-type="float">
            <text:p>77813</text:p>
          </table:table-cell>
          <table:table-cell table:formula="of:=IF(AND([.B179]&gt;[.C179];[.C179]&gt;[.D179];[.D179]&gt;[.E179];[.E179]&gt;[.F179];[.F179]&gt;[.G179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65</text:p>
          </table:table-cell>
          <table:table-cell office:value-type="float" office:value="1744351" calcext:value-type="float">
            <text:p>1744351</text:p>
          </table:table-cell>
          <table:table-cell office:value-type="float" office:value="1753977" calcext:value-type="float">
            <text:p>1753977</text:p>
          </table:table-cell>
          <table:table-cell office:value-type="float" office:value="1764615" calcext:value-type="float">
            <text:p>1764615</text:p>
          </table:table-cell>
          <table:table-cell office:value-type="float" office:value="1777972" calcext:value-type="float">
            <text:p>1777972</text:p>
          </table:table-cell>
          <table:table-cell office:value-type="float" office:value="1790658" calcext:value-type="float">
            <text:p>1790658</text:p>
          </table:table-cell>
          <table:table-cell office:value-type="float" office:value="1794166" calcext:value-type="float">
            <text:p>1794166</text:p>
          </table:table-cell>
          <table:table-cell table:formula="of:=IF(AND([.B180]&gt;[.C180];[.C180]&gt;[.D180];[.D180]&gt;[.E180];[.E180]&gt;[.F180];[.F180]&gt;[.G180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01</text:p>
          </table:table-cell>
          <table:table-cell office:value-type="float" office:value="91191" calcext:value-type="float">
            <text:p>91191</text:p>
          </table:table-cell>
          <table:table-cell office:value-type="float" office:value="90771" calcext:value-type="float">
            <text:p>90771</text:p>
          </table:table-cell>
          <table:table-cell office:value-type="float" office:value="90493" calcext:value-type="float">
            <text:p>90493</text:p>
          </table:table-cell>
          <table:table-cell office:value-type="float" office:value="90275" calcext:value-type="float">
            <text:p>90275</text:p>
          </table:table-cell>
          <table:table-cell office:value-type="float" office:value="89804" calcext:value-type="float">
            <text:p>89804</text:p>
          </table:table-cell>
          <table:table-cell office:value-type="float" office:value="89282" calcext:value-type="float">
            <text:p>89282</text:p>
          </table:table-cell>
          <table:table-cell table:formula="of:=IF(AND([.B181]&gt;[.C181];[.C181]&gt;[.D181];[.D181]&gt;[.E181];[.E181]&gt;[.F181];[.F181]&gt;[.G181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02</text:p>
          </table:table-cell>
          <table:table-cell office:value-type="float" office:value="46892" calcext:value-type="float">
            <text:p>46892</text:p>
          </table:table-cell>
          <table:table-cell office:value-type="float" office:value="46445" calcext:value-type="float">
            <text:p>46445</text:p>
          </table:table-cell>
          <table:table-cell office:value-type="float" office:value="46209" calcext:value-type="float">
            <text:p>46209</text:p>
          </table:table-cell>
          <table:table-cell office:value-type="float" office:value="45883" calcext:value-type="float">
            <text:p>45883</text:p>
          </table:table-cell>
          <table:table-cell office:value-type="float" office:value="45552" calcext:value-type="float">
            <text:p>45552</text:p>
          </table:table-cell>
          <table:table-cell office:value-type="float" office:value="45015" calcext:value-type="float">
            <text:p>45015</text:p>
          </table:table-cell>
          <table:table-cell table:formula="of:=IF(AND([.B182]&gt;[.C182];[.C182]&gt;[.D182];[.D182]&gt;[.E182];[.E182]&gt;[.F182];[.F182]&gt;[.G182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03</text:p>
          </table:table-cell>
          <table:table-cell office:value-type="float" office:value="96139" calcext:value-type="float">
            <text:p>96139</text:p>
          </table:table-cell>
          <table:table-cell office:value-type="float" office:value="95750" calcext:value-type="float">
            <text:p>95750</text:p>
          </table:table-cell>
          <table:table-cell office:value-type="float" office:value="95236" calcext:value-type="float">
            <text:p>95236</text:p>
          </table:table-cell>
          <table:table-cell office:value-type="float" office:value="94487" calcext:value-type="float">
            <text:p>94487</text:p>
          </table:table-cell>
          <table:table-cell office:value-type="float" office:value="93880" calcext:value-type="float">
            <text:p>93880</text:p>
          </table:table-cell>
          <table:table-cell office:value-type="float" office:value="93001" calcext:value-type="float">
            <text:p>93001</text:p>
          </table:table-cell>
          <table:table-cell table:formula="of:=IF(AND([.B183]&gt;[.C183];[.C183]&gt;[.D183];[.D183]&gt;[.E183];[.E183]&gt;[.F183];[.F183]&gt;[.G183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04</text:p>
          </table:table-cell>
          <table:table-cell office:value-type="float" office:value="66707" calcext:value-type="float">
            <text:p>66707</text:p>
          </table:table-cell>
          <table:table-cell office:value-type="float" office:value="66446" calcext:value-type="float">
            <text:p>66446</text:p>
          </table:table-cell>
          <table:table-cell office:value-type="float" office:value="66189" calcext:value-type="float">
            <text:p>66189</text:p>
          </table:table-cell>
          <table:table-cell office:value-type="float" office:value="65837" calcext:value-type="float">
            <text:p>65837</text:p>
          </table:table-cell>
          <table:table-cell office:value-type="float" office:value="65470" calcext:value-type="float">
            <text:p>65470</text:p>
          </table:table-cell>
          <table:table-cell office:value-type="float" office:value="65026" calcext:value-type="float">
            <text:p>65026</text:p>
          </table:table-cell>
          <table:table-cell table:formula="of:=IF(AND([.B184]&gt;[.C184];[.C184]&gt;[.D184];[.D184]&gt;[.E184];[.E184]&gt;[.F184];[.F184]&gt;[.G184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05</text:p>
          </table:table-cell>
          <table:table-cell office:value-type="float" office:value="64599" calcext:value-type="float">
            <text:p>64599</text:p>
          </table:table-cell>
          <table:table-cell office:value-type="float" office:value="64373" calcext:value-type="float">
            <text:p>64373</text:p>
          </table:table-cell>
          <table:table-cell office:value-type="float" office:value="64227" calcext:value-type="float">
            <text:p>64227</text:p>
          </table:table-cell>
          <table:table-cell office:value-type="float" office:value="63942" calcext:value-type="float">
            <text:p>63942</text:p>
          </table:table-cell>
          <table:table-cell office:value-type="float" office:value="63747" calcext:value-type="float">
            <text:p>63747</text:p>
          </table:table-cell>
          <table:table-cell office:value-type="float" office:value="63196" calcext:value-type="float">
            <text:p>63196</text:p>
          </table:table-cell>
          <table:table-cell table:formula="of:=IF(AND([.B185]&gt;[.C185];[.C185]&gt;[.D185];[.D185]&gt;[.E185];[.E185]&gt;[.F185];[.F185]&gt;[.G185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06</text:p>
          </table:table-cell>
          <table:table-cell office:value-type="float" office:value="42615" calcext:value-type="float">
            <text:p>42615</text:p>
          </table:table-cell>
          <table:table-cell office:value-type="float" office:value="42707" calcext:value-type="float">
            <text:p>42707</text:p>
          </table:table-cell>
          <table:table-cell office:value-type="float" office:value="42677" calcext:value-type="float">
            <text:p>42677</text:p>
          </table:table-cell>
          <table:table-cell office:value-type="float" office:value="42688" calcext:value-type="float">
            <text:p>42688</text:p>
          </table:table-cell>
          <table:table-cell office:value-type="float" office:value="42634" calcext:value-type="float">
            <text:p>42634</text:p>
          </table:table-cell>
          <table:table-cell office:value-type="float" office:value="42543" calcext:value-type="float">
            <text:p>42543</text:p>
          </table:table-cell>
          <table:table-cell table:formula="of:=IF(AND([.B186]&gt;[.C186];[.C186]&gt;[.D186];[.D186]&gt;[.E186];[.E186]&gt;[.F186];[.F186]&gt;[.G186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07</text:p>
          </table:table-cell>
          <table:table-cell office:value-type="float" office:value="138969" calcext:value-type="float">
            <text:p>138969</text:p>
          </table:table-cell>
          <table:table-cell office:value-type="float" office:value="138369" calcext:value-type="float">
            <text:p>138369</text:p>
          </table:table-cell>
          <table:table-cell office:value-type="float" office:value="137819" calcext:value-type="float">
            <text:p>137819</text:p>
          </table:table-cell>
          <table:table-cell office:value-type="float" office:value="136946" calcext:value-type="float">
            <text:p>136946</text:p>
          </table:table-cell>
          <table:table-cell office:value-type="float" office:value="135948" calcext:value-type="float">
            <text:p>135948</text:p>
          </table:table-cell>
          <table:table-cell office:value-type="float" office:value="134864" calcext:value-type="float">
            <text:p>134864</text:p>
          </table:table-cell>
          <table:table-cell table:formula="of:=IF(AND([.B187]&gt;[.C187];[.C187]&gt;[.D187];[.D187]&gt;[.E187];[.E187]&gt;[.F187];[.F187]&gt;[.G187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08</text:p>
          </table:table-cell>
          <table:table-cell office:value-type="float" office:value="65306" calcext:value-type="float">
            <text:p>65306</text:p>
          </table:table-cell>
          <table:table-cell office:value-type="float" office:value="65101" calcext:value-type="float">
            <text:p>65101</text:p>
          </table:table-cell>
          <table:table-cell office:value-type="float" office:value="64848" calcext:value-type="float">
            <text:p>64848</text:p>
          </table:table-cell>
          <table:table-cell office:value-type="float" office:value="64602" calcext:value-type="float">
            <text:p>64602</text:p>
          </table:table-cell>
          <table:table-cell office:value-type="float" office:value="64293" calcext:value-type="float">
            <text:p>64293</text:p>
          </table:table-cell>
          <table:table-cell office:value-type="float" office:value="63788" calcext:value-type="float">
            <text:p>63788</text:p>
          </table:table-cell>
          <table:table-cell table:formula="of:=IF(AND([.B188]&gt;[.C188];[.C188]&gt;[.D188];[.D188]&gt;[.E188];[.E188]&gt;[.F188];[.F188]&gt;[.G188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09</text:p>
          </table:table-cell>
          <table:table-cell office:value-type="float" office:value="133048" calcext:value-type="float">
            <text:p>133048</text:p>
          </table:table-cell>
          <table:table-cell office:value-type="float" office:value="123839" calcext:value-type="float">
            <text:p>123839</text:p>
          </table:table-cell>
          <table:table-cell office:value-type="float" office:value="123612" calcext:value-type="float">
            <text:p>123612</text:p>
          </table:table-cell>
          <table:table-cell office:value-type="float" office:value="123520" calcext:value-type="float">
            <text:p>123520</text:p>
          </table:table-cell>
          <table:table-cell office:value-type="float" office:value="123726" calcext:value-type="float">
            <text:p>123726</text:p>
          </table:table-cell>
          <table:table-cell office:value-type="float" office:value="123532" calcext:value-type="float">
            <text:p>123532</text:p>
          </table:table-cell>
          <table:table-cell table:formula="of:=IF(AND([.B189]&gt;[.C189];[.C189]&gt;[.D189];[.D189]&gt;[.E189];[.E189]&gt;[.F189];[.F189]&gt;[.G189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10</text:p>
          </table:table-cell>
          <table:table-cell office:value-type="float" office:value="56174" calcext:value-type="float">
            <text:p>56174</text:p>
          </table:table-cell>
          <table:table-cell office:value-type="float" office:value="55915" calcext:value-type="float">
            <text:p>55915</text:p>
          </table:table-cell>
          <table:table-cell office:value-type="float" office:value="55748" calcext:value-type="float">
            <text:p>55748</text:p>
          </table:table-cell>
          <table:table-cell office:value-type="float" office:value="55524" calcext:value-type="float">
            <text:p>55524</text:p>
          </table:table-cell>
          <table:table-cell office:value-type="float" office:value="55237" calcext:value-type="float">
            <text:p>55237</text:p>
          </table:table-cell>
          <table:table-cell office:value-type="float" office:value="54765" calcext:value-type="float">
            <text:p>54765</text:p>
          </table:table-cell>
          <table:table-cell table:formula="of:=IF(AND([.B190]&gt;[.C190];[.C190]&gt;[.D190];[.D190]&gt;[.E190];[.E190]&gt;[.F190];[.F190]&gt;[.G190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11</text:p>
          </table:table-cell>
          <table:table-cell office:value-type="float" office:value="75440" calcext:value-type="float">
            <text:p>75440</text:p>
          </table:table-cell>
          <table:table-cell office:value-type="float" office:value="75277" calcext:value-type="float">
            <text:p>75277</text:p>
          </table:table-cell>
          <table:table-cell office:value-type="float" office:value="74871" calcext:value-type="float">
            <text:p>74871</text:p>
          </table:table-cell>
          <table:table-cell office:value-type="float" office:value="74665" calcext:value-type="float">
            <text:p>74665</text:p>
          </table:table-cell>
          <table:table-cell office:value-type="float" office:value="74300" calcext:value-type="float">
            <text:p>74300</text:p>
          </table:table-cell>
          <table:table-cell office:value-type="float" office:value="73923" calcext:value-type="float">
            <text:p>73923</text:p>
          </table:table-cell>
          <table:table-cell table:formula="of:=IF(AND([.B191]&gt;[.C191];[.C191]&gt;[.D191];[.D191]&gt;[.E191];[.E191]&gt;[.F191];[.F191]&gt;[.G191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61</text:p>
          </table:table-cell>
          <table:table-cell office:value-type="float" office:value="118931" calcext:value-type="float">
            <text:p>118931</text:p>
          </table:table-cell>
          <table:table-cell office:value-type="float" office:value="128043" calcext:value-type="float">
            <text:p>128043</text:p>
          </table:table-cell>
          <table:table-cell office:value-type="float" office:value="128140" calcext:value-type="float">
            <text:p>128140</text:p>
          </table:table-cell>
          <table:table-cell office:value-type="float" office:value="128137" calcext:value-type="float">
            <text:p>128137</text:p>
          </table:table-cell>
          <table:table-cell office:value-type="float" office:value="128035" calcext:value-type="float">
            <text:p>128035</text:p>
          </table:table-cell>
          <table:table-cell office:value-type="float" office:value="127839" calcext:value-type="float">
            <text:p>127839</text:p>
          </table:table-cell>
          <table:table-cell table:formula="of:=IF(AND([.B192]&gt;[.C192];[.C192]&gt;[.D192];[.D192]&gt;[.E192];[.E192]&gt;[.F192];[.F192]&gt;[.G192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01</text:p>
          </table:table-cell>
          <table:table-cell office:value-type="float" office:value="22072" calcext:value-type="float">
            <text:p>22072</text:p>
          </table:table-cell>
          <table:table-cell office:value-type="float" office:value="21990" calcext:value-type="float">
            <text:p>21990</text:p>
          </table:table-cell>
          <table:table-cell office:value-type="float" office:value="21891" calcext:value-type="float">
            <text:p>21891</text:p>
          </table:table-cell>
          <table:table-cell office:value-type="float" office:value="21879" calcext:value-type="float">
            <text:p>21879</text:p>
          </table:table-cell>
          <table:table-cell office:value-type="float" office:value="21664" calcext:value-type="float">
            <text:p>21664</text:p>
          </table:table-cell>
          <table:table-cell office:value-type="float" office:value="21489" calcext:value-type="float">
            <text:p>21489</text:p>
          </table:table-cell>
          <table:table-cell table:formula="of:=IF(AND([.B193]&gt;[.C193];[.C193]&gt;[.D193];[.D193]&gt;[.E193];[.E193]&gt;[.F193];[.F193]&gt;[.G193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02</text:p>
          </table:table-cell>
          <table:table-cell office:value-type="float" office:value="66112" calcext:value-type="float">
            <text:p>66112</text:p>
          </table:table-cell>
          <table:table-cell office:value-type="float" office:value="65990" calcext:value-type="float">
            <text:p>65990</text:p>
          </table:table-cell>
          <table:table-cell office:value-type="float" office:value="65938" calcext:value-type="float">
            <text:p>65938</text:p>
          </table:table-cell>
          <table:table-cell office:value-type="float" office:value="65713" calcext:value-type="float">
            <text:p>65713</text:p>
          </table:table-cell>
          <table:table-cell office:value-type="float" office:value="65567" calcext:value-type="float">
            <text:p>65567</text:p>
          </table:table-cell>
          <table:table-cell office:value-type="float" office:value="65373" calcext:value-type="float">
            <text:p>65373</text:p>
          </table:table-cell>
          <table:table-cell table:formula="of:=IF(AND([.B194]&gt;[.C194];[.C194]&gt;[.D194];[.D194]&gt;[.E194];[.E194]&gt;[.F194];[.F194]&gt;[.G194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03</text:p>
          </table:table-cell>
          <table:table-cell office:value-type="float" office:value="135293" calcext:value-type="float">
            <text:p>135293</text:p>
          </table:table-cell>
          <table:table-cell office:value-type="float" office:value="135336" calcext:value-type="float">
            <text:p>135336</text:p>
          </table:table-cell>
          <table:table-cell office:value-type="float" office:value="135479" calcext:value-type="float">
            <text:p>135479</text:p>
          </table:table-cell>
          <table:table-cell office:value-type="float" office:value="135471" calcext:value-type="float">
            <text:p>135471</text:p>
          </table:table-cell>
          <table:table-cell office:value-type="float" office:value="135299" calcext:value-type="float">
            <text:p>135299</text:p>
          </table:table-cell>
          <table:table-cell office:value-type="float" office:value="134991" calcext:value-type="float">
            <text:p>134991</text:p>
          </table:table-cell>
          <table:table-cell table:formula="of:=IF(AND([.B195]&gt;[.C195];[.C195]&gt;[.D195];[.D195]&gt;[.E195];[.E195]&gt;[.F195];[.F195]&gt;[.G195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04</text:p>
          </table:table-cell>
          <table:table-cell office:value-type="float" office:value="121508" calcext:value-type="float">
            <text:p>121508</text:p>
          </table:table-cell>
          <table:table-cell office:value-type="float" office:value="121299" calcext:value-type="float">
            <text:p>121299</text:p>
          </table:table-cell>
          <table:table-cell office:value-type="float" office:value="120980" calcext:value-type="float">
            <text:p>120980</text:p>
          </table:table-cell>
          <table:table-cell office:value-type="float" office:value="120714" calcext:value-type="float">
            <text:p>120714</text:p>
          </table:table-cell>
          <table:table-cell office:value-type="float" office:value="120247" calcext:value-type="float">
            <text:p>120247</text:p>
          </table:table-cell>
          <table:table-cell office:value-type="float" office:value="119727" calcext:value-type="float">
            <text:p>119727</text:p>
          </table:table-cell>
          <table:table-cell table:formula="of:=IF(AND([.B196]&gt;[.C196];[.C196]&gt;[.D196];[.D196]&gt;[.E196];[.E196]&gt;[.F196];[.F196]&gt;[.G196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05</text:p>
          </table:table-cell>
          <table:table-cell office:value-type="float" office:value="114773" calcext:value-type="float">
            <text:p>114773</text:p>
          </table:table-cell>
          <table:table-cell office:value-type="float" office:value="114533" calcext:value-type="float">
            <text:p>114533</text:p>
          </table:table-cell>
          <table:table-cell office:value-type="float" office:value="114156" calcext:value-type="float">
            <text:p>114156</text:p>
          </table:table-cell>
          <table:table-cell office:value-type="float" office:value="113962" calcext:value-type="float">
            <text:p>113962</text:p>
          </table:table-cell>
          <table:table-cell office:value-type="float" office:value="113450" calcext:value-type="float">
            <text:p>113450</text:p>
          </table:table-cell>
          <table:table-cell office:value-type="float" office:value="112863" calcext:value-type="float">
            <text:p>112863</text:p>
          </table:table-cell>
          <table:table-cell table:formula="of:=IF(AND([.B197]&gt;[.C197];[.C197]&gt;[.D197];[.D197]&gt;[.E197];[.E197]&gt;[.F197];[.F197]&gt;[.G197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06</text:p>
          </table:table-cell>
          <table:table-cell office:value-type="float" office:value="62513" calcext:value-type="float">
            <text:p>62513</text:p>
          </table:table-cell>
          <table:table-cell office:value-type="float" office:value="62472" calcext:value-type="float">
            <text:p>62472</text:p>
          </table:table-cell>
          <table:table-cell office:value-type="float" office:value="62401" calcext:value-type="float">
            <text:p>62401</text:p>
          </table:table-cell>
          <table:table-cell office:value-type="float" office:value="62476" calcext:value-type="float">
            <text:p>62476</text:p>
          </table:table-cell>
          <table:table-cell office:value-type="float" office:value="62246" calcext:value-type="float">
            <text:p>62246</text:p>
          </table:table-cell>
          <table:table-cell office:value-type="float" office:value="62039" calcext:value-type="float">
            <text:p>62039</text:p>
          </table:table-cell>
          <table:table-cell table:formula="of:=IF(AND([.B198]&gt;[.C198];[.C198]&gt;[.D198];[.D198]&gt;[.E198];[.E198]&gt;[.F198];[.F198]&gt;[.G198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07</text:p>
          </table:table-cell>
          <table:table-cell office:value-type="float" office:value="112117" calcext:value-type="float">
            <text:p>112117</text:p>
          </table:table-cell>
          <table:table-cell office:value-type="float" office:value="112399" calcext:value-type="float">
            <text:p>112399</text:p>
          </table:table-cell>
          <table:table-cell office:value-type="float" office:value="112481" calcext:value-type="float">
            <text:p>112481</text:p>
          </table:table-cell>
          <table:table-cell office:value-type="float" office:value="112414" calcext:value-type="float">
            <text:p>112414</text:p>
          </table:table-cell>
          <table:table-cell office:value-type="float" office:value="112283" calcext:value-type="float">
            <text:p>112283</text:p>
          </table:table-cell>
          <table:table-cell office:value-type="float" office:value="111901" calcext:value-type="float">
            <text:p>111901</text:p>
          </table:table-cell>
          <table:table-cell table:formula="of:=IF(AND([.B199]&gt;[.C199];[.C199]&gt;[.D199];[.D199]&gt;[.E199];[.E199]&gt;[.F199];[.F199]&gt;[.G199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1</text:p>
          </table:table-cell>
          <table:table-cell office:value-type="float" office:value="26747" calcext:value-type="float">
            <text:p>26747</text:p>
          </table:table-cell>
          <table:table-cell office:value-type="float" office:value="26691" calcext:value-type="float">
            <text:p>26691</text:p>
          </table:table-cell>
          <table:table-cell office:value-type="float" office:value="26606" calcext:value-type="float">
            <text:p>26606</text:p>
          </table:table-cell>
          <table:table-cell office:value-type="float" office:value="26562" calcext:value-type="float">
            <text:p>26562</text:p>
          </table:table-cell>
          <table:table-cell office:value-type="float" office:value="26441" calcext:value-type="float">
            <text:p>26441</text:p>
          </table:table-cell>
          <table:table-cell office:value-type="float" office:value="26375" calcext:value-type="float">
            <text:p>26375</text:p>
          </table:table-cell>
          <table:table-cell table:formula="of:=IF(AND([.B200]&gt;[.C200];[.C200]&gt;[.D200];[.D200]&gt;[.E200];[.E200]&gt;[.F200];[.F200]&gt;[.G200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08</text:p>
          </table:table-cell>
          <table:table-cell office:value-type="float" office:value="69701" calcext:value-type="float">
            <text:p>69701</text:p>
          </table:table-cell>
          <table:table-cell office:value-type="float" office:value="69663" calcext:value-type="float">
            <text:p>69663</text:p>
          </table:table-cell>
          <table:table-cell office:value-type="float" office:value="69641" calcext:value-type="float">
            <text:p>69641</text:p>
          </table:table-cell>
          <table:table-cell office:value-type="float" office:value="69562" calcext:value-type="float">
            <text:p>69562</text:p>
          </table:table-cell>
          <table:table-cell office:value-type="float" office:value="69370" calcext:value-type="float">
            <text:p>69370</text:p>
          </table:table-cell>
          <table:table-cell office:value-type="float" office:value="68996" calcext:value-type="float">
            <text:p>68996</text:p>
          </table:table-cell>
          <table:table-cell table:formula="of:=IF(AND([.B201]&gt;[.C201];[.C201]&gt;[.D201];[.D201]&gt;[.E201];[.E201]&gt;[.F201];[.F201]&gt;[.G201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09</text:p>
          </table:table-cell>
          <table:table-cell office:value-type="float" office:value="56536" calcext:value-type="float">
            <text:p>56536</text:p>
          </table:table-cell>
          <table:table-cell office:value-type="float" office:value="56352" calcext:value-type="float">
            <text:p>56352</text:p>
          </table:table-cell>
          <table:table-cell office:value-type="float" office:value="56086" calcext:value-type="float">
            <text:p>56086</text:p>
          </table:table-cell>
          <table:table-cell office:value-type="float" office:value="55652" calcext:value-type="float">
            <text:p>55652</text:p>
          </table:table-cell>
          <table:table-cell office:value-type="float" office:value="55217" calcext:value-type="float">
            <text:p>55217</text:p>
          </table:table-cell>
          <table:table-cell office:value-type="float" office:value="54711" calcext:value-type="float">
            <text:p>54711</text:p>
          </table:table-cell>
          <table:table-cell table:formula="of:=IF(AND([.B202]&gt;[.C202];[.C202]&gt;[.D202];[.D202]&gt;[.E202];[.E202]&gt;[.F202];[.F202]&gt;[.G202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10</text:p>
          </table:table-cell>
          <table:table-cell office:value-type="float" office:value="80201" calcext:value-type="float">
            <text:p>80201</text:p>
          </table:table-cell>
          <table:table-cell office:value-type="float" office:value="80464" calcext:value-type="float">
            <text:p>80464</text:p>
          </table:table-cell>
          <table:table-cell office:value-type="float" office:value="80741" calcext:value-type="float">
            <text:p>80741</text:p>
          </table:table-cell>
          <table:table-cell office:value-type="float" office:value="80834" calcext:value-type="float">
            <text:p>80834</text:p>
          </table:table-cell>
          <table:table-cell office:value-type="float" office:value="81049" calcext:value-type="float">
            <text:p>81049</text:p>
          </table:table-cell>
          <table:table-cell office:value-type="float" office:value="81226" calcext:value-type="float">
            <text:p>81226</text:p>
          </table:table-cell>
          <table:table-cell table:formula="of:=IF(AND([.B203]&gt;[.C203];[.C203]&gt;[.D203];[.D203]&gt;[.E203];[.E203]&gt;[.F203];[.F203]&gt;[.G203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11</text:p>
          </table:table-cell>
          <table:table-cell office:value-type="float" office:value="136263" calcext:value-type="float">
            <text:p>136263</text:p>
          </table:table-cell>
          <table:table-cell office:value-type="float" office:value="136315" calcext:value-type="float">
            <text:p>136315</text:p>
          </table:table-cell>
          <table:table-cell office:value-type="float" office:value="136666" calcext:value-type="float">
            <text:p>136666</text:p>
          </table:table-cell>
          <table:table-cell office:value-type="float" office:value="136673" calcext:value-type="float">
            <text:p>136673</text:p>
          </table:table-cell>
          <table:table-cell office:value-type="float" office:value="136660" calcext:value-type="float">
            <text:p>136660</text:p>
          </table:table-cell>
          <table:table-cell office:value-type="float" office:value="136441" calcext:value-type="float">
            <text:p>136441</text:p>
          </table:table-cell>
          <table:table-cell table:formula="of:=IF(AND([.B204]&gt;[.C204];[.C204]&gt;[.D204];[.D204]&gt;[.E204];[.E204]&gt;[.F204];[.F204]&gt;[.G204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12</text:p>
          </table:table-cell>
          <table:table-cell office:value-type="float" office:value="67178" calcext:value-type="float">
            <text:p>67178</text:p>
          </table:table-cell>
          <table:table-cell office:value-type="float" office:value="66911" calcext:value-type="float">
            <text:p>66911</text:p>
          </table:table-cell>
          <table:table-cell office:value-type="float" office:value="66917" calcext:value-type="float">
            <text:p>66917</text:p>
          </table:table-cell>
          <table:table-cell office:value-type="float" office:value="66843" calcext:value-type="float">
            <text:p>66843</text:p>
          </table:table-cell>
          <table:table-cell office:value-type="float" office:value="66589" calcext:value-type="float">
            <text:p>66589</text:p>
          </table:table-cell>
          <table:table-cell office:value-type="float" office:value="66221" calcext:value-type="float">
            <text:p>66221</text:p>
          </table:table-cell>
          <table:table-cell table:formula="of:=IF(AND([.B205]&gt;[.C205];[.C205]&gt;[.D205];[.D205]&gt;[.E205];[.E205]&gt;[.F205];[.F205]&gt;[.G205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13</text:p>
          </table:table-cell>
          <table:table-cell office:value-type="float" office:value="74315" calcext:value-type="float">
            <text:p>74315</text:p>
          </table:table-cell>
          <table:table-cell office:value-type="float" office:value="74360" calcext:value-type="float">
            <text:p>74360</text:p>
          </table:table-cell>
          <table:table-cell office:value-type="float" office:value="74440" calcext:value-type="float">
            <text:p>74440</text:p>
          </table:table-cell>
          <table:table-cell office:value-type="float" office:value="74398" calcext:value-type="float">
            <text:p>74398</text:p>
          </table:table-cell>
          <table:table-cell office:value-type="float" office:value="74061" calcext:value-type="float">
            <text:p>74061</text:p>
          </table:table-cell>
          <table:table-cell office:value-type="float" office:value="73919" calcext:value-type="float">
            <text:p>73919</text:p>
          </table:table-cell>
          <table:table-cell table:formula="of:=IF(AND([.B206]&gt;[.C206];[.C206]&gt;[.D206];[.D206]&gt;[.E206];[.E206]&gt;[.F206];[.F206]&gt;[.G206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14</text:p>
          </table:table-cell>
          <table:table-cell office:value-type="float" office:value="78869" calcext:value-type="float">
            <text:p>78869</text:p>
          </table:table-cell>
          <table:table-cell office:value-type="float" office:value="78735" calcext:value-type="float">
            <text:p>78735</text:p>
          </table:table-cell>
          <table:table-cell office:value-type="float" office:value="78644" calcext:value-type="float">
            <text:p>78644</text:p>
          </table:table-cell>
          <table:table-cell office:value-type="float" office:value="78458" calcext:value-type="float">
            <text:p>78458</text:p>
          </table:table-cell>
          <table:table-cell office:value-type="float" office:value="78362" calcext:value-type="float">
            <text:p>78362</text:p>
          </table:table-cell>
          <table:table-cell office:value-type="float" office:value="77979" calcext:value-type="float">
            <text:p>77979</text:p>
          </table:table-cell>
          <table:table-cell table:formula="of:=IF(AND([.B207]&gt;[.C207];[.C207]&gt;[.D207];[.D207]&gt;[.E207];[.E207]&gt;[.F207];[.F207]&gt;[.G207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15</text:p>
          </table:table-cell>
          <table:table-cell office:value-type="float" office:value="73756" calcext:value-type="float">
            <text:p>73756</text:p>
          </table:table-cell>
          <table:table-cell office:value-type="float" office:value="73956" calcext:value-type="float">
            <text:p>73956</text:p>
          </table:table-cell>
          <table:table-cell office:value-type="float" office:value="74198" calcext:value-type="float">
            <text:p>74198</text:p>
          </table:table-cell>
          <table:table-cell office:value-type="float" office:value="74374" calcext:value-type="float">
            <text:p>74374</text:p>
          </table:table-cell>
          <table:table-cell office:value-type="float" office:value="74515" calcext:value-type="float">
            <text:p>74515</text:p>
          </table:table-cell>
          <table:table-cell office:value-type="float" office:value="74573" calcext:value-type="float">
            <text:p>74573</text:p>
          </table:table-cell>
          <table:table-cell table:formula="of:=IF(AND([.B208]&gt;[.C208];[.C208]&gt;[.D208];[.D208]&gt;[.E208];[.E208]&gt;[.F208];[.F208]&gt;[.G208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16</text:p>
          </table:table-cell>
          <table:table-cell office:value-type="float" office:value="167342" calcext:value-type="float">
            <text:p>167342</text:p>
          </table:table-cell>
          <table:table-cell office:value-type="float" office:value="167738" calcext:value-type="float">
            <text:p>167738</text:p>
          </table:table-cell>
          <table:table-cell office:value-type="float" office:value="169165" calcext:value-type="float">
            <text:p>169165</text:p>
          </table:table-cell>
          <table:table-cell office:value-type="float" office:value="168167" calcext:value-type="float">
            <text:p>168167</text:p>
          </table:table-cell>
          <table:table-cell office:value-type="float" office:value="169438" calcext:value-type="float">
            <text:p>169438</text:p>
          </table:table-cell>
          <table:table-cell office:value-type="float" office:value="169325" calcext:value-type="float">
            <text:p>169325</text:p>
          </table:table-cell>
          <table:table-cell table:formula="of:=IF(AND([.B209]&gt;[.C209];[.C209]&gt;[.D209];[.D209]&gt;[.E209];[.E209]&gt;[.F209];[.F209]&gt;[.G209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17</text:p>
          </table:table-cell>
          <table:table-cell office:value-type="float" office:value="95645" calcext:value-type="float">
            <text:p>95645</text:p>
          </table:table-cell>
          <table:table-cell office:value-type="float" office:value="95279" calcext:value-type="float">
            <text:p>95279</text:p>
          </table:table-cell>
          <table:table-cell office:value-type="float" office:value="95035" calcext:value-type="float">
            <text:p>95035</text:p>
          </table:table-cell>
          <table:table-cell office:value-type="float" office:value="94758" calcext:value-type="float">
            <text:p>94758</text:p>
          </table:table-cell>
          <table:table-cell office:value-type="float" office:value="94385" calcext:value-type="float">
            <text:p>94385</text:p>
          </table:table-cell>
          <table:table-cell office:value-type="float" office:value="93818" calcext:value-type="float">
            <text:p>93818</text:p>
          </table:table-cell>
          <table:table-cell table:formula="of:=IF(AND([.B210]&gt;[.C210];[.C210]&gt;[.D210];[.D210]&gt;[.E210];[.E210]&gt;[.F210];[.F210]&gt;[.G210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18</text:p>
          </table:table-cell>
          <table:table-cell office:value-type="float" office:value="107946" calcext:value-type="float">
            <text:p>107946</text:p>
          </table:table-cell>
          <table:table-cell office:value-type="float" office:value="107576" calcext:value-type="float">
            <text:p>107576</text:p>
          </table:table-cell>
          <table:table-cell office:value-type="float" office:value="107138" calcext:value-type="float">
            <text:p>107138</text:p>
          </table:table-cell>
          <table:table-cell office:value-type="float" office:value="106619" calcext:value-type="float">
            <text:p>106619</text:p>
          </table:table-cell>
          <table:table-cell office:value-type="float" office:value="106037" calcext:value-type="float">
            <text:p>106037</text:p>
          </table:table-cell>
          <table:table-cell office:value-type="float" office:value="105431" calcext:value-type="float">
            <text:p>105431</text:p>
          </table:table-cell>
          <table:table-cell table:formula="of:=IF(AND([.B211]&gt;[.C211];[.C211]&gt;[.D211];[.D211]&gt;[.E211];[.E211]&gt;[.F211];[.F211]&gt;[.G211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19</text:p>
          </table:table-cell>
          <table:table-cell office:value-type="float" office:value="61852" calcext:value-type="float">
            <text:p>61852</text:p>
          </table:table-cell>
          <table:table-cell office:value-type="float" office:value="61781" calcext:value-type="float">
            <text:p>61781</text:p>
          </table:table-cell>
          <table:table-cell office:value-type="float" office:value="61690" calcext:value-type="float">
            <text:p>61690</text:p>
          </table:table-cell>
          <table:table-cell office:value-type="float" office:value="61558" calcext:value-type="float">
            <text:p>61558</text:p>
          </table:table-cell>
          <table:table-cell office:value-type="float" office:value="61386" calcext:value-type="float">
            <text:p>61386</text:p>
          </table:table-cell>
          <table:table-cell office:value-type="float" office:value="61161" calcext:value-type="float">
            <text:p>61161</text:p>
          </table:table-cell>
          <table:table-cell table:formula="of:=IF(AND([.B212]&gt;[.C212];[.C212]&gt;[.D212];[.D212]&gt;[.E212];[.E212]&gt;[.F212];[.F212]&gt;[.G212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20</text:p>
          </table:table-cell>
          <table:table-cell office:value-type="float" office:value="53711" calcext:value-type="float">
            <text:p>53711</text:p>
          </table:table-cell>
          <table:table-cell office:value-type="float" office:value="53481" calcext:value-type="float">
            <text:p>53481</text:p>
          </table:table-cell>
          <table:table-cell office:value-type="float" office:value="53388" calcext:value-type="float">
            <text:p>53388</text:p>
          </table:table-cell>
          <table:table-cell office:value-type="float" office:value="53236" calcext:value-type="float">
            <text:p>53236</text:p>
          </table:table-cell>
          <table:table-cell office:value-type="float" office:value="52965" calcext:value-type="float">
            <text:p>52965</text:p>
          </table:table-cell>
          <table:table-cell office:value-type="float" office:value="52720" calcext:value-type="float">
            <text:p>52720</text:p>
          </table:table-cell>
          <table:table-cell table:formula="of:=IF(AND([.B213]&gt;[.C213];[.C213]&gt;[.D213];[.D213]&gt;[.E213];[.E213]&gt;[.F213];[.F213]&gt;[.G213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1</text:p>
          </table:table-cell>
          <table:table-cell office:value-type="float" office:value="46775" calcext:value-type="float">
            <text:p>46775</text:p>
          </table:table-cell>
          <table:table-cell office:value-type="float" office:value="46565" calcext:value-type="float">
            <text:p>46565</text:p>
          </table:table-cell>
          <table:table-cell office:value-type="float" office:value="46600" calcext:value-type="float">
            <text:p>46600</text:p>
          </table:table-cell>
          <table:table-cell office:value-type="float" office:value="46511" calcext:value-type="float">
            <text:p>46511</text:p>
          </table:table-cell>
          <table:table-cell office:value-type="float" office:value="46291" calcext:value-type="float">
            <text:p>46291</text:p>
          </table:table-cell>
          <table:table-cell office:value-type="float" office:value="45948" calcext:value-type="float">
            <text:p>45948</text:p>
          </table:table-cell>
          <table:table-cell table:formula="of:=IF(AND([.B214]&gt;[.C214];[.C214]&gt;[.D214];[.D214]&gt;[.E214];[.E214]&gt;[.F214];[.F214]&gt;[.G214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2</text:p>
          </table:table-cell>
          <table:table-cell office:value-type="float" office:value="62720" calcext:value-type="float">
            <text:p>62720</text:p>
          </table:table-cell>
          <table:table-cell office:value-type="float" office:value="62154" calcext:value-type="float">
            <text:p>62154</text:p>
          </table:table-cell>
          <table:table-cell office:value-type="float" office:value="61808" calcext:value-type="float">
            <text:p>61808</text:p>
          </table:table-cell>
          <table:table-cell office:value-type="float" office:value="61251" calcext:value-type="float">
            <text:p>61251</text:p>
          </table:table-cell>
          <table:table-cell office:value-type="float" office:value="60689" calcext:value-type="float">
            <text:p>60689</text:p>
          </table:table-cell>
          <table:table-cell office:value-type="float" office:value="59779" calcext:value-type="float">
            <text:p>59779</text:p>
          </table:table-cell>
          <table:table-cell table:formula="of:=IF(AND([.B215]&gt;[.C215];[.C215]&gt;[.D215];[.D215]&gt;[.E215];[.E215]&gt;[.F215];[.F215]&gt;[.G215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3</text:p>
          </table:table-cell>
          <table:table-cell office:value-type="float" office:value="185896" calcext:value-type="float">
            <text:p>185896</text:p>
          </table:table-cell>
          <table:table-cell office:value-type="float" office:value="188021" calcext:value-type="float">
            <text:p>188021</text:p>
          </table:table-cell>
          <table:table-cell office:value-type="float" office:value="189662" calcext:value-type="float">
            <text:p>189662</text:p>
          </table:table-cell>
          <table:table-cell office:value-type="float" office:value="193883" calcext:value-type="float">
            <text:p>193883</text:p>
          </table:table-cell>
          <table:table-cell office:value-type="float" office:value="196208" calcext:value-type="float">
            <text:p>196208</text:p>
          </table:table-cell>
          <table:table-cell office:value-type="float" office:value="197863" calcext:value-type="float">
            <text:p>197863</text:p>
          </table:table-cell>
          <table:table-cell table:formula="of:=IF(AND([.B216]&gt;[.C216];[.C216]&gt;[.D216];[.D216]&gt;[.E216];[.E216]&gt;[.F216];[.F216]&gt;[.G216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4</text:p>
          </table:table-cell>
          <table:table-cell office:value-type="float" office:value="47816" calcext:value-type="float">
            <text:p>47816</text:p>
          </table:table-cell>
          <table:table-cell office:value-type="float" office:value="47595" calcext:value-type="float">
            <text:p>47595</text:p>
          </table:table-cell>
          <table:table-cell office:value-type="float" office:value="47387" calcext:value-type="float">
            <text:p>47387</text:p>
          </table:table-cell>
          <table:table-cell office:value-type="float" office:value="47047" calcext:value-type="float">
            <text:p>47047</text:p>
          </table:table-cell>
          <table:table-cell office:value-type="float" office:value="46745" calcext:value-type="float">
            <text:p>46745</text:p>
          </table:table-cell>
          <table:table-cell office:value-type="float" office:value="46360" calcext:value-type="float">
            <text:p>46360</text:p>
          </table:table-cell>
          <table:table-cell table:formula="of:=IF(AND([.B217]&gt;[.C217];[.C217]&gt;[.D217];[.D217]&gt;[.E217];[.E217]&gt;[.F217];[.F217]&gt;[.G217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1</text:p>
          </table:table-cell>
          <table:table-cell office:value-type="float" office:value="59103" calcext:value-type="float">
            <text:p>59103</text:p>
          </table:table-cell>
          <table:table-cell office:value-type="float" office:value="58905" calcext:value-type="float">
            <text:p>58905</text:p>
          </table:table-cell>
          <table:table-cell office:value-type="float" office:value="58669" calcext:value-type="float">
            <text:p>58669</text:p>
          </table:table-cell>
          <table:table-cell office:value-type="float" office:value="58367" calcext:value-type="float">
            <text:p>58367</text:p>
          </table:table-cell>
          <table:table-cell office:value-type="float" office:value="58068" calcext:value-type="float">
            <text:p>58068</text:p>
          </table:table-cell>
          <table:table-cell office:value-type="float" office:value="57651" calcext:value-type="float">
            <text:p>57651</text:p>
          </table:table-cell>
          <table:table-cell table:formula="of:=IF(AND([.B218]&gt;[.C218];[.C218]&gt;[.D218];[.D218]&gt;[.E218];[.E218]&gt;[.F218];[.F218]&gt;[.G218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2</text:p>
          </table:table-cell>
          <table:table-cell office:value-type="float" office:value="145517" calcext:value-type="float">
            <text:p>145517</text:p>
          </table:table-cell>
          <table:table-cell office:value-type="float" office:value="146254" calcext:value-type="float">
            <text:p>146254</text:p>
          </table:table-cell>
          <table:table-cell office:value-type="float" office:value="147002" calcext:value-type="float">
            <text:p>147002</text:p>
          </table:table-cell>
          <table:table-cell office:value-type="float" office:value="148145" calcext:value-type="float">
            <text:p>148145</text:p>
          </table:table-cell>
          <table:table-cell office:value-type="float" office:value="149611" calcext:value-type="float">
            <text:p>149611</text:p>
          </table:table-cell>
          <table:table-cell office:value-type="float" office:value="150845" calcext:value-type="float">
            <text:p>150845</text:p>
          </table:table-cell>
          <table:table-cell table:formula="of:=IF(AND([.B219]&gt;[.C219];[.C219]&gt;[.D219];[.D219]&gt;[.E219];[.E219]&gt;[.F219];[.F219]&gt;[.G219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3</text:p>
          </table:table-cell>
          <table:table-cell office:value-type="float" office:value="56562" calcext:value-type="float">
            <text:p>56562</text:p>
          </table:table-cell>
          <table:table-cell office:value-type="float" office:value="56075" calcext:value-type="float">
            <text:p>56075</text:p>
          </table:table-cell>
          <table:table-cell office:value-type="float" office:value="55427" calcext:value-type="float">
            <text:p>55427</text:p>
          </table:table-cell>
          <table:table-cell office:value-type="float" office:value="54863" calcext:value-type="float">
            <text:p>54863</text:p>
          </table:table-cell>
          <table:table-cell office:value-type="float" office:value="54353" calcext:value-type="float">
            <text:p>54353</text:p>
          </table:table-cell>
          <table:table-cell office:value-type="float" office:value="53695" calcext:value-type="float">
            <text:p>53695</text:p>
          </table:table-cell>
          <table:table-cell table:formula="of:=IF(AND([.B220]&gt;[.C220];[.C220]&gt;[.D220];[.D220]&gt;[.E220];[.E220]&gt;[.F220];[.F220]&gt;[.G220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4</text:p>
          </table:table-cell>
          <table:table-cell office:value-type="float" office:value="48357" calcext:value-type="float">
            <text:p>48357</text:p>
          </table:table-cell>
          <table:table-cell office:value-type="float" office:value="48041" calcext:value-type="float">
            <text:p>48041</text:p>
          </table:table-cell>
          <table:table-cell office:value-type="float" office:value="47781" calcext:value-type="float">
            <text:p>47781</text:p>
          </table:table-cell>
          <table:table-cell office:value-type="float" office:value="47518" calcext:value-type="float">
            <text:p>47518</text:p>
          </table:table-cell>
          <table:table-cell office:value-type="float" office:value="47210" calcext:value-type="float">
            <text:p>47210</text:p>
          </table:table-cell>
          <table:table-cell office:value-type="float" office:value="46792" calcext:value-type="float">
            <text:p>46792</text:p>
          </table:table-cell>
          <table:table-cell table:formula="of:=IF(AND([.B221]&gt;[.C221];[.C221]&gt;[.D221];[.D221]&gt;[.E221];[.E221]&gt;[.F221];[.F221]&gt;[.G221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5</text:p>
          </table:table-cell>
          <table:table-cell office:value-type="float" office:value="44567" calcext:value-type="float">
            <text:p>44567</text:p>
          </table:table-cell>
          <table:table-cell office:value-type="float" office:value="44146" calcext:value-type="float">
            <text:p>44146</text:p>
          </table:table-cell>
          <table:table-cell office:value-type="float" office:value="43745" calcext:value-type="float">
            <text:p>43745</text:p>
          </table:table-cell>
          <table:table-cell office:value-type="float" office:value="43143" calcext:value-type="float">
            <text:p>43143</text:p>
          </table:table-cell>
          <table:table-cell office:value-type="float" office:value="42610" calcext:value-type="float">
            <text:p>42610</text:p>
          </table:table-cell>
          <table:table-cell office:value-type="float" office:value="41991" calcext:value-type="float">
            <text:p>41991</text:p>
          </table:table-cell>
          <table:table-cell table:formula="of:=IF(AND([.B222]&gt;[.C222];[.C222]&gt;[.D222];[.D222]&gt;[.E222];[.E222]&gt;[.F222];[.F222]&gt;[.G222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</text:p>
          </table:table-cell>
          <table:table-cell office:value-type="float" office:value="39162" calcext:value-type="float">
            <text:p>39162</text:p>
          </table:table-cell>
          <table:table-cell office:value-type="float" office:value="38995" calcext:value-type="float">
            <text:p>38995</text:p>
          </table:table-cell>
          <table:table-cell office:value-type="float" office:value="38748" calcext:value-type="float">
            <text:p>38748</text:p>
          </table:table-cell>
          <table:table-cell office:value-type="float" office:value="38396" calcext:value-type="float">
            <text:p>38396</text:p>
          </table:table-cell>
          <table:table-cell office:value-type="float" office:value="38057" calcext:value-type="float">
            <text:p>38057</text:p>
          </table:table-cell>
          <table:table-cell office:value-type="float" office:value="37887" calcext:value-type="float">
            <text:p>37887</text:p>
          </table:table-cell>
          <table:table-cell table:formula="of:=IF(AND([.B223]&gt;[.C223];[.C223]&gt;[.D223];[.D223]&gt;[.E223];[.E223]&gt;[.F223];[.F223]&gt;[.G223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7</text:p>
          </table:table-cell>
          <table:table-cell office:value-type="float" office:value="51439" calcext:value-type="float">
            <text:p>51439</text:p>
          </table:table-cell>
          <table:table-cell office:value-type="float" office:value="51305" calcext:value-type="float">
            <text:p>51305</text:p>
          </table:table-cell>
          <table:table-cell office:value-type="float" office:value="51084" calcext:value-type="float">
            <text:p>51084</text:p>
          </table:table-cell>
          <table:table-cell office:value-type="float" office:value="51000" calcext:value-type="float">
            <text:p>51000</text:p>
          </table:table-cell>
          <table:table-cell office:value-type="float" office:value="50943" calcext:value-type="float">
            <text:p>50943</text:p>
          </table:table-cell>
          <table:table-cell office:value-type="float" office:value="50819" calcext:value-type="float">
            <text:p>50819</text:p>
          </table:table-cell>
          <table:table-cell table:formula="of:=IF(AND([.B224]&gt;[.C224];[.C224]&gt;[.D224];[.D224]&gt;[.E224];[.E224]&gt;[.F224];[.F224]&gt;[.G224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8</text:p>
          </table:table-cell>
          <table:table-cell office:value-type="float" office:value="41544" calcext:value-type="float">
            <text:p>41544</text:p>
          </table:table-cell>
          <table:table-cell office:value-type="float" office:value="41254" calcext:value-type="float">
            <text:p>41254</text:p>
          </table:table-cell>
          <table:table-cell office:value-type="float" office:value="41011" calcext:value-type="float">
            <text:p>41011</text:p>
          </table:table-cell>
          <table:table-cell office:value-type="float" office:value="40712" calcext:value-type="float">
            <text:p>40712</text:p>
          </table:table-cell>
          <table:table-cell office:value-type="float" office:value="40412" calcext:value-type="float">
            <text:p>40412</text:p>
          </table:table-cell>
          <table:table-cell office:value-type="float" office:value="40070" calcext:value-type="float">
            <text:p>40070</text:p>
          </table:table-cell>
          <table:table-cell table:formula="of:=IF(AND([.B225]&gt;[.C225];[.C225]&gt;[.D225];[.D225]&gt;[.E225];[.E225]&gt;[.F225];[.F225]&gt;[.G225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9</text:p>
          </table:table-cell>
          <table:table-cell office:value-type="float" office:value="20606" calcext:value-type="float">
            <text:p>20606</text:p>
          </table:table-cell>
          <table:table-cell office:value-type="float" office:value="20417" calcext:value-type="float">
            <text:p>20417</text:p>
          </table:table-cell>
          <table:table-cell office:value-type="float" office:value="20270" calcext:value-type="float">
            <text:p>20270</text:p>
          </table:table-cell>
          <table:table-cell office:value-type="float" office:value="20092" calcext:value-type="float">
            <text:p>20092</text:p>
          </table:table-cell>
          <table:table-cell office:value-type="float" office:value="19914" calcext:value-type="float">
            <text:p>19914</text:p>
          </table:table-cell>
          <table:table-cell office:value-type="float" office:value="19689" calcext:value-type="float">
            <text:p>19689</text:p>
          </table:table-cell>
          <table:table-cell table:formula="of:=IF(AND([.B226]&gt;[.C226];[.C226]&gt;[.D226];[.D226]&gt;[.E226];[.E226]&gt;[.F226];[.F226]&gt;[.G226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</text:p>
          </table:table-cell>
          <table:table-cell office:value-type="float" office:value="46072" calcext:value-type="float">
            <text:p>46072</text:p>
          </table:table-cell>
          <table:table-cell office:value-type="float" office:value="45538" calcext:value-type="float">
            <text:p>45538</text:p>
          </table:table-cell>
          <table:table-cell office:value-type="float" office:value="45191" calcext:value-type="float">
            <text:p>45191</text:p>
          </table:table-cell>
          <table:table-cell office:value-type="float" office:value="44689" calcext:value-type="float">
            <text:p>44689</text:p>
          </table:table-cell>
          <table:table-cell office:value-type="float" office:value="44193" calcext:value-type="float">
            <text:p>44193</text:p>
          </table:table-cell>
          <table:table-cell office:value-type="float" office:value="43618" calcext:value-type="float">
            <text:p>43618</text:p>
          </table:table-cell>
          <table:table-cell table:formula="of:=IF(AND([.B227]&gt;[.C227];[.C227]&gt;[.D227];[.D227]&gt;[.E227];[.E227]&gt;[.F227];[.F227]&gt;[.G227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</text:p>
          </table:table-cell>
          <table:table-cell office:value-type="float" office:value="69375" calcext:value-type="float">
            <text:p>69375</text:p>
          </table:table-cell>
          <table:table-cell office:value-type="float" office:value="68664" calcext:value-type="float">
            <text:p>68664</text:p>
          </table:table-cell>
          <table:table-cell office:value-type="float" office:value="68188" calcext:value-type="float">
            <text:p>68188</text:p>
          </table:table-cell>
          <table:table-cell office:value-type="float" office:value="67466" calcext:value-type="float">
            <text:p>67466</text:p>
          </table:table-cell>
          <table:table-cell office:value-type="float" office:value="66686" calcext:value-type="float">
            <text:p>66686</text:p>
          </table:table-cell>
          <table:table-cell office:value-type="float" office:value="65883" calcext:value-type="float">
            <text:p>65883</text:p>
          </table:table-cell>
          <table:table-cell table:formula="of:=IF(AND([.B228]&gt;[.C228];[.C228]&gt;[.D228];[.D228]&gt;[.E228];[.E228]&gt;[.F228];[.F228]&gt;[.G228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</text:p>
          </table:table-cell>
          <table:table-cell office:value-type="float" office:value="35932" calcext:value-type="float">
            <text:p>35932</text:p>
          </table:table-cell>
          <table:table-cell office:value-type="float" office:value="35929" calcext:value-type="float">
            <text:p>35929</text:p>
          </table:table-cell>
          <table:table-cell office:value-type="float" office:value="35955" calcext:value-type="float">
            <text:p>35955</text:p>
          </table:table-cell>
          <table:table-cell office:value-type="float" office:value="35792" calcext:value-type="float">
            <text:p>35792</text:p>
          </table:table-cell>
          <table:table-cell office:value-type="float" office:value="35674" calcext:value-type="float">
            <text:p>35674</text:p>
          </table:table-cell>
          <table:table-cell office:value-type="float" office:value="35577" calcext:value-type="float">
            <text:p>35577</text:p>
          </table:table-cell>
          <table:table-cell table:formula="of:=IF(AND([.B229]&gt;[.C229];[.C229]&gt;[.D229];[.D229]&gt;[.E229];[.E229]&gt;[.F229];[.F229]&gt;[.G229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</text:p>
          </table:table-cell>
          <table:table-cell office:value-type="float" office:value="58177" calcext:value-type="float">
            <text:p>58177</text:p>
          </table:table-cell>
          <table:table-cell office:value-type="float" office:value="57903" calcext:value-type="float">
            <text:p>57903</text:p>
          </table:table-cell>
          <table:table-cell office:value-type="float" office:value="57516" calcext:value-type="float">
            <text:p>57516</text:p>
          </table:table-cell>
          <table:table-cell office:value-type="float" office:value="57248" calcext:value-type="float">
            <text:p>57248</text:p>
          </table:table-cell>
          <table:table-cell office:value-type="float" office:value="56860" calcext:value-type="float">
            <text:p>56860</text:p>
          </table:table-cell>
          <table:table-cell office:value-type="float" office:value="56408" calcext:value-type="float">
            <text:p>56408</text:p>
          </table:table-cell>
          <table:table-cell table:formula="of:=IF(AND([.B230]&gt;[.C230];[.C230]&gt;[.D230];[.D230]&gt;[.E230];[.E230]&gt;[.F230];[.F230]&gt;[.G230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</text:p>
          </table:table-cell>
          <table:table-cell office:value-type="float" office:value="44299" calcext:value-type="float">
            <text:p>44299</text:p>
          </table:table-cell>
          <table:table-cell office:value-type="float" office:value="44143" calcext:value-type="float">
            <text:p>44143</text:p>
          </table:table-cell>
          <table:table-cell office:value-type="float" office:value="44027" calcext:value-type="float">
            <text:p>44027</text:p>
          </table:table-cell>
          <table:table-cell office:value-type="float" office:value="43816" calcext:value-type="float">
            <text:p>43816</text:p>
          </table:table-cell>
          <table:table-cell office:value-type="float" office:value="43505" calcext:value-type="float">
            <text:p>43505</text:p>
          </table:table-cell>
          <table:table-cell office:value-type="float" office:value="43191" calcext:value-type="float">
            <text:p>43191</text:p>
          </table:table-cell>
          <table:table-cell table:formula="of:=IF(AND([.B231]&gt;[.C231];[.C231]&gt;[.D231];[.D231]&gt;[.E231];[.E231]&gt;[.F231];[.F231]&gt;[.G231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61</text:p>
          </table:table-cell>
          <table:table-cell office:value-type="float" office:value="295981" calcext:value-type="float">
            <text:p>295981</text:p>
          </table:table-cell>
          <table:table-cell office:value-type="float" office:value="296628" calcext:value-type="float">
            <text:p>296628</text:p>
          </table:table-cell>
          <table:table-cell office:value-type="float" office:value="297288" calcext:value-type="float">
            <text:p>297288</text:p>
          </table:table-cell>
          <table:table-cell office:value-type="float" office:value="297459" calcext:value-type="float">
            <text:p>297459</text:p>
          </table:table-cell>
          <table:table-cell office:value-type="float" office:value="297554" calcext:value-type="float">
            <text:p>297554</text:p>
          </table:table-cell>
          <table:table-cell office:value-type="float" office:value="296958" calcext:value-type="float">
            <text:p>296958</text:p>
          </table:table-cell>
          <table:table-cell table:formula="of:=IF(AND([.B232]&gt;[.C232];[.C232]&gt;[.D232];[.D232]&gt;[.E232];[.E232]&gt;[.F232];[.F232]&gt;[.G232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62</text:p>
          </table:table-cell>
          <table:table-cell office:value-type="float" office:value="62737" calcext:value-type="float">
            <text:p>62737</text:p>
          </table:table-cell>
          <table:table-cell office:value-type="float" office:value="62802" calcext:value-type="float">
            <text:p>62802</text:p>
          </table:table-cell>
          <table:table-cell office:value-type="float" office:value="63092" calcext:value-type="float">
            <text:p>63092</text:p>
          </table:table-cell>
          <table:table-cell office:value-type="float" office:value="63000" calcext:value-type="float">
            <text:p>63000</text:p>
          </table:table-cell>
          <table:table-cell office:value-type="float" office:value="62945" calcext:value-type="float">
            <text:p>62945</text:p>
          </table:table-cell>
          <table:table-cell office:value-type="float" office:value="62573" calcext:value-type="float">
            <text:p>62573</text:p>
          </table:table-cell>
          <table:table-cell table:formula="of:=IF(AND([.B233]&gt;[.C233];[.C233]&gt;[.D233];[.D233]&gt;[.E233];[.E233]&gt;[.F233];[.F233]&gt;[.G233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63</text:p>
          </table:table-cell>
          <table:table-cell office:value-type="float" office:value="69370" calcext:value-type="float">
            <text:p>69370</text:p>
          </table:table-cell>
          <table:table-cell office:value-type="float" office:value="69626" calcext:value-type="float">
            <text:p>69626</text:p>
          </table:table-cell>
          <table:table-cell office:value-type="float" office:value="69554" calcext:value-type="float">
            <text:p>69554</text:p>
          </table:table-cell>
          <table:table-cell office:value-type="float" office:value="69827" calcext:value-type="float">
            <text:p>69827</text:p>
          </table:table-cell>
          <table:table-cell office:value-type="float" office:value="69758" calcext:value-type="float">
            <text:p>69758</text:p>
          </table:table-cell>
          <table:table-cell office:value-type="float" office:value="69639" calcext:value-type="float">
            <text:p>69639</text:p>
          </table:table-cell>
          <table:table-cell table:formula="of:=IF(AND([.B234]&gt;[.C234];[.C234]&gt;[.D234];[.D234]&gt;[.E234];[.E234]&gt;[.F234];[.F234]&gt;[.G234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1</text:p>
          </table:table-cell>
          <table:table-cell office:value-type="float" office:value="78780" calcext:value-type="float">
            <text:p>78780</text:p>
          </table:table-cell>
          <table:table-cell office:value-type="float" office:value="78834" calcext:value-type="float">
            <text:p>78834</text:p>
          </table:table-cell>
          <table:table-cell office:value-type="float" office:value="79134" calcext:value-type="float">
            <text:p>79134</text:p>
          </table:table-cell>
          <table:table-cell office:value-type="float" office:value="79299" calcext:value-type="float">
            <text:p>79299</text:p>
          </table:table-cell>
          <table:table-cell office:value-type="float" office:value="79198" calcext:value-type="float">
            <text:p>79198</text:p>
          </table:table-cell>
          <table:table-cell office:value-type="float" office:value="79114" calcext:value-type="float">
            <text:p>79114</text:p>
          </table:table-cell>
          <table:table-cell table:formula="of:=IF(AND([.B235]&gt;[.C235];[.C235]&gt;[.D235];[.D235]&gt;[.E235];[.E235]&gt;[.F235];[.F235]&gt;[.G235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2</text:p>
          </table:table-cell>
          <table:table-cell office:value-type="float" office:value="96627" calcext:value-type="float">
            <text:p>96627</text:p>
          </table:table-cell>
          <table:table-cell office:value-type="float" office:value="96952" calcext:value-type="float">
            <text:p>96952</text:p>
          </table:table-cell>
          <table:table-cell office:value-type="float" office:value="97251" calcext:value-type="float">
            <text:p>97251</text:p>
          </table:table-cell>
          <table:table-cell office:value-type="float" office:value="97551" calcext:value-type="float">
            <text:p>97551</text:p>
          </table:table-cell>
          <table:table-cell office:value-type="float" office:value="97645" calcext:value-type="float">
            <text:p>97645</text:p>
          </table:table-cell>
          <table:table-cell office:value-type="float" office:value="97661" calcext:value-type="float">
            <text:p>97661</text:p>
          </table:table-cell>
          <table:table-cell table:formula="of:=IF(AND([.B236]&gt;[.C236];[.C236]&gt;[.D236];[.D236]&gt;[.E236];[.E236]&gt;[.F236];[.F236]&gt;[.G236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3</text:p>
          </table:table-cell>
          <table:table-cell office:value-type="float" office:value="56887" calcext:value-type="float">
            <text:p>56887</text:p>
          </table:table-cell>
          <table:table-cell office:value-type="float" office:value="56782" calcext:value-type="float">
            <text:p>56782</text:p>
          </table:table-cell>
          <table:table-cell office:value-type="float" office:value="56678" calcext:value-type="float">
            <text:p>56678</text:p>
          </table:table-cell>
          <table:table-cell office:value-type="float" office:value="56370" calcext:value-type="float">
            <text:p>56370</text:p>
          </table:table-cell>
          <table:table-cell office:value-type="float" office:value="56085" calcext:value-type="float">
            <text:p>56085</text:p>
          </table:table-cell>
          <table:table-cell office:value-type="float" office:value="55835" calcext:value-type="float">
            <text:p>55835</text:p>
          </table:table-cell>
          <table:table-cell table:formula="of:=IF(AND([.B237]&gt;[.C237];[.C237]&gt;[.D237];[.D237]&gt;[.E237];[.E237]&gt;[.F237];[.F237]&gt;[.G237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4</text:p>
          </table:table-cell>
          <table:table-cell office:value-type="float" office:value="109394" calcext:value-type="float">
            <text:p>109394</text:p>
          </table:table-cell>
          <table:table-cell office:value-type="float" office:value="111675" calcext:value-type="float">
            <text:p>111675</text:p>
          </table:table-cell>
          <table:table-cell office:value-type="float" office:value="113983" calcext:value-type="float">
            <text:p>113983</text:p>
          </table:table-cell>
          <table:table-cell office:value-type="float" office:value="116199" calcext:value-type="float">
            <text:p>116199</text:p>
          </table:table-cell>
          <table:table-cell office:value-type="float" office:value="118489" calcext:value-type="float">
            <text:p>118489</text:p>
          </table:table-cell>
          <table:table-cell office:value-type="float" office:value="120327" calcext:value-type="float">
            <text:p>120327</text:p>
          </table:table-cell>
          <table:table-cell table:formula="of:=IF(AND([.B238]&gt;[.C238];[.C238]&gt;[.D238];[.D238]&gt;[.E238];[.E238]&gt;[.F238];[.F238]&gt;[.G238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5</text:p>
          </table:table-cell>
          <table:table-cell office:value-type="float" office:value="128925" calcext:value-type="float">
            <text:p>128925</text:p>
          </table:table-cell>
          <table:table-cell office:value-type="float" office:value="131071" calcext:value-type="float">
            <text:p>131071</text:p>
          </table:table-cell>
          <table:table-cell office:value-type="float" office:value="133841" calcext:value-type="float">
            <text:p>133841</text:p>
          </table:table-cell>
          <table:table-cell office:value-type="float" office:value="136619" calcext:value-type="float">
            <text:p>136619</text:p>
          </table:table-cell>
          <table:table-cell office:value-type="float" office:value="139397" calcext:value-type="float">
            <text:p>139397</text:p>
          </table:table-cell>
          <table:table-cell office:value-type="float" office:value="141892" calcext:value-type="float">
            <text:p>141892</text:p>
          </table:table-cell>
          <table:table-cell table:formula="of:=IF(AND([.B239]&gt;[.C239];[.C239]&gt;[.D239];[.D239]&gt;[.E239];[.E239]&gt;[.F239];[.F239]&gt;[.G239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6</text:p>
          </table:table-cell>
          <table:table-cell office:value-type="float" office:value="71624" calcext:value-type="float">
            <text:p>71624</text:p>
          </table:table-cell>
          <table:table-cell office:value-type="float" office:value="71771" calcext:value-type="float">
            <text:p>71771</text:p>
          </table:table-cell>
          <table:table-cell office:value-type="float" office:value="72311" calcext:value-type="float">
            <text:p>72311</text:p>
          </table:table-cell>
          <table:table-cell office:value-type="float" office:value="72528" calcext:value-type="float">
            <text:p>72528</text:p>
          </table:table-cell>
          <table:table-cell office:value-type="float" office:value="72688" calcext:value-type="float">
            <text:p>72688</text:p>
          </table:table-cell>
          <table:table-cell office:value-type="float" office:value="72923" calcext:value-type="float">
            <text:p>72923</text:p>
          </table:table-cell>
          <table:table-cell table:formula="of:=IF(AND([.B240]&gt;[.C240];[.C240]&gt;[.D240];[.D240]&gt;[.E240];[.E240]&gt;[.F240];[.F240]&gt;[.G240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7</text:p>
          </table:table-cell>
          <table:table-cell office:value-type="float" office:value="83464" calcext:value-type="float">
            <text:p>83464</text:p>
          </table:table-cell>
          <table:table-cell office:value-type="float" office:value="83495" calcext:value-type="float">
            <text:p>83495</text:p>
          </table:table-cell>
          <table:table-cell office:value-type="float" office:value="83423" calcext:value-type="float">
            <text:p>83423</text:p>
          </table:table-cell>
          <table:table-cell office:value-type="float" office:value="83291" calcext:value-type="float">
            <text:p>83291</text:p>
          </table:table-cell>
          <table:table-cell office:value-type="float" office:value="83174" calcext:value-type="float">
            <text:p>83174</text:p>
          </table:table-cell>
          <table:table-cell office:value-type="float" office:value="82963" calcext:value-type="float">
            <text:p>82963</text:p>
          </table:table-cell>
          <table:table-cell table:formula="of:=IF(AND([.B241]&gt;[.C241];[.C241]&gt;[.D241];[.D241]&gt;[.E241];[.E241]&gt;[.F241];[.F241]&gt;[.G241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8</text:p>
          </table:table-cell>
          <table:table-cell office:value-type="float" office:value="66187" calcext:value-type="float">
            <text:p>66187</text:p>
          </table:table-cell>
          <table:table-cell office:value-type="float" office:value="66177" calcext:value-type="float">
            <text:p>66177</text:p>
          </table:table-cell>
          <table:table-cell office:value-type="float" office:value="66333" calcext:value-type="float">
            <text:p>66333</text:p>
          </table:table-cell>
          <table:table-cell office:value-type="float" office:value="66280" calcext:value-type="float">
            <text:p>66280</text:p>
          </table:table-cell>
          <table:table-cell office:value-type="float" office:value="66115" calcext:value-type="float">
            <text:p>66115</text:p>
          </table:table-cell>
          <table:table-cell office:value-type="float" office:value="66083" calcext:value-type="float">
            <text:p>66083</text:p>
          </table:table-cell>
          <table:table-cell table:formula="of:=IF(AND([.B242]&gt;[.C242];[.C242]&gt;[.D242];[.D242]&gt;[.E242];[.E242]&gt;[.F242];[.F242]&gt;[.G242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9</text:p>
          </table:table-cell>
          <table:table-cell office:value-type="float" office:value="64311" calcext:value-type="float">
            <text:p>64311</text:p>
          </table:table-cell>
          <table:table-cell office:value-type="float" office:value="64011" calcext:value-type="float">
            <text:p>64011</text:p>
          </table:table-cell>
          <table:table-cell office:value-type="float" office:value="63911" calcext:value-type="float">
            <text:p>63911</text:p>
          </table:table-cell>
          <table:table-cell office:value-type="float" office:value="63748" calcext:value-type="float">
            <text:p>63748</text:p>
          </table:table-cell>
          <table:table-cell office:value-type="float" office:value="63470" calcext:value-type="float">
            <text:p>63470</text:p>
          </table:table-cell>
          <table:table-cell office:value-type="float" office:value="63204" calcext:value-type="float">
            <text:p>63204</text:p>
          </table:table-cell>
          <table:table-cell table:formula="of:=IF(AND([.B243]&gt;[.C243];[.C243]&gt;[.D243];[.D243]&gt;[.E243];[.E243]&gt;[.F243];[.F243]&gt;[.G243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10</text:p>
          </table:table-cell>
          <table:table-cell office:value-type="float" office:value="36154" calcext:value-type="float">
            <text:p>36154</text:p>
          </table:table-cell>
          <table:table-cell office:value-type="float" office:value="36018" calcext:value-type="float">
            <text:p>36018</text:p>
          </table:table-cell>
          <table:table-cell office:value-type="float" office:value="35891" calcext:value-type="float">
            <text:p>35891</text:p>
          </table:table-cell>
          <table:table-cell office:value-type="float" office:value="35746" calcext:value-type="float">
            <text:p>35746</text:p>
          </table:table-cell>
          <table:table-cell office:value-type="float" office:value="35580" calcext:value-type="float">
            <text:p>35580</text:p>
          </table:table-cell>
          <table:table-cell office:value-type="float" office:value="35438" calcext:value-type="float">
            <text:p>35438</text:p>
          </table:table-cell>
          <table:table-cell table:formula="of:=IF(AND([.B244]&gt;[.C244];[.C244]&gt;[.D244];[.D244]&gt;[.E244];[.E244]&gt;[.F244];[.F244]&gt;[.G244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11</text:p>
          </table:table-cell>
          <table:table-cell office:value-type="float" office:value="83080" calcext:value-type="float">
            <text:p>83080</text:p>
          </table:table-cell>
          <table:table-cell office:value-type="float" office:value="83752" calcext:value-type="float">
            <text:p>83752</text:p>
          </table:table-cell>
          <table:table-cell office:value-type="float" office:value="84687" calcext:value-type="float">
            <text:p>84687</text:p>
          </table:table-cell>
          <table:table-cell office:value-type="float" office:value="85726" calcext:value-type="float">
            <text:p>85726</text:p>
          </table:table-cell>
          <table:table-cell office:value-type="float" office:value="86684" calcext:value-type="float">
            <text:p>86684</text:p>
          </table:table-cell>
          <table:table-cell office:value-type="float" office:value="87568" calcext:value-type="float">
            <text:p>87568</text:p>
          </table:table-cell>
          <table:table-cell table:formula="of:=IF(AND([.B245]&gt;[.C245];[.C245]&gt;[.D245];[.D245]&gt;[.E245];[.E245]&gt;[.F245];[.F245]&gt;[.G245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12</text:p>
          </table:table-cell>
          <table:table-cell office:value-type="float" office:value="98140" calcext:value-type="float">
            <text:p>98140</text:p>
          </table:table-cell>
          <table:table-cell office:value-type="float" office:value="98501" calcext:value-type="float">
            <text:p>98501</text:p>
          </table:table-cell>
          <table:table-cell office:value-type="float" office:value="98737" calcext:value-type="float">
            <text:p>98737</text:p>
          </table:table-cell>
          <table:table-cell office:value-type="float" office:value="98816" calcext:value-type="float">
            <text:p>98816</text:p>
          </table:table-cell>
          <table:table-cell office:value-type="float" office:value="98686" calcext:value-type="float">
            <text:p>98686</text:p>
          </table:table-cell>
          <table:table-cell office:value-type="float" office:value="98832" calcext:value-type="float">
            <text:p>98832</text:p>
          </table:table-cell>
          <table:table-cell table:formula="of:=IF(AND([.B246]&gt;[.C246];[.C246]&gt;[.D246];[.D246]&gt;[.E246];[.E246]&gt;[.F246];[.F246]&gt;[.G246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13</text:p>
          </table:table-cell>
          <table:table-cell office:value-type="float" office:value="127289" calcext:value-type="float">
            <text:p>127289</text:p>
          </table:table-cell>
          <table:table-cell office:value-type="float" office:value="127502" calcext:value-type="float">
            <text:p>127502</text:p>
          </table:table-cell>
          <table:table-cell office:value-type="float" office:value="127868" calcext:value-type="float">
            <text:p>127868</text:p>
          </table:table-cell>
          <table:table-cell office:value-type="float" office:value="128004" calcext:value-type="float">
            <text:p>128004</text:p>
          </table:table-cell>
          <table:table-cell office:value-type="float" office:value="128186" calcext:value-type="float">
            <text:p>128186</text:p>
          </table:table-cell>
          <table:table-cell office:value-type="float" office:value="128210" calcext:value-type="float">
            <text:p>128210</text:p>
          </table:table-cell>
          <table:table-cell table:formula="of:=IF(AND([.B247]&gt;[.C247];[.C247]&gt;[.D247];[.D247]&gt;[.E247];[.E247]&gt;[.F247];[.F247]&gt;[.G247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16</text:p>
          </table:table-cell>
          <table:table-cell office:value-type="float" office:value="42377" calcext:value-type="float">
            <text:p>42377</text:p>
          </table:table-cell>
          <table:table-cell office:value-type="float" office:value="42250" calcext:value-type="float">
            <text:p>42250</text:p>
          </table:table-cell>
          <table:table-cell office:value-type="float" office:value="41946" calcext:value-type="float">
            <text:p>41946</text:p>
          </table:table-cell>
          <table:table-cell office:value-type="float" office:value="41569" calcext:value-type="float">
            <text:p>41569</text:p>
          </table:table-cell>
          <table:table-cell office:value-type="float" office:value="41302" calcext:value-type="float">
            <text:p>41302</text:p>
          </table:table-cell>
          <table:table-cell office:value-type="float" office:value="41104" calcext:value-type="float">
            <text:p>41104</text:p>
          </table:table-cell>
          <table:table-cell table:formula="of:=IF(AND([.B248]&gt;[.C248];[.C248]&gt;[.D248];[.D248]&gt;[.E248];[.E248]&gt;[.F248];[.F248]&gt;[.G248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14</text:p>
          </table:table-cell>
          <table:table-cell office:value-type="float" office:value="115610" calcext:value-type="float">
            <text:p>115610</text:p>
          </table:table-cell>
          <table:table-cell office:value-type="float" office:value="115836" calcext:value-type="float">
            <text:p>115836</text:p>
          </table:table-cell>
          <table:table-cell office:value-type="float" office:value="115896" calcext:value-type="float">
            <text:p>115896</text:p>
          </table:table-cell>
          <table:table-cell office:value-type="float" office:value="115876" calcext:value-type="float">
            <text:p>115876</text:p>
          </table:table-cell>
          <table:table-cell office:value-type="float" office:value="115728" calcext:value-type="float">
            <text:p>115728</text:p>
          </table:table-cell>
          <table:table-cell office:value-type="float" office:value="115220" calcext:value-type="float">
            <text:p>115220</text:p>
          </table:table-cell>
          <table:table-cell table:formula="of:=IF(AND([.B249]&gt;[.C249];[.C249]&gt;[.D249];[.D249]&gt;[.E249];[.E249]&gt;[.F249];[.F249]&gt;[.G249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15</text:p>
          </table:table-cell>
          <table:table-cell office:value-type="float" office:value="209407" calcext:value-type="float">
            <text:p>209407</text:p>
          </table:table-cell>
          <table:table-cell office:value-type="float" office:value="211455" calcext:value-type="float">
            <text:p>211455</text:p>
          </table:table-cell>
          <table:table-cell office:value-type="float" office:value="213803" calcext:value-type="float">
            <text:p>213803</text:p>
          </table:table-cell>
          <table:table-cell office:value-type="float" office:value="215908" calcext:value-type="float">
            <text:p>215908</text:p>
          </table:table-cell>
          <table:table-cell office:value-type="float" office:value="217846" calcext:value-type="float">
            <text:p>217846</text:p>
          </table:table-cell>
          <table:table-cell office:value-type="float" office:value="219457" calcext:value-type="float">
            <text:p>219457</text:p>
          </table:table-cell>
          <table:table-cell table:formula="of:=IF(AND([.B250]&gt;[.C250];[.C250]&gt;[.D250];[.D250]&gt;[.E250];[.E250]&gt;[.F250];[.F250]&gt;[.G250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61</text:p>
          </table:table-cell>
          <table:table-cell office:value-type="float" office:value="462249" calcext:value-type="float">
            <text:p>462249</text:p>
          </table:table-cell>
          <table:table-cell office:value-type="float" office:value="463754" calcext:value-type="float">
            <text:p>463754</text:p>
          </table:table-cell>
          <table:table-cell office:value-type="float" office:value="464254" calcext:value-type="float">
            <text:p>464254</text:p>
          </table:table-cell>
          <table:table-cell office:value-type="float" office:value="466631" calcext:value-type="float">
            <text:p>466631</text:p>
          </table:table-cell>
          <table:table-cell office:value-type="float" office:value="470907" calcext:value-type="float">
            <text:p>470907</text:p>
          </table:table-cell>
          <table:table-cell office:value-type="float" office:value="470805" calcext:value-type="float">
            <text:p>470805</text:p>
          </table:table-cell>
          <table:table-cell table:formula="of:=IF(AND([.B251]&gt;[.C251];[.C251]&gt;[.D251];[.D251]&gt;[.E251];[.E251]&gt;[.F251];[.F251]&gt;[.G251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62</text:p>
          </table:table-cell>
          <table:table-cell office:value-type="float" office:value="247478" calcext:value-type="float">
            <text:p>247478</text:p>
          </table:table-cell>
          <table:table-cell office:value-type="float" office:value="246991" calcext:value-type="float">
            <text:p>246991</text:p>
          </table:table-cell>
          <table:table-cell office:value-type="float" office:value="246306" calcext:value-type="float">
            <text:p>246306</text:p>
          </table:table-cell>
          <table:table-cell office:value-type="float" office:value="246309" calcext:value-type="float">
            <text:p>246309</text:p>
          </table:table-cell>
          <table:table-cell office:value-type="float" office:value="246348" calcext:value-type="float">
            <text:p>246348</text:p>
          </table:table-cell>
          <table:table-cell office:value-type="float" office:value="244969" calcext:value-type="float">
            <text:p>244969</text:p>
          </table:table-cell>
          <table:table-cell table:formula="of:=IF(AND([.B252]&gt;[.C252];[.C252]&gt;[.D252];[.D252]&gt;[.E252];[.E252]&gt;[.F252];[.F252]&gt;[.G252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63</text:p>
          </table:table-cell>
          <table:table-cell office:value-type="float" office:value="92496" calcext:value-type="float">
            <text:p>92496</text:p>
          </table:table-cell>
          <table:table-cell office:value-type="float" office:value="91935" calcext:value-type="float">
            <text:p>91935</text:p>
          </table:table-cell>
          <table:table-cell office:value-type="float" office:value="91465" calcext:value-type="float">
            <text:p>91465</text:p>
          </table:table-cell>
          <table:table-cell office:value-type="float" office:value="91007" calcext:value-type="float">
            <text:p>91007</text:p>
          </table:table-cell>
          <table:table-cell office:value-type="float" office:value="90681" calcext:value-type="float">
            <text:p>90681</text:p>
          </table:table-cell>
          <table:table-cell office:value-type="float" office:value="89780" calcext:value-type="float">
            <text:p>89780</text:p>
          </table:table-cell>
          <table:table-cell table:formula="of:=IF(AND([.B253]&gt;[.C253];[.C253]&gt;[.D253];[.D253]&gt;[.E253];[.E253]&gt;[.F253];[.F253]&gt;[.G253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64</text:p>
          </table:table-cell>
          <table:table-cell office:value-type="float" office:value="37231" calcext:value-type="float">
            <text:p>37231</text:p>
          </table:table-cell>
          <table:table-cell office:value-type="float" office:value="36849" calcext:value-type="float">
            <text:p>36849</text:p>
          </table:table-cell>
          <table:table-cell office:value-type="float" office:value="36533" calcext:value-type="float">
            <text:p>36533</text:p>
          </table:table-cell>
          <table:table-cell office:value-type="float" office:value="36046" calcext:value-type="float">
            <text:p>36046</text:p>
          </table:table-cell>
          <table:table-cell office:value-type="float" office:value="35719" calcext:value-type="float">
            <text:p>35719</text:p>
          </table:table-cell>
          <table:table-cell office:value-type="float" office:value="35286" calcext:value-type="float">
            <text:p>35286</text:p>
          </table:table-cell>
          <table:table-cell table:formula="of:=IF(AND([.B254]&gt;[.C254];[.C254]&gt;[.D254];[.D254]&gt;[.E254];[.E254]&gt;[.F254];[.F254]&gt;[.G254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01</text:p>
          </table:table-cell>
          <table:table-cell office:value-type="float" office:value="150103" calcext:value-type="float">
            <text:p>150103</text:p>
          </table:table-cell>
          <table:table-cell office:value-type="float" office:value="149720" calcext:value-type="float">
            <text:p>149720</text:p>
          </table:table-cell>
          <table:table-cell office:value-type="float" office:value="149316" calcext:value-type="float">
            <text:p>149316</text:p>
          </table:table-cell>
          <table:table-cell office:value-type="float" office:value="148762" calcext:value-type="float">
            <text:p>148762</text:p>
          </table:table-cell>
          <table:table-cell office:value-type="float" office:value="148089" calcext:value-type="float">
            <text:p>148089</text:p>
          </table:table-cell>
          <table:table-cell office:value-type="float" office:value="147259" calcext:value-type="float">
            <text:p>147259</text:p>
          </table:table-cell>
          <table:table-cell table:formula="of:=IF(AND([.B255]&gt;[.C255];[.C255]&gt;[.D255];[.D255]&gt;[.E255];[.E255]&gt;[.F255];[.F255]&gt;[.G255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02</text:p>
          </table:table-cell>
          <table:table-cell office:value-type="float" office:value="162128" calcext:value-type="float">
            <text:p>162128</text:p>
          </table:table-cell>
          <table:table-cell office:value-type="float" office:value="162926" calcext:value-type="float">
            <text:p>162926</text:p>
          </table:table-cell>
          <table:table-cell office:value-type="float" office:value="164003" calcext:value-type="float">
            <text:p>164003</text:p>
          </table:table-cell>
          <table:table-cell office:value-type="float" office:value="165000" calcext:value-type="float">
            <text:p>165000</text:p>
          </table:table-cell>
          <table:table-cell office:value-type="float" office:value="165960" calcext:value-type="float">
            <text:p>165960</text:p>
          </table:table-cell>
          <table:table-cell office:value-type="float" office:value="166348" calcext:value-type="float">
            <text:p>166348</text:p>
          </table:table-cell>
          <table:table-cell table:formula="of:=IF(AND([.B256]&gt;[.C256];[.C256]&gt;[.D256];[.D256]&gt;[.E256];[.E256]&gt;[.F256];[.F256]&gt;[.G256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14</text:p>
          </table:table-cell>
          <table:table-cell office:value-type="float" office:value="58973" calcext:value-type="float">
            <text:p>58973</text:p>
          </table:table-cell>
          <table:table-cell office:value-type="float" office:value="59154" calcext:value-type="float">
            <text:p>59154</text:p>
          </table:table-cell>
          <table:table-cell office:value-type="float" office:value="59550" calcext:value-type="float">
            <text:p>59550</text:p>
          </table:table-cell>
          <table:table-cell office:value-type="float" office:value="59760" calcext:value-type="float">
            <text:p>59760</text:p>
          </table:table-cell>
          <table:table-cell office:value-type="float" office:value="59776" calcext:value-type="float">
            <text:p>59776</text:p>
          </table:table-cell>
          <table:table-cell office:value-type="float" office:value="59823" calcext:value-type="float">
            <text:p>59823</text:p>
          </table:table-cell>
          <table:table-cell table:formula="of:=IF(AND([.B257]&gt;[.C257];[.C257]&gt;[.D257];[.D257]&gt;[.E257];[.E257]&gt;[.F257];[.F257]&gt;[.G257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03</text:p>
          </table:table-cell>
          <table:table-cell office:value-type="float" office:value="177562" calcext:value-type="float">
            <text:p>177562</text:p>
          </table:table-cell>
          <table:table-cell office:value-type="float" office:value="177863" calcext:value-type="float">
            <text:p>177863</text:p>
          </table:table-cell>
          <table:table-cell office:value-type="float" office:value="178251" calcext:value-type="float">
            <text:p>178251</text:p>
          </table:table-cell>
          <table:table-cell office:value-type="float" office:value="178139" calcext:value-type="float">
            <text:p>178139</text:p>
          </table:table-cell>
          <table:table-cell office:value-type="float" office:value="178191" calcext:value-type="float">
            <text:p>178191</text:p>
          </table:table-cell>
          <table:table-cell office:value-type="float" office:value="177536" calcext:value-type="float">
            <text:p>177536</text:p>
          </table:table-cell>
          <table:table-cell table:formula="of:=IF(AND([.B258]&gt;[.C258];[.C258]&gt;[.D258];[.D258]&gt;[.E258];[.E258]&gt;[.F258];[.F258]&gt;[.G258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04</text:p>
          </table:table-cell>
          <table:table-cell office:value-type="float" office:value="135633" calcext:value-type="float">
            <text:p>135633</text:p>
          </table:table-cell>
          <table:table-cell office:value-type="float" office:value="135611" calcext:value-type="float">
            <text:p>135611</text:p>
          </table:table-cell>
          <table:table-cell office:value-type="float" office:value="135227" calcext:value-type="float">
            <text:p>135227</text:p>
          </table:table-cell>
          <table:table-cell office:value-type="float" office:value="134919" calcext:value-type="float">
            <text:p>134919</text:p>
          </table:table-cell>
          <table:table-cell office:value-type="float" office:value="134555" calcext:value-type="float">
            <text:p>134555</text:p>
          </table:table-cell>
          <table:table-cell office:value-type="float" office:value="134106" calcext:value-type="float">
            <text:p>134106</text:p>
          </table:table-cell>
          <table:table-cell table:formula="of:=IF(AND([.B259]&gt;[.C259];[.C259]&gt;[.D259];[.D259]&gt;[.E259];[.E259]&gt;[.F259];[.F259]&gt;[.G259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05</text:p>
          </table:table-cell>
          <table:table-cell office:value-type="float" office:value="115179" calcext:value-type="float">
            <text:p>115179</text:p>
          </table:table-cell>
          <table:table-cell office:value-type="float" office:value="115360" calcext:value-type="float">
            <text:p>115360</text:p>
          </table:table-cell>
          <table:table-cell office:value-type="float" office:value="115647" calcext:value-type="float">
            <text:p>115647</text:p>
          </table:table-cell>
          <table:table-cell office:value-type="float" office:value="115558" calcext:value-type="float">
            <text:p>115558</text:p>
          </table:table-cell>
          <table:table-cell office:value-type="float" office:value="115528" calcext:value-type="float">
            <text:p>115528</text:p>
          </table:table-cell>
          <table:table-cell office:value-type="float" office:value="115416" calcext:value-type="float">
            <text:p>115416</text:p>
          </table:table-cell>
          <table:table-cell table:formula="of:=IF(AND([.B260]&gt;[.C260];[.C260]&gt;[.D260];[.D260]&gt;[.E260];[.E260]&gt;[.F260];[.F260]&gt;[.G260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06</text:p>
          </table:table-cell>
          <table:table-cell office:value-type="float" office:value="85256" calcext:value-type="float">
            <text:p>85256</text:p>
          </table:table-cell>
          <table:table-cell office:value-type="float" office:value="85180" calcext:value-type="float">
            <text:p>85180</text:p>
          </table:table-cell>
          <table:table-cell office:value-type="float" office:value="85094" calcext:value-type="float">
            <text:p>85094</text:p>
          </table:table-cell>
          <table:table-cell office:value-type="float" office:value="84924" calcext:value-type="float">
            <text:p>84924</text:p>
          </table:table-cell>
          <table:table-cell office:value-type="float" office:value="84591" calcext:value-type="float">
            <text:p>84591</text:p>
          </table:table-cell>
          <table:table-cell office:value-type="float" office:value="84330" calcext:value-type="float">
            <text:p>84330</text:p>
          </table:table-cell>
          <table:table-cell table:formula="of:=IF(AND([.B261]&gt;[.C261];[.C261]&gt;[.D261];[.D261]&gt;[.E261];[.E261]&gt;[.F261];[.F261]&gt;[.G261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07</text:p>
          </table:table-cell>
          <table:table-cell office:value-type="float" office:value="76951" calcext:value-type="float">
            <text:p>76951</text:p>
          </table:table-cell>
          <table:table-cell office:value-type="float" office:value="76837" calcext:value-type="float">
            <text:p>76837</text:p>
          </table:table-cell>
          <table:table-cell office:value-type="float" office:value="76768" calcext:value-type="float">
            <text:p>76768</text:p>
          </table:table-cell>
          <table:table-cell office:value-type="float" office:value="76593" calcext:value-type="float">
            <text:p>76593</text:p>
          </table:table-cell>
          <table:table-cell office:value-type="float" office:value="76451" calcext:value-type="float">
            <text:p>76451</text:p>
          </table:table-cell>
          <table:table-cell office:value-type="float" office:value="76109" calcext:value-type="float">
            <text:p>76109</text:p>
          </table:table-cell>
          <table:table-cell table:formula="of:=IF(AND([.B262]&gt;[.C262];[.C262]&gt;[.D262];[.D262]&gt;[.E262];[.E262]&gt;[.F262];[.F262]&gt;[.G262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08</text:p>
          </table:table-cell>
          <table:table-cell office:value-type="float" office:value="96473" calcext:value-type="float">
            <text:p>96473</text:p>
          </table:table-cell>
          <table:table-cell office:value-type="float" office:value="97039" calcext:value-type="float">
            <text:p>97039</text:p>
          </table:table-cell>
          <table:table-cell office:value-type="float" office:value="97689" calcext:value-type="float">
            <text:p>97689</text:p>
          </table:table-cell>
          <table:table-cell office:value-type="float" office:value="98373" calcext:value-type="float">
            <text:p>98373</text:p>
          </table:table-cell>
          <table:table-cell office:value-type="float" office:value="98990" calcext:value-type="float">
            <text:p>98990</text:p>
          </table:table-cell>
          <table:table-cell office:value-type="float" office:value="99202" calcext:value-type="float">
            <text:p>99202</text:p>
          </table:table-cell>
          <table:table-cell table:formula="of:=IF(AND([.B263]&gt;[.C263];[.C263]&gt;[.D263];[.D263]&gt;[.E263];[.E263]&gt;[.F263];[.F263]&gt;[.G263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09</text:p>
          </table:table-cell>
          <table:table-cell office:value-type="float" office:value="71784" calcext:value-type="float">
            <text:p>71784</text:p>
          </table:table-cell>
          <table:table-cell office:value-type="float" office:value="71670" calcext:value-type="float">
            <text:p>71670</text:p>
          </table:table-cell>
          <table:table-cell office:value-type="float" office:value="71396" calcext:value-type="float">
            <text:p>71396</text:p>
          </table:table-cell>
          <table:table-cell office:value-type="float" office:value="71119" calcext:value-type="float">
            <text:p>71119</text:p>
          </table:table-cell>
          <table:table-cell office:value-type="float" office:value="70880" calcext:value-type="float">
            <text:p>70880</text:p>
          </table:table-cell>
          <table:table-cell office:value-type="float" office:value="70486" calcext:value-type="float">
            <text:p>70486</text:p>
          </table:table-cell>
          <table:table-cell table:formula="of:=IF(AND([.B264]&gt;[.C264];[.C264]&gt;[.D264];[.D264]&gt;[.E264];[.E264]&gt;[.F264];[.F264]&gt;[.G264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10</text:p>
          </table:table-cell>
          <table:table-cell office:value-type="float" office:value="109836" calcext:value-type="float">
            <text:p>109836</text:p>
          </table:table-cell>
          <table:table-cell office:value-type="float" office:value="110215" calcext:value-type="float">
            <text:p>110215</text:p>
          </table:table-cell>
          <table:table-cell office:value-type="float" office:value="110626" calcext:value-type="float">
            <text:p>110626</text:p>
          </table:table-cell>
          <table:table-cell office:value-type="float" office:value="111202" calcext:value-type="float">
            <text:p>111202</text:p>
          </table:table-cell>
          <table:table-cell office:value-type="float" office:value="111539" calcext:value-type="float">
            <text:p>111539</text:p>
          </table:table-cell>
          <table:table-cell office:value-type="float" office:value="111814" calcext:value-type="float">
            <text:p>111814</text:p>
          </table:table-cell>
          <table:table-cell table:formula="of:=IF(AND([.B265]&gt;[.C265];[.C265]&gt;[.D265];[.D265]&gt;[.E265];[.E265]&gt;[.F265];[.F265]&gt;[.G265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11</text:p>
          </table:table-cell>
          <table:table-cell office:value-type="float" office:value="109161" calcext:value-type="float">
            <text:p>109161</text:p>
          </table:table-cell>
          <table:table-cell office:value-type="float" office:value="109111" calcext:value-type="float">
            <text:p>109111</text:p>
          </table:table-cell>
          <table:table-cell office:value-type="float" office:value="108918" calcext:value-type="float">
            <text:p>108918</text:p>
          </table:table-cell>
          <table:table-cell office:value-type="float" office:value="108513" calcext:value-type="float">
            <text:p>108513</text:p>
          </table:table-cell>
          <table:table-cell office:value-type="float" office:value="108211" calcext:value-type="float">
            <text:p>108211</text:p>
          </table:table-cell>
          <table:table-cell office:value-type="float" office:value="107410" calcext:value-type="float">
            <text:p>107410</text:p>
          </table:table-cell>
          <table:table-cell table:formula="of:=IF(AND([.B266]&gt;[.C266];[.C266]&gt;[.D266];[.D266]&gt;[.E266];[.E266]&gt;[.F266];[.F266]&gt;[.G266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12</text:p>
          </table:table-cell>
          <table:table-cell office:value-type="float" office:value="77431" calcext:value-type="float">
            <text:p>77431</text:p>
          </table:table-cell>
          <table:table-cell office:value-type="float" office:value="77703" calcext:value-type="float">
            <text:p>77703</text:p>
          </table:table-cell>
          <table:table-cell office:value-type="float" office:value="77942" calcext:value-type="float">
            <text:p>77942</text:p>
          </table:table-cell>
          <table:table-cell office:value-type="float" office:value="78104" calcext:value-type="float">
            <text:p>78104</text:p>
          </table:table-cell>
          <table:table-cell office:value-type="float" office:value="78213" calcext:value-type="float">
            <text:p>78213</text:p>
          </table:table-cell>
          <table:table-cell office:value-type="float" office:value="78166" calcext:value-type="float">
            <text:p>78166</text:p>
          </table:table-cell>
          <table:table-cell table:formula="of:=IF(AND([.B267]&gt;[.C267];[.C267]&gt;[.D267];[.D267]&gt;[.E267];[.E267]&gt;[.F267];[.F267]&gt;[.G267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13</text:p>
          </table:table-cell>
          <table:table-cell office:value-type="float" office:value="138837" calcext:value-type="float">
            <text:p>138837</text:p>
          </table:table-cell>
          <table:table-cell office:value-type="float" office:value="139079" calcext:value-type="float">
            <text:p>139079</text:p>
          </table:table-cell>
          <table:table-cell office:value-type="float" office:value="139300" calcext:value-type="float">
            <text:p>139300</text:p>
          </table:table-cell>
          <table:table-cell office:value-type="float" office:value="139833" calcext:value-type="float">
            <text:p>139833</text:p>
          </table:table-cell>
          <table:table-cell office:value-type="float" office:value="140519" calcext:value-type="float">
            <text:p>140519</text:p>
          </table:table-cell>
          <table:table-cell office:value-type="float" office:value="140780" calcext:value-type="float">
            <text:p>140780</text:p>
          </table:table-cell>
          <table:table-cell table:formula="of:=IF(AND([.B268]&gt;[.C268];[.C268]&gt;[.D268];[.D268]&gt;[.E268];[.E268]&gt;[.F268];[.F268]&gt;[.G268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15</text:p>
          </table:table-cell>
          <table:table-cell office:value-type="float" office:value="157831" calcext:value-type="float">
            <text:p>157831</text:p>
          </table:table-cell>
          <table:table-cell office:value-type="float" office:value="157886" calcext:value-type="float">
            <text:p>157886</text:p>
          </table:table-cell>
          <table:table-cell office:value-type="float" office:value="157767" calcext:value-type="float">
            <text:p>157767</text:p>
          </table:table-cell>
          <table:table-cell office:value-type="float" office:value="157616" calcext:value-type="float">
            <text:p>157616</text:p>
          </table:table-cell>
          <table:table-cell office:value-type="float" office:value="157088" calcext:value-type="float">
            <text:p>157088</text:p>
          </table:table-cell>
          <table:table-cell office:value-type="float" office:value="156579" calcext:value-type="float">
            <text:p>156579</text:p>
          </table:table-cell>
          <table:table-cell table:formula="of:=IF(AND([.B269]&gt;[.C269];[.C269]&gt;[.D269];[.D269]&gt;[.E269];[.E269]&gt;[.F269];[.F269]&gt;[.G269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16</text:p>
          </table:table-cell>
          <table:table-cell office:value-type="float" office:value="120270" calcext:value-type="float">
            <text:p>120270</text:p>
          </table:table-cell>
          <table:table-cell office:value-type="float" office:value="119750" calcext:value-type="float">
            <text:p>119750</text:p>
          </table:table-cell>
          <table:table-cell office:value-type="float" office:value="119101" calcext:value-type="float">
            <text:p>119101</text:p>
          </table:table-cell>
          <table:table-cell office:value-type="float" office:value="118434" calcext:value-type="float">
            <text:p>118434</text:p>
          </table:table-cell>
          <table:table-cell office:value-type="float" office:value="117624" calcext:value-type="float">
            <text:p>117624</text:p>
          </table:table-cell>
          <table:table-cell office:value-type="float" office:value="116672" calcext:value-type="float">
            <text:p>116672</text:p>
          </table:table-cell>
          <table:table-cell table:formula="of:=IF(AND([.B270]&gt;[.C270];[.C270]&gt;[.D270];[.D270]&gt;[.E270];[.E270]&gt;[.F270];[.F270]&gt;[.G270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17</text:p>
          </table:table-cell>
          <table:table-cell office:value-type="float" office:value="153047" calcext:value-type="float">
            <text:p>153047</text:p>
          </table:table-cell>
          <table:table-cell office:value-type="float" office:value="153197" calcext:value-type="float">
            <text:p>153197</text:p>
          </table:table-cell>
          <table:table-cell office:value-type="float" office:value="153187" calcext:value-type="float">
            <text:p>153187</text:p>
          </table:table-cell>
          <table:table-cell office:value-type="float" office:value="153226" calcext:value-type="float">
            <text:p>153226</text:p>
          </table:table-cell>
          <table:table-cell office:value-type="float" office:value="152756" calcext:value-type="float">
            <text:p>152756</text:p>
          </table:table-cell>
          <table:table-cell office:value-type="float" office:value="152199" calcext:value-type="float">
            <text:p>152199</text:p>
          </table:table-cell>
          <table:table-cell table:formula="of:=IF(AND([.B271]&gt;[.C271];[.C271]&gt;[.D271];[.D271]&gt;[.E271];[.E271]&gt;[.F271];[.F271]&gt;[.G271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61</text:p>
          </table:table-cell>
          <table:table-cell office:value-type="float" office:value="172591" calcext:value-type="float">
            <text:p>172591</text:p>
          </table:table-cell>
          <table:table-cell office:value-type="float" office:value="172030" calcext:value-type="float">
            <text:p>172030</text:p>
          </table:table-cell>
          <table:table-cell office:value-type="float" office:value="171505" calcext:value-type="float">
            <text:p>171505</text:p>
          </table:table-cell>
          <table:table-cell office:value-type="float" office:value="171259" calcext:value-type="float">
            <text:p>171259</text:p>
          </table:table-cell>
          <table:table-cell office:value-type="float" office:value="170663" calcext:value-type="float">
            <text:p>170663</text:p>
          </table:table-cell>
          <table:table-cell office:value-type="float" office:value="169756" calcext:value-type="float">
            <text:p>169756</text:p>
          </table:table-cell>
          <table:table-cell table:formula="of:=IF(AND([.B272]&gt;[.C272];[.C272]&gt;[.D272];[.D272]&gt;[.E272];[.E272]&gt;[.F272];[.F272]&gt;[.G272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62</text:p>
          </table:table-cell>
          <table:table-cell office:value-type="float" office:value="170761" calcext:value-type="float">
            <text:p>170761</text:p>
          </table:table-cell>
          <table:table-cell office:value-type="float" office:value="169617" calcext:value-type="float">
            <text:p>169617</text:p>
          </table:table-cell>
          <table:table-cell office:value-type="float" office:value="168394" calcext:value-type="float">
            <text:p>168394</text:p>
          </table:table-cell>
          <table:table-cell office:value-type="float" office:value="166795" calcext:value-type="float">
            <text:p>166795</text:p>
          </table:table-cell>
          <table:table-cell office:value-type="float" office:value="165263" calcext:value-type="float">
            <text:p>165263</text:p>
          </table:table-cell>
          <table:table-cell office:value-type="float" office:value="163255" calcext:value-type="float">
            <text:p>163255</text:p>
          </table:table-cell>
          <table:table-cell table:formula="of:=IF(AND([.B273]&gt;[.C273];[.C273]&gt;[.D273];[.D273]&gt;[.E273];[.E273]&gt;[.F273];[.F273]&gt;[.G273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63</text:p>
          </table:table-cell>
          <table:table-cell office:value-type="float" office:value="109757" calcext:value-type="float">
            <text:p>109757</text:p>
          </table:table-cell>
          <table:table-cell office:value-type="float" office:value="109398" calcext:value-type="float">
            <text:p>109398</text:p>
          </table:table-cell>
          <table:table-cell office:value-type="float" office:value="109021" calcext:value-type="float">
            <text:p>109021</text:p>
          </table:table-cell>
          <table:table-cell office:value-type="float" office:value="108434" calcext:value-type="float">
            <text:p>108434</text:p>
          </table:table-cell>
          <table:table-cell office:value-type="float" office:value="107807" calcext:value-type="float">
            <text:p>107807</text:p>
          </table:table-cell>
          <table:table-cell office:value-type="float" office:value="106846" calcext:value-type="float">
            <text:p>106846</text:p>
          </table:table-cell>
          <table:table-cell table:formula="of:=IF(AND([.B274]&gt;[.C274];[.C274]&gt;[.D274];[.D274]&gt;[.E274];[.E274]&gt;[.F274];[.F274]&gt;[.G274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64</text:p>
          </table:table-cell>
          <table:table-cell office:value-type="float" office:value="228179" calcext:value-type="float">
            <text:p>228179</text:p>
          </table:table-cell>
          <table:table-cell office:value-type="float" office:value="226225" calcext:value-type="float">
            <text:p>226225</text:p>
          </table:table-cell>
          <table:table-cell office:value-type="float" office:value="224376" calcext:value-type="float">
            <text:p>224376</text:p>
          </table:table-cell>
          <table:table-cell office:value-type="float" office:value="222292" calcext:value-type="float">
            <text:p>222292</text:p>
          </table:table-cell>
          <table:table-cell office:value-type="float" office:value="220433" calcext:value-type="float">
            <text:p>220433</text:p>
          </table:table-cell>
          <table:table-cell office:value-type="float" office:value="217530" calcext:value-type="float">
            <text:p>217530</text:p>
          </table:table-cell>
          <table:table-cell table:formula="of:=IF(AND([.B275]&gt;[.C275];[.C275]&gt;[.D275];[.D275]&gt;[.E275];[.E275]&gt;[.F275];[.F275]&gt;[.G275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65</text:p>
          </table:table-cell>
          <table:table-cell office:value-type="float" office:value="122712" calcext:value-type="float">
            <text:p>122712</text:p>
          </table:table-cell>
          <table:table-cell office:value-type="float" office:value="121802" calcext:value-type="float">
            <text:p>121802</text:p>
          </table:table-cell>
          <table:table-cell office:value-type="float" office:value="121121" calcext:value-type="float">
            <text:p>121121</text:p>
          </table:table-cell>
          <table:table-cell office:value-type="float" office:value="120259" calcext:value-type="float">
            <text:p>120259</text:p>
          </table:table-cell>
          <table:table-cell office:value-type="float" office:value="119373" calcext:value-type="float">
            <text:p>119373</text:p>
          </table:table-cell>
          <table:table-cell office:value-type="float" office:value="118285" calcext:value-type="float">
            <text:p>118285</text:p>
          </table:table-cell>
          <table:table-cell table:formula="of:=IF(AND([.B276]&gt;[.C276];[.C276]&gt;[.D276];[.D276]&gt;[.E276];[.E276]&gt;[.F276];[.F276]&gt;[.G276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66</text:p>
          </table:table-cell>
          <table:table-cell office:value-type="float" office:value="183392" calcext:value-type="float">
            <text:p>183392</text:p>
          </table:table-cell>
          <table:table-cell office:value-type="float" office:value="182156" calcext:value-type="float">
            <text:p>182156</text:p>
          </table:table-cell>
          <table:table-cell office:value-type="float" office:value="181309" calcext:value-type="float">
            <text:p>181309</text:p>
          </table:table-cell>
          <table:table-cell office:value-type="float" office:value="179806" calcext:value-type="float">
            <text:p>179806</text:p>
          </table:table-cell>
          <table:table-cell office:value-type="float" office:value="178603" calcext:value-type="float">
            <text:p>178603</text:p>
          </table:table-cell>
          <table:table-cell office:value-type="float" office:value="177049" calcext:value-type="float">
            <text:p>177049</text:p>
          </table:table-cell>
          <table:table-cell table:formula="of:=IF(AND([.B277]&gt;[.C277];[.C277]&gt;[.D277];[.D277]&gt;[.E277];[.E277]&gt;[.F277];[.F277]&gt;[.G277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67</text:p>
          </table:table-cell>
          <table:table-cell office:value-type="float" office:value="90283" calcext:value-type="float">
            <text:p>90283</text:p>
          </table:table-cell>
          <table:table-cell office:value-type="float" office:value="89883" calcext:value-type="float">
            <text:p>89883</text:p>
          </table:table-cell>
          <table:table-cell office:value-type="float" office:value="89590" calcext:value-type="float">
            <text:p>89590</text:p>
          </table:table-cell>
          <table:table-cell office:value-type="float" office:value="89128" calcext:value-type="float">
            <text:p>89128</text:p>
          </table:table-cell>
          <table:table-cell office:value-type="float" office:value="88743" calcext:value-type="float">
            <text:p>88743</text:p>
          </table:table-cell>
          <table:table-cell office:value-type="float" office:value="88038" calcext:value-type="float">
            <text:p>88038</text:p>
          </table:table-cell>
          <table:table-cell table:formula="of:=IF(AND([.B278]&gt;[.C278];[.C278]&gt;[.D278];[.D278]&gt;[.E278];[.E278]&gt;[.F278];[.F278]&gt;[.G278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68</text:p>
          </table:table-cell>
          <table:table-cell office:value-type="float" office:value="92847" calcext:value-type="float">
            <text:p>92847</text:p>
          </table:table-cell>
          <table:table-cell office:value-type="float" office:value="92473" calcext:value-type="float">
            <text:p>92473</text:p>
          </table:table-cell>
          <table:table-cell office:value-type="float" office:value="92090" calcext:value-type="float">
            <text:p>92090</text:p>
          </table:table-cell>
          <table:table-cell office:value-type="float" office:value="91563" calcext:value-type="float">
            <text:p>91563</text:p>
          </table:table-cell>
          <table:table-cell office:value-type="float" office:value="91115" calcext:value-type="float">
            <text:p>91115</text:p>
          </table:table-cell>
          <table:table-cell office:value-type="float" office:value="90368" calcext:value-type="float">
            <text:p>90368</text:p>
          </table:table-cell>
          <table:table-cell table:formula="of:=IF(AND([.B279]&gt;[.C279];[.C279]&gt;[.D279];[.D279]&gt;[.E279];[.E279]&gt;[.F279];[.F279]&gt;[.G279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69</text:p>
          </table:table-cell>
          <table:table-cell office:value-type="float" office:value="299910" calcext:value-type="float">
            <text:p>299910</text:p>
          </table:table-cell>
          <table:table-cell office:value-type="float" office:value="298111" calcext:value-type="float">
            <text:p>298111</text:p>
          </table:table-cell>
          <table:table-cell office:value-type="float" office:value="296262" calcext:value-type="float">
            <text:p>296262</text:p>
          </table:table-cell>
          <table:table-cell office:value-type="float" office:value="294510" calcext:value-type="float">
            <text:p>294510</text:p>
          </table:table-cell>
          <table:table-cell office:value-type="float" office:value="292774" calcext:value-type="float">
            <text:p>292774</text:p>
          </table:table-cell>
          <table:table-cell office:value-type="float" office:value="290553" calcext:value-type="float">
            <text:p>290553</text:p>
          </table:table-cell>
          <table:table-cell table:formula="of:=IF(AND([.B280]&gt;[.C280];[.C280]&gt;[.D280];[.D280]&gt;[.E280];[.E280]&gt;[.F280];[.F280]&gt;[.G280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70</text:p>
          </table:table-cell>
          <table:table-cell office:value-type="float" office:value="74851" calcext:value-type="float">
            <text:p>74851</text:p>
          </table:table-cell>
          <table:table-cell office:value-type="float" office:value="74592" calcext:value-type="float">
            <text:p>74592</text:p>
          </table:table-cell>
          <table:table-cell office:value-type="float" office:value="74647" calcext:value-type="float">
            <text:p>74647</text:p>
          </table:table-cell>
          <table:table-cell office:value-type="float" office:value="74586" calcext:value-type="float">
            <text:p>74586</text:p>
          </table:table-cell>
          <table:table-cell office:value-type="float" office:value="74618" calcext:value-type="float">
            <text:p>74618</text:p>
          </table:table-cell>
          <table:table-cell office:value-type="float" office:value="74559" calcext:value-type="float">
            <text:p>74559</text:p>
          </table:table-cell>
          <table:table-cell table:formula="of:=IF(AND([.B281]&gt;[.C281];[.C281]&gt;[.D281];[.D281]&gt;[.E281];[.E281]&gt;[.F281];[.F281]&gt;[.G281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71</text:p>
          </table:table-cell>
          <table:table-cell office:value-type="float" office:value="56374" calcext:value-type="float">
            <text:p>56374</text:p>
          </table:table-cell>
          <table:table-cell office:value-type="float" office:value="55954" calcext:value-type="float">
            <text:p>55954</text:p>
          </table:table-cell>
          <table:table-cell office:value-type="float" office:value="55652" calcext:value-type="float">
            <text:p>55652</text:p>
          </table:table-cell>
          <table:table-cell office:value-type="float" office:value="55299" calcext:value-type="float">
            <text:p>55299</text:p>
          </table:table-cell>
          <table:table-cell office:value-type="float" office:value="55030" calcext:value-type="float">
            <text:p>55030</text:p>
          </table:table-cell>
          <table:table-cell office:value-type="float" office:value="54702" calcext:value-type="float">
            <text:p>54702</text:p>
          </table:table-cell>
          <table:table-cell table:formula="of:=IF(AND([.B282]&gt;[.C282];[.C282]&gt;[.D282];[.D282]&gt;[.E282];[.E282]&gt;[.F282];[.F282]&gt;[.G282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72</text:p>
          </table:table-cell>
          <table:table-cell office:value-type="float" office:value="139844" calcext:value-type="float">
            <text:p>139844</text:p>
          </table:table-cell>
          <table:table-cell office:value-type="float" office:value="139125" calcext:value-type="float">
            <text:p>139125</text:p>
          </table:table-cell>
          <table:table-cell office:value-type="float" office:value="138578" calcext:value-type="float">
            <text:p>138578</text:p>
          </table:table-cell>
          <table:table-cell office:value-type="float" office:value="138000" calcext:value-type="float">
            <text:p>138000</text:p>
          </table:table-cell>
          <table:table-cell office:value-type="float" office:value="137360" calcext:value-type="float">
            <text:p>137360</text:p>
          </table:table-cell>
          <table:table-cell office:value-type="float" office:value="136423" calcext:value-type="float">
            <text:p>136423</text:p>
          </table:table-cell>
          <table:table-cell table:formula="of:=IF(AND([.B283]&gt;[.C283];[.C283]&gt;[.D283];[.D283]&gt;[.E283];[.E283]&gt;[.F283];[.F283]&gt;[.G283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73</text:p>
          </table:table-cell>
          <table:table-cell office:value-type="float" office:value="139595" calcext:value-type="float">
            <text:p>139595</text:p>
          </table:table-cell>
          <table:table-cell office:value-type="float" office:value="139252" calcext:value-type="float">
            <text:p>139252</text:p>
          </table:table-cell>
          <table:table-cell office:value-type="float" office:value="139129" calcext:value-type="float">
            <text:p>139129</text:p>
          </table:table-cell>
          <table:table-cell office:value-type="float" office:value="138696" calcext:value-type="float">
            <text:p>138696</text:p>
          </table:table-cell>
          <table:table-cell office:value-type="float" office:value="138098" calcext:value-type="float">
            <text:p>138098</text:p>
          </table:table-cell>
          <table:table-cell office:value-type="float" office:value="137128" calcext:value-type="float">
            <text:p>137128</text:p>
          </table:table-cell>
          <table:table-cell table:formula="of:=IF(AND([.B284]&gt;[.C284];[.C284]&gt;[.D284];[.D284]&gt;[.E284];[.E284]&gt;[.F284];[.F284]&gt;[.G284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74</text:p>
          </table:table-cell>
          <table:table-cell office:value-type="float" office:value="68231" calcext:value-type="float">
            <text:p>68231</text:p>
          </table:table-cell>
          <table:table-cell office:value-type="float" office:value="67905" calcext:value-type="float">
            <text:p>67905</text:p>
          </table:table-cell>
          <table:table-cell office:value-type="float" office:value="67523" calcext:value-type="float">
            <text:p>67523</text:p>
          </table:table-cell>
          <table:table-cell office:value-type="float" office:value="67154" calcext:value-type="float">
            <text:p>67154</text:p>
          </table:table-cell>
          <table:table-cell office:value-type="float" office:value="66841" calcext:value-type="float">
            <text:p>66841</text:p>
          </table:table-cell>
          <table:table-cell office:value-type="float" office:value="66270" calcext:value-type="float">
            <text:p>66270</text:p>
          </table:table-cell>
          <table:table-cell table:formula="of:=IF(AND([.B285]&gt;[.C285];[.C285]&gt;[.D285];[.D285]&gt;[.E285];[.E285]&gt;[.F285];[.F285]&gt;[.G285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75</text:p>
          </table:table-cell>
          <table:table-cell office:value-type="float" office:value="207381" calcext:value-type="float">
            <text:p>207381</text:p>
          </table:table-cell>
          <table:table-cell office:value-type="float" office:value="205873" calcext:value-type="float">
            <text:p>205873</text:p>
          </table:table-cell>
          <table:table-cell office:value-type="float" office:value="204013" calcext:value-type="float">
            <text:p>204013</text:p>
          </table:table-cell>
          <table:table-cell office:value-type="float" office:value="202036" calcext:value-type="float">
            <text:p>202036</text:p>
          </table:table-cell>
          <table:table-cell office:value-type="float" office:value="199974" calcext:value-type="float">
            <text:p>199974</text:p>
          </table:table-cell>
          <table:table-cell office:value-type="float" office:value="197586" calcext:value-type="float">
            <text:p>197586</text:p>
          </table:table-cell>
          <table:table-cell table:formula="of:=IF(AND([.B286]&gt;[.C286];[.C286]&gt;[.D286];[.D286]&gt;[.E286];[.E286]&gt;[.F286];[.F286]&gt;[.G286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76</text:p>
          </table:table-cell>
          <table:table-cell office:value-type="float" office:value="50970" calcext:value-type="float">
            <text:p>50970</text:p>
          </table:table-cell>
          <table:table-cell office:value-type="float" office:value="50644" calcext:value-type="float">
            <text:p>50644</text:p>
          </table:table-cell>
          <table:table-cell office:value-type="float" office:value="50385" calcext:value-type="float">
            <text:p>50385</text:p>
          </table:table-cell>
          <table:table-cell office:value-type="float" office:value="50012" calcext:value-type="float">
            <text:p>50012</text:p>
          </table:table-cell>
          <table:table-cell office:value-type="float" office:value="49557" calcext:value-type="float">
            <text:p>49557</text:p>
          </table:table-cell>
          <table:table-cell office:value-type="float" office:value="49108" calcext:value-type="float">
            <text:p>49108</text:p>
          </table:table-cell>
          <table:table-cell table:formula="of:=IF(AND([.B287]&gt;[.C287];[.C287]&gt;[.D287];[.D287]&gt;[.E287];[.E287]&gt;[.F287];[.F287]&gt;[.G287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77</text:p>
          </table:table-cell>
          <table:table-cell office:value-type="float" office:value="128444" calcext:value-type="float">
            <text:p>128444</text:p>
          </table:table-cell>
          <table:table-cell office:value-type="float" office:value="128351" calcext:value-type="float">
            <text:p>128351</text:p>
          </table:table-cell>
          <table:table-cell office:value-type="float" office:value="128211" calcext:value-type="float">
            <text:p>128211</text:p>
          </table:table-cell>
          <table:table-cell office:value-type="float" office:value="127831" calcext:value-type="float">
            <text:p>127831</text:p>
          </table:table-cell>
          <table:table-cell office:value-type="float" office:value="127590" calcext:value-type="float">
            <text:p>127590</text:p>
          </table:table-cell>
          <table:table-cell office:value-type="float" office:value="126871" calcext:value-type="float">
            <text:p>126871</text:p>
          </table:table-cell>
          <table:table-cell table:formula="of:=IF(AND([.B288]&gt;[.C288];[.C288]&gt;[.D288];[.D288]&gt;[.E288];[.E288]&gt;[.F288];[.F288]&gt;[.G288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78</text:p>
          </table:table-cell>
          <table:table-cell office:value-type="float" office:value="176327" calcext:value-type="float">
            <text:p>176327</text:p>
          </table:table-cell>
          <table:table-cell office:value-type="float" office:value="175459" calcext:value-type="float">
            <text:p>175459</text:p>
          </table:table-cell>
          <table:table-cell office:value-type="float" office:value="174349" calcext:value-type="float">
            <text:p>174349</text:p>
          </table:table-cell>
          <table:table-cell office:value-type="float" office:value="173374" calcext:value-type="float">
            <text:p>173374</text:p>
          </table:table-cell>
          <table:table-cell office:value-type="float" office:value="172360" calcext:value-type="float">
            <text:p>172360</text:p>
          </table:table-cell>
          <table:table-cell office:value-type="float" office:value="170924" calcext:value-type="float">
            <text:p>170924</text:p>
          </table:table-cell>
          <table:table-cell table:formula="of:=IF(AND([.B289]&gt;[.C289];[.C289]&gt;[.D289];[.D289]&gt;[.E289];[.E289]&gt;[.F289];[.F289]&gt;[.G289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79</text:p>
          </table:table-cell>
          <table:table-cell office:value-type="float" office:value="61945" calcext:value-type="float">
            <text:p>61945</text:p>
          </table:table-cell>
          <table:table-cell office:value-type="float" office:value="62013" calcext:value-type="float">
            <text:p>62013</text:p>
          </table:table-cell>
          <table:table-cell office:value-type="float" office:value="62243" calcext:value-type="float">
            <text:p>62243</text:p>
          </table:table-cell>
          <table:table-cell office:value-type="float" office:value="62456" calcext:value-type="float">
            <text:p>62456</text:p>
          </table:table-cell>
          <table:table-cell office:value-type="float" office:value="62472" calcext:value-type="float">
            <text:p>62472</text:p>
          </table:table-cell>
          <table:table-cell office:value-type="float" office:value="62844" calcext:value-type="float">
            <text:p>62844</text:p>
          </table:table-cell>
          <table:table-cell table:formula="of:=IF(AND([.B290]&gt;[.C290];[.C290]&gt;[.D290];[.D290]&gt;[.E290];[.E290]&gt;[.F290];[.F290]&gt;[.G290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01</text:p>
          </table:table-cell>
          <table:table-cell office:value-type="float" office:value="73068" calcext:value-type="float">
            <text:p>73068</text:p>
          </table:table-cell>
          <table:table-cell office:value-type="float" office:value="72779" calcext:value-type="float">
            <text:p>72779</text:p>
          </table:table-cell>
          <table:table-cell office:value-type="float" office:value="72323" calcext:value-type="float">
            <text:p>72323</text:p>
          </table:table-cell>
          <table:table-cell office:value-type="float" office:value="72058" calcext:value-type="float">
            <text:p>72058</text:p>
          </table:table-cell>
          <table:table-cell office:value-type="float" office:value="71596" calcext:value-type="float">
            <text:p>71596</text:p>
          </table:table-cell>
          <table:table-cell office:value-type="float" office:value="71125" calcext:value-type="float">
            <text:p>71125</text:p>
          </table:table-cell>
          <table:table-cell table:formula="of:=IF(AND([.B291]&gt;[.C291];[.C291]&gt;[.D291];[.D291]&gt;[.E291];[.E291]&gt;[.F291];[.F291]&gt;[.G291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02</text:p>
          </table:table-cell>
          <table:table-cell office:value-type="float" office:value="87141" calcext:value-type="float">
            <text:p>87141</text:p>
          </table:table-cell>
          <table:table-cell office:value-type="float" office:value="86886" calcext:value-type="float">
            <text:p>86886</text:p>
          </table:table-cell>
          <table:table-cell office:value-type="float" office:value="86560" calcext:value-type="float">
            <text:p>86560</text:p>
          </table:table-cell>
          <table:table-cell office:value-type="float" office:value="86076" calcext:value-type="float">
            <text:p>86076</text:p>
          </table:table-cell>
          <table:table-cell office:value-type="float" office:value="85379" calcext:value-type="float">
            <text:p>85379</text:p>
          </table:table-cell>
          <table:table-cell office:value-type="float" office:value="84908" calcext:value-type="float">
            <text:p>84908</text:p>
          </table:table-cell>
          <table:table-cell table:formula="of:=IF(AND([.B292]&gt;[.C292];[.C292]&gt;[.D292];[.D292]&gt;[.E292];[.E292]&gt;[.F292];[.F292]&gt;[.G292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03</text:p>
          </table:table-cell>
          <table:table-cell office:value-type="float" office:value="34449" calcext:value-type="float">
            <text:p>34449</text:p>
          </table:table-cell>
          <table:table-cell office:value-type="float" office:value="34273" calcext:value-type="float">
            <text:p>34273</text:p>
          </table:table-cell>
          <table:table-cell office:value-type="float" office:value="34049" calcext:value-type="float">
            <text:p>34049</text:p>
          </table:table-cell>
          <table:table-cell office:value-type="float" office:value="33851" calcext:value-type="float">
            <text:p>33851</text:p>
          </table:table-cell>
          <table:table-cell office:value-type="float" office:value="33619" calcext:value-type="float">
            <text:p>33619</text:p>
          </table:table-cell>
          <table:table-cell office:value-type="float" office:value="33340" calcext:value-type="float">
            <text:p>33340</text:p>
          </table:table-cell>
          <table:table-cell table:formula="of:=IF(AND([.B293]&gt;[.C293];[.C293]&gt;[.D293];[.D293]&gt;[.E293];[.E293]&gt;[.F293];[.F293]&gt;[.G293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04</text:p>
          </table:table-cell>
          <table:table-cell office:value-type="float" office:value="208526" calcext:value-type="float">
            <text:p>208526</text:p>
          </table:table-cell>
          <table:table-cell office:value-type="float" office:value="208977" calcext:value-type="float">
            <text:p>208977</text:p>
          </table:table-cell>
          <table:table-cell office:value-type="float" office:value="210102" calcext:value-type="float">
            <text:p>210102</text:p>
          </table:table-cell>
          <table:table-cell office:value-type="float" office:value="210694" calcext:value-type="float">
            <text:p>210694</text:p>
          </table:table-cell>
          <table:table-cell office:value-type="float" office:value="211259" calcext:value-type="float">
            <text:p>211259</text:p>
          </table:table-cell>
          <table:table-cell office:value-type="float" office:value="210992" calcext:value-type="float">
            <text:p>210992</text:p>
          </table:table-cell>
          <table:table-cell table:formula="of:=IF(AND([.B294]&gt;[.C294];[.C294]&gt;[.D294];[.D294]&gt;[.E294];[.E294]&gt;[.F294];[.F294]&gt;[.G294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05</text:p>
          </table:table-cell>
          <table:table-cell office:value-type="float" office:value="82336" calcext:value-type="float">
            <text:p>82336</text:p>
          </table:table-cell>
          <table:table-cell office:value-type="float" office:value="81902" calcext:value-type="float">
            <text:p>81902</text:p>
          </table:table-cell>
          <table:table-cell office:value-type="float" office:value="81315" calcext:value-type="float">
            <text:p>81315</text:p>
          </table:table-cell>
          <table:table-cell office:value-type="float" office:value="80648" calcext:value-type="float">
            <text:p>80648</text:p>
          </table:table-cell>
          <table:table-cell office:value-type="float" office:value="79858" calcext:value-type="float">
            <text:p>79858</text:p>
          </table:table-cell>
          <table:table-cell office:value-type="float" office:value="79072" calcext:value-type="float">
            <text:p>79072</text:p>
          </table:table-cell>
          <table:table-cell table:formula="of:=IF(AND([.B295]&gt;[.C295];[.C295]&gt;[.D295];[.D295]&gt;[.E295];[.E295]&gt;[.F295];[.F295]&gt;[.G295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06</text:p>
          </table:table-cell>
          <table:table-cell office:value-type="float" office:value="53821" calcext:value-type="float">
            <text:p>53821</text:p>
          </table:table-cell>
          <table:table-cell office:value-type="float" office:value="53361" calcext:value-type="float">
            <text:p>53361</text:p>
          </table:table-cell>
          <table:table-cell office:value-type="float" office:value="53028" calcext:value-type="float">
            <text:p>53028</text:p>
          </table:table-cell>
          <table:table-cell office:value-type="float" office:value="52577" calcext:value-type="float">
            <text:p>52577</text:p>
          </table:table-cell>
          <table:table-cell office:value-type="float" office:value="52089" calcext:value-type="float">
            <text:p>52089</text:p>
          </table:table-cell>
          <table:table-cell office:value-type="float" office:value="51525" calcext:value-type="float">
            <text:p>51525</text:p>
          </table:table-cell>
          <table:table-cell table:formula="of:=IF(AND([.B296]&gt;[.C296];[.C296]&gt;[.D296];[.D296]&gt;[.E296];[.E296]&gt;[.F296];[.F296]&gt;[.G296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07</text:p>
          </table:table-cell>
          <table:table-cell office:value-type="float" office:value="112417" calcext:value-type="float">
            <text:p>112417</text:p>
          </table:table-cell>
          <table:table-cell office:value-type="float" office:value="111984" calcext:value-type="float">
            <text:p>111984</text:p>
          </table:table-cell>
          <table:table-cell office:value-type="float" office:value="111111" calcext:value-type="float">
            <text:p>111111</text:p>
          </table:table-cell>
          <table:table-cell office:value-type="float" office:value="110127" calcext:value-type="float">
            <text:p>110127</text:p>
          </table:table-cell>
          <table:table-cell office:value-type="float" office:value="108964" calcext:value-type="float">
            <text:p>108964</text:p>
          </table:table-cell>
          <table:table-cell office:value-type="float" office:value="107711" calcext:value-type="float">
            <text:p>107711</text:p>
          </table:table-cell>
          <table:table-cell table:formula="of:=IF(AND([.B297]&gt;[.C297];[.C297]&gt;[.D297];[.D297]&gt;[.E297];[.E297]&gt;[.F297];[.F297]&gt;[.G297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08</text:p>
          </table:table-cell>
          <table:table-cell office:value-type="float" office:value="40081" calcext:value-type="float">
            <text:p>40081</text:p>
          </table:table-cell>
          <table:table-cell office:value-type="float" office:value="39838" calcext:value-type="float">
            <text:p>39838</text:p>
          </table:table-cell>
          <table:table-cell office:value-type="float" office:value="39497" calcext:value-type="float">
            <text:p>39497</text:p>
          </table:table-cell>
          <table:table-cell office:value-type="float" office:value="39271" calcext:value-type="float">
            <text:p>39271</text:p>
          </table:table-cell>
          <table:table-cell office:value-type="float" office:value="38926" calcext:value-type="float">
            <text:p>38926</text:p>
          </table:table-cell>
          <table:table-cell office:value-type="float" office:value="38487" calcext:value-type="float">
            <text:p>38487</text:p>
          </table:table-cell>
          <table:table-cell table:formula="of:=IF(AND([.B298]&gt;[.C298];[.C298]&gt;[.D298];[.D298]&gt;[.E298];[.E298]&gt;[.F298];[.F298]&gt;[.G298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09</text:p>
          </table:table-cell>
          <table:table-cell office:value-type="float" office:value="79266" calcext:value-type="float">
            <text:p>79266</text:p>
          </table:table-cell>
          <table:table-cell office:value-type="float" office:value="78858" calcext:value-type="float">
            <text:p>78858</text:p>
          </table:table-cell>
          <table:table-cell office:value-type="float" office:value="78405" calcext:value-type="float">
            <text:p>78405</text:p>
          </table:table-cell>
          <table:table-cell office:value-type="float" office:value="77773" calcext:value-type="float">
            <text:p>77773</text:p>
          </table:table-cell>
          <table:table-cell office:value-type="float" office:value="77017" calcext:value-type="float">
            <text:p>77017</text:p>
          </table:table-cell>
          <table:table-cell office:value-type="float" office:value="76346" calcext:value-type="float">
            <text:p>76346</text:p>
          </table:table-cell>
          <table:table-cell table:formula="of:=IF(AND([.B299]&gt;[.C299];[.C299]&gt;[.D299];[.D299]&gt;[.E299];[.E299]&gt;[.F299];[.F299]&gt;[.G299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10</text:p>
          </table:table-cell>
          <table:table-cell office:value-type="float" office:value="77039" calcext:value-type="float">
            <text:p>77039</text:p>
          </table:table-cell>
          <table:table-cell office:value-type="float" office:value="76384" calcext:value-type="float">
            <text:p>76384</text:p>
          </table:table-cell>
          <table:table-cell office:value-type="float" office:value="75673" calcext:value-type="float">
            <text:p>75673</text:p>
          </table:table-cell>
          <table:table-cell office:value-type="float" office:value="74817" calcext:value-type="float">
            <text:p>74817</text:p>
          </table:table-cell>
          <table:table-cell office:value-type="float" office:value="73991" calcext:value-type="float">
            <text:p>73991</text:p>
          </table:table-cell>
          <table:table-cell office:value-type="float" office:value="73163" calcext:value-type="float">
            <text:p>73163</text:p>
          </table:table-cell>
          <table:table-cell table:formula="of:=IF(AND([.B300]&gt;[.C300];[.C300]&gt;[.D300];[.D300]&gt;[.E300];[.E300]&gt;[.F300];[.F300]&gt;[.G300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11</text:p>
          </table:table-cell>
          <table:table-cell office:value-type="float" office:value="92032" calcext:value-type="float">
            <text:p>92032</text:p>
          </table:table-cell>
          <table:table-cell office:value-type="float" office:value="91449" calcext:value-type="float">
            <text:p>91449</text:p>
          </table:table-cell>
          <table:table-cell office:value-type="float" office:value="90888" calcext:value-type="float">
            <text:p>90888</text:p>
          </table:table-cell>
          <table:table-cell office:value-type="float" office:value="90377" calcext:value-type="float">
            <text:p>90377</text:p>
          </table:table-cell>
          <table:table-cell office:value-type="float" office:value="89576" calcext:value-type="float">
            <text:p>89576</text:p>
          </table:table-cell>
          <table:table-cell office:value-type="float" office:value="88549" calcext:value-type="float">
            <text:p>88549</text:p>
          </table:table-cell>
          <table:table-cell table:formula="of:=IF(AND([.B301]&gt;[.C301];[.C301]&gt;[.D301];[.D301]&gt;[.E301];[.E301]&gt;[.F301];[.F301]&gt;[.G301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12</text:p>
          </table:table-cell>
          <table:table-cell office:value-type="float" office:value="73036" calcext:value-type="float">
            <text:p>73036</text:p>
          </table:table-cell>
          <table:table-cell office:value-type="float" office:value="72797" calcext:value-type="float">
            <text:p>72797</text:p>
          </table:table-cell>
          <table:table-cell office:value-type="float" office:value="72456" calcext:value-type="float">
            <text:p>72456</text:p>
          </table:table-cell>
          <table:table-cell office:value-type="float" office:value="72167" calcext:value-type="float">
            <text:p>72167</text:p>
          </table:table-cell>
          <table:table-cell office:value-type="float" office:value="71776" calcext:value-type="float">
            <text:p>71776</text:p>
          </table:table-cell>
          <table:table-cell office:value-type="float" office:value="71250" calcext:value-type="float">
            <text:p>71250</text:p>
          </table:table-cell>
          <table:table-cell table:formula="of:=IF(AND([.B302]&gt;[.C302];[.C302]&gt;[.D302];[.D302]&gt;[.E302];[.E302]&gt;[.F302];[.F302]&gt;[.G302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13</text:p>
          </table:table-cell>
          <table:table-cell office:value-type="float" office:value="45921" calcext:value-type="float">
            <text:p>45921</text:p>
          </table:table-cell>
          <table:table-cell office:value-type="float" office:value="45708" calcext:value-type="float">
            <text:p>45708</text:p>
          </table:table-cell>
          <table:table-cell office:value-type="float" office:value="45521" calcext:value-type="float">
            <text:p>45521</text:p>
          </table:table-cell>
          <table:table-cell office:value-type="float" office:value="45336" calcext:value-type="float">
            <text:p>45336</text:p>
          </table:table-cell>
          <table:table-cell office:value-type="float" office:value="45059" calcext:value-type="float">
            <text:p>45059</text:p>
          </table:table-cell>
          <table:table-cell office:value-type="float" office:value="44743" calcext:value-type="float">
            <text:p>44743</text:p>
          </table:table-cell>
          <table:table-cell table:formula="of:=IF(AND([.B303]&gt;[.C303];[.C303]&gt;[.D303];[.D303]&gt;[.E303];[.E303]&gt;[.F303];[.F303]&gt;[.G303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61</text:p>
          </table:table-cell>
          <table:table-cell office:value-type="float" office:value="198046" calcext:value-type="float">
            <text:p>198046</text:p>
          </table:table-cell>
          <table:table-cell office:value-type="float" office:value="197704" calcext:value-type="float">
            <text:p>197704</text:p>
          </table:table-cell>
          <table:table-cell office:value-type="float" office:value="196804" calcext:value-type="float">
            <text:p>196804</text:p>
          </table:table-cell>
          <table:table-cell office:value-type="float" office:value="195774" calcext:value-type="float">
            <text:p>195774</text:p>
          </table:table-cell>
          <table:table-cell office:value-type="float" office:value="194852" calcext:value-type="float">
            <text:p>194852</text:p>
          </table:table-cell>
          <table:table-cell office:value-type="float" office:value="193415" calcext:value-type="float">
            <text:p>193415</text:p>
          </table:table-cell>
          <table:table-cell table:formula="of:=IF(AND([.B304]&gt;[.C304];[.C304]&gt;[.D304];[.D304]&gt;[.E304];[.E304]&gt;[.F304];[.F304]&gt;[.G304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01</text:p>
          </table:table-cell>
          <table:table-cell office:value-type="float" office:value="59378" calcext:value-type="float">
            <text:p>59378</text:p>
          </table:table-cell>
          <table:table-cell office:value-type="float" office:value="58884" calcext:value-type="float">
            <text:p>58884</text:p>
          </table:table-cell>
          <table:table-cell office:value-type="float" office:value="58435" calcext:value-type="float">
            <text:p>58435</text:p>
          </table:table-cell>
          <table:table-cell office:value-type="float" office:value="57916" calcext:value-type="float">
            <text:p>57916</text:p>
          </table:table-cell>
          <table:table-cell office:value-type="float" office:value="57231" calcext:value-type="float">
            <text:p>57231</text:p>
          </table:table-cell>
          <table:table-cell office:value-type="float" office:value="56562" calcext:value-type="float">
            <text:p>56562</text:p>
          </table:table-cell>
          <table:table-cell table:formula="of:=IF(AND([.B305]&gt;[.C305];[.C305]&gt;[.D305];[.D305]&gt;[.E305];[.E305]&gt;[.F305];[.F305]&gt;[.G305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02</text:p>
          </table:table-cell>
          <table:table-cell office:value-type="float" office:value="42208" calcext:value-type="float">
            <text:p>42208</text:p>
          </table:table-cell>
          <table:table-cell office:value-type="float" office:value="41954" calcext:value-type="float">
            <text:p>41954</text:p>
          </table:table-cell>
          <table:table-cell office:value-type="float" office:value="41675" calcext:value-type="float">
            <text:p>41675</text:p>
          </table:table-cell>
          <table:table-cell office:value-type="float" office:value="41391" calcext:value-type="float">
            <text:p>41391</text:p>
          </table:table-cell>
          <table:table-cell office:value-type="float" office:value="41034" calcext:value-type="float">
            <text:p>41034</text:p>
          </table:table-cell>
          <table:table-cell office:value-type="float" office:value="40776" calcext:value-type="float">
            <text:p>40776</text:p>
          </table:table-cell>
          <table:table-cell table:formula="of:=IF(AND([.B306]&gt;[.C306];[.C306]&gt;[.D306];[.D306]&gt;[.E306];[.E306]&gt;[.F306];[.F306]&gt;[.G306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03</text:p>
          </table:table-cell>
          <table:table-cell office:value-type="float" office:value="66113" calcext:value-type="float">
            <text:p>66113</text:p>
          </table:table-cell>
          <table:table-cell office:value-type="float" office:value="66011" calcext:value-type="float">
            <text:p>66011</text:p>
          </table:table-cell>
          <table:table-cell office:value-type="float" office:value="65772" calcext:value-type="float">
            <text:p>65772</text:p>
          </table:table-cell>
          <table:table-cell office:value-type="float" office:value="65442" calcext:value-type="float">
            <text:p>65442</text:p>
          </table:table-cell>
          <table:table-cell office:value-type="float" office:value="65139" calcext:value-type="float">
            <text:p>65139</text:p>
          </table:table-cell>
          <table:table-cell office:value-type="float" office:value="64768" calcext:value-type="float">
            <text:p>64768</text:p>
          </table:table-cell>
          <table:table-cell table:formula="of:=IF(AND([.B307]&gt;[.C307];[.C307]&gt;[.D307];[.D307]&gt;[.E307];[.E307]&gt;[.F307];[.F307]&gt;[.G307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04</text:p>
          </table:table-cell>
          <table:table-cell office:value-type="float" office:value="58220" calcext:value-type="float">
            <text:p>58220</text:p>
          </table:table-cell>
          <table:table-cell office:value-type="float" office:value="58094" calcext:value-type="float">
            <text:p>58094</text:p>
          </table:table-cell>
          <table:table-cell office:value-type="float" office:value="57955" calcext:value-type="float">
            <text:p>57955</text:p>
          </table:table-cell>
          <table:table-cell office:value-type="float" office:value="57549" calcext:value-type="float">
            <text:p>57549</text:p>
          </table:table-cell>
          <table:table-cell office:value-type="float" office:value="57211" calcext:value-type="float">
            <text:p>57211</text:p>
          </table:table-cell>
          <table:table-cell office:value-type="float" office:value="56986" calcext:value-type="float">
            <text:p>56986</text:p>
          </table:table-cell>
          <table:table-cell table:formula="of:=IF(AND([.B308]&gt;[.C308];[.C308]&gt;[.D308];[.D308]&gt;[.E308];[.E308]&gt;[.F308];[.F308]&gt;[.G308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05</text:p>
          </table:table-cell>
          <table:table-cell office:value-type="float" office:value="90080" calcext:value-type="float">
            <text:p>90080</text:p>
          </table:table-cell>
          <table:table-cell office:value-type="float" office:value="90584" calcext:value-type="float">
            <text:p>90584</text:p>
          </table:table-cell>
          <table:table-cell office:value-type="float" office:value="91022" calcext:value-type="float">
            <text:p>91022</text:p>
          </table:table-cell>
          <table:table-cell office:value-type="float" office:value="91359" calcext:value-type="float">
            <text:p>91359</text:p>
          </table:table-cell>
          <table:table-cell office:value-type="float" office:value="91560" calcext:value-type="float">
            <text:p>91560</text:p>
          </table:table-cell>
          <table:table-cell office:value-type="float" office:value="91395" calcext:value-type="float">
            <text:p>91395</text:p>
          </table:table-cell>
          <table:table-cell table:formula="of:=IF(AND([.B309]&gt;[.C309];[.C309]&gt;[.D309];[.D309]&gt;[.E309];[.E309]&gt;[.F309];[.F309]&gt;[.G309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06</text:p>
          </table:table-cell>
          <table:table-cell office:value-type="float" office:value="57286" calcext:value-type="float">
            <text:p>57286</text:p>
          </table:table-cell>
          <table:table-cell office:value-type="float" office:value="57141" calcext:value-type="float">
            <text:p>57141</text:p>
          </table:table-cell>
          <table:table-cell office:value-type="float" office:value="56922" calcext:value-type="float">
            <text:p>56922</text:p>
          </table:table-cell>
          <table:table-cell office:value-type="float" office:value="56754" calcext:value-type="float">
            <text:p>56754</text:p>
          </table:table-cell>
          <table:table-cell office:value-type="float" office:value="56565" calcext:value-type="float">
            <text:p>56565</text:p>
          </table:table-cell>
          <table:table-cell office:value-type="float" office:value="56227" calcext:value-type="float">
            <text:p>56227</text:p>
          </table:table-cell>
          <table:table-cell table:formula="of:=IF(AND([.B310]&gt;[.C310];[.C310]&gt;[.D310];[.D310]&gt;[.E310];[.E310]&gt;[.F310];[.F310]&gt;[.G310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8</text:p>
          </table:table-cell>
          <table:table-cell office:value-type="float" office:value="27280" calcext:value-type="float">
            <text:p>27280</text:p>
          </table:table-cell>
          <table:table-cell office:value-type="float" office:value="27167" calcext:value-type="float">
            <text:p>27167</text:p>
          </table:table-cell>
          <table:table-cell office:value-type="float" office:value="27062" calcext:value-type="float">
            <text:p>27062</text:p>
          </table:table-cell>
          <table:table-cell office:value-type="float" office:value="26908" calcext:value-type="float">
            <text:p>26908</text:p>
          </table:table-cell>
          <table:table-cell office:value-type="float" office:value="26689" calcext:value-type="float">
            <text:p>26689</text:p>
          </table:table-cell>
          <table:table-cell office:value-type="float" office:value="26489" calcext:value-type="float">
            <text:p>26489</text:p>
          </table:table-cell>
          <table:table-cell table:formula="of:=IF(AND([.B311]&gt;[.C311];[.C311]&gt;[.D311];[.D311]&gt;[.E311];[.E311]&gt;[.F311];[.F311]&gt;[.G311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07</text:p>
          </table:table-cell>
          <table:table-cell office:value-type="float" office:value="92795" calcext:value-type="float">
            <text:p>92795</text:p>
          </table:table-cell>
          <table:table-cell office:value-type="float" office:value="92791" calcext:value-type="float">
            <text:p>92791</text:p>
          </table:table-cell>
          <table:table-cell office:value-type="float" office:value="92811" calcext:value-type="float">
            <text:p>92811</text:p>
          </table:table-cell>
          <table:table-cell office:value-type="float" office:value="93020" calcext:value-type="float">
            <text:p>93020</text:p>
          </table:table-cell>
          <table:table-cell office:value-type="float" office:value="92879" calcext:value-type="float">
            <text:p>92879</text:p>
          </table:table-cell>
          <table:table-cell office:value-type="float" office:value="92644" calcext:value-type="float">
            <text:p>92644</text:p>
          </table:table-cell>
          <table:table-cell table:formula="of:=IF(AND([.B312]&gt;[.C312];[.C312]&gt;[.D312];[.D312]&gt;[.E312];[.E312]&gt;[.F312];[.F312]&gt;[.G312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08</text:p>
          </table:table-cell>
          <table:table-cell office:value-type="float" office:value="64450" calcext:value-type="float">
            <text:p>64450</text:p>
          </table:table-cell>
          <table:table-cell office:value-type="float" office:value="63969" calcext:value-type="float">
            <text:p>63969</text:p>
          </table:table-cell>
          <table:table-cell office:value-type="float" office:value="63470" calcext:value-type="float">
            <text:p>63470</text:p>
          </table:table-cell>
          <table:table-cell office:value-type="float" office:value="62924" calcext:value-type="float">
            <text:p>62924</text:p>
          </table:table-cell>
          <table:table-cell office:value-type="float" office:value="62283" calcext:value-type="float">
            <text:p>62283</text:p>
          </table:table-cell>
          <table:table-cell office:value-type="float" office:value="61772" calcext:value-type="float">
            <text:p>61772</text:p>
          </table:table-cell>
          <table:table-cell table:formula="of:=IF(AND([.B313]&gt;[.C313];[.C313]&gt;[.D313];[.D313]&gt;[.E313];[.E313]&gt;[.F313];[.F313]&gt;[.G313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09</text:p>
          </table:table-cell>
          <table:table-cell office:value-type="float" office:value="42266" calcext:value-type="float">
            <text:p>42266</text:p>
          </table:table-cell>
          <table:table-cell office:value-type="float" office:value="42039" calcext:value-type="float">
            <text:p>42039</text:p>
          </table:table-cell>
          <table:table-cell office:value-type="float" office:value="41840" calcext:value-type="float">
            <text:p>41840</text:p>
          </table:table-cell>
          <table:table-cell office:value-type="float" office:value="41512" calcext:value-type="float">
            <text:p>41512</text:p>
          </table:table-cell>
          <table:table-cell office:value-type="float" office:value="41180" calcext:value-type="float">
            <text:p>41180</text:p>
          </table:table-cell>
          <table:table-cell office:value-type="float" office:value="40852" calcext:value-type="float">
            <text:p>40852</text:p>
          </table:table-cell>
          <table:table-cell table:formula="of:=IF(AND([.B314]&gt;[.C314];[.C314]&gt;[.D314];[.D314]&gt;[.E314];[.E314]&gt;[.F314];[.F314]&gt;[.G314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0</text:p>
          </table:table-cell>
          <table:table-cell office:value-type="float" office:value="50696" calcext:value-type="float">
            <text:p>50696</text:p>
          </table:table-cell>
          <table:table-cell office:value-type="float" office:value="50507" calcext:value-type="float">
            <text:p>50507</text:p>
          </table:table-cell>
          <table:table-cell office:value-type="float" office:value="50381" calcext:value-type="float">
            <text:p>50381</text:p>
          </table:table-cell>
          <table:table-cell office:value-type="float" office:value="50080" calcext:value-type="float">
            <text:p>50080</text:p>
          </table:table-cell>
          <table:table-cell office:value-type="float" office:value="49762" calcext:value-type="float">
            <text:p>49762</text:p>
          </table:table-cell>
          <table:table-cell office:value-type="float" office:value="49439" calcext:value-type="float">
            <text:p>49439</text:p>
          </table:table-cell>
          <table:table-cell table:formula="of:=IF(AND([.B315]&gt;[.C315];[.C315]&gt;[.D315];[.D315]&gt;[.E315];[.E315]&gt;[.F315];[.F315]&gt;[.G315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1</text:p>
          </table:table-cell>
          <table:table-cell office:value-type="float" office:value="33658" calcext:value-type="float">
            <text:p>33658</text:p>
          </table:table-cell>
          <table:table-cell office:value-type="float" office:value="33432" calcext:value-type="float">
            <text:p>33432</text:p>
          </table:table-cell>
          <table:table-cell office:value-type="float" office:value="33239" calcext:value-type="float">
            <text:p>33239</text:p>
          </table:table-cell>
          <table:table-cell office:value-type="float" office:value="33068" calcext:value-type="float">
            <text:p>33068</text:p>
          </table:table-cell>
          <table:table-cell office:value-type="float" office:value="32857" calcext:value-type="float">
            <text:p>32857</text:p>
          </table:table-cell>
          <table:table-cell office:value-type="float" office:value="32638" calcext:value-type="float">
            <text:p>32638</text:p>
          </table:table-cell>
          <table:table-cell table:formula="of:=IF(AND([.B316]&gt;[.C316];[.C316]&gt;[.D316];[.D316]&gt;[.E316];[.E316]&gt;[.F316];[.F316]&gt;[.G316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2</text:p>
          </table:table-cell>
          <table:table-cell office:value-type="float" office:value="44321" calcext:value-type="float">
            <text:p>44321</text:p>
          </table:table-cell>
          <table:table-cell office:value-type="float" office:value="44166" calcext:value-type="float">
            <text:p>44166</text:p>
          </table:table-cell>
          <table:table-cell office:value-type="float" office:value="44104" calcext:value-type="float">
            <text:p>44104</text:p>
          </table:table-cell>
          <table:table-cell office:value-type="float" office:value="43997" calcext:value-type="float">
            <text:p>43997</text:p>
          </table:table-cell>
          <table:table-cell office:value-type="float" office:value="43822" calcext:value-type="float">
            <text:p>43822</text:p>
          </table:table-cell>
          <table:table-cell office:value-type="float" office:value="43721" calcext:value-type="float">
            <text:p>43721</text:p>
          </table:table-cell>
          <table:table-cell table:formula="of:=IF(AND([.B317]&gt;[.C317];[.C317]&gt;[.D317];[.D317]&gt;[.E317];[.E317]&gt;[.F317];[.F317]&gt;[.G317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3</text:p>
          </table:table-cell>
          <table:table-cell office:value-type="float" office:value="34745" calcext:value-type="float">
            <text:p>34745</text:p>
          </table:table-cell>
          <table:table-cell office:value-type="float" office:value="34593" calcext:value-type="float">
            <text:p>34593</text:p>
          </table:table-cell>
          <table:table-cell office:value-type="float" office:value="34600" calcext:value-type="float">
            <text:p>34600</text:p>
          </table:table-cell>
          <table:table-cell office:value-type="float" office:value="34433" calcext:value-type="float">
            <text:p>34433</text:p>
          </table:table-cell>
          <table:table-cell office:value-type="float" office:value="34148" calcext:value-type="float">
            <text:p>34148</text:p>
          </table:table-cell>
          <table:table-cell office:value-type="float" office:value="33993" calcext:value-type="float">
            <text:p>33993</text:p>
          </table:table-cell>
          <table:table-cell table:formula="of:=IF(AND([.B318]&gt;[.C318];[.C318]&gt;[.D318];[.D318]&gt;[.E318];[.E318]&gt;[.F318];[.F318]&gt;[.G318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4</text:p>
          </table:table-cell>
          <table:table-cell office:value-type="float" office:value="123479" calcext:value-type="float">
            <text:p>123479</text:p>
          </table:table-cell>
          <table:table-cell office:value-type="float" office:value="124205" calcext:value-type="float">
            <text:p>124205</text:p>
          </table:table-cell>
          <table:table-cell office:value-type="float" office:value="125220" calcext:value-type="float">
            <text:p>125220</text:p>
          </table:table-cell>
          <table:table-cell office:value-type="float" office:value="126018" calcext:value-type="float">
            <text:p>126018</text:p>
          </table:table-cell>
          <table:table-cell office:value-type="float" office:value="126781" calcext:value-type="float">
            <text:p>126781</text:p>
          </table:table-cell>
          <table:table-cell office:value-type="float" office:value="127544" calcext:value-type="float">
            <text:p>127544</text:p>
          </table:table-cell>
          <table:table-cell table:formula="of:=IF(AND([.B319]&gt;[.C319];[.C319]&gt;[.D319];[.D319]&gt;[.E319];[.E319]&gt;[.F319];[.F319]&gt;[.G319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5</text:p>
          </table:table-cell>
          <table:table-cell office:value-type="float" office:value="106023" calcext:value-type="float">
            <text:p>106023</text:p>
          </table:table-cell>
          <table:table-cell office:value-type="float" office:value="105607" calcext:value-type="float">
            <text:p>105607</text:p>
          </table:table-cell>
          <table:table-cell office:value-type="float" office:value="105318" calcext:value-type="float">
            <text:p>105318</text:p>
          </table:table-cell>
          <table:table-cell office:value-type="float" office:value="104780" calcext:value-type="float">
            <text:p>104780</text:p>
          </table:table-cell>
          <table:table-cell office:value-type="float" office:value="104151" calcext:value-type="float">
            <text:p>104151</text:p>
          </table:table-cell>
          <table:table-cell office:value-type="float" office:value="103492" calcext:value-type="float">
            <text:p>103492</text:p>
          </table:table-cell>
          <table:table-cell table:formula="of:=IF(AND([.B320]&gt;[.C320];[.C320]&gt;[.D320];[.D320]&gt;[.E320];[.E320]&gt;[.F320];[.F320]&gt;[.G320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6</text:p>
          </table:table-cell>
          <table:table-cell office:value-type="float" office:value="57570" calcext:value-type="float">
            <text:p>57570</text:p>
          </table:table-cell>
          <table:table-cell office:value-type="float" office:value="57295" calcext:value-type="float">
            <text:p>57295</text:p>
          </table:table-cell>
          <table:table-cell office:value-type="float" office:value="56933" calcext:value-type="float">
            <text:p>56933</text:p>
          </table:table-cell>
          <table:table-cell office:value-type="float" office:value="56570" calcext:value-type="float">
            <text:p>56570</text:p>
          </table:table-cell>
          <table:table-cell office:value-type="float" office:value="56135" calcext:value-type="float">
            <text:p>56135</text:p>
          </table:table-cell>
          <table:table-cell office:value-type="float" office:value="55833" calcext:value-type="float">
            <text:p>55833</text:p>
          </table:table-cell>
          <table:table-cell table:formula="of:=IF(AND([.B321]&gt;[.C321];[.C321]&gt;[.D321];[.D321]&gt;[.E321];[.E321]&gt;[.F321];[.F321]&gt;[.G321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7</text:p>
          </table:table-cell>
          <table:table-cell office:value-type="float" office:value="70570" calcext:value-type="float">
            <text:p>70570</text:p>
          </table:table-cell>
          <table:table-cell office:value-type="float" office:value="70466" calcext:value-type="float">
            <text:p>70466</text:p>
          </table:table-cell>
          <table:table-cell office:value-type="float" office:value="70153" calcext:value-type="float">
            <text:p>70153</text:p>
          </table:table-cell>
          <table:table-cell office:value-type="float" office:value="69885" calcext:value-type="float">
            <text:p>69885</text:p>
          </table:table-cell>
          <table:table-cell office:value-type="float" office:value="69376" calcext:value-type="float">
            <text:p>69376</text:p>
          </table:table-cell>
          <table:table-cell office:value-type="float" office:value="69089" calcext:value-type="float">
            <text:p>69089</text:p>
          </table:table-cell>
          <table:table-cell table:formula="of:=IF(AND([.B322]&gt;[.C322];[.C322]&gt;[.D322];[.D322]&gt;[.E322];[.E322]&gt;[.F322];[.F322]&gt;[.G322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19</text:p>
          </table:table-cell>
          <table:table-cell office:value-type="float" office:value="23451" calcext:value-type="float">
            <text:p>23451</text:p>
          </table:table-cell>
          <table:table-cell office:value-type="float" office:value="23278" calcext:value-type="float">
            <text:p>23278</text:p>
          </table:table-cell>
          <table:table-cell office:value-type="float" office:value="23068" calcext:value-type="float">
            <text:p>23068</text:p>
          </table:table-cell>
          <table:table-cell office:value-type="float" office:value="22873" calcext:value-type="float">
            <text:p>22873</text:p>
          </table:table-cell>
          <table:table-cell office:value-type="float" office:value="22638" calcext:value-type="float">
            <text:p>22638</text:p>
          </table:table-cell>
          <table:table-cell office:value-type="float" office:value="22444" calcext:value-type="float">
            <text:p>22444</text:p>
          </table:table-cell>
          <table:table-cell table:formula="of:=IF(AND([.B323]&gt;[.C323];[.C323]&gt;[.D323];[.D323]&gt;[.E323];[.E323]&gt;[.F323];[.F323]&gt;[.G323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1</text:p>
          </table:table-cell>
          <table:table-cell office:value-type="float" office:value="121642" calcext:value-type="float">
            <text:p>121642</text:p>
          </table:table-cell>
          <table:table-cell office:value-type="float" office:value="121191" calcext:value-type="float">
            <text:p>121191</text:p>
          </table:table-cell>
          <table:table-cell office:value-type="float" office:value="120895" calcext:value-type="float">
            <text:p>120895</text:p>
          </table:table-cell>
          <table:table-cell office:value-type="float" office:value="120142" calcext:value-type="float">
            <text:p>120142</text:p>
          </table:table-cell>
          <table:table-cell office:value-type="float" office:value="119317" calcext:value-type="float">
            <text:p>119317</text:p>
          </table:table-cell>
          <table:table-cell office:value-type="float" office:value="118582" calcext:value-type="float">
            <text:p>118582</text:p>
          </table:table-cell>
          <table:table-cell table:formula="of:=IF(AND([.B324]&gt;[.C324];[.C324]&gt;[.D324];[.D324]&gt;[.E324];[.E324]&gt;[.F324];[.F324]&gt;[.G324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62</text:p>
          </table:table-cell>
          <table:table-cell office:value-type="float" office:value="173444" calcext:value-type="float">
            <text:p>173444</text:p>
          </table:table-cell>
          <table:table-cell office:value-type="float" office:value="172993" calcext:value-type="float">
            <text:p>172993</text:p>
          </table:table-cell>
          <table:table-cell office:value-type="float" office:value="173070" calcext:value-type="float">
            <text:p>173070</text:p>
          </table:table-cell>
          <table:table-cell office:value-type="float" office:value="172362" calcext:value-type="float">
            <text:p>172362</text:p>
          </table:table-cell>
          <table:table-cell office:value-type="float" office:value="171979" calcext:value-type="float">
            <text:p>171979</text:p>
          </table:table-cell>
          <table:table-cell office:value-type="float" office:value="171249" calcext:value-type="float">
            <text:p>171249</text:p>
          </table:table-cell>
          <table:table-cell table:formula="of:=IF(AND([.B325]&gt;[.C325];[.C325]&gt;[.D325];[.D325]&gt;[.E325];[.E325]&gt;[.F325];[.F325]&gt;[.G325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1</text:p>
          </table:table-cell>
          <table:table-cell office:value-type="float" office:value="47534" calcext:value-type="float">
            <text:p>47534</text:p>
          </table:table-cell>
          <table:table-cell office:value-type="float" office:value="47415" calcext:value-type="float">
            <text:p>47415</text:p>
          </table:table-cell>
          <table:table-cell office:value-type="float" office:value="47341" calcext:value-type="float">
            <text:p>47341</text:p>
          </table:table-cell>
          <table:table-cell office:value-type="float" office:value="47229" calcext:value-type="float">
            <text:p>47229</text:p>
          </table:table-cell>
          <table:table-cell office:value-type="float" office:value="47055" calcext:value-type="float">
            <text:p>47055</text:p>
          </table:table-cell>
          <table:table-cell office:value-type="float" office:value="46824" calcext:value-type="float">
            <text:p>46824</text:p>
          </table:table-cell>
          <table:table-cell table:formula="of:=IF(AND([.B326]&gt;[.C326];[.C326]&gt;[.D326];[.D326]&gt;[.E326];[.E326]&gt;[.F326];[.F326]&gt;[.G326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2</text:p>
          </table:table-cell>
          <table:table-cell office:value-type="float" office:value="87890" calcext:value-type="float">
            <text:p>87890</text:p>
          </table:table-cell>
          <table:table-cell office:value-type="float" office:value="87885" calcext:value-type="float">
            <text:p>87885</text:p>
          </table:table-cell>
          <table:table-cell office:value-type="float" office:value="87570" calcext:value-type="float">
            <text:p>87570</text:p>
          </table:table-cell>
          <table:table-cell office:value-type="float" office:value="87420" calcext:value-type="float">
            <text:p>87420</text:p>
          </table:table-cell>
          <table:table-cell office:value-type="float" office:value="86990" calcext:value-type="float">
            <text:p>86990</text:p>
          </table:table-cell>
          <table:table-cell office:value-type="float" office:value="86590" calcext:value-type="float">
            <text:p>86590</text:p>
          </table:table-cell>
          <table:table-cell table:formula="of:=IF(AND([.B327]&gt;[.C327];[.C327]&gt;[.D327];[.D327]&gt;[.E327];[.E327]&gt;[.F327];[.F327]&gt;[.G327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3</text:p>
          </table:table-cell>
          <table:table-cell office:value-type="float" office:value="145085" calcext:value-type="float">
            <text:p>145085</text:p>
          </table:table-cell>
          <table:table-cell office:value-type="float" office:value="145211" calcext:value-type="float">
            <text:p>145211</text:p>
          </table:table-cell>
          <table:table-cell office:value-type="float" office:value="145333" calcext:value-type="float">
            <text:p>145333</text:p>
          </table:table-cell>
          <table:table-cell office:value-type="float" office:value="145317" calcext:value-type="float">
            <text:p>145317</text:p>
          </table:table-cell>
          <table:table-cell office:value-type="float" office:value="145418" calcext:value-type="float">
            <text:p>145418</text:p>
          </table:table-cell>
          <table:table-cell office:value-type="float" office:value="145068" calcext:value-type="float">
            <text:p>145068</text:p>
          </table:table-cell>
          <table:table-cell table:formula="of:=IF(AND([.B328]&gt;[.C328];[.C328]&gt;[.D328];[.D328]&gt;[.E328];[.E328]&gt;[.F328];[.F328]&gt;[.G328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4</text:p>
          </table:table-cell>
          <table:table-cell office:value-type="float" office:value="76230" calcext:value-type="float">
            <text:p>76230</text:p>
          </table:table-cell>
          <table:table-cell office:value-type="float" office:value="76093" calcext:value-type="float">
            <text:p>76093</text:p>
          </table:table-cell>
          <table:table-cell office:value-type="float" office:value="76087" calcext:value-type="float">
            <text:p>76087</text:p>
          </table:table-cell>
          <table:table-cell office:value-type="float" office:value="76011" calcext:value-type="float">
            <text:p>76011</text:p>
          </table:table-cell>
          <table:table-cell office:value-type="float" office:value="75908" calcext:value-type="float">
            <text:p>75908</text:p>
          </table:table-cell>
          <table:table-cell office:value-type="float" office:value="75732" calcext:value-type="float">
            <text:p>75732</text:p>
          </table:table-cell>
          <table:table-cell table:formula="of:=IF(AND([.B329]&gt;[.C329];[.C329]&gt;[.D329];[.D329]&gt;[.E329];[.E329]&gt;[.F329];[.F329]&gt;[.G329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5</text:p>
          </table:table-cell>
          <table:table-cell office:value-type="float" office:value="51426" calcext:value-type="float">
            <text:p>51426</text:p>
          </table:table-cell>
          <table:table-cell office:value-type="float" office:value="51423" calcext:value-type="float">
            <text:p>51423</text:p>
          </table:table-cell>
          <table:table-cell office:value-type="float" office:value="51701" calcext:value-type="float">
            <text:p>51701</text:p>
          </table:table-cell>
          <table:table-cell office:value-type="float" office:value="51972" calcext:value-type="float">
            <text:p>51972</text:p>
          </table:table-cell>
          <table:table-cell office:value-type="float" office:value="51893" calcext:value-type="float">
            <text:p>51893</text:p>
          </table:table-cell>
          <table:table-cell office:value-type="float" office:value="51929" calcext:value-type="float">
            <text:p>51929</text:p>
          </table:table-cell>
          <table:table-cell table:formula="of:=IF(AND([.B330]&gt;[.C330];[.C330]&gt;[.D330];[.D330]&gt;[.E330];[.E330]&gt;[.F330];[.F330]&gt;[.G330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6</text:p>
          </table:table-cell>
          <table:table-cell office:value-type="float" office:value="71790" calcext:value-type="float">
            <text:p>71790</text:p>
          </table:table-cell>
          <table:table-cell office:value-type="float" office:value="71738" calcext:value-type="float">
            <text:p>71738</text:p>
          </table:table-cell>
          <table:table-cell office:value-type="float" office:value="71741" calcext:value-type="float">
            <text:p>71741</text:p>
          </table:table-cell>
          <table:table-cell office:value-type="float" office:value="71686" calcext:value-type="float">
            <text:p>71686</text:p>
          </table:table-cell>
          <table:table-cell office:value-type="float" office:value="71563" calcext:value-type="float">
            <text:p>71563</text:p>
          </table:table-cell>
          <table:table-cell office:value-type="float" office:value="71425" calcext:value-type="float">
            <text:p>71425</text:p>
          </table:table-cell>
          <table:table-cell table:formula="of:=IF(AND([.B331]&gt;[.C331];[.C331]&gt;[.D331];[.D331]&gt;[.E331];[.E331]&gt;[.F331];[.F331]&gt;[.G331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7</text:p>
          </table:table-cell>
          <table:table-cell office:value-type="float" office:value="82838" calcext:value-type="float">
            <text:p>82838</text:p>
          </table:table-cell>
          <table:table-cell office:value-type="float" office:value="82905" calcext:value-type="float">
            <text:p>82905</text:p>
          </table:table-cell>
          <table:table-cell office:value-type="float" office:value="83124" calcext:value-type="float">
            <text:p>83124</text:p>
          </table:table-cell>
          <table:table-cell office:value-type="float" office:value="83030" calcext:value-type="float">
            <text:p>83030</text:p>
          </table:table-cell>
          <table:table-cell office:value-type="float" office:value="83026" calcext:value-type="float">
            <text:p>83026</text:p>
          </table:table-cell>
          <table:table-cell office:value-type="float" office:value="82911" calcext:value-type="float">
            <text:p>82911</text:p>
          </table:table-cell>
          <table:table-cell table:formula="of:=IF(AND([.B332]&gt;[.C332];[.C332]&gt;[.D332];[.D332]&gt;[.E332];[.E332]&gt;[.F332];[.F332]&gt;[.G332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8</text:p>
          </table:table-cell>
          <table:table-cell office:value-type="float" office:value="56427" calcext:value-type="float">
            <text:p>56427</text:p>
          </table:table-cell>
          <table:table-cell office:value-type="float" office:value="56458" calcext:value-type="float">
            <text:p>56458</text:p>
          </table:table-cell>
          <table:table-cell office:value-type="float" office:value="56394" calcext:value-type="float">
            <text:p>56394</text:p>
          </table:table-cell>
          <table:table-cell office:value-type="float" office:value="56486" calcext:value-type="float">
            <text:p>56486</text:p>
          </table:table-cell>
          <table:table-cell office:value-type="float" office:value="56451" calcext:value-type="float">
            <text:p>56451</text:p>
          </table:table-cell>
          <table:table-cell office:value-type="float" office:value="56298" calcext:value-type="float">
            <text:p>56298</text:p>
          </table:table-cell>
          <table:table-cell table:formula="of:=IF(AND([.B333]&gt;[.C333];[.C333]&gt;[.D333];[.D333]&gt;[.E333];[.E333]&gt;[.F333];[.F333]&gt;[.G333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9</text:p>
          </table:table-cell>
          <table:table-cell office:value-type="float" office:value="88399" calcext:value-type="float">
            <text:p>88399</text:p>
          </table:table-cell>
          <table:table-cell office:value-type="float" office:value="88125" calcext:value-type="float">
            <text:p>88125</text:p>
          </table:table-cell>
          <table:table-cell office:value-type="float" office:value="87790" calcext:value-type="float">
            <text:p>87790</text:p>
          </table:table-cell>
          <table:table-cell office:value-type="float" office:value="87216" calcext:value-type="float">
            <text:p>87216</text:p>
          </table:table-cell>
          <table:table-cell office:value-type="float" office:value="86727" calcext:value-type="float">
            <text:p>86727</text:p>
          </table:table-cell>
          <table:table-cell office:value-type="float" office:value="86108" calcext:value-type="float">
            <text:p>86108</text:p>
          </table:table-cell>
          <table:table-cell table:formula="of:=IF(AND([.B334]&gt;[.C334];[.C334]&gt;[.D334];[.D334]&gt;[.E334];[.E334]&gt;[.F334];[.F334]&gt;[.G334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10</text:p>
          </table:table-cell>
          <table:table-cell office:value-type="float" office:value="129273" calcext:value-type="float">
            <text:p>129273</text:p>
          </table:table-cell>
          <table:table-cell office:value-type="float" office:value="129475" calcext:value-type="float">
            <text:p>129475</text:p>
          </table:table-cell>
          <table:table-cell office:value-type="float" office:value="129715" calcext:value-type="float">
            <text:p>129715</text:p>
          </table:table-cell>
          <table:table-cell office:value-type="float" office:value="129966" calcext:value-type="float">
            <text:p>129966</text:p>
          </table:table-cell>
          <table:table-cell office:value-type="float" office:value="130053" calcext:value-type="float">
            <text:p>130053</text:p>
          </table:table-cell>
          <table:table-cell office:value-type="float" office:value="129904" calcext:value-type="float">
            <text:p>129904</text:p>
          </table:table-cell>
          <table:table-cell table:formula="of:=IF(AND([.B335]&gt;[.C335];[.C335]&gt;[.D335];[.D335]&gt;[.E335];[.E335]&gt;[.F335];[.F335]&gt;[.G335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11</text:p>
          </table:table-cell>
          <table:table-cell office:value-type="float" office:value="79028" calcext:value-type="float">
            <text:p>79028</text:p>
          </table:table-cell>
          <table:table-cell office:value-type="float" office:value="79263" calcext:value-type="float">
            <text:p>79263</text:p>
          </table:table-cell>
          <table:table-cell office:value-type="float" office:value="79253" calcext:value-type="float">
            <text:p>79253</text:p>
          </table:table-cell>
          <table:table-cell office:value-type="float" office:value="79230" calcext:value-type="float">
            <text:p>79230</text:p>
          </table:table-cell>
          <table:table-cell office:value-type="float" office:value="79183" calcext:value-type="float">
            <text:p>79183</text:p>
          </table:table-cell>
          <table:table-cell office:value-type="float" office:value="78866" calcext:value-type="float">
            <text:p>78866</text:p>
          </table:table-cell>
          <table:table-cell table:formula="of:=IF(AND([.B336]&gt;[.C336];[.C336]&gt;[.D336];[.D336]&gt;[.E336];[.E336]&gt;[.F336];[.F336]&gt;[.G336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12</text:p>
          </table:table-cell>
          <table:table-cell office:value-type="float" office:value="77664" calcext:value-type="float">
            <text:p>77664</text:p>
          </table:table-cell>
          <table:table-cell office:value-type="float" office:value="77764" calcext:value-type="float">
            <text:p>77764</text:p>
          </table:table-cell>
          <table:table-cell office:value-type="float" office:value="77720" calcext:value-type="float">
            <text:p>77720</text:p>
          </table:table-cell>
          <table:table-cell office:value-type="float" office:value="77488" calcext:value-type="float">
            <text:p>77488</text:p>
          </table:table-cell>
          <table:table-cell office:value-type="float" office:value="77274" calcext:value-type="float">
            <text:p>77274</text:p>
          </table:table-cell>
          <table:table-cell office:value-type="float" office:value="76998" calcext:value-type="float">
            <text:p>76998</text:p>
          </table:table-cell>
          <table:table-cell table:formula="of:=IF(AND([.B337]&gt;[.C337];[.C337]&gt;[.D337];[.D337]&gt;[.E337];[.E337]&gt;[.F337];[.F337]&gt;[.G337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13</text:p>
          </table:table-cell>
          <table:table-cell office:value-type="float" office:value="54767" calcext:value-type="float">
            <text:p>54767</text:p>
          </table:table-cell>
          <table:table-cell office:value-type="float" office:value="55391" calcext:value-type="float">
            <text:p>55391</text:p>
          </table:table-cell>
          <table:table-cell office:value-type="float" office:value="55883" calcext:value-type="float">
            <text:p>55883</text:p>
          </table:table-cell>
          <table:table-cell office:value-type="float" office:value="56485" calcext:value-type="float">
            <text:p>56485</text:p>
          </table:table-cell>
          <table:table-cell office:value-type="float" office:value="57201" calcext:value-type="float">
            <text:p>57201</text:p>
          </table:table-cell>
          <table:table-cell office:value-type="float" office:value="57911" calcext:value-type="float">
            <text:p>57911</text:p>
          </table:table-cell>
          <table:table-cell table:formula="of:=IF(AND([.B338]&gt;[.C338];[.C338]&gt;[.D338];[.D338]&gt;[.E338];[.E338]&gt;[.F338];[.F338]&gt;[.G338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14</text:p>
          </table:table-cell>
          <table:table-cell office:value-type="float" office:value="37084" calcext:value-type="float">
            <text:p>37084</text:p>
          </table:table-cell>
          <table:table-cell office:value-type="float" office:value="37080" calcext:value-type="float">
            <text:p>37080</text:p>
          </table:table-cell>
          <table:table-cell office:value-type="float" office:value="36987" calcext:value-type="float">
            <text:p>36987</text:p>
          </table:table-cell>
          <table:table-cell office:value-type="float" office:value="36982" calcext:value-type="float">
            <text:p>36982</text:p>
          </table:table-cell>
          <table:table-cell office:value-type="float" office:value="36751" calcext:value-type="float">
            <text:p>36751</text:p>
          </table:table-cell>
          <table:table-cell office:value-type="float" office:value="36633" calcext:value-type="float">
            <text:p>36633</text:p>
          </table:table-cell>
          <table:table-cell table:formula="of:=IF(AND([.B339]&gt;[.C339];[.C339]&gt;[.D339];[.D339]&gt;[.E339];[.E339]&gt;[.F339];[.F339]&gt;[.G339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15</text:p>
          </table:table-cell>
          <table:table-cell office:value-type="float" office:value="74725" calcext:value-type="float">
            <text:p>74725</text:p>
          </table:table-cell>
          <table:table-cell office:value-type="float" office:value="74901" calcext:value-type="float">
            <text:p>74901</text:p>
          </table:table-cell>
          <table:table-cell office:value-type="float" office:value="75164" calcext:value-type="float">
            <text:p>75164</text:p>
          </table:table-cell>
          <table:table-cell office:value-type="float" office:value="75363" calcext:value-type="float">
            <text:p>75363</text:p>
          </table:table-cell>
          <table:table-cell office:value-type="float" office:value="75543" calcext:value-type="float">
            <text:p>75543</text:p>
          </table:table-cell>
          <table:table-cell office:value-type="float" office:value="75576" calcext:value-type="float">
            <text:p>75576</text:p>
          </table:table-cell>
          <table:table-cell table:formula="of:=IF(AND([.B340]&gt;[.C340];[.C340]&gt;[.D340];[.D340]&gt;[.E340];[.E340]&gt;[.F340];[.F340]&gt;[.G340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16</text:p>
          </table:table-cell>
          <table:table-cell office:value-type="float" office:value="59501" calcext:value-type="float">
            <text:p>59501</text:p>
          </table:table-cell>
          <table:table-cell office:value-type="float" office:value="59626" calcext:value-type="float">
            <text:p>59626</text:p>
          </table:table-cell>
          <table:table-cell office:value-type="float" office:value="59726" calcext:value-type="float">
            <text:p>59726</text:p>
          </table:table-cell>
          <table:table-cell office:value-type="float" office:value="59858" calcext:value-type="float">
            <text:p>59858</text:p>
          </table:table-cell>
          <table:table-cell office:value-type="float" office:value="59825" calcext:value-type="float">
            <text:p>59825</text:p>
          </table:table-cell>
          <table:table-cell office:value-type="float" office:value="59821" calcext:value-type="float">
            <text:p>59821</text:p>
          </table:table-cell>
          <table:table-cell table:formula="of:=IF(AND([.B341]&gt;[.C341];[.C341]&gt;[.D341];[.D341]&gt;[.E341];[.E341]&gt;[.F341];[.F341]&gt;[.G341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17</text:p>
          </table:table-cell>
          <table:table-cell office:value-type="float" office:value="161435" calcext:value-type="float">
            <text:p>161435</text:p>
          </table:table-cell>
          <table:table-cell office:value-type="float" office:value="161574" calcext:value-type="float">
            <text:p>161574</text:p>
          </table:table-cell>
          <table:table-cell office:value-type="float" office:value="161763" calcext:value-type="float">
            <text:p>161763</text:p>
          </table:table-cell>
          <table:table-cell office:value-type="float" office:value="161519" calcext:value-type="float">
            <text:p>161519</text:p>
          </table:table-cell>
          <table:table-cell office:value-type="float" office:value="161581" calcext:value-type="float">
            <text:p>161581</text:p>
          </table:table-cell>
          <table:table-cell office:value-type="float" office:value="161357" calcext:value-type="float">
            <text:p>161357</text:p>
          </table:table-cell>
          <table:table-cell table:formula="of:=IF(AND([.B342]&gt;[.C342];[.C342]&gt;[.D342];[.D342]&gt;[.E342];[.E342]&gt;[.F342];[.F342]&gt;[.G342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18</text:p>
          </table:table-cell>
          <table:table-cell office:value-type="float" office:value="55409" calcext:value-type="float">
            <text:p>55409</text:p>
          </table:table-cell>
          <table:table-cell office:value-type="float" office:value="55391" calcext:value-type="float">
            <text:p>55391</text:p>
          </table:table-cell>
          <table:table-cell office:value-type="float" office:value="55479" calcext:value-type="float">
            <text:p>55479</text:p>
          </table:table-cell>
          <table:table-cell office:value-type="float" office:value="55403" calcext:value-type="float">
            <text:p>55403</text:p>
          </table:table-cell>
          <table:table-cell office:value-type="float" office:value="55500" calcext:value-type="float">
            <text:p>55500</text:p>
          </table:table-cell>
          <table:table-cell office:value-type="float" office:value="55265" calcext:value-type="float">
            <text:p>55265</text:p>
          </table:table-cell>
          <table:table-cell table:formula="of:=IF(AND([.B343]&gt;[.C343];[.C343]&gt;[.D343];[.D343]&gt;[.E343];[.E343]&gt;[.F343];[.F343]&gt;[.G343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19</text:p>
          </table:table-cell>
          <table:table-cell office:value-type="float" office:value="137570" calcext:value-type="float">
            <text:p>137570</text:p>
          </table:table-cell>
          <table:table-cell office:value-type="float" office:value="137382" calcext:value-type="float">
            <text:p>137382</text:p>
          </table:table-cell>
          <table:table-cell office:value-type="float" office:value="137104" calcext:value-type="float">
            <text:p>137104</text:p>
          </table:table-cell>
          <table:table-cell office:value-type="float" office:value="136621" calcext:value-type="float">
            <text:p>136621</text:p>
          </table:table-cell>
          <table:table-cell office:value-type="float" office:value="136112" calcext:value-type="float">
            <text:p>136112</text:p>
          </table:table-cell>
          <table:table-cell office:value-type="float" office:value="135477" calcext:value-type="float">
            <text:p>135477</text:p>
          </table:table-cell>
          <table:table-cell table:formula="of:=IF(AND([.B344]&gt;[.C344];[.C344]&gt;[.D344];[.D344]&gt;[.E344];[.E344]&gt;[.F344];[.F344]&gt;[.G344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0</text:p>
          </table:table-cell>
          <table:table-cell office:value-type="float" office:value="63252" calcext:value-type="float">
            <text:p>63252</text:p>
          </table:table-cell>
          <table:table-cell office:value-type="float" office:value="63212" calcext:value-type="float">
            <text:p>63212</text:p>
          </table:table-cell>
          <table:table-cell office:value-type="float" office:value="63218" calcext:value-type="float">
            <text:p>63218</text:p>
          </table:table-cell>
          <table:table-cell office:value-type="float" office:value="63147" calcext:value-type="float">
            <text:p>63147</text:p>
          </table:table-cell>
          <table:table-cell office:value-type="float" office:value="63014" calcext:value-type="float">
            <text:p>63014</text:p>
          </table:table-cell>
          <table:table-cell office:value-type="float" office:value="62763" calcext:value-type="float">
            <text:p>62763</text:p>
          </table:table-cell>
          <table:table-cell table:formula="of:=IF(AND([.B345]&gt;[.C345];[.C345]&gt;[.D345];[.D345]&gt;[.E345];[.E345]&gt;[.F345];[.F345]&gt;[.G345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1</text:p>
          </table:table-cell>
          <table:table-cell office:value-type="float" office:value="366037" calcext:value-type="float">
            <text:p>366037</text:p>
          </table:table-cell>
          <table:table-cell office:value-type="float" office:value="373570" calcext:value-type="float">
            <text:p>373570</text:p>
          </table:table-cell>
          <table:table-cell office:value-type="float" office:value="381630" calcext:value-type="float">
            <text:p>381630</text:p>
          </table:table-cell>
          <table:table-cell office:value-type="float" office:value="390308" calcext:value-type="float">
            <text:p>390308</text:p>
          </table:table-cell>
          <table:table-cell office:value-type="float" office:value="399272" calcext:value-type="float">
            <text:p>399272</text:p>
          </table:table-cell>
          <table:table-cell office:value-type="float" office:value="406590" calcext:value-type="float">
            <text:p>406590</text:p>
          </table:table-cell>
          <table:table-cell table:formula="of:=IF(AND([.B346]&gt;[.C346];[.C346]&gt;[.D346];[.D346]&gt;[.E346];[.E346]&gt;[.F346];[.F346]&gt;[.G346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2</text:p>
          </table:table-cell>
          <table:table-cell office:value-type="float" office:value="60294" calcext:value-type="float">
            <text:p>60294</text:p>
          </table:table-cell>
          <table:table-cell office:value-type="float" office:value="60356" calcext:value-type="float">
            <text:p>60356</text:p>
          </table:table-cell>
          <table:table-cell office:value-type="float" office:value="60409" calcext:value-type="float">
            <text:p>60409</text:p>
          </table:table-cell>
          <table:table-cell office:value-type="float" office:value="60405" calcext:value-type="float">
            <text:p>60405</text:p>
          </table:table-cell>
          <table:table-cell office:value-type="float" office:value="60262" calcext:value-type="float">
            <text:p>60262</text:p>
          </table:table-cell>
          <table:table-cell office:value-type="float" office:value="60188" calcext:value-type="float">
            <text:p>60188</text:p>
          </table:table-cell>
          <table:table-cell table:formula="of:=IF(AND([.B347]&gt;[.C347];[.C347]&gt;[.D347];[.D347]&gt;[.E347];[.E347]&gt;[.F347];[.F347]&gt;[.G347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3</text:p>
          </table:table-cell>
          <table:table-cell office:value-type="float" office:value="59591" calcext:value-type="float">
            <text:p>59591</text:p>
          </table:table-cell>
          <table:table-cell office:value-type="float" office:value="59617" calcext:value-type="float">
            <text:p>59617</text:p>
          </table:table-cell>
          <table:table-cell office:value-type="float" office:value="59576" calcext:value-type="float">
            <text:p>59576</text:p>
          </table:table-cell>
          <table:table-cell office:value-type="float" office:value="59371" calcext:value-type="float">
            <text:p>59371</text:p>
          </table:table-cell>
          <table:table-cell office:value-type="float" office:value="59077" calcext:value-type="float">
            <text:p>59077</text:p>
          </table:table-cell>
          <table:table-cell office:value-type="float" office:value="58959" calcext:value-type="float">
            <text:p>58959</text:p>
          </table:table-cell>
          <table:table-cell table:formula="of:=IF(AND([.B348]&gt;[.C348];[.C348]&gt;[.D348];[.D348]&gt;[.E348];[.E348]&gt;[.F348];[.F348]&gt;[.G348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4</text:p>
          </table:table-cell>
          <table:table-cell office:value-type="float" office:value="90133" calcext:value-type="float">
            <text:p>90133</text:p>
          </table:table-cell>
          <table:table-cell office:value-type="float" office:value="90417" calcext:value-type="float">
            <text:p>90417</text:p>
          </table:table-cell>
          <table:table-cell office:value-type="float" office:value="90920" calcext:value-type="float">
            <text:p>90920</text:p>
          </table:table-cell>
          <table:table-cell office:value-type="float" office:value="91185" calcext:value-type="float">
            <text:p>91185</text:p>
          </table:table-cell>
          <table:table-cell office:value-type="float" office:value="91664" calcext:value-type="float">
            <text:p>91664</text:p>
          </table:table-cell>
          <table:table-cell office:value-type="float" office:value="91745" calcext:value-type="float">
            <text:p>91745</text:p>
          </table:table-cell>
          <table:table-cell table:formula="of:=IF(AND([.B349]&gt;[.C349];[.C349]&gt;[.D349];[.D349]&gt;[.E349];[.E349]&gt;[.F349];[.F349]&gt;[.G349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5</text:p>
          </table:table-cell>
          <table:table-cell office:value-type="float" office:value="57429" calcext:value-type="float">
            <text:p>57429</text:p>
          </table:table-cell>
          <table:table-cell office:value-type="float" office:value="57691" calcext:value-type="float">
            <text:p>57691</text:p>
          </table:table-cell>
          <table:table-cell office:value-type="float" office:value="58155" calcext:value-type="float">
            <text:p>58155</text:p>
          </table:table-cell>
          <table:table-cell office:value-type="float" office:value="58456" calcext:value-type="float">
            <text:p>58456</text:p>
          </table:table-cell>
          <table:table-cell office:value-type="float" office:value="58879" calcext:value-type="float">
            <text:p>58879</text:p>
          </table:table-cell>
          <table:table-cell office:value-type="float" office:value="59149" calcext:value-type="float">
            <text:p>59149</text:p>
          </table:table-cell>
          <table:table-cell table:formula="of:=IF(AND([.B350]&gt;[.C350];[.C350]&gt;[.D350];[.D350]&gt;[.E350];[.E350]&gt;[.F350];[.F350]&gt;[.G350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6</text:p>
          </table:table-cell>
          <table:table-cell office:value-type="float" office:value="60907" calcext:value-type="float">
            <text:p>60907</text:p>
          </table:table-cell>
          <table:table-cell office:value-type="float" office:value="61106" calcext:value-type="float">
            <text:p>61106</text:p>
          </table:table-cell>
          <table:table-cell office:value-type="float" office:value="61229" calcext:value-type="float">
            <text:p>61229</text:p>
          </table:table-cell>
          <table:table-cell office:value-type="float" office:value="61325" calcext:value-type="float">
            <text:p>61325</text:p>
          </table:table-cell>
          <table:table-cell office:value-type="float" office:value="61425" calcext:value-type="float">
            <text:p>61425</text:p>
          </table:table-cell>
          <table:table-cell office:value-type="float" office:value="61492" calcext:value-type="float">
            <text:p>61492</text:p>
          </table:table-cell>
          <table:table-cell table:formula="of:=IF(AND([.B351]&gt;[.C351];[.C351]&gt;[.D351];[.D351]&gt;[.E351];[.E351]&gt;[.F351];[.F351]&gt;[.G351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7</text:p>
          </table:table-cell>
          <table:table-cell office:value-type="float" office:value="84366" calcext:value-type="float">
            <text:p>84366</text:p>
          </table:table-cell>
          <table:table-cell office:value-type="float" office:value="84297" calcext:value-type="float">
            <text:p>84297</text:p>
          </table:table-cell>
          <table:table-cell office:value-type="float" office:value="84267" calcext:value-type="float">
            <text:p>84267</text:p>
          </table:table-cell>
          <table:table-cell office:value-type="float" office:value="84101" calcext:value-type="float">
            <text:p>84101</text:p>
          </table:table-cell>
          <table:table-cell office:value-type="float" office:value="83894" calcext:value-type="float">
            <text:p>83894</text:p>
          </table:table-cell>
          <table:table-cell office:value-type="float" office:value="83599" calcext:value-type="float">
            <text:p>83599</text:p>
          </table:table-cell>
          <table:table-cell table:formula="of:=IF(AND([.B352]&gt;[.C352];[.C352]&gt;[.D352];[.D352]&gt;[.E352];[.E352]&gt;[.F352];[.F352]&gt;[.G352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8</text:p>
          </table:table-cell>
          <table:table-cell office:value-type="float" office:value="69900" calcext:value-type="float">
            <text:p>69900</text:p>
          </table:table-cell>
          <table:table-cell office:value-type="float" office:value="69960" calcext:value-type="float">
            <text:p>69960</text:p>
          </table:table-cell>
          <table:table-cell office:value-type="float" office:value="70212" calcext:value-type="float">
            <text:p>70212</text:p>
          </table:table-cell>
          <table:table-cell office:value-type="float" office:value="70274" calcext:value-type="float">
            <text:p>70274</text:p>
          </table:table-cell>
          <table:table-cell office:value-type="float" office:value="70233" calcext:value-type="float">
            <text:p>70233</text:p>
          </table:table-cell>
          <table:table-cell office:value-type="float" office:value="70096" calcext:value-type="float">
            <text:p>70096</text:p>
          </table:table-cell>
          <table:table-cell table:formula="of:=IF(AND([.B353]&gt;[.C353];[.C353]&gt;[.D353];[.D353]&gt;[.E353];[.E353]&gt;[.F353];[.F353]&gt;[.G353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29</text:p>
          </table:table-cell>
          <table:table-cell office:value-type="float" office:value="57012" calcext:value-type="float">
            <text:p>57012</text:p>
          </table:table-cell>
          <table:table-cell office:value-type="float" office:value="57270" calcext:value-type="float">
            <text:p>57270</text:p>
          </table:table-cell>
          <table:table-cell office:value-type="float" office:value="57289" calcext:value-type="float">
            <text:p>57289</text:p>
          </table:table-cell>
          <table:table-cell office:value-type="float" office:value="57326" calcext:value-type="float">
            <text:p>57326</text:p>
          </table:table-cell>
          <table:table-cell office:value-type="float" office:value="57446" calcext:value-type="float">
            <text:p>57446</text:p>
          </table:table-cell>
          <table:table-cell office:value-type="float" office:value="57431" calcext:value-type="float">
            <text:p>57431</text:p>
          </table:table-cell>
          <table:table-cell table:formula="of:=IF(AND([.B354]&gt;[.C354];[.C354]&gt;[.D354];[.D354]&gt;[.E354];[.E354]&gt;[.F354];[.F354]&gt;[.G354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30</text:p>
          </table:table-cell>
          <table:table-cell office:value-type="float" office:value="76956" calcext:value-type="float">
            <text:p>76956</text:p>
          </table:table-cell>
          <table:table-cell office:value-type="float" office:value="77073" calcext:value-type="float">
            <text:p>77073</text:p>
          </table:table-cell>
          <table:table-cell office:value-type="float" office:value="77361" calcext:value-type="float">
            <text:p>77361</text:p>
          </table:table-cell>
          <table:table-cell office:value-type="float" office:value="77667" calcext:value-type="float">
            <text:p>77667</text:p>
          </table:table-cell>
          <table:table-cell office:value-type="float" office:value="77994" calcext:value-type="float">
            <text:p>77994</text:p>
          </table:table-cell>
          <table:table-cell office:value-type="float" office:value="78037" calcext:value-type="float">
            <text:p>78037</text:p>
          </table:table-cell>
          <table:table-cell table:formula="of:=IF(AND([.B355]&gt;[.C355];[.C355]&gt;[.D355];[.D355]&gt;[.E355];[.E355]&gt;[.F355];[.F355]&gt;[.G355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31</text:p>
          </table:table-cell>
          <table:table-cell office:value-type="float" office:value="69781" calcext:value-type="float">
            <text:p>69781</text:p>
          </table:table-cell>
          <table:table-cell office:value-type="float" office:value="69834" calcext:value-type="float">
            <text:p>69834</text:p>
          </table:table-cell>
          <table:table-cell office:value-type="float" office:value="69780" calcext:value-type="float">
            <text:p>69780</text:p>
          </table:table-cell>
          <table:table-cell office:value-type="float" office:value="69606" calcext:value-type="float">
            <text:p>69606</text:p>
          </table:table-cell>
          <table:table-cell office:value-type="float" office:value="69433" calcext:value-type="float">
            <text:p>69433</text:p>
          </table:table-cell>
          <table:table-cell office:value-type="float" office:value="69161" calcext:value-type="float">
            <text:p>69161</text:p>
          </table:table-cell>
          <table:table-cell table:formula="of:=IF(AND([.B356]&gt;[.C356];[.C356]&gt;[.D356];[.D356]&gt;[.E356];[.E356]&gt;[.F356];[.F356]&gt;[.G356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61</text:p>
          </table:table-cell>
          <table:table-cell office:value-type="float" office:value="102808" calcext:value-type="float">
            <text:p>102808</text:p>
          </table:table-cell>
          <table:table-cell office:value-type="float" office:value="102249" calcext:value-type="float">
            <text:p>102249</text:p>
          </table:table-cell>
          <table:table-cell office:value-type="float" office:value="101625" calcext:value-type="float">
            <text:p>101625</text:p>
          </table:table-cell>
          <table:table-cell office:value-type="float" office:value="100975" calcext:value-type="float">
            <text:p>100975</text:p>
          </table:table-cell>
          <table:table-cell office:value-type="float" office:value="100246" calcext:value-type="float">
            <text:p>100246</text:p>
          </table:table-cell>
          <table:table-cell office:value-type="float" office:value="99106" calcext:value-type="float">
            <text:p>99106</text:p>
          </table:table-cell>
          <table:table-cell table:formula="of:=IF(AND([.B357]&gt;[.C357];[.C357]&gt;[.D357];[.D357]&gt;[.E357];[.E357]&gt;[.F357];[.F357]&gt;[.G357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62</text:p>
          </table:table-cell>
          <table:table-cell office:value-type="float" office:value="75875" calcext:value-type="float">
            <text:p>75875</text:p>
          </table:table-cell>
          <table:table-cell office:value-type="float" office:value="75342" calcext:value-type="float">
            <text:p>75342</text:p>
          </table:table-cell>
          <table:table-cell office:value-type="float" office:value="74834" calcext:value-type="float">
            <text:p>74834</text:p>
          </table:table-cell>
          <table:table-cell office:value-type="float" office:value="74151" calcext:value-type="float">
            <text:p>74151</text:p>
          </table:table-cell>
          <table:table-cell office:value-type="float" office:value="73522" calcext:value-type="float">
            <text:p>73522</text:p>
          </table:table-cell>
          <table:table-cell office:value-type="float" office:value="72539" calcext:value-type="float">
            <text:p>72539</text:p>
          </table:table-cell>
          <table:table-cell table:formula="of:=IF(AND([.B358]&gt;[.C358];[.C358]&gt;[.D358];[.D358]&gt;[.E358];[.E358]&gt;[.F358];[.F358]&gt;[.G358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63</text:p>
          </table:table-cell>
          <table:table-cell office:value-type="float" office:value="64559" calcext:value-type="float">
            <text:p>64559</text:p>
          </table:table-cell>
          <table:table-cell office:value-type="float" office:value="64159" calcext:value-type="float">
            <text:p>64159</text:p>
          </table:table-cell>
          <table:table-cell office:value-type="float" office:value="64197" calcext:value-type="float">
            <text:p>64197</text:p>
          </table:table-cell>
          <table:table-cell office:value-type="float" office:value="63952" calcext:value-type="float">
            <text:p>63952</text:p>
          </table:table-cell>
          <table:table-cell office:value-type="float" office:value="63505" calcext:value-type="float">
            <text:p>63505</text:p>
          </table:table-cell>
          <table:table-cell office:value-type="float" office:value="62854" calcext:value-type="float">
            <text:p>62854</text:p>
          </table:table-cell>
          <table:table-cell table:formula="of:=IF(AND([.B359]&gt;[.C359];[.C359]&gt;[.D359];[.D359]&gt;[.E359];[.E359]&gt;[.F359];[.F359]&gt;[.G359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64</text:p>
          </table:table-cell>
          <table:table-cell office:value-type="float" office:value="542348" calcext:value-type="float">
            <text:p>542348</text:p>
          </table:table-cell>
          <table:table-cell office:value-type="float" office:value="540372" calcext:value-type="float">
            <text:p>540372</text:p>
          </table:table-cell>
          <table:table-cell office:value-type="float" office:value="538633" calcext:value-type="float">
            <text:p>538633</text:p>
          </table:table-cell>
          <table:table-cell office:value-type="float" office:value="536438" calcext:value-type="float">
            <text:p>536438</text:p>
          </table:table-cell>
          <table:table-cell office:value-type="float" office:value="534813" calcext:value-type="float">
            <text:p>534813</text:p>
          </table:table-cell>
          <table:table-cell office:value-type="float" office:value="532048" calcext:value-type="float">
            <text:p>532048</text:p>
          </table:table-cell>
          <table:table-cell table:formula="of:=IF(AND([.B360]&gt;[.C360];[.C360]&gt;[.D360];[.D360]&gt;[.E360];[.E360]&gt;[.F360];[.F360]&gt;[.G360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01</text:p>
          </table:table-cell>
          <table:table-cell office:value-type="float" office:value="48448" calcext:value-type="float">
            <text:p>48448</text:p>
          </table:table-cell>
          <table:table-cell office:value-type="float" office:value="48254" calcext:value-type="float">
            <text:p>48254</text:p>
          </table:table-cell>
          <table:table-cell office:value-type="float" office:value="48041" calcext:value-type="float">
            <text:p>48041</text:p>
          </table:table-cell>
          <table:table-cell office:value-type="float" office:value="47846" calcext:value-type="float">
            <text:p>47846</text:p>
          </table:table-cell>
          <table:table-cell office:value-type="float" office:value="47560" calcext:value-type="float">
            <text:p>47560</text:p>
          </table:table-cell>
          <table:table-cell office:value-type="float" office:value="47304" calcext:value-type="float">
            <text:p>47304</text:p>
          </table:table-cell>
          <table:table-cell table:formula="of:=IF(AND([.B361]&gt;[.C361];[.C361]&gt;[.D361];[.D361]&gt;[.E361];[.E361]&gt;[.F361];[.F361]&gt;[.G361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02</text:p>
          </table:table-cell>
          <table:table-cell office:value-type="float" office:value="49474" calcext:value-type="float">
            <text:p>49474</text:p>
          </table:table-cell>
          <table:table-cell office:value-type="float" office:value="49220" calcext:value-type="float">
            <text:p>49220</text:p>
          </table:table-cell>
          <table:table-cell office:value-type="float" office:value="48906" calcext:value-type="float">
            <text:p>48906</text:p>
          </table:table-cell>
          <table:table-cell office:value-type="float" office:value="48602" calcext:value-type="float">
            <text:p>48602</text:p>
          </table:table-cell>
          <table:table-cell office:value-type="float" office:value="48243" calcext:value-type="float">
            <text:p>48243</text:p>
          </table:table-cell>
          <table:table-cell office:value-type="float" office:value="47970" calcext:value-type="float">
            <text:p>47970</text:p>
          </table:table-cell>
          <table:table-cell table:formula="of:=IF(AND([.B362]&gt;[.C362];[.C362]&gt;[.D362];[.D362]&gt;[.E362];[.E362]&gt;[.F362];[.F362]&gt;[.G362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03</text:p>
          </table:table-cell>
          <table:table-cell office:value-type="float" office:value="58062" calcext:value-type="float">
            <text:p>58062</text:p>
          </table:table-cell>
          <table:table-cell office:value-type="float" office:value="57979" calcext:value-type="float">
            <text:p>57979</text:p>
          </table:table-cell>
          <table:table-cell office:value-type="float" office:value="57729" calcext:value-type="float">
            <text:p>57729</text:p>
          </table:table-cell>
          <table:table-cell office:value-type="float" office:value="57397" calcext:value-type="float">
            <text:p>57397</text:p>
          </table:table-cell>
          <table:table-cell office:value-type="float" office:value="57015" calcext:value-type="float">
            <text:p>57015</text:p>
          </table:table-cell>
          <table:table-cell office:value-type="float" office:value="56482" calcext:value-type="float">
            <text:p>56482</text:p>
          </table:table-cell>
          <table:table-cell table:formula="of:=IF(AND([.B363]&gt;[.C363];[.C363]&gt;[.D363];[.D363]&gt;[.E363];[.E363]&gt;[.F363];[.F363]&gt;[.G363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04</text:p>
          </table:table-cell>
          <table:table-cell office:value-type="float" office:value="82355" calcext:value-type="float">
            <text:p>82355</text:p>
          </table:table-cell>
          <table:table-cell office:value-type="float" office:value="82474" calcext:value-type="float">
            <text:p>82474</text:p>
          </table:table-cell>
          <table:table-cell office:value-type="float" office:value="82567" calcext:value-type="float">
            <text:p>82567</text:p>
          </table:table-cell>
          <table:table-cell office:value-type="float" office:value="82540" calcext:value-type="float">
            <text:p>82540</text:p>
          </table:table-cell>
          <table:table-cell office:value-type="float" office:value="82421" calcext:value-type="float">
            <text:p>82421</text:p>
          </table:table-cell>
          <table:table-cell office:value-type="float" office:value="82310" calcext:value-type="float">
            <text:p>82310</text:p>
          </table:table-cell>
          <table:table-cell table:formula="of:=IF(AND([.B364]&gt;[.C364];[.C364]&gt;[.D364];[.D364]&gt;[.E364];[.E364]&gt;[.F364];[.F364]&gt;[.G364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05</text:p>
          </table:table-cell>
          <table:table-cell office:value-type="float" office:value="61371" calcext:value-type="float">
            <text:p>61371</text:p>
          </table:table-cell>
          <table:table-cell office:value-type="float" office:value="61160" calcext:value-type="float">
            <text:p>61160</text:p>
          </table:table-cell>
          <table:table-cell office:value-type="float" office:value="60885" calcext:value-type="float">
            <text:p>60885</text:p>
          </table:table-cell>
          <table:table-cell office:value-type="float" office:value="60617" calcext:value-type="float">
            <text:p>60617</text:p>
          </table:table-cell>
          <table:table-cell office:value-type="float" office:value="60277" calcext:value-type="float">
            <text:p>60277</text:p>
          </table:table-cell>
          <table:table-cell office:value-type="float" office:value="59844" calcext:value-type="float">
            <text:p>59844</text:p>
          </table:table-cell>
          <table:table-cell table:formula="of:=IF(AND([.B365]&gt;[.C365];[.C365]&gt;[.D365];[.D365]&gt;[.E365];[.E365]&gt;[.F365];[.F365]&gt;[.G365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06</text:p>
          </table:table-cell>
          <table:table-cell office:value-type="float" office:value="83461" calcext:value-type="float">
            <text:p>83461</text:p>
          </table:table-cell>
          <table:table-cell office:value-type="float" office:value="83249" calcext:value-type="float">
            <text:p>83249</text:p>
          </table:table-cell>
          <table:table-cell office:value-type="float" office:value="82951" calcext:value-type="float">
            <text:p>82951</text:p>
          </table:table-cell>
          <table:table-cell office:value-type="float" office:value="82530" calcext:value-type="float">
            <text:p>82530</text:p>
          </table:table-cell>
          <table:table-cell office:value-type="float" office:value="81882" calcext:value-type="float">
            <text:p>81882</text:p>
          </table:table-cell>
          <table:table-cell office:value-type="float" office:value="81289" calcext:value-type="float">
            <text:p>81289</text:p>
          </table:table-cell>
          <table:table-cell table:formula="of:=IF(AND([.B366]&gt;[.C366];[.C366]&gt;[.D366];[.D366]&gt;[.E366];[.E366]&gt;[.F366];[.F366]&gt;[.G366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07</text:p>
          </table:table-cell>
          <table:table-cell office:value-type="float" office:value="47494" calcext:value-type="float">
            <text:p>47494</text:p>
          </table:table-cell>
          <table:table-cell office:value-type="float" office:value="47296" calcext:value-type="float">
            <text:p>47296</text:p>
          </table:table-cell>
          <table:table-cell office:value-type="float" office:value="47281" calcext:value-type="float">
            <text:p>47281</text:p>
          </table:table-cell>
          <table:table-cell office:value-type="float" office:value="47227" calcext:value-type="float">
            <text:p>47227</text:p>
          </table:table-cell>
          <table:table-cell office:value-type="float" office:value="46999" calcext:value-type="float">
            <text:p>46999</text:p>
          </table:table-cell>
          <table:table-cell office:value-type="float" office:value="46692" calcext:value-type="float">
            <text:p>46692</text:p>
          </table:table-cell>
          <table:table-cell table:formula="of:=IF(AND([.B367]&gt;[.C367];[.C367]&gt;[.D367];[.D367]&gt;[.E367];[.E367]&gt;[.F367];[.F367]&gt;[.G367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08</text:p>
          </table:table-cell>
          <table:table-cell office:value-type="float" office:value="79516" calcext:value-type="float">
            <text:p>79516</text:p>
          </table:table-cell>
          <table:table-cell office:value-type="float" office:value="79450" calcext:value-type="float">
            <text:p>79450</text:p>
          </table:table-cell>
          <table:table-cell office:value-type="float" office:value="79596" calcext:value-type="float">
            <text:p>79596</text:p>
          </table:table-cell>
          <table:table-cell office:value-type="float" office:value="79547" calcext:value-type="float">
            <text:p>79547</text:p>
          </table:table-cell>
          <table:table-cell office:value-type="float" office:value="79438" calcext:value-type="float">
            <text:p>79438</text:p>
          </table:table-cell>
          <table:table-cell office:value-type="float" office:value="79300" calcext:value-type="float">
            <text:p>79300</text:p>
          </table:table-cell>
          <table:table-cell table:formula="of:=IF(AND([.B368]&gt;[.C368];[.C368]&gt;[.D368];[.D368]&gt;[.E368];[.E368]&gt;[.F368];[.F368]&gt;[.G368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09</text:p>
          </table:table-cell>
          <table:table-cell office:value-type="float" office:value="65844" calcext:value-type="float">
            <text:p>65844</text:p>
          </table:table-cell>
          <table:table-cell office:value-type="float" office:value="66071" calcext:value-type="float">
            <text:p>66071</text:p>
          </table:table-cell>
          <table:table-cell office:value-type="float" office:value="66269" calcext:value-type="float">
            <text:p>66269</text:p>
          </table:table-cell>
          <table:table-cell office:value-type="float" office:value="66355" calcext:value-type="float">
            <text:p>66355</text:p>
          </table:table-cell>
          <table:table-cell office:value-type="float" office:value="66480" calcext:value-type="float">
            <text:p>66480</text:p>
          </table:table-cell>
          <table:table-cell office:value-type="float" office:value="66505" calcext:value-type="float">
            <text:p>66505</text:p>
          </table:table-cell>
          <table:table-cell table:formula="of:=IF(AND([.B369]&gt;[.C369];[.C369]&gt;[.D369];[.D369]&gt;[.E369];[.E369]&gt;[.F369];[.F369]&gt;[.G369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18</text:p>
          </table:table-cell>
          <table:table-cell office:value-type="float" office:value="37691" calcext:value-type="float">
            <text:p>37691</text:p>
          </table:table-cell>
          <table:table-cell office:value-type="float" office:value="37638" calcext:value-type="float">
            <text:p>37638</text:p>
          </table:table-cell>
          <table:table-cell office:value-type="float" office:value="37401" calcext:value-type="float">
            <text:p>37401</text:p>
          </table:table-cell>
          <table:table-cell office:value-type="float" office:value="37104" calcext:value-type="float">
            <text:p>37104</text:p>
          </table:table-cell>
          <table:table-cell office:value-type="float" office:value="36696" calcext:value-type="float">
            <text:p>36696</text:p>
          </table:table-cell>
          <table:table-cell office:value-type="float" office:value="36486" calcext:value-type="float">
            <text:p>36486</text:p>
          </table:table-cell>
          <table:table-cell table:formula="of:=IF(AND([.B370]&gt;[.C370];[.C370]&gt;[.D370];[.D370]&gt;[.E370];[.E370]&gt;[.F370];[.F370]&gt;[.G370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10</text:p>
          </table:table-cell>
          <table:table-cell office:value-type="float" office:value="67140" calcext:value-type="float">
            <text:p>67140</text:p>
          </table:table-cell>
          <table:table-cell office:value-type="float" office:value="67016" calcext:value-type="float">
            <text:p>67016</text:p>
          </table:table-cell>
          <table:table-cell office:value-type="float" office:value="66648" calcext:value-type="float">
            <text:p>66648</text:p>
          </table:table-cell>
          <table:table-cell office:value-type="float" office:value="66264" calcext:value-type="float">
            <text:p>66264</text:p>
          </table:table-cell>
          <table:table-cell office:value-type="float" office:value="65638" calcext:value-type="float">
            <text:p>65638</text:p>
          </table:table-cell>
          <table:table-cell office:value-type="float" office:value="65373" calcext:value-type="float">
            <text:p>65373</text:p>
          </table:table-cell>
          <table:table-cell table:formula="of:=IF(AND([.B371]&gt;[.C371];[.C371]&gt;[.D371];[.D371]&gt;[.E371];[.E371]&gt;[.F371];[.F371]&gt;[.G371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11</text:p>
          </table:table-cell>
          <table:table-cell office:value-type="float" office:value="76247" calcext:value-type="float">
            <text:p>76247</text:p>
          </table:table-cell>
          <table:table-cell office:value-type="float" office:value="77201" calcext:value-type="float">
            <text:p>77201</text:p>
          </table:table-cell>
          <table:table-cell office:value-type="float" office:value="78333" calcext:value-type="float">
            <text:p>78333</text:p>
          </table:table-cell>
          <table:table-cell office:value-type="float" office:value="79476" calcext:value-type="float">
            <text:p>79476</text:p>
          </table:table-cell>
          <table:table-cell office:value-type="float" office:value="80652" calcext:value-type="float">
            <text:p>80652</text:p>
          </table:table-cell>
          <table:table-cell office:value-type="float" office:value="81584" calcext:value-type="float">
            <text:p>81584</text:p>
          </table:table-cell>
          <table:table-cell table:formula="of:=IF(AND([.B372]&gt;[.C372];[.C372]&gt;[.D372];[.D372]&gt;[.E372];[.E372]&gt;[.F372];[.F372]&gt;[.G372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12</text:p>
          </table:table-cell>
          <table:table-cell office:value-type="float" office:value="40211" calcext:value-type="float">
            <text:p>40211</text:p>
          </table:table-cell>
          <table:table-cell office:value-type="float" office:value="40055" calcext:value-type="float">
            <text:p>40055</text:p>
          </table:table-cell>
          <table:table-cell office:value-type="float" office:value="39873" calcext:value-type="float">
            <text:p>39873</text:p>
          </table:table-cell>
          <table:table-cell office:value-type="float" office:value="39639" calcext:value-type="float">
            <text:p>39639</text:p>
          </table:table-cell>
          <table:table-cell office:value-type="float" office:value="39336" calcext:value-type="float">
            <text:p>39336</text:p>
          </table:table-cell>
          <table:table-cell office:value-type="float" office:value="39202" calcext:value-type="float">
            <text:p>39202</text:p>
          </table:table-cell>
          <table:table-cell table:formula="of:=IF(AND([.B373]&gt;[.C373];[.C373]&gt;[.D373];[.D373]&gt;[.E373];[.E373]&gt;[.F373];[.F373]&gt;[.G373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13</text:p>
          </table:table-cell>
          <table:table-cell office:value-type="float" office:value="57188" calcext:value-type="float">
            <text:p>57188</text:p>
          </table:table-cell>
          <table:table-cell office:value-type="float" office:value="57033" calcext:value-type="float">
            <text:p>57033</text:p>
          </table:table-cell>
          <table:table-cell office:value-type="float" office:value="56764" calcext:value-type="float">
            <text:p>56764</text:p>
          </table:table-cell>
          <table:table-cell office:value-type="float" office:value="56409" calcext:value-type="float">
            <text:p>56409</text:p>
          </table:table-cell>
          <table:table-cell office:value-type="float" office:value="56134" calcext:value-type="float">
            <text:p>56134</text:p>
          </table:table-cell>
          <table:table-cell office:value-type="float" office:value="55777" calcext:value-type="float">
            <text:p>55777</text:p>
          </table:table-cell>
          <table:table-cell table:formula="of:=IF(AND([.B374]&gt;[.C374];[.C374]&gt;[.D374];[.D374]&gt;[.E374];[.E374]&gt;[.F374];[.F374]&gt;[.G374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14</text:p>
          </table:table-cell>
          <table:table-cell office:value-type="float" office:value="120422" calcext:value-type="float">
            <text:p>120422</text:p>
          </table:table-cell>
          <table:table-cell office:value-type="float" office:value="120235" calcext:value-type="float">
            <text:p>120235</text:p>
          </table:table-cell>
          <table:table-cell office:value-type="float" office:value="120091" calcext:value-type="float">
            <text:p>120091</text:p>
          </table:table-cell>
          <table:table-cell office:value-type="float" office:value="120112" calcext:value-type="float">
            <text:p>120112</text:p>
          </table:table-cell>
          <table:table-cell office:value-type="float" office:value="120186" calcext:value-type="float">
            <text:p>120186</text:p>
          </table:table-cell>
          <table:table-cell office:value-type="float" office:value="120132" calcext:value-type="float">
            <text:p>120132</text:p>
          </table:table-cell>
          <table:table-cell table:formula="of:=IF(AND([.B375]&gt;[.C375];[.C375]&gt;[.D375];[.D375]&gt;[.E375];[.E375]&gt;[.F375];[.F375]&gt;[.G375])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15</text:p>
          </table:table-cell>
          <table:table-cell office:value-type="float" office:value="78578" calcext:value-type="float">
            <text:p>78578</text:p>
          </table:table-cell>
          <table:table-cell office:value-type="float" office:value="78430" calcext:value-type="float">
            <text:p>78430</text:p>
          </table:table-cell>
          <table:table-cell office:value-type="float" office:value="78232" calcext:value-type="float">
            <text:p>78232</text:p>
          </table:table-cell>
          <table:table-cell office:value-type="float" office:value="77965" calcext:value-type="float">
            <text:p>77965</text:p>
          </table:table-cell>
          <table:table-cell office:value-type="float" office:value="77630" calcext:value-type="float">
            <text:p>77630</text:p>
          </table:table-cell>
          <table:table-cell office:value-type="float" office:value="77258" calcext:value-type="float">
            <text:p>77258</text:p>
          </table:table-cell>
          <table:table-cell table:formula="of:=IF(AND([.B376]&gt;[.C376];[.C376]&gt;[.D376];[.D376]&gt;[.E376];[.E376]&gt;[.F376];[.F376]&gt;[.G376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16</text:p>
          </table:table-cell>
          <table:table-cell office:value-type="float" office:value="47994" calcext:value-type="float">
            <text:p>47994</text:p>
          </table:table-cell>
          <table:table-cell office:value-type="float" office:value="47727" calcext:value-type="float">
            <text:p>47727</text:p>
          </table:table-cell>
          <table:table-cell office:value-type="float" office:value="47643" calcext:value-type="float">
            <text:p>47643</text:p>
          </table:table-cell>
          <table:table-cell office:value-type="float" office:value="47242" calcext:value-type="float">
            <text:p>47242</text:p>
          </table:table-cell>
          <table:table-cell office:value-type="float" office:value="46724" calcext:value-type="float">
            <text:p>46724</text:p>
          </table:table-cell>
          <table:table-cell office:value-type="float" office:value="46394" calcext:value-type="float">
            <text:p>46394</text:p>
          </table:table-cell>
          <table:table-cell table:formula="of:=IF(AND([.B377]&gt;[.C377];[.C377]&gt;[.D377];[.D377]&gt;[.E377];[.E377]&gt;[.F377];[.F377]&gt;[.G377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17</text:p>
          </table:table-cell>
          <table:table-cell office:value-type="float" office:value="54207" calcext:value-type="float">
            <text:p>54207</text:p>
          </table:table-cell>
          <table:table-cell office:value-type="float" office:value="54013" calcext:value-type="float">
            <text:p>54013</text:p>
          </table:table-cell>
          <table:table-cell office:value-type="float" office:value="53738" calcext:value-type="float">
            <text:p>53738</text:p>
          </table:table-cell>
          <table:table-cell office:value-type="float" office:value="53462" calcext:value-type="float">
            <text:p>53462</text:p>
          </table:table-cell>
          <table:table-cell office:value-type="float" office:value="53039" calcext:value-type="float">
            <text:p>53039</text:p>
          </table:table-cell>
          <table:table-cell office:value-type="float" office:value="52707" calcext:value-type="float">
            <text:p>52707</text:p>
          </table:table-cell>
          <table:table-cell table:formula="of:=IF(AND([.B378]&gt;[.C378];[.C378]&gt;[.D378];[.D378]&gt;[.E378];[.E378]&gt;[.F378];[.F378]&gt;[.G378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61</text:p>
          </table:table-cell>
          <table:table-cell office:value-type="float" office:value="107970" calcext:value-type="float">
            <text:p>107970</text:p>
          </table:table-cell>
          <table:table-cell office:value-type="float" office:value="107680" calcext:value-type="float">
            <text:p>107680</text:p>
          </table:table-cell>
          <table:table-cell office:value-type="float" office:value="107670" calcext:value-type="float">
            <text:p>107670</text:p>
          </table:table-cell>
          <table:table-cell office:value-type="float" office:value="107321" calcext:value-type="float">
            <text:p>107321</text:p>
          </table:table-cell>
          <table:table-cell office:value-type="float" office:value="107048" calcext:value-type="float">
            <text:p>107048</text:p>
          </table:table-cell>
          <table:table-cell office:value-type="float" office:value="106235" calcext:value-type="float">
            <text:p>106235</text:p>
          </table:table-cell>
          <table:table-cell table:formula="of:=IF(AND([.B379]&gt;[.C379];[.C379]&gt;[.D379];[.D379]&gt;[.E379];[.E379]&gt;[.F379];[.F379]&gt;[.G379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62</text:p>
          </table:table-cell>
          <table:table-cell office:value-type="float" office:value="405657" calcext:value-type="float">
            <text:p>405657</text:p>
          </table:table-cell>
          <table:table-cell office:value-type="float" office:value="404878" calcext:value-type="float">
            <text:p>404878</text:p>
          </table:table-cell>
          <table:table-cell office:value-type="float" office:value="403883" calcext:value-type="float">
            <text:p>403883</text:p>
          </table:table-cell>
          <table:table-cell office:value-type="float" office:value="402465" calcext:value-type="float">
            <text:p>402465</text:p>
          </table:table-cell>
          <table:table-cell office:value-type="float" office:value="401907" calcext:value-type="float">
            <text:p>401907</text:p>
          </table:table-cell>
          <table:table-cell office:value-type="float" office:value="398255" calcext:value-type="float">
            <text:p>398255</text:p>
          </table:table-cell>
          <table:table-cell table:formula="of:=IF(AND([.B380]&gt;[.C380];[.C380]&gt;[.D380];[.D380]&gt;[.E380];[.E380]&gt;[.F380];[.F380]&gt;[.G380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63</text:p>
          </table:table-cell>
          <table:table-cell office:value-type="float" office:value="41152" calcext:value-type="float">
            <text:p>41152</text:p>
          </table:table-cell>
          <table:table-cell office:value-type="float" office:value="41115" calcext:value-type="float">
            <text:p>41115</text:p>
          </table:table-cell>
          <table:table-cell office:value-type="float" office:value="41032" calcext:value-type="float">
            <text:p>41032</text:p>
          </table:table-cell>
          <table:table-cell office:value-type="float" office:value="40910" calcext:value-type="float">
            <text:p>40910</text:p>
          </table:table-cell>
          <table:table-cell office:value-type="float" office:value="40888" calcext:value-type="float">
            <text:p>40888</text:p>
          </table:table-cell>
          <table:table-cell office:value-type="float" office:value="40948" calcext:value-type="float">
            <text:p>40948</text:p>
          </table:table-cell>
          <table:table-cell table:formula="of:=IF(AND([.B381]&gt;[.C381];[.C381]&gt;[.D381];[.D381]&gt;[.E381];[.E381]&gt;[.F381];[.F381]&gt;[.G381]);1;0)" office:value-type="float" office:value="0" calcext:value-type="float">
            <text:p>0</text:p>
          </table:table-cell>
          <table:table-cell table:number-columns-repeated="2"/>
        </table:table-row>
      </table:table>
      <table:table table:name="Arkusz6" table:style-name="ta1">
        <table:table-column table:style-name="co4" table:default-cell-style-name="Default"/>
        <table:table-column table:style-name="co4" table:default-cell-style-name="ce1"/>
        <table:table-column table:style-name="co4" table:number-columns-repeated="14" table:default-cell-style-name="Default"/>
        <table:table-row table:style-name="ro1">
          <table:table-cell office:value-type="string" calcext:value-type="string">
            <text:p>WTW srd</text:p>
          </table:table-cell>
          <table:table-cell table:style-name="Default" office:value-type="string" calcext:value-type="string">
            <text:p>KOD</text:p>
          </table:table-cell>
          <table:table-cell office:value-type="string" calcext:value-type="string">
            <text:p>L2016</text:p>
          </table:table-cell>
          <table:table-cell office:value-type="string" calcext:value-type="string">
            <text:p>L2017</text:p>
          </table:table-cell>
          <table:table-cell office:value-type="string" calcext:value-type="string">
            <text:p>L2018</text:p>
          </table:table-cell>
          <table:table-cell office:value-type="string" calcext:value-type="string">
            <text:p>L2019</text:p>
          </table:table-cell>
          <table:table-cell office:value-type="string" calcext:value-type="string">
            <text:p>L2020</text:p>
          </table:table-cell>
          <table:table-cell office:value-type="string" calcext:value-type="string">
            <text:p>L2021</text:p>
          </table:table-cell>
          <table:table-cell office:value-type="string" calcext:value-type="string">
            <text:p>WTW</text:p>
          </table:table-cell>
          <table:table-cell table:number-columns-repeated="5"/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formula="of:=AVERAGE([.$I2:.$M2])" office:value-type="float" office:value="0.99902" calcext:value-type="float">
            <text:p>0,99902</text:p>
          </table:table-cell>
          <table:table-cell office:value-type="string" calcext:value-type="string">
            <text:p>0201</text:p>
          </table:table-cell>
          <table:table-cell office:value-type="float" office:value="90199" calcext:value-type="float">
            <text:p>90199</text:p>
          </table:table-cell>
          <table:table-cell office:value-type="float" office:value="90180" calcext:value-type="float">
            <text:p>90180</text:p>
          </table:table-cell>
          <table:table-cell office:value-type="float" office:value="90173" calcext:value-type="float">
            <text:p>90173</text:p>
          </table:table-cell>
          <table:table-cell office:value-type="float" office:value="90200" calcext:value-type="float">
            <text:p>90200</text:p>
          </table:table-cell>
          <table:table-cell office:value-type="float" office:value="90103" calcext:value-type="float">
            <text:p>90103</text:p>
          </table:table-cell>
          <table:table-cell office:value-type="float" office:value="89762" calcext:value-type="float">
            <text:p>89762</text:p>
          </table:table-cell>
          <table:table-cell table:formula="of:=ROUND([.D2]/[.C2];4)" office:value-type="float" office:value="0.9998" calcext:value-type="float">
            <text:p>0,9998</text:p>
          </table:table-cell>
          <table:table-cell table:formula="of:=ROUND([.E2]/[.D2];4)" office:value-type="float" office:value="0.9999" calcext:value-type="float">
            <text:p>0,9999</text:p>
          </table:table-cell>
          <table:table-cell table:formula="of:=ROUND([.F2]/[.E2];4)" office:value-type="float" office:value="1.0003" calcext:value-type="float">
            <text:p>1,0003</text:p>
          </table:table-cell>
          <table:table-cell table:formula="of:=ROUND([.G2]/[.F2];4)" office:value-type="float" office:value="0.9989" calcext:value-type="float">
            <text:p>0,9989</text:p>
          </table:table-cell>
          <table:table-cell table:formula="of:=ROUND([.H2]/[.G2];4)" office:value-type="float" office:value="0.9962" calcext:value-type="float">
            <text:p>0,9962</text:p>
          </table:table-cell>
          <table:table-cell/>
          <table:table-cell table:formula="of:=MAX([.A$1:.A$1048576])" office:value-type="float" office:value="1.08764" calcext:value-type="float">
            <text:p>1,08764</text:p>
          </table:table-cell>
          <table:table-cell table:formula="of:=MIN([.A$1:.A$1048576])" office:value-type="float" office:value="0.93154" calcext:value-type="float">
            <text:p>0,93154</text:p>
          </table:table-cell>
        </table:table-row>
        <table:table-row table:style-name="ro1">
          <table:table-cell table:formula="of:=AVERAGE([.$I3:.$M3])" office:value-type="float" office:value="0.99328" calcext:value-type="float">
            <text:p>0,99328</text:p>
          </table:table-cell>
          <table:table-cell office:value-type="string" calcext:value-type="string">
            <text:p>0202</text:p>
          </table:table-cell>
          <table:table-cell office:value-type="float" office:value="103349" calcext:value-type="float">
            <text:p>103349</text:p>
          </table:table-cell>
          <table:table-cell office:value-type="float" office:value="102649" calcext:value-type="float">
            <text:p>102649</text:p>
          </table:table-cell>
          <table:table-cell office:value-type="float" office:value="102077" calcext:value-type="float">
            <text:p>102077</text:p>
          </table:table-cell>
          <table:table-cell office:value-type="float" office:value="101437" calcext:value-type="float">
            <text:p>101437</text:p>
          </table:table-cell>
          <table:table-cell office:value-type="float" office:value="100813" calcext:value-type="float">
            <text:p>100813</text:p>
          </table:table-cell>
          <table:table-cell office:value-type="float" office:value="99935" calcext:value-type="float">
            <text:p>99935</text:p>
          </table:table-cell>
          <table:table-cell table:formula="of:=ROUND([.D3]/[.C3];4)" office:value-type="float" office:value="0.9932" calcext:value-type="float">
            <text:p>0,9932</text:p>
          </table:table-cell>
          <table:table-cell table:formula="of:=ROUND([.E3]/[.D3];4)" office:value-type="float" office:value="0.9944" calcext:value-type="float">
            <text:p>0,9944</text:p>
          </table:table-cell>
          <table:table-cell table:formula="of:=ROUND([.F3]/[.E3];4)" office:value-type="float" office:value="0.9937" calcext:value-type="float">
            <text:p>0,9937</text:p>
          </table:table-cell>
          <table:table-cell table:formula="of:=ROUND([.G3]/[.F3];4)" office:value-type="float" office:value="0.9938" calcext:value-type="float">
            <text:p>0,9938</text:p>
          </table:table-cell>
          <table:table-cell table:formula="of:=ROUND([.H3]/[.G3];4)" office:value-type="float" office:value="0.9913" calcext:value-type="float">
            <text:p>0,9913</text:p>
          </table:table-cell>
          <table:table-cell/>
          <table:table-cell table:formula="of:=VLOOKUP([.O2];[.$A$1:.$B$1048576];2;0)" office:value-type="string" office:string-value="0207" calcext:value-type="string">
            <text:p>0207</text:p>
          </table:table-cell>
          <table:table-cell table:formula="of:=VLOOKUP([.P2];[.$A$1:.$B$1048576];2;0)" office:value-type="string" office:string-value="0206" calcext:value-type="string">
            <text:p>0206</text:p>
          </table:table-cell>
        </table:table-row>
        <table:table-row table:style-name="ro1">
          <table:table-cell table:formula="of:=AVERAGE([.$I4:.$M4])" office:value-type="float" office:value="0.99606" calcext:value-type="float">
            <text:p>0,99606</text:p>
          </table:table-cell>
          <table:table-cell office:value-type="string" calcext:value-type="string">
            <text:p>0203</text:p>
          </table:table-cell>
          <table:table-cell office:value-type="float" office:value="90205" calcext:value-type="float">
            <text:p>90205</text:p>
          </table:table-cell>
          <table:table-cell office:value-type="float" office:value="89989" calcext:value-type="float">
            <text:p>89989</text:p>
          </table:table-cell>
          <table:table-cell office:value-type="float" office:value="89933" calcext:value-type="float">
            <text:p>89933</text:p>
          </table:table-cell>
          <table:table-cell office:value-type="float" office:value="89541" calcext:value-type="float">
            <text:p>89541</text:p>
          </table:table-cell>
          <table:table-cell office:value-type="float" office:value="89102" calcext:value-type="float">
            <text:p>89102</text:p>
          </table:table-cell>
          <table:table-cell office:value-type="float" office:value="88447" calcext:value-type="float">
            <text:p>88447</text:p>
          </table:table-cell>
          <table:table-cell table:formula="of:=ROUND([.D4]/[.C4];4)" office:value-type="float" office:value="0.9976" calcext:value-type="float">
            <text:p>0,9976</text:p>
          </table:table-cell>
          <table:table-cell table:formula="of:=ROUND([.E4]/[.D4];4)" office:value-type="float" office:value="0.9994" calcext:value-type="float">
            <text:p>0,9994</text:p>
          </table:table-cell>
          <table:table-cell table:formula="of:=ROUND([.F4]/[.E4];4)" office:value-type="float" office:value="0.9956" calcext:value-type="float">
            <text:p>0,9956</text:p>
          </table:table-cell>
          <table:table-cell table:formula="of:=ROUND([.G4]/[.F4];4)" office:value-type="float" office:value="0.9951" calcext:value-type="float">
            <text:p>0,9951</text:p>
          </table:table-cell>
          <table:table-cell table:formula="of:=ROUND([.H4]/[.G4];4)" office:value-type="float" office:value="0.9926" calcext:value-type="float">
            <text:p>0,9926</text:p>
          </table:table-cell>
          <table:table-cell table:number-columns-repeated="3"/>
        </table:table-row>
        <table:table-row table:style-name="ro1">
          <table:table-cell table:formula="of:=AVERAGE([.$I5:.$M5])" office:value-type="float" office:value="0.99214" calcext:value-type="float">
            <text:p>0,99214</text:p>
          </table:table-cell>
          <table:table-cell office:value-type="string" calcext:value-type="string">
            <text:p>0204</text:p>
          </table:table-cell>
          <table:table-cell office:value-type="float" office:value="35940" calcext:value-type="float">
            <text:p>35940</text:p>
          </table:table-cell>
          <table:table-cell office:value-type="float" office:value="35715" calcext:value-type="float">
            <text:p>35715</text:p>
          </table:table-cell>
          <table:table-cell office:value-type="float" office:value="35473" calcext:value-type="float">
            <text:p>35473</text:p>
          </table:table-cell>
          <table:table-cell office:value-type="float" office:value="35182" calcext:value-type="float">
            <text:p>35182</text:p>
          </table:table-cell>
          <table:table-cell office:value-type="float" office:value="34870" calcext:value-type="float">
            <text:p>34870</text:p>
          </table:table-cell>
          <table:table-cell office:value-type="float" office:value="34552" calcext:value-type="float">
            <text:p>34552</text:p>
          </table:table-cell>
          <table:table-cell table:formula="of:=ROUND([.D5]/[.C5];4)" office:value-type="float" office:value="0.9937" calcext:value-type="float">
            <text:p>0,9937</text:p>
          </table:table-cell>
          <table:table-cell table:formula="of:=ROUND([.E5]/[.D5];4)" office:value-type="float" office:value="0.9932" calcext:value-type="float">
            <text:p>0,9932</text:p>
          </table:table-cell>
          <table:table-cell table:formula="of:=ROUND([.F5]/[.E5];4)" office:value-type="float" office:value="0.9918" calcext:value-type="float">
            <text:p>0,9918</text:p>
          </table:table-cell>
          <table:table-cell table:formula="of:=ROUND([.G5]/[.F5];4)" office:value-type="float" office:value="0.9911" calcext:value-type="float">
            <text:p>0,9911</text:p>
          </table:table-cell>
          <table:table-cell table:formula="of:=ROUND([.H5]/[.G5];4)" office:value-type="float" office:value="0.9909" calcext:value-type="float">
            <text:p>0,9909</text:p>
          </table:table-cell>
          <table:table-cell table:number-columns-repeated="3"/>
        </table:table-row>
        <table:table-row table:style-name="ro1">
          <table:table-cell table:formula="of:=AVERAGE([.$I6:.$M6])" office:value-type="float" office:value="0.99324" calcext:value-type="float">
            <text:p>0,99324</text:p>
          </table:table-cell>
          <table:table-cell office:value-type="string" calcext:value-type="string">
            <text:p>0205</text:p>
          </table:table-cell>
          <table:table-cell office:value-type="float" office:value="51451" calcext:value-type="float">
            <text:p>51451</text:p>
          </table:table-cell>
          <table:table-cell office:value-type="float" office:value="51176" calcext:value-type="float">
            <text:p>51176</text:p>
          </table:table-cell>
          <table:table-cell office:value-type="float" office:value="50947" calcext:value-type="float">
            <text:p>50947</text:p>
          </table:table-cell>
          <table:table-cell office:value-type="float" office:value="50545" calcext:value-type="float">
            <text:p>50545</text:p>
          </table:table-cell>
          <table:table-cell office:value-type="float" office:value="50116" calcext:value-type="float">
            <text:p>50116</text:p>
          </table:table-cell>
          <table:table-cell office:value-type="float" office:value="49734" calcext:value-type="float">
            <text:p>49734</text:p>
          </table:table-cell>
          <table:table-cell table:formula="of:=ROUND([.D6]/[.C6];4)" office:value-type="float" office:value="0.9947" calcext:value-type="float">
            <text:p>0,9947</text:p>
          </table:table-cell>
          <table:table-cell table:formula="of:=ROUND([.E6]/[.D6];4)" office:value-type="float" office:value="0.9955" calcext:value-type="float">
            <text:p>0,9955</text:p>
          </table:table-cell>
          <table:table-cell table:formula="of:=ROUND([.F6]/[.E6];4)" office:value-type="float" office:value="0.9921" calcext:value-type="float">
            <text:p>0,9921</text:p>
          </table:table-cell>
          <table:table-cell table:formula="of:=ROUND([.G6]/[.F6];4)" office:value-type="float" office:value="0.9915" calcext:value-type="float">
            <text:p>0,9915</text:p>
          </table:table-cell>
          <table:table-cell table:formula="of:=ROUND([.H6]/[.G6];4)" office:value-type="float" office:value="0.9924" calcext:value-type="float">
            <text:p>0,9924</text:p>
          </table:table-cell>
          <table:table-cell table:number-columns-repeated="3"/>
        </table:table-row>
        <table:table-row table:style-name="ro1">
          <table:table-cell table:formula="of:=AVERAGE([.$I7:.$M7])" office:value-type="float" office:value="0.93154" calcext:value-type="float">
            <text:p>0,93154</text:p>
          </table:table-cell>
          <table:table-cell office:value-type="string" calcext:value-type="string">
            <text:p>0206</text:p>
          </table:table-cell>
          <table:table-cell office:value-type="float" office:value="64599" calcext:value-type="float">
            <text:p>64599</text:p>
          </table:table-cell>
          <table:table-cell office:value-type="float" office:value="64395" calcext:value-type="float">
            <text:p>64395</text:p>
          </table:table-cell>
          <table:table-cell office:value-type="float" office:value="64178" calcext:value-type="float">
            <text:p>64178</text:p>
          </table:table-cell>
          <table:table-cell office:value-type="float" office:value="63855" calcext:value-type="float">
            <text:p>63855</text:p>
          </table:table-cell>
          <table:table-cell office:value-type="float" office:value="63591" calcext:value-type="float">
            <text:p>63591</text:p>
          </table:table-cell>
          <table:table-cell office:value-type="float" office:value="42824" calcext:value-type="float">
            <text:p>42824</text:p>
          </table:table-cell>
          <table:table-cell table:formula="of:=ROUND([.D7]/[.C7];4)" office:value-type="float" office:value="0.9968" calcext:value-type="float">
            <text:p>0,9968</text:p>
          </table:table-cell>
          <table:table-cell table:formula="of:=ROUND([.E7]/[.D7];4)" office:value-type="float" office:value="0.9966" calcext:value-type="float">
            <text:p>0,9966</text:p>
          </table:table-cell>
          <table:table-cell table:formula="of:=ROUND([.F7]/[.E7];4)" office:value-type="float" office:value="0.995" calcext:value-type="float">
            <text:p>0,995</text:p>
          </table:table-cell>
          <table:table-cell table:formula="of:=ROUND([.G7]/[.F7];4)" office:value-type="float" office:value="0.9959" calcext:value-type="float">
            <text:p>0,9959</text:p>
          </table:table-cell>
          <table:table-cell table:formula="of:=ROUND([.H7]/[.G7];4)" office:value-type="float" office:value="0.6734" calcext:value-type="float">
            <text:p>0,6734</text:p>
          </table:table-cell>
          <table:table-cell table:number-columns-repeated="3"/>
        </table:table-row>
        <table:table-row table:style-name="ro1">
          <table:table-cell table:formula="of:=AVERAGE([.$I8:.$M8])" office:value-type="float" office:value="1.08764" calcext:value-type="float">
            <text:p>1,08764</text:p>
          </table:table-cell>
          <table:table-cell office:value-type="string" calcext:value-type="string">
            <text:p>0207</text:p>
          </table:table-cell>
          <table:table-cell office:value-type="float" office:value="44402" calcext:value-type="float">
            <text:p>44402</text:p>
          </table:table-cell>
          <table:table-cell office:value-type="float" office:value="44262" calcext:value-type="float">
            <text:p>44262</text:p>
          </table:table-cell>
          <table:table-cell office:value-type="float" office:value="43999" calcext:value-type="float">
            <text:p>43999</text:p>
          </table:table-cell>
          <table:table-cell office:value-type="float" office:value="43621" calcext:value-type="float">
            <text:p>43621</text:p>
          </table:table-cell>
          <table:table-cell office:value-type="float" office:value="43239" calcext:value-type="float">
            <text:p>43239</text:p>
          </table:table-cell>
          <table:table-cell office:value-type="float" office:value="63333" calcext:value-type="float">
            <text:p>63333</text:p>
          </table:table-cell>
          <table:table-cell table:formula="of:=ROUND([.D8]/[.C8];4)" office:value-type="float" office:value="0.9968" calcext:value-type="float">
            <text:p>0,9968</text:p>
          </table:table-cell>
          <table:table-cell table:formula="of:=ROUND([.E8]/[.D8];4)" office:value-type="float" office:value="0.9941" calcext:value-type="float">
            <text:p>0,9941</text:p>
          </table:table-cell>
          <table:table-cell table:formula="of:=ROUND([.F8]/[.E8];4)" office:value-type="float" office:value="0.9914" calcext:value-type="float">
            <text:p>0,9914</text:p>
          </table:table-cell>
          <table:table-cell table:formula="of:=ROUND([.G8]/[.F8];4)" office:value-type="float" office:value="0.9912" calcext:value-type="float">
            <text:p>0,9912</text:p>
          </table:table-cell>
          <table:table-cell table:formula="of:=ROUND([.H8]/[.G8];4)" office:value-type="float" office:value="1.4647" calcext:value-type="float">
            <text:p>1,4647</text:p>
          </table:table-cell>
          <table:table-cell table:number-columns-repeated="3"/>
        </table:table-row>
        <table:table-row table:style-name="ro1">
          <table:table-cell table:formula="of:=AVERAGE([.$I9:.$M9])" office:value-type="float" office:value="0.9923" calcext:value-type="float">
            <text:p>0,9923</text:p>
          </table:table-cell>
          <table:table-cell office:value-type="string" calcext:value-type="string">
            <text:p>0208</text:p>
          </table:table-cell>
          <table:table-cell office:value-type="float" office:value="162465" calcext:value-type="float">
            <text:p>162465</text:p>
          </table:table-cell>
          <table:table-cell office:value-type="float" office:value="161452" calcext:value-type="float">
            <text:p>161452</text:p>
          </table:table-cell>
          <table:table-cell office:value-type="float" office:value="160465" calcext:value-type="float">
            <text:p>160465</text:p>
          </table:table-cell>
          <table:table-cell office:value-type="float" office:value="159337" calcext:value-type="float">
            <text:p>159337</text:p>
          </table:table-cell>
          <table:table-cell office:value-type="float" office:value="157996" calcext:value-type="float">
            <text:p>157996</text:p>
          </table:table-cell>
          <table:table-cell office:value-type="float" office:value="156283" calcext:value-type="float">
            <text:p>156283</text:p>
          </table:table-cell>
          <table:table-cell table:formula="of:=ROUND([.D9]/[.C9];4)" office:value-type="float" office:value="0.9938" calcext:value-type="float">
            <text:p>0,9938</text:p>
          </table:table-cell>
          <table:table-cell table:formula="of:=ROUND([.E9]/[.D9];4)" office:value-type="float" office:value="0.9939" calcext:value-type="float">
            <text:p>0,9939</text:p>
          </table:table-cell>
          <table:table-cell table:formula="of:=ROUND([.F9]/[.E9];4)" office:value-type="float" office:value="0.993" calcext:value-type="float">
            <text:p>0,993</text:p>
          </table:table-cell>
          <table:table-cell table:formula="of:=ROUND([.G9]/[.F9];4)" office:value-type="float" office:value="0.9916" calcext:value-type="float">
            <text:p>0,9916</text:p>
          </table:table-cell>
          <table:table-cell table:formula="of:=ROUND([.H9]/[.G9];4)" office:value-type="float" office:value="0.9892" calcext:value-type="float">
            <text:p>0,9892</text:p>
          </table:table-cell>
          <table:table-cell table:number-columns-repeated="3"/>
        </table:table-row>
        <table:table-row table:style-name="ro1">
          <table:table-cell table:formula="of:=AVERAGE([.$I10:.$M10])" office:value-type="float" office:value="1.00022" calcext:value-type="float">
            <text:p>1,00022</text:p>
          </table:table-cell>
          <table:table-cell office:value-type="string" calcext:value-type="string">
            <text:p>0209</text:p>
          </table:table-cell>
          <table:table-cell office:value-type="float" office:value="55051" calcext:value-type="float">
            <text:p>55051</text:p>
          </table:table-cell>
          <table:table-cell office:value-type="float" office:value="55182" calcext:value-type="float">
            <text:p>55182</text:p>
          </table:table-cell>
          <table:table-cell office:value-type="float" office:value="55233" calcext:value-type="float">
            <text:p>55233</text:p>
          </table:table-cell>
          <table:table-cell office:value-type="float" office:value="55326" calcext:value-type="float">
            <text:p>55326</text:p>
          </table:table-cell>
          <table:table-cell office:value-type="float" office:value="55166" calcext:value-type="float">
            <text:p>55166</text:p>
          </table:table-cell>
          <table:table-cell office:value-type="float" office:value="55110" calcext:value-type="float">
            <text:p>55110</text:p>
          </table:table-cell>
          <table:table-cell table:formula="of:=ROUND([.D10]/[.C10];4)" office:value-type="float" office:value="1.0024" calcext:value-type="float">
            <text:p>1,0024</text:p>
          </table:table-cell>
          <table:table-cell table:formula="of:=ROUND([.E10]/[.D10];4)" office:value-type="float" office:value="1.0009" calcext:value-type="float">
            <text:p>1,0009</text:p>
          </table:table-cell>
          <table:table-cell table:formula="of:=ROUND([.F10]/[.E10];4)" office:value-type="float" office:value="1.0017" calcext:value-type="float">
            <text:p>1,0017</text:p>
          </table:table-cell>
          <table:table-cell table:formula="of:=ROUND([.G10]/[.F10];4)" office:value-type="float" office:value="0.9971" calcext:value-type="float">
            <text:p>0,9971</text:p>
          </table:table-cell>
          <table:table-cell table:formula="of:=ROUND([.H10]/[.G10];4)" office:value-type="float" office:value="0.999" calcext:value-type="float">
            <text:p>0,999</text:p>
          </table:table-cell>
          <table:table-cell table:number-columns-repeated="3"/>
        </table:table-row>
        <table:table-row table:style-name="ro1">
          <table:table-cell table:formula="of:=AVERAGE([.$I11:.$M11])" office:value-type="float" office:value="0.99388" calcext:value-type="float">
            <text:p>0,99388</text:p>
          </table:table-cell>
          <table:table-cell office:value-type="string" calcext:value-type="string">
            <text:p>0210</text:p>
          </table:table-cell>
          <table:table-cell office:value-type="float" office:value="55533" calcext:value-type="float">
            <text:p>55533</text:p>
          </table:table-cell>
          <table:table-cell office:value-type="float" office:value="55238" calcext:value-type="float">
            <text:p>55238</text:p>
          </table:table-cell>
          <table:table-cell office:value-type="float" office:value="54991" calcext:value-type="float">
            <text:p>54991</text:p>
          </table:table-cell>
          <table:table-cell office:value-type="float" office:value="54699" calcext:value-type="float">
            <text:p>54699</text:p>
          </table:table-cell>
          <table:table-cell office:value-type="float" office:value="54254" calcext:value-type="float">
            <text:p>54254</text:p>
          </table:table-cell>
          <table:table-cell office:value-type="float" office:value="53852" calcext:value-type="float">
            <text:p>53852</text:p>
          </table:table-cell>
          <table:table-cell table:formula="of:=ROUND([.D11]/[.C11];4)" office:value-type="float" office:value="0.9947" calcext:value-type="float">
            <text:p>0,9947</text:p>
          </table:table-cell>
          <table:table-cell table:formula="of:=ROUND([.E11]/[.D11];4)" office:value-type="float" office:value="0.9955" calcext:value-type="float">
            <text:p>0,9955</text:p>
          </table:table-cell>
          <table:table-cell table:formula="of:=ROUND([.F11]/[.E11];4)" office:value-type="float" office:value="0.9947" calcext:value-type="float">
            <text:p>0,9947</text:p>
          </table:table-cell>
          <table:table-cell table:formula="of:=ROUND([.G11]/[.F11];4)" office:value-type="float" office:value="0.9919" calcext:value-type="float">
            <text:p>0,9919</text:p>
          </table:table-cell>
          <table:table-cell table:formula="of:=ROUND([.H11]/[.G11];4)" office:value-type="float" office:value="0.9926" calcext:value-type="float">
            <text:p>0,9926</text:p>
          </table:table-cell>
          <table:table-cell table:number-columns-repeated="3"/>
        </table:table-row>
        <table:table-row table:style-name="ro1">
          <table:table-cell table:formula="of:=AVERAGE([.$I12:.$M12])" office:value-type="float" office:value="0.9992" calcext:value-type="float">
            <text:p>0,9992</text:p>
          </table:table-cell>
          <table:table-cell office:value-type="string" calcext:value-type="string">
            <text:p>0211</text:p>
          </table:table-cell>
          <table:table-cell office:value-type="float" office:value="106319" calcext:value-type="float">
            <text:p>106319</text:p>
          </table:table-cell>
          <table:table-cell office:value-type="float" office:value="106355" calcext:value-type="float">
            <text:p>106355</text:p>
          </table:table-cell>
          <table:table-cell office:value-type="float" office:value="106320" calcext:value-type="float">
            <text:p>106320</text:p>
          </table:table-cell>
          <table:table-cell office:value-type="float" office:value="106254" calcext:value-type="float">
            <text:p>106254</text:p>
          </table:table-cell>
          <table:table-cell office:value-type="float" office:value="106150" calcext:value-type="float">
            <text:p>106150</text:p>
          </table:table-cell>
          <table:table-cell office:value-type="float" office:value="105896" calcext:value-type="float">
            <text:p>105896</text:p>
          </table:table-cell>
          <table:table-cell table:formula="of:=ROUND([.D12]/[.C12];4)" office:value-type="float" office:value="1.0003" calcext:value-type="float">
            <text:p>1,0003</text:p>
          </table:table-cell>
          <table:table-cell table:formula="of:=ROUND([.E12]/[.D12];4)" office:value-type="float" office:value="0.9997" calcext:value-type="float">
            <text:p>0,9997</text:p>
          </table:table-cell>
          <table:table-cell table:formula="of:=ROUND([.F12]/[.E12];4)" office:value-type="float" office:value="0.9994" calcext:value-type="float">
            <text:p>0,9994</text:p>
          </table:table-cell>
          <table:table-cell table:formula="of:=ROUND([.G12]/[.F12];4)" office:value-type="float" office:value="0.999" calcext:value-type="float">
            <text:p>0,999</text:p>
          </table:table-cell>
          <table:table-cell table:formula="of:=ROUND([.H12]/[.G12];4)" office:value-type="float" office:value="0.9976" calcext:value-type="float">
            <text:p>0,9976</text:p>
          </table:table-cell>
          <table:table-cell table:number-columns-repeated="3"/>
        </table:table-row>
        <table:table-row table:style-name="ro1">
          <table:table-cell table:formula="of:=AVERAGE([.$I13:.$M13])" office:value-type="float" office:value="0.99534" calcext:value-type="float">
            <text:p>0,99534</text:p>
          </table:table-cell>
          <table:table-cell office:value-type="string" calcext:value-type="string">
            <text:p>0212</text:p>
          </table:table-cell>
          <table:table-cell office:value-type="float" office:value="46677" calcext:value-type="float">
            <text:p>46677</text:p>
          </table:table-cell>
          <table:table-cell office:value-type="float" office:value="46527" calcext:value-type="float">
            <text:p>46527</text:p>
          </table:table-cell>
          <table:table-cell office:value-type="float" office:value="46360" calcext:value-type="float">
            <text:p>46360</text:p>
          </table:table-cell>
          <table:table-cell office:value-type="float" office:value="46059" calcext:value-type="float">
            <text:p>46059</text:p>
          </table:table-cell>
          <table:table-cell office:value-type="float" office:value="45925" calcext:value-type="float">
            <text:p>45925</text:p>
          </table:table-cell>
          <table:table-cell office:value-type="float" office:value="45599" calcext:value-type="float">
            <text:p>45599</text:p>
          </table:table-cell>
          <table:table-cell table:formula="of:=ROUND([.D13]/[.C13];4)" office:value-type="float" office:value="0.9968" calcext:value-type="float">
            <text:p>0,9968</text:p>
          </table:table-cell>
          <table:table-cell table:formula="of:=ROUND([.E13]/[.D13];4)" office:value-type="float" office:value="0.9964" calcext:value-type="float">
            <text:p>0,9964</text:p>
          </table:table-cell>
          <table:table-cell table:formula="of:=ROUND([.F13]/[.E13];4)" office:value-type="float" office:value="0.9935" calcext:value-type="float">
            <text:p>0,9935</text:p>
          </table:table-cell>
          <table:table-cell table:formula="of:=ROUND([.G13]/[.F13];4)" office:value-type="float" office:value="0.9971" calcext:value-type="float">
            <text:p>0,9971</text:p>
          </table:table-cell>
          <table:table-cell table:formula="of:=ROUND([.H13]/[.G13];4)" office:value-type="float" office:value="0.9929" calcext:value-type="float">
            <text:p>0,9929</text:p>
          </table:table-cell>
          <table:table-cell table:number-columns-repeated="3"/>
        </table:table-row>
        <table:table-row table:style-name="ro1">
          <table:table-cell table:formula="of:=AVERAGE([.$I14:.$M14])" office:value-type="float" office:value="0.99778" calcext:value-type="float">
            <text:p>0,99778</text:p>
          </table:table-cell>
          <table:table-cell office:value-type="string" calcext:value-type="string">
            <text:p>0213</text:p>
          </table:table-cell>
          <table:table-cell office:value-type="float" office:value="37213" calcext:value-type="float">
            <text:p>37213</text:p>
          </table:table-cell>
          <table:table-cell office:value-type="float" office:value="37148" calcext:value-type="float">
            <text:p>37148</text:p>
          </table:table-cell>
          <table:table-cell office:value-type="float" office:value="37125" calcext:value-type="float">
            <text:p>37125</text:p>
          </table:table-cell>
          <table:table-cell office:value-type="float" office:value="37093" calcext:value-type="float">
            <text:p>37093</text:p>
          </table:table-cell>
          <table:table-cell office:value-type="float" office:value="36999" calcext:value-type="float">
            <text:p>36999</text:p>
          </table:table-cell>
          <table:table-cell office:value-type="float" office:value="36800" calcext:value-type="float">
            <text:p>36800</text:p>
          </table:table-cell>
          <table:table-cell table:formula="of:=ROUND([.D14]/[.C14];4)" office:value-type="float" office:value="0.9983" calcext:value-type="float">
            <text:p>0,9983</text:p>
          </table:table-cell>
          <table:table-cell table:formula="of:=ROUND([.E14]/[.D14];4)" office:value-type="float" office:value="0.9994" calcext:value-type="float">
            <text:p>0,9994</text:p>
          </table:table-cell>
          <table:table-cell table:formula="of:=ROUND([.F14]/[.E14];4)" office:value-type="float" office:value="0.9991" calcext:value-type="float">
            <text:p>0,9991</text:p>
          </table:table-cell>
          <table:table-cell table:formula="of:=ROUND([.G14]/[.F14];4)" office:value-type="float" office:value="0.9975" calcext:value-type="float">
            <text:p>0,9975</text:p>
          </table:table-cell>
          <table:table-cell table:formula="of:=ROUND([.H14]/[.G14];4)" office:value-type="float" office:value="0.9946" calcext:value-type="float">
            <text:p>0,9946</text:p>
          </table:table-cell>
          <table:table-cell table:number-columns-repeated="3"/>
        </table:table-row>
        <table:table-row table:style-name="ro1">
          <table:table-cell table:formula="of:=AVERAGE([.$I15:.$M15])" office:value-type="float" office:value="1.00146" calcext:value-type="float">
            <text:p>1,00146</text:p>
          </table:table-cell>
          <table:table-cell office:value-type="string" calcext:value-type="string">
            <text:p>0214</text:p>
          </table:table-cell>
          <table:table-cell office:value-type="float" office:value="106486" calcext:value-type="float">
            <text:p>106486</text:p>
          </table:table-cell>
          <table:table-cell office:value-type="float" office:value="106794" calcext:value-type="float">
            <text:p>106794</text:p>
          </table:table-cell>
          <table:table-cell office:value-type="float" office:value="106907" calcext:value-type="float">
            <text:p>106907</text:p>
          </table:table-cell>
          <table:table-cell office:value-type="float" office:value="107062" calcext:value-type="float">
            <text:p>107062</text:p>
          </table:table-cell>
          <table:table-cell office:value-type="float" office:value="107269" calcext:value-type="float">
            <text:p>107269</text:p>
          </table:table-cell>
          <table:table-cell office:value-type="float" office:value="107268" calcext:value-type="float">
            <text:p>107268</text:p>
          </table:table-cell>
          <table:table-cell table:formula="of:=ROUND([.D15]/[.C15];4)" office:value-type="float" office:value="1.0029" calcext:value-type="float">
            <text:p>1,0029</text:p>
          </table:table-cell>
          <table:table-cell table:formula="of:=ROUND([.E15]/[.D15];4)" office:value-type="float" office:value="1.0011" calcext:value-type="float">
            <text:p>1,0011</text:p>
          </table:table-cell>
          <table:table-cell table:formula="of:=ROUND([.F15]/[.E15];4)" office:value-type="float" office:value="1.0014" calcext:value-type="float">
            <text:p>1,0014</text:p>
          </table:table-cell>
          <table:table-cell table:formula="of:=ROUND([.G15]/[.F15];4)" office:value-type="float" office:value="1.0019" calcext:value-type="float">
            <text:p>1,0019</text:p>
          </table:table-cell>
          <table:table-cell table:formula="of:=ROUND([.H15]/[.G15];4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AVERAGE([.$I16:.$M16])" office:value-type="float" office:value="1.00176" calcext:value-type="float">
            <text:p>1,00176</text:p>
          </table:table-cell>
          <table:table-cell office:value-type="string" calcext:value-type="string">
            <text:p>0215</text:p>
          </table:table-cell>
          <table:table-cell office:value-type="float" office:value="76064" calcext:value-type="float">
            <text:p>76064</text:p>
          </table:table-cell>
          <table:table-cell office:value-type="float" office:value="76329" calcext:value-type="float">
            <text:p>76329</text:p>
          </table:table-cell>
          <table:table-cell office:value-type="float" office:value="76505" calcext:value-type="float">
            <text:p>76505</text:p>
          </table:table-cell>
          <table:table-cell office:value-type="float" office:value="76595" calcext:value-type="float">
            <text:p>76595</text:p>
          </table:table-cell>
          <table:table-cell office:value-type="float" office:value="76752" calcext:value-type="float">
            <text:p>76752</text:p>
          </table:table-cell>
          <table:table-cell office:value-type="float" office:value="76733" calcext:value-type="float">
            <text:p>76733</text:p>
          </table:table-cell>
          <table:table-cell table:formula="of:=ROUND([.D16]/[.C16];4)" office:value-type="float" office:value="1.0035" calcext:value-type="float">
            <text:p>1,0035</text:p>
          </table:table-cell>
          <table:table-cell table:formula="of:=ROUND([.E16]/[.D16];4)" office:value-type="float" office:value="1.0023" calcext:value-type="float">
            <text:p>1,0023</text:p>
          </table:table-cell>
          <table:table-cell table:formula="of:=ROUND([.F16]/[.E16];4)" office:value-type="float" office:value="1.0012" calcext:value-type="float">
            <text:p>1,0012</text:p>
          </table:table-cell>
          <table:table-cell table:formula="of:=ROUND([.G16]/[.F16];4)" office:value-type="float" office:value="1.002" calcext:value-type="float">
            <text:p>1,002</text:p>
          </table:table-cell>
          <table:table-cell table:formula="of:=ROUND([.H16]/[.G16];4)" office:value-type="float" office:value="0.9998" calcext:value-type="float">
            <text:p>0,9998</text:p>
          </table:table-cell>
          <table:table-cell table:number-columns-repeated="3"/>
        </table:table-row>
        <table:table-row table:style-name="ro1">
          <table:table-cell table:formula="of:=AVERAGE([.$I17:.$M17])" office:value-type="float" office:value="0.9998" calcext:value-type="float">
            <text:p>0,9998</text:p>
          </table:table-cell>
          <table:table-cell office:value-type="string" calcext:value-type="string">
            <text:p>0216</text:p>
          </table:table-cell>
          <table:table-cell office:value-type="float" office:value="63057" calcext:value-type="float">
            <text:p>63057</text:p>
          </table:table-cell>
          <table:table-cell office:value-type="float" office:value="63081" calcext:value-type="float">
            <text:p>63081</text:p>
          </table:table-cell>
          <table:table-cell office:value-type="float" office:value="63017" calcext:value-type="float">
            <text:p>63017</text:p>
          </table:table-cell>
          <table:table-cell office:value-type="float" office:value="62982" calcext:value-type="float">
            <text:p>62982</text:p>
          </table:table-cell>
          <table:table-cell office:value-type="float" office:value="63065" calcext:value-type="float">
            <text:p>63065</text:p>
          </table:table-cell>
          <table:table-cell office:value-type="float" office:value="62997" calcext:value-type="float">
            <text:p>62997</text:p>
          </table:table-cell>
          <table:table-cell table:formula="of:=ROUND([.D17]/[.C17];4)" office:value-type="float" office:value="1.0004" calcext:value-type="float">
            <text:p>1,0004</text:p>
          </table:table-cell>
          <table:table-cell table:formula="of:=ROUND([.E17]/[.D17];4)" office:value-type="float" office:value="0.999" calcext:value-type="float">
            <text:p>0,999</text:p>
          </table:table-cell>
          <table:table-cell table:formula="of:=ROUND([.F17]/[.E17];4)" office:value-type="float" office:value="0.9994" calcext:value-type="float">
            <text:p>0,9994</text:p>
          </table:table-cell>
          <table:table-cell table:formula="of:=ROUND([.G17]/[.F17];4)" office:value-type="float" office:value="1.0013" calcext:value-type="float">
            <text:p>1,0013</text:p>
          </table:table-cell>
          <table:table-cell table:formula="of:=ROUND([.H17]/[.G17];4)" office:value-type="float" office:value="0.9989" calcext:value-type="float">
            <text:p>0,9989</text:p>
          </table:table-cell>
          <table:table-cell table:number-columns-repeated="3"/>
        </table:table-row>
        <table:table-row table:style-name="ro1">
          <table:table-cell table:formula="of:=AVERAGE([.$I18:.$M18])" office:value-type="float" office:value="0.9957" calcext:value-type="float">
            <text:p>0,9957</text:p>
          </table:table-cell>
          <table:table-cell office:value-type="string" calcext:value-type="string">
            <text:p>0217</text:p>
          </table:table-cell>
          <table:table-cell office:value-type="float" office:value="44165" calcext:value-type="float">
            <text:p>44165</text:p>
          </table:table-cell>
          <table:table-cell office:value-type="float" office:value="44052" calcext:value-type="float">
            <text:p>44052</text:p>
          </table:table-cell>
          <table:table-cell office:value-type="float" office:value="44006" calcext:value-type="float">
            <text:p>44006</text:p>
          </table:table-cell>
          <table:table-cell office:value-type="float" office:value="43773" calcext:value-type="float">
            <text:p>43773</text:p>
          </table:table-cell>
          <table:table-cell office:value-type="float" office:value="43570" calcext:value-type="float">
            <text:p>43570</text:p>
          </table:table-cell>
          <table:table-cell office:value-type="float" office:value="43221" calcext:value-type="float">
            <text:p>43221</text:p>
          </table:table-cell>
          <table:table-cell table:formula="of:=ROUND([.D18]/[.C18];4)" office:value-type="float" office:value="0.9974" calcext:value-type="float">
            <text:p>0,9974</text:p>
          </table:table-cell>
          <table:table-cell table:formula="of:=ROUND([.E18]/[.D18];4)" office:value-type="float" office:value="0.999" calcext:value-type="float">
            <text:p>0,999</text:p>
          </table:table-cell>
          <table:table-cell table:formula="of:=ROUND([.F18]/[.E18];4)" office:value-type="float" office:value="0.9947" calcext:value-type="float">
            <text:p>0,9947</text:p>
          </table:table-cell>
          <table:table-cell table:formula="of:=ROUND([.G18]/[.F18];4)" office:value-type="float" office:value="0.9954" calcext:value-type="float">
            <text:p>0,9954</text:p>
          </table:table-cell>
          <table:table-cell table:formula="of:=ROUND([.H18]/[.G18];4)" office:value-type="float" office:value="0.992" calcext:value-type="float">
            <text:p>0,992</text:p>
          </table:table-cell>
          <table:table-cell table:number-columns-repeated="3"/>
        </table:table-row>
        <table:table-row table:style-name="ro1">
          <table:table-cell table:formula="of:=AVERAGE([.$I19:.$M19])" office:value-type="float" office:value="1.00992" calcext:value-type="float">
            <text:p>1,00992</text:p>
          </table:table-cell>
          <table:table-cell office:value-type="string" calcext:value-type="string">
            <text:p>0218</text:p>
          </table:table-cell>
          <table:table-cell office:value-type="float" office:value="52837" calcext:value-type="float">
            <text:p>52837</text:p>
          </table:table-cell>
          <table:table-cell office:value-type="float" office:value="53181" calcext:value-type="float">
            <text:p>53181</text:p>
          </table:table-cell>
          <table:table-cell office:value-type="float" office:value="53722" calcext:value-type="float">
            <text:p>53722</text:p>
          </table:table-cell>
          <table:table-cell office:value-type="float" office:value="54269" calcext:value-type="float">
            <text:p>54269</text:p>
          </table:table-cell>
          <table:table-cell office:value-type="float" office:value="55079" calcext:value-type="float">
            <text:p>55079</text:p>
          </table:table-cell>
          <table:table-cell office:value-type="float" office:value="55508" calcext:value-type="float">
            <text:p>55508</text:p>
          </table:table-cell>
          <table:table-cell table:formula="of:=ROUND([.D19]/[.C19];4)" office:value-type="float" office:value="1.0065" calcext:value-type="float">
            <text:p>1,0065</text:p>
          </table:table-cell>
          <table:table-cell table:formula="of:=ROUND([.E19]/[.D19];4)" office:value-type="float" office:value="1.0102" calcext:value-type="float">
            <text:p>1,0102</text:p>
          </table:table-cell>
          <table:table-cell table:formula="of:=ROUND([.F19]/[.E19];4)" office:value-type="float" office:value="1.0102" calcext:value-type="float">
            <text:p>1,0102</text:p>
          </table:table-cell>
          <table:table-cell table:formula="of:=ROUND([.G19]/[.F19];4)" office:value-type="float" office:value="1.0149" calcext:value-type="float">
            <text:p>1,0149</text:p>
          </table:table-cell>
          <table:table-cell table:formula="of:=ROUND([.H19]/[.G19];4)" office:value-type="float" office:value="1.0078" calcext:value-type="float">
            <text:p>1,0078</text:p>
          </table:table-cell>
          <table:table-cell table:number-columns-repeated="3"/>
        </table:table-row>
        <table:table-row table:style-name="ro1">
          <table:table-cell table:formula="of:=AVERAGE([.$I20:.$M20])" office:value-type="float" office:value="0.99544" calcext:value-type="float">
            <text:p>0,99544</text:p>
          </table:table-cell>
          <table:table-cell office:value-type="string" calcext:value-type="string">
            <text:p>0219</text:p>
          </table:table-cell>
          <table:table-cell office:value-type="float" office:value="159633" calcext:value-type="float">
            <text:p>159633</text:p>
          </table:table-cell>
          <table:table-cell office:value-type="float" office:value="158939" calcext:value-type="float">
            <text:p>158939</text:p>
          </table:table-cell>
          <table:table-cell office:value-type="float" office:value="158392" calcext:value-type="float">
            <text:p>158392</text:p>
          </table:table-cell>
          <table:table-cell office:value-type="float" office:value="157615" calcext:value-type="float">
            <text:p>157615</text:p>
          </table:table-cell>
          <table:table-cell office:value-type="float" office:value="156921" calcext:value-type="float">
            <text:p>156921</text:p>
          </table:table-cell>
          <table:table-cell office:value-type="float" office:value="156015" calcext:value-type="float">
            <text:p>156015</text:p>
          </table:table-cell>
          <table:table-cell table:formula="of:=ROUND([.D20]/[.C20];4)" office:value-type="float" office:value="0.9957" calcext:value-type="float">
            <text:p>0,9957</text:p>
          </table:table-cell>
          <table:table-cell table:formula="of:=ROUND([.E20]/[.D20];4)" office:value-type="float" office:value="0.9966" calcext:value-type="float">
            <text:p>0,9966</text:p>
          </table:table-cell>
          <table:table-cell table:formula="of:=ROUND([.F20]/[.E20];4)" office:value-type="float" office:value="0.9951" calcext:value-type="float">
            <text:p>0,9951</text:p>
          </table:table-cell>
          <table:table-cell table:formula="of:=ROUND([.G20]/[.F20];4)" office:value-type="float" office:value="0.9956" calcext:value-type="float">
            <text:p>0,9956</text:p>
          </table:table-cell>
          <table:table-cell table:formula="of:=ROUND([.H20]/[.G20];4)" office:value-type="float" office:value="0.9942" calcext:value-type="float">
            <text:p>0,9942</text:p>
          </table:table-cell>
          <table:table-cell table:number-columns-repeated="3"/>
        </table:table-row>
        <table:table-row table:style-name="ro1">
          <table:table-cell table:formula="of:=AVERAGE([.$I21:.$M21])" office:value-type="float" office:value="1.0036" calcext:value-type="float">
            <text:p>1,0036</text:p>
          </table:table-cell>
          <table:table-cell office:value-type="string" calcext:value-type="string">
            <text:p>0220</text:p>
          </table:table-cell>
          <table:table-cell office:value-type="float" office:value="83699" calcext:value-type="float">
            <text:p>83699</text:p>
          </table:table-cell>
          <table:table-cell office:value-type="float" office:value="84063" calcext:value-type="float">
            <text:p>84063</text:p>
          </table:table-cell>
          <table:table-cell office:value-type="float" office:value="84495" calcext:value-type="float">
            <text:p>84495</text:p>
          </table:table-cell>
          <table:table-cell office:value-type="float" office:value="84886" calcext:value-type="float">
            <text:p>84886</text:p>
          </table:table-cell>
          <table:table-cell office:value-type="float" office:value="85253" calcext:value-type="float">
            <text:p>85253</text:p>
          </table:table-cell>
          <table:table-cell office:value-type="float" office:value="85226" calcext:value-type="float">
            <text:p>85226</text:p>
          </table:table-cell>
          <table:table-cell table:formula="of:=ROUND([.D21]/[.C21];4)" office:value-type="float" office:value="1.0043" calcext:value-type="float">
            <text:p>1,0043</text:p>
          </table:table-cell>
          <table:table-cell table:formula="of:=ROUND([.E21]/[.D21];4)" office:value-type="float" office:value="1.0051" calcext:value-type="float">
            <text:p>1,0051</text:p>
          </table:table-cell>
          <table:table-cell table:formula="of:=ROUND([.F21]/[.E21];4)" office:value-type="float" office:value="1.0046" calcext:value-type="float">
            <text:p>1,0046</text:p>
          </table:table-cell>
          <table:table-cell table:formula="of:=ROUND([.G21]/[.F21];4)" office:value-type="float" office:value="1.0043" calcext:value-type="float">
            <text:p>1,0043</text:p>
          </table:table-cell>
          <table:table-cell table:formula="of:=ROUND([.H21]/[.G21];4)" office:value-type="float" office:value="0.9997" calcext:value-type="float">
            <text:p>0,9997</text:p>
          </table:table-cell>
          <table:table-cell table:number-columns-repeated="3"/>
        </table:table-row>
        <table:table-row table:style-name="ro1">
          <table:table-cell table:formula="of:=AVERAGE([.$I22:.$M22])" office:value-type="float" office:value="0.9932" calcext:value-type="float">
            <text:p>0,9932</text:p>
          </table:table-cell>
          <table:table-cell office:value-type="string" calcext:value-type="string">
            <text:p>0221</text:p>
          </table:table-cell>
          <table:table-cell office:value-type="float" office:value="57023" calcext:value-type="float">
            <text:p>57023</text:p>
          </table:table-cell>
          <table:table-cell office:value-type="float" office:value="56788" calcext:value-type="float">
            <text:p>56788</text:p>
          </table:table-cell>
          <table:table-cell office:value-type="float" office:value="56446" calcext:value-type="float">
            <text:p>56446</text:p>
          </table:table-cell>
          <table:table-cell office:value-type="float" office:value="56004" calcext:value-type="float">
            <text:p>56004</text:p>
          </table:table-cell>
          <table:table-cell office:value-type="float" office:value="55611" calcext:value-type="float">
            <text:p>55611</text:p>
          </table:table-cell>
          <table:table-cell office:value-type="float" office:value="55107" calcext:value-type="float">
            <text:p>55107</text:p>
          </table:table-cell>
          <table:table-cell table:formula="of:=ROUND([.D22]/[.C22];4)" office:value-type="float" office:value="0.9959" calcext:value-type="float">
            <text:p>0,9959</text:p>
          </table:table-cell>
          <table:table-cell table:formula="of:=ROUND([.E22]/[.D22];4)" office:value-type="float" office:value="0.994" calcext:value-type="float">
            <text:p>0,994</text:p>
          </table:table-cell>
          <table:table-cell table:formula="of:=ROUND([.F22]/[.E22];4)" office:value-type="float" office:value="0.9922" calcext:value-type="float">
            <text:p>0,9922</text:p>
          </table:table-cell>
          <table:table-cell table:formula="of:=ROUND([.G22]/[.F22];4)" office:value-type="float" office:value="0.993" calcext:value-type="float">
            <text:p>0,993</text:p>
          </table:table-cell>
          <table:table-cell table:formula="of:=ROUND([.H22]/[.G22];4)" office:value-type="float" office:value="0.9909" calcext:value-type="float">
            <text:p>0,9909</text:p>
          </table:table-cell>
          <table:table-cell table:number-columns-repeated="3"/>
        </table:table-row>
        <table:table-row table:style-name="ro1">
          <table:table-cell table:formula="of:=AVERAGE([.$I23:.$M23])" office:value-type="float" office:value="0.99756" calcext:value-type="float">
            <text:p>0,99756</text:p>
          </table:table-cell>
          <table:table-cell office:value-type="string" calcext:value-type="string">
            <text:p>0222</text:p>
          </table:table-cell>
          <table:table-cell office:value-type="float" office:value="47194" calcext:value-type="float">
            <text:p>47194</text:p>
          </table:table-cell>
          <table:table-cell office:value-type="float" office:value="47137" calcext:value-type="float">
            <text:p>47137</text:p>
          </table:table-cell>
          <table:table-cell office:value-type="float" office:value="47124" calcext:value-type="float">
            <text:p>47124</text:p>
          </table:table-cell>
          <table:table-cell office:value-type="float" office:value="47056" calcext:value-type="float">
            <text:p>47056</text:p>
          </table:table-cell>
          <table:table-cell office:value-type="float" office:value="46818" calcext:value-type="float">
            <text:p>46818</text:p>
          </table:table-cell>
          <table:table-cell office:value-type="float" office:value="46623" calcext:value-type="float">
            <text:p>46623</text:p>
          </table:table-cell>
          <table:table-cell table:formula="of:=ROUND([.D23]/[.C23];4)" office:value-type="float" office:value="0.9988" calcext:value-type="float">
            <text:p>0,9988</text:p>
          </table:table-cell>
          <table:table-cell table:formula="of:=ROUND([.E23]/[.D23];4)" office:value-type="float" office:value="0.9997" calcext:value-type="float">
            <text:p>0,9997</text:p>
          </table:table-cell>
          <table:table-cell table:formula="of:=ROUND([.F23]/[.E23];4)" office:value-type="float" office:value="0.9986" calcext:value-type="float">
            <text:p>0,9986</text:p>
          </table:table-cell>
          <table:table-cell table:formula="of:=ROUND([.G23]/[.F23];4)" office:value-type="float" office:value="0.9949" calcext:value-type="float">
            <text:p>0,9949</text:p>
          </table:table-cell>
          <table:table-cell table:formula="of:=ROUND([.H23]/[.G23];4)" office:value-type="float" office:value="0.9958" calcext:value-type="float">
            <text:p>0,9958</text:p>
          </table:table-cell>
          <table:table-cell table:number-columns-repeated="3"/>
        </table:table-row>
        <table:table-row table:style-name="ro1">
          <table:table-cell table:formula="of:=AVERAGE([.$I24:.$M24])" office:value-type="float" office:value="1.03108" calcext:value-type="float">
            <text:p>1,03108</text:p>
          </table:table-cell>
          <table:table-cell office:value-type="string" calcext:value-type="string">
            <text:p>0223</text:p>
          </table:table-cell>
          <table:table-cell office:value-type="float" office:value="134145" calcext:value-type="float">
            <text:p>134145</text:p>
          </table:table-cell>
          <table:table-cell office:value-type="float" office:value="137419" calcext:value-type="float">
            <text:p>137419</text:p>
          </table:table-cell>
          <table:table-cell office:value-type="float" office:value="141337" calcext:value-type="float">
            <text:p>141337</text:p>
          </table:table-cell>
          <table:table-cell office:value-type="float" office:value="146060" calcext:value-type="float">
            <text:p>146060</text:p>
          </table:table-cell>
          <table:table-cell office:value-type="float" office:value="151385" calcext:value-type="float">
            <text:p>151385</text:p>
          </table:table-cell>
          <table:table-cell office:value-type="float" office:value="156322" calcext:value-type="float">
            <text:p>156322</text:p>
          </table:table-cell>
          <table:table-cell table:formula="of:=ROUND([.D24]/[.C24];4)" office:value-type="float" office:value="1.0244" calcext:value-type="float">
            <text:p>1,0244</text:p>
          </table:table-cell>
          <table:table-cell table:formula="of:=ROUND([.E24]/[.D24];4)" office:value-type="float" office:value="1.0285" calcext:value-type="float">
            <text:p>1,0285</text:p>
          </table:table-cell>
          <table:table-cell table:formula="of:=ROUND([.F24]/[.E24];4)" office:value-type="float" office:value="1.0334" calcext:value-type="float">
            <text:p>1,0334</text:p>
          </table:table-cell>
          <table:table-cell table:formula="of:=ROUND([.G24]/[.F24];4)" office:value-type="float" office:value="1.0365" calcext:value-type="float">
            <text:p>1,0365</text:p>
          </table:table-cell>
          <table:table-cell table:formula="of:=ROUND([.H24]/[.G24];4)" office:value-type="float" office:value="1.0326" calcext:value-type="float">
            <text:p>1,0326</text:p>
          </table:table-cell>
          <table:table-cell table:number-columns-repeated="3"/>
        </table:table-row>
        <table:table-row table:style-name="ro1">
          <table:table-cell table:formula="of:=AVERAGE([.$I25:.$M25])" office:value-type="float" office:value="0.99122" calcext:value-type="float">
            <text:p>0,99122</text:p>
          </table:table-cell>
          <table:table-cell office:value-type="string" calcext:value-type="string">
            <text:p>0224</text:p>
          </table:table-cell>
          <table:table-cell office:value-type="float" office:value="66971" calcext:value-type="float">
            <text:p>66971</text:p>
          </table:table-cell>
          <table:table-cell office:value-type="float" office:value="66527" calcext:value-type="float">
            <text:p>66527</text:p>
          </table:table-cell>
          <table:table-cell office:value-type="float" office:value="66009" calcext:value-type="float">
            <text:p>66009</text:p>
          </table:table-cell>
          <table:table-cell office:value-type="float" office:value="65428" calcext:value-type="float">
            <text:p>65428</text:p>
          </table:table-cell>
          <table:table-cell office:value-type="float" office:value="64802" calcext:value-type="float">
            <text:p>64802</text:p>
          </table:table-cell>
          <table:table-cell office:value-type="float" office:value="64080" calcext:value-type="float">
            <text:p>64080</text:p>
          </table:table-cell>
          <table:table-cell table:formula="of:=ROUND([.D25]/[.C25];4)" office:value-type="float" office:value="0.9934" calcext:value-type="float">
            <text:p>0,9934</text:p>
          </table:table-cell>
          <table:table-cell table:formula="of:=ROUND([.E25]/[.D25];4)" office:value-type="float" office:value="0.9922" calcext:value-type="float">
            <text:p>0,9922</text:p>
          </table:table-cell>
          <table:table-cell table:formula="of:=ROUND([.F25]/[.E25];4)" office:value-type="float" office:value="0.9912" calcext:value-type="float">
            <text:p>0,9912</text:p>
          </table:table-cell>
          <table:table-cell table:formula="of:=ROUND([.G25]/[.F25];4)" office:value-type="float" office:value="0.9904" calcext:value-type="float">
            <text:p>0,9904</text:p>
          </table:table-cell>
          <table:table-cell table:formula="of:=ROUND([.H25]/[.G25];4)" office:value-type="float" office:value="0.9889" calcext:value-type="float">
            <text:p>0,9889</text:p>
          </table:table-cell>
          <table:table-cell table:number-columns-repeated="3"/>
        </table:table-row>
        <table:table-row table:style-name="ro1">
          <table:table-cell table:formula="of:=AVERAGE([.$I26:.$M26])" office:value-type="float" office:value="0.9924" calcext:value-type="float">
            <text:p>0,9924</text:p>
          </table:table-cell>
          <table:table-cell office:value-type="string" calcext:value-type="string">
            <text:p>0225</text:p>
          </table:table-cell>
          <table:table-cell office:value-type="float" office:value="91815" calcext:value-type="float">
            <text:p>91815</text:p>
          </table:table-cell>
          <table:table-cell office:value-type="float" office:value="91258" calcext:value-type="float">
            <text:p>91258</text:p>
          </table:table-cell>
          <table:table-cell office:value-type="float" office:value="90584" calcext:value-type="float">
            <text:p>90584</text:p>
          </table:table-cell>
          <table:table-cell office:value-type="float" office:value="90003" calcext:value-type="float">
            <text:p>90003</text:p>
          </table:table-cell>
          <table:table-cell office:value-type="float" office:value="89188" calcext:value-type="float">
            <text:p>89188</text:p>
          </table:table-cell>
          <table:table-cell office:value-type="float" office:value="88386" calcext:value-type="float">
            <text:p>88386</text:p>
          </table:table-cell>
          <table:table-cell table:formula="of:=ROUND([.D26]/[.C26];4)" office:value-type="float" office:value="0.9939" calcext:value-type="float">
            <text:p>0,9939</text:p>
          </table:table-cell>
          <table:table-cell table:formula="of:=ROUND([.E26]/[.D26];4)" office:value-type="float" office:value="0.9926" calcext:value-type="float">
            <text:p>0,9926</text:p>
          </table:table-cell>
          <table:table-cell table:formula="of:=ROUND([.F26]/[.E26];4)" office:value-type="float" office:value="0.9936" calcext:value-type="float">
            <text:p>0,9936</text:p>
          </table:table-cell>
          <table:table-cell table:formula="of:=ROUND([.G26]/[.F26];4)" office:value-type="float" office:value="0.9909" calcext:value-type="float">
            <text:p>0,9909</text:p>
          </table:table-cell>
          <table:table-cell table:formula="of:=ROUND([.H26]/[.G26];4)" office:value-type="float" office:value="0.991" calcext:value-type="float">
            <text:p>0,991</text:p>
          </table:table-cell>
          <table:table-cell table:number-columns-repeated="3"/>
        </table:table-row>
        <table:table-row table:style-name="ro1">
          <table:table-cell table:formula="of:=AVERAGE([.$I27:.$M27])" office:value-type="float" office:value="0.99292" calcext:value-type="float">
            <text:p>0,99292</text:p>
          </table:table-cell>
          <table:table-cell office:value-type="string" calcext:value-type="string">
            <text:p>0226</text:p>
          </table:table-cell>
          <table:table-cell office:value-type="float" office:value="44598" calcext:value-type="float">
            <text:p>44598</text:p>
          </table:table-cell>
          <table:table-cell office:value-type="float" office:value="44381" calcext:value-type="float">
            <text:p>44381</text:p>
          </table:table-cell>
          <table:table-cell office:value-type="float" office:value="44126" calcext:value-type="float">
            <text:p>44126</text:p>
          </table:table-cell>
          <table:table-cell office:value-type="float" office:value="43869" calcext:value-type="float">
            <text:p>43869</text:p>
          </table:table-cell>
          <table:table-cell office:value-type="float" office:value="43490" calcext:value-type="float">
            <text:p>43490</text:p>
          </table:table-cell>
          <table:table-cell office:value-type="float" office:value="43038" calcext:value-type="float">
            <text:p>43038</text:p>
          </table:table-cell>
          <table:table-cell table:formula="of:=ROUND([.D27]/[.C27];4)" office:value-type="float" office:value="0.9951" calcext:value-type="float">
            <text:p>0,9951</text:p>
          </table:table-cell>
          <table:table-cell table:formula="of:=ROUND([.E27]/[.D27];4)" office:value-type="float" office:value="0.9943" calcext:value-type="float">
            <text:p>0,9943</text:p>
          </table:table-cell>
          <table:table-cell table:formula="of:=ROUND([.F27]/[.E27];4)" office:value-type="float" office:value="0.9942" calcext:value-type="float">
            <text:p>0,9942</text:p>
          </table:table-cell>
          <table:table-cell table:formula="of:=ROUND([.G27]/[.F27];4)" office:value-type="float" office:value="0.9914" calcext:value-type="float">
            <text:p>0,9914</text:p>
          </table:table-cell>
          <table:table-cell table:formula="of:=ROUND([.H27]/[.G27];4)" office:value-type="float" office:value="0.9896" calcext:value-type="float">
            <text:p>0,9896</text:p>
          </table:table-cell>
          <table:table-cell table:number-columns-repeated="3"/>
        </table:table-row>
        <table:table-row table:style-name="ro1">
          <table:table-cell table:formula="of:=AVERAGE([.$I28:.$M28])" office:value-type="float" office:value="0.9933" calcext:value-type="float">
            <text:p>0,9933</text:p>
          </table:table-cell>
          <table:table-cell office:value-type="string" calcext:value-type="string">
            <text:p>0261</text:p>
          </table:table-cell>
          <table:table-cell office:value-type="float" office:value="81010" calcext:value-type="float">
            <text:p>81010</text:p>
          </table:table-cell>
          <table:table-cell office:value-type="float" office:value="80524" calcext:value-type="float">
            <text:p>80524</text:p>
          </table:table-cell>
          <table:table-cell office:value-type="float" office:value="80072" calcext:value-type="float">
            <text:p>80072</text:p>
          </table:table-cell>
          <table:table-cell office:value-type="float" office:value="79480" calcext:value-type="float">
            <text:p>79480</text:p>
          </table:table-cell>
          <table:table-cell office:value-type="float" office:value="79061" calcext:value-type="float">
            <text:p>79061</text:p>
          </table:table-cell>
          <table:table-cell office:value-type="float" office:value="78335" calcext:value-type="float">
            <text:p>78335</text:p>
          </table:table-cell>
          <table:table-cell table:formula="of:=ROUND([.D28]/[.C28];4)" office:value-type="float" office:value="0.994" calcext:value-type="float">
            <text:p>0,994</text:p>
          </table:table-cell>
          <table:table-cell table:formula="of:=ROUND([.E28]/[.D28];4)" office:value-type="float" office:value="0.9944" calcext:value-type="float">
            <text:p>0,9944</text:p>
          </table:table-cell>
          <table:table-cell table:formula="of:=ROUND([.F28]/[.E28];4)" office:value-type="float" office:value="0.9926" calcext:value-type="float">
            <text:p>0,9926</text:p>
          </table:table-cell>
          <table:table-cell table:formula="of:=ROUND([.G28]/[.F28];4)" office:value-type="float" office:value="0.9947" calcext:value-type="float">
            <text:p>0,9947</text:p>
          </table:table-cell>
          <table:table-cell table:formula="of:=ROUND([.H28]/[.G28];4)" office:value-type="float" office:value="0.9908" calcext:value-type="float">
            <text:p>0,9908</text:p>
          </table:table-cell>
          <table:table-cell table:number-columns-repeated="3"/>
        </table:table-row>
        <table:table-row table:style-name="ro1">
          <table:table-cell table:formula="of:=AVERAGE([.$I29:.$M29])" office:value-type="float" office:value="0.9951" calcext:value-type="float">
            <text:p>0,9951</text:p>
          </table:table-cell>
          <table:table-cell office:value-type="string" calcext:value-type="string">
            <text:p>0262</text:p>
          </table:table-cell>
          <table:table-cell office:value-type="float" office:value="100886" calcext:value-type="float">
            <text:p>100886</text:p>
          </table:table-cell>
          <table:table-cell office:value-type="float" office:value="100718" calcext:value-type="float">
            <text:p>100718</text:p>
          </table:table-cell>
          <table:table-cell office:value-type="float" office:value="100324" calcext:value-type="float">
            <text:p>100324</text:p>
          </table:table-cell>
          <table:table-cell office:value-type="float" office:value="99752" calcext:value-type="float">
            <text:p>99752</text:p>
          </table:table-cell>
          <table:table-cell office:value-type="float" office:value="99350" calcext:value-type="float">
            <text:p>99350</text:p>
          </table:table-cell>
          <table:table-cell office:value-type="float" office:value="98436" calcext:value-type="float">
            <text:p>98436</text:p>
          </table:table-cell>
          <table:table-cell table:formula="of:=ROUND([.D29]/[.C29];4)" office:value-type="float" office:value="0.9983" calcext:value-type="float">
            <text:p>0,9983</text:p>
          </table:table-cell>
          <table:table-cell table:formula="of:=ROUND([.E29]/[.D29];4)" office:value-type="float" office:value="0.9961" calcext:value-type="float">
            <text:p>0,9961</text:p>
          </table:table-cell>
          <table:table-cell table:formula="of:=ROUND([.F29]/[.E29];4)" office:value-type="float" office:value="0.9943" calcext:value-type="float">
            <text:p>0,9943</text:p>
          </table:table-cell>
          <table:table-cell table:formula="of:=ROUND([.G29]/[.F29];4)" office:value-type="float" office:value="0.996" calcext:value-type="float">
            <text:p>0,996</text:p>
          </table:table-cell>
          <table:table-cell table:formula="of:=ROUND([.H29]/[.G29];4)" office:value-type="float" office:value="0.9908" calcext:value-type="float">
            <text:p>0,9908</text:p>
          </table:table-cell>
          <table:table-cell table:number-columns-repeated="3"/>
        </table:table-row>
        <table:table-row table:style-name="ro1">
          <table:table-cell table:formula="of:=AVERAGE([.$I30:.$M30])" office:value-type="float" office:value="0.99032" calcext:value-type="float">
            <text:p>0,99032</text:p>
          </table:table-cell>
          <table:table-cell office:value-type="string" calcext:value-type="string">
            <text:p>0265</text:p>
          </table:table-cell>
          <table:table-cell office:value-type="float" office:value="115453" calcext:value-type="float">
            <text:p>115453</text:p>
          </table:table-cell>
          <table:table-cell office:value-type="float" office:value="114568" calcext:value-type="float">
            <text:p>114568</text:p>
          </table:table-cell>
          <table:table-cell office:value-type="float" office:value="113621" calcext:value-type="float">
            <text:p>113621</text:p>
          </table:table-cell>
          <table:table-cell office:value-type="float" office:value="112594" calcext:value-type="float">
            <text:p>112594</text:p>
          </table:table-cell>
          <table:table-cell office:value-type="float" office:value="111356" calcext:value-type="float">
            <text:p>111356</text:p>
          </table:table-cell>
          <table:table-cell office:value-type="float" office:value="109971" calcext:value-type="float">
            <text:p>109971</text:p>
          </table:table-cell>
          <table:table-cell table:formula="of:=ROUND([.D30]/[.C30];4)" office:value-type="float" office:value="0.9923" calcext:value-type="float">
            <text:p>0,9923</text:p>
          </table:table-cell>
          <table:table-cell table:formula="of:=ROUND([.E30]/[.D30];4)" office:value-type="float" office:value="0.9917" calcext:value-type="float">
            <text:p>0,9917</text:p>
          </table:table-cell>
          <table:table-cell table:formula="of:=ROUND([.F30]/[.E30];4)" office:value-type="float" office:value="0.991" calcext:value-type="float">
            <text:p>0,991</text:p>
          </table:table-cell>
          <table:table-cell table:formula="of:=ROUND([.G30]/[.F30];4)" office:value-type="float" office:value="0.989" calcext:value-type="float">
            <text:p>0,989</text:p>
          </table:table-cell>
          <table:table-cell table:formula="of:=ROUND([.H30]/[.G30];4)" office:value-type="float" office:value="0.9876" calcext:value-type="float">
            <text:p>0,9876</text:p>
          </table:table-cell>
          <table:table-cell table:number-columns-repeated="3"/>
        </table:table-row>
        <table:table-row table:style-name="ro1">
          <table:table-cell table:formula="of:=AVERAGE([.$I31:.$M31])" office:value-type="float" office:value="1.00192" calcext:value-type="float">
            <text:p>1,00192</text:p>
          </table:table-cell>
          <table:table-cell office:value-type="string" calcext:value-type="string">
            <text:p>0264</text:p>
          </table:table-cell>
          <table:table-cell office:value-type="float" office:value="635759" calcext:value-type="float">
            <text:p>635759</text:p>
          </table:table-cell>
          <table:table-cell office:value-type="float" office:value="637683" calcext:value-type="float">
            <text:p>637683</text:p>
          </table:table-cell>
          <table:table-cell office:value-type="float" office:value="638586" calcext:value-type="float">
            <text:p>638586</text:p>
          </table:table-cell>
          <table:table-cell office:value-type="float" office:value="640648" calcext:value-type="float">
            <text:p>640648</text:p>
          </table:table-cell>
          <table:table-cell office:value-type="float" office:value="642869" calcext:value-type="float">
            <text:p>642869</text:p>
          </table:table-cell>
          <table:table-cell office:value-type="float" office:value="641928" calcext:value-type="float">
            <text:p>641928</text:p>
          </table:table-cell>
          <table:table-cell table:formula="of:=ROUND([.D31]/[.C31];4)" office:value-type="float" office:value="1.003" calcext:value-type="float">
            <text:p>1,003</text:p>
          </table:table-cell>
          <table:table-cell table:formula="of:=ROUND([.E31]/[.D31];4)" office:value-type="float" office:value="1.0014" calcext:value-type="float">
            <text:p>1,0014</text:p>
          </table:table-cell>
          <table:table-cell table:formula="of:=ROUND([.F31]/[.E31];4)" office:value-type="float" office:value="1.0032" calcext:value-type="float">
            <text:p>1,0032</text:p>
          </table:table-cell>
          <table:table-cell table:formula="of:=ROUND([.G31]/[.F31];4)" office:value-type="float" office:value="1.0035" calcext:value-type="float">
            <text:p>1,0035</text:p>
          </table:table-cell>
          <table:table-cell table:formula="of:=ROUND([.H31]/[.G31];4)" office:value-type="float" office:value="0.9985" calcext:value-type="float">
            <text:p>0,9985</text:p>
          </table:table-cell>
          <table:table-cell table:number-columns-repeated="3"/>
        </table:table-row>
        <table:table-row table:style-name="ro1">
          <table:table-cell table:formula="of:=AVERAGE([.$I32:.$M32])" office:value-type="float" office:value="0.99752" calcext:value-type="float">
            <text:p>0,99752</text:p>
          </table:table-cell>
          <table:table-cell office:value-type="string" calcext:value-type="string">
            <text:p>0401</text:p>
          </table:table-cell>
          <table:table-cell office:value-type="float" office:value="55573" calcext:value-type="float">
            <text:p>55573</text:p>
          </table:table-cell>
          <table:table-cell office:value-type="float" office:value="55347" calcext:value-type="float">
            <text:p>55347</text:p>
          </table:table-cell>
          <table:table-cell office:value-type="float" office:value="55337" calcext:value-type="float">
            <text:p>55337</text:p>
          </table:table-cell>
          <table:table-cell office:value-type="float" office:value="55274" calcext:value-type="float">
            <text:p>55274</text:p>
          </table:table-cell>
          <table:table-cell office:value-type="float" office:value="55066" calcext:value-type="float">
            <text:p>55066</text:p>
          </table:table-cell>
          <table:table-cell office:value-type="float" office:value="54891" calcext:value-type="float">
            <text:p>54891</text:p>
          </table:table-cell>
          <table:table-cell table:formula="of:=ROUND([.D32]/[.C32];4)" office:value-type="float" office:value="0.9959" calcext:value-type="float">
            <text:p>0,9959</text:p>
          </table:table-cell>
          <table:table-cell table:formula="of:=ROUND([.E32]/[.D32];4)" office:value-type="float" office:value="0.9998" calcext:value-type="float">
            <text:p>0,9998</text:p>
          </table:table-cell>
          <table:table-cell table:formula="of:=ROUND([.F32]/[.E32];4)" office:value-type="float" office:value="0.9989" calcext:value-type="float">
            <text:p>0,9989</text:p>
          </table:table-cell>
          <table:table-cell table:formula="of:=ROUND([.G32]/[.F32];4)" office:value-type="float" office:value="0.9962" calcext:value-type="float">
            <text:p>0,9962</text:p>
          </table:table-cell>
          <table:table-cell table:formula="of:=ROUND([.H32]/[.G32];4)" office:value-type="float" office:value="0.9968" calcext:value-type="float">
            <text:p>0,9968</text:p>
          </table:table-cell>
          <table:table-cell table:number-columns-repeated="3"/>
        </table:table-row>
        <table:table-row table:style-name="ro1">
          <table:table-cell table:formula="of:=AVERAGE([.$I33:.$M33])" office:value-type="float" office:value="1.0015" calcext:value-type="float">
            <text:p>1,0015</text:p>
          </table:table-cell>
          <table:table-cell office:value-type="string" calcext:value-type="string">
            <text:p>0402</text:p>
          </table:table-cell>
          <table:table-cell office:value-type="float" office:value="78431" calcext:value-type="float">
            <text:p>78431</text:p>
          </table:table-cell>
          <table:table-cell office:value-type="float" office:value="78630" calcext:value-type="float">
            <text:p>78630</text:p>
          </table:table-cell>
          <table:table-cell office:value-type="float" office:value="78879" calcext:value-type="float">
            <text:p>78879</text:p>
          </table:table-cell>
          <table:table-cell office:value-type="float" office:value="78898" calcext:value-type="float">
            <text:p>78898</text:p>
          </table:table-cell>
          <table:table-cell office:value-type="float" office:value="79097" calcext:value-type="float">
            <text:p>79097</text:p>
          </table:table-cell>
          <table:table-cell office:value-type="float" office:value="79023" calcext:value-type="float">
            <text:p>79023</text:p>
          </table:table-cell>
          <table:table-cell table:formula="of:=ROUND([.D33]/[.C33];4)" office:value-type="float" office:value="1.0025" calcext:value-type="float">
            <text:p>1,0025</text:p>
          </table:table-cell>
          <table:table-cell table:formula="of:=ROUND([.E33]/[.D33];4)" office:value-type="float" office:value="1.0032" calcext:value-type="float">
            <text:p>1,0032</text:p>
          </table:table-cell>
          <table:table-cell table:formula="of:=ROUND([.F33]/[.E33];4)" office:value-type="float" office:value="1.0002" calcext:value-type="float">
            <text:p>1,0002</text:p>
          </table:table-cell>
          <table:table-cell table:formula="of:=ROUND([.G33]/[.F33];4)" office:value-type="float" office:value="1.0025" calcext:value-type="float">
            <text:p>1,0025</text:p>
          </table:table-cell>
          <table:table-cell table:formula="of:=ROUND([.H33]/[.G33];4)" office:value-type="float" office:value="0.9991" calcext:value-type="float">
            <text:p>0,9991</text:p>
          </table:table-cell>
          <table:table-cell table:number-columns-repeated="3"/>
        </table:table-row>
        <table:table-row table:style-name="ro1">
          <table:table-cell table:formula="of:=AVERAGE([.$I34:.$M34])" office:value-type="float" office:value="1.01284" calcext:value-type="float">
            <text:p>1,01284</text:p>
          </table:table-cell>
          <table:table-cell office:value-type="string" calcext:value-type="string">
            <text:p>0403</text:p>
          </table:table-cell>
          <table:table-cell office:value-type="float" office:value="112992" calcext:value-type="float">
            <text:p>112992</text:p>
          </table:table-cell>
          <table:table-cell office:value-type="float" office:value="114418" calcext:value-type="float">
            <text:p>114418</text:p>
          </table:table-cell>
          <table:table-cell office:value-type="float" office:value="115981" calcext:value-type="float">
            <text:p>115981</text:p>
          </table:table-cell>
          <table:table-cell office:value-type="float" office:value="117325" calcext:value-type="float">
            <text:p>117325</text:p>
          </table:table-cell>
          <table:table-cell office:value-type="float" office:value="118683" calcext:value-type="float">
            <text:p>118683</text:p>
          </table:table-cell>
          <table:table-cell office:value-type="float" office:value="120432" calcext:value-type="float">
            <text:p>120432</text:p>
          </table:table-cell>
          <table:table-cell table:formula="of:=ROUND([.D34]/[.C34];4)" office:value-type="float" office:value="1.0126" calcext:value-type="float">
            <text:p>1,0126</text:p>
          </table:table-cell>
          <table:table-cell table:formula="of:=ROUND([.E34]/[.D34];4)" office:value-type="float" office:value="1.0137" calcext:value-type="float">
            <text:p>1,0137</text:p>
          </table:table-cell>
          <table:table-cell table:formula="of:=ROUND([.F34]/[.E34];4)" office:value-type="float" office:value="1.0116" calcext:value-type="float">
            <text:p>1,0116</text:p>
          </table:table-cell>
          <table:table-cell table:formula="of:=ROUND([.G34]/[.F34];4)" office:value-type="float" office:value="1.0116" calcext:value-type="float">
            <text:p>1,0116</text:p>
          </table:table-cell>
          <table:table-cell table:formula="of:=ROUND([.H34]/[.G34];4)" office:value-type="float" office:value="1.0147" calcext:value-type="float">
            <text:p>1,0147</text:p>
          </table:table-cell>
          <table:table-cell table:number-columns-repeated="3"/>
        </table:table-row>
        <table:table-row table:style-name="ro1">
          <table:table-cell table:formula="of:=AVERAGE([.$I35:.$M35])" office:value-type="float" office:value="0.9973" calcext:value-type="float">
            <text:p>0,9973</text:p>
          </table:table-cell>
          <table:table-cell office:value-type="string" calcext:value-type="string">
            <text:p>0404</text:p>
          </table:table-cell>
          <table:table-cell office:value-type="float" office:value="52361" calcext:value-type="float">
            <text:p>52361</text:p>
          </table:table-cell>
          <table:table-cell office:value-type="float" office:value="52236" calcext:value-type="float">
            <text:p>52236</text:p>
          </table:table-cell>
          <table:table-cell office:value-type="float" office:value="52292" calcext:value-type="float">
            <text:p>52292</text:p>
          </table:table-cell>
          <table:table-cell office:value-type="float" office:value="52193" calcext:value-type="float">
            <text:p>52193</text:p>
          </table:table-cell>
          <table:table-cell office:value-type="float" office:value="51925" calcext:value-type="float">
            <text:p>51925</text:p>
          </table:table-cell>
          <table:table-cell office:value-type="float" office:value="51657" calcext:value-type="float">
            <text:p>51657</text:p>
          </table:table-cell>
          <table:table-cell table:formula="of:=ROUND([.D35]/[.C35];4)" office:value-type="float" office:value="0.9976" calcext:value-type="float">
            <text:p>0,9976</text:p>
          </table:table-cell>
          <table:table-cell table:formula="of:=ROUND([.E35]/[.D35];4)" office:value-type="float" office:value="1.0011" calcext:value-type="float">
            <text:p>1,0011</text:p>
          </table:table-cell>
          <table:table-cell table:formula="of:=ROUND([.F35]/[.E35];4)" office:value-type="float" office:value="0.9981" calcext:value-type="float">
            <text:p>0,9981</text:p>
          </table:table-cell>
          <table:table-cell table:formula="of:=ROUND([.G35]/[.F35];4)" office:value-type="float" office:value="0.9949" calcext:value-type="float">
            <text:p>0,9949</text:p>
          </table:table-cell>
          <table:table-cell table:formula="of:=ROUND([.H35]/[.G35];4)" office:value-type="float" office:value="0.9948" calcext:value-type="float">
            <text:p>0,9948</text:p>
          </table:table-cell>
          <table:table-cell table:number-columns-repeated="3"/>
        </table:table-row>
        <table:table-row table:style-name="ro1">
          <table:table-cell table:formula="of:=AVERAGE([.$I36:.$M36])" office:value-type="float" office:value="0.99786" calcext:value-type="float">
            <text:p>0,99786</text:p>
          </table:table-cell>
          <table:table-cell office:value-type="string" calcext:value-type="string">
            <text:p>0405</text:p>
          </table:table-cell>
          <table:table-cell office:value-type="float" office:value="45342" calcext:value-type="float">
            <text:p>45342</text:p>
          </table:table-cell>
          <table:table-cell office:value-type="float" office:value="45250" calcext:value-type="float">
            <text:p>45250</text:p>
          </table:table-cell>
          <table:table-cell office:value-type="float" office:value="45289" calcext:value-type="float">
            <text:p>45289</text:p>
          </table:table-cell>
          <table:table-cell office:value-type="float" office:value="45140" calcext:value-type="float">
            <text:p>45140</text:p>
          </table:table-cell>
          <table:table-cell office:value-type="float" office:value="45018" calcext:value-type="float">
            <text:p>45018</text:p>
          </table:table-cell>
          <table:table-cell office:value-type="float" office:value="44855" calcext:value-type="float">
            <text:p>44855</text:p>
          </table:table-cell>
          <table:table-cell table:formula="of:=ROUND([.D36]/[.C36];4)" office:value-type="float" office:value="0.998" calcext:value-type="float">
            <text:p>0,998</text:p>
          </table:table-cell>
          <table:table-cell table:formula="of:=ROUND([.E36]/[.D36];4)" office:value-type="float" office:value="1.0009" calcext:value-type="float">
            <text:p>1,0009</text:p>
          </table:table-cell>
          <table:table-cell table:formula="of:=ROUND([.F36]/[.E36];4)" office:value-type="float" office:value="0.9967" calcext:value-type="float">
            <text:p>0,9967</text:p>
          </table:table-cell>
          <table:table-cell table:formula="of:=ROUND([.G36]/[.F36];4)" office:value-type="float" office:value="0.9973" calcext:value-type="float">
            <text:p>0,9973</text:p>
          </table:table-cell>
          <table:table-cell table:formula="of:=ROUND([.H36]/[.G36];4)" office:value-type="float" office:value="0.9964" calcext:value-type="float">
            <text:p>0,9964</text:p>
          </table:table-cell>
          <table:table-cell table:number-columns-repeated="3"/>
        </table:table-row>
        <table:table-row table:style-name="ro1">
          <table:table-cell table:formula="of:=AVERAGE([.$I37:.$M37])" office:value-type="float" office:value="0.9998" calcext:value-type="float">
            <text:p>0,9998</text:p>
          </table:table-cell>
          <table:table-cell office:value-type="string" calcext:value-type="string">
            <text:p>0406</text:p>
          </table:table-cell>
          <table:table-cell office:value-type="float" office:value="40346" calcext:value-type="float">
            <text:p>40346</text:p>
          </table:table-cell>
          <table:table-cell office:value-type="float" office:value="40364" calcext:value-type="float">
            <text:p>40364</text:p>
          </table:table-cell>
          <table:table-cell office:value-type="float" office:value="40368" calcext:value-type="float">
            <text:p>40368</text:p>
          </table:table-cell>
          <table:table-cell office:value-type="float" office:value="40271" calcext:value-type="float">
            <text:p>40271</text:p>
          </table:table-cell>
          <table:table-cell office:value-type="float" office:value="40238" calcext:value-type="float">
            <text:p>40238</text:p>
          </table:table-cell>
          <table:table-cell office:value-type="float" office:value="40305" calcext:value-type="float">
            <text:p>40305</text:p>
          </table:table-cell>
          <table:table-cell table:formula="of:=ROUND([.D37]/[.C37];4)" office:value-type="float" office:value="1.0004" calcext:value-type="float">
            <text:p>1,0004</text:p>
          </table:table-cell>
          <table:table-cell table:formula="of:=ROUND([.E37]/[.D37];4)" office:value-type="float" office:value="1.0001" calcext:value-type="float">
            <text:p>1,0001</text:p>
          </table:table-cell>
          <table:table-cell table:formula="of:=ROUND([.F37]/[.E37];4)" office:value-type="float" office:value="0.9976" calcext:value-type="float">
            <text:p>0,9976</text:p>
          </table:table-cell>
          <table:table-cell table:formula="of:=ROUND([.G37]/[.F37];4)" office:value-type="float" office:value="0.9992" calcext:value-type="float">
            <text:p>0,9992</text:p>
          </table:table-cell>
          <table:table-cell table:formula="of:=ROUND([.H37]/[.G37];4)" office:value-type="float" office:value="1.0017" calcext:value-type="float">
            <text:p>1,0017</text:p>
          </table:table-cell>
          <table:table-cell table:number-columns-repeated="3"/>
        </table:table-row>
        <table:table-row table:style-name="ro1">
          <table:table-cell table:formula="of:=AVERAGE([.$I38:.$M38])" office:value-type="float" office:value="0.99498" calcext:value-type="float">
            <text:p>0,99498</text:p>
          </table:table-cell>
          <table:table-cell office:value-type="string" calcext:value-type="string">
            <text:p>0407</text:p>
          </table:table-cell>
          <table:table-cell office:value-type="float" office:value="162545" calcext:value-type="float">
            <text:p>162545</text:p>
          </table:table-cell>
          <table:table-cell office:value-type="float" office:value="162011" calcext:value-type="float">
            <text:p>162011</text:p>
          </table:table-cell>
          <table:table-cell office:value-type="float" office:value="161591" calcext:value-type="float">
            <text:p>161591</text:p>
          </table:table-cell>
          <table:table-cell office:value-type="float" office:value="160647" calcext:value-type="float">
            <text:p>160647</text:p>
          </table:table-cell>
          <table:table-cell office:value-type="float" office:value="159814" calcext:value-type="float">
            <text:p>159814</text:p>
          </table:table-cell>
          <table:table-cell office:value-type="float" office:value="158496" calcext:value-type="float">
            <text:p>158496</text:p>
          </table:table-cell>
          <table:table-cell table:formula="of:=ROUND([.D38]/[.C38];4)" office:value-type="float" office:value="0.9967" calcext:value-type="float">
            <text:p>0,9967</text:p>
          </table:table-cell>
          <table:table-cell table:formula="of:=ROUND([.E38]/[.D38];4)" office:value-type="float" office:value="0.9974" calcext:value-type="float">
            <text:p>0,9974</text:p>
          </table:table-cell>
          <table:table-cell table:formula="of:=ROUND([.F38]/[.E38];4)" office:value-type="float" office:value="0.9942" calcext:value-type="float">
            <text:p>0,9942</text:p>
          </table:table-cell>
          <table:table-cell table:formula="of:=ROUND([.G38]/[.F38];4)" office:value-type="float" office:value="0.9948" calcext:value-type="float">
            <text:p>0,9948</text:p>
          </table:table-cell>
          <table:table-cell table:formula="of:=ROUND([.H38]/[.G38];4)" office:value-type="float" office:value="0.9918" calcext:value-type="float">
            <text:p>0,9918</text:p>
          </table:table-cell>
          <table:table-cell table:number-columns-repeated="3"/>
        </table:table-row>
        <table:table-row table:style-name="ro1">
          <table:table-cell table:formula="of:=AVERAGE([.$I39:.$M39])" office:value-type="float" office:value="0.99586" calcext:value-type="float">
            <text:p>0,99586</text:p>
          </table:table-cell>
          <table:table-cell office:value-type="string" calcext:value-type="string">
            <text:p>0408</text:p>
          </table:table-cell>
          <table:table-cell office:value-type="float" office:value="66823" calcext:value-type="float">
            <text:p>66823</text:p>
          </table:table-cell>
          <table:table-cell office:value-type="float" office:value="66575" calcext:value-type="float">
            <text:p>66575</text:p>
          </table:table-cell>
          <table:table-cell office:value-type="float" office:value="66517" calcext:value-type="float">
            <text:p>66517</text:p>
          </table:table-cell>
          <table:table-cell office:value-type="float" office:value="66062" calcext:value-type="float">
            <text:p>66062</text:p>
          </table:table-cell>
          <table:table-cell office:value-type="float" office:value="65750" calcext:value-type="float">
            <text:p>65750</text:p>
          </table:table-cell>
          <table:table-cell office:value-type="float" office:value="65450" calcext:value-type="float">
            <text:p>65450</text:p>
          </table:table-cell>
          <table:table-cell table:formula="of:=ROUND([.D39]/[.C39];4)" office:value-type="float" office:value="0.9963" calcext:value-type="float">
            <text:p>0,9963</text:p>
          </table:table-cell>
          <table:table-cell table:formula="of:=ROUND([.E39]/[.D39];4)" office:value-type="float" office:value="0.9991" calcext:value-type="float">
            <text:p>0,9991</text:p>
          </table:table-cell>
          <table:table-cell table:formula="of:=ROUND([.F39]/[.E39];4)" office:value-type="float" office:value="0.9932" calcext:value-type="float">
            <text:p>0,9932</text:p>
          </table:table-cell>
          <table:table-cell table:formula="of:=ROUND([.G39]/[.F39];4)" office:value-type="float" office:value="0.9953" calcext:value-type="float">
            <text:p>0,9953</text:p>
          </table:table-cell>
          <table:table-cell table:formula="of:=ROUND([.H39]/[.G39];4)" office:value-type="float" office:value="0.9954" calcext:value-type="float">
            <text:p>0,9954</text:p>
          </table:table-cell>
          <table:table-cell table:number-columns-repeated="3"/>
        </table:table-row>
        <table:table-row table:style-name="ro1">
          <table:table-cell table:formula="of:=AVERAGE([.$I40:.$M40])" office:value-type="float" office:value="0.99664" calcext:value-type="float">
            <text:p>0,99664</text:p>
          </table:table-cell>
          <table:table-cell office:value-type="string" calcext:value-type="string">
            <text:p>0409</text:p>
          </table:table-cell>
          <table:table-cell office:value-type="float" office:value="46254" calcext:value-type="float">
            <text:p>46254</text:p>
          </table:table-cell>
          <table:table-cell office:value-type="float" office:value="46197" calcext:value-type="float">
            <text:p>46197</text:p>
          </table:table-cell>
          <table:table-cell office:value-type="float" office:value="46046" calcext:value-type="float">
            <text:p>46046</text:p>
          </table:table-cell>
          <table:table-cell office:value-type="float" office:value="45821" calcext:value-type="float">
            <text:p>45821</text:p>
          </table:table-cell>
          <table:table-cell office:value-type="float" office:value="45619" calcext:value-type="float">
            <text:p>45619</text:p>
          </table:table-cell>
          <table:table-cell office:value-type="float" office:value="45482" calcext:value-type="float">
            <text:p>45482</text:p>
          </table:table-cell>
          <table:table-cell table:formula="of:=ROUND([.D40]/[.C40];4)" office:value-type="float" office:value="0.9988" calcext:value-type="float">
            <text:p>0,9988</text:p>
          </table:table-cell>
          <table:table-cell table:formula="of:=ROUND([.E40]/[.D40];4)" office:value-type="float" office:value="0.9967" calcext:value-type="float">
            <text:p>0,9967</text:p>
          </table:table-cell>
          <table:table-cell table:formula="of:=ROUND([.F40]/[.E40];4)" office:value-type="float" office:value="0.9951" calcext:value-type="float">
            <text:p>0,9951</text:p>
          </table:table-cell>
          <table:table-cell table:formula="of:=ROUND([.G40]/[.F40];4)" office:value-type="float" office:value="0.9956" calcext:value-type="float">
            <text:p>0,9956</text:p>
          </table:table-cell>
          <table:table-cell table:formula="of:=ROUND([.H40]/[.G40];4)" office:value-type="float" office:value="0.997" calcext:value-type="float">
            <text:p>0,997</text:p>
          </table:table-cell>
          <table:table-cell table:number-columns-repeated="3"/>
        </table:table-row>
        <table:table-row table:style-name="ro1">
          <table:table-cell table:formula="of:=AVERAGE([.$I41:.$M41])" office:value-type="float" office:value="0.99834" calcext:value-type="float">
            <text:p>0,99834</text:p>
          </table:table-cell>
          <table:table-cell office:value-type="string" calcext:value-type="string">
            <text:p>0410</text:p>
          </table:table-cell>
          <table:table-cell office:value-type="float" office:value="86841" calcext:value-type="float">
            <text:p>86841</text:p>
          </table:table-cell>
          <table:table-cell office:value-type="float" office:value="86774" calcext:value-type="float">
            <text:p>86774</text:p>
          </table:table-cell>
          <table:table-cell office:value-type="float" office:value="86764" calcext:value-type="float">
            <text:p>86764</text:p>
          </table:table-cell>
          <table:table-cell office:value-type="float" office:value="86590" calcext:value-type="float">
            <text:p>86590</text:p>
          </table:table-cell>
          <table:table-cell office:value-type="float" office:value="86311" calcext:value-type="float">
            <text:p>86311</text:p>
          </table:table-cell>
          <table:table-cell office:value-type="float" office:value="86119" calcext:value-type="float">
            <text:p>86119</text:p>
          </table:table-cell>
          <table:table-cell table:formula="of:=ROUND([.D41]/[.C41];4)" office:value-type="float" office:value="0.9992" calcext:value-type="float">
            <text:p>0,9992</text:p>
          </table:table-cell>
          <table:table-cell table:formula="of:=ROUND([.E41]/[.D41];4)" office:value-type="float" office:value="0.9999" calcext:value-type="float">
            <text:p>0,9999</text:p>
          </table:table-cell>
          <table:table-cell table:formula="of:=ROUND([.F41]/[.E41];4)" office:value-type="float" office:value="0.998" calcext:value-type="float">
            <text:p>0,998</text:p>
          </table:table-cell>
          <table:table-cell table:formula="of:=ROUND([.G41]/[.F41];4)" office:value-type="float" office:value="0.9968" calcext:value-type="float">
            <text:p>0,9968</text:p>
          </table:table-cell>
          <table:table-cell table:formula="of:=ROUND([.H41]/[.G41];4)" office:value-type="float" office:value="0.9978" calcext:value-type="float">
            <text:p>0,9978</text:p>
          </table:table-cell>
          <table:table-cell table:number-columns-repeated="3"/>
        </table:table-row>
        <table:table-row table:style-name="ro1">
          <table:table-cell table:formula="of:=AVERAGE([.$I42:.$M42])" office:value-type="float" office:value="0.9934" calcext:value-type="float">
            <text:p>0,9934</text:p>
          </table:table-cell>
          <table:table-cell office:value-type="string" calcext:value-type="string">
            <text:p>0411</text:p>
          </table:table-cell>
          <table:table-cell office:value-type="float" office:value="41373" calcext:value-type="float">
            <text:p>41373</text:p>
          </table:table-cell>
          <table:table-cell office:value-type="float" office:value="41169" calcext:value-type="float">
            <text:p>41169</text:p>
          </table:table-cell>
          <table:table-cell office:value-type="float" office:value="40898" calcext:value-type="float">
            <text:p>40898</text:p>
          </table:table-cell>
          <table:table-cell office:value-type="float" office:value="40714" calcext:value-type="float">
            <text:p>40714</text:p>
          </table:table-cell>
          <table:table-cell office:value-type="float" office:value="40321" calcext:value-type="float">
            <text:p>40321</text:p>
          </table:table-cell>
          <table:table-cell office:value-type="float" office:value="40025" calcext:value-type="float">
            <text:p>40025</text:p>
          </table:table-cell>
          <table:table-cell table:formula="of:=ROUND([.D42]/[.C42];4)" office:value-type="float" office:value="0.9951" calcext:value-type="float">
            <text:p>0,9951</text:p>
          </table:table-cell>
          <table:table-cell table:formula="of:=ROUND([.E42]/[.D42];4)" office:value-type="float" office:value="0.9934" calcext:value-type="float">
            <text:p>0,9934</text:p>
          </table:table-cell>
          <table:table-cell table:formula="of:=ROUND([.F42]/[.E42];4)" office:value-type="float" office:value="0.9955" calcext:value-type="float">
            <text:p>0,9955</text:p>
          </table:table-cell>
          <table:table-cell table:formula="of:=ROUND([.G42]/[.F42];4)" office:value-type="float" office:value="0.9903" calcext:value-type="float">
            <text:p>0,9903</text:p>
          </table:table-cell>
          <table:table-cell table:formula="of:=ROUND([.H42]/[.G42];4)" office:value-type="float" office:value="0.9927" calcext:value-type="float">
            <text:p>0,9927</text:p>
          </table:table-cell>
          <table:table-cell table:number-columns-repeated="3"/>
        </table:table-row>
        <table:table-row table:style-name="ro1">
          <table:table-cell table:formula="of:=AVERAGE([.$I43:.$M43])" office:value-type="float" office:value="0.99548" calcext:value-type="float">
            <text:p>0,99548</text:p>
          </table:table-cell>
          <table:table-cell office:value-type="string" calcext:value-type="string">
            <text:p>0412</text:p>
          </table:table-cell>
          <table:table-cell office:value-type="float" office:value="44384" calcext:value-type="float">
            <text:p>44384</text:p>
          </table:table-cell>
          <table:table-cell office:value-type="float" office:value="44219" calcext:value-type="float">
            <text:p>44219</text:p>
          </table:table-cell>
          <table:table-cell office:value-type="float" office:value="44029" calcext:value-type="float">
            <text:p>44029</text:p>
          </table:table-cell>
          <table:table-cell office:value-type="float" office:value="43826" calcext:value-type="float">
            <text:p>43826</text:p>
          </table:table-cell>
          <table:table-cell office:value-type="float" office:value="43486" calcext:value-type="float">
            <text:p>43486</text:p>
          </table:table-cell>
          <table:table-cell office:value-type="float" office:value="43390" calcext:value-type="float">
            <text:p>43390</text:p>
          </table:table-cell>
          <table:table-cell table:formula="of:=ROUND([.D43]/[.C43];4)" office:value-type="float" office:value="0.9963" calcext:value-type="float">
            <text:p>0,9963</text:p>
          </table:table-cell>
          <table:table-cell table:formula="of:=ROUND([.E43]/[.D43];4)" office:value-type="float" office:value="0.9957" calcext:value-type="float">
            <text:p>0,9957</text:p>
          </table:table-cell>
          <table:table-cell table:formula="of:=ROUND([.F43]/[.E43];4)" office:value-type="float" office:value="0.9954" calcext:value-type="float">
            <text:p>0,9954</text:p>
          </table:table-cell>
          <table:table-cell table:formula="of:=ROUND([.G43]/[.F43];4)" office:value-type="float" office:value="0.9922" calcext:value-type="float">
            <text:p>0,9922</text:p>
          </table:table-cell>
          <table:table-cell table:formula="of:=ROUND([.H43]/[.G43];4)" office:value-type="float" office:value="0.9978" calcext:value-type="float">
            <text:p>0,9978</text:p>
          </table:table-cell>
          <table:table-cell table:number-columns-repeated="3"/>
        </table:table-row>
        <table:table-row table:style-name="ro1">
          <table:table-cell table:formula="of:=AVERAGE([.$I44:.$M44])" office:value-type="float" office:value="0.99672" calcext:value-type="float">
            <text:p>0,99672</text:p>
          </table:table-cell>
          <table:table-cell office:value-type="string" calcext:value-type="string">
            <text:p>0413</text:p>
          </table:table-cell>
          <table:table-cell office:value-type="float" office:value="41501" calcext:value-type="float">
            <text:p>41501</text:p>
          </table:table-cell>
          <table:table-cell office:value-type="float" office:value="41392" calcext:value-type="float">
            <text:p>41392</text:p>
          </table:table-cell>
          <table:table-cell office:value-type="float" office:value="41373" calcext:value-type="float">
            <text:p>41373</text:p>
          </table:table-cell>
          <table:table-cell office:value-type="float" office:value="41147" calcext:value-type="float">
            <text:p>41147</text:p>
          </table:table-cell>
          <table:table-cell office:value-type="float" office:value="41056" calcext:value-type="float">
            <text:p>41056</text:p>
          </table:table-cell>
          <table:table-cell office:value-type="float" office:value="40826" calcext:value-type="float">
            <text:p>40826</text:p>
          </table:table-cell>
          <table:table-cell table:formula="of:=ROUND([.D44]/[.C44];4)" office:value-type="float" office:value="0.9974" calcext:value-type="float">
            <text:p>0,9974</text:p>
          </table:table-cell>
          <table:table-cell table:formula="of:=ROUND([.E44]/[.D44];4)" office:value-type="float" office:value="0.9995" calcext:value-type="float">
            <text:p>0,9995</text:p>
          </table:table-cell>
          <table:table-cell table:formula="of:=ROUND([.F44]/[.E44];4)" office:value-type="float" office:value="0.9945" calcext:value-type="float">
            <text:p>0,9945</text:p>
          </table:table-cell>
          <table:table-cell table:formula="of:=ROUND([.G44]/[.F44];4)" office:value-type="float" office:value="0.9978" calcext:value-type="float">
            <text:p>0,9978</text:p>
          </table:table-cell>
          <table:table-cell table:formula="of:=ROUND([.H44]/[.G44];4)" office:value-type="float" office:value="0.9944" calcext:value-type="float">
            <text:p>0,9944</text:p>
          </table:table-cell>
          <table:table-cell table:number-columns-repeated="3"/>
        </table:table-row>
        <table:table-row table:style-name="ro1">
          <table:table-cell table:formula="of:=AVERAGE([.$I45:.$M45])" office:value-type="float" office:value="0.99786" calcext:value-type="float">
            <text:p>0,99786</text:p>
          </table:table-cell>
          <table:table-cell office:value-type="string" calcext:value-type="string">
            <text:p>0414</text:p>
          </table:table-cell>
          <table:table-cell office:value-type="float" office:value="99764" calcext:value-type="float">
            <text:p>99764</text:p>
          </table:table-cell>
          <table:table-cell office:value-type="float" office:value="99661" calcext:value-type="float">
            <text:p>99661</text:p>
          </table:table-cell>
          <table:table-cell office:value-type="float" office:value="99505" calcext:value-type="float">
            <text:p>99505</text:p>
          </table:table-cell>
          <table:table-cell office:value-type="float" office:value="99281" calcext:value-type="float">
            <text:p>99281</text:p>
          </table:table-cell>
          <table:table-cell office:value-type="float" office:value="98952" calcext:value-type="float">
            <text:p>98952</text:p>
          </table:table-cell>
          <table:table-cell office:value-type="float" office:value="98703" calcext:value-type="float">
            <text:p>98703</text:p>
          </table:table-cell>
          <table:table-cell table:formula="of:=ROUND([.D45]/[.C45];4)" office:value-type="float" office:value="0.999" calcext:value-type="float">
            <text:p>0,999</text:p>
          </table:table-cell>
          <table:table-cell table:formula="of:=ROUND([.E45]/[.D45];4)" office:value-type="float" office:value="0.9984" calcext:value-type="float">
            <text:p>0,9984</text:p>
          </table:table-cell>
          <table:table-cell table:formula="of:=ROUND([.F45]/[.E45];4)" office:value-type="float" office:value="0.9977" calcext:value-type="float">
            <text:p>0,9977</text:p>
          </table:table-cell>
          <table:table-cell table:formula="of:=ROUND([.G45]/[.F45];4)" office:value-type="float" office:value="0.9967" calcext:value-type="float">
            <text:p>0,9967</text:p>
          </table:table-cell>
          <table:table-cell table:formula="of:=ROUND([.H45]/[.G45];4)" office:value-type="float" office:value="0.9975" calcext:value-type="float">
            <text:p>0,9975</text:p>
          </table:table-cell>
          <table:table-cell table:number-columns-repeated="3"/>
        </table:table-row>
        <table:table-row table:style-name="ro1">
          <table:table-cell table:formula="of:=AVERAGE([.$I46:.$M46])" office:value-type="float" office:value="1.01164" calcext:value-type="float">
            <text:p>1,01164</text:p>
          </table:table-cell>
          <table:table-cell office:value-type="string" calcext:value-type="string">
            <text:p>0415</text:p>
          </table:table-cell>
          <table:table-cell office:value-type="float" office:value="103397" calcext:value-type="float">
            <text:p>103397</text:p>
          </table:table-cell>
          <table:table-cell office:value-type="float" office:value="104477" calcext:value-type="float">
            <text:p>104477</text:p>
          </table:table-cell>
          <table:table-cell office:value-type="float" office:value="105631" calcext:value-type="float">
            <text:p>105631</text:p>
          </table:table-cell>
          <table:table-cell office:value-type="float" office:value="106935" calcext:value-type="float">
            <text:p>106935</text:p>
          </table:table-cell>
          <table:table-cell office:value-type="float" office:value="108345" calcext:value-type="float">
            <text:p>108345</text:p>
          </table:table-cell>
          <table:table-cell office:value-type="float" office:value="109565" calcext:value-type="float">
            <text:p>109565</text:p>
          </table:table-cell>
          <table:table-cell table:formula="of:=ROUND([.D46]/[.C46];4)" office:value-type="float" office:value="1.0104" calcext:value-type="float">
            <text:p>1,0104</text:p>
          </table:table-cell>
          <table:table-cell table:formula="of:=ROUND([.E46]/[.D46];4)" office:value-type="float" office:value="1.011" calcext:value-type="float">
            <text:p>1,011</text:p>
          </table:table-cell>
          <table:table-cell table:formula="of:=ROUND([.F46]/[.E46];4)" office:value-type="float" office:value="1.0123" calcext:value-type="float">
            <text:p>1,0123</text:p>
          </table:table-cell>
          <table:table-cell table:formula="of:=ROUND([.G46]/[.F46];4)" office:value-type="float" office:value="1.0132" calcext:value-type="float">
            <text:p>1,0132</text:p>
          </table:table-cell>
          <table:table-cell table:formula="of:=ROUND([.H46]/[.G46];4)" office:value-type="float" office:value="1.0113" calcext:value-type="float">
            <text:p>1,0113</text:p>
          </table:table-cell>
          <table:table-cell table:number-columns-repeated="3"/>
        </table:table-row>
        <table:table-row table:style-name="ro1">
          <table:table-cell table:formula="of:=AVERAGE([.$I47:.$M47])" office:value-type="float" office:value="0.99976" calcext:value-type="float">
            <text:p>0,99976</text:p>
          </table:table-cell>
          <table:table-cell office:value-type="string" calcext:value-type="string">
            <text:p>0416</text:p>
          </table:table-cell>
          <table:table-cell office:value-type="float" office:value="48381" calcext:value-type="float">
            <text:p>48381</text:p>
          </table:table-cell>
          <table:table-cell office:value-type="float" office:value="48416" calcext:value-type="float">
            <text:p>48416</text:p>
          </table:table-cell>
          <table:table-cell office:value-type="float" office:value="48438" calcext:value-type="float">
            <text:p>48438</text:p>
          </table:table-cell>
          <table:table-cell office:value-type="float" office:value="48374" calcext:value-type="float">
            <text:p>48374</text:p>
          </table:table-cell>
          <table:table-cell office:value-type="float" office:value="48383" calcext:value-type="float">
            <text:p>48383</text:p>
          </table:table-cell>
          <table:table-cell office:value-type="float" office:value="48322" calcext:value-type="float">
            <text:p>48322</text:p>
          </table:table-cell>
          <table:table-cell table:formula="of:=ROUND([.D47]/[.C47];4)" office:value-type="float" office:value="1.0007" calcext:value-type="float">
            <text:p>1,0007</text:p>
          </table:table-cell>
          <table:table-cell table:formula="of:=ROUND([.E47]/[.D47];4)" office:value-type="float" office:value="1.0005" calcext:value-type="float">
            <text:p>1,0005</text:p>
          </table:table-cell>
          <table:table-cell table:formula="of:=ROUND([.F47]/[.E47];4)" office:value-type="float" office:value="0.9987" calcext:value-type="float">
            <text:p>0,9987</text:p>
          </table:table-cell>
          <table:table-cell table:formula="of:=ROUND([.G47]/[.F47];4)" office:value-type="float" office:value="1.0002" calcext:value-type="float">
            <text:p>1,0002</text:p>
          </table:table-cell>
          <table:table-cell table:formula="of:=ROUND([.H47]/[.G47];4)" office:value-type="float" office:value="0.9987" calcext:value-type="float">
            <text:p>0,9987</text:p>
          </table:table-cell>
          <table:table-cell table:number-columns-repeated="3"/>
        </table:table-row>
        <table:table-row table:style-name="ro1">
          <table:table-cell table:formula="of:=AVERAGE([.$I48:.$M48])" office:value-type="float" office:value="0.99536" calcext:value-type="float">
            <text:p>0,99536</text:p>
          </table:table-cell>
          <table:table-cell office:value-type="string" calcext:value-type="string">
            <text:p>0417</text:p>
          </table:table-cell>
          <table:table-cell office:value-type="float" office:value="34844" calcext:value-type="float">
            <text:p>34844</text:p>
          </table:table-cell>
          <table:table-cell office:value-type="float" office:value="34752" calcext:value-type="float">
            <text:p>34752</text:p>
          </table:table-cell>
          <table:table-cell office:value-type="float" office:value="34612" calcext:value-type="float">
            <text:p>34612</text:p>
          </table:table-cell>
          <table:table-cell office:value-type="float" office:value="34413" calcext:value-type="float">
            <text:p>34413</text:p>
          </table:table-cell>
          <table:table-cell office:value-type="float" office:value="34194" calcext:value-type="float">
            <text:p>34194</text:p>
          </table:table-cell>
          <table:table-cell office:value-type="float" office:value="34040" calcext:value-type="float">
            <text:p>34040</text:p>
          </table:table-cell>
          <table:table-cell table:formula="of:=ROUND([.D48]/[.C48];4)" office:value-type="float" office:value="0.9974" calcext:value-type="float">
            <text:p>0,9974</text:p>
          </table:table-cell>
          <table:table-cell table:formula="of:=ROUND([.E48]/[.D48];4)" office:value-type="float" office:value="0.996" calcext:value-type="float">
            <text:p>0,996</text:p>
          </table:table-cell>
          <table:table-cell table:formula="of:=ROUND([.F48]/[.E48];4)" office:value-type="float" office:value="0.9943" calcext:value-type="float">
            <text:p>0,9943</text:p>
          </table:table-cell>
          <table:table-cell table:formula="of:=ROUND([.G48]/[.F48];4)" office:value-type="float" office:value="0.9936" calcext:value-type="float">
            <text:p>0,9936</text:p>
          </table:table-cell>
          <table:table-cell table:formula="of:=ROUND([.H48]/[.G48];4)" office:value-type="float" office:value="0.9955" calcext:value-type="float">
            <text:p>0,9955</text:p>
          </table:table-cell>
          <table:table-cell table:number-columns-repeated="3"/>
        </table:table-row>
        <table:table-row table:style-name="ro1">
          <table:table-cell table:formula="of:=AVERAGE([.$I49:.$M49])" office:value-type="float" office:value="0.99744" calcext:value-type="float">
            <text:p>0,99744</text:p>
          </table:table-cell>
          <table:table-cell office:value-type="string" calcext:value-type="string">
            <text:p>0418</text:p>
          </table:table-cell>
          <table:table-cell office:value-type="float" office:value="86758" calcext:value-type="float">
            <text:p>86758</text:p>
          </table:table-cell>
          <table:table-cell office:value-type="float" office:value="86605" calcext:value-type="float">
            <text:p>86605</text:p>
          </table:table-cell>
          <table:table-cell office:value-type="float" office:value="86604" calcext:value-type="float">
            <text:p>86604</text:p>
          </table:table-cell>
          <table:table-cell office:value-type="float" office:value="86352" calcext:value-type="float">
            <text:p>86352</text:p>
          </table:table-cell>
          <table:table-cell office:value-type="float" office:value="86037" calcext:value-type="float">
            <text:p>86037</text:p>
          </table:table-cell>
          <table:table-cell office:value-type="float" office:value="85646" calcext:value-type="float">
            <text:p>85646</text:p>
          </table:table-cell>
          <table:table-cell table:formula="of:=ROUND([.D49]/[.C49];4)" office:value-type="float" office:value="0.9982" calcext:value-type="float">
            <text:p>0,9982</text:p>
          </table:table-cell>
          <table:table-cell table:formula="of:=ROUND([.E49]/[.D49];4)" office:value-type="float" office:value="1" calcext:value-type="float">
            <text:p>1</text:p>
          </table:table-cell>
          <table:table-cell table:formula="of:=ROUND([.F49]/[.E49];4)" office:value-type="float" office:value="0.9971" calcext:value-type="float">
            <text:p>0,9971</text:p>
          </table:table-cell>
          <table:table-cell table:formula="of:=ROUND([.G49]/[.F49];4)" office:value-type="float" office:value="0.9964" calcext:value-type="float">
            <text:p>0,9964</text:p>
          </table:table-cell>
          <table:table-cell table:formula="of:=ROUND([.H49]/[.G49];4)" office:value-type="float" office:value="0.9955" calcext:value-type="float">
            <text:p>0,9955</text:p>
          </table:table-cell>
          <table:table-cell table:number-columns-repeated="3"/>
        </table:table-row>
        <table:table-row table:style-name="ro1">
          <table:table-cell table:formula="of:=AVERAGE([.$I50:.$M50])" office:value-type="float" office:value="0.99796" calcext:value-type="float">
            <text:p>0,99796</text:p>
          </table:table-cell>
          <table:table-cell office:value-type="string" calcext:value-type="string">
            <text:p>0419</text:p>
          </table:table-cell>
          <table:table-cell office:value-type="float" office:value="70606" calcext:value-type="float">
            <text:p>70606</text:p>
          </table:table-cell>
          <table:table-cell office:value-type="float" office:value="70528" calcext:value-type="float">
            <text:p>70528</text:p>
          </table:table-cell>
          <table:table-cell office:value-type="float" office:value="70534" calcext:value-type="float">
            <text:p>70534</text:p>
          </table:table-cell>
          <table:table-cell office:value-type="float" office:value="70413" calcext:value-type="float">
            <text:p>70413</text:p>
          </table:table-cell>
          <table:table-cell office:value-type="float" office:value="70190" calcext:value-type="float">
            <text:p>70190</text:p>
          </table:table-cell>
          <table:table-cell office:value-type="float" office:value="69886" calcext:value-type="float">
            <text:p>69886</text:p>
          </table:table-cell>
          <table:table-cell table:formula="of:=ROUND([.D50]/[.C50];4)" office:value-type="float" office:value="0.9989" calcext:value-type="float">
            <text:p>0,9989</text:p>
          </table:table-cell>
          <table:table-cell table:formula="of:=ROUND([.E50]/[.D50];4)" office:value-type="float" office:value="1.0001" calcext:value-type="float">
            <text:p>1,0001</text:p>
          </table:table-cell>
          <table:table-cell table:formula="of:=ROUND([.F50]/[.E50];4)" office:value-type="float" office:value="0.9983" calcext:value-type="float">
            <text:p>0,9983</text:p>
          </table:table-cell>
          <table:table-cell table:formula="of:=ROUND([.G50]/[.F50];4)" office:value-type="float" office:value="0.9968" calcext:value-type="float">
            <text:p>0,9968</text:p>
          </table:table-cell>
          <table:table-cell table:formula="of:=ROUND([.H50]/[.G50];4)" office:value-type="float" office:value="0.9957" calcext:value-type="float">
            <text:p>0,9957</text:p>
          </table:table-cell>
          <table:table-cell table:number-columns-repeated="3"/>
        </table:table-row>
        <table:table-row table:style-name="ro1">
          <table:table-cell table:formula="of:=AVERAGE([.$I51:.$M51])" office:value-type="float" office:value="0.9934" calcext:value-type="float">
            <text:p>0,9934</text:p>
          </table:table-cell>
          <table:table-cell office:value-type="string" calcext:value-type="string">
            <text:p>0461</text:p>
          </table:table-cell>
          <table:table-cell office:value-type="float" office:value="355645" calcext:value-type="float">
            <text:p>355645</text:p>
          </table:table-cell>
          <table:table-cell office:value-type="float" office:value="353938" calcext:value-type="float">
            <text:p>353938</text:p>
          </table:table-cell>
          <table:table-cell office:value-type="float" office:value="352313" calcext:value-type="float">
            <text:p>352313</text:p>
          </table:table-cell>
          <table:table-cell office:value-type="float" office:value="350178" calcext:value-type="float">
            <text:p>350178</text:p>
          </table:table-cell>
          <table:table-cell office:value-type="float" office:value="348190" calcext:value-type="float">
            <text:p>348190</text:p>
          </table:table-cell>
          <table:table-cell office:value-type="float" office:value="344091" calcext:value-type="float">
            <text:p>344091</text:p>
          </table:table-cell>
          <table:table-cell table:formula="of:=ROUND([.D51]/[.C51];4)" office:value-type="float" office:value="0.9952" calcext:value-type="float">
            <text:p>0,9952</text:p>
          </table:table-cell>
          <table:table-cell table:formula="of:=ROUND([.E51]/[.D51];4)" office:value-type="float" office:value="0.9954" calcext:value-type="float">
            <text:p>0,9954</text:p>
          </table:table-cell>
          <table:table-cell table:formula="of:=ROUND([.F51]/[.E51];4)" office:value-type="float" office:value="0.9939" calcext:value-type="float">
            <text:p>0,9939</text:p>
          </table:table-cell>
          <table:table-cell table:formula="of:=ROUND([.G51]/[.F51];4)" office:value-type="float" office:value="0.9943" calcext:value-type="float">
            <text:p>0,9943</text:p>
          </table:table-cell>
          <table:table-cell table:formula="of:=ROUND([.H51]/[.G51];4)" office:value-type="float" office:value="0.9882" calcext:value-type="float">
            <text:p>0,9882</text:p>
          </table:table-cell>
          <table:table-cell table:number-columns-repeated="3"/>
        </table:table-row>
        <table:table-row table:style-name="ro1">
          <table:table-cell table:formula="of:=AVERAGE([.$I52:.$M52])" office:value-type="float" office:value="0.99422" calcext:value-type="float">
            <text:p>0,99422</text:p>
          </table:table-cell>
          <table:table-cell office:value-type="string" calcext:value-type="string">
            <text:p>0462</text:p>
          </table:table-cell>
          <table:table-cell office:value-type="float" office:value="96319" calcext:value-type="float">
            <text:p>96319</text:p>
          </table:table-cell>
          <table:table-cell office:value-type="float" office:value="95964" calcext:value-type="float">
            <text:p>95964</text:p>
          </table:table-cell>
          <table:table-cell office:value-type="float" office:value="95629" calcext:value-type="float">
            <text:p>95629</text:p>
          </table:table-cell>
          <table:table-cell office:value-type="float" office:value="95045" calcext:value-type="float">
            <text:p>95045</text:p>
          </table:table-cell>
          <table:table-cell office:value-type="float" office:value="94368" calcext:value-type="float">
            <text:p>94368</text:p>
          </table:table-cell>
          <table:table-cell office:value-type="float" office:value="93564" calcext:value-type="float">
            <text:p>93564</text:p>
          </table:table-cell>
          <table:table-cell table:formula="of:=ROUND([.D52]/[.C52];4)" office:value-type="float" office:value="0.9963" calcext:value-type="float">
            <text:p>0,9963</text:p>
          </table:table-cell>
          <table:table-cell table:formula="of:=ROUND([.E52]/[.D52];4)" office:value-type="float" office:value="0.9965" calcext:value-type="float">
            <text:p>0,9965</text:p>
          </table:table-cell>
          <table:table-cell table:formula="of:=ROUND([.F52]/[.E52];4)" office:value-type="float" office:value="0.9939" calcext:value-type="float">
            <text:p>0,9939</text:p>
          </table:table-cell>
          <table:table-cell table:formula="of:=ROUND([.G52]/[.F52];4)" office:value-type="float" office:value="0.9929" calcext:value-type="float">
            <text:p>0,9929</text:p>
          </table:table-cell>
          <table:table-cell table:formula="of:=ROUND([.H52]/[.G52];4)" office:value-type="float" office:value="0.9915" calcext:value-type="float">
            <text:p>0,9915</text:p>
          </table:table-cell>
          <table:table-cell table:number-columns-repeated="3"/>
        </table:table-row>
        <table:table-row table:style-name="ro1">
          <table:table-cell table:formula="of:=AVERAGE([.$I53:.$M53])" office:value-type="float" office:value="0.99596" calcext:value-type="float">
            <text:p>0,99596</text:p>
          </table:table-cell>
          <table:table-cell office:value-type="string" calcext:value-type="string">
            <text:p>0463</text:p>
          </table:table-cell>
          <table:table-cell office:value-type="float" office:value="202689" calcext:value-type="float">
            <text:p>202689</text:p>
          </table:table-cell>
          <table:table-cell office:value-type="float" office:value="202521" calcext:value-type="float">
            <text:p>202521</text:p>
          </table:table-cell>
          <table:table-cell office:value-type="float" office:value="202562" calcext:value-type="float">
            <text:p>202562</text:p>
          </table:table-cell>
          <table:table-cell office:value-type="float" office:value="202074" calcext:value-type="float">
            <text:p>202074</text:p>
          </table:table-cell>
          <table:table-cell office:value-type="float" office:value="201447" calcext:value-type="float">
            <text:p>201447</text:p>
          </table:table-cell>
          <table:table-cell office:value-type="float" office:value="198613" calcext:value-type="float">
            <text:p>198613</text:p>
          </table:table-cell>
          <table:table-cell table:formula="of:=ROUND([.D53]/[.C53];4)" office:value-type="float" office:value="0.9992" calcext:value-type="float">
            <text:p>0,9992</text:p>
          </table:table-cell>
          <table:table-cell table:formula="of:=ROUND([.E53]/[.D53];4)" office:value-type="float" office:value="1.0002" calcext:value-type="float">
            <text:p>1,0002</text:p>
          </table:table-cell>
          <table:table-cell table:formula="of:=ROUND([.F53]/[.E53];4)" office:value-type="float" office:value="0.9976" calcext:value-type="float">
            <text:p>0,9976</text:p>
          </table:table-cell>
          <table:table-cell table:formula="of:=ROUND([.G53]/[.F53];4)" office:value-type="float" office:value="0.9969" calcext:value-type="float">
            <text:p>0,9969</text:p>
          </table:table-cell>
          <table:table-cell table:formula="of:=ROUND([.H53]/[.G53];4)" office:value-type="float" office:value="0.9859" calcext:value-type="float">
            <text:p>0,9859</text:p>
          </table:table-cell>
          <table:table-cell table:number-columns-repeated="3"/>
        </table:table-row>
        <table:table-row table:style-name="ro1">
          <table:table-cell table:formula="of:=AVERAGE([.$I54:.$M54])" office:value-type="float" office:value="0.99196" calcext:value-type="float">
            <text:p>0,99196</text:p>
          </table:table-cell>
          <table:table-cell office:value-type="string" calcext:value-type="string">
            <text:p>0464</text:p>
          </table:table-cell>
          <table:table-cell office:value-type="float" office:value="113041" calcext:value-type="float">
            <text:p>113041</text:p>
          </table:table-cell>
          <table:table-cell office:value-type="float" office:value="112483" calcext:value-type="float">
            <text:p>112483</text:p>
          </table:table-cell>
          <table:table-cell office:value-type="float" office:value="111752" calcext:value-type="float">
            <text:p>111752</text:p>
          </table:table-cell>
          <table:table-cell office:value-type="float" office:value="110802" calcext:value-type="float">
            <text:p>110802</text:p>
          </table:table-cell>
          <table:table-cell office:value-type="float" office:value="109883" calcext:value-type="float">
            <text:p>109883</text:p>
          </table:table-cell>
          <table:table-cell office:value-type="float" office:value="108561" calcext:value-type="float">
            <text:p>108561</text:p>
          </table:table-cell>
          <table:table-cell table:formula="of:=ROUND([.D54]/[.C54];4)" office:value-type="float" office:value="0.9951" calcext:value-type="float">
            <text:p>0,9951</text:p>
          </table:table-cell>
          <table:table-cell table:formula="of:=ROUND([.E54]/[.D54];4)" office:value-type="float" office:value="0.9935" calcext:value-type="float">
            <text:p>0,9935</text:p>
          </table:table-cell>
          <table:table-cell table:formula="of:=ROUND([.F54]/[.E54];4)" office:value-type="float" office:value="0.9915" calcext:value-type="float">
            <text:p>0,9915</text:p>
          </table:table-cell>
          <table:table-cell table:formula="of:=ROUND([.G54]/[.F54];4)" office:value-type="float" office:value="0.9917" calcext:value-type="float">
            <text:p>0,9917</text:p>
          </table:table-cell>
          <table:table-cell table:formula="of:=ROUND([.H54]/[.G54];4)" office:value-type="float" office:value="0.988" calcext:value-type="float">
            <text:p>0,988</text:p>
          </table:table-cell>
          <table:table-cell table:number-columns-repeated="3"/>
        </table:table-row>
        <table:table-row table:style-name="ro1">
          <table:table-cell table:formula="of:=AVERAGE([.$I55:.$M55])" office:value-type="float" office:value="0.99544" calcext:value-type="float">
            <text:p>0,99544</text:p>
          </table:table-cell>
          <table:table-cell office:value-type="string" calcext:value-type="string">
            <text:p>0601</text:p>
          </table:table-cell>
          <table:table-cell office:value-type="float" office:value="112507" calcext:value-type="float">
            <text:p>112507</text:p>
          </table:table-cell>
          <table:table-cell office:value-type="float" office:value="112398" calcext:value-type="float">
            <text:p>112398</text:p>
          </table:table-cell>
          <table:table-cell office:value-type="float" office:value="111922" calcext:value-type="float">
            <text:p>111922</text:p>
          </table:table-cell>
          <table:table-cell office:value-type="float" office:value="111391" calcext:value-type="float">
            <text:p>111391</text:p>
          </table:table-cell>
          <table:table-cell office:value-type="float" office:value="110772" calcext:value-type="float">
            <text:p>110772</text:p>
          </table:table-cell>
          <table:table-cell office:value-type="float" office:value="109958" calcext:value-type="float">
            <text:p>109958</text:p>
          </table:table-cell>
          <table:table-cell table:formula="of:=ROUND([.D55]/[.C55];4)" office:value-type="float" office:value="0.999" calcext:value-type="float">
            <text:p>0,999</text:p>
          </table:table-cell>
          <table:table-cell table:formula="of:=ROUND([.E55]/[.D55];4)" office:value-type="float" office:value="0.9958" calcext:value-type="float">
            <text:p>0,9958</text:p>
          </table:table-cell>
          <table:table-cell table:formula="of:=ROUND([.F55]/[.E55];4)" office:value-type="float" office:value="0.9953" calcext:value-type="float">
            <text:p>0,9953</text:p>
          </table:table-cell>
          <table:table-cell table:formula="of:=ROUND([.G55]/[.F55];4)" office:value-type="float" office:value="0.9944" calcext:value-type="float">
            <text:p>0,9944</text:p>
          </table:table-cell>
          <table:table-cell table:formula="of:=ROUND([.H55]/[.G55];4)" office:value-type="float" office:value="0.9927" calcext:value-type="float">
            <text:p>0,9927</text:p>
          </table:table-cell>
          <table:table-cell table:number-columns-repeated="3"/>
        </table:table-row>
        <table:table-row table:style-name="ro1">
          <table:table-cell table:formula="of:=AVERAGE([.$I56:.$M56])" office:value-type="float" office:value="0.99544" calcext:value-type="float">
            <text:p>0,99544</text:p>
          </table:table-cell>
          <table:table-cell office:value-type="string" calcext:value-type="string">
            <text:p>0602</text:p>
          </table:table-cell>
          <table:table-cell office:value-type="float" office:value="102647" calcext:value-type="float">
            <text:p>102647</text:p>
          </table:table-cell>
          <table:table-cell office:value-type="float" office:value="102272" calcext:value-type="float">
            <text:p>102272</text:p>
          </table:table-cell>
          <table:table-cell office:value-type="float" office:value="101949" calcext:value-type="float">
            <text:p>101949</text:p>
          </table:table-cell>
          <table:table-cell office:value-type="float" office:value="101435" calcext:value-type="float">
            <text:p>101435</text:p>
          </table:table-cell>
          <table:table-cell office:value-type="float" office:value="100919" calcext:value-type="float">
            <text:p>100919</text:p>
          </table:table-cell>
          <table:table-cell office:value-type="float" office:value="100333" calcext:value-type="float">
            <text:p>100333</text:p>
          </table:table-cell>
          <table:table-cell table:formula="of:=ROUND([.D56]/[.C56];4)" office:value-type="float" office:value="0.9963" calcext:value-type="float">
            <text:p>0,9963</text:p>
          </table:table-cell>
          <table:table-cell table:formula="of:=ROUND([.E56]/[.D56];4)" office:value-type="float" office:value="0.9968" calcext:value-type="float">
            <text:p>0,9968</text:p>
          </table:table-cell>
          <table:table-cell table:formula="of:=ROUND([.F56]/[.E56];4)" office:value-type="float" office:value="0.995" calcext:value-type="float">
            <text:p>0,995</text:p>
          </table:table-cell>
          <table:table-cell table:formula="of:=ROUND([.G56]/[.F56];4)" office:value-type="float" office:value="0.9949" calcext:value-type="float">
            <text:p>0,9949</text:p>
          </table:table-cell>
          <table:table-cell table:formula="of:=ROUND([.H56]/[.G56];4)" office:value-type="float" office:value="0.9942" calcext:value-type="float">
            <text:p>0,9942</text:p>
          </table:table-cell>
          <table:table-cell table:number-columns-repeated="3"/>
        </table:table-row>
        <table:table-row table:style-name="ro1">
          <table:table-cell table:formula="of:=AVERAGE([.$I57:.$M57])" office:value-type="float" office:value="0.99524" calcext:value-type="float">
            <text:p>0,99524</text:p>
          </table:table-cell>
          <table:table-cell office:value-type="string" calcext:value-type="string">
            <text:p>0603</text:p>
          </table:table-cell>
          <table:table-cell office:value-type="float" office:value="79377" calcext:value-type="float">
            <text:p>79377</text:p>
          </table:table-cell>
          <table:table-cell office:value-type="float" office:value="79088" calcext:value-type="float">
            <text:p>79088</text:p>
          </table:table-cell>
          <table:table-cell office:value-type="float" office:value="78579" calcext:value-type="float">
            <text:p>78579</text:p>
          </table:table-cell>
          <table:table-cell office:value-type="float" office:value="78228" calcext:value-type="float">
            <text:p>78228</text:p>
          </table:table-cell>
          <table:table-cell office:value-type="float" office:value="78014" calcext:value-type="float">
            <text:p>78014</text:p>
          </table:table-cell>
          <table:table-cell office:value-type="float" office:value="77502" calcext:value-type="float">
            <text:p>77502</text:p>
          </table:table-cell>
          <table:table-cell table:formula="of:=ROUND([.D57]/[.C57];4)" office:value-type="float" office:value="0.9964" calcext:value-type="float">
            <text:p>0,9964</text:p>
          </table:table-cell>
          <table:table-cell table:formula="of:=ROUND([.E57]/[.D57];4)" office:value-type="float" office:value="0.9936" calcext:value-type="float">
            <text:p>0,9936</text:p>
          </table:table-cell>
          <table:table-cell table:formula="of:=ROUND([.F57]/[.E57];4)" office:value-type="float" office:value="0.9955" calcext:value-type="float">
            <text:p>0,9955</text:p>
          </table:table-cell>
          <table:table-cell table:formula="of:=ROUND([.G57]/[.F57];4)" office:value-type="float" office:value="0.9973" calcext:value-type="float">
            <text:p>0,9973</text:p>
          </table:table-cell>
          <table:table-cell table:formula="of:=ROUND([.H57]/[.G57];4)" office:value-type="float" office:value="0.9934" calcext:value-type="float">
            <text:p>0,9934</text:p>
          </table:table-cell>
          <table:table-cell table:number-columns-repeated="3"/>
        </table:table-row>
        <table:table-row table:style-name="ro1">
          <table:table-cell table:formula="of:=AVERAGE([.$I58:.$M58])" office:value-type="float" office:value="0.98778" calcext:value-type="float">
            <text:p>0,98778</text:p>
          </table:table-cell>
          <table:table-cell office:value-type="string" calcext:value-type="string">
            <text:p>0604</text:p>
          </table:table-cell>
          <table:table-cell office:value-type="float" office:value="65939" calcext:value-type="float">
            <text:p>65939</text:p>
          </table:table-cell>
          <table:table-cell office:value-type="float" office:value="65195" calcext:value-type="float">
            <text:p>65195</text:p>
          </table:table-cell>
          <table:table-cell office:value-type="float" office:value="64428" calcext:value-type="float">
            <text:p>64428</text:p>
          </table:table-cell>
          <table:table-cell office:value-type="float" office:value="63698" calcext:value-type="float">
            <text:p>63698</text:p>
          </table:table-cell>
          <table:table-cell office:value-type="float" office:value="62847" calcext:value-type="float">
            <text:p>62847</text:p>
          </table:table-cell>
          <table:table-cell office:value-type="float" office:value="62009" calcext:value-type="float">
            <text:p>62009</text:p>
          </table:table-cell>
          <table:table-cell table:formula="of:=ROUND([.D58]/[.C58];4)" office:value-type="float" office:value="0.9887" calcext:value-type="float">
            <text:p>0,9887</text:p>
          </table:table-cell>
          <table:table-cell table:formula="of:=ROUND([.E58]/[.D58];4)" office:value-type="float" office:value="0.9882" calcext:value-type="float">
            <text:p>0,9882</text:p>
          </table:table-cell>
          <table:table-cell table:formula="of:=ROUND([.F58]/[.E58];4)" office:value-type="float" office:value="0.9887" calcext:value-type="float">
            <text:p>0,9887</text:p>
          </table:table-cell>
          <table:table-cell table:formula="of:=ROUND([.G58]/[.F58];4)" office:value-type="float" office:value="0.9866" calcext:value-type="float">
            <text:p>0,9866</text:p>
          </table:table-cell>
          <table:table-cell table:formula="of:=ROUND([.H58]/[.G58];4)" office:value-type="float" office:value="0.9867" calcext:value-type="float">
            <text:p>0,9867</text:p>
          </table:table-cell>
          <table:table-cell table:number-columns-repeated="3"/>
        </table:table-row>
        <table:table-row table:style-name="ro1">
          <table:table-cell table:formula="of:=AVERAGE([.$I59:.$M59])" office:value-type="float" office:value="0.9924" calcext:value-type="float">
            <text:p>0,9924</text:p>
          </table:table-cell>
          <table:table-cell office:value-type="string" calcext:value-type="string">
            <text:p>0605</text:p>
          </table:table-cell>
          <table:table-cell office:value-type="float" office:value="46895" calcext:value-type="float">
            <text:p>46895</text:p>
          </table:table-cell>
          <table:table-cell office:value-type="float" office:value="46596" calcext:value-type="float">
            <text:p>46596</text:p>
          </table:table-cell>
          <table:table-cell office:value-type="float" office:value="46306" calcext:value-type="float">
            <text:p>46306</text:p>
          </table:table-cell>
          <table:table-cell office:value-type="float" office:value="46057" calcext:value-type="float">
            <text:p>46057</text:p>
          </table:table-cell>
          <table:table-cell office:value-type="float" office:value="45709" calcext:value-type="float">
            <text:p>45709</text:p>
          </table:table-cell>
          <table:table-cell office:value-type="float" office:value="45142" calcext:value-type="float">
            <text:p>45142</text:p>
          </table:table-cell>
          <table:table-cell table:formula="of:=ROUND([.D59]/[.C59];4)" office:value-type="float" office:value="0.9936" calcext:value-type="float">
            <text:p>0,9936</text:p>
          </table:table-cell>
          <table:table-cell table:formula="of:=ROUND([.E59]/[.D59];4)" office:value-type="float" office:value="0.9938" calcext:value-type="float">
            <text:p>0,9938</text:p>
          </table:table-cell>
          <table:table-cell table:formula="of:=ROUND([.F59]/[.E59];4)" office:value-type="float" office:value="0.9946" calcext:value-type="float">
            <text:p>0,9946</text:p>
          </table:table-cell>
          <table:table-cell table:formula="of:=ROUND([.G59]/[.F59];4)" office:value-type="float" office:value="0.9924" calcext:value-type="float">
            <text:p>0,9924</text:p>
          </table:table-cell>
          <table:table-cell table:formula="of:=ROUND([.H59]/[.G59];4)" office:value-type="float" office:value="0.9876" calcext:value-type="float">
            <text:p>0,9876</text:p>
          </table:table-cell>
          <table:table-cell table:number-columns-repeated="3"/>
        </table:table-row>
        <table:table-row table:style-name="ro1">
          <table:table-cell table:formula="of:=AVERAGE([.$I60:.$M60])" office:value-type="float" office:value="0.99106" calcext:value-type="float">
            <text:p>0,99106</text:p>
          </table:table-cell>
          <table:table-cell office:value-type="string" calcext:value-type="string">
            <text:p>0606</text:p>
          </table:table-cell>
          <table:table-cell office:value-type="float" office:value="65422" calcext:value-type="float">
            <text:p>65422</text:p>
          </table:table-cell>
          <table:table-cell office:value-type="float" office:value="64921" calcext:value-type="float">
            <text:p>64921</text:p>
          </table:table-cell>
          <table:table-cell office:value-type="float" office:value="64432" calcext:value-type="float">
            <text:p>64432</text:p>
          </table:table-cell>
          <table:table-cell office:value-type="float" office:value="63925" calcext:value-type="float">
            <text:p>63925</text:p>
          </table:table-cell>
          <table:table-cell office:value-type="float" office:value="63258" calcext:value-type="float">
            <text:p>63258</text:p>
          </table:table-cell>
          <table:table-cell office:value-type="float" office:value="62552" calcext:value-type="float">
            <text:p>62552</text:p>
          </table:table-cell>
          <table:table-cell table:formula="of:=ROUND([.D60]/[.C60];4)" office:value-type="float" office:value="0.9923" calcext:value-type="float">
            <text:p>0,9923</text:p>
          </table:table-cell>
          <table:table-cell table:formula="of:=ROUND([.E60]/[.D60];4)" office:value-type="float" office:value="0.9925" calcext:value-type="float">
            <text:p>0,9925</text:p>
          </table:table-cell>
          <table:table-cell table:formula="of:=ROUND([.F60]/[.E60];4)" office:value-type="float" office:value="0.9921" calcext:value-type="float">
            <text:p>0,9921</text:p>
          </table:table-cell>
          <table:table-cell table:formula="of:=ROUND([.G60]/[.F60];4)" office:value-type="float" office:value="0.9896" calcext:value-type="float">
            <text:p>0,9896</text:p>
          </table:table-cell>
          <table:table-cell table:formula="of:=ROUND([.H60]/[.G60];4)" office:value-type="float" office:value="0.9888" calcext:value-type="float">
            <text:p>0,9888</text:p>
          </table:table-cell>
          <table:table-cell table:number-columns-repeated="3"/>
        </table:table-row>
        <table:table-row table:style-name="ro1">
          <table:table-cell table:formula="of:=AVERAGE([.$I61:.$M61])" office:value-type="float" office:value="0.9937" calcext:value-type="float">
            <text:p>0,9937</text:p>
          </table:table-cell>
          <table:table-cell office:value-type="string" calcext:value-type="string">
            <text:p>0607</text:p>
          </table:table-cell>
          <table:table-cell office:value-type="float" office:value="97569" calcext:value-type="float">
            <text:p>97569</text:p>
          </table:table-cell>
          <table:table-cell office:value-type="float" office:value="97069" calcext:value-type="float">
            <text:p>97069</text:p>
          </table:table-cell>
          <table:table-cell office:value-type="float" office:value="96574" calcext:value-type="float">
            <text:p>96574</text:p>
          </table:table-cell>
          <table:table-cell office:value-type="float" office:value="96043" calcext:value-type="float">
            <text:p>96043</text:p>
          </table:table-cell>
          <table:table-cell office:value-type="float" office:value="95348" calcext:value-type="float">
            <text:p>95348</text:p>
          </table:table-cell>
          <table:table-cell office:value-type="float" office:value="94531" calcext:value-type="float">
            <text:p>94531</text:p>
          </table:table-cell>
          <table:table-cell table:formula="of:=ROUND([.D61]/[.C61];4)" office:value-type="float" office:value="0.9949" calcext:value-type="float">
            <text:p>0,9949</text:p>
          </table:table-cell>
          <table:table-cell table:formula="of:=ROUND([.E61]/[.D61];4)" office:value-type="float" office:value="0.9949" calcext:value-type="float">
            <text:p>0,9949</text:p>
          </table:table-cell>
          <table:table-cell table:formula="of:=ROUND([.F61]/[.E61];4)" office:value-type="float" office:value="0.9945" calcext:value-type="float">
            <text:p>0,9945</text:p>
          </table:table-cell>
          <table:table-cell table:formula="of:=ROUND([.G61]/[.F61];4)" office:value-type="float" office:value="0.9928" calcext:value-type="float">
            <text:p>0,9928</text:p>
          </table:table-cell>
          <table:table-cell table:formula="of:=ROUND([.H61]/[.G61];4)" office:value-type="float" office:value="0.9914" calcext:value-type="float">
            <text:p>0,9914</text:p>
          </table:table-cell>
          <table:table-cell table:number-columns-repeated="3"/>
        </table:table-row>
        <table:table-row table:style-name="ro1">
          <table:table-cell table:formula="of:=AVERAGE([.$I62:.$M62])" office:value-type="float" office:value="0.99628" calcext:value-type="float">
            <text:p>0,99628</text:p>
          </table:table-cell>
          <table:table-cell office:value-type="string" calcext:value-type="string">
            <text:p>0608</text:p>
          </table:table-cell>
          <table:table-cell office:value-type="float" office:value="89502" calcext:value-type="float">
            <text:p>89502</text:p>
          </table:table-cell>
          <table:table-cell office:value-type="float" office:value="89326" calcext:value-type="float">
            <text:p>89326</text:p>
          </table:table-cell>
          <table:table-cell office:value-type="float" office:value="89040" calcext:value-type="float">
            <text:p>89040</text:p>
          </table:table-cell>
          <table:table-cell office:value-type="float" office:value="88789" calcext:value-type="float">
            <text:p>88789</text:p>
          </table:table-cell>
          <table:table-cell office:value-type="float" office:value="88352" calcext:value-type="float">
            <text:p>88352</text:p>
          </table:table-cell>
          <table:table-cell office:value-type="float" office:value="87850" calcext:value-type="float">
            <text:p>87850</text:p>
          </table:table-cell>
          <table:table-cell table:formula="of:=ROUND([.D62]/[.C62];4)" office:value-type="float" office:value="0.998" calcext:value-type="float">
            <text:p>0,998</text:p>
          </table:table-cell>
          <table:table-cell table:formula="of:=ROUND([.E62]/[.D62];4)" office:value-type="float" office:value="0.9968" calcext:value-type="float">
            <text:p>0,9968</text:p>
          </table:table-cell>
          <table:table-cell table:formula="of:=ROUND([.F62]/[.E62];4)" office:value-type="float" office:value="0.9972" calcext:value-type="float">
            <text:p>0,9972</text:p>
          </table:table-cell>
          <table:table-cell table:formula="of:=ROUND([.G62]/[.F62];4)" office:value-type="float" office:value="0.9951" calcext:value-type="float">
            <text:p>0,9951</text:p>
          </table:table-cell>
          <table:table-cell table:formula="of:=ROUND([.H62]/[.G62];4)" office:value-type="float" office:value="0.9943" calcext:value-type="float">
            <text:p>0,9943</text:p>
          </table:table-cell>
          <table:table-cell table:number-columns-repeated="3"/>
        </table:table-row>
        <table:table-row table:style-name="ro1">
          <table:table-cell table:formula="of:=AVERAGE([.$I63:.$M63])" office:value-type="float" office:value="1.00694" calcext:value-type="float">
            <text:p>1,00694</text:p>
          </table:table-cell>
          <table:table-cell office:value-type="string" calcext:value-type="string">
            <text:p>0609</text:p>
          </table:table-cell>
          <table:table-cell office:value-type="float" office:value="151178" calcext:value-type="float">
            <text:p>151178</text:p>
          </table:table-cell>
          <table:table-cell office:value-type="float" office:value="152253" calcext:value-type="float">
            <text:p>152253</text:p>
          </table:table-cell>
          <table:table-cell office:value-type="float" office:value="153380" calcext:value-type="float">
            <text:p>153380</text:p>
          </table:table-cell>
          <table:table-cell office:value-type="float" office:value="154387" calcext:value-type="float">
            <text:p>154387</text:p>
          </table:table-cell>
          <table:table-cell office:value-type="float" office:value="155566" calcext:value-type="float">
            <text:p>155566</text:p>
          </table:table-cell>
          <table:table-cell office:value-type="float" office:value="156493" calcext:value-type="float">
            <text:p>156493</text:p>
          </table:table-cell>
          <table:table-cell table:formula="of:=ROUND([.D63]/[.C63];4)" office:value-type="float" office:value="1.0071" calcext:value-type="float">
            <text:p>1,0071</text:p>
          </table:table-cell>
          <table:table-cell table:formula="of:=ROUND([.E63]/[.D63];4)" office:value-type="float" office:value="1.0074" calcext:value-type="float">
            <text:p>1,0074</text:p>
          </table:table-cell>
          <table:table-cell table:formula="of:=ROUND([.F63]/[.E63];4)" office:value-type="float" office:value="1.0066" calcext:value-type="float">
            <text:p>1,0066</text:p>
          </table:table-cell>
          <table:table-cell table:formula="of:=ROUND([.G63]/[.F63];4)" office:value-type="float" office:value="1.0076" calcext:value-type="float">
            <text:p>1,0076</text:p>
          </table:table-cell>
          <table:table-cell table:formula="of:=ROUND([.H63]/[.G63];4)" office:value-type="float" office:value="1.006" calcext:value-type="float">
            <text:p>1,006</text:p>
          </table:table-cell>
          <table:table-cell table:number-columns-repeated="3"/>
        </table:table-row>
        <table:table-row table:style-name="ro1">
          <table:table-cell table:formula="of:=AVERAGE([.$I64:.$M64])" office:value-type="float" office:value="0.99934" calcext:value-type="float">
            <text:p>0,99934</text:p>
          </table:table-cell>
          <table:table-cell office:value-type="string" calcext:value-type="string">
            <text:p>0610</text:p>
          </table:table-cell>
          <table:table-cell office:value-type="float" office:value="57401" calcext:value-type="float">
            <text:p>57401</text:p>
          </table:table-cell>
          <table:table-cell office:value-type="float" office:value="57420" calcext:value-type="float">
            <text:p>57420</text:p>
          </table:table-cell>
          <table:table-cell office:value-type="float" office:value="57461" calcext:value-type="float">
            <text:p>57461</text:p>
          </table:table-cell>
          <table:table-cell office:value-type="float" office:value="57457" calcext:value-type="float">
            <text:p>57457</text:p>
          </table:table-cell>
          <table:table-cell office:value-type="float" office:value="57331" calcext:value-type="float">
            <text:p>57331</text:p>
          </table:table-cell>
          <table:table-cell office:value-type="float" office:value="57218" calcext:value-type="float">
            <text:p>57218</text:p>
          </table:table-cell>
          <table:table-cell table:formula="of:=ROUND([.D64]/[.C64];4)" office:value-type="float" office:value="1.0003" calcext:value-type="float">
            <text:p>1,0003</text:p>
          </table:table-cell>
          <table:table-cell table:formula="of:=ROUND([.E64]/[.D64];4)" office:value-type="float" office:value="1.0007" calcext:value-type="float">
            <text:p>1,0007</text:p>
          </table:table-cell>
          <table:table-cell table:formula="of:=ROUND([.F64]/[.E64];4)" office:value-type="float" office:value="0.9999" calcext:value-type="float">
            <text:p>0,9999</text:p>
          </table:table-cell>
          <table:table-cell table:formula="of:=ROUND([.G64]/[.F64];4)" office:value-type="float" office:value="0.9978" calcext:value-type="float">
            <text:p>0,9978</text:p>
          </table:table-cell>
          <table:table-cell table:formula="of:=ROUND([.H64]/[.G64];4)" office:value-type="float" office:value="0.998" calcext:value-type="float">
            <text:p>0,998</text:p>
          </table:table-cell>
          <table:table-cell table:number-columns-repeated="3"/>
        </table:table-row>
        <table:table-row table:style-name="ro1">
          <table:table-cell table:formula="of:=AVERAGE([.$I65:.$M65])" office:value-type="float" office:value="0.9956" calcext:value-type="float">
            <text:p>0,9956</text:p>
          </table:table-cell>
          <table:table-cell office:value-type="string" calcext:value-type="string">
            <text:p>0611</text:p>
          </table:table-cell>
          <table:table-cell office:value-type="float" office:value="108597" calcext:value-type="float">
            <text:p>108597</text:p>
          </table:table-cell>
          <table:table-cell office:value-type="float" office:value="108299" calcext:value-type="float">
            <text:p>108299</text:p>
          </table:table-cell>
          <table:table-cell office:value-type="float" office:value="107896" calcext:value-type="float">
            <text:p>107896</text:p>
          </table:table-cell>
          <table:table-cell office:value-type="float" office:value="107449" calcext:value-type="float">
            <text:p>107449</text:p>
          </table:table-cell>
          <table:table-cell office:value-type="float" office:value="106816" calcext:value-type="float">
            <text:p>106816</text:p>
          </table:table-cell>
          <table:table-cell office:value-type="float" office:value="106213" calcext:value-type="float">
            <text:p>106213</text:p>
          </table:table-cell>
          <table:table-cell table:formula="of:=ROUND([.D65]/[.C65];4)" office:value-type="float" office:value="0.9973" calcext:value-type="float">
            <text:p>0,9973</text:p>
          </table:table-cell>
          <table:table-cell table:formula="of:=ROUND([.E65]/[.D65];4)" office:value-type="float" office:value="0.9963" calcext:value-type="float">
            <text:p>0,9963</text:p>
          </table:table-cell>
          <table:table-cell table:formula="of:=ROUND([.F65]/[.E65];4)" office:value-type="float" office:value="0.9959" calcext:value-type="float">
            <text:p>0,9959</text:p>
          </table:table-cell>
          <table:table-cell table:formula="of:=ROUND([.G65]/[.F65];4)" office:value-type="float" office:value="0.9941" calcext:value-type="float">
            <text:p>0,9941</text:p>
          </table:table-cell>
          <table:table-cell table:formula="of:=ROUND([.H65]/[.G65];4)" office:value-type="float" office:value="0.9944" calcext:value-type="float">
            <text:p>0,9944</text:p>
          </table:table-cell>
          <table:table-cell table:number-columns-repeated="3"/>
        </table:table-row>
        <table:table-row table:style-name="ro1">
          <table:table-cell table:formula="of:=AVERAGE([.$I66:.$M66])" office:value-type="float" office:value="0.99246" calcext:value-type="float">
            <text:p>0,99246</text:p>
          </table:table-cell>
          <table:table-cell office:value-type="string" calcext:value-type="string">
            <text:p>0612</text:p>
          </table:table-cell>
          <table:table-cell office:value-type="float" office:value="60964" calcext:value-type="float">
            <text:p>60964</text:p>
          </table:table-cell>
          <table:table-cell office:value-type="float" office:value="60586" calcext:value-type="float">
            <text:p>60586</text:p>
          </table:table-cell>
          <table:table-cell office:value-type="float" office:value="60266" calcext:value-type="float">
            <text:p>60266</text:p>
          </table:table-cell>
          <table:table-cell office:value-type="float" office:value="59726" calcext:value-type="float">
            <text:p>59726</text:p>
          </table:table-cell>
          <table:table-cell office:value-type="float" office:value="59208" calcext:value-type="float">
            <text:p>59208</text:p>
          </table:table-cell>
          <table:table-cell office:value-type="float" office:value="58706" calcext:value-type="float">
            <text:p>58706</text:p>
          </table:table-cell>
          <table:table-cell table:formula="of:=ROUND([.D66]/[.C66];4)" office:value-type="float" office:value="0.9938" calcext:value-type="float">
            <text:p>0,9938</text:p>
          </table:table-cell>
          <table:table-cell table:formula="of:=ROUND([.E66]/[.D66];4)" office:value-type="float" office:value="0.9947" calcext:value-type="float">
            <text:p>0,9947</text:p>
          </table:table-cell>
          <table:table-cell table:formula="of:=ROUND([.F66]/[.E66];4)" office:value-type="float" office:value="0.991" calcext:value-type="float">
            <text:p>0,991</text:p>
          </table:table-cell>
          <table:table-cell table:formula="of:=ROUND([.G66]/[.F66];4)" office:value-type="float" office:value="0.9913" calcext:value-type="float">
            <text:p>0,9913</text:p>
          </table:table-cell>
          <table:table-cell table:formula="of:=ROUND([.H66]/[.G66];4)" office:value-type="float" office:value="0.9915" calcext:value-type="float">
            <text:p>0,9915</text:p>
          </table:table-cell>
          <table:table-cell table:number-columns-repeated="3"/>
        </table:table-row>
        <table:table-row table:style-name="ro1">
          <table:table-cell table:formula="of:=AVERAGE([.$I67:.$M67])" office:value-type="float" office:value="0.99284" calcext:value-type="float">
            <text:p>0,99284</text:p>
          </table:table-cell>
          <table:table-cell office:value-type="string" calcext:value-type="string">
            <text:p>0613</text:p>
          </table:table-cell>
          <table:table-cell office:value-type="float" office:value="35628" calcext:value-type="float">
            <text:p>35628</text:p>
          </table:table-cell>
          <table:table-cell office:value-type="float" office:value="35441" calcext:value-type="float">
            <text:p>35441</text:p>
          </table:table-cell>
          <table:table-cell office:value-type="float" office:value="35140" calcext:value-type="float">
            <text:p>35140</text:p>
          </table:table-cell>
          <table:table-cell office:value-type="float" office:value="34954" calcext:value-type="float">
            <text:p>34954</text:p>
          </table:table-cell>
          <table:table-cell office:value-type="float" office:value="34711" calcext:value-type="float">
            <text:p>34711</text:p>
          </table:table-cell>
          <table:table-cell office:value-type="float" office:value="34372" calcext:value-type="float">
            <text:p>34372</text:p>
          </table:table-cell>
          <table:table-cell table:formula="of:=ROUND([.D67]/[.C67];4)" office:value-type="float" office:value="0.9948" calcext:value-type="float">
            <text:p>0,9948</text:p>
          </table:table-cell>
          <table:table-cell table:formula="of:=ROUND([.E67]/[.D67];4)" office:value-type="float" office:value="0.9915" calcext:value-type="float">
            <text:p>0,9915</text:p>
          </table:table-cell>
          <table:table-cell table:formula="of:=ROUND([.F67]/[.E67];4)" office:value-type="float" office:value="0.9947" calcext:value-type="float">
            <text:p>0,9947</text:p>
          </table:table-cell>
          <table:table-cell table:formula="of:=ROUND([.G67]/[.F67];4)" office:value-type="float" office:value="0.993" calcext:value-type="float">
            <text:p>0,993</text:p>
          </table:table-cell>
          <table:table-cell table:formula="of:=ROUND([.H67]/[.G67];4)" office:value-type="float" office:value="0.9902" calcext:value-type="float">
            <text:p>0,9902</text:p>
          </table:table-cell>
          <table:table-cell table:number-columns-repeated="3"/>
        </table:table-row>
        <table:table-row table:style-name="ro1">
          <table:table-cell table:formula="of:=AVERAGE([.$I68:.$M68])" office:value-type="float" office:value="0.99504" calcext:value-type="float">
            <text:p>0,99504</text:p>
          </table:table-cell>
          <table:table-cell office:value-type="string" calcext:value-type="string">
            <text:p>0614</text:p>
          </table:table-cell>
          <table:table-cell office:value-type="float" office:value="115206" calcext:value-type="float">
            <text:p>115206</text:p>
          </table:table-cell>
          <table:table-cell office:value-type="float" office:value="114722" calcext:value-type="float">
            <text:p>114722</text:p>
          </table:table-cell>
          <table:table-cell office:value-type="float" office:value="114198" calcext:value-type="float">
            <text:p>114198</text:p>
          </table:table-cell>
          <table:table-cell office:value-type="float" office:value="113762" calcext:value-type="float">
            <text:p>113762</text:p>
          </table:table-cell>
          <table:table-cell office:value-type="float" office:value="113173" calcext:value-type="float">
            <text:p>113173</text:p>
          </table:table-cell>
          <table:table-cell office:value-type="float" office:value="112384" calcext:value-type="float">
            <text:p>112384</text:p>
          </table:table-cell>
          <table:table-cell table:formula="of:=ROUND([.D68]/[.C68];4)" office:value-type="float" office:value="0.9958" calcext:value-type="float">
            <text:p>0,9958</text:p>
          </table:table-cell>
          <table:table-cell table:formula="of:=ROUND([.E68]/[.D68];4)" office:value-type="float" office:value="0.9954" calcext:value-type="float">
            <text:p>0,9954</text:p>
          </table:table-cell>
          <table:table-cell table:formula="of:=ROUND([.F68]/[.E68];4)" office:value-type="float" office:value="0.9962" calcext:value-type="float">
            <text:p>0,9962</text:p>
          </table:table-cell>
          <table:table-cell table:formula="of:=ROUND([.G68]/[.F68];4)" office:value-type="float" office:value="0.9948" calcext:value-type="float">
            <text:p>0,9948</text:p>
          </table:table-cell>
          <table:table-cell table:formula="of:=ROUND([.H68]/[.G68];4)" office:value-type="float" office:value="0.993" calcext:value-type="float">
            <text:p>0,993</text:p>
          </table:table-cell>
          <table:table-cell table:number-columns-repeated="3"/>
        </table:table-row>
        <table:table-row table:style-name="ro1">
          <table:table-cell table:formula="of:=AVERAGE([.$I69:.$M69])" office:value-type="float" office:value="0.9933" calcext:value-type="float">
            <text:p>0,9933</text:p>
          </table:table-cell>
          <table:table-cell office:value-type="string" calcext:value-type="string">
            <text:p>0615</text:p>
          </table:table-cell>
          <table:table-cell office:value-type="float" office:value="60287" calcext:value-type="float">
            <text:p>60287</text:p>
          </table:table-cell>
          <table:table-cell office:value-type="float" office:value="59986" calcext:value-type="float">
            <text:p>59986</text:p>
          </table:table-cell>
          <table:table-cell office:value-type="float" office:value="59640" calcext:value-type="float">
            <text:p>59640</text:p>
          </table:table-cell>
          <table:table-cell office:value-type="float" office:value="59278" calcext:value-type="float">
            <text:p>59278</text:p>
          </table:table-cell>
          <table:table-cell office:value-type="float" office:value="58858" calcext:value-type="float">
            <text:p>58858</text:p>
          </table:table-cell>
          <table:table-cell office:value-type="float" office:value="58298" calcext:value-type="float">
            <text:p>58298</text:p>
          </table:table-cell>
          <table:table-cell table:formula="of:=ROUND([.D69]/[.C69];4)" office:value-type="float" office:value="0.995" calcext:value-type="float">
            <text:p>0,995</text:p>
          </table:table-cell>
          <table:table-cell table:formula="of:=ROUND([.E69]/[.D69];4)" office:value-type="float" office:value="0.9942" calcext:value-type="float">
            <text:p>0,9942</text:p>
          </table:table-cell>
          <table:table-cell table:formula="of:=ROUND([.F69]/[.E69];4)" office:value-type="float" office:value="0.9939" calcext:value-type="float">
            <text:p>0,9939</text:p>
          </table:table-cell>
          <table:table-cell table:formula="of:=ROUND([.G69]/[.F69];4)" office:value-type="float" office:value="0.9929" calcext:value-type="float">
            <text:p>0,9929</text:p>
          </table:table-cell>
          <table:table-cell table:formula="of:=ROUND([.H69]/[.G69];4)" office:value-type="float" office:value="0.9905" calcext:value-type="float">
            <text:p>0,9905</text:p>
          </table:table-cell>
          <table:table-cell table:number-columns-repeated="3"/>
        </table:table-row>
        <table:table-row table:style-name="ro1">
          <table:table-cell table:formula="of:=AVERAGE([.$I70:.$M70])" office:value-type="float" office:value="0.99342" calcext:value-type="float">
            <text:p>0,99342</text:p>
          </table:table-cell>
          <table:table-cell office:value-type="string" calcext:value-type="string">
            <text:p>0616</text:p>
          </table:table-cell>
          <table:table-cell office:value-type="float" office:value="57388" calcext:value-type="float">
            <text:p>57388</text:p>
          </table:table-cell>
          <table:table-cell office:value-type="float" office:value="57005" calcext:value-type="float">
            <text:p>57005</text:p>
          </table:table-cell>
          <table:table-cell office:value-type="float" office:value="56765" calcext:value-type="float">
            <text:p>56765</text:p>
          </table:table-cell>
          <table:table-cell office:value-type="float" office:value="56166" calcext:value-type="float">
            <text:p>56166</text:p>
          </table:table-cell>
          <table:table-cell office:value-type="float" office:value="55988" calcext:value-type="float">
            <text:p>55988</text:p>
          </table:table-cell>
          <table:table-cell office:value-type="float" office:value="55530" calcext:value-type="float">
            <text:p>55530</text:p>
          </table:table-cell>
          <table:table-cell table:formula="of:=ROUND([.D70]/[.C70];4)" office:value-type="float" office:value="0.9933" calcext:value-type="float">
            <text:p>0,9933</text:p>
          </table:table-cell>
          <table:table-cell table:formula="of:=ROUND([.E70]/[.D70];4)" office:value-type="float" office:value="0.9958" calcext:value-type="float">
            <text:p>0,9958</text:p>
          </table:table-cell>
          <table:table-cell table:formula="of:=ROUND([.F70]/[.E70];4)" office:value-type="float" office:value="0.9894" calcext:value-type="float">
            <text:p>0,9894</text:p>
          </table:table-cell>
          <table:table-cell table:formula="of:=ROUND([.G70]/[.F70];4)" office:value-type="float" office:value="0.9968" calcext:value-type="float">
            <text:p>0,9968</text:p>
          </table:table-cell>
          <table:table-cell table:formula="of:=ROUND([.H70]/[.G70];4)" office:value-type="float" office:value="0.9918" calcext:value-type="float">
            <text:p>0,9918</text:p>
          </table:table-cell>
          <table:table-cell table:number-columns-repeated="3"/>
        </table:table-row>
        <table:table-row table:style-name="ro1">
          <table:table-cell table:formula="of:=AVERAGE([.$I71:.$M71])" office:value-type="float" office:value="0.99664" calcext:value-type="float">
            <text:p>0,99664</text:p>
          </table:table-cell>
          <table:table-cell office:value-type="string" calcext:value-type="string">
            <text:p>0617</text:p>
          </table:table-cell>
          <table:table-cell office:value-type="float" office:value="72642" calcext:value-type="float">
            <text:p>72642</text:p>
          </table:table-cell>
          <table:table-cell office:value-type="float" office:value="72495" calcext:value-type="float">
            <text:p>72495</text:p>
          </table:table-cell>
          <table:table-cell office:value-type="float" office:value="72412" calcext:value-type="float">
            <text:p>72412</text:p>
          </table:table-cell>
          <table:table-cell office:value-type="float" office:value="72039" calcext:value-type="float">
            <text:p>72039</text:p>
          </table:table-cell>
          <table:table-cell office:value-type="float" office:value="71840" calcext:value-type="float">
            <text:p>71840</text:p>
          </table:table-cell>
          <table:table-cell office:value-type="float" office:value="71432" calcext:value-type="float">
            <text:p>71432</text:p>
          </table:table-cell>
          <table:table-cell table:formula="of:=ROUND([.D71]/[.C71];4)" office:value-type="float" office:value="0.998" calcext:value-type="float">
            <text:p>0,998</text:p>
          </table:table-cell>
          <table:table-cell table:formula="of:=ROUND([.E71]/[.D71];4)" office:value-type="float" office:value="0.9989" calcext:value-type="float">
            <text:p>0,9989</text:p>
          </table:table-cell>
          <table:table-cell table:formula="of:=ROUND([.F71]/[.E71];4)" office:value-type="float" office:value="0.9948" calcext:value-type="float">
            <text:p>0,9948</text:p>
          </table:table-cell>
          <table:table-cell table:formula="of:=ROUND([.G71]/[.F71];4)" office:value-type="float" office:value="0.9972" calcext:value-type="float">
            <text:p>0,9972</text:p>
          </table:table-cell>
          <table:table-cell table:formula="of:=ROUND([.H71]/[.G71];4)" office:value-type="float" office:value="0.9943" calcext:value-type="float">
            <text:p>0,9943</text:p>
          </table:table-cell>
          <table:table-cell table:number-columns-repeated="3"/>
        </table:table-row>
        <table:table-row table:style-name="ro1">
          <table:table-cell table:formula="of:=AVERAGE([.$I72:.$M72])" office:value-type="float" office:value="0.99106" calcext:value-type="float">
            <text:p>0,99106</text:p>
          </table:table-cell>
          <table:table-cell office:value-type="string" calcext:value-type="string">
            <text:p>0618</text:p>
          </table:table-cell>
          <table:table-cell office:value-type="float" office:value="85705" calcext:value-type="float">
            <text:p>85705</text:p>
          </table:table-cell>
          <table:table-cell office:value-type="float" office:value="85105" calcext:value-type="float">
            <text:p>85105</text:p>
          </table:table-cell>
          <table:table-cell office:value-type="float" office:value="84429" calcext:value-type="float">
            <text:p>84429</text:p>
          </table:table-cell>
          <table:table-cell office:value-type="float" office:value="83715" calcext:value-type="float">
            <text:p>83715</text:p>
          </table:table-cell>
          <table:table-cell office:value-type="float" office:value="82762" calcext:value-type="float">
            <text:p>82762</text:p>
          </table:table-cell>
          <table:table-cell office:value-type="float" office:value="81944" calcext:value-type="float">
            <text:p>81944</text:p>
          </table:table-cell>
          <table:table-cell table:formula="of:=ROUND([.D72]/[.C72];4)" office:value-type="float" office:value="0.993" calcext:value-type="float">
            <text:p>0,993</text:p>
          </table:table-cell>
          <table:table-cell table:formula="of:=ROUND([.E72]/[.D72];4)" office:value-type="float" office:value="0.9921" calcext:value-type="float">
            <text:p>0,9921</text:p>
          </table:table-cell>
          <table:table-cell table:formula="of:=ROUND([.F72]/[.E72];4)" office:value-type="float" office:value="0.9915" calcext:value-type="float">
            <text:p>0,9915</text:p>
          </table:table-cell>
          <table:table-cell table:formula="of:=ROUND([.G72]/[.F72];4)" office:value-type="float" office:value="0.9886" calcext:value-type="float">
            <text:p>0,9886</text:p>
          </table:table-cell>
          <table:table-cell table:formula="of:=ROUND([.H72]/[.G72];4)" office:value-type="float" office:value="0.9901" calcext:value-type="float">
            <text:p>0,9901</text:p>
          </table:table-cell>
          <table:table-cell table:number-columns-repeated="3"/>
        </table:table-row>
        <table:table-row table:style-name="ro1">
          <table:table-cell table:formula="of:=AVERAGE([.$I73:.$M73])" office:value-type="float" office:value="0.99334" calcext:value-type="float">
            <text:p>0,99334</text:p>
          </table:table-cell>
          <table:table-cell office:value-type="string" calcext:value-type="string">
            <text:p>0619</text:p>
          </table:table-cell>
          <table:table-cell office:value-type="float" office:value="39280" calcext:value-type="float">
            <text:p>39280</text:p>
          </table:table-cell>
          <table:table-cell office:value-type="float" office:value="39084" calcext:value-type="float">
            <text:p>39084</text:p>
          </table:table-cell>
          <table:table-cell office:value-type="float" office:value="38853" calcext:value-type="float">
            <text:p>38853</text:p>
          </table:table-cell>
          <table:table-cell office:value-type="float" office:value="38668" calcext:value-type="float">
            <text:p>38668</text:p>
          </table:table-cell>
          <table:table-cell office:value-type="float" office:value="38353" calcext:value-type="float">
            <text:p>38353</text:p>
          </table:table-cell>
          <table:table-cell office:value-type="float" office:value="37989" calcext:value-type="float">
            <text:p>37989</text:p>
          </table:table-cell>
          <table:table-cell table:formula="of:=ROUND([.D73]/[.C73];4)" office:value-type="float" office:value="0.995" calcext:value-type="float">
            <text:p>0,995</text:p>
          </table:table-cell>
          <table:table-cell table:formula="of:=ROUND([.E73]/[.D73];4)" office:value-type="float" office:value="0.9941" calcext:value-type="float">
            <text:p>0,9941</text:p>
          </table:table-cell>
          <table:table-cell table:formula="of:=ROUND([.F73]/[.E73];4)" office:value-type="float" office:value="0.9952" calcext:value-type="float">
            <text:p>0,9952</text:p>
          </table:table-cell>
          <table:table-cell table:formula="of:=ROUND([.G73]/[.F73];4)" office:value-type="float" office:value="0.9919" calcext:value-type="float">
            <text:p>0,9919</text:p>
          </table:table-cell>
          <table:table-cell table:formula="of:=ROUND([.H73]/[.G73];4)" office:value-type="float" office:value="0.9905" calcext:value-type="float">
            <text:p>0,9905</text:p>
          </table:table-cell>
          <table:table-cell table:number-columns-repeated="3"/>
        </table:table-row>
        <table:table-row table:style-name="ro1">
          <table:table-cell table:formula="of:=AVERAGE([.$I74:.$M74])" office:value-type="float" office:value="0.99432" calcext:value-type="float">
            <text:p>0,99432</text:p>
          </table:table-cell>
          <table:table-cell office:value-type="string" calcext:value-type="string">
            <text:p>0620</text:p>
          </table:table-cell>
          <table:table-cell office:value-type="float" office:value="108393" calcext:value-type="float">
            <text:p>108393</text:p>
          </table:table-cell>
          <table:table-cell office:value-type="float" office:value="107928" calcext:value-type="float">
            <text:p>107928</text:p>
          </table:table-cell>
          <table:table-cell office:value-type="float" office:value="107565" calcext:value-type="float">
            <text:p>107565</text:p>
          </table:table-cell>
          <table:table-cell office:value-type="float" office:value="106935" calcext:value-type="float">
            <text:p>106935</text:p>
          </table:table-cell>
          <table:table-cell office:value-type="float" office:value="106122" calcext:value-type="float">
            <text:p>106122</text:p>
          </table:table-cell>
          <table:table-cell office:value-type="float" office:value="105354" calcext:value-type="float">
            <text:p>105354</text:p>
          </table:table-cell>
          <table:table-cell table:formula="of:=ROUND([.D74]/[.C74];4)" office:value-type="float" office:value="0.9957" calcext:value-type="float">
            <text:p>0,9957</text:p>
          </table:table-cell>
          <table:table-cell table:formula="of:=ROUND([.E74]/[.D74];4)" office:value-type="float" office:value="0.9966" calcext:value-type="float">
            <text:p>0,9966</text:p>
          </table:table-cell>
          <table:table-cell table:formula="of:=ROUND([.F74]/[.E74];4)" office:value-type="float" office:value="0.9941" calcext:value-type="float">
            <text:p>0,9941</text:p>
          </table:table-cell>
          <table:table-cell table:formula="of:=ROUND([.G74]/[.F74];4)" office:value-type="float" office:value="0.9924" calcext:value-type="float">
            <text:p>0,9924</text:p>
          </table:table-cell>
          <table:table-cell table:formula="of:=ROUND([.H74]/[.G74];4)" office:value-type="float" office:value="0.9928" calcext:value-type="float">
            <text:p>0,9928</text:p>
          </table:table-cell>
          <table:table-cell table:number-columns-repeated="3"/>
        </table:table-row>
        <table:table-row table:style-name="ro1">
          <table:table-cell table:formula="of:=AVERAGE([.$I75:.$M75])" office:value-type="float" office:value="0.99834" calcext:value-type="float">
            <text:p>0,99834</text:p>
          </table:table-cell>
          <table:table-cell office:value-type="string" calcext:value-type="string">
            <text:p>0661</text:p>
          </table:table-cell>
          <table:table-cell office:value-type="float" office:value="57414" calcext:value-type="float">
            <text:p>57414</text:p>
          </table:table-cell>
          <table:table-cell office:value-type="float" office:value="57303" calcext:value-type="float">
            <text:p>57303</text:p>
          </table:table-cell>
          <table:table-cell office:value-type="float" office:value="57545" calcext:value-type="float">
            <text:p>57545</text:p>
          </table:table-cell>
          <table:table-cell office:value-type="float" office:value="57352" calcext:value-type="float">
            <text:p>57352</text:p>
          </table:table-cell>
          <table:table-cell office:value-type="float" office:value="57170" calcext:value-type="float">
            <text:p>57170</text:p>
          </table:table-cell>
          <table:table-cell office:value-type="float" office:value="56942" calcext:value-type="float">
            <text:p>56942</text:p>
          </table:table-cell>
          <table:table-cell table:formula="of:=ROUND([.D75]/[.C75];4)" office:value-type="float" office:value="0.9981" calcext:value-type="float">
            <text:p>0,9981</text:p>
          </table:table-cell>
          <table:table-cell table:formula="of:=ROUND([.E75]/[.D75];4)" office:value-type="float" office:value="1.0042" calcext:value-type="float">
            <text:p>1,0042</text:p>
          </table:table-cell>
          <table:table-cell table:formula="of:=ROUND([.F75]/[.E75];4)" office:value-type="float" office:value="0.9966" calcext:value-type="float">
            <text:p>0,9966</text:p>
          </table:table-cell>
          <table:table-cell table:formula="of:=ROUND([.G75]/[.F75];4)" office:value-type="float" office:value="0.9968" calcext:value-type="float">
            <text:p>0,9968</text:p>
          </table:table-cell>
          <table:table-cell table:formula="of:=ROUND([.H75]/[.G75];4)" office:value-type="float" office:value="0.996" calcext:value-type="float">
            <text:p>0,996</text:p>
          </table:table-cell>
          <table:table-cell table:number-columns-repeated="3"/>
        </table:table-row>
        <table:table-row table:style-name="ro1">
          <table:table-cell table:formula="of:=AVERAGE([.$I76:.$M76])" office:value-type="float" office:value="0.99004" calcext:value-type="float">
            <text:p>0,99004</text:p>
          </table:table-cell>
          <table:table-cell office:value-type="string" calcext:value-type="string">
            <text:p>0662</text:p>
          </table:table-cell>
          <table:table-cell office:value-type="float" office:value="64270" calcext:value-type="float">
            <text:p>64270</text:p>
          </table:table-cell>
          <table:table-cell office:value-type="float" office:value="63734" calcext:value-type="float">
            <text:p>63734</text:p>
          </table:table-cell>
          <table:table-cell office:value-type="float" office:value="63333" calcext:value-type="float">
            <text:p>63333</text:p>
          </table:table-cell>
          <table:table-cell office:value-type="float" office:value="62670" calcext:value-type="float">
            <text:p>62670</text:p>
          </table:table-cell>
          <table:table-cell office:value-type="float" office:value="61932" calcext:value-type="float">
            <text:p>61932</text:p>
          </table:table-cell>
          <table:table-cell office:value-type="float" office:value="61135" calcext:value-type="float">
            <text:p>61135</text:p>
          </table:table-cell>
          <table:table-cell table:formula="of:=ROUND([.D76]/[.C76];4)" office:value-type="float" office:value="0.9917" calcext:value-type="float">
            <text:p>0,9917</text:p>
          </table:table-cell>
          <table:table-cell table:formula="of:=ROUND([.E76]/[.D76];4)" office:value-type="float" office:value="0.9937" calcext:value-type="float">
            <text:p>0,9937</text:p>
          </table:table-cell>
          <table:table-cell table:formula="of:=ROUND([.F76]/[.E76];4)" office:value-type="float" office:value="0.9895" calcext:value-type="float">
            <text:p>0,9895</text:p>
          </table:table-cell>
          <table:table-cell table:formula="of:=ROUND([.G76]/[.F76];4)" office:value-type="float" office:value="0.9882" calcext:value-type="float">
            <text:p>0,9882</text:p>
          </table:table-cell>
          <table:table-cell table:formula="of:=ROUND([.H76]/[.G76];4)" office:value-type="float" office:value="0.9871" calcext:value-type="float">
            <text:p>0,9871</text:p>
          </table:table-cell>
          <table:table-cell table:number-columns-repeated="3"/>
        </table:table-row>
        <table:table-row table:style-name="ro1">
          <table:table-cell table:formula="of:=AVERAGE([.$I77:.$M77])" office:value-type="float" office:value="0.99874" calcext:value-type="float">
            <text:p>0,99874</text:p>
          </table:table-cell>
          <table:table-cell office:value-type="string" calcext:value-type="string">
            <text:p>0663</text:p>
          </table:table-cell>
          <table:table-cell office:value-type="float" office:value="340727" calcext:value-type="float">
            <text:p>340727</text:p>
          </table:table-cell>
          <table:table-cell office:value-type="float" office:value="340466" calcext:value-type="float">
            <text:p>340466</text:p>
          </table:table-cell>
          <table:table-cell office:value-type="float" office:value="339850" calcext:value-type="float">
            <text:p>339850</text:p>
          </table:table-cell>
          <table:table-cell office:value-type="float" office:value="339682" calcext:value-type="float">
            <text:p>339682</text:p>
          </table:table-cell>
          <table:table-cell office:value-type="float" office:value="339784" calcext:value-type="float">
            <text:p>339784</text:p>
          </table:table-cell>
          <table:table-cell office:value-type="float" office:value="338586" calcext:value-type="float">
            <text:p>338586</text:p>
          </table:table-cell>
          <table:table-cell table:formula="of:=ROUND([.D77]/[.C77];4)" office:value-type="float" office:value="0.9992" calcext:value-type="float">
            <text:p>0,9992</text:p>
          </table:table-cell>
          <table:table-cell table:formula="of:=ROUND([.E77]/[.D77];4)" office:value-type="float" office:value="0.9982" calcext:value-type="float">
            <text:p>0,9982</text:p>
          </table:table-cell>
          <table:table-cell table:formula="of:=ROUND([.F77]/[.E77];4)" office:value-type="float" office:value="0.9995" calcext:value-type="float">
            <text:p>0,9995</text:p>
          </table:table-cell>
          <table:table-cell table:formula="of:=ROUND([.G77]/[.F77];4)" office:value-type="float" office:value="1.0003" calcext:value-type="float">
            <text:p>1,0003</text:p>
          </table:table-cell>
          <table:table-cell table:formula="of:=ROUND([.H77]/[.G77];4)" office:value-type="float" office:value="0.9965" calcext:value-type="float">
            <text:p>0,9965</text:p>
          </table:table-cell>
          <table:table-cell table:number-columns-repeated="3"/>
        </table:table-row>
        <table:table-row table:style-name="ro1">
          <table:table-cell table:formula="of:=AVERAGE([.$I78:.$M78])" office:value-type="float" office:value="0.99374" calcext:value-type="float">
            <text:p>0,99374</text:p>
          </table:table-cell>
          <table:table-cell office:value-type="string" calcext:value-type="string">
            <text:p>0664</text:p>
          </table:table-cell>
          <table:table-cell office:value-type="float" office:value="64788" calcext:value-type="float">
            <text:p>64788</text:p>
          </table:table-cell>
          <table:table-cell office:value-type="float" office:value="64648" calcext:value-type="float">
            <text:p>64648</text:p>
          </table:table-cell>
          <table:table-cell office:value-type="float" office:value="64354" calcext:value-type="float">
            <text:p>64354</text:p>
          </table:table-cell>
          <table:table-cell office:value-type="float" office:value="63813" calcext:value-type="float">
            <text:p>63813</text:p>
          </table:table-cell>
          <table:table-cell office:value-type="float" office:value="63437" calcext:value-type="float">
            <text:p>63437</text:p>
          </table:table-cell>
          <table:table-cell office:value-type="float" office:value="62785" calcext:value-type="float">
            <text:p>62785</text:p>
          </table:table-cell>
          <table:table-cell table:formula="of:=ROUND([.D78]/[.C78];4)" office:value-type="float" office:value="0.9978" calcext:value-type="float">
            <text:p>0,9978</text:p>
          </table:table-cell>
          <table:table-cell table:formula="of:=ROUND([.E78]/[.D78];4)" office:value-type="float" office:value="0.9955" calcext:value-type="float">
            <text:p>0,9955</text:p>
          </table:table-cell>
          <table:table-cell table:formula="of:=ROUND([.F78]/[.E78];4)" office:value-type="float" office:value="0.9916" calcext:value-type="float">
            <text:p>0,9916</text:p>
          </table:table-cell>
          <table:table-cell table:formula="of:=ROUND([.G78]/[.F78];4)" office:value-type="float" office:value="0.9941" calcext:value-type="float">
            <text:p>0,9941</text:p>
          </table:table-cell>
          <table:table-cell table:formula="of:=ROUND([.H78]/[.G78];4)" office:value-type="float" office:value="0.9897" calcext:value-type="float">
            <text:p>0,9897</text:p>
          </table:table-cell>
          <table:table-cell table:number-columns-repeated="3"/>
        </table:table-row>
        <table:table-row table:style-name="ro1">
          <table:table-cell table:formula="of:=AVERAGE([.$I79:.$M79])" office:value-type="float" office:value="1.00382" calcext:value-type="float">
            <text:p>1,00382</text:p>
          </table:table-cell>
          <table:table-cell office:value-type="string" calcext:value-type="string">
            <text:p>0801</text:p>
          </table:table-cell>
          <table:table-cell office:value-type="float" office:value="70929" calcext:value-type="float">
            <text:p>70929</text:p>
          </table:table-cell>
          <table:table-cell office:value-type="float" office:value="71234" calcext:value-type="float">
            <text:p>71234</text:p>
          </table:table-cell>
          <table:table-cell office:value-type="float" office:value="71438" calcext:value-type="float">
            <text:p>71438</text:p>
          </table:table-cell>
          <table:table-cell office:value-type="float" office:value="71549" calcext:value-type="float">
            <text:p>71549</text:p>
          </table:table-cell>
          <table:table-cell office:value-type="float" office:value="71836" calcext:value-type="float">
            <text:p>71836</text:p>
          </table:table-cell>
          <table:table-cell office:value-type="float" office:value="72291" calcext:value-type="float">
            <text:p>72291</text:p>
          </table:table-cell>
          <table:table-cell table:formula="of:=ROUND([.D79]/[.C79];4)" office:value-type="float" office:value="1.0043" calcext:value-type="float">
            <text:p>1,0043</text:p>
          </table:table-cell>
          <table:table-cell table:formula="of:=ROUND([.E79]/[.D79];4)" office:value-type="float" office:value="1.0029" calcext:value-type="float">
            <text:p>1,0029</text:p>
          </table:table-cell>
          <table:table-cell table:formula="of:=ROUND([.F79]/[.E79];4)" office:value-type="float" office:value="1.0016" calcext:value-type="float">
            <text:p>1,0016</text:p>
          </table:table-cell>
          <table:table-cell table:formula="of:=ROUND([.G79]/[.F79];4)" office:value-type="float" office:value="1.004" calcext:value-type="float">
            <text:p>1,004</text:p>
          </table:table-cell>
          <table:table-cell table:formula="of:=ROUND([.H79]/[.G79];4)" office:value-type="float" office:value="1.0063" calcext:value-type="float">
            <text:p>1,0063</text:p>
          </table:table-cell>
          <table:table-cell table:number-columns-repeated="3"/>
        </table:table-row>
        <table:table-row table:style-name="ro1">
          <table:table-cell table:formula="of:=AVERAGE([.$I80:.$M80])" office:value-type="float" office:value="0.99516" calcext:value-type="float">
            <text:p>0,99516</text:p>
          </table:table-cell>
          <table:table-cell office:value-type="string" calcext:value-type="string">
            <text:p>0802</text:p>
          </table:table-cell>
          <table:table-cell office:value-type="float" office:value="55943" calcext:value-type="float">
            <text:p>55943</text:p>
          </table:table-cell>
          <table:table-cell office:value-type="float" office:value="55759" calcext:value-type="float">
            <text:p>55759</text:p>
          </table:table-cell>
          <table:table-cell office:value-type="float" office:value="55512" calcext:value-type="float">
            <text:p>55512</text:p>
          </table:table-cell>
          <table:table-cell office:value-type="float" office:value="55245" calcext:value-type="float">
            <text:p>55245</text:p>
          </table:table-cell>
          <table:table-cell office:value-type="float" office:value="54829" calcext:value-type="float">
            <text:p>54829</text:p>
          </table:table-cell>
          <table:table-cell office:value-type="float" office:value="54598" calcext:value-type="float">
            <text:p>54598</text:p>
          </table:table-cell>
          <table:table-cell table:formula="of:=ROUND([.D80]/[.C80];4)" office:value-type="float" office:value="0.9967" calcext:value-type="float">
            <text:p>0,9967</text:p>
          </table:table-cell>
          <table:table-cell table:formula="of:=ROUND([.E80]/[.D80];4)" office:value-type="float" office:value="0.9956" calcext:value-type="float">
            <text:p>0,9956</text:p>
          </table:table-cell>
          <table:table-cell table:formula="of:=ROUND([.F80]/[.E80];4)" office:value-type="float" office:value="0.9952" calcext:value-type="float">
            <text:p>0,9952</text:p>
          </table:table-cell>
          <table:table-cell table:formula="of:=ROUND([.G80]/[.F80];4)" office:value-type="float" office:value="0.9925" calcext:value-type="float">
            <text:p>0,9925</text:p>
          </table:table-cell>
          <table:table-cell table:formula="of:=ROUND([.H80]/[.G80];4)" office:value-type="float" office:value="0.9958" calcext:value-type="float">
            <text:p>0,9958</text:p>
          </table:table-cell>
          <table:table-cell table:number-columns-repeated="3"/>
        </table:table-row>
        <table:table-row table:style-name="ro1">
          <table:table-cell table:formula="of:=AVERAGE([.$I81:.$M81])" office:value-type="float" office:value="0.99518" calcext:value-type="float">
            <text:p>0,99518</text:p>
          </table:table-cell>
          <table:table-cell office:value-type="string" calcext:value-type="string">
            <text:p>0803</text:p>
          </table:table-cell>
          <table:table-cell office:value-type="float" office:value="58496" calcext:value-type="float">
            <text:p>58496</text:p>
          </table:table-cell>
          <table:table-cell office:value-type="float" office:value="58397" calcext:value-type="float">
            <text:p>58397</text:p>
          </table:table-cell>
          <table:table-cell office:value-type="float" office:value="58249" calcext:value-type="float">
            <text:p>58249</text:p>
          </table:table-cell>
          <table:table-cell office:value-type="float" office:value="58024" calcext:value-type="float">
            <text:p>58024</text:p>
          </table:table-cell>
          <table:table-cell office:value-type="float" office:value="57565" calcext:value-type="float">
            <text:p>57565</text:p>
          </table:table-cell>
          <table:table-cell office:value-type="float" office:value="57100" calcext:value-type="float">
            <text:p>57100</text:p>
          </table:table-cell>
          <table:table-cell table:formula="of:=ROUND([.D81]/[.C81];4)" office:value-type="float" office:value="0.9983" calcext:value-type="float">
            <text:p>0,9983</text:p>
          </table:table-cell>
          <table:table-cell table:formula="of:=ROUND([.E81]/[.D81];4)" office:value-type="float" office:value="0.9975" calcext:value-type="float">
            <text:p>0,9975</text:p>
          </table:table-cell>
          <table:table-cell table:formula="of:=ROUND([.F81]/[.E81];4)" office:value-type="float" office:value="0.9961" calcext:value-type="float">
            <text:p>0,9961</text:p>
          </table:table-cell>
          <table:table-cell table:formula="of:=ROUND([.G81]/[.F81];4)" office:value-type="float" office:value="0.9921" calcext:value-type="float">
            <text:p>0,9921</text:p>
          </table:table-cell>
          <table:table-cell table:formula="of:=ROUND([.H81]/[.G81];4)" office:value-type="float" office:value="0.9919" calcext:value-type="float">
            <text:p>0,9919</text:p>
          </table:table-cell>
          <table:table-cell table:number-columns-repeated="3"/>
        </table:table-row>
        <table:table-row table:style-name="ro1">
          <table:table-cell table:formula="of:=AVERAGE([.$I82:.$M82])" office:value-type="float" office:value="0.99632" calcext:value-type="float">
            <text:p>0,99632</text:p>
          </table:table-cell>
          <table:table-cell office:value-type="string" calcext:value-type="string">
            <text:p>0804</text:p>
          </table:table-cell>
          <table:table-cell office:value-type="float" office:value="87339" calcext:value-type="float">
            <text:p>87339</text:p>
          </table:table-cell>
          <table:table-cell office:value-type="float" office:value="87127" calcext:value-type="float">
            <text:p>87127</text:p>
          </table:table-cell>
          <table:table-cell office:value-type="float" office:value="86949" calcext:value-type="float">
            <text:p>86949</text:p>
          </table:table-cell>
          <table:table-cell office:value-type="float" office:value="86634" calcext:value-type="float">
            <text:p>86634</text:p>
          </table:table-cell>
          <table:table-cell office:value-type="float" office:value="86156" calcext:value-type="float">
            <text:p>86156</text:p>
          </table:table-cell>
          <table:table-cell office:value-type="float" office:value="85733" calcext:value-type="float">
            <text:p>85733</text:p>
          </table:table-cell>
          <table:table-cell table:formula="of:=ROUND([.D82]/[.C82];4)" office:value-type="float" office:value="0.9976" calcext:value-type="float">
            <text:p>0,9976</text:p>
          </table:table-cell>
          <table:table-cell table:formula="of:=ROUND([.E82]/[.D82];4)" office:value-type="float" office:value="0.998" calcext:value-type="float">
            <text:p>0,998</text:p>
          </table:table-cell>
          <table:table-cell table:formula="of:=ROUND([.F82]/[.E82];4)" office:value-type="float" office:value="0.9964" calcext:value-type="float">
            <text:p>0,9964</text:p>
          </table:table-cell>
          <table:table-cell table:formula="of:=ROUND([.G82]/[.F82];4)" office:value-type="float" office:value="0.9945" calcext:value-type="float">
            <text:p>0,9945</text:p>
          </table:table-cell>
          <table:table-cell table:formula="of:=ROUND([.H82]/[.G82];4)" office:value-type="float" office:value="0.9951" calcext:value-type="float">
            <text:p>0,9951</text:p>
          </table:table-cell>
          <table:table-cell table:number-columns-repeated="3"/>
        </table:table-row>
        <table:table-row table:style-name="ro1">
          <table:table-cell table:formula="of:=AVERAGE([.$I83:.$M83])" office:value-type="float" office:value="0.9986" calcext:value-type="float">
            <text:p>0,9986</text:p>
          </table:table-cell>
          <table:table-cell office:value-type="string" calcext:value-type="string">
            <text:p>0805</text:p>
          </table:table-cell>
          <table:table-cell office:value-type="float" office:value="47275" calcext:value-type="float">
            <text:p>47275</text:p>
          </table:table-cell>
          <table:table-cell office:value-type="float" office:value="47093" calcext:value-type="float">
            <text:p>47093</text:p>
          </table:table-cell>
          <table:table-cell office:value-type="float" office:value="47068" calcext:value-type="float">
            <text:p>47068</text:p>
          </table:table-cell>
          <table:table-cell office:value-type="float" office:value="47101" calcext:value-type="float">
            <text:p>47101</text:p>
          </table:table-cell>
          <table:table-cell office:value-type="float" office:value="46929" calcext:value-type="float">
            <text:p>46929</text:p>
          </table:table-cell>
          <table:table-cell office:value-type="float" office:value="46944" calcext:value-type="float">
            <text:p>46944</text:p>
          </table:table-cell>
          <table:table-cell table:formula="of:=ROUND([.D83]/[.C83];4)" office:value-type="float" office:value="0.9962" calcext:value-type="float">
            <text:p>0,9962</text:p>
          </table:table-cell>
          <table:table-cell table:formula="of:=ROUND([.E83]/[.D83];4)" office:value-type="float" office:value="0.9995" calcext:value-type="float">
            <text:p>0,9995</text:p>
          </table:table-cell>
          <table:table-cell table:formula="of:=ROUND([.F83]/[.E83];4)" office:value-type="float" office:value="1.0007" calcext:value-type="float">
            <text:p>1,0007</text:p>
          </table:table-cell>
          <table:table-cell table:formula="of:=ROUND([.G83]/[.F83];4)" office:value-type="float" office:value="0.9963" calcext:value-type="float">
            <text:p>0,9963</text:p>
          </table:table-cell>
          <table:table-cell table:formula="of:=ROUND([.H83]/[.G83];4)" office:value-type="float" office:value="1.0003" calcext:value-type="float">
            <text:p>1,0003</text:p>
          </table:table-cell>
          <table:table-cell table:number-columns-repeated="3"/>
        </table:table-row>
        <table:table-row table:style-name="ro1">
          <table:table-cell table:formula="of:=AVERAGE([.$I84:.$M84])" office:value-type="float" office:value="0.9942" calcext:value-type="float">
            <text:p>0,9942</text:p>
          </table:table-cell>
          <table:table-cell office:value-type="string" calcext:value-type="string">
            <text:p>0806</text:p>
          </table:table-cell>
          <table:table-cell office:value-type="float" office:value="50061" calcext:value-type="float">
            <text:p>50061</text:p>
          </table:table-cell>
          <table:table-cell office:value-type="float" office:value="49842" calcext:value-type="float">
            <text:p>49842</text:p>
          </table:table-cell>
          <table:table-cell office:value-type="float" office:value="49701" calcext:value-type="float">
            <text:p>49701</text:p>
          </table:table-cell>
          <table:table-cell office:value-type="float" office:value="49366" calcext:value-type="float">
            <text:p>49366</text:p>
          </table:table-cell>
          <table:table-cell office:value-type="float" office:value="49009" calcext:value-type="float">
            <text:p>49009</text:p>
          </table:table-cell>
          <table:table-cell office:value-type="float" office:value="48621" calcext:value-type="float">
            <text:p>48621</text:p>
          </table:table-cell>
          <table:table-cell table:formula="of:=ROUND([.D84]/[.C84];4)" office:value-type="float" office:value="0.9956" calcext:value-type="float">
            <text:p>0,9956</text:p>
          </table:table-cell>
          <table:table-cell table:formula="of:=ROUND([.E84]/[.D84];4)" office:value-type="float" office:value="0.9972" calcext:value-type="float">
            <text:p>0,9972</text:p>
          </table:table-cell>
          <table:table-cell table:formula="of:=ROUND([.F84]/[.E84];4)" office:value-type="float" office:value="0.9933" calcext:value-type="float">
            <text:p>0,9933</text:p>
          </table:table-cell>
          <table:table-cell table:formula="of:=ROUND([.G84]/[.F84];4)" office:value-type="float" office:value="0.9928" calcext:value-type="float">
            <text:p>0,9928</text:p>
          </table:table-cell>
          <table:table-cell table:formula="of:=ROUND([.H84]/[.G84];4)" office:value-type="float" office:value="0.9921" calcext:value-type="float">
            <text:p>0,9921</text:p>
          </table:table-cell>
          <table:table-cell table:number-columns-repeated="3"/>
        </table:table-row>
        <table:table-row table:style-name="ro1">
          <table:table-cell table:formula="of:=AVERAGE([.$I85:.$M85])" office:value-type="float" office:value="0.99664" calcext:value-type="float">
            <text:p>0,99664</text:p>
          </table:table-cell>
          <table:table-cell office:value-type="string" calcext:value-type="string">
            <text:p>0807</text:p>
          </table:table-cell>
          <table:table-cell office:value-type="float" office:value="35596" calcext:value-type="float">
            <text:p>35596</text:p>
          </table:table-cell>
          <table:table-cell office:value-type="float" office:value="35409" calcext:value-type="float">
            <text:p>35409</text:p>
          </table:table-cell>
          <table:table-cell office:value-type="float" office:value="35351" calcext:value-type="float">
            <text:p>35351</text:p>
          </table:table-cell>
          <table:table-cell office:value-type="float" office:value="35297" calcext:value-type="float">
            <text:p>35297</text:p>
          </table:table-cell>
          <table:table-cell office:value-type="float" office:value="35193" calcext:value-type="float">
            <text:p>35193</text:p>
          </table:table-cell>
          <table:table-cell office:value-type="float" office:value="35000" calcext:value-type="float">
            <text:p>35000</text:p>
          </table:table-cell>
          <table:table-cell table:formula="of:=ROUND([.D85]/[.C85];4)" office:value-type="float" office:value="0.9947" calcext:value-type="float">
            <text:p>0,9947</text:p>
          </table:table-cell>
          <table:table-cell table:formula="of:=ROUND([.E85]/[.D85];4)" office:value-type="float" office:value="0.9984" calcext:value-type="float">
            <text:p>0,9984</text:p>
          </table:table-cell>
          <table:table-cell table:formula="of:=ROUND([.F85]/[.E85];4)" office:value-type="float" office:value="0.9985" calcext:value-type="float">
            <text:p>0,9985</text:p>
          </table:table-cell>
          <table:table-cell table:formula="of:=ROUND([.G85]/[.F85];4)" office:value-type="float" office:value="0.9971" calcext:value-type="float">
            <text:p>0,9971</text:p>
          </table:table-cell>
          <table:table-cell table:formula="of:=ROUND([.H85]/[.G85];4)" office:value-type="float" office:value="0.9945" calcext:value-type="float">
            <text:p>0,9945</text:p>
          </table:table-cell>
          <table:table-cell table:number-columns-repeated="3"/>
        </table:table-row>
        <table:table-row table:style-name="ro1">
          <table:table-cell table:formula="of:=AVERAGE([.$I86:.$M86])" office:value-type="float" office:value="0.99728" calcext:value-type="float">
            <text:p>0,99728</text:p>
          </table:table-cell>
          <table:table-cell office:value-type="string" calcext:value-type="string">
            <text:p>0808</text:p>
          </table:table-cell>
          <table:table-cell office:value-type="float" office:value="56290" calcext:value-type="float">
            <text:p>56290</text:p>
          </table:table-cell>
          <table:table-cell office:value-type="float" office:value="56204" calcext:value-type="float">
            <text:p>56204</text:p>
          </table:table-cell>
          <table:table-cell office:value-type="float" office:value="56095" calcext:value-type="float">
            <text:p>56095</text:p>
          </table:table-cell>
          <table:table-cell office:value-type="float" office:value="55840" calcext:value-type="float">
            <text:p>55840</text:p>
          </table:table-cell>
          <table:table-cell office:value-type="float" office:value="55790" calcext:value-type="float">
            <text:p>55790</text:p>
          </table:table-cell>
          <table:table-cell office:value-type="float" office:value="55520" calcext:value-type="float">
            <text:p>55520</text:p>
          </table:table-cell>
          <table:table-cell table:formula="of:=ROUND([.D86]/[.C86];4)" office:value-type="float" office:value="0.9985" calcext:value-type="float">
            <text:p>0,9985</text:p>
          </table:table-cell>
          <table:table-cell table:formula="of:=ROUND([.E86]/[.D86];4)" office:value-type="float" office:value="0.9981" calcext:value-type="float">
            <text:p>0,9981</text:p>
          </table:table-cell>
          <table:table-cell table:formula="of:=ROUND([.F86]/[.E86];4)" office:value-type="float" office:value="0.9955" calcext:value-type="float">
            <text:p>0,9955</text:p>
          </table:table-cell>
          <table:table-cell table:formula="of:=ROUND([.G86]/[.F86];4)" office:value-type="float" office:value="0.9991" calcext:value-type="float">
            <text:p>0,9991</text:p>
          </table:table-cell>
          <table:table-cell table:formula="of:=ROUND([.H86]/[.G86];4)" office:value-type="float" office:value="0.9952" calcext:value-type="float">
            <text:p>0,9952</text:p>
          </table:table-cell>
          <table:table-cell table:number-columns-repeated="3"/>
        </table:table-row>
        <table:table-row table:style-name="ro1">
          <table:table-cell table:formula="of:=AVERAGE([.$I87:.$M87])" office:value-type="float" office:value="0.99652" calcext:value-type="float">
            <text:p>0,99652</text:p>
          </table:table-cell>
          <table:table-cell office:value-type="string" calcext:value-type="string">
            <text:p>0812</text:p>
          </table:table-cell>
          <table:table-cell office:value-type="float" office:value="39297" calcext:value-type="float">
            <text:p>39297</text:p>
          </table:table-cell>
          <table:table-cell office:value-type="float" office:value="39256" calcext:value-type="float">
            <text:p>39256</text:p>
          </table:table-cell>
          <table:table-cell office:value-type="float" office:value="39196" calcext:value-type="float">
            <text:p>39196</text:p>
          </table:table-cell>
          <table:table-cell office:value-type="float" office:value="39065" calcext:value-type="float">
            <text:p>39065</text:p>
          </table:table-cell>
          <table:table-cell office:value-type="float" office:value="38831" calcext:value-type="float">
            <text:p>38831</text:p>
          </table:table-cell>
          <table:table-cell office:value-type="float" office:value="38613" calcext:value-type="float">
            <text:p>38613</text:p>
          </table:table-cell>
          <table:table-cell table:formula="of:=ROUND([.D87]/[.C87];4)" office:value-type="float" office:value="0.999" calcext:value-type="float">
            <text:p>0,999</text:p>
          </table:table-cell>
          <table:table-cell table:formula="of:=ROUND([.E87]/[.D87];4)" office:value-type="float" office:value="0.9985" calcext:value-type="float">
            <text:p>0,9985</text:p>
          </table:table-cell>
          <table:table-cell table:formula="of:=ROUND([.F87]/[.E87];4)" office:value-type="float" office:value="0.9967" calcext:value-type="float">
            <text:p>0,9967</text:p>
          </table:table-cell>
          <table:table-cell table:formula="of:=ROUND([.G87]/[.F87];4)" office:value-type="float" office:value="0.994" calcext:value-type="float">
            <text:p>0,994</text:p>
          </table:table-cell>
          <table:table-cell table:formula="of:=ROUND([.H87]/[.G87];4)" office:value-type="float" office:value="0.9944" calcext:value-type="float">
            <text:p>0,9944</text:p>
          </table:table-cell>
          <table:table-cell table:number-columns-repeated="3"/>
        </table:table-row>
        <table:table-row table:style-name="ro1">
          <table:table-cell table:formula="of:=AVERAGE([.$I88:.$M88])" office:value-type="float" office:value="1.0012" calcext:value-type="float">
            <text:p>1,0012</text:p>
          </table:table-cell>
          <table:table-cell office:value-type="string" calcext:value-type="string">
            <text:p>0809</text:p>
          </table:table-cell>
          <table:table-cell office:value-type="float" office:value="75219" calcext:value-type="float">
            <text:p>75219</text:p>
          </table:table-cell>
          <table:table-cell office:value-type="float" office:value="75314" calcext:value-type="float">
            <text:p>75314</text:p>
          </table:table-cell>
          <table:table-cell office:value-type="float" office:value="75558" calcext:value-type="float">
            <text:p>75558</text:p>
          </table:table-cell>
          <table:table-cell office:value-type="float" office:value="75750" calcext:value-type="float">
            <text:p>75750</text:p>
          </table:table-cell>
          <table:table-cell office:value-type="float" office:value="75559" calcext:value-type="float">
            <text:p>75559</text:p>
          </table:table-cell>
          <table:table-cell office:value-type="float" office:value="75673" calcext:value-type="float">
            <text:p>75673</text:p>
          </table:table-cell>
          <table:table-cell table:formula="of:=ROUND([.D88]/[.C88];4)" office:value-type="float" office:value="1.0013" calcext:value-type="float">
            <text:p>1,0013</text:p>
          </table:table-cell>
          <table:table-cell table:formula="of:=ROUND([.E88]/[.D88];4)" office:value-type="float" office:value="1.0032" calcext:value-type="float">
            <text:p>1,0032</text:p>
          </table:table-cell>
          <table:table-cell table:formula="of:=ROUND([.F88]/[.E88];4)" office:value-type="float" office:value="1.0025" calcext:value-type="float">
            <text:p>1,0025</text:p>
          </table:table-cell>
          <table:table-cell table:formula="of:=ROUND([.G88]/[.F88];4)" office:value-type="float" office:value="0.9975" calcext:value-type="float">
            <text:p>0,9975</text:p>
          </table:table-cell>
          <table:table-cell table:formula="of:=ROUND([.H88]/[.G88];4)" office:value-type="float" office:value="1.0015" calcext:value-type="float">
            <text:p>1,0015</text:p>
          </table:table-cell>
          <table:table-cell table:number-columns-repeated="3"/>
        </table:table-row>
        <table:table-row table:style-name="ro1">
          <table:table-cell table:formula="of:=AVERAGE([.$I89:.$M89])" office:value-type="float" office:value="0.99286" calcext:value-type="float">
            <text:p>0,99286</text:p>
          </table:table-cell>
          <table:table-cell office:value-type="string" calcext:value-type="string">
            <text:p>0810</text:p>
          </table:table-cell>
          <table:table-cell office:value-type="float" office:value="81006" calcext:value-type="float">
            <text:p>81006</text:p>
          </table:table-cell>
          <table:table-cell office:value-type="float" office:value="80633" calcext:value-type="float">
            <text:p>80633</text:p>
          </table:table-cell>
          <table:table-cell office:value-type="float" office:value="80114" calcext:value-type="float">
            <text:p>80114</text:p>
          </table:table-cell>
          <table:table-cell office:value-type="float" office:value="79583" calcext:value-type="float">
            <text:p>79583</text:p>
          </table:table-cell>
          <table:table-cell office:value-type="float" office:value="78953" calcext:value-type="float">
            <text:p>78953</text:p>
          </table:table-cell>
          <table:table-cell office:value-type="float" office:value="78148" calcext:value-type="float">
            <text:p>78148</text:p>
          </table:table-cell>
          <table:table-cell table:formula="of:=ROUND([.D89]/[.C89];4)" office:value-type="float" office:value="0.9954" calcext:value-type="float">
            <text:p>0,9954</text:p>
          </table:table-cell>
          <table:table-cell table:formula="of:=ROUND([.E89]/[.D89];4)" office:value-type="float" office:value="0.9936" calcext:value-type="float">
            <text:p>0,9936</text:p>
          </table:table-cell>
          <table:table-cell table:formula="of:=ROUND([.F89]/[.E89];4)" office:value-type="float" office:value="0.9934" calcext:value-type="float">
            <text:p>0,9934</text:p>
          </table:table-cell>
          <table:table-cell table:formula="of:=ROUND([.G89]/[.F89];4)" office:value-type="float" office:value="0.9921" calcext:value-type="float">
            <text:p>0,9921</text:p>
          </table:table-cell>
          <table:table-cell table:formula="of:=ROUND([.H89]/[.G89];4)" office:value-type="float" office:value="0.9898" calcext:value-type="float">
            <text:p>0,9898</text:p>
          </table:table-cell>
          <table:table-cell table:number-columns-repeated="3"/>
        </table:table-row>
        <table:table-row table:style-name="ro1">
          <table:table-cell table:formula="of:=AVERAGE([.$I90:.$M90])" office:value-type="float" office:value="0.99436" calcext:value-type="float">
            <text:p>0,99436</text:p>
          </table:table-cell>
          <table:table-cell office:value-type="string" calcext:value-type="string">
            <text:p>0811</text:p>
          </table:table-cell>
          <table:table-cell office:value-type="float" office:value="98160" calcext:value-type="float">
            <text:p>98160</text:p>
          </table:table-cell>
          <table:table-cell office:value-type="float" office:value="97783" calcext:value-type="float">
            <text:p>97783</text:p>
          </table:table-cell>
          <table:table-cell office:value-type="float" office:value="97487" calcext:value-type="float">
            <text:p>97487</text:p>
          </table:table-cell>
          <table:table-cell office:value-type="float" office:value="96876" calcext:value-type="float">
            <text:p>96876</text:p>
          </table:table-cell>
          <table:table-cell office:value-type="float" office:value="96111" calcext:value-type="float">
            <text:p>96111</text:p>
          </table:table-cell>
          <table:table-cell office:value-type="float" office:value="95423" calcext:value-type="float">
            <text:p>95423</text:p>
          </table:table-cell>
          <table:table-cell table:formula="of:=ROUND([.D90]/[.C90];4)" office:value-type="float" office:value="0.9962" calcext:value-type="float">
            <text:p>0,9962</text:p>
          </table:table-cell>
          <table:table-cell table:formula="of:=ROUND([.E90]/[.D90];4)" office:value-type="float" office:value="0.997" calcext:value-type="float">
            <text:p>0,997</text:p>
          </table:table-cell>
          <table:table-cell table:formula="of:=ROUND([.F90]/[.E90];4)" office:value-type="float" office:value="0.9937" calcext:value-type="float">
            <text:p>0,9937</text:p>
          </table:table-cell>
          <table:table-cell table:formula="of:=ROUND([.G90]/[.F90];4)" office:value-type="float" office:value="0.9921" calcext:value-type="float">
            <text:p>0,9921</text:p>
          </table:table-cell>
          <table:table-cell table:formula="of:=ROUND([.H90]/[.G90];4)" office:value-type="float" office:value="0.9928" calcext:value-type="float">
            <text:p>0,9928</text:p>
          </table:table-cell>
          <table:table-cell table:number-columns-repeated="3"/>
        </table:table-row>
        <table:table-row table:style-name="ro1">
          <table:table-cell table:formula="of:=AVERAGE([.$I91:.$M91])" office:value-type="float" office:value="0.9981" calcext:value-type="float">
            <text:p>0,9981</text:p>
          </table:table-cell>
          <table:table-cell office:value-type="string" calcext:value-type="string">
            <text:p>0861</text:p>
          </table:table-cell>
          <table:table-cell office:value-type="float" office:value="123762" calcext:value-type="float">
            <text:p>123762</text:p>
          </table:table-cell>
          <table:table-cell office:value-type="float" office:value="123995" calcext:value-type="float">
            <text:p>123995</text:p>
          </table:table-cell>
          <table:table-cell office:value-type="float" office:value="124295" calcext:value-type="float">
            <text:p>124295</text:p>
          </table:table-cell>
          <table:table-cell office:value-type="float" office:value="123921" calcext:value-type="float">
            <text:p>123921</text:p>
          </table:table-cell>
          <table:table-cell office:value-type="float" office:value="123609" calcext:value-type="float">
            <text:p>123609</text:p>
          </table:table-cell>
          <table:table-cell office:value-type="float" office:value="122589" calcext:value-type="float">
            <text:p>122589</text:p>
          </table:table-cell>
          <table:table-cell table:formula="of:=ROUND([.D91]/[.C91];4)" office:value-type="float" office:value="1.0019" calcext:value-type="float">
            <text:p>1,0019</text:p>
          </table:table-cell>
          <table:table-cell table:formula="of:=ROUND([.E91]/[.D91];4)" office:value-type="float" office:value="1.0024" calcext:value-type="float">
            <text:p>1,0024</text:p>
          </table:table-cell>
          <table:table-cell table:formula="of:=ROUND([.F91]/[.E91];4)" office:value-type="float" office:value="0.997" calcext:value-type="float">
            <text:p>0,997</text:p>
          </table:table-cell>
          <table:table-cell table:formula="of:=ROUND([.G91]/[.F91];4)" office:value-type="float" office:value="0.9975" calcext:value-type="float">
            <text:p>0,9975</text:p>
          </table:table-cell>
          <table:table-cell table:formula="of:=ROUND([.H91]/[.G91];4)" office:value-type="float" office:value="0.9917" calcext:value-type="float">
            <text:p>0,9917</text:p>
          </table:table-cell>
          <table:table-cell table:number-columns-repeated="3"/>
        </table:table-row>
        <table:table-row table:style-name="ro1">
          <table:table-cell table:formula="of:=AVERAGE([.$I92:.$M92])" office:value-type="float" office:value="1.00314" calcext:value-type="float">
            <text:p>1,00314</text:p>
          </table:table-cell>
          <table:table-cell office:value-type="string" calcext:value-type="string">
            <text:p>0862</text:p>
          </table:table-cell>
          <table:table-cell office:value-type="float" office:value="138711" calcext:value-type="float">
            <text:p>138711</text:p>
          </table:table-cell>
          <table:table-cell office:value-type="float" office:value="139330" calcext:value-type="float">
            <text:p>139330</text:p>
          </table:table-cell>
          <table:table-cell office:value-type="float" office:value="139819" calcext:value-type="float">
            <text:p>139819</text:p>
          </table:table-cell>
          <table:table-cell office:value-type="float" office:value="140297" calcext:value-type="float">
            <text:p>140297</text:p>
          </table:table-cell>
          <table:table-cell office:value-type="float" office:value="141222" calcext:value-type="float">
            <text:p>141222</text:p>
          </table:table-cell>
          <table:table-cell office:value-type="float" office:value="140892" calcext:value-type="float">
            <text:p>140892</text:p>
          </table:table-cell>
          <table:table-cell table:formula="of:=ROUND([.D92]/[.C92];4)" office:value-type="float" office:value="1.0045" calcext:value-type="float">
            <text:p>1,0045</text:p>
          </table:table-cell>
          <table:table-cell table:formula="of:=ROUND([.E92]/[.D92];4)" office:value-type="float" office:value="1.0035" calcext:value-type="float">
            <text:p>1,0035</text:p>
          </table:table-cell>
          <table:table-cell table:formula="of:=ROUND([.F92]/[.E92];4)" office:value-type="float" office:value="1.0034" calcext:value-type="float">
            <text:p>1,0034</text:p>
          </table:table-cell>
          <table:table-cell table:formula="of:=ROUND([.G92]/[.F92];4)" office:value-type="float" office:value="1.0066" calcext:value-type="float">
            <text:p>1,0066</text:p>
          </table:table-cell>
          <table:table-cell table:formula="of:=ROUND([.H92]/[.G92];4)" office:value-type="float" office:value="0.9977" calcext:value-type="float">
            <text:p>0,9977</text:p>
          </table:table-cell>
          <table:table-cell table:number-columns-repeated="3"/>
        </table:table-row>
        <table:table-row table:style-name="ro1">
          <table:table-cell table:formula="of:=AVERAGE([.$I93:.$M93])" office:value-type="float" office:value="0.99916" calcext:value-type="float">
            <text:p>0,99916</text:p>
          </table:table-cell>
          <table:table-cell office:value-type="string" calcext:value-type="string">
            <text:p>1001</text:p>
          </table:table-cell>
          <table:table-cell office:value-type="float" office:value="112916" calcext:value-type="float">
            <text:p>112916</text:p>
          </table:table-cell>
          <table:table-cell office:value-type="float" office:value="113004" calcext:value-type="float">
            <text:p>113004</text:p>
          </table:table-cell>
          <table:table-cell office:value-type="float" office:value="113028" calcext:value-type="float">
            <text:p>113028</text:p>
          </table:table-cell>
          <table:table-cell office:value-type="float" office:value="112997" calcext:value-type="float">
            <text:p>112997</text:p>
          </table:table-cell>
          <table:table-cell office:value-type="float" office:value="112779" calcext:value-type="float">
            <text:p>112779</text:p>
          </table:table-cell>
          <table:table-cell office:value-type="float" office:value="112443" calcext:value-type="float">
            <text:p>112443</text:p>
          </table:table-cell>
          <table:table-cell table:formula="of:=ROUND([.D93]/[.C93];4)" office:value-type="float" office:value="1.0008" calcext:value-type="float">
            <text:p>1,0008</text:p>
          </table:table-cell>
          <table:table-cell table:formula="of:=ROUND([.E93]/[.D93];4)" office:value-type="float" office:value="1.0002" calcext:value-type="float">
            <text:p>1,0002</text:p>
          </table:table-cell>
          <table:table-cell table:formula="of:=ROUND([.F93]/[.E93];4)" office:value-type="float" office:value="0.9997" calcext:value-type="float">
            <text:p>0,9997</text:p>
          </table:table-cell>
          <table:table-cell table:formula="of:=ROUND([.G93]/[.F93];4)" office:value-type="float" office:value="0.9981" calcext:value-type="float">
            <text:p>0,9981</text:p>
          </table:table-cell>
          <table:table-cell table:formula="of:=ROUND([.H93]/[.G93];4)" office:value-type="float" office:value="0.997" calcext:value-type="float">
            <text:p>0,997</text:p>
          </table:table-cell>
          <table:table-cell table:number-columns-repeated="3"/>
        </table:table-row>
        <table:table-row table:style-name="ro1">
          <table:table-cell table:formula="of:=AVERAGE([.$I94:.$M94])" office:value-type="float" office:value="0.99816" calcext:value-type="float">
            <text:p>0,99816</text:p>
          </table:table-cell>
          <table:table-cell office:value-type="string" calcext:value-type="string">
            <text:p>1021</text:p>
          </table:table-cell>
          <table:table-cell office:value-type="float" office:value="30933" calcext:value-type="float">
            <text:p>30933</text:p>
          </table:table-cell>
          <table:table-cell office:value-type="float" office:value="30912" calcext:value-type="float">
            <text:p>30912</text:p>
          </table:table-cell>
          <table:table-cell office:value-type="float" office:value="30884" calcext:value-type="float">
            <text:p>30884</text:p>
          </table:table-cell>
          <table:table-cell office:value-type="float" office:value="30890" calcext:value-type="float">
            <text:p>30890</text:p>
          </table:table-cell>
          <table:table-cell office:value-type="float" office:value="30833" calcext:value-type="float">
            <text:p>30833</text:p>
          </table:table-cell>
          <table:table-cell office:value-type="float" office:value="30648" calcext:value-type="float">
            <text:p>30648</text:p>
          </table:table-cell>
          <table:table-cell table:formula="of:=ROUND([.D94]/[.C94];4)" office:value-type="float" office:value="0.9993" calcext:value-type="float">
            <text:p>0,9993</text:p>
          </table:table-cell>
          <table:table-cell table:formula="of:=ROUND([.E94]/[.D94];4)" office:value-type="float" office:value="0.9991" calcext:value-type="float">
            <text:p>0,9991</text:p>
          </table:table-cell>
          <table:table-cell table:formula="of:=ROUND([.F94]/[.E94];4)" office:value-type="float" office:value="1.0002" calcext:value-type="float">
            <text:p>1,0002</text:p>
          </table:table-cell>
          <table:table-cell table:formula="of:=ROUND([.G94]/[.F94];4)" office:value-type="float" office:value="0.9982" calcext:value-type="float">
            <text:p>0,9982</text:p>
          </table:table-cell>
          <table:table-cell table:formula="of:=ROUND([.H94]/[.G94];4)" office:value-type="float" office:value="0.994" calcext:value-type="float">
            <text:p>0,994</text:p>
          </table:table-cell>
          <table:table-cell table:number-columns-repeated="3"/>
        </table:table-row>
        <table:table-row table:style-name="ro1">
          <table:table-cell table:formula="of:=AVERAGE([.$I95:.$M95])" office:value-type="float" office:value="0.99234" calcext:value-type="float">
            <text:p>0,99234</text:p>
          </table:table-cell>
          <table:table-cell office:value-type="string" calcext:value-type="string">
            <text:p>1002</text:p>
          </table:table-cell>
          <table:table-cell office:value-type="float" office:value="99258" calcext:value-type="float">
            <text:p>99258</text:p>
          </table:table-cell>
          <table:table-cell office:value-type="float" office:value="98583" calcext:value-type="float">
            <text:p>98583</text:p>
          </table:table-cell>
          <table:table-cell office:value-type="float" office:value="98018" calcext:value-type="float">
            <text:p>98018</text:p>
          </table:table-cell>
          <table:table-cell office:value-type="float" office:value="97295" calcext:value-type="float">
            <text:p>97295</text:p>
          </table:table-cell>
          <table:table-cell office:value-type="float" office:value="96569" calcext:value-type="float">
            <text:p>96569</text:p>
          </table:table-cell>
          <table:table-cell office:value-type="float" office:value="95516" calcext:value-type="float">
            <text:p>95516</text:p>
          </table:table-cell>
          <table:table-cell table:formula="of:=ROUND([.D95]/[.C95];4)" office:value-type="float" office:value="0.9932" calcext:value-type="float">
            <text:p>0,9932</text:p>
          </table:table-cell>
          <table:table-cell table:formula="of:=ROUND([.E95]/[.D95];4)" office:value-type="float" office:value="0.9943" calcext:value-type="float">
            <text:p>0,9943</text:p>
          </table:table-cell>
          <table:table-cell table:formula="of:=ROUND([.F95]/[.E95];4)" office:value-type="float" office:value="0.9926" calcext:value-type="float">
            <text:p>0,9926</text:p>
          </table:table-cell>
          <table:table-cell table:formula="of:=ROUND([.G95]/[.F95];4)" office:value-type="float" office:value="0.9925" calcext:value-type="float">
            <text:p>0,9925</text:p>
          </table:table-cell>
          <table:table-cell table:formula="of:=ROUND([.H95]/[.G95];4)" office:value-type="float" office:value="0.9891" calcext:value-type="float">
            <text:p>0,9891</text:p>
          </table:table-cell>
          <table:table-cell table:number-columns-repeated="3"/>
        </table:table-row>
        <table:table-row table:style-name="ro1">
          <table:table-cell table:formula="of:=AVERAGE([.$I96:.$M96])" office:value-type="float" office:value="0.99784" calcext:value-type="float">
            <text:p>0,99784</text:p>
          </table:table-cell>
          <table:table-cell office:value-type="string" calcext:value-type="string">
            <text:p>1003</text:p>
          </table:table-cell>
          <table:table-cell office:value-type="float" office:value="50282" calcext:value-type="float">
            <text:p>50282</text:p>
          </table:table-cell>
          <table:table-cell office:value-type="float" office:value="50285" calcext:value-type="float">
            <text:p>50285</text:p>
          </table:table-cell>
          <table:table-cell office:value-type="float" office:value="50224" calcext:value-type="float">
            <text:p>50224</text:p>
          </table:table-cell>
          <table:table-cell office:value-type="float" office:value="50103" calcext:value-type="float">
            <text:p>50103</text:p>
          </table:table-cell>
          <table:table-cell office:value-type="float" office:value="49918" calcext:value-type="float">
            <text:p>49918</text:p>
          </table:table-cell>
          <table:table-cell office:value-type="float" office:value="49736" calcext:value-type="float">
            <text:p>49736</text:p>
          </table:table-cell>
          <table:table-cell table:formula="of:=ROUND([.D96]/[.C96];4)" office:value-type="float" office:value="1.0001" calcext:value-type="float">
            <text:p>1,0001</text:p>
          </table:table-cell>
          <table:table-cell table:formula="of:=ROUND([.E96]/[.D96];4)" office:value-type="float" office:value="0.9988" calcext:value-type="float">
            <text:p>0,9988</text:p>
          </table:table-cell>
          <table:table-cell table:formula="of:=ROUND([.F96]/[.E96];4)" office:value-type="float" office:value="0.9976" calcext:value-type="float">
            <text:p>0,9976</text:p>
          </table:table-cell>
          <table:table-cell table:formula="of:=ROUND([.G96]/[.F96];4)" office:value-type="float" office:value="0.9963" calcext:value-type="float">
            <text:p>0,9963</text:p>
          </table:table-cell>
          <table:table-cell table:formula="of:=ROUND([.H96]/[.G96];4)" office:value-type="float" office:value="0.9964" calcext:value-type="float">
            <text:p>0,9964</text:p>
          </table:table-cell>
          <table:table-cell table:number-columns-repeated="3"/>
        </table:table-row>
        <table:table-row table:style-name="ro1">
          <table:table-cell table:formula="of:=AVERAGE([.$I97:.$M97])" office:value-type="float" office:value="0.99294" calcext:value-type="float">
            <text:p>0,99294</text:p>
          </table:table-cell>
          <table:table-cell office:value-type="string" calcext:value-type="string">
            <text:p>1004</text:p>
          </table:table-cell>
          <table:table-cell office:value-type="float" office:value="51062" calcext:value-type="float">
            <text:p>51062</text:p>
          </table:table-cell>
          <table:table-cell office:value-type="float" office:value="50769" calcext:value-type="float">
            <text:p>50769</text:p>
          </table:table-cell>
          <table:table-cell office:value-type="float" office:value="50527" calcext:value-type="float">
            <text:p>50527</text:p>
          </table:table-cell>
          <table:table-cell office:value-type="float" office:value="50143" calcext:value-type="float">
            <text:p>50143</text:p>
          </table:table-cell>
          <table:table-cell office:value-type="float" office:value="49747" calcext:value-type="float">
            <text:p>49747</text:p>
          </table:table-cell>
          <table:table-cell office:value-type="float" office:value="49286" calcext:value-type="float">
            <text:p>49286</text:p>
          </table:table-cell>
          <table:table-cell table:formula="of:=ROUND([.D97]/[.C97];4)" office:value-type="float" office:value="0.9943" calcext:value-type="float">
            <text:p>0,9943</text:p>
          </table:table-cell>
          <table:table-cell table:formula="of:=ROUND([.E97]/[.D97];4)" office:value-type="float" office:value="0.9952" calcext:value-type="float">
            <text:p>0,9952</text:p>
          </table:table-cell>
          <table:table-cell table:formula="of:=ROUND([.F97]/[.E97];4)" office:value-type="float" office:value="0.9924" calcext:value-type="float">
            <text:p>0,9924</text:p>
          </table:table-cell>
          <table:table-cell table:formula="of:=ROUND([.G97]/[.F97];4)" office:value-type="float" office:value="0.9921" calcext:value-type="float">
            <text:p>0,9921</text:p>
          </table:table-cell>
          <table:table-cell table:formula="of:=ROUND([.H97]/[.G97];4)" office:value-type="float" office:value="0.9907" calcext:value-type="float">
            <text:p>0,9907</text:p>
          </table:table-cell>
          <table:table-cell table:number-columns-repeated="3"/>
        </table:table-row>
        <table:table-row table:style-name="ro1">
          <table:table-cell table:formula="of:=AVERAGE([.$I98:.$M98])" office:value-type="float" office:value="0.99486" calcext:value-type="float">
            <text:p>0,99486</text:p>
          </table:table-cell>
          <table:table-cell office:value-type="string" calcext:value-type="string">
            <text:p>1005</text:p>
          </table:table-cell>
          <table:table-cell office:value-type="float" office:value="79631" calcext:value-type="float">
            <text:p>79631</text:p>
          </table:table-cell>
          <table:table-cell office:value-type="float" office:value="79340" calcext:value-type="float">
            <text:p>79340</text:p>
          </table:table-cell>
          <table:table-cell office:value-type="float" office:value="78994" calcext:value-type="float">
            <text:p>78994</text:p>
          </table:table-cell>
          <table:table-cell office:value-type="float" office:value="78616" calcext:value-type="float">
            <text:p>78616</text:p>
          </table:table-cell>
          <table:table-cell office:value-type="float" office:value="78099" calcext:value-type="float">
            <text:p>78099</text:p>
          </table:table-cell>
          <table:table-cell office:value-type="float" office:value="77614" calcext:value-type="float">
            <text:p>77614</text:p>
          </table:table-cell>
          <table:table-cell table:formula="of:=ROUND([.D98]/[.C98];4)" office:value-type="float" office:value="0.9963" calcext:value-type="float">
            <text:p>0,9963</text:p>
          </table:table-cell>
          <table:table-cell table:formula="of:=ROUND([.E98]/[.D98];4)" office:value-type="float" office:value="0.9956" calcext:value-type="float">
            <text:p>0,9956</text:p>
          </table:table-cell>
          <table:table-cell table:formula="of:=ROUND([.F98]/[.E98];4)" office:value-type="float" office:value="0.9952" calcext:value-type="float">
            <text:p>0,9952</text:p>
          </table:table-cell>
          <table:table-cell table:formula="of:=ROUND([.G98]/[.F98];4)" office:value-type="float" office:value="0.9934" calcext:value-type="float">
            <text:p>0,9934</text:p>
          </table:table-cell>
          <table:table-cell table:formula="of:=ROUND([.H98]/[.G98];4)" office:value-type="float" office:value="0.9938" calcext:value-type="float">
            <text:p>0,9938</text:p>
          </table:table-cell>
          <table:table-cell table:number-columns-repeated="3"/>
        </table:table-row>
        <table:table-row table:style-name="ro1">
          <table:table-cell table:formula="of:=AVERAGE([.$I99:.$M99])" office:value-type="float" office:value="1.00598" calcext:value-type="float">
            <text:p>1,00598</text:p>
          </table:table-cell>
          <table:table-cell office:value-type="string" calcext:value-type="string">
            <text:p>1006</text:p>
          </table:table-cell>
          <table:table-cell office:value-type="float" office:value="70430" calcext:value-type="float">
            <text:p>70430</text:p>
          </table:table-cell>
          <table:table-cell office:value-type="float" office:value="70796" calcext:value-type="float">
            <text:p>70796</text:p>
          </table:table-cell>
          <table:table-cell office:value-type="float" office:value="71182" calcext:value-type="float">
            <text:p>71182</text:p>
          </table:table-cell>
          <table:table-cell office:value-type="float" office:value="71705" calcext:value-type="float">
            <text:p>71705</text:p>
          </table:table-cell>
          <table:table-cell office:value-type="float" office:value="72179" calcext:value-type="float">
            <text:p>72179</text:p>
          </table:table-cell>
          <table:table-cell office:value-type="float" office:value="72565" calcext:value-type="float">
            <text:p>72565</text:p>
          </table:table-cell>
          <table:table-cell table:formula="of:=ROUND([.D99]/[.C99];4)" office:value-type="float" office:value="1.0052" calcext:value-type="float">
            <text:p>1,0052</text:p>
          </table:table-cell>
          <table:table-cell table:formula="of:=ROUND([.E99]/[.D99];4)" office:value-type="float" office:value="1.0055" calcext:value-type="float">
            <text:p>1,0055</text:p>
          </table:table-cell>
          <table:table-cell table:formula="of:=ROUND([.F99]/[.E99];4)" office:value-type="float" office:value="1.0073" calcext:value-type="float">
            <text:p>1,0073</text:p>
          </table:table-cell>
          <table:table-cell table:formula="of:=ROUND([.G99]/[.F99];4)" office:value-type="float" office:value="1.0066" calcext:value-type="float">
            <text:p>1,0066</text:p>
          </table:table-cell>
          <table:table-cell table:formula="of:=ROUND([.H99]/[.G99];4)" office:value-type="float" office:value="1.0053" calcext:value-type="float">
            <text:p>1,0053</text:p>
          </table:table-cell>
          <table:table-cell table:number-columns-repeated="3"/>
        </table:table-row>
        <table:table-row table:style-name="ro1">
          <table:table-cell table:formula="of:=AVERAGE([.$I100:.$M100])" office:value-type="float" office:value="0.99498" calcext:value-type="float">
            <text:p>0,99498</text:p>
          </table:table-cell>
          <table:table-cell office:value-type="string" calcext:value-type="string">
            <text:p>1007</text:p>
          </table:table-cell>
          <table:table-cell office:value-type="float" office:value="77457" calcext:value-type="float">
            <text:p>77457</text:p>
          </table:table-cell>
          <table:table-cell office:value-type="float" office:value="77203" calcext:value-type="float">
            <text:p>77203</text:p>
          </table:table-cell>
          <table:table-cell office:value-type="float" office:value="76984" calcext:value-type="float">
            <text:p>76984</text:p>
          </table:table-cell>
          <table:table-cell office:value-type="float" office:value="76623" calcext:value-type="float">
            <text:p>76623</text:p>
          </table:table-cell>
          <table:table-cell office:value-type="float" office:value="76106" calcext:value-type="float">
            <text:p>76106</text:p>
          </table:table-cell>
          <table:table-cell office:value-type="float" office:value="75524" calcext:value-type="float">
            <text:p>75524</text:p>
          </table:table-cell>
          <table:table-cell table:formula="of:=ROUND([.D100]/[.C100];4)" office:value-type="float" office:value="0.9967" calcext:value-type="float">
            <text:p>0,9967</text:p>
          </table:table-cell>
          <table:table-cell table:formula="of:=ROUND([.E100]/[.D100];4)" office:value-type="float" office:value="0.9972" calcext:value-type="float">
            <text:p>0,9972</text:p>
          </table:table-cell>
          <table:table-cell table:formula="of:=ROUND([.F100]/[.E100];4)" office:value-type="float" office:value="0.9953" calcext:value-type="float">
            <text:p>0,9953</text:p>
          </table:table-cell>
          <table:table-cell table:formula="of:=ROUND([.G100]/[.F100];4)" office:value-type="float" office:value="0.9933" calcext:value-type="float">
            <text:p>0,9933</text:p>
          </table:table-cell>
          <table:table-cell table:formula="of:=ROUND([.H100]/[.G100];4)" office:value-type="float" office:value="0.9924" calcext:value-type="float">
            <text:p>0,9924</text:p>
          </table:table-cell>
          <table:table-cell table:number-columns-repeated="3"/>
        </table:table-row>
        <table:table-row table:style-name="ro1">
          <table:table-cell table:formula="of:=AVERAGE([.$I101:.$M101])" office:value-type="float" office:value="0.99904" calcext:value-type="float">
            <text:p>0,99904</text:p>
          </table:table-cell>
          <table:table-cell office:value-type="string" calcext:value-type="string">
            <text:p>1008</text:p>
          </table:table-cell>
          <table:table-cell office:value-type="float" office:value="119518" calcext:value-type="float">
            <text:p>119518</text:p>
          </table:table-cell>
          <table:table-cell office:value-type="float" office:value="119299" calcext:value-type="float">
            <text:p>119299</text:p>
          </table:table-cell>
          <table:table-cell office:value-type="float" office:value="119285" calcext:value-type="float">
            <text:p>119285</text:p>
          </table:table-cell>
          <table:table-cell office:value-type="float" office:value="119289" calcext:value-type="float">
            <text:p>119289</text:p>
          </table:table-cell>
          <table:table-cell office:value-type="float" office:value="119291" calcext:value-type="float">
            <text:p>119291</text:p>
          </table:table-cell>
          <table:table-cell office:value-type="float" office:value="118941" calcext:value-type="float">
            <text:p>118941</text:p>
          </table:table-cell>
          <table:table-cell table:formula="of:=ROUND([.D101]/[.C101];4)" office:value-type="float" office:value="0.9982" calcext:value-type="float">
            <text:p>0,9982</text:p>
          </table:table-cell>
          <table:table-cell table:formula="of:=ROUND([.E101]/[.D101];4)" office:value-type="float" office:value="0.9999" calcext:value-type="float">
            <text:p>0,9999</text:p>
          </table:table-cell>
          <table:table-cell table:formula="of:=ROUND([.F101]/[.E101];4)" office:value-type="float" office:value="1" calcext:value-type="float">
            <text:p>1</text:p>
          </table:table-cell>
          <table:table-cell table:formula="of:=ROUND([.G101]/[.F101];4)" office:value-type="float" office:value="1" calcext:value-type="float">
            <text:p>1</text:p>
          </table:table-cell>
          <table:table-cell table:formula="of:=ROUND([.H101]/[.G101];4)" office:value-type="float" office:value="0.9971" calcext:value-type="float">
            <text:p>0,9971</text:p>
          </table:table-cell>
          <table:table-cell table:number-columns-repeated="3"/>
        </table:table-row>
        <table:table-row table:style-name="ro1">
          <table:table-cell table:formula="of:=AVERAGE([.$I102:.$M102])" office:value-type="float" office:value="0.99586" calcext:value-type="float">
            <text:p>0,99586</text:p>
          </table:table-cell>
          <table:table-cell office:value-type="string" calcext:value-type="string">
            <text:p>1009</text:p>
          </table:table-cell>
          <table:table-cell office:value-type="float" office:value="52023" calcext:value-type="float">
            <text:p>52023</text:p>
          </table:table-cell>
          <table:table-cell office:value-type="float" office:value="52003" calcext:value-type="float">
            <text:p>52003</text:p>
          </table:table-cell>
          <table:table-cell office:value-type="float" office:value="51851" calcext:value-type="float">
            <text:p>51851</text:p>
          </table:table-cell>
          <table:table-cell office:value-type="float" office:value="51597" calcext:value-type="float">
            <text:p>51597</text:p>
          </table:table-cell>
          <table:table-cell office:value-type="float" office:value="51220" calcext:value-type="float">
            <text:p>51220</text:p>
          </table:table-cell>
          <table:table-cell office:value-type="float" office:value="50952" calcext:value-type="float">
            <text:p>50952</text:p>
          </table:table-cell>
          <table:table-cell table:formula="of:=ROUND([.D102]/[.C102];4)" office:value-type="float" office:value="0.9996" calcext:value-type="float">
            <text:p>0,9996</text:p>
          </table:table-cell>
          <table:table-cell table:formula="of:=ROUND([.E102]/[.D102];4)" office:value-type="float" office:value="0.9971" calcext:value-type="float">
            <text:p>0,9971</text:p>
          </table:table-cell>
          <table:table-cell table:formula="of:=ROUND([.F102]/[.E102];4)" office:value-type="float" office:value="0.9951" calcext:value-type="float">
            <text:p>0,9951</text:p>
          </table:table-cell>
          <table:table-cell table:formula="of:=ROUND([.G102]/[.F102];4)" office:value-type="float" office:value="0.9927" calcext:value-type="float">
            <text:p>0,9927</text:p>
          </table:table-cell>
          <table:table-cell table:formula="of:=ROUND([.H102]/[.G102];4)" office:value-type="float" office:value="0.9948" calcext:value-type="float">
            <text:p>0,9948</text:p>
          </table:table-cell>
          <table:table-cell table:number-columns-repeated="3"/>
        </table:table-row>
        <table:table-row table:style-name="ro1">
          <table:table-cell table:formula="of:=AVERAGE([.$I103:.$M103])" office:value-type="float" office:value="0.99984" calcext:value-type="float">
            <text:p>0,99984</text:p>
          </table:table-cell>
          <table:table-cell office:value-type="string" calcext:value-type="string">
            <text:p>1010</text:p>
          </table:table-cell>
          <table:table-cell office:value-type="float" office:value="91283" calcext:value-type="float">
            <text:p>91283</text:p>
          </table:table-cell>
          <table:table-cell office:value-type="float" office:value="91334" calcext:value-type="float">
            <text:p>91334</text:p>
          </table:table-cell>
          <table:table-cell office:value-type="float" office:value="91301" calcext:value-type="float">
            <text:p>91301</text:p>
          </table:table-cell>
          <table:table-cell office:value-type="float" office:value="91315" calcext:value-type="float">
            <text:p>91315</text:p>
          </table:table-cell>
          <table:table-cell office:value-type="float" office:value="91353" calcext:value-type="float">
            <text:p>91353</text:p>
          </table:table-cell>
          <table:table-cell office:value-type="float" office:value="91208" calcext:value-type="float">
            <text:p>91208</text:p>
          </table:table-cell>
          <table:table-cell table:formula="of:=ROUND([.D103]/[.C103];4)" office:value-type="float" office:value="1.0006" calcext:value-type="float">
            <text:p>1,0006</text:p>
          </table:table-cell>
          <table:table-cell table:formula="of:=ROUND([.E103]/[.D103];4)" office:value-type="float" office:value="0.9996" calcext:value-type="float">
            <text:p>0,9996</text:p>
          </table:table-cell>
          <table:table-cell table:formula="of:=ROUND([.F103]/[.E103];4)" office:value-type="float" office:value="1.0002" calcext:value-type="float">
            <text:p>1,0002</text:p>
          </table:table-cell>
          <table:table-cell table:formula="of:=ROUND([.G103]/[.F103];4)" office:value-type="float" office:value="1.0004" calcext:value-type="float">
            <text:p>1,0004</text:p>
          </table:table-cell>
          <table:table-cell table:formula="of:=ROUND([.H103]/[.G103];4)" office:value-type="float" office:value="0.9984" calcext:value-type="float">
            <text:p>0,9984</text:p>
          </table:table-cell>
          <table:table-cell table:number-columns-repeated="3"/>
        </table:table-row>
        <table:table-row table:style-name="ro1">
          <table:table-cell table:formula="of:=AVERAGE([.$I104:.$M104])" office:value-type="float" office:value="0.99626" calcext:value-type="float">
            <text:p>0,99626</text:p>
          </table:table-cell>
          <table:table-cell office:value-type="string" calcext:value-type="string">
            <text:p>1011</text:p>
          </table:table-cell>
          <table:table-cell office:value-type="float" office:value="41679" calcext:value-type="float">
            <text:p>41679</text:p>
          </table:table-cell>
          <table:table-cell office:value-type="float" office:value="41484" calcext:value-type="float">
            <text:p>41484</text:p>
          </table:table-cell>
          <table:table-cell office:value-type="float" office:value="41380" calcext:value-type="float">
            <text:p>41380</text:p>
          </table:table-cell>
          <table:table-cell office:value-type="float" office:value="41205" calcext:value-type="float">
            <text:p>41205</text:p>
          </table:table-cell>
          <table:table-cell office:value-type="float" office:value="41108" calcext:value-type="float">
            <text:p>41108</text:p>
          </table:table-cell>
          <table:table-cell office:value-type="float" office:value="40906" calcext:value-type="float">
            <text:p>40906</text:p>
          </table:table-cell>
          <table:table-cell table:formula="of:=ROUND([.D104]/[.C104];4)" office:value-type="float" office:value="0.9953" calcext:value-type="float">
            <text:p>0,9953</text:p>
          </table:table-cell>
          <table:table-cell table:formula="of:=ROUND([.E104]/[.D104];4)" office:value-type="float" office:value="0.9975" calcext:value-type="float">
            <text:p>0,9975</text:p>
          </table:table-cell>
          <table:table-cell table:formula="of:=ROUND([.F104]/[.E104];4)" office:value-type="float" office:value="0.9958" calcext:value-type="float">
            <text:p>0,9958</text:p>
          </table:table-cell>
          <table:table-cell table:formula="of:=ROUND([.G104]/[.F104];4)" office:value-type="float" office:value="0.9976" calcext:value-type="float">
            <text:p>0,9976</text:p>
          </table:table-cell>
          <table:table-cell table:formula="of:=ROUND([.H104]/[.G104];4)" office:value-type="float" office:value="0.9951" calcext:value-type="float">
            <text:p>0,9951</text:p>
          </table:table-cell>
          <table:table-cell table:number-columns-repeated="3"/>
        </table:table-row>
        <table:table-row table:style-name="ro1">
          <table:table-cell table:formula="of:=AVERAGE([.$I105:.$M105])" office:value-type="float" office:value="0.99398" calcext:value-type="float">
            <text:p>0,99398</text:p>
          </table:table-cell>
          <table:table-cell office:value-type="string" calcext:value-type="string">
            <text:p>1012</text:p>
          </table:table-cell>
          <table:table-cell office:value-type="float" office:value="115125" calcext:value-type="float">
            <text:p>115125</text:p>
          </table:table-cell>
          <table:table-cell office:value-type="float" office:value="114336" calcext:value-type="float">
            <text:p>114336</text:p>
          </table:table-cell>
          <table:table-cell office:value-type="float" office:value="113923" calcext:value-type="float">
            <text:p>113923</text:p>
          </table:table-cell>
          <table:table-cell office:value-type="float" office:value="113315" calcext:value-type="float">
            <text:p>113315</text:p>
          </table:table-cell>
          <table:table-cell office:value-type="float" office:value="112644" calcext:value-type="float">
            <text:p>112644</text:p>
          </table:table-cell>
          <table:table-cell office:value-type="float" office:value="111696" calcext:value-type="float">
            <text:p>111696</text:p>
          </table:table-cell>
          <table:table-cell table:formula="of:=ROUND([.D105]/[.C105];4)" office:value-type="float" office:value="0.9931" calcext:value-type="float">
            <text:p>0,9931</text:p>
          </table:table-cell>
          <table:table-cell table:formula="of:=ROUND([.E105]/[.D105];4)" office:value-type="float" office:value="0.9964" calcext:value-type="float">
            <text:p>0,9964</text:p>
          </table:table-cell>
          <table:table-cell table:formula="of:=ROUND([.F105]/[.E105];4)" office:value-type="float" office:value="0.9947" calcext:value-type="float">
            <text:p>0,9947</text:p>
          </table:table-cell>
          <table:table-cell table:formula="of:=ROUND([.G105]/[.F105];4)" office:value-type="float" office:value="0.9941" calcext:value-type="float">
            <text:p>0,9941</text:p>
          </table:table-cell>
          <table:table-cell table:formula="of:=ROUND([.H105]/[.G105];4)" office:value-type="float" office:value="0.9916" calcext:value-type="float">
            <text:p>0,9916</text:p>
          </table:table-cell>
          <table:table-cell table:number-columns-repeated="3"/>
        </table:table-row>
        <table:table-row table:style-name="ro1">
          <table:table-cell table:formula="of:=AVERAGE([.$I106:.$M106])" office:value-type="float" office:value="0.9965" calcext:value-type="float">
            <text:p>0,9965</text:p>
          </table:table-cell>
          <table:table-cell office:value-type="string" calcext:value-type="string">
            <text:p>1013</text:p>
          </table:table-cell>
          <table:table-cell office:value-type="float" office:value="49239" calcext:value-type="float">
            <text:p>49239</text:p>
          </table:table-cell>
          <table:table-cell office:value-type="float" office:value="49081" calcext:value-type="float">
            <text:p>49081</text:p>
          </table:table-cell>
          <table:table-cell office:value-type="float" office:value="48997" calcext:value-type="float">
            <text:p>48997</text:p>
          </table:table-cell>
          <table:table-cell office:value-type="float" office:value="48808" calcext:value-type="float">
            <text:p>48808</text:p>
          </table:table-cell>
          <table:table-cell office:value-type="float" office:value="48592" calcext:value-type="float">
            <text:p>48592</text:p>
          </table:table-cell>
          <table:table-cell office:value-type="float" office:value="48385" calcext:value-type="float">
            <text:p>48385</text:p>
          </table:table-cell>
          <table:table-cell table:formula="of:=ROUND([.D106]/[.C106];4)" office:value-type="float" office:value="0.9968" calcext:value-type="float">
            <text:p>0,9968</text:p>
          </table:table-cell>
          <table:table-cell table:formula="of:=ROUND([.E106]/[.D106];4)" office:value-type="float" office:value="0.9983" calcext:value-type="float">
            <text:p>0,9983</text:p>
          </table:table-cell>
          <table:table-cell table:formula="of:=ROUND([.F106]/[.E106];4)" office:value-type="float" office:value="0.9961" calcext:value-type="float">
            <text:p>0,9961</text:p>
          </table:table-cell>
          <table:table-cell table:formula="of:=ROUND([.G106]/[.F106];4)" office:value-type="float" office:value="0.9956" calcext:value-type="float">
            <text:p>0,9956</text:p>
          </table:table-cell>
          <table:table-cell table:formula="of:=ROUND([.H106]/[.G106];4)" office:value-type="float" office:value="0.9957" calcext:value-type="float">
            <text:p>0,9957</text:p>
          </table:table-cell>
          <table:table-cell table:number-columns-repeated="3"/>
        </table:table-row>
        <table:table-row table:style-name="ro1">
          <table:table-cell table:formula="of:=AVERAGE([.$I107:.$M107])" office:value-type="float" office:value="0.99602" calcext:value-type="float">
            <text:p>0,99602</text:p>
          </table:table-cell>
          <table:table-cell office:value-type="string" calcext:value-type="string">
            <text:p>1014</text:p>
          </table:table-cell>
          <table:table-cell office:value-type="float" office:value="119268" calcext:value-type="float">
            <text:p>119268</text:p>
          </table:table-cell>
          <table:table-cell office:value-type="float" office:value="119009" calcext:value-type="float">
            <text:p>119009</text:p>
          </table:table-cell>
          <table:table-cell office:value-type="float" office:value="118692" calcext:value-type="float">
            <text:p>118692</text:p>
          </table:table-cell>
          <table:table-cell office:value-type="float" office:value="118240" calcext:value-type="float">
            <text:p>118240</text:p>
          </table:table-cell>
          <table:table-cell office:value-type="float" office:value="117674" calcext:value-type="float">
            <text:p>117674</text:p>
          </table:table-cell>
          <table:table-cell office:value-type="float" office:value="116918" calcext:value-type="float">
            <text:p>116918</text:p>
          </table:table-cell>
          <table:table-cell table:formula="of:=ROUND([.D107]/[.C107];4)" office:value-type="float" office:value="0.9978" calcext:value-type="float">
            <text:p>0,9978</text:p>
          </table:table-cell>
          <table:table-cell table:formula="of:=ROUND([.E107]/[.D107];4)" office:value-type="float" office:value="0.9973" calcext:value-type="float">
            <text:p>0,9973</text:p>
          </table:table-cell>
          <table:table-cell table:formula="of:=ROUND([.F107]/[.E107];4)" office:value-type="float" office:value="0.9962" calcext:value-type="float">
            <text:p>0,9962</text:p>
          </table:table-cell>
          <table:table-cell table:formula="of:=ROUND([.G107]/[.F107];4)" office:value-type="float" office:value="0.9952" calcext:value-type="float">
            <text:p>0,9952</text:p>
          </table:table-cell>
          <table:table-cell table:formula="of:=ROUND([.H107]/[.G107];4)" office:value-type="float" office:value="0.9936" calcext:value-type="float">
            <text:p>0,9936</text:p>
          </table:table-cell>
          <table:table-cell table:number-columns-repeated="3"/>
        </table:table-row>
        <table:table-row table:style-name="ro1">
          <table:table-cell table:formula="of:=AVERAGE([.$I108:.$M108])" office:value-type="float" office:value="1" calcext:value-type="float">
            <text:p>1</text:p>
          </table:table-cell>
          <table:table-cell office:value-type="string" calcext:value-type="string">
            <text:p>1015</text:p>
          </table:table-cell>
          <table:table-cell office:value-type="float" office:value="38177" calcext:value-type="float">
            <text:p>38177</text:p>
          </table:table-cell>
          <table:table-cell office:value-type="float" office:value="38198" calcext:value-type="float">
            <text:p>38198</text:p>
          </table:table-cell>
          <table:table-cell office:value-type="float" office:value="38224" calcext:value-type="float">
            <text:p>38224</text:p>
          </table:table-cell>
          <table:table-cell office:value-type="float" office:value="38195" calcext:value-type="float">
            <text:p>38195</text:p>
          </table:table-cell>
          <table:table-cell office:value-type="float" office:value="38174" calcext:value-type="float">
            <text:p>38174</text:p>
          </table:table-cell>
          <table:table-cell office:value-type="float" office:value="38173" calcext:value-type="float">
            <text:p>38173</text:p>
          </table:table-cell>
          <table:table-cell table:formula="of:=ROUND([.D108]/[.C108];4)" office:value-type="float" office:value="1.0006" calcext:value-type="float">
            <text:p>1,0006</text:p>
          </table:table-cell>
          <table:table-cell table:formula="of:=ROUND([.E108]/[.D108];4)" office:value-type="float" office:value="1.0007" calcext:value-type="float">
            <text:p>1,0007</text:p>
          </table:table-cell>
          <table:table-cell table:formula="of:=ROUND([.F108]/[.E108];4)" office:value-type="float" office:value="0.9992" calcext:value-type="float">
            <text:p>0,9992</text:p>
          </table:table-cell>
          <table:table-cell table:formula="of:=ROUND([.G108]/[.F108];4)" office:value-type="float" office:value="0.9995" calcext:value-type="float">
            <text:p>0,9995</text:p>
          </table:table-cell>
          <table:table-cell table:formula="of:=ROUND([.H108]/[.G108];4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AVERAGE([.$I109:.$M109])" office:value-type="float" office:value="0.99502" calcext:value-type="float">
            <text:p>0,99502</text:p>
          </table:table-cell>
          <table:table-cell office:value-type="string" calcext:value-type="string">
            <text:p>1016</text:p>
          </table:table-cell>
          <table:table-cell office:value-type="float" office:value="118671" calcext:value-type="float">
            <text:p>118671</text:p>
          </table:table-cell>
          <table:table-cell office:value-type="float" office:value="118234" calcext:value-type="float">
            <text:p>118234</text:p>
          </table:table-cell>
          <table:table-cell office:value-type="float" office:value="117852" calcext:value-type="float">
            <text:p>117852</text:p>
          </table:table-cell>
          <table:table-cell office:value-type="float" office:value="117259" calcext:value-type="float">
            <text:p>117259</text:p>
          </table:table-cell>
          <table:table-cell office:value-type="float" office:value="116519" calcext:value-type="float">
            <text:p>116519</text:p>
          </table:table-cell>
          <table:table-cell office:value-type="float" office:value="115735" calcext:value-type="float">
            <text:p>115735</text:p>
          </table:table-cell>
          <table:table-cell table:formula="of:=ROUND([.D109]/[.C109];4)" office:value-type="float" office:value="0.9963" calcext:value-type="float">
            <text:p>0,9963</text:p>
          </table:table-cell>
          <table:table-cell table:formula="of:=ROUND([.E109]/[.D109];4)" office:value-type="float" office:value="0.9968" calcext:value-type="float">
            <text:p>0,9968</text:p>
          </table:table-cell>
          <table:table-cell table:formula="of:=ROUND([.F109]/[.E109];4)" office:value-type="float" office:value="0.995" calcext:value-type="float">
            <text:p>0,995</text:p>
          </table:table-cell>
          <table:table-cell table:formula="of:=ROUND([.G109]/[.F109];4)" office:value-type="float" office:value="0.9937" calcext:value-type="float">
            <text:p>0,9937</text:p>
          </table:table-cell>
          <table:table-cell table:formula="of:=ROUND([.H109]/[.G109];4)" office:value-type="float" office:value="0.9933" calcext:value-type="float">
            <text:p>0,9933</text:p>
          </table:table-cell>
          <table:table-cell table:number-columns-repeated="3"/>
        </table:table-row>
        <table:table-row table:style-name="ro1">
          <table:table-cell table:formula="of:=AVERAGE([.$I110:.$M110])" office:value-type="float" office:value="0.99594" calcext:value-type="float">
            <text:p>0,99594</text:p>
          </table:table-cell>
          <table:table-cell office:value-type="string" calcext:value-type="string">
            <text:p>1017</text:p>
          </table:table-cell>
          <table:table-cell office:value-type="float" office:value="77290" calcext:value-type="float">
            <text:p>77290</text:p>
          </table:table-cell>
          <table:table-cell office:value-type="float" office:value="77238" calcext:value-type="float">
            <text:p>77238</text:p>
          </table:table-cell>
          <table:table-cell office:value-type="float" office:value="77017" calcext:value-type="float">
            <text:p>77017</text:p>
          </table:table-cell>
          <table:table-cell office:value-type="float" office:value="76699" calcext:value-type="float">
            <text:p>76699</text:p>
          </table:table-cell>
          <table:table-cell office:value-type="float" office:value="76256" calcext:value-type="float">
            <text:p>76256</text:p>
          </table:table-cell>
          <table:table-cell office:value-type="float" office:value="75736" calcext:value-type="float">
            <text:p>75736</text:p>
          </table:table-cell>
          <table:table-cell table:formula="of:=ROUND([.D110]/[.C110];4)" office:value-type="float" office:value="0.9993" calcext:value-type="float">
            <text:p>0,9993</text:p>
          </table:table-cell>
          <table:table-cell table:formula="of:=ROUND([.E110]/[.D110];4)" office:value-type="float" office:value="0.9971" calcext:value-type="float">
            <text:p>0,9971</text:p>
          </table:table-cell>
          <table:table-cell table:formula="of:=ROUND([.F110]/[.E110];4)" office:value-type="float" office:value="0.9959" calcext:value-type="float">
            <text:p>0,9959</text:p>
          </table:table-cell>
          <table:table-cell table:formula="of:=ROUND([.G110]/[.F110];4)" office:value-type="float" office:value="0.9942" calcext:value-type="float">
            <text:p>0,9942</text:p>
          </table:table-cell>
          <table:table-cell table:formula="of:=ROUND([.H110]/[.G110];4)" office:value-type="float" office:value="0.9932" calcext:value-type="float">
            <text:p>0,9932</text:p>
          </table:table-cell>
          <table:table-cell table:number-columns-repeated="3"/>
        </table:table-row>
        <table:table-row table:style-name="ro1">
          <table:table-cell table:formula="of:=AVERAGE([.$I111:.$M111])" office:value-type="float" office:value="0.99898" calcext:value-type="float">
            <text:p>0,99898</text:p>
          </table:table-cell>
          <table:table-cell office:value-type="string" calcext:value-type="string">
            <text:p>1018</text:p>
          </table:table-cell>
          <table:table-cell office:value-type="float" office:value="42195" calcext:value-type="float">
            <text:p>42195</text:p>
          </table:table-cell>
          <table:table-cell office:value-type="float" office:value="42237" calcext:value-type="float">
            <text:p>42237</text:p>
          </table:table-cell>
          <table:table-cell office:value-type="float" office:value="42255" calcext:value-type="float">
            <text:p>42255</text:p>
          </table:table-cell>
          <table:table-cell office:value-type="float" office:value="42213" calcext:value-type="float">
            <text:p>42213</text:p>
          </table:table-cell>
          <table:table-cell office:value-type="float" office:value="42105" calcext:value-type="float">
            <text:p>42105</text:p>
          </table:table-cell>
          <table:table-cell office:value-type="float" office:value="41984" calcext:value-type="float">
            <text:p>41984</text:p>
          </table:table-cell>
          <table:table-cell table:formula="of:=ROUND([.D111]/[.C111];4)" office:value-type="float" office:value="1.001" calcext:value-type="float">
            <text:p>1,001</text:p>
          </table:table-cell>
          <table:table-cell table:formula="of:=ROUND([.E111]/[.D111];4)" office:value-type="float" office:value="1.0004" calcext:value-type="float">
            <text:p>1,0004</text:p>
          </table:table-cell>
          <table:table-cell table:formula="of:=ROUND([.F111]/[.E111];4)" office:value-type="float" office:value="0.999" calcext:value-type="float">
            <text:p>0,999</text:p>
          </table:table-cell>
          <table:table-cell table:formula="of:=ROUND([.G111]/[.F111];4)" office:value-type="float" office:value="0.9974" calcext:value-type="float">
            <text:p>0,9974</text:p>
          </table:table-cell>
          <table:table-cell table:formula="of:=ROUND([.H111]/[.G111];4)" office:value-type="float" office:value="0.9971" calcext:value-type="float">
            <text:p>0,9971</text:p>
          </table:table-cell>
          <table:table-cell table:number-columns-repeated="3"/>
        </table:table-row>
        <table:table-row table:style-name="ro1">
          <table:table-cell table:formula="of:=AVERAGE([.$I112:.$M112])" office:value-type="float" office:value="0.99574" calcext:value-type="float">
            <text:p>0,99574</text:p>
          </table:table-cell>
          <table:table-cell office:value-type="string" calcext:value-type="string">
            <text:p>1019</text:p>
          </table:table-cell>
          <table:table-cell office:value-type="float" office:value="67483" calcext:value-type="float">
            <text:p>67483</text:p>
          </table:table-cell>
          <table:table-cell office:value-type="float" office:value="67248" calcext:value-type="float">
            <text:p>67248</text:p>
          </table:table-cell>
          <table:table-cell office:value-type="float" office:value="67049" calcext:value-type="float">
            <text:p>67049</text:p>
          </table:table-cell>
          <table:table-cell office:value-type="float" office:value="66766" calcext:value-type="float">
            <text:p>66766</text:p>
          </table:table-cell>
          <table:table-cell office:value-type="float" office:value="66380" calcext:value-type="float">
            <text:p>66380</text:p>
          </table:table-cell>
          <table:table-cell office:value-type="float" office:value="66064" calcext:value-type="float">
            <text:p>66064</text:p>
          </table:table-cell>
          <table:table-cell table:formula="of:=ROUND([.D112]/[.C112];4)" office:value-type="float" office:value="0.9965" calcext:value-type="float">
            <text:p>0,9965</text:p>
          </table:table-cell>
          <table:table-cell table:formula="of:=ROUND([.E112]/[.D112];4)" office:value-type="float" office:value="0.997" calcext:value-type="float">
            <text:p>0,997</text:p>
          </table:table-cell>
          <table:table-cell table:formula="of:=ROUND([.F112]/[.E112];4)" office:value-type="float" office:value="0.9958" calcext:value-type="float">
            <text:p>0,9958</text:p>
          </table:table-cell>
          <table:table-cell table:formula="of:=ROUND([.G112]/[.F112];4)" office:value-type="float" office:value="0.9942" calcext:value-type="float">
            <text:p>0,9942</text:p>
          </table:table-cell>
          <table:table-cell table:formula="of:=ROUND([.H112]/[.G112];4)" office:value-type="float" office:value="0.9952" calcext:value-type="float">
            <text:p>0,9952</text:p>
          </table:table-cell>
          <table:table-cell table:number-columns-repeated="3"/>
        </table:table-row>
        <table:table-row table:style-name="ro1">
          <table:table-cell table:formula="of:=AVERAGE([.$I113:.$M113])" office:value-type="float" office:value="1.00088" calcext:value-type="float">
            <text:p>1,00088</text:p>
          </table:table-cell>
          <table:table-cell office:value-type="string" calcext:value-type="string">
            <text:p>1020</text:p>
          </table:table-cell>
          <table:table-cell office:value-type="float" office:value="165130" calcext:value-type="float">
            <text:p>165130</text:p>
          </table:table-cell>
          <table:table-cell office:value-type="float" office:value="165206" calcext:value-type="float">
            <text:p>165206</text:p>
          </table:table-cell>
          <table:table-cell office:value-type="float" office:value="165606" calcext:value-type="float">
            <text:p>165606</text:p>
          </table:table-cell>
          <table:table-cell office:value-type="float" office:value="165916" calcext:value-type="float">
            <text:p>165916</text:p>
          </table:table-cell>
          <table:table-cell office:value-type="float" office:value="166113" calcext:value-type="float">
            <text:p>166113</text:p>
          </table:table-cell>
          <table:table-cell office:value-type="float" office:value="165850" calcext:value-type="float">
            <text:p>165850</text:p>
          </table:table-cell>
          <table:table-cell table:formula="of:=ROUND([.D113]/[.C113];4)" office:value-type="float" office:value="1.0005" calcext:value-type="float">
            <text:p>1,0005</text:p>
          </table:table-cell>
          <table:table-cell table:formula="of:=ROUND([.E113]/[.D113];4)" office:value-type="float" office:value="1.0024" calcext:value-type="float">
            <text:p>1,0024</text:p>
          </table:table-cell>
          <table:table-cell table:formula="of:=ROUND([.F113]/[.E113];4)" office:value-type="float" office:value="1.0019" calcext:value-type="float">
            <text:p>1,0019</text:p>
          </table:table-cell>
          <table:table-cell table:formula="of:=ROUND([.G113]/[.F113];4)" office:value-type="float" office:value="1.0012" calcext:value-type="float">
            <text:p>1,0012</text:p>
          </table:table-cell>
          <table:table-cell table:formula="of:=ROUND([.H113]/[.G113];4)" office:value-type="float" office:value="0.9984" calcext:value-type="float">
            <text:p>0,9984</text:p>
          </table:table-cell>
          <table:table-cell table:number-columns-repeated="3"/>
        </table:table-row>
        <table:table-row table:style-name="ro1">
          <table:table-cell table:formula="of:=AVERAGE([.$I114:.$M114])" office:value-type="float" office:value="0.99166" calcext:value-type="float">
            <text:p>0,99166</text:p>
          </table:table-cell>
          <table:table-cell office:value-type="string" calcext:value-type="string">
            <text:p>1061</text:p>
          </table:table-cell>
          <table:table-cell office:value-type="float" office:value="700982" calcext:value-type="float">
            <text:p>700982</text:p>
          </table:table-cell>
          <table:table-cell office:value-type="float" office:value="696503" calcext:value-type="float">
            <text:p>696503</text:p>
          </table:table-cell>
          <table:table-cell office:value-type="float" office:value="690422" calcext:value-type="float">
            <text:p>690422</text:p>
          </table:table-cell>
          <table:table-cell office:value-type="float" office:value="685285" calcext:value-type="float">
            <text:p>685285</text:p>
          </table:table-cell>
          <table:table-cell office:value-type="float" office:value="679941" calcext:value-type="float">
            <text:p>679941</text:p>
          </table:table-cell>
          <table:table-cell office:value-type="float" office:value="672185" calcext:value-type="float">
            <text:p>672185</text:p>
          </table:table-cell>
          <table:table-cell table:formula="of:=ROUND([.D114]/[.C114];4)" office:value-type="float" office:value="0.9936" calcext:value-type="float">
            <text:p>0,9936</text:p>
          </table:table-cell>
          <table:table-cell table:formula="of:=ROUND([.E114]/[.D114];4)" office:value-type="float" office:value="0.9913" calcext:value-type="float">
            <text:p>0,9913</text:p>
          </table:table-cell>
          <table:table-cell table:formula="of:=ROUND([.F114]/[.E114];4)" office:value-type="float" office:value="0.9926" calcext:value-type="float">
            <text:p>0,9926</text:p>
          </table:table-cell>
          <table:table-cell table:formula="of:=ROUND([.G114]/[.F114];4)" office:value-type="float" office:value="0.9922" calcext:value-type="float">
            <text:p>0,9922</text:p>
          </table:table-cell>
          <table:table-cell table:formula="of:=ROUND([.H114]/[.G114];4)" office:value-type="float" office:value="0.9886" calcext:value-type="float">
            <text:p>0,9886</text:p>
          </table:table-cell>
          <table:table-cell table:number-columns-repeated="3"/>
        </table:table-row>
        <table:table-row table:style-name="ro1">
          <table:table-cell table:formula="of:=AVERAGE([.$I115:.$M115])" office:value-type="float" office:value="0.99208" calcext:value-type="float">
            <text:p>0,99208</text:p>
          </table:table-cell>
          <table:table-cell office:value-type="string" calcext:value-type="string">
            <text:p>1062</text:p>
          </table:table-cell>
          <table:table-cell office:value-type="float" office:value="75183" calcext:value-type="float">
            <text:p>75183</text:p>
          </table:table-cell>
          <table:table-cell office:value-type="float" office:value="74694" calcext:value-type="float">
            <text:p>74694</text:p>
          </table:table-cell>
          <table:table-cell office:value-type="float" office:value="74312" calcext:value-type="float">
            <text:p>74312</text:p>
          </table:table-cell>
          <table:table-cell office:value-type="float" office:value="73670" calcext:value-type="float">
            <text:p>73670</text:p>
          </table:table-cell>
          <table:table-cell office:value-type="float" office:value="73090" calcext:value-type="float">
            <text:p>73090</text:p>
          </table:table-cell>
          <table:table-cell office:value-type="float" office:value="72250" calcext:value-type="float">
            <text:p>72250</text:p>
          </table:table-cell>
          <table:table-cell table:formula="of:=ROUND([.D115]/[.C115];4)" office:value-type="float" office:value="0.9935" calcext:value-type="float">
            <text:p>0,9935</text:p>
          </table:table-cell>
          <table:table-cell table:formula="of:=ROUND([.E115]/[.D115];4)" office:value-type="float" office:value="0.9949" calcext:value-type="float">
            <text:p>0,9949</text:p>
          </table:table-cell>
          <table:table-cell table:formula="of:=ROUND([.F115]/[.E115];4)" office:value-type="float" office:value="0.9914" calcext:value-type="float">
            <text:p>0,9914</text:p>
          </table:table-cell>
          <table:table-cell table:formula="of:=ROUND([.G115]/[.F115];4)" office:value-type="float" office:value="0.9921" calcext:value-type="float">
            <text:p>0,9921</text:p>
          </table:table-cell>
          <table:table-cell table:formula="of:=ROUND([.H115]/[.G115];4)" office:value-type="float" office:value="0.9885" calcext:value-type="float">
            <text:p>0,9885</text:p>
          </table:table-cell>
          <table:table-cell table:number-columns-repeated="3"/>
        </table:table-row>
        <table:table-row table:style-name="ro1">
          <table:table-cell table:formula="of:=AVERAGE([.$I116:.$M116])" office:value-type="float" office:value="0.99696" calcext:value-type="float">
            <text:p>0,99696</text:p>
          </table:table-cell>
          <table:table-cell office:value-type="string" calcext:value-type="string">
            <text:p>1063</text:p>
          </table:table-cell>
          <table:table-cell office:value-type="float" office:value="48388" calcext:value-type="float">
            <text:p>48388</text:p>
          </table:table-cell>
          <table:table-cell office:value-type="float" office:value="48327" calcext:value-type="float">
            <text:p>48327</text:p>
          </table:table-cell>
          <table:table-cell office:value-type="float" office:value="48308" calcext:value-type="float">
            <text:p>48308</text:p>
          </table:table-cell>
          <table:table-cell office:value-type="float" office:value="48178" calcext:value-type="float">
            <text:p>48178</text:p>
          </table:table-cell>
          <table:table-cell office:value-type="float" office:value="48089" calcext:value-type="float">
            <text:p>48089</text:p>
          </table:table-cell>
          <table:table-cell office:value-type="float" office:value="47655" calcext:value-type="float">
            <text:p>47655</text:p>
          </table:table-cell>
          <table:table-cell table:formula="of:=ROUND([.D116]/[.C116];4)" office:value-type="float" office:value="0.9987" calcext:value-type="float">
            <text:p>0,9987</text:p>
          </table:table-cell>
          <table:table-cell table:formula="of:=ROUND([.E116]/[.D116];4)" office:value-type="float" office:value="0.9996" calcext:value-type="float">
            <text:p>0,9996</text:p>
          </table:table-cell>
          <table:table-cell table:formula="of:=ROUND([.F116]/[.E116];4)" office:value-type="float" office:value="0.9973" calcext:value-type="float">
            <text:p>0,9973</text:p>
          </table:table-cell>
          <table:table-cell table:formula="of:=ROUND([.G116]/[.F116];4)" office:value-type="float" office:value="0.9982" calcext:value-type="float">
            <text:p>0,9982</text:p>
          </table:table-cell>
          <table:table-cell table:formula="of:=ROUND([.H116]/[.G116];4)" office:value-type="float" office:value="0.991" calcext:value-type="float">
            <text:p>0,991</text:p>
          </table:table-cell>
          <table:table-cell table:number-columns-repeated="3"/>
        </table:table-row>
        <table:table-row table:style-name="ro1">
          <table:table-cell table:formula="of:=AVERAGE([.$I117:.$M117])" office:value-type="float" office:value="1.00286" calcext:value-type="float">
            <text:p>1,00286</text:p>
          </table:table-cell>
          <table:table-cell office:value-type="string" calcext:value-type="string">
            <text:p>1201</text:p>
          </table:table-cell>
          <table:table-cell office:value-type="float" office:value="105416" calcext:value-type="float">
            <text:p>105416</text:p>
          </table:table-cell>
          <table:table-cell office:value-type="float" office:value="105747" calcext:value-type="float">
            <text:p>105747</text:p>
          </table:table-cell>
          <table:table-cell office:value-type="float" office:value="106096" calcext:value-type="float">
            <text:p>106096</text:p>
          </table:table-cell>
          <table:table-cell office:value-type="float" office:value="106514" calcext:value-type="float">
            <text:p>106514</text:p>
          </table:table-cell>
          <table:table-cell office:value-type="float" office:value="106858" calcext:value-type="float">
            <text:p>106858</text:p>
          </table:table-cell>
          <table:table-cell office:value-type="float" office:value="106947" calcext:value-type="float">
            <text:p>106947</text:p>
          </table:table-cell>
          <table:table-cell table:formula="of:=ROUND([.D117]/[.C117];4)" office:value-type="float" office:value="1.0031" calcext:value-type="float">
            <text:p>1,0031</text:p>
          </table:table-cell>
          <table:table-cell table:formula="of:=ROUND([.E117]/[.D117];4)" office:value-type="float" office:value="1.0033" calcext:value-type="float">
            <text:p>1,0033</text:p>
          </table:table-cell>
          <table:table-cell table:formula="of:=ROUND([.F117]/[.E117];4)" office:value-type="float" office:value="1.0039" calcext:value-type="float">
            <text:p>1,0039</text:p>
          </table:table-cell>
          <table:table-cell table:formula="of:=ROUND([.G117]/[.F117];4)" office:value-type="float" office:value="1.0032" calcext:value-type="float">
            <text:p>1,0032</text:p>
          </table:table-cell>
          <table:table-cell table:formula="of:=ROUND([.H117]/[.G117];4)" office:value-type="float" office:value="1.0008" calcext:value-type="float">
            <text:p>1,0008</text:p>
          </table:table-cell>
          <table:table-cell table:number-columns-repeated="3"/>
        </table:table-row>
        <table:table-row table:style-name="ro1">
          <table:table-cell table:formula="of:=AVERAGE([.$I118:.$M118])" office:value-type="float" office:value="1.00012" calcext:value-type="float">
            <text:p>1,00012</text:p>
          </table:table-cell>
          <table:table-cell office:value-type="string" calcext:value-type="string">
            <text:p>1202</text:p>
          </table:table-cell>
          <table:table-cell office:value-type="float" office:value="92983" calcext:value-type="float">
            <text:p>92983</text:p>
          </table:table-cell>
          <table:table-cell office:value-type="float" office:value="93001" calcext:value-type="float">
            <text:p>93001</text:p>
          </table:table-cell>
          <table:table-cell office:value-type="float" office:value="93164" calcext:value-type="float">
            <text:p>93164</text:p>
          </table:table-cell>
          <table:table-cell office:value-type="float" office:value="93206" calcext:value-type="float">
            <text:p>93206</text:p>
          </table:table-cell>
          <table:table-cell office:value-type="float" office:value="93201" calcext:value-type="float">
            <text:p>93201</text:p>
          </table:table-cell>
          <table:table-cell office:value-type="float" office:value="93035" calcext:value-type="float">
            <text:p>93035</text:p>
          </table:table-cell>
          <table:table-cell table:formula="of:=ROUND([.D118]/[.C118];4)" office:value-type="float" office:value="1.0002" calcext:value-type="float">
            <text:p>1,0002</text:p>
          </table:table-cell>
          <table:table-cell table:formula="of:=ROUND([.E118]/[.D118];4)" office:value-type="float" office:value="1.0018" calcext:value-type="float">
            <text:p>1,0018</text:p>
          </table:table-cell>
          <table:table-cell table:formula="of:=ROUND([.F118]/[.E118];4)" office:value-type="float" office:value="1.0005" calcext:value-type="float">
            <text:p>1,0005</text:p>
          </table:table-cell>
          <table:table-cell table:formula="of:=ROUND([.G118]/[.F118];4)" office:value-type="float" office:value="0.9999" calcext:value-type="float">
            <text:p>0,9999</text:p>
          </table:table-cell>
          <table:table-cell table:formula="of:=ROUND([.H118]/[.G118];4)" office:value-type="float" office:value="0.9982" calcext:value-type="float">
            <text:p>0,9982</text:p>
          </table:table-cell>
          <table:table-cell table:number-columns-repeated="3"/>
        </table:table-row>
        <table:table-row table:style-name="ro1">
          <table:table-cell table:formula="of:=AVERAGE([.$I119:.$M119])" office:value-type="float" office:value="0.99552" calcext:value-type="float">
            <text:p>0,99552</text:p>
          </table:table-cell>
          <table:table-cell office:value-type="string" calcext:value-type="string">
            <text:p>1203</text:p>
          </table:table-cell>
          <table:table-cell office:value-type="float" office:value="126463" calcext:value-type="float">
            <text:p>126463</text:p>
          </table:table-cell>
          <table:table-cell office:value-type="float" office:value="126049" calcext:value-type="float">
            <text:p>126049</text:p>
          </table:table-cell>
          <table:table-cell office:value-type="float" office:value="125725" calcext:value-type="float">
            <text:p>125725</text:p>
          </table:table-cell>
          <table:table-cell office:value-type="float" office:value="125385" calcext:value-type="float">
            <text:p>125385</text:p>
          </table:table-cell>
          <table:table-cell office:value-type="float" office:value="124536" calcext:value-type="float">
            <text:p>124536</text:p>
          </table:table-cell>
          <table:table-cell office:value-type="float" office:value="123664" calcext:value-type="float">
            <text:p>123664</text:p>
          </table:table-cell>
          <table:table-cell table:formula="of:=ROUND([.D119]/[.C119];4)" office:value-type="float" office:value="0.9967" calcext:value-type="float">
            <text:p>0,9967</text:p>
          </table:table-cell>
          <table:table-cell table:formula="of:=ROUND([.E119]/[.D119];4)" office:value-type="float" office:value="0.9974" calcext:value-type="float">
            <text:p>0,9974</text:p>
          </table:table-cell>
          <table:table-cell table:formula="of:=ROUND([.F119]/[.E119];4)" office:value-type="float" office:value="0.9973" calcext:value-type="float">
            <text:p>0,9973</text:p>
          </table:table-cell>
          <table:table-cell table:formula="of:=ROUND([.G119]/[.F119];4)" office:value-type="float" office:value="0.9932" calcext:value-type="float">
            <text:p>0,9932</text:p>
          </table:table-cell>
          <table:table-cell table:formula="of:=ROUND([.H119]/[.G119];4)" office:value-type="float" office:value="0.993" calcext:value-type="float">
            <text:p>0,993</text:p>
          </table:table-cell>
          <table:table-cell table:number-columns-repeated="3"/>
        </table:table-row>
        <table:table-row table:style-name="ro1">
          <table:table-cell table:formula="of:=AVERAGE([.$I120:.$M120])" office:value-type="float" office:value="0.99868" calcext:value-type="float">
            <text:p>0,99868</text:p>
          </table:table-cell>
          <table:table-cell office:value-type="string" calcext:value-type="string">
            <text:p>1204</text:p>
          </table:table-cell>
          <table:table-cell office:value-type="float" office:value="59374" calcext:value-type="float">
            <text:p>59374</text:p>
          </table:table-cell>
          <table:table-cell office:value-type="float" office:value="59342" calcext:value-type="float">
            <text:p>59342</text:p>
          </table:table-cell>
          <table:table-cell office:value-type="float" office:value="59311" calcext:value-type="float">
            <text:p>59311</text:p>
          </table:table-cell>
          <table:table-cell office:value-type="float" office:value="59350" calcext:value-type="float">
            <text:p>59350</text:p>
          </table:table-cell>
          <table:table-cell office:value-type="float" office:value="59174" calcext:value-type="float">
            <text:p>59174</text:p>
          </table:table-cell>
          <table:table-cell office:value-type="float" office:value="58977" calcext:value-type="float">
            <text:p>58977</text:p>
          </table:table-cell>
          <table:table-cell table:formula="of:=ROUND([.D120]/[.C120];4)" office:value-type="float" office:value="0.9995" calcext:value-type="float">
            <text:p>0,9995</text:p>
          </table:table-cell>
          <table:table-cell table:formula="of:=ROUND([.E120]/[.D120];4)" office:value-type="float" office:value="0.9995" calcext:value-type="float">
            <text:p>0,9995</text:p>
          </table:table-cell>
          <table:table-cell table:formula="of:=ROUND([.F120]/[.E120];4)" office:value-type="float" office:value="1.0007" calcext:value-type="float">
            <text:p>1,0007</text:p>
          </table:table-cell>
          <table:table-cell table:formula="of:=ROUND([.G120]/[.F120];4)" office:value-type="float" office:value="0.997" calcext:value-type="float">
            <text:p>0,997</text:p>
          </table:table-cell>
          <table:table-cell table:formula="of:=ROUND([.H120]/[.G120];4)" office:value-type="float" office:value="0.9967" calcext:value-type="float">
            <text:p>0,9967</text:p>
          </table:table-cell>
          <table:table-cell table:number-columns-repeated="3"/>
        </table:table-row>
        <table:table-row table:style-name="ro1">
          <table:table-cell table:formula="of:=AVERAGE([.$I121:.$M121])" office:value-type="float" office:value="0.9988" calcext:value-type="float">
            <text:p>0,9988</text:p>
          </table:table-cell>
          <table:table-cell office:value-type="string" calcext:value-type="string">
            <text:p>1205</text:p>
          </table:table-cell>
          <table:table-cell office:value-type="float" office:value="109140" calcext:value-type="float">
            <text:p>109140</text:p>
          </table:table-cell>
          <table:table-cell office:value-type="float" office:value="109049" calcext:value-type="float">
            <text:p>109049</text:p>
          </table:table-cell>
          <table:table-cell office:value-type="float" office:value="109076" calcext:value-type="float">
            <text:p>109076</text:p>
          </table:table-cell>
          <table:table-cell office:value-type="float" office:value="109104" calcext:value-type="float">
            <text:p>109104</text:p>
          </table:table-cell>
          <table:table-cell office:value-type="float" office:value="108886" calcext:value-type="float">
            <text:p>108886</text:p>
          </table:table-cell>
          <table:table-cell office:value-type="float" office:value="108487" calcext:value-type="float">
            <text:p>108487</text:p>
          </table:table-cell>
          <table:table-cell table:formula="of:=ROUND([.D121]/[.C121];4)" office:value-type="float" office:value="0.9992" calcext:value-type="float">
            <text:p>0,9992</text:p>
          </table:table-cell>
          <table:table-cell table:formula="of:=ROUND([.E121]/[.D121];4)" office:value-type="float" office:value="1.0002" calcext:value-type="float">
            <text:p>1,0002</text:p>
          </table:table-cell>
          <table:table-cell table:formula="of:=ROUND([.F121]/[.E121];4)" office:value-type="float" office:value="1.0003" calcext:value-type="float">
            <text:p>1,0003</text:p>
          </table:table-cell>
          <table:table-cell table:formula="of:=ROUND([.G121]/[.F121];4)" office:value-type="float" office:value="0.998" calcext:value-type="float">
            <text:p>0,998</text:p>
          </table:table-cell>
          <table:table-cell table:formula="of:=ROUND([.H121]/[.G121];4)" office:value-type="float" office:value="0.9963" calcext:value-type="float">
            <text:p>0,9963</text:p>
          </table:table-cell>
          <table:table-cell table:number-columns-repeated="3"/>
        </table:table-row>
        <table:table-row table:style-name="ro1">
          <table:table-cell table:formula="of:=AVERAGE([.$I122:.$M122])" office:value-type="float" office:value="1.008" calcext:value-type="float">
            <text:p>1,008</text:p>
          </table:table-cell>
          <table:table-cell office:value-type="string" calcext:value-type="string">
            <text:p>1206</text:p>
          </table:table-cell>
          <table:table-cell office:value-type="float" office:value="270490" calcext:value-type="float">
            <text:p>270490</text:p>
          </table:table-cell>
          <table:table-cell office:value-type="float" office:value="272591" calcext:value-type="float">
            <text:p>272591</text:p>
          </table:table-cell>
          <table:table-cell office:value-type="float" office:value="274843" calcext:value-type="float">
            <text:p>274843</text:p>
          </table:table-cell>
          <table:table-cell office:value-type="float" office:value="277145" calcext:value-type="float">
            <text:p>277145</text:p>
          </table:table-cell>
          <table:table-cell office:value-type="float" office:value="279239" calcext:value-type="float">
            <text:p>279239</text:p>
          </table:table-cell>
          <table:table-cell office:value-type="float" office:value="281440" calcext:value-type="float">
            <text:p>281440</text:p>
          </table:table-cell>
          <table:table-cell table:formula="of:=ROUND([.D122]/[.C122];4)" office:value-type="float" office:value="1.0078" calcext:value-type="float">
            <text:p>1,0078</text:p>
          </table:table-cell>
          <table:table-cell table:formula="of:=ROUND([.E122]/[.D122];4)" office:value-type="float" office:value="1.0083" calcext:value-type="float">
            <text:p>1,0083</text:p>
          </table:table-cell>
          <table:table-cell table:formula="of:=ROUND([.F122]/[.E122];4)" office:value-type="float" office:value="1.0084" calcext:value-type="float">
            <text:p>1,0084</text:p>
          </table:table-cell>
          <table:table-cell table:formula="of:=ROUND([.G122]/[.F122];4)" office:value-type="float" office:value="1.0076" calcext:value-type="float">
            <text:p>1,0076</text:p>
          </table:table-cell>
          <table:table-cell table:formula="of:=ROUND([.H122]/[.G122];4)" office:value-type="float" office:value="1.0079" calcext:value-type="float">
            <text:p>1,0079</text:p>
          </table:table-cell>
          <table:table-cell table:number-columns-repeated="3"/>
        </table:table-row>
        <table:table-row table:style-name="ro1">
          <table:table-cell table:formula="of:=AVERAGE([.$I123:.$M123])" office:value-type="float" office:value="1.00374" calcext:value-type="float">
            <text:p>1,00374</text:p>
          </table:table-cell>
          <table:table-cell office:value-type="string" calcext:value-type="string">
            <text:p>1207</text:p>
          </table:table-cell>
          <table:table-cell office:value-type="float" office:value="129699" calcext:value-type="float">
            <text:p>129699</text:p>
          </table:table-cell>
          <table:table-cell office:value-type="float" office:value="130289" calcext:value-type="float">
            <text:p>130289</text:p>
          </table:table-cell>
          <table:table-cell office:value-type="float" office:value="130964" calcext:value-type="float">
            <text:p>130964</text:p>
          </table:table-cell>
          <table:table-cell office:value-type="float" office:value="131523" calcext:value-type="float">
            <text:p>131523</text:p>
          </table:table-cell>
          <table:table-cell office:value-type="float" office:value="131764" calcext:value-type="float">
            <text:p>131764</text:p>
          </table:table-cell>
          <table:table-cell office:value-type="float" office:value="132148" calcext:value-type="float">
            <text:p>132148</text:p>
          </table:table-cell>
          <table:table-cell table:formula="of:=ROUND([.D123]/[.C123];4)" office:value-type="float" office:value="1.0045" calcext:value-type="float">
            <text:p>1,0045</text:p>
          </table:table-cell>
          <table:table-cell table:formula="of:=ROUND([.E123]/[.D123];4)" office:value-type="float" office:value="1.0052" calcext:value-type="float">
            <text:p>1,0052</text:p>
          </table:table-cell>
          <table:table-cell table:formula="of:=ROUND([.F123]/[.E123];4)" office:value-type="float" office:value="1.0043" calcext:value-type="float">
            <text:p>1,0043</text:p>
          </table:table-cell>
          <table:table-cell table:formula="of:=ROUND([.G123]/[.F123];4)" office:value-type="float" office:value="1.0018" calcext:value-type="float">
            <text:p>1,0018</text:p>
          </table:table-cell>
          <table:table-cell table:formula="of:=ROUND([.H123]/[.G123];4)" office:value-type="float" office:value="1.0029" calcext:value-type="float">
            <text:p>1,0029</text:p>
          </table:table-cell>
          <table:table-cell table:number-columns-repeated="3"/>
        </table:table-row>
        <table:table-row table:style-name="ro1">
          <table:table-cell table:formula="of:=AVERAGE([.$I124:.$M124])" office:value-type="float" office:value="0.9954" calcext:value-type="float">
            <text:p>0,9954</text:p>
          </table:table-cell>
          <table:table-cell office:value-type="string" calcext:value-type="string">
            <text:p>1208</text:p>
          </table:table-cell>
          <table:table-cell office:value-type="float" office:value="49592" calcext:value-type="float">
            <text:p>49592</text:p>
          </table:table-cell>
          <table:table-cell office:value-type="float" office:value="49505" calcext:value-type="float">
            <text:p>49505</text:p>
          </table:table-cell>
          <table:table-cell office:value-type="float" office:value="49315" calcext:value-type="float">
            <text:p>49315</text:p>
          </table:table-cell>
          <table:table-cell office:value-type="float" office:value="49137" calcext:value-type="float">
            <text:p>49137</text:p>
          </table:table-cell>
          <table:table-cell office:value-type="float" office:value="48818" calcext:value-type="float">
            <text:p>48818</text:p>
          </table:table-cell>
          <table:table-cell office:value-type="float" office:value="48464" calcext:value-type="float">
            <text:p>48464</text:p>
          </table:table-cell>
          <table:table-cell table:formula="of:=ROUND([.D124]/[.C124];4)" office:value-type="float" office:value="0.9982" calcext:value-type="float">
            <text:p>0,9982</text:p>
          </table:table-cell>
          <table:table-cell table:formula="of:=ROUND([.E124]/[.D124];4)" office:value-type="float" office:value="0.9962" calcext:value-type="float">
            <text:p>0,9962</text:p>
          </table:table-cell>
          <table:table-cell table:formula="of:=ROUND([.F124]/[.E124];4)" office:value-type="float" office:value="0.9964" calcext:value-type="float">
            <text:p>0,9964</text:p>
          </table:table-cell>
          <table:table-cell table:formula="of:=ROUND([.G124]/[.F124];4)" office:value-type="float" office:value="0.9935" calcext:value-type="float">
            <text:p>0,9935</text:p>
          </table:table-cell>
          <table:table-cell table:formula="of:=ROUND([.H124]/[.G124];4)" office:value-type="float" office:value="0.9927" calcext:value-type="float">
            <text:p>0,9927</text:p>
          </table:table-cell>
          <table:table-cell table:number-columns-repeated="3"/>
        </table:table-row>
        <table:table-row table:style-name="ro1">
          <table:table-cell table:formula="of:=AVERAGE([.$I125:.$M125])" office:value-type="float" office:value="1.00468" calcext:value-type="float">
            <text:p>1,00468</text:p>
          </table:table-cell>
          <table:table-cell office:value-type="string" calcext:value-type="string">
            <text:p>1209</text:p>
          </table:table-cell>
          <table:table-cell office:value-type="float" office:value="125020" calcext:value-type="float">
            <text:p>125020</text:p>
          </table:table-cell>
          <table:table-cell office:value-type="float" office:value="125647" calcext:value-type="float">
            <text:p>125647</text:p>
          </table:table-cell>
          <table:table-cell office:value-type="float" office:value="126339" calcext:value-type="float">
            <text:p>126339</text:p>
          </table:table-cell>
          <table:table-cell office:value-type="float" office:value="127028" calcext:value-type="float">
            <text:p>127028</text:p>
          </table:table-cell>
          <table:table-cell office:value-type="float" office:value="127600" calcext:value-type="float">
            <text:p>127600</text:p>
          </table:table-cell>
          <table:table-cell office:value-type="float" office:value="127972" calcext:value-type="float">
            <text:p>127972</text:p>
          </table:table-cell>
          <table:table-cell table:formula="of:=ROUND([.D125]/[.C125];4)" office:value-type="float" office:value="1.005" calcext:value-type="float">
            <text:p>1,005</text:p>
          </table:table-cell>
          <table:table-cell table:formula="of:=ROUND([.E125]/[.D125];4)" office:value-type="float" office:value="1.0055" calcext:value-type="float">
            <text:p>1,0055</text:p>
          </table:table-cell>
          <table:table-cell table:formula="of:=ROUND([.F125]/[.E125];4)" office:value-type="float" office:value="1.0055" calcext:value-type="float">
            <text:p>1,0055</text:p>
          </table:table-cell>
          <table:table-cell table:formula="of:=ROUND([.G125]/[.F125];4)" office:value-type="float" office:value="1.0045" calcext:value-type="float">
            <text:p>1,0045</text:p>
          </table:table-cell>
          <table:table-cell table:formula="of:=ROUND([.H125]/[.G125];4)" office:value-type="float" office:value="1.0029" calcext:value-type="float">
            <text:p>1,0029</text:p>
          </table:table-cell>
          <table:table-cell table:number-columns-repeated="3"/>
        </table:table-row>
        <table:table-row table:style-name="ro1">
          <table:table-cell table:formula="of:=AVERAGE([.$I126:.$M126])" office:value-type="float" office:value="1.00392" calcext:value-type="float">
            <text:p>1,00392</text:p>
          </table:table-cell>
          <table:table-cell office:value-type="string" calcext:value-type="string">
            <text:p>1210</text:p>
          </table:table-cell>
          <table:table-cell office:value-type="float" office:value="212894" calcext:value-type="float">
            <text:p>212894</text:p>
          </table:table-cell>
          <table:table-cell office:value-type="float" office:value="213864" calcext:value-type="float">
            <text:p>213864</text:p>
          </table:table-cell>
          <table:table-cell office:value-type="float" office:value="214999" calcext:value-type="float">
            <text:p>214999</text:p>
          </table:table-cell>
          <table:table-cell office:value-type="float" office:value="216176" calcext:value-type="float">
            <text:p>216176</text:p>
          </table:table-cell>
          <table:table-cell office:value-type="float" office:value="216796" calcext:value-type="float">
            <text:p>216796</text:p>
          </table:table-cell>
          <table:table-cell office:value-type="float" office:value="217071" calcext:value-type="float">
            <text:p>217071</text:p>
          </table:table-cell>
          <table:table-cell table:formula="of:=ROUND([.D126]/[.C126];4)" office:value-type="float" office:value="1.0046" calcext:value-type="float">
            <text:p>1,0046</text:p>
          </table:table-cell>
          <table:table-cell table:formula="of:=ROUND([.E126]/[.D126];4)" office:value-type="float" office:value="1.0053" calcext:value-type="float">
            <text:p>1,0053</text:p>
          </table:table-cell>
          <table:table-cell table:formula="of:=ROUND([.F126]/[.E126];4)" office:value-type="float" office:value="1.0055" calcext:value-type="float">
            <text:p>1,0055</text:p>
          </table:table-cell>
          <table:table-cell table:formula="of:=ROUND([.G126]/[.F126];4)" office:value-type="float" office:value="1.0029" calcext:value-type="float">
            <text:p>1,0029</text:p>
          </table:table-cell>
          <table:table-cell table:formula="of:=ROUND([.H126]/[.G126];4)" office:value-type="float" office:value="1.0013" calcext:value-type="float">
            <text:p>1,0013</text:p>
          </table:table-cell>
          <table:table-cell table:number-columns-repeated="3"/>
        </table:table-row>
        <table:table-row table:style-name="ro1">
          <table:table-cell table:formula="of:=AVERAGE([.$I127:.$M127])" office:value-type="float" office:value="1.0012" calcext:value-type="float">
            <text:p>1,0012</text:p>
          </table:table-cell>
          <table:table-cell office:value-type="string" calcext:value-type="string">
            <text:p>1211</text:p>
          </table:table-cell>
          <table:table-cell office:value-type="float" office:value="190517" calcext:value-type="float">
            <text:p>190517</text:p>
          </table:table-cell>
          <table:table-cell office:value-type="float" office:value="190757" calcext:value-type="float">
            <text:p>190757</text:p>
          </table:table-cell>
          <table:table-cell office:value-type="float" office:value="191266" calcext:value-type="float">
            <text:p>191266</text:p>
          </table:table-cell>
          <table:table-cell office:value-type="float" office:value="191508" calcext:value-type="float">
            <text:p>191508</text:p>
          </table:table-cell>
          <table:table-cell office:value-type="float" office:value="191782" calcext:value-type="float">
            <text:p>191782</text:p>
          </table:table-cell>
          <table:table-cell office:value-type="float" office:value="191646" calcext:value-type="float">
            <text:p>191646</text:p>
          </table:table-cell>
          <table:table-cell table:formula="of:=ROUND([.D127]/[.C127];4)" office:value-type="float" office:value="1.0013" calcext:value-type="float">
            <text:p>1,0013</text:p>
          </table:table-cell>
          <table:table-cell table:formula="of:=ROUND([.E127]/[.D127];4)" office:value-type="float" office:value="1.0027" calcext:value-type="float">
            <text:p>1,0027</text:p>
          </table:table-cell>
          <table:table-cell table:formula="of:=ROUND([.F127]/[.E127];4)" office:value-type="float" office:value="1.0013" calcext:value-type="float">
            <text:p>1,0013</text:p>
          </table:table-cell>
          <table:table-cell table:formula="of:=ROUND([.G127]/[.F127];4)" office:value-type="float" office:value="1.0014" calcext:value-type="float">
            <text:p>1,0014</text:p>
          </table:table-cell>
          <table:table-cell table:formula="of:=ROUND([.H127]/[.G127];4)" office:value-type="float" office:value="0.9993" calcext:value-type="float">
            <text:p>0,9993</text:p>
          </table:table-cell>
          <table:table-cell table:number-columns-repeated="3"/>
        </table:table-row>
        <table:table-row table:style-name="ro1">
          <table:table-cell table:formula="of:=AVERAGE([.$I128:.$M128])" office:value-type="float" office:value="0.99522" calcext:value-type="float">
            <text:p>0,99522</text:p>
          </table:table-cell>
          <table:table-cell office:value-type="string" calcext:value-type="string">
            <text:p>1212</text:p>
          </table:table-cell>
          <table:table-cell office:value-type="float" office:value="113148" calcext:value-type="float">
            <text:p>113148</text:p>
          </table:table-cell>
          <table:table-cell office:value-type="float" office:value="112863" calcext:value-type="float">
            <text:p>112863</text:p>
          </table:table-cell>
          <table:table-cell office:value-type="float" office:value="112539" calcext:value-type="float">
            <text:p>112539</text:p>
          </table:table-cell>
          <table:table-cell office:value-type="float" office:value="112035" calcext:value-type="float">
            <text:p>112035</text:p>
          </table:table-cell>
          <table:table-cell office:value-type="float" office:value="111217" calcext:value-type="float">
            <text:p>111217</text:p>
          </table:table-cell>
          <table:table-cell office:value-type="float" office:value="110471" calcext:value-type="float">
            <text:p>110471</text:p>
          </table:table-cell>
          <table:table-cell table:formula="of:=ROUND([.D128]/[.C128];4)" office:value-type="float" office:value="0.9975" calcext:value-type="float">
            <text:p>0,9975</text:p>
          </table:table-cell>
          <table:table-cell table:formula="of:=ROUND([.E128]/[.D128];4)" office:value-type="float" office:value="0.9971" calcext:value-type="float">
            <text:p>0,9971</text:p>
          </table:table-cell>
          <table:table-cell table:formula="of:=ROUND([.F128]/[.E128];4)" office:value-type="float" office:value="0.9955" calcext:value-type="float">
            <text:p>0,9955</text:p>
          </table:table-cell>
          <table:table-cell table:formula="of:=ROUND([.G128]/[.F128];4)" office:value-type="float" office:value="0.9927" calcext:value-type="float">
            <text:p>0,9927</text:p>
          </table:table-cell>
          <table:table-cell table:formula="of:=ROUND([.H128]/[.G128];4)" office:value-type="float" office:value="0.9933" calcext:value-type="float">
            <text:p>0,9933</text:p>
          </table:table-cell>
          <table:table-cell table:number-columns-repeated="3"/>
        </table:table-row>
        <table:table-row table:style-name="ro1">
          <table:table-cell table:formula="of:=AVERAGE([.$I129:.$M129])" office:value-type="float" office:value="0.99724" calcext:value-type="float">
            <text:p>0,99724</text:p>
          </table:table-cell>
          <table:table-cell office:value-type="string" calcext:value-type="string">
            <text:p>1213</text:p>
          </table:table-cell>
          <table:table-cell office:value-type="float" office:value="154819" calcext:value-type="float">
            <text:p>154819</text:p>
          </table:table-cell>
          <table:table-cell office:value-type="float" office:value="154581" calcext:value-type="float">
            <text:p>154581</text:p>
          </table:table-cell>
          <table:table-cell office:value-type="float" office:value="154292" calcext:value-type="float">
            <text:p>154292</text:p>
          </table:table-cell>
          <table:table-cell office:value-type="float" office:value="153737" calcext:value-type="float">
            <text:p>153737</text:p>
          </table:table-cell>
          <table:table-cell office:value-type="float" office:value="153486" calcext:value-type="float">
            <text:p>153486</text:p>
          </table:table-cell>
          <table:table-cell office:value-type="float" office:value="152687" calcext:value-type="float">
            <text:p>152687</text:p>
          </table:table-cell>
          <table:table-cell table:formula="of:=ROUND([.D129]/[.C129];4)" office:value-type="float" office:value="0.9985" calcext:value-type="float">
            <text:p>0,9985</text:p>
          </table:table-cell>
          <table:table-cell table:formula="of:=ROUND([.E129]/[.D129];4)" office:value-type="float" office:value="0.9981" calcext:value-type="float">
            <text:p>0,9981</text:p>
          </table:table-cell>
          <table:table-cell table:formula="of:=ROUND([.F129]/[.E129];4)" office:value-type="float" office:value="0.9964" calcext:value-type="float">
            <text:p>0,9964</text:p>
          </table:table-cell>
          <table:table-cell table:formula="of:=ROUND([.G129]/[.F129];4)" office:value-type="float" office:value="0.9984" calcext:value-type="float">
            <text:p>0,9984</text:p>
          </table:table-cell>
          <table:table-cell table:formula="of:=ROUND([.H129]/[.G129];4)" office:value-type="float" office:value="0.9948" calcext:value-type="float">
            <text:p>0,9948</text:p>
          </table:table-cell>
          <table:table-cell table:number-columns-repeated="3"/>
        </table:table-row>
        <table:table-row table:style-name="ro1">
          <table:table-cell table:formula="of:=AVERAGE([.$I130:.$M130])" office:value-type="float" office:value="0.99696" calcext:value-type="float">
            <text:p>0,99696</text:p>
          </table:table-cell>
          <table:table-cell office:value-type="string" calcext:value-type="string">
            <text:p>1214</text:p>
          </table:table-cell>
          <table:table-cell office:value-type="float" office:value="43716" calcext:value-type="float">
            <text:p>43716</text:p>
          </table:table-cell>
          <table:table-cell office:value-type="float" office:value="43648" calcext:value-type="float">
            <text:p>43648</text:p>
          </table:table-cell>
          <table:table-cell office:value-type="float" office:value="43658" calcext:value-type="float">
            <text:p>43658</text:p>
          </table:table-cell>
          <table:table-cell office:value-type="float" office:value="43523" calcext:value-type="float">
            <text:p>43523</text:p>
          </table:table-cell>
          <table:table-cell office:value-type="float" office:value="43222" calcext:value-type="float">
            <text:p>43222</text:p>
          </table:table-cell>
          <table:table-cell office:value-type="float" office:value="43057" calcext:value-type="float">
            <text:p>43057</text:p>
          </table:table-cell>
          <table:table-cell table:formula="of:=ROUND([.D130]/[.C130];4)" office:value-type="float" office:value="0.9984" calcext:value-type="float">
            <text:p>0,9984</text:p>
          </table:table-cell>
          <table:table-cell table:formula="of:=ROUND([.E130]/[.D130];4)" office:value-type="float" office:value="1.0002" calcext:value-type="float">
            <text:p>1,0002</text:p>
          </table:table-cell>
          <table:table-cell table:formula="of:=ROUND([.F130]/[.E130];4)" office:value-type="float" office:value="0.9969" calcext:value-type="float">
            <text:p>0,9969</text:p>
          </table:table-cell>
          <table:table-cell table:formula="of:=ROUND([.G130]/[.F130];4)" office:value-type="float" office:value="0.9931" calcext:value-type="float">
            <text:p>0,9931</text:p>
          </table:table-cell>
          <table:table-cell table:formula="of:=ROUND([.H130]/[.G130];4)" office:value-type="float" office:value="0.9962" calcext:value-type="float">
            <text:p>0,9962</text:p>
          </table:table-cell>
          <table:table-cell table:number-columns-repeated="3"/>
        </table:table-row>
        <table:table-row table:style-name="ro1">
          <table:table-cell table:formula="of:=AVERAGE([.$I131:.$M131])" office:value-type="float" office:value="0.99902" calcext:value-type="float">
            <text:p>0,99902</text:p>
          </table:table-cell>
          <table:table-cell office:value-type="string" calcext:value-type="string">
            <text:p>1215</text:p>
          </table:table-cell>
          <table:table-cell office:value-type="float" office:value="84175" calcext:value-type="float">
            <text:p>84175</text:p>
          </table:table-cell>
          <table:table-cell office:value-type="float" office:value="84184" calcext:value-type="float">
            <text:p>84184</text:p>
          </table:table-cell>
          <table:table-cell office:value-type="float" office:value="84317" calcext:value-type="float">
            <text:p>84317</text:p>
          </table:table-cell>
          <table:table-cell office:value-type="float" office:value="84255" calcext:value-type="float">
            <text:p>84255</text:p>
          </table:table-cell>
          <table:table-cell office:value-type="float" office:value="84232" calcext:value-type="float">
            <text:p>84232</text:p>
          </table:table-cell>
          <table:table-cell office:value-type="float" office:value="83761" calcext:value-type="float">
            <text:p>83761</text:p>
          </table:table-cell>
          <table:table-cell table:formula="of:=ROUND([.D131]/[.C131];4)" office:value-type="float" office:value="1.0001" calcext:value-type="float">
            <text:p>1,0001</text:p>
          </table:table-cell>
          <table:table-cell table:formula="of:=ROUND([.E131]/[.D131];4)" office:value-type="float" office:value="1.0016" calcext:value-type="float">
            <text:p>1,0016</text:p>
          </table:table-cell>
          <table:table-cell table:formula="of:=ROUND([.F131]/[.E131];4)" office:value-type="float" office:value="0.9993" calcext:value-type="float">
            <text:p>0,9993</text:p>
          </table:table-cell>
          <table:table-cell table:formula="of:=ROUND([.G131]/[.F131];4)" office:value-type="float" office:value="0.9997" calcext:value-type="float">
            <text:p>0,9997</text:p>
          </table:table-cell>
          <table:table-cell table:formula="of:=ROUND([.H131]/[.G131];4)" office:value-type="float" office:value="0.9944" calcext:value-type="float">
            <text:p>0,9944</text:p>
          </table:table-cell>
          <table:table-cell table:number-columns-repeated="3"/>
        </table:table-row>
        <table:table-row table:style-name="ro1">
          <table:table-cell table:formula="of:=AVERAGE([.$I132:.$M132])" office:value-type="float" office:value="1.00062" calcext:value-type="float">
            <text:p>1,00062</text:p>
          </table:table-cell>
          <table:table-cell office:value-type="string" calcext:value-type="string">
            <text:p>1216</text:p>
          </table:table-cell>
          <table:table-cell office:value-type="float" office:value="200600" calcext:value-type="float">
            <text:p>200600</text:p>
          </table:table-cell>
          <table:table-cell office:value-type="float" office:value="200886" calcext:value-type="float">
            <text:p>200886</text:p>
          </table:table-cell>
          <table:table-cell office:value-type="float" office:value="201268" calcext:value-type="float">
            <text:p>201268</text:p>
          </table:table-cell>
          <table:table-cell office:value-type="float" office:value="201570" calcext:value-type="float">
            <text:p>201570</text:p>
          </table:table-cell>
          <table:table-cell office:value-type="float" office:value="201497" calcext:value-type="float">
            <text:p>201497</text:p>
          </table:table-cell>
          <table:table-cell office:value-type="float" office:value="201230" calcext:value-type="float">
            <text:p>201230</text:p>
          </table:table-cell>
          <table:table-cell table:formula="of:=ROUND([.D132]/[.C132];4)" office:value-type="float" office:value="1.0014" calcext:value-type="float">
            <text:p>1,0014</text:p>
          </table:table-cell>
          <table:table-cell table:formula="of:=ROUND([.E132]/[.D132];4)" office:value-type="float" office:value="1.0019" calcext:value-type="float">
            <text:p>1,0019</text:p>
          </table:table-cell>
          <table:table-cell table:formula="of:=ROUND([.F132]/[.E132];4)" office:value-type="float" office:value="1.0015" calcext:value-type="float">
            <text:p>1,0015</text:p>
          </table:table-cell>
          <table:table-cell table:formula="of:=ROUND([.G132]/[.F132];4)" office:value-type="float" office:value="0.9996" calcext:value-type="float">
            <text:p>0,9996</text:p>
          </table:table-cell>
          <table:table-cell table:formula="of:=ROUND([.H132]/[.G132];4)" office:value-type="float" office:value="0.9987" calcext:value-type="float">
            <text:p>0,9987</text:p>
          </table:table-cell>
          <table:table-cell table:number-columns-repeated="3"/>
        </table:table-row>
        <table:table-row table:style-name="ro1">
          <table:table-cell table:formula="of:=AVERAGE([.$I133:.$M133])" office:value-type="float" office:value="1.00048" calcext:value-type="float">
            <text:p>1,00048</text:p>
          </table:table-cell>
          <table:table-cell office:value-type="string" calcext:value-type="string">
            <text:p>1217</text:p>
          </table:table-cell>
          <table:table-cell office:value-type="float" office:value="67884" calcext:value-type="float">
            <text:p>67884</text:p>
          </table:table-cell>
          <table:table-cell office:value-type="float" office:value="67905" calcext:value-type="float">
            <text:p>67905</text:p>
          </table:table-cell>
          <table:table-cell office:value-type="float" office:value="68034" calcext:value-type="float">
            <text:p>68034</text:p>
          </table:table-cell>
          <table:table-cell office:value-type="float" office:value="68146" calcext:value-type="float">
            <text:p>68146</text:p>
          </table:table-cell>
          <table:table-cell office:value-type="float" office:value="68072" calcext:value-type="float">
            <text:p>68072</text:p>
          </table:table-cell>
          <table:table-cell office:value-type="float" office:value="68049" calcext:value-type="float">
            <text:p>68049</text:p>
          </table:table-cell>
          <table:table-cell table:formula="of:=ROUND([.D133]/[.C133];4)" office:value-type="float" office:value="1.0003" calcext:value-type="float">
            <text:p>1,0003</text:p>
          </table:table-cell>
          <table:table-cell table:formula="of:=ROUND([.E133]/[.D133];4)" office:value-type="float" office:value="1.0019" calcext:value-type="float">
            <text:p>1,0019</text:p>
          </table:table-cell>
          <table:table-cell table:formula="of:=ROUND([.F133]/[.E133];4)" office:value-type="float" office:value="1.0016" calcext:value-type="float">
            <text:p>1,0016</text:p>
          </table:table-cell>
          <table:table-cell table:formula="of:=ROUND([.G133]/[.F133];4)" office:value-type="float" office:value="0.9989" calcext:value-type="float">
            <text:p>0,9989</text:p>
          </table:table-cell>
          <table:table-cell table:formula="of:=ROUND([.H133]/[.G133];4)" office:value-type="float" office:value="0.9997" calcext:value-type="float">
            <text:p>0,9997</text:p>
          </table:table-cell>
          <table:table-cell table:number-columns-repeated="3"/>
        </table:table-row>
        <table:table-row table:style-name="ro1">
          <table:table-cell table:formula="of:=AVERAGE([.$I134:.$M134])" office:value-type="float" office:value="1.00016" calcext:value-type="float">
            <text:p>1,00016</text:p>
          </table:table-cell>
          <table:table-cell office:value-type="string" calcext:value-type="string">
            <text:p>1218</text:p>
          </table:table-cell>
          <table:table-cell office:value-type="float" office:value="159538" calcext:value-type="float">
            <text:p>159538</text:p>
          </table:table-cell>
          <table:table-cell office:value-type="float" office:value="159678" calcext:value-type="float">
            <text:p>159678</text:p>
          </table:table-cell>
          <table:table-cell office:value-type="float" office:value="159938" calcext:value-type="float">
            <text:p>159938</text:p>
          </table:table-cell>
          <table:table-cell office:value-type="float" office:value="160130" calcext:value-type="float">
            <text:p>160130</text:p>
          </table:table-cell>
          <table:table-cell office:value-type="float" office:value="160006" calcext:value-type="float">
            <text:p>160006</text:p>
          </table:table-cell>
          <table:table-cell office:value-type="float" office:value="159662" calcext:value-type="float">
            <text:p>159662</text:p>
          </table:table-cell>
          <table:table-cell table:formula="of:=ROUND([.D134]/[.C134];4)" office:value-type="float" office:value="1.0009" calcext:value-type="float">
            <text:p>1,0009</text:p>
          </table:table-cell>
          <table:table-cell table:formula="of:=ROUND([.E134]/[.D134];4)" office:value-type="float" office:value="1.0016" calcext:value-type="float">
            <text:p>1,0016</text:p>
          </table:table-cell>
          <table:table-cell table:formula="of:=ROUND([.F134]/[.E134];4)" office:value-type="float" office:value="1.0012" calcext:value-type="float">
            <text:p>1,0012</text:p>
          </table:table-cell>
          <table:table-cell table:formula="of:=ROUND([.G134]/[.F134];4)" office:value-type="float" office:value="0.9992" calcext:value-type="float">
            <text:p>0,9992</text:p>
          </table:table-cell>
          <table:table-cell table:formula="of:=ROUND([.H134]/[.G134];4)" office:value-type="float" office:value="0.9979" calcext:value-type="float">
            <text:p>0,9979</text:p>
          </table:table-cell>
          <table:table-cell table:number-columns-repeated="3"/>
        </table:table-row>
        <table:table-row table:style-name="ro1">
          <table:table-cell table:formula="of:=AVERAGE([.$I135:.$M135])" office:value-type="float" office:value="1.01456" calcext:value-type="float">
            <text:p>1,01456</text:p>
          </table:table-cell>
          <table:table-cell office:value-type="string" calcext:value-type="string">
            <text:p>1219</text:p>
          </table:table-cell>
          <table:table-cell office:value-type="float" office:value="121534" calcext:value-type="float">
            <text:p>121534</text:p>
          </table:table-cell>
          <table:table-cell office:value-type="float" office:value="123251" calcext:value-type="float">
            <text:p>123251</text:p>
          </table:table-cell>
          <table:table-cell office:value-type="float" office:value="125197" calcext:value-type="float">
            <text:p>125197</text:p>
          </table:table-cell>
          <table:table-cell office:value-type="float" office:value="127078" calcext:value-type="float">
            <text:p>127078</text:p>
          </table:table-cell>
          <table:table-cell office:value-type="float" office:value="129136" calcext:value-type="float">
            <text:p>129136</text:p>
          </table:table-cell>
          <table:table-cell office:value-type="float" office:value="130651" calcext:value-type="float">
            <text:p>130651</text:p>
          </table:table-cell>
          <table:table-cell table:formula="of:=ROUND([.D135]/[.C135];4)" office:value-type="float" office:value="1.0141" calcext:value-type="float">
            <text:p>1,0141</text:p>
          </table:table-cell>
          <table:table-cell table:formula="of:=ROUND([.E135]/[.D135];4)" office:value-type="float" office:value="1.0158" calcext:value-type="float">
            <text:p>1,0158</text:p>
          </table:table-cell>
          <table:table-cell table:formula="of:=ROUND([.F135]/[.E135];4)" office:value-type="float" office:value="1.015" calcext:value-type="float">
            <text:p>1,015</text:p>
          </table:table-cell>
          <table:table-cell table:formula="of:=ROUND([.G135]/[.F135];4)" office:value-type="float" office:value="1.0162" calcext:value-type="float">
            <text:p>1,0162</text:p>
          </table:table-cell>
          <table:table-cell table:formula="of:=ROUND([.H135]/[.G135];4)" office:value-type="float" office:value="1.0117" calcext:value-type="float">
            <text:p>1,0117</text:p>
          </table:table-cell>
          <table:table-cell table:number-columns-repeated="3"/>
        </table:table-row>
        <table:table-row table:style-name="ro1">
          <table:table-cell table:formula="of:=AVERAGE([.$I136:.$M136])" office:value-type="float" office:value="1.0049" calcext:value-type="float">
            <text:p>1,0049</text:p>
          </table:table-cell>
          <table:table-cell office:value-type="string" calcext:value-type="string">
            <text:p>1261</text:p>
          </table:table-cell>
          <table:table-cell office:value-type="float" office:value="761069" calcext:value-type="float">
            <text:p>761069</text:p>
          </table:table-cell>
          <table:table-cell office:value-type="float" office:value="765320" calcext:value-type="float">
            <text:p>765320</text:p>
          </table:table-cell>
          <table:table-cell office:value-type="float" office:value="767348" calcext:value-type="float">
            <text:p>767348</text:p>
          </table:table-cell>
          <table:table-cell office:value-type="float" office:value="771069" calcext:value-type="float">
            <text:p>771069</text:p>
          </table:table-cell>
          <table:table-cell office:value-type="float" office:value="779115" calcext:value-type="float">
            <text:p>779115</text:p>
          </table:table-cell>
          <table:table-cell office:value-type="float" office:value="779966" calcext:value-type="float">
            <text:p>779966</text:p>
          </table:table-cell>
          <table:table-cell table:formula="of:=ROUND([.D136]/[.C136];4)" office:value-type="float" office:value="1.0056" calcext:value-type="float">
            <text:p>1,0056</text:p>
          </table:table-cell>
          <table:table-cell table:formula="of:=ROUND([.E136]/[.D136];4)" office:value-type="float" office:value="1.0026" calcext:value-type="float">
            <text:p>1,0026</text:p>
          </table:table-cell>
          <table:table-cell table:formula="of:=ROUND([.F136]/[.E136];4)" office:value-type="float" office:value="1.0048" calcext:value-type="float">
            <text:p>1,0048</text:p>
          </table:table-cell>
          <table:table-cell table:formula="of:=ROUND([.G136]/[.F136];4)" office:value-type="float" office:value="1.0104" calcext:value-type="float">
            <text:p>1,0104</text:p>
          </table:table-cell>
          <table:table-cell table:formula="of:=ROUND([.H136]/[.G136];4)" office:value-type="float" office:value="1.0011" calcext:value-type="float">
            <text:p>1,0011</text:p>
          </table:table-cell>
          <table:table-cell table:number-columns-repeated="3"/>
        </table:table-row>
        <table:table-row table:style-name="ro1">
          <table:table-cell table:formula="of:=AVERAGE([.$I137:.$M137])" office:value-type="float" office:value="0.9992" calcext:value-type="float">
            <text:p>0,9992</text:p>
          </table:table-cell>
          <table:table-cell office:value-type="string" calcext:value-type="string">
            <text:p>1262</text:p>
          </table:table-cell>
          <table:table-cell office:value-type="float" office:value="83903" calcext:value-type="float">
            <text:p>83903</text:p>
          </table:table-cell>
          <table:table-cell office:value-type="float" office:value="83993" calcext:value-type="float">
            <text:p>83993</text:p>
          </table:table-cell>
          <table:table-cell office:value-type="float" office:value="84041" calcext:value-type="float">
            <text:p>84041</text:p>
          </table:table-cell>
          <table:table-cell office:value-type="float" office:value="83896" calcext:value-type="float">
            <text:p>83896</text:p>
          </table:table-cell>
          <table:table-cell office:value-type="float" office:value="83794" calcext:value-type="float">
            <text:p>83794</text:p>
          </table:table-cell>
          <table:table-cell office:value-type="float" office:value="83558" calcext:value-type="float">
            <text:p>83558</text:p>
          </table:table-cell>
          <table:table-cell table:formula="of:=ROUND([.D137]/[.C137];4)" office:value-type="float" office:value="1.0011" calcext:value-type="float">
            <text:p>1,0011</text:p>
          </table:table-cell>
          <table:table-cell table:formula="of:=ROUND([.E137]/[.D137];4)" office:value-type="float" office:value="1.0006" calcext:value-type="float">
            <text:p>1,0006</text:p>
          </table:table-cell>
          <table:table-cell table:formula="of:=ROUND([.F137]/[.E137];4)" office:value-type="float" office:value="0.9983" calcext:value-type="float">
            <text:p>0,9983</text:p>
          </table:table-cell>
          <table:table-cell table:formula="of:=ROUND([.G137]/[.F137];4)" office:value-type="float" office:value="0.9988" calcext:value-type="float">
            <text:p>0,9988</text:p>
          </table:table-cell>
          <table:table-cell table:formula="of:=ROUND([.H137]/[.G137];4)" office:value-type="float" office:value="0.9972" calcext:value-type="float">
            <text:p>0,9972</text:p>
          </table:table-cell>
          <table:table-cell table:number-columns-repeated="3"/>
        </table:table-row>
        <table:table-row table:style-name="ro1">
          <table:table-cell table:formula="of:=AVERAGE([.$I138:.$M138])" office:value-type="float" office:value="0.99424" calcext:value-type="float">
            <text:p>0,99424</text:p>
          </table:table-cell>
          <table:table-cell office:value-type="string" calcext:value-type="string">
            <text:p>1263</text:p>
          </table:table-cell>
          <table:table-cell office:value-type="float" office:value="110644" calcext:value-type="float">
            <text:p>110644</text:p>
          </table:table-cell>
          <table:table-cell office:value-type="float" office:value="110110" calcext:value-type="float">
            <text:p>110110</text:p>
          </table:table-cell>
          <table:table-cell office:value-type="float" office:value="109650" calcext:value-type="float">
            <text:p>109650</text:p>
          </table:table-cell>
          <table:table-cell office:value-type="float" office:value="109062" calcext:value-type="float">
            <text:p>109062</text:p>
          </table:table-cell>
          <table:table-cell office:value-type="float" office:value="108470" calcext:value-type="float">
            <text:p>108470</text:p>
          </table:table-cell>
          <table:table-cell office:value-type="float" office:value="107498" calcext:value-type="float">
            <text:p>107498</text:p>
          </table:table-cell>
          <table:table-cell table:formula="of:=ROUND([.D138]/[.C138];4)" office:value-type="float" office:value="0.9952" calcext:value-type="float">
            <text:p>0,9952</text:p>
          </table:table-cell>
          <table:table-cell table:formula="of:=ROUND([.E138]/[.D138];4)" office:value-type="float" office:value="0.9958" calcext:value-type="float">
            <text:p>0,9958</text:p>
          </table:table-cell>
          <table:table-cell table:formula="of:=ROUND([.F138]/[.E138];4)" office:value-type="float" office:value="0.9946" calcext:value-type="float">
            <text:p>0,9946</text:p>
          </table:table-cell>
          <table:table-cell table:formula="of:=ROUND([.G138]/[.F138];4)" office:value-type="float" office:value="0.9946" calcext:value-type="float">
            <text:p>0,9946</text:p>
          </table:table-cell>
          <table:table-cell table:formula="of:=ROUND([.H138]/[.G138];4)" office:value-type="float" office:value="0.991" calcext:value-type="float">
            <text:p>0,991</text:p>
          </table:table-cell>
          <table:table-cell table:number-columns-repeated="3"/>
        </table:table-row>
        <table:table-row table:style-name="ro1">
          <table:table-cell table:formula="of:=AVERAGE([.$I139:.$M139])" office:value-type="float" office:value="0.99858" calcext:value-type="float">
            <text:p>0,99858</text:p>
          </table:table-cell>
          <table:table-cell office:value-type="string" calcext:value-type="string">
            <text:p>1401</text:p>
          </table:table-cell>
          <table:table-cell office:value-type="float" office:value="33569" calcext:value-type="float">
            <text:p>33569</text:p>
          </table:table-cell>
          <table:table-cell office:value-type="float" office:value="33523" calcext:value-type="float">
            <text:p>33523</text:p>
          </table:table-cell>
          <table:table-cell office:value-type="float" office:value="33542" calcext:value-type="float">
            <text:p>33542</text:p>
          </table:table-cell>
          <table:table-cell office:value-type="float" office:value="33551" calcext:value-type="float">
            <text:p>33551</text:p>
          </table:table-cell>
          <table:table-cell office:value-type="float" office:value="33410" calcext:value-type="float">
            <text:p>33410</text:p>
          </table:table-cell>
          <table:table-cell office:value-type="float" office:value="33329" calcext:value-type="float">
            <text:p>33329</text:p>
          </table:table-cell>
          <table:table-cell table:formula="of:=ROUND([.D139]/[.C139];4)" office:value-type="float" office:value="0.9986" calcext:value-type="float">
            <text:p>0,9986</text:p>
          </table:table-cell>
          <table:table-cell table:formula="of:=ROUND([.E139]/[.D139];4)" office:value-type="float" office:value="1.0006" calcext:value-type="float">
            <text:p>1,0006</text:p>
          </table:table-cell>
          <table:table-cell table:formula="of:=ROUND([.F139]/[.E139];4)" office:value-type="float" office:value="1.0003" calcext:value-type="float">
            <text:p>1,0003</text:p>
          </table:table-cell>
          <table:table-cell table:formula="of:=ROUND([.G139]/[.F139];4)" office:value-type="float" office:value="0.9958" calcext:value-type="float">
            <text:p>0,9958</text:p>
          </table:table-cell>
          <table:table-cell table:formula="of:=ROUND([.H139]/[.G139];4)" office:value-type="float" office:value="0.9976" calcext:value-type="float">
            <text:p>0,9976</text:p>
          </table:table-cell>
          <table:table-cell table:number-columns-repeated="3"/>
        </table:table-row>
        <table:table-row table:style-name="ro1">
          <table:table-cell table:formula="of:=AVERAGE([.$I140:.$M140])" office:value-type="float" office:value="0.9968" calcext:value-type="float">
            <text:p>0,9968</text:p>
          </table:table-cell>
          <table:table-cell office:value-type="string" calcext:value-type="string">
            <text:p>1402</text:p>
          </table:table-cell>
          <table:table-cell office:value-type="float" office:value="90327" calcext:value-type="float">
            <text:p>90327</text:p>
          </table:table-cell>
          <table:table-cell office:value-type="float" office:value="90264" calcext:value-type="float">
            <text:p>90264</text:p>
          </table:table-cell>
          <table:table-cell office:value-type="float" office:value="89976" calcext:value-type="float">
            <text:p>89976</text:p>
          </table:table-cell>
          <table:table-cell office:value-type="float" office:value="89670" calcext:value-type="float">
            <text:p>89670</text:p>
          </table:table-cell>
          <table:table-cell office:value-type="float" office:value="89423" calcext:value-type="float">
            <text:p>89423</text:p>
          </table:table-cell>
          <table:table-cell office:value-type="float" office:value="88891" calcext:value-type="float">
            <text:p>88891</text:p>
          </table:table-cell>
          <table:table-cell table:formula="of:=ROUND([.D140]/[.C140];4)" office:value-type="float" office:value="0.9993" calcext:value-type="float">
            <text:p>0,9993</text:p>
          </table:table-cell>
          <table:table-cell table:formula="of:=ROUND([.E140]/[.D140];4)" office:value-type="float" office:value="0.9968" calcext:value-type="float">
            <text:p>0,9968</text:p>
          </table:table-cell>
          <table:table-cell table:formula="of:=ROUND([.F140]/[.E140];4)" office:value-type="float" office:value="0.9966" calcext:value-type="float">
            <text:p>0,9966</text:p>
          </table:table-cell>
          <table:table-cell table:formula="of:=ROUND([.G140]/[.F140];4)" office:value-type="float" office:value="0.9972" calcext:value-type="float">
            <text:p>0,9972</text:p>
          </table:table-cell>
          <table:table-cell table:formula="of:=ROUND([.H140]/[.G140];4)" office:value-type="float" office:value="0.9941" calcext:value-type="float">
            <text:p>0,9941</text:p>
          </table:table-cell>
          <table:table-cell table:number-columns-repeated="3"/>
        </table:table-row>
        <table:table-row table:style-name="ro1">
          <table:table-cell table:formula="of:=AVERAGE([.$I141:.$M141])" office:value-type="float" office:value="0.9998" calcext:value-type="float">
            <text:p>0,9998</text:p>
          </table:table-cell>
          <table:table-cell office:value-type="string" calcext:value-type="string">
            <text:p>1403</text:p>
          </table:table-cell>
          <table:table-cell office:value-type="float" office:value="108740" calcext:value-type="float">
            <text:p>108740</text:p>
          </table:table-cell>
          <table:table-cell office:value-type="float" office:value="108843" calcext:value-type="float">
            <text:p>108843</text:p>
          </table:table-cell>
          <table:table-cell office:value-type="float" office:value="108981" calcext:value-type="float">
            <text:p>108981</text:p>
          </table:table-cell>
          <table:table-cell office:value-type="float" office:value="108993" calcext:value-type="float">
            <text:p>108993</text:p>
          </table:table-cell>
          <table:table-cell office:value-type="float" office:value="108981" calcext:value-type="float">
            <text:p>108981</text:p>
          </table:table-cell>
          <table:table-cell office:value-type="float" office:value="108634" calcext:value-type="float">
            <text:p>108634</text:p>
          </table:table-cell>
          <table:table-cell table:formula="of:=ROUND([.D141]/[.C141];4)" office:value-type="float" office:value="1.0009" calcext:value-type="float">
            <text:p>1,0009</text:p>
          </table:table-cell>
          <table:table-cell table:formula="of:=ROUND([.E141]/[.D141];4)" office:value-type="float" office:value="1.0013" calcext:value-type="float">
            <text:p>1,0013</text:p>
          </table:table-cell>
          <table:table-cell table:formula="of:=ROUND([.F141]/[.E141];4)" office:value-type="float" office:value="1.0001" calcext:value-type="float">
            <text:p>1,0001</text:p>
          </table:table-cell>
          <table:table-cell table:formula="of:=ROUND([.G141]/[.F141];4)" office:value-type="float" office:value="0.9999" calcext:value-type="float">
            <text:p>0,9999</text:p>
          </table:table-cell>
          <table:table-cell table:formula="of:=ROUND([.H141]/[.G141];4)" office:value-type="float" office:value="0.9968" calcext:value-type="float">
            <text:p>0,9968</text:p>
          </table:table-cell>
          <table:table-cell table:number-columns-repeated="3"/>
        </table:table-row>
        <table:table-row table:style-name="ro1">
          <table:table-cell table:formula="of:=AVERAGE([.$I142:.$M142])" office:value-type="float" office:value="0.9938" calcext:value-type="float">
            <text:p>0,9938</text:p>
          </table:table-cell>
          <table:table-cell office:value-type="string" calcext:value-type="string">
            <text:p>1404</text:p>
          </table:table-cell>
          <table:table-cell office:value-type="float" office:value="45992" calcext:value-type="float">
            <text:p>45992</text:p>
          </table:table-cell>
          <table:table-cell office:value-type="float" office:value="45682" calcext:value-type="float">
            <text:p>45682</text:p>
          </table:table-cell>
          <table:table-cell office:value-type="float" office:value="45461" calcext:value-type="float">
            <text:p>45461</text:p>
          </table:table-cell>
          <table:table-cell office:value-type="float" office:value="45203" calcext:value-type="float">
            <text:p>45203</text:p>
          </table:table-cell>
          <table:table-cell office:value-type="float" office:value="44899" calcext:value-type="float">
            <text:p>44899</text:p>
          </table:table-cell>
          <table:table-cell office:value-type="float" office:value="44581" calcext:value-type="float">
            <text:p>44581</text:p>
          </table:table-cell>
          <table:table-cell table:formula="of:=ROUND([.D142]/[.C142];4)" office:value-type="float" office:value="0.9933" calcext:value-type="float">
            <text:p>0,9933</text:p>
          </table:table-cell>
          <table:table-cell table:formula="of:=ROUND([.E142]/[.D142];4)" office:value-type="float" office:value="0.9952" calcext:value-type="float">
            <text:p>0,9952</text:p>
          </table:table-cell>
          <table:table-cell table:formula="of:=ROUND([.F142]/[.E142];4)" office:value-type="float" office:value="0.9943" calcext:value-type="float">
            <text:p>0,9943</text:p>
          </table:table-cell>
          <table:table-cell table:formula="of:=ROUND([.G142]/[.F142];4)" office:value-type="float" office:value="0.9933" calcext:value-type="float">
            <text:p>0,9933</text:p>
          </table:table-cell>
          <table:table-cell table:formula="of:=ROUND([.H142]/[.G142];4)" office:value-type="float" office:value="0.9929" calcext:value-type="float">
            <text:p>0,9929</text:p>
          </table:table-cell>
          <table:table-cell table:number-columns-repeated="3"/>
        </table:table-row>
        <table:table-row table:style-name="ro1">
          <table:table-cell table:formula="of:=AVERAGE([.$I143:.$M143])" office:value-type="float" office:value="1.01458" calcext:value-type="float">
            <text:p>1,01458</text:p>
          </table:table-cell>
          <table:table-cell office:value-type="string" calcext:value-type="string">
            <text:p>1405</text:p>
          </table:table-cell>
          <table:table-cell office:value-type="float" office:value="90656" calcext:value-type="float">
            <text:p>90656</text:p>
          </table:table-cell>
          <table:table-cell office:value-type="float" office:value="91647" calcext:value-type="float">
            <text:p>91647</text:p>
          </table:table-cell>
          <table:table-cell office:value-type="float" office:value="92847" calcext:value-type="float">
            <text:p>92847</text:p>
          </table:table-cell>
          <table:table-cell office:value-type="float" office:value="94091" calcext:value-type="float">
            <text:p>94091</text:p>
          </table:table-cell>
          <table:table-cell office:value-type="float" office:value="95963" calcext:value-type="float">
            <text:p>95963</text:p>
          </table:table-cell>
          <table:table-cell office:value-type="float" office:value="97462" calcext:value-type="float">
            <text:p>97462</text:p>
          </table:table-cell>
          <table:table-cell table:formula="of:=ROUND([.D143]/[.C143];4)" office:value-type="float" office:value="1.0109" calcext:value-type="float">
            <text:p>1,0109</text:p>
          </table:table-cell>
          <table:table-cell table:formula="of:=ROUND([.E143]/[.D143];4)" office:value-type="float" office:value="1.0131" calcext:value-type="float">
            <text:p>1,0131</text:p>
          </table:table-cell>
          <table:table-cell table:formula="of:=ROUND([.F143]/[.E143];4)" office:value-type="float" office:value="1.0134" calcext:value-type="float">
            <text:p>1,0134</text:p>
          </table:table-cell>
          <table:table-cell table:formula="of:=ROUND([.G143]/[.F143];4)" office:value-type="float" office:value="1.0199" calcext:value-type="float">
            <text:p>1,0199</text:p>
          </table:table-cell>
          <table:table-cell table:formula="of:=ROUND([.H143]/[.G143];4)" office:value-type="float" office:value="1.0156" calcext:value-type="float">
            <text:p>1,0156</text:p>
          </table:table-cell>
          <table:table-cell table:number-columns-repeated="3"/>
        </table:table-row>
        <table:table-row table:style-name="ro1">
          <table:table-cell table:formula="of:=AVERAGE([.$I144:.$M144])" office:value-type="float" office:value="0.9987" calcext:value-type="float">
            <text:p>0,9987</text:p>
          </table:table-cell>
          <table:table-cell office:value-type="string" calcext:value-type="string">
            <text:p>1406</text:p>
          </table:table-cell>
          <table:table-cell office:value-type="float" office:value="98619" calcext:value-type="float">
            <text:p>98619</text:p>
          </table:table-cell>
          <table:table-cell office:value-type="float" office:value="98559" calcext:value-type="float">
            <text:p>98559</text:p>
          </table:table-cell>
          <table:table-cell office:value-type="float" office:value="98701" calcext:value-type="float">
            <text:p>98701</text:p>
          </table:table-cell>
          <table:table-cell office:value-type="float" office:value="98451" calcext:value-type="float">
            <text:p>98451</text:p>
          </table:table-cell>
          <table:table-cell office:value-type="float" office:value="98311" calcext:value-type="float">
            <text:p>98311</text:p>
          </table:table-cell>
          <table:table-cell office:value-type="float" office:value="97979" calcext:value-type="float">
            <text:p>97979</text:p>
          </table:table-cell>
          <table:table-cell table:formula="of:=ROUND([.D144]/[.C144];4)" office:value-type="float" office:value="0.9994" calcext:value-type="float">
            <text:p>0,9994</text:p>
          </table:table-cell>
          <table:table-cell table:formula="of:=ROUND([.E144]/[.D144];4)" office:value-type="float" office:value="1.0014" calcext:value-type="float">
            <text:p>1,0014</text:p>
          </table:table-cell>
          <table:table-cell table:formula="of:=ROUND([.F144]/[.E144];4)" office:value-type="float" office:value="0.9975" calcext:value-type="float">
            <text:p>0,9975</text:p>
          </table:table-cell>
          <table:table-cell table:formula="of:=ROUND([.G144]/[.F144];4)" office:value-type="float" office:value="0.9986" calcext:value-type="float">
            <text:p>0,9986</text:p>
          </table:table-cell>
          <table:table-cell table:formula="of:=ROUND([.H144]/[.G144];4)" office:value-type="float" office:value="0.9966" calcext:value-type="float">
            <text:p>0,9966</text:p>
          </table:table-cell>
          <table:table-cell table:number-columns-repeated="3"/>
        </table:table-row>
        <table:table-row table:style-name="ro1">
          <table:table-cell table:formula="of:=AVERAGE([.$I145:.$M145])" office:value-type="float" office:value="0.99428" calcext:value-type="float">
            <text:p>0,99428</text:p>
          </table:table-cell>
          <table:table-cell office:value-type="string" calcext:value-type="string">
            <text:p>1407</text:p>
          </table:table-cell>
          <table:table-cell office:value-type="float" office:value="61319" calcext:value-type="float">
            <text:p>61319</text:p>
          </table:table-cell>
          <table:table-cell office:value-type="float" office:value="61045" calcext:value-type="float">
            <text:p>61045</text:p>
          </table:table-cell>
          <table:table-cell office:value-type="float" office:value="60699" calcext:value-type="float">
            <text:p>60699</text:p>
          </table:table-cell>
          <table:table-cell office:value-type="float" office:value="60472" calcext:value-type="float">
            <text:p>60472</text:p>
          </table:table-cell>
          <table:table-cell office:value-type="float" office:value="59997" calcext:value-type="float">
            <text:p>59997</text:p>
          </table:table-cell>
          <table:table-cell office:value-type="float" office:value="59592" calcext:value-type="float">
            <text:p>59592</text:p>
          </table:table-cell>
          <table:table-cell table:formula="of:=ROUND([.D145]/[.C145];4)" office:value-type="float" office:value="0.9955" calcext:value-type="float">
            <text:p>0,9955</text:p>
          </table:table-cell>
          <table:table-cell table:formula="of:=ROUND([.E145]/[.D145];4)" office:value-type="float" office:value="0.9943" calcext:value-type="float">
            <text:p>0,9943</text:p>
          </table:table-cell>
          <table:table-cell table:formula="of:=ROUND([.F145]/[.E145];4)" office:value-type="float" office:value="0.9963" calcext:value-type="float">
            <text:p>0,9963</text:p>
          </table:table-cell>
          <table:table-cell table:formula="of:=ROUND([.G145]/[.F145];4)" office:value-type="float" office:value="0.9921" calcext:value-type="float">
            <text:p>0,9921</text:p>
          </table:table-cell>
          <table:table-cell table:formula="of:=ROUND([.H145]/[.G145];4)" office:value-type="float" office:value="0.9932" calcext:value-type="float">
            <text:p>0,9932</text:p>
          </table:table-cell>
          <table:table-cell table:number-columns-repeated="3"/>
        </table:table-row>
        <table:table-row table:style-name="ro1">
          <table:table-cell table:formula="of:=AVERAGE([.$I146:.$M146])" office:value-type="float" office:value="1.01146" calcext:value-type="float">
            <text:p>1,01146</text:p>
          </table:table-cell>
          <table:table-cell office:value-type="string" calcext:value-type="string">
            <text:p>1408</text:p>
          </table:table-cell>
          <table:table-cell office:value-type="float" office:value="113242" calcext:value-type="float">
            <text:p>113242</text:p>
          </table:table-cell>
          <table:table-cell office:value-type="float" office:value="114421" calcext:value-type="float">
            <text:p>114421</text:p>
          </table:table-cell>
          <table:table-cell office:value-type="float" office:value="115384" calcext:value-type="float">
            <text:p>115384</text:p>
          </table:table-cell>
          <table:table-cell office:value-type="float" office:value="116775" calcext:value-type="float">
            <text:p>116775</text:p>
          </table:table-cell>
          <table:table-cell office:value-type="float" office:value="118585" calcext:value-type="float">
            <text:p>118585</text:p>
          </table:table-cell>
          <table:table-cell office:value-type="float" office:value="119882" calcext:value-type="float">
            <text:p>119882</text:p>
          </table:table-cell>
          <table:table-cell table:formula="of:=ROUND([.D146]/[.C146];4)" office:value-type="float" office:value="1.0104" calcext:value-type="float">
            <text:p>1,0104</text:p>
          </table:table-cell>
          <table:table-cell table:formula="of:=ROUND([.E146]/[.D146];4)" office:value-type="float" office:value="1.0084" calcext:value-type="float">
            <text:p>1,0084</text:p>
          </table:table-cell>
          <table:table-cell table:formula="of:=ROUND([.F146]/[.E146];4)" office:value-type="float" office:value="1.0121" calcext:value-type="float">
            <text:p>1,0121</text:p>
          </table:table-cell>
          <table:table-cell table:formula="of:=ROUND([.G146]/[.F146];4)" office:value-type="float" office:value="1.0155" calcext:value-type="float">
            <text:p>1,0155</text:p>
          </table:table-cell>
          <table:table-cell table:formula="of:=ROUND([.H146]/[.G146];4)" office:value-type="float" office:value="1.0109" calcext:value-type="float">
            <text:p>1,0109</text:p>
          </table:table-cell>
          <table:table-cell table:number-columns-repeated="3"/>
        </table:table-row>
        <table:table-row table:style-name="ro1">
          <table:table-cell table:formula="of:=AVERAGE([.$I147:.$M147])" office:value-type="float" office:value="0.9915" calcext:value-type="float">
            <text:p>0,9915</text:p>
          </table:table-cell>
          <table:table-cell office:value-type="string" calcext:value-type="string">
            <text:p>1409</text:p>
          </table:table-cell>
          <table:table-cell office:value-type="float" office:value="35063" calcext:value-type="float">
            <text:p>35063</text:p>
          </table:table-cell>
          <table:table-cell office:value-type="float" office:value="34843" calcext:value-type="float">
            <text:p>34843</text:p>
          </table:table-cell>
          <table:table-cell office:value-type="float" office:value="34496" calcext:value-type="float">
            <text:p>34496</text:p>
          </table:table-cell>
          <table:table-cell office:value-type="float" office:value="34214" calcext:value-type="float">
            <text:p>34214</text:p>
          </table:table-cell>
          <table:table-cell office:value-type="float" office:value="33874" calcext:value-type="float">
            <text:p>33874</text:p>
          </table:table-cell>
          <table:table-cell office:value-type="float" office:value="33598" calcext:value-type="float">
            <text:p>33598</text:p>
          </table:table-cell>
          <table:table-cell table:formula="of:=ROUND([.D147]/[.C147];4)" office:value-type="float" office:value="0.9937" calcext:value-type="float">
            <text:p>0,9937</text:p>
          </table:table-cell>
          <table:table-cell table:formula="of:=ROUND([.E147]/[.D147];4)" office:value-type="float" office:value="0.99" calcext:value-type="float">
            <text:p>0,99</text:p>
          </table:table-cell>
          <table:table-cell table:formula="of:=ROUND([.F147]/[.E147];4)" office:value-type="float" office:value="0.9918" calcext:value-type="float">
            <text:p>0,9918</text:p>
          </table:table-cell>
          <table:table-cell table:formula="of:=ROUND([.G147]/[.F147];4)" office:value-type="float" office:value="0.9901" calcext:value-type="float">
            <text:p>0,9901</text:p>
          </table:table-cell>
          <table:table-cell table:formula="of:=ROUND([.H147]/[.G147];4)" office:value-type="float" office:value="0.9919" calcext:value-type="float">
            <text:p>0,9919</text:p>
          </table:table-cell>
          <table:table-cell table:number-columns-repeated="3"/>
        </table:table-row>
        <table:table-row table:style-name="ro1">
          <table:table-cell table:formula="of:=AVERAGE([.$I148:.$M148])" office:value-type="float" office:value="0.9922" calcext:value-type="float">
            <text:p>0,9922</text:p>
          </table:table-cell>
          <table:table-cell office:value-type="string" calcext:value-type="string">
            <text:p>1410</text:p>
          </table:table-cell>
          <table:table-cell office:value-type="float" office:value="31775" calcext:value-type="float">
            <text:p>31775</text:p>
          </table:table-cell>
          <table:table-cell office:value-type="float" office:value="31544" calcext:value-type="float">
            <text:p>31544</text:p>
          </table:table-cell>
          <table:table-cell office:value-type="float" office:value="31335" calcext:value-type="float">
            <text:p>31335</text:p>
          </table:table-cell>
          <table:table-cell office:value-type="float" office:value="31023" calcext:value-type="float">
            <text:p>31023</text:p>
          </table:table-cell>
          <table:table-cell office:value-type="float" office:value="30774" calcext:value-type="float">
            <text:p>30774</text:p>
          </table:table-cell>
          <table:table-cell office:value-type="float" office:value="30556" calcext:value-type="float">
            <text:p>30556</text:p>
          </table:table-cell>
          <table:table-cell table:formula="of:=ROUND([.D148]/[.C148];4)" office:value-type="float" office:value="0.9927" calcext:value-type="float">
            <text:p>0,9927</text:p>
          </table:table-cell>
          <table:table-cell table:formula="of:=ROUND([.E148]/[.D148];4)" office:value-type="float" office:value="0.9934" calcext:value-type="float">
            <text:p>0,9934</text:p>
          </table:table-cell>
          <table:table-cell table:formula="of:=ROUND([.F148]/[.E148];4)" office:value-type="float" office:value="0.99" calcext:value-type="float">
            <text:p>0,99</text:p>
          </table:table-cell>
          <table:table-cell table:formula="of:=ROUND([.G148]/[.F148];4)" office:value-type="float" office:value="0.992" calcext:value-type="float">
            <text:p>0,992</text:p>
          </table:table-cell>
          <table:table-cell table:formula="of:=ROUND([.H148]/[.G148];4)" office:value-type="float" office:value="0.9929" calcext:value-type="float">
            <text:p>0,9929</text:p>
          </table:table-cell>
          <table:table-cell table:number-columns-repeated="3"/>
        </table:table-row>
        <table:table-row table:style-name="ro1">
          <table:table-cell table:formula="of:=AVERAGE([.$I149:.$M149])" office:value-type="float" office:value="0.99308" calcext:value-type="float">
            <text:p>0,99308</text:p>
          </table:table-cell>
          <table:table-cell office:value-type="string" calcext:value-type="string">
            <text:p>1411</text:p>
          </table:table-cell>
          <table:table-cell office:value-type="float" office:value="46014" calcext:value-type="float">
            <text:p>46014</text:p>
          </table:table-cell>
          <table:table-cell office:value-type="float" office:value="45825" calcext:value-type="float">
            <text:p>45825</text:p>
          </table:table-cell>
          <table:table-cell office:value-type="float" office:value="45580" calcext:value-type="float">
            <text:p>45580</text:p>
          </table:table-cell>
          <table:table-cell office:value-type="float" office:value="45247" calcext:value-type="float">
            <text:p>45247</text:p>
          </table:table-cell>
          <table:table-cell office:value-type="float" office:value="44892" calcext:value-type="float">
            <text:p>44892</text:p>
          </table:table-cell>
          <table:table-cell office:value-type="float" office:value="44438" calcext:value-type="float">
            <text:p>44438</text:p>
          </table:table-cell>
          <table:table-cell table:formula="of:=ROUND([.D149]/[.C149];4)" office:value-type="float" office:value="0.9959" calcext:value-type="float">
            <text:p>0,9959</text:p>
          </table:table-cell>
          <table:table-cell table:formula="of:=ROUND([.E149]/[.D149];4)" office:value-type="float" office:value="0.9947" calcext:value-type="float">
            <text:p>0,9947</text:p>
          </table:table-cell>
          <table:table-cell table:formula="of:=ROUND([.F149]/[.E149];4)" office:value-type="float" office:value="0.9927" calcext:value-type="float">
            <text:p>0,9927</text:p>
          </table:table-cell>
          <table:table-cell table:formula="of:=ROUND([.G149]/[.F149];4)" office:value-type="float" office:value="0.9922" calcext:value-type="float">
            <text:p>0,9922</text:p>
          </table:table-cell>
          <table:table-cell table:formula="of:=ROUND([.H149]/[.G149];4)" office:value-type="float" office:value="0.9899" calcext:value-type="float">
            <text:p>0,9899</text:p>
          </table:table-cell>
          <table:table-cell table:number-columns-repeated="3"/>
        </table:table-row>
        <table:table-row table:style-name="ro1">
          <table:table-cell table:formula="of:=AVERAGE([.$I150:.$M150])" office:value-type="float" office:value="1.00448" calcext:value-type="float">
            <text:p>1,00448</text:p>
          </table:table-cell>
          <table:table-cell office:value-type="string" calcext:value-type="string">
            <text:p>1412</text:p>
          </table:table-cell>
          <table:table-cell office:value-type="float" office:value="151520" calcext:value-type="float">
            <text:p>151520</text:p>
          </table:table-cell>
          <table:table-cell office:value-type="float" office:value="152268" calcext:value-type="float">
            <text:p>152268</text:p>
          </table:table-cell>
          <table:table-cell office:value-type="float" office:value="152945" calcext:value-type="float">
            <text:p>152945</text:p>
          </table:table-cell>
          <table:table-cell office:value-type="float" office:value="153824" calcext:value-type="float">
            <text:p>153824</text:p>
          </table:table-cell>
          <table:table-cell office:value-type="float" office:value="154526" calcext:value-type="float">
            <text:p>154526</text:p>
          </table:table-cell>
          <table:table-cell office:value-type="float" office:value="154951" calcext:value-type="float">
            <text:p>154951</text:p>
          </table:table-cell>
          <table:table-cell table:formula="of:=ROUND([.D150]/[.C150];4)" office:value-type="float" office:value="1.0049" calcext:value-type="float">
            <text:p>1,0049</text:p>
          </table:table-cell>
          <table:table-cell table:formula="of:=ROUND([.E150]/[.D150];4)" office:value-type="float" office:value="1.0044" calcext:value-type="float">
            <text:p>1,0044</text:p>
          </table:table-cell>
          <table:table-cell table:formula="of:=ROUND([.F150]/[.E150];4)" office:value-type="float" office:value="1.0057" calcext:value-type="float">
            <text:p>1,0057</text:p>
          </table:table-cell>
          <table:table-cell table:formula="of:=ROUND([.G150]/[.F150];4)" office:value-type="float" office:value="1.0046" calcext:value-type="float">
            <text:p>1,0046</text:p>
          </table:table-cell>
          <table:table-cell table:formula="of:=ROUND([.H150]/[.G150];4)" office:value-type="float" office:value="1.0028" calcext:value-type="float">
            <text:p>1,0028</text:p>
          </table:table-cell>
          <table:table-cell table:number-columns-repeated="3"/>
        </table:table-row>
        <table:table-row table:style-name="ro1">
          <table:table-cell table:formula="of:=AVERAGE([.$I151:.$M151])" office:value-type="float" office:value="0.99594" calcext:value-type="float">
            <text:p>0,99594</text:p>
          </table:table-cell>
          <table:table-cell office:value-type="string" calcext:value-type="string">
            <text:p>1413</text:p>
          </table:table-cell>
          <table:table-cell office:value-type="float" office:value="73758" calcext:value-type="float">
            <text:p>73758</text:p>
          </table:table-cell>
          <table:table-cell office:value-type="float" office:value="73700" calcext:value-type="float">
            <text:p>73700</text:p>
          </table:table-cell>
          <table:table-cell office:value-type="float" office:value="73376" calcext:value-type="float">
            <text:p>73376</text:p>
          </table:table-cell>
          <table:table-cell office:value-type="float" office:value="73102" calcext:value-type="float">
            <text:p>73102</text:p>
          </table:table-cell>
          <table:table-cell office:value-type="float" office:value="72626" calcext:value-type="float">
            <text:p>72626</text:p>
          </table:table-cell>
          <table:table-cell office:value-type="float" office:value="72269" calcext:value-type="float">
            <text:p>72269</text:p>
          </table:table-cell>
          <table:table-cell table:formula="of:=ROUND([.D151]/[.C151];4)" office:value-type="float" office:value="0.9992" calcext:value-type="float">
            <text:p>0,9992</text:p>
          </table:table-cell>
          <table:table-cell table:formula="of:=ROUND([.E151]/[.D151];4)" office:value-type="float" office:value="0.9956" calcext:value-type="float">
            <text:p>0,9956</text:p>
          </table:table-cell>
          <table:table-cell table:formula="of:=ROUND([.F151]/[.E151];4)" office:value-type="float" office:value="0.9963" calcext:value-type="float">
            <text:p>0,9963</text:p>
          </table:table-cell>
          <table:table-cell table:formula="of:=ROUND([.G151]/[.F151];4)" office:value-type="float" office:value="0.9935" calcext:value-type="float">
            <text:p>0,9935</text:p>
          </table:table-cell>
          <table:table-cell table:formula="of:=ROUND([.H151]/[.G151];4)" office:value-type="float" office:value="0.9951" calcext:value-type="float">
            <text:p>0,9951</text:p>
          </table:table-cell>
          <table:table-cell table:number-columns-repeated="3"/>
        </table:table-row>
        <table:table-row table:style-name="ro1">
          <table:table-cell table:formula="of:=AVERAGE([.$I152:.$M152])" office:value-type="float" office:value="1.00116" calcext:value-type="float">
            <text:p>1,00116</text:p>
          </table:table-cell>
          <table:table-cell office:value-type="string" calcext:value-type="string">
            <text:p>1414</text:p>
          </table:table-cell>
          <table:table-cell office:value-type="float" office:value="78810" calcext:value-type="float">
            <text:p>78810</text:p>
          </table:table-cell>
          <table:table-cell office:value-type="float" office:value="79024" calcext:value-type="float">
            <text:p>79024</text:p>
          </table:table-cell>
          <table:table-cell office:value-type="float" office:value="79298" calcext:value-type="float">
            <text:p>79298</text:p>
          </table:table-cell>
          <table:table-cell office:value-type="float" office:value="79291" calcext:value-type="float">
            <text:p>79291</text:p>
          </table:table-cell>
          <table:table-cell office:value-type="float" office:value="79378" calcext:value-type="float">
            <text:p>79378</text:p>
          </table:table-cell>
          <table:table-cell office:value-type="float" office:value="79265" calcext:value-type="float">
            <text:p>79265</text:p>
          </table:table-cell>
          <table:table-cell table:formula="of:=ROUND([.D152]/[.C152];4)" office:value-type="float" office:value="1.0027" calcext:value-type="float">
            <text:p>1,0027</text:p>
          </table:table-cell>
          <table:table-cell table:formula="of:=ROUND([.E152]/[.D152];4)" office:value-type="float" office:value="1.0035" calcext:value-type="float">
            <text:p>1,0035</text:p>
          </table:table-cell>
          <table:table-cell table:formula="of:=ROUND([.F152]/[.E152];4)" office:value-type="float" office:value="0.9999" calcext:value-type="float">
            <text:p>0,9999</text:p>
          </table:table-cell>
          <table:table-cell table:formula="of:=ROUND([.G152]/[.F152];4)" office:value-type="float" office:value="1.0011" calcext:value-type="float">
            <text:p>1,0011</text:p>
          </table:table-cell>
          <table:table-cell table:formula="of:=ROUND([.H152]/[.G152];4)" office:value-type="float" office:value="0.9986" calcext:value-type="float">
            <text:p>0,9986</text:p>
          </table:table-cell>
          <table:table-cell table:number-columns-repeated="3"/>
        </table:table-row>
        <table:table-row table:style-name="ro1">
          <table:table-cell table:formula="of:=AVERAGE([.$I153:.$M153])" office:value-type="float" office:value="1.00028" calcext:value-type="float">
            <text:p>1,00028</text:p>
          </table:table-cell>
          <table:table-cell office:value-type="string" calcext:value-type="string">
            <text:p>1415</text:p>
          </table:table-cell>
          <table:table-cell office:value-type="float" office:value="88378" calcext:value-type="float">
            <text:p>88378</text:p>
          </table:table-cell>
          <table:table-cell office:value-type="float" office:value="88791" calcext:value-type="float">
            <text:p>88791</text:p>
          </table:table-cell>
          <table:table-cell office:value-type="float" office:value="88708" calcext:value-type="float">
            <text:p>88708</text:p>
          </table:table-cell>
          <table:table-cell office:value-type="float" office:value="88735" calcext:value-type="float">
            <text:p>88735</text:p>
          </table:table-cell>
          <table:table-cell office:value-type="float" office:value="88654" calcext:value-type="float">
            <text:p>88654</text:p>
          </table:table-cell>
          <table:table-cell office:value-type="float" office:value="88497" calcext:value-type="float">
            <text:p>88497</text:p>
          </table:table-cell>
          <table:table-cell table:formula="of:=ROUND([.D153]/[.C153];4)" office:value-type="float" office:value="1.0047" calcext:value-type="float">
            <text:p>1,0047</text:p>
          </table:table-cell>
          <table:table-cell table:formula="of:=ROUND([.E153]/[.D153];4)" office:value-type="float" office:value="0.9991" calcext:value-type="float">
            <text:p>0,9991</text:p>
          </table:table-cell>
          <table:table-cell table:formula="of:=ROUND([.F153]/[.E153];4)" office:value-type="float" office:value="1.0003" calcext:value-type="float">
            <text:p>1,0003</text:p>
          </table:table-cell>
          <table:table-cell table:formula="of:=ROUND([.G153]/[.F153];4)" office:value-type="float" office:value="0.9991" calcext:value-type="float">
            <text:p>0,9991</text:p>
          </table:table-cell>
          <table:table-cell table:formula="of:=ROUND([.H153]/[.G153];4)" office:value-type="float" office:value="0.9982" calcext:value-type="float">
            <text:p>0,9982</text:p>
          </table:table-cell>
          <table:table-cell table:number-columns-repeated="3"/>
        </table:table-row>
        <table:table-row table:style-name="ro1">
          <table:table-cell table:formula="of:=AVERAGE([.$I154:.$M154])" office:value-type="float" office:value="0.9942" calcext:value-type="float">
            <text:p>0,9942</text:p>
          </table:table-cell>
          <table:table-cell office:value-type="string" calcext:value-type="string">
            <text:p>1416</text:p>
          </table:table-cell>
          <table:table-cell office:value-type="float" office:value="73911" calcext:value-type="float">
            <text:p>73911</text:p>
          </table:table-cell>
          <table:table-cell office:value-type="float" office:value="73562" calcext:value-type="float">
            <text:p>73562</text:p>
          </table:table-cell>
          <table:table-cell office:value-type="float" office:value="73284" calcext:value-type="float">
            <text:p>73284</text:p>
          </table:table-cell>
          <table:table-cell office:value-type="float" office:value="72782" calcext:value-type="float">
            <text:p>72782</text:p>
          </table:table-cell>
          <table:table-cell office:value-type="float" office:value="72328" calcext:value-type="float">
            <text:p>72328</text:p>
          </table:table-cell>
          <table:table-cell office:value-type="float" office:value="71790" calcext:value-type="float">
            <text:p>71790</text:p>
          </table:table-cell>
          <table:table-cell table:formula="of:=ROUND([.D154]/[.C154];4)" office:value-type="float" office:value="0.9953" calcext:value-type="float">
            <text:p>0,9953</text:p>
          </table:table-cell>
          <table:table-cell table:formula="of:=ROUND([.E154]/[.D154];4)" office:value-type="float" office:value="0.9962" calcext:value-type="float">
            <text:p>0,9962</text:p>
          </table:table-cell>
          <table:table-cell table:formula="of:=ROUND([.F154]/[.E154];4)" office:value-type="float" office:value="0.9931" calcext:value-type="float">
            <text:p>0,9931</text:p>
          </table:table-cell>
          <table:table-cell table:formula="of:=ROUND([.G154]/[.F154];4)" office:value-type="float" office:value="0.9938" calcext:value-type="float">
            <text:p>0,9938</text:p>
          </table:table-cell>
          <table:table-cell table:formula="of:=ROUND([.H154]/[.G154];4)" office:value-type="float" office:value="0.9926" calcext:value-type="float">
            <text:p>0,9926</text:p>
          </table:table-cell>
          <table:table-cell table:number-columns-repeated="3"/>
        </table:table-row>
        <table:table-row table:style-name="ro1">
          <table:table-cell table:formula="of:=AVERAGE([.$I155:.$M155])" office:value-type="float" office:value="1.00184" calcext:value-type="float">
            <text:p>1,00184</text:p>
          </table:table-cell>
          <table:table-cell office:value-type="string" calcext:value-type="string">
            <text:p>1417</text:p>
          </table:table-cell>
          <table:table-cell office:value-type="float" office:value="123120" calcext:value-type="float">
            <text:p>123120</text:p>
          </table:table-cell>
          <table:table-cell office:value-type="float" office:value="123443" calcext:value-type="float">
            <text:p>123443</text:p>
          </table:table-cell>
          <table:table-cell office:value-type="float" office:value="123770" calcext:value-type="float">
            <text:p>123770</text:p>
          </table:table-cell>
          <table:table-cell office:value-type="float" office:value="124036" calcext:value-type="float">
            <text:p>124036</text:p>
          </table:table-cell>
          <table:table-cell office:value-type="float" office:value="124352" calcext:value-type="float">
            <text:p>124352</text:p>
          </table:table-cell>
          <table:table-cell office:value-type="float" office:value="124283" calcext:value-type="float">
            <text:p>124283</text:p>
          </table:table-cell>
          <table:table-cell table:formula="of:=ROUND([.D155]/[.C155];4)" office:value-type="float" office:value="1.0026" calcext:value-type="float">
            <text:p>1,0026</text:p>
          </table:table-cell>
          <table:table-cell table:formula="of:=ROUND([.E155]/[.D155];4)" office:value-type="float" office:value="1.0026" calcext:value-type="float">
            <text:p>1,0026</text:p>
          </table:table-cell>
          <table:table-cell table:formula="of:=ROUND([.F155]/[.E155];4)" office:value-type="float" office:value="1.0021" calcext:value-type="float">
            <text:p>1,0021</text:p>
          </table:table-cell>
          <table:table-cell table:formula="of:=ROUND([.G155]/[.F155];4)" office:value-type="float" office:value="1.0025" calcext:value-type="float">
            <text:p>1,0025</text:p>
          </table:table-cell>
          <table:table-cell table:formula="of:=ROUND([.H155]/[.G155];4)" office:value-type="float" office:value="0.9994" calcext:value-type="float">
            <text:p>0,9994</text:p>
          </table:table-cell>
          <table:table-cell table:number-columns-repeated="3"/>
        </table:table-row>
        <table:table-row table:style-name="ro1">
          <table:table-cell table:formula="of:=AVERAGE([.$I156:.$M156])" office:value-type="float" office:value="1.01492" calcext:value-type="float">
            <text:p>1,01492</text:p>
          </table:table-cell>
          <table:table-cell office:value-type="string" calcext:value-type="string">
            <text:p>1418</text:p>
          </table:table-cell>
          <table:table-cell office:value-type="float" office:value="177007" calcext:value-type="float">
            <text:p>177007</text:p>
          </table:table-cell>
          <table:table-cell office:value-type="float" office:value="179496" calcext:value-type="float">
            <text:p>179496</text:p>
          </table:table-cell>
          <table:table-cell office:value-type="float" office:value="182076" calcext:value-type="float">
            <text:p>182076</text:p>
          </table:table-cell>
          <table:table-cell office:value-type="float" office:value="184951" calcext:value-type="float">
            <text:p>184951</text:p>
          </table:table-cell>
          <table:table-cell office:value-type="float" office:value="188281" calcext:value-type="float">
            <text:p>188281</text:p>
          </table:table-cell>
          <table:table-cell office:value-type="float" office:value="190606" calcext:value-type="float">
            <text:p>190606</text:p>
          </table:table-cell>
          <table:table-cell table:formula="of:=ROUND([.D156]/[.C156];4)" office:value-type="float" office:value="1.0141" calcext:value-type="float">
            <text:p>1,0141</text:p>
          </table:table-cell>
          <table:table-cell table:formula="of:=ROUND([.E156]/[.D156];4)" office:value-type="float" office:value="1.0144" calcext:value-type="float">
            <text:p>1,0144</text:p>
          </table:table-cell>
          <table:table-cell table:formula="of:=ROUND([.F156]/[.E156];4)" office:value-type="float" office:value="1.0158" calcext:value-type="float">
            <text:p>1,0158</text:p>
          </table:table-cell>
          <table:table-cell table:formula="of:=ROUND([.G156]/[.F156];4)" office:value-type="float" office:value="1.018" calcext:value-type="float">
            <text:p>1,018</text:p>
          </table:table-cell>
          <table:table-cell table:formula="of:=ROUND([.H156]/[.G156];4)" office:value-type="float" office:value="1.0123" calcext:value-type="float">
            <text:p>1,0123</text:p>
          </table:table-cell>
          <table:table-cell table:number-columns-repeated="3"/>
        </table:table-row>
        <table:table-row table:style-name="ro1">
          <table:table-cell table:formula="of:=AVERAGE([.$I157:.$M157])" office:value-type="float" office:value="0.99948" calcext:value-type="float">
            <text:p>0,99948</text:p>
          </table:table-cell>
          <table:table-cell office:value-type="string" calcext:value-type="string">
            <text:p>1419</text:p>
          </table:table-cell>
          <table:table-cell office:value-type="float" office:value="111038" calcext:value-type="float">
            <text:p>111038</text:p>
          </table:table-cell>
          <table:table-cell office:value-type="float" office:value="111170" calcext:value-type="float">
            <text:p>111170</text:p>
          </table:table-cell>
          <table:table-cell office:value-type="float" office:value="111226" calcext:value-type="float">
            <text:p>111226</text:p>
          </table:table-cell>
          <table:table-cell office:value-type="float" office:value="111088" calcext:value-type="float">
            <text:p>111088</text:p>
          </table:table-cell>
          <table:table-cell office:value-type="float" office:value="110952" calcext:value-type="float">
            <text:p>110952</text:p>
          </table:table-cell>
          <table:table-cell office:value-type="float" office:value="110742" calcext:value-type="float">
            <text:p>110742</text:p>
          </table:table-cell>
          <table:table-cell table:formula="of:=ROUND([.D157]/[.C157];4)" office:value-type="float" office:value="1.0012" calcext:value-type="float">
            <text:p>1,0012</text:p>
          </table:table-cell>
          <table:table-cell table:formula="of:=ROUND([.E157]/[.D157];4)" office:value-type="float" office:value="1.0005" calcext:value-type="float">
            <text:p>1,0005</text:p>
          </table:table-cell>
          <table:table-cell table:formula="of:=ROUND([.F157]/[.E157];4)" office:value-type="float" office:value="0.9988" calcext:value-type="float">
            <text:p>0,9988</text:p>
          </table:table-cell>
          <table:table-cell table:formula="of:=ROUND([.G157]/[.F157];4)" office:value-type="float" office:value="0.9988" calcext:value-type="float">
            <text:p>0,9988</text:p>
          </table:table-cell>
          <table:table-cell table:formula="of:=ROUND([.H157]/[.G157];4)" office:value-type="float" office:value="0.9981" calcext:value-type="float">
            <text:p>0,9981</text:p>
          </table:table-cell>
          <table:table-cell table:number-columns-repeated="3"/>
        </table:table-row>
        <table:table-row table:style-name="ro1">
          <table:table-cell table:formula="of:=AVERAGE([.$I158:.$M158])" office:value-type="float" office:value="0.99634" calcext:value-type="float">
            <text:p>0,99634</text:p>
          </table:table-cell>
          <table:table-cell office:value-type="string" calcext:value-type="string">
            <text:p>1420</text:p>
          </table:table-cell>
          <table:table-cell office:value-type="float" office:value="88270" calcext:value-type="float">
            <text:p>88270</text:p>
          </table:table-cell>
          <table:table-cell office:value-type="float" office:value="87903" calcext:value-type="float">
            <text:p>87903</text:p>
          </table:table-cell>
          <table:table-cell office:value-type="float" office:value="87662" calcext:value-type="float">
            <text:p>87662</text:p>
          </table:table-cell>
          <table:table-cell office:value-type="float" office:value="87409" calcext:value-type="float">
            <text:p>87409</text:p>
          </table:table-cell>
          <table:table-cell office:value-type="float" office:value="87054" calcext:value-type="float">
            <text:p>87054</text:p>
          </table:table-cell>
          <table:table-cell office:value-type="float" office:value="86671" calcext:value-type="float">
            <text:p>86671</text:p>
          </table:table-cell>
          <table:table-cell table:formula="of:=ROUND([.D158]/[.C158];4)" office:value-type="float" office:value="0.9958" calcext:value-type="float">
            <text:p>0,9958</text:p>
          </table:table-cell>
          <table:table-cell table:formula="of:=ROUND([.E158]/[.D158];4)" office:value-type="float" office:value="0.9973" calcext:value-type="float">
            <text:p>0,9973</text:p>
          </table:table-cell>
          <table:table-cell table:formula="of:=ROUND([.F158]/[.E158];4)" office:value-type="float" office:value="0.9971" calcext:value-type="float">
            <text:p>0,9971</text:p>
          </table:table-cell>
          <table:table-cell table:formula="of:=ROUND([.G158]/[.F158];4)" office:value-type="float" office:value="0.9959" calcext:value-type="float">
            <text:p>0,9959</text:p>
          </table:table-cell>
          <table:table-cell table:formula="of:=ROUND([.H158]/[.G158];4)" office:value-type="float" office:value="0.9956" calcext:value-type="float">
            <text:p>0,9956</text:p>
          </table:table-cell>
          <table:table-cell table:number-columns-repeated="3"/>
        </table:table-row>
        <table:table-row table:style-name="ro1">
          <table:table-cell table:formula="of:=AVERAGE([.$I159:.$M159])" office:value-type="float" office:value="1.00724" calcext:value-type="float">
            <text:p>1,00724</text:p>
          </table:table-cell>
          <table:table-cell office:value-type="string" calcext:value-type="string">
            <text:p>1421</text:p>
          </table:table-cell>
          <table:table-cell office:value-type="float" office:value="160776" calcext:value-type="float">
            <text:p>160776</text:p>
          </table:table-cell>
          <table:table-cell office:value-type="float" office:value="161645" calcext:value-type="float">
            <text:p>161645</text:p>
          </table:table-cell>
          <table:table-cell office:value-type="float" office:value="162922" calcext:value-type="float">
            <text:p>162922</text:p>
          </table:table-cell>
          <table:table-cell office:value-type="float" office:value="164240" calcext:value-type="float">
            <text:p>164240</text:p>
          </table:table-cell>
          <table:table-cell office:value-type="float" office:value="165912" calcext:value-type="float">
            <text:p>165912</text:p>
          </table:table-cell>
          <table:table-cell office:value-type="float" office:value="166679" calcext:value-type="float">
            <text:p>166679</text:p>
          </table:table-cell>
          <table:table-cell table:formula="of:=ROUND([.D159]/[.C159];4)" office:value-type="float" office:value="1.0054" calcext:value-type="float">
            <text:p>1,0054</text:p>
          </table:table-cell>
          <table:table-cell table:formula="of:=ROUND([.E159]/[.D159];4)" office:value-type="float" office:value="1.0079" calcext:value-type="float">
            <text:p>1,0079</text:p>
          </table:table-cell>
          <table:table-cell table:formula="of:=ROUND([.F159]/[.E159];4)" office:value-type="float" office:value="1.0081" calcext:value-type="float">
            <text:p>1,0081</text:p>
          </table:table-cell>
          <table:table-cell table:formula="of:=ROUND([.G159]/[.F159];4)" office:value-type="float" office:value="1.0102" calcext:value-type="float">
            <text:p>1,0102</text:p>
          </table:table-cell>
          <table:table-cell table:formula="of:=ROUND([.H159]/[.G159];4)" office:value-type="float" office:value="1.0046" calcext:value-type="float">
            <text:p>1,0046</text:p>
          </table:table-cell>
          <table:table-cell table:number-columns-repeated="3"/>
        </table:table-row>
        <table:table-row table:style-name="ro1">
          <table:table-cell table:formula="of:=AVERAGE([.$I160:.$M160])" office:value-type="float" office:value="0.99564" calcext:value-type="float">
            <text:p>0,99564</text:p>
          </table:table-cell>
          <table:table-cell office:value-type="string" calcext:value-type="string">
            <text:p>1422</text:p>
          </table:table-cell>
          <table:table-cell office:value-type="float" office:value="53253" calcext:value-type="float">
            <text:p>53253</text:p>
          </table:table-cell>
          <table:table-cell office:value-type="float" office:value="53014" calcext:value-type="float">
            <text:p>53014</text:p>
          </table:table-cell>
          <table:table-cell office:value-type="float" office:value="52884" calcext:value-type="float">
            <text:p>52884</text:p>
          </table:table-cell>
          <table:table-cell office:value-type="float" office:value="52824" calcext:value-type="float">
            <text:p>52824</text:p>
          </table:table-cell>
          <table:table-cell office:value-type="float" office:value="52511" calcext:value-type="float">
            <text:p>52511</text:p>
          </table:table-cell>
          <table:table-cell office:value-type="float" office:value="52101" calcext:value-type="float">
            <text:p>52101</text:p>
          </table:table-cell>
          <table:table-cell table:formula="of:=ROUND([.D160]/[.C160];4)" office:value-type="float" office:value="0.9955" calcext:value-type="float">
            <text:p>0,9955</text:p>
          </table:table-cell>
          <table:table-cell table:formula="of:=ROUND([.E160]/[.D160];4)" office:value-type="float" office:value="0.9975" calcext:value-type="float">
            <text:p>0,9975</text:p>
          </table:table-cell>
          <table:table-cell table:formula="of:=ROUND([.F160]/[.E160];4)" office:value-type="float" office:value="0.9989" calcext:value-type="float">
            <text:p>0,9989</text:p>
          </table:table-cell>
          <table:table-cell table:formula="of:=ROUND([.G160]/[.F160];4)" office:value-type="float" office:value="0.9941" calcext:value-type="float">
            <text:p>0,9941</text:p>
          </table:table-cell>
          <table:table-cell table:formula="of:=ROUND([.H160]/[.G160];4)" office:value-type="float" office:value="0.9922" calcext:value-type="float">
            <text:p>0,9922</text:p>
          </table:table-cell>
          <table:table-cell table:number-columns-repeated="3"/>
        </table:table-row>
        <table:table-row table:style-name="ro1">
          <table:table-cell table:formula="of:=AVERAGE([.$I161:.$M161])" office:value-type="float" office:value="0.99314" calcext:value-type="float">
            <text:p>0,99314</text:p>
          </table:table-cell>
          <table:table-cell office:value-type="string" calcext:value-type="string">
            <text:p>1423</text:p>
          </table:table-cell>
          <table:table-cell office:value-type="float" office:value="42571" calcext:value-type="float">
            <text:p>42571</text:p>
          </table:table-cell>
          <table:table-cell office:value-type="float" office:value="42417" calcext:value-type="float">
            <text:p>42417</text:p>
          </table:table-cell>
          <table:table-cell office:value-type="float" office:value="42116" calcext:value-type="float">
            <text:p>42116</text:p>
          </table:table-cell>
          <table:table-cell office:value-type="float" office:value="41922" calcext:value-type="float">
            <text:p>41922</text:p>
          </table:table-cell>
          <table:table-cell office:value-type="float" office:value="41455" calcext:value-type="float">
            <text:p>41455</text:p>
          </table:table-cell>
          <table:table-cell office:value-type="float" office:value="41126" calcext:value-type="float">
            <text:p>41126</text:p>
          </table:table-cell>
          <table:table-cell table:formula="of:=ROUND([.D161]/[.C161];4)" office:value-type="float" office:value="0.9964" calcext:value-type="float">
            <text:p>0,9964</text:p>
          </table:table-cell>
          <table:table-cell table:formula="of:=ROUND([.E161]/[.D161];4)" office:value-type="float" office:value="0.9929" calcext:value-type="float">
            <text:p>0,9929</text:p>
          </table:table-cell>
          <table:table-cell table:formula="of:=ROUND([.F161]/[.E161];4)" office:value-type="float" office:value="0.9954" calcext:value-type="float">
            <text:p>0,9954</text:p>
          </table:table-cell>
          <table:table-cell table:formula="of:=ROUND([.G161]/[.F161];4)" office:value-type="float" office:value="0.9889" calcext:value-type="float">
            <text:p>0,9889</text:p>
          </table:table-cell>
          <table:table-cell table:formula="of:=ROUND([.H161]/[.G161];4)" office:value-type="float" office:value="0.9921" calcext:value-type="float">
            <text:p>0,9921</text:p>
          </table:table-cell>
          <table:table-cell table:number-columns-repeated="3"/>
        </table:table-row>
        <table:table-row table:style-name="ro1">
          <table:table-cell table:formula="of:=AVERAGE([.$I162:.$M162])" office:value-type="float" office:value="1.0004" calcext:value-type="float">
            <text:p>1,0004</text:p>
          </table:table-cell>
          <table:table-cell office:value-type="string" calcext:value-type="string">
            <text:p>1424</text:p>
          </table:table-cell>
          <table:table-cell office:value-type="float" office:value="51637" calcext:value-type="float">
            <text:p>51637</text:p>
          </table:table-cell>
          <table:table-cell office:value-type="float" office:value="51746" calcext:value-type="float">
            <text:p>51746</text:p>
          </table:table-cell>
          <table:table-cell office:value-type="float" office:value="51834" calcext:value-type="float">
            <text:p>51834</text:p>
          </table:table-cell>
          <table:table-cell office:value-type="float" office:value="51809" calcext:value-type="float">
            <text:p>51809</text:p>
          </table:table-cell>
          <table:table-cell office:value-type="float" office:value="51824" calcext:value-type="float">
            <text:p>51824</text:p>
          </table:table-cell>
          <table:table-cell office:value-type="float" office:value="51741" calcext:value-type="float">
            <text:p>51741</text:p>
          </table:table-cell>
          <table:table-cell table:formula="of:=ROUND([.D162]/[.C162];4)" office:value-type="float" office:value="1.0021" calcext:value-type="float">
            <text:p>1,0021</text:p>
          </table:table-cell>
          <table:table-cell table:formula="of:=ROUND([.E162]/[.D162];4)" office:value-type="float" office:value="1.0017" calcext:value-type="float">
            <text:p>1,0017</text:p>
          </table:table-cell>
          <table:table-cell table:formula="of:=ROUND([.F162]/[.E162];4)" office:value-type="float" office:value="0.9995" calcext:value-type="float">
            <text:p>0,9995</text:p>
          </table:table-cell>
          <table:table-cell table:formula="of:=ROUND([.G162]/[.F162];4)" office:value-type="float" office:value="1.0003" calcext:value-type="float">
            <text:p>1,0003</text:p>
          </table:table-cell>
          <table:table-cell table:formula="of:=ROUND([.H162]/[.G162];4)" office:value-type="float" office:value="0.9984" calcext:value-type="float">
            <text:p>0,9984</text:p>
          </table:table-cell>
          <table:table-cell table:number-columns-repeated="3"/>
        </table:table-row>
        <table:table-row table:style-name="ro1">
          <table:table-cell table:formula="of:=AVERAGE([.$I163:.$M163])" office:value-type="float" office:value="1.00094" calcext:value-type="float">
            <text:p>1,00094</text:p>
          </table:table-cell>
          <table:table-cell office:value-type="string" calcext:value-type="string">
            <text:p>1425</text:p>
          </table:table-cell>
          <table:table-cell office:value-type="float" office:value="151461" calcext:value-type="float">
            <text:p>151461</text:p>
          </table:table-cell>
          <table:table-cell office:value-type="float" office:value="151630" calcext:value-type="float">
            <text:p>151630</text:p>
          </table:table-cell>
          <table:table-cell office:value-type="float" office:value="151955" calcext:value-type="float">
            <text:p>151955</text:p>
          </table:table-cell>
          <table:table-cell office:value-type="float" office:value="152117" calcext:value-type="float">
            <text:p>152117</text:p>
          </table:table-cell>
          <table:table-cell office:value-type="float" office:value="152291" calcext:value-type="float">
            <text:p>152291</text:p>
          </table:table-cell>
          <table:table-cell office:value-type="float" office:value="152190" calcext:value-type="float">
            <text:p>152190</text:p>
          </table:table-cell>
          <table:table-cell table:formula="of:=ROUND([.D163]/[.C163];4)" office:value-type="float" office:value="1.0011" calcext:value-type="float">
            <text:p>1,0011</text:p>
          </table:table-cell>
          <table:table-cell table:formula="of:=ROUND([.E163]/[.D163];4)" office:value-type="float" office:value="1.0021" calcext:value-type="float">
            <text:p>1,0021</text:p>
          </table:table-cell>
          <table:table-cell table:formula="of:=ROUND([.F163]/[.E163];4)" office:value-type="float" office:value="1.0011" calcext:value-type="float">
            <text:p>1,0011</text:p>
          </table:table-cell>
          <table:table-cell table:formula="of:=ROUND([.G163]/[.F163];4)" office:value-type="float" office:value="1.0011" calcext:value-type="float">
            <text:p>1,0011</text:p>
          </table:table-cell>
          <table:table-cell table:formula="of:=ROUND([.H163]/[.G163];4)" office:value-type="float" office:value="0.9993" calcext:value-type="float">
            <text:p>0,9993</text:p>
          </table:table-cell>
          <table:table-cell table:number-columns-repeated="3"/>
        </table:table-row>
        <table:table-row table:style-name="ro1">
          <table:table-cell table:formula="of:=AVERAGE([.$I164:.$M164])" office:value-type="float" office:value="0.99996" calcext:value-type="float">
            <text:p>0,99996</text:p>
          </table:table-cell>
          <table:table-cell office:value-type="string" calcext:value-type="string">
            <text:p>1426</text:p>
          </table:table-cell>
          <table:table-cell office:value-type="float" office:value="81403" calcext:value-type="float">
            <text:p>81403</text:p>
          </table:table-cell>
          <table:table-cell office:value-type="float" office:value="81580" calcext:value-type="float">
            <text:p>81580</text:p>
          </table:table-cell>
          <table:table-cell office:value-type="float" office:value="81402" calcext:value-type="float">
            <text:p>81402</text:p>
          </table:table-cell>
          <table:table-cell office:value-type="float" office:value="81352" calcext:value-type="float">
            <text:p>81352</text:p>
          </table:table-cell>
          <table:table-cell office:value-type="float" office:value="81362" calcext:value-type="float">
            <text:p>81362</text:p>
          </table:table-cell>
          <table:table-cell office:value-type="float" office:value="81385" calcext:value-type="float">
            <text:p>81385</text:p>
          </table:table-cell>
          <table:table-cell table:formula="of:=ROUND([.D164]/[.C164];4)" office:value-type="float" office:value="1.0022" calcext:value-type="float">
            <text:p>1,0022</text:p>
          </table:table-cell>
          <table:table-cell table:formula="of:=ROUND([.E164]/[.D164];4)" office:value-type="float" office:value="0.9978" calcext:value-type="float">
            <text:p>0,9978</text:p>
          </table:table-cell>
          <table:table-cell table:formula="of:=ROUND([.F164]/[.E164];4)" office:value-type="float" office:value="0.9994" calcext:value-type="float">
            <text:p>0,9994</text:p>
          </table:table-cell>
          <table:table-cell table:formula="of:=ROUND([.G164]/[.F164];4)" office:value-type="float" office:value="1.0001" calcext:value-type="float">
            <text:p>1,0001</text:p>
          </table:table-cell>
          <table:table-cell table:formula="of:=ROUND([.H164]/[.G164];4)" office:value-type="float" office:value="1.0003" calcext:value-type="float">
            <text:p>1,0003</text:p>
          </table:table-cell>
          <table:table-cell table:number-columns-repeated="3"/>
        </table:table-row>
        <table:table-row table:style-name="ro1">
          <table:table-cell table:formula="of:=AVERAGE([.$I165:.$M165])" office:value-type="float" office:value="0.99448" calcext:value-type="float">
            <text:p>0,99448</text:p>
          </table:table-cell>
          <table:table-cell office:value-type="string" calcext:value-type="string">
            <text:p>1427</text:p>
          </table:table-cell>
          <table:table-cell office:value-type="float" office:value="52980" calcext:value-type="float">
            <text:p>52980</text:p>
          </table:table-cell>
          <table:table-cell office:value-type="float" office:value="52721" calcext:value-type="float">
            <text:p>52721</text:p>
          </table:table-cell>
          <table:table-cell office:value-type="float" office:value="52559" calcext:value-type="float">
            <text:p>52559</text:p>
          </table:table-cell>
          <table:table-cell office:value-type="float" office:value="52196" calcext:value-type="float">
            <text:p>52196</text:p>
          </table:table-cell>
          <table:table-cell office:value-type="float" office:value="51954" calcext:value-type="float">
            <text:p>51954</text:p>
          </table:table-cell>
          <table:table-cell office:value-type="float" office:value="51534" calcext:value-type="float">
            <text:p>51534</text:p>
          </table:table-cell>
          <table:table-cell table:formula="of:=ROUND([.D165]/[.C165];4)" office:value-type="float" office:value="0.9951" calcext:value-type="float">
            <text:p>0,9951</text:p>
          </table:table-cell>
          <table:table-cell table:formula="of:=ROUND([.E165]/[.D165];4)" office:value-type="float" office:value="0.9969" calcext:value-type="float">
            <text:p>0,9969</text:p>
          </table:table-cell>
          <table:table-cell table:formula="of:=ROUND([.F165]/[.E165];4)" office:value-type="float" office:value="0.9931" calcext:value-type="float">
            <text:p>0,9931</text:p>
          </table:table-cell>
          <table:table-cell table:formula="of:=ROUND([.G165]/[.F165];4)" office:value-type="float" office:value="0.9954" calcext:value-type="float">
            <text:p>0,9954</text:p>
          </table:table-cell>
          <table:table-cell table:formula="of:=ROUND([.H165]/[.G165];4)" office:value-type="float" office:value="0.9919" calcext:value-type="float">
            <text:p>0,9919</text:p>
          </table:table-cell>
          <table:table-cell table:number-columns-repeated="3"/>
        </table:table-row>
        <table:table-row table:style-name="ro1">
          <table:table-cell table:formula="of:=AVERAGE([.$I166:.$M166])" office:value-type="float" office:value="0.99916" calcext:value-type="float">
            <text:p>0,99916</text:p>
          </table:table-cell>
          <table:table-cell office:value-type="string" calcext:value-type="string">
            <text:p>1428</text:p>
          </table:table-cell>
          <table:table-cell office:value-type="float" office:value="85167" calcext:value-type="float">
            <text:p>85167</text:p>
          </table:table-cell>
          <table:table-cell table:number-columns-repeated="2" office:value-type="float" office:value="85175" calcext:value-type="float">
            <text:p>85175</text:p>
          </table:table-cell>
          <table:table-cell office:value-type="float" office:value="85105" calcext:value-type="float">
            <text:p>85105</text:p>
          </table:table-cell>
          <table:table-cell office:value-type="float" office:value="85045" calcext:value-type="float">
            <text:p>85045</text:p>
          </table:table-cell>
          <table:table-cell office:value-type="float" office:value="84804" calcext:value-type="float">
            <text:p>84804</text:p>
          </table:table-cell>
          <table:table-cell table:formula="of:=ROUND([.D166]/[.C166];4)" office:value-type="float" office:value="1.0001" calcext:value-type="float">
            <text:p>1,0001</text:p>
          </table:table-cell>
          <table:table-cell table:formula="of:=ROUND([.E166]/[.D166];4)" office:value-type="float" office:value="1" calcext:value-type="float">
            <text:p>1</text:p>
          </table:table-cell>
          <table:table-cell table:formula="of:=ROUND([.F166]/[.E166];4)" office:value-type="float" office:value="0.9992" calcext:value-type="float">
            <text:p>0,9992</text:p>
          </table:table-cell>
          <table:table-cell table:formula="of:=ROUND([.G166]/[.F166];4)" office:value-type="float" office:value="0.9993" calcext:value-type="float">
            <text:p>0,9993</text:p>
          </table:table-cell>
          <table:table-cell table:formula="of:=ROUND([.H166]/[.G166];4)" office:value-type="float" office:value="0.9972" calcext:value-type="float">
            <text:p>0,9972</text:p>
          </table:table-cell>
          <table:table-cell table:number-columns-repeated="3"/>
        </table:table-row>
        <table:table-row table:style-name="ro1">
          <table:table-cell table:formula="of:=AVERAGE([.$I167:.$M167])" office:value-type="float" office:value="0.99318" calcext:value-type="float">
            <text:p>0,99318</text:p>
          </table:table-cell>
          <table:table-cell office:value-type="string" calcext:value-type="string">
            <text:p>1429</text:p>
          </table:table-cell>
          <table:table-cell office:value-type="float" office:value="55152" calcext:value-type="float">
            <text:p>55152</text:p>
          </table:table-cell>
          <table:table-cell office:value-type="float" office:value="54874" calcext:value-type="float">
            <text:p>54874</text:p>
          </table:table-cell>
          <table:table-cell office:value-type="float" office:value="54604" calcext:value-type="float">
            <text:p>54604</text:p>
          </table:table-cell>
          <table:table-cell office:value-type="float" office:value="54217" calcext:value-type="float">
            <text:p>54217</text:p>
          </table:table-cell>
          <table:table-cell office:value-type="float" office:value="53804" calcext:value-type="float">
            <text:p>53804</text:p>
          </table:table-cell>
          <table:table-cell office:value-type="float" office:value="53294" calcext:value-type="float">
            <text:p>53294</text:p>
          </table:table-cell>
          <table:table-cell table:formula="of:=ROUND([.D167]/[.C167];4)" office:value-type="float" office:value="0.995" calcext:value-type="float">
            <text:p>0,995</text:p>
          </table:table-cell>
          <table:table-cell table:formula="of:=ROUND([.E167]/[.D167];4)" office:value-type="float" office:value="0.9951" calcext:value-type="float">
            <text:p>0,9951</text:p>
          </table:table-cell>
          <table:table-cell table:formula="of:=ROUND([.F167]/[.E167];4)" office:value-type="float" office:value="0.9929" calcext:value-type="float">
            <text:p>0,9929</text:p>
          </table:table-cell>
          <table:table-cell table:formula="of:=ROUND([.G167]/[.F167];4)" office:value-type="float" office:value="0.9924" calcext:value-type="float">
            <text:p>0,9924</text:p>
          </table:table-cell>
          <table:table-cell table:formula="of:=ROUND([.H167]/[.G167];4)" office:value-type="float" office:value="0.9905" calcext:value-type="float">
            <text:p>0,9905</text:p>
          </table:table-cell>
          <table:table-cell table:number-columns-repeated="3"/>
        </table:table-row>
        <table:table-row table:style-name="ro1">
          <table:table-cell table:formula="of:=AVERAGE([.$I168:.$M168])" office:value-type="float" office:value="0.99548" calcext:value-type="float">
            <text:p>0,99548</text:p>
          </table:table-cell>
          <table:table-cell office:value-type="string" calcext:value-type="string">
            <text:p>1430</text:p>
          </table:table-cell>
          <table:table-cell office:value-type="float" office:value="40241" calcext:value-type="float">
            <text:p>40241</text:p>
          </table:table-cell>
          <table:table-cell office:value-type="float" office:value="40075" calcext:value-type="float">
            <text:p>40075</text:p>
          </table:table-cell>
          <table:table-cell office:value-type="float" office:value="39938" calcext:value-type="float">
            <text:p>39938</text:p>
          </table:table-cell>
          <table:table-cell office:value-type="float" office:value="39864" calcext:value-type="float">
            <text:p>39864</text:p>
          </table:table-cell>
          <table:table-cell office:value-type="float" office:value="39672" calcext:value-type="float">
            <text:p>39672</text:p>
          </table:table-cell>
          <table:table-cell office:value-type="float" office:value="39340" calcext:value-type="float">
            <text:p>39340</text:p>
          </table:table-cell>
          <table:table-cell table:formula="of:=ROUND([.D168]/[.C168];4)" office:value-type="float" office:value="0.9959" calcext:value-type="float">
            <text:p>0,9959</text:p>
          </table:table-cell>
          <table:table-cell table:formula="of:=ROUND([.E168]/[.D168];4)" office:value-type="float" office:value="0.9966" calcext:value-type="float">
            <text:p>0,9966</text:p>
          </table:table-cell>
          <table:table-cell table:formula="of:=ROUND([.F168]/[.E168];4)" office:value-type="float" office:value="0.9981" calcext:value-type="float">
            <text:p>0,9981</text:p>
          </table:table-cell>
          <table:table-cell table:formula="of:=ROUND([.G168]/[.F168];4)" office:value-type="float" office:value="0.9952" calcext:value-type="float">
            <text:p>0,9952</text:p>
          </table:table-cell>
          <table:table-cell table:formula="of:=ROUND([.H168]/[.G168];4)" office:value-type="float" office:value="0.9916" calcext:value-type="float">
            <text:p>0,9916</text:p>
          </table:table-cell>
          <table:table-cell table:number-columns-repeated="3"/>
        </table:table-row>
        <table:table-row table:style-name="ro1">
          <table:table-cell table:formula="of:=AVERAGE([.$I169:.$M169])" office:value-type="float" office:value="1.0124" calcext:value-type="float">
            <text:p>1,0124</text:p>
          </table:table-cell>
          <table:table-cell office:value-type="string" calcext:value-type="string">
            <text:p>1432</text:p>
          </table:table-cell>
          <table:table-cell office:value-type="float" office:value="112957" calcext:value-type="float">
            <text:p>112957</text:p>
          </table:table-cell>
          <table:table-cell office:value-type="float" office:value="114079" calcext:value-type="float">
            <text:p>114079</text:p>
          </table:table-cell>
          <table:table-cell office:value-type="float" office:value="115466" calcext:value-type="float">
            <text:p>115466</text:p>
          </table:table-cell>
          <table:table-cell office:value-type="float" office:value="117007" calcext:value-type="float">
            <text:p>117007</text:p>
          </table:table-cell>
          <table:table-cell office:value-type="float" office:value="118613" calcext:value-type="float">
            <text:p>118613</text:p>
          </table:table-cell>
          <table:table-cell office:value-type="float" office:value="120144" calcext:value-type="float">
            <text:p>120144</text:p>
          </table:table-cell>
          <table:table-cell table:formula="of:=ROUND([.D169]/[.C169];4)" office:value-type="float" office:value="1.0099" calcext:value-type="float">
            <text:p>1,0099</text:p>
          </table:table-cell>
          <table:table-cell table:formula="of:=ROUND([.E169]/[.D169];4)" office:value-type="float" office:value="1.0122" calcext:value-type="float">
            <text:p>1,0122</text:p>
          </table:table-cell>
          <table:table-cell table:formula="of:=ROUND([.F169]/[.E169];4)" office:value-type="float" office:value="1.0133" calcext:value-type="float">
            <text:p>1,0133</text:p>
          </table:table-cell>
          <table:table-cell table:formula="of:=ROUND([.G169]/[.F169];4)" office:value-type="float" office:value="1.0137" calcext:value-type="float">
            <text:p>1,0137</text:p>
          </table:table-cell>
          <table:table-cell table:formula="of:=ROUND([.H169]/[.G169];4)" office:value-type="float" office:value="1.0129" calcext:value-type="float">
            <text:p>1,0129</text:p>
          </table:table-cell>
          <table:table-cell table:number-columns-repeated="3"/>
        </table:table-row>
        <table:table-row table:style-name="ro1">
          <table:table-cell table:formula="of:=AVERAGE([.$I170:.$M170])" office:value-type="float" office:value="0.9952" calcext:value-type="float">
            <text:p>0,9952</text:p>
          </table:table-cell>
          <table:table-cell office:value-type="string" calcext:value-type="string">
            <text:p>1433</text:p>
          </table:table-cell>
          <table:table-cell office:value-type="float" office:value="67005" calcext:value-type="float">
            <text:p>67005</text:p>
          </table:table-cell>
          <table:table-cell office:value-type="float" office:value="66825" calcext:value-type="float">
            <text:p>66825</text:p>
          </table:table-cell>
          <table:table-cell office:value-type="float" office:value="66508" calcext:value-type="float">
            <text:p>66508</text:p>
          </table:table-cell>
          <table:table-cell office:value-type="float" office:value="66174" calcext:value-type="float">
            <text:p>66174</text:p>
          </table:table-cell>
          <table:table-cell office:value-type="float" office:value="65822" calcext:value-type="float">
            <text:p>65822</text:p>
          </table:table-cell>
          <table:table-cell office:value-type="float" office:value="65410" calcext:value-type="float">
            <text:p>65410</text:p>
          </table:table-cell>
          <table:table-cell table:formula="of:=ROUND([.D170]/[.C170];4)" office:value-type="float" office:value="0.9973" calcext:value-type="float">
            <text:p>0,9973</text:p>
          </table:table-cell>
          <table:table-cell table:formula="of:=ROUND([.E170]/[.D170];4)" office:value-type="float" office:value="0.9953" calcext:value-type="float">
            <text:p>0,9953</text:p>
          </table:table-cell>
          <table:table-cell table:formula="of:=ROUND([.F170]/[.E170];4)" office:value-type="float" office:value="0.995" calcext:value-type="float">
            <text:p>0,995</text:p>
          </table:table-cell>
          <table:table-cell table:formula="of:=ROUND([.G170]/[.F170];4)" office:value-type="float" office:value="0.9947" calcext:value-type="float">
            <text:p>0,9947</text:p>
          </table:table-cell>
          <table:table-cell table:formula="of:=ROUND([.H170]/[.G170];4)" office:value-type="float" office:value="0.9937" calcext:value-type="float">
            <text:p>0,9937</text:p>
          </table:table-cell>
          <table:table-cell table:number-columns-repeated="3"/>
        </table:table-row>
        <table:table-row table:style-name="ro1">
          <table:table-cell table:formula="of:=AVERAGE([.$I171:.$M171])" office:value-type="float" office:value="1.01436" calcext:value-type="float">
            <text:p>1,01436</text:p>
          </table:table-cell>
          <table:table-cell office:value-type="string" calcext:value-type="string">
            <text:p>1434</text:p>
          </table:table-cell>
          <table:table-cell office:value-type="float" office:value="235043" calcext:value-type="float">
            <text:p>235043</text:p>
          </table:table-cell>
          <table:table-cell office:value-type="float" office:value="238478" calcext:value-type="float">
            <text:p>238478</text:p>
          </table:table-cell>
          <table:table-cell office:value-type="float" office:value="241890" calcext:value-type="float">
            <text:p>241890</text:p>
          </table:table-cell>
          <table:table-cell office:value-type="float" office:value="245357" calcext:value-type="float">
            <text:p>245357</text:p>
          </table:table-cell>
          <table:table-cell office:value-type="float" office:value="249299" calcext:value-type="float">
            <text:p>249299</text:p>
          </table:table-cell>
          <table:table-cell office:value-type="float" office:value="252408" calcext:value-type="float">
            <text:p>252408</text:p>
          </table:table-cell>
          <table:table-cell table:formula="of:=ROUND([.D171]/[.C171];4)" office:value-type="float" office:value="1.0146" calcext:value-type="float">
            <text:p>1,0146</text:p>
          </table:table-cell>
          <table:table-cell table:formula="of:=ROUND([.E171]/[.D171];4)" office:value-type="float" office:value="1.0143" calcext:value-type="float">
            <text:p>1,0143</text:p>
          </table:table-cell>
          <table:table-cell table:formula="of:=ROUND([.F171]/[.E171];4)" office:value-type="float" office:value="1.0143" calcext:value-type="float">
            <text:p>1,0143</text:p>
          </table:table-cell>
          <table:table-cell table:formula="of:=ROUND([.G171]/[.F171];4)" office:value-type="float" office:value="1.0161" calcext:value-type="float">
            <text:p>1,0161</text:p>
          </table:table-cell>
          <table:table-cell table:formula="of:=ROUND([.H171]/[.G171];4)" office:value-type="float" office:value="1.0125" calcext:value-type="float">
            <text:p>1,0125</text:p>
          </table:table-cell>
          <table:table-cell table:number-columns-repeated="3"/>
        </table:table-row>
        <table:table-row table:style-name="ro1">
          <table:table-cell table:formula="of:=AVERAGE([.$I172:.$M172])" office:value-type="float" office:value="1.00072" calcext:value-type="float">
            <text:p>1,00072</text:p>
          </table:table-cell>
          <table:table-cell office:value-type="string" calcext:value-type="string">
            <text:p>1435</text:p>
          </table:table-cell>
          <table:table-cell office:value-type="float" office:value="73951" calcext:value-type="float">
            <text:p>73951</text:p>
          </table:table-cell>
          <table:table-cell office:value-type="float" office:value="73994" calcext:value-type="float">
            <text:p>73994</text:p>
          </table:table-cell>
          <table:table-cell office:value-type="float" office:value="74020" calcext:value-type="float">
            <text:p>74020</text:p>
          </table:table-cell>
          <table:table-cell office:value-type="float" office:value="74065" calcext:value-type="float">
            <text:p>74065</text:p>
          </table:table-cell>
          <table:table-cell office:value-type="float" office:value="74220" calcext:value-type="float">
            <text:p>74220</text:p>
          </table:table-cell>
          <table:table-cell office:value-type="float" office:value="74210" calcext:value-type="float">
            <text:p>74210</text:p>
          </table:table-cell>
          <table:table-cell table:formula="of:=ROUND([.D172]/[.C172];4)" office:value-type="float" office:value="1.0006" calcext:value-type="float">
            <text:p>1,0006</text:p>
          </table:table-cell>
          <table:table-cell table:formula="of:=ROUND([.E172]/[.D172];4)" office:value-type="float" office:value="1.0004" calcext:value-type="float">
            <text:p>1,0004</text:p>
          </table:table-cell>
          <table:table-cell table:formula="of:=ROUND([.F172]/[.E172];4)" office:value-type="float" office:value="1.0006" calcext:value-type="float">
            <text:p>1,0006</text:p>
          </table:table-cell>
          <table:table-cell table:formula="of:=ROUND([.G172]/[.F172];4)" office:value-type="float" office:value="1.0021" calcext:value-type="float">
            <text:p>1,0021</text:p>
          </table:table-cell>
          <table:table-cell table:formula="of:=ROUND([.H172]/[.G172];4)" office:value-type="float" office:value="0.9999" calcext:value-type="float">
            <text:p>0,9999</text:p>
          </table:table-cell>
          <table:table-cell table:number-columns-repeated="3"/>
        </table:table-row>
        <table:table-row table:style-name="ro1">
          <table:table-cell table:formula="of:=AVERAGE([.$I173:.$M173])" office:value-type="float" office:value="0.99514" calcext:value-type="float">
            <text:p>0,99514</text:p>
          </table:table-cell>
          <table:table-cell office:value-type="string" calcext:value-type="string">
            <text:p>1436</text:p>
          </table:table-cell>
          <table:table-cell office:value-type="float" office:value="36761" calcext:value-type="float">
            <text:p>36761</text:p>
          </table:table-cell>
          <table:table-cell office:value-type="float" office:value="36693" calcext:value-type="float">
            <text:p>36693</text:p>
          </table:table-cell>
          <table:table-cell office:value-type="float" office:value="36606" calcext:value-type="float">
            <text:p>36606</text:p>
          </table:table-cell>
          <table:table-cell office:value-type="float" office:value="36328" calcext:value-type="float">
            <text:p>36328</text:p>
          </table:table-cell>
          <table:table-cell office:value-type="float" office:value="36166" calcext:value-type="float">
            <text:p>36166</text:p>
          </table:table-cell>
          <table:table-cell office:value-type="float" office:value="35875" calcext:value-type="float">
            <text:p>35875</text:p>
          </table:table-cell>
          <table:table-cell table:formula="of:=ROUND([.D173]/[.C173];4)" office:value-type="float" office:value="0.9982" calcext:value-type="float">
            <text:p>0,9982</text:p>
          </table:table-cell>
          <table:table-cell table:formula="of:=ROUND([.E173]/[.D173];4)" office:value-type="float" office:value="0.9976" calcext:value-type="float">
            <text:p>0,9976</text:p>
          </table:table-cell>
          <table:table-cell table:formula="of:=ROUND([.F173]/[.E173];4)" office:value-type="float" office:value="0.9924" calcext:value-type="float">
            <text:p>0,9924</text:p>
          </table:table-cell>
          <table:table-cell table:formula="of:=ROUND([.G173]/[.F173];4)" office:value-type="float" office:value="0.9955" calcext:value-type="float">
            <text:p>0,9955</text:p>
          </table:table-cell>
          <table:table-cell table:formula="of:=ROUND([.H173]/[.G173];4)" office:value-type="float" office:value="0.992" calcext:value-type="float">
            <text:p>0,992</text:p>
          </table:table-cell>
          <table:table-cell table:number-columns-repeated="3"/>
        </table:table-row>
        <table:table-row table:style-name="ro1">
          <table:table-cell table:formula="of:=AVERAGE([.$I174:.$M174])" office:value-type="float" office:value="0.99216" calcext:value-type="float">
            <text:p>0,99216</text:p>
          </table:table-cell>
          <table:table-cell office:value-type="string" calcext:value-type="string">
            <text:p>1437</text:p>
          </table:table-cell>
          <table:table-cell office:value-type="float" office:value="39736" calcext:value-type="float">
            <text:p>39736</text:p>
          </table:table-cell>
          <table:table-cell office:value-type="float" office:value="39586" calcext:value-type="float">
            <text:p>39586</text:p>
          </table:table-cell>
          <table:table-cell office:value-type="float" office:value="39263" calcext:value-type="float">
            <text:p>39263</text:p>
          </table:table-cell>
          <table:table-cell office:value-type="float" office:value="38944" calcext:value-type="float">
            <text:p>38944</text:p>
          </table:table-cell>
          <table:table-cell office:value-type="float" office:value="38515" calcext:value-type="float">
            <text:p>38515</text:p>
          </table:table-cell>
          <table:table-cell office:value-type="float" office:value="38202" calcext:value-type="float">
            <text:p>38202</text:p>
          </table:table-cell>
          <table:table-cell table:formula="of:=ROUND([.D174]/[.C174];4)" office:value-type="float" office:value="0.9962" calcext:value-type="float">
            <text:p>0,9962</text:p>
          </table:table-cell>
          <table:table-cell table:formula="of:=ROUND([.E174]/[.D174];4)" office:value-type="float" office:value="0.9918" calcext:value-type="float">
            <text:p>0,9918</text:p>
          </table:table-cell>
          <table:table-cell table:formula="of:=ROUND([.F174]/[.E174];4)" office:value-type="float" office:value="0.9919" calcext:value-type="float">
            <text:p>0,9919</text:p>
          </table:table-cell>
          <table:table-cell table:formula="of:=ROUND([.G174]/[.F174];4)" office:value-type="float" office:value="0.989" calcext:value-type="float">
            <text:p>0,989</text:p>
          </table:table-cell>
          <table:table-cell table:formula="of:=ROUND([.H174]/[.G174];4)" office:value-type="float" office:value="0.9919" calcext:value-type="float">
            <text:p>0,9919</text:p>
          </table:table-cell>
          <table:table-cell table:number-columns-repeated="3"/>
        </table:table-row>
        <table:table-row table:style-name="ro1">
          <table:table-cell table:formula="of:=AVERAGE([.$I175:.$M175])" office:value-type="float" office:value="0.99798" calcext:value-type="float">
            <text:p>0,99798</text:p>
          </table:table-cell>
          <table:table-cell office:value-type="string" calcext:value-type="string">
            <text:p>1438</text:p>
          </table:table-cell>
          <table:table-cell office:value-type="float" office:value="76138" calcext:value-type="float">
            <text:p>76138</text:p>
          </table:table-cell>
          <table:table-cell office:value-type="float" office:value="76164" calcext:value-type="float">
            <text:p>76164</text:p>
          </table:table-cell>
          <table:table-cell office:value-type="float" office:value="76056" calcext:value-type="float">
            <text:p>76056</text:p>
          </table:table-cell>
          <table:table-cell office:value-type="float" office:value="75848" calcext:value-type="float">
            <text:p>75848</text:p>
          </table:table-cell>
          <table:table-cell office:value-type="float" office:value="75749" calcext:value-type="float">
            <text:p>75749</text:p>
          </table:table-cell>
          <table:table-cell office:value-type="float" office:value="75370" calcext:value-type="float">
            <text:p>75370</text:p>
          </table:table-cell>
          <table:table-cell table:formula="of:=ROUND([.D175]/[.C175];4)" office:value-type="float" office:value="1.0003" calcext:value-type="float">
            <text:p>1,0003</text:p>
          </table:table-cell>
          <table:table-cell table:formula="of:=ROUND([.E175]/[.D175];4)" office:value-type="float" office:value="0.9986" calcext:value-type="float">
            <text:p>0,9986</text:p>
          </table:table-cell>
          <table:table-cell table:formula="of:=ROUND([.F175]/[.E175];4)" office:value-type="float" office:value="0.9973" calcext:value-type="float">
            <text:p>0,9973</text:p>
          </table:table-cell>
          <table:table-cell table:formula="of:=ROUND([.G175]/[.F175];4)" office:value-type="float" office:value="0.9987" calcext:value-type="float">
            <text:p>0,9987</text:p>
          </table:table-cell>
          <table:table-cell table:formula="of:=ROUND([.H175]/[.G175];4)" office:value-type="float" office:value="0.995" calcext:value-type="float">
            <text:p>0,995</text:p>
          </table:table-cell>
          <table:table-cell table:number-columns-repeated="3"/>
        </table:table-row>
        <table:table-row table:style-name="ro1">
          <table:table-cell table:formula="of:=AVERAGE([.$I176:.$M176])" office:value-type="float" office:value="0.99648" calcext:value-type="float">
            <text:p>0,99648</text:p>
          </table:table-cell>
          <table:table-cell office:value-type="string" calcext:value-type="string">
            <text:p>1461</text:p>
          </table:table-cell>
          <table:table-cell office:value-type="float" office:value="52571" calcext:value-type="float">
            <text:p>52571</text:p>
          </table:table-cell>
          <table:table-cell office:value-type="float" office:value="52337" calcext:value-type="float">
            <text:p>52337</text:p>
          </table:table-cell>
          <table:table-cell office:value-type="float" office:value="52451" calcext:value-type="float">
            <text:p>52451</text:p>
          </table:table-cell>
          <table:table-cell office:value-type="float" office:value="52262" calcext:value-type="float">
            <text:p>52262</text:p>
          </table:table-cell>
          <table:table-cell office:value-type="float" office:value="52055" calcext:value-type="float">
            <text:p>52055</text:p>
          </table:table-cell>
          <table:table-cell office:value-type="float" office:value="51656" calcext:value-type="float">
            <text:p>51656</text:p>
          </table:table-cell>
          <table:table-cell table:formula="of:=ROUND([.D176]/[.C176];4)" office:value-type="float" office:value="0.9955" calcext:value-type="float">
            <text:p>0,9955</text:p>
          </table:table-cell>
          <table:table-cell table:formula="of:=ROUND([.E176]/[.D176];4)" office:value-type="float" office:value="1.0022" calcext:value-type="float">
            <text:p>1,0022</text:p>
          </table:table-cell>
          <table:table-cell table:formula="of:=ROUND([.F176]/[.E176];4)" office:value-type="float" office:value="0.9964" calcext:value-type="float">
            <text:p>0,9964</text:p>
          </table:table-cell>
          <table:table-cell table:formula="of:=ROUND([.G176]/[.F176];4)" office:value-type="float" office:value="0.996" calcext:value-type="float">
            <text:p>0,996</text:p>
          </table:table-cell>
          <table:table-cell table:formula="of:=ROUND([.H176]/[.G176];4)" office:value-type="float" office:value="0.9923" calcext:value-type="float">
            <text:p>0,9923</text:p>
          </table:table-cell>
          <table:table-cell table:number-columns-repeated="3"/>
        </table:table-row>
        <table:table-row table:style-name="ro1">
          <table:table-cell table:formula="of:=AVERAGE([.$I177:.$M177])" office:value-type="float" office:value="0.99424" calcext:value-type="float">
            <text:p>0,99424</text:p>
          </table:table-cell>
          <table:table-cell office:value-type="string" calcext:value-type="string">
            <text:p>1462</text:p>
          </table:table-cell>
          <table:table-cell office:value-type="float" office:value="121731" calcext:value-type="float">
            <text:p>121731</text:p>
          </table:table-cell>
          <table:table-cell office:value-type="float" office:value="121295" calcext:value-type="float">
            <text:p>121295</text:p>
          </table:table-cell>
          <table:table-cell office:value-type="float" office:value="120787" calcext:value-type="float">
            <text:p>120787</text:p>
          </table:table-cell>
          <table:table-cell office:value-type="float" office:value="120000" calcext:value-type="float">
            <text:p>120000</text:p>
          </table:table-cell>
          <table:table-cell office:value-type="float" office:value="119425" calcext:value-type="float">
            <text:p>119425</text:p>
          </table:table-cell>
          <table:table-cell office:value-type="float" office:value="118268" calcext:value-type="float">
            <text:p>118268</text:p>
          </table:table-cell>
          <table:table-cell table:formula="of:=ROUND([.D177]/[.C177];4)" office:value-type="float" office:value="0.9964" calcext:value-type="float">
            <text:p>0,9964</text:p>
          </table:table-cell>
          <table:table-cell table:formula="of:=ROUND([.E177]/[.D177];4)" office:value-type="float" office:value="0.9958" calcext:value-type="float">
            <text:p>0,9958</text:p>
          </table:table-cell>
          <table:table-cell table:formula="of:=ROUND([.F177]/[.E177];4)" office:value-type="float" office:value="0.9935" calcext:value-type="float">
            <text:p>0,9935</text:p>
          </table:table-cell>
          <table:table-cell table:formula="of:=ROUND([.G177]/[.F177];4)" office:value-type="float" office:value="0.9952" calcext:value-type="float">
            <text:p>0,9952</text:p>
          </table:table-cell>
          <table:table-cell table:formula="of:=ROUND([.H177]/[.G177];4)" office:value-type="float" office:value="0.9903" calcext:value-type="float">
            <text:p>0,9903</text:p>
          </table:table-cell>
          <table:table-cell table:number-columns-repeated="3"/>
        </table:table-row>
        <table:table-row table:style-name="ro1">
          <table:table-cell table:formula="of:=AVERAGE([.$I178:.$M178])" office:value-type="float" office:value="0.99356" calcext:value-type="float">
            <text:p>0,99356</text:p>
          </table:table-cell>
          <table:table-cell office:value-type="string" calcext:value-type="string">
            <text:p>1463</text:p>
          </table:table-cell>
          <table:table-cell office:value-type="float" office:value="216159" calcext:value-type="float">
            <text:p>216159</text:p>
          </table:table-cell>
          <table:table-cell office:value-type="float" office:value="215020" calcext:value-type="float">
            <text:p>215020</text:p>
          </table:table-cell>
          <table:table-cell office:value-type="float" office:value="214566" calcext:value-type="float">
            <text:p>214566</text:p>
          </table:table-cell>
          <table:table-cell office:value-type="float" office:value="213029" calcext:value-type="float">
            <text:p>213029</text:p>
          </table:table-cell>
          <table:table-cell office:value-type="float" office:value="211371" calcext:value-type="float">
            <text:p>211371</text:p>
          </table:table-cell>
          <table:table-cell office:value-type="float" office:value="209296" calcext:value-type="float">
            <text:p>209296</text:p>
          </table:table-cell>
          <table:table-cell table:formula="of:=ROUND([.D178]/[.C178];4)" office:value-type="float" office:value="0.9947" calcext:value-type="float">
            <text:p>0,9947</text:p>
          </table:table-cell>
          <table:table-cell table:formula="of:=ROUND([.E178]/[.D178];4)" office:value-type="float" office:value="0.9979" calcext:value-type="float">
            <text:p>0,9979</text:p>
          </table:table-cell>
          <table:table-cell table:formula="of:=ROUND([.F178]/[.E178];4)" office:value-type="float" office:value="0.9928" calcext:value-type="float">
            <text:p>0,9928</text:p>
          </table:table-cell>
          <table:table-cell table:formula="of:=ROUND([.G178]/[.F178];4)" office:value-type="float" office:value="0.9922" calcext:value-type="float">
            <text:p>0,9922</text:p>
          </table:table-cell>
          <table:table-cell table:formula="of:=ROUND([.H178]/[.G178];4)" office:value-type="float" office:value="0.9902" calcext:value-type="float">
            <text:p>0,9902</text:p>
          </table:table-cell>
          <table:table-cell table:number-columns-repeated="3"/>
        </table:table-row>
        <table:table-row table:style-name="ro1">
          <table:table-cell table:formula="of:=AVERAGE([.$I179:.$M179])" office:value-type="float" office:value="1.00224" calcext:value-type="float">
            <text:p>1,00224</text:p>
          </table:table-cell>
          <table:table-cell office:value-type="string" calcext:value-type="string">
            <text:p>1464</text:p>
          </table:table-cell>
          <table:table-cell office:value-type="float" office:value="76942" calcext:value-type="float">
            <text:p>76942</text:p>
          </table:table-cell>
          <table:table-cell office:value-type="float" office:value="77020" calcext:value-type="float">
            <text:p>77020</text:p>
          </table:table-cell>
          <table:table-cell office:value-type="float" office:value="77653" calcext:value-type="float">
            <text:p>77653</text:p>
          </table:table-cell>
          <table:table-cell office:value-type="float" office:value="77872" calcext:value-type="float">
            <text:p>77872</text:p>
          </table:table-cell>
          <table:table-cell office:value-type="float" office:value="78185" calcext:value-type="float">
            <text:p>78185</text:p>
          </table:table-cell>
          <table:table-cell office:value-type="float" office:value="77813" calcext:value-type="float">
            <text:p>77813</text:p>
          </table:table-cell>
          <table:table-cell table:formula="of:=ROUND([.D179]/[.C179];4)" office:value-type="float" office:value="1.001" calcext:value-type="float">
            <text:p>1,001</text:p>
          </table:table-cell>
          <table:table-cell table:formula="of:=ROUND([.E179]/[.D179];4)" office:value-type="float" office:value="1.0082" calcext:value-type="float">
            <text:p>1,0082</text:p>
          </table:table-cell>
          <table:table-cell table:formula="of:=ROUND([.F179]/[.E179];4)" office:value-type="float" office:value="1.0028" calcext:value-type="float">
            <text:p>1,0028</text:p>
          </table:table-cell>
          <table:table-cell table:formula="of:=ROUND([.G179]/[.F179];4)" office:value-type="float" office:value="1.004" calcext:value-type="float">
            <text:p>1,004</text:p>
          </table:table-cell>
          <table:table-cell table:formula="of:=ROUND([.H179]/[.G179];4)" office:value-type="float" office:value="0.9952" calcext:value-type="float">
            <text:p>0,9952</text:p>
          </table:table-cell>
          <table:table-cell table:number-columns-repeated="3"/>
        </table:table-row>
        <table:table-row table:style-name="ro1">
          <table:table-cell table:formula="of:=AVERAGE([.$I180:.$M180])" office:value-type="float" office:value="1.00566" calcext:value-type="float">
            <text:p>1,00566</text:p>
          </table:table-cell>
          <table:table-cell office:value-type="string" calcext:value-type="string">
            <text:p>1465</text:p>
          </table:table-cell>
          <table:table-cell office:value-type="float" office:value="1744351" calcext:value-type="float">
            <text:p>1744351</text:p>
          </table:table-cell>
          <table:table-cell office:value-type="float" office:value="1753977" calcext:value-type="float">
            <text:p>1753977</text:p>
          </table:table-cell>
          <table:table-cell office:value-type="float" office:value="1764615" calcext:value-type="float">
            <text:p>1764615</text:p>
          </table:table-cell>
          <table:table-cell office:value-type="float" office:value="1777972" calcext:value-type="float">
            <text:p>1777972</text:p>
          </table:table-cell>
          <table:table-cell office:value-type="float" office:value="1790658" calcext:value-type="float">
            <text:p>1790658</text:p>
          </table:table-cell>
          <table:table-cell office:value-type="float" office:value="1794166" calcext:value-type="float">
            <text:p>1794166</text:p>
          </table:table-cell>
          <table:table-cell table:formula="of:=ROUND([.D180]/[.C180];4)" office:value-type="float" office:value="1.0055" calcext:value-type="float">
            <text:p>1,0055</text:p>
          </table:table-cell>
          <table:table-cell table:formula="of:=ROUND([.E180]/[.D180];4)" office:value-type="float" office:value="1.0061" calcext:value-type="float">
            <text:p>1,0061</text:p>
          </table:table-cell>
          <table:table-cell table:formula="of:=ROUND([.F180]/[.E180];4)" office:value-type="float" office:value="1.0076" calcext:value-type="float">
            <text:p>1,0076</text:p>
          </table:table-cell>
          <table:table-cell table:formula="of:=ROUND([.G180]/[.F180];4)" office:value-type="float" office:value="1.0071" calcext:value-type="float">
            <text:p>1,0071</text:p>
          </table:table-cell>
          <table:table-cell table:formula="of:=ROUND([.H180]/[.G180];4)" office:value-type="float" office:value="1.002" calcext:value-type="float">
            <text:p>1,002</text:p>
          </table:table-cell>
          <table:table-cell table:number-columns-repeated="3"/>
        </table:table-row>
        <table:table-row table:style-name="ro1">
          <table:table-cell table:formula="of:=AVERAGE([.$I181:.$M181])" office:value-type="float" office:value="0.99578" calcext:value-type="float">
            <text:p>0,99578</text:p>
          </table:table-cell>
          <table:table-cell office:value-type="string" calcext:value-type="string">
            <text:p>1601</text:p>
          </table:table-cell>
          <table:table-cell office:value-type="float" office:value="91191" calcext:value-type="float">
            <text:p>91191</text:p>
          </table:table-cell>
          <table:table-cell office:value-type="float" office:value="90771" calcext:value-type="float">
            <text:p>90771</text:p>
          </table:table-cell>
          <table:table-cell office:value-type="float" office:value="90493" calcext:value-type="float">
            <text:p>90493</text:p>
          </table:table-cell>
          <table:table-cell office:value-type="float" office:value="90275" calcext:value-type="float">
            <text:p>90275</text:p>
          </table:table-cell>
          <table:table-cell office:value-type="float" office:value="89804" calcext:value-type="float">
            <text:p>89804</text:p>
          </table:table-cell>
          <table:table-cell office:value-type="float" office:value="89282" calcext:value-type="float">
            <text:p>89282</text:p>
          </table:table-cell>
          <table:table-cell table:formula="of:=ROUND([.D181]/[.C181];4)" office:value-type="float" office:value="0.9954" calcext:value-type="float">
            <text:p>0,9954</text:p>
          </table:table-cell>
          <table:table-cell table:formula="of:=ROUND([.E181]/[.D181];4)" office:value-type="float" office:value="0.9969" calcext:value-type="float">
            <text:p>0,9969</text:p>
          </table:table-cell>
          <table:table-cell table:formula="of:=ROUND([.F181]/[.E181];4)" office:value-type="float" office:value="0.9976" calcext:value-type="float">
            <text:p>0,9976</text:p>
          </table:table-cell>
          <table:table-cell table:formula="of:=ROUND([.G181]/[.F181];4)" office:value-type="float" office:value="0.9948" calcext:value-type="float">
            <text:p>0,9948</text:p>
          </table:table-cell>
          <table:table-cell table:formula="of:=ROUND([.H181]/[.G181];4)" office:value-type="float" office:value="0.9942" calcext:value-type="float">
            <text:p>0,9942</text:p>
          </table:table-cell>
          <table:table-cell table:number-columns-repeated="3"/>
        </table:table-row>
        <table:table-row table:style-name="ro1">
          <table:table-cell table:formula="of:=AVERAGE([.$I182:.$M182])" office:value-type="float" office:value="0.99186" calcext:value-type="float">
            <text:p>0,99186</text:p>
          </table:table-cell>
          <table:table-cell office:value-type="string" calcext:value-type="string">
            <text:p>1602</text:p>
          </table:table-cell>
          <table:table-cell office:value-type="float" office:value="46892" calcext:value-type="float">
            <text:p>46892</text:p>
          </table:table-cell>
          <table:table-cell office:value-type="float" office:value="46445" calcext:value-type="float">
            <text:p>46445</text:p>
          </table:table-cell>
          <table:table-cell office:value-type="float" office:value="46209" calcext:value-type="float">
            <text:p>46209</text:p>
          </table:table-cell>
          <table:table-cell office:value-type="float" office:value="45883" calcext:value-type="float">
            <text:p>45883</text:p>
          </table:table-cell>
          <table:table-cell office:value-type="float" office:value="45552" calcext:value-type="float">
            <text:p>45552</text:p>
          </table:table-cell>
          <table:table-cell office:value-type="float" office:value="45015" calcext:value-type="float">
            <text:p>45015</text:p>
          </table:table-cell>
          <table:table-cell table:formula="of:=ROUND([.D182]/[.C182];4)" office:value-type="float" office:value="0.9905" calcext:value-type="float">
            <text:p>0,9905</text:p>
          </table:table-cell>
          <table:table-cell table:formula="of:=ROUND([.E182]/[.D182];4)" office:value-type="float" office:value="0.9949" calcext:value-type="float">
            <text:p>0,9949</text:p>
          </table:table-cell>
          <table:table-cell table:formula="of:=ROUND([.F182]/[.E182];4)" office:value-type="float" office:value="0.9929" calcext:value-type="float">
            <text:p>0,9929</text:p>
          </table:table-cell>
          <table:table-cell table:formula="of:=ROUND([.G182]/[.F182];4)" office:value-type="float" office:value="0.9928" calcext:value-type="float">
            <text:p>0,9928</text:p>
          </table:table-cell>
          <table:table-cell table:formula="of:=ROUND([.H182]/[.G182];4)" office:value-type="float" office:value="0.9882" calcext:value-type="float">
            <text:p>0,9882</text:p>
          </table:table-cell>
          <table:table-cell table:number-columns-repeated="3"/>
        </table:table-row>
        <table:table-row table:style-name="ro1">
          <table:table-cell table:formula="of:=AVERAGE([.$I183:.$M183])" office:value-type="float" office:value="0.99338" calcext:value-type="float">
            <text:p>0,99338</text:p>
          </table:table-cell>
          <table:table-cell office:value-type="string" calcext:value-type="string">
            <text:p>1603</text:p>
          </table:table-cell>
          <table:table-cell office:value-type="float" office:value="96139" calcext:value-type="float">
            <text:p>96139</text:p>
          </table:table-cell>
          <table:table-cell office:value-type="float" office:value="95750" calcext:value-type="float">
            <text:p>95750</text:p>
          </table:table-cell>
          <table:table-cell office:value-type="float" office:value="95236" calcext:value-type="float">
            <text:p>95236</text:p>
          </table:table-cell>
          <table:table-cell office:value-type="float" office:value="94487" calcext:value-type="float">
            <text:p>94487</text:p>
          </table:table-cell>
          <table:table-cell office:value-type="float" office:value="93880" calcext:value-type="float">
            <text:p>93880</text:p>
          </table:table-cell>
          <table:table-cell office:value-type="float" office:value="93001" calcext:value-type="float">
            <text:p>93001</text:p>
          </table:table-cell>
          <table:table-cell table:formula="of:=ROUND([.D183]/[.C183];4)" office:value-type="float" office:value="0.996" calcext:value-type="float">
            <text:p>0,996</text:p>
          </table:table-cell>
          <table:table-cell table:formula="of:=ROUND([.E183]/[.D183];4)" office:value-type="float" office:value="0.9946" calcext:value-type="float">
            <text:p>0,9946</text:p>
          </table:table-cell>
          <table:table-cell table:formula="of:=ROUND([.F183]/[.E183];4)" office:value-type="float" office:value="0.9921" calcext:value-type="float">
            <text:p>0,9921</text:p>
          </table:table-cell>
          <table:table-cell table:formula="of:=ROUND([.G183]/[.F183];4)" office:value-type="float" office:value="0.9936" calcext:value-type="float">
            <text:p>0,9936</text:p>
          </table:table-cell>
          <table:table-cell table:formula="of:=ROUND([.H183]/[.G183];4)" office:value-type="float" office:value="0.9906" calcext:value-type="float">
            <text:p>0,9906</text:p>
          </table:table-cell>
          <table:table-cell table:number-columns-repeated="3"/>
        </table:table-row>
        <table:table-row table:style-name="ro1">
          <table:table-cell table:formula="of:=AVERAGE([.$I184:.$M184])" office:value-type="float" office:value="0.9949" calcext:value-type="float">
            <text:p>0,9949</text:p>
          </table:table-cell>
          <table:table-cell office:value-type="string" calcext:value-type="string">
            <text:p>1604</text:p>
          </table:table-cell>
          <table:table-cell office:value-type="float" office:value="66707" calcext:value-type="float">
            <text:p>66707</text:p>
          </table:table-cell>
          <table:table-cell office:value-type="float" office:value="66446" calcext:value-type="float">
            <text:p>66446</text:p>
          </table:table-cell>
          <table:table-cell office:value-type="float" office:value="66189" calcext:value-type="float">
            <text:p>66189</text:p>
          </table:table-cell>
          <table:table-cell office:value-type="float" office:value="65837" calcext:value-type="float">
            <text:p>65837</text:p>
          </table:table-cell>
          <table:table-cell office:value-type="float" office:value="65470" calcext:value-type="float">
            <text:p>65470</text:p>
          </table:table-cell>
          <table:table-cell office:value-type="float" office:value="65026" calcext:value-type="float">
            <text:p>65026</text:p>
          </table:table-cell>
          <table:table-cell table:formula="of:=ROUND([.D184]/[.C184];4)" office:value-type="float" office:value="0.9961" calcext:value-type="float">
            <text:p>0,9961</text:p>
          </table:table-cell>
          <table:table-cell table:formula="of:=ROUND([.E184]/[.D184];4)" office:value-type="float" office:value="0.9961" calcext:value-type="float">
            <text:p>0,9961</text:p>
          </table:table-cell>
          <table:table-cell table:formula="of:=ROUND([.F184]/[.E184];4)" office:value-type="float" office:value="0.9947" calcext:value-type="float">
            <text:p>0,9947</text:p>
          </table:table-cell>
          <table:table-cell table:formula="of:=ROUND([.G184]/[.F184];4)" office:value-type="float" office:value="0.9944" calcext:value-type="float">
            <text:p>0,9944</text:p>
          </table:table-cell>
          <table:table-cell table:formula="of:=ROUND([.H184]/[.G184];4)" office:value-type="float" office:value="0.9932" calcext:value-type="float">
            <text:p>0,9932</text:p>
          </table:table-cell>
          <table:table-cell table:number-columns-repeated="3"/>
        </table:table-row>
        <table:table-row table:style-name="ro1">
          <table:table-cell table:formula="of:=AVERAGE([.$I185:.$M185])" office:value-type="float" office:value="0.99564" calcext:value-type="float">
            <text:p>0,99564</text:p>
          </table:table-cell>
          <table:table-cell office:value-type="string" calcext:value-type="string">
            <text:p>1605</text:p>
          </table:table-cell>
          <table:table-cell office:value-type="float" office:value="64599" calcext:value-type="float">
            <text:p>64599</text:p>
          </table:table-cell>
          <table:table-cell office:value-type="float" office:value="64373" calcext:value-type="float">
            <text:p>64373</text:p>
          </table:table-cell>
          <table:table-cell office:value-type="float" office:value="64227" calcext:value-type="float">
            <text:p>64227</text:p>
          </table:table-cell>
          <table:table-cell office:value-type="float" office:value="63942" calcext:value-type="float">
            <text:p>63942</text:p>
          </table:table-cell>
          <table:table-cell office:value-type="float" office:value="63747" calcext:value-type="float">
            <text:p>63747</text:p>
          </table:table-cell>
          <table:table-cell office:value-type="float" office:value="63196" calcext:value-type="float">
            <text:p>63196</text:p>
          </table:table-cell>
          <table:table-cell table:formula="of:=ROUND([.D185]/[.C185];4)" office:value-type="float" office:value="0.9965" calcext:value-type="float">
            <text:p>0,9965</text:p>
          </table:table-cell>
          <table:table-cell table:formula="of:=ROUND([.E185]/[.D185];4)" office:value-type="float" office:value="0.9977" calcext:value-type="float">
            <text:p>0,9977</text:p>
          </table:table-cell>
          <table:table-cell table:formula="of:=ROUND([.F185]/[.E185];4)" office:value-type="float" office:value="0.9956" calcext:value-type="float">
            <text:p>0,9956</text:p>
          </table:table-cell>
          <table:table-cell table:formula="of:=ROUND([.G185]/[.F185];4)" office:value-type="float" office:value="0.997" calcext:value-type="float">
            <text:p>0,997</text:p>
          </table:table-cell>
          <table:table-cell table:formula="of:=ROUND([.H185]/[.G185];4)" office:value-type="float" office:value="0.9914" calcext:value-type="float">
            <text:p>0,9914</text:p>
          </table:table-cell>
          <table:table-cell table:number-columns-repeated="3"/>
        </table:table-row>
        <table:table-row table:style-name="ro1">
          <table:table-cell table:formula="of:=AVERAGE([.$I186:.$M186])" office:value-type="float" office:value="0.99968" calcext:value-type="float">
            <text:p>0,99968</text:p>
          </table:table-cell>
          <table:table-cell office:value-type="string" calcext:value-type="string">
            <text:p>1606</text:p>
          </table:table-cell>
          <table:table-cell office:value-type="float" office:value="42615" calcext:value-type="float">
            <text:p>42615</text:p>
          </table:table-cell>
          <table:table-cell office:value-type="float" office:value="42707" calcext:value-type="float">
            <text:p>42707</text:p>
          </table:table-cell>
          <table:table-cell office:value-type="float" office:value="42677" calcext:value-type="float">
            <text:p>42677</text:p>
          </table:table-cell>
          <table:table-cell office:value-type="float" office:value="42688" calcext:value-type="float">
            <text:p>42688</text:p>
          </table:table-cell>
          <table:table-cell office:value-type="float" office:value="42634" calcext:value-type="float">
            <text:p>42634</text:p>
          </table:table-cell>
          <table:table-cell office:value-type="float" office:value="42543" calcext:value-type="float">
            <text:p>42543</text:p>
          </table:table-cell>
          <table:table-cell table:formula="of:=ROUND([.D186]/[.C186];4)" office:value-type="float" office:value="1.0022" calcext:value-type="float">
            <text:p>1,0022</text:p>
          </table:table-cell>
          <table:table-cell table:formula="of:=ROUND([.E186]/[.D186];4)" office:value-type="float" office:value="0.9993" calcext:value-type="float">
            <text:p>0,9993</text:p>
          </table:table-cell>
          <table:table-cell table:formula="of:=ROUND([.F186]/[.E186];4)" office:value-type="float" office:value="1.0003" calcext:value-type="float">
            <text:p>1,0003</text:p>
          </table:table-cell>
          <table:table-cell table:formula="of:=ROUND([.G186]/[.F186];4)" office:value-type="float" office:value="0.9987" calcext:value-type="float">
            <text:p>0,9987</text:p>
          </table:table-cell>
          <table:table-cell table:formula="of:=ROUND([.H186]/[.G186];4)" office:value-type="float" office:value="0.9979" calcext:value-type="float">
            <text:p>0,9979</text:p>
          </table:table-cell>
          <table:table-cell table:number-columns-repeated="3"/>
        </table:table-row>
        <table:table-row table:style-name="ro1">
          <table:table-cell table:formula="of:=AVERAGE([.$I187:.$M187])" office:value-type="float" office:value="0.99402" calcext:value-type="float">
            <text:p>0,99402</text:p>
          </table:table-cell>
          <table:table-cell office:value-type="string" calcext:value-type="string">
            <text:p>1607</text:p>
          </table:table-cell>
          <table:table-cell office:value-type="float" office:value="138969" calcext:value-type="float">
            <text:p>138969</text:p>
          </table:table-cell>
          <table:table-cell office:value-type="float" office:value="138369" calcext:value-type="float">
            <text:p>138369</text:p>
          </table:table-cell>
          <table:table-cell office:value-type="float" office:value="137819" calcext:value-type="float">
            <text:p>137819</text:p>
          </table:table-cell>
          <table:table-cell office:value-type="float" office:value="136946" calcext:value-type="float">
            <text:p>136946</text:p>
          </table:table-cell>
          <table:table-cell office:value-type="float" office:value="135948" calcext:value-type="float">
            <text:p>135948</text:p>
          </table:table-cell>
          <table:table-cell office:value-type="float" office:value="134864" calcext:value-type="float">
            <text:p>134864</text:p>
          </table:table-cell>
          <table:table-cell table:formula="of:=ROUND([.D187]/[.C187];4)" office:value-type="float" office:value="0.9957" calcext:value-type="float">
            <text:p>0,9957</text:p>
          </table:table-cell>
          <table:table-cell table:formula="of:=ROUND([.E187]/[.D187];4)" office:value-type="float" office:value="0.996" calcext:value-type="float">
            <text:p>0,996</text:p>
          </table:table-cell>
          <table:table-cell table:formula="of:=ROUND([.F187]/[.E187];4)" office:value-type="float" office:value="0.9937" calcext:value-type="float">
            <text:p>0,9937</text:p>
          </table:table-cell>
          <table:table-cell table:formula="of:=ROUND([.G187]/[.F187];4)" office:value-type="float" office:value="0.9927" calcext:value-type="float">
            <text:p>0,9927</text:p>
          </table:table-cell>
          <table:table-cell table:formula="of:=ROUND([.H187]/[.G187];4)" office:value-type="float" office:value="0.992" calcext:value-type="float">
            <text:p>0,992</text:p>
          </table:table-cell>
          <table:table-cell table:number-columns-repeated="3"/>
        </table:table-row>
        <table:table-row table:style-name="ro1">
          <table:table-cell table:formula="of:=AVERAGE([.$I188:.$M188])" office:value-type="float" office:value="0.9953" calcext:value-type="float">
            <text:p>0,9953</text:p>
          </table:table-cell>
          <table:table-cell office:value-type="string" calcext:value-type="string">
            <text:p>1608</text:p>
          </table:table-cell>
          <table:table-cell office:value-type="float" office:value="65306" calcext:value-type="float">
            <text:p>65306</text:p>
          </table:table-cell>
          <table:table-cell office:value-type="float" office:value="65101" calcext:value-type="float">
            <text:p>65101</text:p>
          </table:table-cell>
          <table:table-cell office:value-type="float" office:value="64848" calcext:value-type="float">
            <text:p>64848</text:p>
          </table:table-cell>
          <table:table-cell office:value-type="float" office:value="64602" calcext:value-type="float">
            <text:p>64602</text:p>
          </table:table-cell>
          <table:table-cell office:value-type="float" office:value="64293" calcext:value-type="float">
            <text:p>64293</text:p>
          </table:table-cell>
          <table:table-cell office:value-type="float" office:value="63788" calcext:value-type="float">
            <text:p>63788</text:p>
          </table:table-cell>
          <table:table-cell table:formula="of:=ROUND([.D188]/[.C188];4)" office:value-type="float" office:value="0.9969" calcext:value-type="float">
            <text:p>0,9969</text:p>
          </table:table-cell>
          <table:table-cell table:formula="of:=ROUND([.E188]/[.D188];4)" office:value-type="float" office:value="0.9961" calcext:value-type="float">
            <text:p>0,9961</text:p>
          </table:table-cell>
          <table:table-cell table:formula="of:=ROUND([.F188]/[.E188];4)" office:value-type="float" office:value="0.9962" calcext:value-type="float">
            <text:p>0,9962</text:p>
          </table:table-cell>
          <table:table-cell table:formula="of:=ROUND([.G188]/[.F188];4)" office:value-type="float" office:value="0.9952" calcext:value-type="float">
            <text:p>0,9952</text:p>
          </table:table-cell>
          <table:table-cell table:formula="of:=ROUND([.H188]/[.G188];4)" office:value-type="float" office:value="0.9921" calcext:value-type="float">
            <text:p>0,9921</text:p>
          </table:table-cell>
          <table:table-cell table:number-columns-repeated="3"/>
        </table:table-row>
        <table:table-row table:style-name="ro1">
          <table:table-cell table:formula="of:=AVERAGE([.$I189:.$M189])" office:value-type="float" office:value="0.98568" calcext:value-type="float">
            <text:p>0,98568</text:p>
          </table:table-cell>
          <table:table-cell office:value-type="string" calcext:value-type="string">
            <text:p>1609</text:p>
          </table:table-cell>
          <table:table-cell office:value-type="float" office:value="133048" calcext:value-type="float">
            <text:p>133048</text:p>
          </table:table-cell>
          <table:table-cell office:value-type="float" office:value="123839" calcext:value-type="float">
            <text:p>123839</text:p>
          </table:table-cell>
          <table:table-cell office:value-type="float" office:value="123612" calcext:value-type="float">
            <text:p>123612</text:p>
          </table:table-cell>
          <table:table-cell office:value-type="float" office:value="123520" calcext:value-type="float">
            <text:p>123520</text:p>
          </table:table-cell>
          <table:table-cell office:value-type="float" office:value="123726" calcext:value-type="float">
            <text:p>123726</text:p>
          </table:table-cell>
          <table:table-cell office:value-type="float" office:value="123532" calcext:value-type="float">
            <text:p>123532</text:p>
          </table:table-cell>
          <table:table-cell table:formula="of:=ROUND([.D189]/[.C189];4)" office:value-type="float" office:value="0.9308" calcext:value-type="float">
            <text:p>0,9308</text:p>
          </table:table-cell>
          <table:table-cell table:formula="of:=ROUND([.E189]/[.D189];4)" office:value-type="float" office:value="0.9982" calcext:value-type="float">
            <text:p>0,9982</text:p>
          </table:table-cell>
          <table:table-cell table:formula="of:=ROUND([.F189]/[.E189];4)" office:value-type="float" office:value="0.9993" calcext:value-type="float">
            <text:p>0,9993</text:p>
          </table:table-cell>
          <table:table-cell table:formula="of:=ROUND([.G189]/[.F189];4)" office:value-type="float" office:value="1.0017" calcext:value-type="float">
            <text:p>1,0017</text:p>
          </table:table-cell>
          <table:table-cell table:formula="of:=ROUND([.H189]/[.G189];4)" office:value-type="float" office:value="0.9984" calcext:value-type="float">
            <text:p>0,9984</text:p>
          </table:table-cell>
          <table:table-cell table:number-columns-repeated="3"/>
        </table:table-row>
        <table:table-row table:style-name="ro1">
          <table:table-cell table:formula="of:=AVERAGE([.$I190:.$M190])" office:value-type="float" office:value="0.99494" calcext:value-type="float">
            <text:p>0,99494</text:p>
          </table:table-cell>
          <table:table-cell office:value-type="string" calcext:value-type="string">
            <text:p>1610</text:p>
          </table:table-cell>
          <table:table-cell office:value-type="float" office:value="56174" calcext:value-type="float">
            <text:p>56174</text:p>
          </table:table-cell>
          <table:table-cell office:value-type="float" office:value="55915" calcext:value-type="float">
            <text:p>55915</text:p>
          </table:table-cell>
          <table:table-cell office:value-type="float" office:value="55748" calcext:value-type="float">
            <text:p>55748</text:p>
          </table:table-cell>
          <table:table-cell office:value-type="float" office:value="55524" calcext:value-type="float">
            <text:p>55524</text:p>
          </table:table-cell>
          <table:table-cell office:value-type="float" office:value="55237" calcext:value-type="float">
            <text:p>55237</text:p>
          </table:table-cell>
          <table:table-cell office:value-type="float" office:value="54765" calcext:value-type="float">
            <text:p>54765</text:p>
          </table:table-cell>
          <table:table-cell table:formula="of:=ROUND([.D190]/[.C190];4)" office:value-type="float" office:value="0.9954" calcext:value-type="float">
            <text:p>0,9954</text:p>
          </table:table-cell>
          <table:table-cell table:formula="of:=ROUND([.E190]/[.D190];4)" office:value-type="float" office:value="0.997" calcext:value-type="float">
            <text:p>0,997</text:p>
          </table:table-cell>
          <table:table-cell table:formula="of:=ROUND([.F190]/[.E190];4)" office:value-type="float" office:value="0.996" calcext:value-type="float">
            <text:p>0,996</text:p>
          </table:table-cell>
          <table:table-cell table:formula="of:=ROUND([.G190]/[.F190];4)" office:value-type="float" office:value="0.9948" calcext:value-type="float">
            <text:p>0,9948</text:p>
          </table:table-cell>
          <table:table-cell table:formula="of:=ROUND([.H190]/[.G190];4)" office:value-type="float" office:value="0.9915" calcext:value-type="float">
            <text:p>0,9915</text:p>
          </table:table-cell>
          <table:table-cell table:number-columns-repeated="3"/>
        </table:table-row>
        <table:table-row table:style-name="ro1">
          <table:table-cell table:formula="of:=AVERAGE([.$I191:.$M191])" office:value-type="float" office:value="0.99592" calcext:value-type="float">
            <text:p>0,99592</text:p>
          </table:table-cell>
          <table:table-cell office:value-type="string" calcext:value-type="string">
            <text:p>1611</text:p>
          </table:table-cell>
          <table:table-cell office:value-type="float" office:value="75440" calcext:value-type="float">
            <text:p>75440</text:p>
          </table:table-cell>
          <table:table-cell office:value-type="float" office:value="75277" calcext:value-type="float">
            <text:p>75277</text:p>
          </table:table-cell>
          <table:table-cell office:value-type="float" office:value="74871" calcext:value-type="float">
            <text:p>74871</text:p>
          </table:table-cell>
          <table:table-cell office:value-type="float" office:value="74665" calcext:value-type="float">
            <text:p>74665</text:p>
          </table:table-cell>
          <table:table-cell office:value-type="float" office:value="74300" calcext:value-type="float">
            <text:p>74300</text:p>
          </table:table-cell>
          <table:table-cell office:value-type="float" office:value="73923" calcext:value-type="float">
            <text:p>73923</text:p>
          </table:table-cell>
          <table:table-cell table:formula="of:=ROUND([.D191]/[.C191];4)" office:value-type="float" office:value="0.9978" calcext:value-type="float">
            <text:p>0,9978</text:p>
          </table:table-cell>
          <table:table-cell table:formula="of:=ROUND([.E191]/[.D191];4)" office:value-type="float" office:value="0.9946" calcext:value-type="float">
            <text:p>0,9946</text:p>
          </table:table-cell>
          <table:table-cell table:formula="of:=ROUND([.F191]/[.E191];4)" office:value-type="float" office:value="0.9972" calcext:value-type="float">
            <text:p>0,9972</text:p>
          </table:table-cell>
          <table:table-cell table:formula="of:=ROUND([.G191]/[.F191];4)" office:value-type="float" office:value="0.9951" calcext:value-type="float">
            <text:p>0,9951</text:p>
          </table:table-cell>
          <table:table-cell table:formula="of:=ROUND([.H191]/[.G191];4)" office:value-type="float" office:value="0.9949" calcext:value-type="float">
            <text:p>0,9949</text:p>
          </table:table-cell>
          <table:table-cell table:number-columns-repeated="3"/>
        </table:table-row>
        <table:table-row table:style-name="ro1">
          <table:table-cell table:formula="of:=AVERAGE([.$I192:.$M192])" office:value-type="float" office:value="1.01502" calcext:value-type="float">
            <text:p>1,01502</text:p>
          </table:table-cell>
          <table:table-cell office:value-type="string" calcext:value-type="string">
            <text:p>1661</text:p>
          </table:table-cell>
          <table:table-cell office:value-type="float" office:value="118931" calcext:value-type="float">
            <text:p>118931</text:p>
          </table:table-cell>
          <table:table-cell office:value-type="float" office:value="128043" calcext:value-type="float">
            <text:p>128043</text:p>
          </table:table-cell>
          <table:table-cell office:value-type="float" office:value="128140" calcext:value-type="float">
            <text:p>128140</text:p>
          </table:table-cell>
          <table:table-cell office:value-type="float" office:value="128137" calcext:value-type="float">
            <text:p>128137</text:p>
          </table:table-cell>
          <table:table-cell office:value-type="float" office:value="128035" calcext:value-type="float">
            <text:p>128035</text:p>
          </table:table-cell>
          <table:table-cell office:value-type="float" office:value="127839" calcext:value-type="float">
            <text:p>127839</text:p>
          </table:table-cell>
          <table:table-cell table:formula="of:=ROUND([.D192]/[.C192];4)" office:value-type="float" office:value="1.0766" calcext:value-type="float">
            <text:p>1,0766</text:p>
          </table:table-cell>
          <table:table-cell table:formula="of:=ROUND([.E192]/[.D192];4)" office:value-type="float" office:value="1.0008" calcext:value-type="float">
            <text:p>1,0008</text:p>
          </table:table-cell>
          <table:table-cell table:formula="of:=ROUND([.F192]/[.E192];4)" office:value-type="float" office:value="1" calcext:value-type="float">
            <text:p>1</text:p>
          </table:table-cell>
          <table:table-cell table:formula="of:=ROUND([.G192]/[.F192];4)" office:value-type="float" office:value="0.9992" calcext:value-type="float">
            <text:p>0,9992</text:p>
          </table:table-cell>
          <table:table-cell table:formula="of:=ROUND([.H192]/[.G192];4)" office:value-type="float" office:value="0.9985" calcext:value-type="float">
            <text:p>0,9985</text:p>
          </table:table-cell>
          <table:table-cell table:number-columns-repeated="3"/>
        </table:table-row>
        <table:table-row table:style-name="ro1">
          <table:table-cell table:formula="of:=AVERAGE([.$I193:.$M193])" office:value-type="float" office:value="0.99468" calcext:value-type="float">
            <text:p>0,99468</text:p>
          </table:table-cell>
          <table:table-cell office:value-type="string" calcext:value-type="string">
            <text:p>1801</text:p>
          </table:table-cell>
          <table:table-cell office:value-type="float" office:value="22072" calcext:value-type="float">
            <text:p>22072</text:p>
          </table:table-cell>
          <table:table-cell office:value-type="float" office:value="21990" calcext:value-type="float">
            <text:p>21990</text:p>
          </table:table-cell>
          <table:table-cell office:value-type="float" office:value="21891" calcext:value-type="float">
            <text:p>21891</text:p>
          </table:table-cell>
          <table:table-cell office:value-type="float" office:value="21879" calcext:value-type="float">
            <text:p>21879</text:p>
          </table:table-cell>
          <table:table-cell office:value-type="float" office:value="21664" calcext:value-type="float">
            <text:p>21664</text:p>
          </table:table-cell>
          <table:table-cell office:value-type="float" office:value="21489" calcext:value-type="float">
            <text:p>21489</text:p>
          </table:table-cell>
          <table:table-cell table:formula="of:=ROUND([.D193]/[.C193];4)" office:value-type="float" office:value="0.9963" calcext:value-type="float">
            <text:p>0,9963</text:p>
          </table:table-cell>
          <table:table-cell table:formula="of:=ROUND([.E193]/[.D193];4)" office:value-type="float" office:value="0.9955" calcext:value-type="float">
            <text:p>0,9955</text:p>
          </table:table-cell>
          <table:table-cell table:formula="of:=ROUND([.F193]/[.E193];4)" office:value-type="float" office:value="0.9995" calcext:value-type="float">
            <text:p>0,9995</text:p>
          </table:table-cell>
          <table:table-cell table:formula="of:=ROUND([.G193]/[.F193];4)" office:value-type="float" office:value="0.9902" calcext:value-type="float">
            <text:p>0,9902</text:p>
          </table:table-cell>
          <table:table-cell table:formula="of:=ROUND([.H193]/[.G193];4)" office:value-type="float" office:value="0.9919" calcext:value-type="float">
            <text:p>0,9919</text:p>
          </table:table-cell>
          <table:table-cell table:number-columns-repeated="3"/>
        </table:table-row>
        <table:table-row table:style-name="ro1">
          <table:table-cell table:formula="of:=AVERAGE([.$I194:.$M194])" office:value-type="float" office:value="0.99776" calcext:value-type="float">
            <text:p>0,99776</text:p>
          </table:table-cell>
          <table:table-cell office:value-type="string" calcext:value-type="string">
            <text:p>1802</text:p>
          </table:table-cell>
          <table:table-cell office:value-type="float" office:value="66112" calcext:value-type="float">
            <text:p>66112</text:p>
          </table:table-cell>
          <table:table-cell office:value-type="float" office:value="65990" calcext:value-type="float">
            <text:p>65990</text:p>
          </table:table-cell>
          <table:table-cell office:value-type="float" office:value="65938" calcext:value-type="float">
            <text:p>65938</text:p>
          </table:table-cell>
          <table:table-cell office:value-type="float" office:value="65713" calcext:value-type="float">
            <text:p>65713</text:p>
          </table:table-cell>
          <table:table-cell office:value-type="float" office:value="65567" calcext:value-type="float">
            <text:p>65567</text:p>
          </table:table-cell>
          <table:table-cell office:value-type="float" office:value="65373" calcext:value-type="float">
            <text:p>65373</text:p>
          </table:table-cell>
          <table:table-cell table:formula="of:=ROUND([.D194]/[.C194];4)" office:value-type="float" office:value="0.9982" calcext:value-type="float">
            <text:p>0,9982</text:p>
          </table:table-cell>
          <table:table-cell table:formula="of:=ROUND([.E194]/[.D194];4)" office:value-type="float" office:value="0.9992" calcext:value-type="float">
            <text:p>0,9992</text:p>
          </table:table-cell>
          <table:table-cell table:formula="of:=ROUND([.F194]/[.E194];4)" office:value-type="float" office:value="0.9966" calcext:value-type="float">
            <text:p>0,9966</text:p>
          </table:table-cell>
          <table:table-cell table:formula="of:=ROUND([.G194]/[.F194];4)" office:value-type="float" office:value="0.9978" calcext:value-type="float">
            <text:p>0,9978</text:p>
          </table:table-cell>
          <table:table-cell table:formula="of:=ROUND([.H194]/[.G194];4)" office:value-type="float" office:value="0.997" calcext:value-type="float">
            <text:p>0,997</text:p>
          </table:table-cell>
          <table:table-cell table:number-columns-repeated="3"/>
        </table:table-row>
        <table:table-row table:style-name="ro1">
          <table:table-cell table:formula="of:=AVERAGE([.$I195:.$M195])" office:value-type="float" office:value="0.99954" calcext:value-type="float">
            <text:p>0,99954</text:p>
          </table:table-cell>
          <table:table-cell office:value-type="string" calcext:value-type="string">
            <text:p>1803</text:p>
          </table:table-cell>
          <table:table-cell office:value-type="float" office:value="135293" calcext:value-type="float">
            <text:p>135293</text:p>
          </table:table-cell>
          <table:table-cell office:value-type="float" office:value="135336" calcext:value-type="float">
            <text:p>135336</text:p>
          </table:table-cell>
          <table:table-cell office:value-type="float" office:value="135479" calcext:value-type="float">
            <text:p>135479</text:p>
          </table:table-cell>
          <table:table-cell office:value-type="float" office:value="135471" calcext:value-type="float">
            <text:p>135471</text:p>
          </table:table-cell>
          <table:table-cell office:value-type="float" office:value="135299" calcext:value-type="float">
            <text:p>135299</text:p>
          </table:table-cell>
          <table:table-cell office:value-type="float" office:value="134991" calcext:value-type="float">
            <text:p>134991</text:p>
          </table:table-cell>
          <table:table-cell table:formula="of:=ROUND([.D195]/[.C195];4)" office:value-type="float" office:value="1.0003" calcext:value-type="float">
            <text:p>1,0003</text:p>
          </table:table-cell>
          <table:table-cell table:formula="of:=ROUND([.E195]/[.D195];4)" office:value-type="float" office:value="1.0011" calcext:value-type="float">
            <text:p>1,0011</text:p>
          </table:table-cell>
          <table:table-cell table:formula="of:=ROUND([.F195]/[.E195];4)" office:value-type="float" office:value="0.9999" calcext:value-type="float">
            <text:p>0,9999</text:p>
          </table:table-cell>
          <table:table-cell table:formula="of:=ROUND([.G195]/[.F195];4)" office:value-type="float" office:value="0.9987" calcext:value-type="float">
            <text:p>0,9987</text:p>
          </table:table-cell>
          <table:table-cell table:formula="of:=ROUND([.H195]/[.G195];4)" office:value-type="float" office:value="0.9977" calcext:value-type="float">
            <text:p>0,9977</text:p>
          </table:table-cell>
          <table:table-cell table:number-columns-repeated="3"/>
        </table:table-row>
        <table:table-row table:style-name="ro1">
          <table:table-cell table:formula="of:=AVERAGE([.$I196:.$M196])" office:value-type="float" office:value="0.99706" calcext:value-type="float">
            <text:p>0,99706</text:p>
          </table:table-cell>
          <table:table-cell office:value-type="string" calcext:value-type="string">
            <text:p>1804</text:p>
          </table:table-cell>
          <table:table-cell office:value-type="float" office:value="121508" calcext:value-type="float">
            <text:p>121508</text:p>
          </table:table-cell>
          <table:table-cell office:value-type="float" office:value="121299" calcext:value-type="float">
            <text:p>121299</text:p>
          </table:table-cell>
          <table:table-cell office:value-type="float" office:value="120980" calcext:value-type="float">
            <text:p>120980</text:p>
          </table:table-cell>
          <table:table-cell office:value-type="float" office:value="120714" calcext:value-type="float">
            <text:p>120714</text:p>
          </table:table-cell>
          <table:table-cell office:value-type="float" office:value="120247" calcext:value-type="float">
            <text:p>120247</text:p>
          </table:table-cell>
          <table:table-cell office:value-type="float" office:value="119727" calcext:value-type="float">
            <text:p>119727</text:p>
          </table:table-cell>
          <table:table-cell table:formula="of:=ROUND([.D196]/[.C196];4)" office:value-type="float" office:value="0.9983" calcext:value-type="float">
            <text:p>0,9983</text:p>
          </table:table-cell>
          <table:table-cell table:formula="of:=ROUND([.E196]/[.D196];4)" office:value-type="float" office:value="0.9974" calcext:value-type="float">
            <text:p>0,9974</text:p>
          </table:table-cell>
          <table:table-cell table:formula="of:=ROUND([.F196]/[.E196];4)" office:value-type="float" office:value="0.9978" calcext:value-type="float">
            <text:p>0,9978</text:p>
          </table:table-cell>
          <table:table-cell table:formula="of:=ROUND([.G196]/[.F196];4)" office:value-type="float" office:value="0.9961" calcext:value-type="float">
            <text:p>0,9961</text:p>
          </table:table-cell>
          <table:table-cell table:formula="of:=ROUND([.H196]/[.G196];4)" office:value-type="float" office:value="0.9957" calcext:value-type="float">
            <text:p>0,9957</text:p>
          </table:table-cell>
          <table:table-cell table:number-columns-repeated="3"/>
        </table:table-row>
        <table:table-row table:style-name="ro1">
          <table:table-cell table:formula="of:=AVERAGE([.$I197:.$M197])" office:value-type="float" office:value="0.99664" calcext:value-type="float">
            <text:p>0,99664</text:p>
          </table:table-cell>
          <table:table-cell office:value-type="string" calcext:value-type="string">
            <text:p>1805</text:p>
          </table:table-cell>
          <table:table-cell office:value-type="float" office:value="114773" calcext:value-type="float">
            <text:p>114773</text:p>
          </table:table-cell>
          <table:table-cell office:value-type="float" office:value="114533" calcext:value-type="float">
            <text:p>114533</text:p>
          </table:table-cell>
          <table:table-cell office:value-type="float" office:value="114156" calcext:value-type="float">
            <text:p>114156</text:p>
          </table:table-cell>
          <table:table-cell office:value-type="float" office:value="113962" calcext:value-type="float">
            <text:p>113962</text:p>
          </table:table-cell>
          <table:table-cell office:value-type="float" office:value="113450" calcext:value-type="float">
            <text:p>113450</text:p>
          </table:table-cell>
          <table:table-cell office:value-type="float" office:value="112863" calcext:value-type="float">
            <text:p>112863</text:p>
          </table:table-cell>
          <table:table-cell table:formula="of:=ROUND([.D197]/[.C197];4)" office:value-type="float" office:value="0.9979" calcext:value-type="float">
            <text:p>0,9979</text:p>
          </table:table-cell>
          <table:table-cell table:formula="of:=ROUND([.E197]/[.D197];4)" office:value-type="float" office:value="0.9967" calcext:value-type="float">
            <text:p>0,9967</text:p>
          </table:table-cell>
          <table:table-cell table:formula="of:=ROUND([.F197]/[.E197];4)" office:value-type="float" office:value="0.9983" calcext:value-type="float">
            <text:p>0,9983</text:p>
          </table:table-cell>
          <table:table-cell table:formula="of:=ROUND([.G197]/[.F197];4)" office:value-type="float" office:value="0.9955" calcext:value-type="float">
            <text:p>0,9955</text:p>
          </table:table-cell>
          <table:table-cell table:formula="of:=ROUND([.H197]/[.G197];4)" office:value-type="float" office:value="0.9948" calcext:value-type="float">
            <text:p>0,9948</text:p>
          </table:table-cell>
          <table:table-cell table:number-columns-repeated="3"/>
        </table:table-row>
        <table:table-row table:style-name="ro1">
          <table:table-cell table:formula="of:=AVERAGE([.$I198:.$M198])" office:value-type="float" office:value="0.99848" calcext:value-type="float">
            <text:p>0,99848</text:p>
          </table:table-cell>
          <table:table-cell office:value-type="string" calcext:value-type="string">
            <text:p>1806</text:p>
          </table:table-cell>
          <table:table-cell office:value-type="float" office:value="62513" calcext:value-type="float">
            <text:p>62513</text:p>
          </table:table-cell>
          <table:table-cell office:value-type="float" office:value="62472" calcext:value-type="float">
            <text:p>62472</text:p>
          </table:table-cell>
          <table:table-cell office:value-type="float" office:value="62401" calcext:value-type="float">
            <text:p>62401</text:p>
          </table:table-cell>
          <table:table-cell office:value-type="float" office:value="62476" calcext:value-type="float">
            <text:p>62476</text:p>
          </table:table-cell>
          <table:table-cell office:value-type="float" office:value="62246" calcext:value-type="float">
            <text:p>62246</text:p>
          </table:table-cell>
          <table:table-cell office:value-type="float" office:value="62039" calcext:value-type="float">
            <text:p>62039</text:p>
          </table:table-cell>
          <table:table-cell table:formula="of:=ROUND([.D198]/[.C198];4)" office:value-type="float" office:value="0.9993" calcext:value-type="float">
            <text:p>0,9993</text:p>
          </table:table-cell>
          <table:table-cell table:formula="of:=ROUND([.E198]/[.D198];4)" office:value-type="float" office:value="0.9989" calcext:value-type="float">
            <text:p>0,9989</text:p>
          </table:table-cell>
          <table:table-cell table:formula="of:=ROUND([.F198]/[.E198];4)" office:value-type="float" office:value="1.0012" calcext:value-type="float">
            <text:p>1,0012</text:p>
          </table:table-cell>
          <table:table-cell table:formula="of:=ROUND([.G198]/[.F198];4)" office:value-type="float" office:value="0.9963" calcext:value-type="float">
            <text:p>0,9963</text:p>
          </table:table-cell>
          <table:table-cell table:formula="of:=ROUND([.H198]/[.G198];4)" office:value-type="float" office:value="0.9967" calcext:value-type="float">
            <text:p>0,9967</text:p>
          </table:table-cell>
          <table:table-cell table:number-columns-repeated="3"/>
        </table:table-row>
        <table:table-row table:style-name="ro1">
          <table:table-cell table:formula="of:=AVERAGE([.$I199:.$M199])" office:value-type="float" office:value="0.9996" calcext:value-type="float">
            <text:p>0,9996</text:p>
          </table:table-cell>
          <table:table-cell office:value-type="string" calcext:value-type="string">
            <text:p>1807</text:p>
          </table:table-cell>
          <table:table-cell office:value-type="float" office:value="112117" calcext:value-type="float">
            <text:p>112117</text:p>
          </table:table-cell>
          <table:table-cell office:value-type="float" office:value="112399" calcext:value-type="float">
            <text:p>112399</text:p>
          </table:table-cell>
          <table:table-cell office:value-type="float" office:value="112481" calcext:value-type="float">
            <text:p>112481</text:p>
          </table:table-cell>
          <table:table-cell office:value-type="float" office:value="112414" calcext:value-type="float">
            <text:p>112414</text:p>
          </table:table-cell>
          <table:table-cell office:value-type="float" office:value="112283" calcext:value-type="float">
            <text:p>112283</text:p>
          </table:table-cell>
          <table:table-cell office:value-type="float" office:value="111901" calcext:value-type="float">
            <text:p>111901</text:p>
          </table:table-cell>
          <table:table-cell table:formula="of:=ROUND([.D199]/[.C199];4)" office:value-type="float" office:value="1.0025" calcext:value-type="float">
            <text:p>1,0025</text:p>
          </table:table-cell>
          <table:table-cell table:formula="of:=ROUND([.E199]/[.D199];4)" office:value-type="float" office:value="1.0007" calcext:value-type="float">
            <text:p>1,0007</text:p>
          </table:table-cell>
          <table:table-cell table:formula="of:=ROUND([.F199]/[.E199];4)" office:value-type="float" office:value="0.9994" calcext:value-type="float">
            <text:p>0,9994</text:p>
          </table:table-cell>
          <table:table-cell table:formula="of:=ROUND([.G199]/[.F199];4)" office:value-type="float" office:value="0.9988" calcext:value-type="float">
            <text:p>0,9988</text:p>
          </table:table-cell>
          <table:table-cell table:formula="of:=ROUND([.H199]/[.G199];4)" office:value-type="float" office:value="0.9966" calcext:value-type="float">
            <text:p>0,9966</text:p>
          </table:table-cell>
          <table:table-cell table:number-columns-repeated="3"/>
        </table:table-row>
        <table:table-row table:style-name="ro1">
          <table:table-cell table:formula="of:=AVERAGE([.$I200:.$M200])" office:value-type="float" office:value="0.99718" calcext:value-type="float">
            <text:p>0,99718</text:p>
          </table:table-cell>
          <table:table-cell office:value-type="string" calcext:value-type="string">
            <text:p>1821</text:p>
          </table:table-cell>
          <table:table-cell office:value-type="float" office:value="26747" calcext:value-type="float">
            <text:p>26747</text:p>
          </table:table-cell>
          <table:table-cell office:value-type="float" office:value="26691" calcext:value-type="float">
            <text:p>26691</text:p>
          </table:table-cell>
          <table:table-cell office:value-type="float" office:value="26606" calcext:value-type="float">
            <text:p>26606</text:p>
          </table:table-cell>
          <table:table-cell office:value-type="float" office:value="26562" calcext:value-type="float">
            <text:p>26562</text:p>
          </table:table-cell>
          <table:table-cell office:value-type="float" office:value="26441" calcext:value-type="float">
            <text:p>26441</text:p>
          </table:table-cell>
          <table:table-cell office:value-type="float" office:value="26375" calcext:value-type="float">
            <text:p>26375</text:p>
          </table:table-cell>
          <table:table-cell table:formula="of:=ROUND([.D200]/[.C200];4)" office:value-type="float" office:value="0.9979" calcext:value-type="float">
            <text:p>0,9979</text:p>
          </table:table-cell>
          <table:table-cell table:formula="of:=ROUND([.E200]/[.D200];4)" office:value-type="float" office:value="0.9968" calcext:value-type="float">
            <text:p>0,9968</text:p>
          </table:table-cell>
          <table:table-cell table:formula="of:=ROUND([.F200]/[.E200];4)" office:value-type="float" office:value="0.9983" calcext:value-type="float">
            <text:p>0,9983</text:p>
          </table:table-cell>
          <table:table-cell table:formula="of:=ROUND([.G200]/[.F200];4)" office:value-type="float" office:value="0.9954" calcext:value-type="float">
            <text:p>0,9954</text:p>
          </table:table-cell>
          <table:table-cell table:formula="of:=ROUND([.H200]/[.G200];4)" office:value-type="float" office:value="0.9975" calcext:value-type="float">
            <text:p>0,9975</text:p>
          </table:table-cell>
          <table:table-cell table:number-columns-repeated="3"/>
        </table:table-row>
        <table:table-row table:style-name="ro1">
          <table:table-cell table:formula="of:=AVERAGE([.$I201:.$M201])" office:value-type="float" office:value="0.99798" calcext:value-type="float">
            <text:p>0,99798</text:p>
          </table:table-cell>
          <table:table-cell office:value-type="string" calcext:value-type="string">
            <text:p>1808</text:p>
          </table:table-cell>
          <table:table-cell office:value-type="float" office:value="69701" calcext:value-type="float">
            <text:p>69701</text:p>
          </table:table-cell>
          <table:table-cell office:value-type="float" office:value="69663" calcext:value-type="float">
            <text:p>69663</text:p>
          </table:table-cell>
          <table:table-cell office:value-type="float" office:value="69641" calcext:value-type="float">
            <text:p>69641</text:p>
          </table:table-cell>
          <table:table-cell office:value-type="float" office:value="69562" calcext:value-type="float">
            <text:p>69562</text:p>
          </table:table-cell>
          <table:table-cell office:value-type="float" office:value="69370" calcext:value-type="float">
            <text:p>69370</text:p>
          </table:table-cell>
          <table:table-cell office:value-type="float" office:value="68996" calcext:value-type="float">
            <text:p>68996</text:p>
          </table:table-cell>
          <table:table-cell table:formula="of:=ROUND([.D201]/[.C201];4)" office:value-type="float" office:value="0.9995" calcext:value-type="float">
            <text:p>0,9995</text:p>
          </table:table-cell>
          <table:table-cell table:formula="of:=ROUND([.E201]/[.D201];4)" office:value-type="float" office:value="0.9997" calcext:value-type="float">
            <text:p>0,9997</text:p>
          </table:table-cell>
          <table:table-cell table:formula="of:=ROUND([.F201]/[.E201];4)" office:value-type="float" office:value="0.9989" calcext:value-type="float">
            <text:p>0,9989</text:p>
          </table:table-cell>
          <table:table-cell table:formula="of:=ROUND([.G201]/[.F201];4)" office:value-type="float" office:value="0.9972" calcext:value-type="float">
            <text:p>0,9972</text:p>
          </table:table-cell>
          <table:table-cell table:formula="of:=ROUND([.H201]/[.G201];4)" office:value-type="float" office:value="0.9946" calcext:value-type="float">
            <text:p>0,9946</text:p>
          </table:table-cell>
          <table:table-cell table:number-columns-repeated="3"/>
        </table:table-row>
        <table:table-row table:style-name="ro1">
          <table:table-cell table:formula="of:=AVERAGE([.$I202:.$M202])" office:value-type="float" office:value="0.99346" calcext:value-type="float">
            <text:p>0,99346</text:p>
          </table:table-cell>
          <table:table-cell office:value-type="string" calcext:value-type="string">
            <text:p>1809</text:p>
          </table:table-cell>
          <table:table-cell office:value-type="float" office:value="56536" calcext:value-type="float">
            <text:p>56536</text:p>
          </table:table-cell>
          <table:table-cell office:value-type="float" office:value="56352" calcext:value-type="float">
            <text:p>56352</text:p>
          </table:table-cell>
          <table:table-cell office:value-type="float" office:value="56086" calcext:value-type="float">
            <text:p>56086</text:p>
          </table:table-cell>
          <table:table-cell office:value-type="float" office:value="55652" calcext:value-type="float">
            <text:p>55652</text:p>
          </table:table-cell>
          <table:table-cell office:value-type="float" office:value="55217" calcext:value-type="float">
            <text:p>55217</text:p>
          </table:table-cell>
          <table:table-cell office:value-type="float" office:value="54711" calcext:value-type="float">
            <text:p>54711</text:p>
          </table:table-cell>
          <table:table-cell table:formula="of:=ROUND([.D202]/[.C202];4)" office:value-type="float" office:value="0.9967" calcext:value-type="float">
            <text:p>0,9967</text:p>
          </table:table-cell>
          <table:table-cell table:formula="of:=ROUND([.E202]/[.D202];4)" office:value-type="float" office:value="0.9953" calcext:value-type="float">
            <text:p>0,9953</text:p>
          </table:table-cell>
          <table:table-cell table:formula="of:=ROUND([.F202]/[.E202];4)" office:value-type="float" office:value="0.9923" calcext:value-type="float">
            <text:p>0,9923</text:p>
          </table:table-cell>
          <table:table-cell table:formula="of:=ROUND([.G202]/[.F202];4)" office:value-type="float" office:value="0.9922" calcext:value-type="float">
            <text:p>0,9922</text:p>
          </table:table-cell>
          <table:table-cell table:formula="of:=ROUND([.H202]/[.G202];4)" office:value-type="float" office:value="0.9908" calcext:value-type="float">
            <text:p>0,9908</text:p>
          </table:table-cell>
          <table:table-cell table:number-columns-repeated="3"/>
        </table:table-row>
        <table:table-row table:style-name="ro1">
          <table:table-cell table:formula="of:=AVERAGE([.$I203:.$M203])" office:value-type="float" office:value="1.00256" calcext:value-type="float">
            <text:p>1,00256</text:p>
          </table:table-cell>
          <table:table-cell office:value-type="string" calcext:value-type="string">
            <text:p>1810</text:p>
          </table:table-cell>
          <table:table-cell office:value-type="float" office:value="80201" calcext:value-type="float">
            <text:p>80201</text:p>
          </table:table-cell>
          <table:table-cell office:value-type="float" office:value="80464" calcext:value-type="float">
            <text:p>80464</text:p>
          </table:table-cell>
          <table:table-cell office:value-type="float" office:value="80741" calcext:value-type="float">
            <text:p>80741</text:p>
          </table:table-cell>
          <table:table-cell office:value-type="float" office:value="80834" calcext:value-type="float">
            <text:p>80834</text:p>
          </table:table-cell>
          <table:table-cell office:value-type="float" office:value="81049" calcext:value-type="float">
            <text:p>81049</text:p>
          </table:table-cell>
          <table:table-cell office:value-type="float" office:value="81226" calcext:value-type="float">
            <text:p>81226</text:p>
          </table:table-cell>
          <table:table-cell table:formula="of:=ROUND([.D203]/[.C203];4)" office:value-type="float" office:value="1.0033" calcext:value-type="float">
            <text:p>1,0033</text:p>
          </table:table-cell>
          <table:table-cell table:formula="of:=ROUND([.E203]/[.D203];4)" office:value-type="float" office:value="1.0034" calcext:value-type="float">
            <text:p>1,0034</text:p>
          </table:table-cell>
          <table:table-cell table:formula="of:=ROUND([.F203]/[.E203];4)" office:value-type="float" office:value="1.0012" calcext:value-type="float">
            <text:p>1,0012</text:p>
          </table:table-cell>
          <table:table-cell table:formula="of:=ROUND([.G203]/[.F203];4)" office:value-type="float" office:value="1.0027" calcext:value-type="float">
            <text:p>1,0027</text:p>
          </table:table-cell>
          <table:table-cell table:formula="of:=ROUND([.H203]/[.G203];4)" office:value-type="float" office:value="1.0022" calcext:value-type="float">
            <text:p>1,0022</text:p>
          </table:table-cell>
          <table:table-cell table:number-columns-repeated="3"/>
        </table:table-row>
        <table:table-row table:style-name="ro1">
          <table:table-cell table:formula="of:=AVERAGE([.$I204:.$M204])" office:value-type="float" office:value="1.00028" calcext:value-type="float">
            <text:p>1,00028</text:p>
          </table:table-cell>
          <table:table-cell office:value-type="string" calcext:value-type="string">
            <text:p>1811</text:p>
          </table:table-cell>
          <table:table-cell office:value-type="float" office:value="136263" calcext:value-type="float">
            <text:p>136263</text:p>
          </table:table-cell>
          <table:table-cell office:value-type="float" office:value="136315" calcext:value-type="float">
            <text:p>136315</text:p>
          </table:table-cell>
          <table:table-cell office:value-type="float" office:value="136666" calcext:value-type="float">
            <text:p>136666</text:p>
          </table:table-cell>
          <table:table-cell office:value-type="float" office:value="136673" calcext:value-type="float">
            <text:p>136673</text:p>
          </table:table-cell>
          <table:table-cell office:value-type="float" office:value="136660" calcext:value-type="float">
            <text:p>136660</text:p>
          </table:table-cell>
          <table:table-cell office:value-type="float" office:value="136441" calcext:value-type="float">
            <text:p>136441</text:p>
          </table:table-cell>
          <table:table-cell table:formula="of:=ROUND([.D204]/[.C204];4)" office:value-type="float" office:value="1.0004" calcext:value-type="float">
            <text:p>1,0004</text:p>
          </table:table-cell>
          <table:table-cell table:formula="of:=ROUND([.E204]/[.D204];4)" office:value-type="float" office:value="1.0026" calcext:value-type="float">
            <text:p>1,0026</text:p>
          </table:table-cell>
          <table:table-cell table:formula="of:=ROUND([.F204]/[.E204];4)" office:value-type="float" office:value="1.0001" calcext:value-type="float">
            <text:p>1,0001</text:p>
          </table:table-cell>
          <table:table-cell table:formula="of:=ROUND([.G204]/[.F204];4)" office:value-type="float" office:value="0.9999" calcext:value-type="float">
            <text:p>0,9999</text:p>
          </table:table-cell>
          <table:table-cell table:formula="of:=ROUND([.H204]/[.G204];4)" office:value-type="float" office:value="0.9984" calcext:value-type="float">
            <text:p>0,9984</text:p>
          </table:table-cell>
          <table:table-cell table:number-columns-repeated="3"/>
        </table:table-row>
        <table:table-row table:style-name="ro1">
          <table:table-cell table:formula="of:=AVERAGE([.$I205:.$M205])" office:value-type="float" office:value="0.99714" calcext:value-type="float">
            <text:p>0,99714</text:p>
          </table:table-cell>
          <table:table-cell office:value-type="string" calcext:value-type="string">
            <text:p>1812</text:p>
          </table:table-cell>
          <table:table-cell office:value-type="float" office:value="67178" calcext:value-type="float">
            <text:p>67178</text:p>
          </table:table-cell>
          <table:table-cell office:value-type="float" office:value="66911" calcext:value-type="float">
            <text:p>66911</text:p>
          </table:table-cell>
          <table:table-cell office:value-type="float" office:value="66917" calcext:value-type="float">
            <text:p>66917</text:p>
          </table:table-cell>
          <table:table-cell office:value-type="float" office:value="66843" calcext:value-type="float">
            <text:p>66843</text:p>
          </table:table-cell>
          <table:table-cell office:value-type="float" office:value="66589" calcext:value-type="float">
            <text:p>66589</text:p>
          </table:table-cell>
          <table:table-cell office:value-type="float" office:value="66221" calcext:value-type="float">
            <text:p>66221</text:p>
          </table:table-cell>
          <table:table-cell table:formula="of:=ROUND([.D205]/[.C205];4)" office:value-type="float" office:value="0.996" calcext:value-type="float">
            <text:p>0,996</text:p>
          </table:table-cell>
          <table:table-cell table:formula="of:=ROUND([.E205]/[.D205];4)" office:value-type="float" office:value="1.0001" calcext:value-type="float">
            <text:p>1,0001</text:p>
          </table:table-cell>
          <table:table-cell table:formula="of:=ROUND([.F205]/[.E205];4)" office:value-type="float" office:value="0.9989" calcext:value-type="float">
            <text:p>0,9989</text:p>
          </table:table-cell>
          <table:table-cell table:formula="of:=ROUND([.G205]/[.F205];4)" office:value-type="float" office:value="0.9962" calcext:value-type="float">
            <text:p>0,9962</text:p>
          </table:table-cell>
          <table:table-cell table:formula="of:=ROUND([.H205]/[.G205];4)" office:value-type="float" office:value="0.9945" calcext:value-type="float">
            <text:p>0,9945</text:p>
          </table:table-cell>
          <table:table-cell table:number-columns-repeated="3"/>
        </table:table-row>
        <table:table-row table:style-name="ro1">
          <table:table-cell table:formula="of:=AVERAGE([.$I206:.$M206])" office:value-type="float" office:value="0.99894" calcext:value-type="float">
            <text:p>0,99894</text:p>
          </table:table-cell>
          <table:table-cell office:value-type="string" calcext:value-type="string">
            <text:p>1813</text:p>
          </table:table-cell>
          <table:table-cell office:value-type="float" office:value="74315" calcext:value-type="float">
            <text:p>74315</text:p>
          </table:table-cell>
          <table:table-cell office:value-type="float" office:value="74360" calcext:value-type="float">
            <text:p>74360</text:p>
          </table:table-cell>
          <table:table-cell office:value-type="float" office:value="74440" calcext:value-type="float">
            <text:p>74440</text:p>
          </table:table-cell>
          <table:table-cell office:value-type="float" office:value="74398" calcext:value-type="float">
            <text:p>74398</text:p>
          </table:table-cell>
          <table:table-cell office:value-type="float" office:value="74061" calcext:value-type="float">
            <text:p>74061</text:p>
          </table:table-cell>
          <table:table-cell office:value-type="float" office:value="73919" calcext:value-type="float">
            <text:p>73919</text:p>
          </table:table-cell>
          <table:table-cell table:formula="of:=ROUND([.D206]/[.C206];4)" office:value-type="float" office:value="1.0006" calcext:value-type="float">
            <text:p>1,0006</text:p>
          </table:table-cell>
          <table:table-cell table:formula="of:=ROUND([.E206]/[.D206];4)" office:value-type="float" office:value="1.0011" calcext:value-type="float">
            <text:p>1,0011</text:p>
          </table:table-cell>
          <table:table-cell table:formula="of:=ROUND([.F206]/[.E206];4)" office:value-type="float" office:value="0.9994" calcext:value-type="float">
            <text:p>0,9994</text:p>
          </table:table-cell>
          <table:table-cell table:formula="of:=ROUND([.G206]/[.F206];4)" office:value-type="float" office:value="0.9955" calcext:value-type="float">
            <text:p>0,9955</text:p>
          </table:table-cell>
          <table:table-cell table:formula="of:=ROUND([.H206]/[.G206];4)" office:value-type="float" office:value="0.9981" calcext:value-type="float">
            <text:p>0,9981</text:p>
          </table:table-cell>
          <table:table-cell table:number-columns-repeated="3"/>
        </table:table-row>
        <table:table-row table:style-name="ro1">
          <table:table-cell table:formula="of:=AVERAGE([.$I207:.$M207])" office:value-type="float" office:value="0.99772" calcext:value-type="float">
            <text:p>0,99772</text:p>
          </table:table-cell>
          <table:table-cell office:value-type="string" calcext:value-type="string">
            <text:p>1814</text:p>
          </table:table-cell>
          <table:table-cell office:value-type="float" office:value="78869" calcext:value-type="float">
            <text:p>78869</text:p>
          </table:table-cell>
          <table:table-cell office:value-type="float" office:value="78735" calcext:value-type="float">
            <text:p>78735</text:p>
          </table:table-cell>
          <table:table-cell office:value-type="float" office:value="78644" calcext:value-type="float">
            <text:p>78644</text:p>
          </table:table-cell>
          <table:table-cell office:value-type="float" office:value="78458" calcext:value-type="float">
            <text:p>78458</text:p>
          </table:table-cell>
          <table:table-cell office:value-type="float" office:value="78362" calcext:value-type="float">
            <text:p>78362</text:p>
          </table:table-cell>
          <table:table-cell office:value-type="float" office:value="77979" calcext:value-type="float">
            <text:p>77979</text:p>
          </table:table-cell>
          <table:table-cell table:formula="of:=ROUND([.D207]/[.C207];4)" office:value-type="float" office:value="0.9983" calcext:value-type="float">
            <text:p>0,9983</text:p>
          </table:table-cell>
          <table:table-cell table:formula="of:=ROUND([.E207]/[.D207];4)" office:value-type="float" office:value="0.9988" calcext:value-type="float">
            <text:p>0,9988</text:p>
          </table:table-cell>
          <table:table-cell table:formula="of:=ROUND([.F207]/[.E207];4)" office:value-type="float" office:value="0.9976" calcext:value-type="float">
            <text:p>0,9976</text:p>
          </table:table-cell>
          <table:table-cell table:formula="of:=ROUND([.G207]/[.F207];4)" office:value-type="float" office:value="0.9988" calcext:value-type="float">
            <text:p>0,9988</text:p>
          </table:table-cell>
          <table:table-cell table:formula="of:=ROUND([.H207]/[.G207];4)" office:value-type="float" office:value="0.9951" calcext:value-type="float">
            <text:p>0,9951</text:p>
          </table:table-cell>
          <table:table-cell table:number-columns-repeated="3"/>
        </table:table-row>
        <table:table-row table:style-name="ro1">
          <table:table-cell table:formula="of:=AVERAGE([.$I208:.$M208])" office:value-type="float" office:value="1.00222" calcext:value-type="float">
            <text:p>1,00222</text:p>
          </table:table-cell>
          <table:table-cell office:value-type="string" calcext:value-type="string">
            <text:p>1815</text:p>
          </table:table-cell>
          <table:table-cell office:value-type="float" office:value="73756" calcext:value-type="float">
            <text:p>73756</text:p>
          </table:table-cell>
          <table:table-cell office:value-type="float" office:value="73956" calcext:value-type="float">
            <text:p>73956</text:p>
          </table:table-cell>
          <table:table-cell office:value-type="float" office:value="74198" calcext:value-type="float">
            <text:p>74198</text:p>
          </table:table-cell>
          <table:table-cell office:value-type="float" office:value="74374" calcext:value-type="float">
            <text:p>74374</text:p>
          </table:table-cell>
          <table:table-cell office:value-type="float" office:value="74515" calcext:value-type="float">
            <text:p>74515</text:p>
          </table:table-cell>
          <table:table-cell office:value-type="float" office:value="74573" calcext:value-type="float">
            <text:p>74573</text:p>
          </table:table-cell>
          <table:table-cell table:formula="of:=ROUND([.D208]/[.C208];4)" office:value-type="float" office:value="1.0027" calcext:value-type="float">
            <text:p>1,0027</text:p>
          </table:table-cell>
          <table:table-cell table:formula="of:=ROUND([.E208]/[.D208];4)" office:value-type="float" office:value="1.0033" calcext:value-type="float">
            <text:p>1,0033</text:p>
          </table:table-cell>
          <table:table-cell table:formula="of:=ROUND([.F208]/[.E208];4)" office:value-type="float" office:value="1.0024" calcext:value-type="float">
            <text:p>1,0024</text:p>
          </table:table-cell>
          <table:table-cell table:formula="of:=ROUND([.G208]/[.F208];4)" office:value-type="float" office:value="1.0019" calcext:value-type="float">
            <text:p>1,0019</text:p>
          </table:table-cell>
          <table:table-cell table:formula="of:=ROUND([.H208]/[.G208];4)" office:value-type="float" office:value="1.0008" calcext:value-type="float">
            <text:p>1,0008</text:p>
          </table:table-cell>
          <table:table-cell table:number-columns-repeated="3"/>
        </table:table-row>
        <table:table-row table:style-name="ro1">
          <table:table-cell table:formula="of:=AVERAGE([.$I209:.$M209])" office:value-type="float" office:value="1.00238" calcext:value-type="float">
            <text:p>1,00238</text:p>
          </table:table-cell>
          <table:table-cell office:value-type="string" calcext:value-type="string">
            <text:p>1816</text:p>
          </table:table-cell>
          <table:table-cell office:value-type="float" office:value="167342" calcext:value-type="float">
            <text:p>167342</text:p>
          </table:table-cell>
          <table:table-cell office:value-type="float" office:value="167738" calcext:value-type="float">
            <text:p>167738</text:p>
          </table:table-cell>
          <table:table-cell office:value-type="float" office:value="169165" calcext:value-type="float">
            <text:p>169165</text:p>
          </table:table-cell>
          <table:table-cell office:value-type="float" office:value="168167" calcext:value-type="float">
            <text:p>168167</text:p>
          </table:table-cell>
          <table:table-cell office:value-type="float" office:value="169438" calcext:value-type="float">
            <text:p>169438</text:p>
          </table:table-cell>
          <table:table-cell office:value-type="float" office:value="169325" calcext:value-type="float">
            <text:p>169325</text:p>
          </table:table-cell>
          <table:table-cell table:formula="of:=ROUND([.D209]/[.C209];4)" office:value-type="float" office:value="1.0024" calcext:value-type="float">
            <text:p>1,0024</text:p>
          </table:table-cell>
          <table:table-cell table:formula="of:=ROUND([.E209]/[.D209];4)" office:value-type="float" office:value="1.0085" calcext:value-type="float">
            <text:p>1,0085</text:p>
          </table:table-cell>
          <table:table-cell table:formula="of:=ROUND([.F209]/[.E209];4)" office:value-type="float" office:value="0.9941" calcext:value-type="float">
            <text:p>0,9941</text:p>
          </table:table-cell>
          <table:table-cell table:formula="of:=ROUND([.G209]/[.F209];4)" office:value-type="float" office:value="1.0076" calcext:value-type="float">
            <text:p>1,0076</text:p>
          </table:table-cell>
          <table:table-cell table:formula="of:=ROUND([.H209]/[.G209];4)" office:value-type="float" office:value="0.9993" calcext:value-type="float">
            <text:p>0,9993</text:p>
          </table:table-cell>
          <table:table-cell table:number-columns-repeated="3"/>
        </table:table-row>
        <table:table-row table:style-name="ro1">
          <table:table-cell table:formula="of:=AVERAGE([.$I210:.$M210])" office:value-type="float" office:value="0.99616" calcext:value-type="float">
            <text:p>0,99616</text:p>
          </table:table-cell>
          <table:table-cell office:value-type="string" calcext:value-type="string">
            <text:p>1817</text:p>
          </table:table-cell>
          <table:table-cell office:value-type="float" office:value="95645" calcext:value-type="float">
            <text:p>95645</text:p>
          </table:table-cell>
          <table:table-cell office:value-type="float" office:value="95279" calcext:value-type="float">
            <text:p>95279</text:p>
          </table:table-cell>
          <table:table-cell office:value-type="float" office:value="95035" calcext:value-type="float">
            <text:p>95035</text:p>
          </table:table-cell>
          <table:table-cell office:value-type="float" office:value="94758" calcext:value-type="float">
            <text:p>94758</text:p>
          </table:table-cell>
          <table:table-cell office:value-type="float" office:value="94385" calcext:value-type="float">
            <text:p>94385</text:p>
          </table:table-cell>
          <table:table-cell office:value-type="float" office:value="93818" calcext:value-type="float">
            <text:p>93818</text:p>
          </table:table-cell>
          <table:table-cell table:formula="of:=ROUND([.D210]/[.C210];4)" office:value-type="float" office:value="0.9962" calcext:value-type="float">
            <text:p>0,9962</text:p>
          </table:table-cell>
          <table:table-cell table:formula="of:=ROUND([.E210]/[.D210];4)" office:value-type="float" office:value="0.9974" calcext:value-type="float">
            <text:p>0,9974</text:p>
          </table:table-cell>
          <table:table-cell table:formula="of:=ROUND([.F210]/[.E210];4)" office:value-type="float" office:value="0.9971" calcext:value-type="float">
            <text:p>0,9971</text:p>
          </table:table-cell>
          <table:table-cell table:formula="of:=ROUND([.G210]/[.F210];4)" office:value-type="float" office:value="0.9961" calcext:value-type="float">
            <text:p>0,9961</text:p>
          </table:table-cell>
          <table:table-cell table:formula="of:=ROUND([.H210]/[.G210];4)" office:value-type="float" office:value="0.994" calcext:value-type="float">
            <text:p>0,994</text:p>
          </table:table-cell>
          <table:table-cell table:number-columns-repeated="3"/>
        </table:table-row>
        <table:table-row table:style-name="ro1">
          <table:table-cell table:formula="of:=AVERAGE([.$I211:.$M211])" office:value-type="float" office:value="0.9953" calcext:value-type="float">
            <text:p>0,9953</text:p>
          </table:table-cell>
          <table:table-cell office:value-type="string" calcext:value-type="string">
            <text:p>1818</text:p>
          </table:table-cell>
          <table:table-cell office:value-type="float" office:value="107946" calcext:value-type="float">
            <text:p>107946</text:p>
          </table:table-cell>
          <table:table-cell office:value-type="float" office:value="107576" calcext:value-type="float">
            <text:p>107576</text:p>
          </table:table-cell>
          <table:table-cell office:value-type="float" office:value="107138" calcext:value-type="float">
            <text:p>107138</text:p>
          </table:table-cell>
          <table:table-cell office:value-type="float" office:value="106619" calcext:value-type="float">
            <text:p>106619</text:p>
          </table:table-cell>
          <table:table-cell office:value-type="float" office:value="106037" calcext:value-type="float">
            <text:p>106037</text:p>
          </table:table-cell>
          <table:table-cell office:value-type="float" office:value="105431" calcext:value-type="float">
            <text:p>105431</text:p>
          </table:table-cell>
          <table:table-cell table:formula="of:=ROUND([.D211]/[.C211];4)" office:value-type="float" office:value="0.9966" calcext:value-type="float">
            <text:p>0,9966</text:p>
          </table:table-cell>
          <table:table-cell table:formula="of:=ROUND([.E211]/[.D211];4)" office:value-type="float" office:value="0.9959" calcext:value-type="float">
            <text:p>0,9959</text:p>
          </table:table-cell>
          <table:table-cell table:formula="of:=ROUND([.F211]/[.E211];4)" office:value-type="float" office:value="0.9952" calcext:value-type="float">
            <text:p>0,9952</text:p>
          </table:table-cell>
          <table:table-cell table:formula="of:=ROUND([.G211]/[.F211];4)" office:value-type="float" office:value="0.9945" calcext:value-type="float">
            <text:p>0,9945</text:p>
          </table:table-cell>
          <table:table-cell table:formula="of:=ROUND([.H211]/[.G211];4)" office:value-type="float" office:value="0.9943" calcext:value-type="float">
            <text:p>0,9943</text:p>
          </table:table-cell>
          <table:table-cell table:number-columns-repeated="3"/>
        </table:table-row>
        <table:table-row table:style-name="ro1">
          <table:table-cell table:formula="of:=AVERAGE([.$I212:.$M212])" office:value-type="float" office:value="0.99776" calcext:value-type="float">
            <text:p>0,99776</text:p>
          </table:table-cell>
          <table:table-cell office:value-type="string" calcext:value-type="string">
            <text:p>1819</text:p>
          </table:table-cell>
          <table:table-cell office:value-type="float" office:value="61852" calcext:value-type="float">
            <text:p>61852</text:p>
          </table:table-cell>
          <table:table-cell office:value-type="float" office:value="61781" calcext:value-type="float">
            <text:p>61781</text:p>
          </table:table-cell>
          <table:table-cell office:value-type="float" office:value="61690" calcext:value-type="float">
            <text:p>61690</text:p>
          </table:table-cell>
          <table:table-cell office:value-type="float" office:value="61558" calcext:value-type="float">
            <text:p>61558</text:p>
          </table:table-cell>
          <table:table-cell office:value-type="float" office:value="61386" calcext:value-type="float">
            <text:p>61386</text:p>
          </table:table-cell>
          <table:table-cell office:value-type="float" office:value="61161" calcext:value-type="float">
            <text:p>61161</text:p>
          </table:table-cell>
          <table:table-cell table:formula="of:=ROUND([.D212]/[.C212];4)" office:value-type="float" office:value="0.9989" calcext:value-type="float">
            <text:p>0,9989</text:p>
          </table:table-cell>
          <table:table-cell table:formula="of:=ROUND([.E212]/[.D212];4)" office:value-type="float" office:value="0.9985" calcext:value-type="float">
            <text:p>0,9985</text:p>
          </table:table-cell>
          <table:table-cell table:formula="of:=ROUND([.F212]/[.E212];4)" office:value-type="float" office:value="0.9979" calcext:value-type="float">
            <text:p>0,9979</text:p>
          </table:table-cell>
          <table:table-cell table:formula="of:=ROUND([.G212]/[.F212];4)" office:value-type="float" office:value="0.9972" calcext:value-type="float">
            <text:p>0,9972</text:p>
          </table:table-cell>
          <table:table-cell table:formula="of:=ROUND([.H212]/[.G212];4)" office:value-type="float" office:value="0.9963" calcext:value-type="float">
            <text:p>0,9963</text:p>
          </table:table-cell>
          <table:table-cell table:number-columns-repeated="3"/>
        </table:table-row>
        <table:table-row table:style-name="ro1">
          <table:table-cell table:formula="of:=AVERAGE([.$I213:.$M213])" office:value-type="float" office:value="0.9963" calcext:value-type="float">
            <text:p>0,9963</text:p>
          </table:table-cell>
          <table:table-cell office:value-type="string" calcext:value-type="string">
            <text:p>1820</text:p>
          </table:table-cell>
          <table:table-cell office:value-type="float" office:value="53711" calcext:value-type="float">
            <text:p>53711</text:p>
          </table:table-cell>
          <table:table-cell office:value-type="float" office:value="53481" calcext:value-type="float">
            <text:p>53481</text:p>
          </table:table-cell>
          <table:table-cell office:value-type="float" office:value="53388" calcext:value-type="float">
            <text:p>53388</text:p>
          </table:table-cell>
          <table:table-cell office:value-type="float" office:value="53236" calcext:value-type="float">
            <text:p>53236</text:p>
          </table:table-cell>
          <table:table-cell office:value-type="float" office:value="52965" calcext:value-type="float">
            <text:p>52965</text:p>
          </table:table-cell>
          <table:table-cell office:value-type="float" office:value="52720" calcext:value-type="float">
            <text:p>52720</text:p>
          </table:table-cell>
          <table:table-cell table:formula="of:=ROUND([.D213]/[.C213];4)" office:value-type="float" office:value="0.9957" calcext:value-type="float">
            <text:p>0,9957</text:p>
          </table:table-cell>
          <table:table-cell table:formula="of:=ROUND([.E213]/[.D213];4)" office:value-type="float" office:value="0.9983" calcext:value-type="float">
            <text:p>0,9983</text:p>
          </table:table-cell>
          <table:table-cell table:formula="of:=ROUND([.F213]/[.E213];4)" office:value-type="float" office:value="0.9972" calcext:value-type="float">
            <text:p>0,9972</text:p>
          </table:table-cell>
          <table:table-cell table:formula="of:=ROUND([.G213]/[.F213];4)" office:value-type="float" office:value="0.9949" calcext:value-type="float">
            <text:p>0,9949</text:p>
          </table:table-cell>
          <table:table-cell table:formula="of:=ROUND([.H213]/[.G213];4)" office:value-type="float" office:value="0.9954" calcext:value-type="float">
            <text:p>0,9954</text:p>
          </table:table-cell>
          <table:table-cell table:number-columns-repeated="3"/>
        </table:table-row>
        <table:table-row table:style-name="ro1">
          <table:table-cell table:formula="of:=AVERAGE([.$I214:.$M214])" office:value-type="float" office:value="0.99646" calcext:value-type="float">
            <text:p>0,99646</text:p>
          </table:table-cell>
          <table:table-cell office:value-type="string" calcext:value-type="string">
            <text:p>1861</text:p>
          </table:table-cell>
          <table:table-cell office:value-type="float" office:value="46775" calcext:value-type="float">
            <text:p>46775</text:p>
          </table:table-cell>
          <table:table-cell office:value-type="float" office:value="46565" calcext:value-type="float">
            <text:p>46565</text:p>
          </table:table-cell>
          <table:table-cell office:value-type="float" office:value="46600" calcext:value-type="float">
            <text:p>46600</text:p>
          </table:table-cell>
          <table:table-cell office:value-type="float" office:value="46511" calcext:value-type="float">
            <text:p>46511</text:p>
          </table:table-cell>
          <table:table-cell office:value-type="float" office:value="46291" calcext:value-type="float">
            <text:p>46291</text:p>
          </table:table-cell>
          <table:table-cell office:value-type="float" office:value="45948" calcext:value-type="float">
            <text:p>45948</text:p>
          </table:table-cell>
          <table:table-cell table:formula="of:=ROUND([.D214]/[.C214];4)" office:value-type="float" office:value="0.9955" calcext:value-type="float">
            <text:p>0,9955</text:p>
          </table:table-cell>
          <table:table-cell table:formula="of:=ROUND([.E214]/[.D214];4)" office:value-type="float" office:value="1.0008" calcext:value-type="float">
            <text:p>1,0008</text:p>
          </table:table-cell>
          <table:table-cell table:formula="of:=ROUND([.F214]/[.E214];4)" office:value-type="float" office:value="0.9981" calcext:value-type="float">
            <text:p>0,9981</text:p>
          </table:table-cell>
          <table:table-cell table:formula="of:=ROUND([.G214]/[.F214];4)" office:value-type="float" office:value="0.9953" calcext:value-type="float">
            <text:p>0,9953</text:p>
          </table:table-cell>
          <table:table-cell table:formula="of:=ROUND([.H214]/[.G214];4)" office:value-type="float" office:value="0.9926" calcext:value-type="float">
            <text:p>0,9926</text:p>
          </table:table-cell>
          <table:table-cell table:number-columns-repeated="3"/>
        </table:table-row>
        <table:table-row table:style-name="ro1">
          <table:table-cell table:formula="of:=AVERAGE([.$I215:.$M215])" office:value-type="float" office:value="0.99044" calcext:value-type="float">
            <text:p>0,99044</text:p>
          </table:table-cell>
          <table:table-cell office:value-type="string" calcext:value-type="string">
            <text:p>1862</text:p>
          </table:table-cell>
          <table:table-cell office:value-type="float" office:value="62720" calcext:value-type="float">
            <text:p>62720</text:p>
          </table:table-cell>
          <table:table-cell office:value-type="float" office:value="62154" calcext:value-type="float">
            <text:p>62154</text:p>
          </table:table-cell>
          <table:table-cell office:value-type="float" office:value="61808" calcext:value-type="float">
            <text:p>61808</text:p>
          </table:table-cell>
          <table:table-cell office:value-type="float" office:value="61251" calcext:value-type="float">
            <text:p>61251</text:p>
          </table:table-cell>
          <table:table-cell office:value-type="float" office:value="60689" calcext:value-type="float">
            <text:p>60689</text:p>
          </table:table-cell>
          <table:table-cell office:value-type="float" office:value="59779" calcext:value-type="float">
            <text:p>59779</text:p>
          </table:table-cell>
          <table:table-cell table:formula="of:=ROUND([.D215]/[.C215];4)" office:value-type="float" office:value="0.991" calcext:value-type="float">
            <text:p>0,991</text:p>
          </table:table-cell>
          <table:table-cell table:formula="of:=ROUND([.E215]/[.D215];4)" office:value-type="float" office:value="0.9944" calcext:value-type="float">
            <text:p>0,9944</text:p>
          </table:table-cell>
          <table:table-cell table:formula="of:=ROUND([.F215]/[.E215];4)" office:value-type="float" office:value="0.991" calcext:value-type="float">
            <text:p>0,991</text:p>
          </table:table-cell>
          <table:table-cell table:formula="of:=ROUND([.G215]/[.F215];4)" office:value-type="float" office:value="0.9908" calcext:value-type="float">
            <text:p>0,9908</text:p>
          </table:table-cell>
          <table:table-cell table:formula="of:=ROUND([.H215]/[.G215];4)" office:value-type="float" office:value="0.985" calcext:value-type="float">
            <text:p>0,985</text:p>
          </table:table-cell>
          <table:table-cell table:number-columns-repeated="3"/>
        </table:table-row>
        <table:table-row table:style-name="ro1">
          <table:table-cell table:formula="of:=AVERAGE([.$I216:.$M216])" office:value-type="float" office:value="1.01256" calcext:value-type="float">
            <text:p>1,01256</text:p>
          </table:table-cell>
          <table:table-cell office:value-type="string" calcext:value-type="string">
            <text:p>1863</text:p>
          </table:table-cell>
          <table:table-cell office:value-type="float" office:value="185896" calcext:value-type="float">
            <text:p>185896</text:p>
          </table:table-cell>
          <table:table-cell office:value-type="float" office:value="188021" calcext:value-type="float">
            <text:p>188021</text:p>
          </table:table-cell>
          <table:table-cell office:value-type="float" office:value="189662" calcext:value-type="float">
            <text:p>189662</text:p>
          </table:table-cell>
          <table:table-cell office:value-type="float" office:value="193883" calcext:value-type="float">
            <text:p>193883</text:p>
          </table:table-cell>
          <table:table-cell office:value-type="float" office:value="196208" calcext:value-type="float">
            <text:p>196208</text:p>
          </table:table-cell>
          <table:table-cell office:value-type="float" office:value="197863" calcext:value-type="float">
            <text:p>197863</text:p>
          </table:table-cell>
          <table:table-cell table:formula="of:=ROUND([.D216]/[.C216];4)" office:value-type="float" office:value="1.0114" calcext:value-type="float">
            <text:p>1,0114</text:p>
          </table:table-cell>
          <table:table-cell table:formula="of:=ROUND([.E216]/[.D216];4)" office:value-type="float" office:value="1.0087" calcext:value-type="float">
            <text:p>1,0087</text:p>
          </table:table-cell>
          <table:table-cell table:formula="of:=ROUND([.F216]/[.E216];4)" office:value-type="float" office:value="1.0223" calcext:value-type="float">
            <text:p>1,0223</text:p>
          </table:table-cell>
          <table:table-cell table:formula="of:=ROUND([.G216]/[.F216];4)" office:value-type="float" office:value="1.012" calcext:value-type="float">
            <text:p>1,012</text:p>
          </table:table-cell>
          <table:table-cell table:formula="of:=ROUND([.H216]/[.G216];4)" office:value-type="float" office:value="1.0084" calcext:value-type="float">
            <text:p>1,0084</text:p>
          </table:table-cell>
          <table:table-cell table:number-columns-repeated="3"/>
        </table:table-row>
        <table:table-row table:style-name="ro1">
          <table:table-cell table:formula="of:=AVERAGE([.$I217:.$M217])" office:value-type="float" office:value="0.99384" calcext:value-type="float">
            <text:p>0,99384</text:p>
          </table:table-cell>
          <table:table-cell office:value-type="string" calcext:value-type="string">
            <text:p>1864</text:p>
          </table:table-cell>
          <table:table-cell office:value-type="float" office:value="47816" calcext:value-type="float">
            <text:p>47816</text:p>
          </table:table-cell>
          <table:table-cell office:value-type="float" office:value="47595" calcext:value-type="float">
            <text:p>47595</text:p>
          </table:table-cell>
          <table:table-cell office:value-type="float" office:value="47387" calcext:value-type="float">
            <text:p>47387</text:p>
          </table:table-cell>
          <table:table-cell office:value-type="float" office:value="47047" calcext:value-type="float">
            <text:p>47047</text:p>
          </table:table-cell>
          <table:table-cell office:value-type="float" office:value="46745" calcext:value-type="float">
            <text:p>46745</text:p>
          </table:table-cell>
          <table:table-cell office:value-type="float" office:value="46360" calcext:value-type="float">
            <text:p>46360</text:p>
          </table:table-cell>
          <table:table-cell table:formula="of:=ROUND([.D217]/[.C217];4)" office:value-type="float" office:value="0.9954" calcext:value-type="float">
            <text:p>0,9954</text:p>
          </table:table-cell>
          <table:table-cell table:formula="of:=ROUND([.E217]/[.D217];4)" office:value-type="float" office:value="0.9956" calcext:value-type="float">
            <text:p>0,9956</text:p>
          </table:table-cell>
          <table:table-cell table:formula="of:=ROUND([.F217]/[.E217];4)" office:value-type="float" office:value="0.9928" calcext:value-type="float">
            <text:p>0,9928</text:p>
          </table:table-cell>
          <table:table-cell table:formula="of:=ROUND([.G217]/[.F217];4)" office:value-type="float" office:value="0.9936" calcext:value-type="float">
            <text:p>0,9936</text:p>
          </table:table-cell>
          <table:table-cell table:formula="of:=ROUND([.H217]/[.G217];4)" office:value-type="float" office:value="0.9918" calcext:value-type="float">
            <text:p>0,9918</text:p>
          </table:table-cell>
          <table:table-cell table:number-columns-repeated="3"/>
        </table:table-row>
        <table:table-row table:style-name="ro1">
          <table:table-cell table:formula="of:=AVERAGE([.$I218:.$M218])" office:value-type="float" office:value="0.99504" calcext:value-type="float">
            <text:p>0,99504</text:p>
          </table:table-cell>
          <table:table-cell office:value-type="string" calcext:value-type="string">
            <text:p>2001</text:p>
          </table:table-cell>
          <table:table-cell office:value-type="float" office:value="59103" calcext:value-type="float">
            <text:p>59103</text:p>
          </table:table-cell>
          <table:table-cell office:value-type="float" office:value="58905" calcext:value-type="float">
            <text:p>58905</text:p>
          </table:table-cell>
          <table:table-cell office:value-type="float" office:value="58669" calcext:value-type="float">
            <text:p>58669</text:p>
          </table:table-cell>
          <table:table-cell office:value-type="float" office:value="58367" calcext:value-type="float">
            <text:p>58367</text:p>
          </table:table-cell>
          <table:table-cell office:value-type="float" office:value="58068" calcext:value-type="float">
            <text:p>58068</text:p>
          </table:table-cell>
          <table:table-cell office:value-type="float" office:value="57651" calcext:value-type="float">
            <text:p>57651</text:p>
          </table:table-cell>
          <table:table-cell table:formula="of:=ROUND([.D218]/[.C218];4)" office:value-type="float" office:value="0.9966" calcext:value-type="float">
            <text:p>0,9966</text:p>
          </table:table-cell>
          <table:table-cell table:formula="of:=ROUND([.E218]/[.D218];4)" office:value-type="float" office:value="0.996" calcext:value-type="float">
            <text:p>0,996</text:p>
          </table:table-cell>
          <table:table-cell table:formula="of:=ROUND([.F218]/[.E218];4)" office:value-type="float" office:value="0.9949" calcext:value-type="float">
            <text:p>0,9949</text:p>
          </table:table-cell>
          <table:table-cell table:formula="of:=ROUND([.G218]/[.F218];4)" office:value-type="float" office:value="0.9949" calcext:value-type="float">
            <text:p>0,9949</text:p>
          </table:table-cell>
          <table:table-cell table:formula="of:=ROUND([.H218]/[.G218];4)" office:value-type="float" office:value="0.9928" calcext:value-type="float">
            <text:p>0,9928</text:p>
          </table:table-cell>
          <table:table-cell table:number-columns-repeated="3"/>
        </table:table-row>
        <table:table-row table:style-name="ro1">
          <table:table-cell table:formula="of:=AVERAGE([.$I219:.$M219])" office:value-type="float" office:value="1.00722" calcext:value-type="float">
            <text:p>1,00722</text:p>
          </table:table-cell>
          <table:table-cell office:value-type="string" calcext:value-type="string">
            <text:p>2002</text:p>
          </table:table-cell>
          <table:table-cell office:value-type="float" office:value="145517" calcext:value-type="float">
            <text:p>145517</text:p>
          </table:table-cell>
          <table:table-cell office:value-type="float" office:value="146254" calcext:value-type="float">
            <text:p>146254</text:p>
          </table:table-cell>
          <table:table-cell office:value-type="float" office:value="147002" calcext:value-type="float">
            <text:p>147002</text:p>
          </table:table-cell>
          <table:table-cell office:value-type="float" office:value="148145" calcext:value-type="float">
            <text:p>148145</text:p>
          </table:table-cell>
          <table:table-cell office:value-type="float" office:value="149611" calcext:value-type="float">
            <text:p>149611</text:p>
          </table:table-cell>
          <table:table-cell office:value-type="float" office:value="150845" calcext:value-type="float">
            <text:p>150845</text:p>
          </table:table-cell>
          <table:table-cell table:formula="of:=ROUND([.D219]/[.C219];4)" office:value-type="float" office:value="1.0051" calcext:value-type="float">
            <text:p>1,0051</text:p>
          </table:table-cell>
          <table:table-cell table:formula="of:=ROUND([.E219]/[.D219];4)" office:value-type="float" office:value="1.0051" calcext:value-type="float">
            <text:p>1,0051</text:p>
          </table:table-cell>
          <table:table-cell table:formula="of:=ROUND([.F219]/[.E219];4)" office:value-type="float" office:value="1.0078" calcext:value-type="float">
            <text:p>1,0078</text:p>
          </table:table-cell>
          <table:table-cell table:formula="of:=ROUND([.G219]/[.F219];4)" office:value-type="float" office:value="1.0099" calcext:value-type="float">
            <text:p>1,0099</text:p>
          </table:table-cell>
          <table:table-cell table:formula="of:=ROUND([.H219]/[.G219];4)" office:value-type="float" office:value="1.0082" calcext:value-type="float">
            <text:p>1,0082</text:p>
          </table:table-cell>
          <table:table-cell table:number-columns-repeated="3"/>
        </table:table-row>
        <table:table-row table:style-name="ro1">
          <table:table-cell table:formula="of:=AVERAGE([.$I220:.$M220])" office:value-type="float" office:value="0.98964" calcext:value-type="float">
            <text:p>0,98964</text:p>
          </table:table-cell>
          <table:table-cell office:value-type="string" calcext:value-type="string">
            <text:p>2003</text:p>
          </table:table-cell>
          <table:table-cell office:value-type="float" office:value="56562" calcext:value-type="float">
            <text:p>56562</text:p>
          </table:table-cell>
          <table:table-cell office:value-type="float" office:value="56075" calcext:value-type="float">
            <text:p>56075</text:p>
          </table:table-cell>
          <table:table-cell office:value-type="float" office:value="55427" calcext:value-type="float">
            <text:p>55427</text:p>
          </table:table-cell>
          <table:table-cell office:value-type="float" office:value="54863" calcext:value-type="float">
            <text:p>54863</text:p>
          </table:table-cell>
          <table:table-cell office:value-type="float" office:value="54353" calcext:value-type="float">
            <text:p>54353</text:p>
          </table:table-cell>
          <table:table-cell office:value-type="float" office:value="53695" calcext:value-type="float">
            <text:p>53695</text:p>
          </table:table-cell>
          <table:table-cell table:formula="of:=ROUND([.D220]/[.C220];4)" office:value-type="float" office:value="0.9914" calcext:value-type="float">
            <text:p>0,9914</text:p>
          </table:table-cell>
          <table:table-cell table:formula="of:=ROUND([.E220]/[.D220];4)" office:value-type="float" office:value="0.9884" calcext:value-type="float">
            <text:p>0,9884</text:p>
          </table:table-cell>
          <table:table-cell table:formula="of:=ROUND([.F220]/[.E220];4)" office:value-type="float" office:value="0.9898" calcext:value-type="float">
            <text:p>0,9898</text:p>
          </table:table-cell>
          <table:table-cell table:formula="of:=ROUND([.G220]/[.F220];4)" office:value-type="float" office:value="0.9907" calcext:value-type="float">
            <text:p>0,9907</text:p>
          </table:table-cell>
          <table:table-cell table:formula="of:=ROUND([.H220]/[.G220];4)" office:value-type="float" office:value="0.9879" calcext:value-type="float">
            <text:p>0,9879</text:p>
          </table:table-cell>
          <table:table-cell table:number-columns-repeated="3"/>
        </table:table-row>
        <table:table-row table:style-name="ro1">
          <table:table-cell table:formula="of:=AVERAGE([.$I221:.$M221])" office:value-type="float" office:value="0.99344" calcext:value-type="float">
            <text:p>0,99344</text:p>
          </table:table-cell>
          <table:table-cell office:value-type="string" calcext:value-type="string">
            <text:p>2004</text:p>
          </table:table-cell>
          <table:table-cell office:value-type="float" office:value="48357" calcext:value-type="float">
            <text:p>48357</text:p>
          </table:table-cell>
          <table:table-cell office:value-type="float" office:value="48041" calcext:value-type="float">
            <text:p>48041</text:p>
          </table:table-cell>
          <table:table-cell office:value-type="float" office:value="47781" calcext:value-type="float">
            <text:p>47781</text:p>
          </table:table-cell>
          <table:table-cell office:value-type="float" office:value="47518" calcext:value-type="float">
            <text:p>47518</text:p>
          </table:table-cell>
          <table:table-cell office:value-type="float" office:value="47210" calcext:value-type="float">
            <text:p>47210</text:p>
          </table:table-cell>
          <table:table-cell office:value-type="float" office:value="46792" calcext:value-type="float">
            <text:p>46792</text:p>
          </table:table-cell>
          <table:table-cell table:formula="of:=ROUND([.D221]/[.C221];4)" office:value-type="float" office:value="0.9935" calcext:value-type="float">
            <text:p>0,9935</text:p>
          </table:table-cell>
          <table:table-cell table:formula="of:=ROUND([.E221]/[.D221];4)" office:value-type="float" office:value="0.9946" calcext:value-type="float">
            <text:p>0,9946</text:p>
          </table:table-cell>
          <table:table-cell table:formula="of:=ROUND([.F221]/[.E221];4)" office:value-type="float" office:value="0.9945" calcext:value-type="float">
            <text:p>0,9945</text:p>
          </table:table-cell>
          <table:table-cell table:formula="of:=ROUND([.G221]/[.F221];4)" office:value-type="float" office:value="0.9935" calcext:value-type="float">
            <text:p>0,9935</text:p>
          </table:table-cell>
          <table:table-cell table:formula="of:=ROUND([.H221]/[.G221];4)" office:value-type="float" office:value="0.9911" calcext:value-type="float">
            <text:p>0,9911</text:p>
          </table:table-cell>
          <table:table-cell table:number-columns-repeated="3"/>
        </table:table-row>
        <table:table-row table:style-name="ro1">
          <table:table-cell table:formula="of:=AVERAGE([.$I222:.$M222])" office:value-type="float" office:value="0.98816" calcext:value-type="float">
            <text:p>0,98816</text:p>
          </table:table-cell>
          <table:table-cell office:value-type="string" calcext:value-type="string">
            <text:p>2005</text:p>
          </table:table-cell>
          <table:table-cell office:value-type="float" office:value="44567" calcext:value-type="float">
            <text:p>44567</text:p>
          </table:table-cell>
          <table:table-cell office:value-type="float" office:value="44146" calcext:value-type="float">
            <text:p>44146</text:p>
          </table:table-cell>
          <table:table-cell office:value-type="float" office:value="43745" calcext:value-type="float">
            <text:p>43745</text:p>
          </table:table-cell>
          <table:table-cell office:value-type="float" office:value="43143" calcext:value-type="float">
            <text:p>43143</text:p>
          </table:table-cell>
          <table:table-cell office:value-type="float" office:value="42610" calcext:value-type="float">
            <text:p>42610</text:p>
          </table:table-cell>
          <table:table-cell office:value-type="float" office:value="41991" calcext:value-type="float">
            <text:p>41991</text:p>
          </table:table-cell>
          <table:table-cell table:formula="of:=ROUND([.D222]/[.C222];4)" office:value-type="float" office:value="0.9906" calcext:value-type="float">
            <text:p>0,9906</text:p>
          </table:table-cell>
          <table:table-cell table:formula="of:=ROUND([.E222]/[.D222];4)" office:value-type="float" office:value="0.9909" calcext:value-type="float">
            <text:p>0,9909</text:p>
          </table:table-cell>
          <table:table-cell table:formula="of:=ROUND([.F222]/[.E222];4)" office:value-type="float" office:value="0.9862" calcext:value-type="float">
            <text:p>0,9862</text:p>
          </table:table-cell>
          <table:table-cell table:formula="of:=ROUND([.G222]/[.F222];4)" office:value-type="float" office:value="0.9876" calcext:value-type="float">
            <text:p>0,9876</text:p>
          </table:table-cell>
          <table:table-cell table:formula="of:=ROUND([.H222]/[.G222];4)" office:value-type="float" office:value="0.9855" calcext:value-type="float">
            <text:p>0,9855</text:p>
          </table:table-cell>
          <table:table-cell table:number-columns-repeated="3"/>
        </table:table-row>
        <table:table-row table:style-name="ro1">
          <table:table-cell table:formula="of:=AVERAGE([.$I223:.$M223])" office:value-type="float" office:value="0.9934" calcext:value-type="float">
            <text:p>0,9934</text:p>
          </table:table-cell>
          <table:table-cell office:value-type="string" calcext:value-type="string">
            <text:p>2006</text:p>
          </table:table-cell>
          <table:table-cell office:value-type="float" office:value="39162" calcext:value-type="float">
            <text:p>39162</text:p>
          </table:table-cell>
          <table:table-cell office:value-type="float" office:value="38995" calcext:value-type="float">
            <text:p>38995</text:p>
          </table:table-cell>
          <table:table-cell office:value-type="float" office:value="38748" calcext:value-type="float">
            <text:p>38748</text:p>
          </table:table-cell>
          <table:table-cell office:value-type="float" office:value="38396" calcext:value-type="float">
            <text:p>38396</text:p>
          </table:table-cell>
          <table:table-cell office:value-type="float" office:value="38057" calcext:value-type="float">
            <text:p>38057</text:p>
          </table:table-cell>
          <table:table-cell office:value-type="float" office:value="37887" calcext:value-type="float">
            <text:p>37887</text:p>
          </table:table-cell>
          <table:table-cell table:formula="of:=ROUND([.D223]/[.C223];4)" office:value-type="float" office:value="0.9957" calcext:value-type="float">
            <text:p>0,9957</text:p>
          </table:table-cell>
          <table:table-cell table:formula="of:=ROUND([.E223]/[.D223];4)" office:value-type="float" office:value="0.9937" calcext:value-type="float">
            <text:p>0,9937</text:p>
          </table:table-cell>
          <table:table-cell table:formula="of:=ROUND([.F223]/[.E223];4)" office:value-type="float" office:value="0.9909" calcext:value-type="float">
            <text:p>0,9909</text:p>
          </table:table-cell>
          <table:table-cell table:formula="of:=ROUND([.G223]/[.F223];4)" office:value-type="float" office:value="0.9912" calcext:value-type="float">
            <text:p>0,9912</text:p>
          </table:table-cell>
          <table:table-cell table:formula="of:=ROUND([.H223]/[.G223];4)" office:value-type="float" office:value="0.9955" calcext:value-type="float">
            <text:p>0,9955</text:p>
          </table:table-cell>
          <table:table-cell table:number-columns-repeated="3"/>
        </table:table-row>
        <table:table-row table:style-name="ro1">
          <table:table-cell table:formula="of:=AVERAGE([.$I224:.$M224])" office:value-type="float" office:value="0.9976" calcext:value-type="float">
            <text:p>0,9976</text:p>
          </table:table-cell>
          <table:table-cell office:value-type="string" calcext:value-type="string">
            <text:p>2007</text:p>
          </table:table-cell>
          <table:table-cell office:value-type="float" office:value="51439" calcext:value-type="float">
            <text:p>51439</text:p>
          </table:table-cell>
          <table:table-cell office:value-type="float" office:value="51305" calcext:value-type="float">
            <text:p>51305</text:p>
          </table:table-cell>
          <table:table-cell office:value-type="float" office:value="51084" calcext:value-type="float">
            <text:p>51084</text:p>
          </table:table-cell>
          <table:table-cell office:value-type="float" office:value="51000" calcext:value-type="float">
            <text:p>51000</text:p>
          </table:table-cell>
          <table:table-cell office:value-type="float" office:value="50943" calcext:value-type="float">
            <text:p>50943</text:p>
          </table:table-cell>
          <table:table-cell office:value-type="float" office:value="50819" calcext:value-type="float">
            <text:p>50819</text:p>
          </table:table-cell>
          <table:table-cell table:formula="of:=ROUND([.D224]/[.C224];4)" office:value-type="float" office:value="0.9974" calcext:value-type="float">
            <text:p>0,9974</text:p>
          </table:table-cell>
          <table:table-cell table:formula="of:=ROUND([.E224]/[.D224];4)" office:value-type="float" office:value="0.9957" calcext:value-type="float">
            <text:p>0,9957</text:p>
          </table:table-cell>
          <table:table-cell table:formula="of:=ROUND([.F224]/[.E224];4)" office:value-type="float" office:value="0.9984" calcext:value-type="float">
            <text:p>0,9984</text:p>
          </table:table-cell>
          <table:table-cell table:formula="of:=ROUND([.G224]/[.F224];4)" office:value-type="float" office:value="0.9989" calcext:value-type="float">
            <text:p>0,9989</text:p>
          </table:table-cell>
          <table:table-cell table:formula="of:=ROUND([.H224]/[.G224];4)" office:value-type="float" office:value="0.9976" calcext:value-type="float">
            <text:p>0,9976</text:p>
          </table:table-cell>
          <table:table-cell table:number-columns-repeated="3"/>
        </table:table-row>
        <table:table-row table:style-name="ro1">
          <table:table-cell table:formula="of:=AVERAGE([.$I225:.$M225])" office:value-type="float" office:value="0.99278" calcext:value-type="float">
            <text:p>0,99278</text:p>
          </table:table-cell>
          <table:table-cell office:value-type="string" calcext:value-type="string">
            <text:p>2008</text:p>
          </table:table-cell>
          <table:table-cell office:value-type="float" office:value="41544" calcext:value-type="float">
            <text:p>41544</text:p>
          </table:table-cell>
          <table:table-cell office:value-type="float" office:value="41254" calcext:value-type="float">
            <text:p>41254</text:p>
          </table:table-cell>
          <table:table-cell office:value-type="float" office:value="41011" calcext:value-type="float">
            <text:p>41011</text:p>
          </table:table-cell>
          <table:table-cell office:value-type="float" office:value="40712" calcext:value-type="float">
            <text:p>40712</text:p>
          </table:table-cell>
          <table:table-cell office:value-type="float" office:value="40412" calcext:value-type="float">
            <text:p>40412</text:p>
          </table:table-cell>
          <table:table-cell office:value-type="float" office:value="40070" calcext:value-type="float">
            <text:p>40070</text:p>
          </table:table-cell>
          <table:table-cell table:formula="of:=ROUND([.D225]/[.C225];4)" office:value-type="float" office:value="0.993" calcext:value-type="float">
            <text:p>0,993</text:p>
          </table:table-cell>
          <table:table-cell table:formula="of:=ROUND([.E225]/[.D225];4)" office:value-type="float" office:value="0.9941" calcext:value-type="float">
            <text:p>0,9941</text:p>
          </table:table-cell>
          <table:table-cell table:formula="of:=ROUND([.F225]/[.E225];4)" office:value-type="float" office:value="0.9927" calcext:value-type="float">
            <text:p>0,9927</text:p>
          </table:table-cell>
          <table:table-cell table:formula="of:=ROUND([.G225]/[.F225];4)" office:value-type="float" office:value="0.9926" calcext:value-type="float">
            <text:p>0,9926</text:p>
          </table:table-cell>
          <table:table-cell table:formula="of:=ROUND([.H225]/[.G225];4)" office:value-type="float" office:value="0.9915" calcext:value-type="float">
            <text:p>0,9915</text:p>
          </table:table-cell>
          <table:table-cell table:number-columns-repeated="3"/>
        </table:table-row>
        <table:table-row table:style-name="ro1">
          <table:table-cell table:formula="of:=AVERAGE([.$I226:.$M226])" office:value-type="float" office:value="0.99092" calcext:value-type="float">
            <text:p>0,99092</text:p>
          </table:table-cell>
          <table:table-cell office:value-type="string" calcext:value-type="string">
            <text:p>2009</text:p>
          </table:table-cell>
          <table:table-cell office:value-type="float" office:value="20606" calcext:value-type="float">
            <text:p>20606</text:p>
          </table:table-cell>
          <table:table-cell office:value-type="float" office:value="20417" calcext:value-type="float">
            <text:p>20417</text:p>
          </table:table-cell>
          <table:table-cell office:value-type="float" office:value="20270" calcext:value-type="float">
            <text:p>20270</text:p>
          </table:table-cell>
          <table:table-cell office:value-type="float" office:value="20092" calcext:value-type="float">
            <text:p>20092</text:p>
          </table:table-cell>
          <table:table-cell office:value-type="float" office:value="19914" calcext:value-type="float">
            <text:p>19914</text:p>
          </table:table-cell>
          <table:table-cell office:value-type="float" office:value="19689" calcext:value-type="float">
            <text:p>19689</text:p>
          </table:table-cell>
          <table:table-cell table:formula="of:=ROUND([.D226]/[.C226];4)" office:value-type="float" office:value="0.9908" calcext:value-type="float">
            <text:p>0,9908</text:p>
          </table:table-cell>
          <table:table-cell table:formula="of:=ROUND([.E226]/[.D226];4)" office:value-type="float" office:value="0.9928" calcext:value-type="float">
            <text:p>0,9928</text:p>
          </table:table-cell>
          <table:table-cell table:formula="of:=ROUND([.F226]/[.E226];4)" office:value-type="float" office:value="0.9912" calcext:value-type="float">
            <text:p>0,9912</text:p>
          </table:table-cell>
          <table:table-cell table:formula="of:=ROUND([.G226]/[.F226];4)" office:value-type="float" office:value="0.9911" calcext:value-type="float">
            <text:p>0,9911</text:p>
          </table:table-cell>
          <table:table-cell table:formula="of:=ROUND([.H226]/[.G226];4)" office:value-type="float" office:value="0.9887" calcext:value-type="float">
            <text:p>0,9887</text:p>
          </table:table-cell>
          <table:table-cell table:number-columns-repeated="3"/>
        </table:table-row>
        <table:table-row table:style-name="ro1">
          <table:table-cell table:formula="of:=AVERAGE([.$I227:.$M227])" office:value-type="float" office:value="0.98912" calcext:value-type="float">
            <text:p>0,98912</text:p>
          </table:table-cell>
          <table:table-cell office:value-type="string" calcext:value-type="string">
            <text:p>2010</text:p>
          </table:table-cell>
          <table:table-cell office:value-type="float" office:value="46072" calcext:value-type="float">
            <text:p>46072</text:p>
          </table:table-cell>
          <table:table-cell office:value-type="float" office:value="45538" calcext:value-type="float">
            <text:p>45538</text:p>
          </table:table-cell>
          <table:table-cell office:value-type="float" office:value="45191" calcext:value-type="float">
            <text:p>45191</text:p>
          </table:table-cell>
          <table:table-cell office:value-type="float" office:value="44689" calcext:value-type="float">
            <text:p>44689</text:p>
          </table:table-cell>
          <table:table-cell office:value-type="float" office:value="44193" calcext:value-type="float">
            <text:p>44193</text:p>
          </table:table-cell>
          <table:table-cell office:value-type="float" office:value="43618" calcext:value-type="float">
            <text:p>43618</text:p>
          </table:table-cell>
          <table:table-cell table:formula="of:=ROUND([.D227]/[.C227];4)" office:value-type="float" office:value="0.9884" calcext:value-type="float">
            <text:p>0,9884</text:p>
          </table:table-cell>
          <table:table-cell table:formula="of:=ROUND([.E227]/[.D227];4)" office:value-type="float" office:value="0.9924" calcext:value-type="float">
            <text:p>0,9924</text:p>
          </table:table-cell>
          <table:table-cell table:formula="of:=ROUND([.F227]/[.E227];4)" office:value-type="float" office:value="0.9889" calcext:value-type="float">
            <text:p>0,9889</text:p>
          </table:table-cell>
          <table:table-cell table:formula="of:=ROUND([.G227]/[.F227];4)" office:value-type="float" office:value="0.9889" calcext:value-type="float">
            <text:p>0,9889</text:p>
          </table:table-cell>
          <table:table-cell table:formula="of:=ROUND([.H227]/[.G227];4)" office:value-type="float" office:value="0.987" calcext:value-type="float">
            <text:p>0,987</text:p>
          </table:table-cell>
          <table:table-cell table:number-columns-repeated="3"/>
        </table:table-row>
        <table:table-row table:style-name="ro1">
          <table:table-cell table:formula="of:=AVERAGE([.$I228:.$M228])" office:value-type="float" office:value="0.98974" calcext:value-type="float">
            <text:p>0,98974</text:p>
          </table:table-cell>
          <table:table-cell office:value-type="string" calcext:value-type="string">
            <text:p>2011</text:p>
          </table:table-cell>
          <table:table-cell office:value-type="float" office:value="69375" calcext:value-type="float">
            <text:p>69375</text:p>
          </table:table-cell>
          <table:table-cell office:value-type="float" office:value="68664" calcext:value-type="float">
            <text:p>68664</text:p>
          </table:table-cell>
          <table:table-cell office:value-type="float" office:value="68188" calcext:value-type="float">
            <text:p>68188</text:p>
          </table:table-cell>
          <table:table-cell office:value-type="float" office:value="67466" calcext:value-type="float">
            <text:p>67466</text:p>
          </table:table-cell>
          <table:table-cell office:value-type="float" office:value="66686" calcext:value-type="float">
            <text:p>66686</text:p>
          </table:table-cell>
          <table:table-cell office:value-type="float" office:value="65883" calcext:value-type="float">
            <text:p>65883</text:p>
          </table:table-cell>
          <table:table-cell table:formula="of:=ROUND([.D228]/[.C228];4)" office:value-type="float" office:value="0.9898" calcext:value-type="float">
            <text:p>0,9898</text:p>
          </table:table-cell>
          <table:table-cell table:formula="of:=ROUND([.E228]/[.D228];4)" office:value-type="float" office:value="0.9931" calcext:value-type="float">
            <text:p>0,9931</text:p>
          </table:table-cell>
          <table:table-cell table:formula="of:=ROUND([.F228]/[.E228];4)" office:value-type="float" office:value="0.9894" calcext:value-type="float">
            <text:p>0,9894</text:p>
          </table:table-cell>
          <table:table-cell table:formula="of:=ROUND([.G228]/[.F228];4)" office:value-type="float" office:value="0.9884" calcext:value-type="float">
            <text:p>0,9884</text:p>
          </table:table-cell>
          <table:table-cell table:formula="of:=ROUND([.H228]/[.G228];4)" office:value-type="float" office:value="0.988" calcext:value-type="float">
            <text:p>0,988</text:p>
          </table:table-cell>
          <table:table-cell table:number-columns-repeated="3"/>
        </table:table-row>
        <table:table-row table:style-name="ro1">
          <table:table-cell table:formula="of:=AVERAGE([.$I229:.$M229])" office:value-type="float" office:value="0.99802" calcext:value-type="float">
            <text:p>0,99802</text:p>
          </table:table-cell>
          <table:table-cell office:value-type="string" calcext:value-type="string">
            <text:p>2012</text:p>
          </table:table-cell>
          <table:table-cell office:value-type="float" office:value="35932" calcext:value-type="float">
            <text:p>35932</text:p>
          </table:table-cell>
          <table:table-cell office:value-type="float" office:value="35929" calcext:value-type="float">
            <text:p>35929</text:p>
          </table:table-cell>
          <table:table-cell office:value-type="float" office:value="35955" calcext:value-type="float">
            <text:p>35955</text:p>
          </table:table-cell>
          <table:table-cell office:value-type="float" office:value="35792" calcext:value-type="float">
            <text:p>35792</text:p>
          </table:table-cell>
          <table:table-cell office:value-type="float" office:value="35674" calcext:value-type="float">
            <text:p>35674</text:p>
          </table:table-cell>
          <table:table-cell office:value-type="float" office:value="35577" calcext:value-type="float">
            <text:p>35577</text:p>
          </table:table-cell>
          <table:table-cell table:formula="of:=ROUND([.D229]/[.C229];4)" office:value-type="float" office:value="0.9999" calcext:value-type="float">
            <text:p>0,9999</text:p>
          </table:table-cell>
          <table:table-cell table:formula="of:=ROUND([.E229]/[.D229];4)" office:value-type="float" office:value="1.0007" calcext:value-type="float">
            <text:p>1,0007</text:p>
          </table:table-cell>
          <table:table-cell table:formula="of:=ROUND([.F229]/[.E229];4)" office:value-type="float" office:value="0.9955" calcext:value-type="float">
            <text:p>0,9955</text:p>
          </table:table-cell>
          <table:table-cell table:formula="of:=ROUND([.G229]/[.F229];4)" office:value-type="float" office:value="0.9967" calcext:value-type="float">
            <text:p>0,9967</text:p>
          </table:table-cell>
          <table:table-cell table:formula="of:=ROUND([.H229]/[.G229];4)" office:value-type="float" office:value="0.9973" calcext:value-type="float">
            <text:p>0,9973</text:p>
          </table:table-cell>
          <table:table-cell table:number-columns-repeated="3"/>
        </table:table-row>
        <table:table-row table:style-name="ro1">
          <table:table-cell table:formula="of:=AVERAGE([.$I230:.$M230])" office:value-type="float" office:value="0.99384" calcext:value-type="float">
            <text:p>0,99384</text:p>
          </table:table-cell>
          <table:table-cell office:value-type="string" calcext:value-type="string">
            <text:p>2013</text:p>
          </table:table-cell>
          <table:table-cell office:value-type="float" office:value="58177" calcext:value-type="float">
            <text:p>58177</text:p>
          </table:table-cell>
          <table:table-cell office:value-type="float" office:value="57903" calcext:value-type="float">
            <text:p>57903</text:p>
          </table:table-cell>
          <table:table-cell office:value-type="float" office:value="57516" calcext:value-type="float">
            <text:p>57516</text:p>
          </table:table-cell>
          <table:table-cell office:value-type="float" office:value="57248" calcext:value-type="float">
            <text:p>57248</text:p>
          </table:table-cell>
          <table:table-cell office:value-type="float" office:value="56860" calcext:value-type="float">
            <text:p>56860</text:p>
          </table:table-cell>
          <table:table-cell office:value-type="float" office:value="56408" calcext:value-type="float">
            <text:p>56408</text:p>
          </table:table-cell>
          <table:table-cell table:formula="of:=ROUND([.D230]/[.C230];4)" office:value-type="float" office:value="0.9953" calcext:value-type="float">
            <text:p>0,9953</text:p>
          </table:table-cell>
          <table:table-cell table:formula="of:=ROUND([.E230]/[.D230];4)" office:value-type="float" office:value="0.9933" calcext:value-type="float">
            <text:p>0,9933</text:p>
          </table:table-cell>
          <table:table-cell table:formula="of:=ROUND([.F230]/[.E230];4)" office:value-type="float" office:value="0.9953" calcext:value-type="float">
            <text:p>0,9953</text:p>
          </table:table-cell>
          <table:table-cell table:formula="of:=ROUND([.G230]/[.F230];4)" office:value-type="float" office:value="0.9932" calcext:value-type="float">
            <text:p>0,9932</text:p>
          </table:table-cell>
          <table:table-cell table:formula="of:=ROUND([.H230]/[.G230];4)" office:value-type="float" office:value="0.9921" calcext:value-type="float">
            <text:p>0,9921</text:p>
          </table:table-cell>
          <table:table-cell table:number-columns-repeated="3"/>
        </table:table-row>
        <table:table-row table:style-name="ro1">
          <table:table-cell table:formula="of:=AVERAGE([.$I231:.$M231])" office:value-type="float" office:value="0.99496" calcext:value-type="float">
            <text:p>0,99496</text:p>
          </table:table-cell>
          <table:table-cell office:value-type="string" calcext:value-type="string">
            <text:p>2014</text:p>
          </table:table-cell>
          <table:table-cell office:value-type="float" office:value="44299" calcext:value-type="float">
            <text:p>44299</text:p>
          </table:table-cell>
          <table:table-cell office:value-type="float" office:value="44143" calcext:value-type="float">
            <text:p>44143</text:p>
          </table:table-cell>
          <table:table-cell office:value-type="float" office:value="44027" calcext:value-type="float">
            <text:p>44027</text:p>
          </table:table-cell>
          <table:table-cell office:value-type="float" office:value="43816" calcext:value-type="float">
            <text:p>43816</text:p>
          </table:table-cell>
          <table:table-cell office:value-type="float" office:value="43505" calcext:value-type="float">
            <text:p>43505</text:p>
          </table:table-cell>
          <table:table-cell office:value-type="float" office:value="43191" calcext:value-type="float">
            <text:p>43191</text:p>
          </table:table-cell>
          <table:table-cell table:formula="of:=ROUND([.D231]/[.C231];4)" office:value-type="float" office:value="0.9965" calcext:value-type="float">
            <text:p>0,9965</text:p>
          </table:table-cell>
          <table:table-cell table:formula="of:=ROUND([.E231]/[.D231];4)" office:value-type="float" office:value="0.9974" calcext:value-type="float">
            <text:p>0,9974</text:p>
          </table:table-cell>
          <table:table-cell table:formula="of:=ROUND([.F231]/[.E231];4)" office:value-type="float" office:value="0.9952" calcext:value-type="float">
            <text:p>0,9952</text:p>
          </table:table-cell>
          <table:table-cell table:formula="of:=ROUND([.G231]/[.F231];4)" office:value-type="float" office:value="0.9929" calcext:value-type="float">
            <text:p>0,9929</text:p>
          </table:table-cell>
          <table:table-cell table:formula="of:=ROUND([.H231]/[.G231];4)" office:value-type="float" office:value="0.9928" calcext:value-type="float">
            <text:p>0,9928</text:p>
          </table:table-cell>
          <table:table-cell table:number-columns-repeated="3"/>
        </table:table-row>
        <table:table-row table:style-name="ro1">
          <table:table-cell table:formula="of:=AVERAGE([.$I232:.$M232])" office:value-type="float" office:value="1.00066" calcext:value-type="float">
            <text:p>1,00066</text:p>
          </table:table-cell>
          <table:table-cell office:value-type="string" calcext:value-type="string">
            <text:p>2061</text:p>
          </table:table-cell>
          <table:table-cell office:value-type="float" office:value="295981" calcext:value-type="float">
            <text:p>295981</text:p>
          </table:table-cell>
          <table:table-cell office:value-type="float" office:value="296628" calcext:value-type="float">
            <text:p>296628</text:p>
          </table:table-cell>
          <table:table-cell office:value-type="float" office:value="297288" calcext:value-type="float">
            <text:p>297288</text:p>
          </table:table-cell>
          <table:table-cell office:value-type="float" office:value="297459" calcext:value-type="float">
            <text:p>297459</text:p>
          </table:table-cell>
          <table:table-cell office:value-type="float" office:value="297554" calcext:value-type="float">
            <text:p>297554</text:p>
          </table:table-cell>
          <table:table-cell office:value-type="float" office:value="296958" calcext:value-type="float">
            <text:p>296958</text:p>
          </table:table-cell>
          <table:table-cell table:formula="of:=ROUND([.D232]/[.C232];4)" office:value-type="float" office:value="1.0022" calcext:value-type="float">
            <text:p>1,0022</text:p>
          </table:table-cell>
          <table:table-cell table:formula="of:=ROUND([.E232]/[.D232];4)" office:value-type="float" office:value="1.0022" calcext:value-type="float">
            <text:p>1,0022</text:p>
          </table:table-cell>
          <table:table-cell table:formula="of:=ROUND([.F232]/[.E232];4)" office:value-type="float" office:value="1.0006" calcext:value-type="float">
            <text:p>1,0006</text:p>
          </table:table-cell>
          <table:table-cell table:formula="of:=ROUND([.G232]/[.F232];4)" office:value-type="float" office:value="1.0003" calcext:value-type="float">
            <text:p>1,0003</text:p>
          </table:table-cell>
          <table:table-cell table:formula="of:=ROUND([.H232]/[.G232];4)" office:value-type="float" office:value="0.998" calcext:value-type="float">
            <text:p>0,998</text:p>
          </table:table-cell>
          <table:table-cell table:number-columns-repeated="3"/>
        </table:table-row>
        <table:table-row table:style-name="ro1">
          <table:table-cell table:formula="of:=AVERAGE([.$I233:.$M233])" office:value-type="float" office:value="0.99946" calcext:value-type="float">
            <text:p>0,99946</text:p>
          </table:table-cell>
          <table:table-cell office:value-type="string" calcext:value-type="string">
            <text:p>2062</text:p>
          </table:table-cell>
          <table:table-cell office:value-type="float" office:value="62737" calcext:value-type="float">
            <text:p>62737</text:p>
          </table:table-cell>
          <table:table-cell office:value-type="float" office:value="62802" calcext:value-type="float">
            <text:p>62802</text:p>
          </table:table-cell>
          <table:table-cell office:value-type="float" office:value="63092" calcext:value-type="float">
            <text:p>63092</text:p>
          </table:table-cell>
          <table:table-cell office:value-type="float" office:value="63000" calcext:value-type="float">
            <text:p>63000</text:p>
          </table:table-cell>
          <table:table-cell office:value-type="float" office:value="62945" calcext:value-type="float">
            <text:p>62945</text:p>
          </table:table-cell>
          <table:table-cell office:value-type="float" office:value="62573" calcext:value-type="float">
            <text:p>62573</text:p>
          </table:table-cell>
          <table:table-cell table:formula="of:=ROUND([.D233]/[.C233];4)" office:value-type="float" office:value="1.001" calcext:value-type="float">
            <text:p>1,001</text:p>
          </table:table-cell>
          <table:table-cell table:formula="of:=ROUND([.E233]/[.D233];4)" office:value-type="float" office:value="1.0046" calcext:value-type="float">
            <text:p>1,0046</text:p>
          </table:table-cell>
          <table:table-cell table:formula="of:=ROUND([.F233]/[.E233];4)" office:value-type="float" office:value="0.9985" calcext:value-type="float">
            <text:p>0,9985</text:p>
          </table:table-cell>
          <table:table-cell table:formula="of:=ROUND([.G233]/[.F233];4)" office:value-type="float" office:value="0.9991" calcext:value-type="float">
            <text:p>0,9991</text:p>
          </table:table-cell>
          <table:table-cell table:formula="of:=ROUND([.H233]/[.G233];4)" office:value-type="float" office:value="0.9941" calcext:value-type="float">
            <text:p>0,9941</text:p>
          </table:table-cell>
          <table:table-cell table:number-columns-repeated="3"/>
        </table:table-row>
        <table:table-row table:style-name="ro1">
          <table:table-cell table:formula="of:=AVERAGE([.$I234:.$M234])" office:value-type="float" office:value="1.00078" calcext:value-type="float">
            <text:p>1,00078</text:p>
          </table:table-cell>
          <table:table-cell office:value-type="string" calcext:value-type="string">
            <text:p>2063</text:p>
          </table:table-cell>
          <table:table-cell office:value-type="float" office:value="69370" calcext:value-type="float">
            <text:p>69370</text:p>
          </table:table-cell>
          <table:table-cell office:value-type="float" office:value="69626" calcext:value-type="float">
            <text:p>69626</text:p>
          </table:table-cell>
          <table:table-cell office:value-type="float" office:value="69554" calcext:value-type="float">
            <text:p>69554</text:p>
          </table:table-cell>
          <table:table-cell office:value-type="float" office:value="69827" calcext:value-type="float">
            <text:p>69827</text:p>
          </table:table-cell>
          <table:table-cell office:value-type="float" office:value="69758" calcext:value-type="float">
            <text:p>69758</text:p>
          </table:table-cell>
          <table:table-cell office:value-type="float" office:value="69639" calcext:value-type="float">
            <text:p>69639</text:p>
          </table:table-cell>
          <table:table-cell table:formula="of:=ROUND([.D234]/[.C234];4)" office:value-type="float" office:value="1.0037" calcext:value-type="float">
            <text:p>1,0037</text:p>
          </table:table-cell>
          <table:table-cell table:formula="of:=ROUND([.E234]/[.D234];4)" office:value-type="float" office:value="0.999" calcext:value-type="float">
            <text:p>0,999</text:p>
          </table:table-cell>
          <table:table-cell table:formula="of:=ROUND([.F234]/[.E234];4)" office:value-type="float" office:value="1.0039" calcext:value-type="float">
            <text:p>1,0039</text:p>
          </table:table-cell>
          <table:table-cell table:formula="of:=ROUND([.G234]/[.F234];4)" office:value-type="float" office:value="0.999" calcext:value-type="float">
            <text:p>0,999</text:p>
          </table:table-cell>
          <table:table-cell table:formula="of:=ROUND([.H234]/[.G234];4)" office:value-type="float" office:value="0.9983" calcext:value-type="float">
            <text:p>0,9983</text:p>
          </table:table-cell>
          <table:table-cell table:number-columns-repeated="3"/>
        </table:table-row>
        <table:table-row table:style-name="ro1">
          <table:table-cell table:formula="of:=AVERAGE([.$I235:.$M235])" office:value-type="float" office:value="1.00084" calcext:value-type="float">
            <text:p>1,00084</text:p>
          </table:table-cell>
          <table:table-cell office:value-type="string" calcext:value-type="string">
            <text:p>2201</text:p>
          </table:table-cell>
          <table:table-cell office:value-type="float" office:value="78780" calcext:value-type="float">
            <text:p>78780</text:p>
          </table:table-cell>
          <table:table-cell office:value-type="float" office:value="78834" calcext:value-type="float">
            <text:p>78834</text:p>
          </table:table-cell>
          <table:table-cell office:value-type="float" office:value="79134" calcext:value-type="float">
            <text:p>79134</text:p>
          </table:table-cell>
          <table:table-cell office:value-type="float" office:value="79299" calcext:value-type="float">
            <text:p>79299</text:p>
          </table:table-cell>
          <table:table-cell office:value-type="float" office:value="79198" calcext:value-type="float">
            <text:p>79198</text:p>
          </table:table-cell>
          <table:table-cell office:value-type="float" office:value="79114" calcext:value-type="float">
            <text:p>79114</text:p>
          </table:table-cell>
          <table:table-cell table:formula="of:=ROUND([.D235]/[.C235];4)" office:value-type="float" office:value="1.0007" calcext:value-type="float">
            <text:p>1,0007</text:p>
          </table:table-cell>
          <table:table-cell table:formula="of:=ROUND([.E235]/[.D235];4)" office:value-type="float" office:value="1.0038" calcext:value-type="float">
            <text:p>1,0038</text:p>
          </table:table-cell>
          <table:table-cell table:formula="of:=ROUND([.F235]/[.E235];4)" office:value-type="float" office:value="1.0021" calcext:value-type="float">
            <text:p>1,0021</text:p>
          </table:table-cell>
          <table:table-cell table:formula="of:=ROUND([.G235]/[.F235];4)" office:value-type="float" office:value="0.9987" calcext:value-type="float">
            <text:p>0,9987</text:p>
          </table:table-cell>
          <table:table-cell table:formula="of:=ROUND([.H235]/[.G235];4)" office:value-type="float" office:value="0.9989" calcext:value-type="float">
            <text:p>0,9989</text:p>
          </table:table-cell>
          <table:table-cell table:number-columns-repeated="3"/>
        </table:table-row>
        <table:table-row table:style-name="ro1">
          <table:table-cell table:formula="of:=AVERAGE([.$I236:.$M236])" office:value-type="float" office:value="1.00216" calcext:value-type="float">
            <text:p>1,00216</text:p>
          </table:table-cell>
          <table:table-cell office:value-type="string" calcext:value-type="string">
            <text:p>2202</text:p>
          </table:table-cell>
          <table:table-cell office:value-type="float" office:value="96627" calcext:value-type="float">
            <text:p>96627</text:p>
          </table:table-cell>
          <table:table-cell office:value-type="float" office:value="96952" calcext:value-type="float">
            <text:p>96952</text:p>
          </table:table-cell>
          <table:table-cell office:value-type="float" office:value="97251" calcext:value-type="float">
            <text:p>97251</text:p>
          </table:table-cell>
          <table:table-cell office:value-type="float" office:value="97551" calcext:value-type="float">
            <text:p>97551</text:p>
          </table:table-cell>
          <table:table-cell office:value-type="float" office:value="97645" calcext:value-type="float">
            <text:p>97645</text:p>
          </table:table-cell>
          <table:table-cell office:value-type="float" office:value="97661" calcext:value-type="float">
            <text:p>97661</text:p>
          </table:table-cell>
          <table:table-cell table:formula="of:=ROUND([.D236]/[.C236];4)" office:value-type="float" office:value="1.0034" calcext:value-type="float">
            <text:p>1,0034</text:p>
          </table:table-cell>
          <table:table-cell table:formula="of:=ROUND([.E236]/[.D236];4)" office:value-type="float" office:value="1.0031" calcext:value-type="float">
            <text:p>1,0031</text:p>
          </table:table-cell>
          <table:table-cell table:formula="of:=ROUND([.F236]/[.E236];4)" office:value-type="float" office:value="1.0031" calcext:value-type="float">
            <text:p>1,0031</text:p>
          </table:table-cell>
          <table:table-cell table:formula="of:=ROUND([.G236]/[.F236];4)" office:value-type="float" office:value="1.001" calcext:value-type="float">
            <text:p>1,001</text:p>
          </table:table-cell>
          <table:table-cell table:formula="of:=ROUND([.H236]/[.G236];4)" office:value-type="float" office:value="1.0002" calcext:value-type="float">
            <text:p>1,0002</text:p>
          </table:table-cell>
          <table:table-cell table:number-columns-repeated="3"/>
        </table:table-row>
        <table:table-row table:style-name="ro1">
          <table:table-cell table:formula="of:=AVERAGE([.$I237:.$M237])" office:value-type="float" office:value="0.99628" calcext:value-type="float">
            <text:p>0,99628</text:p>
          </table:table-cell>
          <table:table-cell office:value-type="string" calcext:value-type="string">
            <text:p>2203</text:p>
          </table:table-cell>
          <table:table-cell office:value-type="float" office:value="56887" calcext:value-type="float">
            <text:p>56887</text:p>
          </table:table-cell>
          <table:table-cell office:value-type="float" office:value="56782" calcext:value-type="float">
            <text:p>56782</text:p>
          </table:table-cell>
          <table:table-cell office:value-type="float" office:value="56678" calcext:value-type="float">
            <text:p>56678</text:p>
          </table:table-cell>
          <table:table-cell office:value-type="float" office:value="56370" calcext:value-type="float">
            <text:p>56370</text:p>
          </table:table-cell>
          <table:table-cell office:value-type="float" office:value="56085" calcext:value-type="float">
            <text:p>56085</text:p>
          </table:table-cell>
          <table:table-cell office:value-type="float" office:value="55835" calcext:value-type="float">
            <text:p>55835</text:p>
          </table:table-cell>
          <table:table-cell table:formula="of:=ROUND([.D237]/[.C237];4)" office:value-type="float" office:value="0.9982" calcext:value-type="float">
            <text:p>0,9982</text:p>
          </table:table-cell>
          <table:table-cell table:formula="of:=ROUND([.E237]/[.D237];4)" office:value-type="float" office:value="0.9982" calcext:value-type="float">
            <text:p>0,9982</text:p>
          </table:table-cell>
          <table:table-cell table:formula="of:=ROUND([.F237]/[.E237];4)" office:value-type="float" office:value="0.9946" calcext:value-type="float">
            <text:p>0,9946</text:p>
          </table:table-cell>
          <table:table-cell table:formula="of:=ROUND([.G237]/[.F237];4)" office:value-type="float" office:value="0.9949" calcext:value-type="float">
            <text:p>0,9949</text:p>
          </table:table-cell>
          <table:table-cell table:formula="of:=ROUND([.H237]/[.G237];4)" office:value-type="float" office:value="0.9955" calcext:value-type="float">
            <text:p>0,9955</text:p>
          </table:table-cell>
          <table:table-cell table:number-columns-repeated="3"/>
        </table:table-row>
        <table:table-row table:style-name="ro1">
          <table:table-cell table:formula="of:=AVERAGE([.$I238:.$M238])" office:value-type="float" office:value="1.01924" calcext:value-type="float">
            <text:p>1,01924</text:p>
          </table:table-cell>
          <table:table-cell office:value-type="string" calcext:value-type="string">
            <text:p>2204</text:p>
          </table:table-cell>
          <table:table-cell office:value-type="float" office:value="109394" calcext:value-type="float">
            <text:p>109394</text:p>
          </table:table-cell>
          <table:table-cell office:value-type="float" office:value="111675" calcext:value-type="float">
            <text:p>111675</text:p>
          </table:table-cell>
          <table:table-cell office:value-type="float" office:value="113983" calcext:value-type="float">
            <text:p>113983</text:p>
          </table:table-cell>
          <table:table-cell office:value-type="float" office:value="116199" calcext:value-type="float">
            <text:p>116199</text:p>
          </table:table-cell>
          <table:table-cell office:value-type="float" office:value="118489" calcext:value-type="float">
            <text:p>118489</text:p>
          </table:table-cell>
          <table:table-cell office:value-type="float" office:value="120327" calcext:value-type="float">
            <text:p>120327</text:p>
          </table:table-cell>
          <table:table-cell table:formula="of:=ROUND([.D238]/[.C238];4)" office:value-type="float" office:value="1.0209" calcext:value-type="float">
            <text:p>1,0209</text:p>
          </table:table-cell>
          <table:table-cell table:formula="of:=ROUND([.E238]/[.D238];4)" office:value-type="float" office:value="1.0207" calcext:value-type="float">
            <text:p>1,0207</text:p>
          </table:table-cell>
          <table:table-cell table:formula="of:=ROUND([.F238]/[.E238];4)" office:value-type="float" office:value="1.0194" calcext:value-type="float">
            <text:p>1,0194</text:p>
          </table:table-cell>
          <table:table-cell table:formula="of:=ROUND([.G238]/[.F238];4)" office:value-type="float" office:value="1.0197" calcext:value-type="float">
            <text:p>1,0197</text:p>
          </table:table-cell>
          <table:table-cell table:formula="of:=ROUND([.H238]/[.G238];4)" office:value-type="float" office:value="1.0155" calcext:value-type="float">
            <text:p>1,0155</text:p>
          </table:table-cell>
          <table:table-cell table:number-columns-repeated="3"/>
        </table:table-row>
        <table:table-row table:style-name="ro1">
          <table:table-cell table:formula="of:=AVERAGE([.$I239:.$M239])" office:value-type="float" office:value="1.01934" calcext:value-type="float">
            <text:p>1,01934</text:p>
          </table:table-cell>
          <table:table-cell office:value-type="string" calcext:value-type="string">
            <text:p>2205</text:p>
          </table:table-cell>
          <table:table-cell office:value-type="float" office:value="128925" calcext:value-type="float">
            <text:p>128925</text:p>
          </table:table-cell>
          <table:table-cell office:value-type="float" office:value="131071" calcext:value-type="float">
            <text:p>131071</text:p>
          </table:table-cell>
          <table:table-cell office:value-type="float" office:value="133841" calcext:value-type="float">
            <text:p>133841</text:p>
          </table:table-cell>
          <table:table-cell office:value-type="float" office:value="136619" calcext:value-type="float">
            <text:p>136619</text:p>
          </table:table-cell>
          <table:table-cell office:value-type="float" office:value="139397" calcext:value-type="float">
            <text:p>139397</text:p>
          </table:table-cell>
          <table:table-cell office:value-type="float" office:value="141892" calcext:value-type="float">
            <text:p>141892</text:p>
          </table:table-cell>
          <table:table-cell table:formula="of:=ROUND([.D239]/[.C239];4)" office:value-type="float" office:value="1.0166" calcext:value-type="float">
            <text:p>1,0166</text:p>
          </table:table-cell>
          <table:table-cell table:formula="of:=ROUND([.E239]/[.D239];4)" office:value-type="float" office:value="1.0211" calcext:value-type="float">
            <text:p>1,0211</text:p>
          </table:table-cell>
          <table:table-cell table:formula="of:=ROUND([.F239]/[.E239];4)" office:value-type="float" office:value="1.0208" calcext:value-type="float">
            <text:p>1,0208</text:p>
          </table:table-cell>
          <table:table-cell table:formula="of:=ROUND([.G239]/[.F239];4)" office:value-type="float" office:value="1.0203" calcext:value-type="float">
            <text:p>1,0203</text:p>
          </table:table-cell>
          <table:table-cell table:formula="of:=ROUND([.H239]/[.G239];4)" office:value-type="float" office:value="1.0179" calcext:value-type="float">
            <text:p>1,0179</text:p>
          </table:table-cell>
          <table:table-cell table:number-columns-repeated="3"/>
        </table:table-row>
        <table:table-row table:style-name="ro1">
          <table:table-cell table:formula="of:=AVERAGE([.$I240:.$M240])" office:value-type="float" office:value="1.0036" calcext:value-type="float">
            <text:p>1,0036</text:p>
          </table:table-cell>
          <table:table-cell office:value-type="string" calcext:value-type="string">
            <text:p>2206</text:p>
          </table:table-cell>
          <table:table-cell office:value-type="float" office:value="71624" calcext:value-type="float">
            <text:p>71624</text:p>
          </table:table-cell>
          <table:table-cell office:value-type="float" office:value="71771" calcext:value-type="float">
            <text:p>71771</text:p>
          </table:table-cell>
          <table:table-cell office:value-type="float" office:value="72311" calcext:value-type="float">
            <text:p>72311</text:p>
          </table:table-cell>
          <table:table-cell office:value-type="float" office:value="72528" calcext:value-type="float">
            <text:p>72528</text:p>
          </table:table-cell>
          <table:table-cell office:value-type="float" office:value="72688" calcext:value-type="float">
            <text:p>72688</text:p>
          </table:table-cell>
          <table:table-cell office:value-type="float" office:value="72923" calcext:value-type="float">
            <text:p>72923</text:p>
          </table:table-cell>
          <table:table-cell table:formula="of:=ROUND([.D240]/[.C240];4)" office:value-type="float" office:value="1.0021" calcext:value-type="float">
            <text:p>1,0021</text:p>
          </table:table-cell>
          <table:table-cell table:formula="of:=ROUND([.E240]/[.D240];4)" office:value-type="float" office:value="1.0075" calcext:value-type="float">
            <text:p>1,0075</text:p>
          </table:table-cell>
          <table:table-cell table:formula="of:=ROUND([.F240]/[.E240];4)" office:value-type="float" office:value="1.003" calcext:value-type="float">
            <text:p>1,003</text:p>
          </table:table-cell>
          <table:table-cell table:formula="of:=ROUND([.G240]/[.F240];4)" office:value-type="float" office:value="1.0022" calcext:value-type="float">
            <text:p>1,0022</text:p>
          </table:table-cell>
          <table:table-cell table:formula="of:=ROUND([.H240]/[.G240];4)" office:value-type="float" office:value="1.0032" calcext:value-type="float">
            <text:p>1,0032</text:p>
          </table:table-cell>
          <table:table-cell table:number-columns-repeated="3"/>
        </table:table-row>
        <table:table-row table:style-name="ro1">
          <table:table-cell table:formula="of:=AVERAGE([.$I241:.$M241])" office:value-type="float" office:value="0.9988" calcext:value-type="float">
            <text:p>0,9988</text:p>
          </table:table-cell>
          <table:table-cell office:value-type="string" calcext:value-type="string">
            <text:p>2207</text:p>
          </table:table-cell>
          <table:table-cell office:value-type="float" office:value="83464" calcext:value-type="float">
            <text:p>83464</text:p>
          </table:table-cell>
          <table:table-cell office:value-type="float" office:value="83495" calcext:value-type="float">
            <text:p>83495</text:p>
          </table:table-cell>
          <table:table-cell office:value-type="float" office:value="83423" calcext:value-type="float">
            <text:p>83423</text:p>
          </table:table-cell>
          <table:table-cell office:value-type="float" office:value="83291" calcext:value-type="float">
            <text:p>83291</text:p>
          </table:table-cell>
          <table:table-cell office:value-type="float" office:value="83174" calcext:value-type="float">
            <text:p>83174</text:p>
          </table:table-cell>
          <table:table-cell office:value-type="float" office:value="82963" calcext:value-type="float">
            <text:p>82963</text:p>
          </table:table-cell>
          <table:table-cell table:formula="of:=ROUND([.D241]/[.C241];4)" office:value-type="float" office:value="1.0004" calcext:value-type="float">
            <text:p>1,0004</text:p>
          </table:table-cell>
          <table:table-cell table:formula="of:=ROUND([.E241]/[.D241];4)" office:value-type="float" office:value="0.9991" calcext:value-type="float">
            <text:p>0,9991</text:p>
          </table:table-cell>
          <table:table-cell table:formula="of:=ROUND([.F241]/[.E241];4)" office:value-type="float" office:value="0.9984" calcext:value-type="float">
            <text:p>0,9984</text:p>
          </table:table-cell>
          <table:table-cell table:formula="of:=ROUND([.G241]/[.F241];4)" office:value-type="float" office:value="0.9986" calcext:value-type="float">
            <text:p>0,9986</text:p>
          </table:table-cell>
          <table:table-cell table:formula="of:=ROUND([.H241]/[.G241];4)" office:value-type="float" office:value="0.9975" calcext:value-type="float">
            <text:p>0,9975</text:p>
          </table:table-cell>
          <table:table-cell table:number-columns-repeated="3"/>
        </table:table-row>
        <table:table-row table:style-name="ro1">
          <table:table-cell table:formula="of:=AVERAGE([.$I242:.$M242])" office:value-type="float" office:value="0.99968" calcext:value-type="float">
            <text:p>0,99968</text:p>
          </table:table-cell>
          <table:table-cell office:value-type="string" calcext:value-type="string">
            <text:p>2208</text:p>
          </table:table-cell>
          <table:table-cell office:value-type="float" office:value="66187" calcext:value-type="float">
            <text:p>66187</text:p>
          </table:table-cell>
          <table:table-cell office:value-type="float" office:value="66177" calcext:value-type="float">
            <text:p>66177</text:p>
          </table:table-cell>
          <table:table-cell office:value-type="float" office:value="66333" calcext:value-type="float">
            <text:p>66333</text:p>
          </table:table-cell>
          <table:table-cell office:value-type="float" office:value="66280" calcext:value-type="float">
            <text:p>66280</text:p>
          </table:table-cell>
          <table:table-cell office:value-type="float" office:value="66115" calcext:value-type="float">
            <text:p>66115</text:p>
          </table:table-cell>
          <table:table-cell office:value-type="float" office:value="66083" calcext:value-type="float">
            <text:p>66083</text:p>
          </table:table-cell>
          <table:table-cell table:formula="of:=ROUND([.D242]/[.C242];4)" office:value-type="float" office:value="0.9998" calcext:value-type="float">
            <text:p>0,9998</text:p>
          </table:table-cell>
          <table:table-cell table:formula="of:=ROUND([.E242]/[.D242];4)" office:value-type="float" office:value="1.0024" calcext:value-type="float">
            <text:p>1,0024</text:p>
          </table:table-cell>
          <table:table-cell table:formula="of:=ROUND([.F242]/[.E242];4)" office:value-type="float" office:value="0.9992" calcext:value-type="float">
            <text:p>0,9992</text:p>
          </table:table-cell>
          <table:table-cell table:formula="of:=ROUND([.G242]/[.F242];4)" office:value-type="float" office:value="0.9975" calcext:value-type="float">
            <text:p>0,9975</text:p>
          </table:table-cell>
          <table:table-cell table:formula="of:=ROUND([.H242]/[.G242];4)" office:value-type="float" office:value="0.9995" calcext:value-type="float">
            <text:p>0,9995</text:p>
          </table:table-cell>
          <table:table-cell table:number-columns-repeated="3"/>
        </table:table-row>
        <table:table-row table:style-name="ro1">
          <table:table-cell table:formula="of:=AVERAGE([.$I243:.$M243])" office:value-type="float" office:value="0.9965" calcext:value-type="float">
            <text:p>0,9965</text:p>
          </table:table-cell>
          <table:table-cell office:value-type="string" calcext:value-type="string">
            <text:p>2209</text:p>
          </table:table-cell>
          <table:table-cell office:value-type="float" office:value="64311" calcext:value-type="float">
            <text:p>64311</text:p>
          </table:table-cell>
          <table:table-cell office:value-type="float" office:value="64011" calcext:value-type="float">
            <text:p>64011</text:p>
          </table:table-cell>
          <table:table-cell office:value-type="float" office:value="63911" calcext:value-type="float">
            <text:p>63911</text:p>
          </table:table-cell>
          <table:table-cell office:value-type="float" office:value="63748" calcext:value-type="float">
            <text:p>63748</text:p>
          </table:table-cell>
          <table:table-cell office:value-type="float" office:value="63470" calcext:value-type="float">
            <text:p>63470</text:p>
          </table:table-cell>
          <table:table-cell office:value-type="float" office:value="63204" calcext:value-type="float">
            <text:p>63204</text:p>
          </table:table-cell>
          <table:table-cell table:formula="of:=ROUND([.D243]/[.C243];4)" office:value-type="float" office:value="0.9953" calcext:value-type="float">
            <text:p>0,9953</text:p>
          </table:table-cell>
          <table:table-cell table:formula="of:=ROUND([.E243]/[.D243];4)" office:value-type="float" office:value="0.9984" calcext:value-type="float">
            <text:p>0,9984</text:p>
          </table:table-cell>
          <table:table-cell table:formula="of:=ROUND([.F243]/[.E243];4)" office:value-type="float" office:value="0.9974" calcext:value-type="float">
            <text:p>0,9974</text:p>
          </table:table-cell>
          <table:table-cell table:formula="of:=ROUND([.G243]/[.F243];4)" office:value-type="float" office:value="0.9956" calcext:value-type="float">
            <text:p>0,9956</text:p>
          </table:table-cell>
          <table:table-cell table:formula="of:=ROUND([.H243]/[.G243];4)" office:value-type="float" office:value="0.9958" calcext:value-type="float">
            <text:p>0,9958</text:p>
          </table:table-cell>
          <table:table-cell table:number-columns-repeated="3"/>
        </table:table-row>
        <table:table-row table:style-name="ro1">
          <table:table-cell table:formula="of:=AVERAGE([.$I244:.$M244])" office:value-type="float" office:value="0.99602" calcext:value-type="float">
            <text:p>0,99602</text:p>
          </table:table-cell>
          <table:table-cell office:value-type="string" calcext:value-type="string">
            <text:p>2210</text:p>
          </table:table-cell>
          <table:table-cell office:value-type="float" office:value="36154" calcext:value-type="float">
            <text:p>36154</text:p>
          </table:table-cell>
          <table:table-cell office:value-type="float" office:value="36018" calcext:value-type="float">
            <text:p>36018</text:p>
          </table:table-cell>
          <table:table-cell office:value-type="float" office:value="35891" calcext:value-type="float">
            <text:p>35891</text:p>
          </table:table-cell>
          <table:table-cell office:value-type="float" office:value="35746" calcext:value-type="float">
            <text:p>35746</text:p>
          </table:table-cell>
          <table:table-cell office:value-type="float" office:value="35580" calcext:value-type="float">
            <text:p>35580</text:p>
          </table:table-cell>
          <table:table-cell office:value-type="float" office:value="35438" calcext:value-type="float">
            <text:p>35438</text:p>
          </table:table-cell>
          <table:table-cell table:formula="of:=ROUND([.D244]/[.C244];4)" office:value-type="float" office:value="0.9962" calcext:value-type="float">
            <text:p>0,9962</text:p>
          </table:table-cell>
          <table:table-cell table:formula="of:=ROUND([.E244]/[.D244];4)" office:value-type="float" office:value="0.9965" calcext:value-type="float">
            <text:p>0,9965</text:p>
          </table:table-cell>
          <table:table-cell table:formula="of:=ROUND([.F244]/[.E244];4)" office:value-type="float" office:value="0.996" calcext:value-type="float">
            <text:p>0,996</text:p>
          </table:table-cell>
          <table:table-cell table:formula="of:=ROUND([.G244]/[.F244];4)" office:value-type="float" office:value="0.9954" calcext:value-type="float">
            <text:p>0,9954</text:p>
          </table:table-cell>
          <table:table-cell table:formula="of:=ROUND([.H244]/[.G244];4)" office:value-type="float" office:value="0.996" calcext:value-type="float">
            <text:p>0,996</text:p>
          </table:table-cell>
          <table:table-cell table:number-columns-repeated="3"/>
        </table:table-row>
        <table:table-row table:style-name="ro1">
          <table:table-cell table:formula="of:=AVERAGE([.$I245:.$M245])" office:value-type="float" office:value="1.0106" calcext:value-type="float">
            <text:p>1,0106</text:p>
          </table:table-cell>
          <table:table-cell office:value-type="string" calcext:value-type="string">
            <text:p>2211</text:p>
          </table:table-cell>
          <table:table-cell office:value-type="float" office:value="83080" calcext:value-type="float">
            <text:p>83080</text:p>
          </table:table-cell>
          <table:table-cell office:value-type="float" office:value="83752" calcext:value-type="float">
            <text:p>83752</text:p>
          </table:table-cell>
          <table:table-cell office:value-type="float" office:value="84687" calcext:value-type="float">
            <text:p>84687</text:p>
          </table:table-cell>
          <table:table-cell office:value-type="float" office:value="85726" calcext:value-type="float">
            <text:p>85726</text:p>
          </table:table-cell>
          <table:table-cell office:value-type="float" office:value="86684" calcext:value-type="float">
            <text:p>86684</text:p>
          </table:table-cell>
          <table:table-cell office:value-type="float" office:value="87568" calcext:value-type="float">
            <text:p>87568</text:p>
          </table:table-cell>
          <table:table-cell table:formula="of:=ROUND([.D245]/[.C245];4)" office:value-type="float" office:value="1.0081" calcext:value-type="float">
            <text:p>1,0081</text:p>
          </table:table-cell>
          <table:table-cell table:formula="of:=ROUND([.E245]/[.D245];4)" office:value-type="float" office:value="1.0112" calcext:value-type="float">
            <text:p>1,0112</text:p>
          </table:table-cell>
          <table:table-cell table:formula="of:=ROUND([.F245]/[.E245];4)" office:value-type="float" office:value="1.0123" calcext:value-type="float">
            <text:p>1,0123</text:p>
          </table:table-cell>
          <table:table-cell table:formula="of:=ROUND([.G245]/[.F245];4)" office:value-type="float" office:value="1.0112" calcext:value-type="float">
            <text:p>1,0112</text:p>
          </table:table-cell>
          <table:table-cell table:formula="of:=ROUND([.H245]/[.G245];4)" office:value-type="float" office:value="1.0102" calcext:value-type="float">
            <text:p>1,0102</text:p>
          </table:table-cell>
          <table:table-cell table:number-columns-repeated="3"/>
        </table:table-row>
        <table:table-row table:style-name="ro1">
          <table:table-cell table:formula="of:=AVERAGE([.$I246:.$M246])" office:value-type="float" office:value="1.00142" calcext:value-type="float">
            <text:p>1,00142</text:p>
          </table:table-cell>
          <table:table-cell office:value-type="string" calcext:value-type="string">
            <text:p>2212</text:p>
          </table:table-cell>
          <table:table-cell office:value-type="float" office:value="98140" calcext:value-type="float">
            <text:p>98140</text:p>
          </table:table-cell>
          <table:table-cell office:value-type="float" office:value="98501" calcext:value-type="float">
            <text:p>98501</text:p>
          </table:table-cell>
          <table:table-cell office:value-type="float" office:value="98737" calcext:value-type="float">
            <text:p>98737</text:p>
          </table:table-cell>
          <table:table-cell office:value-type="float" office:value="98816" calcext:value-type="float">
            <text:p>98816</text:p>
          </table:table-cell>
          <table:table-cell office:value-type="float" office:value="98686" calcext:value-type="float">
            <text:p>98686</text:p>
          </table:table-cell>
          <table:table-cell office:value-type="float" office:value="98832" calcext:value-type="float">
            <text:p>98832</text:p>
          </table:table-cell>
          <table:table-cell table:formula="of:=ROUND([.D246]/[.C246];4)" office:value-type="float" office:value="1.0037" calcext:value-type="float">
            <text:p>1,0037</text:p>
          </table:table-cell>
          <table:table-cell table:formula="of:=ROUND([.E246]/[.D246];4)" office:value-type="float" office:value="1.0024" calcext:value-type="float">
            <text:p>1,0024</text:p>
          </table:table-cell>
          <table:table-cell table:formula="of:=ROUND([.F246]/[.E246];4)" office:value-type="float" office:value="1.0008" calcext:value-type="float">
            <text:p>1,0008</text:p>
          </table:table-cell>
          <table:table-cell table:formula="of:=ROUND([.G246]/[.F246];4)" office:value-type="float" office:value="0.9987" calcext:value-type="float">
            <text:p>0,9987</text:p>
          </table:table-cell>
          <table:table-cell table:formula="of:=ROUND([.H246]/[.G246];4)" office:value-type="float" office:value="1.0015" calcext:value-type="float">
            <text:p>1,0015</text:p>
          </table:table-cell>
          <table:table-cell table:number-columns-repeated="3"/>
        </table:table-row>
        <table:table-row table:style-name="ro1">
          <table:table-cell table:formula="of:=AVERAGE([.$I247:.$M247])" office:value-type="float" office:value="1.00146" calcext:value-type="float">
            <text:p>1,00146</text:p>
          </table:table-cell>
          <table:table-cell office:value-type="string" calcext:value-type="string">
            <text:p>2213</text:p>
          </table:table-cell>
          <table:table-cell office:value-type="float" office:value="127289" calcext:value-type="float">
            <text:p>127289</text:p>
          </table:table-cell>
          <table:table-cell office:value-type="float" office:value="127502" calcext:value-type="float">
            <text:p>127502</text:p>
          </table:table-cell>
          <table:table-cell office:value-type="float" office:value="127868" calcext:value-type="float">
            <text:p>127868</text:p>
          </table:table-cell>
          <table:table-cell office:value-type="float" office:value="128004" calcext:value-type="float">
            <text:p>128004</text:p>
          </table:table-cell>
          <table:table-cell office:value-type="float" office:value="128186" calcext:value-type="float">
            <text:p>128186</text:p>
          </table:table-cell>
          <table:table-cell office:value-type="float" office:value="128210" calcext:value-type="float">
            <text:p>128210</text:p>
          </table:table-cell>
          <table:table-cell table:formula="of:=ROUND([.D247]/[.C247];4)" office:value-type="float" office:value="1.0017" calcext:value-type="float">
            <text:p>1,0017</text:p>
          </table:table-cell>
          <table:table-cell table:formula="of:=ROUND([.E247]/[.D247];4)" office:value-type="float" office:value="1.0029" calcext:value-type="float">
            <text:p>1,0029</text:p>
          </table:table-cell>
          <table:table-cell table:formula="of:=ROUND([.F247]/[.E247];4)" office:value-type="float" office:value="1.0011" calcext:value-type="float">
            <text:p>1,0011</text:p>
          </table:table-cell>
          <table:table-cell table:formula="of:=ROUND([.G247]/[.F247];4)" office:value-type="float" office:value="1.0014" calcext:value-type="float">
            <text:p>1,0014</text:p>
          </table:table-cell>
          <table:table-cell table:formula="of:=ROUND([.H247]/[.G247];4)" office:value-type="float" office:value="1.0002" calcext:value-type="float">
            <text:p>1,0002</text:p>
          </table:table-cell>
          <table:table-cell table:number-columns-repeated="3"/>
        </table:table-row>
        <table:table-row table:style-name="ro1">
          <table:table-cell table:formula="of:=AVERAGE([.$I248:.$M248])" office:value-type="float" office:value="0.99392" calcext:value-type="float">
            <text:p>0,99392</text:p>
          </table:table-cell>
          <table:table-cell office:value-type="string" calcext:value-type="string">
            <text:p>2216</text:p>
          </table:table-cell>
          <table:table-cell office:value-type="float" office:value="42377" calcext:value-type="float">
            <text:p>42377</text:p>
          </table:table-cell>
          <table:table-cell office:value-type="float" office:value="42250" calcext:value-type="float">
            <text:p>42250</text:p>
          </table:table-cell>
          <table:table-cell office:value-type="float" office:value="41946" calcext:value-type="float">
            <text:p>41946</text:p>
          </table:table-cell>
          <table:table-cell office:value-type="float" office:value="41569" calcext:value-type="float">
            <text:p>41569</text:p>
          </table:table-cell>
          <table:table-cell office:value-type="float" office:value="41302" calcext:value-type="float">
            <text:p>41302</text:p>
          </table:table-cell>
          <table:table-cell office:value-type="float" office:value="41104" calcext:value-type="float">
            <text:p>41104</text:p>
          </table:table-cell>
          <table:table-cell table:formula="of:=ROUND([.D248]/[.C248];4)" office:value-type="float" office:value="0.997" calcext:value-type="float">
            <text:p>0,997</text:p>
          </table:table-cell>
          <table:table-cell table:formula="of:=ROUND([.E248]/[.D248];4)" office:value-type="float" office:value="0.9928" calcext:value-type="float">
            <text:p>0,9928</text:p>
          </table:table-cell>
          <table:table-cell table:formula="of:=ROUND([.F248]/[.E248];4)" office:value-type="float" office:value="0.991" calcext:value-type="float">
            <text:p>0,991</text:p>
          </table:table-cell>
          <table:table-cell table:formula="of:=ROUND([.G248]/[.F248];4)" office:value-type="float" office:value="0.9936" calcext:value-type="float">
            <text:p>0,9936</text:p>
          </table:table-cell>
          <table:table-cell table:formula="of:=ROUND([.H248]/[.G248];4)" office:value-type="float" office:value="0.9952" calcext:value-type="float">
            <text:p>0,9952</text:p>
          </table:table-cell>
          <table:table-cell table:number-columns-repeated="3"/>
        </table:table-row>
        <table:table-row table:style-name="ro1">
          <table:table-cell table:formula="of:=AVERAGE([.$I249:.$M249])" office:value-type="float" office:value="0.99932" calcext:value-type="float">
            <text:p>0,99932</text:p>
          </table:table-cell>
          <table:table-cell office:value-type="string" calcext:value-type="string">
            <text:p>2214</text:p>
          </table:table-cell>
          <table:table-cell office:value-type="float" office:value="115610" calcext:value-type="float">
            <text:p>115610</text:p>
          </table:table-cell>
          <table:table-cell office:value-type="float" office:value="115836" calcext:value-type="float">
            <text:p>115836</text:p>
          </table:table-cell>
          <table:table-cell office:value-type="float" office:value="115896" calcext:value-type="float">
            <text:p>115896</text:p>
          </table:table-cell>
          <table:table-cell office:value-type="float" office:value="115876" calcext:value-type="float">
            <text:p>115876</text:p>
          </table:table-cell>
          <table:table-cell office:value-type="float" office:value="115728" calcext:value-type="float">
            <text:p>115728</text:p>
          </table:table-cell>
          <table:table-cell office:value-type="float" office:value="115220" calcext:value-type="float">
            <text:p>115220</text:p>
          </table:table-cell>
          <table:table-cell table:formula="of:=ROUND([.D249]/[.C249];4)" office:value-type="float" office:value="1.002" calcext:value-type="float">
            <text:p>1,002</text:p>
          </table:table-cell>
          <table:table-cell table:formula="of:=ROUND([.E249]/[.D249];4)" office:value-type="float" office:value="1.0005" calcext:value-type="float">
            <text:p>1,0005</text:p>
          </table:table-cell>
          <table:table-cell table:formula="of:=ROUND([.F249]/[.E249];4)" office:value-type="float" office:value="0.9998" calcext:value-type="float">
            <text:p>0,9998</text:p>
          </table:table-cell>
          <table:table-cell table:formula="of:=ROUND([.G249]/[.F249];4)" office:value-type="float" office:value="0.9987" calcext:value-type="float">
            <text:p>0,9987</text:p>
          </table:table-cell>
          <table:table-cell table:formula="of:=ROUND([.H249]/[.G249];4)" office:value-type="float" office:value="0.9956" calcext:value-type="float">
            <text:p>0,9956</text:p>
          </table:table-cell>
          <table:table-cell table:number-columns-repeated="3"/>
        </table:table-row>
        <table:table-row table:style-name="ro1">
          <table:table-cell table:formula="of:=AVERAGE([.$I250:.$M250])" office:value-type="float" office:value="1.00942" calcext:value-type="float">
            <text:p>1,00942</text:p>
          </table:table-cell>
          <table:table-cell office:value-type="string" calcext:value-type="string">
            <text:p>2215</text:p>
          </table:table-cell>
          <table:table-cell office:value-type="float" office:value="209407" calcext:value-type="float">
            <text:p>209407</text:p>
          </table:table-cell>
          <table:table-cell office:value-type="float" office:value="211455" calcext:value-type="float">
            <text:p>211455</text:p>
          </table:table-cell>
          <table:table-cell office:value-type="float" office:value="213803" calcext:value-type="float">
            <text:p>213803</text:p>
          </table:table-cell>
          <table:table-cell office:value-type="float" office:value="215908" calcext:value-type="float">
            <text:p>215908</text:p>
          </table:table-cell>
          <table:table-cell office:value-type="float" office:value="217846" calcext:value-type="float">
            <text:p>217846</text:p>
          </table:table-cell>
          <table:table-cell office:value-type="float" office:value="219457" calcext:value-type="float">
            <text:p>219457</text:p>
          </table:table-cell>
          <table:table-cell table:formula="of:=ROUND([.D250]/[.C250];4)" office:value-type="float" office:value="1.0098" calcext:value-type="float">
            <text:p>1,0098</text:p>
          </table:table-cell>
          <table:table-cell table:formula="of:=ROUND([.E250]/[.D250];4)" office:value-type="float" office:value="1.0111" calcext:value-type="float">
            <text:p>1,0111</text:p>
          </table:table-cell>
          <table:table-cell table:formula="of:=ROUND([.F250]/[.E250];4)" office:value-type="float" office:value="1.0098" calcext:value-type="float">
            <text:p>1,0098</text:p>
          </table:table-cell>
          <table:table-cell table:formula="of:=ROUND([.G250]/[.F250];4)" office:value-type="float" office:value="1.009" calcext:value-type="float">
            <text:p>1,009</text:p>
          </table:table-cell>
          <table:table-cell table:formula="of:=ROUND([.H250]/[.G250];4)" office:value-type="float" office:value="1.0074" calcext:value-type="float">
            <text:p>1,0074</text:p>
          </table:table-cell>
          <table:table-cell table:number-columns-repeated="3"/>
        </table:table-row>
        <table:table-row table:style-name="ro1">
          <table:table-cell table:formula="of:=AVERAGE([.$I251:.$M251])" office:value-type="float" office:value="1.0037" calcext:value-type="float">
            <text:p>1,0037</text:p>
          </table:table-cell>
          <table:table-cell office:value-type="string" calcext:value-type="string">
            <text:p>2261</text:p>
          </table:table-cell>
          <table:table-cell office:value-type="float" office:value="462249" calcext:value-type="float">
            <text:p>462249</text:p>
          </table:table-cell>
          <table:table-cell office:value-type="float" office:value="463754" calcext:value-type="float">
            <text:p>463754</text:p>
          </table:table-cell>
          <table:table-cell office:value-type="float" office:value="464254" calcext:value-type="float">
            <text:p>464254</text:p>
          </table:table-cell>
          <table:table-cell office:value-type="float" office:value="466631" calcext:value-type="float">
            <text:p>466631</text:p>
          </table:table-cell>
          <table:table-cell office:value-type="float" office:value="470907" calcext:value-type="float">
            <text:p>470907</text:p>
          </table:table-cell>
          <table:table-cell office:value-type="float" office:value="470805" calcext:value-type="float">
            <text:p>470805</text:p>
          </table:table-cell>
          <table:table-cell table:formula="of:=ROUND([.D251]/[.C251];4)" office:value-type="float" office:value="1.0033" calcext:value-type="float">
            <text:p>1,0033</text:p>
          </table:table-cell>
          <table:table-cell table:formula="of:=ROUND([.E251]/[.D251];4)" office:value-type="float" office:value="1.0011" calcext:value-type="float">
            <text:p>1,0011</text:p>
          </table:table-cell>
          <table:table-cell table:formula="of:=ROUND([.F251]/[.E251];4)" office:value-type="float" office:value="1.0051" calcext:value-type="float">
            <text:p>1,0051</text:p>
          </table:table-cell>
          <table:table-cell table:formula="of:=ROUND([.G251]/[.F251];4)" office:value-type="float" office:value="1.0092" calcext:value-type="float">
            <text:p>1,0092</text:p>
          </table:table-cell>
          <table:table-cell table:formula="of:=ROUND([.H251]/[.G251];4)" office:value-type="float" office:value="0.9998" calcext:value-type="float">
            <text:p>0,9998</text:p>
          </table:table-cell>
          <table:table-cell table:number-columns-repeated="3"/>
        </table:table-row>
        <table:table-row table:style-name="ro1">
          <table:table-cell table:formula="of:=AVERAGE([.$I252:.$M252])" office:value-type="float" office:value="0.99796" calcext:value-type="float">
            <text:p>0,99796</text:p>
          </table:table-cell>
          <table:table-cell office:value-type="string" calcext:value-type="string">
            <text:p>2262</text:p>
          </table:table-cell>
          <table:table-cell office:value-type="float" office:value="247478" calcext:value-type="float">
            <text:p>247478</text:p>
          </table:table-cell>
          <table:table-cell office:value-type="float" office:value="246991" calcext:value-type="float">
            <text:p>246991</text:p>
          </table:table-cell>
          <table:table-cell office:value-type="float" office:value="246306" calcext:value-type="float">
            <text:p>246306</text:p>
          </table:table-cell>
          <table:table-cell office:value-type="float" office:value="246309" calcext:value-type="float">
            <text:p>246309</text:p>
          </table:table-cell>
          <table:table-cell office:value-type="float" office:value="246348" calcext:value-type="float">
            <text:p>246348</text:p>
          </table:table-cell>
          <table:table-cell office:value-type="float" office:value="244969" calcext:value-type="float">
            <text:p>244969</text:p>
          </table:table-cell>
          <table:table-cell table:formula="of:=ROUND([.D252]/[.C252];4)" office:value-type="float" office:value="0.998" calcext:value-type="float">
            <text:p>0,998</text:p>
          </table:table-cell>
          <table:table-cell table:formula="of:=ROUND([.E252]/[.D252];4)" office:value-type="float" office:value="0.9972" calcext:value-type="float">
            <text:p>0,9972</text:p>
          </table:table-cell>
          <table:table-cell table:formula="of:=ROUND([.F252]/[.E252];4)" office:value-type="float" office:value="1" calcext:value-type="float">
            <text:p>1</text:p>
          </table:table-cell>
          <table:table-cell table:formula="of:=ROUND([.G252]/[.F252];4)" office:value-type="float" office:value="1.0002" calcext:value-type="float">
            <text:p>1,0002</text:p>
          </table:table-cell>
          <table:table-cell table:formula="of:=ROUND([.H252]/[.G252];4)" office:value-type="float" office:value="0.9944" calcext:value-type="float">
            <text:p>0,9944</text:p>
          </table:table-cell>
          <table:table-cell table:number-columns-repeated="3"/>
        </table:table-row>
        <table:table-row table:style-name="ro1">
          <table:table-cell table:formula="of:=AVERAGE([.$I253:.$M253])" office:value-type="float" office:value="0.99406" calcext:value-type="float">
            <text:p>0,99406</text:p>
          </table:table-cell>
          <table:table-cell office:value-type="string" calcext:value-type="string">
            <text:p>2263</text:p>
          </table:table-cell>
          <table:table-cell office:value-type="float" office:value="92496" calcext:value-type="float">
            <text:p>92496</text:p>
          </table:table-cell>
          <table:table-cell office:value-type="float" office:value="91935" calcext:value-type="float">
            <text:p>91935</text:p>
          </table:table-cell>
          <table:table-cell office:value-type="float" office:value="91465" calcext:value-type="float">
            <text:p>91465</text:p>
          </table:table-cell>
          <table:table-cell office:value-type="float" office:value="91007" calcext:value-type="float">
            <text:p>91007</text:p>
          </table:table-cell>
          <table:table-cell office:value-type="float" office:value="90681" calcext:value-type="float">
            <text:p>90681</text:p>
          </table:table-cell>
          <table:table-cell office:value-type="float" office:value="89780" calcext:value-type="float">
            <text:p>89780</text:p>
          </table:table-cell>
          <table:table-cell table:formula="of:=ROUND([.D253]/[.C253];4)" office:value-type="float" office:value="0.9939" calcext:value-type="float">
            <text:p>0,9939</text:p>
          </table:table-cell>
          <table:table-cell table:formula="of:=ROUND([.E253]/[.D253];4)" office:value-type="float" office:value="0.9949" calcext:value-type="float">
            <text:p>0,9949</text:p>
          </table:table-cell>
          <table:table-cell table:formula="of:=ROUND([.F253]/[.E253];4)" office:value-type="float" office:value="0.995" calcext:value-type="float">
            <text:p>0,995</text:p>
          </table:table-cell>
          <table:table-cell table:formula="of:=ROUND([.G253]/[.F253];4)" office:value-type="float" office:value="0.9964" calcext:value-type="float">
            <text:p>0,9964</text:p>
          </table:table-cell>
          <table:table-cell table:formula="of:=ROUND([.H253]/[.G253];4)" office:value-type="float" office:value="0.9901" calcext:value-type="float">
            <text:p>0,9901</text:p>
          </table:table-cell>
          <table:table-cell table:number-columns-repeated="3"/>
        </table:table-row>
        <table:table-row table:style-name="ro1">
          <table:table-cell table:formula="of:=AVERAGE([.$I254:.$M254])" office:value-type="float" office:value="0.98932" calcext:value-type="float">
            <text:p>0,98932</text:p>
          </table:table-cell>
          <table:table-cell office:value-type="string" calcext:value-type="string">
            <text:p>2264</text:p>
          </table:table-cell>
          <table:table-cell office:value-type="float" office:value="37231" calcext:value-type="float">
            <text:p>37231</text:p>
          </table:table-cell>
          <table:table-cell office:value-type="float" office:value="36849" calcext:value-type="float">
            <text:p>36849</text:p>
          </table:table-cell>
          <table:table-cell office:value-type="float" office:value="36533" calcext:value-type="float">
            <text:p>36533</text:p>
          </table:table-cell>
          <table:table-cell office:value-type="float" office:value="36046" calcext:value-type="float">
            <text:p>36046</text:p>
          </table:table-cell>
          <table:table-cell office:value-type="float" office:value="35719" calcext:value-type="float">
            <text:p>35719</text:p>
          </table:table-cell>
          <table:table-cell office:value-type="float" office:value="35286" calcext:value-type="float">
            <text:p>35286</text:p>
          </table:table-cell>
          <table:table-cell table:formula="of:=ROUND([.D254]/[.C254];4)" office:value-type="float" office:value="0.9897" calcext:value-type="float">
            <text:p>0,9897</text:p>
          </table:table-cell>
          <table:table-cell table:formula="of:=ROUND([.E254]/[.D254];4)" office:value-type="float" office:value="0.9914" calcext:value-type="float">
            <text:p>0,9914</text:p>
          </table:table-cell>
          <table:table-cell table:formula="of:=ROUND([.F254]/[.E254];4)" office:value-type="float" office:value="0.9867" calcext:value-type="float">
            <text:p>0,9867</text:p>
          </table:table-cell>
          <table:table-cell table:formula="of:=ROUND([.G254]/[.F254];4)" office:value-type="float" office:value="0.9909" calcext:value-type="float">
            <text:p>0,9909</text:p>
          </table:table-cell>
          <table:table-cell table:formula="of:=ROUND([.H254]/[.G254];4)" office:value-type="float" office:value="0.9879" calcext:value-type="float">
            <text:p>0,9879</text:p>
          </table:table-cell>
          <table:table-cell table:number-columns-repeated="3"/>
        </table:table-row>
        <table:table-row table:style-name="ro1">
          <table:table-cell table:formula="of:=AVERAGE([.$I255:.$M255])" office:value-type="float" office:value="0.99618" calcext:value-type="float">
            <text:p>0,99618</text:p>
          </table:table-cell>
          <table:table-cell office:value-type="string" calcext:value-type="string">
            <text:p>2401</text:p>
          </table:table-cell>
          <table:table-cell office:value-type="float" office:value="150103" calcext:value-type="float">
            <text:p>150103</text:p>
          </table:table-cell>
          <table:table-cell office:value-type="float" office:value="149720" calcext:value-type="float">
            <text:p>149720</text:p>
          </table:table-cell>
          <table:table-cell office:value-type="float" office:value="149316" calcext:value-type="float">
            <text:p>149316</text:p>
          </table:table-cell>
          <table:table-cell office:value-type="float" office:value="148762" calcext:value-type="float">
            <text:p>148762</text:p>
          </table:table-cell>
          <table:table-cell office:value-type="float" office:value="148089" calcext:value-type="float">
            <text:p>148089</text:p>
          </table:table-cell>
          <table:table-cell office:value-type="float" office:value="147259" calcext:value-type="float">
            <text:p>147259</text:p>
          </table:table-cell>
          <table:table-cell table:formula="of:=ROUND([.D255]/[.C255];4)" office:value-type="float" office:value="0.9974" calcext:value-type="float">
            <text:p>0,9974</text:p>
          </table:table-cell>
          <table:table-cell table:formula="of:=ROUND([.E255]/[.D255];4)" office:value-type="float" office:value="0.9973" calcext:value-type="float">
            <text:p>0,9973</text:p>
          </table:table-cell>
          <table:table-cell table:formula="of:=ROUND([.F255]/[.E255];4)" office:value-type="float" office:value="0.9963" calcext:value-type="float">
            <text:p>0,9963</text:p>
          </table:table-cell>
          <table:table-cell table:formula="of:=ROUND([.G255]/[.F255];4)" office:value-type="float" office:value="0.9955" calcext:value-type="float">
            <text:p>0,9955</text:p>
          </table:table-cell>
          <table:table-cell table:formula="of:=ROUND([.H255]/[.G255];4)" office:value-type="float" office:value="0.9944" calcext:value-type="float">
            <text:p>0,9944</text:p>
          </table:table-cell>
          <table:table-cell table:number-columns-repeated="3"/>
        </table:table-row>
        <table:table-row table:style-name="ro1">
          <table:table-cell table:formula="of:=AVERAGE([.$I256:.$M256])" office:value-type="float" office:value="1.00514" calcext:value-type="float">
            <text:p>1,00514</text:p>
          </table:table-cell>
          <table:table-cell office:value-type="string" calcext:value-type="string">
            <text:p>2402</text:p>
          </table:table-cell>
          <table:table-cell office:value-type="float" office:value="162128" calcext:value-type="float">
            <text:p>162128</text:p>
          </table:table-cell>
          <table:table-cell office:value-type="float" office:value="162926" calcext:value-type="float">
            <text:p>162926</text:p>
          </table:table-cell>
          <table:table-cell office:value-type="float" office:value="164003" calcext:value-type="float">
            <text:p>164003</text:p>
          </table:table-cell>
          <table:table-cell office:value-type="float" office:value="165000" calcext:value-type="float">
            <text:p>165000</text:p>
          </table:table-cell>
          <table:table-cell office:value-type="float" office:value="165960" calcext:value-type="float">
            <text:p>165960</text:p>
          </table:table-cell>
          <table:table-cell office:value-type="float" office:value="166348" calcext:value-type="float">
            <text:p>166348</text:p>
          </table:table-cell>
          <table:table-cell table:formula="of:=ROUND([.D256]/[.C256];4)" office:value-type="float" office:value="1.0049" calcext:value-type="float">
            <text:p>1,0049</text:p>
          </table:table-cell>
          <table:table-cell table:formula="of:=ROUND([.E256]/[.D256];4)" office:value-type="float" office:value="1.0066" calcext:value-type="float">
            <text:p>1,0066</text:p>
          </table:table-cell>
          <table:table-cell table:formula="of:=ROUND([.F256]/[.E256];4)" office:value-type="float" office:value="1.0061" calcext:value-type="float">
            <text:p>1,0061</text:p>
          </table:table-cell>
          <table:table-cell table:formula="of:=ROUND([.G256]/[.F256];4)" office:value-type="float" office:value="1.0058" calcext:value-type="float">
            <text:p>1,0058</text:p>
          </table:table-cell>
          <table:table-cell table:formula="of:=ROUND([.H256]/[.G256];4)" office:value-type="float" office:value="1.0023" calcext:value-type="float">
            <text:p>1,0023</text:p>
          </table:table-cell>
          <table:table-cell table:number-columns-repeated="3"/>
        </table:table-row>
        <table:table-row table:style-name="ro1">
          <table:table-cell table:formula="of:=AVERAGE([.$I257:.$M257])" office:value-type="float" office:value="1.00288" calcext:value-type="float">
            <text:p>1,00288</text:p>
          </table:table-cell>
          <table:table-cell office:value-type="string" calcext:value-type="string">
            <text:p>2414</text:p>
          </table:table-cell>
          <table:table-cell office:value-type="float" office:value="58973" calcext:value-type="float">
            <text:p>58973</text:p>
          </table:table-cell>
          <table:table-cell office:value-type="float" office:value="59154" calcext:value-type="float">
            <text:p>59154</text:p>
          </table:table-cell>
          <table:table-cell office:value-type="float" office:value="59550" calcext:value-type="float">
            <text:p>59550</text:p>
          </table:table-cell>
          <table:table-cell office:value-type="float" office:value="59760" calcext:value-type="float">
            <text:p>59760</text:p>
          </table:table-cell>
          <table:table-cell office:value-type="float" office:value="59776" calcext:value-type="float">
            <text:p>59776</text:p>
          </table:table-cell>
          <table:table-cell office:value-type="float" office:value="59823" calcext:value-type="float">
            <text:p>59823</text:p>
          </table:table-cell>
          <table:table-cell table:formula="of:=ROUND([.D257]/[.C257];4)" office:value-type="float" office:value="1.0031" calcext:value-type="float">
            <text:p>1,0031</text:p>
          </table:table-cell>
          <table:table-cell table:formula="of:=ROUND([.E257]/[.D257];4)" office:value-type="float" office:value="1.0067" calcext:value-type="float">
            <text:p>1,0067</text:p>
          </table:table-cell>
          <table:table-cell table:formula="of:=ROUND([.F257]/[.E257];4)" office:value-type="float" office:value="1.0035" calcext:value-type="float">
            <text:p>1,0035</text:p>
          </table:table-cell>
          <table:table-cell table:formula="of:=ROUND([.G257]/[.F257];4)" office:value-type="float" office:value="1.0003" calcext:value-type="float">
            <text:p>1,0003</text:p>
          </table:table-cell>
          <table:table-cell table:formula="of:=ROUND([.H257]/[.G257];4)" office:value-type="float" office:value="1.0008" calcext:value-type="float">
            <text:p>1,0008</text:p>
          </table:table-cell>
          <table:table-cell table:number-columns-repeated="3"/>
        </table:table-row>
        <table:table-row table:style-name="ro1">
          <table:table-cell table:formula="of:=AVERAGE([.$I258:.$M258])" office:value-type="float" office:value="0.99998" calcext:value-type="float">
            <text:p>0,99998</text:p>
          </table:table-cell>
          <table:table-cell office:value-type="string" calcext:value-type="string">
            <text:p>2403</text:p>
          </table:table-cell>
          <table:table-cell office:value-type="float" office:value="177562" calcext:value-type="float">
            <text:p>177562</text:p>
          </table:table-cell>
          <table:table-cell office:value-type="float" office:value="177863" calcext:value-type="float">
            <text:p>177863</text:p>
          </table:table-cell>
          <table:table-cell office:value-type="float" office:value="178251" calcext:value-type="float">
            <text:p>178251</text:p>
          </table:table-cell>
          <table:table-cell office:value-type="float" office:value="178139" calcext:value-type="float">
            <text:p>178139</text:p>
          </table:table-cell>
          <table:table-cell office:value-type="float" office:value="178191" calcext:value-type="float">
            <text:p>178191</text:p>
          </table:table-cell>
          <table:table-cell office:value-type="float" office:value="177536" calcext:value-type="float">
            <text:p>177536</text:p>
          </table:table-cell>
          <table:table-cell table:formula="of:=ROUND([.D258]/[.C258];4)" office:value-type="float" office:value="1.0017" calcext:value-type="float">
            <text:p>1,0017</text:p>
          </table:table-cell>
          <table:table-cell table:formula="of:=ROUND([.E258]/[.D258];4)" office:value-type="float" office:value="1.0022" calcext:value-type="float">
            <text:p>1,0022</text:p>
          </table:table-cell>
          <table:table-cell table:formula="of:=ROUND([.F258]/[.E258];4)" office:value-type="float" office:value="0.9994" calcext:value-type="float">
            <text:p>0,9994</text:p>
          </table:table-cell>
          <table:table-cell table:formula="of:=ROUND([.G258]/[.F258];4)" office:value-type="float" office:value="1.0003" calcext:value-type="float">
            <text:p>1,0003</text:p>
          </table:table-cell>
          <table:table-cell table:formula="of:=ROUND([.H258]/[.G258];4)" office:value-type="float" office:value="0.9963" calcext:value-type="float">
            <text:p>0,9963</text:p>
          </table:table-cell>
          <table:table-cell table:number-columns-repeated="3"/>
        </table:table-row>
        <table:table-row table:style-name="ro1">
          <table:table-cell table:formula="of:=AVERAGE([.$I259:.$M259])" office:value-type="float" office:value="0.99774" calcext:value-type="float">
            <text:p>0,99774</text:p>
          </table:table-cell>
          <table:table-cell office:value-type="string" calcext:value-type="string">
            <text:p>2404</text:p>
          </table:table-cell>
          <table:table-cell office:value-type="float" office:value="135633" calcext:value-type="float">
            <text:p>135633</text:p>
          </table:table-cell>
          <table:table-cell office:value-type="float" office:value="135611" calcext:value-type="float">
            <text:p>135611</text:p>
          </table:table-cell>
          <table:table-cell office:value-type="float" office:value="135227" calcext:value-type="float">
            <text:p>135227</text:p>
          </table:table-cell>
          <table:table-cell office:value-type="float" office:value="134919" calcext:value-type="float">
            <text:p>134919</text:p>
          </table:table-cell>
          <table:table-cell office:value-type="float" office:value="134555" calcext:value-type="float">
            <text:p>134555</text:p>
          </table:table-cell>
          <table:table-cell office:value-type="float" office:value="134106" calcext:value-type="float">
            <text:p>134106</text:p>
          </table:table-cell>
          <table:table-cell table:formula="of:=ROUND([.D259]/[.C259];4)" office:value-type="float" office:value="0.9998" calcext:value-type="float">
            <text:p>0,9998</text:p>
          </table:table-cell>
          <table:table-cell table:formula="of:=ROUND([.E259]/[.D259];4)" office:value-type="float" office:value="0.9972" calcext:value-type="float">
            <text:p>0,9972</text:p>
          </table:table-cell>
          <table:table-cell table:formula="of:=ROUND([.F259]/[.E259];4)" office:value-type="float" office:value="0.9977" calcext:value-type="float">
            <text:p>0,9977</text:p>
          </table:table-cell>
          <table:table-cell table:formula="of:=ROUND([.G259]/[.F259];4)" office:value-type="float" office:value="0.9973" calcext:value-type="float">
            <text:p>0,9973</text:p>
          </table:table-cell>
          <table:table-cell table:formula="of:=ROUND([.H259]/[.G259];4)" office:value-type="float" office:value="0.9967" calcext:value-type="float">
            <text:p>0,9967</text:p>
          </table:table-cell>
          <table:table-cell table:number-columns-repeated="3"/>
        </table:table-row>
        <table:table-row table:style-name="ro1">
          <table:table-cell table:formula="of:=AVERAGE([.$I260:.$M260])" office:value-type="float" office:value="1.0004" calcext:value-type="float">
            <text:p>1,0004</text:p>
          </table:table-cell>
          <table:table-cell office:value-type="string" calcext:value-type="string">
            <text:p>2405</text:p>
          </table:table-cell>
          <table:table-cell office:value-type="float" office:value="115179" calcext:value-type="float">
            <text:p>115179</text:p>
          </table:table-cell>
          <table:table-cell office:value-type="float" office:value="115360" calcext:value-type="float">
            <text:p>115360</text:p>
          </table:table-cell>
          <table:table-cell office:value-type="float" office:value="115647" calcext:value-type="float">
            <text:p>115647</text:p>
          </table:table-cell>
          <table:table-cell office:value-type="float" office:value="115558" calcext:value-type="float">
            <text:p>115558</text:p>
          </table:table-cell>
          <table:table-cell office:value-type="float" office:value="115528" calcext:value-type="float">
            <text:p>115528</text:p>
          </table:table-cell>
          <table:table-cell office:value-type="float" office:value="115416" calcext:value-type="float">
            <text:p>115416</text:p>
          </table:table-cell>
          <table:table-cell table:formula="of:=ROUND([.D260]/[.C260];4)" office:value-type="float" office:value="1.0016" calcext:value-type="float">
            <text:p>1,0016</text:p>
          </table:table-cell>
          <table:table-cell table:formula="of:=ROUND([.E260]/[.D260];4)" office:value-type="float" office:value="1.0025" calcext:value-type="float">
            <text:p>1,0025</text:p>
          </table:table-cell>
          <table:table-cell table:formula="of:=ROUND([.F260]/[.E260];4)" office:value-type="float" office:value="0.9992" calcext:value-type="float">
            <text:p>0,9992</text:p>
          </table:table-cell>
          <table:table-cell table:formula="of:=ROUND([.G260]/[.F260];4)" office:value-type="float" office:value="0.9997" calcext:value-type="float">
            <text:p>0,9997</text:p>
          </table:table-cell>
          <table:table-cell table:formula="of:=ROUND([.H260]/[.G260];4)" office:value-type="float" office:value="0.999" calcext:value-type="float">
            <text:p>0,999</text:p>
          </table:table-cell>
          <table:table-cell table:number-columns-repeated="3"/>
        </table:table-row>
        <table:table-row table:style-name="ro1">
          <table:table-cell table:formula="of:=AVERAGE([.$I261:.$M261])" office:value-type="float" office:value="0.99782" calcext:value-type="float">
            <text:p>0,99782</text:p>
          </table:table-cell>
          <table:table-cell office:value-type="string" calcext:value-type="string">
            <text:p>2406</text:p>
          </table:table-cell>
          <table:table-cell office:value-type="float" office:value="85256" calcext:value-type="float">
            <text:p>85256</text:p>
          </table:table-cell>
          <table:table-cell office:value-type="float" office:value="85180" calcext:value-type="float">
            <text:p>85180</text:p>
          </table:table-cell>
          <table:table-cell office:value-type="float" office:value="85094" calcext:value-type="float">
            <text:p>85094</text:p>
          </table:table-cell>
          <table:table-cell office:value-type="float" office:value="84924" calcext:value-type="float">
            <text:p>84924</text:p>
          </table:table-cell>
          <table:table-cell office:value-type="float" office:value="84591" calcext:value-type="float">
            <text:p>84591</text:p>
          </table:table-cell>
          <table:table-cell office:value-type="float" office:value="84330" calcext:value-type="float">
            <text:p>84330</text:p>
          </table:table-cell>
          <table:table-cell table:formula="of:=ROUND([.D261]/[.C261];4)" office:value-type="float" office:value="0.9991" calcext:value-type="float">
            <text:p>0,9991</text:p>
          </table:table-cell>
          <table:table-cell table:formula="of:=ROUND([.E261]/[.D261];4)" office:value-type="float" office:value="0.999" calcext:value-type="float">
            <text:p>0,999</text:p>
          </table:table-cell>
          <table:table-cell table:formula="of:=ROUND([.F261]/[.E261];4)" office:value-type="float" office:value="0.998" calcext:value-type="float">
            <text:p>0,998</text:p>
          </table:table-cell>
          <table:table-cell table:formula="of:=ROUND([.G261]/[.F261];4)" office:value-type="float" office:value="0.9961" calcext:value-type="float">
            <text:p>0,9961</text:p>
          </table:table-cell>
          <table:table-cell table:formula="of:=ROUND([.H261]/[.G261];4)" office:value-type="float" office:value="0.9969" calcext:value-type="float">
            <text:p>0,9969</text:p>
          </table:table-cell>
          <table:table-cell table:number-columns-repeated="3"/>
        </table:table-row>
        <table:table-row table:style-name="ro1">
          <table:table-cell table:formula="of:=AVERAGE([.$I262:.$M262])" office:value-type="float" office:value="0.99778" calcext:value-type="float">
            <text:p>0,99778</text:p>
          </table:table-cell>
          <table:table-cell office:value-type="string" calcext:value-type="string">
            <text:p>2407</text:p>
          </table:table-cell>
          <table:table-cell office:value-type="float" office:value="76951" calcext:value-type="float">
            <text:p>76951</text:p>
          </table:table-cell>
          <table:table-cell office:value-type="float" office:value="76837" calcext:value-type="float">
            <text:p>76837</text:p>
          </table:table-cell>
          <table:table-cell office:value-type="float" office:value="76768" calcext:value-type="float">
            <text:p>76768</text:p>
          </table:table-cell>
          <table:table-cell office:value-type="float" office:value="76593" calcext:value-type="float">
            <text:p>76593</text:p>
          </table:table-cell>
          <table:table-cell office:value-type="float" office:value="76451" calcext:value-type="float">
            <text:p>76451</text:p>
          </table:table-cell>
          <table:table-cell office:value-type="float" office:value="76109" calcext:value-type="float">
            <text:p>76109</text:p>
          </table:table-cell>
          <table:table-cell table:formula="of:=ROUND([.D262]/[.C262];4)" office:value-type="float" office:value="0.9985" calcext:value-type="float">
            <text:p>0,9985</text:p>
          </table:table-cell>
          <table:table-cell table:formula="of:=ROUND([.E262]/[.D262];4)" office:value-type="float" office:value="0.9991" calcext:value-type="float">
            <text:p>0,9991</text:p>
          </table:table-cell>
          <table:table-cell table:formula="of:=ROUND([.F262]/[.E262];4)" office:value-type="float" office:value="0.9977" calcext:value-type="float">
            <text:p>0,9977</text:p>
          </table:table-cell>
          <table:table-cell table:formula="of:=ROUND([.G262]/[.F262];4)" office:value-type="float" office:value="0.9981" calcext:value-type="float">
            <text:p>0,9981</text:p>
          </table:table-cell>
          <table:table-cell table:formula="of:=ROUND([.H262]/[.G262];4)" office:value-type="float" office:value="0.9955" calcext:value-type="float">
            <text:p>0,9955</text:p>
          </table:table-cell>
          <table:table-cell table:number-columns-repeated="3"/>
        </table:table-row>
        <table:table-row table:style-name="ro1">
          <table:table-cell table:formula="of:=AVERAGE([.$I263:.$M263])" office:value-type="float" office:value="1.0056" calcext:value-type="float">
            <text:p>1,0056</text:p>
          </table:table-cell>
          <table:table-cell office:value-type="string" calcext:value-type="string">
            <text:p>2408</text:p>
          </table:table-cell>
          <table:table-cell office:value-type="float" office:value="96473" calcext:value-type="float">
            <text:p>96473</text:p>
          </table:table-cell>
          <table:table-cell office:value-type="float" office:value="97039" calcext:value-type="float">
            <text:p>97039</text:p>
          </table:table-cell>
          <table:table-cell office:value-type="float" office:value="97689" calcext:value-type="float">
            <text:p>97689</text:p>
          </table:table-cell>
          <table:table-cell office:value-type="float" office:value="98373" calcext:value-type="float">
            <text:p>98373</text:p>
          </table:table-cell>
          <table:table-cell office:value-type="float" office:value="98990" calcext:value-type="float">
            <text:p>98990</text:p>
          </table:table-cell>
          <table:table-cell office:value-type="float" office:value="99202" calcext:value-type="float">
            <text:p>99202</text:p>
          </table:table-cell>
          <table:table-cell table:formula="of:=ROUND([.D263]/[.C263];4)" office:value-type="float" office:value="1.0059" calcext:value-type="float">
            <text:p>1,0059</text:p>
          </table:table-cell>
          <table:table-cell table:formula="of:=ROUND([.E263]/[.D263];4)" office:value-type="float" office:value="1.0067" calcext:value-type="float">
            <text:p>1,0067</text:p>
          </table:table-cell>
          <table:table-cell table:formula="of:=ROUND([.F263]/[.E263];4)" office:value-type="float" office:value="1.007" calcext:value-type="float">
            <text:p>1,007</text:p>
          </table:table-cell>
          <table:table-cell table:formula="of:=ROUND([.G263]/[.F263];4)" office:value-type="float" office:value="1.0063" calcext:value-type="float">
            <text:p>1,0063</text:p>
          </table:table-cell>
          <table:table-cell table:formula="of:=ROUND([.H263]/[.G263];4)" office:value-type="float" office:value="1.0021" calcext:value-type="float">
            <text:p>1,0021</text:p>
          </table:table-cell>
          <table:table-cell table:number-columns-repeated="3"/>
        </table:table-row>
        <table:table-row table:style-name="ro1">
          <table:table-cell table:formula="of:=AVERAGE([.$I264:.$M264])" office:value-type="float" office:value="0.99634" calcext:value-type="float">
            <text:p>0,99634</text:p>
          </table:table-cell>
          <table:table-cell office:value-type="string" calcext:value-type="string">
            <text:p>2409</text:p>
          </table:table-cell>
          <table:table-cell office:value-type="float" office:value="71784" calcext:value-type="float">
            <text:p>71784</text:p>
          </table:table-cell>
          <table:table-cell office:value-type="float" office:value="71670" calcext:value-type="float">
            <text:p>71670</text:p>
          </table:table-cell>
          <table:table-cell office:value-type="float" office:value="71396" calcext:value-type="float">
            <text:p>71396</text:p>
          </table:table-cell>
          <table:table-cell office:value-type="float" office:value="71119" calcext:value-type="float">
            <text:p>71119</text:p>
          </table:table-cell>
          <table:table-cell office:value-type="float" office:value="70880" calcext:value-type="float">
            <text:p>70880</text:p>
          </table:table-cell>
          <table:table-cell office:value-type="float" office:value="70486" calcext:value-type="float">
            <text:p>70486</text:p>
          </table:table-cell>
          <table:table-cell table:formula="of:=ROUND([.D264]/[.C264];4)" office:value-type="float" office:value="0.9984" calcext:value-type="float">
            <text:p>0,9984</text:p>
          </table:table-cell>
          <table:table-cell table:formula="of:=ROUND([.E264]/[.D264];4)" office:value-type="float" office:value="0.9962" calcext:value-type="float">
            <text:p>0,9962</text:p>
          </table:table-cell>
          <table:table-cell table:formula="of:=ROUND([.F264]/[.E264];4)" office:value-type="float" office:value="0.9961" calcext:value-type="float">
            <text:p>0,9961</text:p>
          </table:table-cell>
          <table:table-cell table:formula="of:=ROUND([.G264]/[.F264];4)" office:value-type="float" office:value="0.9966" calcext:value-type="float">
            <text:p>0,9966</text:p>
          </table:table-cell>
          <table:table-cell table:formula="of:=ROUND([.H264]/[.G264];4)" office:value-type="float" office:value="0.9944" calcext:value-type="float">
            <text:p>0,9944</text:p>
          </table:table-cell>
          <table:table-cell table:number-columns-repeated="3"/>
        </table:table-row>
        <table:table-row table:style-name="ro1">
          <table:table-cell table:formula="of:=AVERAGE([.$I265:.$M265])" office:value-type="float" office:value="1.00358" calcext:value-type="float">
            <text:p>1,00358</text:p>
          </table:table-cell>
          <table:table-cell office:value-type="string" calcext:value-type="string">
            <text:p>2410</text:p>
          </table:table-cell>
          <table:table-cell office:value-type="float" office:value="109836" calcext:value-type="float">
            <text:p>109836</text:p>
          </table:table-cell>
          <table:table-cell office:value-type="float" office:value="110215" calcext:value-type="float">
            <text:p>110215</text:p>
          </table:table-cell>
          <table:table-cell office:value-type="float" office:value="110626" calcext:value-type="float">
            <text:p>110626</text:p>
          </table:table-cell>
          <table:table-cell office:value-type="float" office:value="111202" calcext:value-type="float">
            <text:p>111202</text:p>
          </table:table-cell>
          <table:table-cell office:value-type="float" office:value="111539" calcext:value-type="float">
            <text:p>111539</text:p>
          </table:table-cell>
          <table:table-cell office:value-type="float" office:value="111814" calcext:value-type="float">
            <text:p>111814</text:p>
          </table:table-cell>
          <table:table-cell table:formula="of:=ROUND([.D265]/[.C265];4)" office:value-type="float" office:value="1.0035" calcext:value-type="float">
            <text:p>1,0035</text:p>
          </table:table-cell>
          <table:table-cell table:formula="of:=ROUND([.E265]/[.D265];4)" office:value-type="float" office:value="1.0037" calcext:value-type="float">
            <text:p>1,0037</text:p>
          </table:table-cell>
          <table:table-cell table:formula="of:=ROUND([.F265]/[.E265];4)" office:value-type="float" office:value="1.0052" calcext:value-type="float">
            <text:p>1,0052</text:p>
          </table:table-cell>
          <table:table-cell table:formula="of:=ROUND([.G265]/[.F265];4)" office:value-type="float" office:value="1.003" calcext:value-type="float">
            <text:p>1,003</text:p>
          </table:table-cell>
          <table:table-cell table:formula="of:=ROUND([.H265]/[.G265];4)" office:value-type="float" office:value="1.0025" calcext:value-type="float">
            <text:p>1,0025</text:p>
          </table:table-cell>
          <table:table-cell table:number-columns-repeated="3"/>
        </table:table-row>
        <table:table-row table:style-name="ro1">
          <table:table-cell table:formula="of:=AVERAGE([.$I266:.$M266])" office:value-type="float" office:value="0.99676" calcext:value-type="float">
            <text:p>0,99676</text:p>
          </table:table-cell>
          <table:table-cell office:value-type="string" calcext:value-type="string">
            <text:p>2411</text:p>
          </table:table-cell>
          <table:table-cell office:value-type="float" office:value="109161" calcext:value-type="float">
            <text:p>109161</text:p>
          </table:table-cell>
          <table:table-cell office:value-type="float" office:value="109111" calcext:value-type="float">
            <text:p>109111</text:p>
          </table:table-cell>
          <table:table-cell office:value-type="float" office:value="108918" calcext:value-type="float">
            <text:p>108918</text:p>
          </table:table-cell>
          <table:table-cell office:value-type="float" office:value="108513" calcext:value-type="float">
            <text:p>108513</text:p>
          </table:table-cell>
          <table:table-cell office:value-type="float" office:value="108211" calcext:value-type="float">
            <text:p>108211</text:p>
          </table:table-cell>
          <table:table-cell office:value-type="float" office:value="107410" calcext:value-type="float">
            <text:p>107410</text:p>
          </table:table-cell>
          <table:table-cell table:formula="of:=ROUND([.D266]/[.C266];4)" office:value-type="float" office:value="0.9995" calcext:value-type="float">
            <text:p>0,9995</text:p>
          </table:table-cell>
          <table:table-cell table:formula="of:=ROUND([.E266]/[.D266];4)" office:value-type="float" office:value="0.9982" calcext:value-type="float">
            <text:p>0,9982</text:p>
          </table:table-cell>
          <table:table-cell table:formula="of:=ROUND([.F266]/[.E266];4)" office:value-type="float" office:value="0.9963" calcext:value-type="float">
            <text:p>0,9963</text:p>
          </table:table-cell>
          <table:table-cell table:formula="of:=ROUND([.G266]/[.F266];4)" office:value-type="float" office:value="0.9972" calcext:value-type="float">
            <text:p>0,9972</text:p>
          </table:table-cell>
          <table:table-cell table:formula="of:=ROUND([.H266]/[.G266];4)" office:value-type="float" office:value="0.9926" calcext:value-type="float">
            <text:p>0,9926</text:p>
          </table:table-cell>
          <table:table-cell table:number-columns-repeated="3"/>
        </table:table-row>
        <table:table-row table:style-name="ro1">
          <table:table-cell table:formula="of:=AVERAGE([.$I267:.$M267])" office:value-type="float" office:value="1.0019" calcext:value-type="float">
            <text:p>1,0019</text:p>
          </table:table-cell>
          <table:table-cell office:value-type="string" calcext:value-type="string">
            <text:p>2412</text:p>
          </table:table-cell>
          <table:table-cell office:value-type="float" office:value="77431" calcext:value-type="float">
            <text:p>77431</text:p>
          </table:table-cell>
          <table:table-cell office:value-type="float" office:value="77703" calcext:value-type="float">
            <text:p>77703</text:p>
          </table:table-cell>
          <table:table-cell office:value-type="float" office:value="77942" calcext:value-type="float">
            <text:p>77942</text:p>
          </table:table-cell>
          <table:table-cell office:value-type="float" office:value="78104" calcext:value-type="float">
            <text:p>78104</text:p>
          </table:table-cell>
          <table:table-cell office:value-type="float" office:value="78213" calcext:value-type="float">
            <text:p>78213</text:p>
          </table:table-cell>
          <table:table-cell office:value-type="float" office:value="78166" calcext:value-type="float">
            <text:p>78166</text:p>
          </table:table-cell>
          <table:table-cell table:formula="of:=ROUND([.D267]/[.C267];4)" office:value-type="float" office:value="1.0035" calcext:value-type="float">
            <text:p>1,0035</text:p>
          </table:table-cell>
          <table:table-cell table:formula="of:=ROUND([.E267]/[.D267];4)" office:value-type="float" office:value="1.0031" calcext:value-type="float">
            <text:p>1,0031</text:p>
          </table:table-cell>
          <table:table-cell table:formula="of:=ROUND([.F267]/[.E267];4)" office:value-type="float" office:value="1.0021" calcext:value-type="float">
            <text:p>1,0021</text:p>
          </table:table-cell>
          <table:table-cell table:formula="of:=ROUND([.G267]/[.F267];4)" office:value-type="float" office:value="1.0014" calcext:value-type="float">
            <text:p>1,0014</text:p>
          </table:table-cell>
          <table:table-cell table:formula="of:=ROUND([.H267]/[.G267];4)" office:value-type="float" office:value="0.9994" calcext:value-type="float">
            <text:p>0,9994</text:p>
          </table:table-cell>
          <table:table-cell table:number-columns-repeated="3"/>
        </table:table-row>
        <table:table-row table:style-name="ro1">
          <table:table-cell table:formula="of:=AVERAGE([.$I268:.$M268])" office:value-type="float" office:value="1.00278" calcext:value-type="float">
            <text:p>1,00278</text:p>
          </table:table-cell>
          <table:table-cell office:value-type="string" calcext:value-type="string">
            <text:p>2413</text:p>
          </table:table-cell>
          <table:table-cell office:value-type="float" office:value="138837" calcext:value-type="float">
            <text:p>138837</text:p>
          </table:table-cell>
          <table:table-cell office:value-type="float" office:value="139079" calcext:value-type="float">
            <text:p>139079</text:p>
          </table:table-cell>
          <table:table-cell office:value-type="float" office:value="139300" calcext:value-type="float">
            <text:p>139300</text:p>
          </table:table-cell>
          <table:table-cell office:value-type="float" office:value="139833" calcext:value-type="float">
            <text:p>139833</text:p>
          </table:table-cell>
          <table:table-cell office:value-type="float" office:value="140519" calcext:value-type="float">
            <text:p>140519</text:p>
          </table:table-cell>
          <table:table-cell office:value-type="float" office:value="140780" calcext:value-type="float">
            <text:p>140780</text:p>
          </table:table-cell>
          <table:table-cell table:formula="of:=ROUND([.D268]/[.C268];4)" office:value-type="float" office:value="1.0017" calcext:value-type="float">
            <text:p>1,0017</text:p>
          </table:table-cell>
          <table:table-cell table:formula="of:=ROUND([.E268]/[.D268];4)" office:value-type="float" office:value="1.0016" calcext:value-type="float">
            <text:p>1,0016</text:p>
          </table:table-cell>
          <table:table-cell table:formula="of:=ROUND([.F268]/[.E268];4)" office:value-type="float" office:value="1.0038" calcext:value-type="float">
            <text:p>1,0038</text:p>
          </table:table-cell>
          <table:table-cell table:formula="of:=ROUND([.G268]/[.F268];4)" office:value-type="float" office:value="1.0049" calcext:value-type="float">
            <text:p>1,0049</text:p>
          </table:table-cell>
          <table:table-cell table:formula="of:=ROUND([.H268]/[.G268];4)" office:value-type="float" office:value="1.0019" calcext:value-type="float">
            <text:p>1,0019</text:p>
          </table:table-cell>
          <table:table-cell table:number-columns-repeated="3"/>
        </table:table-row>
        <table:table-row table:style-name="ro1">
          <table:table-cell table:formula="of:=AVERAGE([.$I269:.$M269])" office:value-type="float" office:value="0.9984" calcext:value-type="float">
            <text:p>0,9984</text:p>
          </table:table-cell>
          <table:table-cell office:value-type="string" calcext:value-type="string">
            <text:p>2415</text:p>
          </table:table-cell>
          <table:table-cell office:value-type="float" office:value="157831" calcext:value-type="float">
            <text:p>157831</text:p>
          </table:table-cell>
          <table:table-cell office:value-type="float" office:value="157886" calcext:value-type="float">
            <text:p>157886</text:p>
          </table:table-cell>
          <table:table-cell office:value-type="float" office:value="157767" calcext:value-type="float">
            <text:p>157767</text:p>
          </table:table-cell>
          <table:table-cell office:value-type="float" office:value="157616" calcext:value-type="float">
            <text:p>157616</text:p>
          </table:table-cell>
          <table:table-cell office:value-type="float" office:value="157088" calcext:value-type="float">
            <text:p>157088</text:p>
          </table:table-cell>
          <table:table-cell office:value-type="float" office:value="156579" calcext:value-type="float">
            <text:p>156579</text:p>
          </table:table-cell>
          <table:table-cell table:formula="of:=ROUND([.D269]/[.C269];4)" office:value-type="float" office:value="1.0003" calcext:value-type="float">
            <text:p>1,0003</text:p>
          </table:table-cell>
          <table:table-cell table:formula="of:=ROUND([.E269]/[.D269];4)" office:value-type="float" office:value="0.9992" calcext:value-type="float">
            <text:p>0,9992</text:p>
          </table:table-cell>
          <table:table-cell table:formula="of:=ROUND([.F269]/[.E269];4)" office:value-type="float" office:value="0.999" calcext:value-type="float">
            <text:p>0,999</text:p>
          </table:table-cell>
          <table:table-cell table:formula="of:=ROUND([.G269]/[.F269];4)" office:value-type="float" office:value="0.9967" calcext:value-type="float">
            <text:p>0,9967</text:p>
          </table:table-cell>
          <table:table-cell table:formula="of:=ROUND([.H269]/[.G269];4)" office:value-type="float" office:value="0.9968" calcext:value-type="float">
            <text:p>0,9968</text:p>
          </table:table-cell>
          <table:table-cell table:number-columns-repeated="3"/>
        </table:table-row>
        <table:table-row table:style-name="ro1">
          <table:table-cell table:formula="of:=AVERAGE([.$I270:.$M270])" office:value-type="float" office:value="0.99396" calcext:value-type="float">
            <text:p>0,99396</text:p>
          </table:table-cell>
          <table:table-cell office:value-type="string" calcext:value-type="string">
            <text:p>2416</text:p>
          </table:table-cell>
          <table:table-cell office:value-type="float" office:value="120270" calcext:value-type="float">
            <text:p>120270</text:p>
          </table:table-cell>
          <table:table-cell office:value-type="float" office:value="119750" calcext:value-type="float">
            <text:p>119750</text:p>
          </table:table-cell>
          <table:table-cell office:value-type="float" office:value="119101" calcext:value-type="float">
            <text:p>119101</text:p>
          </table:table-cell>
          <table:table-cell office:value-type="float" office:value="118434" calcext:value-type="float">
            <text:p>118434</text:p>
          </table:table-cell>
          <table:table-cell office:value-type="float" office:value="117624" calcext:value-type="float">
            <text:p>117624</text:p>
          </table:table-cell>
          <table:table-cell office:value-type="float" office:value="116672" calcext:value-type="float">
            <text:p>116672</text:p>
          </table:table-cell>
          <table:table-cell table:formula="of:=ROUND([.D270]/[.C270];4)" office:value-type="float" office:value="0.9957" calcext:value-type="float">
            <text:p>0,9957</text:p>
          </table:table-cell>
          <table:table-cell table:formula="of:=ROUND([.E270]/[.D270];4)" office:value-type="float" office:value="0.9946" calcext:value-type="float">
            <text:p>0,9946</text:p>
          </table:table-cell>
          <table:table-cell table:formula="of:=ROUND([.F270]/[.E270];4)" office:value-type="float" office:value="0.9944" calcext:value-type="float">
            <text:p>0,9944</text:p>
          </table:table-cell>
          <table:table-cell table:formula="of:=ROUND([.G270]/[.F270];4)" office:value-type="float" office:value="0.9932" calcext:value-type="float">
            <text:p>0,9932</text:p>
          </table:table-cell>
          <table:table-cell table:formula="of:=ROUND([.H270]/[.G270];4)" office:value-type="float" office:value="0.9919" calcext:value-type="float">
            <text:p>0,9919</text:p>
          </table:table-cell>
          <table:table-cell table:number-columns-repeated="3"/>
        </table:table-row>
        <table:table-row table:style-name="ro1">
          <table:table-cell table:formula="of:=AVERAGE([.$I271:.$M271])" office:value-type="float" office:value="0.9989" calcext:value-type="float">
            <text:p>0,9989</text:p>
          </table:table-cell>
          <table:table-cell office:value-type="string" calcext:value-type="string">
            <text:p>2417</text:p>
          </table:table-cell>
          <table:table-cell office:value-type="float" office:value="153047" calcext:value-type="float">
            <text:p>153047</text:p>
          </table:table-cell>
          <table:table-cell office:value-type="float" office:value="153197" calcext:value-type="float">
            <text:p>153197</text:p>
          </table:table-cell>
          <table:table-cell office:value-type="float" office:value="153187" calcext:value-type="float">
            <text:p>153187</text:p>
          </table:table-cell>
          <table:table-cell office:value-type="float" office:value="153226" calcext:value-type="float">
            <text:p>153226</text:p>
          </table:table-cell>
          <table:table-cell office:value-type="float" office:value="152756" calcext:value-type="float">
            <text:p>152756</text:p>
          </table:table-cell>
          <table:table-cell office:value-type="float" office:value="152199" calcext:value-type="float">
            <text:p>152199</text:p>
          </table:table-cell>
          <table:table-cell table:formula="of:=ROUND([.D271]/[.C271];4)" office:value-type="float" office:value="1.001" calcext:value-type="float">
            <text:p>1,001</text:p>
          </table:table-cell>
          <table:table-cell table:formula="of:=ROUND([.E271]/[.D271];4)" office:value-type="float" office:value="0.9999" calcext:value-type="float">
            <text:p>0,9999</text:p>
          </table:table-cell>
          <table:table-cell table:formula="of:=ROUND([.F271]/[.E271];4)" office:value-type="float" office:value="1.0003" calcext:value-type="float">
            <text:p>1,0003</text:p>
          </table:table-cell>
          <table:table-cell table:formula="of:=ROUND([.G271]/[.F271];4)" office:value-type="float" office:value="0.9969" calcext:value-type="float">
            <text:p>0,9969</text:p>
          </table:table-cell>
          <table:table-cell table:formula="of:=ROUND([.H271]/[.G271];4)" office:value-type="float" office:value="0.9964" calcext:value-type="float">
            <text:p>0,9964</text:p>
          </table:table-cell>
          <table:table-cell table:number-columns-repeated="3"/>
        </table:table-row>
        <table:table-row table:style-name="ro1">
          <table:table-cell table:formula="of:=AVERAGE([.$I272:.$M272])" office:value-type="float" office:value="0.99668" calcext:value-type="float">
            <text:p>0,99668</text:p>
          </table:table-cell>
          <table:table-cell office:value-type="string" calcext:value-type="string">
            <text:p>2461</text:p>
          </table:table-cell>
          <table:table-cell office:value-type="float" office:value="172591" calcext:value-type="float">
            <text:p>172591</text:p>
          </table:table-cell>
          <table:table-cell office:value-type="float" office:value="172030" calcext:value-type="float">
            <text:p>172030</text:p>
          </table:table-cell>
          <table:table-cell office:value-type="float" office:value="171505" calcext:value-type="float">
            <text:p>171505</text:p>
          </table:table-cell>
          <table:table-cell office:value-type="float" office:value="171259" calcext:value-type="float">
            <text:p>171259</text:p>
          </table:table-cell>
          <table:table-cell office:value-type="float" office:value="170663" calcext:value-type="float">
            <text:p>170663</text:p>
          </table:table-cell>
          <table:table-cell office:value-type="float" office:value="169756" calcext:value-type="float">
            <text:p>169756</text:p>
          </table:table-cell>
          <table:table-cell table:formula="of:=ROUND([.D272]/[.C272];4)" office:value-type="float" office:value="0.9967" calcext:value-type="float">
            <text:p>0,9967</text:p>
          </table:table-cell>
          <table:table-cell table:formula="of:=ROUND([.E272]/[.D272];4)" office:value-type="float" office:value="0.9969" calcext:value-type="float">
            <text:p>0,9969</text:p>
          </table:table-cell>
          <table:table-cell table:formula="of:=ROUND([.F272]/[.E272];4)" office:value-type="float" office:value="0.9986" calcext:value-type="float">
            <text:p>0,9986</text:p>
          </table:table-cell>
          <table:table-cell table:formula="of:=ROUND([.G272]/[.F272];4)" office:value-type="float" office:value="0.9965" calcext:value-type="float">
            <text:p>0,9965</text:p>
          </table:table-cell>
          <table:table-cell table:formula="of:=ROUND([.H272]/[.G272];4)" office:value-type="float" office:value="0.9947" calcext:value-type="float">
            <text:p>0,9947</text:p>
          </table:table-cell>
          <table:table-cell table:number-columns-repeated="3"/>
        </table:table-row>
        <table:table-row table:style-name="ro1">
          <table:table-cell table:formula="of:=AVERAGE([.$I273:.$M273])" office:value-type="float" office:value="0.99104" calcext:value-type="float">
            <text:p>0,99104</text:p>
          </table:table-cell>
          <table:table-cell office:value-type="string" calcext:value-type="string">
            <text:p>2462</text:p>
          </table:table-cell>
          <table:table-cell office:value-type="float" office:value="170761" calcext:value-type="float">
            <text:p>170761</text:p>
          </table:table-cell>
          <table:table-cell office:value-type="float" office:value="169617" calcext:value-type="float">
            <text:p>169617</text:p>
          </table:table-cell>
          <table:table-cell office:value-type="float" office:value="168394" calcext:value-type="float">
            <text:p>168394</text:p>
          </table:table-cell>
          <table:table-cell office:value-type="float" office:value="166795" calcext:value-type="float">
            <text:p>166795</text:p>
          </table:table-cell>
          <table:table-cell office:value-type="float" office:value="165263" calcext:value-type="float">
            <text:p>165263</text:p>
          </table:table-cell>
          <table:table-cell office:value-type="float" office:value="163255" calcext:value-type="float">
            <text:p>163255</text:p>
          </table:table-cell>
          <table:table-cell table:formula="of:=ROUND([.D273]/[.C273];4)" office:value-type="float" office:value="0.9933" calcext:value-type="float">
            <text:p>0,9933</text:p>
          </table:table-cell>
          <table:table-cell table:formula="of:=ROUND([.E273]/[.D273];4)" office:value-type="float" office:value="0.9928" calcext:value-type="float">
            <text:p>0,9928</text:p>
          </table:table-cell>
          <table:table-cell table:formula="of:=ROUND([.F273]/[.E273];4)" office:value-type="float" office:value="0.9905" calcext:value-type="float">
            <text:p>0,9905</text:p>
          </table:table-cell>
          <table:table-cell table:formula="of:=ROUND([.G273]/[.F273];4)" office:value-type="float" office:value="0.9908" calcext:value-type="float">
            <text:p>0,9908</text:p>
          </table:table-cell>
          <table:table-cell table:formula="of:=ROUND([.H273]/[.G273];4)" office:value-type="float" office:value="0.9878" calcext:value-type="float">
            <text:p>0,9878</text:p>
          </table:table-cell>
          <table:table-cell table:number-columns-repeated="3"/>
        </table:table-row>
        <table:table-row table:style-name="ro1">
          <table:table-cell table:formula="of:=AVERAGE([.$I274:.$M274])" office:value-type="float" office:value="0.99464" calcext:value-type="float">
            <text:p>0,99464</text:p>
          </table:table-cell>
          <table:table-cell office:value-type="string" calcext:value-type="string">
            <text:p>2463</text:p>
          </table:table-cell>
          <table:table-cell office:value-type="float" office:value="109757" calcext:value-type="float">
            <text:p>109757</text:p>
          </table:table-cell>
          <table:table-cell office:value-type="float" office:value="109398" calcext:value-type="float">
            <text:p>109398</text:p>
          </table:table-cell>
          <table:table-cell office:value-type="float" office:value="109021" calcext:value-type="float">
            <text:p>109021</text:p>
          </table:table-cell>
          <table:table-cell office:value-type="float" office:value="108434" calcext:value-type="float">
            <text:p>108434</text:p>
          </table:table-cell>
          <table:table-cell office:value-type="float" office:value="107807" calcext:value-type="float">
            <text:p>107807</text:p>
          </table:table-cell>
          <table:table-cell office:value-type="float" office:value="106846" calcext:value-type="float">
            <text:p>106846</text:p>
          </table:table-cell>
          <table:table-cell table:formula="of:=ROUND([.D274]/[.C274];4)" office:value-type="float" office:value="0.9967" calcext:value-type="float">
            <text:p>0,9967</text:p>
          </table:table-cell>
          <table:table-cell table:formula="of:=ROUND([.E274]/[.D274];4)" office:value-type="float" office:value="0.9966" calcext:value-type="float">
            <text:p>0,9966</text:p>
          </table:table-cell>
          <table:table-cell table:formula="of:=ROUND([.F274]/[.E274];4)" office:value-type="float" office:value="0.9946" calcext:value-type="float">
            <text:p>0,9946</text:p>
          </table:table-cell>
          <table:table-cell table:formula="of:=ROUND([.G274]/[.F274];4)" office:value-type="float" office:value="0.9942" calcext:value-type="float">
            <text:p>0,9942</text:p>
          </table:table-cell>
          <table:table-cell table:formula="of:=ROUND([.H274]/[.G274];4)" office:value-type="float" office:value="0.9911" calcext:value-type="float">
            <text:p>0,9911</text:p>
          </table:table-cell>
          <table:table-cell table:number-columns-repeated="3"/>
        </table:table-row>
        <table:table-row table:style-name="ro1">
          <table:table-cell table:formula="of:=AVERAGE([.$I275:.$M275])" office:value-type="float" office:value="0.99046" calcext:value-type="float">
            <text:p>0,99046</text:p>
          </table:table-cell>
          <table:table-cell office:value-type="string" calcext:value-type="string">
            <text:p>2464</text:p>
          </table:table-cell>
          <table:table-cell office:value-type="float" office:value="228179" calcext:value-type="float">
            <text:p>228179</text:p>
          </table:table-cell>
          <table:table-cell office:value-type="float" office:value="226225" calcext:value-type="float">
            <text:p>226225</text:p>
          </table:table-cell>
          <table:table-cell office:value-type="float" office:value="224376" calcext:value-type="float">
            <text:p>224376</text:p>
          </table:table-cell>
          <table:table-cell office:value-type="float" office:value="222292" calcext:value-type="float">
            <text:p>222292</text:p>
          </table:table-cell>
          <table:table-cell office:value-type="float" office:value="220433" calcext:value-type="float">
            <text:p>220433</text:p>
          </table:table-cell>
          <table:table-cell office:value-type="float" office:value="217530" calcext:value-type="float">
            <text:p>217530</text:p>
          </table:table-cell>
          <table:table-cell table:formula="of:=ROUND([.D275]/[.C275];4)" office:value-type="float" office:value="0.9914" calcext:value-type="float">
            <text:p>0,9914</text:p>
          </table:table-cell>
          <table:table-cell table:formula="of:=ROUND([.E275]/[.D275];4)" office:value-type="float" office:value="0.9918" calcext:value-type="float">
            <text:p>0,9918</text:p>
          </table:table-cell>
          <table:table-cell table:formula="of:=ROUND([.F275]/[.E275];4)" office:value-type="float" office:value="0.9907" calcext:value-type="float">
            <text:p>0,9907</text:p>
          </table:table-cell>
          <table:table-cell table:formula="of:=ROUND([.G275]/[.F275];4)" office:value-type="float" office:value="0.9916" calcext:value-type="float">
            <text:p>0,9916</text:p>
          </table:table-cell>
          <table:table-cell table:formula="of:=ROUND([.H275]/[.G275];4)" office:value-type="float" office:value="0.9868" calcext:value-type="float">
            <text:p>0,9868</text:p>
          </table:table-cell>
          <table:table-cell table:number-columns-repeated="3"/>
        </table:table-row>
        <table:table-row table:style-name="ro1">
          <table:table-cell table:formula="of:=AVERAGE([.$I276:.$M276])" office:value-type="float" office:value="0.99268" calcext:value-type="float">
            <text:p>0,99268</text:p>
          </table:table-cell>
          <table:table-cell office:value-type="string" calcext:value-type="string">
            <text:p>2465</text:p>
          </table:table-cell>
          <table:table-cell office:value-type="float" office:value="122712" calcext:value-type="float">
            <text:p>122712</text:p>
          </table:table-cell>
          <table:table-cell office:value-type="float" office:value="121802" calcext:value-type="float">
            <text:p>121802</text:p>
          </table:table-cell>
          <table:table-cell office:value-type="float" office:value="121121" calcext:value-type="float">
            <text:p>121121</text:p>
          </table:table-cell>
          <table:table-cell office:value-type="float" office:value="120259" calcext:value-type="float">
            <text:p>120259</text:p>
          </table:table-cell>
          <table:table-cell office:value-type="float" office:value="119373" calcext:value-type="float">
            <text:p>119373</text:p>
          </table:table-cell>
          <table:table-cell office:value-type="float" office:value="118285" calcext:value-type="float">
            <text:p>118285</text:p>
          </table:table-cell>
          <table:table-cell table:formula="of:=ROUND([.D276]/[.C276];4)" office:value-type="float" office:value="0.9926" calcext:value-type="float">
            <text:p>0,9926</text:p>
          </table:table-cell>
          <table:table-cell table:formula="of:=ROUND([.E276]/[.D276];4)" office:value-type="float" office:value="0.9944" calcext:value-type="float">
            <text:p>0,9944</text:p>
          </table:table-cell>
          <table:table-cell table:formula="of:=ROUND([.F276]/[.E276];4)" office:value-type="float" office:value="0.9929" calcext:value-type="float">
            <text:p>0,9929</text:p>
          </table:table-cell>
          <table:table-cell table:formula="of:=ROUND([.G276]/[.F276];4)" office:value-type="float" office:value="0.9926" calcext:value-type="float">
            <text:p>0,9926</text:p>
          </table:table-cell>
          <table:table-cell table:formula="of:=ROUND([.H276]/[.G276];4)" office:value-type="float" office:value="0.9909" calcext:value-type="float">
            <text:p>0,9909</text:p>
          </table:table-cell>
          <table:table-cell table:number-columns-repeated="3"/>
        </table:table-row>
        <table:table-row table:style-name="ro1">
          <table:table-cell table:formula="of:=AVERAGE([.$I277:.$M277])" office:value-type="float" office:value="0.993" calcext:value-type="float">
            <text:p>0,993</text:p>
          </table:table-cell>
          <table:table-cell office:value-type="string" calcext:value-type="string">
            <text:p>2466</text:p>
          </table:table-cell>
          <table:table-cell office:value-type="float" office:value="183392" calcext:value-type="float">
            <text:p>183392</text:p>
          </table:table-cell>
          <table:table-cell office:value-type="float" office:value="182156" calcext:value-type="float">
            <text:p>182156</text:p>
          </table:table-cell>
          <table:table-cell office:value-type="float" office:value="181309" calcext:value-type="float">
            <text:p>181309</text:p>
          </table:table-cell>
          <table:table-cell office:value-type="float" office:value="179806" calcext:value-type="float">
            <text:p>179806</text:p>
          </table:table-cell>
          <table:table-cell office:value-type="float" office:value="178603" calcext:value-type="float">
            <text:p>178603</text:p>
          </table:table-cell>
          <table:table-cell office:value-type="float" office:value="177049" calcext:value-type="float">
            <text:p>177049</text:p>
          </table:table-cell>
          <table:table-cell table:formula="of:=ROUND([.D277]/[.C277];4)" office:value-type="float" office:value="0.9933" calcext:value-type="float">
            <text:p>0,9933</text:p>
          </table:table-cell>
          <table:table-cell table:formula="of:=ROUND([.E277]/[.D277];4)" office:value-type="float" office:value="0.9954" calcext:value-type="float">
            <text:p>0,9954</text:p>
          </table:table-cell>
          <table:table-cell table:formula="of:=ROUND([.F277]/[.E277];4)" office:value-type="float" office:value="0.9917" calcext:value-type="float">
            <text:p>0,9917</text:p>
          </table:table-cell>
          <table:table-cell table:formula="of:=ROUND([.G277]/[.F277];4)" office:value-type="float" office:value="0.9933" calcext:value-type="float">
            <text:p>0,9933</text:p>
          </table:table-cell>
          <table:table-cell table:formula="of:=ROUND([.H277]/[.G277];4)" office:value-type="float" office:value="0.9913" calcext:value-type="float">
            <text:p>0,9913</text:p>
          </table:table-cell>
          <table:table-cell table:number-columns-repeated="3"/>
        </table:table-row>
        <table:table-row table:style-name="ro1">
          <table:table-cell table:formula="of:=AVERAGE([.$I278:.$M278])" office:value-type="float" office:value="0.99498" calcext:value-type="float">
            <text:p>0,99498</text:p>
          </table:table-cell>
          <table:table-cell office:value-type="string" calcext:value-type="string">
            <text:p>2467</text:p>
          </table:table-cell>
          <table:table-cell office:value-type="float" office:value="90283" calcext:value-type="float">
            <text:p>90283</text:p>
          </table:table-cell>
          <table:table-cell office:value-type="float" office:value="89883" calcext:value-type="float">
            <text:p>89883</text:p>
          </table:table-cell>
          <table:table-cell office:value-type="float" office:value="89590" calcext:value-type="float">
            <text:p>89590</text:p>
          </table:table-cell>
          <table:table-cell office:value-type="float" office:value="89128" calcext:value-type="float">
            <text:p>89128</text:p>
          </table:table-cell>
          <table:table-cell office:value-type="float" office:value="88743" calcext:value-type="float">
            <text:p>88743</text:p>
          </table:table-cell>
          <table:table-cell office:value-type="float" office:value="88038" calcext:value-type="float">
            <text:p>88038</text:p>
          </table:table-cell>
          <table:table-cell table:formula="of:=ROUND([.D278]/[.C278];4)" office:value-type="float" office:value="0.9956" calcext:value-type="float">
            <text:p>0,9956</text:p>
          </table:table-cell>
          <table:table-cell table:formula="of:=ROUND([.E278]/[.D278];4)" office:value-type="float" office:value="0.9967" calcext:value-type="float">
            <text:p>0,9967</text:p>
          </table:table-cell>
          <table:table-cell table:formula="of:=ROUND([.F278]/[.E278];4)" office:value-type="float" office:value="0.9948" calcext:value-type="float">
            <text:p>0,9948</text:p>
          </table:table-cell>
          <table:table-cell table:formula="of:=ROUND([.G278]/[.F278];4)" office:value-type="float" office:value="0.9957" calcext:value-type="float">
            <text:p>0,9957</text:p>
          </table:table-cell>
          <table:table-cell table:formula="of:=ROUND([.H278]/[.G278];4)" office:value-type="float" office:value="0.9921" calcext:value-type="float">
            <text:p>0,9921</text:p>
          </table:table-cell>
          <table:table-cell table:number-columns-repeated="3"/>
        </table:table-row>
        <table:table-row table:style-name="ro1">
          <table:table-cell table:formula="of:=AVERAGE([.$I279:.$M279])" office:value-type="float" office:value="0.99462" calcext:value-type="float">
            <text:p>0,99462</text:p>
          </table:table-cell>
          <table:table-cell office:value-type="string" calcext:value-type="string">
            <text:p>2468</text:p>
          </table:table-cell>
          <table:table-cell office:value-type="float" office:value="92847" calcext:value-type="float">
            <text:p>92847</text:p>
          </table:table-cell>
          <table:table-cell office:value-type="float" office:value="92473" calcext:value-type="float">
            <text:p>92473</text:p>
          </table:table-cell>
          <table:table-cell office:value-type="float" office:value="92090" calcext:value-type="float">
            <text:p>92090</text:p>
          </table:table-cell>
          <table:table-cell office:value-type="float" office:value="91563" calcext:value-type="float">
            <text:p>91563</text:p>
          </table:table-cell>
          <table:table-cell office:value-type="float" office:value="91115" calcext:value-type="float">
            <text:p>91115</text:p>
          </table:table-cell>
          <table:table-cell office:value-type="float" office:value="90368" calcext:value-type="float">
            <text:p>90368</text:p>
          </table:table-cell>
          <table:table-cell table:formula="of:=ROUND([.D279]/[.C279];4)" office:value-type="float" office:value="0.996" calcext:value-type="float">
            <text:p>0,996</text:p>
          </table:table-cell>
          <table:table-cell table:formula="of:=ROUND([.E279]/[.D279];4)" office:value-type="float" office:value="0.9959" calcext:value-type="float">
            <text:p>0,9959</text:p>
          </table:table-cell>
          <table:table-cell table:formula="of:=ROUND([.F279]/[.E279];4)" office:value-type="float" office:value="0.9943" calcext:value-type="float">
            <text:p>0,9943</text:p>
          </table:table-cell>
          <table:table-cell table:formula="of:=ROUND([.G279]/[.F279];4)" office:value-type="float" office:value="0.9951" calcext:value-type="float">
            <text:p>0,9951</text:p>
          </table:table-cell>
          <table:table-cell table:formula="of:=ROUND([.H279]/[.G279];4)" office:value-type="float" office:value="0.9918" calcext:value-type="float">
            <text:p>0,9918</text:p>
          </table:table-cell>
          <table:table-cell table:number-columns-repeated="3"/>
        </table:table-row>
        <table:table-row table:style-name="ro1">
          <table:table-cell table:formula="of:=AVERAGE([.$I280:.$M280])" office:value-type="float" office:value="0.99368" calcext:value-type="float">
            <text:p>0,99368</text:p>
          </table:table-cell>
          <table:table-cell office:value-type="string" calcext:value-type="string">
            <text:p>2469</text:p>
          </table:table-cell>
          <table:table-cell office:value-type="float" office:value="299910" calcext:value-type="float">
            <text:p>299910</text:p>
          </table:table-cell>
          <table:table-cell office:value-type="float" office:value="298111" calcext:value-type="float">
            <text:p>298111</text:p>
          </table:table-cell>
          <table:table-cell office:value-type="float" office:value="296262" calcext:value-type="float">
            <text:p>296262</text:p>
          </table:table-cell>
          <table:table-cell office:value-type="float" office:value="294510" calcext:value-type="float">
            <text:p>294510</text:p>
          </table:table-cell>
          <table:table-cell office:value-type="float" office:value="292774" calcext:value-type="float">
            <text:p>292774</text:p>
          </table:table-cell>
          <table:table-cell office:value-type="float" office:value="290553" calcext:value-type="float">
            <text:p>290553</text:p>
          </table:table-cell>
          <table:table-cell table:formula="of:=ROUND([.D280]/[.C280];4)" office:value-type="float" office:value="0.994" calcext:value-type="float">
            <text:p>0,994</text:p>
          </table:table-cell>
          <table:table-cell table:formula="of:=ROUND([.E280]/[.D280];4)" office:value-type="float" office:value="0.9938" calcext:value-type="float">
            <text:p>0,9938</text:p>
          </table:table-cell>
          <table:table-cell table:formula="of:=ROUND([.F280]/[.E280];4)" office:value-type="float" office:value="0.9941" calcext:value-type="float">
            <text:p>0,9941</text:p>
          </table:table-cell>
          <table:table-cell table:formula="of:=ROUND([.G280]/[.F280];4)" office:value-type="float" office:value="0.9941" calcext:value-type="float">
            <text:p>0,9941</text:p>
          </table:table-cell>
          <table:table-cell table:formula="of:=ROUND([.H280]/[.G280];4)" office:value-type="float" office:value="0.9924" calcext:value-type="float">
            <text:p>0,9924</text:p>
          </table:table-cell>
          <table:table-cell table:number-columns-repeated="3"/>
        </table:table-row>
        <table:table-row table:style-name="ro1">
          <table:table-cell table:formula="of:=AVERAGE([.$I281:.$M281])" office:value-type="float" office:value="0.9992" calcext:value-type="float">
            <text:p>0,9992</text:p>
          </table:table-cell>
          <table:table-cell office:value-type="string" calcext:value-type="string">
            <text:p>2470</text:p>
          </table:table-cell>
          <table:table-cell office:value-type="float" office:value="74851" calcext:value-type="float">
            <text:p>74851</text:p>
          </table:table-cell>
          <table:table-cell office:value-type="float" office:value="74592" calcext:value-type="float">
            <text:p>74592</text:p>
          </table:table-cell>
          <table:table-cell office:value-type="float" office:value="74647" calcext:value-type="float">
            <text:p>74647</text:p>
          </table:table-cell>
          <table:table-cell office:value-type="float" office:value="74586" calcext:value-type="float">
            <text:p>74586</text:p>
          </table:table-cell>
          <table:table-cell office:value-type="float" office:value="74618" calcext:value-type="float">
            <text:p>74618</text:p>
          </table:table-cell>
          <table:table-cell office:value-type="float" office:value="74559" calcext:value-type="float">
            <text:p>74559</text:p>
          </table:table-cell>
          <table:table-cell table:formula="of:=ROUND([.D281]/[.C281];4)" office:value-type="float" office:value="0.9965" calcext:value-type="float">
            <text:p>0,9965</text:p>
          </table:table-cell>
          <table:table-cell table:formula="of:=ROUND([.E281]/[.D281];4)" office:value-type="float" office:value="1.0007" calcext:value-type="float">
            <text:p>1,0007</text:p>
          </table:table-cell>
          <table:table-cell table:formula="of:=ROUND([.F281]/[.E281];4)" office:value-type="float" office:value="0.9992" calcext:value-type="float">
            <text:p>0,9992</text:p>
          </table:table-cell>
          <table:table-cell table:formula="of:=ROUND([.G281]/[.F281];4)" office:value-type="float" office:value="1.0004" calcext:value-type="float">
            <text:p>1,0004</text:p>
          </table:table-cell>
          <table:table-cell table:formula="of:=ROUND([.H281]/[.G281];4)" office:value-type="float" office:value="0.9992" calcext:value-type="float">
            <text:p>0,9992</text:p>
          </table:table-cell>
          <table:table-cell table:number-columns-repeated="3"/>
        </table:table-row>
        <table:table-row table:style-name="ro1">
          <table:table-cell table:formula="of:=AVERAGE([.$I282:.$M282])" office:value-type="float" office:value="0.99398" calcext:value-type="float">
            <text:p>0,99398</text:p>
          </table:table-cell>
          <table:table-cell office:value-type="string" calcext:value-type="string">
            <text:p>2471</text:p>
          </table:table-cell>
          <table:table-cell office:value-type="float" office:value="56374" calcext:value-type="float">
            <text:p>56374</text:p>
          </table:table-cell>
          <table:table-cell office:value-type="float" office:value="55954" calcext:value-type="float">
            <text:p>55954</text:p>
          </table:table-cell>
          <table:table-cell office:value-type="float" office:value="55652" calcext:value-type="float">
            <text:p>55652</text:p>
          </table:table-cell>
          <table:table-cell office:value-type="float" office:value="55299" calcext:value-type="float">
            <text:p>55299</text:p>
          </table:table-cell>
          <table:table-cell office:value-type="float" office:value="55030" calcext:value-type="float">
            <text:p>55030</text:p>
          </table:table-cell>
          <table:table-cell office:value-type="float" office:value="54702" calcext:value-type="float">
            <text:p>54702</text:p>
          </table:table-cell>
          <table:table-cell table:formula="of:=ROUND([.D282]/[.C282];4)" office:value-type="float" office:value="0.9925" calcext:value-type="float">
            <text:p>0,9925</text:p>
          </table:table-cell>
          <table:table-cell table:formula="of:=ROUND([.E282]/[.D282];4)" office:value-type="float" office:value="0.9946" calcext:value-type="float">
            <text:p>0,9946</text:p>
          </table:table-cell>
          <table:table-cell table:formula="of:=ROUND([.F282]/[.E282];4)" office:value-type="float" office:value="0.9937" calcext:value-type="float">
            <text:p>0,9937</text:p>
          </table:table-cell>
          <table:table-cell table:formula="of:=ROUND([.G282]/[.F282];4)" office:value-type="float" office:value="0.9951" calcext:value-type="float">
            <text:p>0,9951</text:p>
          </table:table-cell>
          <table:table-cell table:formula="of:=ROUND([.H282]/[.G282];4)" office:value-type="float" office:value="0.994" calcext:value-type="float">
            <text:p>0,994</text:p>
          </table:table-cell>
          <table:table-cell table:number-columns-repeated="3"/>
        </table:table-row>
        <table:table-row table:style-name="ro1">
          <table:table-cell table:formula="of:=AVERAGE([.$I283:.$M283])" office:value-type="float" office:value="0.99508" calcext:value-type="float">
            <text:p>0,99508</text:p>
          </table:table-cell>
          <table:table-cell office:value-type="string" calcext:value-type="string">
            <text:p>2472</text:p>
          </table:table-cell>
          <table:table-cell office:value-type="float" office:value="139844" calcext:value-type="float">
            <text:p>139844</text:p>
          </table:table-cell>
          <table:table-cell office:value-type="float" office:value="139125" calcext:value-type="float">
            <text:p>139125</text:p>
          </table:table-cell>
          <table:table-cell office:value-type="float" office:value="138578" calcext:value-type="float">
            <text:p>138578</text:p>
          </table:table-cell>
          <table:table-cell office:value-type="float" office:value="138000" calcext:value-type="float">
            <text:p>138000</text:p>
          </table:table-cell>
          <table:table-cell office:value-type="float" office:value="137360" calcext:value-type="float">
            <text:p>137360</text:p>
          </table:table-cell>
          <table:table-cell office:value-type="float" office:value="136423" calcext:value-type="float">
            <text:p>136423</text:p>
          </table:table-cell>
          <table:table-cell table:formula="of:=ROUND([.D283]/[.C283];4)" office:value-type="float" office:value="0.9949" calcext:value-type="float">
            <text:p>0,9949</text:p>
          </table:table-cell>
          <table:table-cell table:formula="of:=ROUND([.E283]/[.D283];4)" office:value-type="float" office:value="0.9961" calcext:value-type="float">
            <text:p>0,9961</text:p>
          </table:table-cell>
          <table:table-cell table:formula="of:=ROUND([.F283]/[.E283];4)" office:value-type="float" office:value="0.9958" calcext:value-type="float">
            <text:p>0,9958</text:p>
          </table:table-cell>
          <table:table-cell table:formula="of:=ROUND([.G283]/[.F283];4)" office:value-type="float" office:value="0.9954" calcext:value-type="float">
            <text:p>0,9954</text:p>
          </table:table-cell>
          <table:table-cell table:formula="of:=ROUND([.H283]/[.G283];4)" office:value-type="float" office:value="0.9932" calcext:value-type="float">
            <text:p>0,9932</text:p>
          </table:table-cell>
          <table:table-cell table:number-columns-repeated="3"/>
        </table:table-row>
        <table:table-row table:style-name="ro1">
          <table:table-cell table:formula="of:=AVERAGE([.$I284:.$M284])" office:value-type="float" office:value="0.99644" calcext:value-type="float">
            <text:p>0,99644</text:p>
          </table:table-cell>
          <table:table-cell office:value-type="string" calcext:value-type="string">
            <text:p>2473</text:p>
          </table:table-cell>
          <table:table-cell office:value-type="float" office:value="139595" calcext:value-type="float">
            <text:p>139595</text:p>
          </table:table-cell>
          <table:table-cell office:value-type="float" office:value="139252" calcext:value-type="float">
            <text:p>139252</text:p>
          </table:table-cell>
          <table:table-cell office:value-type="float" office:value="139129" calcext:value-type="float">
            <text:p>139129</text:p>
          </table:table-cell>
          <table:table-cell office:value-type="float" office:value="138696" calcext:value-type="float">
            <text:p>138696</text:p>
          </table:table-cell>
          <table:table-cell office:value-type="float" office:value="138098" calcext:value-type="float">
            <text:p>138098</text:p>
          </table:table-cell>
          <table:table-cell office:value-type="float" office:value="137128" calcext:value-type="float">
            <text:p>137128</text:p>
          </table:table-cell>
          <table:table-cell table:formula="of:=ROUND([.D284]/[.C284];4)" office:value-type="float" office:value="0.9975" calcext:value-type="float">
            <text:p>0,9975</text:p>
          </table:table-cell>
          <table:table-cell table:formula="of:=ROUND([.E284]/[.D284];4)" office:value-type="float" office:value="0.9991" calcext:value-type="float">
            <text:p>0,9991</text:p>
          </table:table-cell>
          <table:table-cell table:formula="of:=ROUND([.F284]/[.E284];4)" office:value-type="float" office:value="0.9969" calcext:value-type="float">
            <text:p>0,9969</text:p>
          </table:table-cell>
          <table:table-cell table:formula="of:=ROUND([.G284]/[.F284];4)" office:value-type="float" office:value="0.9957" calcext:value-type="float">
            <text:p>0,9957</text:p>
          </table:table-cell>
          <table:table-cell table:formula="of:=ROUND([.H284]/[.G284];4)" office:value-type="float" office:value="0.993" calcext:value-type="float">
            <text:p>0,993</text:p>
          </table:table-cell>
          <table:table-cell table:number-columns-repeated="3"/>
        </table:table-row>
        <table:table-row table:style-name="ro1">
          <table:table-cell table:formula="of:=AVERAGE([.$I285:.$M285])" office:value-type="float" office:value="0.99418" calcext:value-type="float">
            <text:p>0,99418</text:p>
          </table:table-cell>
          <table:table-cell office:value-type="string" calcext:value-type="string">
            <text:p>2474</text:p>
          </table:table-cell>
          <table:table-cell office:value-type="float" office:value="68231" calcext:value-type="float">
            <text:p>68231</text:p>
          </table:table-cell>
          <table:table-cell office:value-type="float" office:value="67905" calcext:value-type="float">
            <text:p>67905</text:p>
          </table:table-cell>
          <table:table-cell office:value-type="float" office:value="67523" calcext:value-type="float">
            <text:p>67523</text:p>
          </table:table-cell>
          <table:table-cell office:value-type="float" office:value="67154" calcext:value-type="float">
            <text:p>67154</text:p>
          </table:table-cell>
          <table:table-cell office:value-type="float" office:value="66841" calcext:value-type="float">
            <text:p>66841</text:p>
          </table:table-cell>
          <table:table-cell office:value-type="float" office:value="66270" calcext:value-type="float">
            <text:p>66270</text:p>
          </table:table-cell>
          <table:table-cell table:formula="of:=ROUND([.D285]/[.C285];4)" office:value-type="float" office:value="0.9952" calcext:value-type="float">
            <text:p>0,9952</text:p>
          </table:table-cell>
          <table:table-cell table:formula="of:=ROUND([.E285]/[.D285];4)" office:value-type="float" office:value="0.9944" calcext:value-type="float">
            <text:p>0,9944</text:p>
          </table:table-cell>
          <table:table-cell table:formula="of:=ROUND([.F285]/[.E285];4)" office:value-type="float" office:value="0.9945" calcext:value-type="float">
            <text:p>0,9945</text:p>
          </table:table-cell>
          <table:table-cell table:formula="of:=ROUND([.G285]/[.F285];4)" office:value-type="float" office:value="0.9953" calcext:value-type="float">
            <text:p>0,9953</text:p>
          </table:table-cell>
          <table:table-cell table:formula="of:=ROUND([.H285]/[.G285];4)" office:value-type="float" office:value="0.9915" calcext:value-type="float">
            <text:p>0,9915</text:p>
          </table:table-cell>
          <table:table-cell table:number-columns-repeated="3"/>
        </table:table-row>
        <table:table-row table:style-name="ro1">
          <table:table-cell table:formula="of:=AVERAGE([.$I286:.$M286])" office:value-type="float" office:value="0.99038" calcext:value-type="float">
            <text:p>0,99038</text:p>
          </table:table-cell>
          <table:table-cell office:value-type="string" calcext:value-type="string">
            <text:p>2475</text:p>
          </table:table-cell>
          <table:table-cell office:value-type="float" office:value="207381" calcext:value-type="float">
            <text:p>207381</text:p>
          </table:table-cell>
          <table:table-cell office:value-type="float" office:value="205873" calcext:value-type="float">
            <text:p>205873</text:p>
          </table:table-cell>
          <table:table-cell office:value-type="float" office:value="204013" calcext:value-type="float">
            <text:p>204013</text:p>
          </table:table-cell>
          <table:table-cell office:value-type="float" office:value="202036" calcext:value-type="float">
            <text:p>202036</text:p>
          </table:table-cell>
          <table:table-cell office:value-type="float" office:value="199974" calcext:value-type="float">
            <text:p>199974</text:p>
          </table:table-cell>
          <table:table-cell office:value-type="float" office:value="197586" calcext:value-type="float">
            <text:p>197586</text:p>
          </table:table-cell>
          <table:table-cell table:formula="of:=ROUND([.D286]/[.C286];4)" office:value-type="float" office:value="0.9927" calcext:value-type="float">
            <text:p>0,9927</text:p>
          </table:table-cell>
          <table:table-cell table:formula="of:=ROUND([.E286]/[.D286];4)" office:value-type="float" office:value="0.991" calcext:value-type="float">
            <text:p>0,991</text:p>
          </table:table-cell>
          <table:table-cell table:formula="of:=ROUND([.F286]/[.E286];4)" office:value-type="float" office:value="0.9903" calcext:value-type="float">
            <text:p>0,9903</text:p>
          </table:table-cell>
          <table:table-cell table:formula="of:=ROUND([.G286]/[.F286];4)" office:value-type="float" office:value="0.9898" calcext:value-type="float">
            <text:p>0,9898</text:p>
          </table:table-cell>
          <table:table-cell table:formula="of:=ROUND([.H286]/[.G286];4)" office:value-type="float" office:value="0.9881" calcext:value-type="float">
            <text:p>0,9881</text:p>
          </table:table-cell>
          <table:table-cell table:number-columns-repeated="3"/>
        </table:table-row>
        <table:table-row table:style-name="ro1">
          <table:table-cell table:formula="of:=AVERAGE([.$I287:.$M287])" office:value-type="float" office:value="0.99258" calcext:value-type="float">
            <text:p>0,99258</text:p>
          </table:table-cell>
          <table:table-cell office:value-type="string" calcext:value-type="string">
            <text:p>2476</text:p>
          </table:table-cell>
          <table:table-cell office:value-type="float" office:value="50970" calcext:value-type="float">
            <text:p>50970</text:p>
          </table:table-cell>
          <table:table-cell office:value-type="float" office:value="50644" calcext:value-type="float">
            <text:p>50644</text:p>
          </table:table-cell>
          <table:table-cell office:value-type="float" office:value="50385" calcext:value-type="float">
            <text:p>50385</text:p>
          </table:table-cell>
          <table:table-cell office:value-type="float" office:value="50012" calcext:value-type="float">
            <text:p>50012</text:p>
          </table:table-cell>
          <table:table-cell office:value-type="float" office:value="49557" calcext:value-type="float">
            <text:p>49557</text:p>
          </table:table-cell>
          <table:table-cell office:value-type="float" office:value="49108" calcext:value-type="float">
            <text:p>49108</text:p>
          </table:table-cell>
          <table:table-cell table:formula="of:=ROUND([.D287]/[.C287];4)" office:value-type="float" office:value="0.9936" calcext:value-type="float">
            <text:p>0,9936</text:p>
          </table:table-cell>
          <table:table-cell table:formula="of:=ROUND([.E287]/[.D287];4)" office:value-type="float" office:value="0.9949" calcext:value-type="float">
            <text:p>0,9949</text:p>
          </table:table-cell>
          <table:table-cell table:formula="of:=ROUND([.F287]/[.E287];4)" office:value-type="float" office:value="0.9926" calcext:value-type="float">
            <text:p>0,9926</text:p>
          </table:table-cell>
          <table:table-cell table:formula="of:=ROUND([.G287]/[.F287];4)" office:value-type="float" office:value="0.9909" calcext:value-type="float">
            <text:p>0,9909</text:p>
          </table:table-cell>
          <table:table-cell table:formula="of:=ROUND([.H287]/[.G287];4)" office:value-type="float" office:value="0.9909" calcext:value-type="float">
            <text:p>0,9909</text:p>
          </table:table-cell>
          <table:table-cell table:number-columns-repeated="3"/>
        </table:table-row>
        <table:table-row table:style-name="ro1">
          <table:table-cell table:formula="of:=AVERAGE([.$I288:.$M288])" office:value-type="float" office:value="0.99754" calcext:value-type="float">
            <text:p>0,99754</text:p>
          </table:table-cell>
          <table:table-cell office:value-type="string" calcext:value-type="string">
            <text:p>2477</text:p>
          </table:table-cell>
          <table:table-cell office:value-type="float" office:value="128444" calcext:value-type="float">
            <text:p>128444</text:p>
          </table:table-cell>
          <table:table-cell office:value-type="float" office:value="128351" calcext:value-type="float">
            <text:p>128351</text:p>
          </table:table-cell>
          <table:table-cell office:value-type="float" office:value="128211" calcext:value-type="float">
            <text:p>128211</text:p>
          </table:table-cell>
          <table:table-cell office:value-type="float" office:value="127831" calcext:value-type="float">
            <text:p>127831</text:p>
          </table:table-cell>
          <table:table-cell office:value-type="float" office:value="127590" calcext:value-type="float">
            <text:p>127590</text:p>
          </table:table-cell>
          <table:table-cell office:value-type="float" office:value="126871" calcext:value-type="float">
            <text:p>126871</text:p>
          </table:table-cell>
          <table:table-cell table:formula="of:=ROUND([.D288]/[.C288];4)" office:value-type="float" office:value="0.9993" calcext:value-type="float">
            <text:p>0,9993</text:p>
          </table:table-cell>
          <table:table-cell table:formula="of:=ROUND([.E288]/[.D288];4)" office:value-type="float" office:value="0.9989" calcext:value-type="float">
            <text:p>0,9989</text:p>
          </table:table-cell>
          <table:table-cell table:formula="of:=ROUND([.F288]/[.E288];4)" office:value-type="float" office:value="0.997" calcext:value-type="float">
            <text:p>0,997</text:p>
          </table:table-cell>
          <table:table-cell table:formula="of:=ROUND([.G288]/[.F288];4)" office:value-type="float" office:value="0.9981" calcext:value-type="float">
            <text:p>0,9981</text:p>
          </table:table-cell>
          <table:table-cell table:formula="of:=ROUND([.H288]/[.G288];4)" office:value-type="float" office:value="0.9944" calcext:value-type="float">
            <text:p>0,9944</text:p>
          </table:table-cell>
          <table:table-cell table:number-columns-repeated="3"/>
        </table:table-row>
        <table:table-row table:style-name="ro1">
          <table:table-cell table:formula="of:=AVERAGE([.$I289:.$M289])" office:value-type="float" office:value="0.99382" calcext:value-type="float">
            <text:p>0,99382</text:p>
          </table:table-cell>
          <table:table-cell office:value-type="string" calcext:value-type="string">
            <text:p>2478</text:p>
          </table:table-cell>
          <table:table-cell office:value-type="float" office:value="176327" calcext:value-type="float">
            <text:p>176327</text:p>
          </table:table-cell>
          <table:table-cell office:value-type="float" office:value="175459" calcext:value-type="float">
            <text:p>175459</text:p>
          </table:table-cell>
          <table:table-cell office:value-type="float" office:value="174349" calcext:value-type="float">
            <text:p>174349</text:p>
          </table:table-cell>
          <table:table-cell office:value-type="float" office:value="173374" calcext:value-type="float">
            <text:p>173374</text:p>
          </table:table-cell>
          <table:table-cell office:value-type="float" office:value="172360" calcext:value-type="float">
            <text:p>172360</text:p>
          </table:table-cell>
          <table:table-cell office:value-type="float" office:value="170924" calcext:value-type="float">
            <text:p>170924</text:p>
          </table:table-cell>
          <table:table-cell table:formula="of:=ROUND([.D289]/[.C289];4)" office:value-type="float" office:value="0.9951" calcext:value-type="float">
            <text:p>0,9951</text:p>
          </table:table-cell>
          <table:table-cell table:formula="of:=ROUND([.E289]/[.D289];4)" office:value-type="float" office:value="0.9937" calcext:value-type="float">
            <text:p>0,9937</text:p>
          </table:table-cell>
          <table:table-cell table:formula="of:=ROUND([.F289]/[.E289];4)" office:value-type="float" office:value="0.9944" calcext:value-type="float">
            <text:p>0,9944</text:p>
          </table:table-cell>
          <table:table-cell table:formula="of:=ROUND([.G289]/[.F289];4)" office:value-type="float" office:value="0.9942" calcext:value-type="float">
            <text:p>0,9942</text:p>
          </table:table-cell>
          <table:table-cell table:formula="of:=ROUND([.H289]/[.G289];4)" office:value-type="float" office:value="0.9917" calcext:value-type="float">
            <text:p>0,9917</text:p>
          </table:table-cell>
          <table:table-cell table:number-columns-repeated="3"/>
        </table:table-row>
        <table:table-row table:style-name="ro1">
          <table:table-cell table:formula="of:=AVERAGE([.$I290:.$M290])" office:value-type="float" office:value="1.0029" calcext:value-type="float">
            <text:p>1,0029</text:p>
          </table:table-cell>
          <table:table-cell office:value-type="string" calcext:value-type="string">
            <text:p>2479</text:p>
          </table:table-cell>
          <table:table-cell office:value-type="float" office:value="61945" calcext:value-type="float">
            <text:p>61945</text:p>
          </table:table-cell>
          <table:table-cell office:value-type="float" office:value="62013" calcext:value-type="float">
            <text:p>62013</text:p>
          </table:table-cell>
          <table:table-cell office:value-type="float" office:value="62243" calcext:value-type="float">
            <text:p>62243</text:p>
          </table:table-cell>
          <table:table-cell office:value-type="float" office:value="62456" calcext:value-type="float">
            <text:p>62456</text:p>
          </table:table-cell>
          <table:table-cell office:value-type="float" office:value="62472" calcext:value-type="float">
            <text:p>62472</text:p>
          </table:table-cell>
          <table:table-cell office:value-type="float" office:value="62844" calcext:value-type="float">
            <text:p>62844</text:p>
          </table:table-cell>
          <table:table-cell table:formula="of:=ROUND([.D290]/[.C290];4)" office:value-type="float" office:value="1.0011" calcext:value-type="float">
            <text:p>1,0011</text:p>
          </table:table-cell>
          <table:table-cell table:formula="of:=ROUND([.E290]/[.D290];4)" office:value-type="float" office:value="1.0037" calcext:value-type="float">
            <text:p>1,0037</text:p>
          </table:table-cell>
          <table:table-cell table:formula="of:=ROUND([.F290]/[.E290];4)" office:value-type="float" office:value="1.0034" calcext:value-type="float">
            <text:p>1,0034</text:p>
          </table:table-cell>
          <table:table-cell table:formula="of:=ROUND([.G290]/[.F290];4)" office:value-type="float" office:value="1.0003" calcext:value-type="float">
            <text:p>1,0003</text:p>
          </table:table-cell>
          <table:table-cell table:formula="of:=ROUND([.H290]/[.G290];4)" office:value-type="float" office:value="1.006" calcext:value-type="float">
            <text:p>1,006</text:p>
          </table:table-cell>
          <table:table-cell table:number-columns-repeated="3"/>
        </table:table-row>
        <table:table-row table:style-name="ro1">
          <table:table-cell table:formula="of:=AVERAGE([.$I291:.$M291])" office:value-type="float" office:value="0.9946" calcext:value-type="float">
            <text:p>0,9946</text:p>
          </table:table-cell>
          <table:table-cell office:value-type="string" calcext:value-type="string">
            <text:p>2601</text:p>
          </table:table-cell>
          <table:table-cell office:value-type="float" office:value="73068" calcext:value-type="float">
            <text:p>73068</text:p>
          </table:table-cell>
          <table:table-cell office:value-type="float" office:value="72779" calcext:value-type="float">
            <text:p>72779</text:p>
          </table:table-cell>
          <table:table-cell office:value-type="float" office:value="72323" calcext:value-type="float">
            <text:p>72323</text:p>
          </table:table-cell>
          <table:table-cell office:value-type="float" office:value="72058" calcext:value-type="float">
            <text:p>72058</text:p>
          </table:table-cell>
          <table:table-cell office:value-type="float" office:value="71596" calcext:value-type="float">
            <text:p>71596</text:p>
          </table:table-cell>
          <table:table-cell office:value-type="float" office:value="71125" calcext:value-type="float">
            <text:p>71125</text:p>
          </table:table-cell>
          <table:table-cell table:formula="of:=ROUND([.D291]/[.C291];4)" office:value-type="float" office:value="0.996" calcext:value-type="float">
            <text:p>0,996</text:p>
          </table:table-cell>
          <table:table-cell table:formula="of:=ROUND([.E291]/[.D291];4)" office:value-type="float" office:value="0.9937" calcext:value-type="float">
            <text:p>0,9937</text:p>
          </table:table-cell>
          <table:table-cell table:formula="of:=ROUND([.F291]/[.E291];4)" office:value-type="float" office:value="0.9963" calcext:value-type="float">
            <text:p>0,9963</text:p>
          </table:table-cell>
          <table:table-cell table:formula="of:=ROUND([.G291]/[.F291];4)" office:value-type="float" office:value="0.9936" calcext:value-type="float">
            <text:p>0,9936</text:p>
          </table:table-cell>
          <table:table-cell table:formula="of:=ROUND([.H291]/[.G291];4)" office:value-type="float" office:value="0.9934" calcext:value-type="float">
            <text:p>0,9934</text:p>
          </table:table-cell>
          <table:table-cell table:number-columns-repeated="3"/>
        </table:table-row>
        <table:table-row table:style-name="ro1">
          <table:table-cell table:formula="of:=AVERAGE([.$I292:.$M292])" office:value-type="float" office:value="0.99482" calcext:value-type="float">
            <text:p>0,99482</text:p>
          </table:table-cell>
          <table:table-cell office:value-type="string" calcext:value-type="string">
            <text:p>2602</text:p>
          </table:table-cell>
          <table:table-cell office:value-type="float" office:value="87141" calcext:value-type="float">
            <text:p>87141</text:p>
          </table:table-cell>
          <table:table-cell office:value-type="float" office:value="86886" calcext:value-type="float">
            <text:p>86886</text:p>
          </table:table-cell>
          <table:table-cell office:value-type="float" office:value="86560" calcext:value-type="float">
            <text:p>86560</text:p>
          </table:table-cell>
          <table:table-cell office:value-type="float" office:value="86076" calcext:value-type="float">
            <text:p>86076</text:p>
          </table:table-cell>
          <table:table-cell office:value-type="float" office:value="85379" calcext:value-type="float">
            <text:p>85379</text:p>
          </table:table-cell>
          <table:table-cell office:value-type="float" office:value="84908" calcext:value-type="float">
            <text:p>84908</text:p>
          </table:table-cell>
          <table:table-cell table:formula="of:=ROUND([.D292]/[.C292];4)" office:value-type="float" office:value="0.9971" calcext:value-type="float">
            <text:p>0,9971</text:p>
          </table:table-cell>
          <table:table-cell table:formula="of:=ROUND([.E292]/[.D292];4)" office:value-type="float" office:value="0.9962" calcext:value-type="float">
            <text:p>0,9962</text:p>
          </table:table-cell>
          <table:table-cell table:formula="of:=ROUND([.F292]/[.E292];4)" office:value-type="float" office:value="0.9944" calcext:value-type="float">
            <text:p>0,9944</text:p>
          </table:table-cell>
          <table:table-cell table:formula="of:=ROUND([.G292]/[.F292];4)" office:value-type="float" office:value="0.9919" calcext:value-type="float">
            <text:p>0,9919</text:p>
          </table:table-cell>
          <table:table-cell table:formula="of:=ROUND([.H292]/[.G292];4)" office:value-type="float" office:value="0.9945" calcext:value-type="float">
            <text:p>0,9945</text:p>
          </table:table-cell>
          <table:table-cell table:number-columns-repeated="3"/>
        </table:table-row>
        <table:table-row table:style-name="ro1">
          <table:table-cell table:formula="of:=AVERAGE([.$I293:.$M293])" office:value-type="float" office:value="0.99348" calcext:value-type="float">
            <text:p>0,99348</text:p>
          </table:table-cell>
          <table:table-cell office:value-type="string" calcext:value-type="string">
            <text:p>2603</text:p>
          </table:table-cell>
          <table:table-cell office:value-type="float" office:value="34449" calcext:value-type="float">
            <text:p>34449</text:p>
          </table:table-cell>
          <table:table-cell office:value-type="float" office:value="34273" calcext:value-type="float">
            <text:p>34273</text:p>
          </table:table-cell>
          <table:table-cell office:value-type="float" office:value="34049" calcext:value-type="float">
            <text:p>34049</text:p>
          </table:table-cell>
          <table:table-cell office:value-type="float" office:value="33851" calcext:value-type="float">
            <text:p>33851</text:p>
          </table:table-cell>
          <table:table-cell office:value-type="float" office:value="33619" calcext:value-type="float">
            <text:p>33619</text:p>
          </table:table-cell>
          <table:table-cell office:value-type="float" office:value="33340" calcext:value-type="float">
            <text:p>33340</text:p>
          </table:table-cell>
          <table:table-cell table:formula="of:=ROUND([.D293]/[.C293];4)" office:value-type="float" office:value="0.9949" calcext:value-type="float">
            <text:p>0,9949</text:p>
          </table:table-cell>
          <table:table-cell table:formula="of:=ROUND([.E293]/[.D293];4)" office:value-type="float" office:value="0.9935" calcext:value-type="float">
            <text:p>0,9935</text:p>
          </table:table-cell>
          <table:table-cell table:formula="of:=ROUND([.F293]/[.E293];4)" office:value-type="float" office:value="0.9942" calcext:value-type="float">
            <text:p>0,9942</text:p>
          </table:table-cell>
          <table:table-cell table:formula="of:=ROUND([.G293]/[.F293];4)" office:value-type="float" office:value="0.9931" calcext:value-type="float">
            <text:p>0,9931</text:p>
          </table:table-cell>
          <table:table-cell table:formula="of:=ROUND([.H293]/[.G293];4)" office:value-type="float" office:value="0.9917" calcext:value-type="float">
            <text:p>0,9917</text:p>
          </table:table-cell>
          <table:table-cell table:number-columns-repeated="3"/>
        </table:table-row>
        <table:table-row table:style-name="ro1">
          <table:table-cell table:formula="of:=AVERAGE([.$I294:.$M294])" office:value-type="float" office:value="1.00236" calcext:value-type="float">
            <text:p>1,00236</text:p>
          </table:table-cell>
          <table:table-cell office:value-type="string" calcext:value-type="string">
            <text:p>2604</text:p>
          </table:table-cell>
          <table:table-cell office:value-type="float" office:value="208526" calcext:value-type="float">
            <text:p>208526</text:p>
          </table:table-cell>
          <table:table-cell office:value-type="float" office:value="208977" calcext:value-type="float">
            <text:p>208977</text:p>
          </table:table-cell>
          <table:table-cell office:value-type="float" office:value="210102" calcext:value-type="float">
            <text:p>210102</text:p>
          </table:table-cell>
          <table:table-cell office:value-type="float" office:value="210694" calcext:value-type="float">
            <text:p>210694</text:p>
          </table:table-cell>
          <table:table-cell office:value-type="float" office:value="211259" calcext:value-type="float">
            <text:p>211259</text:p>
          </table:table-cell>
          <table:table-cell office:value-type="float" office:value="210992" calcext:value-type="float">
            <text:p>210992</text:p>
          </table:table-cell>
          <table:table-cell table:formula="of:=ROUND([.D294]/[.C294];4)" office:value-type="float" office:value="1.0022" calcext:value-type="float">
            <text:p>1,0022</text:p>
          </table:table-cell>
          <table:table-cell table:formula="of:=ROUND([.E294]/[.D294];4)" office:value-type="float" office:value="1.0054" calcext:value-type="float">
            <text:p>1,0054</text:p>
          </table:table-cell>
          <table:table-cell table:formula="of:=ROUND([.F294]/[.E294];4)" office:value-type="float" office:value="1.0028" calcext:value-type="float">
            <text:p>1,0028</text:p>
          </table:table-cell>
          <table:table-cell table:formula="of:=ROUND([.G294]/[.F294];4)" office:value-type="float" office:value="1.0027" calcext:value-type="float">
            <text:p>1,0027</text:p>
          </table:table-cell>
          <table:table-cell table:formula="of:=ROUND([.H294]/[.G294];4)" office:value-type="float" office:value="0.9987" calcext:value-type="float">
            <text:p>0,9987</text:p>
          </table:table-cell>
          <table:table-cell table:number-columns-repeated="3"/>
        </table:table-row>
        <table:table-row table:style-name="ro1">
          <table:table-cell table:formula="of:=AVERAGE([.$I295:.$M295])" office:value-type="float" office:value="0.99194" calcext:value-type="float">
            <text:p>0,99194</text:p>
          </table:table-cell>
          <table:table-cell office:value-type="string" calcext:value-type="string">
            <text:p>2605</text:p>
          </table:table-cell>
          <table:table-cell office:value-type="float" office:value="82336" calcext:value-type="float">
            <text:p>82336</text:p>
          </table:table-cell>
          <table:table-cell office:value-type="float" office:value="81902" calcext:value-type="float">
            <text:p>81902</text:p>
          </table:table-cell>
          <table:table-cell office:value-type="float" office:value="81315" calcext:value-type="float">
            <text:p>81315</text:p>
          </table:table-cell>
          <table:table-cell office:value-type="float" office:value="80648" calcext:value-type="float">
            <text:p>80648</text:p>
          </table:table-cell>
          <table:table-cell office:value-type="float" office:value="79858" calcext:value-type="float">
            <text:p>79858</text:p>
          </table:table-cell>
          <table:table-cell office:value-type="float" office:value="79072" calcext:value-type="float">
            <text:p>79072</text:p>
          </table:table-cell>
          <table:table-cell table:formula="of:=ROUND([.D295]/[.C295];4)" office:value-type="float" office:value="0.9947" calcext:value-type="float">
            <text:p>0,9947</text:p>
          </table:table-cell>
          <table:table-cell table:formula="of:=ROUND([.E295]/[.D295];4)" office:value-type="float" office:value="0.9928" calcext:value-type="float">
            <text:p>0,9928</text:p>
          </table:table-cell>
          <table:table-cell table:formula="of:=ROUND([.F295]/[.E295];4)" office:value-type="float" office:value="0.9918" calcext:value-type="float">
            <text:p>0,9918</text:p>
          </table:table-cell>
          <table:table-cell table:formula="of:=ROUND([.G295]/[.F295];4)" office:value-type="float" office:value="0.9902" calcext:value-type="float">
            <text:p>0,9902</text:p>
          </table:table-cell>
          <table:table-cell table:formula="of:=ROUND([.H295]/[.G295];4)" office:value-type="float" office:value="0.9902" calcext:value-type="float">
            <text:p>0,9902</text:p>
          </table:table-cell>
          <table:table-cell table:number-columns-repeated="3"/>
        </table:table-row>
        <table:table-row table:style-name="ro1">
          <table:table-cell table:formula="of:=AVERAGE([.$I296:.$M296])" office:value-type="float" office:value="0.99134" calcext:value-type="float">
            <text:p>0,99134</text:p>
          </table:table-cell>
          <table:table-cell office:value-type="string" calcext:value-type="string">
            <text:p>2606</text:p>
          </table:table-cell>
          <table:table-cell office:value-type="float" office:value="53821" calcext:value-type="float">
            <text:p>53821</text:p>
          </table:table-cell>
          <table:table-cell office:value-type="float" office:value="53361" calcext:value-type="float">
            <text:p>53361</text:p>
          </table:table-cell>
          <table:table-cell office:value-type="float" office:value="53028" calcext:value-type="float">
            <text:p>53028</text:p>
          </table:table-cell>
          <table:table-cell office:value-type="float" office:value="52577" calcext:value-type="float">
            <text:p>52577</text:p>
          </table:table-cell>
          <table:table-cell office:value-type="float" office:value="52089" calcext:value-type="float">
            <text:p>52089</text:p>
          </table:table-cell>
          <table:table-cell office:value-type="float" office:value="51525" calcext:value-type="float">
            <text:p>51525</text:p>
          </table:table-cell>
          <table:table-cell table:formula="of:=ROUND([.D296]/[.C296];4)" office:value-type="float" office:value="0.9915" calcext:value-type="float">
            <text:p>0,9915</text:p>
          </table:table-cell>
          <table:table-cell table:formula="of:=ROUND([.E296]/[.D296];4)" office:value-type="float" office:value="0.9938" calcext:value-type="float">
            <text:p>0,9938</text:p>
          </table:table-cell>
          <table:table-cell table:formula="of:=ROUND([.F296]/[.E296];4)" office:value-type="float" office:value="0.9915" calcext:value-type="float">
            <text:p>0,9915</text:p>
          </table:table-cell>
          <table:table-cell table:formula="of:=ROUND([.G296]/[.F296];4)" office:value-type="float" office:value="0.9907" calcext:value-type="float">
            <text:p>0,9907</text:p>
          </table:table-cell>
          <table:table-cell table:formula="of:=ROUND([.H296]/[.G296];4)" office:value-type="float" office:value="0.9892" calcext:value-type="float">
            <text:p>0,9892</text:p>
          </table:table-cell>
          <table:table-cell table:number-columns-repeated="3"/>
        </table:table-row>
        <table:table-row table:style-name="ro1">
          <table:table-cell table:formula="of:=AVERAGE([.$I297:.$M297])" office:value-type="float" office:value="0.99146" calcext:value-type="float">
            <text:p>0,99146</text:p>
          </table:table-cell>
          <table:table-cell office:value-type="string" calcext:value-type="string">
            <text:p>2607</text:p>
          </table:table-cell>
          <table:table-cell office:value-type="float" office:value="112417" calcext:value-type="float">
            <text:p>112417</text:p>
          </table:table-cell>
          <table:table-cell office:value-type="float" office:value="111984" calcext:value-type="float">
            <text:p>111984</text:p>
          </table:table-cell>
          <table:table-cell office:value-type="float" office:value="111111" calcext:value-type="float">
            <text:p>111111</text:p>
          </table:table-cell>
          <table:table-cell office:value-type="float" office:value="110127" calcext:value-type="float">
            <text:p>110127</text:p>
          </table:table-cell>
          <table:table-cell office:value-type="float" office:value="108964" calcext:value-type="float">
            <text:p>108964</text:p>
          </table:table-cell>
          <table:table-cell office:value-type="float" office:value="107711" calcext:value-type="float">
            <text:p>107711</text:p>
          </table:table-cell>
          <table:table-cell table:formula="of:=ROUND([.D297]/[.C297];4)" office:value-type="float" office:value="0.9961" calcext:value-type="float">
            <text:p>0,9961</text:p>
          </table:table-cell>
          <table:table-cell table:formula="of:=ROUND([.E297]/[.D297];4)" office:value-type="float" office:value="0.9922" calcext:value-type="float">
            <text:p>0,9922</text:p>
          </table:table-cell>
          <table:table-cell table:formula="of:=ROUND([.F297]/[.E297];4)" office:value-type="float" office:value="0.9911" calcext:value-type="float">
            <text:p>0,9911</text:p>
          </table:table-cell>
          <table:table-cell table:formula="of:=ROUND([.G297]/[.F297];4)" office:value-type="float" office:value="0.9894" calcext:value-type="float">
            <text:p>0,9894</text:p>
          </table:table-cell>
          <table:table-cell table:formula="of:=ROUND([.H297]/[.G297];4)" office:value-type="float" office:value="0.9885" calcext:value-type="float">
            <text:p>0,9885</text:p>
          </table:table-cell>
          <table:table-cell table:number-columns-repeated="3"/>
        </table:table-row>
        <table:table-row table:style-name="ro1">
          <table:table-cell table:formula="of:=AVERAGE([.$I298:.$M298])" office:value-type="float" office:value="0.9919" calcext:value-type="float">
            <text:p>0,9919</text:p>
          </table:table-cell>
          <table:table-cell office:value-type="string" calcext:value-type="string">
            <text:p>2608</text:p>
          </table:table-cell>
          <table:table-cell office:value-type="float" office:value="40081" calcext:value-type="float">
            <text:p>40081</text:p>
          </table:table-cell>
          <table:table-cell office:value-type="float" office:value="39838" calcext:value-type="float">
            <text:p>39838</text:p>
          </table:table-cell>
          <table:table-cell office:value-type="float" office:value="39497" calcext:value-type="float">
            <text:p>39497</text:p>
          </table:table-cell>
          <table:table-cell office:value-type="float" office:value="39271" calcext:value-type="float">
            <text:p>39271</text:p>
          </table:table-cell>
          <table:table-cell office:value-type="float" office:value="38926" calcext:value-type="float">
            <text:p>38926</text:p>
          </table:table-cell>
          <table:table-cell office:value-type="float" office:value="38487" calcext:value-type="float">
            <text:p>38487</text:p>
          </table:table-cell>
          <table:table-cell table:formula="of:=ROUND([.D298]/[.C298];4)" office:value-type="float" office:value="0.9939" calcext:value-type="float">
            <text:p>0,9939</text:p>
          </table:table-cell>
          <table:table-cell table:formula="of:=ROUND([.E298]/[.D298];4)" office:value-type="float" office:value="0.9914" calcext:value-type="float">
            <text:p>0,9914</text:p>
          </table:table-cell>
          <table:table-cell table:formula="of:=ROUND([.F298]/[.E298];4)" office:value-type="float" office:value="0.9943" calcext:value-type="float">
            <text:p>0,9943</text:p>
          </table:table-cell>
          <table:table-cell table:formula="of:=ROUND([.G298]/[.F298];4)" office:value-type="float" office:value="0.9912" calcext:value-type="float">
            <text:p>0,9912</text:p>
          </table:table-cell>
          <table:table-cell table:formula="of:=ROUND([.H298]/[.G298];4)" office:value-type="float" office:value="0.9887" calcext:value-type="float">
            <text:p>0,9887</text:p>
          </table:table-cell>
          <table:table-cell table:number-columns-repeated="3"/>
        </table:table-row>
        <table:table-row table:style-name="ro1">
          <table:table-cell table:formula="of:=AVERAGE([.$I299:.$M299])" office:value-type="float" office:value="0.99254" calcext:value-type="float">
            <text:p>0,99254</text:p>
          </table:table-cell>
          <table:table-cell office:value-type="string" calcext:value-type="string">
            <text:p>2609</text:p>
          </table:table-cell>
          <table:table-cell office:value-type="float" office:value="79266" calcext:value-type="float">
            <text:p>79266</text:p>
          </table:table-cell>
          <table:table-cell office:value-type="float" office:value="78858" calcext:value-type="float">
            <text:p>78858</text:p>
          </table:table-cell>
          <table:table-cell office:value-type="float" office:value="78405" calcext:value-type="float">
            <text:p>78405</text:p>
          </table:table-cell>
          <table:table-cell office:value-type="float" office:value="77773" calcext:value-type="float">
            <text:p>77773</text:p>
          </table:table-cell>
          <table:table-cell office:value-type="float" office:value="77017" calcext:value-type="float">
            <text:p>77017</text:p>
          </table:table-cell>
          <table:table-cell office:value-type="float" office:value="76346" calcext:value-type="float">
            <text:p>76346</text:p>
          </table:table-cell>
          <table:table-cell table:formula="of:=ROUND([.D299]/[.C299];4)" office:value-type="float" office:value="0.9949" calcext:value-type="float">
            <text:p>0,9949</text:p>
          </table:table-cell>
          <table:table-cell table:formula="of:=ROUND([.E299]/[.D299];4)" office:value-type="float" office:value="0.9943" calcext:value-type="float">
            <text:p>0,9943</text:p>
          </table:table-cell>
          <table:table-cell table:formula="of:=ROUND([.F299]/[.E299];4)" office:value-type="float" office:value="0.9919" calcext:value-type="float">
            <text:p>0,9919</text:p>
          </table:table-cell>
          <table:table-cell table:formula="of:=ROUND([.G299]/[.F299];4)" office:value-type="float" office:value="0.9903" calcext:value-type="float">
            <text:p>0,9903</text:p>
          </table:table-cell>
          <table:table-cell table:formula="of:=ROUND([.H299]/[.G299];4)" office:value-type="float" office:value="0.9913" calcext:value-type="float">
            <text:p>0,9913</text:p>
          </table:table-cell>
          <table:table-cell table:number-columns-repeated="3"/>
        </table:table-row>
        <table:table-row table:style-name="ro1">
          <table:table-cell table:formula="of:=AVERAGE([.$I300:.$M300])" office:value-type="float" office:value="0.98974" calcext:value-type="float">
            <text:p>0,98974</text:p>
          </table:table-cell>
          <table:table-cell office:value-type="string" calcext:value-type="string">
            <text:p>2610</text:p>
          </table:table-cell>
          <table:table-cell office:value-type="float" office:value="77039" calcext:value-type="float">
            <text:p>77039</text:p>
          </table:table-cell>
          <table:table-cell office:value-type="float" office:value="76384" calcext:value-type="float">
            <text:p>76384</text:p>
          </table:table-cell>
          <table:table-cell office:value-type="float" office:value="75673" calcext:value-type="float">
            <text:p>75673</text:p>
          </table:table-cell>
          <table:table-cell office:value-type="float" office:value="74817" calcext:value-type="float">
            <text:p>74817</text:p>
          </table:table-cell>
          <table:table-cell office:value-type="float" office:value="73991" calcext:value-type="float">
            <text:p>73991</text:p>
          </table:table-cell>
          <table:table-cell office:value-type="float" office:value="73163" calcext:value-type="float">
            <text:p>73163</text:p>
          </table:table-cell>
          <table:table-cell table:formula="of:=ROUND([.D300]/[.C300];4)" office:value-type="float" office:value="0.9915" calcext:value-type="float">
            <text:p>0,9915</text:p>
          </table:table-cell>
          <table:table-cell table:formula="of:=ROUND([.E300]/[.D300];4)" office:value-type="float" office:value="0.9907" calcext:value-type="float">
            <text:p>0,9907</text:p>
          </table:table-cell>
          <table:table-cell table:formula="of:=ROUND([.F300]/[.E300];4)" office:value-type="float" office:value="0.9887" calcext:value-type="float">
            <text:p>0,9887</text:p>
          </table:table-cell>
          <table:table-cell table:formula="of:=ROUND([.G300]/[.F300];4)" office:value-type="float" office:value="0.989" calcext:value-type="float">
            <text:p>0,989</text:p>
          </table:table-cell>
          <table:table-cell table:formula="of:=ROUND([.H300]/[.G300];4)" office:value-type="float" office:value="0.9888" calcext:value-type="float">
            <text:p>0,9888</text:p>
          </table:table-cell>
          <table:table-cell table:number-columns-repeated="3"/>
        </table:table-row>
        <table:table-row table:style-name="ro1">
          <table:table-cell table:formula="of:=AVERAGE([.$I301:.$M301])" office:value-type="float" office:value="0.99232" calcext:value-type="float">
            <text:p>0,99232</text:p>
          </table:table-cell>
          <table:table-cell office:value-type="string" calcext:value-type="string">
            <text:p>2611</text:p>
          </table:table-cell>
          <table:table-cell office:value-type="float" office:value="92032" calcext:value-type="float">
            <text:p>92032</text:p>
          </table:table-cell>
          <table:table-cell office:value-type="float" office:value="91449" calcext:value-type="float">
            <text:p>91449</text:p>
          </table:table-cell>
          <table:table-cell office:value-type="float" office:value="90888" calcext:value-type="float">
            <text:p>90888</text:p>
          </table:table-cell>
          <table:table-cell office:value-type="float" office:value="90377" calcext:value-type="float">
            <text:p>90377</text:p>
          </table:table-cell>
          <table:table-cell office:value-type="float" office:value="89576" calcext:value-type="float">
            <text:p>89576</text:p>
          </table:table-cell>
          <table:table-cell office:value-type="float" office:value="88549" calcext:value-type="float">
            <text:p>88549</text:p>
          </table:table-cell>
          <table:table-cell table:formula="of:=ROUND([.D301]/[.C301];4)" office:value-type="float" office:value="0.9937" calcext:value-type="float">
            <text:p>0,9937</text:p>
          </table:table-cell>
          <table:table-cell table:formula="of:=ROUND([.E301]/[.D301];4)" office:value-type="float" office:value="0.9939" calcext:value-type="float">
            <text:p>0,9939</text:p>
          </table:table-cell>
          <table:table-cell table:formula="of:=ROUND([.F301]/[.E301];4)" office:value-type="float" office:value="0.9944" calcext:value-type="float">
            <text:p>0,9944</text:p>
          </table:table-cell>
          <table:table-cell table:formula="of:=ROUND([.G301]/[.F301];4)" office:value-type="float" office:value="0.9911" calcext:value-type="float">
            <text:p>0,9911</text:p>
          </table:table-cell>
          <table:table-cell table:formula="of:=ROUND([.H301]/[.G301];4)" office:value-type="float" office:value="0.9885" calcext:value-type="float">
            <text:p>0,9885</text:p>
          </table:table-cell>
          <table:table-cell table:number-columns-repeated="3"/>
        </table:table-row>
        <table:table-row table:style-name="ro1">
          <table:table-cell table:formula="of:=AVERAGE([.$I302:.$M302])" office:value-type="float" office:value="0.99506" calcext:value-type="float">
            <text:p>0,99506</text:p>
          </table:table-cell>
          <table:table-cell office:value-type="string" calcext:value-type="string">
            <text:p>2612</text:p>
          </table:table-cell>
          <table:table-cell office:value-type="float" office:value="73036" calcext:value-type="float">
            <text:p>73036</text:p>
          </table:table-cell>
          <table:table-cell office:value-type="float" office:value="72797" calcext:value-type="float">
            <text:p>72797</text:p>
          </table:table-cell>
          <table:table-cell office:value-type="float" office:value="72456" calcext:value-type="float">
            <text:p>72456</text:p>
          </table:table-cell>
          <table:table-cell office:value-type="float" office:value="72167" calcext:value-type="float">
            <text:p>72167</text:p>
          </table:table-cell>
          <table:table-cell office:value-type="float" office:value="71776" calcext:value-type="float">
            <text:p>71776</text:p>
          </table:table-cell>
          <table:table-cell office:value-type="float" office:value="71250" calcext:value-type="float">
            <text:p>71250</text:p>
          </table:table-cell>
          <table:table-cell table:formula="of:=ROUND([.D302]/[.C302];4)" office:value-type="float" office:value="0.9967" calcext:value-type="float">
            <text:p>0,9967</text:p>
          </table:table-cell>
          <table:table-cell table:formula="of:=ROUND([.E302]/[.D302];4)" office:value-type="float" office:value="0.9953" calcext:value-type="float">
            <text:p>0,9953</text:p>
          </table:table-cell>
          <table:table-cell table:formula="of:=ROUND([.F302]/[.E302];4)" office:value-type="float" office:value="0.996" calcext:value-type="float">
            <text:p>0,996</text:p>
          </table:table-cell>
          <table:table-cell table:formula="of:=ROUND([.G302]/[.F302];4)" office:value-type="float" office:value="0.9946" calcext:value-type="float">
            <text:p>0,9946</text:p>
          </table:table-cell>
          <table:table-cell table:formula="of:=ROUND([.H302]/[.G302];4)" office:value-type="float" office:value="0.9927" calcext:value-type="float">
            <text:p>0,9927</text:p>
          </table:table-cell>
          <table:table-cell table:number-columns-repeated="3"/>
        </table:table-row>
        <table:table-row table:style-name="ro1">
          <table:table-cell table:formula="of:=AVERAGE([.$I303:.$M303])" office:value-type="float" office:value="0.99482" calcext:value-type="float">
            <text:p>0,99482</text:p>
          </table:table-cell>
          <table:table-cell office:value-type="string" calcext:value-type="string">
            <text:p>2613</text:p>
          </table:table-cell>
          <table:table-cell office:value-type="float" office:value="45921" calcext:value-type="float">
            <text:p>45921</text:p>
          </table:table-cell>
          <table:table-cell office:value-type="float" office:value="45708" calcext:value-type="float">
            <text:p>45708</text:p>
          </table:table-cell>
          <table:table-cell office:value-type="float" office:value="45521" calcext:value-type="float">
            <text:p>45521</text:p>
          </table:table-cell>
          <table:table-cell office:value-type="float" office:value="45336" calcext:value-type="float">
            <text:p>45336</text:p>
          </table:table-cell>
          <table:table-cell office:value-type="float" office:value="45059" calcext:value-type="float">
            <text:p>45059</text:p>
          </table:table-cell>
          <table:table-cell office:value-type="float" office:value="44743" calcext:value-type="float">
            <text:p>44743</text:p>
          </table:table-cell>
          <table:table-cell table:formula="of:=ROUND([.D303]/[.C303];4)" office:value-type="float" office:value="0.9954" calcext:value-type="float">
            <text:p>0,9954</text:p>
          </table:table-cell>
          <table:table-cell table:formula="of:=ROUND([.E303]/[.D303];4)" office:value-type="float" office:value="0.9959" calcext:value-type="float">
            <text:p>0,9959</text:p>
          </table:table-cell>
          <table:table-cell table:formula="of:=ROUND([.F303]/[.E303];4)" office:value-type="float" office:value="0.9959" calcext:value-type="float">
            <text:p>0,9959</text:p>
          </table:table-cell>
          <table:table-cell table:formula="of:=ROUND([.G303]/[.F303];4)" office:value-type="float" office:value="0.9939" calcext:value-type="float">
            <text:p>0,9939</text:p>
          </table:table-cell>
          <table:table-cell table:formula="of:=ROUND([.H303]/[.G303];4)" office:value-type="float" office:value="0.993" calcext:value-type="float">
            <text:p>0,993</text:p>
          </table:table-cell>
          <table:table-cell table:number-columns-repeated="3"/>
        </table:table-row>
        <table:table-row table:style-name="ro1">
          <table:table-cell table:formula="of:=AVERAGE([.$I304:.$M304])" office:value-type="float" office:value="0.99528" calcext:value-type="float">
            <text:p>0,99528</text:p>
          </table:table-cell>
          <table:table-cell office:value-type="string" calcext:value-type="string">
            <text:p>2661</text:p>
          </table:table-cell>
          <table:table-cell office:value-type="float" office:value="198046" calcext:value-type="float">
            <text:p>198046</text:p>
          </table:table-cell>
          <table:table-cell office:value-type="float" office:value="197704" calcext:value-type="float">
            <text:p>197704</text:p>
          </table:table-cell>
          <table:table-cell office:value-type="float" office:value="196804" calcext:value-type="float">
            <text:p>196804</text:p>
          </table:table-cell>
          <table:table-cell office:value-type="float" office:value="195774" calcext:value-type="float">
            <text:p>195774</text:p>
          </table:table-cell>
          <table:table-cell office:value-type="float" office:value="194852" calcext:value-type="float">
            <text:p>194852</text:p>
          </table:table-cell>
          <table:table-cell office:value-type="float" office:value="193415" calcext:value-type="float">
            <text:p>193415</text:p>
          </table:table-cell>
          <table:table-cell table:formula="of:=ROUND([.D304]/[.C304];4)" office:value-type="float" office:value="0.9983" calcext:value-type="float">
            <text:p>0,9983</text:p>
          </table:table-cell>
          <table:table-cell table:formula="of:=ROUND([.E304]/[.D304];4)" office:value-type="float" office:value="0.9954" calcext:value-type="float">
            <text:p>0,9954</text:p>
          </table:table-cell>
          <table:table-cell table:formula="of:=ROUND([.F304]/[.E304];4)" office:value-type="float" office:value="0.9948" calcext:value-type="float">
            <text:p>0,9948</text:p>
          </table:table-cell>
          <table:table-cell table:formula="of:=ROUND([.G304]/[.F304];4)" office:value-type="float" office:value="0.9953" calcext:value-type="float">
            <text:p>0,9953</text:p>
          </table:table-cell>
          <table:table-cell table:formula="of:=ROUND([.H304]/[.G304];4)" office:value-type="float" office:value="0.9926" calcext:value-type="float">
            <text:p>0,9926</text:p>
          </table:table-cell>
          <table:table-cell table:number-columns-repeated="3"/>
        </table:table-row>
        <table:table-row table:style-name="ro1">
          <table:table-cell table:formula="of:=AVERAGE([.$I305:.$M305])" office:value-type="float" office:value="0.99034" calcext:value-type="float">
            <text:p>0,99034</text:p>
          </table:table-cell>
          <table:table-cell office:value-type="string" calcext:value-type="string">
            <text:p>2801</text:p>
          </table:table-cell>
          <table:table-cell office:value-type="float" office:value="59378" calcext:value-type="float">
            <text:p>59378</text:p>
          </table:table-cell>
          <table:table-cell office:value-type="float" office:value="58884" calcext:value-type="float">
            <text:p>58884</text:p>
          </table:table-cell>
          <table:table-cell office:value-type="float" office:value="58435" calcext:value-type="float">
            <text:p>58435</text:p>
          </table:table-cell>
          <table:table-cell office:value-type="float" office:value="57916" calcext:value-type="float">
            <text:p>57916</text:p>
          </table:table-cell>
          <table:table-cell office:value-type="float" office:value="57231" calcext:value-type="float">
            <text:p>57231</text:p>
          </table:table-cell>
          <table:table-cell office:value-type="float" office:value="56562" calcext:value-type="float">
            <text:p>56562</text:p>
          </table:table-cell>
          <table:table-cell table:formula="of:=ROUND([.D305]/[.C305];4)" office:value-type="float" office:value="0.9917" calcext:value-type="float">
            <text:p>0,9917</text:p>
          </table:table-cell>
          <table:table-cell table:formula="of:=ROUND([.E305]/[.D305];4)" office:value-type="float" office:value="0.9924" calcext:value-type="float">
            <text:p>0,9924</text:p>
          </table:table-cell>
          <table:table-cell table:formula="of:=ROUND([.F305]/[.E305];4)" office:value-type="float" office:value="0.9911" calcext:value-type="float">
            <text:p>0,9911</text:p>
          </table:table-cell>
          <table:table-cell table:formula="of:=ROUND([.G305]/[.F305];4)" office:value-type="float" office:value="0.9882" calcext:value-type="float">
            <text:p>0,9882</text:p>
          </table:table-cell>
          <table:table-cell table:formula="of:=ROUND([.H305]/[.G305];4)" office:value-type="float" office:value="0.9883" calcext:value-type="float">
            <text:p>0,9883</text:p>
          </table:table-cell>
          <table:table-cell table:number-columns-repeated="3"/>
        </table:table-row>
        <table:table-row table:style-name="ro1">
          <table:table-cell table:formula="of:=AVERAGE([.$I306:.$M306])" office:value-type="float" office:value="0.99312" calcext:value-type="float">
            <text:p>0,99312</text:p>
          </table:table-cell>
          <table:table-cell office:value-type="string" calcext:value-type="string">
            <text:p>2802</text:p>
          </table:table-cell>
          <table:table-cell office:value-type="float" office:value="42208" calcext:value-type="float">
            <text:p>42208</text:p>
          </table:table-cell>
          <table:table-cell office:value-type="float" office:value="41954" calcext:value-type="float">
            <text:p>41954</text:p>
          </table:table-cell>
          <table:table-cell office:value-type="float" office:value="41675" calcext:value-type="float">
            <text:p>41675</text:p>
          </table:table-cell>
          <table:table-cell office:value-type="float" office:value="41391" calcext:value-type="float">
            <text:p>41391</text:p>
          </table:table-cell>
          <table:table-cell office:value-type="float" office:value="41034" calcext:value-type="float">
            <text:p>41034</text:p>
          </table:table-cell>
          <table:table-cell office:value-type="float" office:value="40776" calcext:value-type="float">
            <text:p>40776</text:p>
          </table:table-cell>
          <table:table-cell table:formula="of:=ROUND([.D306]/[.C306];4)" office:value-type="float" office:value="0.994" calcext:value-type="float">
            <text:p>0,994</text:p>
          </table:table-cell>
          <table:table-cell table:formula="of:=ROUND([.E306]/[.D306];4)" office:value-type="float" office:value="0.9933" calcext:value-type="float">
            <text:p>0,9933</text:p>
          </table:table-cell>
          <table:table-cell table:formula="of:=ROUND([.F306]/[.E306];4)" office:value-type="float" office:value="0.9932" calcext:value-type="float">
            <text:p>0,9932</text:p>
          </table:table-cell>
          <table:table-cell table:formula="of:=ROUND([.G306]/[.F306];4)" office:value-type="float" office:value="0.9914" calcext:value-type="float">
            <text:p>0,9914</text:p>
          </table:table-cell>
          <table:table-cell table:formula="of:=ROUND([.H306]/[.G306];4)" office:value-type="float" office:value="0.9937" calcext:value-type="float">
            <text:p>0,9937</text:p>
          </table:table-cell>
          <table:table-cell table:number-columns-repeated="3"/>
        </table:table-row>
        <table:table-row table:style-name="ro1">
          <table:table-cell table:formula="of:=AVERAGE([.$I307:.$M307])" office:value-type="float" office:value="0.99592" calcext:value-type="float">
            <text:p>0,99592</text:p>
          </table:table-cell>
          <table:table-cell office:value-type="string" calcext:value-type="string">
            <text:p>2803</text:p>
          </table:table-cell>
          <table:table-cell office:value-type="float" office:value="66113" calcext:value-type="float">
            <text:p>66113</text:p>
          </table:table-cell>
          <table:table-cell office:value-type="float" office:value="66011" calcext:value-type="float">
            <text:p>66011</text:p>
          </table:table-cell>
          <table:table-cell office:value-type="float" office:value="65772" calcext:value-type="float">
            <text:p>65772</text:p>
          </table:table-cell>
          <table:table-cell office:value-type="float" office:value="65442" calcext:value-type="float">
            <text:p>65442</text:p>
          </table:table-cell>
          <table:table-cell office:value-type="float" office:value="65139" calcext:value-type="float">
            <text:p>65139</text:p>
          </table:table-cell>
          <table:table-cell office:value-type="float" office:value="64768" calcext:value-type="float">
            <text:p>64768</text:p>
          </table:table-cell>
          <table:table-cell table:formula="of:=ROUND([.D307]/[.C307];4)" office:value-type="float" office:value="0.9985" calcext:value-type="float">
            <text:p>0,9985</text:p>
          </table:table-cell>
          <table:table-cell table:formula="of:=ROUND([.E307]/[.D307];4)" office:value-type="float" office:value="0.9964" calcext:value-type="float">
            <text:p>0,9964</text:p>
          </table:table-cell>
          <table:table-cell table:formula="of:=ROUND([.F307]/[.E307];4)" office:value-type="float" office:value="0.995" calcext:value-type="float">
            <text:p>0,995</text:p>
          </table:table-cell>
          <table:table-cell table:formula="of:=ROUND([.G307]/[.F307];4)" office:value-type="float" office:value="0.9954" calcext:value-type="float">
            <text:p>0,9954</text:p>
          </table:table-cell>
          <table:table-cell table:formula="of:=ROUND([.H307]/[.G307];4)" office:value-type="float" office:value="0.9943" calcext:value-type="float">
            <text:p>0,9943</text:p>
          </table:table-cell>
          <table:table-cell table:number-columns-repeated="3"/>
        </table:table-row>
        <table:table-row table:style-name="ro1">
          <table:table-cell table:formula="of:=AVERAGE([.$I308:.$M308])" office:value-type="float" office:value="0.99572" calcext:value-type="float">
            <text:p>0,99572</text:p>
          </table:table-cell>
          <table:table-cell office:value-type="string" calcext:value-type="string">
            <text:p>2804</text:p>
          </table:table-cell>
          <table:table-cell office:value-type="float" office:value="58220" calcext:value-type="float">
            <text:p>58220</text:p>
          </table:table-cell>
          <table:table-cell office:value-type="float" office:value="58094" calcext:value-type="float">
            <text:p>58094</text:p>
          </table:table-cell>
          <table:table-cell office:value-type="float" office:value="57955" calcext:value-type="float">
            <text:p>57955</text:p>
          </table:table-cell>
          <table:table-cell office:value-type="float" office:value="57549" calcext:value-type="float">
            <text:p>57549</text:p>
          </table:table-cell>
          <table:table-cell office:value-type="float" office:value="57211" calcext:value-type="float">
            <text:p>57211</text:p>
          </table:table-cell>
          <table:table-cell office:value-type="float" office:value="56986" calcext:value-type="float">
            <text:p>56986</text:p>
          </table:table-cell>
          <table:table-cell table:formula="of:=ROUND([.D308]/[.C308];4)" office:value-type="float" office:value="0.9978" calcext:value-type="float">
            <text:p>0,9978</text:p>
          </table:table-cell>
          <table:table-cell table:formula="of:=ROUND([.E308]/[.D308];4)" office:value-type="float" office:value="0.9976" calcext:value-type="float">
            <text:p>0,9976</text:p>
          </table:table-cell>
          <table:table-cell table:formula="of:=ROUND([.F308]/[.E308];4)" office:value-type="float" office:value="0.993" calcext:value-type="float">
            <text:p>0,993</text:p>
          </table:table-cell>
          <table:table-cell table:formula="of:=ROUND([.G308]/[.F308];4)" office:value-type="float" office:value="0.9941" calcext:value-type="float">
            <text:p>0,9941</text:p>
          </table:table-cell>
          <table:table-cell table:formula="of:=ROUND([.H308]/[.G308];4)" office:value-type="float" office:value="0.9961" calcext:value-type="float">
            <text:p>0,9961</text:p>
          </table:table-cell>
          <table:table-cell table:number-columns-repeated="3"/>
        </table:table-row>
        <table:table-row table:style-name="ro1">
          <table:table-cell table:formula="of:=AVERAGE([.$I309:.$M309])" office:value-type="float" office:value="1.0029" calcext:value-type="float">
            <text:p>1,0029</text:p>
          </table:table-cell>
          <table:table-cell office:value-type="string" calcext:value-type="string">
            <text:p>2805</text:p>
          </table:table-cell>
          <table:table-cell office:value-type="float" office:value="90080" calcext:value-type="float">
            <text:p>90080</text:p>
          </table:table-cell>
          <table:table-cell office:value-type="float" office:value="90584" calcext:value-type="float">
            <text:p>90584</text:p>
          </table:table-cell>
          <table:table-cell office:value-type="float" office:value="91022" calcext:value-type="float">
            <text:p>91022</text:p>
          </table:table-cell>
          <table:table-cell office:value-type="float" office:value="91359" calcext:value-type="float">
            <text:p>91359</text:p>
          </table:table-cell>
          <table:table-cell office:value-type="float" office:value="91560" calcext:value-type="float">
            <text:p>91560</text:p>
          </table:table-cell>
          <table:table-cell office:value-type="float" office:value="91395" calcext:value-type="float">
            <text:p>91395</text:p>
          </table:table-cell>
          <table:table-cell table:formula="of:=ROUND([.D309]/[.C309];4)" office:value-type="float" office:value="1.0056" calcext:value-type="float">
            <text:p>1,0056</text:p>
          </table:table-cell>
          <table:table-cell table:formula="of:=ROUND([.E309]/[.D309];4)" office:value-type="float" office:value="1.0048" calcext:value-type="float">
            <text:p>1,0048</text:p>
          </table:table-cell>
          <table:table-cell table:formula="of:=ROUND([.F309]/[.E309];4)" office:value-type="float" office:value="1.0037" calcext:value-type="float">
            <text:p>1,0037</text:p>
          </table:table-cell>
          <table:table-cell table:formula="of:=ROUND([.G309]/[.F309];4)" office:value-type="float" office:value="1.0022" calcext:value-type="float">
            <text:p>1,0022</text:p>
          </table:table-cell>
          <table:table-cell table:formula="of:=ROUND([.H309]/[.G309];4)" office:value-type="float" office:value="0.9982" calcext:value-type="float">
            <text:p>0,9982</text:p>
          </table:table-cell>
          <table:table-cell table:number-columns-repeated="3"/>
        </table:table-row>
        <table:table-row table:style-name="ro1">
          <table:table-cell table:formula="of:=AVERAGE([.$I310:.$M310])" office:value-type="float" office:value="0.99628" calcext:value-type="float">
            <text:p>0,99628</text:p>
          </table:table-cell>
          <table:table-cell office:value-type="string" calcext:value-type="string">
            <text:p>2806</text:p>
          </table:table-cell>
          <table:table-cell office:value-type="float" office:value="57286" calcext:value-type="float">
            <text:p>57286</text:p>
          </table:table-cell>
          <table:table-cell office:value-type="float" office:value="57141" calcext:value-type="float">
            <text:p>57141</text:p>
          </table:table-cell>
          <table:table-cell office:value-type="float" office:value="56922" calcext:value-type="float">
            <text:p>56922</text:p>
          </table:table-cell>
          <table:table-cell office:value-type="float" office:value="56754" calcext:value-type="float">
            <text:p>56754</text:p>
          </table:table-cell>
          <table:table-cell office:value-type="float" office:value="56565" calcext:value-type="float">
            <text:p>56565</text:p>
          </table:table-cell>
          <table:table-cell office:value-type="float" office:value="56227" calcext:value-type="float">
            <text:p>56227</text:p>
          </table:table-cell>
          <table:table-cell table:formula="of:=ROUND([.D310]/[.C310];4)" office:value-type="float" office:value="0.9975" calcext:value-type="float">
            <text:p>0,9975</text:p>
          </table:table-cell>
          <table:table-cell table:formula="of:=ROUND([.E310]/[.D310];4)" office:value-type="float" office:value="0.9962" calcext:value-type="float">
            <text:p>0,9962</text:p>
          </table:table-cell>
          <table:table-cell table:formula="of:=ROUND([.F310]/[.E310];4)" office:value-type="float" office:value="0.997" calcext:value-type="float">
            <text:p>0,997</text:p>
          </table:table-cell>
          <table:table-cell table:formula="of:=ROUND([.G310]/[.F310];4)" office:value-type="float" office:value="0.9967" calcext:value-type="float">
            <text:p>0,9967</text:p>
          </table:table-cell>
          <table:table-cell table:formula="of:=ROUND([.H310]/[.G310];4)" office:value-type="float" office:value="0.994" calcext:value-type="float">
            <text:p>0,994</text:p>
          </table:table-cell>
          <table:table-cell table:number-columns-repeated="3"/>
        </table:table-row>
        <table:table-row table:style-name="ro1">
          <table:table-cell table:formula="of:=AVERAGE([.$I311:.$M311])" office:value-type="float" office:value="0.99414" calcext:value-type="float">
            <text:p>0,99414</text:p>
          </table:table-cell>
          <table:table-cell office:value-type="string" calcext:value-type="string">
            <text:p>2818</text:p>
          </table:table-cell>
          <table:table-cell office:value-type="float" office:value="27280" calcext:value-type="float">
            <text:p>27280</text:p>
          </table:table-cell>
          <table:table-cell office:value-type="float" office:value="27167" calcext:value-type="float">
            <text:p>27167</text:p>
          </table:table-cell>
          <table:table-cell office:value-type="float" office:value="27062" calcext:value-type="float">
            <text:p>27062</text:p>
          </table:table-cell>
          <table:table-cell office:value-type="float" office:value="26908" calcext:value-type="float">
            <text:p>26908</text:p>
          </table:table-cell>
          <table:table-cell office:value-type="float" office:value="26689" calcext:value-type="float">
            <text:p>26689</text:p>
          </table:table-cell>
          <table:table-cell office:value-type="float" office:value="26489" calcext:value-type="float">
            <text:p>26489</text:p>
          </table:table-cell>
          <table:table-cell table:formula="of:=ROUND([.D311]/[.C311];4)" office:value-type="float" office:value="0.9959" calcext:value-type="float">
            <text:p>0,9959</text:p>
          </table:table-cell>
          <table:table-cell table:formula="of:=ROUND([.E311]/[.D311];4)" office:value-type="float" office:value="0.9961" calcext:value-type="float">
            <text:p>0,9961</text:p>
          </table:table-cell>
          <table:table-cell table:formula="of:=ROUND([.F311]/[.E311];4)" office:value-type="float" office:value="0.9943" calcext:value-type="float">
            <text:p>0,9943</text:p>
          </table:table-cell>
          <table:table-cell table:formula="of:=ROUND([.G311]/[.F311];4)" office:value-type="float" office:value="0.9919" calcext:value-type="float">
            <text:p>0,9919</text:p>
          </table:table-cell>
          <table:table-cell table:formula="of:=ROUND([.H311]/[.G311];4)" office:value-type="float" office:value="0.9925" calcext:value-type="float">
            <text:p>0,9925</text:p>
          </table:table-cell>
          <table:table-cell table:number-columns-repeated="3"/>
        </table:table-row>
        <table:table-row table:style-name="ro1">
          <table:table-cell table:formula="of:=AVERAGE([.$I312:.$M312])" office:value-type="float" office:value="0.9997" calcext:value-type="float">
            <text:p>0,9997</text:p>
          </table:table-cell>
          <table:table-cell office:value-type="string" calcext:value-type="string">
            <text:p>2807</text:p>
          </table:table-cell>
          <table:table-cell office:value-type="float" office:value="92795" calcext:value-type="float">
            <text:p>92795</text:p>
          </table:table-cell>
          <table:table-cell office:value-type="float" office:value="92791" calcext:value-type="float">
            <text:p>92791</text:p>
          </table:table-cell>
          <table:table-cell office:value-type="float" office:value="92811" calcext:value-type="float">
            <text:p>92811</text:p>
          </table:table-cell>
          <table:table-cell office:value-type="float" office:value="93020" calcext:value-type="float">
            <text:p>93020</text:p>
          </table:table-cell>
          <table:table-cell office:value-type="float" office:value="92879" calcext:value-type="float">
            <text:p>92879</text:p>
          </table:table-cell>
          <table:table-cell office:value-type="float" office:value="92644" calcext:value-type="float">
            <text:p>92644</text:p>
          </table:table-cell>
          <table:table-cell table:formula="of:=ROUND([.D312]/[.C312];4)" office:value-type="float" office:value="1" calcext:value-type="float">
            <text:p>1</text:p>
          </table:table-cell>
          <table:table-cell table:formula="of:=ROUND([.E312]/[.D312];4)" office:value-type="float" office:value="1.0002" calcext:value-type="float">
            <text:p>1,0002</text:p>
          </table:table-cell>
          <table:table-cell table:formula="of:=ROUND([.F312]/[.E312];4)" office:value-type="float" office:value="1.0023" calcext:value-type="float">
            <text:p>1,0023</text:p>
          </table:table-cell>
          <table:table-cell table:formula="of:=ROUND([.G312]/[.F312];4)" office:value-type="float" office:value="0.9985" calcext:value-type="float">
            <text:p>0,9985</text:p>
          </table:table-cell>
          <table:table-cell table:formula="of:=ROUND([.H312]/[.G312];4)" office:value-type="float" office:value="0.9975" calcext:value-type="float">
            <text:p>0,9975</text:p>
          </table:table-cell>
          <table:table-cell table:number-columns-repeated="3"/>
        </table:table-row>
        <table:table-row table:style-name="ro1">
          <table:table-cell table:formula="of:=AVERAGE([.$I313:.$M313])" office:value-type="float" office:value="0.99154" calcext:value-type="float">
            <text:p>0,99154</text:p>
          </table:table-cell>
          <table:table-cell office:value-type="string" calcext:value-type="string">
            <text:p>2808</text:p>
          </table:table-cell>
          <table:table-cell office:value-type="float" office:value="64450" calcext:value-type="float">
            <text:p>64450</text:p>
          </table:table-cell>
          <table:table-cell office:value-type="float" office:value="63969" calcext:value-type="float">
            <text:p>63969</text:p>
          </table:table-cell>
          <table:table-cell office:value-type="float" office:value="63470" calcext:value-type="float">
            <text:p>63470</text:p>
          </table:table-cell>
          <table:table-cell office:value-type="float" office:value="62924" calcext:value-type="float">
            <text:p>62924</text:p>
          </table:table-cell>
          <table:table-cell office:value-type="float" office:value="62283" calcext:value-type="float">
            <text:p>62283</text:p>
          </table:table-cell>
          <table:table-cell office:value-type="float" office:value="61772" calcext:value-type="float">
            <text:p>61772</text:p>
          </table:table-cell>
          <table:table-cell table:formula="of:=ROUND([.D313]/[.C313];4)" office:value-type="float" office:value="0.9925" calcext:value-type="float">
            <text:p>0,9925</text:p>
          </table:table-cell>
          <table:table-cell table:formula="of:=ROUND([.E313]/[.D313];4)" office:value-type="float" office:value="0.9922" calcext:value-type="float">
            <text:p>0,9922</text:p>
          </table:table-cell>
          <table:table-cell table:formula="of:=ROUND([.F313]/[.E313];4)" office:value-type="float" office:value="0.9914" calcext:value-type="float">
            <text:p>0,9914</text:p>
          </table:table-cell>
          <table:table-cell table:formula="of:=ROUND([.G313]/[.F313];4)" office:value-type="float" office:value="0.9898" calcext:value-type="float">
            <text:p>0,9898</text:p>
          </table:table-cell>
          <table:table-cell table:formula="of:=ROUND([.H313]/[.G313];4)" office:value-type="float" office:value="0.9918" calcext:value-type="float">
            <text:p>0,9918</text:p>
          </table:table-cell>
          <table:table-cell table:number-columns-repeated="3"/>
        </table:table-row>
        <table:table-row table:style-name="ro1">
          <table:table-cell table:formula="of:=AVERAGE([.$I314:.$M314])" office:value-type="float" office:value="0.99322" calcext:value-type="float">
            <text:p>0,99322</text:p>
          </table:table-cell>
          <table:table-cell office:value-type="string" calcext:value-type="string">
            <text:p>2809</text:p>
          </table:table-cell>
          <table:table-cell office:value-type="float" office:value="42266" calcext:value-type="float">
            <text:p>42266</text:p>
          </table:table-cell>
          <table:table-cell office:value-type="float" office:value="42039" calcext:value-type="float">
            <text:p>42039</text:p>
          </table:table-cell>
          <table:table-cell office:value-type="float" office:value="41840" calcext:value-type="float">
            <text:p>41840</text:p>
          </table:table-cell>
          <table:table-cell office:value-type="float" office:value="41512" calcext:value-type="float">
            <text:p>41512</text:p>
          </table:table-cell>
          <table:table-cell office:value-type="float" office:value="41180" calcext:value-type="float">
            <text:p>41180</text:p>
          </table:table-cell>
          <table:table-cell office:value-type="float" office:value="40852" calcext:value-type="float">
            <text:p>40852</text:p>
          </table:table-cell>
          <table:table-cell table:formula="of:=ROUND([.D314]/[.C314];4)" office:value-type="float" office:value="0.9946" calcext:value-type="float">
            <text:p>0,9946</text:p>
          </table:table-cell>
          <table:table-cell table:formula="of:=ROUND([.E314]/[.D314];4)" office:value-type="float" office:value="0.9953" calcext:value-type="float">
            <text:p>0,9953</text:p>
          </table:table-cell>
          <table:table-cell table:formula="of:=ROUND([.F314]/[.E314];4)" office:value-type="float" office:value="0.9922" calcext:value-type="float">
            <text:p>0,9922</text:p>
          </table:table-cell>
          <table:table-cell table:formula="of:=ROUND([.G314]/[.F314];4)" office:value-type="float" office:value="0.992" calcext:value-type="float">
            <text:p>0,992</text:p>
          </table:table-cell>
          <table:table-cell table:formula="of:=ROUND([.H314]/[.G314];4)" office:value-type="float" office:value="0.992" calcext:value-type="float">
            <text:p>0,992</text:p>
          </table:table-cell>
          <table:table-cell table:number-columns-repeated="3"/>
        </table:table-row>
        <table:table-row table:style-name="ro1">
          <table:table-cell table:formula="of:=AVERAGE([.$I315:.$M315])" office:value-type="float" office:value="0.995" calcext:value-type="float">
            <text:p>0,995</text:p>
          </table:table-cell>
          <table:table-cell office:value-type="string" calcext:value-type="string">
            <text:p>2810</text:p>
          </table:table-cell>
          <table:table-cell office:value-type="float" office:value="50696" calcext:value-type="float">
            <text:p>50696</text:p>
          </table:table-cell>
          <table:table-cell office:value-type="float" office:value="50507" calcext:value-type="float">
            <text:p>50507</text:p>
          </table:table-cell>
          <table:table-cell office:value-type="float" office:value="50381" calcext:value-type="float">
            <text:p>50381</text:p>
          </table:table-cell>
          <table:table-cell office:value-type="float" office:value="50080" calcext:value-type="float">
            <text:p>50080</text:p>
          </table:table-cell>
          <table:table-cell office:value-type="float" office:value="49762" calcext:value-type="float">
            <text:p>49762</text:p>
          </table:table-cell>
          <table:table-cell office:value-type="float" office:value="49439" calcext:value-type="float">
            <text:p>49439</text:p>
          </table:table-cell>
          <table:table-cell table:formula="of:=ROUND([.D315]/[.C315];4)" office:value-type="float" office:value="0.9963" calcext:value-type="float">
            <text:p>0,9963</text:p>
          </table:table-cell>
          <table:table-cell table:formula="of:=ROUND([.E315]/[.D315];4)" office:value-type="float" office:value="0.9975" calcext:value-type="float">
            <text:p>0,9975</text:p>
          </table:table-cell>
          <table:table-cell table:formula="of:=ROUND([.F315]/[.E315];4)" office:value-type="float" office:value="0.994" calcext:value-type="float">
            <text:p>0,994</text:p>
          </table:table-cell>
          <table:table-cell table:formula="of:=ROUND([.G315]/[.F315];4)" office:value-type="float" office:value="0.9937" calcext:value-type="float">
            <text:p>0,9937</text:p>
          </table:table-cell>
          <table:table-cell table:formula="of:=ROUND([.H315]/[.G315];4)" office:value-type="float" office:value="0.9935" calcext:value-type="float">
            <text:p>0,9935</text:p>
          </table:table-cell>
          <table:table-cell table:number-columns-repeated="3"/>
        </table:table-row>
        <table:table-row table:style-name="ro1">
          <table:table-cell table:formula="of:=AVERAGE([.$I316:.$M316])" office:value-type="float" office:value="0.99386" calcext:value-type="float">
            <text:p>0,99386</text:p>
          </table:table-cell>
          <table:table-cell office:value-type="string" calcext:value-type="string">
            <text:p>2811</text:p>
          </table:table-cell>
          <table:table-cell office:value-type="float" office:value="33658" calcext:value-type="float">
            <text:p>33658</text:p>
          </table:table-cell>
          <table:table-cell office:value-type="float" office:value="33432" calcext:value-type="float">
            <text:p>33432</text:p>
          </table:table-cell>
          <table:table-cell office:value-type="float" office:value="33239" calcext:value-type="float">
            <text:p>33239</text:p>
          </table:table-cell>
          <table:table-cell office:value-type="float" office:value="33068" calcext:value-type="float">
            <text:p>33068</text:p>
          </table:table-cell>
          <table:table-cell office:value-type="float" office:value="32857" calcext:value-type="float">
            <text:p>32857</text:p>
          </table:table-cell>
          <table:table-cell office:value-type="float" office:value="32638" calcext:value-type="float">
            <text:p>32638</text:p>
          </table:table-cell>
          <table:table-cell table:formula="of:=ROUND([.D316]/[.C316];4)" office:value-type="float" office:value="0.9933" calcext:value-type="float">
            <text:p>0,9933</text:p>
          </table:table-cell>
          <table:table-cell table:formula="of:=ROUND([.E316]/[.D316];4)" office:value-type="float" office:value="0.9942" calcext:value-type="float">
            <text:p>0,9942</text:p>
          </table:table-cell>
          <table:table-cell table:formula="of:=ROUND([.F316]/[.E316];4)" office:value-type="float" office:value="0.9949" calcext:value-type="float">
            <text:p>0,9949</text:p>
          </table:table-cell>
          <table:table-cell table:formula="of:=ROUND([.G316]/[.F316];4)" office:value-type="float" office:value="0.9936" calcext:value-type="float">
            <text:p>0,9936</text:p>
          </table:table-cell>
          <table:table-cell table:formula="of:=ROUND([.H316]/[.G316];4)" office:value-type="float" office:value="0.9933" calcext:value-type="float">
            <text:p>0,9933</text:p>
          </table:table-cell>
          <table:table-cell table:number-columns-repeated="3"/>
        </table:table-row>
        <table:table-row table:style-name="ro1">
          <table:table-cell table:formula="of:=AVERAGE([.$I317:.$M317])" office:value-type="float" office:value="0.99728" calcext:value-type="float">
            <text:p>0,99728</text:p>
          </table:table-cell>
          <table:table-cell office:value-type="string" calcext:value-type="string">
            <text:p>2812</text:p>
          </table:table-cell>
          <table:table-cell office:value-type="float" office:value="44321" calcext:value-type="float">
            <text:p>44321</text:p>
          </table:table-cell>
          <table:table-cell office:value-type="float" office:value="44166" calcext:value-type="float">
            <text:p>44166</text:p>
          </table:table-cell>
          <table:table-cell office:value-type="float" office:value="44104" calcext:value-type="float">
            <text:p>44104</text:p>
          </table:table-cell>
          <table:table-cell office:value-type="float" office:value="43997" calcext:value-type="float">
            <text:p>43997</text:p>
          </table:table-cell>
          <table:table-cell office:value-type="float" office:value="43822" calcext:value-type="float">
            <text:p>43822</text:p>
          </table:table-cell>
          <table:table-cell office:value-type="float" office:value="43721" calcext:value-type="float">
            <text:p>43721</text:p>
          </table:table-cell>
          <table:table-cell table:formula="of:=ROUND([.D317]/[.C317];4)" office:value-type="float" office:value="0.9965" calcext:value-type="float">
            <text:p>0,9965</text:p>
          </table:table-cell>
          <table:table-cell table:formula="of:=ROUND([.E317]/[.D317];4)" office:value-type="float" office:value="0.9986" calcext:value-type="float">
            <text:p>0,9986</text:p>
          </table:table-cell>
          <table:table-cell table:formula="of:=ROUND([.F317]/[.E317];4)" office:value-type="float" office:value="0.9976" calcext:value-type="float">
            <text:p>0,9976</text:p>
          </table:table-cell>
          <table:table-cell table:formula="of:=ROUND([.G317]/[.F317];4)" office:value-type="float" office:value="0.996" calcext:value-type="float">
            <text:p>0,996</text:p>
          </table:table-cell>
          <table:table-cell table:formula="of:=ROUND([.H317]/[.G317];4)" office:value-type="float" office:value="0.9977" calcext:value-type="float">
            <text:p>0,9977</text:p>
          </table:table-cell>
          <table:table-cell table:number-columns-repeated="3"/>
        </table:table-row>
        <table:table-row table:style-name="ro1">
          <table:table-cell table:formula="of:=AVERAGE([.$I318:.$M318])" office:value-type="float" office:value="0.99564" calcext:value-type="float">
            <text:p>0,99564</text:p>
          </table:table-cell>
          <table:table-cell office:value-type="string" calcext:value-type="string">
            <text:p>2813</text:p>
          </table:table-cell>
          <table:table-cell office:value-type="float" office:value="34745" calcext:value-type="float">
            <text:p>34745</text:p>
          </table:table-cell>
          <table:table-cell office:value-type="float" office:value="34593" calcext:value-type="float">
            <text:p>34593</text:p>
          </table:table-cell>
          <table:table-cell office:value-type="float" office:value="34600" calcext:value-type="float">
            <text:p>34600</text:p>
          </table:table-cell>
          <table:table-cell office:value-type="float" office:value="34433" calcext:value-type="float">
            <text:p>34433</text:p>
          </table:table-cell>
          <table:table-cell office:value-type="float" office:value="34148" calcext:value-type="float">
            <text:p>34148</text:p>
          </table:table-cell>
          <table:table-cell office:value-type="float" office:value="33993" calcext:value-type="float">
            <text:p>33993</text:p>
          </table:table-cell>
          <table:table-cell table:formula="of:=ROUND([.D318]/[.C318];4)" office:value-type="float" office:value="0.9956" calcext:value-type="float">
            <text:p>0,9956</text:p>
          </table:table-cell>
          <table:table-cell table:formula="of:=ROUND([.E318]/[.D318];4)" office:value-type="float" office:value="1.0002" calcext:value-type="float">
            <text:p>1,0002</text:p>
          </table:table-cell>
          <table:table-cell table:formula="of:=ROUND([.F318]/[.E318];4)" office:value-type="float" office:value="0.9952" calcext:value-type="float">
            <text:p>0,9952</text:p>
          </table:table-cell>
          <table:table-cell table:formula="of:=ROUND([.G318]/[.F318];4)" office:value-type="float" office:value="0.9917" calcext:value-type="float">
            <text:p>0,9917</text:p>
          </table:table-cell>
          <table:table-cell table:formula="of:=ROUND([.H318]/[.G318];4)" office:value-type="float" office:value="0.9955" calcext:value-type="float">
            <text:p>0,9955</text:p>
          </table:table-cell>
          <table:table-cell table:number-columns-repeated="3"/>
        </table:table-row>
        <table:table-row table:style-name="ro1">
          <table:table-cell table:formula="of:=AVERAGE([.$I319:.$M319])" office:value-type="float" office:value="1.00652" calcext:value-type="float">
            <text:p>1,00652</text:p>
          </table:table-cell>
          <table:table-cell office:value-type="string" calcext:value-type="string">
            <text:p>2814</text:p>
          </table:table-cell>
          <table:table-cell office:value-type="float" office:value="123479" calcext:value-type="float">
            <text:p>123479</text:p>
          </table:table-cell>
          <table:table-cell office:value-type="float" office:value="124205" calcext:value-type="float">
            <text:p>124205</text:p>
          </table:table-cell>
          <table:table-cell office:value-type="float" office:value="125220" calcext:value-type="float">
            <text:p>125220</text:p>
          </table:table-cell>
          <table:table-cell office:value-type="float" office:value="126018" calcext:value-type="float">
            <text:p>126018</text:p>
          </table:table-cell>
          <table:table-cell office:value-type="float" office:value="126781" calcext:value-type="float">
            <text:p>126781</text:p>
          </table:table-cell>
          <table:table-cell office:value-type="float" office:value="127544" calcext:value-type="float">
            <text:p>127544</text:p>
          </table:table-cell>
          <table:table-cell table:formula="of:=ROUND([.D319]/[.C319];4)" office:value-type="float" office:value="1.0059" calcext:value-type="float">
            <text:p>1,0059</text:p>
          </table:table-cell>
          <table:table-cell table:formula="of:=ROUND([.E319]/[.D319];4)" office:value-type="float" office:value="1.0082" calcext:value-type="float">
            <text:p>1,0082</text:p>
          </table:table-cell>
          <table:table-cell table:formula="of:=ROUND([.F319]/[.E319];4)" office:value-type="float" office:value="1.0064" calcext:value-type="float">
            <text:p>1,0064</text:p>
          </table:table-cell>
          <table:table-cell table:formula="of:=ROUND([.G319]/[.F319];4)" office:value-type="float" office:value="1.0061" calcext:value-type="float">
            <text:p>1,0061</text:p>
          </table:table-cell>
          <table:table-cell table:formula="of:=ROUND([.H319]/[.G319];4)" office:value-type="float" office:value="1.006" calcext:value-type="float">
            <text:p>1,006</text:p>
          </table:table-cell>
          <table:table-cell table:number-columns-repeated="3"/>
        </table:table-row>
        <table:table-row table:style-name="ro1">
          <table:table-cell table:formula="of:=AVERAGE([.$I320:.$M320])" office:value-type="float" office:value="0.9952" calcext:value-type="float">
            <text:p>0,9952</text:p>
          </table:table-cell>
          <table:table-cell office:value-type="string" calcext:value-type="string">
            <text:p>2815</text:p>
          </table:table-cell>
          <table:table-cell office:value-type="float" office:value="106023" calcext:value-type="float">
            <text:p>106023</text:p>
          </table:table-cell>
          <table:table-cell office:value-type="float" office:value="105607" calcext:value-type="float">
            <text:p>105607</text:p>
          </table:table-cell>
          <table:table-cell office:value-type="float" office:value="105318" calcext:value-type="float">
            <text:p>105318</text:p>
          </table:table-cell>
          <table:table-cell office:value-type="float" office:value="104780" calcext:value-type="float">
            <text:p>104780</text:p>
          </table:table-cell>
          <table:table-cell office:value-type="float" office:value="104151" calcext:value-type="float">
            <text:p>104151</text:p>
          </table:table-cell>
          <table:table-cell office:value-type="float" office:value="103492" calcext:value-type="float">
            <text:p>103492</text:p>
          </table:table-cell>
          <table:table-cell table:formula="of:=ROUND([.D320]/[.C320];4)" office:value-type="float" office:value="0.9961" calcext:value-type="float">
            <text:p>0,9961</text:p>
          </table:table-cell>
          <table:table-cell table:formula="of:=ROUND([.E320]/[.D320];4)" office:value-type="float" office:value="0.9973" calcext:value-type="float">
            <text:p>0,9973</text:p>
          </table:table-cell>
          <table:table-cell table:formula="of:=ROUND([.F320]/[.E320];4)" office:value-type="float" office:value="0.9949" calcext:value-type="float">
            <text:p>0,9949</text:p>
          </table:table-cell>
          <table:table-cell table:formula="of:=ROUND([.G320]/[.F320];4)" office:value-type="float" office:value="0.994" calcext:value-type="float">
            <text:p>0,994</text:p>
          </table:table-cell>
          <table:table-cell table:formula="of:=ROUND([.H320]/[.G320];4)" office:value-type="float" office:value="0.9937" calcext:value-type="float">
            <text:p>0,9937</text:p>
          </table:table-cell>
          <table:table-cell table:number-columns-repeated="3"/>
        </table:table-row>
        <table:table-row table:style-name="ro1">
          <table:table-cell table:formula="of:=AVERAGE([.$I321:.$M321])" office:value-type="float" office:value="0.99388" calcext:value-type="float">
            <text:p>0,99388</text:p>
          </table:table-cell>
          <table:table-cell office:value-type="string" calcext:value-type="string">
            <text:p>2816</text:p>
          </table:table-cell>
          <table:table-cell office:value-type="float" office:value="57570" calcext:value-type="float">
            <text:p>57570</text:p>
          </table:table-cell>
          <table:table-cell office:value-type="float" office:value="57295" calcext:value-type="float">
            <text:p>57295</text:p>
          </table:table-cell>
          <table:table-cell office:value-type="float" office:value="56933" calcext:value-type="float">
            <text:p>56933</text:p>
          </table:table-cell>
          <table:table-cell office:value-type="float" office:value="56570" calcext:value-type="float">
            <text:p>56570</text:p>
          </table:table-cell>
          <table:table-cell office:value-type="float" office:value="56135" calcext:value-type="float">
            <text:p>56135</text:p>
          </table:table-cell>
          <table:table-cell office:value-type="float" office:value="55833" calcext:value-type="float">
            <text:p>55833</text:p>
          </table:table-cell>
          <table:table-cell table:formula="of:=ROUND([.D321]/[.C321];4)" office:value-type="float" office:value="0.9952" calcext:value-type="float">
            <text:p>0,9952</text:p>
          </table:table-cell>
          <table:table-cell table:formula="of:=ROUND([.E321]/[.D321];4)" office:value-type="float" office:value="0.9937" calcext:value-type="float">
            <text:p>0,9937</text:p>
          </table:table-cell>
          <table:table-cell table:formula="of:=ROUND([.F321]/[.E321];4)" office:value-type="float" office:value="0.9936" calcext:value-type="float">
            <text:p>0,9936</text:p>
          </table:table-cell>
          <table:table-cell table:formula="of:=ROUND([.G321]/[.F321];4)" office:value-type="float" office:value="0.9923" calcext:value-type="float">
            <text:p>0,9923</text:p>
          </table:table-cell>
          <table:table-cell table:formula="of:=ROUND([.H321]/[.G321];4)" office:value-type="float" office:value="0.9946" calcext:value-type="float">
            <text:p>0,9946</text:p>
          </table:table-cell>
          <table:table-cell table:number-columns-repeated="3"/>
        </table:table-row>
        <table:table-row table:style-name="ro1">
          <table:table-cell table:formula="of:=AVERAGE([.$I322:.$M322])" office:value-type="float" office:value="0.99578" calcext:value-type="float">
            <text:p>0,99578</text:p>
          </table:table-cell>
          <table:table-cell office:value-type="string" calcext:value-type="string">
            <text:p>2817</text:p>
          </table:table-cell>
          <table:table-cell office:value-type="float" office:value="70570" calcext:value-type="float">
            <text:p>70570</text:p>
          </table:table-cell>
          <table:table-cell office:value-type="float" office:value="70466" calcext:value-type="float">
            <text:p>70466</text:p>
          </table:table-cell>
          <table:table-cell office:value-type="float" office:value="70153" calcext:value-type="float">
            <text:p>70153</text:p>
          </table:table-cell>
          <table:table-cell office:value-type="float" office:value="69885" calcext:value-type="float">
            <text:p>69885</text:p>
          </table:table-cell>
          <table:table-cell office:value-type="float" office:value="69376" calcext:value-type="float">
            <text:p>69376</text:p>
          </table:table-cell>
          <table:table-cell office:value-type="float" office:value="69089" calcext:value-type="float">
            <text:p>69089</text:p>
          </table:table-cell>
          <table:table-cell table:formula="of:=ROUND([.D322]/[.C322];4)" office:value-type="float" office:value="0.9985" calcext:value-type="float">
            <text:p>0,9985</text:p>
          </table:table-cell>
          <table:table-cell table:formula="of:=ROUND([.E322]/[.D322];4)" office:value-type="float" office:value="0.9956" calcext:value-type="float">
            <text:p>0,9956</text:p>
          </table:table-cell>
          <table:table-cell table:formula="of:=ROUND([.F322]/[.E322];4)" office:value-type="float" office:value="0.9962" calcext:value-type="float">
            <text:p>0,9962</text:p>
          </table:table-cell>
          <table:table-cell table:formula="of:=ROUND([.G322]/[.F322];4)" office:value-type="float" office:value="0.9927" calcext:value-type="float">
            <text:p>0,9927</text:p>
          </table:table-cell>
          <table:table-cell table:formula="of:=ROUND([.H322]/[.G322];4)" office:value-type="float" office:value="0.9959" calcext:value-type="float">
            <text:p>0,9959</text:p>
          </table:table-cell>
          <table:table-cell table:number-columns-repeated="3"/>
        </table:table-row>
        <table:table-row table:style-name="ro1">
          <table:table-cell table:formula="of:=AVERAGE([.$I323:.$M323])" office:value-type="float" office:value="0.99124" calcext:value-type="float">
            <text:p>0,99124</text:p>
          </table:table-cell>
          <table:table-cell office:value-type="string" calcext:value-type="string">
            <text:p>2819</text:p>
          </table:table-cell>
          <table:table-cell office:value-type="float" office:value="23451" calcext:value-type="float">
            <text:p>23451</text:p>
          </table:table-cell>
          <table:table-cell office:value-type="float" office:value="23278" calcext:value-type="float">
            <text:p>23278</text:p>
          </table:table-cell>
          <table:table-cell office:value-type="float" office:value="23068" calcext:value-type="float">
            <text:p>23068</text:p>
          </table:table-cell>
          <table:table-cell office:value-type="float" office:value="22873" calcext:value-type="float">
            <text:p>22873</text:p>
          </table:table-cell>
          <table:table-cell office:value-type="float" office:value="22638" calcext:value-type="float">
            <text:p>22638</text:p>
          </table:table-cell>
          <table:table-cell office:value-type="float" office:value="22444" calcext:value-type="float">
            <text:p>22444</text:p>
          </table:table-cell>
          <table:table-cell table:formula="of:=ROUND([.D323]/[.C323];4)" office:value-type="float" office:value="0.9926" calcext:value-type="float">
            <text:p>0,9926</text:p>
          </table:table-cell>
          <table:table-cell table:formula="of:=ROUND([.E323]/[.D323];4)" office:value-type="float" office:value="0.991" calcext:value-type="float">
            <text:p>0,991</text:p>
          </table:table-cell>
          <table:table-cell table:formula="of:=ROUND([.F323]/[.E323];4)" office:value-type="float" office:value="0.9915" calcext:value-type="float">
            <text:p>0,9915</text:p>
          </table:table-cell>
          <table:table-cell table:formula="of:=ROUND([.G323]/[.F323];4)" office:value-type="float" office:value="0.9897" calcext:value-type="float">
            <text:p>0,9897</text:p>
          </table:table-cell>
          <table:table-cell table:formula="of:=ROUND([.H323]/[.G323];4)" office:value-type="float" office:value="0.9914" calcext:value-type="float">
            <text:p>0,9914</text:p>
          </table:table-cell>
          <table:table-cell table:number-columns-repeated="3"/>
        </table:table-row>
        <table:table-row table:style-name="ro1">
          <table:table-cell table:formula="of:=AVERAGE([.$I324:.$M324])" office:value-type="float" office:value="0.99492" calcext:value-type="float">
            <text:p>0,99492</text:p>
          </table:table-cell>
          <table:table-cell office:value-type="string" calcext:value-type="string">
            <text:p>2861</text:p>
          </table:table-cell>
          <table:table-cell office:value-type="float" office:value="121642" calcext:value-type="float">
            <text:p>121642</text:p>
          </table:table-cell>
          <table:table-cell office:value-type="float" office:value="121191" calcext:value-type="float">
            <text:p>121191</text:p>
          </table:table-cell>
          <table:table-cell office:value-type="float" office:value="120895" calcext:value-type="float">
            <text:p>120895</text:p>
          </table:table-cell>
          <table:table-cell office:value-type="float" office:value="120142" calcext:value-type="float">
            <text:p>120142</text:p>
          </table:table-cell>
          <table:table-cell office:value-type="float" office:value="119317" calcext:value-type="float">
            <text:p>119317</text:p>
          </table:table-cell>
          <table:table-cell office:value-type="float" office:value="118582" calcext:value-type="float">
            <text:p>118582</text:p>
          </table:table-cell>
          <table:table-cell table:formula="of:=ROUND([.D324]/[.C324];4)" office:value-type="float" office:value="0.9963" calcext:value-type="float">
            <text:p>0,9963</text:p>
          </table:table-cell>
          <table:table-cell table:formula="of:=ROUND([.E324]/[.D324];4)" office:value-type="float" office:value="0.9976" calcext:value-type="float">
            <text:p>0,9976</text:p>
          </table:table-cell>
          <table:table-cell table:formula="of:=ROUND([.F324]/[.E324];4)" office:value-type="float" office:value="0.9938" calcext:value-type="float">
            <text:p>0,9938</text:p>
          </table:table-cell>
          <table:table-cell table:formula="of:=ROUND([.G324]/[.F324];4)" office:value-type="float" office:value="0.9931" calcext:value-type="float">
            <text:p>0,9931</text:p>
          </table:table-cell>
          <table:table-cell table:formula="of:=ROUND([.H324]/[.G324];4)" office:value-type="float" office:value="0.9938" calcext:value-type="float">
            <text:p>0,9938</text:p>
          </table:table-cell>
          <table:table-cell table:number-columns-repeated="3"/>
        </table:table-row>
        <table:table-row table:style-name="ro1">
          <table:table-cell table:formula="of:=AVERAGE([.$I325:.$M325])" office:value-type="float" office:value="0.99746" calcext:value-type="float">
            <text:p>0,99746</text:p>
          </table:table-cell>
          <table:table-cell office:value-type="string" calcext:value-type="string">
            <text:p>2862</text:p>
          </table:table-cell>
          <table:table-cell office:value-type="float" office:value="173444" calcext:value-type="float">
            <text:p>173444</text:p>
          </table:table-cell>
          <table:table-cell office:value-type="float" office:value="172993" calcext:value-type="float">
            <text:p>172993</text:p>
          </table:table-cell>
          <table:table-cell office:value-type="float" office:value="173070" calcext:value-type="float">
            <text:p>173070</text:p>
          </table:table-cell>
          <table:table-cell office:value-type="float" office:value="172362" calcext:value-type="float">
            <text:p>172362</text:p>
          </table:table-cell>
          <table:table-cell office:value-type="float" office:value="171979" calcext:value-type="float">
            <text:p>171979</text:p>
          </table:table-cell>
          <table:table-cell office:value-type="float" office:value="171249" calcext:value-type="float">
            <text:p>171249</text:p>
          </table:table-cell>
          <table:table-cell table:formula="of:=ROUND([.D325]/[.C325];4)" office:value-type="float" office:value="0.9974" calcext:value-type="float">
            <text:p>0,9974</text:p>
          </table:table-cell>
          <table:table-cell table:formula="of:=ROUND([.E325]/[.D325];4)" office:value-type="float" office:value="1.0004" calcext:value-type="float">
            <text:p>1,0004</text:p>
          </table:table-cell>
          <table:table-cell table:formula="of:=ROUND([.F325]/[.E325];4)" office:value-type="float" office:value="0.9959" calcext:value-type="float">
            <text:p>0,9959</text:p>
          </table:table-cell>
          <table:table-cell table:formula="of:=ROUND([.G325]/[.F325];4)" office:value-type="float" office:value="0.9978" calcext:value-type="float">
            <text:p>0,9978</text:p>
          </table:table-cell>
          <table:table-cell table:formula="of:=ROUND([.H325]/[.G325];4)" office:value-type="float" office:value="0.9958" calcext:value-type="float">
            <text:p>0,9958</text:p>
          </table:table-cell>
          <table:table-cell table:number-columns-repeated="3"/>
        </table:table-row>
        <table:table-row table:style-name="ro1">
          <table:table-cell table:formula="of:=AVERAGE([.$I326:.$M326])" office:value-type="float" office:value="0.99698" calcext:value-type="float">
            <text:p>0,99698</text:p>
          </table:table-cell>
          <table:table-cell office:value-type="string" calcext:value-type="string">
            <text:p>3001</text:p>
          </table:table-cell>
          <table:table-cell office:value-type="float" office:value="47534" calcext:value-type="float">
            <text:p>47534</text:p>
          </table:table-cell>
          <table:table-cell office:value-type="float" office:value="47415" calcext:value-type="float">
            <text:p>47415</text:p>
          </table:table-cell>
          <table:table-cell office:value-type="float" office:value="47341" calcext:value-type="float">
            <text:p>47341</text:p>
          </table:table-cell>
          <table:table-cell office:value-type="float" office:value="47229" calcext:value-type="float">
            <text:p>47229</text:p>
          </table:table-cell>
          <table:table-cell office:value-type="float" office:value="47055" calcext:value-type="float">
            <text:p>47055</text:p>
          </table:table-cell>
          <table:table-cell office:value-type="float" office:value="46824" calcext:value-type="float">
            <text:p>46824</text:p>
          </table:table-cell>
          <table:table-cell table:formula="of:=ROUND([.D326]/[.C326];4)" office:value-type="float" office:value="0.9975" calcext:value-type="float">
            <text:p>0,9975</text:p>
          </table:table-cell>
          <table:table-cell table:formula="of:=ROUND([.E326]/[.D326];4)" office:value-type="float" office:value="0.9984" calcext:value-type="float">
            <text:p>0,9984</text:p>
          </table:table-cell>
          <table:table-cell table:formula="of:=ROUND([.F326]/[.E326];4)" office:value-type="float" office:value="0.9976" calcext:value-type="float">
            <text:p>0,9976</text:p>
          </table:table-cell>
          <table:table-cell table:formula="of:=ROUND([.G326]/[.F326];4)" office:value-type="float" office:value="0.9963" calcext:value-type="float">
            <text:p>0,9963</text:p>
          </table:table-cell>
          <table:table-cell table:formula="of:=ROUND([.H326]/[.G326];4)" office:value-type="float" office:value="0.9951" calcext:value-type="float">
            <text:p>0,9951</text:p>
          </table:table-cell>
          <table:table-cell table:number-columns-repeated="3"/>
        </table:table-row>
        <table:table-row table:style-name="ro1">
          <table:table-cell table:formula="of:=AVERAGE([.$I327:.$M327])" office:value-type="float" office:value="0.99702" calcext:value-type="float">
            <text:p>0,99702</text:p>
          </table:table-cell>
          <table:table-cell office:value-type="string" calcext:value-type="string">
            <text:p>3002</text:p>
          </table:table-cell>
          <table:table-cell office:value-type="float" office:value="87890" calcext:value-type="float">
            <text:p>87890</text:p>
          </table:table-cell>
          <table:table-cell office:value-type="float" office:value="87885" calcext:value-type="float">
            <text:p>87885</text:p>
          </table:table-cell>
          <table:table-cell office:value-type="float" office:value="87570" calcext:value-type="float">
            <text:p>87570</text:p>
          </table:table-cell>
          <table:table-cell office:value-type="float" office:value="87420" calcext:value-type="float">
            <text:p>87420</text:p>
          </table:table-cell>
          <table:table-cell office:value-type="float" office:value="86990" calcext:value-type="float">
            <text:p>86990</text:p>
          </table:table-cell>
          <table:table-cell office:value-type="float" office:value="86590" calcext:value-type="float">
            <text:p>86590</text:p>
          </table:table-cell>
          <table:table-cell table:formula="of:=ROUND([.D327]/[.C327];4)" office:value-type="float" office:value="0.9999" calcext:value-type="float">
            <text:p>0,9999</text:p>
          </table:table-cell>
          <table:table-cell table:formula="of:=ROUND([.E327]/[.D327];4)" office:value-type="float" office:value="0.9964" calcext:value-type="float">
            <text:p>0,9964</text:p>
          </table:table-cell>
          <table:table-cell table:formula="of:=ROUND([.F327]/[.E327];4)" office:value-type="float" office:value="0.9983" calcext:value-type="float">
            <text:p>0,9983</text:p>
          </table:table-cell>
          <table:table-cell table:formula="of:=ROUND([.G327]/[.F327];4)" office:value-type="float" office:value="0.9951" calcext:value-type="float">
            <text:p>0,9951</text:p>
          </table:table-cell>
          <table:table-cell table:formula="of:=ROUND([.H327]/[.G327];4)" office:value-type="float" office:value="0.9954" calcext:value-type="float">
            <text:p>0,9954</text:p>
          </table:table-cell>
          <table:table-cell table:number-columns-repeated="3"/>
        </table:table-row>
        <table:table-row table:style-name="ro1">
          <table:table-cell table:formula="of:=AVERAGE([.$I328:.$M328])" office:value-type="float" office:value="0.99998" calcext:value-type="float">
            <text:p>0,99998</text:p>
          </table:table-cell>
          <table:table-cell office:value-type="string" calcext:value-type="string">
            <text:p>3003</text:p>
          </table:table-cell>
          <table:table-cell office:value-type="float" office:value="145085" calcext:value-type="float">
            <text:p>145085</text:p>
          </table:table-cell>
          <table:table-cell office:value-type="float" office:value="145211" calcext:value-type="float">
            <text:p>145211</text:p>
          </table:table-cell>
          <table:table-cell office:value-type="float" office:value="145333" calcext:value-type="float">
            <text:p>145333</text:p>
          </table:table-cell>
          <table:table-cell office:value-type="float" office:value="145317" calcext:value-type="float">
            <text:p>145317</text:p>
          </table:table-cell>
          <table:table-cell office:value-type="float" office:value="145418" calcext:value-type="float">
            <text:p>145418</text:p>
          </table:table-cell>
          <table:table-cell office:value-type="float" office:value="145068" calcext:value-type="float">
            <text:p>145068</text:p>
          </table:table-cell>
          <table:table-cell table:formula="of:=ROUND([.D328]/[.C328];4)" office:value-type="float" office:value="1.0009" calcext:value-type="float">
            <text:p>1,0009</text:p>
          </table:table-cell>
          <table:table-cell table:formula="of:=ROUND([.E328]/[.D328];4)" office:value-type="float" office:value="1.0008" calcext:value-type="float">
            <text:p>1,0008</text:p>
          </table:table-cell>
          <table:table-cell table:formula="of:=ROUND([.F328]/[.E328];4)" office:value-type="float" office:value="0.9999" calcext:value-type="float">
            <text:p>0,9999</text:p>
          </table:table-cell>
          <table:table-cell table:formula="of:=ROUND([.G328]/[.F328];4)" office:value-type="float" office:value="1.0007" calcext:value-type="float">
            <text:p>1,0007</text:p>
          </table:table-cell>
          <table:table-cell table:formula="of:=ROUND([.H328]/[.G328];4)" office:value-type="float" office:value="0.9976" calcext:value-type="float">
            <text:p>0,9976</text:p>
          </table:table-cell>
          <table:table-cell table:number-columns-repeated="3"/>
        </table:table-row>
        <table:table-row table:style-name="ro1">
          <table:table-cell table:formula="of:=AVERAGE([.$I329:.$M329])" office:value-type="float" office:value="0.99868" calcext:value-type="float">
            <text:p>0,99868</text:p>
          </table:table-cell>
          <table:table-cell office:value-type="string" calcext:value-type="string">
            <text:p>3004</text:p>
          </table:table-cell>
          <table:table-cell office:value-type="float" office:value="76230" calcext:value-type="float">
            <text:p>76230</text:p>
          </table:table-cell>
          <table:table-cell office:value-type="float" office:value="76093" calcext:value-type="float">
            <text:p>76093</text:p>
          </table:table-cell>
          <table:table-cell office:value-type="float" office:value="76087" calcext:value-type="float">
            <text:p>76087</text:p>
          </table:table-cell>
          <table:table-cell office:value-type="float" office:value="76011" calcext:value-type="float">
            <text:p>76011</text:p>
          </table:table-cell>
          <table:table-cell office:value-type="float" office:value="75908" calcext:value-type="float">
            <text:p>75908</text:p>
          </table:table-cell>
          <table:table-cell office:value-type="float" office:value="75732" calcext:value-type="float">
            <text:p>75732</text:p>
          </table:table-cell>
          <table:table-cell table:formula="of:=ROUND([.D329]/[.C329];4)" office:value-type="float" office:value="0.9982" calcext:value-type="float">
            <text:p>0,9982</text:p>
          </table:table-cell>
          <table:table-cell table:formula="of:=ROUND([.E329]/[.D329];4)" office:value-type="float" office:value="0.9999" calcext:value-type="float">
            <text:p>0,9999</text:p>
          </table:table-cell>
          <table:table-cell table:formula="of:=ROUND([.F329]/[.E329];4)" office:value-type="float" office:value="0.999" calcext:value-type="float">
            <text:p>0,999</text:p>
          </table:table-cell>
          <table:table-cell table:formula="of:=ROUND([.G329]/[.F329];4)" office:value-type="float" office:value="0.9986" calcext:value-type="float">
            <text:p>0,9986</text:p>
          </table:table-cell>
          <table:table-cell table:formula="of:=ROUND([.H329]/[.G329];4)" office:value-type="float" office:value="0.9977" calcext:value-type="float">
            <text:p>0,9977</text:p>
          </table:table-cell>
          <table:table-cell table:number-columns-repeated="3"/>
        </table:table-row>
        <table:table-row table:style-name="ro1">
          <table:table-cell table:formula="of:=AVERAGE([.$I330:.$M330])" office:value-type="float" office:value="1.00194" calcext:value-type="float">
            <text:p>1,00194</text:p>
          </table:table-cell>
          <table:table-cell office:value-type="string" calcext:value-type="string">
            <text:p>3005</text:p>
          </table:table-cell>
          <table:table-cell office:value-type="float" office:value="51426" calcext:value-type="float">
            <text:p>51426</text:p>
          </table:table-cell>
          <table:table-cell office:value-type="float" office:value="51423" calcext:value-type="float">
            <text:p>51423</text:p>
          </table:table-cell>
          <table:table-cell office:value-type="float" office:value="51701" calcext:value-type="float">
            <text:p>51701</text:p>
          </table:table-cell>
          <table:table-cell office:value-type="float" office:value="51972" calcext:value-type="float">
            <text:p>51972</text:p>
          </table:table-cell>
          <table:table-cell office:value-type="float" office:value="51893" calcext:value-type="float">
            <text:p>51893</text:p>
          </table:table-cell>
          <table:table-cell office:value-type="float" office:value="51929" calcext:value-type="float">
            <text:p>51929</text:p>
          </table:table-cell>
          <table:table-cell table:formula="of:=ROUND([.D330]/[.C330];4)" office:value-type="float" office:value="0.9999" calcext:value-type="float">
            <text:p>0,9999</text:p>
          </table:table-cell>
          <table:table-cell table:formula="of:=ROUND([.E330]/[.D330];4)" office:value-type="float" office:value="1.0054" calcext:value-type="float">
            <text:p>1,0054</text:p>
          </table:table-cell>
          <table:table-cell table:formula="of:=ROUND([.F330]/[.E330];4)" office:value-type="float" office:value="1.0052" calcext:value-type="float">
            <text:p>1,0052</text:p>
          </table:table-cell>
          <table:table-cell table:formula="of:=ROUND([.G330]/[.F330];4)" office:value-type="float" office:value="0.9985" calcext:value-type="float">
            <text:p>0,9985</text:p>
          </table:table-cell>
          <table:table-cell table:formula="of:=ROUND([.H330]/[.G330];4)" office:value-type="float" office:value="1.0007" calcext:value-type="float">
            <text:p>1,0007</text:p>
          </table:table-cell>
          <table:table-cell table:number-columns-repeated="3"/>
        </table:table-row>
        <table:table-row table:style-name="ro1">
          <table:table-cell table:formula="of:=AVERAGE([.$I331:.$M331])" office:value-type="float" office:value="0.99898" calcext:value-type="float">
            <text:p>0,99898</text:p>
          </table:table-cell>
          <table:table-cell office:value-type="string" calcext:value-type="string">
            <text:p>3006</text:p>
          </table:table-cell>
          <table:table-cell office:value-type="float" office:value="71790" calcext:value-type="float">
            <text:p>71790</text:p>
          </table:table-cell>
          <table:table-cell office:value-type="float" office:value="71738" calcext:value-type="float">
            <text:p>71738</text:p>
          </table:table-cell>
          <table:table-cell office:value-type="float" office:value="71741" calcext:value-type="float">
            <text:p>71741</text:p>
          </table:table-cell>
          <table:table-cell office:value-type="float" office:value="71686" calcext:value-type="float">
            <text:p>71686</text:p>
          </table:table-cell>
          <table:table-cell office:value-type="float" office:value="71563" calcext:value-type="float">
            <text:p>71563</text:p>
          </table:table-cell>
          <table:table-cell office:value-type="float" office:value="71425" calcext:value-type="float">
            <text:p>71425</text:p>
          </table:table-cell>
          <table:table-cell table:formula="of:=ROUND([.D331]/[.C331];4)" office:value-type="float" office:value="0.9993" calcext:value-type="float">
            <text:p>0,9993</text:p>
          </table:table-cell>
          <table:table-cell table:formula="of:=ROUND([.E331]/[.D331];4)" office:value-type="float" office:value="1" calcext:value-type="float">
            <text:p>1</text:p>
          </table:table-cell>
          <table:table-cell table:formula="of:=ROUND([.F331]/[.E331];4)" office:value-type="float" office:value="0.9992" calcext:value-type="float">
            <text:p>0,9992</text:p>
          </table:table-cell>
          <table:table-cell table:formula="of:=ROUND([.G331]/[.F331];4)" office:value-type="float" office:value="0.9983" calcext:value-type="float">
            <text:p>0,9983</text:p>
          </table:table-cell>
          <table:table-cell table:formula="of:=ROUND([.H331]/[.G331];4)" office:value-type="float" office:value="0.9981" calcext:value-type="float">
            <text:p>0,9981</text:p>
          </table:table-cell>
          <table:table-cell table:number-columns-repeated="3"/>
        </table:table-row>
        <table:table-row table:style-name="ro1">
          <table:table-cell table:formula="of:=AVERAGE([.$I332:.$M332])" office:value-type="float" office:value="1.00018" calcext:value-type="float">
            <text:p>1,00018</text:p>
          </table:table-cell>
          <table:table-cell office:value-type="string" calcext:value-type="string">
            <text:p>3007</text:p>
          </table:table-cell>
          <table:table-cell office:value-type="float" office:value="82838" calcext:value-type="float">
            <text:p>82838</text:p>
          </table:table-cell>
          <table:table-cell office:value-type="float" office:value="82905" calcext:value-type="float">
            <text:p>82905</text:p>
          </table:table-cell>
          <table:table-cell office:value-type="float" office:value="83124" calcext:value-type="float">
            <text:p>83124</text:p>
          </table:table-cell>
          <table:table-cell office:value-type="float" office:value="83030" calcext:value-type="float">
            <text:p>83030</text:p>
          </table:table-cell>
          <table:table-cell office:value-type="float" office:value="83026" calcext:value-type="float">
            <text:p>83026</text:p>
          </table:table-cell>
          <table:table-cell office:value-type="float" office:value="82911" calcext:value-type="float">
            <text:p>82911</text:p>
          </table:table-cell>
          <table:table-cell table:formula="of:=ROUND([.D332]/[.C332];4)" office:value-type="float" office:value="1.0008" calcext:value-type="float">
            <text:p>1,0008</text:p>
          </table:table-cell>
          <table:table-cell table:formula="of:=ROUND([.E332]/[.D332];4)" office:value-type="float" office:value="1.0026" calcext:value-type="float">
            <text:p>1,0026</text:p>
          </table:table-cell>
          <table:table-cell table:formula="of:=ROUND([.F332]/[.E332];4)" office:value-type="float" office:value="0.9989" calcext:value-type="float">
            <text:p>0,9989</text:p>
          </table:table-cell>
          <table:table-cell table:formula="of:=ROUND([.G332]/[.F332];4)" office:value-type="float" office:value="1" calcext:value-type="float">
            <text:p>1</text:p>
          </table:table-cell>
          <table:table-cell table:formula="of:=ROUND([.H332]/[.G332];4)" office:value-type="float" office:value="0.9986" calcext:value-type="float">
            <text:p>0,9986</text:p>
          </table:table-cell>
          <table:table-cell table:number-columns-repeated="3"/>
        </table:table-row>
        <table:table-row table:style-name="ro1">
          <table:table-cell table:formula="of:=AVERAGE([.$I333:.$M333])" office:value-type="float" office:value="0.99954" calcext:value-type="float">
            <text:p>0,99954</text:p>
          </table:table-cell>
          <table:table-cell office:value-type="string" calcext:value-type="string">
            <text:p>3008</text:p>
          </table:table-cell>
          <table:table-cell office:value-type="float" office:value="56427" calcext:value-type="float">
            <text:p>56427</text:p>
          </table:table-cell>
          <table:table-cell office:value-type="float" office:value="56458" calcext:value-type="float">
            <text:p>56458</text:p>
          </table:table-cell>
          <table:table-cell office:value-type="float" office:value="56394" calcext:value-type="float">
            <text:p>56394</text:p>
          </table:table-cell>
          <table:table-cell office:value-type="float" office:value="56486" calcext:value-type="float">
            <text:p>56486</text:p>
          </table:table-cell>
          <table:table-cell office:value-type="float" office:value="56451" calcext:value-type="float">
            <text:p>56451</text:p>
          </table:table-cell>
          <table:table-cell office:value-type="float" office:value="56298" calcext:value-type="float">
            <text:p>56298</text:p>
          </table:table-cell>
          <table:table-cell table:formula="of:=ROUND([.D333]/[.C333];4)" office:value-type="float" office:value="1.0005" calcext:value-type="float">
            <text:p>1,0005</text:p>
          </table:table-cell>
          <table:table-cell table:formula="of:=ROUND([.E333]/[.D333];4)" office:value-type="float" office:value="0.9989" calcext:value-type="float">
            <text:p>0,9989</text:p>
          </table:table-cell>
          <table:table-cell table:formula="of:=ROUND([.F333]/[.E333];4)" office:value-type="float" office:value="1.0016" calcext:value-type="float">
            <text:p>1,0016</text:p>
          </table:table-cell>
          <table:table-cell table:formula="of:=ROUND([.G333]/[.F333];4)" office:value-type="float" office:value="0.9994" calcext:value-type="float">
            <text:p>0,9994</text:p>
          </table:table-cell>
          <table:table-cell table:formula="of:=ROUND([.H333]/[.G333];4)" office:value-type="float" office:value="0.9973" calcext:value-type="float">
            <text:p>0,9973</text:p>
          </table:table-cell>
          <table:table-cell table:number-columns-repeated="3"/>
        </table:table-row>
        <table:table-row table:style-name="ro1">
          <table:table-cell table:formula="of:=AVERAGE([.$I334:.$M334])" office:value-type="float" office:value="0.99478" calcext:value-type="float">
            <text:p>0,99478</text:p>
          </table:table-cell>
          <table:table-cell office:value-type="string" calcext:value-type="string">
            <text:p>3009</text:p>
          </table:table-cell>
          <table:table-cell office:value-type="float" office:value="88399" calcext:value-type="float">
            <text:p>88399</text:p>
          </table:table-cell>
          <table:table-cell office:value-type="float" office:value="88125" calcext:value-type="float">
            <text:p>88125</text:p>
          </table:table-cell>
          <table:table-cell office:value-type="float" office:value="87790" calcext:value-type="float">
            <text:p>87790</text:p>
          </table:table-cell>
          <table:table-cell office:value-type="float" office:value="87216" calcext:value-type="float">
            <text:p>87216</text:p>
          </table:table-cell>
          <table:table-cell office:value-type="float" office:value="86727" calcext:value-type="float">
            <text:p>86727</text:p>
          </table:table-cell>
          <table:table-cell office:value-type="float" office:value="86108" calcext:value-type="float">
            <text:p>86108</text:p>
          </table:table-cell>
          <table:table-cell table:formula="of:=ROUND([.D334]/[.C334];4)" office:value-type="float" office:value="0.9969" calcext:value-type="float">
            <text:p>0,9969</text:p>
          </table:table-cell>
          <table:table-cell table:formula="of:=ROUND([.E334]/[.D334];4)" office:value-type="float" office:value="0.9962" calcext:value-type="float">
            <text:p>0,9962</text:p>
          </table:table-cell>
          <table:table-cell table:formula="of:=ROUND([.F334]/[.E334];4)" office:value-type="float" office:value="0.9935" calcext:value-type="float">
            <text:p>0,9935</text:p>
          </table:table-cell>
          <table:table-cell table:formula="of:=ROUND([.G334]/[.F334];4)" office:value-type="float" office:value="0.9944" calcext:value-type="float">
            <text:p>0,9944</text:p>
          </table:table-cell>
          <table:table-cell table:formula="of:=ROUND([.H334]/[.G334];4)" office:value-type="float" office:value="0.9929" calcext:value-type="float">
            <text:p>0,9929</text:p>
          </table:table-cell>
          <table:table-cell table:number-columns-repeated="3"/>
        </table:table-row>
        <table:table-row table:style-name="ro1">
          <table:table-cell table:formula="of:=AVERAGE([.$I335:.$M335])" office:value-type="float" office:value="1.001" calcext:value-type="float">
            <text:p>1,001</text:p>
          </table:table-cell>
          <table:table-cell office:value-type="string" calcext:value-type="string">
            <text:p>3010</text:p>
          </table:table-cell>
          <table:table-cell office:value-type="float" office:value="129273" calcext:value-type="float">
            <text:p>129273</text:p>
          </table:table-cell>
          <table:table-cell office:value-type="float" office:value="129475" calcext:value-type="float">
            <text:p>129475</text:p>
          </table:table-cell>
          <table:table-cell office:value-type="float" office:value="129715" calcext:value-type="float">
            <text:p>129715</text:p>
          </table:table-cell>
          <table:table-cell office:value-type="float" office:value="129966" calcext:value-type="float">
            <text:p>129966</text:p>
          </table:table-cell>
          <table:table-cell office:value-type="float" office:value="130053" calcext:value-type="float">
            <text:p>130053</text:p>
          </table:table-cell>
          <table:table-cell office:value-type="float" office:value="129904" calcext:value-type="float">
            <text:p>129904</text:p>
          </table:table-cell>
          <table:table-cell table:formula="of:=ROUND([.D335]/[.C335];4)" office:value-type="float" office:value="1.0016" calcext:value-type="float">
            <text:p>1,0016</text:p>
          </table:table-cell>
          <table:table-cell table:formula="of:=ROUND([.E335]/[.D335];4)" office:value-type="float" office:value="1.0019" calcext:value-type="float">
            <text:p>1,0019</text:p>
          </table:table-cell>
          <table:table-cell table:formula="of:=ROUND([.F335]/[.E335];4)" office:value-type="float" office:value="1.0019" calcext:value-type="float">
            <text:p>1,0019</text:p>
          </table:table-cell>
          <table:table-cell table:formula="of:=ROUND([.G335]/[.F335];4)" office:value-type="float" office:value="1.0007" calcext:value-type="float">
            <text:p>1,0007</text:p>
          </table:table-cell>
          <table:table-cell table:formula="of:=ROUND([.H335]/[.G335];4)" office:value-type="float" office:value="0.9989" calcext:value-type="float">
            <text:p>0,9989</text:p>
          </table:table-cell>
          <table:table-cell table:number-columns-repeated="3"/>
        </table:table-row>
        <table:table-row table:style-name="ro1">
          <table:table-cell table:formula="of:=AVERAGE([.$I336:.$M336])" office:value-type="float" office:value="0.9996" calcext:value-type="float">
            <text:p>0,9996</text:p>
          </table:table-cell>
          <table:table-cell office:value-type="string" calcext:value-type="string">
            <text:p>3011</text:p>
          </table:table-cell>
          <table:table-cell office:value-type="float" office:value="79028" calcext:value-type="float">
            <text:p>79028</text:p>
          </table:table-cell>
          <table:table-cell office:value-type="float" office:value="79263" calcext:value-type="float">
            <text:p>79263</text:p>
          </table:table-cell>
          <table:table-cell office:value-type="float" office:value="79253" calcext:value-type="float">
            <text:p>79253</text:p>
          </table:table-cell>
          <table:table-cell office:value-type="float" office:value="79230" calcext:value-type="float">
            <text:p>79230</text:p>
          </table:table-cell>
          <table:table-cell office:value-type="float" office:value="79183" calcext:value-type="float">
            <text:p>79183</text:p>
          </table:table-cell>
          <table:table-cell office:value-type="float" office:value="78866" calcext:value-type="float">
            <text:p>78866</text:p>
          </table:table-cell>
          <table:table-cell table:formula="of:=ROUND([.D336]/[.C336];4)" office:value-type="float" office:value="1.003" calcext:value-type="float">
            <text:p>1,003</text:p>
          </table:table-cell>
          <table:table-cell table:formula="of:=ROUND([.E336]/[.D336];4)" office:value-type="float" office:value="0.9999" calcext:value-type="float">
            <text:p>0,9999</text:p>
          </table:table-cell>
          <table:table-cell table:formula="of:=ROUND([.F336]/[.E336];4)" office:value-type="float" office:value="0.9997" calcext:value-type="float">
            <text:p>0,9997</text:p>
          </table:table-cell>
          <table:table-cell table:formula="of:=ROUND([.G336]/[.F336];4)" office:value-type="float" office:value="0.9994" calcext:value-type="float">
            <text:p>0,9994</text:p>
          </table:table-cell>
          <table:table-cell table:formula="of:=ROUND([.H336]/[.G336];4)" office:value-type="float" office:value="0.996" calcext:value-type="float">
            <text:p>0,996</text:p>
          </table:table-cell>
          <table:table-cell table:number-columns-repeated="3"/>
        </table:table-row>
        <table:table-row table:style-name="ro1">
          <table:table-cell table:formula="of:=AVERAGE([.$I337:.$M337])" office:value-type="float" office:value="0.99826" calcext:value-type="float">
            <text:p>0,99826</text:p>
          </table:table-cell>
          <table:table-cell office:value-type="string" calcext:value-type="string">
            <text:p>3012</text:p>
          </table:table-cell>
          <table:table-cell office:value-type="float" office:value="77664" calcext:value-type="float">
            <text:p>77664</text:p>
          </table:table-cell>
          <table:table-cell office:value-type="float" office:value="77764" calcext:value-type="float">
            <text:p>77764</text:p>
          </table:table-cell>
          <table:table-cell office:value-type="float" office:value="77720" calcext:value-type="float">
            <text:p>77720</text:p>
          </table:table-cell>
          <table:table-cell office:value-type="float" office:value="77488" calcext:value-type="float">
            <text:p>77488</text:p>
          </table:table-cell>
          <table:table-cell office:value-type="float" office:value="77274" calcext:value-type="float">
            <text:p>77274</text:p>
          </table:table-cell>
          <table:table-cell office:value-type="float" office:value="76998" calcext:value-type="float">
            <text:p>76998</text:p>
          </table:table-cell>
          <table:table-cell table:formula="of:=ROUND([.D337]/[.C337];4)" office:value-type="float" office:value="1.0013" calcext:value-type="float">
            <text:p>1,0013</text:p>
          </table:table-cell>
          <table:table-cell table:formula="of:=ROUND([.E337]/[.D337];4)" office:value-type="float" office:value="0.9994" calcext:value-type="float">
            <text:p>0,9994</text:p>
          </table:table-cell>
          <table:table-cell table:formula="of:=ROUND([.F337]/[.E337];4)" office:value-type="float" office:value="0.997" calcext:value-type="float">
            <text:p>0,997</text:p>
          </table:table-cell>
          <table:table-cell table:formula="of:=ROUND([.G337]/[.F337];4)" office:value-type="float" office:value="0.9972" calcext:value-type="float">
            <text:p>0,9972</text:p>
          </table:table-cell>
          <table:table-cell table:formula="of:=ROUND([.H337]/[.G337];4)" office:value-type="float" office:value="0.9964" calcext:value-type="float">
            <text:p>0,9964</text:p>
          </table:table-cell>
          <table:table-cell table:number-columns-repeated="3"/>
        </table:table-row>
        <table:table-row table:style-name="ro1">
          <table:table-cell table:formula="of:=AVERAGE([.$I338:.$M338])" office:value-type="float" office:value="1.01124" calcext:value-type="float">
            <text:p>1,01124</text:p>
          </table:table-cell>
          <table:table-cell office:value-type="string" calcext:value-type="string">
            <text:p>3013</text:p>
          </table:table-cell>
          <table:table-cell office:value-type="float" office:value="54767" calcext:value-type="float">
            <text:p>54767</text:p>
          </table:table-cell>
          <table:table-cell office:value-type="float" office:value="55391" calcext:value-type="float">
            <text:p>55391</text:p>
          </table:table-cell>
          <table:table-cell office:value-type="float" office:value="55883" calcext:value-type="float">
            <text:p>55883</text:p>
          </table:table-cell>
          <table:table-cell office:value-type="float" office:value="56485" calcext:value-type="float">
            <text:p>56485</text:p>
          </table:table-cell>
          <table:table-cell office:value-type="float" office:value="57201" calcext:value-type="float">
            <text:p>57201</text:p>
          </table:table-cell>
          <table:table-cell office:value-type="float" office:value="57911" calcext:value-type="float">
            <text:p>57911</text:p>
          </table:table-cell>
          <table:table-cell table:formula="of:=ROUND([.D338]/[.C338];4)" office:value-type="float" office:value="1.0114" calcext:value-type="float">
            <text:p>1,0114</text:p>
          </table:table-cell>
          <table:table-cell table:formula="of:=ROUND([.E338]/[.D338];4)" office:value-type="float" office:value="1.0089" calcext:value-type="float">
            <text:p>1,0089</text:p>
          </table:table-cell>
          <table:table-cell table:formula="of:=ROUND([.F338]/[.E338];4)" office:value-type="float" office:value="1.0108" calcext:value-type="float">
            <text:p>1,0108</text:p>
          </table:table-cell>
          <table:table-cell table:formula="of:=ROUND([.G338]/[.F338];4)" office:value-type="float" office:value="1.0127" calcext:value-type="float">
            <text:p>1,0127</text:p>
          </table:table-cell>
          <table:table-cell table:formula="of:=ROUND([.H338]/[.G338];4)" office:value-type="float" office:value="1.0124" calcext:value-type="float">
            <text:p>1,0124</text:p>
          </table:table-cell>
          <table:table-cell table:number-columns-repeated="3"/>
        </table:table-row>
        <table:table-row table:style-name="ro1">
          <table:table-cell table:formula="of:=AVERAGE([.$I339:.$M339])" office:value-type="float" office:value="0.99758" calcext:value-type="float">
            <text:p>0,99758</text:p>
          </table:table-cell>
          <table:table-cell office:value-type="string" calcext:value-type="string">
            <text:p>3014</text:p>
          </table:table-cell>
          <table:table-cell office:value-type="float" office:value="37084" calcext:value-type="float">
            <text:p>37084</text:p>
          </table:table-cell>
          <table:table-cell office:value-type="float" office:value="37080" calcext:value-type="float">
            <text:p>37080</text:p>
          </table:table-cell>
          <table:table-cell office:value-type="float" office:value="36987" calcext:value-type="float">
            <text:p>36987</text:p>
          </table:table-cell>
          <table:table-cell office:value-type="float" office:value="36982" calcext:value-type="float">
            <text:p>36982</text:p>
          </table:table-cell>
          <table:table-cell office:value-type="float" office:value="36751" calcext:value-type="float">
            <text:p>36751</text:p>
          </table:table-cell>
          <table:table-cell office:value-type="float" office:value="36633" calcext:value-type="float">
            <text:p>36633</text:p>
          </table:table-cell>
          <table:table-cell table:formula="of:=ROUND([.D339]/[.C339];4)" office:value-type="float" office:value="0.9999" calcext:value-type="float">
            <text:p>0,9999</text:p>
          </table:table-cell>
          <table:table-cell table:formula="of:=ROUND([.E339]/[.D339];4)" office:value-type="float" office:value="0.9975" calcext:value-type="float">
            <text:p>0,9975</text:p>
          </table:table-cell>
          <table:table-cell table:formula="of:=ROUND([.F339]/[.E339];4)" office:value-type="float" office:value="0.9999" calcext:value-type="float">
            <text:p>0,9999</text:p>
          </table:table-cell>
          <table:table-cell table:formula="of:=ROUND([.G339]/[.F339];4)" office:value-type="float" office:value="0.9938" calcext:value-type="float">
            <text:p>0,9938</text:p>
          </table:table-cell>
          <table:table-cell table:formula="of:=ROUND([.H339]/[.G339];4)" office:value-type="float" office:value="0.9968" calcext:value-type="float">
            <text:p>0,9968</text:p>
          </table:table-cell>
          <table:table-cell table:number-columns-repeated="3"/>
        </table:table-row>
        <table:table-row table:style-name="ro1">
          <table:table-cell table:formula="of:=AVERAGE([.$I340:.$M340])" office:value-type="float" office:value="1.00226" calcext:value-type="float">
            <text:p>1,00226</text:p>
          </table:table-cell>
          <table:table-cell office:value-type="string" calcext:value-type="string">
            <text:p>3015</text:p>
          </table:table-cell>
          <table:table-cell office:value-type="float" office:value="74725" calcext:value-type="float">
            <text:p>74725</text:p>
          </table:table-cell>
          <table:table-cell office:value-type="float" office:value="74901" calcext:value-type="float">
            <text:p>74901</text:p>
          </table:table-cell>
          <table:table-cell office:value-type="float" office:value="75164" calcext:value-type="float">
            <text:p>75164</text:p>
          </table:table-cell>
          <table:table-cell office:value-type="float" office:value="75363" calcext:value-type="float">
            <text:p>75363</text:p>
          </table:table-cell>
          <table:table-cell office:value-type="float" office:value="75543" calcext:value-type="float">
            <text:p>75543</text:p>
          </table:table-cell>
          <table:table-cell office:value-type="float" office:value="75576" calcext:value-type="float">
            <text:p>75576</text:p>
          </table:table-cell>
          <table:table-cell table:formula="of:=ROUND([.D340]/[.C340];4)" office:value-type="float" office:value="1.0024" calcext:value-type="float">
            <text:p>1,0024</text:p>
          </table:table-cell>
          <table:table-cell table:formula="of:=ROUND([.E340]/[.D340];4)" office:value-type="float" office:value="1.0035" calcext:value-type="float">
            <text:p>1,0035</text:p>
          </table:table-cell>
          <table:table-cell table:formula="of:=ROUND([.F340]/[.E340];4)" office:value-type="float" office:value="1.0026" calcext:value-type="float">
            <text:p>1,0026</text:p>
          </table:table-cell>
          <table:table-cell table:formula="of:=ROUND([.G340]/[.F340];4)" office:value-type="float" office:value="1.0024" calcext:value-type="float">
            <text:p>1,0024</text:p>
          </table:table-cell>
          <table:table-cell table:formula="of:=ROUND([.H340]/[.G340];4)" office:value-type="float" office:value="1.0004" calcext:value-type="float">
            <text:p>1,0004</text:p>
          </table:table-cell>
          <table:table-cell table:number-columns-repeated="3"/>
        </table:table-row>
        <table:table-row table:style-name="ro1">
          <table:table-cell table:formula="of:=AVERAGE([.$I341:.$M341])" office:value-type="float" office:value="1.00106" calcext:value-type="float">
            <text:p>1,00106</text:p>
          </table:table-cell>
          <table:table-cell office:value-type="string" calcext:value-type="string">
            <text:p>3016</text:p>
          </table:table-cell>
          <table:table-cell office:value-type="float" office:value="59501" calcext:value-type="float">
            <text:p>59501</text:p>
          </table:table-cell>
          <table:table-cell office:value-type="float" office:value="59626" calcext:value-type="float">
            <text:p>59626</text:p>
          </table:table-cell>
          <table:table-cell office:value-type="float" office:value="59726" calcext:value-type="float">
            <text:p>59726</text:p>
          </table:table-cell>
          <table:table-cell office:value-type="float" office:value="59858" calcext:value-type="float">
            <text:p>59858</text:p>
          </table:table-cell>
          <table:table-cell office:value-type="float" office:value="59825" calcext:value-type="float">
            <text:p>59825</text:p>
          </table:table-cell>
          <table:table-cell office:value-type="float" office:value="59821" calcext:value-type="float">
            <text:p>59821</text:p>
          </table:table-cell>
          <table:table-cell table:formula="of:=ROUND([.D341]/[.C341];4)" office:value-type="float" office:value="1.0021" calcext:value-type="float">
            <text:p>1,0021</text:p>
          </table:table-cell>
          <table:table-cell table:formula="of:=ROUND([.E341]/[.D341];4)" office:value-type="float" office:value="1.0017" calcext:value-type="float">
            <text:p>1,0017</text:p>
          </table:table-cell>
          <table:table-cell table:formula="of:=ROUND([.F341]/[.E341];4)" office:value-type="float" office:value="1.0022" calcext:value-type="float">
            <text:p>1,0022</text:p>
          </table:table-cell>
          <table:table-cell table:formula="of:=ROUND([.G341]/[.F341];4)" office:value-type="float" office:value="0.9994" calcext:value-type="float">
            <text:p>0,9994</text:p>
          </table:table-cell>
          <table:table-cell table:formula="of:=ROUND([.H341]/[.G341];4)" office:value-type="float" office:value="0.9999" calcext:value-type="float">
            <text:p>0,9999</text:p>
          </table:table-cell>
          <table:table-cell table:number-columns-repeated="3"/>
        </table:table-row>
        <table:table-row table:style-name="ro1">
          <table:table-cell table:formula="of:=AVERAGE([.$I342:.$M342])" office:value-type="float" office:value="0.99992" calcext:value-type="float">
            <text:p>0,99992</text:p>
          </table:table-cell>
          <table:table-cell office:value-type="string" calcext:value-type="string">
            <text:p>3017</text:p>
          </table:table-cell>
          <table:table-cell office:value-type="float" office:value="161435" calcext:value-type="float">
            <text:p>161435</text:p>
          </table:table-cell>
          <table:table-cell office:value-type="float" office:value="161574" calcext:value-type="float">
            <text:p>161574</text:p>
          </table:table-cell>
          <table:table-cell office:value-type="float" office:value="161763" calcext:value-type="float">
            <text:p>161763</text:p>
          </table:table-cell>
          <table:table-cell office:value-type="float" office:value="161519" calcext:value-type="float">
            <text:p>161519</text:p>
          </table:table-cell>
          <table:table-cell office:value-type="float" office:value="161581" calcext:value-type="float">
            <text:p>161581</text:p>
          </table:table-cell>
          <table:table-cell office:value-type="float" office:value="161357" calcext:value-type="float">
            <text:p>161357</text:p>
          </table:table-cell>
          <table:table-cell table:formula="of:=ROUND([.D342]/[.C342];4)" office:value-type="float" office:value="1.0009" calcext:value-type="float">
            <text:p>1,0009</text:p>
          </table:table-cell>
          <table:table-cell table:formula="of:=ROUND([.E342]/[.D342];4)" office:value-type="float" office:value="1.0012" calcext:value-type="float">
            <text:p>1,0012</text:p>
          </table:table-cell>
          <table:table-cell table:formula="of:=ROUND([.F342]/[.E342];4)" office:value-type="float" office:value="0.9985" calcext:value-type="float">
            <text:p>0,9985</text:p>
          </table:table-cell>
          <table:table-cell table:formula="of:=ROUND([.G342]/[.F342];4)" office:value-type="float" office:value="1.0004" calcext:value-type="float">
            <text:p>1,0004</text:p>
          </table:table-cell>
          <table:table-cell table:formula="of:=ROUND([.H342]/[.G342];4)" office:value-type="float" office:value="0.9986" calcext:value-type="float">
            <text:p>0,9986</text:p>
          </table:table-cell>
          <table:table-cell table:number-columns-repeated="3"/>
        </table:table-row>
        <table:table-row table:style-name="ro1">
          <table:table-cell table:formula="of:=AVERAGE([.$I343:.$M343])" office:value-type="float" office:value="0.9995" calcext:value-type="float">
            <text:p>0,9995</text:p>
          </table:table-cell>
          <table:table-cell office:value-type="string" calcext:value-type="string">
            <text:p>3018</text:p>
          </table:table-cell>
          <table:table-cell office:value-type="float" office:value="55409" calcext:value-type="float">
            <text:p>55409</text:p>
          </table:table-cell>
          <table:table-cell office:value-type="float" office:value="55391" calcext:value-type="float">
            <text:p>55391</text:p>
          </table:table-cell>
          <table:table-cell office:value-type="float" office:value="55479" calcext:value-type="float">
            <text:p>55479</text:p>
          </table:table-cell>
          <table:table-cell office:value-type="float" office:value="55403" calcext:value-type="float">
            <text:p>55403</text:p>
          </table:table-cell>
          <table:table-cell office:value-type="float" office:value="55500" calcext:value-type="float">
            <text:p>55500</text:p>
          </table:table-cell>
          <table:table-cell office:value-type="float" office:value="55265" calcext:value-type="float">
            <text:p>55265</text:p>
          </table:table-cell>
          <table:table-cell table:formula="of:=ROUND([.D343]/[.C343];4)" office:value-type="float" office:value="0.9997" calcext:value-type="float">
            <text:p>0,9997</text:p>
          </table:table-cell>
          <table:table-cell table:formula="of:=ROUND([.E343]/[.D343];4)" office:value-type="float" office:value="1.0016" calcext:value-type="float">
            <text:p>1,0016</text:p>
          </table:table-cell>
          <table:table-cell table:formula="of:=ROUND([.F343]/[.E343];4)" office:value-type="float" office:value="0.9986" calcext:value-type="float">
            <text:p>0,9986</text:p>
          </table:table-cell>
          <table:table-cell table:formula="of:=ROUND([.G343]/[.F343];4)" office:value-type="float" office:value="1.0018" calcext:value-type="float">
            <text:p>1,0018</text:p>
          </table:table-cell>
          <table:table-cell table:formula="of:=ROUND([.H343]/[.G343];4)" office:value-type="float" office:value="0.9958" calcext:value-type="float">
            <text:p>0,9958</text:p>
          </table:table-cell>
          <table:table-cell table:number-columns-repeated="3"/>
        </table:table-row>
        <table:table-row table:style-name="ro1">
          <table:table-cell table:formula="of:=AVERAGE([.$I344:.$M344])" office:value-type="float" office:value="0.99694" calcext:value-type="float">
            <text:p>0,99694</text:p>
          </table:table-cell>
          <table:table-cell office:value-type="string" calcext:value-type="string">
            <text:p>3019</text:p>
          </table:table-cell>
          <table:table-cell office:value-type="float" office:value="137570" calcext:value-type="float">
            <text:p>137570</text:p>
          </table:table-cell>
          <table:table-cell office:value-type="float" office:value="137382" calcext:value-type="float">
            <text:p>137382</text:p>
          </table:table-cell>
          <table:table-cell office:value-type="float" office:value="137104" calcext:value-type="float">
            <text:p>137104</text:p>
          </table:table-cell>
          <table:table-cell office:value-type="float" office:value="136621" calcext:value-type="float">
            <text:p>136621</text:p>
          </table:table-cell>
          <table:table-cell office:value-type="float" office:value="136112" calcext:value-type="float">
            <text:p>136112</text:p>
          </table:table-cell>
          <table:table-cell office:value-type="float" office:value="135477" calcext:value-type="float">
            <text:p>135477</text:p>
          </table:table-cell>
          <table:table-cell table:formula="of:=ROUND([.D344]/[.C344];4)" office:value-type="float" office:value="0.9986" calcext:value-type="float">
            <text:p>0,9986</text:p>
          </table:table-cell>
          <table:table-cell table:formula="of:=ROUND([.E344]/[.D344];4)" office:value-type="float" office:value="0.998" calcext:value-type="float">
            <text:p>0,998</text:p>
          </table:table-cell>
          <table:table-cell table:formula="of:=ROUND([.F344]/[.E344];4)" office:value-type="float" office:value="0.9965" calcext:value-type="float">
            <text:p>0,9965</text:p>
          </table:table-cell>
          <table:table-cell table:formula="of:=ROUND([.G344]/[.F344];4)" office:value-type="float" office:value="0.9963" calcext:value-type="float">
            <text:p>0,9963</text:p>
          </table:table-cell>
          <table:table-cell table:formula="of:=ROUND([.H344]/[.G344];4)" office:value-type="float" office:value="0.9953" calcext:value-type="float">
            <text:p>0,9953</text:p>
          </table:table-cell>
          <table:table-cell table:number-columns-repeated="3"/>
        </table:table-row>
        <table:table-row table:style-name="ro1">
          <table:table-cell table:formula="of:=AVERAGE([.$I345:.$M345])" office:value-type="float" office:value="0.99846" calcext:value-type="float">
            <text:p>0,99846</text:p>
          </table:table-cell>
          <table:table-cell office:value-type="string" calcext:value-type="string">
            <text:p>3020</text:p>
          </table:table-cell>
          <table:table-cell office:value-type="float" office:value="63252" calcext:value-type="float">
            <text:p>63252</text:p>
          </table:table-cell>
          <table:table-cell office:value-type="float" office:value="63212" calcext:value-type="float">
            <text:p>63212</text:p>
          </table:table-cell>
          <table:table-cell office:value-type="float" office:value="63218" calcext:value-type="float">
            <text:p>63218</text:p>
          </table:table-cell>
          <table:table-cell office:value-type="float" office:value="63147" calcext:value-type="float">
            <text:p>63147</text:p>
          </table:table-cell>
          <table:table-cell office:value-type="float" office:value="63014" calcext:value-type="float">
            <text:p>63014</text:p>
          </table:table-cell>
          <table:table-cell office:value-type="float" office:value="62763" calcext:value-type="float">
            <text:p>62763</text:p>
          </table:table-cell>
          <table:table-cell table:formula="of:=ROUND([.D345]/[.C345];4)" office:value-type="float" office:value="0.9994" calcext:value-type="float">
            <text:p>0,9994</text:p>
          </table:table-cell>
          <table:table-cell table:formula="of:=ROUND([.E345]/[.D345];4)" office:value-type="float" office:value="1.0001" calcext:value-type="float">
            <text:p>1,0001</text:p>
          </table:table-cell>
          <table:table-cell table:formula="of:=ROUND([.F345]/[.E345];4)" office:value-type="float" office:value="0.9989" calcext:value-type="float">
            <text:p>0,9989</text:p>
          </table:table-cell>
          <table:table-cell table:formula="of:=ROUND([.G345]/[.F345];4)" office:value-type="float" office:value="0.9979" calcext:value-type="float">
            <text:p>0,9979</text:p>
          </table:table-cell>
          <table:table-cell table:formula="of:=ROUND([.H345]/[.G345];4)" office:value-type="float" office:value="0.996" calcext:value-type="float">
            <text:p>0,996</text:p>
          </table:table-cell>
          <table:table-cell table:number-columns-repeated="3"/>
        </table:table-row>
        <table:table-row table:style-name="ro1">
          <table:table-cell table:formula="of:=AVERAGE([.$I346:.$M346])" office:value-type="float" office:value="1.02124" calcext:value-type="float">
            <text:p>1,02124</text:p>
          </table:table-cell>
          <table:table-cell office:value-type="string" calcext:value-type="string">
            <text:p>3021</text:p>
          </table:table-cell>
          <table:table-cell office:value-type="float" office:value="366037" calcext:value-type="float">
            <text:p>366037</text:p>
          </table:table-cell>
          <table:table-cell office:value-type="float" office:value="373570" calcext:value-type="float">
            <text:p>373570</text:p>
          </table:table-cell>
          <table:table-cell office:value-type="float" office:value="381630" calcext:value-type="float">
            <text:p>381630</text:p>
          </table:table-cell>
          <table:table-cell office:value-type="float" office:value="390308" calcext:value-type="float">
            <text:p>390308</text:p>
          </table:table-cell>
          <table:table-cell office:value-type="float" office:value="399272" calcext:value-type="float">
            <text:p>399272</text:p>
          </table:table-cell>
          <table:table-cell office:value-type="float" office:value="406590" calcext:value-type="float">
            <text:p>406590</text:p>
          </table:table-cell>
          <table:table-cell table:formula="of:=ROUND([.D346]/[.C346];4)" office:value-type="float" office:value="1.0206" calcext:value-type="float">
            <text:p>1,0206</text:p>
          </table:table-cell>
          <table:table-cell table:formula="of:=ROUND([.E346]/[.D346];4)" office:value-type="float" office:value="1.0216" calcext:value-type="float">
            <text:p>1,0216</text:p>
          </table:table-cell>
          <table:table-cell table:formula="of:=ROUND([.F346]/[.E346];4)" office:value-type="float" office:value="1.0227" calcext:value-type="float">
            <text:p>1,0227</text:p>
          </table:table-cell>
          <table:table-cell table:formula="of:=ROUND([.G346]/[.F346];4)" office:value-type="float" office:value="1.023" calcext:value-type="float">
            <text:p>1,023</text:p>
          </table:table-cell>
          <table:table-cell table:formula="of:=ROUND([.H346]/[.G346];4)" office:value-type="float" office:value="1.0183" calcext:value-type="float">
            <text:p>1,0183</text:p>
          </table:table-cell>
          <table:table-cell table:number-columns-repeated="3"/>
        </table:table-row>
        <table:table-row table:style-name="ro1">
          <table:table-cell table:formula="of:=AVERAGE([.$I347:.$M347])" office:value-type="float" office:value="0.99964" calcext:value-type="float">
            <text:p>0,99964</text:p>
          </table:table-cell>
          <table:table-cell office:value-type="string" calcext:value-type="string">
            <text:p>3022</text:p>
          </table:table-cell>
          <table:table-cell office:value-type="float" office:value="60294" calcext:value-type="float">
            <text:p>60294</text:p>
          </table:table-cell>
          <table:table-cell office:value-type="float" office:value="60356" calcext:value-type="float">
            <text:p>60356</text:p>
          </table:table-cell>
          <table:table-cell office:value-type="float" office:value="60409" calcext:value-type="float">
            <text:p>60409</text:p>
          </table:table-cell>
          <table:table-cell office:value-type="float" office:value="60405" calcext:value-type="float">
            <text:p>60405</text:p>
          </table:table-cell>
          <table:table-cell office:value-type="float" office:value="60262" calcext:value-type="float">
            <text:p>60262</text:p>
          </table:table-cell>
          <table:table-cell office:value-type="float" office:value="60188" calcext:value-type="float">
            <text:p>60188</text:p>
          </table:table-cell>
          <table:table-cell table:formula="of:=ROUND([.D347]/[.C347];4)" office:value-type="float" office:value="1.001" calcext:value-type="float">
            <text:p>1,001</text:p>
          </table:table-cell>
          <table:table-cell table:formula="of:=ROUND([.E347]/[.D347];4)" office:value-type="float" office:value="1.0009" calcext:value-type="float">
            <text:p>1,0009</text:p>
          </table:table-cell>
          <table:table-cell table:formula="of:=ROUND([.F347]/[.E347];4)" office:value-type="float" office:value="0.9999" calcext:value-type="float">
            <text:p>0,9999</text:p>
          </table:table-cell>
          <table:table-cell table:formula="of:=ROUND([.G347]/[.F347];4)" office:value-type="float" office:value="0.9976" calcext:value-type="float">
            <text:p>0,9976</text:p>
          </table:table-cell>
          <table:table-cell table:formula="of:=ROUND([.H347]/[.G347];4)" office:value-type="float" office:value="0.9988" calcext:value-type="float">
            <text:p>0,9988</text:p>
          </table:table-cell>
          <table:table-cell table:number-columns-repeated="3"/>
        </table:table-row>
        <table:table-row table:style-name="ro1">
          <table:table-cell table:formula="of:=AVERAGE([.$I348:.$M348])" office:value-type="float" office:value="0.99786" calcext:value-type="float">
            <text:p>0,99786</text:p>
          </table:table-cell>
          <table:table-cell office:value-type="string" calcext:value-type="string">
            <text:p>3023</text:p>
          </table:table-cell>
          <table:table-cell office:value-type="float" office:value="59591" calcext:value-type="float">
            <text:p>59591</text:p>
          </table:table-cell>
          <table:table-cell office:value-type="float" office:value="59617" calcext:value-type="float">
            <text:p>59617</text:p>
          </table:table-cell>
          <table:table-cell office:value-type="float" office:value="59576" calcext:value-type="float">
            <text:p>59576</text:p>
          </table:table-cell>
          <table:table-cell office:value-type="float" office:value="59371" calcext:value-type="float">
            <text:p>59371</text:p>
          </table:table-cell>
          <table:table-cell office:value-type="float" office:value="59077" calcext:value-type="float">
            <text:p>59077</text:p>
          </table:table-cell>
          <table:table-cell office:value-type="float" office:value="58959" calcext:value-type="float">
            <text:p>58959</text:p>
          </table:table-cell>
          <table:table-cell table:formula="of:=ROUND([.D348]/[.C348];4)" office:value-type="float" office:value="1.0004" calcext:value-type="float">
            <text:p>1,0004</text:p>
          </table:table-cell>
          <table:table-cell table:formula="of:=ROUND([.E348]/[.D348];4)" office:value-type="float" office:value="0.9993" calcext:value-type="float">
            <text:p>0,9993</text:p>
          </table:table-cell>
          <table:table-cell table:formula="of:=ROUND([.F348]/[.E348];4)" office:value-type="float" office:value="0.9966" calcext:value-type="float">
            <text:p>0,9966</text:p>
          </table:table-cell>
          <table:table-cell table:formula="of:=ROUND([.G348]/[.F348];4)" office:value-type="float" office:value="0.995" calcext:value-type="float">
            <text:p>0,995</text:p>
          </table:table-cell>
          <table:table-cell table:formula="of:=ROUND([.H348]/[.G348];4)" office:value-type="float" office:value="0.998" calcext:value-type="float">
            <text:p>0,998</text:p>
          </table:table-cell>
          <table:table-cell table:number-columns-repeated="3"/>
        </table:table-row>
        <table:table-row table:style-name="ro1">
          <table:table-cell table:formula="of:=AVERAGE([.$I349:.$M349])" office:value-type="float" office:value="1.00358" calcext:value-type="float">
            <text:p>1,00358</text:p>
          </table:table-cell>
          <table:table-cell office:value-type="string" calcext:value-type="string">
            <text:p>3024</text:p>
          </table:table-cell>
          <table:table-cell office:value-type="float" office:value="90133" calcext:value-type="float">
            <text:p>90133</text:p>
          </table:table-cell>
          <table:table-cell office:value-type="float" office:value="90417" calcext:value-type="float">
            <text:p>90417</text:p>
          </table:table-cell>
          <table:table-cell office:value-type="float" office:value="90920" calcext:value-type="float">
            <text:p>90920</text:p>
          </table:table-cell>
          <table:table-cell office:value-type="float" office:value="91185" calcext:value-type="float">
            <text:p>91185</text:p>
          </table:table-cell>
          <table:table-cell office:value-type="float" office:value="91664" calcext:value-type="float">
            <text:p>91664</text:p>
          </table:table-cell>
          <table:table-cell office:value-type="float" office:value="91745" calcext:value-type="float">
            <text:p>91745</text:p>
          </table:table-cell>
          <table:table-cell table:formula="of:=ROUND([.D349]/[.C349];4)" office:value-type="float" office:value="1.0032" calcext:value-type="float">
            <text:p>1,0032</text:p>
          </table:table-cell>
          <table:table-cell table:formula="of:=ROUND([.E349]/[.D349];4)" office:value-type="float" office:value="1.0056" calcext:value-type="float">
            <text:p>1,0056</text:p>
          </table:table-cell>
          <table:table-cell table:formula="of:=ROUND([.F349]/[.E349];4)" office:value-type="float" office:value="1.0029" calcext:value-type="float">
            <text:p>1,0029</text:p>
          </table:table-cell>
          <table:table-cell table:formula="of:=ROUND([.G349]/[.F349];4)" office:value-type="float" office:value="1.0053" calcext:value-type="float">
            <text:p>1,0053</text:p>
          </table:table-cell>
          <table:table-cell table:formula="of:=ROUND([.H349]/[.G349];4)" office:value-type="float" office:value="1.0009" calcext:value-type="float">
            <text:p>1,0009</text:p>
          </table:table-cell>
          <table:table-cell table:number-columns-repeated="3"/>
        </table:table-row>
        <table:table-row table:style-name="ro1">
          <table:table-cell table:formula="of:=AVERAGE([.$I350:.$M350])" office:value-type="float" office:value="1.00592" calcext:value-type="float">
            <text:p>1,00592</text:p>
          </table:table-cell>
          <table:table-cell office:value-type="string" calcext:value-type="string">
            <text:p>3025</text:p>
          </table:table-cell>
          <table:table-cell office:value-type="float" office:value="57429" calcext:value-type="float">
            <text:p>57429</text:p>
          </table:table-cell>
          <table:table-cell office:value-type="float" office:value="57691" calcext:value-type="float">
            <text:p>57691</text:p>
          </table:table-cell>
          <table:table-cell office:value-type="float" office:value="58155" calcext:value-type="float">
            <text:p>58155</text:p>
          </table:table-cell>
          <table:table-cell office:value-type="float" office:value="58456" calcext:value-type="float">
            <text:p>58456</text:p>
          </table:table-cell>
          <table:table-cell office:value-type="float" office:value="58879" calcext:value-type="float">
            <text:p>58879</text:p>
          </table:table-cell>
          <table:table-cell office:value-type="float" office:value="59149" calcext:value-type="float">
            <text:p>59149</text:p>
          </table:table-cell>
          <table:table-cell table:formula="of:=ROUND([.D350]/[.C350];4)" office:value-type="float" office:value="1.0046" calcext:value-type="float">
            <text:p>1,0046</text:p>
          </table:table-cell>
          <table:table-cell table:formula="of:=ROUND([.E350]/[.D350];4)" office:value-type="float" office:value="1.008" calcext:value-type="float">
            <text:p>1,008</text:p>
          </table:table-cell>
          <table:table-cell table:formula="of:=ROUND([.F350]/[.E350];4)" office:value-type="float" office:value="1.0052" calcext:value-type="float">
            <text:p>1,0052</text:p>
          </table:table-cell>
          <table:table-cell table:formula="of:=ROUND([.G350]/[.F350];4)" office:value-type="float" office:value="1.0072" calcext:value-type="float">
            <text:p>1,0072</text:p>
          </table:table-cell>
          <table:table-cell table:formula="of:=ROUND([.H350]/[.G350];4)" office:value-type="float" office:value="1.0046" calcext:value-type="float">
            <text:p>1,0046</text:p>
          </table:table-cell>
          <table:table-cell table:number-columns-repeated="3"/>
        </table:table-row>
        <table:table-row table:style-name="ro1">
          <table:table-cell table:formula="of:=AVERAGE([.$I351:.$M351])" office:value-type="float" office:value="1.00192" calcext:value-type="float">
            <text:p>1,00192</text:p>
          </table:table-cell>
          <table:table-cell office:value-type="string" calcext:value-type="string">
            <text:p>3026</text:p>
          </table:table-cell>
          <table:table-cell office:value-type="float" office:value="60907" calcext:value-type="float">
            <text:p>60907</text:p>
          </table:table-cell>
          <table:table-cell office:value-type="float" office:value="61106" calcext:value-type="float">
            <text:p>61106</text:p>
          </table:table-cell>
          <table:table-cell office:value-type="float" office:value="61229" calcext:value-type="float">
            <text:p>61229</text:p>
          </table:table-cell>
          <table:table-cell office:value-type="float" office:value="61325" calcext:value-type="float">
            <text:p>61325</text:p>
          </table:table-cell>
          <table:table-cell office:value-type="float" office:value="61425" calcext:value-type="float">
            <text:p>61425</text:p>
          </table:table-cell>
          <table:table-cell office:value-type="float" office:value="61492" calcext:value-type="float">
            <text:p>61492</text:p>
          </table:table-cell>
          <table:table-cell table:formula="of:=ROUND([.D351]/[.C351];4)" office:value-type="float" office:value="1.0033" calcext:value-type="float">
            <text:p>1,0033</text:p>
          </table:table-cell>
          <table:table-cell table:formula="of:=ROUND([.E351]/[.D351];4)" office:value-type="float" office:value="1.002" calcext:value-type="float">
            <text:p>1,002</text:p>
          </table:table-cell>
          <table:table-cell table:formula="of:=ROUND([.F351]/[.E351];4)" office:value-type="float" office:value="1.0016" calcext:value-type="float">
            <text:p>1,0016</text:p>
          </table:table-cell>
          <table:table-cell table:formula="of:=ROUND([.G351]/[.F351];4)" office:value-type="float" office:value="1.0016" calcext:value-type="float">
            <text:p>1,0016</text:p>
          </table:table-cell>
          <table:table-cell table:formula="of:=ROUND([.H351]/[.G351];4)" office:value-type="float" office:value="1.0011" calcext:value-type="float">
            <text:p>1,0011</text:p>
          </table:table-cell>
          <table:table-cell table:number-columns-repeated="3"/>
        </table:table-row>
        <table:table-row table:style-name="ro1">
          <table:table-cell table:formula="of:=AVERAGE([.$I352:.$M352])" office:value-type="float" office:value="0.99816" calcext:value-type="float">
            <text:p>0,99816</text:p>
          </table:table-cell>
          <table:table-cell office:value-type="string" calcext:value-type="string">
            <text:p>3027</text:p>
          </table:table-cell>
          <table:table-cell office:value-type="float" office:value="84366" calcext:value-type="float">
            <text:p>84366</text:p>
          </table:table-cell>
          <table:table-cell office:value-type="float" office:value="84297" calcext:value-type="float">
            <text:p>84297</text:p>
          </table:table-cell>
          <table:table-cell office:value-type="float" office:value="84267" calcext:value-type="float">
            <text:p>84267</text:p>
          </table:table-cell>
          <table:table-cell office:value-type="float" office:value="84101" calcext:value-type="float">
            <text:p>84101</text:p>
          </table:table-cell>
          <table:table-cell office:value-type="float" office:value="83894" calcext:value-type="float">
            <text:p>83894</text:p>
          </table:table-cell>
          <table:table-cell office:value-type="float" office:value="83599" calcext:value-type="float">
            <text:p>83599</text:p>
          </table:table-cell>
          <table:table-cell table:formula="of:=ROUND([.D352]/[.C352];4)" office:value-type="float" office:value="0.9992" calcext:value-type="float">
            <text:p>0,9992</text:p>
          </table:table-cell>
          <table:table-cell table:formula="of:=ROUND([.E352]/[.D352];4)" office:value-type="float" office:value="0.9996" calcext:value-type="float">
            <text:p>0,9996</text:p>
          </table:table-cell>
          <table:table-cell table:formula="of:=ROUND([.F352]/[.E352];4)" office:value-type="float" office:value="0.998" calcext:value-type="float">
            <text:p>0,998</text:p>
          </table:table-cell>
          <table:table-cell table:formula="of:=ROUND([.G352]/[.F352];4)" office:value-type="float" office:value="0.9975" calcext:value-type="float">
            <text:p>0,9975</text:p>
          </table:table-cell>
          <table:table-cell table:formula="of:=ROUND([.H352]/[.G352];4)" office:value-type="float" office:value="0.9965" calcext:value-type="float">
            <text:p>0,9965</text:p>
          </table:table-cell>
          <table:table-cell table:number-columns-repeated="3"/>
        </table:table-row>
        <table:table-row table:style-name="ro1">
          <table:table-cell table:formula="of:=AVERAGE([.$I353:.$M353])" office:value-type="float" office:value="1.00056" calcext:value-type="float">
            <text:p>1,00056</text:p>
          </table:table-cell>
          <table:table-cell office:value-type="string" calcext:value-type="string">
            <text:p>3028</text:p>
          </table:table-cell>
          <table:table-cell office:value-type="float" office:value="69900" calcext:value-type="float">
            <text:p>69900</text:p>
          </table:table-cell>
          <table:table-cell office:value-type="float" office:value="69960" calcext:value-type="float">
            <text:p>69960</text:p>
          </table:table-cell>
          <table:table-cell office:value-type="float" office:value="70212" calcext:value-type="float">
            <text:p>70212</text:p>
          </table:table-cell>
          <table:table-cell office:value-type="float" office:value="70274" calcext:value-type="float">
            <text:p>70274</text:p>
          </table:table-cell>
          <table:table-cell office:value-type="float" office:value="70233" calcext:value-type="float">
            <text:p>70233</text:p>
          </table:table-cell>
          <table:table-cell office:value-type="float" office:value="70096" calcext:value-type="float">
            <text:p>70096</text:p>
          </table:table-cell>
          <table:table-cell table:formula="of:=ROUND([.D353]/[.C353];4)" office:value-type="float" office:value="1.0009" calcext:value-type="float">
            <text:p>1,0009</text:p>
          </table:table-cell>
          <table:table-cell table:formula="of:=ROUND([.E353]/[.D353];4)" office:value-type="float" office:value="1.0036" calcext:value-type="float">
            <text:p>1,0036</text:p>
          </table:table-cell>
          <table:table-cell table:formula="of:=ROUND([.F353]/[.E353];4)" office:value-type="float" office:value="1.0009" calcext:value-type="float">
            <text:p>1,0009</text:p>
          </table:table-cell>
          <table:table-cell table:formula="of:=ROUND([.G353]/[.F353];4)" office:value-type="float" office:value="0.9994" calcext:value-type="float">
            <text:p>0,9994</text:p>
          </table:table-cell>
          <table:table-cell table:formula="of:=ROUND([.H353]/[.G353];4)" office:value-type="float" office:value="0.998" calcext:value-type="float">
            <text:p>0,998</text:p>
          </table:table-cell>
          <table:table-cell table:number-columns-repeated="3"/>
        </table:table-row>
        <table:table-row table:style-name="ro1">
          <table:table-cell table:formula="of:=AVERAGE([.$I354:.$M354])" office:value-type="float" office:value="1.00144" calcext:value-type="float">
            <text:p>1,00144</text:p>
          </table:table-cell>
          <table:table-cell office:value-type="string" calcext:value-type="string">
            <text:p>3029</text:p>
          </table:table-cell>
          <table:table-cell office:value-type="float" office:value="57012" calcext:value-type="float">
            <text:p>57012</text:p>
          </table:table-cell>
          <table:table-cell office:value-type="float" office:value="57270" calcext:value-type="float">
            <text:p>57270</text:p>
          </table:table-cell>
          <table:table-cell office:value-type="float" office:value="57289" calcext:value-type="float">
            <text:p>57289</text:p>
          </table:table-cell>
          <table:table-cell office:value-type="float" office:value="57326" calcext:value-type="float">
            <text:p>57326</text:p>
          </table:table-cell>
          <table:table-cell office:value-type="float" office:value="57446" calcext:value-type="float">
            <text:p>57446</text:p>
          </table:table-cell>
          <table:table-cell office:value-type="float" office:value="57431" calcext:value-type="float">
            <text:p>57431</text:p>
          </table:table-cell>
          <table:table-cell table:formula="of:=ROUND([.D354]/[.C354];4)" office:value-type="float" office:value="1.0045" calcext:value-type="float">
            <text:p>1,0045</text:p>
          </table:table-cell>
          <table:table-cell table:formula="of:=ROUND([.E354]/[.D354];4)" office:value-type="float" office:value="1.0003" calcext:value-type="float">
            <text:p>1,0003</text:p>
          </table:table-cell>
          <table:table-cell table:formula="of:=ROUND([.F354]/[.E354];4)" office:value-type="float" office:value="1.0006" calcext:value-type="float">
            <text:p>1,0006</text:p>
          </table:table-cell>
          <table:table-cell table:formula="of:=ROUND([.G354]/[.F354];4)" office:value-type="float" office:value="1.0021" calcext:value-type="float">
            <text:p>1,0021</text:p>
          </table:table-cell>
          <table:table-cell table:formula="of:=ROUND([.H354]/[.G354];4)" office:value-type="float" office:value="0.9997" calcext:value-type="float">
            <text:p>0,9997</text:p>
          </table:table-cell>
          <table:table-cell table:number-columns-repeated="3"/>
        </table:table-row>
        <table:table-row table:style-name="ro1">
          <table:table-cell table:formula="of:=AVERAGE([.$I355:.$M355])" office:value-type="float" office:value="1.0028" calcext:value-type="float">
            <text:p>1,0028</text:p>
          </table:table-cell>
          <table:table-cell office:value-type="string" calcext:value-type="string">
            <text:p>3030</text:p>
          </table:table-cell>
          <table:table-cell office:value-type="float" office:value="76956" calcext:value-type="float">
            <text:p>76956</text:p>
          </table:table-cell>
          <table:table-cell office:value-type="float" office:value="77073" calcext:value-type="float">
            <text:p>77073</text:p>
          </table:table-cell>
          <table:table-cell office:value-type="float" office:value="77361" calcext:value-type="float">
            <text:p>77361</text:p>
          </table:table-cell>
          <table:table-cell office:value-type="float" office:value="77667" calcext:value-type="float">
            <text:p>77667</text:p>
          </table:table-cell>
          <table:table-cell office:value-type="float" office:value="77994" calcext:value-type="float">
            <text:p>77994</text:p>
          </table:table-cell>
          <table:table-cell office:value-type="float" office:value="78037" calcext:value-type="float">
            <text:p>78037</text:p>
          </table:table-cell>
          <table:table-cell table:formula="of:=ROUND([.D355]/[.C355];4)" office:value-type="float" office:value="1.0015" calcext:value-type="float">
            <text:p>1,0015</text:p>
          </table:table-cell>
          <table:table-cell table:formula="of:=ROUND([.E355]/[.D355];4)" office:value-type="float" office:value="1.0037" calcext:value-type="float">
            <text:p>1,0037</text:p>
          </table:table-cell>
          <table:table-cell table:formula="of:=ROUND([.F355]/[.E355];4)" office:value-type="float" office:value="1.004" calcext:value-type="float">
            <text:p>1,004</text:p>
          </table:table-cell>
          <table:table-cell table:formula="of:=ROUND([.G355]/[.F355];4)" office:value-type="float" office:value="1.0042" calcext:value-type="float">
            <text:p>1,0042</text:p>
          </table:table-cell>
          <table:table-cell table:formula="of:=ROUND([.H355]/[.G355];4)" office:value-type="float" office:value="1.0006" calcext:value-type="float">
            <text:p>1,0006</text:p>
          </table:table-cell>
          <table:table-cell table:number-columns-repeated="3"/>
        </table:table-row>
        <table:table-row table:style-name="ro1">
          <table:table-cell table:formula="of:=AVERAGE([.$I356:.$M356])" office:value-type="float" office:value="0.99822" calcext:value-type="float">
            <text:p>0,99822</text:p>
          </table:table-cell>
          <table:table-cell office:value-type="string" calcext:value-type="string">
            <text:p>3031</text:p>
          </table:table-cell>
          <table:table-cell office:value-type="float" office:value="69781" calcext:value-type="float">
            <text:p>69781</text:p>
          </table:table-cell>
          <table:table-cell office:value-type="float" office:value="69834" calcext:value-type="float">
            <text:p>69834</text:p>
          </table:table-cell>
          <table:table-cell office:value-type="float" office:value="69780" calcext:value-type="float">
            <text:p>69780</text:p>
          </table:table-cell>
          <table:table-cell office:value-type="float" office:value="69606" calcext:value-type="float">
            <text:p>69606</text:p>
          </table:table-cell>
          <table:table-cell office:value-type="float" office:value="69433" calcext:value-type="float">
            <text:p>69433</text:p>
          </table:table-cell>
          <table:table-cell office:value-type="float" office:value="69161" calcext:value-type="float">
            <text:p>69161</text:p>
          </table:table-cell>
          <table:table-cell table:formula="of:=ROUND([.D356]/[.C356];4)" office:value-type="float" office:value="1.0008" calcext:value-type="float">
            <text:p>1,0008</text:p>
          </table:table-cell>
          <table:table-cell table:formula="of:=ROUND([.E356]/[.D356];4)" office:value-type="float" office:value="0.9992" calcext:value-type="float">
            <text:p>0,9992</text:p>
          </table:table-cell>
          <table:table-cell table:formula="of:=ROUND([.F356]/[.E356];4)" office:value-type="float" office:value="0.9975" calcext:value-type="float">
            <text:p>0,9975</text:p>
          </table:table-cell>
          <table:table-cell table:formula="of:=ROUND([.G356]/[.F356];4)" office:value-type="float" office:value="0.9975" calcext:value-type="float">
            <text:p>0,9975</text:p>
          </table:table-cell>
          <table:table-cell table:formula="of:=ROUND([.H356]/[.G356];4)" office:value-type="float" office:value="0.9961" calcext:value-type="float">
            <text:p>0,9961</text:p>
          </table:table-cell>
          <table:table-cell table:number-columns-repeated="3"/>
        </table:table-row>
        <table:table-row table:style-name="ro1">
          <table:table-cell table:formula="of:=AVERAGE([.$I357:.$M357])" office:value-type="float" office:value="0.9927" calcext:value-type="float">
            <text:p>0,9927</text:p>
          </table:table-cell>
          <table:table-cell office:value-type="string" calcext:value-type="string">
            <text:p>3061</text:p>
          </table:table-cell>
          <table:table-cell office:value-type="float" office:value="102808" calcext:value-type="float">
            <text:p>102808</text:p>
          </table:table-cell>
          <table:table-cell office:value-type="float" office:value="102249" calcext:value-type="float">
            <text:p>102249</text:p>
          </table:table-cell>
          <table:table-cell office:value-type="float" office:value="101625" calcext:value-type="float">
            <text:p>101625</text:p>
          </table:table-cell>
          <table:table-cell office:value-type="float" office:value="100975" calcext:value-type="float">
            <text:p>100975</text:p>
          </table:table-cell>
          <table:table-cell office:value-type="float" office:value="100246" calcext:value-type="float">
            <text:p>100246</text:p>
          </table:table-cell>
          <table:table-cell office:value-type="float" office:value="99106" calcext:value-type="float">
            <text:p>99106</text:p>
          </table:table-cell>
          <table:table-cell table:formula="of:=ROUND([.D357]/[.C357];4)" office:value-type="float" office:value="0.9946" calcext:value-type="float">
            <text:p>0,9946</text:p>
          </table:table-cell>
          <table:table-cell table:formula="of:=ROUND([.E357]/[.D357];4)" office:value-type="float" office:value="0.9939" calcext:value-type="float">
            <text:p>0,9939</text:p>
          </table:table-cell>
          <table:table-cell table:formula="of:=ROUND([.F357]/[.E357];4)" office:value-type="float" office:value="0.9936" calcext:value-type="float">
            <text:p>0,9936</text:p>
          </table:table-cell>
          <table:table-cell table:formula="of:=ROUND([.G357]/[.F357];4)" office:value-type="float" office:value="0.9928" calcext:value-type="float">
            <text:p>0,9928</text:p>
          </table:table-cell>
          <table:table-cell table:formula="of:=ROUND([.H357]/[.G357];4)" office:value-type="float" office:value="0.9886" calcext:value-type="float">
            <text:p>0,9886</text:p>
          </table:table-cell>
          <table:table-cell table:number-columns-repeated="3"/>
        </table:table-row>
        <table:table-row table:style-name="ro1">
          <table:table-cell table:formula="of:=AVERAGE([.$I358:.$M358])" office:value-type="float" office:value="0.99106" calcext:value-type="float">
            <text:p>0,99106</text:p>
          </table:table-cell>
          <table:table-cell office:value-type="string" calcext:value-type="string">
            <text:p>3062</text:p>
          </table:table-cell>
          <table:table-cell office:value-type="float" office:value="75875" calcext:value-type="float">
            <text:p>75875</text:p>
          </table:table-cell>
          <table:table-cell office:value-type="float" office:value="75342" calcext:value-type="float">
            <text:p>75342</text:p>
          </table:table-cell>
          <table:table-cell office:value-type="float" office:value="74834" calcext:value-type="float">
            <text:p>74834</text:p>
          </table:table-cell>
          <table:table-cell office:value-type="float" office:value="74151" calcext:value-type="float">
            <text:p>74151</text:p>
          </table:table-cell>
          <table:table-cell office:value-type="float" office:value="73522" calcext:value-type="float">
            <text:p>73522</text:p>
          </table:table-cell>
          <table:table-cell office:value-type="float" office:value="72539" calcext:value-type="float">
            <text:p>72539</text:p>
          </table:table-cell>
          <table:table-cell table:formula="of:=ROUND([.D358]/[.C358];4)" office:value-type="float" office:value="0.993" calcext:value-type="float">
            <text:p>0,993</text:p>
          </table:table-cell>
          <table:table-cell table:formula="of:=ROUND([.E358]/[.D358];4)" office:value-type="float" office:value="0.9933" calcext:value-type="float">
            <text:p>0,9933</text:p>
          </table:table-cell>
          <table:table-cell table:formula="of:=ROUND([.F358]/[.E358];4)" office:value-type="float" office:value="0.9909" calcext:value-type="float">
            <text:p>0,9909</text:p>
          </table:table-cell>
          <table:table-cell table:formula="of:=ROUND([.G358]/[.F358];4)" office:value-type="float" office:value="0.9915" calcext:value-type="float">
            <text:p>0,9915</text:p>
          </table:table-cell>
          <table:table-cell table:formula="of:=ROUND([.H358]/[.G358];4)" office:value-type="float" office:value="0.9866" calcext:value-type="float">
            <text:p>0,9866</text:p>
          </table:table-cell>
          <table:table-cell table:number-columns-repeated="3"/>
        </table:table-row>
        <table:table-row table:style-name="ro1">
          <table:table-cell table:formula="of:=AVERAGE([.$I359:.$M359])" office:value-type="float" office:value="0.99466" calcext:value-type="float">
            <text:p>0,99466</text:p>
          </table:table-cell>
          <table:table-cell office:value-type="string" calcext:value-type="string">
            <text:p>3063</text:p>
          </table:table-cell>
          <table:table-cell office:value-type="float" office:value="64559" calcext:value-type="float">
            <text:p>64559</text:p>
          </table:table-cell>
          <table:table-cell office:value-type="float" office:value="64159" calcext:value-type="float">
            <text:p>64159</text:p>
          </table:table-cell>
          <table:table-cell office:value-type="float" office:value="64197" calcext:value-type="float">
            <text:p>64197</text:p>
          </table:table-cell>
          <table:table-cell office:value-type="float" office:value="63952" calcext:value-type="float">
            <text:p>63952</text:p>
          </table:table-cell>
          <table:table-cell office:value-type="float" office:value="63505" calcext:value-type="float">
            <text:p>63505</text:p>
          </table:table-cell>
          <table:table-cell office:value-type="float" office:value="62854" calcext:value-type="float">
            <text:p>62854</text:p>
          </table:table-cell>
          <table:table-cell table:formula="of:=ROUND([.D359]/[.C359];4)" office:value-type="float" office:value="0.9938" calcext:value-type="float">
            <text:p>0,9938</text:p>
          </table:table-cell>
          <table:table-cell table:formula="of:=ROUND([.E359]/[.D359];4)" office:value-type="float" office:value="1.0006" calcext:value-type="float">
            <text:p>1,0006</text:p>
          </table:table-cell>
          <table:table-cell table:formula="of:=ROUND([.F359]/[.E359];4)" office:value-type="float" office:value="0.9962" calcext:value-type="float">
            <text:p>0,9962</text:p>
          </table:table-cell>
          <table:table-cell table:formula="of:=ROUND([.G359]/[.F359];4)" office:value-type="float" office:value="0.993" calcext:value-type="float">
            <text:p>0,993</text:p>
          </table:table-cell>
          <table:table-cell table:formula="of:=ROUND([.H359]/[.G359];4)" office:value-type="float" office:value="0.9897" calcext:value-type="float">
            <text:p>0,9897</text:p>
          </table:table-cell>
          <table:table-cell table:number-columns-repeated="3"/>
        </table:table-row>
        <table:table-row table:style-name="ro1">
          <table:table-cell table:formula="of:=AVERAGE([.$I360:.$M360])" office:value-type="float" office:value="0.99618" calcext:value-type="float">
            <text:p>0,99618</text:p>
          </table:table-cell>
          <table:table-cell office:value-type="string" calcext:value-type="string">
            <text:p>3064</text:p>
          </table:table-cell>
          <table:table-cell office:value-type="float" office:value="542348" calcext:value-type="float">
            <text:p>542348</text:p>
          </table:table-cell>
          <table:table-cell office:value-type="float" office:value="540372" calcext:value-type="float">
            <text:p>540372</text:p>
          </table:table-cell>
          <table:table-cell office:value-type="float" office:value="538633" calcext:value-type="float">
            <text:p>538633</text:p>
          </table:table-cell>
          <table:table-cell office:value-type="float" office:value="536438" calcext:value-type="float">
            <text:p>536438</text:p>
          </table:table-cell>
          <table:table-cell office:value-type="float" office:value="534813" calcext:value-type="float">
            <text:p>534813</text:p>
          </table:table-cell>
          <table:table-cell office:value-type="float" office:value="532048" calcext:value-type="float">
            <text:p>532048</text:p>
          </table:table-cell>
          <table:table-cell table:formula="of:=ROUND([.D360]/[.C360];4)" office:value-type="float" office:value="0.9964" calcext:value-type="float">
            <text:p>0,9964</text:p>
          </table:table-cell>
          <table:table-cell table:formula="of:=ROUND([.E360]/[.D360];4)" office:value-type="float" office:value="0.9968" calcext:value-type="float">
            <text:p>0,9968</text:p>
          </table:table-cell>
          <table:table-cell table:formula="of:=ROUND([.F360]/[.E360];4)" office:value-type="float" office:value="0.9959" calcext:value-type="float">
            <text:p>0,9959</text:p>
          </table:table-cell>
          <table:table-cell table:formula="of:=ROUND([.G360]/[.F360];4)" office:value-type="float" office:value="0.997" calcext:value-type="float">
            <text:p>0,997</text:p>
          </table:table-cell>
          <table:table-cell table:formula="of:=ROUND([.H360]/[.G360];4)" office:value-type="float" office:value="0.9948" calcext:value-type="float">
            <text:p>0,9948</text:p>
          </table:table-cell>
          <table:table-cell table:number-columns-repeated="3"/>
        </table:table-row>
        <table:table-row table:style-name="ro1">
          <table:table-cell table:formula="of:=AVERAGE([.$I361:.$M361])" office:value-type="float" office:value="0.99522" calcext:value-type="float">
            <text:p>0,99522</text:p>
          </table:table-cell>
          <table:table-cell office:value-type="string" calcext:value-type="string">
            <text:p>3201</text:p>
          </table:table-cell>
          <table:table-cell office:value-type="float" office:value="48448" calcext:value-type="float">
            <text:p>48448</text:p>
          </table:table-cell>
          <table:table-cell office:value-type="float" office:value="48254" calcext:value-type="float">
            <text:p>48254</text:p>
          </table:table-cell>
          <table:table-cell office:value-type="float" office:value="48041" calcext:value-type="float">
            <text:p>48041</text:p>
          </table:table-cell>
          <table:table-cell office:value-type="float" office:value="47846" calcext:value-type="float">
            <text:p>47846</text:p>
          </table:table-cell>
          <table:table-cell office:value-type="float" office:value="47560" calcext:value-type="float">
            <text:p>47560</text:p>
          </table:table-cell>
          <table:table-cell office:value-type="float" office:value="47304" calcext:value-type="float">
            <text:p>47304</text:p>
          </table:table-cell>
          <table:table-cell table:formula="of:=ROUND([.D361]/[.C361];4)" office:value-type="float" office:value="0.996" calcext:value-type="float">
            <text:p>0,996</text:p>
          </table:table-cell>
          <table:table-cell table:formula="of:=ROUND([.E361]/[.D361];4)" office:value-type="float" office:value="0.9956" calcext:value-type="float">
            <text:p>0,9956</text:p>
          </table:table-cell>
          <table:table-cell table:formula="of:=ROUND([.F361]/[.E361];4)" office:value-type="float" office:value="0.9959" calcext:value-type="float">
            <text:p>0,9959</text:p>
          </table:table-cell>
          <table:table-cell table:formula="of:=ROUND([.G361]/[.F361];4)" office:value-type="float" office:value="0.994" calcext:value-type="float">
            <text:p>0,994</text:p>
          </table:table-cell>
          <table:table-cell table:formula="of:=ROUND([.H361]/[.G361];4)" office:value-type="float" office:value="0.9946" calcext:value-type="float">
            <text:p>0,9946</text:p>
          </table:table-cell>
          <table:table-cell table:number-columns-repeated="3"/>
        </table:table-row>
        <table:table-row table:style-name="ro1">
          <table:table-cell table:formula="of:=AVERAGE([.$I362:.$M362])" office:value-type="float" office:value="0.99384" calcext:value-type="float">
            <text:p>0,99384</text:p>
          </table:table-cell>
          <table:table-cell office:value-type="string" calcext:value-type="string">
            <text:p>3202</text:p>
          </table:table-cell>
          <table:table-cell office:value-type="float" office:value="49474" calcext:value-type="float">
            <text:p>49474</text:p>
          </table:table-cell>
          <table:table-cell office:value-type="float" office:value="49220" calcext:value-type="float">
            <text:p>49220</text:p>
          </table:table-cell>
          <table:table-cell office:value-type="float" office:value="48906" calcext:value-type="float">
            <text:p>48906</text:p>
          </table:table-cell>
          <table:table-cell office:value-type="float" office:value="48602" calcext:value-type="float">
            <text:p>48602</text:p>
          </table:table-cell>
          <table:table-cell office:value-type="float" office:value="48243" calcext:value-type="float">
            <text:p>48243</text:p>
          </table:table-cell>
          <table:table-cell office:value-type="float" office:value="47970" calcext:value-type="float">
            <text:p>47970</text:p>
          </table:table-cell>
          <table:table-cell table:formula="of:=ROUND([.D362]/[.C362];4)" office:value-type="float" office:value="0.9949" calcext:value-type="float">
            <text:p>0,9949</text:p>
          </table:table-cell>
          <table:table-cell table:formula="of:=ROUND([.E362]/[.D362];4)" office:value-type="float" office:value="0.9936" calcext:value-type="float">
            <text:p>0,9936</text:p>
          </table:table-cell>
          <table:table-cell table:formula="of:=ROUND([.F362]/[.E362];4)" office:value-type="float" office:value="0.9938" calcext:value-type="float">
            <text:p>0,9938</text:p>
          </table:table-cell>
          <table:table-cell table:formula="of:=ROUND([.G362]/[.F362];4)" office:value-type="float" office:value="0.9926" calcext:value-type="float">
            <text:p>0,9926</text:p>
          </table:table-cell>
          <table:table-cell table:formula="of:=ROUND([.H362]/[.G362];4)" office:value-type="float" office:value="0.9943" calcext:value-type="float">
            <text:p>0,9943</text:p>
          </table:table-cell>
          <table:table-cell table:number-columns-repeated="3"/>
        </table:table-row>
        <table:table-row table:style-name="ro1">
          <table:table-cell table:formula="of:=AVERAGE([.$I363:.$M363])" office:value-type="float" office:value="0.9945" calcext:value-type="float">
            <text:p>0,9945</text:p>
          </table:table-cell>
          <table:table-cell office:value-type="string" calcext:value-type="string">
            <text:p>3203</text:p>
          </table:table-cell>
          <table:table-cell office:value-type="float" office:value="58062" calcext:value-type="float">
            <text:p>58062</text:p>
          </table:table-cell>
          <table:table-cell office:value-type="float" office:value="57979" calcext:value-type="float">
            <text:p>57979</text:p>
          </table:table-cell>
          <table:table-cell office:value-type="float" office:value="57729" calcext:value-type="float">
            <text:p>57729</text:p>
          </table:table-cell>
          <table:table-cell office:value-type="float" office:value="57397" calcext:value-type="float">
            <text:p>57397</text:p>
          </table:table-cell>
          <table:table-cell office:value-type="float" office:value="57015" calcext:value-type="float">
            <text:p>57015</text:p>
          </table:table-cell>
          <table:table-cell office:value-type="float" office:value="56482" calcext:value-type="float">
            <text:p>56482</text:p>
          </table:table-cell>
          <table:table-cell table:formula="of:=ROUND([.D363]/[.C363];4)" office:value-type="float" office:value="0.9986" calcext:value-type="float">
            <text:p>0,9986</text:p>
          </table:table-cell>
          <table:table-cell table:formula="of:=ROUND([.E363]/[.D363];4)" office:value-type="float" office:value="0.9957" calcext:value-type="float">
            <text:p>0,9957</text:p>
          </table:table-cell>
          <table:table-cell table:formula="of:=ROUND([.F363]/[.E363];4)" office:value-type="float" office:value="0.9942" calcext:value-type="float">
            <text:p>0,9942</text:p>
          </table:table-cell>
          <table:table-cell table:formula="of:=ROUND([.G363]/[.F363];4)" office:value-type="float" office:value="0.9933" calcext:value-type="float">
            <text:p>0,9933</text:p>
          </table:table-cell>
          <table:table-cell table:formula="of:=ROUND([.H363]/[.G363];4)" office:value-type="float" office:value="0.9907" calcext:value-type="float">
            <text:p>0,9907</text:p>
          </table:table-cell>
          <table:table-cell table:number-columns-repeated="3"/>
        </table:table-row>
        <table:table-row table:style-name="ro1">
          <table:table-cell table:formula="of:=AVERAGE([.$I364:.$M364])" office:value-type="float" office:value="0.9999" calcext:value-type="float">
            <text:p>0,9999</text:p>
          </table:table-cell>
          <table:table-cell office:value-type="string" calcext:value-type="string">
            <text:p>3204</text:p>
          </table:table-cell>
          <table:table-cell office:value-type="float" office:value="82355" calcext:value-type="float">
            <text:p>82355</text:p>
          </table:table-cell>
          <table:table-cell office:value-type="float" office:value="82474" calcext:value-type="float">
            <text:p>82474</text:p>
          </table:table-cell>
          <table:table-cell office:value-type="float" office:value="82567" calcext:value-type="float">
            <text:p>82567</text:p>
          </table:table-cell>
          <table:table-cell office:value-type="float" office:value="82540" calcext:value-type="float">
            <text:p>82540</text:p>
          </table:table-cell>
          <table:table-cell office:value-type="float" office:value="82421" calcext:value-type="float">
            <text:p>82421</text:p>
          </table:table-cell>
          <table:table-cell office:value-type="float" office:value="82310" calcext:value-type="float">
            <text:p>82310</text:p>
          </table:table-cell>
          <table:table-cell table:formula="of:=ROUND([.D364]/[.C364];4)" office:value-type="float" office:value="1.0014" calcext:value-type="float">
            <text:p>1,0014</text:p>
          </table:table-cell>
          <table:table-cell table:formula="of:=ROUND([.E364]/[.D364];4)" office:value-type="float" office:value="1.0011" calcext:value-type="float">
            <text:p>1,0011</text:p>
          </table:table-cell>
          <table:table-cell table:formula="of:=ROUND([.F364]/[.E364];4)" office:value-type="float" office:value="0.9997" calcext:value-type="float">
            <text:p>0,9997</text:p>
          </table:table-cell>
          <table:table-cell table:formula="of:=ROUND([.G364]/[.F364];4)" office:value-type="float" office:value="0.9986" calcext:value-type="float">
            <text:p>0,9986</text:p>
          </table:table-cell>
          <table:table-cell table:formula="of:=ROUND([.H364]/[.G364];4)" office:value-type="float" office:value="0.9987" calcext:value-type="float">
            <text:p>0,9987</text:p>
          </table:table-cell>
          <table:table-cell table:number-columns-repeated="3"/>
        </table:table-row>
        <table:table-row table:style-name="ro1">
          <table:table-cell table:formula="of:=AVERAGE([.$I365:.$M365])" office:value-type="float" office:value="0.99498" calcext:value-type="float">
            <text:p>0,99498</text:p>
          </table:table-cell>
          <table:table-cell office:value-type="string" calcext:value-type="string">
            <text:p>3205</text:p>
          </table:table-cell>
          <table:table-cell office:value-type="float" office:value="61371" calcext:value-type="float">
            <text:p>61371</text:p>
          </table:table-cell>
          <table:table-cell office:value-type="float" office:value="61160" calcext:value-type="float">
            <text:p>61160</text:p>
          </table:table-cell>
          <table:table-cell office:value-type="float" office:value="60885" calcext:value-type="float">
            <text:p>60885</text:p>
          </table:table-cell>
          <table:table-cell office:value-type="float" office:value="60617" calcext:value-type="float">
            <text:p>60617</text:p>
          </table:table-cell>
          <table:table-cell office:value-type="float" office:value="60277" calcext:value-type="float">
            <text:p>60277</text:p>
          </table:table-cell>
          <table:table-cell office:value-type="float" office:value="59844" calcext:value-type="float">
            <text:p>59844</text:p>
          </table:table-cell>
          <table:table-cell table:formula="of:=ROUND([.D365]/[.C365];4)" office:value-type="float" office:value="0.9966" calcext:value-type="float">
            <text:p>0,9966</text:p>
          </table:table-cell>
          <table:table-cell table:formula="of:=ROUND([.E365]/[.D365];4)" office:value-type="float" office:value="0.9955" calcext:value-type="float">
            <text:p>0,9955</text:p>
          </table:table-cell>
          <table:table-cell table:formula="of:=ROUND([.F365]/[.E365];4)" office:value-type="float" office:value="0.9956" calcext:value-type="float">
            <text:p>0,9956</text:p>
          </table:table-cell>
          <table:table-cell table:formula="of:=ROUND([.G365]/[.F365];4)" office:value-type="float" office:value="0.9944" calcext:value-type="float">
            <text:p>0,9944</text:p>
          </table:table-cell>
          <table:table-cell table:formula="of:=ROUND([.H365]/[.G365];4)" office:value-type="float" office:value="0.9928" calcext:value-type="float">
            <text:p>0,9928</text:p>
          </table:table-cell>
          <table:table-cell table:number-columns-repeated="3"/>
        </table:table-row>
        <table:table-row table:style-name="ro1">
          <table:table-cell table:formula="of:=AVERAGE([.$I366:.$M366])" office:value-type="float" office:value="0.99474" calcext:value-type="float">
            <text:p>0,99474</text:p>
          </table:table-cell>
          <table:table-cell office:value-type="string" calcext:value-type="string">
            <text:p>3206</text:p>
          </table:table-cell>
          <table:table-cell office:value-type="float" office:value="83461" calcext:value-type="float">
            <text:p>83461</text:p>
          </table:table-cell>
          <table:table-cell office:value-type="float" office:value="83249" calcext:value-type="float">
            <text:p>83249</text:p>
          </table:table-cell>
          <table:table-cell office:value-type="float" office:value="82951" calcext:value-type="float">
            <text:p>82951</text:p>
          </table:table-cell>
          <table:table-cell office:value-type="float" office:value="82530" calcext:value-type="float">
            <text:p>82530</text:p>
          </table:table-cell>
          <table:table-cell office:value-type="float" office:value="81882" calcext:value-type="float">
            <text:p>81882</text:p>
          </table:table-cell>
          <table:table-cell office:value-type="float" office:value="81289" calcext:value-type="float">
            <text:p>81289</text:p>
          </table:table-cell>
          <table:table-cell table:formula="of:=ROUND([.D366]/[.C366];4)" office:value-type="float" office:value="0.9975" calcext:value-type="float">
            <text:p>0,9975</text:p>
          </table:table-cell>
          <table:table-cell table:formula="of:=ROUND([.E366]/[.D366];4)" office:value-type="float" office:value="0.9964" calcext:value-type="float">
            <text:p>0,9964</text:p>
          </table:table-cell>
          <table:table-cell table:formula="of:=ROUND([.F366]/[.E366];4)" office:value-type="float" office:value="0.9949" calcext:value-type="float">
            <text:p>0,9949</text:p>
          </table:table-cell>
          <table:table-cell table:formula="of:=ROUND([.G366]/[.F366];4)" office:value-type="float" office:value="0.9921" calcext:value-type="float">
            <text:p>0,9921</text:p>
          </table:table-cell>
          <table:table-cell table:formula="of:=ROUND([.H366]/[.G366];4)" office:value-type="float" office:value="0.9928" calcext:value-type="float">
            <text:p>0,9928</text:p>
          </table:table-cell>
          <table:table-cell table:number-columns-repeated="3"/>
        </table:table-row>
        <table:table-row table:style-name="ro1">
          <table:table-cell table:formula="of:=AVERAGE([.$I367:.$M367])" office:value-type="float" office:value="0.99662" calcext:value-type="float">
            <text:p>0,99662</text:p>
          </table:table-cell>
          <table:table-cell office:value-type="string" calcext:value-type="string">
            <text:p>3207</text:p>
          </table:table-cell>
          <table:table-cell office:value-type="float" office:value="47494" calcext:value-type="float">
            <text:p>47494</text:p>
          </table:table-cell>
          <table:table-cell office:value-type="float" office:value="47296" calcext:value-type="float">
            <text:p>47296</text:p>
          </table:table-cell>
          <table:table-cell office:value-type="float" office:value="47281" calcext:value-type="float">
            <text:p>47281</text:p>
          </table:table-cell>
          <table:table-cell office:value-type="float" office:value="47227" calcext:value-type="float">
            <text:p>47227</text:p>
          </table:table-cell>
          <table:table-cell office:value-type="float" office:value="46999" calcext:value-type="float">
            <text:p>46999</text:p>
          </table:table-cell>
          <table:table-cell office:value-type="float" office:value="46692" calcext:value-type="float">
            <text:p>46692</text:p>
          </table:table-cell>
          <table:table-cell table:formula="of:=ROUND([.D367]/[.C367];4)" office:value-type="float" office:value="0.9958" calcext:value-type="float">
            <text:p>0,9958</text:p>
          </table:table-cell>
          <table:table-cell table:formula="of:=ROUND([.E367]/[.D367];4)" office:value-type="float" office:value="0.9997" calcext:value-type="float">
            <text:p>0,9997</text:p>
          </table:table-cell>
          <table:table-cell table:formula="of:=ROUND([.F367]/[.E367];4)" office:value-type="float" office:value="0.9989" calcext:value-type="float">
            <text:p>0,9989</text:p>
          </table:table-cell>
          <table:table-cell table:formula="of:=ROUND([.G367]/[.F367];4)" office:value-type="float" office:value="0.9952" calcext:value-type="float">
            <text:p>0,9952</text:p>
          </table:table-cell>
          <table:table-cell table:formula="of:=ROUND([.H367]/[.G367];4)" office:value-type="float" office:value="0.9935" calcext:value-type="float">
            <text:p>0,9935</text:p>
          </table:table-cell>
          <table:table-cell table:number-columns-repeated="3"/>
        </table:table-row>
        <table:table-row table:style-name="ro1">
          <table:table-cell table:formula="of:=AVERAGE([.$I368:.$M368])" office:value-type="float" office:value="0.99946" calcext:value-type="float">
            <text:p>0,99946</text:p>
          </table:table-cell>
          <table:table-cell office:value-type="string" calcext:value-type="string">
            <text:p>3208</text:p>
          </table:table-cell>
          <table:table-cell office:value-type="float" office:value="79516" calcext:value-type="float">
            <text:p>79516</text:p>
          </table:table-cell>
          <table:table-cell office:value-type="float" office:value="79450" calcext:value-type="float">
            <text:p>79450</text:p>
          </table:table-cell>
          <table:table-cell office:value-type="float" office:value="79596" calcext:value-type="float">
            <text:p>79596</text:p>
          </table:table-cell>
          <table:table-cell office:value-type="float" office:value="79547" calcext:value-type="float">
            <text:p>79547</text:p>
          </table:table-cell>
          <table:table-cell office:value-type="float" office:value="79438" calcext:value-type="float">
            <text:p>79438</text:p>
          </table:table-cell>
          <table:table-cell office:value-type="float" office:value="79300" calcext:value-type="float">
            <text:p>79300</text:p>
          </table:table-cell>
          <table:table-cell table:formula="of:=ROUND([.D368]/[.C368];4)" office:value-type="float" office:value="0.9992" calcext:value-type="float">
            <text:p>0,9992</text:p>
          </table:table-cell>
          <table:table-cell table:formula="of:=ROUND([.E368]/[.D368];4)" office:value-type="float" office:value="1.0018" calcext:value-type="float">
            <text:p>1,0018</text:p>
          </table:table-cell>
          <table:table-cell table:formula="of:=ROUND([.F368]/[.E368];4)" office:value-type="float" office:value="0.9994" calcext:value-type="float">
            <text:p>0,9994</text:p>
          </table:table-cell>
          <table:table-cell table:formula="of:=ROUND([.G368]/[.F368];4)" office:value-type="float" office:value="0.9986" calcext:value-type="float">
            <text:p>0,9986</text:p>
          </table:table-cell>
          <table:table-cell table:formula="of:=ROUND([.H368]/[.G368];4)" office:value-type="float" office:value="0.9983" calcext:value-type="float">
            <text:p>0,9983</text:p>
          </table:table-cell>
          <table:table-cell table:number-columns-repeated="3"/>
        </table:table-row>
        <table:table-row table:style-name="ro1">
          <table:table-cell table:formula="of:=AVERAGE([.$I369:.$M369])" office:value-type="float" office:value="1.002" calcext:value-type="float">
            <text:p>1,002</text:p>
          </table:table-cell>
          <table:table-cell office:value-type="string" calcext:value-type="string">
            <text:p>3209</text:p>
          </table:table-cell>
          <table:table-cell office:value-type="float" office:value="65844" calcext:value-type="float">
            <text:p>65844</text:p>
          </table:table-cell>
          <table:table-cell office:value-type="float" office:value="66071" calcext:value-type="float">
            <text:p>66071</text:p>
          </table:table-cell>
          <table:table-cell office:value-type="float" office:value="66269" calcext:value-type="float">
            <text:p>66269</text:p>
          </table:table-cell>
          <table:table-cell office:value-type="float" office:value="66355" calcext:value-type="float">
            <text:p>66355</text:p>
          </table:table-cell>
          <table:table-cell office:value-type="float" office:value="66480" calcext:value-type="float">
            <text:p>66480</text:p>
          </table:table-cell>
          <table:table-cell office:value-type="float" office:value="66505" calcext:value-type="float">
            <text:p>66505</text:p>
          </table:table-cell>
          <table:table-cell table:formula="of:=ROUND([.D369]/[.C369];4)" office:value-type="float" office:value="1.0034" calcext:value-type="float">
            <text:p>1,0034</text:p>
          </table:table-cell>
          <table:table-cell table:formula="of:=ROUND([.E369]/[.D369];4)" office:value-type="float" office:value="1.003" calcext:value-type="float">
            <text:p>1,003</text:p>
          </table:table-cell>
          <table:table-cell table:formula="of:=ROUND([.F369]/[.E369];4)" office:value-type="float" office:value="1.0013" calcext:value-type="float">
            <text:p>1,0013</text:p>
          </table:table-cell>
          <table:table-cell table:formula="of:=ROUND([.G369]/[.F369];4)" office:value-type="float" office:value="1.0019" calcext:value-type="float">
            <text:p>1,0019</text:p>
          </table:table-cell>
          <table:table-cell table:formula="of:=ROUND([.H369]/[.G369];4)" office:value-type="float" office:value="1.0004" calcext:value-type="float">
            <text:p>1,0004</text:p>
          </table:table-cell>
          <table:table-cell table:number-columns-repeated="3"/>
        </table:table-row>
        <table:table-row table:style-name="ro1">
          <table:table-cell table:formula="of:=AVERAGE([.$I370:.$M370])" office:value-type="float" office:value="0.99354" calcext:value-type="float">
            <text:p>0,99354</text:p>
          </table:table-cell>
          <table:table-cell office:value-type="string" calcext:value-type="string">
            <text:p>3218</text:p>
          </table:table-cell>
          <table:table-cell office:value-type="float" office:value="37691" calcext:value-type="float">
            <text:p>37691</text:p>
          </table:table-cell>
          <table:table-cell office:value-type="float" office:value="37638" calcext:value-type="float">
            <text:p>37638</text:p>
          </table:table-cell>
          <table:table-cell office:value-type="float" office:value="37401" calcext:value-type="float">
            <text:p>37401</text:p>
          </table:table-cell>
          <table:table-cell office:value-type="float" office:value="37104" calcext:value-type="float">
            <text:p>37104</text:p>
          </table:table-cell>
          <table:table-cell office:value-type="float" office:value="36696" calcext:value-type="float">
            <text:p>36696</text:p>
          </table:table-cell>
          <table:table-cell office:value-type="float" office:value="36486" calcext:value-type="float">
            <text:p>36486</text:p>
          </table:table-cell>
          <table:table-cell table:formula="of:=ROUND([.D370]/[.C370];4)" office:value-type="float" office:value="0.9986" calcext:value-type="float">
            <text:p>0,9986</text:p>
          </table:table-cell>
          <table:table-cell table:formula="of:=ROUND([.E370]/[.D370];4)" office:value-type="float" office:value="0.9937" calcext:value-type="float">
            <text:p>0,9937</text:p>
          </table:table-cell>
          <table:table-cell table:formula="of:=ROUND([.F370]/[.E370];4)" office:value-type="float" office:value="0.9921" calcext:value-type="float">
            <text:p>0,9921</text:p>
          </table:table-cell>
          <table:table-cell table:formula="of:=ROUND([.G370]/[.F370];4)" office:value-type="float" office:value="0.989" calcext:value-type="float">
            <text:p>0,989</text:p>
          </table:table-cell>
          <table:table-cell table:formula="of:=ROUND([.H370]/[.G370];4)" office:value-type="float" office:value="0.9943" calcext:value-type="float">
            <text:p>0,9943</text:p>
          </table:table-cell>
          <table:table-cell table:number-columns-repeated="3"/>
        </table:table-row>
        <table:table-row table:style-name="ro1">
          <table:table-cell table:formula="of:=AVERAGE([.$I371:.$M371])" office:value-type="float" office:value="0.9947" calcext:value-type="float">
            <text:p>0,9947</text:p>
          </table:table-cell>
          <table:table-cell office:value-type="string" calcext:value-type="string">
            <text:p>3210</text:p>
          </table:table-cell>
          <table:table-cell office:value-type="float" office:value="67140" calcext:value-type="float">
            <text:p>67140</text:p>
          </table:table-cell>
          <table:table-cell office:value-type="float" office:value="67016" calcext:value-type="float">
            <text:p>67016</text:p>
          </table:table-cell>
          <table:table-cell office:value-type="float" office:value="66648" calcext:value-type="float">
            <text:p>66648</text:p>
          </table:table-cell>
          <table:table-cell office:value-type="float" office:value="66264" calcext:value-type="float">
            <text:p>66264</text:p>
          </table:table-cell>
          <table:table-cell office:value-type="float" office:value="65638" calcext:value-type="float">
            <text:p>65638</text:p>
          </table:table-cell>
          <table:table-cell office:value-type="float" office:value="65373" calcext:value-type="float">
            <text:p>65373</text:p>
          </table:table-cell>
          <table:table-cell table:formula="of:=ROUND([.D371]/[.C371];4)" office:value-type="float" office:value="0.9982" calcext:value-type="float">
            <text:p>0,9982</text:p>
          </table:table-cell>
          <table:table-cell table:formula="of:=ROUND([.E371]/[.D371];4)" office:value-type="float" office:value="0.9945" calcext:value-type="float">
            <text:p>0,9945</text:p>
          </table:table-cell>
          <table:table-cell table:formula="of:=ROUND([.F371]/[.E371];4)" office:value-type="float" office:value="0.9942" calcext:value-type="float">
            <text:p>0,9942</text:p>
          </table:table-cell>
          <table:table-cell table:formula="of:=ROUND([.G371]/[.F371];4)" office:value-type="float" office:value="0.9906" calcext:value-type="float">
            <text:p>0,9906</text:p>
          </table:table-cell>
          <table:table-cell table:formula="of:=ROUND([.H371]/[.G371];4)" office:value-type="float" office:value="0.996" calcext:value-type="float">
            <text:p>0,996</text:p>
          </table:table-cell>
          <table:table-cell table:number-columns-repeated="3"/>
        </table:table-row>
        <table:table-row table:style-name="ro1">
          <table:table-cell table:formula="of:=AVERAGE([.$I372:.$M372])" office:value-type="float" office:value="1.01364" calcext:value-type="float">
            <text:p>1,01364</text:p>
          </table:table-cell>
          <table:table-cell office:value-type="string" calcext:value-type="string">
            <text:p>3211</text:p>
          </table:table-cell>
          <table:table-cell office:value-type="float" office:value="76247" calcext:value-type="float">
            <text:p>76247</text:p>
          </table:table-cell>
          <table:table-cell office:value-type="float" office:value="77201" calcext:value-type="float">
            <text:p>77201</text:p>
          </table:table-cell>
          <table:table-cell office:value-type="float" office:value="78333" calcext:value-type="float">
            <text:p>78333</text:p>
          </table:table-cell>
          <table:table-cell office:value-type="float" office:value="79476" calcext:value-type="float">
            <text:p>79476</text:p>
          </table:table-cell>
          <table:table-cell office:value-type="float" office:value="80652" calcext:value-type="float">
            <text:p>80652</text:p>
          </table:table-cell>
          <table:table-cell office:value-type="float" office:value="81584" calcext:value-type="float">
            <text:p>81584</text:p>
          </table:table-cell>
          <table:table-cell table:formula="of:=ROUND([.D372]/[.C372];4)" office:value-type="float" office:value="1.0125" calcext:value-type="float">
            <text:p>1,0125</text:p>
          </table:table-cell>
          <table:table-cell table:formula="of:=ROUND([.E372]/[.D372];4)" office:value-type="float" office:value="1.0147" calcext:value-type="float">
            <text:p>1,0147</text:p>
          </table:table-cell>
          <table:table-cell table:formula="of:=ROUND([.F372]/[.E372];4)" office:value-type="float" office:value="1.0146" calcext:value-type="float">
            <text:p>1,0146</text:p>
          </table:table-cell>
          <table:table-cell table:formula="of:=ROUND([.G372]/[.F372];4)" office:value-type="float" office:value="1.0148" calcext:value-type="float">
            <text:p>1,0148</text:p>
          </table:table-cell>
          <table:table-cell table:formula="of:=ROUND([.H372]/[.G372];4)" office:value-type="float" office:value="1.0116" calcext:value-type="float">
            <text:p>1,0116</text:p>
          </table:table-cell>
          <table:table-cell table:number-columns-repeated="3"/>
        </table:table-row>
        <table:table-row table:style-name="ro1">
          <table:table-cell table:formula="of:=AVERAGE([.$I373:.$M373])" office:value-type="float" office:value="0.99494" calcext:value-type="float">
            <text:p>0,99494</text:p>
          </table:table-cell>
          <table:table-cell office:value-type="string" calcext:value-type="string">
            <text:p>3212</text:p>
          </table:table-cell>
          <table:table-cell office:value-type="float" office:value="40211" calcext:value-type="float">
            <text:p>40211</text:p>
          </table:table-cell>
          <table:table-cell office:value-type="float" office:value="40055" calcext:value-type="float">
            <text:p>40055</text:p>
          </table:table-cell>
          <table:table-cell office:value-type="float" office:value="39873" calcext:value-type="float">
            <text:p>39873</text:p>
          </table:table-cell>
          <table:table-cell office:value-type="float" office:value="39639" calcext:value-type="float">
            <text:p>39639</text:p>
          </table:table-cell>
          <table:table-cell office:value-type="float" office:value="39336" calcext:value-type="float">
            <text:p>39336</text:p>
          </table:table-cell>
          <table:table-cell office:value-type="float" office:value="39202" calcext:value-type="float">
            <text:p>39202</text:p>
          </table:table-cell>
          <table:table-cell table:formula="of:=ROUND([.D373]/[.C373];4)" office:value-type="float" office:value="0.9961" calcext:value-type="float">
            <text:p>0,9961</text:p>
          </table:table-cell>
          <table:table-cell table:formula="of:=ROUND([.E373]/[.D373];4)" office:value-type="float" office:value="0.9955" calcext:value-type="float">
            <text:p>0,9955</text:p>
          </table:table-cell>
          <table:table-cell table:formula="of:=ROUND([.F373]/[.E373];4)" office:value-type="float" office:value="0.9941" calcext:value-type="float">
            <text:p>0,9941</text:p>
          </table:table-cell>
          <table:table-cell table:formula="of:=ROUND([.G373]/[.F373];4)" office:value-type="float" office:value="0.9924" calcext:value-type="float">
            <text:p>0,9924</text:p>
          </table:table-cell>
          <table:table-cell table:formula="of:=ROUND([.H373]/[.G373];4)" office:value-type="float" office:value="0.9966" calcext:value-type="float">
            <text:p>0,9966</text:p>
          </table:table-cell>
          <table:table-cell table:number-columns-repeated="3"/>
        </table:table-row>
        <table:table-row table:style-name="ro1">
          <table:table-cell table:formula="of:=AVERAGE([.$I374:.$M374])" office:value-type="float" office:value="0.995" calcext:value-type="float">
            <text:p>0,995</text:p>
          </table:table-cell>
          <table:table-cell office:value-type="string" calcext:value-type="string">
            <text:p>3213</text:p>
          </table:table-cell>
          <table:table-cell office:value-type="float" office:value="57188" calcext:value-type="float">
            <text:p>57188</text:p>
          </table:table-cell>
          <table:table-cell office:value-type="float" office:value="57033" calcext:value-type="float">
            <text:p>57033</text:p>
          </table:table-cell>
          <table:table-cell office:value-type="float" office:value="56764" calcext:value-type="float">
            <text:p>56764</text:p>
          </table:table-cell>
          <table:table-cell office:value-type="float" office:value="56409" calcext:value-type="float">
            <text:p>56409</text:p>
          </table:table-cell>
          <table:table-cell office:value-type="float" office:value="56134" calcext:value-type="float">
            <text:p>56134</text:p>
          </table:table-cell>
          <table:table-cell office:value-type="float" office:value="55777" calcext:value-type="float">
            <text:p>55777</text:p>
          </table:table-cell>
          <table:table-cell table:formula="of:=ROUND([.D374]/[.C374];4)" office:value-type="float" office:value="0.9973" calcext:value-type="float">
            <text:p>0,9973</text:p>
          </table:table-cell>
          <table:table-cell table:formula="of:=ROUND([.E374]/[.D374];4)" office:value-type="float" office:value="0.9953" calcext:value-type="float">
            <text:p>0,9953</text:p>
          </table:table-cell>
          <table:table-cell table:formula="of:=ROUND([.F374]/[.E374];4)" office:value-type="float" office:value="0.9937" calcext:value-type="float">
            <text:p>0,9937</text:p>
          </table:table-cell>
          <table:table-cell table:formula="of:=ROUND([.G374]/[.F374];4)" office:value-type="float" office:value="0.9951" calcext:value-type="float">
            <text:p>0,9951</text:p>
          </table:table-cell>
          <table:table-cell table:formula="of:=ROUND([.H374]/[.G374];4)" office:value-type="float" office:value="0.9936" calcext:value-type="float">
            <text:p>0,9936</text:p>
          </table:table-cell>
          <table:table-cell table:number-columns-repeated="3"/>
        </table:table-row>
        <table:table-row table:style-name="ro1">
          <table:table-cell table:formula="of:=AVERAGE([.$I375:.$M375])" office:value-type="float" office:value="0.99952" calcext:value-type="float">
            <text:p>0,99952</text:p>
          </table:table-cell>
          <table:table-cell office:value-type="string" calcext:value-type="string">
            <text:p>3214</text:p>
          </table:table-cell>
          <table:table-cell office:value-type="float" office:value="120422" calcext:value-type="float">
            <text:p>120422</text:p>
          </table:table-cell>
          <table:table-cell office:value-type="float" office:value="120235" calcext:value-type="float">
            <text:p>120235</text:p>
          </table:table-cell>
          <table:table-cell office:value-type="float" office:value="120091" calcext:value-type="float">
            <text:p>120091</text:p>
          </table:table-cell>
          <table:table-cell office:value-type="float" office:value="120112" calcext:value-type="float">
            <text:p>120112</text:p>
          </table:table-cell>
          <table:table-cell office:value-type="float" office:value="120186" calcext:value-type="float">
            <text:p>120186</text:p>
          </table:table-cell>
          <table:table-cell office:value-type="float" office:value="120132" calcext:value-type="float">
            <text:p>120132</text:p>
          </table:table-cell>
          <table:table-cell table:formula="of:=ROUND([.D375]/[.C375];4)" office:value-type="float" office:value="0.9984" calcext:value-type="float">
            <text:p>0,9984</text:p>
          </table:table-cell>
          <table:table-cell table:formula="of:=ROUND([.E375]/[.D375];4)" office:value-type="float" office:value="0.9988" calcext:value-type="float">
            <text:p>0,9988</text:p>
          </table:table-cell>
          <table:table-cell table:formula="of:=ROUND([.F375]/[.E375];4)" office:value-type="float" office:value="1.0002" calcext:value-type="float">
            <text:p>1,0002</text:p>
          </table:table-cell>
          <table:table-cell table:formula="of:=ROUND([.G375]/[.F375];4)" office:value-type="float" office:value="1.0006" calcext:value-type="float">
            <text:p>1,0006</text:p>
          </table:table-cell>
          <table:table-cell table:formula="of:=ROUND([.H375]/[.G375];4)" office:value-type="float" office:value="0.9996" calcext:value-type="float">
            <text:p>0,9996</text:p>
          </table:table-cell>
          <table:table-cell table:number-columns-repeated="3"/>
        </table:table-row>
        <table:table-row table:style-name="ro1">
          <table:table-cell table:formula="of:=AVERAGE([.$I376:.$M376])" office:value-type="float" office:value="0.99662" calcext:value-type="float">
            <text:p>0,99662</text:p>
          </table:table-cell>
          <table:table-cell office:value-type="string" calcext:value-type="string">
            <text:p>3215</text:p>
          </table:table-cell>
          <table:table-cell office:value-type="float" office:value="78578" calcext:value-type="float">
            <text:p>78578</text:p>
          </table:table-cell>
          <table:table-cell office:value-type="float" office:value="78430" calcext:value-type="float">
            <text:p>78430</text:p>
          </table:table-cell>
          <table:table-cell office:value-type="float" office:value="78232" calcext:value-type="float">
            <text:p>78232</text:p>
          </table:table-cell>
          <table:table-cell office:value-type="float" office:value="77965" calcext:value-type="float">
            <text:p>77965</text:p>
          </table:table-cell>
          <table:table-cell office:value-type="float" office:value="77630" calcext:value-type="float">
            <text:p>77630</text:p>
          </table:table-cell>
          <table:table-cell office:value-type="float" office:value="77258" calcext:value-type="float">
            <text:p>77258</text:p>
          </table:table-cell>
          <table:table-cell table:formula="of:=ROUND([.D376]/[.C376];4)" office:value-type="float" office:value="0.9981" calcext:value-type="float">
            <text:p>0,9981</text:p>
          </table:table-cell>
          <table:table-cell table:formula="of:=ROUND([.E376]/[.D376];4)" office:value-type="float" office:value="0.9975" calcext:value-type="float">
            <text:p>0,9975</text:p>
          </table:table-cell>
          <table:table-cell table:formula="of:=ROUND([.F376]/[.E376];4)" office:value-type="float" office:value="0.9966" calcext:value-type="float">
            <text:p>0,9966</text:p>
          </table:table-cell>
          <table:table-cell table:formula="of:=ROUND([.G376]/[.F376];4)" office:value-type="float" office:value="0.9957" calcext:value-type="float">
            <text:p>0,9957</text:p>
          </table:table-cell>
          <table:table-cell table:formula="of:=ROUND([.H376]/[.G376];4)" office:value-type="float" office:value="0.9952" calcext:value-type="float">
            <text:p>0,9952</text:p>
          </table:table-cell>
          <table:table-cell table:number-columns-repeated="3"/>
        </table:table-row>
        <table:table-row table:style-name="ro1">
          <table:table-cell table:formula="of:=AVERAGE([.$I377:.$M377])" office:value-type="float" office:value="0.99322" calcext:value-type="float">
            <text:p>0,99322</text:p>
          </table:table-cell>
          <table:table-cell office:value-type="string" calcext:value-type="string">
            <text:p>3216</text:p>
          </table:table-cell>
          <table:table-cell office:value-type="float" office:value="47994" calcext:value-type="float">
            <text:p>47994</text:p>
          </table:table-cell>
          <table:table-cell office:value-type="float" office:value="47727" calcext:value-type="float">
            <text:p>47727</text:p>
          </table:table-cell>
          <table:table-cell office:value-type="float" office:value="47643" calcext:value-type="float">
            <text:p>47643</text:p>
          </table:table-cell>
          <table:table-cell office:value-type="float" office:value="47242" calcext:value-type="float">
            <text:p>47242</text:p>
          </table:table-cell>
          <table:table-cell office:value-type="float" office:value="46724" calcext:value-type="float">
            <text:p>46724</text:p>
          </table:table-cell>
          <table:table-cell office:value-type="float" office:value="46394" calcext:value-type="float">
            <text:p>46394</text:p>
          </table:table-cell>
          <table:table-cell table:formula="of:=ROUND([.D377]/[.C377];4)" office:value-type="float" office:value="0.9944" calcext:value-type="float">
            <text:p>0,9944</text:p>
          </table:table-cell>
          <table:table-cell table:formula="of:=ROUND([.E377]/[.D377];4)" office:value-type="float" office:value="0.9982" calcext:value-type="float">
            <text:p>0,9982</text:p>
          </table:table-cell>
          <table:table-cell table:formula="of:=ROUND([.F377]/[.E377];4)" office:value-type="float" office:value="0.9916" calcext:value-type="float">
            <text:p>0,9916</text:p>
          </table:table-cell>
          <table:table-cell table:formula="of:=ROUND([.G377]/[.F377];4)" office:value-type="float" office:value="0.989" calcext:value-type="float">
            <text:p>0,989</text:p>
          </table:table-cell>
          <table:table-cell table:formula="of:=ROUND([.H377]/[.G377];4)" office:value-type="float" office:value="0.9929" calcext:value-type="float">
            <text:p>0,9929</text:p>
          </table:table-cell>
          <table:table-cell table:number-columns-repeated="3"/>
        </table:table-row>
        <table:table-row table:style-name="ro1">
          <table:table-cell table:formula="of:=AVERAGE([.$I378:.$M378])" office:value-type="float" office:value="0.9944" calcext:value-type="float">
            <text:p>0,9944</text:p>
          </table:table-cell>
          <table:table-cell office:value-type="string" calcext:value-type="string">
            <text:p>3217</text:p>
          </table:table-cell>
          <table:table-cell office:value-type="float" office:value="54207" calcext:value-type="float">
            <text:p>54207</text:p>
          </table:table-cell>
          <table:table-cell office:value-type="float" office:value="54013" calcext:value-type="float">
            <text:p>54013</text:p>
          </table:table-cell>
          <table:table-cell office:value-type="float" office:value="53738" calcext:value-type="float">
            <text:p>53738</text:p>
          </table:table-cell>
          <table:table-cell office:value-type="float" office:value="53462" calcext:value-type="float">
            <text:p>53462</text:p>
          </table:table-cell>
          <table:table-cell office:value-type="float" office:value="53039" calcext:value-type="float">
            <text:p>53039</text:p>
          </table:table-cell>
          <table:table-cell office:value-type="float" office:value="52707" calcext:value-type="float">
            <text:p>52707</text:p>
          </table:table-cell>
          <table:table-cell table:formula="of:=ROUND([.D378]/[.C378];4)" office:value-type="float" office:value="0.9964" calcext:value-type="float">
            <text:p>0,9964</text:p>
          </table:table-cell>
          <table:table-cell table:formula="of:=ROUND([.E378]/[.D378];4)" office:value-type="float" office:value="0.9949" calcext:value-type="float">
            <text:p>0,9949</text:p>
          </table:table-cell>
          <table:table-cell table:formula="of:=ROUND([.F378]/[.E378];4)" office:value-type="float" office:value="0.9949" calcext:value-type="float">
            <text:p>0,9949</text:p>
          </table:table-cell>
          <table:table-cell table:formula="of:=ROUND([.G378]/[.F378];4)" office:value-type="float" office:value="0.9921" calcext:value-type="float">
            <text:p>0,9921</text:p>
          </table:table-cell>
          <table:table-cell table:formula="of:=ROUND([.H378]/[.G378];4)" office:value-type="float" office:value="0.9937" calcext:value-type="float">
            <text:p>0,9937</text:p>
          </table:table-cell>
          <table:table-cell table:number-columns-repeated="3"/>
        </table:table-row>
        <table:table-row table:style-name="ro1">
          <table:table-cell table:formula="of:=AVERAGE([.$I379:.$M379])" office:value-type="float" office:value="0.99678" calcext:value-type="float">
            <text:p>0,99678</text:p>
          </table:table-cell>
          <table:table-cell office:value-type="string" calcext:value-type="string">
            <text:p>3261</text:p>
          </table:table-cell>
          <table:table-cell office:value-type="float" office:value="107970" calcext:value-type="float">
            <text:p>107970</text:p>
          </table:table-cell>
          <table:table-cell office:value-type="float" office:value="107680" calcext:value-type="float">
            <text:p>107680</text:p>
          </table:table-cell>
          <table:table-cell office:value-type="float" office:value="107670" calcext:value-type="float">
            <text:p>107670</text:p>
          </table:table-cell>
          <table:table-cell office:value-type="float" office:value="107321" calcext:value-type="float">
            <text:p>107321</text:p>
          </table:table-cell>
          <table:table-cell office:value-type="float" office:value="107048" calcext:value-type="float">
            <text:p>107048</text:p>
          </table:table-cell>
          <table:table-cell office:value-type="float" office:value="106235" calcext:value-type="float">
            <text:p>106235</text:p>
          </table:table-cell>
          <table:table-cell table:formula="of:=ROUND([.D379]/[.C379];4)" office:value-type="float" office:value="0.9973" calcext:value-type="float">
            <text:p>0,9973</text:p>
          </table:table-cell>
          <table:table-cell table:formula="of:=ROUND([.E379]/[.D379];4)" office:value-type="float" office:value="0.9999" calcext:value-type="float">
            <text:p>0,9999</text:p>
          </table:table-cell>
          <table:table-cell table:formula="of:=ROUND([.F379]/[.E379];4)" office:value-type="float" office:value="0.9968" calcext:value-type="float">
            <text:p>0,9968</text:p>
          </table:table-cell>
          <table:table-cell table:formula="of:=ROUND([.G379]/[.F379];4)" office:value-type="float" office:value="0.9975" calcext:value-type="float">
            <text:p>0,9975</text:p>
          </table:table-cell>
          <table:table-cell table:formula="of:=ROUND([.H379]/[.G379];4)" office:value-type="float" office:value="0.9924" calcext:value-type="float">
            <text:p>0,9924</text:p>
          </table:table-cell>
          <table:table-cell table:number-columns-repeated="3"/>
        </table:table-row>
        <table:table-row table:style-name="ro1">
          <table:table-cell table:formula="of:=AVERAGE([.$I380:.$M380])" office:value-type="float" office:value="0.99632" calcext:value-type="float">
            <text:p>0,99632</text:p>
          </table:table-cell>
          <table:table-cell office:value-type="string" calcext:value-type="string">
            <text:p>3262</text:p>
          </table:table-cell>
          <table:table-cell office:value-type="float" office:value="405657" calcext:value-type="float">
            <text:p>405657</text:p>
          </table:table-cell>
          <table:table-cell office:value-type="float" office:value="404878" calcext:value-type="float">
            <text:p>404878</text:p>
          </table:table-cell>
          <table:table-cell office:value-type="float" office:value="403883" calcext:value-type="float">
            <text:p>403883</text:p>
          </table:table-cell>
          <table:table-cell office:value-type="float" office:value="402465" calcext:value-type="float">
            <text:p>402465</text:p>
          </table:table-cell>
          <table:table-cell office:value-type="float" office:value="401907" calcext:value-type="float">
            <text:p>401907</text:p>
          </table:table-cell>
          <table:table-cell office:value-type="float" office:value="398255" calcext:value-type="float">
            <text:p>398255</text:p>
          </table:table-cell>
          <table:table-cell table:formula="of:=ROUND([.D380]/[.C380];4)" office:value-type="float" office:value="0.9981" calcext:value-type="float">
            <text:p>0,9981</text:p>
          </table:table-cell>
          <table:table-cell table:formula="of:=ROUND([.E380]/[.D380];4)" office:value-type="float" office:value="0.9975" calcext:value-type="float">
            <text:p>0,9975</text:p>
          </table:table-cell>
          <table:table-cell table:formula="of:=ROUND([.F380]/[.E380];4)" office:value-type="float" office:value="0.9965" calcext:value-type="float">
            <text:p>0,9965</text:p>
          </table:table-cell>
          <table:table-cell table:formula="of:=ROUND([.G380]/[.F380];4)" office:value-type="float" office:value="0.9986" calcext:value-type="float">
            <text:p>0,9986</text:p>
          </table:table-cell>
          <table:table-cell table:formula="of:=ROUND([.H380]/[.G380];4)" office:value-type="float" office:value="0.9909" calcext:value-type="float">
            <text:p>0,9909</text:p>
          </table:table-cell>
          <table:table-cell table:number-columns-repeated="3"/>
        </table:table-row>
        <table:table-row table:style-name="ro1">
          <table:table-cell table:formula="of:=AVERAGE([.$I381:.$M381])" office:value-type="float" office:value="0.99902" calcext:value-type="float">
            <text:p>0,99902</text:p>
          </table:table-cell>
          <table:table-cell office:value-type="string" calcext:value-type="string">
            <text:p>3263</text:p>
          </table:table-cell>
          <table:table-cell office:value-type="float" office:value="41152" calcext:value-type="float">
            <text:p>41152</text:p>
          </table:table-cell>
          <table:table-cell office:value-type="float" office:value="41115" calcext:value-type="float">
            <text:p>41115</text:p>
          </table:table-cell>
          <table:table-cell office:value-type="float" office:value="41032" calcext:value-type="float">
            <text:p>41032</text:p>
          </table:table-cell>
          <table:table-cell office:value-type="float" office:value="40910" calcext:value-type="float">
            <text:p>40910</text:p>
          </table:table-cell>
          <table:table-cell office:value-type="float" office:value="40888" calcext:value-type="float">
            <text:p>40888</text:p>
          </table:table-cell>
          <table:table-cell office:value-type="float" office:value="40948" calcext:value-type="float">
            <text:p>40948</text:p>
          </table:table-cell>
          <table:table-cell table:formula="of:=ROUND([.D381]/[.C381];4)" office:value-type="float" office:value="0.9991" calcext:value-type="float">
            <text:p>0,9991</text:p>
          </table:table-cell>
          <table:table-cell table:formula="of:=ROUND([.E381]/[.D381];4)" office:value-type="float" office:value="0.998" calcext:value-type="float">
            <text:p>0,998</text:p>
          </table:table-cell>
          <table:table-cell table:formula="of:=ROUND([.F381]/[.E381];4)" office:value-type="float" office:value="0.997" calcext:value-type="float">
            <text:p>0,997</text:p>
          </table:table-cell>
          <table:table-cell table:formula="of:=ROUND([.G381]/[.F381];4)" office:value-type="float" office:value="0.9995" calcext:value-type="float">
            <text:p>0,9995</text:p>
          </table:table-cell>
          <table:table-cell table:formula="of:=ROUND([.H381]/[.G381];4)" office:value-type="float" office:value="1.0015" calcext:value-type="float">
            <text:p>1,0015</text:p>
          </table:table-cell>
          <table:table-cell table:number-columns-repeated="3"/>
        </table:table-row>
      </table:table>
      <table:named-expressions/>
      <table:data-pilot-tables>
        <table:data-pilot-table table:name="DataPilot1" table:application-data="" table:target-range-address="'Tabela przestawna_ludnosc_1'.A1:'Tabela przestawna_ludnosc_1'.G18" table:buttons="'Tabela przestawna_ludnosc_1'.A2 'Tabela przestawna_ludnosc_1'.B1" table:grand-total="column" table:show-filter-button="false" table:drill-down-on-double-click="false">
          <table:source-cell-range table:cell-range-address="ludnosc.A1:ludnosc.H38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oj" table:orientation="row" table:used-hierarchy="0" table:function="auto">
            <table:data-pilot-level table:show-empty="false" calcext:repeat-item-labels="false">
              <table:data-pilot-members>
                <table:data-pilot-member table:name="02" table:display="true" table:show-details="true"/>
                <table:data-pilot-member table:name="04" table:display="true" table:show-details="true"/>
                <table:data-pilot-member table:name="06" table:display="true" table:show-details="true"/>
                <table:data-pilot-member table:name="08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2" table:display="true" table:show-details="true"/>
                <table:data-pilot-member table:name="24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2016" table:orientation="data" table:used-hierarchy="0" table:function="sum">
            <table:data-pilot-level table:show-empty="false" calcext:repeat-item-labels="false">
              <table:data-pilot-members>
                <table:data-pilot-member table:name="20606" table:display="true" table:show-details="true"/>
                <table:data-pilot-member table:name="22072" table:display="true" table:show-details="true"/>
                <table:data-pilot-member table:name="23451" table:display="true" table:show-details="true"/>
                <table:data-pilot-member table:name="26747" table:display="true" table:show-details="true"/>
                <table:data-pilot-member table:name="27280" table:display="true" table:show-details="true"/>
                <table:data-pilot-member table:name="30933" table:display="true" table:show-details="true"/>
                <table:data-pilot-member table:name="31775" table:display="true" table:show-details="true"/>
                <table:data-pilot-member table:name="33569" table:display="true" table:show-details="true"/>
                <table:data-pilot-member table:name="33658" table:display="true" table:show-details="true"/>
                <table:data-pilot-member table:name="34449" table:display="true" table:show-details="true"/>
                <table:data-pilot-member table:name="34745" table:display="true" table:show-details="true"/>
                <table:data-pilot-member table:name="34844" table:display="true" table:show-details="true"/>
                <table:data-pilot-member table:name="35063" table:display="true" table:show-details="true"/>
                <table:data-pilot-member table:name="35596" table:display="true" table:show-details="true"/>
                <table:data-pilot-member table:name="35628" table:display="true" table:show-details="true"/>
                <table:data-pilot-member table:name="35932" table:display="true" table:show-details="true"/>
                <table:data-pilot-member table:name="35940" table:display="true" table:show-details="true"/>
                <table:data-pilot-member table:name="36154" table:display="true" table:show-details="true"/>
                <table:data-pilot-member table:name="36761" table:display="true" table:show-details="true"/>
                <table:data-pilot-member table:name="37084" table:display="true" table:show-details="true"/>
                <table:data-pilot-member table:name="37213" table:display="true" table:show-details="true"/>
                <table:data-pilot-member table:name="37231" table:display="true" table:show-details="true"/>
                <table:data-pilot-member table:name="37691" table:display="true" table:show-details="true"/>
                <table:data-pilot-member table:name="38177" table:display="true" table:show-details="true"/>
                <table:data-pilot-member table:name="39162" table:display="true" table:show-details="true"/>
                <table:data-pilot-member table:name="39280" table:display="true" table:show-details="true"/>
                <table:data-pilot-member table:name="39297" table:display="true" table:show-details="true"/>
                <table:data-pilot-member table:name="39736" table:display="true" table:show-details="true"/>
                <table:data-pilot-member table:name="40081" table:display="true" table:show-details="true"/>
                <table:data-pilot-member table:name="40211" table:display="true" table:show-details="true"/>
                <table:data-pilot-member table:name="40241" table:display="true" table:show-details="true"/>
                <table:data-pilot-member table:name="40346" table:display="true" table:show-details="true"/>
                <table:data-pilot-member table:name="41152" table:display="true" table:show-details="true"/>
                <table:data-pilot-member table:name="41373" table:display="true" table:show-details="true"/>
                <table:data-pilot-member table:name="41501" table:display="true" table:show-details="true"/>
                <table:data-pilot-member table:name="41544" table:display="true" table:show-details="true"/>
                <table:data-pilot-member table:name="41679" table:display="true" table:show-details="true"/>
                <table:data-pilot-member table:name="42195" table:display="true" table:show-details="true"/>
                <table:data-pilot-member table:name="42208" table:display="true" table:show-details="true"/>
                <table:data-pilot-member table:name="42266" table:display="true" table:show-details="true"/>
                <table:data-pilot-member table:name="42377" table:display="true" table:show-details="true"/>
                <table:data-pilot-member table:name="42571" table:display="true" table:show-details="true"/>
                <table:data-pilot-member table:name="42615" table:display="true" table:show-details="true"/>
                <table:data-pilot-member table:name="43716" table:display="true" table:show-details="true"/>
                <table:data-pilot-member table:name="44165" table:display="true" table:show-details="true"/>
                <table:data-pilot-member table:name="44299" table:display="true" table:show-details="true"/>
                <table:data-pilot-member table:name="44321" table:display="true" table:show-details="true"/>
                <table:data-pilot-member table:name="44384" table:display="true" table:show-details="true"/>
                <table:data-pilot-member table:name="44402" table:display="true" table:show-details="true"/>
                <table:data-pilot-member table:name="44567" table:display="true" table:show-details="true"/>
                <table:data-pilot-member table:name="44598" table:display="true" table:show-details="true"/>
                <table:data-pilot-member table:name="45342" table:display="true" table:show-details="true"/>
                <table:data-pilot-member table:name="45921" table:display="true" table:show-details="true"/>
                <table:data-pilot-member table:name="45992" table:display="true" table:show-details="true"/>
                <table:data-pilot-member table:name="46014" table:display="true" table:show-details="true"/>
                <table:data-pilot-member table:name="46072" table:display="true" table:show-details="true"/>
                <table:data-pilot-member table:name="46254" table:display="true" table:show-details="true"/>
                <table:data-pilot-member table:name="46677" table:display="true" table:show-details="true"/>
                <table:data-pilot-member table:name="46775" table:display="true" table:show-details="true"/>
                <table:data-pilot-member table:name="46892" table:display="true" table:show-details="true"/>
                <table:data-pilot-member table:name="46895" table:display="true" table:show-details="true"/>
                <table:data-pilot-member table:name="47194" table:display="true" table:show-details="true"/>
                <table:data-pilot-member table:name="47275" table:display="true" table:show-details="true"/>
                <table:data-pilot-member table:name="47494" table:display="true" table:show-details="true"/>
                <table:data-pilot-member table:name="47534" table:display="true" table:show-details="true"/>
                <table:data-pilot-member table:name="47816" table:display="true" table:show-details="true"/>
                <table:data-pilot-member table:name="47994" table:display="true" table:show-details="true"/>
                <table:data-pilot-member table:name="48357" table:display="true" table:show-details="true"/>
                <table:data-pilot-member table:name="48381" table:display="true" table:show-details="true"/>
                <table:data-pilot-member table:name="48388" table:display="true" table:show-details="true"/>
                <table:data-pilot-member table:name="48448" table:display="true" table:show-details="true"/>
                <table:data-pilot-member table:name="49239" table:display="true" table:show-details="true"/>
                <table:data-pilot-member table:name="49474" table:display="true" table:show-details="true"/>
                <table:data-pilot-member table:name="49592" table:display="true" table:show-details="true"/>
                <table:data-pilot-member table:name="50061" table:display="true" table:show-details="true"/>
                <table:data-pilot-member table:name="50282" table:display="true" table:show-details="true"/>
                <table:data-pilot-member table:name="50696" table:display="true" table:show-details="true"/>
                <table:data-pilot-member table:name="50970" table:display="true" table:show-details="true"/>
                <table:data-pilot-member table:name="51062" table:display="true" table:show-details="true"/>
                <table:data-pilot-member table:name="51426" table:display="true" table:show-details="true"/>
                <table:data-pilot-member table:name="51439" table:display="true" table:show-details="true"/>
                <table:data-pilot-member table:name="51451" table:display="true" table:show-details="true"/>
                <table:data-pilot-member table:name="51637" table:display="true" table:show-details="true"/>
                <table:data-pilot-member table:name="52023" table:display="true" table:show-details="true"/>
                <table:data-pilot-member table:name="52361" table:display="true" table:show-details="true"/>
                <table:data-pilot-member table:name="52571" table:display="true" table:show-details="true"/>
                <table:data-pilot-member table:name="52837" table:display="true" table:show-details="true"/>
                <table:data-pilot-member table:name="52980" table:display="true" table:show-details="true"/>
                <table:data-pilot-member table:name="53253" table:display="true" table:show-details="true"/>
                <table:data-pilot-member table:name="53711" table:display="true" table:show-details="true"/>
                <table:data-pilot-member table:name="53821" table:display="true" table:show-details="true"/>
                <table:data-pilot-member table:name="54207" table:display="true" table:show-details="true"/>
                <table:data-pilot-member table:name="54767" table:display="true" table:show-details="true"/>
                <table:data-pilot-member table:name="55051" table:display="true" table:show-details="true"/>
                <table:data-pilot-member table:name="55152" table:display="true" table:show-details="true"/>
                <table:data-pilot-member table:name="55409" table:display="true" table:show-details="true"/>
                <table:data-pilot-member table:name="55533" table:display="true" table:show-details="true"/>
                <table:data-pilot-member table:name="55573" table:display="true" table:show-details="true"/>
                <table:data-pilot-member table:name="55943" table:display="true" table:show-details="true"/>
                <table:data-pilot-member table:name="56174" table:display="true" table:show-details="true"/>
                <table:data-pilot-member table:name="56290" table:display="true" table:show-details="true"/>
                <table:data-pilot-member table:name="56374" table:display="true" table:show-details="true"/>
                <table:data-pilot-member table:name="56427" table:display="true" table:show-details="true"/>
                <table:data-pilot-member table:name="56536" table:display="true" table:show-details="true"/>
                <table:data-pilot-member table:name="56562" table:display="true" table:show-details="true"/>
                <table:data-pilot-member table:name="56887" table:display="true" table:show-details="true"/>
                <table:data-pilot-member table:name="57012" table:display="true" table:show-details="true"/>
                <table:data-pilot-member table:name="57023" table:display="true" table:show-details="true"/>
                <table:data-pilot-member table:name="57188" table:display="true" table:show-details="true"/>
                <table:data-pilot-member table:name="57286" table:display="true" table:show-details="true"/>
                <table:data-pilot-member table:name="57388" table:display="true" table:show-details="true"/>
                <table:data-pilot-member table:name="57401" table:display="true" table:show-details="true"/>
                <table:data-pilot-member table:name="57414" table:display="true" table:show-details="true"/>
                <table:data-pilot-member table:name="57429" table:display="true" table:show-details="true"/>
                <table:data-pilot-member table:name="57570" table:display="true" table:show-details="true"/>
                <table:data-pilot-member table:name="58062" table:display="true" table:show-details="true"/>
                <table:data-pilot-member table:name="58177" table:display="true" table:show-details="true"/>
                <table:data-pilot-member table:name="58220" table:display="true" table:show-details="true"/>
                <table:data-pilot-member table:name="58496" table:display="true" table:show-details="true"/>
                <table:data-pilot-member table:name="58973" table:display="true" table:show-details="true"/>
                <table:data-pilot-member table:name="59103" table:display="true" table:show-details="true"/>
                <table:data-pilot-member table:name="59374" table:display="true" table:show-details="true"/>
                <table:data-pilot-member table:name="59378" table:display="true" table:show-details="true"/>
                <table:data-pilot-member table:name="59501" table:display="true" table:show-details="true"/>
                <table:data-pilot-member table:name="59591" table:display="true" table:show-details="true"/>
                <table:data-pilot-member table:name="60287" table:display="true" table:show-details="true"/>
                <table:data-pilot-member table:name="60294" table:display="true" table:show-details="true"/>
                <table:data-pilot-member table:name="60907" table:display="true" table:show-details="true"/>
                <table:data-pilot-member table:name="60964" table:display="true" table:show-details="true"/>
                <table:data-pilot-member table:name="61319" table:display="true" table:show-details="true"/>
                <table:data-pilot-member table:name="61371" table:display="true" table:show-details="true"/>
                <table:data-pilot-member table:name="61852" table:display="true" table:show-details="true"/>
                <table:data-pilot-member table:name="61945" table:display="true" table:show-details="true"/>
                <table:data-pilot-member table:name="62513" table:display="true" table:show-details="true"/>
                <table:data-pilot-member table:name="62720" table:display="true" table:show-details="true"/>
                <table:data-pilot-member table:name="62737" table:display="true" table:show-details="true"/>
                <table:data-pilot-member table:name="63057" table:display="true" table:show-details="true"/>
                <table:data-pilot-member table:name="63252" table:display="true" table:show-details="true"/>
                <table:data-pilot-member table:name="64270" table:display="true" table:show-details="true"/>
                <table:data-pilot-member table:name="64311" table:display="true" table:show-details="true"/>
                <table:data-pilot-member table:name="64450" table:display="true" table:show-details="true"/>
                <table:data-pilot-member table:name="64559" table:display="true" table:show-details="true"/>
                <table:data-pilot-member table:name="64599" table:display="true" table:show-details="true"/>
                <table:data-pilot-member table:name="64788" table:display="true" table:show-details="true"/>
                <table:data-pilot-member table:name="65306" table:display="true" table:show-details="true"/>
                <table:data-pilot-member table:name="65422" table:display="true" table:show-details="true"/>
                <table:data-pilot-member table:name="65844" table:display="true" table:show-details="true"/>
                <table:data-pilot-member table:name="65939" table:display="true" table:show-details="true"/>
                <table:data-pilot-member table:name="66112" table:display="true" table:show-details="true"/>
                <table:data-pilot-member table:name="66113" table:display="true" table:show-details="true"/>
                <table:data-pilot-member table:name="66187" table:display="true" table:show-details="true"/>
                <table:data-pilot-member table:name="66707" table:display="true" table:show-details="true"/>
                <table:data-pilot-member table:name="66823" table:display="true" table:show-details="true"/>
                <table:data-pilot-member table:name="66971" table:display="true" table:show-details="true"/>
                <table:data-pilot-member table:name="67005" table:display="true" table:show-details="true"/>
                <table:data-pilot-member table:name="67140" table:display="true" table:show-details="true"/>
                <table:data-pilot-member table:name="67178" table:display="true" table:show-details="true"/>
                <table:data-pilot-member table:name="67483" table:display="true" table:show-details="true"/>
                <table:data-pilot-member table:name="67884" table:display="true" table:show-details="true"/>
                <table:data-pilot-member table:name="68231" table:display="true" table:show-details="true"/>
                <table:data-pilot-member table:name="69370" table:display="true" table:show-details="true"/>
                <table:data-pilot-member table:name="69375" table:display="true" table:show-details="true"/>
                <table:data-pilot-member table:name="69701" table:display="true" table:show-details="true"/>
                <table:data-pilot-member table:name="69781" table:display="true" table:show-details="true"/>
                <table:data-pilot-member table:name="69900" table:display="true" table:show-details="true"/>
                <table:data-pilot-member table:name="70430" table:display="true" table:show-details="true"/>
                <table:data-pilot-member table:name="70570" table:display="true" table:show-details="true"/>
                <table:data-pilot-member table:name="70606" table:display="true" table:show-details="true"/>
                <table:data-pilot-member table:name="70929" table:display="true" table:show-details="true"/>
                <table:data-pilot-member table:name="71624" table:display="true" table:show-details="true"/>
                <table:data-pilot-member table:name="71784" table:display="true" table:show-details="true"/>
                <table:data-pilot-member table:name="71790" table:display="true" table:show-details="true"/>
                <table:data-pilot-member table:name="72642" table:display="true" table:show-details="true"/>
                <table:data-pilot-member table:name="73036" table:display="true" table:show-details="true"/>
                <table:data-pilot-member table:name="73068" table:display="true" table:show-details="true"/>
                <table:data-pilot-member table:name="73756" table:display="true" table:show-details="true"/>
                <table:data-pilot-member table:name="73758" table:display="true" table:show-details="true"/>
                <table:data-pilot-member table:name="73911" table:display="true" table:show-details="true"/>
                <table:data-pilot-member table:name="73951" table:display="true" table:show-details="true"/>
                <table:data-pilot-member table:name="74315" table:display="true" table:show-details="true"/>
                <table:data-pilot-member table:name="74725" table:display="true" table:show-details="true"/>
                <table:data-pilot-member table:name="74851" table:display="true" table:show-details="true"/>
                <table:data-pilot-member table:name="75183" table:display="true" table:show-details="true"/>
                <table:data-pilot-member table:name="75219" table:display="true" table:show-details="true"/>
                <table:data-pilot-member table:name="75440" table:display="true" table:show-details="true"/>
                <table:data-pilot-member table:name="75875" table:display="true" table:show-details="true"/>
                <table:data-pilot-member table:name="76064" table:display="true" table:show-details="true"/>
                <table:data-pilot-member table:name="76138" table:display="true" table:show-details="true"/>
                <table:data-pilot-member table:name="76230" table:display="true" table:show-details="true"/>
                <table:data-pilot-member table:name="76247" table:display="true" table:show-details="true"/>
                <table:data-pilot-member table:name="76942" table:display="true" table:show-details="true"/>
                <table:data-pilot-member table:name="76951" table:display="true" table:show-details="true"/>
                <table:data-pilot-member table:name="76956" table:display="true" table:show-details="true"/>
                <table:data-pilot-member table:name="77039" table:display="true" table:show-details="true"/>
                <table:data-pilot-member table:name="77290" table:display="true" table:show-details="true"/>
                <table:data-pilot-member table:name="77431" table:display="true" table:show-details="true"/>
                <table:data-pilot-member table:name="77457" table:display="true" table:show-details="true"/>
                <table:data-pilot-member table:name="77664" table:display="true" table:show-details="true"/>
                <table:data-pilot-member table:name="78431" table:display="true" table:show-details="true"/>
                <table:data-pilot-member table:name="78578" table:display="true" table:show-details="true"/>
                <table:data-pilot-member table:name="78780" table:display="true" table:show-details="true"/>
                <table:data-pilot-member table:name="78810" table:display="true" table:show-details="true"/>
                <table:data-pilot-member table:name="78869" table:display="true" table:show-details="true"/>
                <table:data-pilot-member table:name="79028" table:display="true" table:show-details="true"/>
                <table:data-pilot-member table:name="79266" table:display="true" table:show-details="true"/>
                <table:data-pilot-member table:name="79377" table:display="true" table:show-details="true"/>
                <table:data-pilot-member table:name="79516" table:display="true" table:show-details="true"/>
                <table:data-pilot-member table:name="79631" table:display="true" table:show-details="true"/>
                <table:data-pilot-member table:name="80201" table:display="true" table:show-details="true"/>
                <table:data-pilot-member table:name="81006" table:display="true" table:show-details="true"/>
                <table:data-pilot-member table:name="81010" table:display="true" table:show-details="true"/>
                <table:data-pilot-member table:name="81403" table:display="true" table:show-details="true"/>
                <table:data-pilot-member table:name="82336" table:display="true" table:show-details="true"/>
                <table:data-pilot-member table:name="82355" table:display="true" table:show-details="true"/>
                <table:data-pilot-member table:name="82838" table:display="true" table:show-details="true"/>
                <table:data-pilot-member table:name="83080" table:display="true" table:show-details="true"/>
                <table:data-pilot-member table:name="83461" table:display="true" table:show-details="true"/>
                <table:data-pilot-member table:name="83464" table:display="true" table:show-details="true"/>
                <table:data-pilot-member table:name="83699" table:display="true" table:show-details="true"/>
                <table:data-pilot-member table:name="83903" table:display="true" table:show-details="true"/>
                <table:data-pilot-member table:name="84175" table:display="true" table:show-details="true"/>
                <table:data-pilot-member table:name="84366" table:display="true" table:show-details="true"/>
                <table:data-pilot-member table:name="85167" table:display="true" table:show-details="true"/>
                <table:data-pilot-member table:name="85256" table:display="true" table:show-details="true"/>
                <table:data-pilot-member table:name="85705" table:display="true" table:show-details="true"/>
                <table:data-pilot-member table:name="86758" table:display="true" table:show-details="true"/>
                <table:data-pilot-member table:name="86841" table:display="true" table:show-details="true"/>
                <table:data-pilot-member table:name="87141" table:display="true" table:show-details="true"/>
                <table:data-pilot-member table:name="87339" table:display="true" table:show-details="true"/>
                <table:data-pilot-member table:name="87890" table:display="true" table:show-details="true"/>
                <table:data-pilot-member table:name="88270" table:display="true" table:show-details="true"/>
                <table:data-pilot-member table:name="88378" table:display="true" table:show-details="true"/>
                <table:data-pilot-member table:name="88399" table:display="true" table:show-details="true"/>
                <table:data-pilot-member table:name="89502" table:display="true" table:show-details="true"/>
                <table:data-pilot-member table:name="90080" table:display="true" table:show-details="true"/>
                <table:data-pilot-member table:name="90133" table:display="true" table:show-details="true"/>
                <table:data-pilot-member table:name="90199" table:display="true" table:show-details="true"/>
                <table:data-pilot-member table:name="90205" table:display="true" table:show-details="true"/>
                <table:data-pilot-member table:name="90283" table:display="true" table:show-details="true"/>
                <table:data-pilot-member table:name="90327" table:display="true" table:show-details="true"/>
                <table:data-pilot-member table:name="90656" table:display="true" table:show-details="true"/>
                <table:data-pilot-member table:name="91191" table:display="true" table:show-details="true"/>
                <table:data-pilot-member table:name="91283" table:display="true" table:show-details="true"/>
                <table:data-pilot-member table:name="91815" table:display="true" table:show-details="true"/>
                <table:data-pilot-member table:name="92032" table:display="true" table:show-details="true"/>
                <table:data-pilot-member table:name="92496" table:display="true" table:show-details="true"/>
                <table:data-pilot-member table:name="92795" table:display="true" table:show-details="true"/>
                <table:data-pilot-member table:name="92847" table:display="true" table:show-details="true"/>
                <table:data-pilot-member table:name="92983" table:display="true" table:show-details="true"/>
                <table:data-pilot-member table:name="95645" table:display="true" table:show-details="true"/>
                <table:data-pilot-member table:name="96139" table:display="true" table:show-details="true"/>
                <table:data-pilot-member table:name="96319" table:display="true" table:show-details="true"/>
                <table:data-pilot-member table:name="96473" table:display="true" table:show-details="true"/>
                <table:data-pilot-member table:name="96627" table:display="true" table:show-details="true"/>
                <table:data-pilot-member table:name="97569" table:display="true" table:show-details="true"/>
                <table:data-pilot-member table:name="98140" table:display="true" table:show-details="true"/>
                <table:data-pilot-member table:name="98160" table:display="true" table:show-details="true"/>
                <table:data-pilot-member table:name="98619" table:display="true" table:show-details="true"/>
                <table:data-pilot-member table:name="99258" table:display="true" table:show-details="true"/>
                <table:data-pilot-member table:name="99764" table:display="true" table:show-details="true"/>
                <table:data-pilot-member table:name="100886" table:display="true" table:show-details="true"/>
                <table:data-pilot-member table:name="102647" table:display="true" table:show-details="true"/>
                <table:data-pilot-member table:name="102808" table:display="true" table:show-details="true"/>
                <table:data-pilot-member table:name="103349" table:display="true" table:show-details="true"/>
                <table:data-pilot-member table:name="103397" table:display="true" table:show-details="true"/>
                <table:data-pilot-member table:name="105416" table:display="true" table:show-details="true"/>
                <table:data-pilot-member table:name="106023" table:display="true" table:show-details="true"/>
                <table:data-pilot-member table:name="106319" table:display="true" table:show-details="true"/>
                <table:data-pilot-member table:name="106486" table:display="true" table:show-details="true"/>
                <table:data-pilot-member table:name="107946" table:display="true" table:show-details="true"/>
                <table:data-pilot-member table:name="107970" table:display="true" table:show-details="true"/>
                <table:data-pilot-member table:name="108393" table:display="true" table:show-details="true"/>
                <table:data-pilot-member table:name="108597" table:display="true" table:show-details="true"/>
                <table:data-pilot-member table:name="108740" table:display="true" table:show-details="true"/>
                <table:data-pilot-member table:name="109140" table:display="true" table:show-details="true"/>
                <table:data-pilot-member table:name="109161" table:display="true" table:show-details="true"/>
                <table:data-pilot-member table:name="109394" table:display="true" table:show-details="true"/>
                <table:data-pilot-member table:name="109757" table:display="true" table:show-details="true"/>
                <table:data-pilot-member table:name="109836" table:display="true" table:show-details="true"/>
                <table:data-pilot-member table:name="110644" table:display="true" table:show-details="true"/>
                <table:data-pilot-member table:name="111038" table:display="true" table:show-details="true"/>
                <table:data-pilot-member table:name="112117" table:display="true" table:show-details="true"/>
                <table:data-pilot-member table:name="112417" table:display="true" table:show-details="true"/>
                <table:data-pilot-member table:name="112507" table:display="true" table:show-details="true"/>
                <table:data-pilot-member table:name="112916" table:display="true" table:show-details="true"/>
                <table:data-pilot-member table:name="112957" table:display="true" table:show-details="true"/>
                <table:data-pilot-member table:name="112992" table:display="true" table:show-details="true"/>
                <table:data-pilot-member table:name="113041" table:display="true" table:show-details="true"/>
                <table:data-pilot-member table:name="113148" table:display="true" table:show-details="true"/>
                <table:data-pilot-member table:name="113242" table:display="true" table:show-details="true"/>
                <table:data-pilot-member table:name="114773" table:display="true" table:show-details="true"/>
                <table:data-pilot-member table:name="115125" table:display="true" table:show-details="true"/>
                <table:data-pilot-member table:name="115179" table:display="true" table:show-details="true"/>
                <table:data-pilot-member table:name="115206" table:display="true" table:show-details="true"/>
                <table:data-pilot-member table:name="115453" table:display="true" table:show-details="true"/>
                <table:data-pilot-member table:name="115610" table:display="true" table:show-details="true"/>
                <table:data-pilot-member table:name="118671" table:display="true" table:show-details="true"/>
                <table:data-pilot-member table:name="118931" table:display="true" table:show-details="true"/>
                <table:data-pilot-member table:name="119268" table:display="true" table:show-details="true"/>
                <table:data-pilot-member table:name="119518" table:display="true" table:show-details="true"/>
                <table:data-pilot-member table:name="120270" table:display="true" table:show-details="true"/>
                <table:data-pilot-member table:name="120422" table:display="true" table:show-details="true"/>
                <table:data-pilot-member table:name="121508" table:display="true" table:show-details="true"/>
                <table:data-pilot-member table:name="121534" table:display="true" table:show-details="true"/>
                <table:data-pilot-member table:name="121642" table:display="true" table:show-details="true"/>
                <table:data-pilot-member table:name="121731" table:display="true" table:show-details="true"/>
                <table:data-pilot-member table:name="122712" table:display="true" table:show-details="true"/>
                <table:data-pilot-member table:name="123120" table:display="true" table:show-details="true"/>
                <table:data-pilot-member table:name="123479" table:display="true" table:show-details="true"/>
                <table:data-pilot-member table:name="123762" table:display="true" table:show-details="true"/>
                <table:data-pilot-member table:name="125020" table:display="true" table:show-details="true"/>
                <table:data-pilot-member table:name="126463" table:display="true" table:show-details="true"/>
                <table:data-pilot-member table:name="127289" table:display="true" table:show-details="true"/>
                <table:data-pilot-member table:name="128444" table:display="true" table:show-details="true"/>
                <table:data-pilot-member table:name="128925" table:display="true" table:show-details="true"/>
                <table:data-pilot-member table:name="129273" table:display="true" table:show-details="true"/>
                <table:data-pilot-member table:name="129699" table:display="true" table:show-details="true"/>
                <table:data-pilot-member table:name="133048" table:display="true" table:show-details="true"/>
                <table:data-pilot-member table:name="134145" table:display="true" table:show-details="true"/>
                <table:data-pilot-member table:name="135293" table:display="true" table:show-details="true"/>
                <table:data-pilot-member table:name="135633" table:display="true" table:show-details="true"/>
                <table:data-pilot-member table:name="136263" table:display="true" table:show-details="true"/>
                <table:data-pilot-member table:name="137570" table:display="true" table:show-details="true"/>
                <table:data-pilot-member table:name="138711" table:display="true" table:show-details="true"/>
                <table:data-pilot-member table:name="138837" table:display="true" table:show-details="true"/>
                <table:data-pilot-member table:name="138969" table:display="true" table:show-details="true"/>
                <table:data-pilot-member table:name="139595" table:display="true" table:show-details="true"/>
                <table:data-pilot-member table:name="139844" table:display="true" table:show-details="true"/>
                <table:data-pilot-member table:name="145085" table:display="true" table:show-details="true"/>
                <table:data-pilot-member table:name="145517" table:display="true" table:show-details="true"/>
                <table:data-pilot-member table:name="150103" table:display="true" table:show-details="true"/>
                <table:data-pilot-member table:name="151178" table:display="true" table:show-details="true"/>
                <table:data-pilot-member table:name="151461" table:display="true" table:show-details="true"/>
                <table:data-pilot-member table:name="151520" table:display="true" table:show-details="true"/>
                <table:data-pilot-member table:name="153047" table:display="true" table:show-details="true"/>
                <table:data-pilot-member table:name="154819" table:display="true" table:show-details="true"/>
                <table:data-pilot-member table:name="157831" table:display="true" table:show-details="true"/>
                <table:data-pilot-member table:name="159538" table:display="true" table:show-details="true"/>
                <table:data-pilot-member table:name="159633" table:display="true" table:show-details="true"/>
                <table:data-pilot-member table:name="160776" table:display="true" table:show-details="true"/>
                <table:data-pilot-member table:name="161435" table:display="true" table:show-details="true"/>
                <table:data-pilot-member table:name="162128" table:display="true" table:show-details="true"/>
                <table:data-pilot-member table:name="162465" table:display="true" table:show-details="true"/>
                <table:data-pilot-member table:name="162545" table:display="true" table:show-details="true"/>
                <table:data-pilot-member table:name="165130" table:display="true" table:show-details="true"/>
                <table:data-pilot-member table:name="167342" table:display="true" table:show-details="true"/>
                <table:data-pilot-member table:name="170761" table:display="true" table:show-details="true"/>
                <table:data-pilot-member table:name="172591" table:display="true" table:show-details="true"/>
                <table:data-pilot-member table:name="173444" table:display="true" table:show-details="true"/>
                <table:data-pilot-member table:name="176327" table:display="true" table:show-details="true"/>
                <table:data-pilot-member table:name="177007" table:display="true" table:show-details="true"/>
                <table:data-pilot-member table:name="177562" table:display="true" table:show-details="true"/>
                <table:data-pilot-member table:name="183392" table:display="true" table:show-details="true"/>
                <table:data-pilot-member table:name="185896" table:display="true" table:show-details="true"/>
                <table:data-pilot-member table:name="190517" table:display="true" table:show-details="true"/>
                <table:data-pilot-member table:name="198046" table:display="true" table:show-details="true"/>
                <table:data-pilot-member table:name="200600" table:display="true" table:show-details="true"/>
                <table:data-pilot-member table:name="202689" table:display="true" table:show-details="true"/>
                <table:data-pilot-member table:name="207381" table:display="true" table:show-details="true"/>
                <table:data-pilot-member table:name="208526" table:display="true" table:show-details="true"/>
                <table:data-pilot-member table:name="209407" table:display="true" table:show-details="true"/>
                <table:data-pilot-member table:name="212894" table:display="true" table:show-details="true"/>
                <table:data-pilot-member table:name="216159" table:display="true" table:show-details="true"/>
                <table:data-pilot-member table:name="228179" table:display="true" table:show-details="true"/>
                <table:data-pilot-member table:name="235043" table:display="true" table:show-details="true"/>
                <table:data-pilot-member table:name="247478" table:display="true" table:show-details="true"/>
                <table:data-pilot-member table:name="270490" table:display="true" table:show-details="true"/>
                <table:data-pilot-member table:name="295981" table:display="true" table:show-details="true"/>
                <table:data-pilot-member table:name="299910" table:display="true" table:show-details="true"/>
                <table:data-pilot-member table:name="340727" table:display="true" table:show-details="true"/>
                <table:data-pilot-member table:name="355645" table:display="true" table:show-details="true"/>
                <table:data-pilot-member table:name="366037" table:display="true" table:show-details="true"/>
                <table:data-pilot-member table:name="405657" table:display="true" table:show-details="true"/>
                <table:data-pilot-member table:name="462249" table:display="true" table:show-details="true"/>
                <table:data-pilot-member table:name="542348" table:display="true" table:show-details="true"/>
                <table:data-pilot-member table:name="635759" table:display="true" table:show-details="true"/>
                <table:data-pilot-member table:name="700982" table:display="true" table:show-details="true"/>
                <table:data-pilot-member table:name="761069" table:display="true" table:show-details="true"/>
                <table:data-pilot-member table:name="174435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2017" table:orientation="data" table:used-hierarchy="0" table:function="sum">
            <table:data-pilot-level table:show-empty="false" calcext:repeat-item-labels="false">
              <table:data-pilot-members>
                <table:data-pilot-member table:name="20417" table:display="true" table:show-details="true"/>
                <table:data-pilot-member table:name="21990" table:display="true" table:show-details="true"/>
                <table:data-pilot-member table:name="23278" table:display="true" table:show-details="true"/>
                <table:data-pilot-member table:name="26691" table:display="true" table:show-details="true"/>
                <table:data-pilot-member table:name="27167" table:display="true" table:show-details="true"/>
                <table:data-pilot-member table:name="30912" table:display="true" table:show-details="true"/>
                <table:data-pilot-member table:name="31544" table:display="true" table:show-details="true"/>
                <table:data-pilot-member table:name="33432" table:display="true" table:show-details="true"/>
                <table:data-pilot-member table:name="33523" table:display="true" table:show-details="true"/>
                <table:data-pilot-member table:name="34273" table:display="true" table:show-details="true"/>
                <table:data-pilot-member table:name="34593" table:display="true" table:show-details="true"/>
                <table:data-pilot-member table:name="34752" table:display="true" table:show-details="true"/>
                <table:data-pilot-member table:name="34843" table:display="true" table:show-details="true"/>
                <table:data-pilot-member table:name="35409" table:display="true" table:show-details="true"/>
                <table:data-pilot-member table:name="35441" table:display="true" table:show-details="true"/>
                <table:data-pilot-member table:name="35715" table:display="true" table:show-details="true"/>
                <table:data-pilot-member table:name="35929" table:display="true" table:show-details="true"/>
                <table:data-pilot-member table:name="36018" table:display="true" table:show-details="true"/>
                <table:data-pilot-member table:name="36693" table:display="true" table:show-details="true"/>
                <table:data-pilot-member table:name="36849" table:display="true" table:show-details="true"/>
                <table:data-pilot-member table:name="37080" table:display="true" table:show-details="true"/>
                <table:data-pilot-member table:name="37148" table:display="true" table:show-details="true"/>
                <table:data-pilot-member table:name="37638" table:display="true" table:show-details="true"/>
                <table:data-pilot-member table:name="38198" table:display="true" table:show-details="true"/>
                <table:data-pilot-member table:name="38995" table:display="true" table:show-details="true"/>
                <table:data-pilot-member table:name="39084" table:display="true" table:show-details="true"/>
                <table:data-pilot-member table:name="39256" table:display="true" table:show-details="true"/>
                <table:data-pilot-member table:name="39586" table:display="true" table:show-details="true"/>
                <table:data-pilot-member table:name="39838" table:display="true" table:show-details="true"/>
                <table:data-pilot-member table:name="40055" table:display="true" table:show-details="true"/>
                <table:data-pilot-member table:name="40075" table:display="true" table:show-details="true"/>
                <table:data-pilot-member table:name="40364" table:display="true" table:show-details="true"/>
                <table:data-pilot-member table:name="41115" table:display="true" table:show-details="true"/>
                <table:data-pilot-member table:name="41169" table:display="true" table:show-details="true"/>
                <table:data-pilot-member table:name="41254" table:display="true" table:show-details="true"/>
                <table:data-pilot-member table:name="41392" table:display="true" table:show-details="true"/>
                <table:data-pilot-member table:name="41484" table:display="true" table:show-details="true"/>
                <table:data-pilot-member table:name="41954" table:display="true" table:show-details="true"/>
                <table:data-pilot-member table:name="42039" table:display="true" table:show-details="true"/>
                <table:data-pilot-member table:name="42237" table:display="true" table:show-details="true"/>
                <table:data-pilot-member table:name="42250" table:display="true" table:show-details="true"/>
                <table:data-pilot-member table:name="42417" table:display="true" table:show-details="true"/>
                <table:data-pilot-member table:name="42707" table:display="true" table:show-details="true"/>
                <table:data-pilot-member table:name="43648" table:display="true" table:show-details="true"/>
                <table:data-pilot-member table:name="44052" table:display="true" table:show-details="true"/>
                <table:data-pilot-member table:name="44143" table:display="true" table:show-details="true"/>
                <table:data-pilot-member table:name="44146" table:display="true" table:show-details="true"/>
                <table:data-pilot-member table:name="44166" table:display="true" table:show-details="true"/>
                <table:data-pilot-member table:name="44219" table:display="true" table:show-details="true"/>
                <table:data-pilot-member table:name="44262" table:display="true" table:show-details="true"/>
                <table:data-pilot-member table:name="44381" table:display="true" table:show-details="true"/>
                <table:data-pilot-member table:name="45250" table:display="true" table:show-details="true"/>
                <table:data-pilot-member table:name="45538" table:display="true" table:show-details="true"/>
                <table:data-pilot-member table:name="45682" table:display="true" table:show-details="true"/>
                <table:data-pilot-member table:name="45708" table:display="true" table:show-details="true"/>
                <table:data-pilot-member table:name="45825" table:display="true" table:show-details="true"/>
                <table:data-pilot-member table:name="46197" table:display="true" table:show-details="true"/>
                <table:data-pilot-member table:name="46445" table:display="true" table:show-details="true"/>
                <table:data-pilot-member table:name="46527" table:display="true" table:show-details="true"/>
                <table:data-pilot-member table:name="46565" table:display="true" table:show-details="true"/>
                <table:data-pilot-member table:name="46596" table:display="true" table:show-details="true"/>
                <table:data-pilot-member table:name="47093" table:display="true" table:show-details="true"/>
                <table:data-pilot-member table:name="47137" table:display="true" table:show-details="true"/>
                <table:data-pilot-member table:name="47296" table:display="true" table:show-details="true"/>
                <table:data-pilot-member table:name="47415" table:display="true" table:show-details="true"/>
                <table:data-pilot-member table:name="47595" table:display="true" table:show-details="true"/>
                <table:data-pilot-member table:name="47727" table:display="true" table:show-details="true"/>
                <table:data-pilot-member table:name="48041" table:display="true" table:show-details="true"/>
                <table:data-pilot-member table:name="48254" table:display="true" table:show-details="true"/>
                <table:data-pilot-member table:name="48327" table:display="true" table:show-details="true"/>
                <table:data-pilot-member table:name="48416" table:display="true" table:show-details="true"/>
                <table:data-pilot-member table:name="49081" table:display="true" table:show-details="true"/>
                <table:data-pilot-member table:name="49220" table:display="true" table:show-details="true"/>
                <table:data-pilot-member table:name="49505" table:display="true" table:show-details="true"/>
                <table:data-pilot-member table:name="49842" table:display="true" table:show-details="true"/>
                <table:data-pilot-member table:name="50285" table:display="true" table:show-details="true"/>
                <table:data-pilot-member table:name="50507" table:display="true" table:show-details="true"/>
                <table:data-pilot-member table:name="50644" table:display="true" table:show-details="true"/>
                <table:data-pilot-member table:name="50769" table:display="true" table:show-details="true"/>
                <table:data-pilot-member table:name="51176" table:display="true" table:show-details="true"/>
                <table:data-pilot-member table:name="51305" table:display="true" table:show-details="true"/>
                <table:data-pilot-member table:name="51423" table:display="true" table:show-details="true"/>
                <table:data-pilot-member table:name="51746" table:display="true" table:show-details="true"/>
                <table:data-pilot-member table:name="52003" table:display="true" table:show-details="true"/>
                <table:data-pilot-member table:name="52236" table:display="true" table:show-details="true"/>
                <table:data-pilot-member table:name="52337" table:display="true" table:show-details="true"/>
                <table:data-pilot-member table:name="52721" table:display="true" table:show-details="true"/>
                <table:data-pilot-member table:name="53014" table:display="true" table:show-details="true"/>
                <table:data-pilot-member table:name="53181" table:display="true" table:show-details="true"/>
                <table:data-pilot-member table:name="53361" table:display="true" table:show-details="true"/>
                <table:data-pilot-member table:name="53481" table:display="true" table:show-details="true"/>
                <table:data-pilot-member table:name="54013" table:display="true" table:show-details="true"/>
                <table:data-pilot-member table:name="54874" table:display="true" table:show-details="true"/>
                <table:data-pilot-member table:name="55182" table:display="true" table:show-details="true"/>
                <table:data-pilot-member table:name="55238" table:display="true" table:show-details="true"/>
                <table:data-pilot-member table:name="55347" table:display="true" table:show-details="true"/>
                <table:data-pilot-member table:name="55391" table:display="true" table:show-details="true"/>
                <table:data-pilot-member table:name="55759" table:display="true" table:show-details="true"/>
                <table:data-pilot-member table:name="55915" table:display="true" table:show-details="true"/>
                <table:data-pilot-member table:name="55954" table:display="true" table:show-details="true"/>
                <table:data-pilot-member table:name="56075" table:display="true" table:show-details="true"/>
                <table:data-pilot-member table:name="56204" table:display="true" table:show-details="true"/>
                <table:data-pilot-member table:name="56352" table:display="true" table:show-details="true"/>
                <table:data-pilot-member table:name="56458" table:display="true" table:show-details="true"/>
                <table:data-pilot-member table:name="56782" table:display="true" table:show-details="true"/>
                <table:data-pilot-member table:name="56788" table:display="true" table:show-details="true"/>
                <table:data-pilot-member table:name="57005" table:display="true" table:show-details="true"/>
                <table:data-pilot-member table:name="57033" table:display="true" table:show-details="true"/>
                <table:data-pilot-member table:name="57141" table:display="true" table:show-details="true"/>
                <table:data-pilot-member table:name="57270" table:display="true" table:show-details="true"/>
                <table:data-pilot-member table:name="57295" table:display="true" table:show-details="true"/>
                <table:data-pilot-member table:name="57303" table:display="true" table:show-details="true"/>
                <table:data-pilot-member table:name="57420" table:display="true" table:show-details="true"/>
                <table:data-pilot-member table:name="57691" table:display="true" table:show-details="true"/>
                <table:data-pilot-member table:name="57903" table:display="true" table:show-details="true"/>
                <table:data-pilot-member table:name="57979" table:display="true" table:show-details="true"/>
                <table:data-pilot-member table:name="58094" table:display="true" table:show-details="true"/>
                <table:data-pilot-member table:name="58397" table:display="true" table:show-details="true"/>
                <table:data-pilot-member table:name="58884" table:display="true" table:show-details="true"/>
                <table:data-pilot-member table:name="58905" table:display="true" table:show-details="true"/>
                <table:data-pilot-member table:name="59154" table:display="true" table:show-details="true"/>
                <table:data-pilot-member table:name="59342" table:display="true" table:show-details="true"/>
                <table:data-pilot-member table:name="59617" table:display="true" table:show-details="true"/>
                <table:data-pilot-member table:name="59626" table:display="true" table:show-details="true"/>
                <table:data-pilot-member table:name="59986" table:display="true" table:show-details="true"/>
                <table:data-pilot-member table:name="60356" table:display="true" table:show-details="true"/>
                <table:data-pilot-member table:name="60586" table:display="true" table:show-details="true"/>
                <table:data-pilot-member table:name="61045" table:display="true" table:show-details="true"/>
                <table:data-pilot-member table:name="61106" table:display="true" table:show-details="true"/>
                <table:data-pilot-member table:name="61160" table:display="true" table:show-details="true"/>
                <table:data-pilot-member table:name="61781" table:display="true" table:show-details="true"/>
                <table:data-pilot-member table:name="62013" table:display="true" table:show-details="true"/>
                <table:data-pilot-member table:name="62154" table:display="true" table:show-details="true"/>
                <table:data-pilot-member table:name="62472" table:display="true" table:show-details="true"/>
                <table:data-pilot-member table:name="62802" table:display="true" table:show-details="true"/>
                <table:data-pilot-member table:name="63081" table:display="true" table:show-details="true"/>
                <table:data-pilot-member table:name="63212" table:display="true" table:show-details="true"/>
                <table:data-pilot-member table:name="63734" table:display="true" table:show-details="true"/>
                <table:data-pilot-member table:name="63969" table:display="true" table:show-details="true"/>
                <table:data-pilot-member table:name="64011" table:display="true" table:show-details="true"/>
                <table:data-pilot-member table:name="64159" table:display="true" table:show-details="true"/>
                <table:data-pilot-member table:name="64373" table:display="true" table:show-details="true"/>
                <table:data-pilot-member table:name="64395" table:display="true" table:show-details="true"/>
                <table:data-pilot-member table:name="64648" table:display="true" table:show-details="true"/>
                <table:data-pilot-member table:name="64921" table:display="true" table:show-details="true"/>
                <table:data-pilot-member table:name="65101" table:display="true" table:show-details="true"/>
                <table:data-pilot-member table:name="65195" table:display="true" table:show-details="true"/>
                <table:data-pilot-member table:name="65990" table:display="true" table:show-details="true"/>
                <table:data-pilot-member table:name="66011" table:display="true" table:show-details="true"/>
                <table:data-pilot-member table:name="66071" table:display="true" table:show-details="true"/>
                <table:data-pilot-member table:name="66177" table:display="true" table:show-details="true"/>
                <table:data-pilot-member table:name="66446" table:display="true" table:show-details="true"/>
                <table:data-pilot-member table:name="66527" table:display="true" table:show-details="true"/>
                <table:data-pilot-member table:name="66575" table:display="true" table:show-details="true"/>
                <table:data-pilot-member table:name="66825" table:display="true" table:show-details="true"/>
                <table:data-pilot-member table:name="66911" table:display="true" table:show-details="true"/>
                <table:data-pilot-member table:name="67016" table:display="true" table:show-details="true"/>
                <table:data-pilot-member table:name="67248" table:display="true" table:show-details="true"/>
                <table:data-pilot-member table:name="67905" table:display="true" table:show-details="true"/>
                <table:data-pilot-member table:name="68664" table:display="true" table:show-details="true"/>
                <table:data-pilot-member table:name="69626" table:display="true" table:show-details="true"/>
                <table:data-pilot-member table:name="69663" table:display="true" table:show-details="true"/>
                <table:data-pilot-member table:name="69834" table:display="true" table:show-details="true"/>
                <table:data-pilot-member table:name="69960" table:display="true" table:show-details="true"/>
                <table:data-pilot-member table:name="70466" table:display="true" table:show-details="true"/>
                <table:data-pilot-member table:name="70528" table:display="true" table:show-details="true"/>
                <table:data-pilot-member table:name="70796" table:display="true" table:show-details="true"/>
                <table:data-pilot-member table:name="71234" table:display="true" table:show-details="true"/>
                <table:data-pilot-member table:name="71670" table:display="true" table:show-details="true"/>
                <table:data-pilot-member table:name="71738" table:display="true" table:show-details="true"/>
                <table:data-pilot-member table:name="71771" table:display="true" table:show-details="true"/>
                <table:data-pilot-member table:name="72495" table:display="true" table:show-details="true"/>
                <table:data-pilot-member table:name="72779" table:display="true" table:show-details="true"/>
                <table:data-pilot-member table:name="72797" table:display="true" table:show-details="true"/>
                <table:data-pilot-member table:name="73562" table:display="true" table:show-details="true"/>
                <table:data-pilot-member table:name="73700" table:display="true" table:show-details="true"/>
                <table:data-pilot-member table:name="73956" table:display="true" table:show-details="true"/>
                <table:data-pilot-member table:name="73994" table:display="true" table:show-details="true"/>
                <table:data-pilot-member table:name="74360" table:display="true" table:show-details="true"/>
                <table:data-pilot-member table:name="74592" table:display="true" table:show-details="true"/>
                <table:data-pilot-member table:name="74694" table:display="true" table:show-details="true"/>
                <table:data-pilot-member table:name="74901" table:display="true" table:show-details="true"/>
                <table:data-pilot-member table:name="75277" table:display="true" table:show-details="true"/>
                <table:data-pilot-member table:name="75314" table:display="true" table:show-details="true"/>
                <table:data-pilot-member table:name="75342" table:display="true" table:show-details="true"/>
                <table:data-pilot-member table:name="76093" table:display="true" table:show-details="true"/>
                <table:data-pilot-member table:name="76164" table:display="true" table:show-details="true"/>
                <table:data-pilot-member table:name="76329" table:display="true" table:show-details="true"/>
                <table:data-pilot-member table:name="76384" table:display="true" table:show-details="true"/>
                <table:data-pilot-member table:name="76837" table:display="true" table:show-details="true"/>
                <table:data-pilot-member table:name="77020" table:display="true" table:show-details="true"/>
                <table:data-pilot-member table:name="77073" table:display="true" table:show-details="true"/>
                <table:data-pilot-member table:name="77201" table:display="true" table:show-details="true"/>
                <table:data-pilot-member table:name="77203" table:display="true" table:show-details="true"/>
                <table:data-pilot-member table:name="77238" table:display="true" table:show-details="true"/>
                <table:data-pilot-member table:name="77703" table:display="true" table:show-details="true"/>
                <table:data-pilot-member table:name="77764" table:display="true" table:show-details="true"/>
                <table:data-pilot-member table:name="78430" table:display="true" table:show-details="true"/>
                <table:data-pilot-member table:name="78630" table:display="true" table:show-details="true"/>
                <table:data-pilot-member table:name="78735" table:display="true" table:show-details="true"/>
                <table:data-pilot-member table:name="78834" table:display="true" table:show-details="true"/>
                <table:data-pilot-member table:name="78858" table:display="true" table:show-details="true"/>
                <table:data-pilot-member table:name="79024" table:display="true" table:show-details="true"/>
                <table:data-pilot-member table:name="79088" table:display="true" table:show-details="true"/>
                <table:data-pilot-member table:name="79263" table:display="true" table:show-details="true"/>
                <table:data-pilot-member table:name="79340" table:display="true" table:show-details="true"/>
                <table:data-pilot-member table:name="79450" table:display="true" table:show-details="true"/>
                <table:data-pilot-member table:name="80464" table:display="true" table:show-details="true"/>
                <table:data-pilot-member table:name="80524" table:display="true" table:show-details="true"/>
                <table:data-pilot-member table:name="80633" table:display="true" table:show-details="true"/>
                <table:data-pilot-member table:name="81580" table:display="true" table:show-details="true"/>
                <table:data-pilot-member table:name="81902" table:display="true" table:show-details="true"/>
                <table:data-pilot-member table:name="82474" table:display="true" table:show-details="true"/>
                <table:data-pilot-member table:name="82905" table:display="true" table:show-details="true"/>
                <table:data-pilot-member table:name="83249" table:display="true" table:show-details="true"/>
                <table:data-pilot-member table:name="83495" table:display="true" table:show-details="true"/>
                <table:data-pilot-member table:name="83752" table:display="true" table:show-details="true"/>
                <table:data-pilot-member table:name="83993" table:display="true" table:show-details="true"/>
                <table:data-pilot-member table:name="84063" table:display="true" table:show-details="true"/>
                <table:data-pilot-member table:name="84184" table:display="true" table:show-details="true"/>
                <table:data-pilot-member table:name="84297" table:display="true" table:show-details="true"/>
                <table:data-pilot-member table:name="85105" table:display="true" table:show-details="true"/>
                <table:data-pilot-member table:name="85175" table:display="true" table:show-details="true"/>
                <table:data-pilot-member table:name="85180" table:display="true" table:show-details="true"/>
                <table:data-pilot-member table:name="86605" table:display="true" table:show-details="true"/>
                <table:data-pilot-member table:name="86774" table:display="true" table:show-details="true"/>
                <table:data-pilot-member table:name="86886" table:display="true" table:show-details="true"/>
                <table:data-pilot-member table:name="87127" table:display="true" table:show-details="true"/>
                <table:data-pilot-member table:name="87885" table:display="true" table:show-details="true"/>
                <table:data-pilot-member table:name="87903" table:display="true" table:show-details="true"/>
                <table:data-pilot-member table:name="88125" table:display="true" table:show-details="true"/>
                <table:data-pilot-member table:name="88791" table:display="true" table:show-details="true"/>
                <table:data-pilot-member table:name="89326" table:display="true" table:show-details="true"/>
                <table:data-pilot-member table:name="89883" table:display="true" table:show-details="true"/>
                <table:data-pilot-member table:name="89989" table:display="true" table:show-details="true"/>
                <table:data-pilot-member table:name="90180" table:display="true" table:show-details="true"/>
                <table:data-pilot-member table:name="90264" table:display="true" table:show-details="true"/>
                <table:data-pilot-member table:name="90417" table:display="true" table:show-details="true"/>
                <table:data-pilot-member table:name="90584" table:display="true" table:show-details="true"/>
                <table:data-pilot-member table:name="90771" table:display="true" table:show-details="true"/>
                <table:data-pilot-member table:name="91258" table:display="true" table:show-details="true"/>
                <table:data-pilot-member table:name="91334" table:display="true" table:show-details="true"/>
                <table:data-pilot-member table:name="91449" table:display="true" table:show-details="true"/>
                <table:data-pilot-member table:name="91647" table:display="true" table:show-details="true"/>
                <table:data-pilot-member table:name="91935" table:display="true" table:show-details="true"/>
                <table:data-pilot-member table:name="92473" table:display="true" table:show-details="true"/>
                <table:data-pilot-member table:name="92791" table:display="true" table:show-details="true"/>
                <table:data-pilot-member table:name="93001" table:display="true" table:show-details="true"/>
                <table:data-pilot-member table:name="95279" table:display="true" table:show-details="true"/>
                <table:data-pilot-member table:name="95750" table:display="true" table:show-details="true"/>
                <table:data-pilot-member table:name="95964" table:display="true" table:show-details="true"/>
                <table:data-pilot-member table:name="96952" table:display="true" table:show-details="true"/>
                <table:data-pilot-member table:name="97039" table:display="true" table:show-details="true"/>
                <table:data-pilot-member table:name="97069" table:display="true" table:show-details="true"/>
                <table:data-pilot-member table:name="97783" table:display="true" table:show-details="true"/>
                <table:data-pilot-member table:name="98501" table:display="true" table:show-details="true"/>
                <table:data-pilot-member table:name="98559" table:display="true" table:show-details="true"/>
                <table:data-pilot-member table:name="98583" table:display="true" table:show-details="true"/>
                <table:data-pilot-member table:name="99661" table:display="true" table:show-details="true"/>
                <table:data-pilot-member table:name="100718" table:display="true" table:show-details="true"/>
                <table:data-pilot-member table:name="102249" table:display="true" table:show-details="true"/>
                <table:data-pilot-member table:name="102272" table:display="true" table:show-details="true"/>
                <table:data-pilot-member table:name="102649" table:display="true" table:show-details="true"/>
                <table:data-pilot-member table:name="104477" table:display="true" table:show-details="true"/>
                <table:data-pilot-member table:name="105607" table:display="true" table:show-details="true"/>
                <table:data-pilot-member table:name="105747" table:display="true" table:show-details="true"/>
                <table:data-pilot-member table:name="106355" table:display="true" table:show-details="true"/>
                <table:data-pilot-member table:name="106794" table:display="true" table:show-details="true"/>
                <table:data-pilot-member table:name="107576" table:display="true" table:show-details="true"/>
                <table:data-pilot-member table:name="107680" table:display="true" table:show-details="true"/>
                <table:data-pilot-member table:name="107928" table:display="true" table:show-details="true"/>
                <table:data-pilot-member table:name="108299" table:display="true" table:show-details="true"/>
                <table:data-pilot-member table:name="108843" table:display="true" table:show-details="true"/>
                <table:data-pilot-member table:name="109049" table:display="true" table:show-details="true"/>
                <table:data-pilot-member table:name="109111" table:display="true" table:show-details="true"/>
                <table:data-pilot-member table:name="109398" table:display="true" table:show-details="true"/>
                <table:data-pilot-member table:name="110110" table:display="true" table:show-details="true"/>
                <table:data-pilot-member table:name="110215" table:display="true" table:show-details="true"/>
                <table:data-pilot-member table:name="111170" table:display="true" table:show-details="true"/>
                <table:data-pilot-member table:name="111675" table:display="true" table:show-details="true"/>
                <table:data-pilot-member table:name="111984" table:display="true" table:show-details="true"/>
                <table:data-pilot-member table:name="112398" table:display="true" table:show-details="true"/>
                <table:data-pilot-member table:name="112399" table:display="true" table:show-details="true"/>
                <table:data-pilot-member table:name="112483" table:display="true" table:show-details="true"/>
                <table:data-pilot-member table:name="112863" table:display="true" table:show-details="true"/>
                <table:data-pilot-member table:name="113004" table:display="true" table:show-details="true"/>
                <table:data-pilot-member table:name="114079" table:display="true" table:show-details="true"/>
                <table:data-pilot-member table:name="114336" table:display="true" table:show-details="true"/>
                <table:data-pilot-member table:name="114418" table:display="true" table:show-details="true"/>
                <table:data-pilot-member table:name="114421" table:display="true" table:show-details="true"/>
                <table:data-pilot-member table:name="114533" table:display="true" table:show-details="true"/>
                <table:data-pilot-member table:name="114568" table:display="true" table:show-details="true"/>
                <table:data-pilot-member table:name="114722" table:display="true" table:show-details="true"/>
                <table:data-pilot-member table:name="115360" table:display="true" table:show-details="true"/>
                <table:data-pilot-member table:name="115836" table:display="true" table:show-details="true"/>
                <table:data-pilot-member table:name="118234" table:display="true" table:show-details="true"/>
                <table:data-pilot-member table:name="119009" table:display="true" table:show-details="true"/>
                <table:data-pilot-member table:name="119299" table:display="true" table:show-details="true"/>
                <table:data-pilot-member table:name="119750" table:display="true" table:show-details="true"/>
                <table:data-pilot-member table:name="120235" table:display="true" table:show-details="true"/>
                <table:data-pilot-member table:name="121191" table:display="true" table:show-details="true"/>
                <table:data-pilot-member table:name="121295" table:display="true" table:show-details="true"/>
                <table:data-pilot-member table:name="121299" table:display="true" table:show-details="true"/>
                <table:data-pilot-member table:name="121802" table:display="true" table:show-details="true"/>
                <table:data-pilot-member table:name="123251" table:display="true" table:show-details="true"/>
                <table:data-pilot-member table:name="123443" table:display="true" table:show-details="true"/>
                <table:data-pilot-member table:name="123839" table:display="true" table:show-details="true"/>
                <table:data-pilot-member table:name="123995" table:display="true" table:show-details="true"/>
                <table:data-pilot-member table:name="124205" table:display="true" table:show-details="true"/>
                <table:data-pilot-member table:name="125647" table:display="true" table:show-details="true"/>
                <table:data-pilot-member table:name="126049" table:display="true" table:show-details="true"/>
                <table:data-pilot-member table:name="127502" table:display="true" table:show-details="true"/>
                <table:data-pilot-member table:name="128043" table:display="true" table:show-details="true"/>
                <table:data-pilot-member table:name="128351" table:display="true" table:show-details="true"/>
                <table:data-pilot-member table:name="129475" table:display="true" table:show-details="true"/>
                <table:data-pilot-member table:name="130289" table:display="true" table:show-details="true"/>
                <table:data-pilot-member table:name="131071" table:display="true" table:show-details="true"/>
                <table:data-pilot-member table:name="135336" table:display="true" table:show-details="true"/>
                <table:data-pilot-member table:name="135611" table:display="true" table:show-details="true"/>
                <table:data-pilot-member table:name="136315" table:display="true" table:show-details="true"/>
                <table:data-pilot-member table:name="137382" table:display="true" table:show-details="true"/>
                <table:data-pilot-member table:name="137419" table:display="true" table:show-details="true"/>
                <table:data-pilot-member table:name="138369" table:display="true" table:show-details="true"/>
                <table:data-pilot-member table:name="139079" table:display="true" table:show-details="true"/>
                <table:data-pilot-member table:name="139125" table:display="true" table:show-details="true"/>
                <table:data-pilot-member table:name="139252" table:display="true" table:show-details="true"/>
                <table:data-pilot-member table:name="139330" table:display="true" table:show-details="true"/>
                <table:data-pilot-member table:name="145211" table:display="true" table:show-details="true"/>
                <table:data-pilot-member table:name="146254" table:display="true" table:show-details="true"/>
                <table:data-pilot-member table:name="149720" table:display="true" table:show-details="true"/>
                <table:data-pilot-member table:name="151630" table:display="true" table:show-details="true"/>
                <table:data-pilot-member table:name="152253" table:display="true" table:show-details="true"/>
                <table:data-pilot-member table:name="152268" table:display="true" table:show-details="true"/>
                <table:data-pilot-member table:name="153197" table:display="true" table:show-details="true"/>
                <table:data-pilot-member table:name="154581" table:display="true" table:show-details="true"/>
                <table:data-pilot-member table:name="157886" table:display="true" table:show-details="true"/>
                <table:data-pilot-member table:name="158939" table:display="true" table:show-details="true"/>
                <table:data-pilot-member table:name="159678" table:display="true" table:show-details="true"/>
                <table:data-pilot-member table:name="161452" table:display="true" table:show-details="true"/>
                <table:data-pilot-member table:name="161574" table:display="true" table:show-details="true"/>
                <table:data-pilot-member table:name="161645" table:display="true" table:show-details="true"/>
                <table:data-pilot-member table:name="162011" table:display="true" table:show-details="true"/>
                <table:data-pilot-member table:name="162926" table:display="true" table:show-details="true"/>
                <table:data-pilot-member table:name="165206" table:display="true" table:show-details="true"/>
                <table:data-pilot-member table:name="167738" table:display="true" table:show-details="true"/>
                <table:data-pilot-member table:name="169617" table:display="true" table:show-details="true"/>
                <table:data-pilot-member table:name="172030" table:display="true" table:show-details="true"/>
                <table:data-pilot-member table:name="172993" table:display="true" table:show-details="true"/>
                <table:data-pilot-member table:name="175459" table:display="true" table:show-details="true"/>
                <table:data-pilot-member table:name="177863" table:display="true" table:show-details="true"/>
                <table:data-pilot-member table:name="179496" table:display="true" table:show-details="true"/>
                <table:data-pilot-member table:name="182156" table:display="true" table:show-details="true"/>
                <table:data-pilot-member table:name="188021" table:display="true" table:show-details="true"/>
                <table:data-pilot-member table:name="190757" table:display="true" table:show-details="true"/>
                <table:data-pilot-member table:name="197704" table:display="true" table:show-details="true"/>
                <table:data-pilot-member table:name="200886" table:display="true" table:show-details="true"/>
                <table:data-pilot-member table:name="202521" table:display="true" table:show-details="true"/>
                <table:data-pilot-member table:name="205873" table:display="true" table:show-details="true"/>
                <table:data-pilot-member table:name="208977" table:display="true" table:show-details="true"/>
                <table:data-pilot-member table:name="211455" table:display="true" table:show-details="true"/>
                <table:data-pilot-member table:name="213864" table:display="true" table:show-details="true"/>
                <table:data-pilot-member table:name="215020" table:display="true" table:show-details="true"/>
                <table:data-pilot-member table:name="226225" table:display="true" table:show-details="true"/>
                <table:data-pilot-member table:name="238478" table:display="true" table:show-details="true"/>
                <table:data-pilot-member table:name="246991" table:display="true" table:show-details="true"/>
                <table:data-pilot-member table:name="272591" table:display="true" table:show-details="true"/>
                <table:data-pilot-member table:name="296628" table:display="true" table:show-details="true"/>
                <table:data-pilot-member table:name="298111" table:display="true" table:show-details="true"/>
                <table:data-pilot-member table:name="340466" table:display="true" table:show-details="true"/>
                <table:data-pilot-member table:name="353938" table:display="true" table:show-details="true"/>
                <table:data-pilot-member table:name="373570" table:display="true" table:show-details="true"/>
                <table:data-pilot-member table:name="404878" table:display="true" table:show-details="true"/>
                <table:data-pilot-member table:name="463754" table:display="true" table:show-details="true"/>
                <table:data-pilot-member table:name="540372" table:display="true" table:show-details="true"/>
                <table:data-pilot-member table:name="637683" table:display="true" table:show-details="true"/>
                <table:data-pilot-member table:name="696503" table:display="true" table:show-details="true"/>
                <table:data-pilot-member table:name="765320" table:display="true" table:show-details="true"/>
                <table:data-pilot-member table:name="175397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2018" table:orientation="data" table:used-hierarchy="0" table:function="sum">
            <table:data-pilot-level table:show-empty="false" calcext:repeat-item-labels="false">
              <table:data-pilot-members>
                <table:data-pilot-member table:name="20270" table:display="true" table:show-details="true"/>
                <table:data-pilot-member table:name="21891" table:display="true" table:show-details="true"/>
                <table:data-pilot-member table:name="23068" table:display="true" table:show-details="true"/>
                <table:data-pilot-member table:name="26606" table:display="true" table:show-details="true"/>
                <table:data-pilot-member table:name="27062" table:display="true" table:show-details="true"/>
                <table:data-pilot-member table:name="30884" table:display="true" table:show-details="true"/>
                <table:data-pilot-member table:name="31335" table:display="true" table:show-details="true"/>
                <table:data-pilot-member table:name="33239" table:display="true" table:show-details="true"/>
                <table:data-pilot-member table:name="33542" table:display="true" table:show-details="true"/>
                <table:data-pilot-member table:name="34049" table:display="true" table:show-details="true"/>
                <table:data-pilot-member table:name="34496" table:display="true" table:show-details="true"/>
                <table:data-pilot-member table:name="34600" table:display="true" table:show-details="true"/>
                <table:data-pilot-member table:name="34612" table:display="true" table:show-details="true"/>
                <table:data-pilot-member table:name="35140" table:display="true" table:show-details="true"/>
                <table:data-pilot-member table:name="35351" table:display="true" table:show-details="true"/>
                <table:data-pilot-member table:name="35473" table:display="true" table:show-details="true"/>
                <table:data-pilot-member table:name="35891" table:display="true" table:show-details="true"/>
                <table:data-pilot-member table:name="35955" table:display="true" table:show-details="true"/>
                <table:data-pilot-member table:name="36533" table:display="true" table:show-details="true"/>
                <table:data-pilot-member table:name="36606" table:display="true" table:show-details="true"/>
                <table:data-pilot-member table:name="36987" table:display="true" table:show-details="true"/>
                <table:data-pilot-member table:name="37125" table:display="true" table:show-details="true"/>
                <table:data-pilot-member table:name="37401" table:display="true" table:show-details="true"/>
                <table:data-pilot-member table:name="38224" table:display="true" table:show-details="true"/>
                <table:data-pilot-member table:name="38748" table:display="true" table:show-details="true"/>
                <table:data-pilot-member table:name="38853" table:display="true" table:show-details="true"/>
                <table:data-pilot-member table:name="39196" table:display="true" table:show-details="true"/>
                <table:data-pilot-member table:name="39263" table:display="true" table:show-details="true"/>
                <table:data-pilot-member table:name="39497" table:display="true" table:show-details="true"/>
                <table:data-pilot-member table:name="39873" table:display="true" table:show-details="true"/>
                <table:data-pilot-member table:name="39938" table:display="true" table:show-details="true"/>
                <table:data-pilot-member table:name="40368" table:display="true" table:show-details="true"/>
                <table:data-pilot-member table:name="40898" table:display="true" table:show-details="true"/>
                <table:data-pilot-member table:name="41011" table:display="true" table:show-details="true"/>
                <table:data-pilot-member table:name="41032" table:display="true" table:show-details="true"/>
                <table:data-pilot-member table:name="41373" table:display="true" table:show-details="true"/>
                <table:data-pilot-member table:name="41380" table:display="true" table:show-details="true"/>
                <table:data-pilot-member table:name="41675" table:display="true" table:show-details="true"/>
                <table:data-pilot-member table:name="41840" table:display="true" table:show-details="true"/>
                <table:data-pilot-member table:name="41946" table:display="true" table:show-details="true"/>
                <table:data-pilot-member table:name="42116" table:display="true" table:show-details="true"/>
                <table:data-pilot-member table:name="42255" table:display="true" table:show-details="true"/>
                <table:data-pilot-member table:name="42677" table:display="true" table:show-details="true"/>
                <table:data-pilot-member table:name="43658" table:display="true" table:show-details="true"/>
                <table:data-pilot-member table:name="43745" table:display="true" table:show-details="true"/>
                <table:data-pilot-member table:name="43999" table:display="true" table:show-details="true"/>
                <table:data-pilot-member table:name="44006" table:display="true" table:show-details="true"/>
                <table:data-pilot-member table:name="44027" table:display="true" table:show-details="true"/>
                <table:data-pilot-member table:name="44029" table:display="true" table:show-details="true"/>
                <table:data-pilot-member table:name="44104" table:display="true" table:show-details="true"/>
                <table:data-pilot-member table:name="44126" table:display="true" table:show-details="true"/>
                <table:data-pilot-member table:name="45191" table:display="true" table:show-details="true"/>
                <table:data-pilot-member table:name="45289" table:display="true" table:show-details="true"/>
                <table:data-pilot-member table:name="45461" table:display="true" table:show-details="true"/>
                <table:data-pilot-member table:name="45521" table:display="true" table:show-details="true"/>
                <table:data-pilot-member table:name="45580" table:display="true" table:show-details="true"/>
                <table:data-pilot-member table:name="46046" table:display="true" table:show-details="true"/>
                <table:data-pilot-member table:name="46209" table:display="true" table:show-details="true"/>
                <table:data-pilot-member table:name="46306" table:display="true" table:show-details="true"/>
                <table:data-pilot-member table:name="46360" table:display="true" table:show-details="true"/>
                <table:data-pilot-member table:name="46600" table:display="true" table:show-details="true"/>
                <table:data-pilot-member table:name="47068" table:display="true" table:show-details="true"/>
                <table:data-pilot-member table:name="47124" table:display="true" table:show-details="true"/>
                <table:data-pilot-member table:name="47281" table:display="true" table:show-details="true"/>
                <table:data-pilot-member table:name="47341" table:display="true" table:show-details="true"/>
                <table:data-pilot-member table:name="47387" table:display="true" table:show-details="true"/>
                <table:data-pilot-member table:name="47643" table:display="true" table:show-details="true"/>
                <table:data-pilot-member table:name="47781" table:display="true" table:show-details="true"/>
                <table:data-pilot-member table:name="48041" table:display="true" table:show-details="true"/>
                <table:data-pilot-member table:name="48308" table:display="true" table:show-details="true"/>
                <table:data-pilot-member table:name="48438" table:display="true" table:show-details="true"/>
                <table:data-pilot-member table:name="48906" table:display="true" table:show-details="true"/>
                <table:data-pilot-member table:name="48997" table:display="true" table:show-details="true"/>
                <table:data-pilot-member table:name="49315" table:display="true" table:show-details="true"/>
                <table:data-pilot-member table:name="49701" table:display="true" table:show-details="true"/>
                <table:data-pilot-member table:name="50224" table:display="true" table:show-details="true"/>
                <table:data-pilot-member table:name="50381" table:display="true" table:show-details="true"/>
                <table:data-pilot-member table:name="50385" table:display="true" table:show-details="true"/>
                <table:data-pilot-member table:name="50527" table:display="true" table:show-details="true"/>
                <table:data-pilot-member table:name="50947" table:display="true" table:show-details="true"/>
                <table:data-pilot-member table:name="51084" table:display="true" table:show-details="true"/>
                <table:data-pilot-member table:name="51701" table:display="true" table:show-details="true"/>
                <table:data-pilot-member table:name="51834" table:display="true" table:show-details="true"/>
                <table:data-pilot-member table:name="51851" table:display="true" table:show-details="true"/>
                <table:data-pilot-member table:name="52292" table:display="true" table:show-details="true"/>
                <table:data-pilot-member table:name="52451" table:display="true" table:show-details="true"/>
                <table:data-pilot-member table:name="52559" table:display="true" table:show-details="true"/>
                <table:data-pilot-member table:name="52884" table:display="true" table:show-details="true"/>
                <table:data-pilot-member table:name="53028" table:display="true" table:show-details="true"/>
                <table:data-pilot-member table:name="53388" table:display="true" table:show-details="true"/>
                <table:data-pilot-member table:name="53722" table:display="true" table:show-details="true"/>
                <table:data-pilot-member table:name="53738" table:display="true" table:show-details="true"/>
                <table:data-pilot-member table:name="54604" table:display="true" table:show-details="true"/>
                <table:data-pilot-member table:name="54991" table:display="true" table:show-details="true"/>
                <table:data-pilot-member table:name="55233" table:display="true" table:show-details="true"/>
                <table:data-pilot-member table:name="55337" table:display="true" table:show-details="true"/>
                <table:data-pilot-member table:name="55427" table:display="true" table:show-details="true"/>
                <table:data-pilot-member table:name="55479" table:display="true" table:show-details="true"/>
                <table:data-pilot-member table:name="55512" table:display="true" table:show-details="true"/>
                <table:data-pilot-member table:name="55652" table:display="true" table:show-details="true"/>
                <table:data-pilot-member table:name="55748" table:display="true" table:show-details="true"/>
                <table:data-pilot-member table:name="55883" table:display="true" table:show-details="true"/>
                <table:data-pilot-member table:name="56086" table:display="true" table:show-details="true"/>
                <table:data-pilot-member table:name="56095" table:display="true" table:show-details="true"/>
                <table:data-pilot-member table:name="56394" table:display="true" table:show-details="true"/>
                <table:data-pilot-member table:name="56446" table:display="true" table:show-details="true"/>
                <table:data-pilot-member table:name="56678" table:display="true" table:show-details="true"/>
                <table:data-pilot-member table:name="56764" table:display="true" table:show-details="true"/>
                <table:data-pilot-member table:name="56765" table:display="true" table:show-details="true"/>
                <table:data-pilot-member table:name="56922" table:display="true" table:show-details="true"/>
                <table:data-pilot-member table:name="56933" table:display="true" table:show-details="true"/>
                <table:data-pilot-member table:name="57289" table:display="true" table:show-details="true"/>
                <table:data-pilot-member table:name="57461" table:display="true" table:show-details="true"/>
                <table:data-pilot-member table:name="57516" table:display="true" table:show-details="true"/>
                <table:data-pilot-member table:name="57545" table:display="true" table:show-details="true"/>
                <table:data-pilot-member table:name="57729" table:display="true" table:show-details="true"/>
                <table:data-pilot-member table:name="57955" table:display="true" table:show-details="true"/>
                <table:data-pilot-member table:name="58155" table:display="true" table:show-details="true"/>
                <table:data-pilot-member table:name="58249" table:display="true" table:show-details="true"/>
                <table:data-pilot-member table:name="58435" table:display="true" table:show-details="true"/>
                <table:data-pilot-member table:name="58669" table:display="true" table:show-details="true"/>
                <table:data-pilot-member table:name="59311" table:display="true" table:show-details="true"/>
                <table:data-pilot-member table:name="59550" table:display="true" table:show-details="true"/>
                <table:data-pilot-member table:name="59576" table:display="true" table:show-details="true"/>
                <table:data-pilot-member table:name="59640" table:display="true" table:show-details="true"/>
                <table:data-pilot-member table:name="59726" table:display="true" table:show-details="true"/>
                <table:data-pilot-member table:name="60266" table:display="true" table:show-details="true"/>
                <table:data-pilot-member table:name="60409" table:display="true" table:show-details="true"/>
                <table:data-pilot-member table:name="60699" table:display="true" table:show-details="true"/>
                <table:data-pilot-member table:name="60885" table:display="true" table:show-details="true"/>
                <table:data-pilot-member table:name="61229" table:display="true" table:show-details="true"/>
                <table:data-pilot-member table:name="61690" table:display="true" table:show-details="true"/>
                <table:data-pilot-member table:name="61808" table:display="true" table:show-details="true"/>
                <table:data-pilot-member table:name="62243" table:display="true" table:show-details="true"/>
                <table:data-pilot-member table:name="62401" table:display="true" table:show-details="true"/>
                <table:data-pilot-member table:name="63017" table:display="true" table:show-details="true"/>
                <table:data-pilot-member table:name="63092" table:display="true" table:show-details="true"/>
                <table:data-pilot-member table:name="63218" table:display="true" table:show-details="true"/>
                <table:data-pilot-member table:name="63333" table:display="true" table:show-details="true"/>
                <table:data-pilot-member table:name="63470" table:display="true" table:show-details="true"/>
                <table:data-pilot-member table:name="63911" table:display="true" table:show-details="true"/>
                <table:data-pilot-member table:name="64178" table:display="true" table:show-details="true"/>
                <table:data-pilot-member table:name="64197" table:display="true" table:show-details="true"/>
                <table:data-pilot-member table:name="64227" table:display="true" table:show-details="true"/>
                <table:data-pilot-member table:name="64354" table:display="true" table:show-details="true"/>
                <table:data-pilot-member table:name="64428" table:display="true" table:show-details="true"/>
                <table:data-pilot-member table:name="64432" table:display="true" table:show-details="true"/>
                <table:data-pilot-member table:name="64848" table:display="true" table:show-details="true"/>
                <table:data-pilot-member table:name="65772" table:display="true" table:show-details="true"/>
                <table:data-pilot-member table:name="65938" table:display="true" table:show-details="true"/>
                <table:data-pilot-member table:name="66009" table:display="true" table:show-details="true"/>
                <table:data-pilot-member table:name="66189" table:display="true" table:show-details="true"/>
                <table:data-pilot-member table:name="66269" table:display="true" table:show-details="true"/>
                <table:data-pilot-member table:name="66333" table:display="true" table:show-details="true"/>
                <table:data-pilot-member table:name="66508" table:display="true" table:show-details="true"/>
                <table:data-pilot-member table:name="66517" table:display="true" table:show-details="true"/>
                <table:data-pilot-member table:name="66648" table:display="true" table:show-details="true"/>
                <table:data-pilot-member table:name="66917" table:display="true" table:show-details="true"/>
                <table:data-pilot-member table:name="67049" table:display="true" table:show-details="true"/>
                <table:data-pilot-member table:name="67523" table:display="true" table:show-details="true"/>
                <table:data-pilot-member table:name="68034" table:display="true" table:show-details="true"/>
                <table:data-pilot-member table:name="68188" table:display="true" table:show-details="true"/>
                <table:data-pilot-member table:name="69554" table:display="true" table:show-details="true"/>
                <table:data-pilot-member table:name="69641" table:display="true" table:show-details="true"/>
                <table:data-pilot-member table:name="69780" table:display="true" table:show-details="true"/>
                <table:data-pilot-member table:name="70153" table:display="true" table:show-details="true"/>
                <table:data-pilot-member table:name="70212" table:display="true" table:show-details="true"/>
                <table:data-pilot-member table:name="70534" table:display="true" table:show-details="true"/>
                <table:data-pilot-member table:name="71182" table:display="true" table:show-details="true"/>
                <table:data-pilot-member table:name="71396" table:display="true" table:show-details="true"/>
                <table:data-pilot-member table:name="71438" table:display="true" table:show-details="true"/>
                <table:data-pilot-member table:name="71741" table:display="true" table:show-details="true"/>
                <table:data-pilot-member table:name="72311" table:display="true" table:show-details="true"/>
                <table:data-pilot-member table:name="72323" table:display="true" table:show-details="true"/>
                <table:data-pilot-member table:name="72412" table:display="true" table:show-details="true"/>
                <table:data-pilot-member table:name="72456" table:display="true" table:show-details="true"/>
                <table:data-pilot-member table:name="73284" table:display="true" table:show-details="true"/>
                <table:data-pilot-member table:name="73376" table:display="true" table:show-details="true"/>
                <table:data-pilot-member table:name="74020" table:display="true" table:show-details="true"/>
                <table:data-pilot-member table:name="74198" table:display="true" table:show-details="true"/>
                <table:data-pilot-member table:name="74312" table:display="true" table:show-details="true"/>
                <table:data-pilot-member table:name="74440" table:display="true" table:show-details="true"/>
                <table:data-pilot-member table:name="74647" table:display="true" table:show-details="true"/>
                <table:data-pilot-member table:name="74834" table:display="true" table:show-details="true"/>
                <table:data-pilot-member table:name="74871" table:display="true" table:show-details="true"/>
                <table:data-pilot-member table:name="75164" table:display="true" table:show-details="true"/>
                <table:data-pilot-member table:name="75558" table:display="true" table:show-details="true"/>
                <table:data-pilot-member table:name="75673" table:display="true" table:show-details="true"/>
                <table:data-pilot-member table:name="76056" table:display="true" table:show-details="true"/>
                <table:data-pilot-member table:name="76087" table:display="true" table:show-details="true"/>
                <table:data-pilot-member table:name="76505" table:display="true" table:show-details="true"/>
                <table:data-pilot-member table:name="76768" table:display="true" table:show-details="true"/>
                <table:data-pilot-member table:name="76984" table:display="true" table:show-details="true"/>
                <table:data-pilot-member table:name="77017" table:display="true" table:show-details="true"/>
                <table:data-pilot-member table:name="77361" table:display="true" table:show-details="true"/>
                <table:data-pilot-member table:name="77653" table:display="true" table:show-details="true"/>
                <table:data-pilot-member table:name="77720" table:display="true" table:show-details="true"/>
                <table:data-pilot-member table:name="77942" table:display="true" table:show-details="true"/>
                <table:data-pilot-member table:name="78232" table:display="true" table:show-details="true"/>
                <table:data-pilot-member table:name="78333" table:display="true" table:show-details="true"/>
                <table:data-pilot-member table:name="78405" table:display="true" table:show-details="true"/>
                <table:data-pilot-member table:name="78579" table:display="true" table:show-details="true"/>
                <table:data-pilot-member table:name="78644" table:display="true" table:show-details="true"/>
                <table:data-pilot-member table:name="78879" table:display="true" table:show-details="true"/>
                <table:data-pilot-member table:name="78994" table:display="true" table:show-details="true"/>
                <table:data-pilot-member table:name="79134" table:display="true" table:show-details="true"/>
                <table:data-pilot-member table:name="79253" table:display="true" table:show-details="true"/>
                <table:data-pilot-member table:name="79298" table:display="true" table:show-details="true"/>
                <table:data-pilot-member table:name="79596" table:display="true" table:show-details="true"/>
                <table:data-pilot-member table:name="80072" table:display="true" table:show-details="true"/>
                <table:data-pilot-member table:name="80114" table:display="true" table:show-details="true"/>
                <table:data-pilot-member table:name="80741" table:display="true" table:show-details="true"/>
                <table:data-pilot-member table:name="81315" table:display="true" table:show-details="true"/>
                <table:data-pilot-member table:name="81402" table:display="true" table:show-details="true"/>
                <table:data-pilot-member table:name="82567" table:display="true" table:show-details="true"/>
                <table:data-pilot-member table:name="82951" table:display="true" table:show-details="true"/>
                <table:data-pilot-member table:name="83124" table:display="true" table:show-details="true"/>
                <table:data-pilot-member table:name="83423" table:display="true" table:show-details="true"/>
                <table:data-pilot-member table:name="84041" table:display="true" table:show-details="true"/>
                <table:data-pilot-member table:name="84267" table:display="true" table:show-details="true"/>
                <table:data-pilot-member table:name="84317" table:display="true" table:show-details="true"/>
                <table:data-pilot-member table:name="84429" table:display="true" table:show-details="true"/>
                <table:data-pilot-member table:name="84495" table:display="true" table:show-details="true"/>
                <table:data-pilot-member table:name="84687" table:display="true" table:show-details="true"/>
                <table:data-pilot-member table:name="85094" table:display="true" table:show-details="true"/>
                <table:data-pilot-member table:name="85175" table:display="true" table:show-details="true"/>
                <table:data-pilot-member table:name="86560" table:display="true" table:show-details="true"/>
                <table:data-pilot-member table:name="86604" table:display="true" table:show-details="true"/>
                <table:data-pilot-member table:name="86764" table:display="true" table:show-details="true"/>
                <table:data-pilot-member table:name="86949" table:display="true" table:show-details="true"/>
                <table:data-pilot-member table:name="87570" table:display="true" table:show-details="true"/>
                <table:data-pilot-member table:name="87662" table:display="true" table:show-details="true"/>
                <table:data-pilot-member table:name="87790" table:display="true" table:show-details="true"/>
                <table:data-pilot-member table:name="88708" table:display="true" table:show-details="true"/>
                <table:data-pilot-member table:name="89040" table:display="true" table:show-details="true"/>
                <table:data-pilot-member table:name="89590" table:display="true" table:show-details="true"/>
                <table:data-pilot-member table:name="89933" table:display="true" table:show-details="true"/>
                <table:data-pilot-member table:name="89976" table:display="true" table:show-details="true"/>
                <table:data-pilot-member table:name="90173" table:display="true" table:show-details="true"/>
                <table:data-pilot-member table:name="90493" table:display="true" table:show-details="true"/>
                <table:data-pilot-member table:name="90584" table:display="true" table:show-details="true"/>
                <table:data-pilot-member table:name="90888" table:display="true" table:show-details="true"/>
                <table:data-pilot-member table:name="90920" table:display="true" table:show-details="true"/>
                <table:data-pilot-member table:name="91022" table:display="true" table:show-details="true"/>
                <table:data-pilot-member table:name="91301" table:display="true" table:show-details="true"/>
                <table:data-pilot-member table:name="91465" table:display="true" table:show-details="true"/>
                <table:data-pilot-member table:name="92090" table:display="true" table:show-details="true"/>
                <table:data-pilot-member table:name="92811" table:display="true" table:show-details="true"/>
                <table:data-pilot-member table:name="92847" table:display="true" table:show-details="true"/>
                <table:data-pilot-member table:name="93164" table:display="true" table:show-details="true"/>
                <table:data-pilot-member table:name="95035" table:display="true" table:show-details="true"/>
                <table:data-pilot-member table:name="95236" table:display="true" table:show-details="true"/>
                <table:data-pilot-member table:name="95629" table:display="true" table:show-details="true"/>
                <table:data-pilot-member table:name="96574" table:display="true" table:show-details="true"/>
                <table:data-pilot-member table:name="97251" table:display="true" table:show-details="true"/>
                <table:data-pilot-member table:name="97487" table:display="true" table:show-details="true"/>
                <table:data-pilot-member table:name="97689" table:display="true" table:show-details="true"/>
                <table:data-pilot-member table:name="98018" table:display="true" table:show-details="true"/>
                <table:data-pilot-member table:name="98701" table:display="true" table:show-details="true"/>
                <table:data-pilot-member table:name="98737" table:display="true" table:show-details="true"/>
                <table:data-pilot-member table:name="99505" table:display="true" table:show-details="true"/>
                <table:data-pilot-member table:name="100324" table:display="true" table:show-details="true"/>
                <table:data-pilot-member table:name="101625" table:display="true" table:show-details="true"/>
                <table:data-pilot-member table:name="101949" table:display="true" table:show-details="true"/>
                <table:data-pilot-member table:name="102077" table:display="true" table:show-details="true"/>
                <table:data-pilot-member table:name="105318" table:display="true" table:show-details="true"/>
                <table:data-pilot-member table:name="105631" table:display="true" table:show-details="true"/>
                <table:data-pilot-member table:name="106096" table:display="true" table:show-details="true"/>
                <table:data-pilot-member table:name="106320" table:display="true" table:show-details="true"/>
                <table:data-pilot-member table:name="106907" table:display="true" table:show-details="true"/>
                <table:data-pilot-member table:name="107138" table:display="true" table:show-details="true"/>
                <table:data-pilot-member table:name="107565" table:display="true" table:show-details="true"/>
                <table:data-pilot-member table:name="107670" table:display="true" table:show-details="true"/>
                <table:data-pilot-member table:name="107896" table:display="true" table:show-details="true"/>
                <table:data-pilot-member table:name="108918" table:display="true" table:show-details="true"/>
                <table:data-pilot-member table:name="108981" table:display="true" table:show-details="true"/>
                <table:data-pilot-member table:name="109021" table:display="true" table:show-details="true"/>
                <table:data-pilot-member table:name="109076" table:display="true" table:show-details="true"/>
                <table:data-pilot-member table:name="109650" table:display="true" table:show-details="true"/>
                <table:data-pilot-member table:name="110626" table:display="true" table:show-details="true"/>
                <table:data-pilot-member table:name="111111" table:display="true" table:show-details="true"/>
                <table:data-pilot-member table:name="111226" table:display="true" table:show-details="true"/>
                <table:data-pilot-member table:name="111752" table:display="true" table:show-details="true"/>
                <table:data-pilot-member table:name="111922" table:display="true" table:show-details="true"/>
                <table:data-pilot-member table:name="112481" table:display="true" table:show-details="true"/>
                <table:data-pilot-member table:name="112539" table:display="true" table:show-details="true"/>
                <table:data-pilot-member table:name="113028" table:display="true" table:show-details="true"/>
                <table:data-pilot-member table:name="113621" table:display="true" table:show-details="true"/>
                <table:data-pilot-member table:name="113923" table:display="true" table:show-details="true"/>
                <table:data-pilot-member table:name="113983" table:display="true" table:show-details="true"/>
                <table:data-pilot-member table:name="114156" table:display="true" table:show-details="true"/>
                <table:data-pilot-member table:name="114198" table:display="true" table:show-details="true"/>
                <table:data-pilot-member table:name="115384" table:display="true" table:show-details="true"/>
                <table:data-pilot-member table:name="115466" table:display="true" table:show-details="true"/>
                <table:data-pilot-member table:name="115647" table:display="true" table:show-details="true"/>
                <table:data-pilot-member table:name="115896" table:display="true" table:show-details="true"/>
                <table:data-pilot-member table:name="115981" table:display="true" table:show-details="true"/>
                <table:data-pilot-member table:name="117852" table:display="true" table:show-details="true"/>
                <table:data-pilot-member table:name="118692" table:display="true" table:show-details="true"/>
                <table:data-pilot-member table:name="119101" table:display="true" table:show-details="true"/>
                <table:data-pilot-member table:name="119285" table:display="true" table:show-details="true"/>
                <table:data-pilot-member table:name="120091" table:display="true" table:show-details="true"/>
                <table:data-pilot-member table:name="120787" table:display="true" table:show-details="true"/>
                <table:data-pilot-member table:name="120895" table:display="true" table:show-details="true"/>
                <table:data-pilot-member table:name="120980" table:display="true" table:show-details="true"/>
                <table:data-pilot-member table:name="121121" table:display="true" table:show-details="true"/>
                <table:data-pilot-member table:name="123612" table:display="true" table:show-details="true"/>
                <table:data-pilot-member table:name="123770" table:display="true" table:show-details="true"/>
                <table:data-pilot-member table:name="124295" table:display="true" table:show-details="true"/>
                <table:data-pilot-member table:name="125197" table:display="true" table:show-details="true"/>
                <table:data-pilot-member table:name="125220" table:display="true" table:show-details="true"/>
                <table:data-pilot-member table:name="125725" table:display="true" table:show-details="true"/>
                <table:data-pilot-member table:name="126339" table:display="true" table:show-details="true"/>
                <table:data-pilot-member table:name="127868" table:display="true" table:show-details="true"/>
                <table:data-pilot-member table:name="128140" table:display="true" table:show-details="true"/>
                <table:data-pilot-member table:name="128211" table:display="true" table:show-details="true"/>
                <table:data-pilot-member table:name="129715" table:display="true" table:show-details="true"/>
                <table:data-pilot-member table:name="130964" table:display="true" table:show-details="true"/>
                <table:data-pilot-member table:name="133841" table:display="true" table:show-details="true"/>
                <table:data-pilot-member table:name="135227" table:display="true" table:show-details="true"/>
                <table:data-pilot-member table:name="135479" table:display="true" table:show-details="true"/>
                <table:data-pilot-member table:name="136666" table:display="true" table:show-details="true"/>
                <table:data-pilot-member table:name="137104" table:display="true" table:show-details="true"/>
                <table:data-pilot-member table:name="137819" table:display="true" table:show-details="true"/>
                <table:data-pilot-member table:name="138578" table:display="true" table:show-details="true"/>
                <table:data-pilot-member table:name="139129" table:display="true" table:show-details="true"/>
                <table:data-pilot-member table:name="139300" table:display="true" table:show-details="true"/>
                <table:data-pilot-member table:name="139819" table:display="true" table:show-details="true"/>
                <table:data-pilot-member table:name="141337" table:display="true" table:show-details="true"/>
                <table:data-pilot-member table:name="145333" table:display="true" table:show-details="true"/>
                <table:data-pilot-member table:name="147002" table:display="true" table:show-details="true"/>
                <table:data-pilot-member table:name="149316" table:display="true" table:show-details="true"/>
                <table:data-pilot-member table:name="151955" table:display="true" table:show-details="true"/>
                <table:data-pilot-member table:name="152945" table:display="true" table:show-details="true"/>
                <table:data-pilot-member table:name="153187" table:display="true" table:show-details="true"/>
                <table:data-pilot-member table:name="153380" table:display="true" table:show-details="true"/>
                <table:data-pilot-member table:name="154292" table:display="true" table:show-details="true"/>
                <table:data-pilot-member table:name="157767" table:display="true" table:show-details="true"/>
                <table:data-pilot-member table:name="158392" table:display="true" table:show-details="true"/>
                <table:data-pilot-member table:name="159938" table:display="true" table:show-details="true"/>
                <table:data-pilot-member table:name="160465" table:display="true" table:show-details="true"/>
                <table:data-pilot-member table:name="161591" table:display="true" table:show-details="true"/>
                <table:data-pilot-member table:name="161763" table:display="true" table:show-details="true"/>
                <table:data-pilot-member table:name="162922" table:display="true" table:show-details="true"/>
                <table:data-pilot-member table:name="164003" table:display="true" table:show-details="true"/>
                <table:data-pilot-member table:name="165606" table:display="true" table:show-details="true"/>
                <table:data-pilot-member table:name="168394" table:display="true" table:show-details="true"/>
                <table:data-pilot-member table:name="169165" table:display="true" table:show-details="true"/>
                <table:data-pilot-member table:name="171505" table:display="true" table:show-details="true"/>
                <table:data-pilot-member table:name="173070" table:display="true" table:show-details="true"/>
                <table:data-pilot-member table:name="174349" table:display="true" table:show-details="true"/>
                <table:data-pilot-member table:name="178251" table:display="true" table:show-details="true"/>
                <table:data-pilot-member table:name="181309" table:display="true" table:show-details="true"/>
                <table:data-pilot-member table:name="182076" table:display="true" table:show-details="true"/>
                <table:data-pilot-member table:name="189662" table:display="true" table:show-details="true"/>
                <table:data-pilot-member table:name="191266" table:display="true" table:show-details="true"/>
                <table:data-pilot-member table:name="196804" table:display="true" table:show-details="true"/>
                <table:data-pilot-member table:name="201268" table:display="true" table:show-details="true"/>
                <table:data-pilot-member table:name="202562" table:display="true" table:show-details="true"/>
                <table:data-pilot-member table:name="204013" table:display="true" table:show-details="true"/>
                <table:data-pilot-member table:name="210102" table:display="true" table:show-details="true"/>
                <table:data-pilot-member table:name="213803" table:display="true" table:show-details="true"/>
                <table:data-pilot-member table:name="214566" table:display="true" table:show-details="true"/>
                <table:data-pilot-member table:name="214999" table:display="true" table:show-details="true"/>
                <table:data-pilot-member table:name="224376" table:display="true" table:show-details="true"/>
                <table:data-pilot-member table:name="241890" table:display="true" table:show-details="true"/>
                <table:data-pilot-member table:name="246306" table:display="true" table:show-details="true"/>
                <table:data-pilot-member table:name="274843" table:display="true" table:show-details="true"/>
                <table:data-pilot-member table:name="296262" table:display="true" table:show-details="true"/>
                <table:data-pilot-member table:name="297288" table:display="true" table:show-details="true"/>
                <table:data-pilot-member table:name="339850" table:display="true" table:show-details="true"/>
                <table:data-pilot-member table:name="352313" table:display="true" table:show-details="true"/>
                <table:data-pilot-member table:name="381630" table:display="true" table:show-details="true"/>
                <table:data-pilot-member table:name="403883" table:display="true" table:show-details="true"/>
                <table:data-pilot-member table:name="464254" table:display="true" table:show-details="true"/>
                <table:data-pilot-member table:name="538633" table:display="true" table:show-details="true"/>
                <table:data-pilot-member table:name="638586" table:display="true" table:show-details="true"/>
                <table:data-pilot-member table:name="690422" table:display="true" table:show-details="true"/>
                <table:data-pilot-member table:name="767348" table:display="true" table:show-details="true"/>
                <table:data-pilot-member table:name="17646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2019" table:orientation="data" table:used-hierarchy="0" table:function="sum">
            <table:data-pilot-level table:show-empty="false" calcext:repeat-item-labels="false">
              <table:data-pilot-members>
                <table:data-pilot-member table:name="20092" table:display="true" table:show-details="true"/>
                <table:data-pilot-member table:name="21879" table:display="true" table:show-details="true"/>
                <table:data-pilot-member table:name="22873" table:display="true" table:show-details="true"/>
                <table:data-pilot-member table:name="26562" table:display="true" table:show-details="true"/>
                <table:data-pilot-member table:name="26908" table:display="true" table:show-details="true"/>
                <table:data-pilot-member table:name="30890" table:display="true" table:show-details="true"/>
                <table:data-pilot-member table:name="31023" table:display="true" table:show-details="true"/>
                <table:data-pilot-member table:name="33068" table:display="true" table:show-details="true"/>
                <table:data-pilot-member table:name="33551" table:display="true" table:show-details="true"/>
                <table:data-pilot-member table:name="33851" table:display="true" table:show-details="true"/>
                <table:data-pilot-member table:name="34214" table:display="true" table:show-details="true"/>
                <table:data-pilot-member table:name="34413" table:display="true" table:show-details="true"/>
                <table:data-pilot-member table:name="34433" table:display="true" table:show-details="true"/>
                <table:data-pilot-member table:name="34954" table:display="true" table:show-details="true"/>
                <table:data-pilot-member table:name="35182" table:display="true" table:show-details="true"/>
                <table:data-pilot-member table:name="35297" table:display="true" table:show-details="true"/>
                <table:data-pilot-member table:name="35746" table:display="true" table:show-details="true"/>
                <table:data-pilot-member table:name="35792" table:display="true" table:show-details="true"/>
                <table:data-pilot-member table:name="36046" table:display="true" table:show-details="true"/>
                <table:data-pilot-member table:name="36328" table:display="true" table:show-details="true"/>
                <table:data-pilot-member table:name="36982" table:display="true" table:show-details="true"/>
                <table:data-pilot-member table:name="37093" table:display="true" table:show-details="true"/>
                <table:data-pilot-member table:name="37104" table:display="true" table:show-details="true"/>
                <table:data-pilot-member table:name="38195" table:display="true" table:show-details="true"/>
                <table:data-pilot-member table:name="38396" table:display="true" table:show-details="true"/>
                <table:data-pilot-member table:name="38668" table:display="true" table:show-details="true"/>
                <table:data-pilot-member table:name="38944" table:display="true" table:show-details="true"/>
                <table:data-pilot-member table:name="39065" table:display="true" table:show-details="true"/>
                <table:data-pilot-member table:name="39271" table:display="true" table:show-details="true"/>
                <table:data-pilot-member table:name="39639" table:display="true" table:show-details="true"/>
                <table:data-pilot-member table:name="39864" table:display="true" table:show-details="true"/>
                <table:data-pilot-member table:name="40271" table:display="true" table:show-details="true"/>
                <table:data-pilot-member table:name="40712" table:display="true" table:show-details="true"/>
                <table:data-pilot-member table:name="40714" table:display="true" table:show-details="true"/>
                <table:data-pilot-member table:name="40910" table:display="true" table:show-details="true"/>
                <table:data-pilot-member table:name="41147" table:display="true" table:show-details="true"/>
                <table:data-pilot-member table:name="41205" table:display="true" table:show-details="true"/>
                <table:data-pilot-member table:name="41391" table:display="true" table:show-details="true"/>
                <table:data-pilot-member table:name="41512" table:display="true" table:show-details="true"/>
                <table:data-pilot-member table:name="41569" table:display="true" table:show-details="true"/>
                <table:data-pilot-member table:name="41922" table:display="true" table:show-details="true"/>
                <table:data-pilot-member table:name="42213" table:display="true" table:show-details="true"/>
                <table:data-pilot-member table:name="42688" table:display="true" table:show-details="true"/>
                <table:data-pilot-member table:name="43143" table:display="true" table:show-details="true"/>
                <table:data-pilot-member table:name="43523" table:display="true" table:show-details="true"/>
                <table:data-pilot-member table:name="43621" table:display="true" table:show-details="true"/>
                <table:data-pilot-member table:name="43773" table:display="true" table:show-details="true"/>
                <table:data-pilot-member table:name="43816" table:display="true" table:show-details="true"/>
                <table:data-pilot-member table:name="43826" table:display="true" table:show-details="true"/>
                <table:data-pilot-member table:name="43869" table:display="true" table:show-details="true"/>
                <table:data-pilot-member table:name="43997" table:display="true" table:show-details="true"/>
                <table:data-pilot-member table:name="44689" table:display="true" table:show-details="true"/>
                <table:data-pilot-member table:name="45140" table:display="true" table:show-details="true"/>
                <table:data-pilot-member table:name="45203" table:display="true" table:show-details="true"/>
                <table:data-pilot-member table:name="45247" table:display="true" table:show-details="true"/>
                <table:data-pilot-member table:name="45336" table:display="true" table:show-details="true"/>
                <table:data-pilot-member table:name="45821" table:display="true" table:show-details="true"/>
                <table:data-pilot-member table:name="45883" table:display="true" table:show-details="true"/>
                <table:data-pilot-member table:name="46057" table:display="true" table:show-details="true"/>
                <table:data-pilot-member table:name="46059" table:display="true" table:show-details="true"/>
                <table:data-pilot-member table:name="46511" table:display="true" table:show-details="true"/>
                <table:data-pilot-member table:name="47047" table:display="true" table:show-details="true"/>
                <table:data-pilot-member table:name="47056" table:display="true" table:show-details="true"/>
                <table:data-pilot-member table:name="47101" table:display="true" table:show-details="true"/>
                <table:data-pilot-member table:name="47227" table:display="true" table:show-details="true"/>
                <table:data-pilot-member table:name="47229" table:display="true" table:show-details="true"/>
                <table:data-pilot-member table:name="47242" table:display="true" table:show-details="true"/>
                <table:data-pilot-member table:name="47518" table:display="true" table:show-details="true"/>
                <table:data-pilot-member table:name="47846" table:display="true" table:show-details="true"/>
                <table:data-pilot-member table:name="48178" table:display="true" table:show-details="true"/>
                <table:data-pilot-member table:name="48374" table:display="true" table:show-details="true"/>
                <table:data-pilot-member table:name="48602" table:display="true" table:show-details="true"/>
                <table:data-pilot-member table:name="48808" table:display="true" table:show-details="true"/>
                <table:data-pilot-member table:name="49137" table:display="true" table:show-details="true"/>
                <table:data-pilot-member table:name="49366" table:display="true" table:show-details="true"/>
                <table:data-pilot-member table:name="50012" table:display="true" table:show-details="true"/>
                <table:data-pilot-member table:name="50080" table:display="true" table:show-details="true"/>
                <table:data-pilot-member table:name="50103" table:display="true" table:show-details="true"/>
                <table:data-pilot-member table:name="50143" table:display="true" table:show-details="true"/>
                <table:data-pilot-member table:name="50545" table:display="true" table:show-details="true"/>
                <table:data-pilot-member table:name="51000" table:display="true" table:show-details="true"/>
                <table:data-pilot-member table:name="51597" table:display="true" table:show-details="true"/>
                <table:data-pilot-member table:name="51809" table:display="true" table:show-details="true"/>
                <table:data-pilot-member table:name="51972" table:display="true" table:show-details="true"/>
                <table:data-pilot-member table:name="52193" table:display="true" table:show-details="true"/>
                <table:data-pilot-member table:name="52196" table:display="true" table:show-details="true"/>
                <table:data-pilot-member table:name="52262" table:display="true" table:show-details="true"/>
                <table:data-pilot-member table:name="52577" table:display="true" table:show-details="true"/>
                <table:data-pilot-member table:name="52824" table:display="true" table:show-details="true"/>
                <table:data-pilot-member table:name="53236" table:display="true" table:show-details="true"/>
                <table:data-pilot-member table:name="53462" table:display="true" table:show-details="true"/>
                <table:data-pilot-member table:name="54217" table:display="true" table:show-details="true"/>
                <table:data-pilot-member table:name="54269" table:display="true" table:show-details="true"/>
                <table:data-pilot-member table:name="54699" table:display="true" table:show-details="true"/>
                <table:data-pilot-member table:name="54863" table:display="true" table:show-details="true"/>
                <table:data-pilot-member table:name="55245" table:display="true" table:show-details="true"/>
                <table:data-pilot-member table:name="55274" table:display="true" table:show-details="true"/>
                <table:data-pilot-member table:name="55299" table:display="true" table:show-details="true"/>
                <table:data-pilot-member table:name="55326" table:display="true" table:show-details="true"/>
                <table:data-pilot-member table:name="55403" table:display="true" table:show-details="true"/>
                <table:data-pilot-member table:name="55524" table:display="true" table:show-details="true"/>
                <table:data-pilot-member table:name="55652" table:display="true" table:show-details="true"/>
                <table:data-pilot-member table:name="55840" table:display="true" table:show-details="true"/>
                <table:data-pilot-member table:name="56004" table:display="true" table:show-details="true"/>
                <table:data-pilot-member table:name="56166" table:display="true" table:show-details="true"/>
                <table:data-pilot-member table:name="56370" table:display="true" table:show-details="true"/>
                <table:data-pilot-member table:name="56409" table:display="true" table:show-details="true"/>
                <table:data-pilot-member table:name="56485" table:display="true" table:show-details="true"/>
                <table:data-pilot-member table:name="56486" table:display="true" table:show-details="true"/>
                <table:data-pilot-member table:name="56570" table:display="true" table:show-details="true"/>
                <table:data-pilot-member table:name="56754" table:display="true" table:show-details="true"/>
                <table:data-pilot-member table:name="57248" table:display="true" table:show-details="true"/>
                <table:data-pilot-member table:name="57326" table:display="true" table:show-details="true"/>
                <table:data-pilot-member table:name="57352" table:display="true" table:show-details="true"/>
                <table:data-pilot-member table:name="57397" table:display="true" table:show-details="true"/>
                <table:data-pilot-member table:name="57457" table:display="true" table:show-details="true"/>
                <table:data-pilot-member table:name="57549" table:display="true" table:show-details="true"/>
                <table:data-pilot-member table:name="57916" table:display="true" table:show-details="true"/>
                <table:data-pilot-member table:name="58024" table:display="true" table:show-details="true"/>
                <table:data-pilot-member table:name="58367" table:display="true" table:show-details="true"/>
                <table:data-pilot-member table:name="58456" table:display="true" table:show-details="true"/>
                <table:data-pilot-member table:name="59278" table:display="true" table:show-details="true"/>
                <table:data-pilot-member table:name="59350" table:display="true" table:show-details="true"/>
                <table:data-pilot-member table:name="59371" table:display="true" table:show-details="true"/>
                <table:data-pilot-member table:name="59726" table:display="true" table:show-details="true"/>
                <table:data-pilot-member table:name="59760" table:display="true" table:show-details="true"/>
                <table:data-pilot-member table:name="59858" table:display="true" table:show-details="true"/>
                <table:data-pilot-member table:name="60405" table:display="true" table:show-details="true"/>
                <table:data-pilot-member table:name="60472" table:display="true" table:show-details="true"/>
                <table:data-pilot-member table:name="60617" table:display="true" table:show-details="true"/>
                <table:data-pilot-member table:name="61251" table:display="true" table:show-details="true"/>
                <table:data-pilot-member table:name="61325" table:display="true" table:show-details="true"/>
                <table:data-pilot-member table:name="61558" table:display="true" table:show-details="true"/>
                <table:data-pilot-member table:name="62456" table:display="true" table:show-details="true"/>
                <table:data-pilot-member table:name="62476" table:display="true" table:show-details="true"/>
                <table:data-pilot-member table:name="62670" table:display="true" table:show-details="true"/>
                <table:data-pilot-member table:name="62924" table:display="true" table:show-details="true"/>
                <table:data-pilot-member table:name="62982" table:display="true" table:show-details="true"/>
                <table:data-pilot-member table:name="63000" table:display="true" table:show-details="true"/>
                <table:data-pilot-member table:name="63147" table:display="true" table:show-details="true"/>
                <table:data-pilot-member table:name="63698" table:display="true" table:show-details="true"/>
                <table:data-pilot-member table:name="63748" table:display="true" table:show-details="true"/>
                <table:data-pilot-member table:name="63813" table:display="true" table:show-details="true"/>
                <table:data-pilot-member table:name="63855" table:display="true" table:show-details="true"/>
                <table:data-pilot-member table:name="63925" table:display="true" table:show-details="true"/>
                <table:data-pilot-member table:name="63942" table:display="true" table:show-details="true"/>
                <table:data-pilot-member table:name="63952" table:display="true" table:show-details="true"/>
                <table:data-pilot-member table:name="64602" table:display="true" table:show-details="true"/>
                <table:data-pilot-member table:name="65428" table:display="true" table:show-details="true"/>
                <table:data-pilot-member table:name="65442" table:display="true" table:show-details="true"/>
                <table:data-pilot-member table:name="65713" table:display="true" table:show-details="true"/>
                <table:data-pilot-member table:name="65837" table:display="true" table:show-details="true"/>
                <table:data-pilot-member table:name="66062" table:display="true" table:show-details="true"/>
                <table:data-pilot-member table:name="66174" table:display="true" table:show-details="true"/>
                <table:data-pilot-member table:name="66264" table:display="true" table:show-details="true"/>
                <table:data-pilot-member table:name="66280" table:display="true" table:show-details="true"/>
                <table:data-pilot-member table:name="66355" table:display="true" table:show-details="true"/>
                <table:data-pilot-member table:name="66766" table:display="true" table:show-details="true"/>
                <table:data-pilot-member table:name="66843" table:display="true" table:show-details="true"/>
                <table:data-pilot-member table:name="67154" table:display="true" table:show-details="true"/>
                <table:data-pilot-member table:name="67466" table:display="true" table:show-details="true"/>
                <table:data-pilot-member table:name="68146" table:display="true" table:show-details="true"/>
                <table:data-pilot-member table:name="69562" table:display="true" table:show-details="true"/>
                <table:data-pilot-member table:name="69606" table:display="true" table:show-details="true"/>
                <table:data-pilot-member table:name="69827" table:display="true" table:show-details="true"/>
                <table:data-pilot-member table:name="69885" table:display="true" table:show-details="true"/>
                <table:data-pilot-member table:name="70274" table:display="true" table:show-details="true"/>
                <table:data-pilot-member table:name="70413" table:display="true" table:show-details="true"/>
                <table:data-pilot-member table:name="71119" table:display="true" table:show-details="true"/>
                <table:data-pilot-member table:name="71549" table:display="true" table:show-details="true"/>
                <table:data-pilot-member table:name="71686" table:display="true" table:show-details="true"/>
                <table:data-pilot-member table:name="71705" table:display="true" table:show-details="true"/>
                <table:data-pilot-member table:name="72039" table:display="true" table:show-details="true"/>
                <table:data-pilot-member table:name="72058" table:display="true" table:show-details="true"/>
                <table:data-pilot-member table:name="72167" table:display="true" table:show-details="true"/>
                <table:data-pilot-member table:name="72528" table:display="true" table:show-details="true"/>
                <table:data-pilot-member table:name="72782" table:display="true" table:show-details="true"/>
                <table:data-pilot-member table:name="73102" table:display="true" table:show-details="true"/>
                <table:data-pilot-member table:name="73670" table:display="true" table:show-details="true"/>
                <table:data-pilot-member table:name="74065" table:display="true" table:show-details="true"/>
                <table:data-pilot-member table:name="74151" table:display="true" table:show-details="true"/>
                <table:data-pilot-member table:name="74374" table:display="true" table:show-details="true"/>
                <table:data-pilot-member table:name="74398" table:display="true" table:show-details="true"/>
                <table:data-pilot-member table:name="74586" table:display="true" table:show-details="true"/>
                <table:data-pilot-member table:name="74665" table:display="true" table:show-details="true"/>
                <table:data-pilot-member table:name="74817" table:display="true" table:show-details="true"/>
                <table:data-pilot-member table:name="75363" table:display="true" table:show-details="true"/>
                <table:data-pilot-member table:name="75750" table:display="true" table:show-details="true"/>
                <table:data-pilot-member table:name="75848" table:display="true" table:show-details="true"/>
                <table:data-pilot-member table:name="76011" table:display="true" table:show-details="true"/>
                <table:data-pilot-member table:name="76593" table:display="true" table:show-details="true"/>
                <table:data-pilot-member table:name="76595" table:display="true" table:show-details="true"/>
                <table:data-pilot-member table:name="76623" table:display="true" table:show-details="true"/>
                <table:data-pilot-member table:name="76699" table:display="true" table:show-details="true"/>
                <table:data-pilot-member table:name="77488" table:display="true" table:show-details="true"/>
                <table:data-pilot-member table:name="77667" table:display="true" table:show-details="true"/>
                <table:data-pilot-member table:name="77773" table:display="true" table:show-details="true"/>
                <table:data-pilot-member table:name="77872" table:display="true" table:show-details="true"/>
                <table:data-pilot-member table:name="77965" table:display="true" table:show-details="true"/>
                <table:data-pilot-member table:name="78104" table:display="true" table:show-details="true"/>
                <table:data-pilot-member table:name="78228" table:display="true" table:show-details="true"/>
                <table:data-pilot-member table:name="78458" table:display="true" table:show-details="true"/>
                <table:data-pilot-member table:name="78616" table:display="true" table:show-details="true"/>
                <table:data-pilot-member table:name="78898" table:display="true" table:show-details="true"/>
                <table:data-pilot-member table:name="79230" table:display="true" table:show-details="true"/>
                <table:data-pilot-member table:name="79291" table:display="true" table:show-details="true"/>
                <table:data-pilot-member table:name="79299" table:display="true" table:show-details="true"/>
                <table:data-pilot-member table:name="79476" table:display="true" table:show-details="true"/>
                <table:data-pilot-member table:name="79480" table:display="true" table:show-details="true"/>
                <table:data-pilot-member table:name="79547" table:display="true" table:show-details="true"/>
                <table:data-pilot-member table:name="79583" table:display="true" table:show-details="true"/>
                <table:data-pilot-member table:name="80648" table:display="true" table:show-details="true"/>
                <table:data-pilot-member table:name="80834" table:display="true" table:show-details="true"/>
                <table:data-pilot-member table:name="81352" table:display="true" table:show-details="true"/>
                <table:data-pilot-member table:name="82530" table:display="true" table:show-details="true"/>
                <table:data-pilot-member table:name="82540" table:display="true" table:show-details="true"/>
                <table:data-pilot-member table:name="83030" table:display="true" table:show-details="true"/>
                <table:data-pilot-member table:name="83291" table:display="true" table:show-details="true"/>
                <table:data-pilot-member table:name="83715" table:display="true" table:show-details="true"/>
                <table:data-pilot-member table:name="83896" table:display="true" table:show-details="true"/>
                <table:data-pilot-member table:name="84101" table:display="true" table:show-details="true"/>
                <table:data-pilot-member table:name="84255" table:display="true" table:show-details="true"/>
                <table:data-pilot-member table:name="84886" table:display="true" table:show-details="true"/>
                <table:data-pilot-member table:name="84924" table:display="true" table:show-details="true"/>
                <table:data-pilot-member table:name="85105" table:display="true" table:show-details="true"/>
                <table:data-pilot-member table:name="85726" table:display="true" table:show-details="true"/>
                <table:data-pilot-member table:name="86076" table:display="true" table:show-details="true"/>
                <table:data-pilot-member table:name="86352" table:display="true" table:show-details="true"/>
                <table:data-pilot-member table:name="86590" table:display="true" table:show-details="true"/>
                <table:data-pilot-member table:name="86634" table:display="true" table:show-details="true"/>
                <table:data-pilot-member table:name="87216" table:display="true" table:show-details="true"/>
                <table:data-pilot-member table:name="87409" table:display="true" table:show-details="true"/>
                <table:data-pilot-member table:name="87420" table:display="true" table:show-details="true"/>
                <table:data-pilot-member table:name="88735" table:display="true" table:show-details="true"/>
                <table:data-pilot-member table:name="88789" table:display="true" table:show-details="true"/>
                <table:data-pilot-member table:name="89128" table:display="true" table:show-details="true"/>
                <table:data-pilot-member table:name="89541" table:display="true" table:show-details="true"/>
                <table:data-pilot-member table:name="89670" table:display="true" table:show-details="true"/>
                <table:data-pilot-member table:name="90003" table:display="true" table:show-details="true"/>
                <table:data-pilot-member table:name="90200" table:display="true" table:show-details="true"/>
                <table:data-pilot-member table:name="90275" table:display="true" table:show-details="true"/>
                <table:data-pilot-member table:name="90377" table:display="true" table:show-details="true"/>
                <table:data-pilot-member table:name="91007" table:display="true" table:show-details="true"/>
                <table:data-pilot-member table:name="91185" table:display="true" table:show-details="true"/>
                <table:data-pilot-member table:name="91315" table:display="true" table:show-details="true"/>
                <table:data-pilot-member table:name="91359" table:display="true" table:show-details="true"/>
                <table:data-pilot-member table:name="91563" table:display="true" table:show-details="true"/>
                <table:data-pilot-member table:name="93020" table:display="true" table:show-details="true"/>
                <table:data-pilot-member table:name="93206" table:display="true" table:show-details="true"/>
                <table:data-pilot-member table:name="94091" table:display="true" table:show-details="true"/>
                <table:data-pilot-member table:name="94487" table:display="true" table:show-details="true"/>
                <table:data-pilot-member table:name="94758" table:display="true" table:show-details="true"/>
                <table:data-pilot-member table:name="95045" table:display="true" table:show-details="true"/>
                <table:data-pilot-member table:name="96043" table:display="true" table:show-details="true"/>
                <table:data-pilot-member table:name="96876" table:display="true" table:show-details="true"/>
                <table:data-pilot-member table:name="97295" table:display="true" table:show-details="true"/>
                <table:data-pilot-member table:name="97551" table:display="true" table:show-details="true"/>
                <table:data-pilot-member table:name="98373" table:display="true" table:show-details="true"/>
                <table:data-pilot-member table:name="98451" table:display="true" table:show-details="true"/>
                <table:data-pilot-member table:name="98816" table:display="true" table:show-details="true"/>
                <table:data-pilot-member table:name="99281" table:display="true" table:show-details="true"/>
                <table:data-pilot-member table:name="99752" table:display="true" table:show-details="true"/>
                <table:data-pilot-member table:name="100975" table:display="true" table:show-details="true"/>
                <table:data-pilot-member table:name="101435" table:display="true" table:show-details="true"/>
                <table:data-pilot-member table:name="101437" table:display="true" table:show-details="true"/>
                <table:data-pilot-member table:name="104780" table:display="true" table:show-details="true"/>
                <table:data-pilot-member table:name="106254" table:display="true" table:show-details="true"/>
                <table:data-pilot-member table:name="106514" table:display="true" table:show-details="true"/>
                <table:data-pilot-member table:name="106619" table:display="true" table:show-details="true"/>
                <table:data-pilot-member table:name="106935" table:display="true" table:show-details="true"/>
                <table:data-pilot-member table:name="107062" table:display="true" table:show-details="true"/>
                <table:data-pilot-member table:name="107321" table:display="true" table:show-details="true"/>
                <table:data-pilot-member table:name="107449" table:display="true" table:show-details="true"/>
                <table:data-pilot-member table:name="108434" table:display="true" table:show-details="true"/>
                <table:data-pilot-member table:name="108513" table:display="true" table:show-details="true"/>
                <table:data-pilot-member table:name="108993" table:display="true" table:show-details="true"/>
                <table:data-pilot-member table:name="109062" table:display="true" table:show-details="true"/>
                <table:data-pilot-member table:name="109104" table:display="true" table:show-details="true"/>
                <table:data-pilot-member table:name="110127" table:display="true" table:show-details="true"/>
                <table:data-pilot-member table:name="110802" table:display="true" table:show-details="true"/>
                <table:data-pilot-member table:name="111088" table:display="true" table:show-details="true"/>
                <table:data-pilot-member table:name="111202" table:display="true" table:show-details="true"/>
                <table:data-pilot-member table:name="111391" table:display="true" table:show-details="true"/>
                <table:data-pilot-member table:name="112035" table:display="true" table:show-details="true"/>
                <table:data-pilot-member table:name="112414" table:display="true" table:show-details="true"/>
                <table:data-pilot-member table:name="112594" table:display="true" table:show-details="true"/>
                <table:data-pilot-member table:name="112997" table:display="true" table:show-details="true"/>
                <table:data-pilot-member table:name="113315" table:display="true" table:show-details="true"/>
                <table:data-pilot-member table:name="113762" table:display="true" table:show-details="true"/>
                <table:data-pilot-member table:name="113962" table:display="true" table:show-details="true"/>
                <table:data-pilot-member table:name="115558" table:display="true" table:show-details="true"/>
                <table:data-pilot-member table:name="115876" table:display="true" table:show-details="true"/>
                <table:data-pilot-member table:name="116199" table:display="true" table:show-details="true"/>
                <table:data-pilot-member table:name="116775" table:display="true" table:show-details="true"/>
                <table:data-pilot-member table:name="117007" table:display="true" table:show-details="true"/>
                <table:data-pilot-member table:name="117259" table:display="true" table:show-details="true"/>
                <table:data-pilot-member table:name="117325" table:display="true" table:show-details="true"/>
                <table:data-pilot-member table:name="118240" table:display="true" table:show-details="true"/>
                <table:data-pilot-member table:name="118434" table:display="true" table:show-details="true"/>
                <table:data-pilot-member table:name="119289" table:display="true" table:show-details="true"/>
                <table:data-pilot-member table:name="120000" table:display="true" table:show-details="true"/>
                <table:data-pilot-member table:name="120112" table:display="true" table:show-details="true"/>
                <table:data-pilot-member table:name="120142" table:display="true" table:show-details="true"/>
                <table:data-pilot-member table:name="120259" table:display="true" table:show-details="true"/>
                <table:data-pilot-member table:name="120714" table:display="true" table:show-details="true"/>
                <table:data-pilot-member table:name="123520" table:display="true" table:show-details="true"/>
                <table:data-pilot-member table:name="123921" table:display="true" table:show-details="true"/>
                <table:data-pilot-member table:name="124036" table:display="true" table:show-details="true"/>
                <table:data-pilot-member table:name="125385" table:display="true" table:show-details="true"/>
                <table:data-pilot-member table:name="126018" table:display="true" table:show-details="true"/>
                <table:data-pilot-member table:name="127028" table:display="true" table:show-details="true"/>
                <table:data-pilot-member table:name="127078" table:display="true" table:show-details="true"/>
                <table:data-pilot-member table:name="127831" table:display="true" table:show-details="true"/>
                <table:data-pilot-member table:name="128004" table:display="true" table:show-details="true"/>
                <table:data-pilot-member table:name="128137" table:display="true" table:show-details="true"/>
                <table:data-pilot-member table:name="129966" table:display="true" table:show-details="true"/>
                <table:data-pilot-member table:name="131523" table:display="true" table:show-details="true"/>
                <table:data-pilot-member table:name="134919" table:display="true" table:show-details="true"/>
                <table:data-pilot-member table:name="135471" table:display="true" table:show-details="true"/>
                <table:data-pilot-member table:name="136619" table:display="true" table:show-details="true"/>
                <table:data-pilot-member table:name="136621" table:display="true" table:show-details="true"/>
                <table:data-pilot-member table:name="136673" table:display="true" table:show-details="true"/>
                <table:data-pilot-member table:name="136946" table:display="true" table:show-details="true"/>
                <table:data-pilot-member table:name="138000" table:display="true" table:show-details="true"/>
                <table:data-pilot-member table:name="138696" table:display="true" table:show-details="true"/>
                <table:data-pilot-member table:name="139833" table:display="true" table:show-details="true"/>
                <table:data-pilot-member table:name="140297" table:display="true" table:show-details="true"/>
                <table:data-pilot-member table:name="145317" table:display="true" table:show-details="true"/>
                <table:data-pilot-member table:name="146060" table:display="true" table:show-details="true"/>
                <table:data-pilot-member table:name="148145" table:display="true" table:show-details="true"/>
                <table:data-pilot-member table:name="148762" table:display="true" table:show-details="true"/>
                <table:data-pilot-member table:name="152117" table:display="true" table:show-details="true"/>
                <table:data-pilot-member table:name="153226" table:display="true" table:show-details="true"/>
                <table:data-pilot-member table:name="153737" table:display="true" table:show-details="true"/>
                <table:data-pilot-member table:name="153824" table:display="true" table:show-details="true"/>
                <table:data-pilot-member table:name="154387" table:display="true" table:show-details="true"/>
                <table:data-pilot-member table:name="157615" table:display="true" table:show-details="true"/>
                <table:data-pilot-member table:name="157616" table:display="true" table:show-details="true"/>
                <table:data-pilot-member table:name="159337" table:display="true" table:show-details="true"/>
                <table:data-pilot-member table:name="160130" table:display="true" table:show-details="true"/>
                <table:data-pilot-member table:name="160647" table:display="true" table:show-details="true"/>
                <table:data-pilot-member table:name="161519" table:display="true" table:show-details="true"/>
                <table:data-pilot-member table:name="164240" table:display="true" table:show-details="true"/>
                <table:data-pilot-member table:name="165000" table:display="true" table:show-details="true"/>
                <table:data-pilot-member table:name="165916" table:display="true" table:show-details="true"/>
                <table:data-pilot-member table:name="166795" table:display="true" table:show-details="true"/>
                <table:data-pilot-member table:name="168167" table:display="true" table:show-details="true"/>
                <table:data-pilot-member table:name="171259" table:display="true" table:show-details="true"/>
                <table:data-pilot-member table:name="172362" table:display="true" table:show-details="true"/>
                <table:data-pilot-member table:name="173374" table:display="true" table:show-details="true"/>
                <table:data-pilot-member table:name="178139" table:display="true" table:show-details="true"/>
                <table:data-pilot-member table:name="179806" table:display="true" table:show-details="true"/>
                <table:data-pilot-member table:name="184951" table:display="true" table:show-details="true"/>
                <table:data-pilot-member table:name="191508" table:display="true" table:show-details="true"/>
                <table:data-pilot-member table:name="193883" table:display="true" table:show-details="true"/>
                <table:data-pilot-member table:name="195774" table:display="true" table:show-details="true"/>
                <table:data-pilot-member table:name="201570" table:display="true" table:show-details="true"/>
                <table:data-pilot-member table:name="202036" table:display="true" table:show-details="true"/>
                <table:data-pilot-member table:name="202074" table:display="true" table:show-details="true"/>
                <table:data-pilot-member table:name="210694" table:display="true" table:show-details="true"/>
                <table:data-pilot-member table:name="213029" table:display="true" table:show-details="true"/>
                <table:data-pilot-member table:name="215908" table:display="true" table:show-details="true"/>
                <table:data-pilot-member table:name="216176" table:display="true" table:show-details="true"/>
                <table:data-pilot-member table:name="222292" table:display="true" table:show-details="true"/>
                <table:data-pilot-member table:name="245357" table:display="true" table:show-details="true"/>
                <table:data-pilot-member table:name="246309" table:display="true" table:show-details="true"/>
                <table:data-pilot-member table:name="277145" table:display="true" table:show-details="true"/>
                <table:data-pilot-member table:name="294510" table:display="true" table:show-details="true"/>
                <table:data-pilot-member table:name="297459" table:display="true" table:show-details="true"/>
                <table:data-pilot-member table:name="339682" table:display="true" table:show-details="true"/>
                <table:data-pilot-member table:name="350178" table:display="true" table:show-details="true"/>
                <table:data-pilot-member table:name="390308" table:display="true" table:show-details="true"/>
                <table:data-pilot-member table:name="402465" table:display="true" table:show-details="true"/>
                <table:data-pilot-member table:name="466631" table:display="true" table:show-details="true"/>
                <table:data-pilot-member table:name="536438" table:display="true" table:show-details="true"/>
                <table:data-pilot-member table:name="640648" table:display="true" table:show-details="true"/>
                <table:data-pilot-member table:name="685285" table:display="true" table:show-details="true"/>
                <table:data-pilot-member table:name="771069" table:display="true" table:show-details="true"/>
                <table:data-pilot-member table:name="177797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2020" table:orientation="data" table:used-hierarchy="0" table:function="sum">
            <table:data-pilot-level table:show-empty="false" calcext:repeat-item-labels="false">
              <table:data-pilot-members>
                <table:data-pilot-member table:name="19914" table:display="true" table:show-details="true"/>
                <table:data-pilot-member table:name="21664" table:display="true" table:show-details="true"/>
                <table:data-pilot-member table:name="22638" table:display="true" table:show-details="true"/>
                <table:data-pilot-member table:name="26441" table:display="true" table:show-details="true"/>
                <table:data-pilot-member table:name="26689" table:display="true" table:show-details="true"/>
                <table:data-pilot-member table:name="30774" table:display="true" table:show-details="true"/>
                <table:data-pilot-member table:name="30833" table:display="true" table:show-details="true"/>
                <table:data-pilot-member table:name="32857" table:display="true" table:show-details="true"/>
                <table:data-pilot-member table:name="33410" table:display="true" table:show-details="true"/>
                <table:data-pilot-member table:name="33619" table:display="true" table:show-details="true"/>
                <table:data-pilot-member table:name="33874" table:display="true" table:show-details="true"/>
                <table:data-pilot-member table:name="34148" table:display="true" table:show-details="true"/>
                <table:data-pilot-member table:name="34194" table:display="true" table:show-details="true"/>
                <table:data-pilot-member table:name="34711" table:display="true" table:show-details="true"/>
                <table:data-pilot-member table:name="34870" table:display="true" table:show-details="true"/>
                <table:data-pilot-member table:name="35193" table:display="true" table:show-details="true"/>
                <table:data-pilot-member table:name="35580" table:display="true" table:show-details="true"/>
                <table:data-pilot-member table:name="35674" table:display="true" table:show-details="true"/>
                <table:data-pilot-member table:name="35719" table:display="true" table:show-details="true"/>
                <table:data-pilot-member table:name="36166" table:display="true" table:show-details="true"/>
                <table:data-pilot-member table:name="36696" table:display="true" table:show-details="true"/>
                <table:data-pilot-member table:name="36751" table:display="true" table:show-details="true"/>
                <table:data-pilot-member table:name="36999" table:display="true" table:show-details="true"/>
                <table:data-pilot-member table:name="38057" table:display="true" table:show-details="true"/>
                <table:data-pilot-member table:name="38174" table:display="true" table:show-details="true"/>
                <table:data-pilot-member table:name="38353" table:display="true" table:show-details="true"/>
                <table:data-pilot-member table:name="38515" table:display="true" table:show-details="true"/>
                <table:data-pilot-member table:name="38831" table:display="true" table:show-details="true"/>
                <table:data-pilot-member table:name="38926" table:display="true" table:show-details="true"/>
                <table:data-pilot-member table:name="39336" table:display="true" table:show-details="true"/>
                <table:data-pilot-member table:name="39672" table:display="true" table:show-details="true"/>
                <table:data-pilot-member table:name="40238" table:display="true" table:show-details="true"/>
                <table:data-pilot-member table:name="40321" table:display="true" table:show-details="true"/>
                <table:data-pilot-member table:name="40412" table:display="true" table:show-details="true"/>
                <table:data-pilot-member table:name="40888" table:display="true" table:show-details="true"/>
                <table:data-pilot-member table:name="41034" table:display="true" table:show-details="true"/>
                <table:data-pilot-member table:name="41056" table:display="true" table:show-details="true"/>
                <table:data-pilot-member table:name="41108" table:display="true" table:show-details="true"/>
                <table:data-pilot-member table:name="41180" table:display="true" table:show-details="true"/>
                <table:data-pilot-member table:name="41302" table:display="true" table:show-details="true"/>
                <table:data-pilot-member table:name="41455" table:display="true" table:show-details="true"/>
                <table:data-pilot-member table:name="42105" table:display="true" table:show-details="true"/>
                <table:data-pilot-member table:name="42610" table:display="true" table:show-details="true"/>
                <table:data-pilot-member table:name="42634" table:display="true" table:show-details="true"/>
                <table:data-pilot-member table:name="43222" table:display="true" table:show-details="true"/>
                <table:data-pilot-member table:name="43239" table:display="true" table:show-details="true"/>
                <table:data-pilot-member table:name="43486" table:display="true" table:show-details="true"/>
                <table:data-pilot-member table:name="43490" table:display="true" table:show-details="true"/>
                <table:data-pilot-member table:name="43505" table:display="true" table:show-details="true"/>
                <table:data-pilot-member table:name="43570" table:display="true" table:show-details="true"/>
                <table:data-pilot-member table:name="43822" table:display="true" table:show-details="true"/>
                <table:data-pilot-member table:name="44193" table:display="true" table:show-details="true"/>
                <table:data-pilot-member table:name="44892" table:display="true" table:show-details="true"/>
                <table:data-pilot-member table:name="44899" table:display="true" table:show-details="true"/>
                <table:data-pilot-member table:name="45018" table:display="true" table:show-details="true"/>
                <table:data-pilot-member table:name="45059" table:display="true" table:show-details="true"/>
                <table:data-pilot-member table:name="45552" table:display="true" table:show-details="true"/>
                <table:data-pilot-member table:name="45619" table:display="true" table:show-details="true"/>
                <table:data-pilot-member table:name="45709" table:display="true" table:show-details="true"/>
                <table:data-pilot-member table:name="45925" table:display="true" table:show-details="true"/>
                <table:data-pilot-member table:name="46291" table:display="true" table:show-details="true"/>
                <table:data-pilot-member table:name="46724" table:display="true" table:show-details="true"/>
                <table:data-pilot-member table:name="46745" table:display="true" table:show-details="true"/>
                <table:data-pilot-member table:name="46818" table:display="true" table:show-details="true"/>
                <table:data-pilot-member table:name="46929" table:display="true" table:show-details="true"/>
                <table:data-pilot-member table:name="46999" table:display="true" table:show-details="true"/>
                <table:data-pilot-member table:name="47055" table:display="true" table:show-details="true"/>
                <table:data-pilot-member table:name="47210" table:display="true" table:show-details="true"/>
                <table:data-pilot-member table:name="47560" table:display="true" table:show-details="true"/>
                <table:data-pilot-member table:name="48089" table:display="true" table:show-details="true"/>
                <table:data-pilot-member table:name="48243" table:display="true" table:show-details="true"/>
                <table:data-pilot-member table:name="48383" table:display="true" table:show-details="true"/>
                <table:data-pilot-member table:name="48592" table:display="true" table:show-details="true"/>
                <table:data-pilot-member table:name="48818" table:display="true" table:show-details="true"/>
                <table:data-pilot-member table:name="49009" table:display="true" table:show-details="true"/>
                <table:data-pilot-member table:name="49557" table:display="true" table:show-details="true"/>
                <table:data-pilot-member table:name="49747" table:display="true" table:show-details="true"/>
                <table:data-pilot-member table:name="49762" table:display="true" table:show-details="true"/>
                <table:data-pilot-member table:name="49918" table:display="true" table:show-details="true"/>
                <table:data-pilot-member table:name="50116" table:display="true" table:show-details="true"/>
                <table:data-pilot-member table:name="50943" table:display="true" table:show-details="true"/>
                <table:data-pilot-member table:name="51220" table:display="true" table:show-details="true"/>
                <table:data-pilot-member table:name="51824" table:display="true" table:show-details="true"/>
                <table:data-pilot-member table:name="51893" table:display="true" table:show-details="true"/>
                <table:data-pilot-member table:name="51925" table:display="true" table:show-details="true"/>
                <table:data-pilot-member table:name="51954" table:display="true" table:show-details="true"/>
                <table:data-pilot-member table:name="52055" table:display="true" table:show-details="true"/>
                <table:data-pilot-member table:name="52089" table:display="true" table:show-details="true"/>
                <table:data-pilot-member table:name="52511" table:display="true" table:show-details="true"/>
                <table:data-pilot-member table:name="52965" table:display="true" table:show-details="true"/>
                <table:data-pilot-member table:name="53039" table:display="true" table:show-details="true"/>
                <table:data-pilot-member table:name="53804" table:display="true" table:show-details="true"/>
                <table:data-pilot-member table:name="54254" table:display="true" table:show-details="true"/>
                <table:data-pilot-member table:name="54353" table:display="true" table:show-details="true"/>
                <table:data-pilot-member table:name="54829" table:display="true" table:show-details="true"/>
                <table:data-pilot-member table:name="55030" table:display="true" table:show-details="true"/>
                <table:data-pilot-member table:name="55066" table:display="true" table:show-details="true"/>
                <table:data-pilot-member table:name="55079" table:display="true" table:show-details="true"/>
                <table:data-pilot-member table:name="55166" table:display="true" table:show-details="true"/>
                <table:data-pilot-member table:name="55217" table:display="true" table:show-details="true"/>
                <table:data-pilot-member table:name="55237" table:display="true" table:show-details="true"/>
                <table:data-pilot-member table:name="55500" table:display="true" table:show-details="true"/>
                <table:data-pilot-member table:name="55611" table:display="true" table:show-details="true"/>
                <table:data-pilot-member table:name="55790" table:display="true" table:show-details="true"/>
                <table:data-pilot-member table:name="55988" table:display="true" table:show-details="true"/>
                <table:data-pilot-member table:name="56085" table:display="true" table:show-details="true"/>
                <table:data-pilot-member table:name="56134" table:display="true" table:show-details="true"/>
                <table:data-pilot-member table:name="56135" table:display="true" table:show-details="true"/>
                <table:data-pilot-member table:name="56451" table:display="true" table:show-details="true"/>
                <table:data-pilot-member table:name="56565" table:display="true" table:show-details="true"/>
                <table:data-pilot-member table:name="56860" table:display="true" table:show-details="true"/>
                <table:data-pilot-member table:name="57015" table:display="true" table:show-details="true"/>
                <table:data-pilot-member table:name="57170" table:display="true" table:show-details="true"/>
                <table:data-pilot-member table:name="57201" table:display="true" table:show-details="true"/>
                <table:data-pilot-member table:name="57211" table:display="true" table:show-details="true"/>
                <table:data-pilot-member table:name="57231" table:display="true" table:show-details="true"/>
                <table:data-pilot-member table:name="57331" table:display="true" table:show-details="true"/>
                <table:data-pilot-member table:name="57446" table:display="true" table:show-details="true"/>
                <table:data-pilot-member table:name="57565" table:display="true" table:show-details="true"/>
                <table:data-pilot-member table:name="58068" table:display="true" table:show-details="true"/>
                <table:data-pilot-member table:name="58858" table:display="true" table:show-details="true"/>
                <table:data-pilot-member table:name="58879" table:display="true" table:show-details="true"/>
                <table:data-pilot-member table:name="59077" table:display="true" table:show-details="true"/>
                <table:data-pilot-member table:name="59174" table:display="true" table:show-details="true"/>
                <table:data-pilot-member table:name="59208" table:display="true" table:show-details="true"/>
                <table:data-pilot-member table:name="59776" table:display="true" table:show-details="true"/>
                <table:data-pilot-member table:name="59825" table:display="true" table:show-details="true"/>
                <table:data-pilot-member table:name="59997" table:display="true" table:show-details="true"/>
                <table:data-pilot-member table:name="60262" table:display="true" table:show-details="true"/>
                <table:data-pilot-member table:name="60277" table:display="true" table:show-details="true"/>
                <table:data-pilot-member table:name="60689" table:display="true" table:show-details="true"/>
                <table:data-pilot-member table:name="61386" table:display="true" table:show-details="true"/>
                <table:data-pilot-member table:name="61425" table:display="true" table:show-details="true"/>
                <table:data-pilot-member table:name="61932" table:display="true" table:show-details="true"/>
                <table:data-pilot-member table:name="62246" table:display="true" table:show-details="true"/>
                <table:data-pilot-member table:name="62283" table:display="true" table:show-details="true"/>
                <table:data-pilot-member table:name="62472" table:display="true" table:show-details="true"/>
                <table:data-pilot-member table:name="62847" table:display="true" table:show-details="true"/>
                <table:data-pilot-member table:name="62945" table:display="true" table:show-details="true"/>
                <table:data-pilot-member table:name="63014" table:display="true" table:show-details="true"/>
                <table:data-pilot-member table:name="63065" table:display="true" table:show-details="true"/>
                <table:data-pilot-member table:name="63258" table:display="true" table:show-details="true"/>
                <table:data-pilot-member table:name="63437" table:display="true" table:show-details="true"/>
                <table:data-pilot-member table:name="63470" table:display="true" table:show-details="true"/>
                <table:data-pilot-member table:name="63505" table:display="true" table:show-details="true"/>
                <table:data-pilot-member table:name="63591" table:display="true" table:show-details="true"/>
                <table:data-pilot-member table:name="63747" table:display="true" table:show-details="true"/>
                <table:data-pilot-member table:name="64293" table:display="true" table:show-details="true"/>
                <table:data-pilot-member table:name="64802" table:display="true" table:show-details="true"/>
                <table:data-pilot-member table:name="65139" table:display="true" table:show-details="true"/>
                <table:data-pilot-member table:name="65470" table:display="true" table:show-details="true"/>
                <table:data-pilot-member table:name="65567" table:display="true" table:show-details="true"/>
                <table:data-pilot-member table:name="65638" table:display="true" table:show-details="true"/>
                <table:data-pilot-member table:name="65750" table:display="true" table:show-details="true"/>
                <table:data-pilot-member table:name="65822" table:display="true" table:show-details="true"/>
                <table:data-pilot-member table:name="66115" table:display="true" table:show-details="true"/>
                <table:data-pilot-member table:name="66380" table:display="true" table:show-details="true"/>
                <table:data-pilot-member table:name="66480" table:display="true" table:show-details="true"/>
                <table:data-pilot-member table:name="66589" table:display="true" table:show-details="true"/>
                <table:data-pilot-member table:name="66686" table:display="true" table:show-details="true"/>
                <table:data-pilot-member table:name="66841" table:display="true" table:show-details="true"/>
                <table:data-pilot-member table:name="68072" table:display="true" table:show-details="true"/>
                <table:data-pilot-member table:name="69370" table:display="true" table:show-details="true"/>
                <table:data-pilot-member table:name="69376" table:display="true" table:show-details="true"/>
                <table:data-pilot-member table:name="69433" table:display="true" table:show-details="true"/>
                <table:data-pilot-member table:name="69758" table:display="true" table:show-details="true"/>
                <table:data-pilot-member table:name="70190" table:display="true" table:show-details="true"/>
                <table:data-pilot-member table:name="70233" table:display="true" table:show-details="true"/>
                <table:data-pilot-member table:name="70880" table:display="true" table:show-details="true"/>
                <table:data-pilot-member table:name="71563" table:display="true" table:show-details="true"/>
                <table:data-pilot-member table:name="71596" table:display="true" table:show-details="true"/>
                <table:data-pilot-member table:name="71776" table:display="true" table:show-details="true"/>
                <table:data-pilot-member table:name="71836" table:display="true" table:show-details="true"/>
                <table:data-pilot-member table:name="71840" table:display="true" table:show-details="true"/>
                <table:data-pilot-member table:name="72179" table:display="true" table:show-details="true"/>
                <table:data-pilot-member table:name="72328" table:display="true" table:show-details="true"/>
                <table:data-pilot-member table:name="72626" table:display="true" table:show-details="true"/>
                <table:data-pilot-member table:name="72688" table:display="true" table:show-details="true"/>
                <table:data-pilot-member table:name="73090" table:display="true" table:show-details="true"/>
                <table:data-pilot-member table:name="73522" table:display="true" table:show-details="true"/>
                <table:data-pilot-member table:name="73991" table:display="true" table:show-details="true"/>
                <table:data-pilot-member table:name="74061" table:display="true" table:show-details="true"/>
                <table:data-pilot-member table:name="74220" table:display="true" table:show-details="true"/>
                <table:data-pilot-member table:name="74300" table:display="true" table:show-details="true"/>
                <table:data-pilot-member table:name="74515" table:display="true" table:show-details="true"/>
                <table:data-pilot-member table:name="74618" table:display="true" table:show-details="true"/>
                <table:data-pilot-member table:name="75543" table:display="true" table:show-details="true"/>
                <table:data-pilot-member table:name="75559" table:display="true" table:show-details="true"/>
                <table:data-pilot-member table:name="75749" table:display="true" table:show-details="true"/>
                <table:data-pilot-member table:name="75908" table:display="true" table:show-details="true"/>
                <table:data-pilot-member table:name="76106" table:display="true" table:show-details="true"/>
                <table:data-pilot-member table:name="76256" table:display="true" table:show-details="true"/>
                <table:data-pilot-member table:name="76451" table:display="true" table:show-details="true"/>
                <table:data-pilot-member table:name="76752" table:display="true" table:show-details="true"/>
                <table:data-pilot-member table:name="77017" table:display="true" table:show-details="true"/>
                <table:data-pilot-member table:name="77274" table:display="true" table:show-details="true"/>
                <table:data-pilot-member table:name="77630" table:display="true" table:show-details="true"/>
                <table:data-pilot-member table:name="77994" table:display="true" table:show-details="true"/>
                <table:data-pilot-member table:name="78014" table:display="true" table:show-details="true"/>
                <table:data-pilot-member table:name="78099" table:display="true" table:show-details="true"/>
                <table:data-pilot-member table:name="78185" table:display="true" table:show-details="true"/>
                <table:data-pilot-member table:name="78213" table:display="true" table:show-details="true"/>
                <table:data-pilot-member table:name="78362" table:display="true" table:show-details="true"/>
                <table:data-pilot-member table:name="78953" table:display="true" table:show-details="true"/>
                <table:data-pilot-member table:name="79061" table:display="true" table:show-details="true"/>
                <table:data-pilot-member table:name="79097" table:display="true" table:show-details="true"/>
                <table:data-pilot-member table:name="79183" table:display="true" table:show-details="true"/>
                <table:data-pilot-member table:name="79198" table:display="true" table:show-details="true"/>
                <table:data-pilot-member table:name="79378" table:display="true" table:show-details="true"/>
                <table:data-pilot-member table:name="79438" table:display="true" table:show-details="true"/>
                <table:data-pilot-member table:name="79858" table:display="true" table:show-details="true"/>
                <table:data-pilot-member table:name="80652" table:display="true" table:show-details="true"/>
                <table:data-pilot-member table:name="81049" table:display="true" table:show-details="true"/>
                <table:data-pilot-member table:name="81362" table:display="true" table:show-details="true"/>
                <table:data-pilot-member table:name="81882" table:display="true" table:show-details="true"/>
                <table:data-pilot-member table:name="82421" table:display="true" table:show-details="true"/>
                <table:data-pilot-member table:name="82762" table:display="true" table:show-details="true"/>
                <table:data-pilot-member table:name="83026" table:display="true" table:show-details="true"/>
                <table:data-pilot-member table:name="83174" table:display="true" table:show-details="true"/>
                <table:data-pilot-member table:name="83794" table:display="true" table:show-details="true"/>
                <table:data-pilot-member table:name="83894" table:display="true" table:show-details="true"/>
                <table:data-pilot-member table:name="84232" table:display="true" table:show-details="true"/>
                <table:data-pilot-member table:name="84591" table:display="true" table:show-details="true"/>
                <table:data-pilot-member table:name="85045" table:display="true" table:show-details="true"/>
                <table:data-pilot-member table:name="85253" table:display="true" table:show-details="true"/>
                <table:data-pilot-member table:name="85379" table:display="true" table:show-details="true"/>
                <table:data-pilot-member table:name="86037" table:display="true" table:show-details="true"/>
                <table:data-pilot-member table:name="86156" table:display="true" table:show-details="true"/>
                <table:data-pilot-member table:name="86311" table:display="true" table:show-details="true"/>
                <table:data-pilot-member table:name="86684" table:display="true" table:show-details="true"/>
                <table:data-pilot-member table:name="86727" table:display="true" table:show-details="true"/>
                <table:data-pilot-member table:name="86990" table:display="true" table:show-details="true"/>
                <table:data-pilot-member table:name="87054" table:display="true" table:show-details="true"/>
                <table:data-pilot-member table:name="88352" table:display="true" table:show-details="true"/>
                <table:data-pilot-member table:name="88654" table:display="true" table:show-details="true"/>
                <table:data-pilot-member table:name="88743" table:display="true" table:show-details="true"/>
                <table:data-pilot-member table:name="89102" table:display="true" table:show-details="true"/>
                <table:data-pilot-member table:name="89188" table:display="true" table:show-details="true"/>
                <table:data-pilot-member table:name="89423" table:display="true" table:show-details="true"/>
                <table:data-pilot-member table:name="89576" table:display="true" table:show-details="true"/>
                <table:data-pilot-member table:name="89804" table:display="true" table:show-details="true"/>
                <table:data-pilot-member table:name="90103" table:display="true" table:show-details="true"/>
                <table:data-pilot-member table:name="90681" table:display="true" table:show-details="true"/>
                <table:data-pilot-member table:name="91115" table:display="true" table:show-details="true"/>
                <table:data-pilot-member table:name="91353" table:display="true" table:show-details="true"/>
                <table:data-pilot-member table:name="91560" table:display="true" table:show-details="true"/>
                <table:data-pilot-member table:name="91664" table:display="true" table:show-details="true"/>
                <table:data-pilot-member table:name="92879" table:display="true" table:show-details="true"/>
                <table:data-pilot-member table:name="93201" table:display="true" table:show-details="true"/>
                <table:data-pilot-member table:name="93880" table:display="true" table:show-details="true"/>
                <table:data-pilot-member table:name="94368" table:display="true" table:show-details="true"/>
                <table:data-pilot-member table:name="94385" table:display="true" table:show-details="true"/>
                <table:data-pilot-member table:name="95348" table:display="true" table:show-details="true"/>
                <table:data-pilot-member table:name="95963" table:display="true" table:show-details="true"/>
                <table:data-pilot-member table:name="96111" table:display="true" table:show-details="true"/>
                <table:data-pilot-member table:name="96569" table:display="true" table:show-details="true"/>
                <table:data-pilot-member table:name="97645" table:display="true" table:show-details="true"/>
                <table:data-pilot-member table:name="98311" table:display="true" table:show-details="true"/>
                <table:data-pilot-member table:name="98686" table:display="true" table:show-details="true"/>
                <table:data-pilot-member table:name="98952" table:display="true" table:show-details="true"/>
                <table:data-pilot-member table:name="98990" table:display="true" table:show-details="true"/>
                <table:data-pilot-member table:name="99350" table:display="true" table:show-details="true"/>
                <table:data-pilot-member table:name="100246" table:display="true" table:show-details="true"/>
                <table:data-pilot-member table:name="100813" table:display="true" table:show-details="true"/>
                <table:data-pilot-member table:name="100919" table:display="true" table:show-details="true"/>
                <table:data-pilot-member table:name="104151" table:display="true" table:show-details="true"/>
                <table:data-pilot-member table:name="106037" table:display="true" table:show-details="true"/>
                <table:data-pilot-member table:name="106122" table:display="true" table:show-details="true"/>
                <table:data-pilot-member table:name="106150" table:display="true" table:show-details="true"/>
                <table:data-pilot-member table:name="106816" table:display="true" table:show-details="true"/>
                <table:data-pilot-member table:name="106858" table:display="true" table:show-details="true"/>
                <table:data-pilot-member table:name="107048" table:display="true" table:show-details="true"/>
                <table:data-pilot-member table:name="107269" table:display="true" table:show-details="true"/>
                <table:data-pilot-member table:name="107807" table:display="true" table:show-details="true"/>
                <table:data-pilot-member table:name="108211" table:display="true" table:show-details="true"/>
                <table:data-pilot-member table:name="108345" table:display="true" table:show-details="true"/>
                <table:data-pilot-member table:name="108470" table:display="true" table:show-details="true"/>
                <table:data-pilot-member table:name="108886" table:display="true" table:show-details="true"/>
                <table:data-pilot-member table:name="108964" table:display="true" table:show-details="true"/>
                <table:data-pilot-member table:name="108981" table:display="true" table:show-details="true"/>
                <table:data-pilot-member table:name="109883" table:display="true" table:show-details="true"/>
                <table:data-pilot-member table:name="110772" table:display="true" table:show-details="true"/>
                <table:data-pilot-member table:name="110952" table:display="true" table:show-details="true"/>
                <table:data-pilot-member table:name="111217" table:display="true" table:show-details="true"/>
                <table:data-pilot-member table:name="111356" table:display="true" table:show-details="true"/>
                <table:data-pilot-member table:name="111539" table:display="true" table:show-details="true"/>
                <table:data-pilot-member table:name="112283" table:display="true" table:show-details="true"/>
                <table:data-pilot-member table:name="112644" table:display="true" table:show-details="true"/>
                <table:data-pilot-member table:name="112779" table:display="true" table:show-details="true"/>
                <table:data-pilot-member table:name="113173" table:display="true" table:show-details="true"/>
                <table:data-pilot-member table:name="113450" table:display="true" table:show-details="true"/>
                <table:data-pilot-member table:name="115528" table:display="true" table:show-details="true"/>
                <table:data-pilot-member table:name="115728" table:display="true" table:show-details="true"/>
                <table:data-pilot-member table:name="116519" table:display="true" table:show-details="true"/>
                <table:data-pilot-member table:name="117624" table:display="true" table:show-details="true"/>
                <table:data-pilot-member table:name="117674" table:display="true" table:show-details="true"/>
                <table:data-pilot-member table:name="118489" table:display="true" table:show-details="true"/>
                <table:data-pilot-member table:name="118585" table:display="true" table:show-details="true"/>
                <table:data-pilot-member table:name="118613" table:display="true" table:show-details="true"/>
                <table:data-pilot-member table:name="118683" table:display="true" table:show-details="true"/>
                <table:data-pilot-member table:name="119291" table:display="true" table:show-details="true"/>
                <table:data-pilot-member table:name="119317" table:display="true" table:show-details="true"/>
                <table:data-pilot-member table:name="119373" table:display="true" table:show-details="true"/>
                <table:data-pilot-member table:name="119425" table:display="true" table:show-details="true"/>
                <table:data-pilot-member table:name="120186" table:display="true" table:show-details="true"/>
                <table:data-pilot-member table:name="120247" table:display="true" table:show-details="true"/>
                <table:data-pilot-member table:name="123609" table:display="true" table:show-details="true"/>
                <table:data-pilot-member table:name="123726" table:display="true" table:show-details="true"/>
                <table:data-pilot-member table:name="124352" table:display="true" table:show-details="true"/>
                <table:data-pilot-member table:name="124536" table:display="true" table:show-details="true"/>
                <table:data-pilot-member table:name="126781" table:display="true" table:show-details="true"/>
                <table:data-pilot-member table:name="127590" table:display="true" table:show-details="true"/>
                <table:data-pilot-member table:name="127600" table:display="true" table:show-details="true"/>
                <table:data-pilot-member table:name="128035" table:display="true" table:show-details="true"/>
                <table:data-pilot-member table:name="128186" table:display="true" table:show-details="true"/>
                <table:data-pilot-member table:name="129136" table:display="true" table:show-details="true"/>
                <table:data-pilot-member table:name="130053" table:display="true" table:show-details="true"/>
                <table:data-pilot-member table:name="131764" table:display="true" table:show-details="true"/>
                <table:data-pilot-member table:name="134555" table:display="true" table:show-details="true"/>
                <table:data-pilot-member table:name="135299" table:display="true" table:show-details="true"/>
                <table:data-pilot-member table:name="135948" table:display="true" table:show-details="true"/>
                <table:data-pilot-member table:name="136112" table:display="true" table:show-details="true"/>
                <table:data-pilot-member table:name="136660" table:display="true" table:show-details="true"/>
                <table:data-pilot-member table:name="137360" table:display="true" table:show-details="true"/>
                <table:data-pilot-member table:name="138098" table:display="true" table:show-details="true"/>
                <table:data-pilot-member table:name="139397" table:display="true" table:show-details="true"/>
                <table:data-pilot-member table:name="140519" table:display="true" table:show-details="true"/>
                <table:data-pilot-member table:name="141222" table:display="true" table:show-details="true"/>
                <table:data-pilot-member table:name="145418" table:display="true" table:show-details="true"/>
                <table:data-pilot-member table:name="148089" table:display="true" table:show-details="true"/>
                <table:data-pilot-member table:name="149611" table:display="true" table:show-details="true"/>
                <table:data-pilot-member table:name="151385" table:display="true" table:show-details="true"/>
                <table:data-pilot-member table:name="152291" table:display="true" table:show-details="true"/>
                <table:data-pilot-member table:name="152756" table:display="true" table:show-details="true"/>
                <table:data-pilot-member table:name="153486" table:display="true" table:show-details="true"/>
                <table:data-pilot-member table:name="154526" table:display="true" table:show-details="true"/>
                <table:data-pilot-member table:name="155566" table:display="true" table:show-details="true"/>
                <table:data-pilot-member table:name="156921" table:display="true" table:show-details="true"/>
                <table:data-pilot-member table:name="157088" table:display="true" table:show-details="true"/>
                <table:data-pilot-member table:name="157996" table:display="true" table:show-details="true"/>
                <table:data-pilot-member table:name="159814" table:display="true" table:show-details="true"/>
                <table:data-pilot-member table:name="160006" table:display="true" table:show-details="true"/>
                <table:data-pilot-member table:name="161581" table:display="true" table:show-details="true"/>
                <table:data-pilot-member table:name="165263" table:display="true" table:show-details="true"/>
                <table:data-pilot-member table:name="165912" table:display="true" table:show-details="true"/>
                <table:data-pilot-member table:name="165960" table:display="true" table:show-details="true"/>
                <table:data-pilot-member table:name="166113" table:display="true" table:show-details="true"/>
                <table:data-pilot-member table:name="169438" table:display="true" table:show-details="true"/>
                <table:data-pilot-member table:name="170663" table:display="true" table:show-details="true"/>
                <table:data-pilot-member table:name="171979" table:display="true" table:show-details="true"/>
                <table:data-pilot-member table:name="172360" table:display="true" table:show-details="true"/>
                <table:data-pilot-member table:name="178191" table:display="true" table:show-details="true"/>
                <table:data-pilot-member table:name="178603" table:display="true" table:show-details="true"/>
                <table:data-pilot-member table:name="188281" table:display="true" table:show-details="true"/>
                <table:data-pilot-member table:name="191782" table:display="true" table:show-details="true"/>
                <table:data-pilot-member table:name="194852" table:display="true" table:show-details="true"/>
                <table:data-pilot-member table:name="196208" table:display="true" table:show-details="true"/>
                <table:data-pilot-member table:name="199974" table:display="true" table:show-details="true"/>
                <table:data-pilot-member table:name="201447" table:display="true" table:show-details="true"/>
                <table:data-pilot-member table:name="201497" table:display="true" table:show-details="true"/>
                <table:data-pilot-member table:name="211259" table:display="true" table:show-details="true"/>
                <table:data-pilot-member table:name="211371" table:display="true" table:show-details="true"/>
                <table:data-pilot-member table:name="216796" table:display="true" table:show-details="true"/>
                <table:data-pilot-member table:name="217846" table:display="true" table:show-details="true"/>
                <table:data-pilot-member table:name="220433" table:display="true" table:show-details="true"/>
                <table:data-pilot-member table:name="246348" table:display="true" table:show-details="true"/>
                <table:data-pilot-member table:name="249299" table:display="true" table:show-details="true"/>
                <table:data-pilot-member table:name="279239" table:display="true" table:show-details="true"/>
                <table:data-pilot-member table:name="292774" table:display="true" table:show-details="true"/>
                <table:data-pilot-member table:name="297554" table:display="true" table:show-details="true"/>
                <table:data-pilot-member table:name="339784" table:display="true" table:show-details="true"/>
                <table:data-pilot-member table:name="348190" table:display="true" table:show-details="true"/>
                <table:data-pilot-member table:name="399272" table:display="true" table:show-details="true"/>
                <table:data-pilot-member table:name="401907" table:display="true" table:show-details="true"/>
                <table:data-pilot-member table:name="470907" table:display="true" table:show-details="true"/>
                <table:data-pilot-member table:name="534813" table:display="true" table:show-details="true"/>
                <table:data-pilot-member table:name="642869" table:display="true" table:show-details="true"/>
                <table:data-pilot-member table:name="679941" table:display="true" table:show-details="true"/>
                <table:data-pilot-member table:name="779115" table:display="true" table:show-details="true"/>
                <table:data-pilot-member table:name="179065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2021" table:orientation="data" table:used-hierarchy="0" table:function="sum">
            <table:data-pilot-level table:show-empty="false" calcext:repeat-item-labels="false">
              <table:data-pilot-members>
                <table:data-pilot-member table:name="19689" table:display="true" table:show-details="true"/>
                <table:data-pilot-member table:name="21489" table:display="true" table:show-details="true"/>
                <table:data-pilot-member table:name="22444" table:display="true" table:show-details="true"/>
                <table:data-pilot-member table:name="26375" table:display="true" table:show-details="true"/>
                <table:data-pilot-member table:name="26489" table:display="true" table:show-details="true"/>
                <table:data-pilot-member table:name="30556" table:display="true" table:show-details="true"/>
                <table:data-pilot-member table:name="30648" table:display="true" table:show-details="true"/>
                <table:data-pilot-member table:name="32638" table:display="true" table:show-details="true"/>
                <table:data-pilot-member table:name="33329" table:display="true" table:show-details="true"/>
                <table:data-pilot-member table:name="33340" table:display="true" table:show-details="true"/>
                <table:data-pilot-member table:name="33598" table:display="true" table:show-details="true"/>
                <table:data-pilot-member table:name="33993" table:display="true" table:show-details="true"/>
                <table:data-pilot-member table:name="34040" table:display="true" table:show-details="true"/>
                <table:data-pilot-member table:name="34372" table:display="true" table:show-details="true"/>
                <table:data-pilot-member table:name="34552" table:display="true" table:show-details="true"/>
                <table:data-pilot-member table:name="35000" table:display="true" table:show-details="true"/>
                <table:data-pilot-member table:name="35286" table:display="true" table:show-details="true"/>
                <table:data-pilot-member table:name="35438" table:display="true" table:show-details="true"/>
                <table:data-pilot-member table:name="35577" table:display="true" table:show-details="true"/>
                <table:data-pilot-member table:name="35875" table:display="true" table:show-details="true"/>
                <table:data-pilot-member table:name="36486" table:display="true" table:show-details="true"/>
                <table:data-pilot-member table:name="36633" table:display="true" table:show-details="true"/>
                <table:data-pilot-member table:name="36800" table:display="true" table:show-details="true"/>
                <table:data-pilot-member table:name="37887" table:display="true" table:show-details="true"/>
                <table:data-pilot-member table:name="37989" table:display="true" table:show-details="true"/>
                <table:data-pilot-member table:name="38173" table:display="true" table:show-details="true"/>
                <table:data-pilot-member table:name="38202" table:display="true" table:show-details="true"/>
                <table:data-pilot-member table:name="38487" table:display="true" table:show-details="true"/>
                <table:data-pilot-member table:name="38613" table:display="true" table:show-details="true"/>
                <table:data-pilot-member table:name="39202" table:display="true" table:show-details="true"/>
                <table:data-pilot-member table:name="39340" table:display="true" table:show-details="true"/>
                <table:data-pilot-member table:name="40025" table:display="true" table:show-details="true"/>
                <table:data-pilot-member table:name="40070" table:display="true" table:show-details="true"/>
                <table:data-pilot-member table:name="40305" table:display="true" table:show-details="true"/>
                <table:data-pilot-member table:name="40776" table:display="true" table:show-details="true"/>
                <table:data-pilot-member table:name="40826" table:display="true" table:show-details="true"/>
                <table:data-pilot-member table:name="40852" table:display="true" table:show-details="true"/>
                <table:data-pilot-member table:name="40906" table:display="true" table:show-details="true"/>
                <table:data-pilot-member table:name="40948" table:display="true" table:show-details="true"/>
                <table:data-pilot-member table:name="41104" table:display="true" table:show-details="true"/>
                <table:data-pilot-member table:name="41126" table:display="true" table:show-details="true"/>
                <table:data-pilot-member table:name="41984" table:display="true" table:show-details="true"/>
                <table:data-pilot-member table:name="41991" table:display="true" table:show-details="true"/>
                <table:data-pilot-member table:name="42543" table:display="true" table:show-details="true"/>
                <table:data-pilot-member table:name="42824" table:display="true" table:show-details="true"/>
                <table:data-pilot-member table:name="43038" table:display="true" table:show-details="true"/>
                <table:data-pilot-member table:name="43057" table:display="true" table:show-details="true"/>
                <table:data-pilot-member table:name="43191" table:display="true" table:show-details="true"/>
                <table:data-pilot-member table:name="43221" table:display="true" table:show-details="true"/>
                <table:data-pilot-member table:name="43390" table:display="true" table:show-details="true"/>
                <table:data-pilot-member table:name="43618" table:display="true" table:show-details="true"/>
                <table:data-pilot-member table:name="43721" table:display="true" table:show-details="true"/>
                <table:data-pilot-member table:name="44438" table:display="true" table:show-details="true"/>
                <table:data-pilot-member table:name="44581" table:display="true" table:show-details="true"/>
                <table:data-pilot-member table:name="44743" table:display="true" table:show-details="true"/>
                <table:data-pilot-member table:name="44855" table:display="true" table:show-details="true"/>
                <table:data-pilot-member table:name="45015" table:display="true" table:show-details="true"/>
                <table:data-pilot-member table:name="45142" table:display="true" table:show-details="true"/>
                <table:data-pilot-member table:name="45482" table:display="true" table:show-details="true"/>
                <table:data-pilot-member table:name="45599" table:display="true" table:show-details="true"/>
                <table:data-pilot-member table:name="45948" table:display="true" table:show-details="true"/>
                <table:data-pilot-member table:name="46360" table:display="true" table:show-details="true"/>
                <table:data-pilot-member table:name="46394" table:display="true" table:show-details="true"/>
                <table:data-pilot-member table:name="46623" table:display="true" table:show-details="true"/>
                <table:data-pilot-member table:name="46692" table:display="true" table:show-details="true"/>
                <table:data-pilot-member table:name="46792" table:display="true" table:show-details="true"/>
                <table:data-pilot-member table:name="46824" table:display="true" table:show-details="true"/>
                <table:data-pilot-member table:name="46944" table:display="true" table:show-details="true"/>
                <table:data-pilot-member table:name="47304" table:display="true" table:show-details="true"/>
                <table:data-pilot-member table:name="47655" table:display="true" table:show-details="true"/>
                <table:data-pilot-member table:name="47970" table:display="true" table:show-details="true"/>
                <table:data-pilot-member table:name="48322" table:display="true" table:show-details="true"/>
                <table:data-pilot-member table:name="48385" table:display="true" table:show-details="true"/>
                <table:data-pilot-member table:name="48464" table:display="true" table:show-details="true"/>
                <table:data-pilot-member table:name="48621" table:display="true" table:show-details="true"/>
                <table:data-pilot-member table:name="49108" table:display="true" table:show-details="true"/>
                <table:data-pilot-member table:name="49286" table:display="true" table:show-details="true"/>
                <table:data-pilot-member table:name="49439" table:display="true" table:show-details="true"/>
                <table:data-pilot-member table:name="49734" table:display="true" table:show-details="true"/>
                <table:data-pilot-member table:name="49736" table:display="true" table:show-details="true"/>
                <table:data-pilot-member table:name="50819" table:display="true" table:show-details="true"/>
                <table:data-pilot-member table:name="50952" table:display="true" table:show-details="true"/>
                <table:data-pilot-member table:name="51525" table:display="true" table:show-details="true"/>
                <table:data-pilot-member table:name="51534" table:display="true" table:show-details="true"/>
                <table:data-pilot-member table:name="51656" table:display="true" table:show-details="true"/>
                <table:data-pilot-member table:name="51657" table:display="true" table:show-details="true"/>
                <table:data-pilot-member table:name="51741" table:display="true" table:show-details="true"/>
                <table:data-pilot-member table:name="51929" table:display="true" table:show-details="true"/>
                <table:data-pilot-member table:name="52101" table:display="true" table:show-details="true"/>
                <table:data-pilot-member table:name="52707" table:display="true" table:show-details="true"/>
                <table:data-pilot-member table:name="52720" table:display="true" table:show-details="true"/>
                <table:data-pilot-member table:name="53294" table:display="true" table:show-details="true"/>
                <table:data-pilot-member table:name="53695" table:display="true" table:show-details="true"/>
                <table:data-pilot-member table:name="53852" table:display="true" table:show-details="true"/>
                <table:data-pilot-member table:name="54598" table:display="true" table:show-details="true"/>
                <table:data-pilot-member table:name="54702" table:display="true" table:show-details="true"/>
                <table:data-pilot-member table:name="54711" table:display="true" table:show-details="true"/>
                <table:data-pilot-member table:name="54765" table:display="true" table:show-details="true"/>
                <table:data-pilot-member table:name="54891" table:display="true" table:show-details="true"/>
                <table:data-pilot-member table:name="55107" table:display="true" table:show-details="true"/>
                <table:data-pilot-member table:name="55110" table:display="true" table:show-details="true"/>
                <table:data-pilot-member table:name="55265" table:display="true" table:show-details="true"/>
                <table:data-pilot-member table:name="55508" table:display="true" table:show-details="true"/>
                <table:data-pilot-member table:name="55520" table:display="true" table:show-details="true"/>
                <table:data-pilot-member table:name="55530" table:display="true" table:show-details="true"/>
                <table:data-pilot-member table:name="55777" table:display="true" table:show-details="true"/>
                <table:data-pilot-member table:name="55833" table:display="true" table:show-details="true"/>
                <table:data-pilot-member table:name="55835" table:display="true" table:show-details="true"/>
                <table:data-pilot-member table:name="56227" table:display="true" table:show-details="true"/>
                <table:data-pilot-member table:name="56298" table:display="true" table:show-details="true"/>
                <table:data-pilot-member table:name="56408" table:display="true" table:show-details="true"/>
                <table:data-pilot-member table:name="56482" table:display="true" table:show-details="true"/>
                <table:data-pilot-member table:name="56562" table:display="true" table:show-details="true"/>
                <table:data-pilot-member table:name="56942" table:display="true" table:show-details="true"/>
                <table:data-pilot-member table:name="56986" table:display="true" table:show-details="true"/>
                <table:data-pilot-member table:name="57100" table:display="true" table:show-details="true"/>
                <table:data-pilot-member table:name="57218" table:display="true" table:show-details="true"/>
                <table:data-pilot-member table:name="57431" table:display="true" table:show-details="true"/>
                <table:data-pilot-member table:name="57651" table:display="true" table:show-details="true"/>
                <table:data-pilot-member table:name="57911" table:display="true" table:show-details="true"/>
                <table:data-pilot-member table:name="58298" table:display="true" table:show-details="true"/>
                <table:data-pilot-member table:name="58706" table:display="true" table:show-details="true"/>
                <table:data-pilot-member table:name="58959" table:display="true" table:show-details="true"/>
                <table:data-pilot-member table:name="58977" table:display="true" table:show-details="true"/>
                <table:data-pilot-member table:name="59149" table:display="true" table:show-details="true"/>
                <table:data-pilot-member table:name="59592" table:display="true" table:show-details="true"/>
                <table:data-pilot-member table:name="59779" table:display="true" table:show-details="true"/>
                <table:data-pilot-member table:name="59821" table:display="true" table:show-details="true"/>
                <table:data-pilot-member table:name="59823" table:display="true" table:show-details="true"/>
                <table:data-pilot-member table:name="59844" table:display="true" table:show-details="true"/>
                <table:data-pilot-member table:name="60188" table:display="true" table:show-details="true"/>
                <table:data-pilot-member table:name="61135" table:display="true" table:show-details="true"/>
                <table:data-pilot-member table:name="61161" table:display="true" table:show-details="true"/>
                <table:data-pilot-member table:name="61492" table:display="true" table:show-details="true"/>
                <table:data-pilot-member table:name="61772" table:display="true" table:show-details="true"/>
                <table:data-pilot-member table:name="62009" table:display="true" table:show-details="true"/>
                <table:data-pilot-member table:name="62039" table:display="true" table:show-details="true"/>
                <table:data-pilot-member table:name="62552" table:display="true" table:show-details="true"/>
                <table:data-pilot-member table:name="62573" table:display="true" table:show-details="true"/>
                <table:data-pilot-member table:name="62763" table:display="true" table:show-details="true"/>
                <table:data-pilot-member table:name="62785" table:display="true" table:show-details="true"/>
                <table:data-pilot-member table:name="62844" table:display="true" table:show-details="true"/>
                <table:data-pilot-member table:name="62854" table:display="true" table:show-details="true"/>
                <table:data-pilot-member table:name="62997" table:display="true" table:show-details="true"/>
                <table:data-pilot-member table:name="63196" table:display="true" table:show-details="true"/>
                <table:data-pilot-member table:name="63204" table:display="true" table:show-details="true"/>
                <table:data-pilot-member table:name="63333" table:display="true" table:show-details="true"/>
                <table:data-pilot-member table:name="63788" table:display="true" table:show-details="true"/>
                <table:data-pilot-member table:name="64080" table:display="true" table:show-details="true"/>
                <table:data-pilot-member table:name="64768" table:display="true" table:show-details="true"/>
                <table:data-pilot-member table:name="65026" table:display="true" table:show-details="true"/>
                <table:data-pilot-member table:name="65373" table:display="true" table:show-details="true"/>
                <table:data-pilot-member table:name="65410" table:display="true" table:show-details="true"/>
                <table:data-pilot-member table:name="65450" table:display="true" table:show-details="true"/>
                <table:data-pilot-member table:name="65883" table:display="true" table:show-details="true"/>
                <table:data-pilot-member table:name="66064" table:display="true" table:show-details="true"/>
                <table:data-pilot-member table:name="66083" table:display="true" table:show-details="true"/>
                <table:data-pilot-member table:name="66221" table:display="true" table:show-details="true"/>
                <table:data-pilot-member table:name="66270" table:display="true" table:show-details="true"/>
                <table:data-pilot-member table:name="66505" table:display="true" table:show-details="true"/>
                <table:data-pilot-member table:name="68049" table:display="true" table:show-details="true"/>
                <table:data-pilot-member table:name="68996" table:display="true" table:show-details="true"/>
                <table:data-pilot-member table:name="69089" table:display="true" table:show-details="true"/>
                <table:data-pilot-member table:name="69161" table:display="true" table:show-details="true"/>
                <table:data-pilot-member table:name="69639" table:display="true" table:show-details="true"/>
                <table:data-pilot-member table:name="69886" table:display="true" table:show-details="true"/>
                <table:data-pilot-member table:name="70096" table:display="true" table:show-details="true"/>
                <table:data-pilot-member table:name="70486" table:display="true" table:show-details="true"/>
                <table:data-pilot-member table:name="71125" table:display="true" table:show-details="true"/>
                <table:data-pilot-member table:name="71250" table:display="true" table:show-details="true"/>
                <table:data-pilot-member table:name="71425" table:display="true" table:show-details="true"/>
                <table:data-pilot-member table:name="71432" table:display="true" table:show-details="true"/>
                <table:data-pilot-member table:name="71790" table:display="true" table:show-details="true"/>
                <table:data-pilot-member table:name="72250" table:display="true" table:show-details="true"/>
                <table:data-pilot-member table:name="72269" table:display="true" table:show-details="true"/>
                <table:data-pilot-member table:name="72291" table:display="true" table:show-details="true"/>
                <table:data-pilot-member table:name="72539" table:display="true" table:show-details="true"/>
                <table:data-pilot-member table:name="72565" table:display="true" table:show-details="true"/>
                <table:data-pilot-member table:name="72923" table:display="true" table:show-details="true"/>
                <table:data-pilot-member table:name="73163" table:display="true" table:show-details="true"/>
                <table:data-pilot-member table:name="73919" table:display="true" table:show-details="true"/>
                <table:data-pilot-member table:name="73923" table:display="true" table:show-details="true"/>
                <table:data-pilot-member table:name="74210" table:display="true" table:show-details="true"/>
                <table:data-pilot-member table:name="74559" table:display="true" table:show-details="true"/>
                <table:data-pilot-member table:name="74573" table:display="true" table:show-details="true"/>
                <table:data-pilot-member table:name="75370" table:display="true" table:show-details="true"/>
                <table:data-pilot-member table:name="75524" table:display="true" table:show-details="true"/>
                <table:data-pilot-member table:name="75576" table:display="true" table:show-details="true"/>
                <table:data-pilot-member table:name="75673" table:display="true" table:show-details="true"/>
                <table:data-pilot-member table:name="75732" table:display="true" table:show-details="true"/>
                <table:data-pilot-member table:name="75736" table:display="true" table:show-details="true"/>
                <table:data-pilot-member table:name="76109" table:display="true" table:show-details="true"/>
                <table:data-pilot-member table:name="76346" table:display="true" table:show-details="true"/>
                <table:data-pilot-member table:name="76733" table:display="true" table:show-details="true"/>
                <table:data-pilot-member table:name="76998" table:display="true" table:show-details="true"/>
                <table:data-pilot-member table:name="77258" table:display="true" table:show-details="true"/>
                <table:data-pilot-member table:name="77502" table:display="true" table:show-details="true"/>
                <table:data-pilot-member table:name="77614" table:display="true" table:show-details="true"/>
                <table:data-pilot-member table:name="77813" table:display="true" table:show-details="true"/>
                <table:data-pilot-member table:name="77979" table:display="true" table:show-details="true"/>
                <table:data-pilot-member table:name="78037" table:display="true" table:show-details="true"/>
                <table:data-pilot-member table:name="78148" table:display="true" table:show-details="true"/>
                <table:data-pilot-member table:name="78166" table:display="true" table:show-details="true"/>
                <table:data-pilot-member table:name="78335" table:display="true" table:show-details="true"/>
                <table:data-pilot-member table:name="78866" table:display="true" table:show-details="true"/>
                <table:data-pilot-member table:name="79023" table:display="true" table:show-details="true"/>
                <table:data-pilot-member table:name="79072" table:display="true" table:show-details="true"/>
                <table:data-pilot-member table:name="79114" table:display="true" table:show-details="true"/>
                <table:data-pilot-member table:name="79265" table:display="true" table:show-details="true"/>
                <table:data-pilot-member table:name="79300" table:display="true" table:show-details="true"/>
                <table:data-pilot-member table:name="81226" table:display="true" table:show-details="true"/>
                <table:data-pilot-member table:name="81289" table:display="true" table:show-details="true"/>
                <table:data-pilot-member table:name="81385" table:display="true" table:show-details="true"/>
                <table:data-pilot-member table:name="81584" table:display="true" table:show-details="true"/>
                <table:data-pilot-member table:name="81944" table:display="true" table:show-details="true"/>
                <table:data-pilot-member table:name="82310" table:display="true" table:show-details="true"/>
                <table:data-pilot-member table:name="82911" table:display="true" table:show-details="true"/>
                <table:data-pilot-member table:name="82963" table:display="true" table:show-details="true"/>
                <table:data-pilot-member table:name="83558" table:display="true" table:show-details="true"/>
                <table:data-pilot-member table:name="83599" table:display="true" table:show-details="true"/>
                <table:data-pilot-member table:name="83761" table:display="true" table:show-details="true"/>
                <table:data-pilot-member table:name="84330" table:display="true" table:show-details="true"/>
                <table:data-pilot-member table:name="84804" table:display="true" table:show-details="true"/>
                <table:data-pilot-member table:name="84908" table:display="true" table:show-details="true"/>
                <table:data-pilot-member table:name="85226" table:display="true" table:show-details="true"/>
                <table:data-pilot-member table:name="85646" table:display="true" table:show-details="true"/>
                <table:data-pilot-member table:name="85733" table:display="true" table:show-details="true"/>
                <table:data-pilot-member table:name="86108" table:display="true" table:show-details="true"/>
                <table:data-pilot-member table:name="86119" table:display="true" table:show-details="true"/>
                <table:data-pilot-member table:name="86590" table:display="true" table:show-details="true"/>
                <table:data-pilot-member table:name="86671" table:display="true" table:show-details="true"/>
                <table:data-pilot-member table:name="87568" table:display="true" table:show-details="true"/>
                <table:data-pilot-member table:name="87850" table:display="true" table:show-details="true"/>
                <table:data-pilot-member table:name="88038" table:display="true" table:show-details="true"/>
                <table:data-pilot-member table:name="88386" table:display="true" table:show-details="true"/>
                <table:data-pilot-member table:name="88447" table:display="true" table:show-details="true"/>
                <table:data-pilot-member table:name="88497" table:display="true" table:show-details="true"/>
                <table:data-pilot-member table:name="88549" table:display="true" table:show-details="true"/>
                <table:data-pilot-member table:name="88891" table:display="true" table:show-details="true"/>
                <table:data-pilot-member table:name="89282" table:display="true" table:show-details="true"/>
                <table:data-pilot-member table:name="89762" table:display="true" table:show-details="true"/>
                <table:data-pilot-member table:name="89780" table:display="true" table:show-details="true"/>
                <table:data-pilot-member table:name="90368" table:display="true" table:show-details="true"/>
                <table:data-pilot-member table:name="91208" table:display="true" table:show-details="true"/>
                <table:data-pilot-member table:name="91395" table:display="true" table:show-details="true"/>
                <table:data-pilot-member table:name="91745" table:display="true" table:show-details="true"/>
                <table:data-pilot-member table:name="92644" table:display="true" table:show-details="true"/>
                <table:data-pilot-member table:name="93001" table:display="true" table:show-details="true"/>
                <table:data-pilot-member table:name="93035" table:display="true" table:show-details="true"/>
                <table:data-pilot-member table:name="93564" table:display="true" table:show-details="true"/>
                <table:data-pilot-member table:name="93818" table:display="true" table:show-details="true"/>
                <table:data-pilot-member table:name="94531" table:display="true" table:show-details="true"/>
                <table:data-pilot-member table:name="95423" table:display="true" table:show-details="true"/>
                <table:data-pilot-member table:name="95516" table:display="true" table:show-details="true"/>
                <table:data-pilot-member table:name="97462" table:display="true" table:show-details="true"/>
                <table:data-pilot-member table:name="97661" table:display="true" table:show-details="true"/>
                <table:data-pilot-member table:name="97979" table:display="true" table:show-details="true"/>
                <table:data-pilot-member table:name="98436" table:display="true" table:show-details="true"/>
                <table:data-pilot-member table:name="98703" table:display="true" table:show-details="true"/>
                <table:data-pilot-member table:name="98832" table:display="true" table:show-details="true"/>
                <table:data-pilot-member table:name="99106" table:display="true" table:show-details="true"/>
                <table:data-pilot-member table:name="99202" table:display="true" table:show-details="true"/>
                <table:data-pilot-member table:name="99935" table:display="true" table:show-details="true"/>
                <table:data-pilot-member table:name="100333" table:display="true" table:show-details="true"/>
                <table:data-pilot-member table:name="103492" table:display="true" table:show-details="true"/>
                <table:data-pilot-member table:name="105354" table:display="true" table:show-details="true"/>
                <table:data-pilot-member table:name="105431" table:display="true" table:show-details="true"/>
                <table:data-pilot-member table:name="105896" table:display="true" table:show-details="true"/>
                <table:data-pilot-member table:name="106213" table:display="true" table:show-details="true"/>
                <table:data-pilot-member table:name="106235" table:display="true" table:show-details="true"/>
                <table:data-pilot-member table:name="106846" table:display="true" table:show-details="true"/>
                <table:data-pilot-member table:name="106947" table:display="true" table:show-details="true"/>
                <table:data-pilot-member table:name="107268" table:display="true" table:show-details="true"/>
                <table:data-pilot-member table:name="107410" table:display="true" table:show-details="true"/>
                <table:data-pilot-member table:name="107498" table:display="true" table:show-details="true"/>
                <table:data-pilot-member table:name="107711" table:display="true" table:show-details="true"/>
                <table:data-pilot-member table:name="108487" table:display="true" table:show-details="true"/>
                <table:data-pilot-member table:name="108561" table:display="true" table:show-details="true"/>
                <table:data-pilot-member table:name="108634" table:display="true" table:show-details="true"/>
                <table:data-pilot-member table:name="109565" table:display="true" table:show-details="true"/>
                <table:data-pilot-member table:name="109958" table:display="true" table:show-details="true"/>
                <table:data-pilot-member table:name="109971" table:display="true" table:show-details="true"/>
                <table:data-pilot-member table:name="110471" table:display="true" table:show-details="true"/>
                <table:data-pilot-member table:name="110742" table:display="true" table:show-details="true"/>
                <table:data-pilot-member table:name="111696" table:display="true" table:show-details="true"/>
                <table:data-pilot-member table:name="111814" table:display="true" table:show-details="true"/>
                <table:data-pilot-member table:name="111901" table:display="true" table:show-details="true"/>
                <table:data-pilot-member table:name="112384" table:display="true" table:show-details="true"/>
                <table:data-pilot-member table:name="112443" table:display="true" table:show-details="true"/>
                <table:data-pilot-member table:name="112863" table:display="true" table:show-details="true"/>
                <table:data-pilot-member table:name="115220" table:display="true" table:show-details="true"/>
                <table:data-pilot-member table:name="115416" table:display="true" table:show-details="true"/>
                <table:data-pilot-member table:name="115735" table:display="true" table:show-details="true"/>
                <table:data-pilot-member table:name="116672" table:display="true" table:show-details="true"/>
                <table:data-pilot-member table:name="116918" table:display="true" table:show-details="true"/>
                <table:data-pilot-member table:name="118268" table:display="true" table:show-details="true"/>
                <table:data-pilot-member table:name="118285" table:display="true" table:show-details="true"/>
                <table:data-pilot-member table:name="118582" table:display="true" table:show-details="true"/>
                <table:data-pilot-member table:name="118941" table:display="true" table:show-details="true"/>
                <table:data-pilot-member table:name="119727" table:display="true" table:show-details="true"/>
                <table:data-pilot-member table:name="119882" table:display="true" table:show-details="true"/>
                <table:data-pilot-member table:name="120132" table:display="true" table:show-details="true"/>
                <table:data-pilot-member table:name="120144" table:display="true" table:show-details="true"/>
                <table:data-pilot-member table:name="120327" table:display="true" table:show-details="true"/>
                <table:data-pilot-member table:name="120432" table:display="true" table:show-details="true"/>
                <table:data-pilot-member table:name="122589" table:display="true" table:show-details="true"/>
                <table:data-pilot-member table:name="123532" table:display="true" table:show-details="true"/>
                <table:data-pilot-member table:name="123664" table:display="true" table:show-details="true"/>
                <table:data-pilot-member table:name="124283" table:display="true" table:show-details="true"/>
                <table:data-pilot-member table:name="126871" table:display="true" table:show-details="true"/>
                <table:data-pilot-member table:name="127544" table:display="true" table:show-details="true"/>
                <table:data-pilot-member table:name="127839" table:display="true" table:show-details="true"/>
                <table:data-pilot-member table:name="127972" table:display="true" table:show-details="true"/>
                <table:data-pilot-member table:name="128210" table:display="true" table:show-details="true"/>
                <table:data-pilot-member table:name="129904" table:display="true" table:show-details="true"/>
                <table:data-pilot-member table:name="130651" table:display="true" table:show-details="true"/>
                <table:data-pilot-member table:name="132148" table:display="true" table:show-details="true"/>
                <table:data-pilot-member table:name="134106" table:display="true" table:show-details="true"/>
                <table:data-pilot-member table:name="134864" table:display="true" table:show-details="true"/>
                <table:data-pilot-member table:name="134991" table:display="true" table:show-details="true"/>
                <table:data-pilot-member table:name="135477" table:display="true" table:show-details="true"/>
                <table:data-pilot-member table:name="136423" table:display="true" table:show-details="true"/>
                <table:data-pilot-member table:name="136441" table:display="true" table:show-details="true"/>
                <table:data-pilot-member table:name="137128" table:display="true" table:show-details="true"/>
                <table:data-pilot-member table:name="140780" table:display="true" table:show-details="true"/>
                <table:data-pilot-member table:name="140892" table:display="true" table:show-details="true"/>
                <table:data-pilot-member table:name="141892" table:display="true" table:show-details="true"/>
                <table:data-pilot-member table:name="145068" table:display="true" table:show-details="true"/>
                <table:data-pilot-member table:name="147259" table:display="true" table:show-details="true"/>
                <table:data-pilot-member table:name="150845" table:display="true" table:show-details="true"/>
                <table:data-pilot-member table:name="152190" table:display="true" table:show-details="true"/>
                <table:data-pilot-member table:name="152199" table:display="true" table:show-details="true"/>
                <table:data-pilot-member table:name="152687" table:display="true" table:show-details="true"/>
                <table:data-pilot-member table:name="154951" table:display="true" table:show-details="true"/>
                <table:data-pilot-member table:name="156015" table:display="true" table:show-details="true"/>
                <table:data-pilot-member table:name="156283" table:display="true" table:show-details="true"/>
                <table:data-pilot-member table:name="156322" table:display="true" table:show-details="true"/>
                <table:data-pilot-member table:name="156493" table:display="true" table:show-details="true"/>
                <table:data-pilot-member table:name="156579" table:display="true" table:show-details="true"/>
                <table:data-pilot-member table:name="158496" table:display="true" table:show-details="true"/>
                <table:data-pilot-member table:name="159662" table:display="true" table:show-details="true"/>
                <table:data-pilot-member table:name="161357" table:display="true" table:show-details="true"/>
                <table:data-pilot-member table:name="163255" table:display="true" table:show-details="true"/>
                <table:data-pilot-member table:name="165850" table:display="true" table:show-details="true"/>
                <table:data-pilot-member table:name="166348" table:display="true" table:show-details="true"/>
                <table:data-pilot-member table:name="166679" table:display="true" table:show-details="true"/>
                <table:data-pilot-member table:name="169325" table:display="true" table:show-details="true"/>
                <table:data-pilot-member table:name="169756" table:display="true" table:show-details="true"/>
                <table:data-pilot-member table:name="170924" table:display="true" table:show-details="true"/>
                <table:data-pilot-member table:name="171249" table:display="true" table:show-details="true"/>
                <table:data-pilot-member table:name="177049" table:display="true" table:show-details="true"/>
                <table:data-pilot-member table:name="177536" table:display="true" table:show-details="true"/>
                <table:data-pilot-member table:name="190606" table:display="true" table:show-details="true"/>
                <table:data-pilot-member table:name="191646" table:display="true" table:show-details="true"/>
                <table:data-pilot-member table:name="193415" table:display="true" table:show-details="true"/>
                <table:data-pilot-member table:name="197586" table:display="true" table:show-details="true"/>
                <table:data-pilot-member table:name="197863" table:display="true" table:show-details="true"/>
                <table:data-pilot-member table:name="198613" table:display="true" table:show-details="true"/>
                <table:data-pilot-member table:name="201230" table:display="true" table:show-details="true"/>
                <table:data-pilot-member table:name="209296" table:display="true" table:show-details="true"/>
                <table:data-pilot-member table:name="210992" table:display="true" table:show-details="true"/>
                <table:data-pilot-member table:name="217071" table:display="true" table:show-details="true"/>
                <table:data-pilot-member table:name="217530" table:display="true" table:show-details="true"/>
                <table:data-pilot-member table:name="219457" table:display="true" table:show-details="true"/>
                <table:data-pilot-member table:name="244969" table:display="true" table:show-details="true"/>
                <table:data-pilot-member table:name="252408" table:display="true" table:show-details="true"/>
                <table:data-pilot-member table:name="281440" table:display="true" table:show-details="true"/>
                <table:data-pilot-member table:name="290553" table:display="true" table:show-details="true"/>
                <table:data-pilot-member table:name="296958" table:display="true" table:show-details="true"/>
                <table:data-pilot-member table:name="338586" table:display="true" table:show-details="true"/>
                <table:data-pilot-member table:name="344091" table:display="true" table:show-details="true"/>
                <table:data-pilot-member table:name="398255" table:display="true" table:show-details="true"/>
                <table:data-pilot-member table:name="406590" table:display="true" table:show-details="true"/>
                <table:data-pilot-member table:name="470805" table:display="true" table:show-details="true"/>
                <table:data-pilot-member table:name="532048" table:display="true" table:show-details="true"/>
                <table:data-pilot-member table:name="641928" table:display="true" table:show-details="true"/>
                <table:data-pilot-member table:name="672185" table:display="true" table:show-details="true"/>
                <table:data-pilot-member table:name="779966" table:display="true" table:show-details="true"/>
                <table:data-pilot-member table:name="179416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przestawna_Arkusz3_1'.A1:'Tabela przestawna_Arkusz3_1'.B4" table:buttons="'Tabela przestawna_Arkusz3_1'.A1" table:show-filter-button="false" table:drill-down-on-double-click="false">
          <table:source-cell-range table:cell-range-address="Arkusz3.A1:Arkusz3.D38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awa?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2021" table:orientation="data" table:used-hierarchy="0" table:function="sum">
            <table:data-pilot-level table:show-empty="false" calcext:repeat-item-labels="false">
              <table:data-pilot-members>
                <table:data-pilot-member table:name="19689" table:display="true" table:show-details="true"/>
                <table:data-pilot-member table:name="21489" table:display="true" table:show-details="true"/>
                <table:data-pilot-member table:name="22444" table:display="true" table:show-details="true"/>
                <table:data-pilot-member table:name="26375" table:display="true" table:show-details="true"/>
                <table:data-pilot-member table:name="26489" table:display="true" table:show-details="true"/>
                <table:data-pilot-member table:name="30556" table:display="true" table:show-details="true"/>
                <table:data-pilot-member table:name="30648" table:display="true" table:show-details="true"/>
                <table:data-pilot-member table:name="32638" table:display="true" table:show-details="true"/>
                <table:data-pilot-member table:name="33329" table:display="true" table:show-details="true"/>
                <table:data-pilot-member table:name="33340" table:display="true" table:show-details="true"/>
                <table:data-pilot-member table:name="33598" table:display="true" table:show-details="true"/>
                <table:data-pilot-member table:name="33993" table:display="true" table:show-details="true"/>
                <table:data-pilot-member table:name="34040" table:display="true" table:show-details="true"/>
                <table:data-pilot-member table:name="34372" table:display="true" table:show-details="true"/>
                <table:data-pilot-member table:name="34552" table:display="true" table:show-details="true"/>
                <table:data-pilot-member table:name="35000" table:display="true" table:show-details="true"/>
                <table:data-pilot-member table:name="35286" table:display="true" table:show-details="true"/>
                <table:data-pilot-member table:name="35438" table:display="true" table:show-details="true"/>
                <table:data-pilot-member table:name="35577" table:display="true" table:show-details="true"/>
                <table:data-pilot-member table:name="35875" table:display="true" table:show-details="true"/>
                <table:data-pilot-member table:name="36486" table:display="true" table:show-details="true"/>
                <table:data-pilot-member table:name="36633" table:display="true" table:show-details="true"/>
                <table:data-pilot-member table:name="36800" table:display="true" table:show-details="true"/>
                <table:data-pilot-member table:name="37887" table:display="true" table:show-details="true"/>
                <table:data-pilot-member table:name="37989" table:display="true" table:show-details="true"/>
                <table:data-pilot-member table:name="38173" table:display="true" table:show-details="true"/>
                <table:data-pilot-member table:name="38202" table:display="true" table:show-details="true"/>
                <table:data-pilot-member table:name="38487" table:display="true" table:show-details="true"/>
                <table:data-pilot-member table:name="38613" table:display="true" table:show-details="true"/>
                <table:data-pilot-member table:name="39202" table:display="true" table:show-details="true"/>
                <table:data-pilot-member table:name="39340" table:display="true" table:show-details="true"/>
                <table:data-pilot-member table:name="40025" table:display="true" table:show-details="true"/>
                <table:data-pilot-member table:name="40070" table:display="true" table:show-details="true"/>
                <table:data-pilot-member table:name="40305" table:display="true" table:show-details="true"/>
                <table:data-pilot-member table:name="40776" table:display="true" table:show-details="true"/>
                <table:data-pilot-member table:name="40826" table:display="true" table:show-details="true"/>
                <table:data-pilot-member table:name="40852" table:display="true" table:show-details="true"/>
                <table:data-pilot-member table:name="40906" table:display="true" table:show-details="true"/>
                <table:data-pilot-member table:name="40948" table:display="true" table:show-details="true"/>
                <table:data-pilot-member table:name="41104" table:display="true" table:show-details="true"/>
                <table:data-pilot-member table:name="41126" table:display="true" table:show-details="true"/>
                <table:data-pilot-member table:name="41984" table:display="true" table:show-details="true"/>
                <table:data-pilot-member table:name="41991" table:display="true" table:show-details="true"/>
                <table:data-pilot-member table:name="42543" table:display="true" table:show-details="true"/>
                <table:data-pilot-member table:name="42824" table:display="true" table:show-details="true"/>
                <table:data-pilot-member table:name="43038" table:display="true" table:show-details="true"/>
                <table:data-pilot-member table:name="43057" table:display="true" table:show-details="true"/>
                <table:data-pilot-member table:name="43191" table:display="true" table:show-details="true"/>
                <table:data-pilot-member table:name="43221" table:display="true" table:show-details="true"/>
                <table:data-pilot-member table:name="43390" table:display="true" table:show-details="true"/>
                <table:data-pilot-member table:name="43618" table:display="true" table:show-details="true"/>
                <table:data-pilot-member table:name="43721" table:display="true" table:show-details="true"/>
                <table:data-pilot-member table:name="44438" table:display="true" table:show-details="true"/>
                <table:data-pilot-member table:name="44581" table:display="true" table:show-details="true"/>
                <table:data-pilot-member table:name="44743" table:display="true" table:show-details="true"/>
                <table:data-pilot-member table:name="44855" table:display="true" table:show-details="true"/>
                <table:data-pilot-member table:name="45015" table:display="true" table:show-details="true"/>
                <table:data-pilot-member table:name="45142" table:display="true" table:show-details="true"/>
                <table:data-pilot-member table:name="45482" table:display="true" table:show-details="true"/>
                <table:data-pilot-member table:name="45599" table:display="true" table:show-details="true"/>
                <table:data-pilot-member table:name="45948" table:display="true" table:show-details="true"/>
                <table:data-pilot-member table:name="46360" table:display="true" table:show-details="true"/>
                <table:data-pilot-member table:name="46394" table:display="true" table:show-details="true"/>
                <table:data-pilot-member table:name="46623" table:display="true" table:show-details="true"/>
                <table:data-pilot-member table:name="46692" table:display="true" table:show-details="true"/>
                <table:data-pilot-member table:name="46792" table:display="true" table:show-details="true"/>
                <table:data-pilot-member table:name="46824" table:display="true" table:show-details="true"/>
                <table:data-pilot-member table:name="46944" table:display="true" table:show-details="true"/>
                <table:data-pilot-member table:name="47304" table:display="true" table:show-details="true"/>
                <table:data-pilot-member table:name="47655" table:display="true" table:show-details="true"/>
                <table:data-pilot-member table:name="47970" table:display="true" table:show-details="true"/>
                <table:data-pilot-member table:name="48322" table:display="true" table:show-details="true"/>
                <table:data-pilot-member table:name="48385" table:display="true" table:show-details="true"/>
                <table:data-pilot-member table:name="48464" table:display="true" table:show-details="true"/>
                <table:data-pilot-member table:name="48621" table:display="true" table:show-details="true"/>
                <table:data-pilot-member table:name="49108" table:display="true" table:show-details="true"/>
                <table:data-pilot-member table:name="49286" table:display="true" table:show-details="true"/>
                <table:data-pilot-member table:name="49439" table:display="true" table:show-details="true"/>
                <table:data-pilot-member table:name="49734" table:display="true" table:show-details="true"/>
                <table:data-pilot-member table:name="49736" table:display="true" table:show-details="true"/>
                <table:data-pilot-member table:name="50819" table:display="true" table:show-details="true"/>
                <table:data-pilot-member table:name="50952" table:display="true" table:show-details="true"/>
                <table:data-pilot-member table:name="51525" table:display="true" table:show-details="true"/>
                <table:data-pilot-member table:name="51534" table:display="true" table:show-details="true"/>
                <table:data-pilot-member table:name="51656" table:display="true" table:show-details="true"/>
                <table:data-pilot-member table:name="51657" table:display="true" table:show-details="true"/>
                <table:data-pilot-member table:name="51741" table:display="true" table:show-details="true"/>
                <table:data-pilot-member table:name="51929" table:display="true" table:show-details="true"/>
                <table:data-pilot-member table:name="52101" table:display="true" table:show-details="true"/>
                <table:data-pilot-member table:name="52707" table:display="true" table:show-details="true"/>
                <table:data-pilot-member table:name="52720" table:display="true" table:show-details="true"/>
                <table:data-pilot-member table:name="53294" table:display="true" table:show-details="true"/>
                <table:data-pilot-member table:name="53695" table:display="true" table:show-details="true"/>
                <table:data-pilot-member table:name="53852" table:display="true" table:show-details="true"/>
                <table:data-pilot-member table:name="54598" table:display="true" table:show-details="true"/>
                <table:data-pilot-member table:name="54702" table:display="true" table:show-details="true"/>
                <table:data-pilot-member table:name="54711" table:display="true" table:show-details="true"/>
                <table:data-pilot-member table:name="54765" table:display="true" table:show-details="true"/>
                <table:data-pilot-member table:name="54891" table:display="true" table:show-details="true"/>
                <table:data-pilot-member table:name="55107" table:display="true" table:show-details="true"/>
                <table:data-pilot-member table:name="55110" table:display="true" table:show-details="true"/>
                <table:data-pilot-member table:name="55265" table:display="true" table:show-details="true"/>
                <table:data-pilot-member table:name="55508" table:display="true" table:show-details="true"/>
                <table:data-pilot-member table:name="55520" table:display="true" table:show-details="true"/>
                <table:data-pilot-member table:name="55530" table:display="true" table:show-details="true"/>
                <table:data-pilot-member table:name="55777" table:display="true" table:show-details="true"/>
                <table:data-pilot-member table:name="55833" table:display="true" table:show-details="true"/>
                <table:data-pilot-member table:name="55835" table:display="true" table:show-details="true"/>
                <table:data-pilot-member table:name="56227" table:display="true" table:show-details="true"/>
                <table:data-pilot-member table:name="56298" table:display="true" table:show-details="true"/>
                <table:data-pilot-member table:name="56408" table:display="true" table:show-details="true"/>
                <table:data-pilot-member table:name="56482" table:display="true" table:show-details="true"/>
                <table:data-pilot-member table:name="56562" table:display="true" table:show-details="true"/>
                <table:data-pilot-member table:name="56942" table:display="true" table:show-details="true"/>
                <table:data-pilot-member table:name="56986" table:display="true" table:show-details="true"/>
                <table:data-pilot-member table:name="57100" table:display="true" table:show-details="true"/>
                <table:data-pilot-member table:name="57218" table:display="true" table:show-details="true"/>
                <table:data-pilot-member table:name="57431" table:display="true" table:show-details="true"/>
                <table:data-pilot-member table:name="57651" table:display="true" table:show-details="true"/>
                <table:data-pilot-member table:name="57911" table:display="true" table:show-details="true"/>
                <table:data-pilot-member table:name="58298" table:display="true" table:show-details="true"/>
                <table:data-pilot-member table:name="58706" table:display="true" table:show-details="true"/>
                <table:data-pilot-member table:name="58959" table:display="true" table:show-details="true"/>
                <table:data-pilot-member table:name="58977" table:display="true" table:show-details="true"/>
                <table:data-pilot-member table:name="59149" table:display="true" table:show-details="true"/>
                <table:data-pilot-member table:name="59592" table:display="true" table:show-details="true"/>
                <table:data-pilot-member table:name="59779" table:display="true" table:show-details="true"/>
                <table:data-pilot-member table:name="59821" table:display="true" table:show-details="true"/>
                <table:data-pilot-member table:name="59823" table:display="true" table:show-details="true"/>
                <table:data-pilot-member table:name="59844" table:display="true" table:show-details="true"/>
                <table:data-pilot-member table:name="60188" table:display="true" table:show-details="true"/>
                <table:data-pilot-member table:name="61135" table:display="true" table:show-details="true"/>
                <table:data-pilot-member table:name="61161" table:display="true" table:show-details="true"/>
                <table:data-pilot-member table:name="61492" table:display="true" table:show-details="true"/>
                <table:data-pilot-member table:name="61772" table:display="true" table:show-details="true"/>
                <table:data-pilot-member table:name="62009" table:display="true" table:show-details="true"/>
                <table:data-pilot-member table:name="62039" table:display="true" table:show-details="true"/>
                <table:data-pilot-member table:name="62552" table:display="true" table:show-details="true"/>
                <table:data-pilot-member table:name="62573" table:display="true" table:show-details="true"/>
                <table:data-pilot-member table:name="62763" table:display="true" table:show-details="true"/>
                <table:data-pilot-member table:name="62785" table:display="true" table:show-details="true"/>
                <table:data-pilot-member table:name="62844" table:display="true" table:show-details="true"/>
                <table:data-pilot-member table:name="62854" table:display="true" table:show-details="true"/>
                <table:data-pilot-member table:name="62997" table:display="true" table:show-details="true"/>
                <table:data-pilot-member table:name="63196" table:display="true" table:show-details="true"/>
                <table:data-pilot-member table:name="63204" table:display="true" table:show-details="true"/>
                <table:data-pilot-member table:name="63333" table:display="true" table:show-details="true"/>
                <table:data-pilot-member table:name="63788" table:display="true" table:show-details="true"/>
                <table:data-pilot-member table:name="64080" table:display="true" table:show-details="true"/>
                <table:data-pilot-member table:name="64768" table:display="true" table:show-details="true"/>
                <table:data-pilot-member table:name="65026" table:display="true" table:show-details="true"/>
                <table:data-pilot-member table:name="65373" table:display="true" table:show-details="true"/>
                <table:data-pilot-member table:name="65410" table:display="true" table:show-details="true"/>
                <table:data-pilot-member table:name="65450" table:display="true" table:show-details="true"/>
                <table:data-pilot-member table:name="65883" table:display="true" table:show-details="true"/>
                <table:data-pilot-member table:name="66064" table:display="true" table:show-details="true"/>
                <table:data-pilot-member table:name="66083" table:display="true" table:show-details="true"/>
                <table:data-pilot-member table:name="66221" table:display="true" table:show-details="true"/>
                <table:data-pilot-member table:name="66270" table:display="true" table:show-details="true"/>
                <table:data-pilot-member table:name="66505" table:display="true" table:show-details="true"/>
                <table:data-pilot-member table:name="68049" table:display="true" table:show-details="true"/>
                <table:data-pilot-member table:name="68996" table:display="true" table:show-details="true"/>
                <table:data-pilot-member table:name="69089" table:display="true" table:show-details="true"/>
                <table:data-pilot-member table:name="69161" table:display="true" table:show-details="true"/>
                <table:data-pilot-member table:name="69639" table:display="true" table:show-details="true"/>
                <table:data-pilot-member table:name="69886" table:display="true" table:show-details="true"/>
                <table:data-pilot-member table:name="70096" table:display="true" table:show-details="true"/>
                <table:data-pilot-member table:name="70486" table:display="true" table:show-details="true"/>
                <table:data-pilot-member table:name="71125" table:display="true" table:show-details="true"/>
                <table:data-pilot-member table:name="71250" table:display="true" table:show-details="true"/>
                <table:data-pilot-member table:name="71425" table:display="true" table:show-details="true"/>
                <table:data-pilot-member table:name="71432" table:display="true" table:show-details="true"/>
                <table:data-pilot-member table:name="71790" table:display="true" table:show-details="true"/>
                <table:data-pilot-member table:name="72250" table:display="true" table:show-details="true"/>
                <table:data-pilot-member table:name="72269" table:display="true" table:show-details="true"/>
                <table:data-pilot-member table:name="72291" table:display="true" table:show-details="true"/>
                <table:data-pilot-member table:name="72539" table:display="true" table:show-details="true"/>
                <table:data-pilot-member table:name="72565" table:display="true" table:show-details="true"/>
                <table:data-pilot-member table:name="72923" table:display="true" table:show-details="true"/>
                <table:data-pilot-member table:name="73163" table:display="true" table:show-details="true"/>
                <table:data-pilot-member table:name="73919" table:display="true" table:show-details="true"/>
                <table:data-pilot-member table:name="73923" table:display="true" table:show-details="true"/>
                <table:data-pilot-member table:name="74210" table:display="true" table:show-details="true"/>
                <table:data-pilot-member table:name="74559" table:display="true" table:show-details="true"/>
                <table:data-pilot-member table:name="74573" table:display="true" table:show-details="true"/>
                <table:data-pilot-member table:name="75370" table:display="true" table:show-details="true"/>
                <table:data-pilot-member table:name="75524" table:display="true" table:show-details="true"/>
                <table:data-pilot-member table:name="75576" table:display="true" table:show-details="true"/>
                <table:data-pilot-member table:name="75673" table:display="true" table:show-details="true"/>
                <table:data-pilot-member table:name="75732" table:display="true" table:show-details="true"/>
                <table:data-pilot-member table:name="75736" table:display="true" table:show-details="true"/>
                <table:data-pilot-member table:name="76109" table:display="true" table:show-details="true"/>
                <table:data-pilot-member table:name="76346" table:display="true" table:show-details="true"/>
                <table:data-pilot-member table:name="76733" table:display="true" table:show-details="true"/>
                <table:data-pilot-member table:name="76998" table:display="true" table:show-details="true"/>
                <table:data-pilot-member table:name="77258" table:display="true" table:show-details="true"/>
                <table:data-pilot-member table:name="77502" table:display="true" table:show-details="true"/>
                <table:data-pilot-member table:name="77614" table:display="true" table:show-details="true"/>
                <table:data-pilot-member table:name="77813" table:display="true" table:show-details="true"/>
                <table:data-pilot-member table:name="77979" table:display="true" table:show-details="true"/>
                <table:data-pilot-member table:name="78037" table:display="true" table:show-details="true"/>
                <table:data-pilot-member table:name="78148" table:display="true" table:show-details="true"/>
                <table:data-pilot-member table:name="78166" table:display="true" table:show-details="true"/>
                <table:data-pilot-member table:name="78335" table:display="true" table:show-details="true"/>
                <table:data-pilot-member table:name="78866" table:display="true" table:show-details="true"/>
                <table:data-pilot-member table:name="79023" table:display="true" table:show-details="true"/>
                <table:data-pilot-member table:name="79072" table:display="true" table:show-details="true"/>
                <table:data-pilot-member table:name="79114" table:display="true" table:show-details="true"/>
                <table:data-pilot-member table:name="79265" table:display="true" table:show-details="true"/>
                <table:data-pilot-member table:name="79300" table:display="true" table:show-details="true"/>
                <table:data-pilot-member table:name="81226" table:display="true" table:show-details="true"/>
                <table:data-pilot-member table:name="81289" table:display="true" table:show-details="true"/>
                <table:data-pilot-member table:name="81385" table:display="true" table:show-details="true"/>
                <table:data-pilot-member table:name="81584" table:display="true" table:show-details="true"/>
                <table:data-pilot-member table:name="81944" table:display="true" table:show-details="true"/>
                <table:data-pilot-member table:name="82310" table:display="true" table:show-details="true"/>
                <table:data-pilot-member table:name="82911" table:display="true" table:show-details="true"/>
                <table:data-pilot-member table:name="82963" table:display="true" table:show-details="true"/>
                <table:data-pilot-member table:name="83558" table:display="true" table:show-details="true"/>
                <table:data-pilot-member table:name="83599" table:display="true" table:show-details="true"/>
                <table:data-pilot-member table:name="83761" table:display="true" table:show-details="true"/>
                <table:data-pilot-member table:name="84330" table:display="true" table:show-details="true"/>
                <table:data-pilot-member table:name="84804" table:display="true" table:show-details="true"/>
                <table:data-pilot-member table:name="84908" table:display="true" table:show-details="true"/>
                <table:data-pilot-member table:name="85226" table:display="true" table:show-details="true"/>
                <table:data-pilot-member table:name="85646" table:display="true" table:show-details="true"/>
                <table:data-pilot-member table:name="85733" table:display="true" table:show-details="true"/>
                <table:data-pilot-member table:name="86108" table:display="true" table:show-details="true"/>
                <table:data-pilot-member table:name="86119" table:display="true" table:show-details="true"/>
                <table:data-pilot-member table:name="86590" table:display="true" table:show-details="true"/>
                <table:data-pilot-member table:name="86671" table:display="true" table:show-details="true"/>
                <table:data-pilot-member table:name="87568" table:display="true" table:show-details="true"/>
                <table:data-pilot-member table:name="87850" table:display="true" table:show-details="true"/>
                <table:data-pilot-member table:name="88038" table:display="true" table:show-details="true"/>
                <table:data-pilot-member table:name="88386" table:display="true" table:show-details="true"/>
                <table:data-pilot-member table:name="88447" table:display="true" table:show-details="true"/>
                <table:data-pilot-member table:name="88497" table:display="true" table:show-details="true"/>
                <table:data-pilot-member table:name="88549" table:display="true" table:show-details="true"/>
                <table:data-pilot-member table:name="88891" table:display="true" table:show-details="true"/>
                <table:data-pilot-member table:name="89282" table:display="true" table:show-details="true"/>
                <table:data-pilot-member table:name="89762" table:display="true" table:show-details="true"/>
                <table:data-pilot-member table:name="89780" table:display="true" table:show-details="true"/>
                <table:data-pilot-member table:name="90368" table:display="true" table:show-details="true"/>
                <table:data-pilot-member table:name="91208" table:display="true" table:show-details="true"/>
                <table:data-pilot-member table:name="91395" table:display="true" table:show-details="true"/>
                <table:data-pilot-member table:name="91745" table:display="true" table:show-details="true"/>
                <table:data-pilot-member table:name="92644" table:display="true" table:show-details="true"/>
                <table:data-pilot-member table:name="93001" table:display="true" table:show-details="true"/>
                <table:data-pilot-member table:name="93035" table:display="true" table:show-details="true"/>
                <table:data-pilot-member table:name="93564" table:display="true" table:show-details="true"/>
                <table:data-pilot-member table:name="93818" table:display="true" table:show-details="true"/>
                <table:data-pilot-member table:name="94531" table:display="true" table:show-details="true"/>
                <table:data-pilot-member table:name="95423" table:display="true" table:show-details="true"/>
                <table:data-pilot-member table:name="95516" table:display="true" table:show-details="true"/>
                <table:data-pilot-member table:name="97462" table:display="true" table:show-details="true"/>
                <table:data-pilot-member table:name="97661" table:display="true" table:show-details="true"/>
                <table:data-pilot-member table:name="97979" table:display="true" table:show-details="true"/>
                <table:data-pilot-member table:name="98436" table:display="true" table:show-details="true"/>
                <table:data-pilot-member table:name="98703" table:display="true" table:show-details="true"/>
                <table:data-pilot-member table:name="98832" table:display="true" table:show-details="true"/>
                <table:data-pilot-member table:name="99106" table:display="true" table:show-details="true"/>
                <table:data-pilot-member table:name="99202" table:display="true" table:show-details="true"/>
                <table:data-pilot-member table:name="99935" table:display="true" table:show-details="true"/>
                <table:data-pilot-member table:name="100333" table:display="true" table:show-details="true"/>
                <table:data-pilot-member table:name="103492" table:display="true" table:show-details="true"/>
                <table:data-pilot-member table:name="105354" table:display="true" table:show-details="true"/>
                <table:data-pilot-member table:name="105431" table:display="true" table:show-details="true"/>
                <table:data-pilot-member table:name="105896" table:display="true" table:show-details="true"/>
                <table:data-pilot-member table:name="106213" table:display="true" table:show-details="true"/>
                <table:data-pilot-member table:name="106235" table:display="true" table:show-details="true"/>
                <table:data-pilot-member table:name="106846" table:display="true" table:show-details="true"/>
                <table:data-pilot-member table:name="106947" table:display="true" table:show-details="true"/>
                <table:data-pilot-member table:name="107268" table:display="true" table:show-details="true"/>
                <table:data-pilot-member table:name="107410" table:display="true" table:show-details="true"/>
                <table:data-pilot-member table:name="107498" table:display="true" table:show-details="true"/>
                <table:data-pilot-member table:name="107711" table:display="true" table:show-details="true"/>
                <table:data-pilot-member table:name="108487" table:display="true" table:show-details="true"/>
                <table:data-pilot-member table:name="108561" table:display="true" table:show-details="true"/>
                <table:data-pilot-member table:name="108634" table:display="true" table:show-details="true"/>
                <table:data-pilot-member table:name="109565" table:display="true" table:show-details="true"/>
                <table:data-pilot-member table:name="109958" table:display="true" table:show-details="true"/>
                <table:data-pilot-member table:name="109971" table:display="true" table:show-details="true"/>
                <table:data-pilot-member table:name="110471" table:display="true" table:show-details="true"/>
                <table:data-pilot-member table:name="110742" table:display="true" table:show-details="true"/>
                <table:data-pilot-member table:name="111696" table:display="true" table:show-details="true"/>
                <table:data-pilot-member table:name="111814" table:display="true" table:show-details="true"/>
                <table:data-pilot-member table:name="111901" table:display="true" table:show-details="true"/>
                <table:data-pilot-member table:name="112384" table:display="true" table:show-details="true"/>
                <table:data-pilot-member table:name="112443" table:display="true" table:show-details="true"/>
                <table:data-pilot-member table:name="112863" table:display="true" table:show-details="true"/>
                <table:data-pilot-member table:name="115220" table:display="true" table:show-details="true"/>
                <table:data-pilot-member table:name="115416" table:display="true" table:show-details="true"/>
                <table:data-pilot-member table:name="115735" table:display="true" table:show-details="true"/>
                <table:data-pilot-member table:name="116672" table:display="true" table:show-details="true"/>
                <table:data-pilot-member table:name="116918" table:display="true" table:show-details="true"/>
                <table:data-pilot-member table:name="118268" table:display="true" table:show-details="true"/>
                <table:data-pilot-member table:name="118285" table:display="true" table:show-details="true"/>
                <table:data-pilot-member table:name="118582" table:display="true" table:show-details="true"/>
                <table:data-pilot-member table:name="118941" table:display="true" table:show-details="true"/>
                <table:data-pilot-member table:name="119727" table:display="true" table:show-details="true"/>
                <table:data-pilot-member table:name="119882" table:display="true" table:show-details="true"/>
                <table:data-pilot-member table:name="120132" table:display="true" table:show-details="true"/>
                <table:data-pilot-member table:name="120144" table:display="true" table:show-details="true"/>
                <table:data-pilot-member table:name="120327" table:display="true" table:show-details="true"/>
                <table:data-pilot-member table:name="120432" table:display="true" table:show-details="true"/>
                <table:data-pilot-member table:name="122589" table:display="true" table:show-details="true"/>
                <table:data-pilot-member table:name="123532" table:display="true" table:show-details="true"/>
                <table:data-pilot-member table:name="123664" table:display="true" table:show-details="true"/>
                <table:data-pilot-member table:name="124283" table:display="true" table:show-details="true"/>
                <table:data-pilot-member table:name="126871" table:display="true" table:show-details="true"/>
                <table:data-pilot-member table:name="127544" table:display="true" table:show-details="true"/>
                <table:data-pilot-member table:name="127839" table:display="true" table:show-details="true"/>
                <table:data-pilot-member table:name="127972" table:display="true" table:show-details="true"/>
                <table:data-pilot-member table:name="128210" table:display="true" table:show-details="true"/>
                <table:data-pilot-member table:name="129904" table:display="true" table:show-details="true"/>
                <table:data-pilot-member table:name="130651" table:display="true" table:show-details="true"/>
                <table:data-pilot-member table:name="132148" table:display="true" table:show-details="true"/>
                <table:data-pilot-member table:name="134106" table:display="true" table:show-details="true"/>
                <table:data-pilot-member table:name="134864" table:display="true" table:show-details="true"/>
                <table:data-pilot-member table:name="134991" table:display="true" table:show-details="true"/>
                <table:data-pilot-member table:name="135477" table:display="true" table:show-details="true"/>
                <table:data-pilot-member table:name="136423" table:display="true" table:show-details="true"/>
                <table:data-pilot-member table:name="136441" table:display="true" table:show-details="true"/>
                <table:data-pilot-member table:name="137128" table:display="true" table:show-details="true"/>
                <table:data-pilot-member table:name="140780" table:display="true" table:show-details="true"/>
                <table:data-pilot-member table:name="140892" table:display="true" table:show-details="true"/>
                <table:data-pilot-member table:name="141892" table:display="true" table:show-details="true"/>
                <table:data-pilot-member table:name="145068" table:display="true" table:show-details="true"/>
                <table:data-pilot-member table:name="147259" table:display="true" table:show-details="true"/>
                <table:data-pilot-member table:name="150845" table:display="true" table:show-details="true"/>
                <table:data-pilot-member table:name="152190" table:display="true" table:show-details="true"/>
                <table:data-pilot-member table:name="152199" table:display="true" table:show-details="true"/>
                <table:data-pilot-member table:name="152687" table:display="true" table:show-details="true"/>
                <table:data-pilot-member table:name="154951" table:display="true" table:show-details="true"/>
                <table:data-pilot-member table:name="156015" table:display="true" table:show-details="true"/>
                <table:data-pilot-member table:name="156283" table:display="true" table:show-details="true"/>
                <table:data-pilot-member table:name="156322" table:display="true" table:show-details="true"/>
                <table:data-pilot-member table:name="156493" table:display="true" table:show-details="true"/>
                <table:data-pilot-member table:name="156579" table:display="true" table:show-details="true"/>
                <table:data-pilot-member table:name="158496" table:display="true" table:show-details="true"/>
                <table:data-pilot-member table:name="159662" table:display="true" table:show-details="true"/>
                <table:data-pilot-member table:name="161357" table:display="true" table:show-details="true"/>
                <table:data-pilot-member table:name="163255" table:display="true" table:show-details="true"/>
                <table:data-pilot-member table:name="165850" table:display="true" table:show-details="true"/>
                <table:data-pilot-member table:name="166348" table:display="true" table:show-details="true"/>
                <table:data-pilot-member table:name="166679" table:display="true" table:show-details="true"/>
                <table:data-pilot-member table:name="169325" table:display="true" table:show-details="true"/>
                <table:data-pilot-member table:name="169756" table:display="true" table:show-details="true"/>
                <table:data-pilot-member table:name="170924" table:display="true" table:show-details="true"/>
                <table:data-pilot-member table:name="171249" table:display="true" table:show-details="true"/>
                <table:data-pilot-member table:name="177049" table:display="true" table:show-details="true"/>
                <table:data-pilot-member table:name="177536" table:display="true" table:show-details="true"/>
                <table:data-pilot-member table:name="190606" table:display="true" table:show-details="true"/>
                <table:data-pilot-member table:name="191646" table:display="true" table:show-details="true"/>
                <table:data-pilot-member table:name="193415" table:display="true" table:show-details="true"/>
                <table:data-pilot-member table:name="197586" table:display="true" table:show-details="true"/>
                <table:data-pilot-member table:name="197863" table:display="true" table:show-details="true"/>
                <table:data-pilot-member table:name="198613" table:display="true" table:show-details="true"/>
                <table:data-pilot-member table:name="201230" table:display="true" table:show-details="true"/>
                <table:data-pilot-member table:name="209296" table:display="true" table:show-details="true"/>
                <table:data-pilot-member table:name="210992" table:display="true" table:show-details="true"/>
                <table:data-pilot-member table:name="217071" table:display="true" table:show-details="true"/>
                <table:data-pilot-member table:name="217530" table:display="true" table:show-details="true"/>
                <table:data-pilot-member table:name="219457" table:display="true" table:show-details="true"/>
                <table:data-pilot-member table:name="244969" table:display="true" table:show-details="true"/>
                <table:data-pilot-member table:name="252408" table:display="true" table:show-details="true"/>
                <table:data-pilot-member table:name="281440" table:display="true" table:show-details="true"/>
                <table:data-pilot-member table:name="290553" table:display="true" table:show-details="true"/>
                <table:data-pilot-member table:name="296958" table:display="true" table:show-details="true"/>
                <table:data-pilot-member table:name="338586" table:display="true" table:show-details="true"/>
                <table:data-pilot-member table:name="344091" table:display="true" table:show-details="true"/>
                <table:data-pilot-member table:name="398255" table:display="true" table:show-details="true"/>
                <table:data-pilot-member table:name="406590" table:display="true" table:show-details="true"/>
                <table:data-pilot-member table:name="470805" table:display="true" table:show-details="true"/>
                <table:data-pilot-member table:name="532048" table:display="true" table:show-details="true"/>
                <table:data-pilot-member table:name="641928" table:display="true" table:show-details="true"/>
                <table:data-pilot-member table:name="672185" table:display="true" table:show-details="true"/>
                <table:data-pilot-member table:name="779966" table:display="true" table:show-details="true"/>
                <table:data-pilot-member table:name="179416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5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5T12:13:57.574000000</dc:date>
    <meta:editing-duration>PT23S</meta:editing-duration>
    <meta:editing-cycles>1</meta:editing-cycles>
    <meta:document-statistic meta:table-count="6" meta:cell-count="12826" meta:object-count="1"/>
    <meta:generator>LibreOffice/7.2.0.4$Windows_X86_64 LibreOffice_project/9a9c6381e3f7a62afc1329bd359cc48accb6435b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3.444cm" svg:y="0.316cm" chart:style-name="ch2">
          <text:p>Wykres liczby ludności województw Gondoru</text:p>
        </chart:title>
        <chart:subtitle svg:x="6.249cm" svg:y="1.275cm" chart:style-name="ch3">
          <text:p>w latach 2016-2021</text:p>
        </chart:subtitle>
        <chart:legend chart:legend-position="end" svg:x="14.502cm" svg:y="2.959cm" style:legend-expansion="high" chart:style-name="ch4"/>
        <chart:plot-area chart:style-name="ch5" table:cell-range-address="'Tabela przestawna_ludnosc_1'.J2:'Tabela przestawna_ludnosc_1'.P18" chart:data-source-has-labels="both" svg:x="1.33cm" svg:y="2.138cm" svg:width="12.853cm" svg:height="5.707cm">
          <chart:coordinate-region svg:x="2.877cm" svg:y="2.337cm" svg:width="11.306cm" svg:height="4.861cm"/>
          <chart:axis chart:dimension="x" chart:name="primary-x" chart:style-name="ch6" chartooo:axis-type="auto">
            <chartooo:date-scale/>
            <chart:title svg:x="6.72cm" svg:y="8.025cm" chart:style-name="ch7">
              <text:p>województwa</text:p>
            </chart:title>
            <chart:categories table:cell-range-address="'Tabela przestawna_ludnosc_1'.J2:'Tabela przestawna_ludnosc_1'.J18"/>
            <chart:grid chart:style-name="ch8" chart:class="major"/>
          </chart:axis>
          <chart:axis chart:dimension="y" chart:name="primary-y" chart:style-name="ch9">
            <chart:title svg:x="0.451cm" svg:y="6.12cm" chart:style-name="ch10">
              <text:p>liczba ludności</text:p>
            </chart:title>
            <chart:grid chart:style-name="ch8" chart:class="major"/>
          </chart:axis>
          <chart:series chart:style-name="ch11" chart:values-cell-range-address="'Tabela przestawna_ludnosc_1'.K2:'Tabela przestawna_ludnosc_1'.K18" chart:label-cell-address="'Tabela przestawna_ludnosc_1'.K2:'Tabela przestawna_ludnosc_1'.K2" chart:class="chart:bar">
            <chart:data-point chart:repeated="17"/>
          </chart:series>
          <chart:series chart:style-name="ch12" chart:values-cell-range-address="'Tabela przestawna_ludnosc_1'.L2:'Tabela przestawna_ludnosc_1'.L18" chart:label-cell-address="'Tabela przestawna_ludnosc_1'.L2:'Tabela przestawna_ludnosc_1'.L2" chart:class="chart:bar">
            <chart:data-point chart:repeated="17"/>
          </chart:series>
          <chart:series chart:style-name="ch13" chart:values-cell-range-address="'Tabela przestawna_ludnosc_1'.M2:'Tabela przestawna_ludnosc_1'.M18" chart:label-cell-address="'Tabela przestawna_ludnosc_1'.M2:'Tabela przestawna_ludnosc_1'.M2" chart:class="chart:bar">
            <chart:data-point chart:repeated="17"/>
          </chart:series>
          <chart:series chart:style-name="ch14" chart:values-cell-range-address="'Tabela przestawna_ludnosc_1'.N2:'Tabela przestawna_ludnosc_1'.N18" chart:label-cell-address="'Tabela przestawna_ludnosc_1'.N2:'Tabela przestawna_ludnosc_1'.N2" chart:class="chart:bar">
            <chart:data-point chart:repeated="17"/>
          </chart:series>
          <chart:series chart:style-name="ch15" chart:values-cell-range-address="'Tabela przestawna_ludnosc_1'.O2:'Tabela przestawna_ludnosc_1'.O18" chart:label-cell-address="'Tabela przestawna_ludnosc_1'.O2:'Tabela przestawna_ludnosc_1'.O2" chart:class="chart:bar">
            <chart:data-point chart:repeated="17"/>
          </chart:series>
          <chart:series chart:style-name="ch16" chart:values-cell-range-address="'Tabela przestawna_ludnosc_1'.P2:'Tabela przestawna_ludnosc_1'.P18" chart:label-cell-address="'Tabela przestawna_ludnosc_1'.P2:'Tabela przestawna_ludnosc_1'.P2" chart:class="chart:bar">
            <chart:data-point chart:repeated="1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6</text:p>
                <draw:g>
                  <svg:desc>'Tabela przestawna_ludnosc_1'.K2:'Tabela przestawna_ludnosc_1'.K2</svg:desc>
                </draw:g>
              </table:table-cell>
              <table:table-cell office:value-type="string">
                <text:p>2017</text:p>
                <draw:g>
                  <svg:desc>'Tabela przestawna_ludnosc_1'.L2:'Tabela przestawna_ludnosc_1'.L2</svg:desc>
                </draw:g>
              </table:table-cell>
              <table:table-cell office:value-type="string">
                <text:p>2018</text:p>
                <draw:g>
                  <svg:desc>'Tabela przestawna_ludnosc_1'.M2:'Tabela przestawna_ludnosc_1'.M2</svg:desc>
                </draw:g>
              </table:table-cell>
              <table:table-cell office:value-type="string">
                <text:p>2019</text:p>
                <draw:g>
                  <svg:desc>'Tabela przestawna_ludnosc_1'.N2:'Tabela przestawna_ludnosc_1'.N2</svg:desc>
                </draw:g>
              </table:table-cell>
              <table:table-cell office:value-type="string">
                <text:p>2020</text:p>
                <draw:g>
                  <svg:desc>'Tabela przestawna_ludnosc_1'.O2:'Tabela przestawna_ludnosc_1'.O2</svg:desc>
                </draw:g>
              </table:table-cell>
              <table:table-cell office:value-type="string">
                <text:p>2021</text:p>
                <draw:g>
                  <svg:desc>'Tabela przestawna_ludnosc_1'.P2:'Tabela przestawna_ludnosc_1'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oj</text:p>
                <draw:g>
                  <svg:desc>'Tabela przestawna_ludnosc_1'.J2:'Tabela przestawna_ludnosc_1'.J18</svg:desc>
                </draw:g>
              </table:table-cell>
              <table:table-cell office:value-type="float" office:value="2016">
                <text:p>2016</text:p>
                <draw:g>
                  <svg:desc>'Tabela przestawna_ludnosc_1'.K2:'Tabela przestawna_ludnosc_1'.K18</svg:desc>
                </draw:g>
              </table:table-cell>
              <table:table-cell office:value-type="float" office:value="2017">
                <text:p>2017</text:p>
                <draw:g>
                  <svg:desc>'Tabela przestawna_ludnosc_1'.L2:'Tabela przestawna_ludnosc_1'.L18</svg:desc>
                </draw:g>
              </table:table-cell>
              <table:table-cell office:value-type="float" office:value="2018">
                <text:p>2018</text:p>
                <draw:g>
                  <svg:desc>'Tabela przestawna_ludnosc_1'.M2:'Tabela przestawna_ludnosc_1'.M18</svg:desc>
                </draw:g>
              </table:table-cell>
              <table:table-cell office:value-type="float" office:value="2019">
                <text:p>2019</text:p>
                <draw:g>
                  <svg:desc>'Tabela przestawna_ludnosc_1'.N2:'Tabela przestawna_ludnosc_1'.N18</svg:desc>
                </draw:g>
              </table:table-cell>
              <table:table-cell office:value-type="float" office:value="2020">
                <text:p>2020</text:p>
                <draw:g>
                  <svg:desc>'Tabela przestawna_ludnosc_1'.O2:'Tabela przestawna_ludnosc_1'.O18</svg:desc>
                </draw:g>
              </table:table-cell>
              <table:table-cell office:value-type="float" office:value="2021">
                <text:p>2021</text:p>
                <draw:g>
                  <svg:desc>'Tabela przestawna_ludnosc_1'.P2:'Tabela przestawna_ludnosc_1'.P18</svg:desc>
                </draw:g>
              </table:table-cell>
            </table:table-row>
            <table:table-row>
              <table:table-cell office:value-type="string">
                <text:p>02</text:p>
              </table:table-cell>
              <table:table-cell office:value-type="float" office:value="2904198">
                <text:p>2904198</text:p>
              </table:table-cell>
              <table:table-cell office:value-type="float" office:value="2903710">
                <text:p>2903710</text:p>
              </table:table-cell>
              <table:table-cell office:value-type="float" office:value="2902547">
                <text:p>2902547</text:p>
              </table:table-cell>
              <table:table-cell office:value-type="float" office:value="2901225">
                <text:p>2901225</text:p>
              </table:table-cell>
              <table:table-cell office:value-type="float" office:value="2900163">
                <text:p>2900163</text:p>
              </table:table-cell>
              <table:table-cell office:value-type="float" office:value="2891321">
                <text:p>2891321</text:p>
              </table:table-cell>
            </table:table-row>
            <table:table-row>
              <table:table-cell office:value-type="string">
                <text:p>04</text:p>
              </table:table-cell>
              <table:table-cell office:value-type="float" office:value="2086210">
                <text:p>2086210</text:p>
              </table:table-cell>
              <table:table-cell office:value-type="float" office:value="2083927">
                <text:p>2083927</text:p>
              </table:table-cell>
              <table:table-cell office:value-type="float" office:value="2082944">
                <text:p>2082944</text:p>
              </table:table-cell>
              <table:table-cell office:value-type="float" office:value="2077775">
                <text:p>2077775</text:p>
              </table:table-cell>
              <table:table-cell office:value-type="float" office:value="2072373">
                <text:p>2072373</text:p>
              </table:table-cell>
              <table:table-cell office:value-type="float" office:value="2061942">
                <text:p>2061942</text:p>
              </table:table-cell>
            </table:table-row>
            <table:table-row>
              <table:table-cell office:value-type="string">
                <text:p>06</text:p>
              </table:table-cell>
              <table:table-cell office:value-type="float" office:value="2139726">
                <text:p>2139726</text:p>
              </table:table-cell>
              <table:table-cell office:value-type="float" office:value="2133340">
                <text:p>2133340</text:p>
              </table:table-cell>
              <table:table-cell office:value-type="float" office:value="2126317">
                <text:p>2126317</text:p>
              </table:table-cell>
              <table:table-cell office:value-type="float" office:value="2117619">
                <text:p>2117619</text:p>
              </table:table-cell>
              <table:table-cell office:value-type="float" office:value="2108270">
                <text:p>2108270</text:p>
              </table:table-cell>
              <table:table-cell office:value-type="float" office:value="2095258">
                <text:p>2095258</text:p>
              </table:table-cell>
            </table:table-row>
            <table:table-row>
              <table:table-cell office:value-type="string">
                <text:p>08</text:p>
              </table:table-cell>
              <table:table-cell office:value-type="float" office:value="1018084">
                <text:p>1018084</text:p>
              </table:table-cell>
              <table:table-cell office:value-type="float" office:value="1017376">
                <text:p>1017376</text:p>
              </table:table-cell>
              <table:table-cell office:value-type="float" office:value="1016832">
                <text:p>1016832</text:p>
              </table:table-cell>
              <table:table-cell office:value-type="float" office:value="1014548">
                <text:p>1014548</text:p>
              </table:table-cell>
              <table:table-cell office:value-type="float" office:value="1011592">
                <text:p>1011592</text:p>
              </table:table-cell>
              <table:table-cell office:value-type="float" office:value="1007145">
                <text:p>10071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93603">
                <text:p>2493603</text:p>
              </table:table-cell>
              <table:table-cell office:value-type="float" office:value="2485323">
                <text:p>2485323</text:p>
              </table:table-cell>
              <table:table-cell office:value-type="float" office:value="2476315">
                <text:p>2476315</text:p>
              </table:table-cell>
              <table:table-cell office:value-type="float" office:value="2466322">
                <text:p>2466322</text:p>
              </table:table-cell>
              <table:table-cell office:value-type="float" office:value="2454779">
                <text:p>2454779</text:p>
              </table:table-cell>
              <table:table-cell office:value-type="float" office:value="2437970">
                <text:p>24379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72618">
                <text:p>3372618</text:p>
              </table:table-cell>
              <table:table-cell office:value-type="float" office:value="3382260">
                <text:p>3382260</text:p>
              </table:table-cell>
              <table:table-cell office:value-type="float" office:value="3391380">
                <text:p>3391380</text:p>
              </table:table-cell>
              <table:table-cell office:value-type="float" office:value="3400577">
                <text:p>3400577</text:p>
              </table:table-cell>
              <table:table-cell office:value-type="float" office:value="3410901">
                <text:p>3410901</text:p>
              </table:table-cell>
              <table:table-cell office:value-type="float" office:value="3410441">
                <text:p>34104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49114">
                <text:p>5349114</text:p>
              </table:table-cell>
              <table:table-cell office:value-type="float" office:value="5365898">
                <text:p>5365898</text:p>
              </table:table-cell>
              <table:table-cell office:value-type="float" office:value="5384617">
                <text:p>5384617</text:p>
              </table:table-cell>
              <table:table-cell office:value-type="float" office:value="5403412">
                <text:p>5403412</text:p>
              </table:table-cell>
              <table:table-cell office:value-type="float" office:value="5423168">
                <text:p>5423168</text:p>
              </table:table-cell>
              <table:table-cell office:value-type="float" office:value="5425028">
                <text:p>54250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6011">
                <text:p>996011</text:p>
              </table:table-cell>
              <table:table-cell office:value-type="float" office:value="993036">
                <text:p>993036</text:p>
              </table:table-cell>
              <table:table-cell office:value-type="float" office:value="990069">
                <text:p>990069</text:p>
              </table:table-cell>
              <table:table-cell office:value-type="float" office:value="986506">
                <text:p>986506</text:p>
              </table:table-cell>
              <table:table-cell office:value-type="float" office:value="982626">
                <text:p>982626</text:p>
              </table:table-cell>
              <table:table-cell office:value-type="float" office:value="976774">
                <text:p>9767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27657">
                <text:p>2127657</text:p>
              </table:table-cell>
              <table:table-cell office:value-type="float" office:value="2127656">
                <text:p>2127656</text:p>
              </table:table-cell>
              <table:table-cell office:value-type="float" office:value="2129138">
                <text:p>2129138</text:p>
              </table:table-cell>
              <table:table-cell office:value-type="float" office:value="2129015">
                <text:p>2129015</text:p>
              </table:table-cell>
              <table:table-cell office:value-type="float" office:value="2127164">
                <text:p>2127164</text:p>
              </table:table-cell>
              <table:table-cell office:value-type="float" office:value="2121229">
                <text:p>21212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88800">
                <text:p>1188800</text:p>
              </table:table-cell>
              <table:table-cell office:value-type="float" office:value="1186625">
                <text:p>1186625</text:p>
              </table:table-cell>
              <table:table-cell office:value-type="float" office:value="1184548">
                <text:p>1184548</text:p>
              </table:table-cell>
              <table:table-cell office:value-type="float" office:value="1181533">
                <text:p>1181533</text:p>
              </table:table-cell>
              <table:table-cell office:value-type="float" office:value="1178353">
                <text:p>1178353</text:p>
              </table:table-cell>
              <table:table-cell office:value-type="float" office:value="1173286">
                <text:p>11732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07710">
                <text:p>2307710</text:p>
              </table:table-cell>
              <table:table-cell office:value-type="float" office:value="2315611">
                <text:p>2315611</text:p>
              </table:table-cell>
              <table:table-cell office:value-type="float" office:value="2324251">
                <text:p>2324251</text:p>
              </table:table-cell>
              <table:table-cell office:value-type="float" office:value="2333523">
                <text:p>2333523</text:p>
              </table:table-cell>
              <table:table-cell office:value-type="float" office:value="2343928">
                <text:p>2343928</text:p>
              </table:table-cell>
              <table:table-cell office:value-type="float" office:value="2346671">
                <text:p>23466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70849">
                <text:p>4570849</text:p>
              </table:table-cell>
              <table:table-cell office:value-type="float" office:value="4559164">
                <text:p>4559164</text:p>
              </table:table-cell>
              <table:table-cell office:value-type="float" office:value="4548180">
                <text:p>4548180</text:p>
              </table:table-cell>
              <table:table-cell office:value-type="float" office:value="4533565">
                <text:p>4533565</text:p>
              </table:table-cell>
              <table:table-cell office:value-type="float" office:value="4517635">
                <text:p>4517635</text:p>
              </table:table-cell>
              <table:table-cell office:value-type="float" office:value="4492330">
                <text:p>44923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7179">
                <text:p>1257179</text:p>
              </table:table-cell>
              <table:table-cell office:value-type="float" office:value="1252900">
                <text:p>1252900</text:p>
              </table:table-cell>
              <table:table-cell office:value-type="float" office:value="1247732">
                <text:p>1247732</text:p>
              </table:table-cell>
              <table:table-cell office:value-type="float" office:value="1241546">
                <text:p>1241546</text:p>
              </table:table-cell>
              <table:table-cell office:value-type="float" office:value="1233961">
                <text:p>1233961</text:p>
              </table:table-cell>
              <table:table-cell office:value-type="float" office:value="1224626">
                <text:p>12246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39675">
                <text:p>1439675</text:p>
              </table:table-cell>
              <table:table-cell office:value-type="float" office:value="1436367">
                <text:p>1436367</text:p>
              </table:table-cell>
              <table:table-cell office:value-type="float" office:value="1433945">
                <text:p>1433945</text:p>
              </table:table-cell>
              <table:table-cell office:value-type="float" office:value="1428983">
                <text:p>1428983</text:p>
              </table:table-cell>
              <table:table-cell office:value-type="float" office:value="1422737">
                <text:p>1422737</text:p>
              </table:table-cell>
              <table:table-cell office:value-type="float" office:value="1416495">
                <text:p>14164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75323">
                <text:p>3475323</text:p>
              </table:table-cell>
              <table:table-cell office:value-type="float" office:value="3481625">
                <text:p>3481625</text:p>
              </table:table-cell>
              <table:table-cell office:value-type="float" office:value="3489210">
                <text:p>3489210</text:p>
              </table:table-cell>
              <table:table-cell office:value-type="float" office:value="3493969">
                <text:p>3493969</text:p>
              </table:table-cell>
              <table:table-cell office:value-type="float" office:value="3498733">
                <text:p>3498733</text:p>
              </table:table-cell>
              <table:table-cell office:value-type="float" office:value="3496450">
                <text:p>34964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10482">
                <text:p>1710482</text:p>
              </table:table-cell>
              <table:table-cell office:value-type="float" office:value="1708174">
                <text:p>1708174</text:p>
              </table:table-cell>
              <table:table-cell office:value-type="float" office:value="1705533">
                <text:p>1705533</text:p>
              </table:table-cell>
              <table:table-cell office:value-type="float" office:value="1701030">
                <text:p>1701030</text:p>
              </table:table-cell>
              <table:table-cell office:value-type="float" office:value="1696193">
                <text:p>1696193</text:p>
              </table:table-cell>
              <table:table-cell office:value-type="float" office:value="1688047">
                <text:p>16880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